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042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enrocket Test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 Spaceport America 15 MPH Case (Up to date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1077 data points written for 9 variables.</text:p>
          </table:table-cell>
          <table:table-cell>
            <draw:frame draw:z-index="0" draw:style-name="gr1" draw:text-style-name="P1" svg:width="10.5291in" svg:height="3.5453in" svg:x="0.0224in" svg:y="0.0004in">
              <draw:object draw:notify-on-update-of-ranges="'Openrocket Test Data'.B8:'Openrocket Test Data'.B8 'Openrocket Test Data'.B9:'Openrocket Test Data'.B1085 'Openrocket Test Data'.C8:'Openrocket Test Data'.C8 'Openrocket Test Data'.C9:'Openrocket Test Data'.C1085 'Openrocket Test Data'.D8:'Openrocket Test Data'.D8 'Openrocket Test Data'.D9:'Openrocket Test Data'.D1085 'Openrocket Test Data'.E8:'Openrocket Test Data'.E8 'Openrocket Test Data'.E9:'Openrocket Test Data'.E1085 'Openrocket Test Data'.F8:'Openrocket Test Data'.F8 'Openrocket Test Data'.F9:'Openrocket Test Data'.F1085 'Openrocket Test Data'.G8:'Openrocket Test Data'.G8 'Openrocket Test Data'.G9:'Openrocket Test Data'.G1085 'Openrocket Test Data'.H8:'Openrocket Test Data'.H8 'Openrocket Test Data'.H9:'Openrocket Test Data'.H1085 'Openrocket Test Data'.I8:'Openrocket Test Data'.I8 'Openrocket Test Data'.I9:'Openrocket Test Data'.I1085 'Openrocket Test Data'.J8:'Openrocket Test Data'.J8 'Openrocket Test Data'.J9:'Openrocket Test Data'.J108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 calcext:value-type="string">
            <text:p># Simulation warning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<text:s text:c="2"/>Recovery device deployment at high speed (93.1 ft/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Event IGNITION occurred at t=0 secon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Event LAUNCH occurred at t=0 seconds</text:p>
          </table:table-cell>
          <table:table-cell office:value-type="string" calcext:value-type="string">
            <text:p># Time (s)</text:p>
          </table:table-cell>
          <table:table-cell office:value-type="string" calcext:value-type="string">
            <text:p>Altitude (ft)</text:p>
          </table:table-cell>
          <table:table-cell office:value-type="string" calcext:value-type="string">
            <text:p>Vertical velocity (ft/s)</text:p>
          </table:table-cell>
          <table:table-cell office:value-type="string" calcext:value-type="string">
            <text:p>Vertical acceleration (ft/s²)</text:p>
          </table:table-cell>
          <table:table-cell office:value-type="string" calcext:value-type="string">
            <text:p>Total velocity (ft/s)</text:p>
          </table:table-cell>
          <table:table-cell office:value-type="string" calcext:value-type="string">
            <text:p>Total acceleration (ft/s²)</text:p>
          </table:table-cell>
          <table:table-cell office:value-type="string" calcext:value-type="string">
            <text:p>Lateral distance (ft)</text:p>
          </table:table-cell>
          <table:table-cell office:value-type="string" calcext:value-type="string">
            <text:p>Lateral velocity (ft/s)</text:p>
          </table:table-cell>
          <table:table-cell office:value-type="string" calcext:value-type="string">
            <text:p>Lateral acceleration (ft/s²)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637" calcext:value-type="float">
            <text:p>0.637</text:p>
          </table:table-cell>
          <table:table-cell office:value-type="float" office:value="63.699" calcext:value-type="float">
            <text:p>63.699</text:p>
          </table:table-cell>
          <table:table-cell office:value-type="float" office:value="0.638" calcext:value-type="float">
            <text:p>0.638</text:p>
          </table:table-cell>
          <table:table-cell office:value-type="float" office:value="63.855" calcext:value-type="float">
            <text:p>63.855</text:p>
          </table:table-cell>
          <table:table-cell office:value-type="float" office:value="0.0002226" calcext:value-type="float">
            <text:p>0.0002226</text:p>
          </table:table-cell>
          <table:table-cell office:value-type="float" office:value="0.045" calcext:value-type="float">
            <text:p>0.045</text:p>
          </table:table-cell>
          <table:table-cell office:value-type="float" office:value="4.454" calcext:value-type="float">
            <text:p>4.45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3.188" calcext:value-type="float">
            <text:p>3.188</text:p>
          </table:table-cell>
          <table:table-cell office:value-type="float" office:value="255.115" calcext:value-type="float">
            <text:p>255.115</text:p>
          </table:table-cell>
          <table:table-cell office:value-type="float" office:value="3.195" calcext:value-type="float">
            <text:p>3.195</text:p>
          </table:table-cell>
          <table:table-cell office:value-type="float" office:value="255.738" calcext:value-type="float">
            <text:p>255.7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23" calcext:value-type="float">
            <text:p>0.223</text:p>
          </table:table-cell>
          <table:table-cell office:value-type="float" office:value="17.839" calcext:value-type="float">
            <text:p>17.839</text:p>
          </table:table-cell>
        </table:table-row>
        <table:table-row table:style-name="ro1">
          <table:table-cell office:value-type="string" calcext:value-type="string">
            <text:p># Event LIFTOFF occurred at t=0.03 seconds</text:p>
          </table:table-cell>
          <table:table-cell office:value-type="float" office:value="0.03" calcext:value-type="float">
            <text:p>0.03</text:p>
          </table:table-cell>
          <table:table-cell office:value-type="float" office:value="0.072" calcext:value-type="float">
            <text:p>0.072</text:p>
          </table:table-cell>
          <table:table-cell office:value-type="float" office:value="6.834" calcext:value-type="float">
            <text:p>6.834</text:p>
          </table:table-cell>
          <table:table-cell office:value-type="float" office:value="364.741" calcext:value-type="float">
            <text:p>364.741</text:p>
          </table:table-cell>
          <table:table-cell office:value-type="float" office:value="6.851" calcext:value-type="float">
            <text:p>6.851</text:p>
          </table:table-cell>
          <table:table-cell office:value-type="float" office:value="365.632" calcext:value-type="float">
            <text:p>365.632</text:p>
          </table:table-cell>
          <table:table-cell office:value-type="float" office:value="0.005" calcext:value-type="float">
            <text:p>0.005</text:p>
          </table:table-cell>
          <table:table-cell office:value-type="float" office:value="0.478" calcext:value-type="float">
            <text:p>0.478</text:p>
          </table:table-cell>
          <table:table-cell office:value-type="float" office:value="25.505" calcext:value-type="float">
            <text:p>25.505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158" calcext:value-type="float">
            <text:p>0.158</text:p>
          </table:table-cell>
          <table:table-cell office:value-type="float" office:value="10.382" calcext:value-type="float">
            <text:p>10.382</text:p>
          </table:table-cell>
          <table:table-cell office:value-type="float" office:value="354.946" calcext:value-type="float">
            <text:p>354.946</text:p>
          </table:table-cell>
          <table:table-cell office:value-type="float" office:value="10.408" calcext:value-type="float">
            <text:p>10.408</text:p>
          </table:table-cell>
          <table:table-cell office:value-type="float" office:value="355.813" calcext:value-type="float">
            <text:p>355.8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726" calcext:value-type="float">
            <text:p>0.726</text:p>
          </table:table-cell>
          <table:table-cell office:value-type="float" office:value="24.82" calcext:value-type="float">
            <text:p>24.8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28" calcext:value-type="float">
            <text:p>0.28</text:p>
          </table:table-cell>
          <table:table-cell office:value-type="float" office:value="13.823" calcext:value-type="float">
            <text:p>13.823</text:p>
          </table:table-cell>
          <table:table-cell office:value-type="float" office:value="344.173" calcext:value-type="float">
            <text:p>344.173</text:p>
          </table:table-cell>
          <table:table-cell office:value-type="float" office:value="13.857" calcext:value-type="float">
            <text:p>13.857</text:p>
          </table:table-cell>
          <table:table-cell office:value-type="float" office:value="345.014" calcext:value-type="float">
            <text:p>345.014</text:p>
          </table:table-cell>
          <table:table-cell office:value-type="float" office:value="0.02" calcext:value-type="float">
            <text:p>0.02</text:p>
          </table:table-cell>
          <table:table-cell office:value-type="float" office:value="0.967" calcext:value-type="float">
            <text:p>0.967</text:p>
          </table:table-cell>
          <table:table-cell office:value-type="float" office:value="24.067" calcext:value-type="float">
            <text:p>24.06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0.435" calcext:value-type="float">
            <text:p>0.435</text:p>
          </table:table-cell>
          <table:table-cell office:value-type="float" office:value="17.215" calcext:value-type="float">
            <text:p>17.215</text:p>
          </table:table-cell>
          <table:table-cell office:value-type="float" office:value="339.267" calcext:value-type="float">
            <text:p>339.267</text:p>
          </table:table-cell>
          <table:table-cell office:value-type="float" office:value="17.257" calcext:value-type="float">
            <text:p>17.257</text:p>
          </table:table-cell>
          <table:table-cell office:value-type="float" office:value="340.096" calcext:value-type="float">
            <text:p>340.096</text:p>
          </table:table-cell>
          <table:table-cell office:value-type="float" office:value="0.03" calcext:value-type="float">
            <text:p>0.03</text:p>
          </table:table-cell>
          <table:table-cell office:value-type="float" office:value="1.204" calcext:value-type="float">
            <text:p>1.204</text:p>
          </table:table-cell>
          <table:table-cell office:value-type="float" office:value="23.724" calcext:value-type="float">
            <text:p>23.724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0.624" calcext:value-type="float">
            <text:p>0.624</text:p>
          </table:table-cell>
          <table:table-cell office:value-type="float" office:value="20.598" calcext:value-type="float">
            <text:p>20.598</text:p>
          </table:table-cell>
          <table:table-cell office:value-type="float" office:value="338.4" calcext:value-type="float">
            <text:p>338.4</text:p>
          </table:table-cell>
          <table:table-cell office:value-type="float" office:value="20.648" calcext:value-type="float">
            <text:p>20.648</text:p>
          </table:table-cell>
          <table:table-cell office:value-type="float" office:value="339.226" calcext:value-type="float">
            <text:p>339.226</text:p>
          </table:table-cell>
          <table:table-cell office:value-type="float" office:value="0.044" calcext:value-type="float">
            <text:p>0.044</text:p>
          </table:table-cell>
          <table:table-cell office:value-type="float" office:value="1.44" calcext:value-type="float">
            <text:p>1.44</text:p>
          </table:table-cell>
          <table:table-cell office:value-type="float" office:value="23.663" calcext:value-type="float">
            <text:p>23.663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.847" calcext:value-type="float">
            <text:p>0.847</text:p>
          </table:table-cell>
          <table:table-cell office:value-type="float" office:value="23.972" calcext:value-type="float">
            <text:p>23.972</text:p>
          </table:table-cell>
          <table:table-cell office:value-type="float" office:value="337.529" calcext:value-type="float">
            <text:p>337.529</text:p>
          </table:table-cell>
          <table:table-cell office:value-type="float" office:value="24.031" calcext:value-type="float">
            <text:p>24.031</text:p>
          </table:table-cell>
          <table:table-cell office:value-type="float" office:value="338.353" calcext:value-type="float">
            <text:p>338.353</text:p>
          </table:table-cell>
          <table:table-cell office:value-type="float" office:value="0.059" calcext:value-type="float">
            <text:p>0.059</text:p>
          </table:table-cell>
          <table:table-cell office:value-type="float" office:value="1.676" calcext:value-type="float">
            <text:p>1.676</text:p>
          </table:table-cell>
          <table:table-cell office:value-type="float" office:value="23.602" calcext:value-type="float">
            <text:p>23.602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1.103" calcext:value-type="float">
            <text:p>1.103</text:p>
          </table:table-cell>
          <table:table-cell office:value-type="float" office:value="27.338" calcext:value-type="float">
            <text:p>27.338</text:p>
          </table:table-cell>
          <table:table-cell office:value-type="float" office:value="336.656" calcext:value-type="float">
            <text:p>336.656</text:p>
          </table:table-cell>
          <table:table-cell office:value-type="float" office:value="27.405" calcext:value-type="float">
            <text:p>27.405</text:p>
          </table:table-cell>
          <table:table-cell office:value-type="float" office:value="337.479" calcext:value-type="float">
            <text:p>337.479</text:p>
          </table:table-cell>
          <table:table-cell office:value-type="float" office:value="0.077" calcext:value-type="float">
            <text:p>0.077</text:p>
          </table:table-cell>
          <table:table-cell office:value-type="float" office:value="1.912" calcext:value-type="float">
            <text:p>1.912</text:p>
          </table:table-cell>
          <table:table-cell office:value-type="float" office:value="23.541" calcext:value-type="float">
            <text:p>23.54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.393" calcext:value-type="float">
            <text:p>1.393</text:p>
          </table:table-cell>
          <table:table-cell office:value-type="float" office:value="30.695" calcext:value-type="float">
            <text:p>30.695</text:p>
          </table:table-cell>
          <table:table-cell office:value-type="float" office:value="335.782" calcext:value-type="float">
            <text:p>335.782</text:p>
          </table:table-cell>
          <table:table-cell office:value-type="float" office:value="30.77" calcext:value-type="float">
            <text:p>30.77</text:p>
          </table:table-cell>
          <table:table-cell office:value-type="float" office:value="336.601" calcext:value-type="float">
            <text:p>336.601</text:p>
          </table:table-cell>
          <table:table-cell office:value-type="float" office:value="0.097" calcext:value-type="float">
            <text:p>0.097</text:p>
          </table:table-cell>
          <table:table-cell office:value-type="float" office:value="2.146" calcext:value-type="float">
            <text:p>2.146</text:p>
          </table:table-cell>
          <table:table-cell office:value-type="float" office:value="23.48" calcext:value-type="float">
            <text:p>23.48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1.717" calcext:value-type="float">
            <text:p>1.717</text:p>
          </table:table-cell>
          <table:table-cell office:value-type="float" office:value="34.043" calcext:value-type="float">
            <text:p>34.043</text:p>
          </table:table-cell>
          <table:table-cell office:value-type="float" office:value="334.904" calcext:value-type="float">
            <text:p>334.904</text:p>
          </table:table-cell>
          <table:table-cell office:value-type="float" office:value="34.126" calcext:value-type="float">
            <text:p>34.126</text:p>
          </table:table-cell>
          <table:table-cell office:value-type="float" office:value="335.722" calcext:value-type="float">
            <text:p>335.722</text:p>
          </table:table-cell>
          <table:table-cell office:value-type="float" office:value="0.12" calcext:value-type="float">
            <text:p>0.12</text:p>
          </table:table-cell>
          <table:table-cell office:value-type="float" office:value="2.381" calcext:value-type="float">
            <text:p>2.381</text:p>
          </table:table-cell>
          <table:table-cell office:value-type="float" office:value="23.419" calcext:value-type="float">
            <text:p>23.41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2.074" calcext:value-type="float">
            <text:p>2.074</text:p>
          </table:table-cell>
          <table:table-cell office:value-type="float" office:value="37.389" calcext:value-type="float">
            <text:p>37.389</text:p>
          </table:table-cell>
          <table:table-cell office:value-type="float" office:value="334.762" calcext:value-type="float">
            <text:p>334.762</text:p>
          </table:table-cell>
          <table:table-cell office:value-type="float" office:value="37.481" calcext:value-type="float">
            <text:p>37.481</text:p>
          </table:table-cell>
          <table:table-cell office:value-type="float" office:value="335.579" calcext:value-type="float">
            <text:p>335.579</text:p>
          </table:table-cell>
          <table:table-cell office:value-type="float" office:value="0.145" calcext:value-type="float">
            <text:p>0.145</text:p>
          </table:table-cell>
          <table:table-cell office:value-type="float" office:value="2.615" calcext:value-type="float">
            <text:p>2.615</text:p>
          </table:table-cell>
          <table:table-cell office:value-type="float" office:value="23.409" calcext:value-type="float">
            <text:p>23.409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2.465" calcext:value-type="float">
            <text:p>2.465</text:p>
          </table:table-cell>
          <table:table-cell office:value-type="float" office:value="40.745" calcext:value-type="float">
            <text:p>40.745</text:p>
          </table:table-cell>
          <table:table-cell office:value-type="float" office:value="335.687" calcext:value-type="float">
            <text:p>335.687</text:p>
          </table:table-cell>
          <table:table-cell office:value-type="float" office:value="40.845" calcext:value-type="float">
            <text:p>40.845</text:p>
          </table:table-cell>
          <table:table-cell office:value-type="float" office:value="336.507" calcext:value-type="float">
            <text:p>336.507</text:p>
          </table:table-cell>
          <table:table-cell office:value-type="float" office:value="0.172" calcext:value-type="float">
            <text:p>0.172</text:p>
          </table:table-cell>
          <table:table-cell office:value-type="float" office:value="2.849" calcext:value-type="float">
            <text:p>2.849</text:p>
          </table:table-cell>
          <table:table-cell office:value-type="float" office:value="23.474" calcext:value-type="float">
            <text:p>23.474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2.889" calcext:value-type="float">
            <text:p>2.889</text:p>
          </table:table-cell>
          <table:table-cell office:value-type="float" office:value="44.111" calcext:value-type="float">
            <text:p>44.111</text:p>
          </table:table-cell>
          <table:table-cell office:value-type="float" office:value="336.621" calcext:value-type="float">
            <text:p>336.621</text:p>
          </table:table-cell>
          <table:table-cell office:value-type="float" office:value="44.218" calcext:value-type="float">
            <text:p>44.218</text:p>
          </table:table-cell>
          <table:table-cell office:value-type="float" office:value="337.443" calcext:value-type="float">
            <text:p>337.443</text:p>
          </table:table-cell>
          <table:table-cell office:value-type="float" office:value="0.202" calcext:value-type="float">
            <text:p>0.202</text:p>
          </table:table-cell>
          <table:table-cell office:value-type="float" office:value="3.085" calcext:value-type="float">
            <text:p>3.085</text:p>
          </table:table-cell>
          <table:table-cell office:value-type="float" office:value="23.539" calcext:value-type="float">
            <text:p>23.53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3.347" calcext:value-type="float">
            <text:p>3.347</text:p>
          </table:table-cell>
          <table:table-cell office:value-type="float" office:value="47.485" calcext:value-type="float">
            <text:p>47.485</text:p>
          </table:table-cell>
          <table:table-cell office:value-type="float" office:value="337.556" calcext:value-type="float">
            <text:p>337.556</text:p>
          </table:table-cell>
          <table:table-cell office:value-type="float" office:value="47.601" calcext:value-type="float">
            <text:p>47.601</text:p>
          </table:table-cell>
          <table:table-cell office:value-type="float" office:value="338.38" calcext:value-type="float">
            <text:p>338.38</text:p>
          </table:table-cell>
          <table:table-cell office:value-type="float" office:value="0.234" calcext:value-type="float">
            <text:p>0.234</text:p>
          </table:table-cell>
          <table:table-cell office:value-type="float" office:value="3.321" calcext:value-type="float">
            <text:p>3.321</text:p>
          </table:table-cell>
          <table:table-cell office:value-type="float" office:value="23.604" calcext:value-type="float">
            <text:p>23.604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3.839" calcext:value-type="float">
            <text:p>3.839</text:p>
          </table:table-cell>
          <table:table-cell office:value-type="float" office:value="50.869" calcext:value-type="float">
            <text:p>50.869</text:p>
          </table:table-cell>
          <table:table-cell office:value-type="float" office:value="338.49" calcext:value-type="float">
            <text:p>338.49</text:p>
          </table:table-cell>
          <table:table-cell office:value-type="float" office:value="50.994" calcext:value-type="float">
            <text:p>50.994</text:p>
          </table:table-cell>
          <table:table-cell office:value-type="float" office:value="339.316" calcext:value-type="float">
            <text:p>339.316</text:p>
          </table:table-cell>
          <table:table-cell office:value-type="float" office:value="0.268" calcext:value-type="float">
            <text:p>0.268</text:p>
          </table:table-cell>
          <table:table-cell office:value-type="float" office:value="3.557" calcext:value-type="float">
            <text:p>3.557</text:p>
          </table:table-cell>
          <table:table-cell office:value-type="float" office:value="23.67" calcext:value-type="float">
            <text:p>23.67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4.365" calcext:value-type="float">
            <text:p>4.365</text:p>
          </table:table-cell>
          <table:table-cell office:value-type="float" office:value="54.263" calcext:value-type="float">
            <text:p>54.263</text:p>
          </table:table-cell>
          <table:table-cell office:value-type="float" office:value="339.424" calcext:value-type="float">
            <text:p>339.424</text:p>
          </table:table-cell>
          <table:table-cell office:value-type="float" office:value="54.395" calcext:value-type="float">
            <text:p>54.395</text:p>
          </table:table-cell>
          <table:table-cell office:value-type="float" office:value="340.253" calcext:value-type="float">
            <text:p>340.253</text:p>
          </table:table-cell>
          <table:table-cell office:value-type="float" office:value="0.305" calcext:value-type="float">
            <text:p>0.305</text:p>
          </table:table-cell>
          <table:table-cell office:value-type="float" office:value="3.794" calcext:value-type="float">
            <text:p>3.794</text:p>
          </table:table-cell>
          <table:table-cell office:value-type="float" office:value="23.735" calcext:value-type="float">
            <text:p>23.73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4.924" calcext:value-type="float">
            <text:p>4.924</text:p>
          </table:table-cell>
          <table:table-cell office:value-type="float" office:value="57.665" calcext:value-type="float">
            <text:p>57.665</text:p>
          </table:table-cell>
          <table:table-cell office:value-type="float" office:value="340.358" calcext:value-type="float">
            <text:p>340.358</text:p>
          </table:table-cell>
          <table:table-cell office:value-type="float" office:value="57.806" calcext:value-type="float">
            <text:p>57.806</text:p>
          </table:table-cell>
          <table:table-cell office:value-type="float" office:value="341.189" calcext:value-type="float">
            <text:p>341.189</text:p>
          </table:table-cell>
          <table:table-cell office:value-type="float" office:value="0.344" calcext:value-type="float">
            <text:p>0.344</text:p>
          </table:table-cell>
          <table:table-cell office:value-type="float" office:value="4.032" calcext:value-type="float">
            <text:p>4.032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518" calcext:value-type="float">
            <text:p>5.518</text:p>
          </table:table-cell>
          <table:table-cell office:value-type="float" office:value="61.077" calcext:value-type="float">
            <text:p>61.077</text:p>
          </table:table-cell>
          <table:table-cell office:value-type="float" office:value="341.292" calcext:value-type="float">
            <text:p>341.292</text:p>
          </table:table-cell>
          <table:table-cell office:value-type="float" office:value="61.227" calcext:value-type="float">
            <text:p>61.227</text:p>
          </table:table-cell>
          <table:table-cell office:value-type="float" office:value="342.126" calcext:value-type="float">
            <text:p>342.126</text:p>
          </table:table-cell>
          <table:table-cell office:value-type="float" office:value="0.386" calcext:value-type="float">
            <text:p>0.386</text:p>
          </table:table-cell>
          <table:table-cell office:value-type="float" office:value="4.271" calcext:value-type="float">
            <text:p>4.271</text:p>
          </table:table-cell>
          <table:table-cell office:value-type="float" office:value="23.865" calcext:value-type="float">
            <text:p>23.86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146" calcext:value-type="float">
            <text:p>6.146</text:p>
          </table:table-cell>
          <table:table-cell office:value-type="float" office:value="64.499" calcext:value-type="float">
            <text:p>64.499</text:p>
          </table:table-cell>
          <table:table-cell office:value-type="float" office:value="342.227" calcext:value-type="float">
            <text:p>342.227</text:p>
          </table:table-cell>
          <table:table-cell office:value-type="float" office:value="64.656" calcext:value-type="float">
            <text:p>64.656</text:p>
          </table:table-cell>
          <table:table-cell office:value-type="float" office:value="343.062" calcext:value-type="float">
            <text:p>343.062</text:p>
          </table:table-cell>
          <table:table-cell office:value-type="float" office:value="0.43" calcext:value-type="float">
            <text:p>0.43</text:p>
          </table:table-cell>
          <table:table-cell office:value-type="float" office:value="4.51" calcext:value-type="float">
            <text:p>4.51</text:p>
          </table:table-cell>
          <table:table-cell office:value-type="float" office:value="23.931" calcext:value-type="float">
            <text:p>23.93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808" calcext:value-type="float">
            <text:p>6.808</text:p>
          </table:table-cell>
          <table:table-cell office:value-type="float" office:value="67.929" calcext:value-type="float">
            <text:p>67.929</text:p>
          </table:table-cell>
          <table:table-cell office:value-type="float" office:value="343.161" calcext:value-type="float">
            <text:p>343.161</text:p>
          </table:table-cell>
          <table:table-cell office:value-type="float" office:value="68.095" calcext:value-type="float">
            <text:p>68.095</text:p>
          </table:table-cell>
          <table:table-cell office:value-type="float" office:value="343.999" calcext:value-type="float">
            <text:p>343.999</text:p>
          </table:table-cell>
          <table:table-cell office:value-type="float" office:value="0.476" calcext:value-type="float">
            <text:p>0.476</text:p>
          </table:table-cell>
          <table:table-cell office:value-type="float" office:value="4.75" calcext:value-type="float">
            <text:p>4.75</text:p>
          </table:table-cell>
          <table:table-cell office:value-type="float" office:value="23.996" calcext:value-type="float">
            <text:p>23.996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7.504" calcext:value-type="float">
            <text:p>7.504</text:p>
          </table:table-cell>
          <table:table-cell office:value-type="float" office:value="71.37" calcext:value-type="float">
            <text:p>71.37</text:p>
          </table:table-cell>
          <table:table-cell office:value-type="float" office:value="344.096" calcext:value-type="float">
            <text:p>344.096</text:p>
          </table:table-cell>
          <table:table-cell office:value-type="float" office:value="71.544" calcext:value-type="float">
            <text:p>71.544</text:p>
          </table:table-cell>
          <table:table-cell office:value-type="float" office:value="344.936" calcext:value-type="float">
            <text:p>344.936</text:p>
          </table:table-cell>
          <table:table-cell office:value-type="float" office:value="0.525" calcext:value-type="float">
            <text:p>0.525</text:p>
          </table:table-cell>
          <table:table-cell office:value-type="float" office:value="4.991" calcext:value-type="float">
            <text:p>4.991</text:p>
          </table:table-cell>
          <table:table-cell office:value-type="float" office:value="24.062" calcext:value-type="float">
            <text:p>24.062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8.235" calcext:value-type="float">
            <text:p>8.235</text:p>
          </table:table-cell>
          <table:table-cell office:value-type="float" office:value="74.819" calcext:value-type="float">
            <text:p>74.819</text:p>
          </table:table-cell>
          <table:table-cell office:value-type="float" office:value="345.032" calcext:value-type="float">
            <text:p>345.032</text:p>
          </table:table-cell>
          <table:table-cell office:value-type="float" office:value="75.002" calcext:value-type="float">
            <text:p>75.002</text:p>
          </table:table-cell>
          <table:table-cell office:value-type="float" office:value="345.874" calcext:value-type="float">
            <text:p>345.874</text:p>
          </table:table-cell>
          <table:table-cell office:value-type="float" office:value="0.576" calcext:value-type="float">
            <text:p>0.576</text:p>
          </table:table-cell>
          <table:table-cell office:value-type="float" office:value="5.232" calcext:value-type="float">
            <text:p>5.232</text:p>
          </table:table-cell>
          <table:table-cell office:value-type="float" office:value="24.127" calcext:value-type="float">
            <text:p>24.12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9.001" calcext:value-type="float">
            <text:p>9.001</text:p>
          </table:table-cell>
          <table:table-cell office:value-type="float" office:value="78.278" calcext:value-type="float">
            <text:p>78.278</text:p>
          </table:table-cell>
          <table:table-cell office:value-type="float" office:value="345.968" calcext:value-type="float">
            <text:p>345.968</text:p>
          </table:table-cell>
          <table:table-cell office:value-type="float" office:value="78.469" calcext:value-type="float">
            <text:p>78.469</text:p>
          </table:table-cell>
          <table:table-cell office:value-type="float" office:value="346.813" calcext:value-type="float">
            <text:p>346.813</text:p>
          </table:table-cell>
          <table:table-cell office:value-type="float" office:value="0.629" calcext:value-type="float">
            <text:p>0.629</text:p>
          </table:table-cell>
          <table:table-cell office:value-type="float" office:value="5.474" calcext:value-type="float">
            <text:p>5.474</text:p>
          </table:table-cell>
          <table:table-cell office:value-type="float" office:value="24.192" calcext:value-type="float">
            <text:p>24.192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9.801" calcext:value-type="float">
            <text:p>9.801</text:p>
          </table:table-cell>
          <table:table-cell office:value-type="float" office:value="81.746" calcext:value-type="float">
            <text:p>81.746</text:p>
          </table:table-cell>
          <table:table-cell office:value-type="float" office:value="346.905" calcext:value-type="float">
            <text:p>346.905</text:p>
          </table:table-cell>
          <table:table-cell office:value-type="float" office:value="81.945" calcext:value-type="float">
            <text:p>81.945</text:p>
          </table:table-cell>
          <table:table-cell office:value-type="float" office:value="347.752" calcext:value-type="float">
            <text:p>347.752</text:p>
          </table:table-cell>
          <table:table-cell office:value-type="float" office:value="0.685" calcext:value-type="float">
            <text:p>0.685</text:p>
          </table:table-cell>
          <table:table-cell office:value-type="float" office:value="5.716" calcext:value-type="float">
            <text:p>5.716</text:p>
          </table:table-cell>
          <table:table-cell office:value-type="float" office:value="24.258" calcext:value-type="float">
            <text:p>24.258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10.636" calcext:value-type="float">
            <text:p>10.636</text:p>
          </table:table-cell>
          <table:table-cell office:value-type="float" office:value="85.223" calcext:value-type="float">
            <text:p>85.223</text:p>
          </table:table-cell>
          <table:table-cell office:value-type="float" office:value="347.84" calcext:value-type="float">
            <text:p>347.84</text:p>
          </table:table-cell>
          <table:table-cell office:value-type="float" office:value="85.431" calcext:value-type="float">
            <text:p>85.431</text:p>
          </table:table-cell>
          <table:table-cell office:value-type="float" office:value="348.689" calcext:value-type="float">
            <text:p>348.689</text:p>
          </table:table-cell>
          <table:table-cell office:value-type="float" office:value="0.744" calcext:value-type="float">
            <text:p>0.744</text:p>
          </table:table-cell>
          <table:table-cell office:value-type="float" office:value="5.959" calcext:value-type="float">
            <text:p>5.959</text:p>
          </table:table-cell>
          <table:table-cell office:value-type="float" office:value="24.323" calcext:value-type="float">
            <text:p>24.323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11.505" calcext:value-type="float">
            <text:p>11.505</text:p>
          </table:table-cell>
          <table:table-cell office:value-type="float" office:value="88.71" calcext:value-type="float">
            <text:p>88.71</text:p>
          </table:table-cell>
          <table:table-cell office:value-type="float" office:value="348.774" calcext:value-type="float">
            <text:p>348.7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349.626" calcext:value-type="float">
            <text:p>349.626</text:p>
          </table:table-cell>
          <table:table-cell office:value-type="float" office:value="0.805" calcext:value-type="float">
            <text:p>0.805</text:p>
          </table:table-cell>
          <table:table-cell office:value-type="float" office:value="6.203" calcext:value-type="float">
            <text:p>6.203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2.41" calcext:value-type="float">
            <text:p>12.41</text:p>
          </table:table-cell>
          <table:table-cell office:value-type="float" office:value="92.206" calcext:value-type="float">
            <text:p>92.206</text:p>
          </table:table-cell>
          <table:table-cell office:value-type="float" office:value="349.709" calcext:value-type="float">
            <text:p>349.709</text:p>
          </table:table-cell>
          <table:table-cell office:value-type="float" office:value="92.432" calcext:value-type="float">
            <text:p>92.432</text:p>
          </table:table-cell>
          <table:table-cell office:value-type="float" office:value="350.563" calcext:value-type="float">
            <text:p>350.563</text:p>
          </table:table-cell>
          <table:table-cell office:value-type="float" office:value="0.868" calcext:value-type="float">
            <text:p>0.868</text:p>
          </table:table-cell>
          <table:table-cell office:value-type="float" office:value="6.448" calcext:value-type="float">
            <text:p>6.448</text:p>
          </table:table-cell>
          <table:table-cell office:value-type="float" office:value="24.454" calcext:value-type="float">
            <text:p>24.454</text:p>
          </table:table-cell>
        </table:table-row>
        <table:table-row table:style-name="ro1">
          <table:table-cell office:value-type="string" calcext:value-type="string">
            <text:p># Event LAUNCHROD occurred at t=0.28 seconds</text:p>
          </table:table-cell>
          <table:table-cell office:value-type="float" office:value="0.295" calcext:value-type="float">
            <text:p>0.295</text:p>
          </table:table-cell>
          <table:table-cell office:value-type="float" office:value="13.833" calcext:value-type="float">
            <text:p>13.833</text:p>
          </table:table-cell>
          <table:table-cell office:value-type="float" office:value="97.469" calcext:value-type="float">
            <text:p>97.469</text:p>
          </table:table-cell>
          <table:table-cell office:value-type="float" office:value="351.021" calcext:value-type="float">
            <text:p>351.021</text:p>
          </table:table-cell>
          <table:table-cell office:value-type="float" office:value="97.706" calcext:value-type="float">
            <text:p>97.706</text:p>
          </table:table-cell>
          <table:table-cell office:value-type="float" office:value="351.781" calcext:value-type="float">
            <text:p>351.781</text:p>
          </table:table-cell>
          <table:table-cell office:value-type="float" office:value="0.967" calcext:value-type="float">
            <text:p>0.967</text:p>
          </table:table-cell>
          <table:table-cell office:value-type="float" office:value="6.796" calcext:value-type="float">
            <text:p>6.796</text:p>
          </table:table-cell>
          <table:table-cell office:value-type="float" office:value="23.12" calcext:value-type="float">
            <text:p>23.12</text:p>
          </table:table-cell>
        </table:table-row>
        <table:table-row table:style-name="ro1">
          <table:table-cell/>
          <table:table-cell office:value-type="float" office:value="0.318" calcext:value-type="float">
            <text:p>0.318</text:p>
          </table:table-cell>
          <table:table-cell office:value-type="float" office:value="16.115" calcext:value-type="float">
            <text:p>16.115</text:p>
          </table:table-cell>
          <table:table-cell office:value-type="float" office:value="105.403" calcext:value-type="float">
            <text:p>105.403</text:p>
          </table:table-cell>
          <table:table-cell office:value-type="float" office:value="352.854" calcext:value-type="float">
            <text:p>352.854</text:p>
          </table:table-cell>
          <table:table-cell office:value-type="float" office:value="105.656" calcext:value-type="float">
            <text:p>105.656</text:p>
          </table:table-cell>
          <table:table-cell office:value-type="float" office:value="353.608" calcext:value-type="float">
            <text:p>353.608</text:p>
          </table:table-cell>
          <table:table-cell office:value-type="float" office:value="1.126" calcext:value-type="float">
            <text:p>1.126</text:p>
          </table:table-cell>
          <table:table-cell office:value-type="float" office:value="7.316" calcext:value-type="float">
            <text:p>7.316</text:p>
          </table:table-cell>
          <table:table-cell office:value-type="float" office:value="23.081" calcext:value-type="float">
            <text:p>23.081</text:p>
          </table:table-cell>
        </table:table-row>
        <table:table-row table:style-name="ro1">
          <table:table-cell/>
          <table:table-cell office:value-type="float" office:value="0.351" calcext:value-type="float">
            <text:p>0.351</text:p>
          </table:table-cell>
          <table:table-cell office:value-type="float" office:value="19.874" calcext:value-type="float">
            <text:p>19.874</text:p>
          </table:table-cell>
          <table:table-cell office:value-type="float" office:value="117.391" calcext:value-type="float">
            <text:p>117.391</text:p>
          </table:table-cell>
          <table:table-cell office:value-type="float" office:value="355.597" calcext:value-type="float">
            <text:p>355.597</text:p>
          </table:table-cell>
          <table:table-cell office:value-type="float" office:value="117.67" calcext:value-type="float">
            <text:p>117.67</text:p>
          </table:table-cell>
          <table:table-cell office:value-type="float" office:value="356.35" calcext:value-type="float">
            <text:p>356.35</text:p>
          </table:table-cell>
          <table:table-cell office:value-type="float" office:value="1.386" calcext:value-type="float">
            <text:p>1.386</text:p>
          </table:table-cell>
          <table:table-cell office:value-type="float" office:value="8.098" calcext:value-type="float">
            <text:p>8.098</text:p>
          </table:table-cell>
          <table:table-cell office:value-type="float" office:value="23.153" calcext:value-type="float">
            <text:p>23.153</text:p>
          </table:table-cell>
        </table:table-row>
        <table:table-row table:style-name="ro1">
          <table:table-cell/>
          <table:table-cell office:value-type="float" office:value="0.401" calcext:value-type="float">
            <text:p>0.401</text:p>
          </table:table-cell>
          <table:table-cell office:value-type="float" office:value="26.192" calcext:value-type="float">
            <text:p>26.192</text:p>
          </table:table-cell>
          <table:table-cell office:value-type="float" office:value="135.343" calcext:value-type="float">
            <text:p>135.343</text:p>
          </table:table-cell>
          <table:table-cell office:value-type="float" office:value="359.593" calcext:value-type="float">
            <text:p>359.593</text:p>
          </table:table-cell>
          <table:table-cell office:value-type="float" office:value="135.661" calcext:value-type="float">
            <text:p>135.661</text:p>
          </table:table-cell>
          <table:table-cell office:value-type="float" office:value="360.372" calcext:value-type="float">
            <text:p>360.372</text:p>
          </table:table-cell>
          <table:table-cell office:value-type="float" office:value="1.82" calcext:value-type="float">
            <text:p>1.82</text:p>
          </table:table-cell>
          <table:table-cell office:value-type="float" office:value="9.273" calcext:value-type="float">
            <text:p>9.273</text:p>
          </table:table-cell>
          <table:table-cell office:value-type="float" office:value="23.685" calcext:value-type="float">
            <text:p>23.685</text:p>
          </table:table-cell>
        </table:table-row>
        <table:table-row table:style-name="ro1">
          <table:table-cell/>
          <table:table-cell office:value-type="float" office:value="0.451" calcext:value-type="float">
            <text:p>0.451</text:p>
          </table:table-cell>
          <table:table-cell office:value-type="float" office:value="33.414" calcext:value-type="float">
            <text:p>33.414</text:p>
          </table:table-cell>
          <table:table-cell office:value-type="float" office:value="153.506" calcext:value-type="float">
            <text:p>153.506</text:p>
          </table:table-cell>
          <table:table-cell office:value-type="float" office:value="363.702" calcext:value-type="float">
            <text:p>363.702</text:p>
          </table:table-cell>
          <table:table-cell office:value-type="float" office:value="153.863" calcext:value-type="float">
            <text:p>153.863</text:p>
          </table:table-cell>
          <table:table-cell office:value-type="float" office:value="364.533" calcext:value-type="float">
            <text:p>364.533</text:p>
          </table:table-cell>
          <table:table-cell office:value-type="float" office:value="2.314" calcext:value-type="float">
            <text:p>2.314</text:p>
          </table:table-cell>
          <table:table-cell office:value-type="float" office:value="10.484" calcext:value-type="float">
            <text:p>10.484</text:p>
          </table:table-cell>
          <table:table-cell office:value-type="float" office:value="24.609" calcext:value-type="float">
            <text:p>24.609</text:p>
          </table:table-cell>
        </table:table-row>
        <table:table-row table:style-name="ro1">
          <table:table-cell/>
          <table:table-cell office:value-type="float" office:value="0.501" calcext:value-type="float">
            <text:p>0.501</text:p>
          </table:table-cell>
          <table:table-cell office:value-type="float" office:value="41.548" calcext:value-type="float">
            <text:p>41.548</text:p>
          </table:table-cell>
          <table:table-cell office:value-type="float" office:value="171.87" calcext:value-type="float">
            <text:p>171.87</text:p>
          </table:table-cell>
          <table:table-cell office:value-type="float" office:value="367.714" calcext:value-type="float">
            <text:p>367.714</text:p>
          </table:table-cell>
          <table:table-cell office:value-type="float" office:value="172.27" calcext:value-type="float">
            <text:p>172.27</text:p>
          </table:table-cell>
          <table:table-cell office:value-type="float" office:value="368.606" calcext:value-type="float">
            <text:p>368.606</text:p>
          </table:table-cell>
          <table:table-cell office:value-type="float" office:value="2.87" calcext:value-type="float">
            <text:p>2.87</text:p>
          </table:table-cell>
          <table:table-cell office:value-type="float" office:value="11.744" calcext:value-type="float">
            <text:p>11.744</text:p>
          </table:table-cell>
          <table:table-cell office:value-type="float" office:value="25.637" calcext:value-type="float">
            <text:p>25.637</text:p>
          </table:table-cell>
        </table:table-row>
        <table:table-row table:style-name="ro1">
          <table:table-cell/>
          <table:table-cell office:value-type="float" office:value="0.551" calcext:value-type="float">
            <text:p>0.551</text:p>
          </table:table-cell>
          <table:table-cell office:value-type="float" office:value="50.605" calcext:value-type="float">
            <text:p>50.605</text:p>
          </table:table-cell>
          <table:table-cell office:value-type="float" office:value="190.433" calcext:value-type="float">
            <text:p>190.433</text:p>
          </table:table-cell>
          <table:table-cell office:value-type="float" office:value="371.678" calcext:value-type="float">
            <text:p>371.678</text:p>
          </table:table-cell>
          <table:table-cell office:value-type="float" office:value="190.881" calcext:value-type="float">
            <text:p>190.881</text:p>
          </table:table-cell>
          <table:table-cell office:value-type="float" office:value="372.678" calcext:value-type="float">
            <text:p>372.678</text:p>
          </table:table-cell>
          <table:table-cell office:value-type="float" office:value="3.49" calcext:value-type="float">
            <text:p>3.49</text:p>
          </table:table-cell>
          <table:table-cell office:value-type="float" office:value="13.07" calcext:value-type="float">
            <text:p>13.07</text:p>
          </table:table-cell>
          <table:table-cell office:value-type="float" office:value="27.283" calcext:value-type="float">
            <text:p>27.283</text:p>
          </table:table-cell>
        </table:table-row>
        <table:table-row table:style-name="ro1">
          <table:table-cell/>
          <table:table-cell office:value-type="float" office:value="0.601" calcext:value-type="float">
            <text:p>0.601</text:p>
          </table:table-cell>
          <table:table-cell office:value-type="float" office:value="60.596" calcext:value-type="float">
            <text:p>60.596</text:p>
          </table:table-cell>
          <table:table-cell office:value-type="float" office:value="209.194" calcext:value-type="float">
            <text:p>209.194</text:p>
          </table:table-cell>
          <table:table-cell office:value-type="float" office:value="375.574" calcext:value-type="float">
            <text:p>375.574</text:p>
          </table:table-cell>
          <table:table-cell office:value-type="float" office:value="209.696" calcext:value-type="float">
            <text:p>209.696</text:p>
          </table:table-cell>
          <table:table-cell office:value-type="float" office:value="376.755" calcext:value-type="float">
            <text:p>376.755</text:p>
          </table:table-cell>
          <table:table-cell office:value-type="float" office:value="4.178" calcext:value-type="float">
            <text:p>4.178</text:p>
          </table:table-cell>
          <table:table-cell office:value-type="float" office:value="14.5" calcext:value-type="float">
            <text:p>14.5</text:p>
          </table:table-cell>
          <table:table-cell office:value-type="float" office:value="29.799" calcext:value-type="float">
            <text:p>29.799</text:p>
          </table:table-cell>
        </table:table-row>
        <table:table-row table:style-name="ro1">
          <table:table-cell/>
          <table:table-cell office:value-type="float" office:value="0.651" calcext:value-type="float">
            <text:p>0.651</text:p>
          </table:table-cell>
          <table:table-cell office:value-type="float" office:value="71.529" calcext:value-type="float">
            <text:p>71.529</text:p>
          </table:table-cell>
          <table:table-cell office:value-type="float" office:value="228.147" calcext:value-type="float">
            <text:p>228.147</text:p>
          </table:table-cell>
          <table:table-cell office:value-type="float" office:value="379.378" calcext:value-type="float">
            <text:p>379.378</text:p>
          </table:table-cell>
          <table:table-cell office:value-type="float" office:value="228.713" calcext:value-type="float">
            <text:p>228.713</text:p>
          </table:table-cell>
          <table:table-cell office:value-type="float" office:value="380.834" calcext:value-type="float">
            <text:p>380.834</text:p>
          </table:table-cell>
          <table:table-cell office:value-type="float" office:value="4.942" calcext:value-type="float">
            <text:p>4.942</text:p>
          </table:table-cell>
          <table:table-cell office:value-type="float" office:value="16.08" calcext:value-type="float">
            <text:p>16.08</text:p>
          </table:table-cell>
          <table:table-cell office:value-type="float" office:value="33.272" calcext:value-type="float">
            <text:p>33.272</text:p>
          </table:table-cell>
        </table:table-row>
        <table:table-row table:style-name="ro1">
          <table:table-cell/>
          <table:table-cell office:value-type="float" office:value="0.701" calcext:value-type="float">
            <text:p>0.701</text:p>
          </table:table-cell>
          <table:table-cell office:value-type="float" office:value="83.415" calcext:value-type="float">
            <text:p>83.415</text:p>
          </table:table-cell>
          <table:table-cell office:value-type="float" office:value="247.288" calcext:value-type="float">
            <text:p>247.288</text:p>
          </table:table-cell>
          <table:table-cell office:value-type="float" office:value="383.079" calcext:value-type="float">
            <text:p>383.079</text:p>
          </table:table-cell>
          <table:table-cell office:value-type="float" office:value="247.931" calcext:value-type="float">
            <text:p>247.931</text:p>
          </table:table-cell>
          <table:table-cell office:value-type="float" office:value="384.904" calcext:value-type="float">
            <text:p>384.904</text:p>
          </table:table-cell>
          <table:table-cell office:value-type="float" office:value="5.79" calcext:value-type="float">
            <text:p>5.79</text:p>
          </table:table-cell>
          <table:table-cell office:value-type="float" office:value="17.851" calcext:value-type="float">
            <text:p>17.851</text:p>
          </table:table-cell>
          <table:table-cell office:value-type="float" office:value="37.433" calcext:value-type="float">
            <text:p>37.433</text:p>
          </table:table-cell>
        </table:table-row>
        <table:table-row table:style-name="ro1">
          <table:table-cell/>
          <table:table-cell office:value-type="float" office:value="0.751" calcext:value-type="float">
            <text:p>0.751</text:p>
          </table:table-cell>
          <table:table-cell office:value-type="float" office:value="96.262" calcext:value-type="float">
            <text:p>96.262</text:p>
          </table:table-cell>
          <table:table-cell office:value-type="float" office:value="266.612" calcext:value-type="float">
            <text:p>266.612</text:p>
          </table:table-cell>
          <table:table-cell office:value-type="float" office:value="386.69" calcext:value-type="float">
            <text:p>386.69</text:p>
          </table:table-cell>
          <table:table-cell office:value-type="float" office:value="267.349" calcext:value-type="float">
            <text:p>267.349</text:p>
          </table:table-cell>
          <table:table-cell office:value-type="float" office:value="388.946" calcext:value-type="float">
            <text:p>388.946</text:p>
          </table:table-cell>
          <table:table-cell office:value-type="float" office:value="6.731" calcext:value-type="float">
            <text:p>6.731</text:p>
          </table:table-cell>
          <table:table-cell office:value-type="float" office:value="19.837" calcext:value-type="float">
            <text:p>19.837</text:p>
          </table:table-cell>
          <table:table-cell office:value-type="float" office:value="41.828" calcext:value-type="float">
            <text:p>41.828</text:p>
          </table:table-cell>
        </table:table-row>
        <table:table-row table:style-name="ro1">
          <table:table-cell/>
          <table:table-cell office:value-type="float" office:value="0.801" calcext:value-type="float">
            <text:p>0.801</text:p>
          </table:table-cell>
          <table:table-cell office:value-type="float" office:value="110.08" calcext:value-type="float">
            <text:p>110.08</text:p>
          </table:table-cell>
          <table:table-cell office:value-type="float" office:value="286.112" calcext:value-type="float">
            <text:p>286.112</text:p>
          </table:table-cell>
          <table:table-cell office:value-type="float" office:value="390.09" calcext:value-type="float">
            <text:p>390.09</text:p>
          </table:table-cell>
          <table:table-cell office:value-type="float" office:value="286.963" calcext:value-type="float">
            <text:p>286.963</text:p>
          </table:table-cell>
          <table:table-cell office:value-type="float" office:value="393.005" calcext:value-type="float">
            <text:p>393.005</text:p>
          </table:table-cell>
          <table:table-cell office:value-type="float" office:value="7.778" calcext:value-type="float">
            <text:p>7.778</text:p>
          </table:table-cell>
          <table:table-cell office:value-type="float" office:value="22.082" calcext:value-type="float">
            <text:p>22.082</text:p>
          </table:table-cell>
          <table:table-cell office:value-type="float" office:value="47.774" calcext:value-type="float">
            <text:p>47.774</text:p>
          </table:table-cell>
        </table:table-row>
        <table:table-row table:style-name="ro1">
          <table:table-cell/>
          <table:table-cell office:value-type="float" office:value="0.851" calcext:value-type="float">
            <text:p>0.851</text:p>
          </table:table-cell>
          <table:table-cell office:value-type="float" office:value="124.877" calcext:value-type="float">
            <text:p>124.877</text:p>
          </table:table-cell>
          <table:table-cell office:value-type="float" office:value="305.776" calcext:value-type="float">
            <text:p>305.776</text:p>
          </table:table-cell>
          <table:table-cell office:value-type="float" office:value="393.236" calcext:value-type="float">
            <text:p>393.236</text:p>
          </table:table-cell>
          <table:table-cell office:value-type="float" office:value="306.768" calcext:value-type="float">
            <text:p>306.768</text:p>
          </table:table-cell>
          <table:table-cell office:value-type="float" office:value="397.071" calcext:value-type="float">
            <text:p>397.071</text:p>
          </table:table-cell>
          <table:table-cell office:value-type="float" office:value="8.945" calcext:value-type="float">
            <text:p>8.945</text:p>
          </table:table-cell>
          <table:table-cell office:value-type="float" office:value="24.66" calcext:value-type="float">
            <text:p>24.66</text:p>
          </table:table-cell>
          <table:table-cell office:value-type="float" office:value="55.054" calcext:value-type="float">
            <text:p>55.054</text:p>
          </table:table-cell>
        </table:table-row>
        <table:table-row table:style-name="ro1">
          <table:table-cell/>
          <table:table-cell office:value-type="float" office:value="0.901" calcext:value-type="float">
            <text:p>0.901</text:p>
          </table:table-cell>
          <table:table-cell office:value-type="float" office:value="140.662" calcext:value-type="float">
            <text:p>140.662</text:p>
          </table:table-cell>
          <table:table-cell office:value-type="float" office:value="325.591" calcext:value-type="float">
            <text:p>325.591</text:p>
          </table:table-cell>
          <table:table-cell office:value-type="float" office:value="396.157" calcext:value-type="float">
            <text:p>396.157</text:p>
          </table:table-cell>
          <table:table-cell office:value-type="float" office:value="326.76" calcext:value-type="float">
            <text:p>326.76</text:p>
          </table:table-cell>
          <table:table-cell office:value-type="float" office:value="401.122" calcext:value-type="float">
            <text:p>401.122</text:p>
          </table:table-cell>
          <table:table-cell office:value-type="float" office:value="10.25" calcext:value-type="float">
            <text:p>10.25</text:p>
          </table:table-cell>
          <table:table-cell office:value-type="float" office:value="27.618" calcext:value-type="float">
            <text:p>27.618</text:p>
          </table:table-cell>
          <table:table-cell office:value-type="float" office:value="62.917" calcext:value-type="float">
            <text:p>62.917</text:p>
          </table:table-cell>
        </table:table-row>
        <table:table-row table:style-name="ro1">
          <table:table-cell/>
          <table:table-cell office:value-type="float" office:value="0.951" calcext:value-type="float">
            <text:p>0.951</text:p>
          </table:table-cell>
          <table:table-cell office:value-type="float" office:value="157.441" calcext:value-type="float">
            <text:p>157.441</text:p>
          </table:table-cell>
          <table:table-cell office:value-type="float" office:value="345.572" calcext:value-type="float">
            <text:p>345.572</text:p>
          </table:table-cell>
          <table:table-cell office:value-type="float" office:value="399.333" calcext:value-type="float">
            <text:p>399.333</text:p>
          </table:table-cell>
          <table:table-cell office:value-type="float" office:value="346.961" calcext:value-type="float">
            <text:p>346.961</text:p>
          </table:table-cell>
          <table:table-cell office:value-type="float" office:value="405.79" calcext:value-type="float">
            <text:p>405.79</text:p>
          </table:table-cell>
          <table:table-cell office:value-type="float" office:value="11.714" calcext:value-type="float">
            <text:p>11.714</text:p>
          </table:table-cell>
          <table:table-cell office:value-type="float" office:value="31.008" calcext:value-type="float">
            <text:p>31.008</text:p>
          </table:table-cell>
          <table:table-cell office:value-type="float" office:value="72.103" calcext:value-type="float">
            <text:p>72.103</text:p>
          </table:table-cell>
        </table:table-row>
        <table:table-row table:style-name="ro1">
          <table:table-cell/>
          <table:table-cell office:value-type="float" office:value="1.001" calcext:value-type="float">
            <text:p>1.001</text:p>
          </table:table-cell>
          <table:table-cell office:value-type="float" office:value="175.224" calcext:value-type="float">
            <text:p>175.224</text:p>
          </table:table-cell>
          <table:table-cell office:value-type="float" office:value="365.755" calcext:value-type="float">
            <text:p>365.755</text:p>
          </table:table-cell>
          <table:table-cell office:value-type="float" office:value="403.27" calcext:value-type="float">
            <text:p>403.27</text:p>
          </table:table-cell>
          <table:table-cell office:value-type="float" office:value="367.414" calcext:value-type="float">
            <text:p>367.414</text:p>
          </table:table-cell>
          <table:table-cell office:value-type="float" office:value="411.423" calcext:value-type="float">
            <text:p>411.423</text:p>
          </table:table-cell>
          <table:table-cell office:value-type="float" office:value="13.359" calcext:value-type="float">
            <text:p>13.359</text:p>
          </table:table-cell>
          <table:table-cell office:value-type="float" office:value="34.871" calcext:value-type="float">
            <text:p>34.871</text:p>
          </table:table-cell>
          <table:table-cell office:value-type="float" office:value="81.504" calcext:value-type="float">
            <text:p>81.504</text:p>
          </table:table-cell>
        </table:table-row>
        <table:table-row table:style-name="ro1">
          <table:table-cell/>
          <table:table-cell office:value-type="float" office:value="1.051" calcext:value-type="float">
            <text:p>1.051</text:p>
          </table:table-cell>
          <table:table-cell office:value-type="float" office:value="194.022" calcext:value-type="float">
            <text:p>194.022</text:p>
          </table:table-cell>
          <table:table-cell office:value-type="float" office:value="386.133" calcext:value-type="float">
            <text:p>386.133</text:p>
          </table:table-cell>
          <table:table-cell office:value-type="float" office:value="407.15" calcext:value-type="float">
            <text:p>407.15</text:p>
          </table:table-cell>
          <table:table-cell office:value-type="float" office:value="388.117" calcext:value-type="float">
            <text:p>388.117</text:p>
          </table:table-cell>
          <table:table-cell office:value-type="float" office:value="417.06" calcext:value-type="float">
            <text:p>417.06</text:p>
          </table:table-cell>
          <table:table-cell office:value-type="float" office:value="15.209" calcext:value-type="float">
            <text:p>15.209</text:p>
          </table:table-cell>
          <table:table-cell office:value-type="float" office:value="39.196" calcext:value-type="float">
            <text:p>39.196</text:p>
          </table:table-cell>
          <table:table-cell office:value-type="float" office:value="90.373" calcext:value-type="float">
            <text:p>90.373</text:p>
          </table:table-cell>
        </table:table-row>
        <table:table-row table:style-name="ro1">
          <table:table-cell/>
          <table:table-cell office:value-type="float" office:value="1.101" calcext:value-type="float">
            <text:p>1.101</text:p>
          </table:table-cell>
          <table:table-cell office:value-type="float" office:value="213.84" calcext:value-type="float">
            <text:p>213.84</text:p>
          </table:table-cell>
          <table:table-cell office:value-type="float" office:value="406.62" calcext:value-type="float">
            <text:p>406.62</text:p>
          </table:table-cell>
          <table:table-cell office:value-type="float" office:value="409.508" calcext:value-type="float">
            <text:p>409.508</text:p>
          </table:table-cell>
          <table:table-cell office:value-type="float" office:value="408.982" calcext:value-type="float">
            <text:p>408.982</text:p>
          </table:table-cell>
          <table:table-cell office:value-type="float" office:value="420.771" calcext:value-type="float">
            <text:p>420.771</text:p>
          </table:table-cell>
          <table:table-cell office:value-type="float" office:value="17.285" calcext:value-type="float">
            <text:p>17.285</text:p>
          </table:table-cell>
          <table:table-cell office:value-type="float" office:value="43.895" calcext:value-type="float">
            <text:p>43.895</text:p>
          </table:table-cell>
          <table:table-cell office:value-type="float" office:value="96.703" calcext:value-type="float">
            <text:p>96.703</text:p>
          </table:table-cell>
        </table:table-row>
        <table:table-row table:style-name="ro1">
          <table:table-cell/>
          <table:table-cell office:value-type="float" office:value="1.151" calcext:value-type="float">
            <text:p>1.151</text:p>
          </table:table-cell>
          <table:table-cell office:value-type="float" office:value="234.683" calcext:value-type="float">
            <text:p>234.683</text:p>
          </table:table-cell>
          <table:table-cell office:value-type="float" office:value="427.062" calcext:value-type="float">
            <text:p>427.062</text:p>
          </table:table-cell>
          <table:table-cell office:value-type="float" office:value="408.71" calcext:value-type="float">
            <text:p>408.71</text:p>
          </table:table-cell>
          <table:table-cell office:value-type="float" office:value="429.848" calcext:value-type="float">
            <text:p>429.848</text:p>
          </table:table-cell>
          <table:table-cell office:value-type="float" office:value="421.091" calcext:value-type="float">
            <text:p>421.091</text:p>
          </table:table-cell>
          <table:table-cell office:value-type="float" office:value="19.603" calcext:value-type="float">
            <text:p>19.603</text:p>
          </table:table-cell>
          <table:table-cell office:value-type="float" office:value="48.857" calcext:value-type="float">
            <text:p>48.857</text:p>
          </table:table-cell>
          <table:table-cell office:value-type="float" office:value="101.363" calcext:value-type="float">
            <text:p>101.363</text:p>
          </table:table-cell>
        </table:table-row>
        <table:table-row table:style-name="ro1">
          <table:table-cell/>
          <table:table-cell office:value-type="float" office:value="1.196" calcext:value-type="float">
            <text:p>1.196</text:p>
          </table:table-cell>
          <table:table-cell office:value-type="float" office:value="254.167" calcext:value-type="float">
            <text:p>254.167</text:p>
          </table:table-cell>
          <table:table-cell office:value-type="float" office:value="445.3" calcext:value-type="float">
            <text:p>445.3</text:p>
          </table:table-cell>
          <table:table-cell office:value-type="float" office:value="408.413" calcext:value-type="float">
            <text:p>408.413</text:p>
          </table:table-cell>
          <table:table-cell office:value-type="float" office:value="448.494" calcext:value-type="float">
            <text:p>448.494</text:p>
          </table:table-cell>
          <table:table-cell office:value-type="float" office:value="421.218" calcext:value-type="float">
            <text:p>421.218</text:p>
          </table:table-cell>
          <table:table-cell office:value-type="float" office:value="21.888" calcext:value-type="float">
            <text:p>21.888</text:p>
          </table:table-cell>
          <table:table-cell office:value-type="float" office:value="53.431" calcext:value-type="float">
            <text:p>53.431</text:p>
          </table:table-cell>
          <table:table-cell office:value-type="float" office:value="103.07" calcext:value-type="float">
            <text:p>103.07</text:p>
          </table:table-cell>
        </table:table-row>
        <table:table-row table:style-name="ro1">
          <table:table-cell/>
          <table:table-cell office:value-type="float" office:value="1.237" calcext:value-type="float">
            <text:p>1.237</text:p>
          </table:table-cell>
          <table:table-cell office:value-type="float" office:value="272.857" calcext:value-type="float">
            <text:p>272.857</text:p>
          </table:table-cell>
          <table:table-cell office:value-type="float" office:value="462.107" calcext:value-type="float">
            <text:p>462.107</text:p>
          </table:table-cell>
          <table:table-cell office:value-type="float" office:value="408.353" calcext:value-type="float">
            <text:p>408.353</text:p>
          </table:table-cell>
          <table:table-cell office:value-type="float" office:value="465.692" calcext:value-type="float">
            <text:p>465.692</text:p>
          </table:table-cell>
          <table:table-cell office:value-type="float" office:value="421.041" calcext:value-type="float">
            <text:p>421.041</text:p>
          </table:table-cell>
          <table:table-cell office:value-type="float" office:value="24.176" calcext:value-type="float">
            <text:p>24.176</text:p>
          </table:table-cell>
          <table:table-cell office:value-type="float" office:value="57.671" calcext:value-type="float">
            <text:p>57.671</text:p>
          </table:table-cell>
          <table:table-cell office:value-type="float" office:value="102.582" calcext:value-type="float">
            <text:p>102.582</text:p>
          </table:table-cell>
        </table:table-row>
        <table:table-row table:style-name="ro1">
          <table:table-cell/>
          <table:table-cell office:value-type="float" office:value="1.277" calcext:value-type="float">
            <text:p>1.277</text:p>
          </table:table-cell>
          <table:table-cell office:value-type="float" office:value="291.841" calcext:value-type="float">
            <text:p>291.841</text:p>
          </table:table-cell>
          <table:table-cell office:value-type="float" office:value="478.56" calcext:value-type="float">
            <text:p>478.56</text:p>
          </table:table-cell>
          <table:table-cell office:value-type="float" office:value="408.193" calcext:value-type="float">
            <text:p>408.193</text:p>
          </table:table-cell>
          <table:table-cell office:value-type="float" office:value="482.528" calcext:value-type="float">
            <text:p>482.528</text:p>
          </table:table-cell>
          <table:table-cell office:value-type="float" office:value="420.166" calcext:value-type="float">
            <text:p>420.166</text:p>
          </table:table-cell>
          <table:table-cell office:value-type="float" office:value="26.587" calcext:value-type="float">
            <text:p>26.587</text:p>
          </table:table-cell>
          <table:table-cell office:value-type="float" office:value="61.755" calcext:value-type="float">
            <text:p>61.755</text:p>
          </table:table-cell>
          <table:table-cell office:value-type="float" office:value="99.588" calcext:value-type="float">
            <text:p>99.588</text:p>
          </table:table-cell>
        </table:table-row>
        <table:table-row table:style-name="ro1">
          <table:table-cell/>
          <table:table-cell office:value-type="float" office:value="1.321" calcext:value-type="float">
            <text:p>1.321</text:p>
          </table:table-cell>
          <table:table-cell office:value-type="float" office:value="313.205" calcext:value-type="float">
            <text:p>313.205</text:p>
          </table:table-cell>
          <table:table-cell office:value-type="float" office:value="496.427" calcext:value-type="float">
            <text:p>496.427</text:p>
          </table:table-cell>
          <table:table-cell office:value-type="float" office:value="408.546" calcext:value-type="float">
            <text:p>408.546</text:p>
          </table:table-cell>
          <table:table-cell office:value-type="float" office:value="500.794" calcext:value-type="float">
            <text:p>500.794</text:p>
          </table:table-cell>
          <table:table-cell office:value-type="float" office:value="419.154" calcext:value-type="float">
            <text:p>419.154</text:p>
          </table:table-cell>
          <table:table-cell office:value-type="float" office:value="29.387" calcext:value-type="float">
            <text:p>29.387</text:p>
          </table:table-cell>
          <table:table-cell office:value-type="float" office:value="65.996" calcext:value-type="float">
            <text:p>65.996</text:p>
          </table:table-cell>
          <table:table-cell office:value-type="float" office:value="93.705" calcext:value-type="float">
            <text:p>93.705</text:p>
          </table:table-cell>
        </table:table-row>
        <table:table-row table:style-name="ro1">
          <table:table-cell/>
          <table:table-cell office:value-type="float" office:value="1.371" calcext:value-type="float">
            <text:p>1.371</text:p>
          </table:table-cell>
          <table:table-cell office:value-type="float" office:value="338.536" calcext:value-type="float">
            <text:p>338.536</text:p>
          </table:table-cell>
          <table:table-cell office:value-type="float" office:value="516.837" calcext:value-type="float">
            <text:p>516.837</text:p>
          </table:table-cell>
          <table:table-cell office:value-type="float" office:value="409.276" calcext:value-type="float">
            <text:p>409.276</text:p>
          </table:table-cell>
          <table:table-cell office:value-type="float" office:value="521.616" calcext:value-type="float">
            <text:p>521.616</text:p>
          </table:table-cell>
          <table:table-cell office:value-type="float" office:value="417.955" calcext:value-type="float">
            <text:p>417.955</text:p>
          </table:table-cell>
          <table:table-cell office:value-type="float" office:value="32.8" calcext:value-type="float">
            <text:p>32.8</text:p>
          </table:table-cell>
          <table:table-cell office:value-type="float" office:value="70.451" calcext:value-type="float">
            <text:p>70.451</text:p>
          </table:table-cell>
          <table:table-cell office:value-type="float" office:value="84.731" calcext:value-type="float">
            <text:p>84.731</text:p>
          </table:table-cell>
        </table:table-row>
        <table:table-row table:style-name="ro1">
          <table:table-cell/>
          <table:table-cell office:value-type="float" office:value="1.421" calcext:value-type="float">
            <text:p>1.421</text:p>
          </table:table-cell>
          <table:table-cell office:value-type="float" office:value="364.889" calcext:value-type="float">
            <text:p>364.889</text:p>
          </table:table-cell>
          <table:table-cell office:value-type="float" office:value="537.277" calcext:value-type="float">
            <text:p>537.277</text:p>
          </table:table-cell>
          <table:table-cell office:value-type="float" office:value="409.851" calcext:value-type="float">
            <text:p>409.851</text:p>
          </table:table-cell>
          <table:table-cell office:value-type="float" office:value="542.407" calcext:value-type="float">
            <text:p>542.407</text:p>
          </table:table-cell>
          <table:table-cell office:value-type="float" office:value="416.599" calcext:value-type="float">
            <text:p>416.599</text:p>
          </table:table-cell>
          <table:table-cell office:value-type="float" office:value="36.424" calcext:value-type="float">
            <text:p>36.424</text:p>
          </table:table-cell>
          <table:table-cell office:value-type="float" office:value="74.427" calcext:value-type="float">
            <text:p>74.427</text:p>
          </table:table-cell>
          <table:table-cell office:value-type="float" office:value="74.679" calcext:value-type="float">
            <text:p>74.679</text:p>
          </table:table-cell>
        </table:table-row>
        <table:table-row table:style-name="ro1">
          <table:table-cell/>
          <table:table-cell office:value-type="float" office:value="1.471" calcext:value-type="float">
            <text:p>1.471</text:p>
          </table:table-cell>
          <table:table-cell office:value-type="float" office:value="392.264" calcext:value-type="float">
            <text:p>392.264</text:p>
          </table:table-cell>
          <table:table-cell office:value-type="float" office:value="557.739" calcext:value-type="float">
            <text:p>557.739</text:p>
          </table:table-cell>
          <table:table-cell office:value-type="float" office:value="410.111" calcext:value-type="float">
            <text:p>410.111</text:p>
          </table:table-cell>
          <table:table-cell office:value-type="float" office:value="563.152" calcext:value-type="float">
            <text:p>563.152</text:p>
          </table:table-cell>
          <table:table-cell office:value-type="float" office:value="415.215" calcext:value-type="float">
            <text:p>415.215</text:p>
          </table:table-cell>
          <table:table-cell office:value-type="float" office:value="40.234" calcext:value-type="float">
            <text:p>40.234</text:p>
          </table:table-cell>
          <table:table-cell office:value-type="float" office:value="77.893" calcext:value-type="float">
            <text:p>77.893</text:p>
          </table:table-cell>
          <table:table-cell office:value-type="float" office:value="64.904" calcext:value-type="float">
            <text:p>64.904</text:p>
          </table:table-cell>
        </table:table-row>
        <table:table-row table:style-name="ro1">
          <table:table-cell/>
          <table:table-cell office:value-type="float" office:value="1.521" calcext:value-type="float">
            <text:p>1.521</text:p>
          </table:table-cell>
          <table:table-cell office:value-type="float" office:value="420.662" calcext:value-type="float">
            <text:p>420.662</text:p>
          </table:table-cell>
          <table:table-cell office:value-type="float" office:value="578.201" calcext:value-type="float">
            <text:p>578.201</text:p>
          </table:table-cell>
          <table:table-cell office:value-type="float" office:value="409.776" calcext:value-type="float">
            <text:p>409.776</text:p>
          </table:table-cell>
          <table:table-cell office:value-type="float" office:value="583.837" calcext:value-type="float">
            <text:p>583.837</text:p>
          </table:table-cell>
          <table:table-cell office:value-type="float" office:value="413.84" calcext:value-type="float">
            <text:p>413.84</text:p>
          </table:table-cell>
          <table:table-cell office:value-type="float" office:value="44.206" calcext:value-type="float">
            <text:p>44.206</text:p>
          </table:table-cell>
          <table:table-cell office:value-type="float" office:value="80.929" calcext:value-type="float">
            <text:p>80.929</text:p>
          </table:table-cell>
          <table:table-cell office:value-type="float" office:value="57.859" calcext:value-type="float">
            <text:p>57.859</text:p>
          </table:table-cell>
        </table:table-row>
        <table:table-row table:style-name="ro1">
          <table:table-cell/>
          <table:table-cell office:value-type="float" office:value="1.563" calcext:value-type="float">
            <text:p>1.563</text:p>
          </table:table-cell>
          <table:table-cell office:value-type="float" office:value="445.234" calcext:value-type="float">
            <text:p>445.234</text:p>
          </table:table-cell>
          <table:table-cell office:value-type="float" office:value="595.313" calcext:value-type="float">
            <text:p>595.313</text:p>
          </table:table-cell>
          <table:table-cell office:value-type="float" office:value="408.916" calcext:value-type="float">
            <text:p>408.916</text:p>
          </table:table-cell>
          <table:table-cell office:value-type="float" office:value="601.109" calcext:value-type="float">
            <text:p>601.109</text:p>
          </table:table-cell>
          <table:table-cell office:value-type="float" office:value="412.545" calcext:value-type="float">
            <text:p>412.545</text:p>
          </table:table-cell>
          <table:table-cell office:value-type="float" office:value="47.644" calcext:value-type="float">
            <text:p>47.644</text:p>
          </table:table-cell>
          <table:table-cell office:value-type="float" office:value="83.27" calcext:value-type="float">
            <text:p>83.27</text:p>
          </table:table-cell>
          <table:table-cell office:value-type="float" office:value="54.601" calcext:value-type="float">
            <text:p>54.601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467.498" calcext:value-type="float">
            <text:p>467.498</text:p>
          </table:table-cell>
          <table:table-cell office:value-type="float" office:value="610.353" calcext:value-type="float">
            <text:p>610.353</text:p>
          </table:table-cell>
          <table:table-cell office:value-type="float" office:value="407.33" calcext:value-type="float">
            <text:p>407.33</text:p>
          </table:table-cell>
          <table:table-cell office:value-type="float" office:value="616.278" calcext:value-type="float">
            <text:p>616.278</text:p>
          </table:table-cell>
          <table:table-cell office:value-type="float" office:value="410.828" calcext:value-type="float">
            <text:p>410.828</text:p>
          </table:table-cell>
          <table:table-cell office:value-type="float" office:value="50.756" calcext:value-type="float">
            <text:p>50.756</text:p>
          </table:table-cell>
          <table:table-cell office:value-type="float" office:value="85.253" calcext:value-type="float">
            <text:p>85.253</text:p>
          </table:table-cell>
          <table:table-cell office:value-type="float" office:value="53.501" calcext:value-type="float">
            <text:p>53.501</text:p>
          </table:table-cell>
        </table:table-row>
        <table:table-row table:style-name="ro1">
          <table:table-cell/>
          <table:table-cell office:value-type="float" office:value="1.635" calcext:value-type="float">
            <text:p>1.635</text:p>
          </table:table-cell>
          <table:table-cell office:value-type="float" office:value="489.091" calcext:value-type="float">
            <text:p>489.091</text:p>
          </table:table-cell>
          <table:table-cell office:value-type="float" office:value="624.5" calcext:value-type="float">
            <text:p>624.5</text:p>
          </table:table-cell>
          <table:table-cell office:value-type="float" office:value="404.423" calcext:value-type="float">
            <text:p>404.423</text:p>
          </table:table-cell>
          <table:table-cell office:value-type="float" office:value="630.549" calcext:value-type="float">
            <text:p>630.549</text:p>
          </table:table-cell>
          <table:table-cell office:value-type="float" office:value="408.097" calcext:value-type="float">
            <text:p>408.097</text:p>
          </table:table-cell>
          <table:table-cell office:value-type="float" office:value="53.77" calcext:value-type="float">
            <text:p>53.77</text:p>
          </table:table-cell>
          <table:table-cell office:value-type="float" office:value="87.129" calcext:value-type="float">
            <text:p>87.129</text:p>
          </table:table-cell>
          <table:table-cell office:value-type="float" office:value="54.63" calcext:value-type="float">
            <text:p>54.63</text:p>
          </table:table-cell>
        </table:table-row>
        <table:table-row table:style-name="ro1">
          <table:table-cell/>
          <table:table-cell office:value-type="float" office:value="1.672" calcext:value-type="float">
            <text:p>1.672</text:p>
          </table:table-cell>
          <table:table-cell office:value-type="float" office:value="512.574" calcext:value-type="float">
            <text:p>512.574</text:p>
          </table:table-cell>
          <table:table-cell office:value-type="float" office:value="639.415" calcext:value-type="float">
            <text:p>639.415</text:p>
          </table:table-cell>
          <table:table-cell office:value-type="float" office:value="401.081" calcext:value-type="float">
            <text:p>401.081</text:p>
          </table:table-cell>
          <table:table-cell office:value-type="float" office:value="645.608" calcext:value-type="float">
            <text:p>645.608</text:p>
          </table:table-cell>
          <table:table-cell office:value-type="float" office:value="405.301" calcext:value-type="float">
            <text:p>405.301</text:p>
          </table:table-cell>
          <table:table-cell office:value-type="float" office:value="57.046" calcext:value-type="float">
            <text:p>57.046</text:p>
          </table:table-cell>
          <table:table-cell office:value-type="float" office:value="89.213" calcext:value-type="float">
            <text:p>89.213</text:p>
          </table:table-cell>
          <table:table-cell office:value-type="float" office:value="58.336" calcext:value-type="float">
            <text:p>58.336</text:p>
          </table:table-cell>
        </table:table-row>
        <table:table-row table:style-name="ro1">
          <table:table-cell/>
          <table:table-cell office:value-type="float" office:value="1.719" calcext:value-type="float">
            <text:p>1.719</text:p>
          </table:table-cell>
          <table:table-cell office:value-type="float" office:value="543.02" calcext:value-type="float">
            <text:p>543.02</text:p>
          </table:table-cell>
          <table:table-cell office:value-type="float" office:value="658.061" calcext:value-type="float">
            <text:p>658.061</text:p>
          </table:table-cell>
          <table:table-cell office:value-type="float" office:value="396.63" calcext:value-type="float">
            <text:p>396.63</text:p>
          </table:table-cell>
          <table:table-cell office:value-type="float" office:value="664.475" calcext:value-type="float">
            <text:p>664.475</text:p>
          </table:table-cell>
          <table:table-cell office:value-type="float" office:value="402.03" calcext:value-type="float">
            <text:p>402.03</text:p>
          </table:table-cell>
          <table:table-cell office:value-type="float" office:value="61.3" calcext:value-type="float">
            <text:p>61.3</text:p>
          </table:table-cell>
          <table:table-cell office:value-type="float" office:value="92.107" calcext:value-type="float">
            <text:p>92.107</text:p>
          </table:table-cell>
          <table:table-cell office:value-type="float" office:value="65.675" calcext:value-type="float">
            <text:p>65.675</text:p>
          </table:table-cell>
        </table:table-row>
        <table:table-row table:style-name="ro1">
          <table:table-cell/>
          <table:table-cell office:value-type="float" office:value="1.769" calcext:value-type="float">
            <text:p>1.769</text:p>
          </table:table-cell>
          <table:table-cell office:value-type="float" office:value="576.413" calcext:value-type="float">
            <text:p>576.413</text:p>
          </table:table-cell>
          <table:table-cell office:value-type="float" office:value="677.661" calcext:value-type="float">
            <text:p>677.661</text:p>
          </table:table-cell>
          <table:table-cell office:value-type="float" office:value="391.12" calcext:value-type="float">
            <text:p>391.12</text:p>
          </table:table-cell>
          <table:table-cell office:value-type="float" office:value="684.373" calcext:value-type="float">
            <text:p>684.373</text:p>
          </table:table-cell>
          <table:table-cell office:value-type="float" office:value="398.246" calcext:value-type="float">
            <text:p>398.246</text:p>
          </table:table-cell>
          <table:table-cell office:value-type="float" office:value="65.99" calcext:value-type="float">
            <text:p>65.99</text:p>
          </table:table-cell>
          <table:table-cell office:value-type="float" office:value="95.611" calcext:value-type="float">
            <text:p>95.6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.819" calcext:value-type="float">
            <text:p>1.819</text:p>
          </table:table-cell>
          <table:table-cell office:value-type="float" office:value="610.779" calcext:value-type="float">
            <text:p>610.779</text:p>
          </table:table-cell>
          <table:table-cell office:value-type="float" office:value="696.971" calcext:value-type="float">
            <text:p>696.971</text:p>
          </table:table-cell>
          <table:table-cell office:value-type="float" office:value="385.369" calcext:value-type="float">
            <text:p>385.369</text:p>
          </table:table-cell>
          <table:table-cell office:value-type="float" office:value="704.05" calcext:value-type="float">
            <text:p>704.05</text:p>
          </table:table-cell>
          <table:table-cell office:value-type="float" office:value="394.32" calcext:value-type="float">
            <text:p>394.32</text:p>
          </table:table-cell>
          <table:table-cell office:value-type="float" office:value="70.868" calcext:value-type="float">
            <text:p>70.868</text:p>
          </table:table-cell>
          <table:table-cell office:value-type="float" office:value="99.585" calcext:value-type="float">
            <text:p>99.585</text:p>
          </table:table-cell>
          <table:table-cell office:value-type="float" office:value="83.539" calcext:value-type="float">
            <text:p>83.539</text:p>
          </table:table-cell>
        </table:table-row>
        <table:table-row table:style-name="ro1">
          <table:table-cell/>
          <table:table-cell office:value-type="float" office:value="1.863" calcext:value-type="float">
            <text:p>1.863</text:p>
          </table:table-cell>
          <table:table-cell office:value-type="float" office:value="641.601" calcext:value-type="float">
            <text:p>641.601</text:p>
          </table:table-cell>
          <table:table-cell office:value-type="float" office:value="713.62" calcext:value-type="float">
            <text:p>713.62</text:p>
          </table:table-cell>
          <table:table-cell office:value-type="float" office:value="380.485" calcext:value-type="float">
            <text:p>380.485</text:p>
          </table:table-cell>
          <table:table-cell office:value-type="float" office:value="721.063" calcext:value-type="float">
            <text:p>721.063</text:p>
          </table:table-cell>
          <table:table-cell office:value-type="float" office:value="390.563" calcext:value-type="float">
            <text:p>390.563</text:p>
          </table:table-cell>
          <table:table-cell office:value-type="float" office:value="75.302" calcext:value-type="float">
            <text:p>75.302</text:p>
          </table:table-cell>
          <table:table-cell office:value-type="float" office:value="103.338" calcext:value-type="float">
            <text:p>103.338</text:p>
          </table:table-cell>
          <table:table-cell office:value-type="float" office:value="88.149" calcext:value-type="float">
            <text:p>88.149</text:p>
          </table:table-cell>
        </table:table-row>
        <table:table-row table:style-name="ro1">
          <table:table-cell/>
          <table:table-cell office:value-type="float" office:value="1.894" calcext:value-type="float">
            <text:p>1.894</text:p>
          </table:table-cell>
          <table:table-cell office:value-type="float" office:value="664.176" calcext:value-type="float">
            <text:p>664.176</text:p>
          </table:table-cell>
          <table:table-cell office:value-type="float" office:value="725.452" calcext:value-type="float">
            <text:p>725.452</text:p>
          </table:table-cell>
          <table:table-cell office:value-type="float" office:value="377.036" calcext:value-type="float">
            <text:p>377.036</text:p>
          </table:table-cell>
          <table:table-cell office:value-type="float" office:value="733.174" calcext:value-type="float">
            <text:p>733.174</text:p>
          </table:table-cell>
          <table:table-cell office:value-type="float" office:value="387.498" calcext:value-type="float">
            <text:p>387.498</text:p>
          </table:table-cell>
          <table:table-cell office:value-type="float" office:value="78.587" calcext:value-type="float">
            <text:p>78.587</text:p>
          </table:table-cell>
          <table:table-cell office:value-type="float" office:value="106.125" calcext:value-type="float">
            <text:p>106.125</text:p>
          </table:table-cell>
          <table:table-cell office:value-type="float" office:value="89.433" calcext:value-type="float">
            <text:p>89.433</text:p>
          </table:table-cell>
        </table:table-row>
        <table:table-row table:style-name="ro1">
          <table:table-cell/>
          <table:table-cell office:value-type="float" office:value="1.922" calcext:value-type="float">
            <text:p>1.922</text:p>
          </table:table-cell>
          <table:table-cell office:value-type="float" office:value="684.455" calcext:value-type="float">
            <text:p>684.455</text:p>
          </table:table-cell>
          <table:table-cell office:value-type="float" office:value="735.853" calcext:value-type="float">
            <text:p>735.853</text:p>
          </table:table-cell>
          <table:table-cell office:value-type="float" office:value="374.926" calcext:value-type="float">
            <text:p>374.926</text:p>
          </table:table-cell>
          <table:table-cell office:value-type="float" office:value="743.82" calcext:value-type="float">
            <text:p>743.82</text:p>
          </table:table-cell>
          <table:table-cell office:value-type="float" office:value="384.938" calcext:value-type="float">
            <text:p>384.938</text:p>
          </table:table-cell>
          <table:table-cell office:value-type="float" office:value="81.567" calcext:value-type="float">
            <text:p>81.567</text:p>
          </table:table-cell>
          <table:table-cell office:value-type="float" office:value="108.578" calcext:value-type="float">
            <text:p>108.578</text:p>
          </table:table-cell>
          <table:table-cell office:value-type="float" office:value="87.222" calcext:value-type="float">
            <text:p>87.222</text:p>
          </table:table-cell>
        </table:table-row>
        <table:table-row table:style-name="ro1">
          <table:table-cell/>
          <table:table-cell office:value-type="float" office:value="1.953" calcext:value-type="float">
            <text:p>1.953</text:p>
          </table:table-cell>
          <table:table-cell office:value-type="float" office:value="707.143" calcext:value-type="float">
            <text:p>707.143</text:p>
          </table:table-cell>
          <table:table-cell office:value-type="float" office:value="747.264" calcext:value-type="float">
            <text:p>747.264</text:p>
          </table:table-cell>
          <table:table-cell office:value-type="float" office:value="373.327" calcext:value-type="float">
            <text:p>373.327</text:p>
          </table:table-cell>
          <table:table-cell office:value-type="float" office:value="755.488" calcext:value-type="float">
            <text:p>755.488</text:p>
          </table:table-cell>
          <table:table-cell office:value-type="float" office:value="382.299" calcext:value-type="float">
            <text:p>382.299</text:p>
          </table:table-cell>
          <table:table-cell office:value-type="float" office:value="84.929" calcext:value-type="float">
            <text:p>84.929</text:p>
          </table:table-cell>
          <table:table-cell office:value-type="float" office:value="111.17" calcext:value-type="float">
            <text:p>111.17</text:p>
          </table:table-cell>
          <table:table-cell office:value-type="float" office:value="82.338" calcext:value-type="float">
            <text:p>82.338</text:p>
          </table:table-cell>
        </table:table-row>
        <table:table-row table:style-name="ro1">
          <table:table-cell/>
          <table:table-cell office:value-type="float" office:value="1.994" calcext:value-type="float">
            <text:p>1.994</text:p>
          </table:table-cell>
          <table:table-cell office:value-type="float" office:value="738.714" calcext:value-type="float">
            <text:p>738.714</text:p>
          </table:table-cell>
          <table:table-cell office:value-type="float" office:value="762.781" calcext:value-type="float">
            <text:p>762.781</text:p>
          </table:table-cell>
          <table:table-cell office:value-type="float" office:value="371.599" calcext:value-type="float">
            <text:p>371.599</text:p>
          </table:table-cell>
          <table:table-cell office:value-type="float" office:value="771.318" calcext:value-type="float">
            <text:p>771.318</text:p>
          </table:table-cell>
          <table:table-cell office:value-type="float" office:value="378.97" calcext:value-type="float">
            <text:p>378.97</text:p>
          </table:table-cell>
          <table:table-cell office:value-type="float" office:value="89.647" calcext:value-type="float">
            <text:p>89.64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74.381" calcext:value-type="float">
            <text:p>74.381</text:p>
          </table:table-cell>
        </table:table-row>
        <table:table-row table:style-name="ro1">
          <table:table-cell/>
          <table:table-cell office:value-type="float" office:value="2.044" calcext:value-type="float">
            <text:p>2.044</text:p>
          </table:table-cell>
          <table:table-cell office:value-type="float" office:value="777.313" calcext:value-type="float">
            <text:p>777.313</text:p>
          </table:table-cell>
          <table:table-cell office:value-type="float" office:value="781.223" calcext:value-type="float">
            <text:p>781.223</text:p>
          </table:table-cell>
          <table:table-cell office:value-type="float" office:value="369.492" calcext:value-type="float">
            <text:p>369.492</text:p>
          </table:table-cell>
          <table:table-cell office:value-type="float" office:value="790.059" calcext:value-type="float">
            <text:p>790.059</text:p>
          </table:table-cell>
          <table:table-cell office:value-type="float" office:value="374.725" calcext:value-type="float">
            <text:p>374.725</text:p>
          </table:table-cell>
          <table:table-cell office:value-type="float" office:value="95.456" calcext:value-type="float">
            <text:p>95.456</text:p>
          </table:table-cell>
          <table:table-cell office:value-type="float" office:value="117.834" calcext:value-type="float">
            <text:p>117.834</text:p>
          </table:table-cell>
          <table:table-cell office:value-type="float" office:value="62.402" calcext:value-type="float">
            <text:p>62.402</text:p>
          </table:table-cell>
        </table:table-row>
        <table:table-row table:style-name="ro1">
          <table:table-cell/>
          <table:table-cell office:value-type="float" office:value="2.094" calcext:value-type="float">
            <text:p>2.094</text:p>
          </table:table-cell>
          <table:table-cell office:value-type="float" office:value="816.832" calcext:value-type="float">
            <text:p>816.832</text:p>
          </table:table-cell>
          <table:table-cell office:value-type="float" office:value="799.53" calcext:value-type="float">
            <text:p>799.53</text:p>
          </table:table-cell>
          <table:table-cell office:value-type="float" office:value="366.479" calcext:value-type="float">
            <text:p>366.479</text:p>
          </table:table-cell>
          <table:table-cell office:value-type="float" office:value="808.58" calcext:value-type="float">
            <text:p>808.58</text:p>
          </table:table-cell>
          <table:table-cell office:value-type="float" office:value="370.186" calcext:value-type="float">
            <text:p>370.186</text:p>
          </table:table-cell>
          <table:table-cell office:value-type="float" office:value="101.42" calcext:value-type="float">
            <text:p>101.42</text:p>
          </table:table-cell>
          <table:table-cell office:value-type="float" office:value="120.641" calcext:value-type="float">
            <text:p>120.641</text:p>
          </table:table-cell>
          <table:table-cell office:value-type="float" office:value="52.256" calcext:value-type="float">
            <text:p>52.256</text:p>
          </table:table-cell>
        </table:table-row>
        <table:table-row table:style-name="ro1">
          <table:table-cell/>
          <table:table-cell office:value-type="float" office:value="2.123" calcext:value-type="float">
            <text:p>2.123</text:p>
          </table:table-cell>
          <table:table-cell office:value-type="float" office:value="840.119" calcext:value-type="float">
            <text:p>840.119</text:p>
          </table:table-cell>
          <table:table-cell office:value-type="float" office:value="810.043" calcext:value-type="float">
            <text:p>810.043</text:p>
          </table:table-cell>
          <table:table-cell office:value-type="float" office:value="363.516" calcext:value-type="float">
            <text:p>363.516</text:p>
          </table:table-cell>
          <table:table-cell office:value-type="float" office:value="819.19" calcext:value-type="float">
            <text:p>819.19</text:p>
          </table:table-cell>
          <table:table-cell office:value-type="float" office:value="366.697" calcext:value-type="float">
            <text:p>366.697</text:p>
          </table:table-cell>
          <table:table-cell office:value-type="float" office:value="104.932" calcext:value-type="float">
            <text:p>104.932</text:p>
          </table:table-cell>
          <table:table-cell office:value-type="float" office:value="122.072" calcext:value-type="float">
            <text:p>122.072</text:p>
          </table:table-cell>
          <table:table-cell office:value-type="float" office:value="48.196" calcext:value-type="float">
            <text:p>48.196</text:p>
          </table:table-cell>
        </table:table-row>
        <table:table-row table:style-name="ro1">
          <table:table-cell/>
          <table:table-cell office:value-type="float" office:value="2.147" calcext:value-type="float">
            <text:p>2.147</text:p>
          </table:table-cell>
          <table:table-cell office:value-type="float" office:value="859.492" calcext:value-type="float">
            <text:p>859.492</text:p>
          </table:table-cell>
          <table:table-cell office:value-type="float" office:value="818.638" calcext:value-type="float">
            <text:p>818.638</text:p>
          </table:table-cell>
          <table:table-cell office:value-type="float" office:value="361.186" calcext:value-type="float">
            <text:p>361.186</text:p>
          </table:table-cell>
          <table:table-cell office:value-type="float" office:value="827.857" calcext:value-type="float">
            <text:p>827.857</text:p>
          </table:table-cell>
          <table:table-cell office:value-type="float" office:value="364.296" calcext:value-type="float">
            <text:p>364.296</text:p>
          </table:table-cell>
          <table:table-cell office:value-type="float" office:value="107.849" calcext:value-type="float">
            <text:p>107.849</text:p>
          </table:table-cell>
          <table:table-cell office:value-type="float" office:value="123.201" calcext:value-type="float">
            <text:p>123.201</text:p>
          </table:table-cell>
          <table:table-cell office:value-type="float" office:value="47.499" calcext:value-type="float">
            <text:p>47.499</text:p>
          </table:table-cell>
        </table:table-row>
        <table:table-row table:style-name="ro1">
          <table:table-cell/>
          <table:table-cell office:value-type="float" office:value="2.17" calcext:value-type="float">
            <text:p>2.17</text:p>
          </table:table-cell>
          <table:table-cell office:value-type="float" office:value="878.337" calcext:value-type="float">
            <text:p>878.337</text:p>
          </table:table-cell>
          <table:table-cell office:value-type="float" office:value="826.862" calcext:value-type="float">
            <text:p>826.862</text:p>
          </table:table-cell>
          <table:table-cell office:value-type="float" office:value="358.763" calcext:value-type="float">
            <text:p>358.763</text:p>
          </table:table-cell>
          <table:table-cell office:value-type="float" office:value="836.153" calcext:value-type="float">
            <text:p>836.153</text:p>
          </table:table-cell>
          <table:table-cell office:value-type="float" office:value="362.117" calcext:value-type="float">
            <text:p>362.117</text:p>
          </table:table-cell>
          <table:table-cell office:value-type="float" office:value="110.683" calcext:value-type="float">
            <text:p>110.683</text:p>
          </table:table-cell>
          <table:table-cell office:value-type="float" office:value="124.3" calcext:value-type="float">
            <text:p>124.3</text:p>
          </table:table-cell>
          <table:table-cell office:value-type="float" office:value="49.173" calcext:value-type="float">
            <text:p>49.173</text:p>
          </table:table-cell>
        </table:table-row>
        <table:table-row table:style-name="ro1">
          <table:table-cell/>
          <table:table-cell office:value-type="float" office:value="2.195" calcext:value-type="float">
            <text:p>2.195</text:p>
          </table:table-cell>
          <table:table-cell office:value-type="float" office:value="899.005" calcext:value-type="float">
            <text:p>899.005</text:p>
          </table:table-cell>
          <table:table-cell office:value-type="float" office:value="835.728" calcext:value-type="float">
            <text:p>835.728</text:p>
          </table:table-cell>
          <table:table-cell office:value-type="float" office:value="356.068" calcext:value-type="float">
            <text:p>356.068</text:p>
          </table:table-cell>
          <table:table-cell office:value-type="float" office:value="845.109" calcext:value-type="float">
            <text:p>845.109</text:p>
          </table:table-cell>
          <table:table-cell office:value-type="float" office:value="360.027" calcext:value-type="float">
            <text:p>360.027</text:p>
          </table:table-cell>
          <table:table-cell office:value-type="float" office:value="113.789" calcext:value-type="float">
            <text:p>113.789</text:p>
          </table:table-cell>
          <table:table-cell office:value-type="float" office:value="125.566" calcext:value-type="float">
            <text:p>125.566</text:p>
          </table:table-cell>
          <table:table-cell office:value-type="float" office:value="53.246" calcext:value-type="float">
            <text:p>53.246</text:p>
          </table:table-cell>
        </table:table-row>
        <table:table-row table:style-name="ro1">
          <table:table-cell/>
          <table:table-cell office:value-type="float" office:value="2.227" calcext:value-type="float">
            <text:p>2.227</text:p>
          </table:table-cell>
          <table:table-cell office:value-type="float" office:value="925.849" calcext:value-type="float">
            <text:p>925.849</text:p>
          </table:table-cell>
          <table:table-cell office:value-type="float" office:value="847.002" calcext:value-type="float">
            <text:p>847.002</text:p>
          </table:table-cell>
          <table:table-cell office:value-type="float" office:value="352.382" calcext:value-type="float">
            <text:p>352.382</text:p>
          </table:table-cell>
          <table:table-cell office:value-type="float" office:value="856.528" calcext:value-type="float">
            <text:p>856.528</text:p>
          </table:table-cell>
          <table:table-cell office:value-type="float" office:value="357.712" calcext:value-type="float">
            <text:p>357.712</text:p>
          </table:table-cell>
          <table:table-cell office:value-type="float" office:value="117.824" calcext:value-type="float">
            <text:p>117.824</text:p>
          </table:table-cell>
          <table:table-cell office:value-type="float" office:value="127.388" calcext:value-type="float">
            <text:p>127.388</text:p>
          </table:table-cell>
          <table:table-cell office:value-type="float" office:value="61.519" calcext:value-type="float">
            <text:p>61.519</text:p>
          </table:table-cell>
        </table:table-row>
        <table:table-row table:style-name="ro1">
          <table:table-cell/>
          <table:table-cell office:value-type="float" office:value="2.275" calcext:value-type="float">
            <text:p>2.275</text:p>
          </table:table-cell>
          <table:table-cell office:value-type="float" office:value="966.782" calcext:value-type="float">
            <text:p>966.782</text:p>
          </table:table-cell>
          <table:table-cell office:value-type="float" office:value="863.665" calcext:value-type="float">
            <text:p>863.665</text:p>
          </table:table-cell>
          <table:table-cell office:value-type="float" office:value="346.467" calcext:value-type="float">
            <text:p>346.467</text:p>
          </table:table-cell>
          <table:table-cell office:value-type="float" office:value="873.494" calcext:value-type="float">
            <text:p>873.494</text:p>
          </table:table-cell>
          <table:table-cell office:value-type="float" office:value="354.558" calcext:value-type="float">
            <text:p>354.558</text:p>
          </table:table-cell>
          <table:table-cell office:value-type="float" office:value="123.996" calcext:value-type="float">
            <text:p>123.996</text:p>
          </table:table-cell>
          <table:table-cell office:value-type="float" office:value="130.668" calcext:value-type="float">
            <text:p>130.668</text:p>
          </table:table-cell>
          <table:table-cell office:value-type="float" office:value="75.315" calcext:value-type="float">
            <text:p>75.315</text:p>
          </table:table-cell>
        </table:table-row>
        <table:table-row table:style-name="ro1">
          <table:table-cell/>
          <table:table-cell office:value-type="float" office:value="2.317" calcext:value-type="float">
            <text:p>2.317</text:p>
          </table:table-cell>
          <table:table-cell office:value-type="float" office:value="1003.923" calcext:value-type="float">
            <text:p>1003.923</text:p>
          </table:table-cell>
          <table:table-cell office:value-type="float" office:value="878.246" calcext:value-type="float">
            <text:p>878.246</text:p>
          </table:table-cell>
          <table:table-cell office:value-type="float" office:value="340.851" calcext:value-type="float">
            <text:p>340.851</text:p>
          </table:table-cell>
          <table:table-cell office:value-type="float" office:value="888.426" calcext:value-type="float">
            <text:p>888.426</text:p>
          </table:table-cell>
          <table:table-cell office:value-type="float" office:value="351.129" calcext:value-type="float">
            <text:p>351.129</text:p>
          </table:table-cell>
          <table:table-cell office:value-type="float" office:value="129.64" calcext:value-type="float">
            <text:p>129.64</text:p>
          </table:table-cell>
          <table:table-cell office:value-type="float" office:value="134.111" calcext:value-type="float">
            <text:p>134.111</text:p>
          </table:table-cell>
          <table:table-cell office:value-type="float" office:value="84.333" calcext:value-type="float">
            <text:p>84.333</text:p>
          </table:table-cell>
        </table:table-row>
        <table:table-row table:style-name="ro1">
          <table:table-cell/>
          <table:table-cell office:value-type="float" office:value="2.339" calcext:value-type="float">
            <text:p>2.339</text:p>
          </table:table-cell>
          <table:table-cell office:value-type="float" office:value="1023.055" calcext:value-type="float">
            <text:p>1023.055</text:p>
          </table:table-cell>
          <table:table-cell office:value-type="float" office:value="885.58" calcext:value-type="float">
            <text:p>885.58</text:p>
          </table:table-cell>
          <table:table-cell office:value-type="float" office:value="337.864" calcext:value-type="float">
            <text:p>337.864</text:p>
          </table:table-cell>
          <table:table-cell office:value-type="float" office:value="895.957" calcext:value-type="float">
            <text:p>895.957</text:p>
          </table:table-cell>
          <table:table-cell office:value-type="float" office:value="348.676" calcext:value-type="float">
            <text:p>348.676</text:p>
          </table:table-cell>
          <table:table-cell office:value-type="float" office:value="132.57" calcext:value-type="float">
            <text:p>132.57</text:p>
          </table:table-cell>
          <table:table-cell office:value-type="float" office:value="135.966" calcext:value-type="float">
            <text:p>135.966</text:p>
          </table:table-cell>
          <table:table-cell office:value-type="float" office:value="86.155" calcext:value-type="float">
            <text:p>86.155</text:p>
          </table:table-cell>
        </table:table-row>
        <table:table-row table:style-name="ro1">
          <table:table-cell/>
          <table:table-cell office:value-type="float" office:value="2.359" calcext:value-type="float">
            <text:p>2.359</text:p>
          </table:table-cell>
          <table:table-cell office:value-type="float" office:value="1040.813" calcext:value-type="float">
            <text:p>1040.813</text:p>
          </table:table-cell>
          <table:table-cell office:value-type="float" office:value="892.298" calcext:value-type="float">
            <text:p>892.298</text:p>
          </table:table-cell>
          <table:table-cell office:value-type="float" office:value="336.17" calcext:value-type="float">
            <text:p>336.17</text:p>
          </table:table-cell>
          <table:table-cell office:value-type="float" office:value="902.858" calcext:value-type="float">
            <text:p>902.858</text:p>
          </table:table-cell>
          <table:table-cell office:value-type="float" office:value="346.895" calcext:value-type="float">
            <text:p>346.895</text:p>
          </table:table-cell>
          <table:table-cell office:value-type="float" office:value="135.303" calcext:value-type="float">
            <text:p>135.303</text:p>
          </table:table-cell>
          <table:table-cell office:value-type="float" office:value="137.681" calcext:value-type="float">
            <text:p>137.681</text:p>
          </table:table-cell>
          <table:table-cell office:value-type="float" office:value="85.589" calcext:value-type="float">
            <text:p>85.589</text:p>
          </table:table-cell>
        </table:table-row>
        <table:table-row table:style-name="ro1">
          <table:table-cell/>
          <table:table-cell office:value-type="float" office:value="2.379" calcext:value-type="float">
            <text:p>2.379</text:p>
          </table:table-cell>
          <table:table-cell office:value-type="float" office:value="1058.89" calcext:value-type="float">
            <text:p>1058.89</text:p>
          </table:table-cell>
          <table:table-cell office:value-type="float" office:value="899.056" calcext:value-type="float">
            <text:p>899.056</text:p>
          </table:table-cell>
          <table:table-cell office:value-type="float" office:value="334.887" calcext:value-type="float">
            <text:p>334.887</text:p>
          </table:table-cell>
          <table:table-cell office:value-type="float" office:value="909.797" calcext:value-type="float">
            <text:p>909.797</text:p>
          </table:table-cell>
          <table:table-cell office:value-type="float" office:value="345.075" calcext:value-type="float">
            <text:p>345.075</text:p>
          </table:table-cell>
          <table:table-cell office:value-type="float" office:value="138.099" calcext:value-type="float">
            <text:p>138.099</text:p>
          </table:table-cell>
          <table:table-cell office:value-type="float" office:value="139.386" calcext:value-type="float">
            <text:p>139.386</text:p>
          </table:table-cell>
          <table:table-cell office:value-type="float" office:value="83.232" calcext:value-type="float">
            <text:p>83.232</text:p>
          </table:table-cell>
        </table:table-row>
        <table:table-row table:style-name="ro1">
          <table:table-cell/>
          <table:table-cell office:value-type="float" office:value="2.402" calcext:value-type="float">
            <text:p>2.402</text:p>
          </table:table-cell>
          <table:table-cell office:value-type="float" office:value="1079.072" calcext:value-type="float">
            <text:p>1079.072</text:p>
          </table:table-cell>
          <table:table-cell office:value-type="float" office:value="906.516" calcext:value-type="float">
            <text:p>906.516</text:p>
          </table:table-cell>
          <table:table-cell office:value-type="float" office:value="333.938" calcext:value-type="float">
            <text:p>333.938</text:p>
          </table:table-cell>
          <table:table-cell office:value-type="float" office:value="917.446" calcext:value-type="float">
            <text:p>917.446</text:p>
          </table:table-cell>
          <table:table-cell office:value-type="float" office:value="343.03" calcext:value-type="float">
            <text:p>343.03</text:p>
          </table:table-cell>
          <table:table-cell office:value-type="float" office:value="141.235" calcext:value-type="float">
            <text:p>141.235</text:p>
          </table:table-cell>
          <table:table-cell office:value-type="float" office:value="141.194" calcext:value-type="float">
            <text:p>141.194</text:p>
          </table:table-cell>
          <table:table-cell office:value-type="float" office:value="78.451" calcext:value-type="float">
            <text:p>78.451</text:p>
          </table:table-cell>
        </table:table-row>
        <table:table-row table:style-name="ro1">
          <table:table-cell/>
          <table:table-cell office:value-type="float" office:value="2.431" calcext:value-type="float">
            <text:p>2.431</text:p>
          </table:table-cell>
          <table:table-cell office:value-type="float" office:value="1106.083" calcext:value-type="float">
            <text:p>1106.083</text:p>
          </table:table-cell>
          <table:table-cell office:value-type="float" office:value="916.378" calcext:value-type="float">
            <text:p>916.378</text:p>
          </table:table-cell>
          <table:table-cell office:value-type="float" office:value="333.264" calcext:value-type="float">
            <text:p>333.264</text:p>
          </table:table-cell>
          <table:table-cell office:value-type="float" office:value="927.527" calcext:value-type="float">
            <text:p>927.527</text:p>
          </table:table-cell>
          <table:table-cell office:value-type="float" office:value="340.39" calcext:value-type="float">
            <text:p>340.39</text:p>
          </table:table-cell>
          <table:table-cell office:value-type="float" office:value="145.453" calcext:value-type="float">
            <text:p>145.453</text:p>
          </table:table-cell>
          <table:table-cell office:value-type="float" office:value="143.38" calcext:value-type="float">
            <text:p>143.38</text:p>
          </table:table-cell>
          <table:table-cell office:value-type="float" office:value="69.288" calcext:value-type="float">
            <text:p>69.288</text:p>
          </table:table-cell>
        </table:table-row>
        <table:table-row table:style-name="ro1">
          <table:table-cell/>
          <table:table-cell office:value-type="float" office:value="2.476" calcext:value-type="float">
            <text:p>2.476</text:p>
          </table:table-cell>
          <table:table-cell office:value-type="float" office:value="1147.146" calcext:value-type="float">
            <text:p>1147.146</text:p>
          </table:table-cell>
          <table:table-cell office:value-type="float" office:value="931.126" calcext:value-type="float">
            <text:p>931.126</text:p>
          </table:table-cell>
          <table:table-cell office:value-type="float" office:value="332.28" calcext:value-type="float">
            <text:p>332.28</text:p>
          </table:table-cell>
          <table:table-cell office:value-type="float" office:value="942.519" calcext:value-type="float">
            <text:p>942.519</text:p>
          </table:table-cell>
          <table:table-cell office:value-type="float" office:value="336.747" calcext:value-type="float">
            <text:p>336.747</text:p>
          </table:table-cell>
          <table:table-cell office:value-type="float" office:value="151.889" calcext:value-type="float">
            <text:p>151.889</text:p>
          </table:table-cell>
          <table:table-cell office:value-type="float" office:value="146.106" calcext:value-type="float">
            <text:p>146.106</text:p>
          </table:table-cell>
          <table:table-cell office:value-type="float" office:value="54.665" calcext:value-type="float">
            <text:p>54.665</text:p>
          </table:table-cell>
        </table:table-row>
        <table:table-row table:style-name="ro1">
          <table:table-cell/>
          <table:table-cell office:value-type="float" office:value="2.51" calcext:value-type="float">
            <text:p>2.51</text:p>
          </table:table-cell>
          <table:table-cell office:value-type="float" office:value="1179.731" calcext:value-type="float">
            <text:p>1179.731</text:p>
          </table:table-cell>
          <table:table-cell office:value-type="float" office:value="942.684" calcext:value-type="float">
            <text:p>942.684</text:p>
          </table:table-cell>
          <table:table-cell office:value-type="float" office:value="332.382" calcext:value-type="float">
            <text:p>332.382</text:p>
          </table:table-cell>
          <table:table-cell office:value-type="float" office:value="954.204" calcext:value-type="float">
            <text:p>954.204</text:p>
          </table:table-cell>
          <table:table-cell office:value-type="float" office:value="335.522" calcext:value-type="float">
            <text:p>335.522</text:p>
          </table:table-cell>
          <table:table-cell office:value-type="float" office:value="157.001" calcext:value-type="float">
            <text:p>157.001</text:p>
          </table:table-cell>
          <table:table-cell office:value-type="float" office:value="147.82" calcext:value-type="float">
            <text:p>147.82</text:p>
          </table:table-cell>
          <table:table-cell office:value-type="float" office:value="45.794" calcext:value-type="float">
            <text:p>45.794</text:p>
          </table:table-cell>
        </table:table-row>
        <table:table-row table:style-name="ro1">
          <table:table-cell/>
          <table:table-cell office:value-type="float" office:value="2.53" calcext:value-type="float">
            <text:p>2.53</text:p>
          </table:table-cell>
          <table:table-cell office:value-type="float" office:value="1198.141" calcext:value-type="float">
            <text:p>1198.141</text:p>
          </table:table-cell>
          <table:table-cell office:value-type="float" office:value="949.166" calcext:value-type="float">
            <text:p>949.166</text:p>
          </table:table-cell>
          <table:table-cell office:value-type="float" office:value="332.87" calcext:value-type="float">
            <text:p>332.87</text:p>
          </table:table-cell>
          <table:table-cell office:value-type="float" office:value="960.74" calcext:value-type="float">
            <text:p>960.74</text:p>
          </table:table-cell>
          <table:table-cell office:value-type="float" office:value="335.679" calcext:value-type="float">
            <text:p>335.679</text:p>
          </table:table-cell>
          <table:table-cell office:value-type="float" office:value="159.887" calcext:value-type="float">
            <text:p>159.887</text:p>
          </table:table-cell>
          <table:table-cell office:value-type="float" office:value="148.681" calcext:value-type="float">
            <text:p>148.681</text:p>
          </table:table-cell>
          <table:table-cell office:value-type="float" office:value="43.338" calcext:value-type="float">
            <text:p>43.338</text:p>
          </table:table-cell>
        </table:table-row>
        <table:table-row table:style-name="ro1">
          <table:table-cell/>
          <table:table-cell office:value-type="float" office:value="2.547" calcext:value-type="float">
            <text:p>2.547</text:p>
          </table:table-cell>
          <table:table-cell office:value-type="float" office:value="1214.621" calcext:value-type="float">
            <text:p>1214.621</text:p>
          </table:table-cell>
          <table:table-cell office:value-type="float" office:value="954.932" calcext:value-type="float">
            <text:p>954.932</text:p>
          </table:table-cell>
          <table:table-cell office:value-type="float" office:value="332.783" calcext:value-type="float">
            <text:p>332.783</text:p>
          </table:table-cell>
          <table:table-cell office:value-type="float" office:value="966.553" calcext:value-type="float">
            <text:p>966.553</text:p>
          </table:table-cell>
          <table:table-cell office:value-type="float" office:value="335.617" calcext:value-type="float">
            <text:p>335.617</text:p>
          </table:table-cell>
          <table:table-cell office:value-type="float" office:value="162.467" calcext:value-type="float">
            <text:p>162.467</text:p>
          </table:table-cell>
          <table:table-cell office:value-type="float" office:value="149.43" calcext:value-type="float">
            <text:p>149.43</text:p>
          </table:table-cell>
          <table:table-cell office:value-type="float" office:value="43.523" calcext:value-type="float">
            <text:p>43.523</text:p>
          </table:table-cell>
        </table:table-row>
        <table:table-row table:style-name="ro1">
          <table:table-cell/>
          <table:table-cell office:value-type="float" office:value="2.564" calcext:value-type="float">
            <text:p>2.564</text:p>
          </table:table-cell>
          <table:table-cell office:value-type="float" office:value="1231.197" calcext:value-type="float">
            <text:p>1231.197</text:p>
          </table:table-cell>
          <table:table-cell office:value-type="float" office:value="960.691" calcext:value-type="float">
            <text:p>960.691</text:p>
          </table:table-cell>
          <table:table-cell office:value-type="float" office:value="332.248" calcext:value-type="float">
            <text:p>332.248</text:p>
          </table:table-cell>
          <table:table-cell office:value-type="float" office:value="972.362" calcext:value-type="float">
            <text:p>972.362</text:p>
          </table:table-cell>
          <table:table-cell office:value-type="float" office:value="335.475" calcext:value-type="float">
            <text:p>335.475</text:p>
          </table:table-cell>
          <table:table-cell office:value-type="float" office:value="165.059" calcext:value-type="float">
            <text:p>165.059</text:p>
          </table:table-cell>
          <table:table-cell office:value-type="float" office:value="150.205" calcext:value-type="float">
            <text:p>150.205</text:p>
          </table:table-cell>
          <table:table-cell office:value-type="float" office:value="46.423" calcext:value-type="float">
            <text:p>46.423</text:p>
          </table:table-cell>
        </table:table-row>
        <table:table-row table:style-name="ro1">
          <table:table-cell/>
          <table:table-cell office:value-type="float" office:value="2.584" calcext:value-type="float">
            <text:p>2.584</text:p>
          </table:table-cell>
          <table:table-cell office:value-type="float" office:value="1250.442" calcext:value-type="float">
            <text:p>1250.442</text:p>
          </table:table-cell>
          <table:table-cell office:value-type="float" office:value="967.318" calcext:value-type="float">
            <text:p>967.318</text:p>
          </table:table-cell>
          <table:table-cell office:value-type="float" office:value="331.196" calcext:value-type="float">
            <text:p>331.196</text:p>
          </table:table-cell>
          <table:table-cell office:value-type="float" office:value="979.062" calcext:value-type="float">
            <text:p>979.062</text:p>
          </table:table-cell>
          <table:table-cell office:value-type="float" office:value="335.253" calcext:value-type="float">
            <text:p>335.253</text:p>
          </table:table-cell>
          <table:table-cell office:value-type="float" office:value="168.068" calcext:value-type="float">
            <text:p>168.068</text:p>
          </table:table-cell>
          <table:table-cell office:value-type="float" office:value="151.186" calcext:value-type="float">
            <text:p>151.186</text:p>
          </table:table-cell>
          <table:table-cell office:value-type="float" office:value="51.998" calcext:value-type="float">
            <text:p>51.998</text:p>
          </table:table-cell>
        </table:table-row>
        <table:table-row table:style-name="ro1">
          <table:table-cell/>
          <table:table-cell office:value-type="float" office:value="2.613" calcext:value-type="float">
            <text:p>2.613</text:p>
          </table:table-cell>
          <table:table-cell office:value-type="float" office:value="1278.517" calcext:value-type="float">
            <text:p>1278.517</text:p>
          </table:table-cell>
          <table:table-cell office:value-type="float" office:value="976.868" calcext:value-type="float">
            <text:p>976.868</text:p>
          </table:table-cell>
          <table:table-cell office:value-type="float" office:value="329.635" calcext:value-type="float">
            <text:p>329.635</text:p>
          </table:table-cell>
          <table:table-cell office:value-type="float" office:value="988.752" calcext:value-type="float">
            <text:p>988.752</text:p>
          </table:table-cell>
          <table:table-cell office:value-type="float" office:value="335.481" calcext:value-type="float">
            <text:p>335.481</text:p>
          </table:table-cell>
          <table:table-cell office:value-type="float" office:value="172.457" calcext:value-type="float">
            <text:p>172.457</text:p>
          </table:table-cell>
          <table:table-cell office:value-type="float" office:value="152.838" calcext:value-type="float">
            <text:p>152.838</text:p>
          </table:table-cell>
          <table:table-cell office:value-type="float" office:value="62.355" calcext:value-type="float">
            <text:p>62.355</text:p>
          </table:table-cell>
        </table:table-row>
        <table:table-row table:style-name="ro1">
          <table:table-cell/>
          <table:table-cell office:value-type="float" office:value="2.657" calcext:value-type="float">
            <text:p>2.657</text:p>
          </table:table-cell>
          <table:table-cell office:value-type="float" office:value="1321.144" calcext:value-type="float">
            <text:p>1321.144</text:p>
          </table:table-cell>
          <table:table-cell office:value-type="float" office:value="991.11" calcext:value-type="float">
            <text:p>991.11</text:p>
          </table:table-cell>
          <table:table-cell office:value-type="float" office:value="327.338" calcext:value-type="float">
            <text:p>327.338</text:p>
          </table:table-cell>
          <table:table-cell office:value-type="float" office:value="1003.296" calcext:value-type="float">
            <text:p>1003.296</text:p>
          </table:table-cell>
          <table:table-cell office:value-type="float" office:value="336.215" calcext:value-type="float">
            <text:p>336.215</text:p>
          </table:table-cell>
          <table:table-cell office:value-type="float" office:value="179.142" calcext:value-type="float">
            <text:p>179.142</text:p>
          </table:table-cell>
          <table:table-cell office:value-type="float" office:value="155.897" calcext:value-type="float">
            <text:p>155.897</text:p>
          </table:table-cell>
          <table:table-cell office:value-type="float" office:value="76.749" calcext:value-type="float">
            <text:p>76.749</text:p>
          </table:table-cell>
        </table:table-row>
        <table:table-row table:style-name="ro1">
          <table:table-cell/>
          <table:table-cell office:value-type="float" office:value="2.683" calcext:value-type="float">
            <text:p>2.683</text:p>
          </table:table-cell>
          <table:table-cell office:value-type="float" office:value="1346.966" calcext:value-type="float">
            <text:p>1346.966</text:p>
          </table:table-cell>
          <table:table-cell office:value-type="float" office:value="999.601" calcext:value-type="float">
            <text:p>999.601</text:p>
          </table:table-cell>
          <table:table-cell office:value-type="float" office:value="326.703" calcext:value-type="float">
            <text:p>326.703</text:p>
          </table:table-cell>
          <table:table-cell office:value-type="float" office:value="1012.009" calcext:value-type="float">
            <text:p>1012.009</text:p>
          </table:table-cell>
          <table:table-cell office:value-type="float" office:value="336.985" calcext:value-type="float">
            <text:p>336.985</text:p>
          </table:table-cell>
          <table:table-cell office:value-type="float" office:value="183.213" calcext:value-type="float">
            <text:p>183.213</text:p>
          </table:table-cell>
          <table:table-cell office:value-type="float" office:value="157.989" calcext:value-type="float">
            <text:p>157.989</text:p>
          </table:table-cell>
          <table:table-cell office:value-type="float" office:value="82.606" calcext:value-type="float">
            <text:p>82.606</text:p>
          </table:table-cell>
        </table:table-row>
        <table:table-row table:style-name="ro1">
          <table:table-cell/>
          <table:table-cell office:value-type="float" office:value="2.702" calcext:value-type="float">
            <text:p>2.702</text:p>
          </table:table-cell>
          <table:table-cell office:value-type="float" office:value="1366.253" calcext:value-type="float">
            <text:p>1366.253</text:p>
          </table:table-cell>
          <table:table-cell office:value-type="float" office:value="1005.89" calcext:value-type="float">
            <text:p>1005.89</text:p>
          </table:table-cell>
          <table:table-cell office:value-type="float" office:value="326.799" calcext:value-type="float">
            <text:p>326.799</text:p>
          </table:table-cell>
          <table:table-cell office:value-type="float" office:value="1018.472" calcext:value-type="float">
            <text:p>1018.472</text:p>
          </table:table-cell>
          <table:table-cell office:value-type="float" office:value="337.343" calcext:value-type="float">
            <text:p>337.343</text:p>
          </table:table-cell>
          <table:table-cell office:value-type="float" office:value="186.268" calcext:value-type="float">
            <text:p>186.268</text:p>
          </table:table-cell>
          <table:table-cell office:value-type="float" office:value="159.596" calcext:value-type="float">
            <text:p>159.596</text:p>
          </table:table-cell>
          <table:table-cell office:value-type="float" office:value="83.682" calcext:value-type="float">
            <text:p>83.682</text:p>
          </table:table-cell>
        </table:table-row>
        <table:table-row table:style-name="ro1">
          <table:table-cell/>
          <table:table-cell office:value-type="float" office:value="2.72" calcext:value-type="float">
            <text:p>2.72</text:p>
          </table:table-cell>
          <table:table-cell office:value-type="float" office:value="1384.906" calcext:value-type="float">
            <text:p>1384.906</text:p>
          </table:table-cell>
          <table:table-cell office:value-type="float" office:value="1011.927" calcext:value-type="float">
            <text:p>1011.927</text:p>
          </table:table-cell>
          <table:table-cell office:value-type="float" office:value="326.625" calcext:value-type="float">
            <text:p>326.625</text:p>
          </table:table-cell>
          <table:table-cell office:value-type="float" office:value="1024.675" calcext:value-type="float">
            <text:p>1024.675</text:p>
          </table:table-cell>
          <table:table-cell office:value-type="float" office:value="336.703" calcext:value-type="float">
            <text:p>336.703</text:p>
          </table:table-cell>
          <table:table-cell office:value-type="float" office:value="189.233" calcext:value-type="float">
            <text:p>189.233</text:p>
          </table:table-cell>
          <table:table-cell office:value-type="float" office:value="161.128" calcext:value-type="float">
            <text:p>161.128</text:p>
          </table:table-cell>
          <table:table-cell office:value-type="float" office:value="81.762" calcext:value-type="float">
            <text:p>81.762</text:p>
          </table:table-cell>
        </table:table-row>
        <table:table-row table:style-name="ro1">
          <table:table-cell/>
          <table:table-cell office:value-type="float" office:value="2.741" calcext:value-type="float">
            <text:p>2.741</text:p>
          </table:table-cell>
          <table:table-cell office:value-type="float" office:value="1406.056" calcext:value-type="float">
            <text:p>1406.056</text:p>
          </table:table-cell>
          <table:table-cell office:value-type="float" office:value="1018.592" calcext:value-type="float">
            <text:p>1018.592</text:p>
          </table:table-cell>
          <table:table-cell office:value-type="float" office:value="319.876" calcext:value-type="float">
            <text:p>319.876</text:p>
          </table:table-cell>
          <table:table-cell office:value-type="float" office:value="1031.513" calcext:value-type="float">
            <text:p>1031.513</text:p>
          </table:table-cell>
          <table:table-cell office:value-type="float" office:value="328.745" calcext:value-type="float">
            <text:p>328.745</text:p>
          </table:table-cell>
          <table:table-cell office:value-type="float" office:value="192.606" calcext:value-type="float">
            <text:p>192.606</text:p>
          </table:table-cell>
          <table:table-cell office:value-type="float" office:value="162.76" calcext:value-type="float">
            <text:p>162.76</text:p>
          </table:table-cell>
          <table:table-cell office:value-type="float" office:value="75.845" calcext:value-type="float">
            <text:p>75.845</text:p>
          </table:table-cell>
        </table:table-row>
        <table:table-row table:style-name="ro1">
          <table:table-cell/>
          <table:table-cell office:value-type="float" office:value="2.771" calcext:value-type="float">
            <text:p>2.771</text:p>
          </table:table-cell>
          <table:table-cell office:value-type="float" office:value="1436.359" calcext:value-type="float">
            <text:p>1436.359</text:p>
          </table:table-cell>
          <table:table-cell office:value-type="float" office:value="1026.109" calcext:value-type="float">
            <text:p>1026.109</text:p>
          </table:table-cell>
          <table:table-cell office:value-type="float" office:value="251.629" calcext:value-type="float">
            <text:p>251.629</text:p>
          </table:table-cell>
          <table:table-cell office:value-type="float" office:value="1039.215" calcext:value-type="float">
            <text:p>1039.215</text:p>
          </table:table-cell>
          <table:table-cell office:value-type="float" office:value="257.751" calcext:value-type="float">
            <text:p>257.751</text:p>
          </table:table-cell>
          <table:table-cell office:value-type="float" office:value="197.457" calcext:value-type="float">
            <text:p>197.457</text:p>
          </table:table-cell>
          <table:table-cell office:value-type="float" office:value="164.525" calcext:value-type="float">
            <text:p>164.525</text:p>
          </table:table-cell>
          <table:table-cell office:value-type="float" office:value="55.841" calcext:value-type="float">
            <text:p>55.841</text:p>
          </table:table-cell>
        </table:table-row>
        <table:table-row table:style-name="ro1">
          <table:table-cell/>
          <table:table-cell office:value-type="float" office:value="2.815" calcext:value-type="float">
            <text:p>2.815</text:p>
          </table:table-cell>
          <table:table-cell office:value-type="float" office:value="1482.116" calcext:value-type="float">
            <text:p>1482.116</text:p>
          </table:table-cell>
          <table:table-cell office:value-type="float" office:value="1032.08" calcext:value-type="float">
            <text:p>1032.08</text:p>
          </table:table-cell>
          <table:table-cell office:value-type="float" office:value="131.038" calcext:value-type="float">
            <text:p>131.038</text:p>
          </table:table-cell>
          <table:table-cell office:value-type="float" office:value="1045.312" calcext:value-type="float">
            <text:p>1045.312</text:p>
          </table:table-cell>
          <table:table-cell office:value-type="float" office:value="132.958" calcext:value-type="float">
            <text:p>132.958</text:p>
          </table:table-cell>
          <table:table-cell office:value-type="float" office:value="204.803" calcext:value-type="float">
            <text:p>204.803</text:p>
          </table:table-cell>
          <table:table-cell office:value-type="float" office:value="165.796" calcext:value-type="float">
            <text:p>165.796</text:p>
          </table:table-cell>
          <table:table-cell office:value-type="float" office:value="22.518" calcext:value-type="float">
            <text:p>22.518</text:p>
          </table:table-cell>
        </table:table-row>
        <table:table-row table:style-name="ro1">
          <table:table-cell/>
          <table:table-cell office:value-type="float" office:value="2.853" calcext:value-type="float">
            <text:p>2.853</text:p>
          </table:table-cell>
          <table:table-cell office:value-type="float" office:value="1521.441" calcext:value-type="float">
            <text:p>1521.441</text:p>
          </table:table-cell>
          <table:table-cell office:value-type="float" office:value="1033.008" calcext:value-type="float">
            <text:p>1033.008</text:p>
          </table:table-cell>
          <table:table-cell office:value-type="float" office:value="25.317" calcext:value-type="float">
            <text:p>25.317</text:p>
          </table:table-cell>
          <table:table-cell office:value-type="float" office:value="1046.221" calcext:value-type="float">
            <text:p>1046.221</text:p>
          </table:table-cell>
          <table:table-cell office:value-type="float" office:value="25.516" calcext:value-type="float">
            <text:p>25.516</text:p>
          </table:table-cell>
          <table:table-cell office:value-type="float" office:value="211.117" calcext:value-type="float">
            <text:p>211.117</text:p>
          </table:table-cell>
          <table:table-cell office:value-type="float" office:value="165.749" calcext:value-type="float">
            <text:p>165.749</text:p>
          </table:table-cell>
          <table:table-cell office:value-type="float" office:value="3.181" calcext:value-type="float">
            <text:p>3.181</text:p>
          </table:table-cell>
        </table:table-row>
        <table:table-row table:style-name="ro1">
          <table:table-cell/>
          <table:table-cell office:value-type="float" office:value="2.873" calcext:value-type="float">
            <text:p>2.873</text:p>
          </table:table-cell>
          <table:table-cell office:value-type="float" office:value="1541.866" calcext:value-type="float">
            <text:p>1541.866</text:p>
          </table:table-cell>
          <table:table-cell office:value-type="float" office:value="1032.84" calcext:value-type="float">
            <text:p>1032.84</text:p>
          </table:table-cell>
          <table:table-cell office:value-type="float" office:value="-8.593" calcext:value-type="float">
            <text:p>-8.593</text:p>
          </table:table-cell>
          <table:table-cell office:value-type="float" office:value="1046.026" calcext:value-type="float">
            <text:p>1046.026</text:p>
          </table:table-cell>
          <table:table-cell office:value-type="float" office:value="12.022" calcext:value-type="float">
            <text:p>12.022</text:p>
          </table:table-cell>
          <table:table-cell office:value-type="float" office:value="214.393" calcext:value-type="float">
            <text:p>214.393</text:p>
          </table:table-cell>
          <table:table-cell office:value-type="float" office:value="165.567" calcext:value-type="float">
            <text:p>165.567</text:p>
          </table:table-cell>
          <table:table-cell office:value-type="float" office:value="8.408" calcext:value-type="float">
            <text:p>8.408</text:p>
          </table:table-cell>
        </table:table-row>
        <table:table-row table:style-name="ro1">
          <table:table-cell/>
          <table:table-cell office:value-type="float" office:value="2.895" calcext:value-type="float">
            <text:p>2.895</text:p>
          </table:table-cell>
          <table:table-cell office:value-type="float" office:value="1564.419" calcext:value-type="float">
            <text:p>1564.419</text:p>
          </table:table-cell>
          <table:table-cell office:value-type="float" office:value="1032.172" calcext:value-type="float">
            <text:p>1032.172</text:p>
          </table:table-cell>
          <table:table-cell office:value-type="float" office:value="-30.977" calcext:value-type="float">
            <text:p>-30.977</text:p>
          </table:table-cell>
          <table:table-cell office:value-type="float" office:value="1045.33" calcext:value-type="float">
            <text:p>1045.33</text:p>
          </table:table-cell>
          <table:table-cell office:value-type="float" office:value="32.18" calcext:value-type="float">
            <text:p>32.18</text:p>
          </table:table-cell>
          <table:table-cell office:value-type="float" office:value="218.007" calcext:value-type="float">
            <text:p>218.007</text:p>
          </table:table-cell>
          <table:table-cell office:value-type="float" office:value="165.335" calcext:value-type="float">
            <text:p>165.335</text:p>
          </table:table-cell>
          <table:table-cell office:value-type="float" office:value="8.719" calcext:value-type="float">
            <text:p>8.719</text:p>
          </table:table-cell>
        </table:table-row>
        <table:table-row table:style-name="ro1">
          <table:table-cell/>
          <table:table-cell office:value-type="float" office:value="2.926" calcext:value-type="float">
            <text:p>2.926</text:p>
          </table:table-cell>
          <table:table-cell office:value-type="float" office:value="1596.116" calcext:value-type="float">
            <text:p>1596.116</text:p>
          </table:table-cell>
          <table:table-cell office:value-type="float" office:value="1030.479" calcext:value-type="float">
            <text:p>1030.479</text:p>
          </table:table-cell>
          <table:table-cell office:value-type="float" office:value="-56.194" calcext:value-type="float">
            <text:p>-56.194</text:p>
          </table:table-cell>
          <table:table-cell office:value-type="float" office:value="1043.611" calcext:value-type="float">
            <text:p>1043.611</text:p>
          </table:table-cell>
          <table:table-cell office:value-type="float" office:value="56.569" calcext:value-type="float">
            <text:p>56.569</text:p>
          </table:table-cell>
          <table:table-cell office:value-type="float" office:value="223.083" calcext:value-type="float">
            <text:p>223.083</text:p>
          </table:table-cell>
          <table:table-cell office:value-type="float" office:value="165.039" calcext:value-type="float">
            <text:p>165.039</text:p>
          </table:table-cell>
          <table:table-cell office:value-type="float" office:value="6.505" calcext:value-type="float">
            <text:p>6.505</text:p>
          </table:table-cell>
        </table:table-row>
        <table:table-row table:style-name="ro1">
          <table:table-cell/>
          <table:table-cell office:value-type="float" office:value="2.972" calcext:value-type="float">
            <text:p>2.972</text:p>
          </table:table-cell>
          <table:table-cell office:value-type="float" office:value="1643.534" calcext:value-type="float">
            <text:p>1643.534</text:p>
          </table:table-cell>
          <table:table-cell office:value-type="float" office:value="1026.714" calcext:value-type="float">
            <text:p>1026.714</text:p>
          </table:table-cell>
          <table:table-cell office:value-type="float" office:value="-82.112" calcext:value-type="float">
            <text:p>-82.112</text:p>
          </table:table-cell>
          <table:table-cell office:value-type="float" office:value="1039.852" calcext:value-type="float">
            <text:p>1039.852</text:p>
          </table:table-cell>
          <table:table-cell office:value-type="float" office:value="82.136" calcext:value-type="float">
            <text:p>82.136</text:p>
          </table:table-cell>
          <table:table-cell office:value-type="float" office:value="230.684" calcext:value-type="float">
            <text:p>230.684</text:p>
          </table:table-cell>
          <table:table-cell office:value-type="float" office:value="164.771" calcext:value-type="float">
            <text:p>164.771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string" calcext:value-type="string">
            <text:p># Event BURNOUT occurred at t=2.99 seconds</text:p>
          </table:table-cell>
          <table:table-cell office:value-type="float" office:value="2.99" calcext:value-type="float">
            <text:p>2.99</text:p>
          </table:table-cell>
          <table:table-cell office:value-type="float" office:value="1662.244" calcext:value-type="float">
            <text:p>1662.244</text:p>
          </table:table-cell>
          <table:table-cell office:value-type="float" office:value="1025" calcext:value-type="float">
            <text:p>1025</text:p>
          </table:table-cell>
          <table:table-cell office:value-type="float" office:value="-94.061" calcext:value-type="float">
            <text:p>-94.061</text:p>
          </table:table-cell>
          <table:table-cell office:value-type="float" office:value="1038.153" calcext:value-type="float">
            <text:p>1038.153</text:p>
          </table:table-cell>
          <table:table-cell office:value-type="float" office:value="94.067" calcext:value-type="float">
            <text:p>94.067</text:p>
          </table:table-cell>
          <table:table-cell office:value-type="float" office:value="233.688" calcext:value-type="float">
            <text:p>233.688</text:p>
          </table:table-cell>
          <table:table-cell office:value-type="float" office:value="164.732" calcext:value-type="float">
            <text:p>164.732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 office:value-type="string" calcext:value-type="string">
            <text:p># Event EJECTION_CHARGE occurred at t=2.99 seconds</text:p>
          </table:table-cell>
          <table:table-cell office:value-type="float" office:value="3.015" calcext:value-type="float">
            <text:p>3.015</text:p>
          </table:table-cell>
          <table:table-cell office:value-type="float" office:value="1688.11" calcext:value-type="float">
            <text:p>1688.11</text:p>
          </table:table-cell>
          <table:table-cell office:value-type="float" office:value="1022.543" calcext:value-type="float">
            <text:p>1022.543</text:p>
          </table:table-cell>
          <table:table-cell office:value-type="float" office:value="-97.019" calcext:value-type="float">
            <text:p>-97.019</text:p>
          </table:table-cell>
          <table:table-cell office:value-type="float" office:value="1035.723" calcext:value-type="float">
            <text:p>1035.723</text:p>
          </table:table-cell>
          <table:table-cell office:value-type="float" office:value="97.03" calcext:value-type="float">
            <text:p>97.03</text:p>
          </table:table-cell>
          <table:table-cell office:value-type="float" office:value="237.85" calcext:value-type="float">
            <text:p>237.85</text:p>
          </table:table-cell>
          <table:table-cell office:value-type="float" office:value="164.703" calcext:value-type="float">
            <text:p>164.70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3.04" calcext:value-type="float">
            <text:p>3.04</text:p>
          </table:table-cell>
          <table:table-cell office:value-type="float" office:value="1713.465" calcext:value-type="float">
            <text:p>1713.465</text:p>
          </table:table-cell>
          <table:table-cell office:value-type="float" office:value="1020.144" calcext:value-type="float">
            <text:p>1020.144</text:p>
          </table:table-cell>
          <table:table-cell office:value-type="float" office:value="-96.185" calcext:value-type="float">
            <text:p>-96.185</text:p>
          </table:table-cell>
          <table:table-cell office:value-type="float" office:value="1033.344" calcext:value-type="float">
            <text:p>1033.344</text:p>
          </table:table-cell>
          <table:table-cell office:value-type="float" office:value="96.272" calcext:value-type="float">
            <text:p>96.272</text:p>
          </table:table-cell>
          <table:table-cell office:value-type="float" office:value="241.938" calcext:value-type="float">
            <text:p>241.938</text:p>
          </table:table-cell>
          <table:table-cell office:value-type="float" office:value="164.638" calcext:value-type="float">
            <text:p>164.638</text:p>
          </table:table-cell>
          <table:table-cell office:value-type="float" office:value="4.099" calcext:value-type="float">
            <text:p>4.099</text:p>
          </table:table-cell>
        </table:table-row>
        <table:table-row table:style-name="ro1">
          <table:table-cell/>
          <table:table-cell office:value-type="float" office:value="3.074" calcext:value-type="float">
            <text:p>3.074</text:p>
          </table:table-cell>
          <table:table-cell office:value-type="float" office:value="1747.917" calcext:value-type="float">
            <text:p>1747.917</text:p>
          </table:table-cell>
          <table:table-cell office:value-type="float" office:value="1016.915" calcext:value-type="float">
            <text:p>1016.915</text:p>
          </table:table-cell>
          <table:table-cell office:value-type="float" office:value="-94.806" calcext:value-type="float">
            <text:p>-94.806</text:p>
          </table:table-cell>
          <table:table-cell office:value-type="float" office:value="1030.12" calcext:value-type="float">
            <text:p>1030.12</text:p>
          </table:table-cell>
          <table:table-cell office:value-type="float" office:value="95.226" calcext:value-type="float">
            <text:p>95.226</text:p>
          </table:table-cell>
          <table:table-cell office:value-type="float" office:value="247.504" calcext:value-type="float">
            <text:p>247.504</text:p>
          </table:table-cell>
          <table:table-cell office:value-type="float" office:value="164.415" calcext:value-type="float">
            <text:p>164.415</text:p>
          </table:table-cell>
          <table:table-cell office:value-type="float" office:value="8.931" calcext:value-type="float">
            <text:p>8.931</text:p>
          </table:table-cell>
        </table:table-row>
        <table:table-row table:style-name="ro1">
          <table:table-cell/>
          <table:table-cell office:value-type="float" office:value="3.124" calcext:value-type="float">
            <text:p>3.124</text:p>
          </table:table-cell>
          <table:table-cell office:value-type="float" office:value="1798.645" calcext:value-type="float">
            <text:p>1798.645</text:p>
          </table:table-cell>
          <table:table-cell office:value-type="float" office:value="1012.228" calcext:value-type="float">
            <text:p>1012.228</text:p>
          </table:table-cell>
          <table:table-cell office:value-type="float" office:value="-92.725" calcext:value-type="float">
            <text:p>-92.725</text:p>
          </table:table-cell>
          <table:table-cell office:value-type="float" office:value="1025.39" calcext:value-type="float">
            <text:p>1025.39</text:p>
          </table:table-cell>
          <table:table-cell office:value-type="float" office:value="94.267" calcext:value-type="float">
            <text:p>94.267</text:p>
          </table:table-cell>
          <table:table-cell office:value-type="float" office:value="255.71" calcext:value-type="float">
            <text:p>255.71</text:p>
          </table:table-cell>
          <table:table-cell office:value-type="float" office:value="163.762" calcext:value-type="float">
            <text:p>163.762</text:p>
          </table:table-cell>
          <table:table-cell office:value-type="float" office:value="16.98" calcext:value-type="float">
            <text:p>16.98</text:p>
          </table:table-cell>
        </table:table-row>
        <table:table-row table:style-name="ro1">
          <table:table-cell/>
          <table:table-cell office:value-type="float" office:value="3.164" calcext:value-type="float">
            <text:p>3.164</text:p>
          </table:table-cell>
          <table:table-cell office:value-type="float" office:value="1839.321" calcext:value-type="float">
            <text:p>1839.321</text:p>
          </table:table-cell>
          <table:table-cell office:value-type="float" office:value="1008.525" calcext:value-type="float">
            <text:p>1008.525</text:p>
          </table:table-cell>
          <table:table-cell office:value-type="float" office:value="-91.623" calcext:value-type="float">
            <text:p>-91.623</text:p>
          </table:table-cell>
          <table:table-cell office:value-type="float" office:value="1021.606" calcext:value-type="float">
            <text:p>1021.606</text:p>
          </table:table-cell>
          <table:table-cell office:value-type="float" office:value="93.908" calcext:value-type="float">
            <text:p>93.908</text:p>
          </table:table-cell>
          <table:table-cell office:value-type="float" office:value="262.287" calcext:value-type="float">
            <text:p>262.287</text:p>
          </table:table-cell>
          <table:table-cell office:value-type="float" office:value="162.961" calcext:value-type="float">
            <text:p>162.961</text:p>
          </table:table-cell>
          <table:table-cell office:value-type="float" office:value="20.589" calcext:value-type="float">
            <text:p>20.589</text:p>
          </table:table-cell>
        </table:table-row>
        <table:table-row table:style-name="ro1">
          <table:table-cell/>
          <table:table-cell office:value-type="float" office:value="3.19" calcext:value-type="float">
            <text:p>3.19</text:p>
          </table:table-cell>
          <table:table-cell office:value-type="float" office:value="1865.47" calcext:value-type="float">
            <text:p>1865.47</text:p>
          </table:table-cell>
          <table:table-cell office:value-type="float" office:value="1006.151" calcext:value-type="float">
            <text:p>1006.151</text:p>
          </table:table-cell>
          <table:table-cell office:value-type="float" office:value="-91.453" calcext:value-type="float">
            <text:p>-91.453</text:p>
          </table:table-cell>
          <table:table-cell office:value-type="float" office:value="1019.177" calcext:value-type="float">
            <text:p>1019.177</text:p>
          </table:table-cell>
          <table:table-cell office:value-type="float" office:value="93.537" calcext:value-type="float">
            <text:p>93.537</text:p>
          </table:table-cell>
          <table:table-cell office:value-type="float" office:value="266.51" calcext:value-type="float">
            <text:p>266.51</text:p>
          </table:table-cell>
          <table:table-cell office:value-type="float" office:value="162.428" calcext:value-type="float">
            <text:p>162.428</text:p>
          </table:table-cell>
          <table:table-cell office:value-type="float" office:value="19.632" calcext:value-type="float">
            <text:p>19.632</text:p>
          </table:table-cell>
        </table:table-row>
        <table:table-row table:style-name="ro1">
          <table:table-cell/>
          <table:table-cell office:value-type="float" office:value="3.22" calcext:value-type="float">
            <text:p>3.22</text:p>
          </table:table-cell>
          <table:table-cell office:value-type="float" office:value="1895.492" calcext:value-type="float">
            <text:p>1895.492</text:p>
          </table:table-cell>
          <table:table-cell office:value-type="float" office:value="1003.414" calcext:value-type="float">
            <text:p>1003.414</text:p>
          </table:table-cell>
          <table:table-cell office:value-type="float" office:value="-91.807" calcext:value-type="float">
            <text:p>-91.807</text:p>
          </table:table-cell>
          <table:table-cell office:value-type="float" office:value="1016.391" calcext:value-type="float">
            <text:p>1016.391</text:p>
          </table:table-cell>
          <table:table-cell office:value-type="float" office:value="93.072" calcext:value-type="float">
            <text:p>93.072</text:p>
          </table:table-cell>
          <table:table-cell office:value-type="float" office:value="271.355" calcext:value-type="float">
            <text:p>271.355</text:p>
          </table:table-cell>
          <table:table-cell office:value-type="float" office:value="161.9" calcext:value-type="float">
            <text:p>161.9</text:p>
          </table:table-cell>
          <table:table-cell office:value-type="float" office:value="15.296" calcext:value-type="float">
            <text:p>15.296</text:p>
          </table:table-cell>
        </table:table-row>
        <table:table-row table:style-name="ro1">
          <table:table-cell/>
          <table:table-cell office:value-type="float" office:value="3.265" calcext:value-type="float">
            <text:p>3.265</text:p>
          </table:table-cell>
          <table:table-cell office:value-type="float" office:value="1940.371" calcext:value-type="float">
            <text:p>1940.371</text:p>
          </table:table-cell>
          <table:table-cell office:value-type="float" office:value="999.279" calcext:value-type="float">
            <text:p>999.279</text:p>
          </table:table-cell>
          <table:table-cell office:value-type="float" office:value="-92.568" calcext:value-type="float">
            <text:p>-92.568</text:p>
          </table:table-cell>
          <table:table-cell office:value-type="float" office:value="1012.229" calcext:value-type="float">
            <text:p>1012.229</text:p>
          </table:table-cell>
          <table:table-cell office:value-type="float" office:value="92.911" calcext:value-type="float">
            <text:p>92.911</text:p>
          </table:table-cell>
          <table:table-cell office:value-type="float" office:value="278.599" calcext:value-type="float">
            <text:p>278.599</text:p>
          </table:table-cell>
          <table:table-cell office:value-type="float" office:value="161.401" calcext:value-type="float">
            <text:p>161.401</text:p>
          </table:table-cell>
          <table:table-cell office:value-type="float" office:value="7.983" calcext:value-type="float">
            <text:p>7.983</text:p>
          </table:table-cell>
        </table:table-row>
        <table:table-row table:style-name="ro1">
          <table:table-cell/>
          <table:table-cell office:value-type="float" office:value="3.315" calcext:value-type="float">
            <text:p>3.315</text:p>
          </table:table-cell>
          <table:table-cell office:value-type="float" office:value="1990.219" calcext:value-type="float">
            <text:p>1990.219</text:p>
          </table:table-cell>
          <table:table-cell office:value-type="float" office:value="994.637" calcext:value-type="float">
            <text:p>994.637</text:p>
          </table:table-cell>
          <table:table-cell office:value-type="float" office:value="-92.777" calcext:value-type="float">
            <text:p>-92.777</text:p>
          </table:table-cell>
          <table:table-cell office:value-type="float" office:value="1007.607" calcext:value-type="float">
            <text:p>1007.607</text:p>
          </table:table-cell>
          <table:table-cell office:value-type="float" office:value="92.855" calcext:value-type="float">
            <text:p>92.855</text:p>
          </table:table-cell>
          <table:table-cell office:value-type="float" office:value="286.662" calcext:value-type="float">
            <text:p>286.662</text:p>
          </table:table-cell>
          <table:table-cell office:value-type="float" office:value="161.15" calcext:value-type="float">
            <text:p>161.15</text:p>
          </table:table-cell>
          <table:table-cell office:value-type="float" office:value="3.791" calcext:value-type="float">
            <text:p>3.791</text:p>
          </table:table-cell>
        </table:table-row>
        <table:table-row table:style-name="ro1">
          <table:table-cell/>
          <table:table-cell office:value-type="float" office:value="3.347" calcext:value-type="float">
            <text:p>3.347</text:p>
          </table:table-cell>
          <table:table-cell office:value-type="float" office:value="2022.463" calcext:value-type="float">
            <text:p>2022.463</text:p>
          </table:table-cell>
          <table:table-cell office:value-type="float" office:value="991.626" calcext:value-type="float">
            <text:p>991.626</text:p>
          </table:table-cell>
          <table:table-cell office:value-type="float" office:value="-92.456" calcext:value-type="float">
            <text:p>-92.456</text:p>
          </table:table-cell>
          <table:table-cell office:value-type="float" office:value="1004.619" calcext:value-type="float">
            <text:p>1004.619</text:p>
          </table:table-cell>
          <table:table-cell office:value-type="float" office:value="92.518" calcext:value-type="float">
            <text:p>92.518</text:p>
          </table:table-cell>
          <table:table-cell office:value-type="float" office:value="291.892" calcext:value-type="float">
            <text:p>291.892</text:p>
          </table:table-cell>
          <table:table-cell office:value-type="float" office:value="161.053" calcext:value-type="float">
            <text:p>161.053</text:p>
          </table:table-cell>
          <table:table-cell office:value-type="float" office:value="3.404" calcext:value-type="float">
            <text:p>3.404</text:p>
          </table:table-cell>
        </table:table-row>
        <table:table-row table:style-name="ro1">
          <table:table-cell/>
          <table:table-cell office:value-type="float" office:value="3.381" calcext:value-type="float">
            <text:p>3.381</text:p>
          </table:table-cell>
          <table:table-cell office:value-type="float" office:value="2055.531" calcext:value-type="float">
            <text:p>2055.531</text:p>
          </table:table-cell>
          <table:table-cell office:value-type="float" office:value="988.557" calcext:value-type="float">
            <text:p>988.557</text:p>
          </table:table-cell>
          <table:table-cell office:value-type="float" office:value="-91.259" calcext:value-type="float">
            <text:p>-91.259</text:p>
          </table:table-cell>
          <table:table-cell office:value-type="float" office:value="1001.561" calcext:value-type="float">
            <text:p>1001.561</text:p>
          </table:table-cell>
          <table:table-cell office:value-type="float" office:value="91.573" calcext:value-type="float">
            <text:p>91.573</text:p>
          </table:table-cell>
          <table:table-cell office:value-type="float" office:value="297.269" calcext:value-type="float">
            <text:p>297.269</text:p>
          </table:table-cell>
          <table:table-cell office:value-type="float" office:value="160.876" calcext:value-type="float">
            <text:p>160.876</text:p>
          </table:table-cell>
          <table:table-cell office:value-type="float" office:value="7.586" calcext:value-type="float">
            <text:p>7.586</text:p>
          </table:table-cell>
        </table:table-row>
        <table:table-row table:style-name="ro1">
          <table:table-cell/>
          <table:table-cell office:value-type="float" office:value="3.431" calcext:value-type="float">
            <text:p>3.431</text:p>
          </table:table-cell>
          <table:table-cell office:value-type="float" office:value="2104.846" calcext:value-type="float">
            <text:p>2104.846</text:p>
          </table:table-cell>
          <table:table-cell office:value-type="float" office:value="984.044" calcext:value-type="float">
            <text:p>984.044</text:p>
          </table:table-cell>
          <table:table-cell office:value-type="float" office:value="-89.486" calcext:value-type="float">
            <text:p>-89.486</text:p>
          </table:table-cell>
          <table:table-cell office:value-type="float" office:value="997.015" calcext:value-type="float">
            <text:p>997.015</text:p>
          </table:table-cell>
          <table:table-cell office:value-type="float" office:value="90.586" calcext:value-type="float">
            <text:p>90.586</text:p>
          </table:table-cell>
          <table:table-cell office:value-type="float" office:value="305.3" calcext:value-type="float">
            <text:p>305.3</text:p>
          </table:table-cell>
          <table:table-cell office:value-type="float" office:value="160.306" calcext:value-type="float">
            <text:p>160.306</text:p>
          </table:table-cell>
          <table:table-cell office:value-type="float" office:value="14.07" calcext:value-type="float">
            <text:p>14.07</text:p>
          </table:table-cell>
        </table:table-row>
        <table:table-row table:style-name="ro1">
          <table:table-cell/>
          <table:table-cell office:value-type="float" office:value="3.481" calcext:value-type="float">
            <text:p>3.481</text:p>
          </table:table-cell>
          <table:table-cell office:value-type="float" office:value="2153.937" calcext:value-type="float">
            <text:p>2153.937</text:p>
          </table:table-cell>
          <table:table-cell office:value-type="float" office:value="979.605" calcext:value-type="float">
            <text:p>979.605</text:p>
          </table:table-cell>
          <table:table-cell office:value-type="float" office:value="-88.389" calcext:value-type="float">
            <text:p>-88.389</text:p>
          </table:table-cell>
          <table:table-cell office:value-type="float" office:value="992.502" calcext:value-type="float">
            <text:p>992.502</text:p>
          </table:table-cell>
          <table:table-cell office:value-type="float" office:value="90.021" calcext:value-type="float">
            <text:p>90.021</text:p>
          </table:table-cell>
          <table:table-cell office:value-type="float" office:value="313.295" calcext:value-type="float">
            <text:p>313.295</text:p>
          </table:table-cell>
          <table:table-cell office:value-type="float" office:value="159.48" calcext:value-type="float">
            <text:p>159.48</text:p>
          </table:table-cell>
          <table:table-cell office:value-type="float" office:value="17.061" calcext:value-type="float">
            <text:p>17.061</text:p>
          </table:table-cell>
        </table:table-row>
        <table:table-row table:style-name="ro1">
          <table:table-cell/>
          <table:table-cell office:value-type="float" office:value="3.518" calcext:value-type="float">
            <text:p>3.518</text:p>
          </table:table-cell>
          <table:table-cell office:value-type="float" office:value="2189.998" calcext:value-type="float">
            <text:p>2189.998</text:p>
          </table:table-cell>
          <table:table-cell office:value-type="float" office:value="976.353" calcext:value-type="float">
            <text:p>976.353</text:p>
          </table:table-cell>
          <table:table-cell office:value-type="float" office:value="-88.198" calcext:value-type="float">
            <text:p>-88.198</text:p>
          </table:table-cell>
          <table:table-cell office:value-type="float" office:value="989.191" calcext:value-type="float">
            <text:p>989.191</text:p>
          </table:table-cell>
          <table:table-cell office:value-type="float" office:value="89.581" calcext:value-type="float">
            <text:p>89.581</text:p>
          </table:table-cell>
          <table:table-cell office:value-type="float" office:value="319.164" calcext:value-type="float">
            <text:p>319.164</text:p>
          </table:table-cell>
          <table:table-cell office:value-type="float" office:value="158.851" calcext:value-type="float">
            <text:p>158.851</text:p>
          </table:table-cell>
          <table:table-cell office:value-type="float" office:value="15.685" calcext:value-type="float">
            <text:p>15.685</text:p>
          </table:table-cell>
        </table:table-row>
        <table:table-row table:style-name="ro1">
          <table:table-cell/>
          <table:table-cell office:value-type="float" office:value="3.567" calcext:value-type="float">
            <text:p>3.567</text:p>
          </table:table-cell>
          <table:table-cell office:value-type="float" office:value="2238.207" calcext:value-type="float">
            <text:p>2238.207</text:p>
          </table:table-cell>
          <table:table-cell office:value-type="float" office:value="971.979" calcext:value-type="float">
            <text:p>971.979</text:p>
          </table:table-cell>
          <table:table-cell office:value-type="float" office:value="-88.519" calcext:value-type="float">
            <text:p>-88.519</text:p>
          </table:table-cell>
          <table:table-cell office:value-type="float" office:value="984.771" calcext:value-type="float">
            <text:p>984.771</text:p>
          </table:table-cell>
          <table:table-cell office:value-type="float" office:value="89.163" calcext:value-type="float">
            <text:p>89.163</text:p>
          </table:table-cell>
          <table:table-cell office:value-type="float" office:value="327.008" calcext:value-type="float">
            <text:p>327.008</text:p>
          </table:table-cell>
          <table:table-cell office:value-type="float" office:value="158.211" calcext:value-type="float">
            <text:p>158.211</text:p>
          </table:table-cell>
          <table:table-cell office:value-type="float" office:value="10.693" calcext:value-type="float">
            <text:p>10.693</text:p>
          </table:table-cell>
        </table:table-row>
        <table:table-row table:style-name="ro1">
          <table:table-cell/>
          <table:table-cell office:value-type="float" office:value="3.617" calcext:value-type="float">
            <text:p>3.617</text:p>
          </table:table-cell>
          <table:table-cell office:value-type="float" office:value="2286.695" calcext:value-type="float">
            <text:p>2286.695</text:p>
          </table:table-cell>
          <table:table-cell office:value-type="float" office:value="967.545" calcext:value-type="float">
            <text:p>967.545</text:p>
          </table:table-cell>
          <table:table-cell office:value-type="float" office:value="-88.811" calcext:value-type="float">
            <text:p>-88.811</text:p>
          </table:table-cell>
          <table:table-cell office:value-type="float" office:value="980.327" calcext:value-type="float">
            <text:p>980.327</text:p>
          </table:table-cell>
          <table:table-cell office:value-type="float" office:value="89.027" calcext:value-type="float">
            <text:p>89.027</text:p>
          </table:table-cell>
          <table:table-cell office:value-type="float" office:value="334.907" calcext:value-type="float">
            <text:p>334.907</text:p>
          </table:table-cell>
          <table:table-cell office:value-type="float" office:value="157.794" calcext:value-type="float">
            <text:p>157.794</text:p>
          </table:table-cell>
          <table:table-cell office:value-type="float" office:value="6.201" calcext:value-type="float">
            <text:p>6.201</text:p>
          </table:table-cell>
        </table:table-row>
        <table:table-row table:style-name="ro1">
          <table:table-cell/>
          <table:table-cell office:value-type="float" office:value="3.667" calcext:value-type="float">
            <text:p>3.667</text:p>
          </table:table-cell>
          <table:table-cell office:value-type="float" office:value="2334.961" calcext:value-type="float">
            <text:p>2334.961</text:p>
          </table:table-cell>
          <table:table-cell office:value-type="float" office:value="963.1" calcext:value-type="float">
            <text:p>963.1</text:p>
          </table:table-cell>
          <table:table-cell office:value-type="float" office:value="-88.584" calcext:value-type="float">
            <text:p>-88.584</text:p>
          </table:table-cell>
          <table:table-cell office:value-type="float" office:value="975.907" calcext:value-type="float">
            <text:p>975.907</text:p>
          </table:table-cell>
          <table:table-cell office:value-type="float" office:value="88.678" calcext:value-type="float">
            <text:p>88.678</text:p>
          </table:table-cell>
          <table:table-cell office:value-type="float" office:value="342.791" calcext:value-type="float">
            <text:p>342.791</text:p>
          </table:table-cell>
          <table:table-cell office:value-type="float" office:value="157.583" calcext:value-type="float">
            <text:p>157.583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/>
          <table:table-cell office:value-type="float" office:value="3.705" calcext:value-type="float">
            <text:p>3.705</text:p>
          </table:table-cell>
          <table:table-cell office:value-type="float" office:value="2371.41" calcext:value-type="float">
            <text:p>2371.41</text:p>
          </table:table-cell>
          <table:table-cell office:value-type="float" office:value="959.757" calcext:value-type="float">
            <text:p>959.757</text:p>
          </table:table-cell>
          <table:table-cell office:value-type="float" office:value="-87.603" calcext:value-type="float">
            <text:p>-87.603</text:p>
          </table:table-cell>
          <table:table-cell office:value-type="float" office:value="972.58" calcext:value-type="float">
            <text:p>972.58</text:p>
          </table:table-cell>
          <table:table-cell office:value-type="float" office:value="87.795" calcext:value-type="float">
            <text:p>87.795</text:p>
          </table:table-cell>
          <table:table-cell office:value-type="float" office:value="348.762" calcext:value-type="float">
            <text:p>348.762</text:p>
          </table:table-cell>
          <table:table-cell office:value-type="float" office:value="157.413" calcext:value-type="float">
            <text:p>157.413</text:p>
          </table:table-cell>
          <table:table-cell office:value-type="float" office:value="5.809" calcext:value-type="float">
            <text:p>5.809</text:p>
          </table:table-cell>
        </table:table-row>
        <table:table-row table:style-name="ro1">
          <table:table-cell/>
          <table:table-cell office:value-type="float" office:value="3.755" calcext:value-type="float">
            <text:p>3.755</text:p>
          </table:table-cell>
          <table:table-cell office:value-type="float" office:value="2419.29" calcext:value-type="float">
            <text:p>2419.29</text:p>
          </table:table-cell>
          <table:table-cell office:value-type="float" office:value="955.423" calcext:value-type="float">
            <text:p>955.423</text:p>
          </table:table-cell>
          <table:table-cell office:value-type="float" office:value="-85.775" calcext:value-type="float">
            <text:p>-85.775</text:p>
          </table:table-cell>
          <table:table-cell office:value-type="float" office:value="968.234" calcext:value-type="float">
            <text:p>968.234</text:p>
          </table:table-cell>
          <table:table-cell office:value-type="float" office:value="86.506" calcext:value-type="float">
            <text:p>86.506</text:p>
          </table:table-cell>
          <table:table-cell office:value-type="float" office:value="356.623" calcext:value-type="float">
            <text:p>356.623</text:p>
          </table:table-cell>
          <table:table-cell office:value-type="float" office:value="156.987" calcext:value-type="float">
            <text:p>156.987</text:p>
          </table:table-cell>
          <table:table-cell office:value-type="float" office:value="11.221" calcext:value-type="float">
            <text:p>11.221</text:p>
          </table:table-cell>
        </table:table-row>
        <table:table-row table:style-name="ro1">
          <table:table-cell/>
          <table:table-cell office:value-type="float" office:value="3.805" calcext:value-type="float">
            <text:p>3.805</text:p>
          </table:table-cell>
          <table:table-cell office:value-type="float" office:value="2466.954" calcext:value-type="float">
            <text:p>2466.954</text:p>
          </table:table-cell>
          <table:table-cell office:value-type="float" office:value="951.184" calcext:value-type="float">
            <text:p>951.184</text:p>
          </table:table-cell>
          <table:table-cell office:value-type="float" office:value="-84.06" calcext:value-type="float">
            <text:p>-84.06</text:p>
          </table:table-cell>
          <table:table-cell office:value-type="float" office:value="963.932" calcext:value-type="float">
            <text:p>963.932</text:p>
          </table:table-cell>
          <table:table-cell office:value-type="float" office:value="85.722" calcext:value-type="float">
            <text:p>85.722</text:p>
          </table:table-cell>
          <table:table-cell office:value-type="float" office:value="364.455" calcext:value-type="float">
            <text:p>364.455</text:p>
          </table:table-cell>
          <table:table-cell office:value-type="float" office:value="156.248" calcext:value-type="float">
            <text:p>156.248</text:p>
          </table:table-cell>
          <table:table-cell office:value-type="float" office:value="16.796" calcext:value-type="float">
            <text:p>16.796</text:p>
          </table:table-cell>
        </table:table-row>
        <table:table-row table:style-name="ro1">
          <table:table-cell/>
          <table:table-cell office:value-type="float" office:value="3.84" calcext:value-type="float">
            <text:p>3.84</text:p>
          </table:table-cell>
          <table:table-cell office:value-type="float" office:value="2499.938" calcext:value-type="float">
            <text:p>2499.938</text:p>
          </table:table-cell>
          <table:table-cell office:value-type="float" office:value="948.281" calcext:value-type="float">
            <text:p>948.281</text:p>
          </table:table-cell>
          <table:table-cell office:value-type="float" office:value="-83.349" calcext:value-type="float">
            <text:p>-83.349</text:p>
          </table:table-cell>
          <table:table-cell office:value-type="float" office:value="960.965" calcext:value-type="float">
            <text:p>960.965</text:p>
          </table:table-cell>
          <table:table-cell office:value-type="float" office:value="85.276" calcext:value-type="float">
            <text:p>85.276</text:p>
          </table:table-cell>
          <table:table-cell office:value-type="float" office:value="369.871" calcext:value-type="float">
            <text:p>369.871</text:p>
          </table:table-cell>
          <table:table-cell office:value-type="float" office:value="155.622" calcext:value-type="float">
            <text:p>155.622</text:p>
          </table:table-cell>
          <table:table-cell office:value-type="float" office:value="18.025" calcext:value-type="float">
            <text:p>18.025</text:p>
          </table:table-cell>
        </table:table-row>
        <table:table-row table:style-name="ro1">
          <table:table-cell/>
          <table:table-cell office:value-type="float" office:value="3.871" calcext:value-type="float">
            <text:p>3.871</text:p>
          </table:table-cell>
          <table:table-cell office:value-type="float" office:value="2529.703" calcext:value-type="float">
            <text:p>2529.703</text:p>
          </table:table-cell>
          <table:table-cell office:value-type="float" office:value="945.664" calcext:value-type="float">
            <text:p>945.664</text:p>
          </table:table-cell>
          <table:table-cell office:value-type="float" office:value="-83.272" calcext:value-type="float">
            <text:p>-83.272</text:p>
          </table:table-cell>
          <table:table-cell office:value-type="float" office:value="958.295" calcext:value-type="float">
            <text:p>958.295</text:p>
          </table:table-cell>
          <table:table-cell office:value-type="float" office:value="84.753" calcext:value-type="float">
            <text:p>84.753</text:p>
          </table:table-cell>
          <table:table-cell office:value-type="float" office:value="374.754" calcext:value-type="float">
            <text:p>374.754</text:p>
          </table:table-cell>
          <table:table-cell office:value-type="float" office:value="155.081" calcext:value-type="float">
            <text:p>155.081</text:p>
          </table:table-cell>
          <table:table-cell office:value-type="float" office:value="15.775" calcext:value-type="float">
            <text:p>15.775</text:p>
          </table:table-cell>
        </table:table-row>
        <table:table-row table:style-name="ro1">
          <table:table-cell/>
          <table:table-cell office:value-type="float" office:value="3.915" calcext:value-type="float">
            <text:p>3.915</text:p>
          </table:table-cell>
          <table:table-cell office:value-type="float" office:value="2570.882" calcext:value-type="float">
            <text:p>2570.882</text:p>
          </table:table-cell>
          <table:table-cell office:value-type="float" office:value="942.022" calcext:value-type="float">
            <text:p>942.022</text:p>
          </table:table-cell>
          <table:table-cell office:value-type="float" office:value="-83.736" calcext:value-type="float">
            <text:p>-83.736</text:p>
          </table:table-cell>
          <table:table-cell office:value-type="float" office:value="954.611" calcext:value-type="float">
            <text:p>954.611</text:p>
          </table:table-cell>
          <table:table-cell office:value-type="float" office:value="84.29" calcext:value-type="float">
            <text:p>84.29</text:p>
          </table:table-cell>
          <table:table-cell office:value-type="float" office:value="381.507" calcext:value-type="float">
            <text:p>381.507</text:p>
          </table:table-cell>
          <table:table-cell office:value-type="float" office:value="154.521" calcext:value-type="float">
            <text:p>154.521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/>
          <table:table-cell office:value-type="float" office:value="3.965" calcext:value-type="float">
            <text:p>3.965</text:p>
          </table:table-cell>
          <table:table-cell office:value-type="float" office:value="2617.878" calcext:value-type="float">
            <text:p>2617.878</text:p>
          </table:table-cell>
          <table:table-cell office:value-type="float" office:value="937.815" calcext:value-type="float">
            <text:p>937.815</text:p>
          </table:table-cell>
          <table:table-cell office:value-type="float" office:value="-84.225" calcext:value-type="float">
            <text:p>-84.225</text:p>
          </table:table-cell>
          <table:table-cell office:value-type="float" office:value="950.413" calcext:value-type="float">
            <text:p>950.413</text:p>
          </table:table-cell>
          <table:table-cell office:value-type="float" office:value="84.296" calcext:value-type="float">
            <text:p>84.296</text:p>
          </table:table-cell>
          <table:table-cell office:value-type="float" office:value="389.224" calcext:value-type="float">
            <text:p>389.224</text:p>
          </table:table-cell>
          <table:table-cell office:value-type="float" office:value="154.235" calcext:value-type="float">
            <text:p>154.235</text:p>
          </table:table-cell>
          <table:table-cell office:value-type="float" office:value="3.466" calcext:value-type="float">
            <text:p>3.466</text:p>
          </table:table-cell>
        </table:table-row>
        <table:table-row table:style-name="ro1">
          <table:table-cell/>
          <table:table-cell office:value-type="float" office:value="4.003" calcext:value-type="float">
            <text:p>4.003</text:p>
          </table:table-cell>
          <table:table-cell office:value-type="float" office:value="2653.461" calcext:value-type="float">
            <text:p>2653.461</text:p>
          </table:table-cell>
          <table:table-cell office:value-type="float" office:value="934.614" calcext:value-type="float">
            <text:p>934.614</text:p>
          </table:table-cell>
          <table:table-cell office:value-type="float" office:value="-83.981" calcext:value-type="float">
            <text:p>-83.981</text:p>
          </table:table-cell>
          <table:table-cell office:value-type="float" office:value="947.241" calcext:value-type="float">
            <text:p>947.241</text:p>
          </table:table-cell>
          <table:table-cell office:value-type="float" office:value="84.009" calcext:value-type="float">
            <text:p>84.009</text:p>
          </table:table-cell>
          <table:table-cell office:value-type="float" office:value="395.085" calcext:value-type="float">
            <text:p>395.085</text:p>
          </table:table-cell>
          <table:table-cell office:value-type="float" office:value="154.152" calcext:value-type="float">
            <text:p>154.152</text:p>
          </table:table-cell>
          <table:table-cell office:value-type="float" office:value="2.169" calcext:value-type="float">
            <text:p>2.169</text:p>
          </table:table-cell>
        </table:table-row>
        <table:table-row table:style-name="ro1">
          <table:table-cell/>
          <table:table-cell office:value-type="float" office:value="4.037" calcext:value-type="float">
            <text:p>4.037</text:p>
          </table:table-cell>
          <table:table-cell office:value-type="float" office:value="2685.307" calcext:value-type="float">
            <text:p>2685.307</text:p>
          </table:table-cell>
          <table:table-cell office:value-type="float" office:value="931.761" calcext:value-type="float">
            <text:p>931.761</text:p>
          </table:table-cell>
          <table:table-cell office:value-type="float" office:value="-83.101" calcext:value-type="float">
            <text:p>-83.101</text:p>
          </table:table-cell>
          <table:table-cell office:value-type="float" office:value="944.41" calcext:value-type="float">
            <text:p>944.41</text:p>
          </table:table-cell>
          <table:table-cell office:value-type="float" office:value="83.212" calcext:value-type="float">
            <text:p>83.212</text:p>
          </table:table-cell>
          <table:table-cell office:value-type="float" office:value="400.344" calcext:value-type="float">
            <text:p>400.344</text:p>
          </table:table-cell>
          <table:table-cell office:value-type="float" office:value="154.05" calcext:value-type="float">
            <text:p>154.05</text:p>
          </table:table-cell>
          <table:table-cell office:value-type="float" office:value="4.293" calcext:value-type="float">
            <text:p>4.293</text:p>
          </table:table-cell>
        </table:table-row>
        <table:table-row table:style-name="ro1">
          <table:table-cell/>
          <table:table-cell office:value-type="float" office:value="4.086" calcext:value-type="float">
            <text:p>4.086</text:p>
          </table:table-cell>
          <table:table-cell office:value-type="float" office:value="2730.576" calcext:value-type="float">
            <text:p>2730.576</text:p>
          </table:table-cell>
          <table:table-cell office:value-type="float" office:value="927.755" calcext:value-type="float">
            <text:p>927.755</text:p>
          </table:table-cell>
          <table:table-cell office:value-type="float" office:value="-81.506" calcext:value-type="float">
            <text:p>-81.506</text:p>
          </table:table-cell>
          <table:table-cell office:value-type="float" office:value="940.403" calcext:value-type="float">
            <text:p>940.403</text:p>
          </table:table-cell>
          <table:table-cell office:value-type="float" office:value="82.014" calcext:value-type="float">
            <text:p>82.014</text:p>
          </table:table-cell>
          <table:table-cell office:value-type="float" office:value="407.837" calcext:value-type="float">
            <text:p>407.837</text:p>
          </table:table-cell>
          <table:table-cell office:value-type="float" office:value="153.719" calcext:value-type="float">
            <text:p>153.719</text:p>
          </table:table-cell>
          <table:table-cell office:value-type="float" office:value="9.115" calcext:value-type="float">
            <text:p>9.115</text:p>
          </table:table-cell>
        </table:table-row>
        <table:table-row table:style-name="ro1">
          <table:table-cell/>
          <table:table-cell office:value-type="float" office:value="4.136" calcext:value-type="float">
            <text:p>4.136</text:p>
          </table:table-cell>
          <table:table-cell office:value-type="float" office:value="2776.862" calcext:value-type="float">
            <text:p>2776.862</text:p>
          </table:table-cell>
          <table:table-cell office:value-type="float" office:value="923.725" calcext:value-type="float">
            <text:p>923.725</text:p>
          </table:table-cell>
          <table:table-cell office:value-type="float" office:value="-79.831" calcext:value-type="float">
            <text:p>-79.831</text:p>
          </table:table-cell>
          <table:table-cell office:value-type="float" office:value="936.327" calcext:value-type="float">
            <text:p>936.327</text:p>
          </table:table-cell>
          <table:table-cell office:value-type="float" office:value="81.2" calcext:value-type="float">
            <text:p>81.2</text:p>
          </table:table-cell>
          <table:table-cell office:value-type="float" office:value="415.509" calcext:value-type="float">
            <text:p>415.509</text:p>
          </table:table-cell>
          <table:table-cell office:value-type="float" office:value="153.106" calcext:value-type="float">
            <text:p>153.106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/>
          <table:table-cell office:value-type="float" office:value="4.18" calcext:value-type="float">
            <text:p>4.18</text:p>
          </table:table-cell>
          <table:table-cell office:value-type="float" office:value="2817.941" calcext:value-type="float">
            <text:p>2817.941</text:p>
          </table:table-cell>
          <table:table-cell office:value-type="float" office:value="920.189" calcext:value-type="float">
            <text:p>920.189</text:p>
          </table:table-cell>
          <table:table-cell office:value-type="float" office:value="-79.193" calcext:value-type="float">
            <text:p>-79.193</text:p>
          </table:table-cell>
          <table:table-cell office:value-type="float" office:value="932.723" calcext:value-type="float">
            <text:p>932.723</text:p>
          </table:table-cell>
          <table:table-cell office:value-type="float" office:value="80.642" calcext:value-type="float">
            <text:p>80.642</text:p>
          </table:table-cell>
          <table:table-cell office:value-type="float" office:value="422.315" calcext:value-type="float">
            <text:p>422.315</text:p>
          </table:table-cell>
          <table:table-cell office:value-type="float" office:value="152.391" calcext:value-type="float">
            <text:p>152.391</text:p>
          </table:table-cell>
          <table:table-cell office:value-type="float" office:value="15.216" calcext:value-type="float">
            <text:p>15.216</text:p>
          </table:table-cell>
        </table:table-row>
        <table:table-row table:style-name="ro1">
          <table:table-cell/>
          <table:table-cell office:value-type="float" office:value="4.222" calcext:value-type="float">
            <text:p>4.222</text:p>
          </table:table-cell>
          <table:table-cell office:value-type="float" office:value="2856.634" calcext:value-type="float">
            <text:p>2856.634</text:p>
          </table:table-cell>
          <table:table-cell office:value-type="float" office:value="916.856" calcext:value-type="float">
            <text:p>916.856</text:p>
          </table:table-cell>
          <table:table-cell office:value-type="float" office:value="-79.046" calcext:value-type="float">
            <text:p>-79.046</text:p>
          </table:table-cell>
          <table:table-cell office:value-type="float" office:value="929.337" calcext:value-type="float">
            <text:p>929.337</text:p>
          </table:table-cell>
          <table:table-cell office:value-type="float" office:value="80.123" calcext:value-type="float">
            <text:p>80.123</text:p>
          </table:table-cell>
          <table:table-cell office:value-type="float" office:value="428.722" calcext:value-type="float">
            <text:p>428.722</text:p>
          </table:table-cell>
          <table:table-cell office:value-type="float" office:value="151.802" calcext:value-type="float">
            <text:p>151.802</text:p>
          </table:table-cell>
          <table:table-cell office:value-type="float" office:value="13.091" calcext:value-type="float">
            <text:p>13.091</text:p>
          </table:table-cell>
        </table:table-row>
        <table:table-row table:style-name="ro1">
          <table:table-cell/>
          <table:table-cell office:value-type="float" office:value="4.272" calcext:value-type="float">
            <text:p>4.272</text:p>
          </table:table-cell>
          <table:table-cell office:value-type="float" office:value="2902.378" calcext:value-type="float">
            <text:p>2902.378</text:p>
          </table:table-cell>
          <table:table-cell office:value-type="float" office:value="912.901" calcext:value-type="float">
            <text:p>912.901</text:p>
          </table:table-cell>
          <table:table-cell office:value-type="float" office:value="-79.217" calcext:value-type="float">
            <text:p>-79.217</text:p>
          </table:table-cell>
          <table:table-cell office:value-type="float" office:value="925.344" calcext:value-type="float">
            <text:p>925.344</text:p>
          </table:table-cell>
          <table:table-cell office:value-type="float" office:value="79.726" calcext:value-type="float">
            <text:p>79.726</text:p>
          </table:table-cell>
          <table:table-cell office:value-type="float" office:value="436.297" calcext:value-type="float">
            <text:p>436.297</text:p>
          </table:table-cell>
          <table:table-cell office:value-type="float" office:value="151.238" calcext:value-type="float">
            <text:p>151.238</text:p>
          </table:table-cell>
          <table:table-cell office:value-type="float" office:value="8.989" calcext:value-type="float">
            <text:p>8.989</text:p>
          </table:table-cell>
        </table:table-row>
        <table:table-row table:style-name="ro1">
          <table:table-cell/>
          <table:table-cell office:value-type="float" office:value="4.322" calcext:value-type="float">
            <text:p>4.322</text:p>
          </table:table-cell>
          <table:table-cell office:value-type="float" office:value="2947.924" calcext:value-type="float">
            <text:p>2947.924</text:p>
          </table:table-cell>
          <table:table-cell office:value-type="float" office:value="908.932" calcext:value-type="float">
            <text:p>908.932</text:p>
          </table:table-cell>
          <table:table-cell office:value-type="float" office:value="-79.369" calcext:value-type="float">
            <text:p>-79.369</text:p>
          </table:table-cell>
          <table:table-cell office:value-type="float" office:value="921.374" calcext:value-type="float">
            <text:p>921.374</text:p>
          </table:table-cell>
          <table:table-cell office:value-type="float" office:value="79.544" calcext:value-type="float">
            <text:p>79.544</text:p>
          </table:table-cell>
          <table:table-cell office:value-type="float" office:value="443.85" calcext:value-type="float">
            <text:p>443.85</text:p>
          </table:table-cell>
          <table:table-cell office:value-type="float" office:value="150.908" calcext:value-type="float">
            <text:p>150.908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/>
          <table:table-cell office:value-type="float" office:value="4.372" calcext:value-type="float">
            <text:p>4.372</text:p>
          </table:table-cell>
          <table:table-cell office:value-type="float" office:value="2993.271" calcext:value-type="float">
            <text:p>2993.271</text:p>
          </table:table-cell>
          <table:table-cell office:value-type="float" office:value="904.968" calcext:value-type="float">
            <text:p>904.968</text:p>
          </table:table-cell>
          <table:table-cell office:value-type="float" office:value="-78.961" calcext:value-type="float">
            <text:p>-78.961</text:p>
          </table:table-cell>
          <table:table-cell office:value-type="float" office:value="917.428" calcext:value-type="float">
            <text:p>917.428</text:p>
          </table:table-cell>
          <table:table-cell office:value-type="float" office:value="79.09" calcext:value-type="float">
            <text:p>79.09</text:p>
          </table:table-cell>
          <table:table-cell office:value-type="float" office:value="451.39" calcext:value-type="float">
            <text:p>451.39</text:p>
          </table:table-cell>
          <table:table-cell office:value-type="float" office:value="150.688" calcext:value-type="float">
            <text:p>150.688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/>
          <table:table-cell office:value-type="float" office:value="4.422" calcext:value-type="float">
            <text:p>4.422</text:p>
          </table:table-cell>
          <table:table-cell office:value-type="float" office:value="3038.421" calcext:value-type="float">
            <text:p>3038.421</text:p>
          </table:table-cell>
          <table:table-cell office:value-type="float" office:value="901.041" calcext:value-type="float">
            <text:p>901.041</text:p>
          </table:table-cell>
          <table:table-cell office:value-type="float" office:value="-78.163" calcext:value-type="float">
            <text:p>-78.163</text:p>
          </table:table-cell>
          <table:table-cell office:value-type="float" office:value="913.512" calcext:value-type="float">
            <text:p>913.512</text:p>
          </table:table-cell>
          <table:table-cell office:value-type="float" office:value="78.359" calcext:value-type="float">
            <text:p>78.359</text:p>
          </table:table-cell>
          <table:table-cell office:value-type="float" office:value="458.918" calcext:value-type="float">
            <text:p>458.918</text:p>
          </table:table-cell>
          <table:table-cell office:value-type="float" office:value="150.433" calcext:value-type="float">
            <text:p>150.433</text:p>
          </table:table-cell>
          <table:table-cell office:value-type="float" office:value="5.545" calcext:value-type="float">
            <text:p>5.545</text:p>
          </table:table-cell>
        </table:table-row>
        <table:table-row table:style-name="ro1">
          <table:table-cell/>
          <table:table-cell office:value-type="float" office:value="4.472" calcext:value-type="float">
            <text:p>4.472</text:p>
          </table:table-cell>
          <table:table-cell office:value-type="float" office:value="3083.376" calcext:value-type="float">
            <text:p>3083.376</text:p>
          </table:table-cell>
          <table:table-cell office:value-type="float" office:value="897.158" calcext:value-type="float">
            <text:p>897.158</text:p>
          </table:table-cell>
          <table:table-cell office:value-type="float" office:value="-77.047" calcext:value-type="float">
            <text:p>-77.047</text:p>
          </table:table-cell>
          <table:table-cell office:value-type="float" office:value="909.628" calcext:value-type="float">
            <text:p>909.628</text:p>
          </table:table-cell>
          <table:table-cell office:value-type="float" office:value="77.477" calcext:value-type="float">
            <text:p>77.477</text:p>
          </table:table-cell>
          <table:table-cell office:value-type="float" office:value="466.432" calcext:value-type="float">
            <text:p>466.432</text:p>
          </table:table-cell>
          <table:table-cell office:value-type="float" office:value="150.107" calcext:value-type="float">
            <text:p>150.107</text:p>
          </table:table-cell>
          <table:table-cell office:value-type="float" office:value="8.145" calcext:value-type="float">
            <text:p>8.145</text:p>
          </table:table-cell>
        </table:table-row>
        <table:table-row table:style-name="ro1">
          <table:table-cell/>
          <table:table-cell office:value-type="float" office:value="4.522" calcext:value-type="float">
            <text:p>4.522</text:p>
          </table:table-cell>
          <table:table-cell office:value-type="float" office:value="3128.138" calcext:value-type="float">
            <text:p>3128.138</text:p>
          </table:table-cell>
          <table:table-cell office:value-type="float" office:value="893.337" calcext:value-type="float">
            <text:p>893.337</text:p>
          </table:table-cell>
          <table:table-cell office:value-type="float" office:value="-75.888" calcext:value-type="float">
            <text:p>-75.888</text:p>
          </table:table-cell>
          <table:table-cell office:value-type="float" office:value="905.778" calcext:value-type="float">
            <text:p>905.778</text:p>
          </table:table-cell>
          <table:table-cell office:value-type="float" office:value="76.715" calcext:value-type="float">
            <text:p>76.715</text:p>
          </table:table-cell>
          <table:table-cell office:value-type="float" office:value="473.925" calcext:value-type="float">
            <text:p>473.925</text:p>
          </table:table-cell>
          <table:table-cell office:value-type="float" office:value="149.607" calcext:value-type="float">
            <text:p>149.607</text:p>
          </table:table-cell>
          <table:table-cell office:value-type="float" office:value="11.231" calcext:value-type="float">
            <text:p>11.231</text:p>
          </table:table-cell>
        </table:table-row>
        <table:table-row table:style-name="ro1">
          <table:table-cell/>
          <table:table-cell office:value-type="float" office:value="4.572" calcext:value-type="float">
            <text:p>4.572</text:p>
          </table:table-cell>
          <table:table-cell office:value-type="float" office:value="3172.711" calcext:value-type="float">
            <text:p>3172.711</text:p>
          </table:table-cell>
          <table:table-cell office:value-type="float" office:value="889.566" calcext:value-type="float">
            <text:p>889.566</text:p>
          </table:table-cell>
          <table:table-cell office:value-type="float" office:value="-75.146" calcext:value-type="float">
            <text:p>-75.146</text:p>
          </table:table-cell>
          <table:table-cell office:value-type="float" office:value="901.958" calcext:value-type="float">
            <text:p>901.958</text:p>
          </table:table-cell>
          <table:table-cell office:value-type="float" office:value="76.131" calcext:value-type="float">
            <text:p>76.131</text:p>
          </table:table-cell>
          <table:table-cell office:value-type="float" office:value="481.391" calcext:value-type="float">
            <text:p>481.391</text:p>
          </table:table-cell>
          <table:table-cell office:value-type="float" office:value="148.998" calcext:value-type="float">
            <text:p>148.998</text:p>
          </table:table-cell>
          <table:table-cell office:value-type="float" office:value="12.208" calcext:value-type="float">
            <text:p>12.208</text:p>
          </table:table-cell>
        </table:table-row>
        <table:table-row table:style-name="ro1">
          <table:table-cell/>
          <table:table-cell office:value-type="float" office:value="4.622" calcext:value-type="float">
            <text:p>4.622</text:p>
          </table:table-cell>
          <table:table-cell office:value-type="float" office:value="3217.095" calcext:value-type="float">
            <text:p>3217.095</text:p>
          </table:table-cell>
          <table:table-cell office:value-type="float" office:value="885.818" calcext:value-type="float">
            <text:p>885.818</text:p>
          </table:table-cell>
          <table:table-cell office:value-type="float" office:value="-74.889" calcext:value-type="float">
            <text:p>-74.889</text:p>
          </table:table-cell>
          <table:table-cell office:value-type="float" office:value="898.164" calcext:value-type="float">
            <text:p>898.164</text:p>
          </table:table-cell>
          <table:table-cell office:value-type="float" office:value="75.633" calcext:value-type="float">
            <text:p>75.633</text:p>
          </table:table-cell>
          <table:table-cell office:value-type="float" office:value="488.825" calcext:value-type="float">
            <text:p>488.825</text:p>
          </table:table-cell>
          <table:table-cell office:value-type="float" office:value="148.413" calcext:value-type="float">
            <text:p>148.413</text:p>
          </table:table-cell>
          <table:table-cell office:value-type="float" office:value="10.579" calcext:value-type="float">
            <text:p>10.579</text:p>
          </table:table-cell>
        </table:table-row>
        <table:table-row table:style-name="ro1">
          <table:table-cell/>
          <table:table-cell office:value-type="float" office:value="4.672" calcext:value-type="float">
            <text:p>4.672</text:p>
          </table:table-cell>
          <table:table-cell office:value-type="float" office:value="3261.292" calcext:value-type="float">
            <text:p>3261.292</text:p>
          </table:table-cell>
          <table:table-cell office:value-type="float" office:value="882.073" calcext:value-type="float">
            <text:p>882.073</text:p>
          </table:table-cell>
          <table:table-cell office:value-type="float" office:value="-74.864" calcext:value-type="float">
            <text:p>-74.864</text:p>
          </table:table-cell>
          <table:table-cell office:value-type="float" office:value="894.396" calcext:value-type="float">
            <text:p>894.396</text:p>
          </table:table-cell>
          <table:table-cell office:value-type="float" office:value="75.271" calcext:value-type="float">
            <text:p>75.271</text:p>
          </table:table-cell>
          <table:table-cell office:value-type="float" office:value="496.234" calcext:value-type="float">
            <text:p>496.234</text:p>
          </table:table-cell>
          <table:table-cell office:value-type="float" office:value="147.958" calcext:value-type="float">
            <text:p>147.9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/>
          <table:table-cell office:value-type="float" office:value="4.722" calcext:value-type="float">
            <text:p>4.722</text:p>
          </table:table-cell>
          <table:table-cell office:value-type="float" office:value="3305.302" calcext:value-type="float">
            <text:p>3305.302</text:p>
          </table:table-cell>
          <table:table-cell office:value-type="float" office:value="878.331" calcext:value-type="float">
            <text:p>878.331</text:p>
          </table:table-cell>
          <table:table-cell office:value-type="float" office:value="-74.638" calcext:value-type="float">
            <text:p>-74.638</text:p>
          </table:table-cell>
          <table:table-cell office:value-type="float" office:value="890.651" calcext:value-type="float">
            <text:p>890.651</text:p>
          </table:table-cell>
          <table:table-cell office:value-type="float" office:value="74.903" calcext:value-type="float">
            <text:p>74.903</text:p>
          </table:table-cell>
          <table:table-cell office:value-type="float" office:value="503.623" calcext:value-type="float">
            <text:p>503.623</text:p>
          </table:table-cell>
          <table:table-cell office:value-type="float" office:value="147.627" calcext:value-type="float">
            <text:p>147.627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/>
          <table:table-cell office:value-type="float" office:value="4.772" calcext:value-type="float">
            <text:p>4.772</text:p>
          </table:table-cell>
          <table:table-cell office:value-type="float" office:value="3349.126" calcext:value-type="float">
            <text:p>3349.126</text:p>
          </table:table-cell>
          <table:table-cell office:value-type="float" office:value="874.611" calcext:value-type="float">
            <text:p>874.611</text:p>
          </table:table-cell>
          <table:table-cell office:value-type="float" office:value="-74.18" calcext:value-type="float">
            <text:p>-74.18</text:p>
          </table:table-cell>
          <table:table-cell office:value-type="float" office:value="886.931" calcext:value-type="float">
            <text:p>886.931</text:p>
          </table:table-cell>
          <table:table-cell office:value-type="float" office:value="74.424" calcext:value-type="float">
            <text:p>74.424</text:p>
          </table:table-cell>
          <table:table-cell office:value-type="float" office:value="510.997" calcext:value-type="float">
            <text:p>510.997</text:p>
          </table:table-cell>
          <table:table-cell office:value-type="float" office:value="147.319" calcext:value-type="float">
            <text:p>147.319</text:p>
          </table:table-cell>
          <table:table-cell office:value-type="float" office:value="6.022" calcext:value-type="float">
            <text:p>6.022</text:p>
          </table:table-cell>
        </table:table-row>
        <table:table-row table:style-name="ro1">
          <table:table-cell/>
          <table:table-cell office:value-type="float" office:value="4.822" calcext:value-type="float">
            <text:p>4.822</text:p>
          </table:table-cell>
          <table:table-cell office:value-type="float" office:value="3392.764" calcext:value-type="float">
            <text:p>3392.764</text:p>
          </table:table-cell>
          <table:table-cell office:value-type="float" office:value="870.915" calcext:value-type="float">
            <text:p>870.915</text:p>
          </table:table-cell>
          <table:table-cell office:value-type="float" office:value="-73.688" calcext:value-type="float">
            <text:p>-73.688</text:p>
          </table:table-cell>
          <table:table-cell office:value-type="float" office:value="883.237" calcext:value-type="float">
            <text:p>883.237</text:p>
          </table:table-cell>
          <table:table-cell office:value-type="float" office:value="73.917" calcext:value-type="float">
            <text:p>73.917</text:p>
          </table:table-cell>
          <table:table-cell office:value-type="float" office:value="518.356" calcext:value-type="float">
            <text:p>518.356</text:p>
          </table:table-cell>
          <table:table-cell office:value-type="float" office:value="147.019" calcext:value-type="float">
            <text:p>147.019</text:p>
          </table:table-cell>
          <table:table-cell office:value-type="float" office:value="5.805" calcext:value-type="float">
            <text:p>5.805</text:p>
          </table:table-cell>
        </table:table-row>
        <table:table-row table:style-name="ro1">
          <table:table-cell/>
          <table:table-cell office:value-type="float" office:value="4.872" calcext:value-type="float">
            <text:p>4.872</text:p>
          </table:table-cell>
          <table:table-cell office:value-type="float" office:value="3436.218" calcext:value-type="float">
            <text:p>3436.218</text:p>
          </table:table-cell>
          <table:table-cell office:value-type="float" office:value="867.246" calcext:value-type="float">
            <text:p>867.246</text:p>
          </table:table-cell>
          <table:table-cell office:value-type="float" office:value="-72.875" calcext:value-type="float">
            <text:p>-72.875</text:p>
          </table:table-cell>
          <table:table-cell office:value-type="float" office:value="879.569" calcext:value-type="float">
            <text:p>879.569</text:p>
          </table:table-cell>
          <table:table-cell office:value-type="float" office:value="73.244" calcext:value-type="float">
            <text:p>73.244</text:p>
          </table:table-cell>
          <table:table-cell office:value-type="float" office:value="525.699" calcext:value-type="float">
            <text:p>525.699</text:p>
          </table:table-cell>
          <table:table-cell office:value-type="float" office:value="146.717" calcext:value-type="float">
            <text:p>146.717</text:p>
          </table:table-cell>
          <table:table-cell office:value-type="float" office:value="7.346" calcext:value-type="float">
            <text:p>7.346</text:p>
          </table:table-cell>
        </table:table-row>
        <table:table-row table:style-name="ro1">
          <table:table-cell/>
          <table:table-cell office:value-type="float" office:value="4.922" calcext:value-type="float">
            <text:p>4.922</text:p>
          </table:table-cell>
          <table:table-cell office:value-type="float" office:value="3479.489" calcext:value-type="float">
            <text:p>3479.489</text:p>
          </table:table-cell>
          <table:table-cell office:value-type="float" office:value="863.629" calcext:value-type="float">
            <text:p>863.629</text:p>
          </table:table-cell>
          <table:table-cell office:value-type="float" office:value="-71.849" calcext:value-type="float">
            <text:p>-71.849</text:p>
          </table:table-cell>
          <table:table-cell office:value-type="float" office:value="875.928" calcext:value-type="float">
            <text:p>875.928</text:p>
          </table:table-cell>
          <table:table-cell office:value-type="float" office:value="72.585" calcext:value-type="float">
            <text:p>72.585</text:p>
          </table:table-cell>
          <table:table-cell office:value-type="float" office:value="533.025" calcext:value-type="float">
            <text:p>533.025</text:p>
          </table:table-cell>
          <table:table-cell office:value-type="float" office:value="146.27" calcext:value-type="float">
            <text:p>146.27</text:p>
          </table:table-cell>
          <table:table-cell office:value-type="float" office:value="10.314" calcext:value-type="float">
            <text:p>10.314</text:p>
          </table:table-cell>
        </table:table-row>
        <table:table-row table:style-name="ro1">
          <table:table-cell/>
          <table:table-cell office:value-type="float" office:value="4.972" calcext:value-type="float">
            <text:p>4.972</text:p>
          </table:table-cell>
          <table:table-cell office:value-type="float" office:value="3522.581" calcext:value-type="float">
            <text:p>3522.581</text:p>
          </table:table-cell>
          <table:table-cell office:value-type="float" office:value="860.058" calcext:value-type="float">
            <text:p>860.058</text:p>
          </table:table-cell>
          <table:table-cell office:value-type="float" office:value="-71.16" calcext:value-type="float">
            <text:p>-71.16</text:p>
          </table:table-cell>
          <table:table-cell office:value-type="float" office:value="872.312" calcext:value-type="float">
            <text:p>872.312</text:p>
          </table:table-cell>
          <table:table-cell office:value-type="float" office:value="72.09" calcext:value-type="float">
            <text:p>72.09</text:p>
          </table:table-cell>
          <table:table-cell office:value-type="float" office:value="540.324" calcext:value-type="float">
            <text:p>540.324</text:p>
          </table:table-cell>
          <table:table-cell office:value-type="float" office:value="145.699" calcext:value-type="float">
            <text:p>145.699</text:p>
          </table:table-cell>
          <table:table-cell office:value-type="float" office:value="11.544" calcext:value-type="float">
            <text:p>11.544</text:p>
          </table:table-cell>
        </table:table-row>
        <table:table-row table:style-name="ro1">
          <table:table-cell/>
          <table:table-cell office:value-type="float" office:value="5.022" calcext:value-type="float">
            <text:p>5.022</text:p>
          </table:table-cell>
          <table:table-cell office:value-type="float" office:value="3565.496" calcext:value-type="float">
            <text:p>3565.496</text:p>
          </table:table-cell>
          <table:table-cell office:value-type="float" office:value="856.509" calcext:value-type="float">
            <text:p>856.509</text:p>
          </table:table-cell>
          <table:table-cell office:value-type="float" office:value="-70.887" calcext:value-type="float">
            <text:p>-70.887</text:p>
          </table:table-cell>
          <table:table-cell office:value-type="float" office:value="868.719" calcext:value-type="float">
            <text:p>868.719</text:p>
          </table:table-cell>
          <table:table-cell office:value-type="float" office:value="71.662" calcext:value-type="float">
            <text:p>71.662</text:p>
          </table:table-cell>
          <table:table-cell office:value-type="float" office:value="547.595" calcext:value-type="float">
            <text:p>547.595</text:p>
          </table:table-cell>
          <table:table-cell office:value-type="float" office:value="145.139" calcext:value-type="float">
            <text:p>145.139</text:p>
          </table:table-cell>
          <table:table-cell office:value-type="float" office:value="10.511" calcext:value-type="float">
            <text:p>10.511</text:p>
          </table:table-cell>
        </table:table-row>
        <table:table-row table:style-name="ro1">
          <table:table-cell/>
          <table:table-cell office:value-type="float" office:value="5.072" calcext:value-type="float">
            <text:p>5.072</text:p>
          </table:table-cell>
          <table:table-cell office:value-type="float" office:value="3608.232" calcext:value-type="float">
            <text:p>3608.232</text:p>
          </table:table-cell>
          <table:table-cell office:value-type="float" office:value="852.965" calcext:value-type="float">
            <text:p>852.965</text:p>
          </table:table-cell>
          <table:table-cell office:value-type="float" office:value="-70.912" calcext:value-type="float">
            <text:p>-70.912</text:p>
          </table:table-cell>
          <table:table-cell office:value-type="float" office:value="865.147" calcext:value-type="float">
            <text:p>865.147</text:p>
          </table:table-cell>
          <table:table-cell office:value-type="float" office:value="71.357" calcext:value-type="float">
            <text:p>71.357</text:p>
          </table:table-cell>
          <table:table-cell office:value-type="float" office:value="554.839" calcext:value-type="float">
            <text:p>554.839</text:p>
          </table:table-cell>
          <table:table-cell office:value-type="float" office:value="144.67" calcext:value-type="float">
            <text:p>144.67</text:p>
          </table:table-cell>
          <table:table-cell office:value-type="float" office:value="7.957" calcext:value-type="float">
            <text:p>7.957</text:p>
          </table:table-cell>
        </table:table-row>
        <table:table-row table:style-name="ro1">
          <table:table-cell/>
          <table:table-cell office:value-type="float" office:value="5.122" calcext:value-type="float">
            <text:p>5.122</text:p>
          </table:table-cell>
          <table:table-cell office:value-type="float" office:value="3650.792" calcext:value-type="float">
            <text:p>3650.792</text:p>
          </table:table-cell>
          <table:table-cell office:value-type="float" office:value="849.415" calcext:value-type="float">
            <text:p>849.415</text:p>
          </table:table-cell>
          <table:table-cell office:value-type="float" office:value="-71.091" calcext:value-type="float">
            <text:p>-71.091</text:p>
          </table:table-cell>
          <table:table-cell office:value-type="float" office:value="861.594" calcext:value-type="float">
            <text:p>861.594</text:p>
          </table:table-cell>
          <table:table-cell office:value-type="float" office:value="71.246" calcext:value-type="float">
            <text:p>71.246</text:p>
          </table:table-cell>
          <table:table-cell office:value-type="float" office:value="562.064" calcext:value-type="float">
            <text:p>562.064</text:p>
          </table:table-cell>
          <table:table-cell office:value-type="float" office:value="144.356" calcext:value-type="float">
            <text:p>144.356</text:p>
          </table:table-cell>
          <table:table-cell office:value-type="float" office:value="4.697" calcext:value-type="float">
            <text:p>4.697</text:p>
          </table:table-cell>
        </table:table-row>
        <table:table-row table:style-name="ro1">
          <table:table-cell/>
          <table:table-cell office:value-type="float" office:value="5.172" calcext:value-type="float">
            <text:p>5.172</text:p>
          </table:table-cell>
          <table:table-cell office:value-type="float" office:value="3693.174" calcext:value-type="float">
            <text:p>3693.174</text:p>
          </table:table-cell>
          <table:table-cell office:value-type="float" office:value="845.859" calcext:value-type="float">
            <text:p>845.859</text:p>
          </table:table-cell>
          <table:table-cell office:value-type="float" office:value="-70.816" calcext:value-type="float">
            <text:p>-70.816</text:p>
          </table:table-cell>
          <table:table-cell office:value-type="float" office:value="858.06" calcext:value-type="float">
            <text:p>858.06</text:p>
          </table:table-cell>
          <table:table-cell office:value-type="float" office:value="70.924" calcext:value-type="float">
            <text:p>70.924</text:p>
          </table:table-cell>
          <table:table-cell office:value-type="float" office:value="569.278" calcext:value-type="float">
            <text:p>569.278</text:p>
          </table:table-cell>
          <table:table-cell office:value-type="float" office:value="144.18" calcext:value-type="float">
            <text:p>144.18</text:p>
          </table:table-cell>
          <table:table-cell office:value-type="float" office:value="3.909" calcext:value-type="float">
            <text:p>3.909</text:p>
          </table:table-cell>
        </table:table-row>
        <table:table-row table:style-name="ro1">
          <table:table-cell/>
          <table:table-cell office:value-type="float" office:value="5.222" calcext:value-type="float">
            <text:p>5.222</text:p>
          </table:table-cell>
          <table:table-cell office:value-type="float" office:value="3735.379" calcext:value-type="float">
            <text:p>3735.379</text:p>
          </table:table-cell>
          <table:table-cell office:value-type="float" office:value="842.337" calcext:value-type="float">
            <text:p>842.337</text:p>
          </table:table-cell>
          <table:table-cell office:value-type="float" office:value="-70.178" calcext:value-type="float">
            <text:p>-70.178</text:p>
          </table:table-cell>
          <table:table-cell office:value-type="float" office:value="854.548" calcext:value-type="float">
            <text:p>854.548</text:p>
          </table:table-cell>
          <table:table-cell office:value-type="float" office:value="70.353" calcext:value-type="float">
            <text:p>70.353</text:p>
          </table:table-cell>
          <table:table-cell office:value-type="float" office:value="576.481" calcext:value-type="float">
            <text:p>576.481</text:p>
          </table:table-cell>
          <table:table-cell office:value-type="float" office:value="143.945" calcext:value-type="float">
            <text:p>143.945</text:p>
          </table:table-cell>
          <table:table-cell office:value-type="float" office:value="4.966" calcext:value-type="float">
            <text:p>4.966</text:p>
          </table:table-cell>
        </table:table-row>
        <table:table-row table:style-name="ro1">
          <table:table-cell/>
          <table:table-cell office:value-type="float" office:value="5.272" calcext:value-type="float">
            <text:p>5.272</text:p>
          </table:table-cell>
          <table:table-cell office:value-type="float" office:value="3777.408" calcext:value-type="float">
            <text:p>3777.408</text:p>
          </table:table-cell>
          <table:table-cell office:value-type="float" office:value="838.846" calcext:value-type="float">
            <text:p>838.846</text:p>
          </table:table-cell>
          <table:table-cell office:value-type="float" office:value="-69.328" calcext:value-type="float">
            <text:p>-69.328</text:p>
          </table:table-cell>
          <table:table-cell office:value-type="float" office:value="851.059" calcext:value-type="float">
            <text:p>851.059</text:p>
          </table:table-cell>
          <table:table-cell office:value-type="float" office:value="69.69" calcext:value-type="float">
            <text:p>69.69</text:p>
          </table:table-cell>
          <table:table-cell office:value-type="float" office:value="583.672" calcext:value-type="float">
            <text:p>583.672</text:p>
          </table:table-cell>
          <table:table-cell office:value-type="float" office:value="143.665" calcext:value-type="float">
            <text:p>143.665</text:p>
          </table:table-cell>
          <table:table-cell office:value-type="float" office:value="7.098" calcext:value-type="float">
            <text:p>7.098</text:p>
          </table:table-cell>
        </table:table-row>
        <table:table-row table:style-name="ro1">
          <table:table-cell/>
          <table:table-cell office:value-type="float" office:value="5.322" calcext:value-type="float">
            <text:p>5.322</text:p>
          </table:table-cell>
          <table:table-cell office:value-type="float" office:value="3819.264" calcext:value-type="float">
            <text:p>3819.264</text:p>
          </table:table-cell>
          <table:table-cell office:value-type="float" office:value="835.405" calcext:value-type="float">
            <text:p>835.405</text:p>
          </table:table-cell>
          <table:table-cell office:value-type="float" office:value="-68.435" calcext:value-type="float">
            <text:p>-68.435</text:p>
          </table:table-cell>
          <table:table-cell office:value-type="float" office:value="847.594" calcext:value-type="float">
            <text:p>847.594</text:p>
          </table:table-cell>
          <table:table-cell office:value-type="float" office:value="69.114" calcext:value-type="float">
            <text:p>69.114</text:p>
          </table:table-cell>
          <table:table-cell office:value-type="float" office:value="590.844" calcext:value-type="float">
            <text:p>590.844</text:p>
          </table:table-cell>
          <table:table-cell office:value-type="float" office:value="143.227" calcext:value-type="float">
            <text:p>143.227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/>
          <table:table-cell office:value-type="float" office:value="5.372" calcext:value-type="float">
            <text:p>5.372</text:p>
          </table:table-cell>
          <table:table-cell office:value-type="float" office:value="3860.949" calcext:value-type="float">
            <text:p>3860.949</text:p>
          </table:table-cell>
          <table:table-cell office:value-type="float" office:value="832" calcext:value-type="float">
            <text:p>832</text:p>
          </table:table-cell>
          <table:table-cell office:value-type="float" office:value="-67.859" calcext:value-type="float">
            <text:p>-67.859</text:p>
          </table:table-cell>
          <table:table-cell office:value-type="float" office:value="844.15" calcext:value-type="float">
            <text:p>844.15</text:p>
          </table:table-cell>
          <table:table-cell office:value-type="float" office:value="68.677" calcext:value-type="float">
            <text:p>68.677</text:p>
          </table:table-cell>
          <table:table-cell office:value-type="float" office:value="597.993" calcext:value-type="float">
            <text:p>597.993</text:p>
          </table:table-cell>
          <table:table-cell office:value-type="float" office:value="142.711" calcext:value-type="float">
            <text:p>142.711</text:p>
          </table:table-cell>
          <table:table-cell office:value-type="float" office:value="10.563" calcext:value-type="float">
            <text:p>10.563</text:p>
          </table:table-cell>
        </table:table-row>
        <table:table-row table:style-name="ro1">
          <table:table-cell/>
          <table:table-cell office:value-type="float" office:value="5.422" calcext:value-type="float">
            <text:p>5.422</text:p>
          </table:table-cell>
          <table:table-cell office:value-type="float" office:value="3902.464" calcext:value-type="float">
            <text:p>3902.464</text:p>
          </table:table-cell>
          <table:table-cell office:value-type="float" office:value="828.615" calcext:value-type="float">
            <text:p>828.615</text:p>
          </table:table-cell>
          <table:table-cell office:value-type="float" office:value="-67.644" calcext:value-type="float">
            <text:p>-67.644</text:p>
          </table:table-cell>
          <table:table-cell office:value-type="float" office:value="840.727" calcext:value-type="float">
            <text:p>840.727</text:p>
          </table:table-cell>
          <table:table-cell office:value-type="float" office:value="68.314" calcext:value-type="float">
            <text:p>68.314</text:p>
          </table:table-cell>
          <table:table-cell office:value-type="float" office:value="605.115" calcext:value-type="float">
            <text:p>605.115</text:p>
          </table:table-cell>
          <table:table-cell office:value-type="float" office:value="142.192" calcext:value-type="float">
            <text:p>142.192</text:p>
          </table:table-cell>
          <table:table-cell office:value-type="float" office:value="9.539" calcext:value-type="float">
            <text:p>9.539</text:p>
          </table:table-cell>
        </table:table-row>
        <table:table-row table:style-name="ro1">
          <table:table-cell/>
          <table:table-cell office:value-type="float" office:value="5.472" calcext:value-type="float">
            <text:p>5.472</text:p>
          </table:table-cell>
          <table:table-cell office:value-type="float" office:value="3943.811" calcext:value-type="float">
            <text:p>3943.811</text:p>
          </table:table-cell>
          <table:table-cell office:value-type="float" office:value="825.231" calcext:value-type="float">
            <text:p>825.231</text:p>
          </table:table-cell>
          <table:table-cell office:value-type="float" office:value="-67.713" calcext:value-type="float">
            <text:p>-67.713</text:p>
          </table:table-cell>
          <table:table-cell office:value-type="float" office:value="837.321" calcext:value-type="float">
            <text:p>837.321</text:p>
          </table:table-cell>
          <table:table-cell office:value-type="float" office:value="68.079" calcext:value-type="float">
            <text:p>68.079</text:p>
          </table:table-cell>
          <table:table-cell office:value-type="float" office:value="612.214" calcext:value-type="float">
            <text:p>612.214</text:p>
          </table:table-cell>
          <table:table-cell office:value-type="float" office:value="141.777" calcext:value-type="float">
            <text:p>141.777</text:p>
          </table:table-cell>
          <table:table-cell office:value-type="float" office:value="7.048" calcext:value-type="float">
            <text:p>7.048</text:p>
          </table:table-cell>
        </table:table-row>
        <table:table-row table:style-name="ro1">
          <table:table-cell/>
          <table:table-cell office:value-type="float" office:value="5.522" calcext:value-type="float">
            <text:p>5.522</text:p>
          </table:table-cell>
          <table:table-cell office:value-type="float" office:value="3984.987" calcext:value-type="float">
            <text:p>3984.987</text:p>
          </table:table-cell>
          <table:table-cell office:value-type="float" office:value="821.842" calcext:value-type="float">
            <text:p>821.842</text:p>
          </table:table-cell>
          <table:table-cell office:value-type="float" office:value="-67.854" calcext:value-type="float">
            <text:p>-67.854</text:p>
          </table:table-cell>
          <table:table-cell office:value-type="float" office:value="833.933" calcext:value-type="float">
            <text:p>833.933</text:p>
          </table:table-cell>
          <table:table-cell office:value-type="float" office:value="67.99" calcext:value-type="float">
            <text:p>67.99</text:p>
          </table:table-cell>
          <table:table-cell office:value-type="float" office:value="619.295" calcext:value-type="float">
            <text:p>619.295</text:p>
          </table:table-cell>
          <table:table-cell office:value-type="float" office:value="141.495" calcext:value-type="float">
            <text:p>141.495</text:p>
          </table:table-cell>
          <table:table-cell office:value-type="float" office:value="4.292" calcext:value-type="float">
            <text:p>4.292</text:p>
          </table:table-cell>
        </table:table-row>
        <table:table-row table:style-name="ro1">
          <table:table-cell/>
          <table:table-cell office:value-type="float" office:value="5.572" calcext:value-type="float">
            <text:p>5.572</text:p>
          </table:table-cell>
          <table:table-cell office:value-type="float" office:value="4025.995" calcext:value-type="float">
            <text:p>4025.995</text:p>
          </table:table-cell>
          <table:table-cell office:value-type="float" office:value="818.448" calcext:value-type="float">
            <text:p>818.448</text:p>
          </table:table-cell>
          <table:table-cell office:value-type="float" office:value="-67.698" calcext:value-type="float">
            <text:p>-67.698</text:p>
          </table:table-cell>
          <table:table-cell office:value-type="float" office:value="830.562" calcext:value-type="float">
            <text:p>830.562</text:p>
          </table:table-cell>
          <table:table-cell office:value-type="float" office:value="67.769" calcext:value-type="float">
            <text:p>67.769</text:p>
          </table:table-cell>
          <table:table-cell office:value-type="float" office:value="626.366" calcext:value-type="float">
            <text:p>626.366</text:p>
          </table:table-cell>
          <table:table-cell office:value-type="float" office:value="141.335" calcext:value-type="float">
            <text:p>141.335</text:p>
          </table:table-cell>
          <table:table-cell office:value-type="float" office:value="3.095" calcext:value-type="float">
            <text:p>3.095</text:p>
          </table:table-cell>
        </table:table-row>
        <table:table-row table:style-name="ro1">
          <table:table-cell/>
          <table:table-cell office:value-type="float" office:value="5.622" calcext:value-type="float">
            <text:p>5.622</text:p>
          </table:table-cell>
          <table:table-cell office:value-type="float" office:value="4066.833" calcext:value-type="float">
            <text:p>4066.833</text:p>
          </table:table-cell>
          <table:table-cell office:value-type="float" office:value="815.077" calcext:value-type="float">
            <text:p>815.077</text:p>
          </table:table-cell>
          <table:table-cell office:value-type="float" office:value="-67.055" calcext:value-type="float">
            <text:p>-67.055</text:p>
          </table:table-cell>
          <table:table-cell office:value-type="float" office:value="827.21" calcext:value-type="float">
            <text:p>827.21</text:p>
          </table:table-cell>
          <table:table-cell office:value-type="float" office:value="67.196" calcext:value-type="float">
            <text:p>67.196</text:p>
          </table:table-cell>
          <table:table-cell office:value-type="float" office:value="633.429" calcext:value-type="float">
            <text:p>633.429</text:p>
          </table:table-cell>
          <table:table-cell office:value-type="float" office:value="141.159" calcext:value-type="float">
            <text:p>141.159</text:p>
          </table:table-cell>
          <table:table-cell office:value-type="float" office:value="4.362" calcext:value-type="float">
            <text:p>4.362</text:p>
          </table:table-cell>
        </table:table-row>
        <table:table-row table:style-name="ro1">
          <table:table-cell/>
          <table:table-cell office:value-type="float" office:value="5.672" calcext:value-type="float">
            <text:p>5.672</text:p>
          </table:table-cell>
          <table:table-cell office:value-type="float" office:value="4107.503" calcext:value-type="float">
            <text:p>4107.503</text:p>
          </table:table-cell>
          <table:table-cell office:value-type="float" office:value="811.745" calcext:value-type="float">
            <text:p>811.745</text:p>
          </table:table-cell>
          <table:table-cell office:value-type="float" office:value="-66.327" calcext:value-type="float">
            <text:p>-66.327</text:p>
          </table:table-cell>
          <table:table-cell office:value-type="float" office:value="823.88" calcext:value-type="float">
            <text:p>823.88</text:p>
          </table:table-cell>
          <table:table-cell office:value-type="float" office:value="66.6" calcext:value-type="float">
            <text:p>66.6</text:p>
          </table:table-cell>
          <table:table-cell office:value-type="float" office:value="640.48" calcext:value-type="float">
            <text:p>640.48</text:p>
          </table:table-cell>
          <table:table-cell office:value-type="float" office:value="140.887" calcext:value-type="float">
            <text:p>140.887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/>
          <table:table-cell office:value-type="float" office:value="5.722" calcext:value-type="float">
            <text:p>5.722</text:p>
          </table:table-cell>
          <table:table-cell office:value-type="float" office:value="4148.008" calcext:value-type="float">
            <text:p>4148.008</text:p>
          </table:table-cell>
          <table:table-cell office:value-type="float" office:value="808.446" calcext:value-type="float">
            <text:p>808.446</text:p>
          </table:table-cell>
          <table:table-cell office:value-type="float" office:value="-65.55" calcext:value-type="float">
            <text:p>-65.55</text:p>
          </table:table-cell>
          <table:table-cell office:value-type="float" office:value="820.572" calcext:value-type="float">
            <text:p>820.572</text:p>
          </table:table-cell>
          <table:table-cell office:value-type="float" office:value="66.044" calcext:value-type="float">
            <text:p>66.044</text:p>
          </table:table-cell>
          <table:table-cell office:value-type="float" office:value="647.516" calcext:value-type="float">
            <text:p>647.516</text:p>
          </table:table-cell>
          <table:table-cell office:value-type="float" office:value="140.547" calcext:value-type="float">
            <text:p>140.547</text:p>
          </table:table-cell>
          <table:table-cell office:value-type="float" office:value="8.058" calcext:value-type="float">
            <text:p>8.058</text:p>
          </table:table-cell>
        </table:table-row>
        <table:table-row table:style-name="ro1">
          <table:table-cell/>
          <table:table-cell office:value-type="float" office:value="5.772" calcext:value-type="float">
            <text:p>5.772</text:p>
          </table:table-cell>
          <table:table-cell office:value-type="float" office:value="4188.348" calcext:value-type="float">
            <text:p>4188.348</text:p>
          </table:table-cell>
          <table:table-cell office:value-type="float" office:value="805.189" calcext:value-type="float">
            <text:p>805.189</text:p>
          </table:table-cell>
          <table:table-cell office:value-type="float" office:value="-64.877" calcext:value-type="float">
            <text:p>-64.877</text:p>
          </table:table-cell>
          <table:table-cell office:value-type="float" office:value="817.283" calcext:value-type="float">
            <text:p>817.283</text:p>
          </table:table-cell>
          <table:table-cell office:value-type="float" office:value="65.6" calcext:value-type="float">
            <text:p>65.6</text:p>
          </table:table-cell>
          <table:table-cell office:value-type="float" office:value="654.532" calcext:value-type="float">
            <text:p>654.532</text:p>
          </table:table-cell>
          <table:table-cell office:value-type="float" office:value="140.083" calcext:value-type="float">
            <text:p>140.083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/>
          <table:table-cell office:value-type="float" office:value="5.822" calcext:value-type="float">
            <text:p>5.822</text:p>
          </table:table-cell>
          <table:table-cell office:value-type="float" office:value="4228.527" calcext:value-type="float">
            <text:p>4228.527</text:p>
          </table:table-cell>
          <table:table-cell office:value-type="float" office:value="801.955" calcext:value-type="float">
            <text:p>801.955</text:p>
          </table:table-cell>
          <table:table-cell office:value-type="float" office:value="-64.512" calcext:value-type="float">
            <text:p>-64.512</text:p>
          </table:table-cell>
          <table:table-cell office:value-type="float" office:value="814.014" calcext:value-type="float">
            <text:p>814.014</text:p>
          </table:table-cell>
          <table:table-cell office:value-type="float" office:value="65.239" calcext:value-type="float">
            <text:p>65.239</text:p>
          </table:table-cell>
          <table:table-cell office:value-type="float" office:value="661.524" calcext:value-type="float">
            <text:p>661.524</text:p>
          </table:table-cell>
          <table:table-cell office:value-type="float" office:value="139.593" calcext:value-type="float">
            <text:p>139.593</text:p>
          </table:table-cell>
          <table:table-cell office:value-type="float" office:value="9.709" calcext:value-type="float">
            <text:p>9.709</text:p>
          </table:table-cell>
        </table:table-row>
        <table:table-row table:style-name="ro1">
          <table:table-cell/>
          <table:table-cell office:value-type="float" office:value="5.872" calcext:value-type="float">
            <text:p>5.872</text:p>
          </table:table-cell>
          <table:table-cell office:value-type="float" office:value="4268.544" calcext:value-type="float">
            <text:p>4268.544</text:p>
          </table:table-cell>
          <table:table-cell office:value-type="float" office:value="798.734" calcext:value-type="float">
            <text:p>798.734</text:p>
          </table:table-cell>
          <table:table-cell office:value-type="float" office:value="-64.416" calcext:value-type="float">
            <text:p>-64.416</text:p>
          </table:table-cell>
          <table:table-cell office:value-type="float" office:value="810.761" calcext:value-type="float">
            <text:p>810.761</text:p>
          </table:table-cell>
          <table:table-cell office:value-type="float" office:value="64.946" calcext:value-type="float">
            <text:p>64.946</text:p>
          </table:table-cell>
          <table:table-cell office:value-type="float" office:value="668.492" calcext:value-type="float">
            <text:p>668.492</text:p>
          </table:table-cell>
          <table:table-cell office:value-type="float" office:value="139.132" calcext:value-type="float">
            <text:p>139.132</text:p>
          </table:table-cell>
          <table:table-cell office:value-type="float" office:value="8.283" calcext:value-type="float">
            <text:p>8.283</text:p>
          </table:table-cell>
        </table:table-row>
        <table:table-row table:style-name="ro1">
          <table:table-cell/>
          <table:table-cell office:value-type="float" office:value="5.922" calcext:value-type="float">
            <text:p>5.922</text:p>
          </table:table-cell>
          <table:table-cell office:value-type="float" office:value="4308.4" calcext:value-type="float">
            <text:p>4308.4</text:p>
          </table:table-cell>
          <table:table-cell office:value-type="float" office:value="795.51" calcext:value-type="float">
            <text:p>795.51</text:p>
          </table:table-cell>
          <table:table-cell office:value-type="float" office:value="-64.569" calcext:value-type="float">
            <text:p>-64.569</text:p>
          </table:table-cell>
          <table:table-cell office:value-type="float" office:value="807.525" calcext:value-type="float">
            <text:p>807.525</text:p>
          </table:table-cell>
          <table:table-cell office:value-type="float" office:value="64.809" calcext:value-type="float">
            <text:p>64.809</text:p>
          </table:table-cell>
          <table:table-cell office:value-type="float" office:value="675.439" calcext:value-type="float">
            <text:p>675.439</text:p>
          </table:table-cell>
          <table:table-cell office:value-type="float" office:value="138.782" calcext:value-type="float">
            <text:p>138.782</text:p>
          </table:table-cell>
          <table:table-cell office:value-type="float" office:value="5.575" calcext:value-type="float">
            <text:p>5.575</text:p>
          </table:table-cell>
        </table:table-row>
        <table:table-row table:style-name="ro1">
          <table:table-cell/>
          <table:table-cell office:value-type="float" office:value="5.972" calcext:value-type="float">
            <text:p>5.972</text:p>
          </table:table-cell>
          <table:table-cell office:value-type="float" office:value="4348.095" calcext:value-type="float">
            <text:p>4348.095</text:p>
          </table:table-cell>
          <table:table-cell office:value-type="float" office:value="792.278" calcext:value-type="float">
            <text:p>792.278</text:p>
          </table:table-cell>
          <table:table-cell office:value-type="float" office:value="-64.445" calcext:value-type="float">
            <text:p>-64.445</text:p>
          </table:table-cell>
          <table:table-cell office:value-type="float" office:value="804.304" calcext:value-type="float">
            <text:p>804.304</text:p>
          </table:table-cell>
          <table:table-cell office:value-type="float" office:value="64.602" calcext:value-type="float">
            <text:p>64.602</text:p>
          </table:table-cell>
          <table:table-cell office:value-type="float" office:value="682.373" calcext:value-type="float">
            <text:p>682.373</text:p>
          </table:table-cell>
          <table:table-cell office:value-type="float" office:value="138.565" calcext:value-type="float">
            <text:p>138.565</text:p>
          </table:table-cell>
          <table:table-cell office:value-type="float" office:value="4.498" calcext:value-type="float">
            <text:p>4.498</text:p>
          </table:table-cell>
        </table:table-row>
        <table:table-row table:style-name="ro1">
          <table:table-cell/>
          <table:table-cell office:value-type="float" office:value="6.022" calcext:value-type="float">
            <text:p>6.022</text:p>
          </table:table-cell>
          <table:table-cell office:value-type="float" office:value="4387.628" calcext:value-type="float">
            <text:p>4387.628</text:p>
          </table:table-cell>
          <table:table-cell office:value-type="float" office:value="789.068" calcext:value-type="float">
            <text:p>789.068</text:p>
          </table:table-cell>
          <table:table-cell office:value-type="float" office:value="-63.983" calcext:value-type="float">
            <text:p>-63.983</text:p>
          </table:table-cell>
          <table:table-cell office:value-type="float" office:value="801.099" calcext:value-type="float">
            <text:p>801.099</text:p>
          </table:table-cell>
          <table:table-cell office:value-type="float" office:value="64.199" calcext:value-type="float">
            <text:p>64.199</text:p>
          </table:table-cell>
          <table:table-cell office:value-type="float" office:value="689.295" calcext:value-type="float">
            <text:p>689.295</text:p>
          </table:table-cell>
          <table:table-cell office:value-type="float" office:value="138.316" calcext:value-type="float">
            <text:p>138.316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/>
          <table:table-cell office:value-type="float" office:value="6.072" calcext:value-type="float">
            <text:p>6.072</text:p>
          </table:table-cell>
          <table:table-cell office:value-type="float" office:value="4427.002" calcext:value-type="float">
            <text:p>4427.002</text:p>
          </table:table-cell>
          <table:table-cell office:value-type="float" office:value="785.881" calcext:value-type="float">
            <text:p>785.881</text:p>
          </table:table-cell>
          <table:table-cell office:value-type="float" office:value="-63.513" calcext:value-type="float">
            <text:p>-63.513</text:p>
          </table:table-cell>
          <table:table-cell office:value-type="float" office:value="797.911" calcext:value-type="float">
            <text:p>797.911</text:p>
          </table:table-cell>
          <table:table-cell office:value-type="float" office:value="63.797" calcext:value-type="float">
            <text:p>63.797</text:p>
          </table:table-cell>
          <table:table-cell office:value-type="float" office:value="696.204" calcext:value-type="float">
            <text:p>696.204</text:p>
          </table:table-cell>
          <table:table-cell office:value-type="float" office:value="138.035" calcext:value-type="float">
            <text:p>138.035</text:p>
          </table:table-cell>
          <table:table-cell office:value-type="float" office:value="6.009" calcext:value-type="float">
            <text:p>6.009</text:p>
          </table:table-cell>
        </table:table-row>
        <table:table-row table:style-name="ro1">
          <table:table-cell/>
          <table:table-cell office:value-type="float" office:value="6.122" calcext:value-type="float">
            <text:p>6.122</text:p>
          </table:table-cell>
          <table:table-cell office:value-type="float" office:value="4466.217" calcext:value-type="float">
            <text:p>4466.217</text:p>
          </table:table-cell>
          <table:table-cell office:value-type="float" office:value="782.716" calcext:value-type="float">
            <text:p>782.716</text:p>
          </table:table-cell>
          <table:table-cell office:value-type="float" office:value="-63.204" calcext:value-type="float">
            <text:p>-63.204</text:p>
          </table:table-cell>
          <table:table-cell office:value-type="float" office:value="794.74" calcext:value-type="float">
            <text:p>794.74</text:p>
          </table:table-cell>
          <table:table-cell office:value-type="float" office:value="63.477" calcext:value-type="float">
            <text:p>63.477</text:p>
          </table:table-cell>
          <table:table-cell office:value-type="float" office:value="703.098" calcext:value-type="float">
            <text:p>703.098</text:p>
          </table:table-cell>
          <table:table-cell office:value-type="float" office:value="137.72" calcext:value-type="float">
            <text:p>137.72</text:p>
          </table:table-cell>
          <table:table-cell office:value-type="float" office:value="5.881" calcext:value-type="float">
            <text:p>5.881</text:p>
          </table:table-cell>
        </table:table-row>
        <table:table-row table:style-name="ro1">
          <table:table-cell/>
          <table:table-cell office:value-type="float" office:value="6.172" calcext:value-type="float">
            <text:p>6.172</text:p>
          </table:table-cell>
          <table:table-cell office:value-type="float" office:value="4505.274" calcext:value-type="float">
            <text:p>4505.274</text:p>
          </table:table-cell>
          <table:table-cell office:value-type="float" office:value="779.56" calcext:value-type="float">
            <text:p>779.56</text:p>
          </table:table-cell>
          <table:table-cell office:value-type="float" office:value="-62.949" calcext:value-type="float">
            <text:p>-62.949</text:p>
          </table:table-cell>
          <table:table-cell office:value-type="float" office:value="791.585" calcext:value-type="float">
            <text:p>791.585</text:p>
          </table:table-cell>
          <table:table-cell office:value-type="float" office:value="63.184" calcext:value-type="float">
            <text:p>63.184</text:p>
          </table:table-cell>
          <table:table-cell office:value-type="float" office:value="709.977" calcext:value-type="float">
            <text:p>709.977</text:p>
          </table:table-cell>
          <table:table-cell office:value-type="float" office:value="137.448" calcext:value-type="float">
            <text:p>137.448</text:p>
          </table:table-cell>
          <table:table-cell office:value-type="float" office:value="5.445" calcext:value-type="float">
            <text:p>5.445</text:p>
          </table:table-cell>
        </table:table-row>
        <table:table-row table:style-name="ro1">
          <table:table-cell/>
          <table:table-cell office:value-type="float" office:value="6.222" calcext:value-type="float">
            <text:p>6.222</text:p>
          </table:table-cell>
          <table:table-cell office:value-type="float" office:value="4544.173" calcext:value-type="float">
            <text:p>4544.173</text:p>
          </table:table-cell>
          <table:table-cell office:value-type="float" office:value="776.424" calcext:value-type="float">
            <text:p>776.424</text:p>
          </table:table-cell>
          <table:table-cell office:value-type="float" office:value="-62.358" calcext:value-type="float">
            <text:p>-62.358</text:p>
          </table:table-cell>
          <table:table-cell office:value-type="float" office:value="788.446" calcext:value-type="float">
            <text:p>788.446</text:p>
          </table:table-cell>
          <table:table-cell office:value-type="float" office:value="62.736" calcext:value-type="float">
            <text:p>62.736</text:p>
          </table:table-cell>
          <table:table-cell office:value-type="float" office:value="716.843" calcext:value-type="float">
            <text:p>716.843</text:p>
          </table:table-cell>
          <table:table-cell office:value-type="float" office:value="137.159" calcext:value-type="float">
            <text:p>137.159</text:p>
          </table:table-cell>
          <table:table-cell office:value-type="float" office:value="6.879" calcext:value-type="float">
            <text:p>6.879</text:p>
          </table:table-cell>
        </table:table-row>
        <table:table-row table:style-name="ro1">
          <table:table-cell/>
          <table:table-cell office:value-type="float" office:value="6.272" calcext:value-type="float">
            <text:p>6.272</text:p>
          </table:table-cell>
          <table:table-cell office:value-type="float" office:value="4582.917" calcext:value-type="float">
            <text:p>4582.917</text:p>
          </table:table-cell>
          <table:table-cell office:value-type="float" office:value="773.324" calcext:value-type="float">
            <text:p>773.324</text:p>
          </table:table-cell>
          <table:table-cell office:value-type="float" office:value="-61.803" calcext:value-type="float">
            <text:p>-61.803</text:p>
          </table:table-cell>
          <table:table-cell office:value-type="float" office:value="785.324" calcext:value-type="float">
            <text:p>785.324</text:p>
          </table:table-cell>
          <table:table-cell office:value-type="float" office:value="62.344" calcext:value-type="float">
            <text:p>62.344</text:p>
          </table:table-cell>
          <table:table-cell office:value-type="float" office:value="723.691" calcext:value-type="float">
            <text:p>723.691</text:p>
          </table:table-cell>
          <table:table-cell office:value-type="float" office:value="136.76" calcext:value-type="float">
            <text:p>136.76</text:p>
          </table:table-cell>
          <table:table-cell office:value-type="float" office:value="8.199" calcext:value-type="float">
            <text:p>8.199</text:p>
          </table:table-cell>
        </table:table-row>
        <table:table-row table:style-name="ro1">
          <table:table-cell/>
          <table:table-cell office:value-type="float" office:value="6.322" calcext:value-type="float">
            <text:p>6.322</text:p>
          </table:table-cell>
          <table:table-cell office:value-type="float" office:value="4621.506" calcext:value-type="float">
            <text:p>4621.506</text:p>
          </table:table-cell>
          <table:table-cell office:value-type="float" office:value="770.241" calcext:value-type="float">
            <text:p>770.241</text:p>
          </table:table-cell>
          <table:table-cell office:value-type="float" office:value="-61.591" calcext:value-type="float">
            <text:p>-61.591</text:p>
          </table:table-cell>
          <table:table-cell office:value-type="float" office:value="782.217" calcext:value-type="float">
            <text:p>782.217</text:p>
          </table:table-cell>
          <table:table-cell office:value-type="float" office:value="62.068" calcext:value-type="float">
            <text:p>62.068</text:p>
          </table:table-cell>
          <table:table-cell office:value-type="float" office:value="730.519" calcext:value-type="float">
            <text:p>730.519</text:p>
          </table:table-cell>
          <table:table-cell office:value-type="float" office:value="136.356" calcext:value-type="float">
            <text:p>136.356</text:p>
          </table:table-cell>
          <table:table-cell office:value-type="float" office:value="7.681" calcext:value-type="float">
            <text:p>7.681</text:p>
          </table:table-cell>
        </table:table-row>
        <table:table-row table:style-name="ro1">
          <table:table-cell/>
          <table:table-cell office:value-type="float" office:value="6.372" calcext:value-type="float">
            <text:p>6.372</text:p>
          </table:table-cell>
          <table:table-cell office:value-type="float" office:value="4659.941" calcext:value-type="float">
            <text:p>4659.941</text:p>
          </table:table-cell>
          <table:table-cell office:value-type="float" office:value="767.162" calcext:value-type="float">
            <text:p>767.162</text:p>
          </table:table-cell>
          <table:table-cell office:value-type="float" office:value="-61.578" calcext:value-type="float">
            <text:p>-61.578</text:p>
          </table:table-cell>
          <table:table-cell office:value-type="float" office:value="779.125" calcext:value-type="float">
            <text:p>779.125</text:p>
          </table:table-cell>
          <table:table-cell office:value-type="float" office:value="61.886" calcext:value-type="float">
            <text:p>61.886</text:p>
          </table:table-cell>
          <table:table-cell office:value-type="float" office:value="737.327" calcext:value-type="float">
            <text:p>737.327</text:p>
          </table:table-cell>
          <table:table-cell office:value-type="float" office:value="136.005" calcext:value-type="float">
            <text:p>136.005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/>
          <table:table-cell office:value-type="float" office:value="6.422" calcext:value-type="float">
            <text:p>6.422</text:p>
          </table:table-cell>
          <table:table-cell office:value-type="float" office:value="4698.222" calcext:value-type="float">
            <text:p>4698.222</text:p>
          </table:table-cell>
          <table:table-cell office:value-type="float" office:value="764.082" calcext:value-type="float">
            <text:p>764.082</text:p>
          </table:table-cell>
          <table:table-cell office:value-type="float" office:value="-61.537" calcext:value-type="float">
            <text:p>-61.537</text:p>
          </table:table-cell>
          <table:table-cell office:value-type="float" office:value="776.046" calcext:value-type="float">
            <text:p>776.046</text:p>
          </table:table-cell>
          <table:table-cell office:value-type="float" office:value="61.73" calcext:value-type="float">
            <text:p>61.73</text:p>
          </table:table-cell>
          <table:table-cell office:value-type="float" office:value="744.121" calcext:value-type="float">
            <text:p>744.121</text:p>
          </table:table-cell>
          <table:table-cell office:value-type="float" office:value="135.741" calcext:value-type="float">
            <text:p>135.741</text:p>
          </table:table-cell>
          <table:table-cell office:value-type="float" office:value="4.869" calcext:value-type="float">
            <text:p>4.869</text:p>
          </table:table-cell>
        </table:table-row>
        <table:table-row table:style-name="ro1">
          <table:table-cell/>
          <table:table-cell office:value-type="float" office:value="6.472" calcext:value-type="float">
            <text:p>6.472</text:p>
          </table:table-cell>
          <table:table-cell office:value-type="float" office:value="4736.349" calcext:value-type="float">
            <text:p>4736.349</text:p>
          </table:table-cell>
          <table:table-cell office:value-type="float" office:value="761.009" calcext:value-type="float">
            <text:p>761.009</text:p>
          </table:table-cell>
          <table:table-cell office:value-type="float" office:value="-61.427" calcext:value-type="float">
            <text:p>-61.427</text:p>
          </table:table-cell>
          <table:table-cell office:value-type="float" office:value="772.981" calcext:value-type="float">
            <text:p>772.981</text:p>
          </table:table-cell>
          <table:table-cell office:value-type="float" office:value="61.553" calcext:value-type="float">
            <text:p>61.553</text:p>
          </table:table-cell>
          <table:table-cell office:value-type="float" office:value="750.902" calcext:value-type="float">
            <text:p>750.902</text:p>
          </table:table-cell>
          <table:table-cell office:value-type="float" office:value="135.515" calcext:value-type="float">
            <text:p>135.515</text:p>
          </table:table-cell>
          <table:table-cell office:value-type="float" office:value="3.939" calcext:value-type="float">
            <text:p>3.939</text:p>
          </table:table-cell>
        </table:table-row>
        <table:table-row table:style-name="ro1">
          <table:table-cell/>
          <table:table-cell office:value-type="float" office:value="6.522" calcext:value-type="float">
            <text:p>6.522</text:p>
          </table:table-cell>
          <table:table-cell office:value-type="float" office:value="4774.323" calcext:value-type="float">
            <text:p>4774.323</text:p>
          </table:table-cell>
          <table:table-cell office:value-type="float" office:value="757.942" calcext:value-type="float">
            <text:p>757.942</text:p>
          </table:table-cell>
          <table:table-cell office:value-type="float" office:value="-61.056" calcext:value-type="float">
            <text:p>-61.056</text:p>
          </table:table-cell>
          <table:table-cell office:value-type="float" office:value="769.93" calcext:value-type="float">
            <text:p>769.93</text:p>
          </table:table-cell>
          <table:table-cell office:value-type="float" office:value="61.206" calcext:value-type="float">
            <text:p>61.206</text:p>
          </table:table-cell>
          <table:table-cell office:value-type="float" office:value="757.673" calcext:value-type="float">
            <text:p>757.673</text:p>
          </table:table-cell>
          <table:table-cell office:value-type="float" office:value="135.333" calcext:value-type="float">
            <text:p>135.333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/>
          <table:table-cell office:value-type="float" office:value="6.572" calcext:value-type="float">
            <text:p>6.572</text:p>
          </table:table-cell>
          <table:table-cell office:value-type="float" office:value="4812.144" calcext:value-type="float">
            <text:p>4812.144</text:p>
          </table:table-cell>
          <table:table-cell office:value-type="float" office:value="754.906" calcext:value-type="float">
            <text:p>754.906</text:p>
          </table:table-cell>
          <table:table-cell office:value-type="float" office:value="-60.493" calcext:value-type="float">
            <text:p>-60.493</text:p>
          </table:table-cell>
          <table:table-cell office:value-type="float" office:value="766.895" calcext:value-type="float">
            <text:p>766.895</text:p>
          </table:table-cell>
          <table:table-cell office:value-type="float" office:value="60.753" calcext:value-type="float">
            <text:p>60.753</text:p>
          </table:table-cell>
          <table:table-cell office:value-type="float" office:value="764.434" calcext:value-type="float">
            <text:p>764.434</text:p>
          </table:table-cell>
          <table:table-cell office:value-type="float" office:value="135.073" calcext:value-type="float">
            <text:p>135.073</text:p>
          </table:table-cell>
          <table:table-cell office:value-type="float" office:value="5.619" calcext:value-type="float">
            <text:p>5.619</text:p>
          </table:table-cell>
        </table:table-row>
        <table:table-row table:style-name="ro1">
          <table:table-cell/>
          <table:table-cell office:value-type="float" office:value="6.622" calcext:value-type="float">
            <text:p>6.622</text:p>
          </table:table-cell>
          <table:table-cell office:value-type="float" office:value="4849.814" calcext:value-type="float">
            <text:p>4849.814</text:p>
          </table:table-cell>
          <table:table-cell office:value-type="float" office:value="751.894" calcext:value-type="float">
            <text:p>751.894</text:p>
          </table:table-cell>
          <table:table-cell office:value-type="float" office:value="-59.947" calcext:value-type="float">
            <text:p>-59.947</text:p>
          </table:table-cell>
          <table:table-cell office:value-type="float" office:value="763.876" calcext:value-type="float">
            <text:p>763.876</text:p>
          </table:table-cell>
          <table:table-cell office:value-type="float" office:value="60.34" calcext:value-type="float">
            <text:p>60.34</text:p>
          </table:table-cell>
          <table:table-cell office:value-type="float" office:value="771.18" calcext:value-type="float">
            <text:p>771.18</text:p>
          </table:table-cell>
          <table:table-cell office:value-type="float" office:value="134.769" calcext:value-type="float">
            <text:p>134.769</text:p>
          </table:table-cell>
          <table:table-cell office:value-type="float" office:value="6.874" calcext:value-type="float">
            <text:p>6.874</text:p>
          </table:table-cell>
        </table:table-row>
        <table:table-row table:style-name="ro1">
          <table:table-cell/>
          <table:table-cell office:value-type="float" office:value="6.672" calcext:value-type="float">
            <text:p>6.672</text:p>
          </table:table-cell>
          <table:table-cell office:value-type="float" office:value="4887.334" calcext:value-type="float">
            <text:p>4887.334</text:p>
          </table:table-cell>
          <table:table-cell office:value-type="float" office:value="748.911" calcext:value-type="float">
            <text:p>748.911</text:p>
          </table:table-cell>
          <table:table-cell office:value-type="float" office:value="-59.474" calcext:value-type="float">
            <text:p>-59.474</text:p>
          </table:table-cell>
          <table:table-cell office:value-type="float" office:value="760.873" calcext:value-type="float">
            <text:p>760.873</text:p>
          </table:table-cell>
          <table:table-cell office:value-type="float" office:value="59.988" calcext:value-type="float">
            <text:p>59.988</text:p>
          </table:table-cell>
          <table:table-cell office:value-type="float" office:value="777.909" calcext:value-type="float">
            <text:p>777.909</text:p>
          </table:table-cell>
          <table:table-cell office:value-type="float" office:value="134.387" calcext:value-type="float">
            <text:p>134.387</text:p>
          </table:table-cell>
          <table:table-cell office:value-type="float" office:value="7.831" calcext:value-type="float">
            <text:p>7.831</text:p>
          </table:table-cell>
        </table:table-row>
        <table:table-row table:style-name="ro1">
          <table:table-cell/>
          <table:table-cell office:value-type="float" office:value="6.722" calcext:value-type="float">
            <text:p>6.722</text:p>
          </table:table-cell>
          <table:table-cell office:value-type="float" office:value="4924.705" calcext:value-type="float">
            <text:p>4924.705</text:p>
          </table:table-cell>
          <table:table-cell office:value-type="float" office:value="745.942" calcext:value-type="float">
            <text:p>745.942</text:p>
          </table:table-cell>
          <table:table-cell office:value-type="float" office:value="-59.453" calcext:value-type="float">
            <text:p>-59.453</text:p>
          </table:table-cell>
          <table:table-cell office:value-type="float" office:value="757.884" calcext:value-type="float">
            <text:p>757.884</text:p>
          </table:table-cell>
          <table:table-cell office:value-type="float" office:value="59.799" calcext:value-type="float">
            <text:p>59.799</text:p>
          </table:table-cell>
          <table:table-cell office:value-type="float" office:value="784.619" calcext:value-type="float">
            <text:p>784.619</text:p>
          </table:table-cell>
          <table:table-cell office:value-type="float" office:value="134.008" calcext:value-type="float">
            <text:p>134.008</text:p>
          </table:table-cell>
          <table:table-cell office:value-type="float" office:value="6.429" calcext:value-type="float">
            <text:p>6.429</text:p>
          </table:table-cell>
        </table:table-row>
        <table:table-row table:style-name="ro1">
          <table:table-cell/>
          <table:table-cell office:value-type="float" office:value="6.772" calcext:value-type="float">
            <text:p>6.772</text:p>
          </table:table-cell>
          <table:table-cell office:value-type="float" office:value="4961.928" calcext:value-type="float">
            <text:p>4961.928</text:p>
          </table:table-cell>
          <table:table-cell office:value-type="float" office:value="742.964" calcext:value-type="float">
            <text:p>742.964</text:p>
          </table:table-cell>
          <table:table-cell office:value-type="float" office:value="-59.553" calcext:value-type="float">
            <text:p>-59.553</text:p>
          </table:table-cell>
          <table:table-cell office:value-type="float" office:value="754.907" calcext:value-type="float">
            <text:p>754.907</text:p>
          </table:table-cell>
          <table:table-cell office:value-type="float" office:value="59.718" calcext:value-type="float">
            <text:p>59.718</text:p>
          </table:table-cell>
          <table:table-cell office:value-type="float" office:value="791.312" calcext:value-type="float">
            <text:p>791.312</text:p>
          </table:table-cell>
          <table:table-cell office:value-type="float" office:value="133.753" calcext:value-type="float">
            <text:p>133.753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/>
          <table:table-cell office:value-type="float" office:value="6.822" calcext:value-type="float">
            <text:p>6.822</text:p>
          </table:table-cell>
          <table:table-cell office:value-type="float" office:value="4999.002" calcext:value-type="float">
            <text:p>4999.002</text:p>
          </table:table-cell>
          <table:table-cell office:value-type="float" office:value="739.989" calcext:value-type="float">
            <text:p>739.989</text:p>
          </table:table-cell>
          <table:table-cell office:value-type="float" office:value="-59.384" calcext:value-type="float">
            <text:p>-59.384</text:p>
          </table:table-cell>
          <table:table-cell office:value-type="float" office:value="751.944" calcext:value-type="float">
            <text:p>751.944</text:p>
          </table:table-cell>
          <table:table-cell office:value-type="float" office:value="59.509" calcext:value-type="float">
            <text:p>59.509</text:p>
          </table:table-cell>
          <table:table-cell office:value-type="float" office:value="797.995" calcext:value-type="float">
            <text:p>797.995</text:p>
          </table:table-cell>
          <table:table-cell office:value-type="float" office:value="133.553" calcext:value-type="float">
            <text:p>133.553</text:p>
          </table:table-cell>
          <table:table-cell office:value-type="float" office:value="3.866" calcext:value-type="float">
            <text:p>3.866</text:p>
          </table:table-cell>
        </table:table-row>
        <table:table-row table:style-name="ro1">
          <table:table-cell/>
          <table:table-cell office:value-type="float" office:value="6.872" calcext:value-type="float">
            <text:p>6.872</text:p>
          </table:table-cell>
          <table:table-cell office:value-type="float" office:value="5035.927" calcext:value-type="float">
            <text:p>5035.927</text:p>
          </table:table-cell>
          <table:table-cell office:value-type="float" office:value="737.028" calcext:value-type="float">
            <text:p>737.028</text:p>
          </table:table-cell>
          <table:table-cell office:value-type="float" office:value="-58.961" calcext:value-type="float">
            <text:p>-58.961</text:p>
          </table:table-cell>
          <table:table-cell office:value-type="float" office:value="748.995" calcext:value-type="float">
            <text:p>748.995</text:p>
          </table:table-cell>
          <table:table-cell office:value-type="float" office:value="59.137" calcext:value-type="float">
            <text:p>59.137</text:p>
          </table:table-cell>
          <table:table-cell office:value-type="float" office:value="804.667" calcext:value-type="float">
            <text:p>804.667</text:p>
          </table:table-cell>
          <table:table-cell office:value-type="float" office:value="133.353" calcext:value-type="float">
            <text:p>133.353</text:p>
          </table:table-cell>
          <table:table-cell office:value-type="float" office:value="4.552" calcext:value-type="float">
            <text:p>4.552</text:p>
          </table:table-cell>
        </table:table-row>
        <table:table-row table:style-name="ro1">
          <table:table-cell/>
          <table:table-cell office:value-type="float" office:value="6.922" calcext:value-type="float">
            <text:p>6.922</text:p>
          </table:table-cell>
          <table:table-cell office:value-type="float" office:value="5072.705" calcext:value-type="float">
            <text:p>5072.705</text:p>
          </table:table-cell>
          <table:table-cell office:value-type="float" office:value="734.095" calcext:value-type="float">
            <text:p>734.095</text:p>
          </table:table-cell>
          <table:table-cell office:value-type="float" office:value="-58.339" calcext:value-type="float">
            <text:p>-58.339</text:p>
          </table:table-cell>
          <table:table-cell office:value-type="float" office:value="746.061" calcext:value-type="float">
            <text:p>746.061</text:p>
          </table:table-cell>
          <table:table-cell office:value-type="float" office:value="58.678" calcext:value-type="float">
            <text:p>58.678</text:p>
          </table:table-cell>
          <table:table-cell office:value-type="float" office:value="811.329" calcext:value-type="float">
            <text:p>811.329</text:p>
          </table:table-cell>
          <table:table-cell office:value-type="float" office:value="133.085" calcext:value-type="float">
            <text:p>133.085</text:p>
          </table:table-cell>
          <table:table-cell office:value-type="float" office:value="6.298" calcext:value-type="float">
            <text:p>6.298</text:p>
          </table:table-cell>
        </table:table-row>
        <table:table-row table:style-name="ro1">
          <table:table-cell/>
          <table:table-cell office:value-type="float" office:value="6.972" calcext:value-type="float">
            <text:p>6.972</text:p>
          </table:table-cell>
          <table:table-cell office:value-type="float" office:value="5109.337" calcext:value-type="float">
            <text:p>5109.337</text:p>
          </table:table-cell>
          <table:table-cell office:value-type="float" office:value="731.193" calcext:value-type="float">
            <text:p>731.193</text:p>
          </table:table-cell>
          <table:table-cell office:value-type="float" office:value="-57.814" calcext:value-type="float">
            <text:p>-57.814</text:p>
          </table:table-cell>
          <table:table-cell office:value-type="float" office:value="743.142" calcext:value-type="float">
            <text:p>743.142</text:p>
          </table:table-cell>
          <table:table-cell office:value-type="float" office:value="58.313" calcext:value-type="float">
            <text:p>58.313</text:p>
          </table:table-cell>
          <table:table-cell office:value-type="float" office:value="817.974" calcext:value-type="float">
            <text:p>817.974</text:p>
          </table:table-cell>
          <table:table-cell office:value-type="float" office:value="132.725" calcext:value-type="float">
            <text:p>132.725</text:p>
          </table:table-cell>
          <table:table-cell office:value-type="float" office:value="7.618" calcext:value-type="float">
            <text:p>7.618</text:p>
          </table:table-cell>
        </table:table-row>
        <table:table-row table:style-name="ro1">
          <table:table-cell/>
          <table:table-cell office:value-type="float" office:value="7.022" calcext:value-type="float">
            <text:p>7.022</text:p>
          </table:table-cell>
          <table:table-cell office:value-type="float" office:value="5145.825" calcext:value-type="float">
            <text:p>5145.825</text:p>
          </table:table-cell>
          <table:table-cell office:value-type="float" office:value="728.311" calcext:value-type="float">
            <text:p>728.311</text:p>
          </table:table-cell>
          <table:table-cell office:value-type="float" office:value="-57.518" calcext:value-type="float">
            <text:p>-57.518</text:p>
          </table:table-cell>
          <table:table-cell office:value-type="float" office:value="740.236" calcext:value-type="float">
            <text:p>740.236</text:p>
          </table:table-cell>
          <table:table-cell office:value-type="float" office:value="58.042" calcext:value-type="float">
            <text:p>58.042</text:p>
          </table:table-cell>
          <table:table-cell office:value-type="float" office:value="824.601" calcext:value-type="float">
            <text:p>824.601</text:p>
          </table:table-cell>
          <table:table-cell office:value-type="float" office:value="132.335" calcext:value-type="float">
            <text:p>132.335</text:p>
          </table:table-cell>
          <table:table-cell office:value-type="float" office:value="7.782" calcext:value-type="float">
            <text:p>7.782</text:p>
          </table:table-cell>
        </table:table-row>
        <table:table-row table:style-name="ro1">
          <table:table-cell/>
          <table:table-cell office:value-type="float" office:value="7.072" calcext:value-type="float">
            <text:p>7.072</text:p>
          </table:table-cell>
          <table:table-cell office:value-type="float" office:value="5182.168" calcext:value-type="float">
            <text:p>5182.168</text:p>
          </table:table-cell>
          <table:table-cell office:value-type="float" office:value="725.439" calcext:value-type="float">
            <text:p>725.439</text:p>
          </table:table-cell>
          <table:table-cell office:value-type="float" office:value="-57.437" calcext:value-type="float">
            <text:p>-57.437</text:p>
          </table:table-cell>
          <table:table-cell office:value-type="float" office:value="737.343" calcext:value-type="float">
            <text:p>737.343</text:p>
          </table:table-cell>
          <table:table-cell office:value-type="float" office:value="57.848" calcext:value-type="float">
            <text:p>57.848</text:p>
          </table:table-cell>
          <table:table-cell office:value-type="float" office:value="831.208" calcext:value-type="float">
            <text:p>831.208</text:p>
          </table:table-cell>
          <table:table-cell office:value-type="float" office:value="131.96" calcext:value-type="float">
            <text:p>131.96</text:p>
          </table:table-cell>
          <table:table-cell office:value-type="float" office:value="6.887" calcext:value-type="float">
            <text:p>6.887</text:p>
          </table:table-cell>
        </table:table-row>
        <table:table-row table:style-name="ro1">
          <table:table-cell/>
          <table:table-cell office:value-type="float" office:value="7.122" calcext:value-type="float">
            <text:p>7.122</text:p>
          </table:table-cell>
          <table:table-cell office:value-type="float" office:value="5218.368" calcext:value-type="float">
            <text:p>5218.368</text:p>
          </table:table-cell>
          <table:table-cell office:value-type="float" office:value="722.566" calcext:value-type="float">
            <text:p>722.566</text:p>
          </table:table-cell>
          <table:table-cell office:value-type="float" office:value="-57.392" calcext:value-type="float">
            <text:p>-57.392</text:p>
          </table:table-cell>
          <table:table-cell office:value-type="float" office:value="734.462" calcext:value-type="float">
            <text:p>734.462</text:p>
          </table:table-cell>
          <table:table-cell office:value-type="float" office:value="57.693" calcext:value-type="float">
            <text:p>57.693</text:p>
          </table:table-cell>
          <table:table-cell office:value-type="float" office:value="837.798" calcext:value-type="float">
            <text:p>837.798</text:p>
          </table:table-cell>
          <table:table-cell office:value-type="float" office:value="131.652" calcext:value-type="float">
            <text:p>131.652</text:p>
          </table:table-cell>
          <table:table-cell office:value-type="float" office:value="5.884" calcext:value-type="float">
            <text:p>5.884</text:p>
          </table:table-cell>
        </table:table-row>
        <table:table-row table:style-name="ro1">
          <table:table-cell/>
          <table:table-cell office:value-type="float" office:value="7.172" calcext:value-type="float">
            <text:p>7.172</text:p>
          </table:table-cell>
          <table:table-cell office:value-type="float" office:value="5254.425" calcext:value-type="float">
            <text:p>5254.425</text:p>
          </table:table-cell>
          <table:table-cell office:value-type="float" office:value="719.701" calcext:value-type="float">
            <text:p>719.701</text:p>
          </table:table-cell>
          <table:table-cell office:value-type="float" office:value="-57.146" calcext:value-type="float">
            <text:p>-57.146</text:p>
          </table:table-cell>
          <table:table-cell office:value-type="float" office:value="731.591" calcext:value-type="float">
            <text:p>731.591</text:p>
          </table:table-cell>
          <table:table-cell office:value-type="float" office:value="57.459" calcext:value-type="float">
            <text:p>57.459</text:p>
          </table:table-cell>
          <table:table-cell office:value-type="float" office:value="844.373" calcext:value-type="float">
            <text:p>844.373</text:p>
          </table:table-cell>
          <table:table-cell office:value-type="float" office:value="131.364" calcext:value-type="float">
            <text:p>131.364</text:p>
          </table:table-cell>
          <table:table-cell office:value-type="float" office:value="5.989" calcext:value-type="float">
            <text:p>5.989</text:p>
          </table:table-cell>
        </table:table-row>
        <table:table-row table:style-name="ro1">
          <table:table-cell/>
          <table:table-cell office:value-type="float" office:value="7.222" calcext:value-type="float">
            <text:p>7.222</text:p>
          </table:table-cell>
          <table:table-cell office:value-type="float" office:value="5290.339" calcext:value-type="float">
            <text:p>5290.339</text:p>
          </table:table-cell>
          <table:table-cell office:value-type="float" office:value="716.85" calcext:value-type="float">
            <text:p>716.85</text:p>
          </table:table-cell>
          <table:table-cell office:value-type="float" office:value="-57.006" calcext:value-type="float">
            <text:p>-57.006</text:p>
          </table:table-cell>
          <table:table-cell office:value-type="float" office:value="728.732" calcext:value-type="float">
            <text:p>728.732</text:p>
          </table:table-cell>
          <table:table-cell office:value-type="float" office:value="57.279" calcext:value-type="float">
            <text:p>57.279</text:p>
          </table:table-cell>
          <table:table-cell office:value-type="float" office:value="850.934" calcext:value-type="float">
            <text:p>850.934</text:p>
          </table:table-cell>
          <table:table-cell office:value-type="float" office:value="131.058" calcext:value-type="float">
            <text:p>131.058</text:p>
          </table:table-cell>
          <table:table-cell office:value-type="float" office:value="5.584" calcext:value-type="float">
            <text:p>5.584</text:p>
          </table:table-cell>
        </table:table-row>
        <table:table-row table:style-name="ro1">
          <table:table-cell/>
          <table:table-cell office:value-type="float" office:value="7.272" calcext:value-type="float">
            <text:p>7.272</text:p>
          </table:table-cell>
          <table:table-cell office:value-type="float" office:value="5326.11" calcext:value-type="float">
            <text:p>5326.11</text:p>
          </table:table-cell>
          <table:table-cell office:value-type="float" office:value="713.998" calcext:value-type="float">
            <text:p>713.998</text:p>
          </table:table-cell>
          <table:table-cell office:value-type="float" office:value="-57.092" calcext:value-type="float">
            <text:p>-57.092</text:p>
          </table:table-cell>
          <table:table-cell office:value-type="float" office:value="725.883" calcext:value-type="float">
            <text:p>725.883</text:p>
          </table:table-cell>
          <table:table-cell office:value-type="float" office:value="57.237" calcext:value-type="float">
            <text:p>57.237</text:p>
          </table:table-cell>
          <table:table-cell office:value-type="float" office:value="857.481" calcext:value-type="float">
            <text:p>857.481</text:p>
          </table:table-cell>
          <table:table-cell office:value-type="float" office:value="130.816" calcext:value-type="float">
            <text:p>130.816</text:p>
          </table:table-cell>
          <table:table-cell office:value-type="float" office:value="4.074" calcext:value-type="float">
            <text:p>4.074</text:p>
          </table:table-cell>
        </table:table-row>
        <table:table-row table:style-name="ro1">
          <table:table-cell/>
          <table:table-cell office:value-type="float" office:value="7.322" calcext:value-type="float">
            <text:p>7.322</text:p>
          </table:table-cell>
          <table:table-cell office:value-type="float" office:value="5361.739" calcext:value-type="float">
            <text:p>5361.739</text:p>
          </table:table-cell>
          <table:table-cell office:value-type="float" office:value="711.141" calcext:value-type="float">
            <text:p>711.141</text:p>
          </table:table-cell>
          <table:table-cell office:value-type="float" office:value="-57.167" calcext:value-type="float">
            <text:p>-57.167</text:p>
          </table:table-cell>
          <table:table-cell office:value-type="float" office:value="723.043" calcext:value-type="float">
            <text:p>723.043</text:p>
          </table:table-cell>
          <table:table-cell office:value-type="float" office:value="57.227" calcext:value-type="float">
            <text:p>57.227</text:p>
          </table:table-cell>
          <table:table-cell office:value-type="float" office:value="864.017" calcext:value-type="float">
            <text:p>864.017</text:p>
          </table:table-cell>
          <table:table-cell office:value-type="float" office:value="130.65" calcext:value-type="float">
            <text:p>130.65</text:p>
          </table:table-cell>
          <table:table-cell office:value-type="float" office:value="2.632" calcext:value-type="float">
            <text:p>2.632</text:p>
          </table:table-cell>
        </table:table-row>
        <table:table-row table:style-name="ro1">
          <table:table-cell/>
          <table:table-cell office:value-type="float" office:value="7.372" calcext:value-type="float">
            <text:p>7.372</text:p>
          </table:table-cell>
          <table:table-cell office:value-type="float" office:value="5397.224" calcext:value-type="float">
            <text:p>5397.224</text:p>
          </table:table-cell>
          <table:table-cell office:value-type="float" office:value="708.285" calcext:value-type="float">
            <text:p>708.285</text:p>
          </table:table-cell>
          <table:table-cell office:value-type="float" office:value="-56.842" calcext:value-type="float">
            <text:p>-56.842</text:p>
          </table:table-cell>
          <table:table-cell office:value-type="float" office:value="720.213" calcext:value-type="float">
            <text:p>720.213</text:p>
          </table:table-cell>
          <table:table-cell office:value-type="float" office:value="56.922" calcext:value-type="float">
            <text:p>56.922</text:p>
          </table:table-cell>
          <table:table-cell office:value-type="float" office:value="870.547" calcext:value-type="float">
            <text:p>870.547</text:p>
          </table:table-cell>
          <table:table-cell office:value-type="float" office:value="130.535" calcext:value-type="float">
            <text:p>130.535</text:p>
          </table:table-cell>
          <table:table-cell office:value-type="float" office:value="3.011" calcext:value-type="float">
            <text:p>3.011</text:p>
          </table:table-cell>
        </table:table-row>
        <table:table-row table:style-name="ro1">
          <table:table-cell/>
          <table:table-cell office:value-type="float" office:value="7.422" calcext:value-type="float">
            <text:p>7.422</text:p>
          </table:table-cell>
          <table:table-cell office:value-type="float" office:value="5432.568" calcext:value-type="float">
            <text:p>5432.568</text:p>
          </table:table-cell>
          <table:table-cell office:value-type="float" office:value="705.46" calcext:value-type="float">
            <text:p>705.46</text:p>
          </table:table-cell>
          <table:table-cell office:value-type="float" office:value="-56.261" calcext:value-type="float">
            <text:p>-56.261</text:p>
          </table:table-cell>
          <table:table-cell office:value-type="float" office:value="717.399" calcext:value-type="float">
            <text:p>717.399</text:p>
          </table:table-cell>
          <table:table-cell office:value-type="float" office:value="56.446" calcext:value-type="float">
            <text:p>56.446</text:p>
          </table:table-cell>
          <table:table-cell office:value-type="float" office:value="877.069" calcext:value-type="float">
            <text:p>877.069</text:p>
          </table:table-cell>
          <table:table-cell office:value-type="float" office:value="130.333" calcext:value-type="float">
            <text:p>130.333</text:p>
          </table:table-cell>
          <table:table-cell office:value-type="float" office:value="4.574" calcext:value-type="float">
            <text:p>4.574</text:p>
          </table:table-cell>
        </table:table-row>
        <table:table-row table:style-name="ro1">
          <table:table-cell/>
          <table:table-cell office:value-type="float" office:value="7.472" calcext:value-type="float">
            <text:p>7.472</text:p>
          </table:table-cell>
          <table:table-cell office:value-type="float" office:value="5467.771" calcext:value-type="float">
            <text:p>5467.771</text:p>
          </table:table-cell>
          <table:table-cell office:value-type="float" office:value="702.658" calcext:value-type="float">
            <text:p>702.658</text:p>
          </table:table-cell>
          <table:table-cell office:value-type="float" office:value="-55.89" calcext:value-type="float">
            <text:p>-55.89</text:p>
          </table:table-cell>
          <table:table-cell office:value-type="float" office:value="714.598" calcext:value-type="float">
            <text:p>714.598</text:p>
          </table:table-cell>
          <table:table-cell office:value-type="float" office:value="56.122" calcext:value-type="float">
            <text:p>56.122</text:p>
          </table:table-cell>
          <table:table-cell office:value-type="float" office:value="883.579" calcext:value-type="float">
            <text:p>883.579</text:p>
          </table:table-cell>
          <table:table-cell office:value-type="float" office:value="130.082" calcext:value-type="float">
            <text:p>130.082</text:p>
          </table:table-cell>
          <table:table-cell office:value-type="float" office:value="5.096" calcext:value-type="float">
            <text:p>5.096</text:p>
          </table:table-cell>
        </table:table-row>
        <table:table-row table:style-name="ro1">
          <table:table-cell/>
          <table:table-cell office:value-type="float" office:value="7.522" calcext:value-type="float">
            <text:p>7.522</text:p>
          </table:table-cell>
          <table:table-cell office:value-type="float" office:value="5502.834" calcext:value-type="float">
            <text:p>5502.834</text:p>
          </table:table-cell>
          <table:table-cell office:value-type="float" office:value="699.872" calcext:value-type="float">
            <text:p>699.872</text:p>
          </table:table-cell>
          <table:table-cell office:value-type="float" office:value="-55.535" calcext:value-type="float">
            <text:p>-55.535</text:p>
          </table:table-cell>
          <table:table-cell office:value-type="float" office:value="711.81" calcext:value-type="float">
            <text:p>711.81</text:p>
          </table:table-cell>
          <table:table-cell office:value-type="float" office:value="55.813" calcext:value-type="float">
            <text:p>55.813</text:p>
          </table:table-cell>
          <table:table-cell office:value-type="float" office:value="890.077" calcext:value-type="float">
            <text:p>890.077</text:p>
          </table:table-cell>
          <table:table-cell office:value-type="float" office:value="129.822" calcext:value-type="float">
            <text:p>129.822</text:p>
          </table:table-cell>
          <table:table-cell office:value-type="float" office:value="5.563" calcext:value-type="float">
            <text:p>5.563</text:p>
          </table:table-cell>
        </table:table-row>
        <table:table-row table:style-name="ro1">
          <table:table-cell/>
          <table:table-cell office:value-type="float" office:value="7.572" calcext:value-type="float">
            <text:p>7.572</text:p>
          </table:table-cell>
          <table:table-cell office:value-type="float" office:value="5537.758" calcext:value-type="float">
            <text:p>5537.758</text:p>
          </table:table-cell>
          <table:table-cell office:value-type="float" office:value="697.105" calcext:value-type="float">
            <text:p>697.105</text:p>
          </table:table-cell>
          <table:table-cell office:value-type="float" office:value="-55.163" calcext:value-type="float">
            <text:p>-55.163</text:p>
          </table:table-cell>
          <table:table-cell office:value-type="float" office:value="709.036" calcext:value-type="float">
            <text:p>709.036</text:p>
          </table:table-cell>
          <table:table-cell office:value-type="float" office:value="55.506" calcext:value-type="float">
            <text:p>55.506</text:p>
          </table:table-cell>
          <table:table-cell office:value-type="float" office:value="896.561" calcext:value-type="float">
            <text:p>896.561</text:p>
          </table:table-cell>
          <table:table-cell office:value-type="float" office:value="129.524" calcext:value-type="float">
            <text:p>129.524</text:p>
          </table:table-cell>
          <table:table-cell office:value-type="float" office:value="6.159" calcext:value-type="float">
            <text:p>6.159</text:p>
          </table:table-cell>
        </table:table-row>
        <table:table-row table:style-name="ro1">
          <table:table-cell/>
          <table:table-cell office:value-type="float" office:value="7.622" calcext:value-type="float">
            <text:p>7.622</text:p>
          </table:table-cell>
          <table:table-cell office:value-type="float" office:value="5572.545" calcext:value-type="float">
            <text:p>5572.545</text:p>
          </table:table-cell>
          <table:table-cell office:value-type="float" office:value="694.354" calcext:value-type="float">
            <text:p>694.354</text:p>
          </table:table-cell>
          <table:table-cell office:value-type="float" office:value="-54.903" calcext:value-type="float">
            <text:p>-54.903</text:p>
          </table:table-cell>
          <table:table-cell office:value-type="float" office:value="706.274" calcext:value-type="float">
            <text:p>706.274</text:p>
          </table:table-cell>
          <table:table-cell office:value-type="float" office:value="55.256" calcext:value-type="float">
            <text:p>55.256</text:p>
          </table:table-cell>
          <table:table-cell office:value-type="float" office:value="903.029" calcext:value-type="float">
            <text:p>903.029</text:p>
          </table:table-cell>
          <table:table-cell office:value-type="float" office:value="129.211" calcext:value-type="float">
            <text:p>129.211</text:p>
          </table:table-cell>
          <table:table-cell office:value-type="float" office:value="6.236" calcext:value-type="float">
            <text:p>6.236</text:p>
          </table:table-cell>
        </table:table-row>
        <table:table-row table:style-name="ro1">
          <table:table-cell/>
          <table:table-cell office:value-type="float" office:value="7.672" calcext:value-type="float">
            <text:p>7.672</text:p>
          </table:table-cell>
          <table:table-cell office:value-type="float" office:value="5607.194" calcext:value-type="float">
            <text:p>5607.194</text:p>
          </table:table-cell>
          <table:table-cell office:value-type="float" office:value="691.614" calcext:value-type="float">
            <text:p>691.614</text:p>
          </table:table-cell>
          <table:table-cell office:value-type="float" office:value="-54.659" calcext:value-type="float">
            <text:p>-54.659</text:p>
          </table:table-cell>
          <table:table-cell office:value-type="float" office:value="703.524" calcext:value-type="float">
            <text:p>703.524</text:p>
          </table:table-cell>
          <table:table-cell office:value-type="float" office:value="55.019" calcext:value-type="float">
            <text:p>55.019</text:p>
          </table:table-cell>
          <table:table-cell office:value-type="float" office:value="909.482" calcext:value-type="float">
            <text:p>909.482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6.283" calcext:value-type="float">
            <text:p>6.283</text:p>
          </table:table-cell>
        </table:table-row>
        <table:table-row table:style-name="ro1">
          <table:table-cell/>
          <table:table-cell office:value-type="float" office:value="7.722" calcext:value-type="float">
            <text:p>7.722</text:p>
          </table:table-cell>
          <table:table-cell office:value-type="float" office:value="5641.706" calcext:value-type="float">
            <text:p>5641.706</text:p>
          </table:table-cell>
          <table:table-cell office:value-type="float" office:value="688.887" calcext:value-type="float">
            <text:p>688.887</text:p>
          </table:table-cell>
          <table:table-cell office:value-type="float" office:value="-54.487" calcext:value-type="float">
            <text:p>-54.487</text:p>
          </table:table-cell>
          <table:table-cell office:value-type="float" office:value="700.785" calcext:value-type="float">
            <text:p>700.785</text:p>
          </table:table-cell>
          <table:table-cell office:value-type="float" office:value="54.818" calcext:value-type="float">
            <text:p>54.818</text:p>
          </table:table-cell>
          <table:table-cell office:value-type="float" office:value="915.919" calcext:value-type="float">
            <text:p>915.919</text:p>
          </table:table-cell>
          <table:table-cell office:value-type="float" office:value="128.588" calcext:value-type="float">
            <text:p>128.588</text:p>
          </table:table-cell>
          <table:table-cell office:value-type="float" office:value="6.013" calcext:value-type="float">
            <text:p>6.013</text:p>
          </table:table-cell>
        </table:table-row>
        <table:table-row table:style-name="ro1">
          <table:table-cell/>
          <table:table-cell office:value-type="float" office:value="7.772" calcext:value-type="float">
            <text:p>7.772</text:p>
          </table:table-cell>
          <table:table-cell office:value-type="float" office:value="5676.082" calcext:value-type="float">
            <text:p>5676.082</text:p>
          </table:table-cell>
          <table:table-cell office:value-type="float" office:value="686.165" calcext:value-type="float">
            <text:p>686.165</text:p>
          </table:table-cell>
          <table:table-cell office:value-type="float" office:value="-54.314" calcext:value-type="float">
            <text:p>-54.314</text:p>
          </table:table-cell>
          <table:table-cell office:value-type="float" office:value="698.057" calcext:value-type="float">
            <text:p>698.057</text:p>
          </table:table-cell>
          <table:table-cell office:value-type="float" office:value="54.622" calcext:value-type="float">
            <text:p>54.622</text:p>
          </table:table-cell>
          <table:table-cell office:value-type="float" office:value="922.341" calcext:value-type="float">
            <text:p>922.341</text:p>
          </table:table-cell>
          <table:table-cell office:value-type="float" office:value="128.304" calcext:value-type="float">
            <text:p>128.304</text:p>
          </table:table-cell>
          <table:table-cell office:value-type="float" office:value="5.787" calcext:value-type="float">
            <text:p>5.787</text:p>
          </table:table-cell>
        </table:table-row>
        <table:table-row table:style-name="ro1">
          <table:table-cell/>
          <table:table-cell office:value-type="float" office:value="7.822" calcext:value-type="float">
            <text:p>7.822</text:p>
          </table:table-cell>
          <table:table-cell office:value-type="float" office:value="5710.323" calcext:value-type="float">
            <text:p>5710.323</text:p>
          </table:table-cell>
          <table:table-cell office:value-type="float" office:value="683.456" calcext:value-type="float">
            <text:p>683.456</text:p>
          </table:table-cell>
          <table:table-cell office:value-type="float" office:value="-54.079" calcext:value-type="float">
            <text:p>-54.079</text:p>
          </table:table-cell>
          <table:table-cell office:value-type="float" office:value="695.34" calcext:value-type="float">
            <text:p>695.34</text:p>
          </table:table-cell>
          <table:table-cell office:value-type="float" office:value="54.402" calcext:value-type="float">
            <text:p>54.402</text:p>
          </table:table-cell>
          <table:table-cell office:value-type="float" office:value="928.749" calcext:value-type="float">
            <text:p>928.749</text:p>
          </table:table-cell>
          <table:table-cell office:value-type="float" office:value="128.007" calcext:value-type="float">
            <text:p>128.007</text:p>
          </table:table-cell>
          <table:table-cell office:value-type="float" office:value="5.916" calcext:value-type="float">
            <text:p>5.916</text:p>
          </table:table-cell>
        </table:table-row>
        <table:table-row table:style-name="ro1">
          <table:table-cell/>
          <table:table-cell office:value-type="float" office:value="7.872" calcext:value-type="float">
            <text:p>7.872</text:p>
          </table:table-cell>
          <table:table-cell office:value-type="float" office:value="5744.428" calcext:value-type="float">
            <text:p>5744.428</text:p>
          </table:table-cell>
          <table:table-cell office:value-type="float" office:value="680.755" calcext:value-type="float">
            <text:p>680.755</text:p>
          </table:table-cell>
          <table:table-cell office:value-type="float" office:value="-54.035" calcext:value-type="float">
            <text:p>-54.035</text:p>
          </table:table-cell>
          <table:table-cell office:value-type="float" office:value="692.633" calcext:value-type="float">
            <text:p>692.633</text:p>
          </table:table-cell>
          <table:table-cell office:value-type="float" office:value="54.278" calcext:value-type="float">
            <text:p>54.278</text:p>
          </table:table-cell>
          <table:table-cell office:value-type="float" office:value="935.142" calcext:value-type="float">
            <text:p>935.142</text:p>
          </table:table-cell>
          <table:table-cell office:value-type="float" office:value="127.722" calcext:value-type="float">
            <text:p>127.722</text:p>
          </table:table-cell>
          <table:table-cell office:value-type="float" office:value="5.129" calcext:value-type="float">
            <text:p>5.129</text:p>
          </table:table-cell>
        </table:table-row>
        <table:table-row table:style-name="ro1">
          <table:table-cell/>
          <table:table-cell office:value-type="float" office:value="7.922" calcext:value-type="float">
            <text:p>7.922</text:p>
          </table:table-cell>
          <table:table-cell office:value-type="float" office:value="5778.398" calcext:value-type="float">
            <text:p>5778.398</text:p>
          </table:table-cell>
          <table:table-cell office:value-type="float" office:value="678.05" calcext:value-type="float">
            <text:p>678.05</text:p>
          </table:table-cell>
          <table:table-cell office:value-type="float" office:value="-54.198" calcext:value-type="float">
            <text:p>-54.198</text:p>
          </table:table-cell>
          <table:table-cell office:value-type="float" office:value="689.934" calcext:value-type="float">
            <text:p>689.934</text:p>
          </table:table-cell>
          <table:table-cell office:value-type="float" office:value="54.303" calcext:value-type="float">
            <text:p>54.303</text:p>
          </table:table-cell>
          <table:table-cell office:value-type="float" office:value="941.522" calcext:value-type="float">
            <text:p>941.522</text:p>
          </table:table-cell>
          <table:table-cell office:value-type="float" office:value="127.504" calcext:value-type="float">
            <text:p>127.504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/>
          <table:table-cell office:value-type="float" office:value="7.972" calcext:value-type="float">
            <text:p>7.972</text:p>
          </table:table-cell>
          <table:table-cell office:value-type="float" office:value="5812.233" calcext:value-type="float">
            <text:p>5812.233</text:p>
          </table:table-cell>
          <table:table-cell office:value-type="float" office:value="675.337" calcext:value-type="float">
            <text:p>675.337</text:p>
          </table:table-cell>
          <table:table-cell office:value-type="float" office:value="-54.146" calcext:value-type="float">
            <text:p>-54.146</text:p>
          </table:table-cell>
          <table:table-cell office:value-type="float" office:value="687.244" calcext:value-type="float">
            <text:p>687.244</text:p>
          </table:table-cell>
          <table:table-cell office:value-type="float" office:value="54.211" calcext:value-type="float">
            <text:p>54.211</text:p>
          </table:table-cell>
          <table:table-cell office:value-type="float" office:value="947.894" calcext:value-type="float">
            <text:p>947.894</text:p>
          </table:table-cell>
          <table:table-cell office:value-type="float" office:value="127.375" calcext:value-type="float">
            <text:p>127.375</text:p>
          </table:table-cell>
          <table:table-cell office:value-type="float" office:value="2.635" calcext:value-type="float">
            <text:p>2.635</text:p>
          </table:table-cell>
        </table:table-row>
        <table:table-row table:style-name="ro1">
          <table:table-cell/>
          <table:table-cell office:value-type="float" office:value="8.022" calcext:value-type="float">
            <text:p>8.022</text:p>
          </table:table-cell>
          <table:table-cell office:value-type="float" office:value="5845.932" calcext:value-type="float">
            <text:p>5845.932</text:p>
          </table:table-cell>
          <table:table-cell office:value-type="float" office:value="672.64" calcext:value-type="float">
            <text:p>672.64</text:p>
          </table:table-cell>
          <table:table-cell office:value-type="float" office:value="-53.719" calcext:value-type="float">
            <text:p>-53.719</text:p>
          </table:table-cell>
          <table:table-cell office:value-type="float" office:value="684.565" calcext:value-type="float">
            <text:p>684.565</text:p>
          </table:table-cell>
          <table:table-cell office:value-type="float" office:value="53.841" calcext:value-type="float">
            <text:p>53.841</text:p>
          </table:table-cell>
          <table:table-cell office:value-type="float" office:value="954.259" calcext:value-type="float">
            <text:p>954.259</text:p>
          </table:table-cell>
          <table:table-cell office:value-type="float" office:value="127.222" calcext:value-type="float">
            <text:p>127.222</text:p>
          </table:table-cell>
          <table:table-cell office:value-type="float" office:value="3.615" calcext:value-type="float">
            <text:p>3.615</text:p>
          </table:table-cell>
        </table:table-row>
        <table:table-row table:style-name="ro1">
          <table:table-cell/>
          <table:table-cell office:value-type="float" office:value="8.072" calcext:value-type="float">
            <text:p>8.072</text:p>
          </table:table-cell>
          <table:table-cell office:value-type="float" office:value="5879.497" calcext:value-type="float">
            <text:p>5879.497</text:p>
          </table:table-cell>
          <table:table-cell office:value-type="float" office:value="669.965" calcext:value-type="float">
            <text:p>669.965</text:p>
          </table:table-cell>
          <table:table-cell office:value-type="float" office:value="-53.375" calcext:value-type="float">
            <text:p>-53.375</text:p>
          </table:table-cell>
          <table:table-cell office:value-type="float" office:value="681.899" calcext:value-type="float">
            <text:p>681.899</text:p>
          </table:table-cell>
          <table:table-cell office:value-type="float" office:value="53.538" calcext:value-type="float">
            <text:p>53.538</text:p>
          </table:table-cell>
          <table:table-cell office:value-type="float" office:value="960.615" calcext:value-type="float">
            <text:p>960.615</text:p>
          </table:table-cell>
          <table:table-cell office:value-type="float" office:value="127.014" calcext:value-type="float">
            <text:p>127.014</text:p>
          </table:table-cell>
          <table:table-cell office:value-type="float" office:value="4.174" calcext:value-type="float">
            <text:p>4.174</text:p>
          </table:table-cell>
        </table:table-row>
        <table:table-row table:style-name="ro1">
          <table:table-cell/>
          <table:table-cell office:value-type="float" office:value="8.122" calcext:value-type="float">
            <text:p>8.122</text:p>
          </table:table-cell>
          <table:table-cell office:value-type="float" office:value="5912.929" calcext:value-type="float">
            <text:p>5912.929</text:p>
          </table:table-cell>
          <table:table-cell office:value-type="float" office:value="667.302" calcext:value-type="float">
            <text:p>667.302</text:p>
          </table:table-cell>
          <table:table-cell office:value-type="float" office:value="-53.052" calcext:value-type="float">
            <text:p>-53.052</text:p>
          </table:table-cell>
          <table:table-cell office:value-type="float" office:value="679.243" calcext:value-type="float">
            <text:p>679.243</text:p>
          </table:table-cell>
          <table:table-cell office:value-type="float" office:value="53.253" calcext:value-type="float">
            <text:p>53.253</text:p>
          </table:table-cell>
          <table:table-cell office:value-type="float" office:value="966.961" calcext:value-type="float">
            <text:p>966.961</text:p>
          </table:table-cell>
          <table:table-cell office:value-type="float" office:value="126.804" calcext:value-type="float">
            <text:p>126.804</text:p>
          </table:table-cell>
          <table:table-cell office:value-type="float" office:value="4.621" calcext:value-type="float">
            <text:p>4.621</text:p>
          </table:table-cell>
        </table:table-row>
        <table:table-row table:style-name="ro1">
          <table:table-cell/>
          <table:table-cell office:value-type="float" office:value="8.172" calcext:value-type="float">
            <text:p>8.172</text:p>
          </table:table-cell>
          <table:table-cell office:value-type="float" office:value="5946.228" calcext:value-type="float">
            <text:p>5946.228</text:p>
          </table:table-cell>
          <table:table-cell office:value-type="float" office:value="664.661" calcext:value-type="float">
            <text:p>664.661</text:p>
          </table:table-cell>
          <table:table-cell office:value-type="float" office:value="-52.578" calcext:value-type="float">
            <text:p>-52.578</text:p>
          </table:table-cell>
          <table:table-cell office:value-type="float" office:value="676.6" calcext:value-type="float">
            <text:p>676.6</text:p>
          </table:table-cell>
          <table:table-cell office:value-type="float" office:value="52.902" calcext:value-type="float">
            <text:p>52.902</text:p>
          </table:table-cell>
          <table:table-cell office:value-type="float" office:value="973.295" calcext:value-type="float">
            <text:p>973.295</text:p>
          </table:table-cell>
          <table:table-cell office:value-type="float" office:value="126.543" calcext:value-type="float">
            <text:p>126.543</text:p>
          </table:table-cell>
          <table:table-cell office:value-type="float" office:value="5.846" calcext:value-type="float">
            <text:p>5.846</text:p>
          </table:table-cell>
        </table:table-row>
        <table:table-row table:style-name="ro1">
          <table:table-cell/>
          <table:table-cell office:value-type="float" office:value="8.222" calcext:value-type="float">
            <text:p>8.222</text:p>
          </table:table-cell>
          <table:table-cell office:value-type="float" office:value="5979.396" calcext:value-type="float">
            <text:p>5979.396</text:p>
          </table:table-cell>
          <table:table-cell office:value-type="float" office:value="662.044" calcext:value-type="float">
            <text:p>662.044</text:p>
          </table:table-cell>
          <table:table-cell office:value-type="float" office:value="-52.176" calcext:value-type="float">
            <text:p>-52.176</text:p>
          </table:table-cell>
          <table:table-cell office:value-type="float" office:value="673.969" calcext:value-type="float">
            <text:p>673.969</text:p>
          </table:table-cell>
          <table:table-cell office:value-type="float" office:value="52.615" calcext:value-type="float">
            <text:p>52.615</text:p>
          </table:table-cell>
          <table:table-cell office:value-type="float" office:value="979.614" calcext:value-type="float">
            <text:p>979.614</text:p>
          </table:table-cell>
          <table:table-cell office:value-type="float" office:value="126.222" calcext:value-type="float">
            <text:p>126.222</text:p>
          </table:table-cell>
          <table:table-cell office:value-type="float" office:value="6.783" calcext:value-type="float">
            <text:p>6.783</text:p>
          </table:table-cell>
        </table:table-row>
        <table:table-row table:style-name="ro1">
          <table:table-cell/>
          <table:table-cell office:value-type="float" office:value="8.272" calcext:value-type="float">
            <text:p>8.272</text:p>
          </table:table-cell>
          <table:table-cell office:value-type="float" office:value="6012.433" calcext:value-type="float">
            <text:p>6012.433</text:p>
          </table:table-cell>
          <table:table-cell office:value-type="float" office:value="659.442" calcext:value-type="float">
            <text:p>659.442</text:p>
          </table:table-cell>
          <table:table-cell office:value-type="float" office:value="-51.902" calcext:value-type="float">
            <text:p>-51.902</text:p>
          </table:table-cell>
          <table:table-cell office:value-type="float" office:value="671.348" calcext:value-type="float">
            <text:p>671.348</text:p>
          </table:table-cell>
          <table:table-cell office:value-type="float" office:value="52.391" calcext:value-type="float">
            <text:p>52.391</text:p>
          </table:table-cell>
          <table:table-cell office:value-type="float" office:value="985.917" calcext:value-type="float">
            <text:p>985.917</text:p>
          </table:table-cell>
          <table:table-cell office:value-type="float" office:value="125.872" calcext:value-type="float">
            <text:p>125.872</text:p>
          </table:table-cell>
          <table:table-cell office:value-type="float" office:value="7.144" calcext:value-type="float">
            <text:p>7.144</text:p>
          </table:table-cell>
        </table:table-row>
        <table:table-row table:style-name="ro1">
          <table:table-cell/>
          <table:table-cell office:value-type="float" office:value="8.322" calcext:value-type="float">
            <text:p>8.322</text:p>
          </table:table-cell>
          <table:table-cell office:value-type="float" office:value="6045.34" calcext:value-type="float">
            <text:p>6045.34</text:p>
          </table:table-cell>
          <table:table-cell office:value-type="float" office:value="656.851" calcext:value-type="float">
            <text:p>656.851</text:p>
          </table:table-cell>
          <table:table-cell office:value-type="float" office:value="-51.812" calcext:value-type="float">
            <text:p>-51.812</text:p>
          </table:table-cell>
          <table:table-cell office:value-type="float" office:value="668.736" calcext:value-type="float">
            <text:p>668.736</text:p>
          </table:table-cell>
          <table:table-cell office:value-type="float" office:value="52.238" calcext:value-type="float">
            <text:p>52.238</text:p>
          </table:table-cell>
          <table:table-cell office:value-type="float" office:value="992.201" calcext:value-type="float">
            <text:p>992.201</text:p>
          </table:table-cell>
          <table:table-cell office:value-type="float" office:value="125.518" calcext:value-type="float">
            <text:p>125.518</text:p>
          </table:table-cell>
          <table:table-cell office:value-type="float" office:value="6.653" calcext:value-type="float">
            <text:p>6.653</text:p>
          </table:table-cell>
        </table:table-row>
        <table:table-row table:style-name="ro1">
          <table:table-cell/>
          <table:table-cell office:value-type="float" office:value="8.372" calcext:value-type="float">
            <text:p>8.372</text:p>
          </table:table-cell>
          <table:table-cell office:value-type="float" office:value="6078.118" calcext:value-type="float">
            <text:p>6078.118</text:p>
          </table:table-cell>
          <table:table-cell office:value-type="float" office:value="654.259" calcext:value-type="float">
            <text:p>654.259</text:p>
          </table:table-cell>
          <table:table-cell office:value-type="float" office:value="-51.882" calcext:value-type="float">
            <text:p>-51.882</text:p>
          </table:table-cell>
          <table:table-cell office:value-type="float" office:value="666.133" calcext:value-type="float">
            <text:p>666.133</text:p>
          </table:table-cell>
          <table:table-cell office:value-type="float" office:value="52.168" calcext:value-type="float">
            <text:p>52.168</text:p>
          </table:table-cell>
          <table:table-cell office:value-type="float" office:value="998.469" calcext:value-type="float">
            <text:p>998.469</text:p>
          </table:table-cell>
          <table:table-cell office:value-type="float" office:value="125.217" calcext:value-type="float">
            <text:p>125.217</text:p>
          </table:table-cell>
          <table:table-cell office:value-type="float" office:value="5.451" calcext:value-type="float">
            <text:p>5.451</text:p>
          </table:table-cell>
        </table:table-row>
        <table:table-row table:style-name="ro1">
          <table:table-cell/>
          <table:table-cell office:value-type="float" office:value="8.422" calcext:value-type="float">
            <text:p>8.422</text:p>
          </table:table-cell>
          <table:table-cell office:value-type="float" office:value="6110.766" calcext:value-type="float">
            <text:p>6110.766</text:p>
          </table:table-cell>
          <table:table-cell office:value-type="float" office:value="651.662" calcext:value-type="float">
            <text:p>651.662</text:p>
          </table:table-cell>
          <table:table-cell office:value-type="float" office:value="-52.002" calcext:value-type="float">
            <text:p>-52.002</text:p>
          </table:table-cell>
          <table:table-cell office:value-type="float" office:value="663.538" calcext:value-type="float">
            <text:p>663.538</text:p>
          </table:table-cell>
          <table:table-cell office:value-type="float" office:value="52.163" calcext:value-type="float">
            <text:p>52.163</text:p>
          </table:table-cell>
          <table:table-cell office:value-type="float" office:value="1004.724" calcext:value-type="float">
            <text:p>1004.724</text:p>
          </table:table-cell>
          <table:table-cell office:value-type="float" office:value="124.977" calcext:value-type="float">
            <text:p>124.977</text:p>
          </table:table-cell>
          <table:table-cell office:value-type="float" office:value="4.088" calcext:value-type="float">
            <text:p>4.088</text:p>
          </table:table-cell>
        </table:table-row>
        <table:table-row table:style-name="ro1">
          <table:table-cell/>
          <table:table-cell office:value-type="float" office:value="8.472" calcext:value-type="float">
            <text:p>8.472</text:p>
          </table:table-cell>
          <table:table-cell office:value-type="float" office:value="6143.284" calcext:value-type="float">
            <text:p>6143.284</text:p>
          </table:table-cell>
          <table:table-cell office:value-type="float" office:value="649.058" calcext:value-type="float">
            <text:p>649.058</text:p>
          </table:table-cell>
          <table:table-cell office:value-type="float" office:value="-52.159" calcext:value-type="float">
            <text:p>-52.159</text:p>
          </table:table-cell>
          <table:table-cell office:value-type="float" office:value="660.949" calcext:value-type="float">
            <text:p>660.949</text:p>
          </table:table-cell>
          <table:table-cell office:value-type="float" office:value="52.224" calcext:value-type="float">
            <text:p>52.224</text:p>
          </table:table-cell>
          <table:table-cell office:value-type="float" office:value="1010.968" calcext:value-type="float">
            <text:p>1010.968</text:p>
          </table:table-cell>
          <table:table-cell office:value-type="float" office:value="124.811" calcext:value-type="float">
            <text:p>124.811</text:p>
          </table:table-cell>
          <table:table-cell office:value-type="float" office:value="2.599" calcext:value-type="float">
            <text:p>2.599</text:p>
          </table:table-cell>
        </table:table-row>
        <table:table-row table:style-name="ro1">
          <table:table-cell/>
          <table:table-cell office:value-type="float" office:value="8.522" calcext:value-type="float">
            <text:p>8.522</text:p>
          </table:table-cell>
          <table:table-cell office:value-type="float" office:value="6175.671" calcext:value-type="float">
            <text:p>6175.671</text:p>
          </table:table-cell>
          <table:table-cell office:value-type="float" office:value="646.447" calcext:value-type="float">
            <text:p>646.447</text:p>
          </table:table-cell>
          <table:table-cell office:value-type="float" office:value="-52.236" calcext:value-type="float">
            <text:p>-52.236</text:p>
          </table:table-cell>
          <table:table-cell office:value-type="float" office:value="658.367" calcext:value-type="float">
            <text:p>658.367</text:p>
          </table:table-cell>
          <table:table-cell office:value-type="float" office:value="52.257" calcext:value-type="float">
            <text:p>52.257</text:p>
          </table:table-cell>
          <table:table-cell office:value-type="float" office:value="1017.206" calcext:value-type="float">
            <text:p>1017.206</text:p>
          </table:table-cell>
          <table:table-cell office:value-type="float" office:value="124.713" calcext:value-type="float">
            <text:p>124.713</text:p>
          </table:table-cell>
          <table:table-cell office:value-type="float" office:value="1.456" calcext:value-type="float">
            <text:p>1.456</text:p>
          </table:table-cell>
        </table:table-row>
        <table:table-row table:style-name="ro1">
          <table:table-cell/>
          <table:table-cell office:value-type="float" office:value="8.572" calcext:value-type="float">
            <text:p>8.572</text:p>
          </table:table-cell>
          <table:table-cell office:value-type="float" office:value="6207.928" calcext:value-type="float">
            <text:p>6207.928</text:p>
          </table:table-cell>
          <table:table-cell office:value-type="float" office:value="643.837" calcext:value-type="float">
            <text:p>643.837</text:p>
          </table:table-cell>
          <table:table-cell office:value-type="float" office:value="-52.112" calcext:value-type="float">
            <text:p>-52.112</text:p>
          </table:table-cell>
          <table:table-cell office:value-type="float" office:value="655.793" calcext:value-type="float">
            <text:p>655.793</text:p>
          </table:table-cell>
          <table:table-cell office:value-type="float" office:value="52.124" calcext:value-type="float">
            <text:p>52.124</text:p>
          </table:table-cell>
          <table:table-cell office:value-type="float" office:value="1023.44" calcext:value-type="float">
            <text:p>1023.44</text:p>
          </table:table-cell>
          <table:table-cell office:value-type="float" office:value="124.655" calcext:value-type="float">
            <text:p>124.655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/>
          <table:table-cell office:value-type="float" office:value="8.622" calcext:value-type="float">
            <text:p>8.622</text:p>
          </table:table-cell>
          <table:table-cell office:value-type="float" office:value="6240.055" calcext:value-type="float">
            <text:p>6240.055</text:p>
          </table:table-cell>
          <table:table-cell office:value-type="float" office:value="641.239" calcext:value-type="float">
            <text:p>641.239</text:p>
          </table:table-cell>
          <table:table-cell office:value-type="float" office:value="-51.733" calcext:value-type="float">
            <text:p>-51.733</text:p>
          </table:table-cell>
          <table:table-cell office:value-type="float" office:value="653.23" calcext:value-type="float">
            <text:p>653.23</text:p>
          </table:table-cell>
          <table:table-cell office:value-type="float" office:value="51.765" calcext:value-type="float">
            <text:p>51.765</text:p>
          </table:table-cell>
          <table:table-cell office:value-type="float" office:value="1029.672" calcext:value-type="float">
            <text:p>1029.672</text:p>
          </table:table-cell>
          <table:table-cell office:value-type="float" office:value="124.586" calcext:value-type="float">
            <text:p>124.586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>
          <table:table-cell/>
          <table:table-cell office:value-type="float" office:value="8.672" calcext:value-type="float">
            <text:p>8.672</text:p>
          </table:table-cell>
          <table:table-cell office:value-type="float" office:value="6272.053" calcext:value-type="float">
            <text:p>6272.053</text:p>
          </table:table-cell>
          <table:table-cell office:value-type="float" office:value="638.666" calcext:value-type="float">
            <text:p>638.666</text:p>
          </table:table-cell>
          <table:table-cell office:value-type="float" office:value="-51.192" calcext:value-type="float">
            <text:p>-51.192</text:p>
          </table:table-cell>
          <table:table-cell office:value-type="float" office:value="650.68" calcext:value-type="float">
            <text:p>650.68</text:p>
          </table:table-cell>
          <table:table-cell office:value-type="float" office:value="51.294" calcext:value-type="float">
            <text:p>51.294</text:p>
          </table:table-cell>
          <table:table-cell office:value-type="float" office:value="1035.898" calcext:value-type="float">
            <text:p>1035.898</text:p>
          </table:table-cell>
          <table:table-cell office:value-type="float" office:value="124.461" calcext:value-type="float">
            <text:p>124.461</text:p>
          </table:table-cell>
          <table:table-cell office:value-type="float" office:value="3.228" calcext:value-type="float">
            <text:p>3.228</text:p>
          </table:table-cell>
        </table:table-row>
        <table:table-row table:style-name="ro1">
          <table:table-cell/>
          <table:table-cell office:value-type="float" office:value="8.722" calcext:value-type="float">
            <text:p>8.722</text:p>
          </table:table-cell>
          <table:table-cell office:value-type="float" office:value="6303.922" calcext:value-type="float">
            <text:p>6303.922</text:p>
          </table:table-cell>
          <table:table-cell office:value-type="float" office:value="636.122" calcext:value-type="float">
            <text:p>636.122</text:p>
          </table:table-cell>
          <table:table-cell office:value-type="float" office:value="-50.536" calcext:value-type="float">
            <text:p>-50.536</text:p>
          </table:table-cell>
          <table:table-cell office:value-type="float" office:value="648.144" calcext:value-type="float">
            <text:p>648.144</text:p>
          </table:table-cell>
          <table:table-cell office:value-type="float" office:value="50.808" calcext:value-type="float">
            <text:p>50.808</text:p>
          </table:table-cell>
          <table:table-cell office:value-type="float" office:value="1042.116" calcext:value-type="float">
            <text:p>1042.116</text:p>
          </table:table-cell>
          <table:table-cell office:value-type="float" office:value="124.254" calcext:value-type="float">
            <text:p>124.254</text:p>
          </table:table-cell>
          <table:table-cell office:value-type="float" office:value="5.254" calcext:value-type="float">
            <text:p>5.254</text:p>
          </table:table-cell>
        </table:table-row>
        <table:table-row table:style-name="ro1">
          <table:table-cell/>
          <table:table-cell office:value-type="float" office:value="8.772" calcext:value-type="float">
            <text:p>8.772</text:p>
          </table:table-cell>
          <table:table-cell office:value-type="float" office:value="6335.666" calcext:value-type="float">
            <text:p>6335.666</text:p>
          </table:table-cell>
          <table:table-cell office:value-type="float" office:value="633.613" calcext:value-type="float">
            <text:p>633.613</text:p>
          </table:table-cell>
          <table:table-cell office:value-type="float" office:value="-49.872" calcext:value-type="float">
            <text:p>-49.872</text:p>
          </table:table-cell>
          <table:table-cell office:value-type="float" office:value="645.619" calcext:value-type="float">
            <text:p>645.619</text:p>
          </table:table-cell>
          <table:table-cell office:value-type="float" office:value="50.432" calcext:value-type="float">
            <text:p>50.432</text:p>
          </table:table-cell>
          <table:table-cell office:value-type="float" office:value="1048.321" calcext:value-type="float">
            <text:p>1048.321</text:p>
          </table:table-cell>
          <table:table-cell office:value-type="float" office:value="123.931" calcext:value-type="float">
            <text:p>123.931</text:p>
          </table:table-cell>
          <table:table-cell office:value-type="float" office:value="7.495" calcext:value-type="float">
            <text:p>7.495</text:p>
          </table:table-cell>
        </table:table-row>
        <table:table-row table:style-name="ro1">
          <table:table-cell/>
          <table:table-cell office:value-type="float" office:value="8.822" calcext:value-type="float">
            <text:p>8.822</text:p>
          </table:table-cell>
          <table:table-cell office:value-type="float" office:value="6367.284" calcext:value-type="float">
            <text:p>6367.284</text:p>
          </table:table-cell>
          <table:table-cell office:value-type="float" office:value="631.132" calcext:value-type="float">
            <text:p>631.132</text:p>
          </table:table-cell>
          <table:table-cell office:value-type="float" office:value="-49.472" calcext:value-type="float">
            <text:p>-49.472</text:p>
          </table:table-cell>
          <table:table-cell office:value-type="float" office:value="643.105" calcext:value-type="float">
            <text:p>643.105</text:p>
          </table:table-cell>
          <table:table-cell office:value-type="float" office:value="50.207" calcext:value-type="float">
            <text:p>50.207</text:p>
          </table:table-cell>
          <table:table-cell office:value-type="float" office:value="1054.508" calcext:value-type="float">
            <text:p>1054.508</text:p>
          </table:table-cell>
          <table:table-cell office:value-type="float" office:value="123.516" calcext:value-type="float">
            <text:p>123.516</text:p>
          </table:table-cell>
          <table:table-cell office:value-type="float" office:value="8.561" calcext:value-type="float">
            <text:p>8.561</text:p>
          </table:table-cell>
        </table:table-row>
        <table:table-row table:style-name="ro1">
          <table:table-cell/>
          <table:table-cell office:value-type="float" office:value="8.872" calcext:value-type="float">
            <text:p>8.872</text:p>
          </table:table-cell>
          <table:table-cell office:value-type="float" office:value="6398.779" calcext:value-type="float">
            <text:p>6398.779</text:p>
          </table:table-cell>
          <table:table-cell office:value-type="float" office:value="628.662" calcext:value-type="float">
            <text:p>628.662</text:p>
          </table:table-cell>
          <table:table-cell office:value-type="float" office:value="-49.375" calcext:value-type="float">
            <text:p>-49.375</text:p>
          </table:table-cell>
          <table:table-cell office:value-type="float" office:value="640.599" calcext:value-type="float">
            <text:p>640.599</text:p>
          </table:table-cell>
          <table:table-cell office:value-type="float" office:value="50.043" calcext:value-type="float">
            <text:p>50.043</text:p>
          </table:table-cell>
          <table:table-cell office:value-type="float" office:value="1060.673" calcext:value-type="float">
            <text:p>1060.673</text:p>
          </table:table-cell>
          <table:table-cell office:value-type="float" office:value="123.094" calcext:value-type="float">
            <text:p>123.094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/>
          <table:table-cell office:value-type="float" office:value="8.922" calcext:value-type="float">
            <text:p>8.922</text:p>
          </table:table-cell>
          <table:table-cell office:value-type="float" office:value="6430.15" calcext:value-type="float">
            <text:p>6430.15</text:p>
          </table:table-cell>
          <table:table-cell office:value-type="float" office:value="626.191" calcext:value-type="float">
            <text:p>626.191</text:p>
          </table:table-cell>
          <table:table-cell office:value-type="float" office:value="-49.453" calcext:value-type="float">
            <text:p>-49.453</text:p>
          </table:table-cell>
          <table:table-cell office:value-type="float" office:value="638.102" calcext:value-type="float">
            <text:p>638.102</text:p>
          </table:table-cell>
          <table:table-cell office:value-type="float" office:value="49.937" calcext:value-type="float">
            <text:p>49.937</text:p>
          </table:table-cell>
          <table:table-cell office:value-type="float" office:value="1066.818" calcext:value-type="float">
            <text:p>1066.818</text:p>
          </table:table-cell>
          <table:table-cell office:value-type="float" office:value="122.715" calcext:value-type="float">
            <text:p>122.715</text:p>
          </table:table-cell>
          <table:table-cell office:value-type="float" office:value="6.933" calcext:value-type="float">
            <text:p>6.933</text:p>
          </table:table-cell>
        </table:table-row>
        <table:table-row table:style-name="ro1">
          <table:table-cell/>
          <table:table-cell office:value-type="float" office:value="8.972" calcext:value-type="float">
            <text:p>8.972</text:p>
          </table:table-cell>
          <table:table-cell office:value-type="float" office:value="6461.398" calcext:value-type="float">
            <text:p>6461.398</text:p>
          </table:table-cell>
          <table:table-cell office:value-type="float" office:value="623.714" calcext:value-type="float">
            <text:p>623.714</text:p>
          </table:table-cell>
          <table:table-cell office:value-type="float" office:value="-49.693" calcext:value-type="float">
            <text:p>-49.693</text:p>
          </table:table-cell>
          <table:table-cell office:value-type="float" office:value="635.613" calcext:value-type="float">
            <text:p>635.613</text:p>
          </table:table-cell>
          <table:table-cell office:value-type="float" office:value="49.948" calcext:value-type="float">
            <text:p>49.948</text:p>
          </table:table-cell>
          <table:table-cell office:value-type="float" office:value="1072.946" calcext:value-type="float">
            <text:p>1072.946</text:p>
          </table:table-cell>
          <table:table-cell office:value-type="float" office:value="122.412" calcext:value-type="float">
            <text:p>122.412</text:p>
          </table:table-cell>
          <table:table-cell office:value-type="float" office:value="5.047" calcext:value-type="float">
            <text:p>5.047</text:p>
          </table:table-cell>
        </table:table-row>
        <table:table-row table:style-name="ro1">
          <table:table-cell/>
          <table:table-cell office:value-type="float" office:value="9.022" calcext:value-type="float">
            <text:p>9.022</text:p>
          </table:table-cell>
          <table:table-cell office:value-type="float" office:value="6492.521" calcext:value-type="float">
            <text:p>6492.521</text:p>
          </table:table-cell>
          <table:table-cell office:value-type="float" office:value="621.22" calcext:value-type="float">
            <text:p>621.22</text:p>
          </table:table-cell>
          <table:table-cell office:value-type="float" office:value="-50.041" calcext:value-type="float">
            <text:p>-50.041</text:p>
          </table:table-cell>
          <table:table-cell office:value-type="float" office:value="633.128" calcext:value-type="float">
            <text:p>633.128</text:p>
          </table:table-cell>
          <table:table-cell office:value-type="float" office:value="50.119" calcext:value-type="float">
            <text:p>50.119</text:p>
          </table:table-cell>
          <table:table-cell office:value-type="float" office:value="1079.061" calcext:value-type="float">
            <text:p>1079.061</text:p>
          </table:table-cell>
          <table:table-cell office:value-type="float" office:value="122.217" calcext:value-type="float">
            <text:p>122.217</text:p>
          </table:table-cell>
          <table:table-cell office:value-type="float" office:value="2.797" calcext:value-type="float">
            <text:p>2.797</text:p>
          </table:table-cell>
        </table:table-row>
        <table:table-row table:style-name="ro1">
          <table:table-cell/>
          <table:table-cell office:value-type="float" office:value="9.072" calcext:value-type="float">
            <text:p>9.072</text:p>
          </table:table-cell>
          <table:table-cell office:value-type="float" office:value="6523.52" calcext:value-type="float">
            <text:p>6523.52</text:p>
          </table:table-cell>
          <table:table-cell office:value-type="float" office:value="618.709" calcext:value-type="float">
            <text:p>618.709</text:p>
          </table:table-cell>
          <table:table-cell office:value-type="float" office:value="-50.377" calcext:value-type="float">
            <text:p>-50.377</text:p>
          </table:table-cell>
          <table:table-cell office:value-type="float" office:value="630.648" calcext:value-type="float">
            <text:p>630.648</text:p>
          </table:table-cell>
          <table:table-cell office:value-type="float" office:value="50.382" calcext:value-type="float">
            <text:p>50.382</text:p>
          </table:table-cell>
          <table:table-cell office:value-type="float" office:value="1085.169" calcext:value-type="float">
            <text:p>1085.169</text:p>
          </table:table-cell>
          <table:table-cell office:value-type="float" office:value="122.132" calcext:value-type="float">
            <text:p>122.132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/>
          <table:table-cell office:value-type="float" office:value="9.122" calcext:value-type="float">
            <text:p>9.122</text:p>
          </table:table-cell>
          <table:table-cell office:value-type="float" office:value="6554.392" calcext:value-type="float">
            <text:p>6554.392</text:p>
          </table:table-cell>
          <table:table-cell office:value-type="float" office:value="616.185" calcext:value-type="float">
            <text:p>616.185</text:p>
          </table:table-cell>
          <table:table-cell office:value-type="float" office:value="-50.471" calcext:value-type="float">
            <text:p>-50.471</text:p>
          </table:table-cell>
          <table:table-cell office:value-type="float" office:value="628.173" calcext:value-type="float">
            <text:p>628.173</text:p>
          </table:table-cell>
          <table:table-cell office:value-type="float" office:value="50.472" calcext:value-type="float">
            <text:p>50.472</text:p>
          </table:table-cell>
          <table:table-cell office:value-type="float" office:value="1091.276" calcext:value-type="float">
            <text:p>1091.276</text:p>
          </table:table-cell>
          <table:table-cell office:value-type="float" office:value="122.136" calcext:value-type="float">
            <text:p>122.136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/>
          <table:table-cell office:value-type="float" office:value="9.172" calcext:value-type="float">
            <text:p>9.172</text:p>
          </table:table-cell>
          <table:table-cell office:value-type="float" office:value="6585.138" calcext:value-type="float">
            <text:p>6585.138</text:p>
          </table:table-cell>
          <table:table-cell office:value-type="float" office:value="613.666" calcext:value-type="float">
            <text:p>613.666</text:p>
          </table:table-cell>
          <table:table-cell office:value-type="float" office:value="-50.257" calcext:value-type="float">
            <text:p>-50.257</text:p>
          </table:table-cell>
          <table:table-cell office:value-type="float" office:value="625.705" calcext:value-type="float">
            <text:p>625.705</text:p>
          </table:table-cell>
          <table:table-cell office:value-type="float" office:value="50.258" calcext:value-type="float">
            <text:p>50.258</text:p>
          </table:table-cell>
          <table:table-cell office:value-type="float" office:value="1097.383" calcext:value-type="float">
            <text:p>1097.383</text:p>
          </table:table-cell>
          <table:table-cell office:value-type="float" office:value="122.152" calcext:value-type="float">
            <text:p>122.152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/>
          <table:table-cell office:value-type="float" office:value="9.222" calcext:value-type="float">
            <text:p>9.222</text:p>
          </table:table-cell>
          <table:table-cell office:value-type="float" office:value="6615.759" calcext:value-type="float">
            <text:p>6615.759</text:p>
          </table:table-cell>
          <table:table-cell office:value-type="float" office:value="611.163" calcext:value-type="float">
            <text:p>611.163</text:p>
          </table:table-cell>
          <table:table-cell office:value-type="float" office:value="-49.786" calcext:value-type="float">
            <text:p>-49.786</text:p>
          </table:table-cell>
          <table:table-cell office:value-type="float" office:value="623.249" calcext:value-type="float">
            <text:p>623.249</text:p>
          </table:table-cell>
          <table:table-cell office:value-type="float" office:value="49.794" calcext:value-type="float">
            <text:p>49.794</text:p>
          </table:table-cell>
          <table:table-cell office:value-type="float" office:value="1103.491" calcext:value-type="float">
            <text:p>1103.491</text:p>
          </table:table-cell>
          <table:table-cell office:value-type="float" office:value="122.144" calcext:value-type="float">
            <text:p>122.144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/>
          <table:table-cell office:value-type="float" office:value="9.272" calcext:value-type="float">
            <text:p>9.272</text:p>
          </table:table-cell>
          <table:table-cell office:value-type="float" office:value="6646.255" calcext:value-type="float">
            <text:p>6646.255</text:p>
          </table:table-cell>
          <table:table-cell office:value-type="float" office:value="608.691" calcext:value-type="float">
            <text:p>608.691</text:p>
          </table:table-cell>
          <table:table-cell office:value-type="float" office:value="-49.083" calcext:value-type="float">
            <text:p>-49.083</text:p>
          </table:table-cell>
          <table:table-cell office:value-type="float" office:value="620.806" calcext:value-type="float">
            <text:p>620.806</text:p>
          </table:table-cell>
          <table:table-cell office:value-type="float" office:value="49.178" calcext:value-type="float">
            <text:p>49.178</text:p>
          </table:table-cell>
          <table:table-cell office:value-type="float" office:value="1109.596" calcext:value-type="float">
            <text:p>1109.596</text:p>
          </table:table-cell>
          <table:table-cell office:value-type="float" office:value="122.048" calcext:value-type="float">
            <text:p>122.048</text:p>
          </table:table-cell>
          <table:table-cell office:value-type="float" office:value="3.053" calcext:value-type="float">
            <text:p>3.053</text:p>
          </table:table-cell>
        </table:table-row>
        <table:table-row table:style-name="ro1">
          <table:table-cell/>
          <table:table-cell office:value-type="float" office:value="9.322" calcext:value-type="float">
            <text:p>9.322</text:p>
          </table:table-cell>
          <table:table-cell office:value-type="float" office:value="6676.629" calcext:value-type="float">
            <text:p>6676.629</text:p>
          </table:table-cell>
          <table:table-cell office:value-type="float" office:value="606.256" calcext:value-type="float">
            <text:p>606.256</text:p>
          </table:table-cell>
          <table:table-cell office:value-type="float" office:value="-48.317" calcext:value-type="float">
            <text:p>-48.317</text:p>
          </table:table-cell>
          <table:table-cell office:value-type="float" office:value="618.376" calcext:value-type="float">
            <text:p>618.376</text:p>
          </table:table-cell>
          <table:table-cell office:value-type="float" office:value="48.652" calcext:value-type="float">
            <text:p>48.652</text:p>
          </table:table-cell>
          <table:table-cell office:value-type="float" office:value="1115.693" calcext:value-type="float">
            <text:p>1115.693</text:p>
          </table:table-cell>
          <table:table-cell office:value-type="float" office:value="121.831" calcext:value-type="float">
            <text:p>121.831</text:p>
          </table:table-cell>
          <table:table-cell office:value-type="float" office:value="5.696" calcext:value-type="float">
            <text:p>5.696</text:p>
          </table:table-cell>
        </table:table-row>
        <table:table-row table:style-name="ro1">
          <table:table-cell/>
          <table:table-cell office:value-type="float" office:value="9.372" calcext:value-type="float">
            <text:p>9.372</text:p>
          </table:table-cell>
          <table:table-cell office:value-type="float" office:value="6706.881" calcext:value-type="float">
            <text:p>6706.881</text:p>
          </table:table-cell>
          <table:table-cell office:value-type="float" office:value="603.858" calcext:value-type="float">
            <text:p>603.858</text:p>
          </table:table-cell>
          <table:table-cell office:value-type="float" office:value="-47.667" calcext:value-type="float">
            <text:p>-47.667</text:p>
          </table:table-cell>
          <table:table-cell office:value-type="float" office:value="615.956" calcext:value-type="float">
            <text:p>615.956</text:p>
          </table:table-cell>
          <table:table-cell office:value-type="float" office:value="48.337" calcext:value-type="float">
            <text:p>48.337</text:p>
          </table:table-cell>
          <table:table-cell office:value-type="float" office:value="1121.777" calcext:value-type="float">
            <text:p>1121.777</text:p>
          </table:table-cell>
          <table:table-cell office:value-type="float" office:value="121.479" calcext:value-type="float">
            <text:p>121.479</text:p>
          </table:table-cell>
          <table:table-cell office:value-type="float" office:value="8.019" calcext:value-type="float">
            <text:p>8.019</text:p>
          </table:table-cell>
        </table:table-row>
        <table:table-row table:style-name="ro1">
          <table:table-cell/>
          <table:table-cell office:value-type="float" office:value="9.422" calcext:value-type="float">
            <text:p>9.422</text:p>
          </table:table-cell>
          <table:table-cell office:value-type="float" office:value="6737.015" calcext:value-type="float">
            <text:p>6737.015</text:p>
          </table:table-cell>
          <table:table-cell office:value-type="float" office:value="601.486" calcext:value-type="float">
            <text:p>601.486</text:p>
          </table:table-cell>
          <table:table-cell office:value-type="float" office:value="-47.255" calcext:value-type="float">
            <text:p>-47.255</text:p>
          </table:table-cell>
          <table:table-cell office:value-type="float" office:value="613.545" calcext:value-type="float">
            <text:p>613.545</text:p>
          </table:table-cell>
          <table:table-cell office:value-type="float" office:value="48.159" calcext:value-type="float">
            <text:p>48.159</text:p>
          </table:table-cell>
          <table:table-cell office:value-type="float" office:value="1127.84" calcext:value-type="float">
            <text:p>1127.84</text:p>
          </table:table-cell>
          <table:table-cell office:value-type="float" office:value="121.041" calcext:value-type="float">
            <text:p>121.041</text:p>
          </table:table-cell>
          <table:table-cell office:value-type="float" office:value="9.291" calcext:value-type="float">
            <text:p>9.291</text:p>
          </table:table-cell>
        </table:table-row>
        <table:table-row table:style-name="ro1">
          <table:table-cell/>
          <table:table-cell office:value-type="float" office:value="9.472" calcext:value-type="float">
            <text:p>9.472</text:p>
          </table:table-cell>
          <table:table-cell office:value-type="float" office:value="6767.03" calcext:value-type="float">
            <text:p>6767.03</text:p>
          </table:table-cell>
          <table:table-cell office:value-type="float" office:value="599.129" calcext:value-type="float">
            <text:p>599.129</text:p>
          </table:table-cell>
          <table:table-cell office:value-type="float" office:value="-47.163" calcext:value-type="float">
            <text:p>-47.163</text:p>
          </table:table-cell>
          <table:table-cell office:value-type="float" office:value="611.14" calcext:value-type="float">
            <text:p>611.14</text:p>
          </table:table-cell>
          <table:table-cell office:value-type="float" office:value="48.006" calcext:value-type="float">
            <text:p>48.006</text:p>
          </table:table-cell>
          <table:table-cell office:value-type="float" office:value="1133.88" calcext:value-type="float">
            <text:p>1133.88</text:p>
          </table:table-cell>
          <table:table-cell office:value-type="float" office:value="120.57" calcext:value-type="float">
            <text:p>120.57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/>
          <table:table-cell office:value-type="float" office:value="9.522" calcext:value-type="float">
            <text:p>9.522</text:p>
          </table:table-cell>
          <table:table-cell office:value-type="float" office:value="6796.928" calcext:value-type="float">
            <text:p>6796.928</text:p>
          </table:table-cell>
          <table:table-cell office:value-type="float" office:value="596.766" calcext:value-type="float">
            <text:p>596.766</text:p>
          </table:table-cell>
          <table:table-cell office:value-type="float" office:value="-47.279" calcext:value-type="float">
            <text:p>-47.279</text:p>
          </table:table-cell>
          <table:table-cell office:value-type="float" office:value="608.744" calcext:value-type="float">
            <text:p>608.744</text:p>
          </table:table-cell>
          <table:table-cell office:value-type="float" office:value="47.891" calcext:value-type="float">
            <text:p>47.891</text:p>
          </table:table-cell>
          <table:table-cell office:value-type="float" office:value="1139.898" calcext:value-type="float">
            <text:p>1139.898</text:p>
          </table:table-cell>
          <table:table-cell office:value-type="float" office:value="120.163" calcext:value-type="float">
            <text:p>120.163</text:p>
          </table:table-cell>
          <table:table-cell office:value-type="float" office:value="7.631" calcext:value-type="float">
            <text:p>7.631</text:p>
          </table:table-cell>
        </table:table-row>
        <table:table-row table:style-name="ro1">
          <table:table-cell/>
          <table:table-cell office:value-type="float" office:value="9.572" calcext:value-type="float">
            <text:p>9.572</text:p>
          </table:table-cell>
          <table:table-cell office:value-type="float" office:value="6826.707" calcext:value-type="float">
            <text:p>6826.707</text:p>
          </table:table-cell>
          <table:table-cell office:value-type="float" office:value="594.398" calcext:value-type="float">
            <text:p>594.398</text:p>
          </table:table-cell>
          <table:table-cell office:value-type="float" office:value="-47.533" calcext:value-type="float">
            <text:p>-47.533</text:p>
          </table:table-cell>
          <table:table-cell office:value-type="float" office:value="606.354" calcext:value-type="float">
            <text:p>606.354</text:p>
          </table:table-cell>
          <table:table-cell office:value-type="float" office:value="47.883" calcext:value-type="float">
            <text:p>47.883</text:p>
          </table:table-cell>
          <table:table-cell office:value-type="float" office:value="1145.897" calcext:value-type="float">
            <text:p>1145.897</text:p>
          </table:table-cell>
          <table:table-cell office:value-type="float" office:value="119.818" calcext:value-type="float">
            <text:p>119.818</text:p>
          </table:table-cell>
          <table:table-cell office:value-type="float" office:value="5.778" calcext:value-type="float">
            <text:p>5.778</text:p>
          </table:table-cell>
        </table:table-row>
        <table:table-row table:style-name="ro1">
          <table:table-cell/>
          <table:table-cell office:value-type="float" office:value="9.622" calcext:value-type="float">
            <text:p>9.622</text:p>
          </table:table-cell>
          <table:table-cell office:value-type="float" office:value="6856.367" calcext:value-type="float">
            <text:p>6856.367</text:p>
          </table:table-cell>
          <table:table-cell office:value-type="float" office:value="592.01" calcext:value-type="float">
            <text:p>592.01</text:p>
          </table:table-cell>
          <table:table-cell office:value-type="float" office:value="-47.943" calcext:value-type="float">
            <text:p>-47.943</text:p>
          </table:table-cell>
          <table:table-cell office:value-type="float" office:value="603.969" calcext:value-type="float">
            <text:p>603.969</text:p>
          </table:table-cell>
          <table:table-cell office:value-type="float" office:value="48.063" calcext:value-type="float">
            <text:p>48.063</text:p>
          </table:table-cell>
          <table:table-cell office:value-type="float" office:value="1151.882" calcext:value-type="float">
            <text:p>1151.882</text:p>
          </table:table-cell>
          <table:table-cell office:value-type="float" office:value="119.595" calcext:value-type="float">
            <text:p>119.595</text:p>
          </table:table-cell>
          <table:table-cell office:value-type="float" office:value="3.399" calcext:value-type="float">
            <text:p>3.399</text:p>
          </table:table-cell>
        </table:table-row>
        <table:table-row table:style-name="ro1">
          <table:table-cell/>
          <table:table-cell office:value-type="float" office:value="9.672" calcext:value-type="float">
            <text:p>9.672</text:p>
          </table:table-cell>
          <table:table-cell office:value-type="float" office:value="6885.908" calcext:value-type="float">
            <text:p>6885.908</text:p>
          </table:table-cell>
          <table:table-cell office:value-type="float" office:value="589.603" calcext:value-type="float">
            <text:p>589.603</text:p>
          </table:table-cell>
          <table:table-cell office:value-type="float" office:value="-48.344" calcext:value-type="float">
            <text:p>-48.344</text:p>
          </table:table-cell>
          <table:table-cell office:value-type="float" office:value="601.587" calcext:value-type="float">
            <text:p>601.587</text:p>
          </table:table-cell>
          <table:table-cell office:value-type="float" office:value="48.36" calcext:value-type="float">
            <text:p>48.36</text:p>
          </table:table-cell>
          <table:table-cell office:value-type="float" office:value="1157.859" calcext:value-type="float">
            <text:p>1157.859</text:p>
          </table:table-cell>
          <table:table-cell office:value-type="float" office:value="119.478" calcext:value-type="float">
            <text:p>119.478</text:p>
          </table:table-cell>
          <table:table-cell office:value-type="float" office:value="1.263" calcext:value-type="float">
            <text:p>1.263</text:p>
          </table:table-cell>
        </table:table-row>
        <table:table-row table:style-name="ro1">
          <table:table-cell/>
          <table:table-cell office:value-type="float" office:value="9.722" calcext:value-type="float">
            <text:p>9.722</text:p>
          </table:table-cell>
          <table:table-cell office:value-type="float" office:value="6915.327" calcext:value-type="float">
            <text:p>6915.327</text:p>
          </table:table-cell>
          <table:table-cell office:value-type="float" office:value="587.177" calcext:value-type="float">
            <text:p>587.177</text:p>
          </table:table-cell>
          <table:table-cell office:value-type="float" office:value="-48.64" calcext:value-type="float">
            <text:p>-48.64</text:p>
          </table:table-cell>
          <table:table-cell office:value-type="float" office:value="599.206" calcext:value-type="float">
            <text:p>599.206</text:p>
          </table:table-cell>
          <table:table-cell office:value-type="float" office:value="48.641" calcext:value-type="float">
            <text:p>48.641</text:p>
          </table:table-cell>
          <table:table-cell office:value-type="float" office:value="1163.832" calcext:value-type="float">
            <text:p>1163.832</text:p>
          </table:table-cell>
          <table:table-cell office:value-type="float" office:value="119.464" calcext:value-type="float">
            <text:p>119.464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/>
          <table:table-cell office:value-type="float" office:value="9.772" calcext:value-type="float">
            <text:p>9.772</text:p>
          </table:table-cell>
          <table:table-cell office:value-type="float" office:value="6944.625" calcext:value-type="float">
            <text:p>6944.625</text:p>
          </table:table-cell>
          <table:table-cell office:value-type="float" office:value="584.741" calcext:value-type="float">
            <text:p>584.741</text:p>
          </table:table-cell>
          <table:table-cell office:value-type="float" office:value="-48.833" calcext:value-type="float">
            <text:p>-48.833</text:p>
          </table:table-cell>
          <table:table-cell office:value-type="float" office:value="596.828" calcext:value-type="float">
            <text:p>596.828</text:p>
          </table:table-cell>
          <table:table-cell office:value-type="float" office:value="48.859" calcext:value-type="float">
            <text:p>48.859</text:p>
          </table:table-cell>
          <table:table-cell office:value-type="float" office:value="1169.806" calcext:value-type="float">
            <text:p>1169.806</text:p>
          </table:table-cell>
          <table:table-cell office:value-type="float" office:value="119.505" calcext:value-type="float">
            <text:p>119.505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/>
          <table:table-cell office:value-type="float" office:value="9.822" calcext:value-type="float">
            <text:p>9.822</text:p>
          </table:table-cell>
          <table:table-cell office:value-type="float" office:value="6973.801" calcext:value-type="float">
            <text:p>6973.801</text:p>
          </table:table-cell>
          <table:table-cell office:value-type="float" office:value="582.298" calcext:value-type="float">
            <text:p>582.298</text:p>
          </table:table-cell>
          <table:table-cell office:value-type="float" office:value="-48.689" calcext:value-type="float">
            <text:p>-48.689</text:p>
          </table:table-cell>
          <table:table-cell office:value-type="float" office:value="594.455" calcext:value-type="float">
            <text:p>594.455</text:p>
          </table:table-cell>
          <table:table-cell office:value-type="float" office:value="48.718" calcext:value-type="float">
            <text:p>48.718</text:p>
          </table:table-cell>
          <table:table-cell office:value-type="float" office:value="1175.784" calcext:value-type="float">
            <text:p>1175.784</text:p>
          </table:table-cell>
          <table:table-cell office:value-type="float" office:value="119.609" calcext:value-type="float">
            <text:p>119.609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/>
          <table:table-cell office:value-type="float" office:value="9.872" calcext:value-type="float">
            <text:p>9.872</text:p>
          </table:table-cell>
          <table:table-cell office:value-type="float" office:value="7002.855" calcext:value-type="float">
            <text:p>7002.855</text:p>
          </table:table-cell>
          <table:table-cell office:value-type="float" office:value="579.879" calcext:value-type="float">
            <text:p>579.879</text:p>
          </table:table-cell>
          <table:table-cell office:value-type="float" office:value="-48.021" calcext:value-type="float">
            <text:p>-48.021</text:p>
          </table:table-cell>
          <table:table-cell office:value-type="float" office:value="592.094" calcext:value-type="float">
            <text:p>592.094</text:p>
          </table:table-cell>
          <table:table-cell office:value-type="float" office:value="48.021" calcext:value-type="float">
            <text:p>48.021</text:p>
          </table:table-cell>
          <table:table-cell office:value-type="float" office:value="1181.765" calcext:value-type="float">
            <text:p>1181.765</text:p>
          </table:table-cell>
          <table:table-cell office:value-type="float" office:value="119.647" calcext:value-type="float">
            <text:p>119.647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/>
          <table:table-cell office:value-type="float" office:value="9.922" calcext:value-type="float">
            <text:p>9.922</text:p>
          </table:table-cell>
          <table:table-cell office:value-type="float" office:value="7031.79" calcext:value-type="float">
            <text:p>7031.79</text:p>
          </table:table-cell>
          <table:table-cell office:value-type="float" office:value="577.497" calcext:value-type="float">
            <text:p>577.497</text:p>
          </table:table-cell>
          <table:table-cell office:value-type="float" office:value="-47.353" calcext:value-type="float">
            <text:p>-47.353</text:p>
          </table:table-cell>
          <table:table-cell office:value-type="float" office:value="589.748" calcext:value-type="float">
            <text:p>589.748</text:p>
          </table:table-cell>
          <table:table-cell office:value-type="float" office:value="47.401" calcext:value-type="float">
            <text:p>47.401</text:p>
          </table:table-cell>
          <table:table-cell office:value-type="float" office:value="1187.747" calcext:value-type="float">
            <text:p>1187.747</text:p>
          </table:table-cell>
          <table:table-cell office:value-type="float" office:value="119.58" calcext:value-type="float">
            <text:p>119.58</text:p>
          </table:table-cell>
          <table:table-cell office:value-type="float" office:value="2.138" calcext:value-type="float">
            <text:p>2.138</text:p>
          </table:table-cell>
        </table:table-row>
        <table:table-row table:style-name="ro1">
          <table:table-cell/>
          <table:table-cell office:value-type="float" office:value="9.972" calcext:value-type="float">
            <text:p>9.972</text:p>
          </table:table-cell>
          <table:table-cell office:value-type="float" office:value="7060.605" calcext:value-type="float">
            <text:p>7060.605</text:p>
          </table:table-cell>
          <table:table-cell office:value-type="float" office:value="575.144" calcext:value-type="float">
            <text:p>575.144</text:p>
          </table:table-cell>
          <table:table-cell office:value-type="float" office:value="-46.787" calcext:value-type="float">
            <text:p>-46.787</text:p>
          </table:table-cell>
          <table:table-cell office:value-type="float" office:value="587.414" calcext:value-type="float">
            <text:p>587.414</text:p>
          </table:table-cell>
          <table:table-cell office:value-type="float" office:value="46.935" calcext:value-type="float">
            <text:p>46.935</text:p>
          </table:table-cell>
          <table:table-cell office:value-type="float" office:value="1193.722" calcext:value-type="float">
            <text:p>1193.722</text:p>
          </table:table-cell>
          <table:table-cell office:value-type="float" office:value="119.433" calcext:value-type="float">
            <text:p>119.433</text:p>
          </table:table-cell>
          <table:table-cell office:value-type="float" office:value="3.726" calcext:value-type="float">
            <text:p>3.726</text:p>
          </table:table-cell>
        </table:table-row>
        <table:table-row table:style-name="ro1">
          <table:table-cell/>
          <table:table-cell office:value-type="float" office:value="10.022" calcext:value-type="float">
            <text:p>10.022</text:p>
          </table:table-cell>
          <table:table-cell office:value-type="float" office:value="7089.304" calcext:value-type="float">
            <text:p>7089.304</text:p>
          </table:table-cell>
          <table:table-cell office:value-type="float" office:value="572.819" calcext:value-type="float">
            <text:p>572.819</text:p>
          </table:table-cell>
          <table:table-cell office:value-type="float" office:value="-46.154" calcext:value-type="float">
            <text:p>-46.154</text:p>
          </table:table-cell>
          <table:table-cell office:value-type="float" office:value="585.09" calcext:value-type="float">
            <text:p>585.09</text:p>
          </table:table-cell>
          <table:table-cell office:value-type="float" office:value="46.516" calcext:value-type="float">
            <text:p>46.516</text:p>
          </table:table-cell>
          <table:table-cell office:value-type="float" office:value="1199.688" calcext:value-type="float">
            <text:p>1199.688</text:p>
          </table:table-cell>
          <table:table-cell office:value-type="float" office:value="119.201" calcext:value-type="float">
            <text:p>119.201</text:p>
          </table:table-cell>
          <table:table-cell office:value-type="float" office:value="5.794" calcext:value-type="float">
            <text:p>5.794</text:p>
          </table:table-cell>
        </table:table-row>
        <table:table-row table:style-name="ro1">
          <table:table-cell/>
          <table:table-cell office:value-type="float" office:value="10.072" calcext:value-type="float">
            <text:p>10.072</text:p>
          </table:table-cell>
          <table:table-cell office:value-type="float" office:value="7117.888" calcext:value-type="float">
            <text:p>7117.888</text:p>
          </table:table-cell>
          <table:table-cell office:value-type="float" office:value="570.528" calcext:value-type="float">
            <text:p>570.528</text:p>
          </table:table-cell>
          <table:table-cell office:value-type="float" office:value="-45.595" calcext:value-type="float">
            <text:p>-45.595</text:p>
          </table:table-cell>
          <table:table-cell office:value-type="float" office:value="582.776" calcext:value-type="float">
            <text:p>582.776</text:p>
          </table:table-cell>
          <table:table-cell office:value-type="float" office:value="46.244" calcext:value-type="float">
            <text:p>46.244</text:p>
          </table:table-cell>
          <table:table-cell office:value-type="float" office:value="1205.64" calcext:value-type="float">
            <text:p>1205.64</text:p>
          </table:table-cell>
          <table:table-cell office:value-type="float" office:value="118.853" calcext:value-type="float">
            <text:p>118.853</text:p>
          </table:table-cell>
          <table:table-cell office:value-type="float" office:value="7.718" calcext:value-type="float">
            <text:p>7.718</text:p>
          </table:table-cell>
        </table:table-row>
        <table:table-row table:style-name="ro1">
          <table:table-cell/>
          <table:table-cell office:value-type="float" office:value="10.122" calcext:value-type="float">
            <text:p>10.122</text:p>
          </table:table-cell>
          <table:table-cell office:value-type="float" office:value="7146.358" calcext:value-type="float">
            <text:p>7146.358</text:p>
          </table:table-cell>
          <table:table-cell office:value-type="float" office:value="568.256" calcext:value-type="float">
            <text:p>568.256</text:p>
          </table:table-cell>
          <table:table-cell office:value-type="float" office:value="-45.376" calcext:value-type="float">
            <text:p>-45.376</text:p>
          </table:table-cell>
          <table:table-cell office:value-type="float" office:value="580.469" calcext:value-type="float">
            <text:p>580.469</text:p>
          </table:table-cell>
          <table:table-cell office:value-type="float" office:value="46.089" calcext:value-type="float">
            <text:p>46.089</text:p>
          </table:table-cell>
          <table:table-cell office:value-type="float" office:value="1211.573" calcext:value-type="float">
            <text:p>1211.573</text:p>
          </table:table-cell>
          <table:table-cell office:value-type="float" office:value="118.447" calcext:value-type="float">
            <text:p>118.447</text:p>
          </table:table-cell>
          <table:table-cell office:value-type="float" office:value="8.075" calcext:value-type="float">
            <text:p>8.075</text:p>
          </table:table-cell>
        </table:table-row>
        <table:table-row table:style-name="ro1">
          <table:table-cell/>
          <table:table-cell office:value-type="float" office:value="10.172" calcext:value-type="float">
            <text:p>10.172</text:p>
          </table:table-cell>
          <table:table-cell office:value-type="float" office:value="7174.714" calcext:value-type="float">
            <text:p>7174.714</text:p>
          </table:table-cell>
          <table:table-cell office:value-type="float" office:value="565.987" calcext:value-type="float">
            <text:p>565.987</text:p>
          </table:table-cell>
          <table:table-cell office:value-type="float" office:value="-45.353" calcext:value-type="float">
            <text:p>-45.353</text:p>
          </table:table-cell>
          <table:table-cell office:value-type="float" office:value="578.169" calcext:value-type="float">
            <text:p>578.169</text:p>
          </table:table-cell>
          <table:table-cell office:value-type="float" office:value="45.968" calcext:value-type="float">
            <text:p>45.968</text:p>
          </table:table-cell>
          <table:table-cell office:value-type="float" office:value="1217.485" calcext:value-type="float">
            <text:p>1217.485</text:p>
          </table:table-cell>
          <table:table-cell office:value-type="float" office:value="118.06" calcext:value-type="float">
            <text:p>118.06</text:p>
          </table:table-cell>
          <table:table-cell office:value-type="float" office:value="7.493" calcext:value-type="float">
            <text:p>7.493</text:p>
          </table:table-cell>
        </table:table-row>
        <table:table-row table:style-name="ro1">
          <table:table-cell/>
          <table:table-cell office:value-type="float" office:value="10.222" calcext:value-type="float">
            <text:p>10.222</text:p>
          </table:table-cell>
          <table:table-cell office:value-type="float" office:value="7202.956" calcext:value-type="float">
            <text:p>7202.956</text:p>
          </table:table-cell>
          <table:table-cell office:value-type="float" office:value="563.719" calcext:value-type="float">
            <text:p>563.719</text:p>
          </table:table-cell>
          <table:table-cell office:value-type="float" office:value="-45.363" calcext:value-type="float">
            <text:p>-45.363</text:p>
          </table:table-cell>
          <table:table-cell office:value-type="float" office:value="575.876" calcext:value-type="float">
            <text:p>575.876</text:p>
          </table:table-cell>
          <table:table-cell office:value-type="float" office:value="45.87" calcext:value-type="float">
            <text:p>45.87</text:p>
          </table:table-cell>
          <table:table-cell office:value-type="float" office:value="1223.379" calcext:value-type="float">
            <text:p>1223.379</text:p>
          </table:table-cell>
          <table:table-cell office:value-type="float" office:value="117.704" calcext:value-type="float">
            <text:p>117.704</text:p>
          </table:table-cell>
          <table:table-cell office:value-type="float" office:value="6.796" calcext:value-type="float">
            <text:p>6.796</text:p>
          </table:table-cell>
        </table:table-row>
        <table:table-row table:style-name="ro1">
          <table:table-cell/>
          <table:table-cell office:value-type="float" office:value="10.272" calcext:value-type="float">
            <text:p>10.272</text:p>
          </table:table-cell>
          <table:table-cell office:value-type="float" office:value="7231.085" calcext:value-type="float">
            <text:p>7231.085</text:p>
          </table:table-cell>
          <table:table-cell office:value-type="float" office:value="561.449" calcext:value-type="float">
            <text:p>561.449</text:p>
          </table:table-cell>
          <table:table-cell office:value-type="float" office:value="-45.452" calcext:value-type="float">
            <text:p>-45.452</text:p>
          </table:table-cell>
          <table:table-cell office:value-type="float" office:value="573.59" calcext:value-type="float">
            <text:p>573.59</text:p>
          </table:table-cell>
          <table:table-cell office:value-type="float" office:value="45.819" calcext:value-type="float">
            <text:p>45.819</text:p>
          </table:table-cell>
          <table:table-cell office:value-type="float" office:value="1229.256" calcext:value-type="float">
            <text:p>1229.256</text:p>
          </table:table-cell>
          <table:table-cell office:value-type="float" office:value="117.389" calcext:value-type="float">
            <text:p>117.389</text:p>
          </table:table-cell>
          <table:table-cell office:value-type="float" office:value="5.786" calcext:value-type="float">
            <text:p>5.786</text:p>
          </table:table-cell>
        </table:table-row>
        <table:table-row table:style-name="ro1">
          <table:table-cell/>
          <table:table-cell office:value-type="float" office:value="10.322" calcext:value-type="float">
            <text:p>10.322</text:p>
          </table:table-cell>
          <table:table-cell office:value-type="float" office:value="7259.101" calcext:value-type="float">
            <text:p>7259.101</text:p>
          </table:table-cell>
          <table:table-cell office:value-type="float" office:value="559.171" calcext:value-type="float">
            <text:p>559.171</text:p>
          </table:table-cell>
          <table:table-cell office:value-type="float" office:value="-45.696" calcext:value-type="float">
            <text:p>-45.696</text:p>
          </table:table-cell>
          <table:table-cell office:value-type="float" office:value="571.308" calcext:value-type="float">
            <text:p>571.308</text:p>
          </table:table-cell>
          <table:table-cell office:value-type="float" office:value="45.885" calcext:value-type="float">
            <text:p>45.885</text:p>
          </table:table-cell>
          <table:table-cell office:value-type="float" office:value="1235.119" calcext:value-type="float">
            <text:p>1235.119</text:p>
          </table:table-cell>
          <table:table-cell office:value-type="float" office:value="117.135" calcext:value-type="float">
            <text:p>117.135</text:p>
          </table:table-cell>
          <table:table-cell office:value-type="float" office:value="4.155" calcext:value-type="float">
            <text:p>4.155</text:p>
          </table:table-cell>
        </table:table-row>
        <table:table-row table:style-name="ro1">
          <table:table-cell/>
          <table:table-cell office:value-type="float" office:value="10.372" calcext:value-type="float">
            <text:p>10.372</text:p>
          </table:table-cell>
          <table:table-cell office:value-type="float" office:value="7287.002" calcext:value-type="float">
            <text:p>7287.002</text:p>
          </table:table-cell>
          <table:table-cell office:value-type="float" office:value="556.877" calcext:value-type="float">
            <text:p>556.877</text:p>
          </table:table-cell>
          <table:table-cell office:value-type="float" office:value="-46.135" calcext:value-type="float">
            <text:p>-46.135</text:p>
          </table:table-cell>
          <table:table-cell office:value-type="float" office:value="569.031" calcext:value-type="float">
            <text:p>569.031</text:p>
          </table:table-cell>
          <table:table-cell office:value-type="float" office:value="46.171" calcext:value-type="float">
            <text:p>46.171</text:p>
          </table:table-cell>
          <table:table-cell office:value-type="float" office:value="1240.972" calcext:value-type="float">
            <text:p>1240.972</text:p>
          </table:table-cell>
          <table:table-cell office:value-type="float" office:value="116.982" calcext:value-type="float">
            <text:p>116.982</text:p>
          </table:table-cell>
          <table:table-cell office:value-type="float" office:value="1.807" calcext:value-type="float">
            <text:p>1.807</text:p>
          </table:table-cell>
        </table:table-row>
        <table:table-row table:style-name="ro1">
          <table:table-cell/>
          <table:table-cell office:value-type="float" office:value="10.422" calcext:value-type="float">
            <text:p>10.422</text:p>
          </table:table-cell>
          <table:table-cell office:value-type="float" office:value="7314.788" calcext:value-type="float">
            <text:p>7314.788</text:p>
          </table:table-cell>
          <table:table-cell office:value-type="float" office:value="554.558" calcext:value-type="float">
            <text:p>554.558</text:p>
          </table:table-cell>
          <table:table-cell office:value-type="float" office:value="-46.422" calcext:value-type="float">
            <text:p>-46.422</text:p>
          </table:table-cell>
          <table:table-cell office:value-type="float" office:value="566.756" calcext:value-type="float">
            <text:p>566.756</text:p>
          </table:table-cell>
          <table:table-cell office:value-type="float" office:value="46.422" calcext:value-type="float">
            <text:p>46.422</text:p>
          </table:table-cell>
          <table:table-cell office:value-type="float" office:value="1246.82" calcext:value-type="float">
            <text:p>1246.82</text:p>
          </table:table-cell>
          <table:table-cell office:value-type="float" office:value="116.95" calcext:value-type="float">
            <text:p>116.9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/>
          <table:table-cell office:value-type="float" office:value="10.472" calcext:value-type="float">
            <text:p>10.472</text:p>
          </table:table-cell>
          <table:table-cell office:value-type="float" office:value="7342.458" calcext:value-type="float">
            <text:p>7342.458</text:p>
          </table:table-cell>
          <table:table-cell office:value-type="float" office:value="552.238" calcext:value-type="float">
            <text:p>552.238</text:p>
          </table:table-cell>
          <table:table-cell office:value-type="float" office:value="-46.431" calcext:value-type="float">
            <text:p>-46.431</text:p>
          </table:table-cell>
          <table:table-cell office:value-type="float" office:value="564.485" calcext:value-type="float">
            <text:p>564.485</text:p>
          </table:table-cell>
          <table:table-cell office:value-type="float" office:value="46.431" calcext:value-type="float">
            <text:p>46.431</text:p>
          </table:table-cell>
          <table:table-cell office:value-type="float" office:value="1252.667" calcext:value-type="float">
            <text:p>1252.667</text:p>
          </table:table-cell>
          <table:table-cell office:value-type="float" office:value="116.945" calcext:value-type="float">
            <text:p>116.945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/>
          <table:table-cell office:value-type="float" office:value="10.522" calcext:value-type="float">
            <text:p>10.522</text:p>
          </table:table-cell>
          <table:table-cell office:value-type="float" office:value="7370.012" calcext:value-type="float">
            <text:p>7370.012</text:p>
          </table:table-cell>
          <table:table-cell office:value-type="float" office:value="549.917" calcext:value-type="float">
            <text:p>549.917</text:p>
          </table:table-cell>
          <table:table-cell office:value-type="float" office:value="-46.364" calcext:value-type="float">
            <text:p>-46.364</text:p>
          </table:table-cell>
          <table:table-cell office:value-type="float" office:value="562.219" calcext:value-type="float">
            <text:p>562.219</text:p>
          </table:table-cell>
          <table:table-cell office:value-type="float" office:value="46.366" calcext:value-type="float">
            <text:p>46.366</text:p>
          </table:table-cell>
          <table:table-cell office:value-type="float" office:value="1258.515" calcext:value-type="float">
            <text:p>1258.515</text:p>
          </table:table-cell>
          <table:table-cell office:value-type="float" office:value="116.966" calcext:value-type="float">
            <text:p>116.966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/>
          <table:table-cell office:value-type="float" office:value="10.572" calcext:value-type="float">
            <text:p>10.572</text:p>
          </table:table-cell>
          <table:table-cell office:value-type="float" office:value="7397.45" calcext:value-type="float">
            <text:p>7397.45</text:p>
          </table:table-cell>
          <table:table-cell office:value-type="float" office:value="547.606" calcext:value-type="float">
            <text:p>547.606</text:p>
          </table:table-cell>
          <table:table-cell office:value-type="float" office:value="-45.93" calcext:value-type="float">
            <text:p>-45.93</text:p>
          </table:table-cell>
          <table:table-cell office:value-type="float" office:value="559.96" calcext:value-type="float">
            <text:p>559.96</text:p>
          </table:table-cell>
          <table:table-cell office:value-type="float" office:value="45.936" calcext:value-type="float">
            <text:p>45.936</text:p>
          </table:table-cell>
          <table:table-cell office:value-type="float" office:value="1264.363" calcext:value-type="float">
            <text:p>1264.363</text:p>
          </table:table-cell>
          <table:table-cell office:value-type="float" office:value="116.974" calcext:value-type="float">
            <text:p>116.974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/>
          <table:table-cell office:value-type="float" office:value="10.622" calcext:value-type="float">
            <text:p>10.622</text:p>
          </table:table-cell>
          <table:table-cell office:value-type="float" office:value="7424.773" calcext:value-type="float">
            <text:p>7424.773</text:p>
          </table:table-cell>
          <table:table-cell office:value-type="float" office:value="545.326" calcext:value-type="float">
            <text:p>545.326</text:p>
          </table:table-cell>
          <table:table-cell office:value-type="float" office:value="-45.397" calcext:value-type="float">
            <text:p>-45.397</text:p>
          </table:table-cell>
          <table:table-cell office:value-type="float" office:value="557.712" calcext:value-type="float">
            <text:p>557.712</text:p>
          </table:table-cell>
          <table:table-cell office:value-type="float" office:value="45.454" calcext:value-type="float">
            <text:p>45.454</text:p>
          </table:table-cell>
          <table:table-cell office:value-type="float" office:value="1270.21" calcext:value-type="float">
            <text:p>1270.21</text:p>
          </table:table-cell>
          <table:table-cell office:value-type="float" office:value="116.887" calcext:value-type="float">
            <text:p>116.887</text:p>
          </table:table-cell>
          <table:table-cell office:value-type="float" office:value="2.264" calcext:value-type="float">
            <text:p>2.264</text:p>
          </table:table-cell>
        </table:table-row>
        <table:table-row table:style-name="ro1">
          <table:table-cell/>
          <table:table-cell office:value-type="float" office:value="10.672" calcext:value-type="float">
            <text:p>10.672</text:p>
          </table:table-cell>
          <table:table-cell office:value-type="float" office:value="7451.983" calcext:value-type="float">
            <text:p>7451.983</text:p>
          </table:table-cell>
          <table:table-cell office:value-type="float" office:value="543.066" calcext:value-type="float">
            <text:p>543.066</text:p>
          </table:table-cell>
          <table:table-cell office:value-type="float" office:value="-44.977" calcext:value-type="float">
            <text:p>-44.977</text:p>
          </table:table-cell>
          <table:table-cell office:value-type="float" office:value="555.474" calcext:value-type="float">
            <text:p>555.474</text:p>
          </table:table-cell>
          <table:table-cell office:value-type="float" office:value="45.105" calcext:value-type="float">
            <text:p>45.105</text:p>
          </table:table-cell>
          <table:table-cell office:value-type="float" office:value="1276.051" calcext:value-type="float">
            <text:p>1276.051</text:p>
          </table:table-cell>
          <table:table-cell office:value-type="float" office:value="116.749" calcext:value-type="float">
            <text:p>116.749</text:p>
          </table:table-cell>
          <table:table-cell office:value-type="float" office:value="3.385" calcext:value-type="float">
            <text:p>3.385</text:p>
          </table:table-cell>
        </table:table-row>
        <table:table-row table:style-name="ro1">
          <table:table-cell/>
          <table:table-cell office:value-type="float" office:value="10.722" calcext:value-type="float">
            <text:p>10.722</text:p>
          </table:table-cell>
          <table:table-cell office:value-type="float" office:value="7479.08" calcext:value-type="float">
            <text:p>7479.08</text:p>
          </table:table-cell>
          <table:table-cell office:value-type="float" office:value="540.829" calcext:value-type="float">
            <text:p>540.829</text:p>
          </table:table-cell>
          <table:table-cell office:value-type="float" office:value="-44.515" calcext:value-type="float">
            <text:p>-44.515</text:p>
          </table:table-cell>
          <table:table-cell office:value-type="float" office:value="553.244" calcext:value-type="float">
            <text:p>553.244</text:p>
          </table:table-cell>
          <table:table-cell office:value-type="float" office:value="44.77" calcext:value-type="float">
            <text:p>44.77</text:p>
          </table:table-cell>
          <table:table-cell office:value-type="float" office:value="1281.884" calcext:value-type="float">
            <text:p>1281.884</text:p>
          </table:table-cell>
          <table:table-cell office:value-type="float" office:value="116.544" calcext:value-type="float">
            <text:p>116.544</text:p>
          </table:table-cell>
          <table:table-cell office:value-type="float" office:value="4.764" calcext:value-type="float">
            <text:p>4.764</text:p>
          </table:table-cell>
        </table:table-row>
        <table:table-row table:style-name="ro1">
          <table:table-cell/>
          <table:table-cell office:value-type="float" office:value="10.772" calcext:value-type="float">
            <text:p>10.772</text:p>
          </table:table-cell>
          <table:table-cell office:value-type="float" office:value="7506.066" calcext:value-type="float">
            <text:p>7506.066</text:p>
          </table:table-cell>
          <table:table-cell office:value-type="float" office:value="538.613" calcext:value-type="float">
            <text:p>538.613</text:p>
          </table:table-cell>
          <table:table-cell office:value-type="float" office:value="-44.247" calcext:value-type="float">
            <text:p>-44.247</text:p>
          </table:table-cell>
          <table:table-cell office:value-type="float" office:value="551.021" calcext:value-type="float">
            <text:p>551.021</text:p>
          </table:table-cell>
          <table:table-cell office:value-type="float" office:value="44.569" calcext:value-type="float">
            <text:p>44.569</text:p>
          </table:table-cell>
          <table:table-cell office:value-type="float" office:value="1287.705" calcext:value-type="float">
            <text:p>1287.705</text:p>
          </table:table-cell>
          <table:table-cell office:value-type="float" office:value="116.28" calcext:value-type="float">
            <text:p>116.28</text:p>
          </table:table-cell>
          <table:table-cell office:value-type="float" office:value="5.349" calcext:value-type="float">
            <text:p>5.349</text:p>
          </table:table-cell>
        </table:table-row>
        <table:table-row table:style-name="ro1">
          <table:table-cell/>
          <table:table-cell office:value-type="float" office:value="10.822" calcext:value-type="float">
            <text:p>10.822</text:p>
          </table:table-cell>
          <table:table-cell office:value-type="float" office:value="7532.942" calcext:value-type="float">
            <text:p>7532.942</text:p>
          </table:table-cell>
          <table:table-cell office:value-type="float" office:value="536.403" calcext:value-type="float">
            <text:p>536.403</text:p>
          </table:table-cell>
          <table:table-cell office:value-type="float" office:value="-44.031" calcext:value-type="float">
            <text:p>-44.031</text:p>
          </table:table-cell>
          <table:table-cell office:value-type="float" office:value="548.806" calcext:value-type="float">
            <text:p>548.806</text:p>
          </table:table-cell>
          <table:table-cell office:value-type="float" office:value="44.403" calcext:value-type="float">
            <text:p>44.403</text:p>
          </table:table-cell>
          <table:table-cell office:value-type="float" office:value="1293.512" calcext:value-type="float">
            <text:p>1293.512</text:p>
          </table:table-cell>
          <table:table-cell office:value-type="float" office:value="116.014" calcext:value-type="float">
            <text:p>116.014</text:p>
          </table:table-cell>
          <table:table-cell office:value-type="float" office:value="5.737" calcext:value-type="float">
            <text:p>5.737</text:p>
          </table:table-cell>
        </table:table-row>
        <table:table-row table:style-name="ro1">
          <table:table-cell/>
          <table:table-cell office:value-type="float" office:value="10.872" calcext:value-type="float">
            <text:p>10.872</text:p>
          </table:table-cell>
          <table:table-cell office:value-type="float" office:value="7559.707" calcext:value-type="float">
            <text:p>7559.707</text:p>
          </table:table-cell>
          <table:table-cell office:value-type="float" office:value="534.21" calcext:value-type="float">
            <text:p>534.21</text:p>
          </table:table-cell>
          <table:table-cell office:value-type="float" office:value="-43.765" calcext:value-type="float">
            <text:p>-43.765</text:p>
          </table:table-cell>
          <table:table-cell office:value-type="float" office:value="546.596" calcext:value-type="float">
            <text:p>546.596</text:p>
          </table:table-cell>
          <table:table-cell office:value-type="float" office:value="44.23" calcext:value-type="float">
            <text:p>44.23</text:p>
          </table:table-cell>
          <table:table-cell office:value-type="float" office:value="1299.305" calcext:value-type="float">
            <text:p>1299.305</text:p>
          </table:table-cell>
          <table:table-cell office:value-type="float" office:value="115.705" calcext:value-type="float">
            <text:p>115.705</text:p>
          </table:table-cell>
          <table:table-cell office:value-type="float" office:value="6.394" calcext:value-type="float">
            <text:p>6.394</text:p>
          </table:table-cell>
        </table:table-row>
        <table:table-row table:style-name="ro1">
          <table:table-cell/>
          <table:table-cell office:value-type="float" office:value="10.922" calcext:value-type="float">
            <text:p>10.922</text:p>
          </table:table-cell>
          <table:table-cell office:value-type="float" office:value="7586.363" calcext:value-type="float">
            <text:p>7586.363</text:p>
          </table:table-cell>
          <table:table-cell office:value-type="float" office:value="532.024" calcext:value-type="float">
            <text:p>532.024</text:p>
          </table:table-cell>
          <table:table-cell office:value-type="float" office:value="-43.709" calcext:value-type="float">
            <text:p>-43.709</text:p>
          </table:table-cell>
          <table:table-cell office:value-type="float" office:value="544.393" calcext:value-type="float">
            <text:p>544.393</text:p>
          </table:table-cell>
          <table:table-cell office:value-type="float" office:value="44.136" calcext:value-type="float">
            <text:p>44.136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15.387" calcext:value-type="float">
            <text:p>115.387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/>
          <table:table-cell office:value-type="float" office:value="10.972" calcext:value-type="float">
            <text:p>10.972</text:p>
          </table:table-cell>
          <table:table-cell office:value-type="float" office:value="7612.909" calcext:value-type="float">
            <text:p>7612.909</text:p>
          </table:table-cell>
          <table:table-cell office:value-type="float" office:value="529.835" calcext:value-type="float">
            <text:p>529.835</text:p>
          </table:table-cell>
          <table:table-cell office:value-type="float" office:value="-43.922" calcext:value-type="float">
            <text:p>-43.922</text:p>
          </table:table-cell>
          <table:table-cell office:value-type="float" office:value="542.195" calcext:value-type="float">
            <text:p>542.195</text:p>
          </table:table-cell>
          <table:table-cell office:value-type="float" office:value="44.172" calcext:value-type="float">
            <text:p>44.172</text:p>
          </table:table-cell>
          <table:table-cell office:value-type="float" office:value="1310.844" calcext:value-type="float">
            <text:p>1310.844</text:p>
          </table:table-cell>
          <table:table-cell office:value-type="float" office:value="115.107" calcext:value-type="float">
            <text:p>115.107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/>
          <table:table-cell office:value-type="float" office:value="11.022" calcext:value-type="float">
            <text:p>11.022</text:p>
          </table:table-cell>
          <table:table-cell office:value-type="float" office:value="7639.346" calcext:value-type="float">
            <text:p>7639.346</text:p>
          </table:table-cell>
          <table:table-cell office:value-type="float" office:value="527.629" calcext:value-type="float">
            <text:p>527.629</text:p>
          </table:table-cell>
          <table:table-cell office:value-type="float" office:value="-44.374" calcext:value-type="float">
            <text:p>-44.374</text:p>
          </table:table-cell>
          <table:table-cell office:value-type="float" office:value="540.001" calcext:value-type="float">
            <text:p>540.001</text:p>
          </table:table-cell>
          <table:table-cell office:value-type="float" office:value="44.436" calcext:value-type="float">
            <text:p>44.436</text:p>
          </table:table-cell>
          <table:table-cell office:value-type="float" office:value="1316.595" calcext:value-type="float">
            <text:p>1316.595</text:p>
          </table:table-cell>
          <table:table-cell office:value-type="float" office:value="114.929" calcext:value-type="float">
            <text:p>114.929</text:p>
          </table:table-cell>
          <table:table-cell office:value-type="float" office:value="2.337" calcext:value-type="float">
            <text:p>2.337</text:p>
          </table:table-cell>
        </table:table-row>
        <table:table-row table:style-name="ro1">
          <table:table-cell/>
          <table:table-cell office:value-type="float" office:value="11.072" calcext:value-type="float">
            <text:p>11.072</text:p>
          </table:table-cell>
          <table:table-cell office:value-type="float" office:value="7665.672" calcext:value-type="float">
            <text:p>7665.672</text:p>
          </table:table-cell>
          <table:table-cell office:value-type="float" office:value="525.398" calcext:value-type="float">
            <text:p>525.398</text:p>
          </table:table-cell>
          <table:table-cell office:value-type="float" office:value="-44.753" calcext:value-type="float">
            <text:p>-44.753</text:p>
          </table:table-cell>
          <table:table-cell office:value-type="float" office:value="537.809" calcext:value-type="float">
            <text:p>537.809</text:p>
          </table:table-cell>
          <table:table-cell office:value-type="float" office:value="44.755" calcext:value-type="float">
            <text:p>44.755</text:p>
          </table:table-cell>
          <table:table-cell office:value-type="float" office:value="1322.339" calcext:value-type="float">
            <text:p>1322.339</text:p>
          </table:table-cell>
          <table:table-cell office:value-type="float" office:value="114.871" calcext:value-type="float">
            <text:p>114.871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/>
          <table:table-cell office:value-type="float" office:value="11.122" calcext:value-type="float">
            <text:p>11.122</text:p>
          </table:table-cell>
          <table:table-cell office:value-type="float" office:value="7691.885" calcext:value-type="float">
            <text:p>7691.885</text:p>
          </table:table-cell>
          <table:table-cell office:value-type="float" office:value="523.156" calcext:value-type="float">
            <text:p>523.156</text:p>
          </table:table-cell>
          <table:table-cell office:value-type="float" office:value="-44.825" calcext:value-type="float">
            <text:p>-44.825</text:p>
          </table:table-cell>
          <table:table-cell office:value-type="float" office:value="535.62" calcext:value-type="float">
            <text:p>535.62</text:p>
          </table:table-cell>
          <table:table-cell office:value-type="float" office:value="44.826" calcext:value-type="float">
            <text:p>44.826</text:p>
          </table:table-cell>
          <table:table-cell office:value-type="float" office:value="1328.083" calcext:value-type="float">
            <text:p>1328.083</text:p>
          </table:table-cell>
          <table:table-cell office:value-type="float" office:value="114.874" calcext:value-type="float">
            <text:p>114.874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/>
          <table:table-cell office:value-type="float" office:value="11.172" calcext:value-type="float">
            <text:p>11.172</text:p>
          </table:table-cell>
          <table:table-cell office:value-type="float" office:value="7717.987" calcext:value-type="float">
            <text:p>7717.987</text:p>
          </table:table-cell>
          <table:table-cell office:value-type="float" office:value="520.919" calcext:value-type="float">
            <text:p>520.919</text:p>
          </table:table-cell>
          <table:table-cell office:value-type="float" office:value="-44.628" calcext:value-type="float">
            <text:p>-44.628</text:p>
          </table:table-cell>
          <table:table-cell office:value-type="float" office:value="533.436" calcext:value-type="float">
            <text:p>533.436</text:p>
          </table:table-cell>
          <table:table-cell office:value-type="float" office:value="44.628" calcext:value-type="float">
            <text:p>44.628</text:p>
          </table:table-cell>
          <table:table-cell office:value-type="float" office:value="1333.827" calcext:value-type="float">
            <text:p>1333.827</text:p>
          </table:table-cell>
          <table:table-cell office:value-type="float" office:value="114.884" calcext:value-type="float">
            <text:p>114.884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/>
          <table:table-cell office:value-type="float" office:value="11.222" calcext:value-type="float">
            <text:p>11.222</text:p>
          </table:table-cell>
          <table:table-cell office:value-type="float" office:value="7743.978" calcext:value-type="float">
            <text:p>7743.978</text:p>
          </table:table-cell>
          <table:table-cell office:value-type="float" office:value="518.696" calcext:value-type="float">
            <text:p>518.696</text:p>
          </table:table-cell>
          <table:table-cell office:value-type="float" office:value="-44.248" calcext:value-type="float">
            <text:p>-44.248</text:p>
          </table:table-cell>
          <table:table-cell office:value-type="float" office:value="531.261" calcext:value-type="float">
            <text:p>531.261</text:p>
          </table:table-cell>
          <table:table-cell office:value-type="float" office:value="44.261" calcext:value-type="float">
            <text:p>44.261</text:p>
          </table:table-cell>
          <table:table-cell office:value-type="float" office:value="1339.571" calcext:value-type="float">
            <text:p>1339.571</text:p>
          </table:table-cell>
          <table:table-cell office:value-type="float" office:value="114.857" calcext:value-type="float">
            <text:p>114.857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/>
          <table:table-cell office:value-type="float" office:value="11.272" calcext:value-type="float">
            <text:p>11.272</text:p>
          </table:table-cell>
          <table:table-cell office:value-type="float" office:value="7769.857" calcext:value-type="float">
            <text:p>7769.857</text:p>
          </table:table-cell>
          <table:table-cell office:value-type="float" office:value="516.495" calcext:value-type="float">
            <text:p>516.495</text:p>
          </table:table-cell>
          <table:table-cell office:value-type="float" office:value="-43.825" calcext:value-type="float">
            <text:p>-43.825</text:p>
          </table:table-cell>
          <table:table-cell office:value-type="float" office:value="529.094" calcext:value-type="float">
            <text:p>529.094</text:p>
          </table:table-cell>
          <table:table-cell office:value-type="float" office:value="43.881" calcext:value-type="float">
            <text:p>43.881</text:p>
          </table:table-cell>
          <table:table-cell office:value-type="float" office:value="1345.312" calcext:value-type="float">
            <text:p>1345.312</text:p>
          </table:table-cell>
          <table:table-cell office:value-type="float" office:value="114.774" calcext:value-type="float">
            <text:p>114.774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/>
          <table:table-cell office:value-type="float" office:value="11.322" calcext:value-type="float">
            <text:p>11.322</text:p>
          </table:table-cell>
          <table:table-cell office:value-type="float" office:value="7795.627" calcext:value-type="float">
            <text:p>7795.627</text:p>
          </table:table-cell>
          <table:table-cell office:value-type="float" office:value="514.315" calcext:value-type="float">
            <text:p>514.315</text:p>
          </table:table-cell>
          <table:table-cell office:value-type="float" office:value="-43.346" calcext:value-type="float">
            <text:p>-43.346</text:p>
          </table:table-cell>
          <table:table-cell office:value-type="float" office:value="526.935" calcext:value-type="float">
            <text:p>526.935</text:p>
          </table:table-cell>
          <table:table-cell office:value-type="float" office:value="43.499" calcext:value-type="float">
            <text:p>43.499</text:p>
          </table:table-cell>
          <table:table-cell office:value-type="float" office:value="1351.047" calcext:value-type="float">
            <text:p>1351.047</text:p>
          </table:table-cell>
          <table:table-cell office:value-type="float" office:value="114.632" calcext:value-type="float">
            <text:p>114.632</text:p>
          </table:table-cell>
          <table:table-cell office:value-type="float" office:value="3.647" calcext:value-type="float">
            <text:p>3.647</text:p>
          </table:table-cell>
        </table:table-row>
        <table:table-row table:style-name="ro1">
          <table:table-cell/>
          <table:table-cell office:value-type="float" office:value="11.372" calcext:value-type="float">
            <text:p>11.372</text:p>
          </table:table-cell>
          <table:table-cell office:value-type="float" office:value="7821.289" calcext:value-type="float">
            <text:p>7821.289</text:p>
          </table:table-cell>
          <table:table-cell office:value-type="float" office:value="512.161" calcext:value-type="float">
            <text:p>512.161</text:p>
          </table:table-cell>
          <table:table-cell office:value-type="float" office:value="-42.804" calcext:value-type="float">
            <text:p>-42.804</text:p>
          </table:table-cell>
          <table:table-cell office:value-type="float" office:value="524.783" calcext:value-type="float">
            <text:p>524.783</text:p>
          </table:table-cell>
          <table:table-cell office:value-type="float" office:value="43.148" calcext:value-type="float">
            <text:p>43.148</text:p>
          </table:table-cell>
          <table:table-cell office:value-type="float" office:value="1356.774" calcext:value-type="float">
            <text:p>1356.774</text:p>
          </table:table-cell>
          <table:table-cell office:value-type="float" office:value="114.405" calcext:value-type="float">
            <text:p>114.405</text:p>
          </table:table-cell>
          <table:table-cell office:value-type="float" office:value="5.437" calcext:value-type="float">
            <text:p>5.437</text:p>
          </table:table-cell>
        </table:table-row>
        <table:table-row table:style-name="ro1">
          <table:table-cell/>
          <table:table-cell office:value-type="float" office:value="11.422" calcext:value-type="float">
            <text:p>11.422</text:p>
          </table:table-cell>
          <table:table-cell office:value-type="float" office:value="7846.844" calcext:value-type="float">
            <text:p>7846.844</text:p>
          </table:table-cell>
          <table:table-cell office:value-type="float" office:value="510.032" calcext:value-type="float">
            <text:p>510.032</text:p>
          </table:table-cell>
          <table:table-cell office:value-type="float" office:value="-42.496" calcext:value-type="float">
            <text:p>-42.496</text:p>
          </table:table-cell>
          <table:table-cell office:value-type="float" office:value="522.638" calcext:value-type="float">
            <text:p>522.638</text:p>
          </table:table-cell>
          <table:table-cell office:value-type="float" office:value="42.958" calcext:value-type="float">
            <text:p>42.958</text:p>
          </table:table-cell>
          <table:table-cell office:value-type="float" office:value="1362.486" calcext:value-type="float">
            <text:p>1362.486</text:p>
          </table:table-cell>
          <table:table-cell office:value-type="float" office:value="114.097" calcext:value-type="float">
            <text:p>114.097</text:p>
          </table:table-cell>
          <table:table-cell office:value-type="float" office:value="6.279" calcext:value-type="float">
            <text:p>6.279</text:p>
          </table:table-cell>
        </table:table-row>
        <table:table-row table:style-name="ro1">
          <table:table-cell/>
          <table:table-cell office:value-type="float" office:value="11.472" calcext:value-type="float">
            <text:p>11.472</text:p>
          </table:table-cell>
          <table:table-cell office:value-type="float" office:value="7872.292" calcext:value-type="float">
            <text:p>7872.292</text:p>
          </table:table-cell>
          <table:table-cell office:value-type="float" office:value="507.907" calcext:value-type="float">
            <text:p>507.907</text:p>
          </table:table-cell>
          <table:table-cell office:value-type="float" office:value="-42.557" calcext:value-type="float">
            <text:p>-42.557</text:p>
          </table:table-cell>
          <table:table-cell office:value-type="float" office:value="520.499" calcext:value-type="float">
            <text:p>520.499</text:p>
          </table:table-cell>
          <table:table-cell office:value-type="float" office:value="42.914" calcext:value-type="float">
            <text:p>42.914</text:p>
          </table:table-cell>
          <table:table-cell office:value-type="float" office:value="1368.183" calcext:value-type="float">
            <text:p>1368.183</text:p>
          </table:table-cell>
          <table:table-cell office:value-type="float" office:value="113.795" calcext:value-type="float">
            <text:p>113.795</text:p>
          </table:table-cell>
          <table:table-cell office:value-type="float" office:value="5.523" calcext:value-type="float">
            <text:p>5.523</text:p>
          </table:table-cell>
        </table:table-row>
        <table:table-row table:style-name="ro1">
          <table:table-cell/>
          <table:table-cell office:value-type="float" office:value="11.522" calcext:value-type="float">
            <text:p>11.522</text:p>
          </table:table-cell>
          <table:table-cell office:value-type="float" office:value="7897.635" calcext:value-type="float">
            <text:p>7897.635</text:p>
          </table:table-cell>
          <table:table-cell office:value-type="float" office:value="505.775" calcext:value-type="float">
            <text:p>505.775</text:p>
          </table:table-cell>
          <table:table-cell office:value-type="float" office:value="-42.61" calcext:value-type="float">
            <text:p>-42.61</text:p>
          </table:table-cell>
          <table:table-cell office:value-type="float" office:value="518.365" calcext:value-type="float">
            <text:p>518.365</text:p>
          </table:table-cell>
          <table:table-cell office:value-type="float" office:value="42.885" calcext:value-type="float">
            <text:p>42.885</text:p>
          </table:table-cell>
          <table:table-cell office:value-type="float" office:value="1373.867" calcext:value-type="float">
            <text:p>1373.867</text:p>
          </table:table-cell>
          <table:table-cell office:value-type="float" office:value="113.547" calcext:value-type="float">
            <text:p>113.547</text:p>
          </table:table-cell>
          <table:table-cell office:value-type="float" office:value="4.842" calcext:value-type="float">
            <text:p>4.842</text:p>
          </table:table-cell>
        </table:table-row>
        <table:table-row table:style-name="ro1">
          <table:table-cell/>
          <table:table-cell office:value-type="float" office:value="11.572" calcext:value-type="float">
            <text:p>11.572</text:p>
          </table:table-cell>
          <table:table-cell office:value-type="float" office:value="7922.87" calcext:value-type="float">
            <text:p>7922.87</text:p>
          </table:table-cell>
          <table:table-cell office:value-type="float" office:value="503.647" calcext:value-type="float">
            <text:p>503.647</text:p>
          </table:table-cell>
          <table:table-cell office:value-type="float" office:value="-42.566" calcext:value-type="float">
            <text:p>-42.566</text:p>
          </table:table-cell>
          <table:table-cell office:value-type="float" office:value="516.235" calcext:value-type="float">
            <text:p>516.235</text:p>
          </table:table-cell>
          <table:table-cell office:value-type="float" office:value="42.816" calcext:value-type="float">
            <text:p>42.816</text:p>
          </table:table-cell>
          <table:table-cell office:value-type="float" office:value="1379.538" calcext:value-type="float">
            <text:p>1379.538</text:p>
          </table:table-cell>
          <table:table-cell office:value-type="float" office:value="113.308" calcext:value-type="float">
            <text:p>113.308</text:p>
          </table:table-cell>
          <table:table-cell office:value-type="float" office:value="4.619" calcext:value-type="float">
            <text:p>4.619</text:p>
          </table:table-cell>
        </table:table-row>
        <table:table-row table:style-name="ro1">
          <table:table-cell/>
          <table:table-cell office:value-type="float" office:value="11.622" calcext:value-type="float">
            <text:p>11.622</text:p>
          </table:table-cell>
          <table:table-cell office:value-type="float" office:value="7947.999" calcext:value-type="float">
            <text:p>7947.999</text:p>
          </table:table-cell>
          <table:table-cell office:value-type="float" office:value="501.516" calcext:value-type="float">
            <text:p>501.516</text:p>
          </table:table-cell>
          <table:table-cell office:value-type="float" office:value="-42.77" calcext:value-type="float">
            <text:p>-42.77</text:p>
          </table:table-cell>
          <table:table-cell office:value-type="float" office:value="514.11" calcext:value-type="float">
            <text:p>514.11</text:p>
          </table:table-cell>
          <table:table-cell office:value-type="float" office:value="42.905" calcext:value-type="float">
            <text:p>42.905</text:p>
          </table:table-cell>
          <table:table-cell office:value-type="float" office:value="1385.198" calcext:value-type="float">
            <text:p>1385.198</text:p>
          </table:table-cell>
          <table:table-cell office:value-type="float" office:value="113.096" calcext:value-type="float">
            <text:p>113.09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float" office:value="11.672" calcext:value-type="float">
            <text:p>11.672</text:p>
          </table:table-cell>
          <table:table-cell office:value-type="float" office:value="7973.021" calcext:value-type="float">
            <text:p>7973.021</text:p>
          </table:table-cell>
          <table:table-cell office:value-type="float" office:value="499.368" calcext:value-type="float">
            <text:p>499.368</text:p>
          </table:table-cell>
          <table:table-cell office:value-type="float" office:value="-43.081" calcext:value-type="float">
            <text:p>-43.081</text:p>
          </table:table-cell>
          <table:table-cell office:value-type="float" office:value="511.988" calcext:value-type="float">
            <text:p>511.988</text:p>
          </table:table-cell>
          <table:table-cell office:value-type="float" office:value="43.12" calcext:value-type="float">
            <text:p>43.12</text:p>
          </table:table-cell>
          <table:table-cell office:value-type="float" office:value="1390.849" calcext:value-type="float">
            <text:p>1390.849</text:p>
          </table:table-cell>
          <table:table-cell office:value-type="float" office:value="112.973" calcext:value-type="float">
            <text:p>112.973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/>
          <table:table-cell office:value-type="float" office:value="11.722" calcext:value-type="float">
            <text:p>11.722</text:p>
          </table:table-cell>
          <table:table-cell office:value-type="float" office:value="7997.936" calcext:value-type="float">
            <text:p>7997.936</text:p>
          </table:table-cell>
          <table:table-cell office:value-type="float" office:value="497.209" calcext:value-type="float">
            <text:p>497.209</text:p>
          </table:table-cell>
          <table:table-cell office:value-type="float" office:value="-43.321" calcext:value-type="float">
            <text:p>-43.321</text:p>
          </table:table-cell>
          <table:table-cell office:value-type="float" office:value="509.868" calcext:value-type="float">
            <text:p>509.868</text:p>
          </table:table-cell>
          <table:table-cell office:value-type="float" office:value="43.325" calcext:value-type="float">
            <text:p>43.325</text:p>
          </table:table-cell>
          <table:table-cell office:value-type="float" office:value="1396.496" calcext:value-type="float">
            <text:p>1396.496</text:p>
          </table:table-cell>
          <table:table-cell office:value-type="float" office:value="112.91" calcext:value-type="float">
            <text:p>112.91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/>
          <table:table-cell office:value-type="float" office:value="11.772" calcext:value-type="float">
            <text:p>11.772</text:p>
          </table:table-cell>
          <table:table-cell office:value-type="float" office:value="8022.742" calcext:value-type="float">
            <text:p>8022.742</text:p>
          </table:table-cell>
          <table:table-cell office:value-type="float" office:value="495.037" calcext:value-type="float">
            <text:p>495.037</text:p>
          </table:table-cell>
          <table:table-cell office:value-type="float" office:value="-43.434" calcext:value-type="float">
            <text:p>-43.434</text:p>
          </table:table-cell>
          <table:table-cell office:value-type="float" office:value="507.75" calcext:value-type="float">
            <text:p>507.75</text:p>
          </table:table-cell>
          <table:table-cell office:value-type="float" office:value="43.435" calcext:value-type="float">
            <text:p>43.435</text:p>
          </table:table-cell>
          <table:table-cell office:value-type="float" office:value="1402.142" calcext:value-type="float">
            <text:p>1402.142</text:p>
          </table:table-cell>
          <table:table-cell office:value-type="float" office:value="112.909" calcext:value-type="float">
            <text:p>112.909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/>
          <table:table-cell office:value-type="float" office:value="11.822" calcext:value-type="float">
            <text:p>11.822</text:p>
          </table:table-cell>
          <table:table-cell office:value-type="float" office:value="8047.44" calcext:value-type="float">
            <text:p>8047.44</text:p>
          </table:table-cell>
          <table:table-cell office:value-type="float" office:value="492.87" calcext:value-type="float">
            <text:p>492.87</text:p>
          </table:table-cell>
          <table:table-cell office:value-type="float" office:value="-43.14" calcext:value-type="float">
            <text:p>-43.14</text:p>
          </table:table-cell>
          <table:table-cell office:value-type="float" office:value="505.638" calcext:value-type="float">
            <text:p>505.638</text:p>
          </table:table-cell>
          <table:table-cell office:value-type="float" office:value="43.143" calcext:value-type="float">
            <text:p>43.143</text:p>
          </table:table-cell>
          <table:table-cell office:value-type="float" office:value="1407.787" calcext:value-type="float">
            <text:p>1407.787</text:p>
          </table:table-cell>
          <table:table-cell office:value-type="float" office:value="112.911" calcext:value-type="float">
            <text:p>112.911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/>
          <table:table-cell office:value-type="float" office:value="11.872" calcext:value-type="float">
            <text:p>11.872</text:p>
          </table:table-cell>
          <table:table-cell office:value-type="float" office:value="8072.029" calcext:value-type="float">
            <text:p>8072.029</text:p>
          </table:table-cell>
          <table:table-cell office:value-type="float" office:value="490.726" calcext:value-type="float">
            <text:p>490.726</text:p>
          </table:table-cell>
          <table:table-cell office:value-type="float" office:value="-42.684" calcext:value-type="float">
            <text:p>-42.684</text:p>
          </table:table-cell>
          <table:table-cell office:value-type="float" office:value="503.533" calcext:value-type="float">
            <text:p>503.533</text:p>
          </table:table-cell>
          <table:table-cell office:value-type="float" office:value="42.724" calcext:value-type="float">
            <text:p>42.724</text:p>
          </table:table-cell>
          <table:table-cell office:value-type="float" office:value="1413.431" calcext:value-type="float">
            <text:p>1413.431</text:p>
          </table:table-cell>
          <table:table-cell office:value-type="float" office:value="112.846" calcext:value-type="float">
            <text:p>112.846</text:p>
          </table:table-cell>
          <table:table-cell office:value-type="float" office:value="1.836" calcext:value-type="float">
            <text:p>1.836</text:p>
          </table:table-cell>
        </table:table-row>
        <table:table-row table:style-name="ro1">
          <table:table-cell/>
          <table:table-cell office:value-type="float" office:value="11.922" calcext:value-type="float">
            <text:p>11.922</text:p>
          </table:table-cell>
          <table:table-cell office:value-type="float" office:value="8096.512" calcext:value-type="float">
            <text:p>8096.512</text:p>
          </table:table-cell>
          <table:table-cell office:value-type="float" office:value="488.6" calcext:value-type="float">
            <text:p>488.6</text:p>
          </table:table-cell>
          <table:table-cell office:value-type="float" office:value="-42.402" calcext:value-type="float">
            <text:p>-42.402</text:p>
          </table:table-cell>
          <table:table-cell office:value-type="float" office:value="501.436" calcext:value-type="float">
            <text:p>501.436</text:p>
          </table:table-cell>
          <table:table-cell office:value-type="float" office:value="42.474" calcext:value-type="float">
            <text:p>42.474</text:p>
          </table:table-cell>
          <table:table-cell office:value-type="float" office:value="1419.071" calcext:value-type="float">
            <text:p>1419.071</text:p>
          </table:table-cell>
          <table:table-cell office:value-type="float" office:value="112.732" calcext:value-type="float">
            <text:p>112.732</text:p>
          </table:table-cell>
          <table:table-cell office:value-type="float" office:value="2.474" calcext:value-type="float">
            <text:p>2.474</text:p>
          </table:table-cell>
        </table:table-row>
        <table:table-row table:style-name="ro1">
          <table:table-cell/>
          <table:table-cell office:value-type="float" office:value="11.972" calcext:value-type="float">
            <text:p>11.972</text:p>
          </table:table-cell>
          <table:table-cell office:value-type="float" office:value="8120.89" calcext:value-type="float">
            <text:p>8120.89</text:p>
          </table:table-cell>
          <table:table-cell office:value-type="float" office:value="486.485" calcext:value-type="float">
            <text:p>486.485</text:p>
          </table:table-cell>
          <table:table-cell office:value-type="float" office:value="-42.129" calcext:value-type="float">
            <text:p>-42.129</text:p>
          </table:table-cell>
          <table:table-cell office:value-type="float" office:value="499.346" calcext:value-type="float">
            <text:p>499.346</text:p>
          </table:table-cell>
          <table:table-cell office:value-type="float" office:value="42.241" calcext:value-type="float">
            <text:p>42.241</text:p>
          </table:table-cell>
          <table:table-cell office:value-type="float" office:value="1424.704" calcext:value-type="float">
            <text:p>1424.704</text:p>
          </table:table-cell>
          <table:table-cell office:value-type="float" office:value="112.599" calcext:value-type="float">
            <text:p>112.599</text:p>
          </table:table-cell>
          <table:table-cell office:value-type="float" office:value="3.085" calcext:value-type="float">
            <text:p>3.085</text:p>
          </table:table-cell>
        </table:table-row>
        <table:table-row table:style-name="ro1">
          <table:table-cell/>
          <table:table-cell office:value-type="float" office:value="12.022" calcext:value-type="float">
            <text:p>12.022</text:p>
          </table:table-cell>
          <table:table-cell office:value-type="float" office:value="8145.161" calcext:value-type="float">
            <text:p>8145.161</text:p>
          </table:table-cell>
          <table:table-cell office:value-type="float" office:value="484.388" calcext:value-type="float">
            <text:p>484.388</text:p>
          </table:table-cell>
          <table:table-cell office:value-type="float" office:value="-41.763" calcext:value-type="float">
            <text:p>-41.763</text:p>
          </table:table-cell>
          <table:table-cell office:value-type="float" office:value="497.262" calcext:value-type="float">
            <text:p>497.262</text:p>
          </table:table-cell>
          <table:table-cell office:value-type="float" office:value="41.963" calcext:value-type="float">
            <text:p>41.963</text:p>
          </table:table-cell>
          <table:table-cell office:value-type="float" office:value="1430.33" calcext:value-type="float">
            <text:p>1430.33</text:p>
          </table:table-cell>
          <table:table-cell office:value-type="float" office:value="112.418" calcext:value-type="float">
            <text:p>112.418</text:p>
          </table:table-cell>
          <table:table-cell office:value-type="float" office:value="4.092" calcext:value-type="float">
            <text:p>4.092</text:p>
          </table:table-cell>
        </table:table-row>
        <table:table-row table:style-name="ro1">
          <table:table-cell/>
          <table:table-cell office:value-type="float" office:value="12.072" calcext:value-type="float">
            <text:p>12.072</text:p>
          </table:table-cell>
          <table:table-cell office:value-type="float" office:value="8169.329" calcext:value-type="float">
            <text:p>8169.329</text:p>
          </table:table-cell>
          <table:table-cell office:value-type="float" office:value="482.309" calcext:value-type="float">
            <text:p>482.309</text:p>
          </table:table-cell>
          <table:table-cell office:value-type="float" office:value="-41.439" calcext:value-type="float">
            <text:p>-41.439</text:p>
          </table:table-cell>
          <table:table-cell office:value-type="float" office:value="495.185" calcext:value-type="float">
            <text:p>495.185</text:p>
          </table:table-cell>
          <table:table-cell office:value-type="float" office:value="41.737" calcext:value-type="float">
            <text:p>41.737</text:p>
          </table:table-cell>
          <table:table-cell office:value-type="float" office:value="1435.945" calcext:value-type="float">
            <text:p>1435.945</text:p>
          </table:table-cell>
          <table:table-cell office:value-type="float" office:value="112.191" calcext:value-type="float">
            <text:p>112.191</text:p>
          </table:table-cell>
          <table:table-cell office:value-type="float" office:value="4.972" calcext:value-type="float">
            <text:p>4.972</text:p>
          </table:table-cell>
        </table:table-row>
        <table:table-row table:style-name="ro1">
          <table:table-cell/>
          <table:table-cell office:value-type="float" office:value="12.122" calcext:value-type="float">
            <text:p>12.122</text:p>
          </table:table-cell>
          <table:table-cell office:value-type="float" office:value="8193.392" calcext:value-type="float">
            <text:p>8193.392</text:p>
          </table:table-cell>
          <table:table-cell office:value-type="float" office:value="480.243" calcext:value-type="float">
            <text:p>480.243</text:p>
          </table:table-cell>
          <table:table-cell office:value-type="float" office:value="-41.222" calcext:value-type="float">
            <text:p>-41.222</text:p>
          </table:table-cell>
          <table:table-cell office:value-type="float" office:value="493.113" calcext:value-type="float">
            <text:p>493.113</text:p>
          </table:table-cell>
          <table:table-cell office:value-type="float" office:value="41.581" calcext:value-type="float">
            <text:p>41.581</text:p>
          </table:table-cell>
          <table:table-cell office:value-type="float" office:value="1441.548" calcext:value-type="float">
            <text:p>1441.548</text:p>
          </table:table-cell>
          <table:table-cell office:value-type="float" office:value="111.926" calcext:value-type="float">
            <text:p>111.926</text:p>
          </table:table-cell>
          <table:table-cell office:value-type="float" office:value="5.449" calcext:value-type="float">
            <text:p>5.449</text:p>
          </table:table-cell>
        </table:table-row>
        <table:table-row table:style-name="ro1">
          <table:table-cell/>
          <table:table-cell office:value-type="float" office:value="12.172" calcext:value-type="float">
            <text:p>12.172</text:p>
          </table:table-cell>
          <table:table-cell office:value-type="float" office:value="8217.353" calcext:value-type="float">
            <text:p>8217.353</text:p>
          </table:table-cell>
          <table:table-cell office:value-type="float" office:value="478.184" calcext:value-type="float">
            <text:p>478.184</text:p>
          </table:table-cell>
          <table:table-cell office:value-type="float" office:value="-41.144" calcext:value-type="float">
            <text:p>-41.144</text:p>
          </table:table-cell>
          <table:table-cell office:value-type="float" office:value="491.047" calcext:value-type="float">
            <text:p>491.047</text:p>
          </table:table-cell>
          <table:table-cell office:value-type="float" office:value="41.495" calcext:value-type="float">
            <text:p>41.495</text:p>
          </table:table-cell>
          <table:table-cell office:value-type="float" office:value="1447.138" calcext:value-type="float">
            <text:p>1447.138</text:p>
          </table:table-cell>
          <table:table-cell office:value-type="float" office:value="111.653" calcext:value-type="float">
            <text:p>111.653</text:p>
          </table:table-cell>
          <table:table-cell office:value-type="float" office:value="5.381" calcext:value-type="float">
            <text:p>5.381</text:p>
          </table:table-cell>
        </table:table-row>
        <table:table-row table:style-name="ro1">
          <table:table-cell/>
          <table:table-cell office:value-type="float" office:value="12.222" calcext:value-type="float">
            <text:p>12.222</text:p>
          </table:table-cell>
          <table:table-cell office:value-type="float" office:value="8241.211" calcext:value-type="float">
            <text:p>8241.211</text:p>
          </table:table-cell>
          <table:table-cell office:value-type="float" office:value="476.126" calcext:value-type="float">
            <text:p>476.126</text:p>
          </table:table-cell>
          <table:table-cell office:value-type="float" office:value="-41.266" calcext:value-type="float">
            <text:p>-41.266</text:p>
          </table:table-cell>
          <table:table-cell office:value-type="float" office:value="488.984" calcext:value-type="float">
            <text:p>488.984</text:p>
          </table:table-cell>
          <table:table-cell office:value-type="float" office:value="41.515" calcext:value-type="float">
            <text:p>41.515</text:p>
          </table:table-cell>
          <table:table-cell office:value-type="float" office:value="1452.714" calcext:value-type="float">
            <text:p>1452.714</text:p>
          </table:table-cell>
          <table:table-cell office:value-type="float" office:value="111.397" calcext:value-type="float">
            <text:p>111.397</text:p>
          </table:table-cell>
          <table:table-cell office:value-type="float" office:value="4.541" calcext:value-type="float">
            <text:p>4.541</text:p>
          </table:table-cell>
        </table:table-row>
        <table:table-row table:style-name="ro1">
          <table:table-cell/>
          <table:table-cell office:value-type="float" office:value="12.272" calcext:value-type="float">
            <text:p>12.272</text:p>
          </table:table-cell>
          <table:table-cell office:value-type="float" office:value="8264.965" calcext:value-type="float">
            <text:p>8264.965</text:p>
          </table:table-cell>
          <table:table-cell office:value-type="float" office:value="474.056" calcext:value-type="float">
            <text:p>474.056</text:p>
          </table:table-cell>
          <table:table-cell office:value-type="float" office:value="-41.522" calcext:value-type="float">
            <text:p>-41.522</text:p>
          </table:table-cell>
          <table:table-cell office:value-type="float" office:value="486.925" calcext:value-type="float">
            <text:p>486.925</text:p>
          </table:table-cell>
          <table:table-cell office:value-type="float" office:value="41.648" calcext:value-type="float">
            <text:p>41.648</text:p>
          </table:table-cell>
          <table:table-cell office:value-type="float" office:value="1458.279" calcext:value-type="float">
            <text:p>1458.279</text:p>
          </table:table-cell>
          <table:table-cell office:value-type="float" office:value="111.206" calcext:value-type="float">
            <text:p>111.206</text:p>
          </table:table-cell>
          <table:table-cell office:value-type="float" office:value="3.239" calcext:value-type="float">
            <text:p>3.239</text:p>
          </table:table-cell>
        </table:table-row>
        <table:table-row table:style-name="ro1">
          <table:table-cell/>
          <table:table-cell office:value-type="float" office:value="12.322" calcext:value-type="float">
            <text:p>12.322</text:p>
          </table:table-cell>
          <table:table-cell office:value-type="float" office:value="8288.616" calcext:value-type="float">
            <text:p>8288.616</text:p>
          </table:table-cell>
          <table:table-cell office:value-type="float" office:value="471.974" calcext:value-type="float">
            <text:p>471.974</text:p>
          </table:table-cell>
          <table:table-cell office:value-type="float" office:value="-41.74" calcext:value-type="float">
            <text:p>-41.74</text:p>
          </table:table-cell>
          <table:table-cell office:value-type="float" office:value="484.868" calcext:value-type="float">
            <text:p>484.868</text:p>
          </table:table-cell>
          <table:table-cell office:value-type="float" office:value="41.795" calcext:value-type="float">
            <text:p>41.795</text:p>
          </table:table-cell>
          <table:table-cell office:value-type="float" office:value="1463.835" calcext:value-type="float">
            <text:p>1463.835</text:p>
          </table:table-cell>
          <table:table-cell office:value-type="float" office:value="111.072" calcext:value-type="float">
            <text:p>111.07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/>
          <table:table-cell office:value-type="float" office:value="12.372" calcext:value-type="float">
            <text:p>12.372</text:p>
          </table:table-cell>
          <table:table-cell office:value-type="float" office:value="8312.163" calcext:value-type="float">
            <text:p>8312.163</text:p>
          </table:table-cell>
          <table:table-cell office:value-type="float" office:value="469.882" calcext:value-type="float">
            <text:p>469.882</text:p>
          </table:table-cell>
          <table:table-cell office:value-type="float" office:value="-41.917" calcext:value-type="float">
            <text:p>-41.917</text:p>
          </table:table-cell>
          <table:table-cell office:value-type="float" office:value="482.812" calcext:value-type="float">
            <text:p>482.812</text:p>
          </table:table-cell>
          <table:table-cell office:value-type="float" office:value="41.935" calcext:value-type="float">
            <text:p>41.935</text:p>
          </table:table-cell>
          <table:table-cell office:value-type="float" office:value="1469.387" calcext:value-type="float">
            <text:p>1469.387</text:p>
          </table:table-cell>
          <table:table-cell office:value-type="float" office:value="110.99" calcext:value-type="float">
            <text:p>110.99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/>
          <table:table-cell office:value-type="float" office:value="12.422" calcext:value-type="float">
            <text:p>12.422</text:p>
          </table:table-cell>
          <table:table-cell office:value-type="float" office:value="8335.604" calcext:value-type="float">
            <text:p>8335.604</text:p>
          </table:table-cell>
          <table:table-cell office:value-type="float" office:value="467.783" calcext:value-type="float">
            <text:p>467.783</text:p>
          </table:table-cell>
          <table:table-cell office:value-type="float" office:value="-42.037" calcext:value-type="float">
            <text:p>-42.037</text:p>
          </table:table-cell>
          <table:table-cell office:value-type="float" office:value="480.759" calcext:value-type="float">
            <text:p>480.759</text:p>
          </table:table-cell>
          <table:table-cell office:value-type="float" office:value="42.041" calcext:value-type="float">
            <text:p>42.041</text:p>
          </table:table-cell>
          <table:table-cell office:value-type="float" office:value="1474.935" calcext:value-type="float">
            <text:p>1474.935</text:p>
          </table:table-cell>
          <table:table-cell office:value-type="float" office:value="110.944" calcext:value-type="float">
            <text:p>110.944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/>
          <table:table-cell office:value-type="float" office:value="12.472" calcext:value-type="float">
            <text:p>12.472</text:p>
          </table:table-cell>
          <table:table-cell office:value-type="float" office:value="8358.941" calcext:value-type="float">
            <text:p>8358.941</text:p>
          </table:table-cell>
          <table:table-cell office:value-type="float" office:value="465.68" calcext:value-type="float">
            <text:p>465.68</text:p>
          </table:table-cell>
          <table:table-cell office:value-type="float" office:value="-42.007" calcext:value-type="float">
            <text:p>-42.007</text:p>
          </table:table-cell>
          <table:table-cell office:value-type="float" office:value="478.709" calcext:value-type="float">
            <text:p>478.709</text:p>
          </table:table-cell>
          <table:table-cell office:value-type="float" office:value="42.009" calcext:value-type="float">
            <text:p>42.009</text:p>
          </table:table-cell>
          <table:table-cell office:value-type="float" office:value="1480.482" calcext:value-type="float">
            <text:p>1480.482</text:p>
          </table:table-cell>
          <table:table-cell office:value-type="float" office:value="110.928" calcext:value-type="float">
            <text:p>110.928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/>
          <table:table-cell office:value-type="float" office:value="12.522" calcext:value-type="float">
            <text:p>12.522</text:p>
          </table:table-cell>
          <table:table-cell office:value-type="float" office:value="8382.173" calcext:value-type="float">
            <text:p>8382.173</text:p>
          </table:table-cell>
          <table:table-cell office:value-type="float" office:value="463.586" calcext:value-type="float">
            <text:p>463.586</text:p>
          </table:table-cell>
          <table:table-cell office:value-type="float" office:value="-41.729" calcext:value-type="float">
            <text:p>-41.729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1.741" calcext:value-type="float">
            <text:p>41.741</text:p>
          </table:table-cell>
          <table:table-cell office:value-type="float" office:value="1486.027" calcext:value-type="float">
            <text:p>1486.027</text:p>
          </table:table-cell>
          <table:table-cell office:value-type="float" office:value="110.895" calcext:value-type="float">
            <text:p>110.89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12.572" calcext:value-type="float">
            <text:p>12.572</text:p>
          </table:table-cell>
          <table:table-cell office:value-type="float" office:value="8405.3" calcext:value-type="float">
            <text:p>8405.3</text:p>
          </table:table-cell>
          <table:table-cell office:value-type="float" office:value="461.507" calcext:value-type="float">
            <text:p>461.507</text:p>
          </table:table-cell>
          <table:table-cell office:value-type="float" office:value="-41.55" calcext:value-type="float">
            <text:p>-41.55</text:p>
          </table:table-cell>
          <table:table-cell office:value-type="float" office:value="474.627" calcext:value-type="float">
            <text:p>474.627</text:p>
          </table:table-cell>
          <table:table-cell office:value-type="float" office:value="41.57" calcext:value-type="float">
            <text:p>41.57</text:p>
          </table:table-cell>
          <table:table-cell office:value-type="float" office:value="1491.571" calcext:value-type="float">
            <text:p>1491.571</text:p>
          </table:table-cell>
          <table:table-cell office:value-type="float" office:value="110.826" calcext:value-type="float">
            <text:p>110.826</text:p>
          </table:table-cell>
          <table:table-cell office:value-type="float" office:value="1.287" calcext:value-type="float">
            <text:p>1.287</text:p>
          </table:table-cell>
        </table:table-row>
        <table:table-row table:style-name="ro1">
          <table:table-cell/>
          <table:table-cell office:value-type="float" office:value="12.622" calcext:value-type="float">
            <text:p>12.622</text:p>
          </table:table-cell>
          <table:table-cell office:value-type="float" office:value="8428.323" calcext:value-type="float">
            <text:p>8428.323</text:p>
          </table:table-cell>
          <table:table-cell office:value-type="float" office:value="459.43" calcext:value-type="float">
            <text:p>459.43</text:p>
          </table:table-cell>
          <table:table-cell office:value-type="float" office:value="-41.474" calcext:value-type="float">
            <text:p>-41.474</text:p>
          </table:table-cell>
          <table:table-cell office:value-type="float" office:value="472.595" calcext:value-type="float">
            <text:p>472.595</text:p>
          </table:table-cell>
          <table:table-cell office:value-type="float" office:value="41.49" calcext:value-type="float">
            <text:p>41.49</text:p>
          </table:table-cell>
          <table:table-cell office:value-type="float" office:value="1497.11" calcext:value-type="float">
            <text:p>1497.11</text:p>
          </table:table-cell>
          <table:table-cell office:value-type="float" office:value="110.77" calcext:value-type="float">
            <text:p>110.77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/>
          <table:table-cell office:value-type="float" office:value="12.672" calcext:value-type="float">
            <text:p>12.672</text:p>
          </table:table-cell>
          <table:table-cell office:value-type="float" office:value="8451.243" calcext:value-type="float">
            <text:p>8451.243</text:p>
          </table:table-cell>
          <table:table-cell office:value-type="float" office:value="457.361" calcext:value-type="float">
            <text:p>457.361</text:p>
          </table:table-cell>
          <table:table-cell office:value-type="float" office:value="-41.245" calcext:value-type="float">
            <text:p>-41.245</text:p>
          </table:table-cell>
          <table:table-cell office:value-type="float" office:value="470.568" calcext:value-type="float">
            <text:p>470.568</text:p>
          </table:table-cell>
          <table:table-cell office:value-type="float" office:value="41.275" calcext:value-type="float">
            <text:p>41.275</text:p>
          </table:table-cell>
          <table:table-cell office:value-type="float" office:value="1502.647" calcext:value-type="float">
            <text:p>1502.647</text:p>
          </table:table-cell>
          <table:table-cell office:value-type="float" office:value="110.702" calcext:value-type="float">
            <text:p>110.702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/>
          <table:table-cell office:value-type="float" office:value="12.722" calcext:value-type="float">
            <text:p>12.722</text:p>
          </table:table-cell>
          <table:table-cell office:value-type="float" office:value="8474.06" calcext:value-type="float">
            <text:p>8474.06</text:p>
          </table:table-cell>
          <table:table-cell office:value-type="float" office:value="455.306" calcext:value-type="float">
            <text:p>455.306</text:p>
          </table:table-cell>
          <table:table-cell office:value-type="float" office:value="-40.975" calcext:value-type="float">
            <text:p>-40.975</text:p>
          </table:table-cell>
          <table:table-cell office:value-type="float" office:value="468.549" calcext:value-type="float">
            <text:p>468.549</text:p>
          </table:table-cell>
          <table:table-cell office:value-type="float" office:value="41.031" calcext:value-type="float">
            <text:p>41.031</text:p>
          </table:table-cell>
          <table:table-cell office:value-type="float" office:value="1508.18" calcext:value-type="float">
            <text:p>1508.18</text:p>
          </table:table-cell>
          <table:table-cell office:value-type="float" office:value="110.609" calcext:value-type="float">
            <text:p>110.609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/>
          <table:table-cell office:value-type="float" office:value="12.772" calcext:value-type="float">
            <text:p>12.772</text:p>
          </table:table-cell>
          <table:table-cell office:value-type="float" office:value="8496.774" calcext:value-type="float">
            <text:p>8496.774</text:p>
          </table:table-cell>
          <table:table-cell office:value-type="float" office:value="453.264" calcext:value-type="float">
            <text:p>453.264</text:p>
          </table:table-cell>
          <table:table-cell office:value-type="float" office:value="-40.671" calcext:value-type="float">
            <text:p>-40.671</text:p>
          </table:table-cell>
          <table:table-cell office:value-type="float" office:value="466.536" calcext:value-type="float">
            <text:p>466.536</text:p>
          </table:table-cell>
          <table:table-cell office:value-type="float" office:value="40.771" calcext:value-type="float">
            <text:p>40.771</text:p>
          </table:table-cell>
          <table:table-cell office:value-type="float" office:value="1513.708" calcext:value-type="float">
            <text:p>1513.708</text:p>
          </table:table-cell>
          <table:table-cell office:value-type="float" office:value="110.486" calcext:value-type="float">
            <text:p>110.48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/>
          <table:table-cell office:value-type="float" office:value="12.822" calcext:value-type="float">
            <text:p>12.822</text:p>
          </table:table-cell>
          <table:table-cell office:value-type="float" office:value="8519.386" calcext:value-type="float">
            <text:p>8519.386</text:p>
          </table:table-cell>
          <table:table-cell office:value-type="float" office:value="451.239" calcext:value-type="float">
            <text:p>451.239</text:p>
          </table:table-cell>
          <table:table-cell office:value-type="float" office:value="-40.413" calcext:value-type="float">
            <text:p>-40.413</text:p>
          </table:table-cell>
          <table:table-cell office:value-type="float" office:value="464.53" calcext:value-type="float">
            <text:p>464.53</text:p>
          </table:table-cell>
          <table:table-cell office:value-type="float" office:value="40.557" calcext:value-type="float">
            <text:p>40.557</text:p>
          </table:table-cell>
          <table:table-cell office:value-type="float" office:value="1519.228" calcext:value-type="float">
            <text:p>1519.228</text:p>
          </table:table-cell>
          <table:table-cell office:value-type="float" office:value="110.324" calcext:value-type="float">
            <text:p>110.324</text:p>
          </table:table-cell>
          <table:table-cell office:value-type="float" office:value="3.417" calcext:value-type="float">
            <text:p>3.417</text:p>
          </table:table-cell>
        </table:table-row>
        <table:table-row table:style-name="ro1">
          <table:table-cell/>
          <table:table-cell office:value-type="float" office:value="12.872" calcext:value-type="float">
            <text:p>12.872</text:p>
          </table:table-cell>
          <table:table-cell office:value-type="float" office:value="8541.898" calcext:value-type="float">
            <text:p>8541.898</text:p>
          </table:table-cell>
          <table:table-cell office:value-type="float" office:value="449.222" calcext:value-type="float">
            <text:p>449.222</text:p>
          </table:table-cell>
          <table:table-cell office:value-type="float" office:value="-40.223" calcext:value-type="float">
            <text:p>-40.223</text:p>
          </table:table-cell>
          <table:table-cell office:value-type="float" office:value="462.529" calcext:value-type="float">
            <text:p>462.529</text:p>
          </table:table-cell>
          <table:table-cell office:value-type="float" office:value="40.398" calcext:value-type="float">
            <text:p>40.398</text:p>
          </table:table-cell>
          <table:table-cell office:value-type="float" office:value="1524.74" calcext:value-type="float">
            <text:p>1524.74</text:p>
          </table:table-cell>
          <table:table-cell office:value-type="float" office:value="110.147" calcext:value-type="float">
            <text:p>110.147</text:p>
          </table:table-cell>
          <table:table-cell office:value-type="float" office:value="3.753" calcext:value-type="float">
            <text:p>3.753</text:p>
          </table:table-cell>
        </table:table-row>
        <table:table-row table:style-name="ro1">
          <table:table-cell/>
          <table:table-cell office:value-type="float" office:value="12.922" calcext:value-type="float">
            <text:p>12.922</text:p>
          </table:table-cell>
          <table:table-cell office:value-type="float" office:value="8564.309" calcext:value-type="float">
            <text:p>8564.309</text:p>
          </table:table-cell>
          <table:table-cell office:value-type="float" office:value="447.217" calcext:value-type="float">
            <text:p>447.217</text:p>
          </table:table-cell>
          <table:table-cell office:value-type="float" office:value="-39.942" calcext:value-type="float">
            <text:p>-39.942</text:p>
          </table:table-cell>
          <table:table-cell office:value-type="float" office:value="460.534" calcext:value-type="float">
            <text:p>460.534</text:p>
          </table:table-cell>
          <table:table-cell office:value-type="float" office:value="40.192" calcext:value-type="float">
            <text:p>40.192</text:p>
          </table:table-cell>
          <table:table-cell office:value-type="float" office:value="1530.242" calcext:value-type="float">
            <text:p>1530.242</text:p>
          </table:table-cell>
          <table:table-cell office:value-type="float" office:value="109.946" calcext:value-type="float">
            <text:p>109.946</text:p>
          </table:table-cell>
          <table:table-cell office:value-type="float" office:value="4.469" calcext:value-type="float">
            <text:p>4.469</text:p>
          </table:table-cell>
        </table:table-row>
        <table:table-row table:style-name="ro1">
          <table:table-cell/>
          <table:table-cell office:value-type="float" office:value="12.972" calcext:value-type="float">
            <text:p>12.972</text:p>
          </table:table-cell>
          <table:table-cell office:value-type="float" office:value="8586.62" calcext:value-type="float">
            <text:p>8586.62</text:p>
          </table:table-cell>
          <table:table-cell office:value-type="float" office:value="445.228" calcext:value-type="float">
            <text:p>445.228</text:p>
          </table:table-cell>
          <table:table-cell office:value-type="float" office:value="-39.672" calcext:value-type="float">
            <text:p>-39.672</text:p>
          </table:table-cell>
          <table:table-cell office:value-type="float" office:value="458.543" calcext:value-type="float">
            <text:p>458.543</text:p>
          </table:table-cell>
          <table:table-cell office:value-type="float" office:value="40.009" calcext:value-type="float">
            <text:p>40.009</text:p>
          </table:table-cell>
          <table:table-cell office:value-type="float" office:value="1535.734" calcext:value-type="float">
            <text:p>1535.734</text:p>
          </table:table-cell>
          <table:table-cell office:value-type="float" office:value="109.701" calcext:value-type="float">
            <text:p>109.701</text:p>
          </table:table-cell>
          <table:table-cell office:value-type="float" office:value="5.176" calcext:value-type="float">
            <text:p>5.176</text:p>
          </table:table-cell>
        </table:table-row>
        <table:table-row table:style-name="ro1">
          <table:table-cell/>
          <table:table-cell office:value-type="float" office:value="13.022" calcext:value-type="float">
            <text:p>13.022</text:p>
          </table:table-cell>
          <table:table-cell office:value-type="float" office:value="8608.832" calcext:value-type="float">
            <text:p>8608.832</text:p>
          </table:table-cell>
          <table:table-cell office:value-type="float" office:value="443.247" calcext:value-type="float">
            <text:p>443.247</text:p>
          </table:table-cell>
          <table:table-cell office:value-type="float" office:value="-39.643" calcext:value-type="float">
            <text:p>-39.643</text:p>
          </table:table-cell>
          <table:table-cell office:value-type="float" office:value="456.558" calcext:value-type="float">
            <text:p>456.558</text:p>
          </table:table-cell>
          <table:table-cell office:value-type="float" office:value="39.952" calcext:value-type="float">
            <text:p>39.952</text:p>
          </table:table-cell>
          <table:table-cell office:value-type="float" office:value="1541.212" calcext:value-type="float">
            <text:p>1541.212</text:p>
          </table:table-cell>
          <table:table-cell office:value-type="float" office:value="109.439" calcext:value-type="float">
            <text:p>109.439</text:p>
          </table:table-cell>
          <table:table-cell office:value-type="float" office:value="4.953" calcext:value-type="float">
            <text:p>4.953</text:p>
          </table:table-cell>
        </table:table-row>
        <table:table-row table:style-name="ro1">
          <table:table-cell/>
          <table:table-cell office:value-type="float" office:value="13.072" calcext:value-type="float">
            <text:p>13.072</text:p>
          </table:table-cell>
          <table:table-cell office:value-type="float" office:value="8630.944" calcext:value-type="float">
            <text:p>8630.944</text:p>
          </table:table-cell>
          <table:table-cell office:value-type="float" office:value="441.262" calcext:value-type="float">
            <text:p>441.262</text:p>
          </table:table-cell>
          <table:table-cell office:value-type="float" office:value="-39.706" calcext:value-type="float">
            <text:p>-39.706</text:p>
          </table:table-cell>
          <table:table-cell office:value-type="float" office:value="454.576" calcext:value-type="float">
            <text:p>454.576</text:p>
          </table:table-cell>
          <table:table-cell office:value-type="float" office:value="39.948" calcext:value-type="float">
            <text:p>39.948</text:p>
          </table:table-cell>
          <table:table-cell office:value-type="float" office:value="1546.678" calcext:value-type="float">
            <text:p>1546.678</text:p>
          </table:table-cell>
          <table:table-cell office:value-type="float" office:value="109.212" calcext:value-type="float">
            <text:p>109.212</text:p>
          </table:table-cell>
          <table:table-cell office:value-type="float" office:value="4.391" calcext:value-type="float">
            <text:p>4.391</text:p>
          </table:table-cell>
        </table:table-row>
        <table:table-row table:style-name="ro1">
          <table:table-cell/>
          <table:table-cell office:value-type="float" office:value="13.122" calcext:value-type="float">
            <text:p>13.122</text:p>
          </table:table-cell>
          <table:table-cell office:value-type="float" office:value="8652.958" calcext:value-type="float">
            <text:p>8652.958</text:p>
          </table:table-cell>
          <table:table-cell office:value-type="float" office:value="439.277" calcext:value-type="float">
            <text:p>439.277</text:p>
          </table:table-cell>
          <table:table-cell office:value-type="float" office:value="-39.699" calcext:value-type="float">
            <text:p>-39.699</text:p>
          </table:table-cell>
          <table:table-cell office:value-type="float" office:value="452.598" calcext:value-type="float">
            <text:p>452.598</text:p>
          </table:table-cell>
          <table:table-cell office:value-type="float" office:value="39.913" calcext:value-type="float">
            <text:p>39.913</text:p>
          </table:table-cell>
          <table:table-cell office:value-type="float" office:value="1552.134" calcext:value-type="float">
            <text:p>1552.134</text:p>
          </table:table-cell>
          <table:table-cell office:value-type="float" office:value="108.998" calcext:value-type="float">
            <text:p>108.998</text:p>
          </table:table-cell>
          <table:table-cell office:value-type="float" office:value="4.128" calcext:value-type="float">
            <text:p>4.128</text:p>
          </table:table-cell>
        </table:table-row>
        <table:table-row table:style-name="ro1">
          <table:table-cell/>
          <table:table-cell office:value-type="float" office:value="13.172" calcext:value-type="float">
            <text:p>13.172</text:p>
          </table:table-cell>
          <table:table-cell office:value-type="float" office:value="8674.872" calcext:value-type="float">
            <text:p>8674.872</text:p>
          </table:table-cell>
          <table:table-cell office:value-type="float" office:value="437.29" calcext:value-type="float">
            <text:p>437.29</text:p>
          </table:table-cell>
          <table:table-cell office:value-type="float" office:value="-39.867" calcext:value-type="float">
            <text:p>-39.867</text:p>
          </table:table-cell>
          <table:table-cell office:value-type="float" office:value="450.623" calcext:value-type="float">
            <text:p>450.623</text:p>
          </table:table-cell>
          <table:table-cell office:value-type="float" office:value="39.998" calcext:value-type="float">
            <text:p>39.998</text:p>
          </table:table-cell>
          <table:table-cell office:value-type="float" office:value="1557.578" calcext:value-type="float">
            <text:p>1557.578</text:p>
          </table:table-cell>
          <table:table-cell office:value-type="float" office:value="108.806" calcext:value-type="float">
            <text:p>108.806</text:p>
          </table:table-cell>
          <table:table-cell office:value-type="float" office:value="3.235" calcext:value-type="float">
            <text:p>3.235</text:p>
          </table:table-cell>
        </table:table-row>
        <table:table-row table:style-name="ro1">
          <table:table-cell/>
          <table:table-cell office:value-type="float" office:value="13.222" calcext:value-type="float">
            <text:p>13.222</text:p>
          </table:table-cell>
          <table:table-cell office:value-type="float" office:value="8696.687" calcext:value-type="float">
            <text:p>8696.687</text:p>
          </table:table-cell>
          <table:table-cell office:value-type="float" office:value="435.288" calcext:value-type="float">
            <text:p>435.288</text:p>
          </table:table-cell>
          <table:table-cell office:value-type="float" office:value="-40.206" calcext:value-type="float">
            <text:p>-40.206</text:p>
          </table:table-cell>
          <table:table-cell office:value-type="float" office:value="448.65" calcext:value-type="float">
            <text:p>448.65</text:p>
          </table:table-cell>
          <table:table-cell office:value-type="float" office:value="40.245" calcext:value-type="float">
            <text:p>40.245</text:p>
          </table:table-cell>
          <table:table-cell office:value-type="float" office:value="1563.015" calcext:value-type="float">
            <text:p>1563.015</text:p>
          </table:table-cell>
          <table:table-cell office:value-type="float" office:value="108.681" calcext:value-type="float">
            <text:p>108.681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/>
          <table:table-cell office:value-type="float" office:value="13.272" calcext:value-type="float">
            <text:p>13.272</text:p>
          </table:table-cell>
          <table:table-cell office:value-type="float" office:value="8718.401" calcext:value-type="float">
            <text:p>8718.401</text:p>
          </table:table-cell>
          <table:table-cell office:value-type="float" office:value="433.27" calcext:value-type="float">
            <text:p>433.27</text:p>
          </table:table-cell>
          <table:table-cell office:value-type="float" office:value="-40.487" calcext:value-type="float">
            <text:p>-40.487</text:p>
          </table:table-cell>
          <table:table-cell office:value-type="float" office:value="446.679" calcext:value-type="float">
            <text:p>446.679</text:p>
          </table:table-cell>
          <table:table-cell office:value-type="float" office:value="40.491" calcext:value-type="float">
            <text:p>40.491</text:p>
          </table:table-cell>
          <table:table-cell office:value-type="float" office:value="1568.448" calcext:value-type="float">
            <text:p>1568.448</text:p>
          </table:table-cell>
          <table:table-cell office:value-type="float" office:value="108.626" calcext:value-type="float">
            <text:p>108.626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/>
          <table:table-cell office:value-type="float" office:value="13.322" calcext:value-type="float">
            <text:p>13.322</text:p>
          </table:table-cell>
          <table:table-cell office:value-type="float" office:value="8740.013" calcext:value-type="float">
            <text:p>8740.013</text:p>
          </table:table-cell>
          <table:table-cell office:value-type="float" office:value="431.241" calcext:value-type="float">
            <text:p>431.241</text:p>
          </table:table-cell>
          <table:table-cell office:value-type="float" office:value="-40.635" calcext:value-type="float">
            <text:p>-40.635</text:p>
          </table:table-cell>
          <table:table-cell office:value-type="float" office:value="444.709" calcext:value-type="float">
            <text:p>444.709</text:p>
          </table:table-cell>
          <table:table-cell office:value-type="float" office:value="40.635" calcext:value-type="float">
            <text:p>40.635</text:p>
          </table:table-cell>
          <table:table-cell office:value-type="float" office:value="1573.879" calcext:value-type="float">
            <text:p>1573.879</text:p>
          </table:table-cell>
          <table:table-cell office:value-type="float" office:value="108.616" calcext:value-type="float">
            <text:p>108.616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/>
          <table:table-cell office:value-type="float" office:value="13.372" calcext:value-type="float">
            <text:p>13.372</text:p>
          </table:table-cell>
          <table:table-cell office:value-type="float" office:value="8761.525" calcext:value-type="float">
            <text:p>8761.525</text:p>
          </table:table-cell>
          <table:table-cell office:value-type="float" office:value="429.209" calcext:value-type="float">
            <text:p>429.209</text:p>
          </table:table-cell>
          <table:table-cell office:value-type="float" office:value="-40.546" calcext:value-type="float">
            <text:p>-40.546</text:p>
          </table:table-cell>
          <table:table-cell office:value-type="float" office:value="442.742" calcext:value-type="float">
            <text:p>442.742</text:p>
          </table:table-cell>
          <table:table-cell office:value-type="float" office:value="40.546" calcext:value-type="float">
            <text:p>40.546</text:p>
          </table:table-cell>
          <table:table-cell office:value-type="float" office:value="1579.31" calcext:value-type="float">
            <text:p>1579.31</text:p>
          </table:table-cell>
          <table:table-cell office:value-type="float" office:value="108.628" calcext:value-type="float">
            <text:p>108.628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/>
          <table:table-cell office:value-type="float" office:value="13.422" calcext:value-type="float">
            <text:p>13.422</text:p>
          </table:table-cell>
          <table:table-cell office:value-type="float" office:value="8782.934" calcext:value-type="float">
            <text:p>8782.934</text:p>
          </table:table-cell>
          <table:table-cell office:value-type="float" office:value="427.188" calcext:value-type="float">
            <text:p>427.188</text:p>
          </table:table-cell>
          <table:table-cell office:value-type="float" office:value="-40.309" calcext:value-type="float">
            <text:p>-40.309</text:p>
          </table:table-cell>
          <table:table-cell office:value-type="float" office:value="440.78" calcext:value-type="float">
            <text:p>440.78</text:p>
          </table:table-cell>
          <table:table-cell office:value-type="float" office:value="40.312" calcext:value-type="float">
            <text:p>40.312</text:p>
          </table:table-cell>
          <table:table-cell office:value-type="float" office:value="1584.741" calcext:value-type="float">
            <text:p>1584.741</text:p>
          </table:table-cell>
          <table:table-cell office:value-type="float" office:value="108.615" calcext:value-type="float">
            <text:p>108.615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/>
          <table:table-cell office:value-type="float" office:value="13.472" calcext:value-type="float">
            <text:p>13.472</text:p>
          </table:table-cell>
          <table:table-cell office:value-type="float" office:value="8804.244" calcext:value-type="float">
            <text:p>8804.244</text:p>
          </table:table-cell>
          <table:table-cell office:value-type="float" office:value="425.178" calcext:value-type="float">
            <text:p>425.178</text:p>
          </table:table-cell>
          <table:table-cell office:value-type="float" office:value="-40.105" calcext:value-type="float">
            <text:p>-40.105</text:p>
          </table:table-cell>
          <table:table-cell office:value-type="float" office:value="438.824" calcext:value-type="float">
            <text:p>438.824</text:p>
          </table:table-cell>
          <table:table-cell office:value-type="float" office:value="40.113" calcext:value-type="float">
            <text:p>40.113</text:p>
          </table:table-cell>
          <table:table-cell office:value-type="float" office:value="1590.171" calcext:value-type="float">
            <text:p>1590.171</text:p>
          </table:table-cell>
          <table:table-cell office:value-type="float" office:value="108.583" calcext:value-type="float">
            <text:p>108.583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/>
          <table:table-cell office:value-type="float" office:value="13.522" calcext:value-type="float">
            <text:p>13.522</text:p>
          </table:table-cell>
          <table:table-cell office:value-type="float" office:value="8825.452" calcext:value-type="float">
            <text:p>8825.452</text:p>
          </table:table-cell>
          <table:table-cell office:value-type="float" office:value="423.179" calcext:value-type="float">
            <text:p>423.179</text:p>
          </table:table-cell>
          <table:table-cell office:value-type="float" office:value="-39.842" calcext:value-type="float">
            <text:p>-39.842</text:p>
          </table:table-cell>
          <table:table-cell office:value-type="float" office:value="436.874" calcext:value-type="float">
            <text:p>436.874</text:p>
          </table:table-cell>
          <table:table-cell office:value-type="float" office:value="39.867" calcext:value-type="float">
            <text:p>39.867</text:p>
          </table:table-cell>
          <table:table-cell office:value-type="float" office:value="1595.599" calcext:value-type="float">
            <text:p>1595.599</text:p>
          </table:table-cell>
          <table:table-cell office:value-type="float" office:value="108.528" calcext:value-type="float">
            <text:p>108.528</text:p>
          </table:table-cell>
          <table:table-cell office:value-type="float" office:value="1.402" calcext:value-type="float">
            <text:p>1.402</text:p>
          </table:table-cell>
        </table:table-row>
        <table:table-row table:style-name="ro1">
          <table:table-cell/>
          <table:table-cell office:value-type="float" office:value="13.572" calcext:value-type="float">
            <text:p>13.572</text:p>
          </table:table-cell>
          <table:table-cell office:value-type="float" office:value="8846.562" calcext:value-type="float">
            <text:p>8846.562</text:p>
          </table:table-cell>
          <table:table-cell office:value-type="float" office:value="421.194" calcext:value-type="float">
            <text:p>421.194</text:p>
          </table:table-cell>
          <table:table-cell office:value-type="float" office:value="-39.53" calcext:value-type="float">
            <text:p>-39.53</text:p>
          </table:table-cell>
          <table:table-cell office:value-type="float" office:value="434.93" calcext:value-type="float">
            <text:p>434.93</text:p>
          </table:table-cell>
          <table:table-cell office:value-type="float" office:value="39.588" calcext:value-type="float">
            <text:p>39.588</text:p>
          </table:table-cell>
          <table:table-cell office:value-type="float" office:value="1601.023" calcext:value-type="float">
            <text:p>1601.023</text:p>
          </table:table-cell>
          <table:table-cell office:value-type="float" office:value="108.44" calcext:value-type="float">
            <text:p>108.44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/>
          <table:table-cell office:value-type="float" office:value="13.622" calcext:value-type="float">
            <text:p>13.622</text:p>
          </table:table-cell>
          <table:table-cell office:value-type="float" office:value="8867.572" calcext:value-type="float">
            <text:p>8867.572</text:p>
          </table:table-cell>
          <table:table-cell office:value-type="float" office:value="419.226" calcext:value-type="float">
            <text:p>419.226</text:p>
          </table:table-cell>
          <table:table-cell office:value-type="float" office:value="-39.21" calcext:value-type="float">
            <text:p>-39.21</text:p>
          </table:table-cell>
          <table:table-cell office:value-type="float" office:value="432.992" calcext:value-type="float">
            <text:p>432.992</text:p>
          </table:table-cell>
          <table:table-cell office:value-type="float" office:value="39.321" calcext:value-type="float">
            <text:p>39.321</text:p>
          </table:table-cell>
          <table:table-cell office:value-type="float" office:value="1606.442" calcext:value-type="float">
            <text:p>1606.442</text:p>
          </table:table-cell>
          <table:table-cell office:value-type="float" office:value="108.312" calcext:value-type="float">
            <text:p>108.312</text:p>
          </table:table-cell>
          <table:table-cell office:value-type="float" office:value="2.951" calcext:value-type="float">
            <text:p>2.951</text:p>
          </table:table-cell>
        </table:table-row>
        <table:table-row table:style-name="ro1">
          <table:table-cell/>
          <table:table-cell office:value-type="float" office:value="13.672" calcext:value-type="float">
            <text:p>13.672</text:p>
          </table:table-cell>
          <table:table-cell office:value-type="float" office:value="8888.484" calcext:value-type="float">
            <text:p>8888.484</text:p>
          </table:table-cell>
          <table:table-cell office:value-type="float" office:value="417.273" calcext:value-type="float">
            <text:p>417.273</text:p>
          </table:table-cell>
          <table:table-cell office:value-type="float" office:value="-38.987" calcext:value-type="float">
            <text:p>-38.987</text:p>
          </table:table-cell>
          <table:table-cell office:value-type="float" office:value="431.059" calcext:value-type="float">
            <text:p>431.059</text:p>
          </table:table-cell>
          <table:table-cell office:value-type="float" office:value="39.138" calcext:value-type="float">
            <text:p>39.138</text:p>
          </table:table-cell>
          <table:table-cell office:value-type="float" office:value="1611.854" calcext:value-type="float">
            <text:p>1611.854</text:p>
          </table:table-cell>
          <table:table-cell office:value-type="float" office:value="108.147" calcext:value-type="float">
            <text:p>108.147</text:p>
          </table:table-cell>
          <table:table-cell office:value-type="float" office:value="3.437" calcext:value-type="float">
            <text:p>3.437</text:p>
          </table:table-cell>
        </table:table-row>
        <table:table-row table:style-name="ro1">
          <table:table-cell/>
          <table:table-cell office:value-type="float" office:value="13.722" calcext:value-type="float">
            <text:p>13.722</text:p>
          </table:table-cell>
          <table:table-cell office:value-type="float" office:value="8909.299" calcext:value-type="float">
            <text:p>8909.299</text:p>
          </table:table-cell>
          <table:table-cell office:value-type="float" office:value="415.326" calcext:value-type="float">
            <text:p>415.326</text:p>
          </table:table-cell>
          <table:table-cell office:value-type="float" office:value="-38.822" calcext:value-type="float">
            <text:p>-38.822</text:p>
          </table:table-cell>
          <table:table-cell office:value-type="float" office:value="429.132" calcext:value-type="float">
            <text:p>429.132</text:p>
          </table:table-cell>
          <table:table-cell office:value-type="float" office:value="39.001" calcext:value-type="float">
            <text:p>39.001</text:p>
          </table:table-cell>
          <table:table-cell office:value-type="float" office:value="1617.257" calcext:value-type="float">
            <text:p>1617.257</text:p>
          </table:table-cell>
          <table:table-cell office:value-type="float" office:value="107.972" calcext:value-type="float">
            <text:p>107.972</text:p>
          </table:table-cell>
          <table:table-cell office:value-type="float" office:value="3.727" calcext:value-type="float">
            <text:p>3.727</text:p>
          </table:table-cell>
        </table:table-row>
        <table:table-row table:style-name="ro1">
          <table:table-cell/>
          <table:table-cell office:value-type="float" office:value="13.772" calcext:value-type="float">
            <text:p>13.772</text:p>
          </table:table-cell>
          <table:table-cell office:value-type="float" office:value="8930.017" calcext:value-type="float">
            <text:p>8930.017</text:p>
          </table:table-cell>
          <table:table-cell office:value-type="float" office:value="413.39" calcext:value-type="float">
            <text:p>413.39</text:p>
          </table:table-cell>
          <table:table-cell office:value-type="float" office:value="-38.723" calcext:value-type="float">
            <text:p>-38.723</text:p>
          </table:table-cell>
          <table:table-cell office:value-type="float" office:value="427.208" calcext:value-type="float">
            <text:p>427.208</text:p>
          </table:table-cell>
          <table:table-cell office:value-type="float" office:value="38.908" calcext:value-type="float">
            <text:p>38.908</text:p>
          </table:table-cell>
          <table:table-cell office:value-type="float" office:value="1622.651" calcext:value-type="float">
            <text:p>1622.651</text:p>
          </table:table-cell>
          <table:table-cell office:value-type="float" office:value="107.777" calcext:value-type="float">
            <text:p>107.777</text:p>
          </table:table-cell>
          <table:table-cell office:value-type="float" office:value="3.798" calcext:value-type="float">
            <text:p>3.798</text:p>
          </table:table-cell>
        </table:table-row>
        <table:table-row table:style-name="ro1">
          <table:table-cell/>
          <table:table-cell office:value-type="float" office:value="13.822" calcext:value-type="float">
            <text:p>13.822</text:p>
          </table:table-cell>
          <table:table-cell office:value-type="float" office:value="8950.638" calcext:value-type="float">
            <text:p>8950.638</text:p>
          </table:table-cell>
          <table:table-cell office:value-type="float" office:value="411.452" calcext:value-type="float">
            <text:p>411.452</text:p>
          </table:table-cell>
          <table:table-cell office:value-type="float" office:value="-38.749" calcext:value-type="float">
            <text:p>-38.749</text:p>
          </table:table-cell>
          <table:table-cell office:value-type="float" office:value="425.289" calcext:value-type="float">
            <text:p>425.289</text:p>
          </table:table-cell>
          <table:table-cell office:value-type="float" office:value="38.9" calcext:value-type="float">
            <text:p>38.9</text:p>
          </table:table-cell>
          <table:table-cell office:value-type="float" office:value="1628.035" calcext:value-type="float">
            <text:p>1628.035</text:p>
          </table:table-cell>
          <table:table-cell office:value-type="float" office:value="107.598" calcext:value-type="float">
            <text:p>107.598</text:p>
          </table:table-cell>
          <table:table-cell office:value-type="float" office:value="3.417" calcext:value-type="float">
            <text:p>3.417</text:p>
          </table:table-cell>
        </table:table-row>
        <table:table-row table:style-name="ro1">
          <table:table-cell/>
          <table:table-cell office:value-type="float" office:value="13.872" calcext:value-type="float">
            <text:p>13.872</text:p>
          </table:table-cell>
          <table:table-cell office:value-type="float" office:value="8971.163" calcext:value-type="float">
            <text:p>8971.163</text:p>
          </table:table-cell>
          <table:table-cell office:value-type="float" office:value="409.515" calcext:value-type="float">
            <text:p>409.515</text:p>
          </table:table-cell>
          <table:table-cell office:value-type="float" office:value="-38.755" calcext:value-type="float">
            <text:p>-38.755</text:p>
          </table:table-cell>
          <table:table-cell office:value-type="float" office:value="423.373" calcext:value-type="float">
            <text:p>423.373</text:p>
          </table:table-cell>
          <table:table-cell office:value-type="float" office:value="38.881" calcext:value-type="float">
            <text:p>38.881</text:p>
          </table:table-cell>
          <table:table-cell office:value-type="float" office:value="1633.411" calcext:value-type="float">
            <text:p>1633.411</text:p>
          </table:table-cell>
          <table:table-cell office:value-type="float" office:value="107.435" calcext:value-type="float">
            <text:p>107.435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/>
          <table:table-cell office:value-type="float" office:value="13.922" calcext:value-type="float">
            <text:p>13.922</text:p>
          </table:table-cell>
          <table:table-cell office:value-type="float" office:value="8991.59" calcext:value-type="float">
            <text:p>8991.59</text:p>
          </table:table-cell>
          <table:table-cell office:value-type="float" office:value="407.577" calcext:value-type="float">
            <text:p>407.577</text:p>
          </table:table-cell>
          <table:table-cell office:value-type="float" office:value="-38.734" calcext:value-type="float">
            <text:p>-38.734</text:p>
          </table:table-cell>
          <table:table-cell office:value-type="float" office:value="421.461" calcext:value-type="float">
            <text:p>421.461</text:p>
          </table:table-cell>
          <table:table-cell office:value-type="float" office:value="38.846" calcext:value-type="float">
            <text:p>38.846</text:p>
          </table:table-cell>
          <table:table-cell office:value-type="float" office:value="1638.779" calcext:value-type="float">
            <text:p>1638.779</text:p>
          </table:table-cell>
          <table:table-cell office:value-type="float" office:value="107.285" calcext:value-type="float">
            <text:p>107.285</text:p>
          </table:table-cell>
          <table:table-cell office:value-type="float" office:value="2.946" calcext:value-type="float">
            <text:p>2.946</text:p>
          </table:table-cell>
        </table:table-row>
        <table:table-row table:style-name="ro1">
          <table:table-cell/>
          <table:table-cell office:value-type="float" office:value="13.972" calcext:value-type="float">
            <text:p>13.972</text:p>
          </table:table-cell>
          <table:table-cell office:value-type="float" office:value="9011.92" calcext:value-type="float">
            <text:p>9011.92</text:p>
          </table:table-cell>
          <table:table-cell office:value-type="float" office:value="405.641" calcext:value-type="float">
            <text:p>405.641</text:p>
          </table:table-cell>
          <table:table-cell office:value-type="float" office:value="-38.736" calcext:value-type="float">
            <text:p>-38.736</text:p>
          </table:table-cell>
          <table:table-cell office:value-type="float" office:value="419.552" calcext:value-type="float">
            <text:p>419.552</text:p>
          </table:table-cell>
          <table:table-cell office:value-type="float" office:value="38.829" calcext:value-type="float">
            <text:p>38.829</text:p>
          </table:table-cell>
          <table:table-cell office:value-type="float" office:value="1644.139" calcext:value-type="float">
            <text:p>1644.139</text:p>
          </table:table-cell>
          <table:table-cell office:value-type="float" office:value="107.141" calcext:value-type="float">
            <text:p>107.141</text:p>
          </table:table-cell>
          <table:table-cell office:value-type="float" office:value="2.695" calcext:value-type="float">
            <text:p>2.695</text:p>
          </table:table-cell>
        </table:table-row>
        <table:table-row table:style-name="ro1">
          <table:table-cell/>
          <table:table-cell office:value-type="float" office:value="14.022" calcext:value-type="float">
            <text:p>14.022</text:p>
          </table:table-cell>
          <table:table-cell office:value-type="float" office:value="9032.154" calcext:value-type="float">
            <text:p>9032.154</text:p>
          </table:table-cell>
          <table:table-cell office:value-type="float" office:value="403.703" calcext:value-type="float">
            <text:p>403.703</text:p>
          </table:table-cell>
          <table:table-cell office:value-type="float" office:value="-38.772" calcext:value-type="float">
            <text:p>-38.772</text:p>
          </table:table-cell>
          <table:table-cell office:value-type="float" office:value="417.647" calcext:value-type="float">
            <text:p>417.647</text:p>
          </table:table-cell>
          <table:table-cell office:value-type="float" office:value="38.842" calcext:value-type="float">
            <text:p>38.842</text:p>
          </table:table-cell>
          <table:table-cell office:value-type="float" office:value="1649.493" calcext:value-type="float">
            <text:p>1649.493</text:p>
          </table:table-cell>
          <table:table-cell office:value-type="float" office:value="107.017" calcext:value-type="float">
            <text:p>107.017</text:p>
          </table:table-cell>
          <table:table-cell office:value-type="float" office:value="2.335" calcext:value-type="float">
            <text:p>2.335</text:p>
          </table:table-cell>
        </table:table-row>
        <table:table-row table:style-name="ro1">
          <table:table-cell/>
          <table:table-cell office:value-type="float" office:value="14.072" calcext:value-type="float">
            <text:p>14.072</text:p>
          </table:table-cell>
          <table:table-cell office:value-type="float" office:value="9052.291" calcext:value-type="float">
            <text:p>9052.291</text:p>
          </table:table-cell>
          <table:table-cell office:value-type="float" office:value="401.764" calcext:value-type="float">
            <text:p>401.764</text:p>
          </table:table-cell>
          <table:table-cell office:value-type="float" office:value="-38.748" calcext:value-type="float">
            <text:p>-38.748</text:p>
          </table:table-cell>
          <table:table-cell office:value-type="float" office:value="415.744" calcext:value-type="float">
            <text:p>415.744</text:p>
          </table:table-cell>
          <table:table-cell office:value-type="float" office:value="38.809" calcext:value-type="float">
            <text:p>38.809</text:p>
          </table:table-cell>
          <table:table-cell office:value-type="float" office:value="1654.841" calcext:value-type="float">
            <text:p>1654.841</text:p>
          </table:table-cell>
          <table:table-cell office:value-type="float" office:value="106.906" calcext:value-type="float">
            <text:p>106.906</text:p>
          </table:table-cell>
          <table:table-cell office:value-type="float" office:value="2.192" calcext:value-type="float">
            <text:p>2.192</text:p>
          </table:table-cell>
        </table:table-row>
        <table:table-row table:style-name="ro1">
          <table:table-cell/>
          <table:table-cell office:value-type="float" office:value="14.122" calcext:value-type="float">
            <text:p>14.122</text:p>
          </table:table-cell>
          <table:table-cell office:value-type="float" office:value="9072.33" calcext:value-type="float">
            <text:p>9072.33</text:p>
          </table:table-cell>
          <table:table-cell office:value-type="float" office:value="399.829" calcext:value-type="float">
            <text:p>399.829</text:p>
          </table:table-cell>
          <table:table-cell office:value-type="float" office:value="-38.673" calcext:value-type="float">
            <text:p>-38.673</text:p>
          </table:table-cell>
          <table:table-cell office:value-type="float" office:value="413.846" calcext:value-type="float">
            <text:p>413.846</text:p>
          </table:table-cell>
          <table:table-cell office:value-type="float" office:value="38.737" calcext:value-type="float">
            <text:p>38.737</text:p>
          </table:table-cell>
          <table:table-cell office:value-type="float" office:value="1660.184" calcext:value-type="float">
            <text:p>1660.184</text:p>
          </table:table-cell>
          <table:table-cell office:value-type="float" office:value="106.796" calcext:value-type="float">
            <text:p>106.796</text:p>
          </table:table-cell>
          <table:table-cell office:value-type="float" office:value="2.226" calcext:value-type="float">
            <text:p>2.226</text:p>
          </table:table-cell>
        </table:table-row>
        <table:table-row table:style-name="ro1">
          <table:table-cell/>
          <table:table-cell office:value-type="float" office:value="14.172" calcext:value-type="float">
            <text:p>14.172</text:p>
          </table:table-cell>
          <table:table-cell office:value-type="float" office:value="9092.274" calcext:value-type="float">
            <text:p>9092.274</text:p>
          </table:table-cell>
          <table:table-cell office:value-type="float" office:value="397.897" calcext:value-type="float">
            <text:p>397.897</text:p>
          </table:table-cell>
          <table:table-cell office:value-type="float" office:value="-38.639" calcext:value-type="float">
            <text:p>-38.639</text:p>
          </table:table-cell>
          <table:table-cell office:value-type="float" office:value="411.951" calcext:value-type="float">
            <text:p>411.951</text:p>
          </table:table-cell>
          <table:table-cell office:value-type="float" office:value="38.698" calcext:value-type="float">
            <text:p>38.698</text:p>
          </table:table-cell>
          <table:table-cell office:value-type="float" office:value="1665.521" calcext:value-type="float">
            <text:p>1665.521</text:p>
          </table:table-cell>
          <table:table-cell office:value-type="float" office:value="106.684" calcext:value-type="float">
            <text:p>106.684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/>
          <table:table-cell office:value-type="float" office:value="14.222" calcext:value-type="float">
            <text:p>14.222</text:p>
          </table:table-cell>
          <table:table-cell office:value-type="float" office:value="9112.12" calcext:value-type="float">
            <text:p>9112.12</text:p>
          </table:table-cell>
          <table:table-cell office:value-type="float" office:value="395.964" calcext:value-type="float">
            <text:p>395.964</text:p>
          </table:table-cell>
          <table:table-cell office:value-type="float" office:value="-38.646" calcext:value-type="float">
            <text:p>-38.646</text:p>
          </table:table-cell>
          <table:table-cell office:value-type="float" office:value="410.059" calcext:value-type="float">
            <text:p>410.059</text:p>
          </table:table-cell>
          <table:table-cell office:value-type="float" office:value="38.692" calcext:value-type="float">
            <text:p>38.692</text:p>
          </table:table-cell>
          <table:table-cell office:value-type="float" office:value="1670.852" calcext:value-type="float">
            <text:p>1670.852</text:p>
          </table:table-cell>
          <table:table-cell office:value-type="float" office:value="106.585" calcext:value-type="float">
            <text:p>106.585</text:p>
          </table:table-cell>
          <table:table-cell office:value-type="float" office:value="1.889" calcext:value-type="float">
            <text:p>1.889</text:p>
          </table:table-cell>
        </table:table-row>
        <table:table-row table:style-name="ro1">
          <table:table-cell/>
          <table:table-cell office:value-type="float" office:value="14.272" calcext:value-type="float">
            <text:p>14.272</text:p>
          </table:table-cell>
          <table:table-cell office:value-type="float" office:value="9131.87" calcext:value-type="float">
            <text:p>9131.87</text:p>
          </table:table-cell>
          <table:table-cell office:value-type="float" office:value="394.033" calcext:value-type="float">
            <text:p>394.033</text:p>
          </table:table-cell>
          <table:table-cell office:value-type="float" office:value="-38.572" calcext:value-type="float">
            <text:p>-38.572</text:p>
          </table:table-cell>
          <table:table-cell office:value-type="float" office:value="408.17" calcext:value-type="float">
            <text:p>408.17</text:p>
          </table:table-cell>
          <table:table-cell office:value-type="float" office:value="38.62" calcext:value-type="float">
            <text:p>38.62</text:p>
          </table:table-cell>
          <table:table-cell office:value-type="float" office:value="1676.179" calcext:value-type="float">
            <text:p>1676.179</text:p>
          </table:table-cell>
          <table:table-cell office:value-type="float" office:value="106.493" calcext:value-type="float">
            <text:p>106.493</text:p>
          </table:table-cell>
          <table:table-cell office:value-type="float" office:value="1.925" calcext:value-type="float">
            <text:p>1.925</text:p>
          </table:table-cell>
        </table:table-row>
        <table:table-row table:style-name="ro1">
          <table:table-cell/>
          <table:table-cell office:value-type="float" office:value="14.322" calcext:value-type="float">
            <text:p>14.322</text:p>
          </table:table-cell>
          <table:table-cell office:value-type="float" office:value="9151.523" calcext:value-type="float">
            <text:p>9151.523</text:p>
          </table:table-cell>
          <table:table-cell office:value-type="float" office:value="392.108" calcext:value-type="float">
            <text:p>392.108</text:p>
          </table:table-cell>
          <table:table-cell office:value-type="float" office:value="-38.438" calcext:value-type="float">
            <text:p>-38.438</text:p>
          </table:table-cell>
          <table:table-cell office:value-type="float" office:value="406.285" calcext:value-type="float">
            <text:p>406.285</text:p>
          </table:table-cell>
          <table:table-cell office:value-type="float" office:value="38.498" calcext:value-type="float">
            <text:p>38.498</text:p>
          </table:table-cell>
          <table:table-cell office:value-type="float" office:value="1681.501" calcext:value-type="float">
            <text:p>1681.501</text:p>
          </table:table-cell>
          <table:table-cell office:value-type="float" office:value="106.391" calcext:value-type="float">
            <text:p>106.391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/>
          <table:table-cell office:value-type="float" office:value="14.372" calcext:value-type="float">
            <text:p>14.372</text:p>
          </table:table-cell>
          <table:table-cell office:value-type="float" office:value="9171.081" calcext:value-type="float">
            <text:p>9171.081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-38.346" calcext:value-type="float">
            <text:p>-38.346</text:p>
          </table:table-cell>
          <table:table-cell office:value-type="float" office:value="404.404" calcext:value-type="float">
            <text:p>404.404</text:p>
          </table:table-cell>
          <table:table-cell office:value-type="float" office:value="38.411" calcext:value-type="float">
            <text:p>38.411</text:p>
          </table:table-cell>
          <table:table-cell office:value-type="float" office:value="1686.818" calcext:value-type="float">
            <text:p>1686.818</text:p>
          </table:table-cell>
          <table:table-cell office:value-type="float" office:value="106.278" calcext:value-type="float">
            <text:p>106.27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float" office:value="14.422" calcext:value-type="float">
            <text:p>14.422</text:p>
          </table:table-cell>
          <table:table-cell office:value-type="float" office:value="9190.542" calcext:value-type="float">
            <text:p>9190.542</text:p>
          </table:table-cell>
          <table:table-cell office:value-type="float" office:value="388.272" calcext:value-type="float">
            <text:p>388.272</text:p>
          </table:table-cell>
          <table:table-cell office:value-type="float" office:value="-38.365" calcext:value-type="float">
            <text:p>-38.365</text:p>
          </table:table-cell>
          <table:table-cell office:value-type="float" office:value="402.526" calcext:value-type="float">
            <text:p>402.526</text:p>
          </table:table-cell>
          <table:table-cell office:value-type="float" office:value="38.416" calcext:value-type="float">
            <text:p>38.416</text:p>
          </table:table-cell>
          <table:table-cell office:value-type="float" office:value="1692.129" calcext:value-type="float">
            <text:p>1692.129</text:p>
          </table:table-cell>
          <table:table-cell office:value-type="float" office:value="106.169" calcext:value-type="float">
            <text:p>106.169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/>
          <table:table-cell office:value-type="float" office:value="14.472" calcext:value-type="float">
            <text:p>14.472</text:p>
          </table:table-cell>
          <table:table-cell office:value-type="float" office:value="9209.908" calcext:value-type="float">
            <text:p>9209.908</text:p>
          </table:table-cell>
          <table:table-cell office:value-type="float" office:value="386.352" calcext:value-type="float">
            <text:p>386.352</text:p>
          </table:table-cell>
          <table:table-cell office:value-type="float" office:value="-38.408" calcext:value-type="float">
            <text:p>-38.408</text:p>
          </table:table-cell>
          <table:table-cell office:value-type="float" office:value="400.651" calcext:value-type="float">
            <text:p>400.651</text:p>
          </table:table-cell>
          <table:table-cell office:value-type="float" office:value="38.443" calcext:value-type="float">
            <text:p>38.443</text:p>
          </table:table-cell>
          <table:table-cell office:value-type="float" office:value="1697.435" calcext:value-type="float">
            <text:p>1697.435</text:p>
          </table:table-cell>
          <table:table-cell office:value-type="float" office:value="106.081" calcext:value-type="float">
            <text:p>106.081</text:p>
          </table:table-cell>
          <table:table-cell office:value-type="float" office:value="1.641" calcext:value-type="float">
            <text:p>1.641</text:p>
          </table:table-cell>
        </table:table-row>
        <table:table-row table:style-name="ro1">
          <table:table-cell/>
          <table:table-cell office:value-type="float" office:value="14.522" calcext:value-type="float">
            <text:p>14.522</text:p>
          </table:table-cell>
          <table:table-cell office:value-type="float" office:value="9229.178" calcext:value-type="float">
            <text:p>9229.178</text:p>
          </table:table-cell>
          <table:table-cell office:value-type="float" office:value="384.431" calcext:value-type="float">
            <text:p>384.431</text:p>
          </table:table-cell>
          <table:table-cell office:value-type="float" office:value="-38.451" calcext:value-type="float">
            <text:p>-38.451</text:p>
          </table:table-cell>
          <table:table-cell office:value-type="float" office:value="398.779" calcext:value-type="float">
            <text:p>398.779</text:p>
          </table:table-cell>
          <table:table-cell office:value-type="float" office:value="38.474" calcext:value-type="float">
            <text:p>38.474</text:p>
          </table:table-cell>
          <table:table-cell office:value-type="float" office:value="1702.738" calcext:value-type="float">
            <text:p>1702.738</text:p>
          </table:table-cell>
          <table:table-cell office:value-type="float" office:value="106.005" calcext:value-type="float">
            <text:p>106.005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/>
          <table:table-cell office:value-type="float" office:value="14.572" calcext:value-type="float">
            <text:p>14.572</text:p>
          </table:table-cell>
          <table:table-cell office:value-type="float" office:value="9248.351" calcext:value-type="float">
            <text:p>9248.351</text:p>
          </table:table-cell>
          <table:table-cell office:value-type="float" office:value="382.507" calcext:value-type="float">
            <text:p>382.507</text:p>
          </table:table-cell>
          <table:table-cell office:value-type="float" office:value="-38.43" calcext:value-type="float">
            <text:p>-38.43</text:p>
          </table:table-cell>
          <table:table-cell office:value-type="float" office:value="396.909" calcext:value-type="float">
            <text:p>396.909</text:p>
          </table:table-cell>
          <table:table-cell office:value-type="float" office:value="38.448" calcext:value-type="float">
            <text:p>38.448</text:p>
          </table:table-cell>
          <table:table-cell office:value-type="float" office:value="1708.036" calcext:value-type="float">
            <text:p>1708.036</text:p>
          </table:table-cell>
          <table:table-cell office:value-type="float" office:value="105.949" calcext:value-type="float">
            <text:p>105.949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>
          <table:table-cell/>
          <table:table-cell office:value-type="float" office:value="14.622" calcext:value-type="float">
            <text:p>14.622</text:p>
          </table:table-cell>
          <table:table-cell office:value-type="float" office:value="9267.428" calcext:value-type="float">
            <text:p>9267.428</text:p>
          </table:table-cell>
          <table:table-cell office:value-type="float" office:value="380.589" calcext:value-type="float">
            <text:p>380.589</text:p>
          </table:table-cell>
          <table:table-cell office:value-type="float" office:value="-38.353" calcext:value-type="float">
            <text:p>-38.353</text:p>
          </table:table-cell>
          <table:table-cell office:value-type="float" office:value="395.044" calcext:value-type="float">
            <text:p>395.044</text:p>
          </table:table-cell>
          <table:table-cell office:value-type="float" office:value="38.372" calcext:value-type="float">
            <text:p>38.372</text:p>
          </table:table-cell>
          <table:table-cell office:value-type="float" office:value="1713.332" calcext:value-type="float">
            <text:p>1713.332</text:p>
          </table:table-cell>
          <table:table-cell office:value-type="float" office:value="105.885" calcext:value-type="float">
            <text:p>105.885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/>
          <table:table-cell office:value-type="float" office:value="14.672" calcext:value-type="float">
            <text:p>14.672</text:p>
          </table:table-cell>
          <table:table-cell office:value-type="float" office:value="9286.41" calcext:value-type="float">
            <text:p>9286.41</text:p>
          </table:table-cell>
          <table:table-cell office:value-type="float" office:value="378.672" calcext:value-type="float">
            <text:p>378.672</text:p>
          </table:table-cell>
          <table:table-cell office:value-type="float" office:value="-38.249" calcext:value-type="float">
            <text:p>-38.249</text:p>
          </table:table-cell>
          <table:table-cell office:value-type="float" office:value="393.182" calcext:value-type="float">
            <text:p>393.182</text:p>
          </table:table-cell>
          <table:table-cell office:value-type="float" office:value="38.272" calcext:value-type="float">
            <text:p>38.272</text:p>
          </table:table-cell>
          <table:table-cell office:value-type="float" office:value="1718.625" calcext:value-type="float">
            <text:p>1718.625</text:p>
          </table:table-cell>
          <table:table-cell office:value-type="float" office:value="105.829" calcext:value-type="float">
            <text:p>105.82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float" office:value="14.722" calcext:value-type="float">
            <text:p>14.722</text:p>
          </table:table-cell>
          <table:table-cell office:value-type="float" office:value="9305.296" calcext:value-type="float">
            <text:p>9305.296</text:p>
          </table:table-cell>
          <table:table-cell office:value-type="float" office:value="376.765" calcext:value-type="float">
            <text:p>376.765</text:p>
          </table:table-cell>
          <table:table-cell office:value-type="float" office:value="-38.094" calcext:value-type="float">
            <text:p>-38.094</text:p>
          </table:table-cell>
          <table:table-cell office:value-type="float" office:value="391.325" calcext:value-type="float">
            <text:p>391.325</text:p>
          </table:table-cell>
          <table:table-cell office:value-type="float" office:value="38.126" calcext:value-type="float">
            <text:p>38.126</text:p>
          </table:table-cell>
          <table:table-cell office:value-type="float" office:value="1723.915" calcext:value-type="float">
            <text:p>1723.915</text:p>
          </table:table-cell>
          <table:table-cell office:value-type="float" office:value="105.752" calcext:value-type="float">
            <text:p>105.752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/>
          <table:table-cell office:value-type="float" office:value="14.772" calcext:value-type="float">
            <text:p>14.772</text:p>
          </table:table-cell>
          <table:table-cell office:value-type="float" office:value="9324.087" calcext:value-type="float">
            <text:p>9324.087</text:p>
          </table:table-cell>
          <table:table-cell office:value-type="float" office:value="374.862" calcext:value-type="float">
            <text:p>374.862</text:p>
          </table:table-cell>
          <table:table-cell office:value-type="float" office:value="-38.048" calcext:value-type="float">
            <text:p>-38.048</text:p>
          </table:table-cell>
          <table:table-cell office:value-type="float" office:value="389.472" calcext:value-type="float">
            <text:p>389.472</text:p>
          </table:table-cell>
          <table:table-cell office:value-type="float" office:value="38.077" calcext:value-type="float">
            <text:p>38.077</text:p>
          </table:table-cell>
          <table:table-cell office:value-type="float" office:value="1729.2" calcext:value-type="float">
            <text:p>1729.2</text:p>
          </table:table-cell>
          <table:table-cell office:value-type="float" office:value="105.677" calcext:value-type="float">
            <text:p>105.677</text:p>
          </table:table-cell>
          <table:table-cell office:value-type="float" office:value="1.479" calcext:value-type="float">
            <text:p>1.479</text:p>
          </table:table-cell>
        </table:table-row>
        <table:table-row table:style-name="ro1">
          <table:table-cell/>
          <table:table-cell office:value-type="float" office:value="14.822" calcext:value-type="float">
            <text:p>14.822</text:p>
          </table:table-cell>
          <table:table-cell office:value-type="float" office:value="9342.782" calcext:value-type="float">
            <text:p>9342.782</text:p>
          </table:table-cell>
          <table:table-cell office:value-type="float" office:value="372.961" calcext:value-type="float">
            <text:p>372.961</text:p>
          </table:table-cell>
          <table:table-cell office:value-type="float" office:value="-37.99" calcext:value-type="float">
            <text:p>-37.99</text:p>
          </table:table-cell>
          <table:table-cell office:value-type="float" office:value="387.623" calcext:value-type="float">
            <text:p>387.623</text:p>
          </table:table-cell>
          <table:table-cell office:value-type="float" office:value="38.017" calcext:value-type="float">
            <text:p>38.017</text:p>
          </table:table-cell>
          <table:table-cell office:value-type="float" office:value="1734.482" calcext:value-type="float">
            <text:p>1734.482</text:p>
          </table:table-cell>
          <table:table-cell office:value-type="float" office:value="105.603" calcext:value-type="float">
            <text:p>105.603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/>
          <table:table-cell office:value-type="float" office:value="14.872" calcext:value-type="float">
            <text:p>14.872</text:p>
          </table:table-cell>
          <table:table-cell office:value-type="float" office:value="9361.383" calcext:value-type="float">
            <text:p>9361.383</text:p>
          </table:table-cell>
          <table:table-cell office:value-type="float" office:value="371.063" calcext:value-type="float">
            <text:p>371.063</text:p>
          </table:table-cell>
          <table:table-cell office:value-type="float" office:value="-37.853" calcext:value-type="float">
            <text:p>-37.853</text:p>
          </table:table-cell>
          <table:table-cell office:value-type="float" office:value="385.778" calcext:value-type="float">
            <text:p>385.778</text:p>
          </table:table-cell>
          <table:table-cell office:value-type="float" office:value="37.888" calcext:value-type="float">
            <text:p>37.888</text:p>
          </table:table-cell>
          <table:table-cell office:value-type="float" office:value="1739.761" calcext:value-type="float">
            <text:p>1739.761</text:p>
          </table:table-cell>
          <table:table-cell office:value-type="float" office:value="105.531" calcext:value-type="float">
            <text:p>105.531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/>
          <table:table-cell office:value-type="float" office:value="14.922" calcext:value-type="float">
            <text:p>14.922</text:p>
          </table:table-cell>
          <table:table-cell office:value-type="float" office:value="9379.889" calcext:value-type="float">
            <text:p>9379.889</text:p>
          </table:table-cell>
          <table:table-cell office:value-type="float" office:value="369.177" calcext:value-type="float">
            <text:p>369.177</text:p>
          </table:table-cell>
          <table:table-cell office:value-type="float" office:value="-37.584" calcext:value-type="float">
            <text:p>-37.584</text:p>
          </table:table-cell>
          <table:table-cell office:value-type="float" office:value="383.938" calcext:value-type="float">
            <text:p>383.938</text:p>
          </table:table-cell>
          <table:table-cell office:value-type="float" office:value="37.651" calcext:value-type="float">
            <text:p>37.651</text:p>
          </table:table-cell>
          <table:table-cell office:value-type="float" office:value="1745.035" calcext:value-type="float">
            <text:p>1745.035</text:p>
          </table:table-cell>
          <table:table-cell office:value-type="float" office:value="105.436" calcext:value-type="float">
            <text:p>105.436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/>
          <table:table-cell office:value-type="float" office:value="14.972" calcext:value-type="float">
            <text:p>14.972</text:p>
          </table:table-cell>
          <table:table-cell office:value-type="float" office:value="9398.301" calcext:value-type="float">
            <text:p>9398.301</text:p>
          </table:table-cell>
          <table:table-cell office:value-type="float" office:value="367.304" calcext:value-type="float">
            <text:p>367.304</text:p>
          </table:table-cell>
          <table:table-cell office:value-type="float" office:value="-37.415" calcext:value-type="float">
            <text:p>-37.415</text:p>
          </table:table-cell>
          <table:table-cell office:value-type="float" office:value="382.102" calcext:value-type="float">
            <text:p>382.102</text:p>
          </table:table-cell>
          <table:table-cell office:value-type="float" office:value="37.503" calcext:value-type="float">
            <text:p>37.503</text:p>
          </table:table-cell>
          <table:table-cell office:value-type="float" office:value="1750.304" calcext:value-type="float">
            <text:p>1750.304</text:p>
          </table:table-cell>
          <table:table-cell office:value-type="float" office:value="105.309" calcext:value-type="float">
            <text:p>105.309</text:p>
          </table:table-cell>
          <table:table-cell office:value-type="float" office:value="2.565" calcext:value-type="float">
            <text:p>2.565</text:p>
          </table:table-cell>
        </table:table-row>
        <table:table-row table:style-name="ro1">
          <table:table-cell/>
          <table:table-cell office:value-type="float" office:value="15.022" calcext:value-type="float">
            <text:p>15.022</text:p>
          </table:table-cell>
          <table:table-cell office:value-type="float" office:value="9416.619" calcext:value-type="float">
            <text:p>9416.619</text:p>
          </table:table-cell>
          <table:table-cell office:value-type="float" office:value="365.434" calcext:value-type="float">
            <text:p>365.434</text:p>
          </table:table-cell>
          <table:table-cell office:value-type="float" office:value="-37.315" calcext:value-type="float">
            <text:p>-37.315</text:p>
          </table:table-cell>
          <table:table-cell office:value-type="float" office:value="380.271" calcext:value-type="float">
            <text:p>380.271</text:p>
          </table:table-cell>
          <table:table-cell office:value-type="float" office:value="37.41" calcext:value-type="float">
            <text:p>37.41</text:p>
          </table:table-cell>
          <table:table-cell office:value-type="float" office:value="1755.566" calcext:value-type="float">
            <text:p>1755.566</text:p>
          </table:table-cell>
          <table:table-cell office:value-type="float" office:value="105.183" calcext:value-type="float">
            <text:p>105.183</text:p>
          </table:table-cell>
          <table:table-cell office:value-type="float" office:value="2.665" calcext:value-type="float">
            <text:p>2.665</text:p>
          </table:table-cell>
        </table:table-row>
        <table:table-row table:style-name="ro1">
          <table:table-cell/>
          <table:table-cell office:value-type="float" office:value="15.072" calcext:value-type="float">
            <text:p>15.072</text:p>
          </table:table-cell>
          <table:table-cell office:value-type="float" office:value="9434.844" calcext:value-type="float">
            <text:p>9434.844</text:p>
          </table:table-cell>
          <table:table-cell office:value-type="float" office:value="363.573" calcext:value-type="float">
            <text:p>363.573</text:p>
          </table:table-cell>
          <table:table-cell office:value-type="float" office:value="-37.185" calcext:value-type="float">
            <text:p>-37.185</text:p>
          </table:table-cell>
          <table:table-cell office:value-type="float" office:value="378.443" calcext:value-type="float">
            <text:p>378.443</text:p>
          </table:table-cell>
          <table:table-cell office:value-type="float" office:value="37.295" calcext:value-type="float">
            <text:p>37.295</text:p>
          </table:table-cell>
          <table:table-cell office:value-type="float" office:value="1760.822" calcext:value-type="float">
            <text:p>1760.822</text:p>
          </table:table-cell>
          <table:table-cell office:value-type="float" office:value="105.041" calcext:value-type="float">
            <text:p>105.041</text:p>
          </table:table-cell>
          <table:table-cell office:value-type="float" office:value="2.872" calcext:value-type="float">
            <text:p>2.872</text:p>
          </table:table-cell>
        </table:table-row>
        <table:table-row table:style-name="ro1">
          <table:table-cell/>
          <table:table-cell office:value-type="float" office:value="15.122" calcext:value-type="float">
            <text:p>15.122</text:p>
          </table:table-cell>
          <table:table-cell office:value-type="float" office:value="9452.976" calcext:value-type="float">
            <text:p>9452.976</text:p>
          </table:table-cell>
          <table:table-cell office:value-type="float" office:value="361.714" calcext:value-type="float">
            <text:p>361.714</text:p>
          </table:table-cell>
          <table:table-cell office:value-type="float" office:value="-37.191" calcext:value-type="float">
            <text:p>-37.191</text:p>
          </table:table-cell>
          <table:table-cell office:value-type="float" office:value="376.618" calcext:value-type="float">
            <text:p>376.618</text:p>
          </table:table-cell>
          <table:table-cell office:value-type="float" office:value="37.284" calcext:value-type="float">
            <text:p>37.284</text:p>
          </table:table-cell>
          <table:table-cell office:value-type="float" office:value="1766.07" calcext:value-type="float">
            <text:p>1766.07</text:p>
          </table:table-cell>
          <table:table-cell office:value-type="float" office:value="104.901" calcext:value-type="float">
            <text:p>104.901</text:p>
          </table:table-cell>
          <table:table-cell office:value-type="float" office:value="2.639" calcext:value-type="float">
            <text:p>2.639</text:p>
          </table:table-cell>
        </table:table-row>
        <table:table-row table:style-name="ro1">
          <table:table-cell/>
          <table:table-cell office:value-type="float" office:value="15.172" calcext:value-type="float">
            <text:p>15.172</text:p>
          </table:table-cell>
          <table:table-cell office:value-type="float" office:value="9471.016" calcext:value-type="float">
            <text:p>9471.016</text:p>
          </table:table-cell>
          <table:table-cell office:value-type="float" office:value="359.854" calcext:value-type="float">
            <text:p>359.854</text:p>
          </table:table-cell>
          <table:table-cell office:value-type="float" office:value="-37.138" calcext:value-type="float">
            <text:p>-37.138</text:p>
          </table:table-cell>
          <table:table-cell office:value-type="float" office:value="374.797" calcext:value-type="float">
            <text:p>374.797</text:p>
          </table:table-cell>
          <table:table-cell office:value-type="float" office:value="37.229" calcext:value-type="float">
            <text:p>37.229</text:p>
          </table:table-cell>
          <table:table-cell office:value-type="float" office:value="1771.312" calcext:value-type="float">
            <text:p>1771.312</text:p>
          </table:table-cell>
          <table:table-cell office:value-type="float" office:value="104.776" calcext:value-type="float">
            <text:p>104.776</text:p>
          </table:table-cell>
          <table:table-cell office:value-type="float" office:value="2.607" calcext:value-type="float">
            <text:p>2.607</text:p>
          </table:table-cell>
        </table:table-row>
        <table:table-row table:style-name="ro1">
          <table:table-cell/>
          <table:table-cell office:value-type="float" office:value="15.222" calcext:value-type="float">
            <text:p>15.222</text:p>
          </table:table-cell>
          <table:table-cell office:value-type="float" office:value="9488.962" calcext:value-type="float">
            <text:p>9488.962</text:p>
          </table:table-cell>
          <table:table-cell office:value-type="float" office:value="358.002" calcext:value-type="float">
            <text:p>358.002</text:p>
          </table:table-cell>
          <table:table-cell office:value-type="float" office:value="-37" calcext:value-type="float">
            <text:p>-37</text:p>
          </table:table-cell>
          <table:table-cell office:value-type="float" office:value="372.98" calcext:value-type="float">
            <text:p>372.98</text:p>
          </table:table-cell>
          <table:table-cell office:value-type="float" office:value="37.11" calcext:value-type="float">
            <text:p>37.11</text:p>
          </table:table-cell>
          <table:table-cell office:value-type="float" office:value="1776.547" calcext:value-type="float">
            <text:p>1776.547</text:p>
          </table:table-cell>
          <table:table-cell office:value-type="float" office:value="104.637" calcext:value-type="float">
            <text:p>104.637</text:p>
          </table:table-cell>
          <table:table-cell office:value-type="float" office:value="2.859" calcext:value-type="float">
            <text:p>2.859</text:p>
          </table:table-cell>
        </table:table-row>
        <table:table-row table:style-name="ro1">
          <table:table-cell/>
          <table:table-cell office:value-type="float" office:value="15.272" calcext:value-type="float">
            <text:p>15.272</text:p>
          </table:table-cell>
          <table:table-cell office:value-type="float" office:value="9506.816" calcext:value-type="float">
            <text:p>9506.816</text:p>
          </table:table-cell>
          <table:table-cell office:value-type="float" office:value="356.153" calcext:value-type="float">
            <text:p>356.153</text:p>
          </table:table-cell>
          <table:table-cell office:value-type="float" office:value="-37.017" calcext:value-type="float">
            <text:p>-37.017</text:p>
          </table:table-cell>
          <table:table-cell office:value-type="float" office:value="371.166" calcext:value-type="float">
            <text:p>371.166</text:p>
          </table:table-cell>
          <table:table-cell office:value-type="float" office:value="37.109" calcext:value-type="float">
            <text:p>37.109</text:p>
          </table:table-cell>
          <table:table-cell office:value-type="float" office:value="1781.776" calcext:value-type="float">
            <text:p>1781.776</text:p>
          </table:table-cell>
          <table:table-cell office:value-type="float" office:value="104.495" calcext:value-type="float">
            <text:p>104.495</text:p>
          </table:table-cell>
          <table:table-cell office:value-type="float" office:value="2.612" calcext:value-type="float">
            <text:p>2.612</text:p>
          </table:table-cell>
        </table:table-row>
        <table:table-row table:style-name="ro1">
          <table:table-cell/>
          <table:table-cell office:value-type="float" office:value="15.322" calcext:value-type="float">
            <text:p>15.322</text:p>
          </table:table-cell>
          <table:table-cell office:value-type="float" office:value="9524.577" calcext:value-type="float">
            <text:p>9524.577</text:p>
          </table:table-cell>
          <table:table-cell office:value-type="float" office:value="354.299" calcext:value-type="float">
            <text:p>354.299</text:p>
          </table:table-cell>
          <table:table-cell office:value-type="float" office:value="-37.082" calcext:value-type="float">
            <text:p>-37.082</text:p>
          </table:table-cell>
          <table:table-cell office:value-type="float" office:value="369.354" calcext:value-type="float">
            <text:p>369.354</text:p>
          </table:table-cell>
          <table:table-cell office:value-type="float" office:value="37.149" calcext:value-type="float">
            <text:p>37.149</text:p>
          </table:table-cell>
          <table:table-cell office:value-type="float" office:value="1786.997" calcext:value-type="float">
            <text:p>1786.997</text:p>
          </table:table-cell>
          <table:table-cell office:value-type="float" office:value="104.378" calcext:value-type="float">
            <text:p>104.378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/>
          <table:table-cell office:value-type="float" office:value="15.372" calcext:value-type="float">
            <text:p>15.372</text:p>
          </table:table-cell>
          <table:table-cell office:value-type="float" office:value="9542.246" calcext:value-type="float">
            <text:p>9542.246</text:p>
          </table:table-cell>
          <table:table-cell office:value-type="float" office:value="352.446" calcext:value-type="float">
            <text:p>352.446</text:p>
          </table:table-cell>
          <table:table-cell office:value-type="float" office:value="-36.998" calcext:value-type="float">
            <text:p>-36.998</text:p>
          </table:table-cell>
          <table:table-cell office:value-type="float" office:value="367.546" calcext:value-type="float">
            <text:p>367.546</text:p>
          </table:table-cell>
          <table:table-cell office:value-type="float" office:value="37.07" calcext:value-type="float">
            <text:p>37.07</text:p>
          </table:table-cell>
          <table:table-cell office:value-type="float" office:value="1792.214" calcext:value-type="float">
            <text:p>1792.214</text:p>
          </table:table-cell>
          <table:table-cell office:value-type="float" office:value="104.268" calcext:value-type="float">
            <text:p>104.268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/>
          <table:table-cell office:value-type="float" office:value="15.422" calcext:value-type="float">
            <text:p>15.422</text:p>
          </table:table-cell>
          <table:table-cell office:value-type="float" office:value="9559.822" calcext:value-type="float">
            <text:p>9559.822</text:p>
          </table:table-cell>
          <table:table-cell office:value-type="float" office:value="350.6" calcext:value-type="float">
            <text:p>350.6</text:p>
          </table:table-cell>
          <table:table-cell office:value-type="float" office:value="-36.89" calcext:value-type="float">
            <text:p>-36.89</text:p>
          </table:table-cell>
          <table:table-cell office:value-type="float" office:value="365.741" calcext:value-type="float">
            <text:p>365.741</text:p>
          </table:table-cell>
          <table:table-cell office:value-type="float" office:value="36.973" calcext:value-type="float">
            <text:p>36.973</text:p>
          </table:table-cell>
          <table:table-cell office:value-type="float" office:value="1797.424" calcext:value-type="float">
            <text:p>1797.424</text:p>
          </table:table-cell>
          <table:table-cell office:value-type="float" office:value="104.145" calcext:value-type="float">
            <text:p>104.145</text:p>
          </table:table-cell>
          <table:table-cell office:value-type="float" office:value="2.484" calcext:value-type="float">
            <text:p>2.484</text:p>
          </table:table-cell>
        </table:table-row>
        <table:table-row table:style-name="ro1">
          <table:table-cell/>
          <table:table-cell office:value-type="float" office:value="15.472" calcext:value-type="float">
            <text:p>15.472</text:p>
          </table:table-cell>
          <table:table-cell office:value-type="float" office:value="9577.306" calcext:value-type="float">
            <text:p>9577.306</text:p>
          </table:table-cell>
          <table:table-cell office:value-type="float" office:value="348.757" calcext:value-type="float">
            <text:p>348.757</text:p>
          </table:table-cell>
          <table:table-cell office:value-type="float" office:value="-36.794" calcext:value-type="float">
            <text:p>-36.794</text:p>
          </table:table-cell>
          <table:table-cell office:value-type="float" office:value="363.939" calcext:value-type="float">
            <text:p>363.939</text:p>
          </table:table-cell>
          <table:table-cell office:value-type="float" office:value="36.887" calcext:value-type="float">
            <text:p>36.887</text:p>
          </table:table-cell>
          <table:table-cell office:value-type="float" office:value="1802.628" calcext:value-type="float">
            <text:p>1802.628</text:p>
          </table:table-cell>
          <table:table-cell office:value-type="float" office:value="104.021" calcext:value-type="float">
            <text:p>104.021</text:p>
          </table:table-cell>
          <table:table-cell office:value-type="float" office:value="2.616" calcext:value-type="float">
            <text:p>2.616</text:p>
          </table:table-cell>
        </table:table-row>
        <table:table-row table:style-name="ro1">
          <table:table-cell/>
          <table:table-cell office:value-type="float" office:value="15.522" calcext:value-type="float">
            <text:p>15.522</text:p>
          </table:table-cell>
          <table:table-cell office:value-type="float" office:value="9594.698" calcext:value-type="float">
            <text:p>9594.698</text:p>
          </table:table-cell>
          <table:table-cell office:value-type="float" office:value="346.92" calcext:value-type="float">
            <text:p>346.92</text:p>
          </table:table-cell>
          <table:table-cell office:value-type="float" office:value="-36.736" calcext:value-type="float">
            <text:p>-36.736</text:p>
          </table:table-cell>
          <table:table-cell office:value-type="float" office:value="362.14" calcext:value-type="float">
            <text:p>362.14</text:p>
          </table:table-cell>
          <table:table-cell office:value-type="float" office:value="36.83" calcext:value-type="float">
            <text:p>36.83</text:p>
          </table:table-cell>
          <table:table-cell office:value-type="float" office:value="1807.826" calcext:value-type="float">
            <text:p>1807.826</text:p>
          </table:table-cell>
          <table:table-cell office:value-type="float" office:value="103.884" calcext:value-type="float">
            <text:p>103.884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/>
          <table:table-cell office:value-type="float" office:value="15.572" calcext:value-type="float">
            <text:p>15.572</text:p>
          </table:table-cell>
          <table:table-cell office:value-type="float" office:value="9611.998" calcext:value-type="float">
            <text:p>9611.998</text:p>
          </table:table-cell>
          <table:table-cell office:value-type="float" office:value="345.081" calcext:value-type="float">
            <text:p>345.081</text:p>
          </table:table-cell>
          <table:table-cell office:value-type="float" office:value="-36.846" calcext:value-type="float">
            <text:p>-36.846</text:p>
          </table:table-cell>
          <table:table-cell office:value-type="float" office:value="360.344" calcext:value-type="float">
            <text:p>360.344</text:p>
          </table:table-cell>
          <table:table-cell office:value-type="float" office:value="36.909" calcext:value-type="float">
            <text:p>36.909</text:p>
          </table:table-cell>
          <table:table-cell office:value-type="float" office:value="1813.017" calcext:value-type="float">
            <text:p>1813.017</text:p>
          </table:table-cell>
          <table:table-cell office:value-type="float" office:value="103.763" calcext:value-type="float">
            <text:p>103.763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/>
          <table:table-cell office:value-type="float" office:value="15.622" calcext:value-type="float">
            <text:p>15.622</text:p>
          </table:table-cell>
          <table:table-cell office:value-type="float" office:value="9629.206" calcext:value-type="float">
            <text:p>9629.206</text:p>
          </table:table-cell>
          <table:table-cell office:value-type="float" office:value="343.235" calcext:value-type="float">
            <text:p>343.235</text:p>
          </table:table-cell>
          <table:table-cell office:value-type="float" office:value="-36.986" calcext:value-type="float">
            <text:p>-36.986</text:p>
          </table:table-cell>
          <table:table-cell office:value-type="float" office:value="358.549" calcext:value-type="float">
            <text:p>358.549</text:p>
          </table:table-cell>
          <table:table-cell office:value-type="float" office:value="37.02" calcext:value-type="float">
            <text:p>37.02</text:p>
          </table:table-cell>
          <table:table-cell office:value-type="float" office:value="1818.203" calcext:value-type="float">
            <text:p>1818.203</text:p>
          </table:table-cell>
          <table:table-cell office:value-type="float" office:value="103.67" calcext:value-type="float">
            <text:p>103.6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15.672" calcext:value-type="float">
            <text:p>15.672</text:p>
          </table:table-cell>
          <table:table-cell office:value-type="float" office:value="9646.321" calcext:value-type="float">
            <text:p>9646.321</text:p>
          </table:table-cell>
          <table:table-cell office:value-type="float" office:value="341.383" calcext:value-type="float">
            <text:p>341.383</text:p>
          </table:table-cell>
          <table:table-cell office:value-type="float" office:value="-37.037" calcext:value-type="float">
            <text:p>-37.037</text:p>
          </table:table-cell>
          <table:table-cell office:value-type="float" office:value="356.757" calcext:value-type="float">
            <text:p>356.757</text:p>
          </table:table-cell>
          <table:table-cell office:value-type="float" office:value="37.061" calcext:value-type="float">
            <text:p>37.061</text:p>
          </table:table-cell>
          <table:table-cell office:value-type="float" office:value="1823.384" calcext:value-type="float">
            <text:p>1823.384</text:p>
          </table:table-cell>
          <table:table-cell office:value-type="float" office:value="103.6" calcext:value-type="float">
            <text:p>103.6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/>
          <table:table-cell office:value-type="float" office:value="15.722" calcext:value-type="float">
            <text:p>15.722</text:p>
          </table:table-cell>
          <table:table-cell office:value-type="float" office:value="9663.344" calcext:value-type="float">
            <text:p>9663.344</text:p>
          </table:table-cell>
          <table:table-cell office:value-type="float" office:value="339.532" calcext:value-type="float">
            <text:p>339.532</text:p>
          </table:table-cell>
          <table:table-cell office:value-type="float" office:value="-37.04" calcext:value-type="float">
            <text:p>-37.04</text:p>
          </table:table-cell>
          <table:table-cell office:value-type="float" office:value="354.967" calcext:value-type="float">
            <text:p>354.967</text:p>
          </table:table-cell>
          <table:table-cell office:value-type="float" office:value="37.059" calcext:value-type="float">
            <text:p>37.059</text:p>
          </table:table-cell>
          <table:table-cell office:value-type="float" office:value="1828.563" calcext:value-type="float">
            <text:p>1828.563</text:p>
          </table:table-cell>
          <table:table-cell office:value-type="float" office:value="103.536" calcext:value-type="float">
            <text:p>103.536</text:p>
          </table:table-cell>
          <table:table-cell office:value-type="float" office:value="1.186" calcext:value-type="float">
            <text:p>1.186</text:p>
          </table:table-cell>
        </table:table-row>
        <table:table-row table:style-name="ro1">
          <table:table-cell/>
          <table:table-cell office:value-type="float" office:value="15.772" calcext:value-type="float">
            <text:p>15.772</text:p>
          </table:table-cell>
          <table:table-cell office:value-type="float" office:value="9680.274" calcext:value-type="float">
            <text:p>9680.274</text:p>
          </table:table-cell>
          <table:table-cell office:value-type="float" office:value="337.679" calcext:value-type="float">
            <text:p>337.679</text:p>
          </table:table-cell>
          <table:table-cell office:value-type="float" office:value="-37.084" calcext:value-type="float">
            <text:p>-37.084</text:p>
          </table:table-cell>
          <table:table-cell office:value-type="float" office:value="353.179" calcext:value-type="float">
            <text:p>353.179</text:p>
          </table:table-cell>
          <table:table-cell office:value-type="float" office:value="37.096" calcext:value-type="float">
            <text:p>37.096</text:p>
          </table:table-cell>
          <table:table-cell office:value-type="float" office:value="1833.738" calcext:value-type="float">
            <text:p>1833.738</text:p>
          </table:table-cell>
          <table:table-cell office:value-type="float" office:value="103.483" calcext:value-type="float">
            <text:p>103.483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/>
          <table:table-cell office:value-type="float" office:value="15.822" calcext:value-type="float">
            <text:p>15.822</text:p>
          </table:table-cell>
          <table:table-cell office:value-type="float" office:value="9697.112" calcext:value-type="float">
            <text:p>9697.112</text:p>
          </table:table-cell>
          <table:table-cell office:value-type="float" office:value="335.824" calcext:value-type="float">
            <text:p>335.824</text:p>
          </table:table-cell>
          <table:table-cell office:value-type="float" office:value="-37.036" calcext:value-type="float">
            <text:p>-37.036</text:p>
          </table:table-cell>
          <table:table-cell office:value-type="float" office:value="351.394" calcext:value-type="float">
            <text:p>351.394</text:p>
          </table:table-cell>
          <table:table-cell office:value-type="float" office:value="37.048" calcext:value-type="float">
            <text:p>37.048</text:p>
          </table:table-cell>
          <table:table-cell office:value-type="float" office:value="1838.911" calcext:value-type="float">
            <text:p>1838.911</text:p>
          </table:table-cell>
          <table:table-cell office:value-type="float" office:value="103.44" calcext:value-type="float">
            <text:p>103.44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/>
          <table:table-cell office:value-type="float" office:value="15.872" calcext:value-type="float">
            <text:p>15.872</text:p>
          </table:table-cell>
          <table:table-cell office:value-type="float" office:value="9713.857" calcext:value-type="float">
            <text:p>9713.857</text:p>
          </table:table-cell>
          <table:table-cell office:value-type="float" office:value="333.976" calcext:value-type="float">
            <text:p>333.976</text:p>
          </table:table-cell>
          <table:table-cell office:value-type="float" office:value="-36.903" calcext:value-type="float">
            <text:p>-36.903</text:p>
          </table:table-cell>
          <table:table-cell office:value-type="float" office:value="349.613" calcext:value-type="float">
            <text:p>349.613</text:p>
          </table:table-cell>
          <table:table-cell office:value-type="float" office:value="36.921" calcext:value-type="float">
            <text:p>36.921</text:p>
          </table:table-cell>
          <table:table-cell office:value-type="float" office:value="1844.082" calcext:value-type="float">
            <text:p>1844.082</text:p>
          </table:table-cell>
          <table:table-cell office:value-type="float" office:value="103.387" calcext:value-type="float">
            <text:p>103.387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/>
          <table:table-cell office:value-type="float" office:value="15.922" calcext:value-type="float">
            <text:p>15.922</text:p>
          </table:table-cell>
          <table:table-cell office:value-type="float" office:value="9730.51" calcext:value-type="float">
            <text:p>9730.51</text:p>
          </table:table-cell>
          <table:table-cell office:value-type="float" office:value="332.133" calcext:value-type="float">
            <text:p>332.133</text:p>
          </table:table-cell>
          <table:table-cell office:value-type="float" office:value="-36.897" calcext:value-type="float">
            <text:p>-36.897</text:p>
          </table:table-cell>
          <table:table-cell office:value-type="float" office:value="347.834" calcext:value-type="float">
            <text:p>347.834</text:p>
          </table:table-cell>
          <table:table-cell office:value-type="float" office:value="36.911" calcext:value-type="float">
            <text:p>36.911</text:p>
          </table:table-cell>
          <table:table-cell office:value-type="float" office:value="1849.25" calcext:value-type="float">
            <text:p>1849.25</text:p>
          </table:table-cell>
          <table:table-cell office:value-type="float" office:value="103.327" calcext:value-type="float">
            <text:p>103.327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/>
          <table:table-cell office:value-type="float" office:value="15.972" calcext:value-type="float">
            <text:p>15.972</text:p>
          </table:table-cell>
          <table:table-cell office:value-type="float" office:value="9747.07" calcext:value-type="float">
            <text:p>9747.07</text:p>
          </table:table-cell>
          <table:table-cell office:value-type="float" office:value="330.286" calcext:value-type="float">
            <text:p>330.286</text:p>
          </table:table-cell>
          <table:table-cell office:value-type="float" office:value="-36.919" calcext:value-type="float">
            <text:p>-36.919</text:p>
          </table:table-cell>
          <table:table-cell office:value-type="float" office:value="346.059" calcext:value-type="float">
            <text:p>346.059</text:p>
          </table:table-cell>
          <table:table-cell office:value-type="float" office:value="36.928" calcext:value-type="float">
            <text:p>36.928</text:p>
          </table:table-cell>
          <table:table-cell office:value-type="float" office:value="1854.415" calcext:value-type="float">
            <text:p>1854.415</text:p>
          </table:table-cell>
          <table:table-cell office:value-type="float" office:value="103.284" calcext:value-type="float">
            <text:p>103.284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/>
          <table:table-cell office:value-type="float" office:value="16.022" calcext:value-type="float">
            <text:p>16.022</text:p>
          </table:table-cell>
          <table:table-cell office:value-type="float" office:value="9763.538" calcext:value-type="float">
            <text:p>9763.538</text:p>
          </table:table-cell>
          <table:table-cell office:value-type="float" office:value="328.443" calcext:value-type="float">
            <text:p>328.443</text:p>
          </table:table-cell>
          <table:table-cell office:value-type="float" office:value="-36.777" calcext:value-type="float">
            <text:p>-36.777</text:p>
          </table:table-cell>
          <table:table-cell office:value-type="float" office:value="344.286" calcext:value-type="float">
            <text:p>344.286</text:p>
          </table:table-cell>
          <table:table-cell office:value-type="float" office:value="36.792" calcext:value-type="float">
            <text:p>36.792</text:p>
          </table:table-cell>
          <table:table-cell office:value-type="float" office:value="1859.578" calcext:value-type="float">
            <text:p>1859.578</text:p>
          </table:table-cell>
          <table:table-cell office:value-type="float" office:value="103.239" calcext:value-type="float">
            <text:p>103.239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/>
          <table:table-cell office:value-type="float" office:value="16.072" calcext:value-type="float">
            <text:p>16.072</text:p>
          </table:table-cell>
          <table:table-cell office:value-type="float" office:value="9779.915" calcext:value-type="float">
            <text:p>9779.915</text:p>
          </table:table-cell>
          <table:table-cell office:value-type="float" office:value="326.609" calcext:value-type="float">
            <text:p>326.609</text:p>
          </table:table-cell>
          <table:table-cell office:value-type="float" office:value="-36.652" calcext:value-type="float">
            <text:p>-36.652</text:p>
          </table:table-cell>
          <table:table-cell office:value-type="float" office:value="342.518" calcext:value-type="float">
            <text:p>342.518</text:p>
          </table:table-cell>
          <table:table-cell office:value-type="float" office:value="36.673" calcext:value-type="float">
            <text:p>36.673</text:p>
          </table:table-cell>
          <table:table-cell office:value-type="float" office:value="1864.738" calcext:value-type="float">
            <text:p>1864.738</text:p>
          </table:table-cell>
          <table:table-cell office:value-type="float" office:value="103.177" calcext:value-type="float">
            <text:p>103.177</text:p>
          </table:table-cell>
          <table:table-cell office:value-type="float" office:value="1.249" calcext:value-type="float">
            <text:p>1.249</text:p>
          </table:table-cell>
        </table:table-row>
        <table:table-row table:style-name="ro1">
          <table:table-cell/>
          <table:table-cell office:value-type="float" office:value="16.122" calcext:value-type="float">
            <text:p>16.122</text:p>
          </table:table-cell>
          <table:table-cell office:value-type="float" office:value="9796.199" calcext:value-type="float">
            <text:p>9796.199</text:p>
          </table:table-cell>
          <table:table-cell office:value-type="float" office:value="324.777" calcext:value-type="float">
            <text:p>324.777</text:p>
          </table:table-cell>
          <table:table-cell office:value-type="float" office:value="-36.631" calcext:value-type="float">
            <text:p>-36.631</text:p>
          </table:table-cell>
          <table:table-cell office:value-type="float" office:value="340.754" calcext:value-type="float">
            <text:p>340.754</text:p>
          </table:table-cell>
          <table:table-cell office:value-type="float" office:value="36.649" calcext:value-type="float">
            <text:p>36.649</text:p>
          </table:table-cell>
          <table:table-cell office:value-type="float" office:value="1869.896" calcext:value-type="float">
            <text:p>1869.896</text:p>
          </table:table-cell>
          <table:table-cell office:value-type="float" office:value="103.116" calcext:value-type="float">
            <text:p>103.116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/>
          <table:table-cell office:value-type="float" office:value="16.172" calcext:value-type="float">
            <text:p>16.172</text:p>
          </table:table-cell>
          <table:table-cell office:value-type="float" office:value="9812.392" calcext:value-type="float">
            <text:p>9812.392</text:p>
          </table:table-cell>
          <table:table-cell office:value-type="float" office:value="322.946" calcext:value-type="float">
            <text:p>322.946</text:p>
          </table:table-cell>
          <table:table-cell office:value-type="float" office:value="-36.572" calcext:value-type="float">
            <text:p>-36.572</text:p>
          </table:table-cell>
          <table:table-cell office:value-type="float" office:value="338.992" calcext:value-type="float">
            <text:p>338.992</text:p>
          </table:table-cell>
          <table:table-cell office:value-type="float" office:value="36.59" calcext:value-type="float">
            <text:p>36.59</text:p>
          </table:table-cell>
          <table:table-cell office:value-type="float" office:value="1875.05" calcext:value-type="float">
            <text:p>1875.05</text:p>
          </table:table-cell>
          <table:table-cell office:value-type="float" office:value="103.062" calcext:value-type="float">
            <text:p>103.062</text:p>
          </table:table-cell>
          <table:table-cell office:value-type="float" office:value="1.143" calcext:value-type="float">
            <text:p>1.143</text:p>
          </table:table-cell>
        </table:table-row>
        <table:table-row table:style-name="ro1">
          <table:table-cell/>
          <table:table-cell office:value-type="float" office:value="16.222" calcext:value-type="float">
            <text:p>16.222</text:p>
          </table:table-cell>
          <table:table-cell office:value-type="float" office:value="9828.494" calcext:value-type="float">
            <text:p>9828.494</text:p>
          </table:table-cell>
          <table:table-cell office:value-type="float" office:value="321.121" calcext:value-type="float">
            <text:p>321.121</text:p>
          </table:table-cell>
          <table:table-cell office:value-type="float" office:value="-36.451" calcext:value-type="float">
            <text:p>-36.451</text:p>
          </table:table-cell>
          <table:table-cell office:value-type="float" office:value="337.235" calcext:value-type="float">
            <text:p>337.235</text:p>
          </table:table-cell>
          <table:table-cell office:value-type="float" office:value="36.474" calcext:value-type="float">
            <text:p>36.474</text:p>
          </table:table-cell>
          <table:table-cell office:value-type="float" office:value="1880.202" calcext:value-type="float">
            <text:p>1880.202</text:p>
          </table:table-cell>
          <table:table-cell office:value-type="float" office:value="103" calcext:value-type="float">
            <text:p>103</text:p>
          </table:table-cell>
          <table:table-cell office:value-type="float" office:value="1.309" calcext:value-type="float">
            <text:p>1.309</text:p>
          </table:table-cell>
        </table:table-row>
        <table:table-row table:style-name="ro1">
          <table:table-cell/>
          <table:table-cell office:value-type="float" office:value="16.272" calcext:value-type="float">
            <text:p>16.272</text:p>
          </table:table-cell>
          <table:table-cell office:value-type="float" office:value="9844.504" calcext:value-type="float">
            <text:p>9844.504</text:p>
          </table:table-cell>
          <table:table-cell office:value-type="float" office:value="319.301" calcext:value-type="float">
            <text:p>319.301</text:p>
          </table:table-cell>
          <table:table-cell office:value-type="float" office:value="-36.363" calcext:value-type="float">
            <text:p>-36.363</text:p>
          </table:table-cell>
          <table:table-cell office:value-type="float" office:value="335.481" calcext:value-type="float">
            <text:p>335.481</text:p>
          </table:table-cell>
          <table:table-cell office:value-type="float" office:value="36.389" calcext:value-type="float">
            <text:p>36.389</text:p>
          </table:table-cell>
          <table:table-cell office:value-type="float" office:value="1885.35" calcext:value-type="float">
            <text:p>1885.35</text:p>
          </table:table-cell>
          <table:table-cell office:value-type="float" office:value="102.932" calcext:value-type="float">
            <text:p>102.932</text:p>
          </table:table-cell>
          <table:table-cell office:value-type="float" office:value="1.384" calcext:value-type="float">
            <text:p>1.384</text:p>
          </table:table-cell>
        </table:table-row>
        <table:table-row table:style-name="ro1">
          <table:table-cell/>
          <table:table-cell office:value-type="float" office:value="16.322" calcext:value-type="float">
            <text:p>16.322</text:p>
          </table:table-cell>
          <table:table-cell office:value-type="float" office:value="9860.424" calcext:value-type="float">
            <text:p>9860.424</text:p>
          </table:table-cell>
          <table:table-cell office:value-type="float" office:value="317.484" calcext:value-type="float">
            <text:p>317.484</text:p>
          </table:table-cell>
          <table:table-cell office:value-type="float" office:value="-36.366" calcext:value-type="float">
            <text:p>-36.366</text:p>
          </table:table-cell>
          <table:table-cell office:value-type="float" office:value="333.732" calcext:value-type="float">
            <text:p>333.732</text:p>
          </table:table-cell>
          <table:table-cell office:value-type="float" office:value="36.386" calcext:value-type="float">
            <text:p>36.386</text:p>
          </table:table-cell>
          <table:table-cell office:value-type="float" office:value="1890.495" calcext:value-type="float">
            <text:p>1890.495</text:p>
          </table:table-cell>
          <table:table-cell office:value-type="float" office:value="102.864" calcext:value-type="float">
            <text:p>102.864</text:p>
          </table:table-cell>
          <table:table-cell office:value-type="float" office:value="1.205" calcext:value-type="float">
            <text:p>1.205</text:p>
          </table:table-cell>
        </table:table-row>
        <table:table-row table:style-name="ro1">
          <table:table-cell/>
          <table:table-cell office:value-type="float" office:value="16.372" calcext:value-type="float">
            <text:p>16.372</text:p>
          </table:table-cell>
          <table:table-cell office:value-type="float" office:value="9876.253" calcext:value-type="float">
            <text:p>9876.253</text:p>
          </table:table-cell>
          <table:table-cell office:value-type="float" office:value="315.664" calcext:value-type="float">
            <text:p>315.664</text:p>
          </table:table-cell>
          <table:table-cell office:value-type="float" office:value="-36.295" calcext:value-type="float">
            <text:p>-36.295</text:p>
          </table:table-cell>
          <table:table-cell office:value-type="float" office:value="331.985" calcext:value-type="float">
            <text:p>331.985</text:p>
          </table:table-cell>
          <table:table-cell office:value-type="float" office:value="36.316" calcext:value-type="float">
            <text:p>36.316</text:p>
          </table:table-cell>
          <table:table-cell office:value-type="float" office:value="1895.637" calcext:value-type="float">
            <text:p>1895.637</text:p>
          </table:table-cell>
          <table:table-cell office:value-type="float" office:value="102.81" calcext:value-type="float">
            <text:p>102.81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/>
          <table:table-cell office:value-type="float" office:value="16.422" calcext:value-type="float">
            <text:p>16.422</text:p>
          </table:table-cell>
          <table:table-cell office:value-type="float" office:value="9891.991" calcext:value-type="float">
            <text:p>9891.991</text:p>
          </table:table-cell>
          <table:table-cell office:value-type="float" office:value="313.856" calcext:value-type="float">
            <text:p>313.856</text:p>
          </table:table-cell>
          <table:table-cell office:value-type="float" office:value="-36.108" calcext:value-type="float">
            <text:p>-36.108</text:p>
          </table:table-cell>
          <table:table-cell office:value-type="float" office:value="330.242" calcext:value-type="float">
            <text:p>330.242</text:p>
          </table:table-cell>
          <table:table-cell office:value-type="float" office:value="36.143" calcext:value-type="float">
            <text:p>36.143</text:p>
          </table:table-cell>
          <table:table-cell office:value-type="float" office:value="1900.776" calcext:value-type="float">
            <text:p>1900.776</text:p>
          </table:table-cell>
          <table:table-cell office:value-type="float" office:value="102.736" calcext:value-type="float">
            <text:p>102.736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/>
          <table:table-cell office:value-type="float" office:value="16.472" calcext:value-type="float">
            <text:p>16.472</text:p>
          </table:table-cell>
          <table:table-cell office:value-type="float" office:value="9907.638" calcext:value-type="float">
            <text:p>9907.638</text:p>
          </table:table-cell>
          <table:table-cell office:value-type="float" office:value="312.054" calcext:value-type="float">
            <text:p>312.054</text:p>
          </table:table-cell>
          <table:table-cell office:value-type="float" office:value="-35.903" calcext:value-type="float">
            <text:p>-35.903</text:p>
          </table:table-cell>
          <table:table-cell office:value-type="float" office:value="328.504" calcext:value-type="float">
            <text:p>328.504</text:p>
          </table:table-cell>
          <table:table-cell office:value-type="float" office:value="35.958" calcext:value-type="float">
            <text:p>35.958</text:p>
          </table:table-cell>
          <table:table-cell office:value-type="float" office:value="1905.91" calcext:value-type="float">
            <text:p>1905.91</text:p>
          </table:table-cell>
          <table:table-cell office:value-type="float" office:value="102.652" calcext:value-type="float">
            <text:p>102.652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/>
          <table:table-cell office:value-type="float" office:value="16.522" calcext:value-type="float">
            <text:p>16.522</text:p>
          </table:table-cell>
          <table:table-cell office:value-type="float" office:value="9923.196" calcext:value-type="float">
            <text:p>9923.196</text:p>
          </table:table-cell>
          <table:table-cell office:value-type="float" office:value="310.266" calcext:value-type="float">
            <text:p>310.266</text:p>
          </table:table-cell>
          <table:table-cell office:value-type="float" office:value="-35.648" calcext:value-type="float">
            <text:p>-35.648</text:p>
          </table:table-cell>
          <table:table-cell office:value-type="float" office:value="326.77" calcext:value-type="float">
            <text:p>326.77</text:p>
          </table:table-cell>
          <table:table-cell office:value-type="float" office:value="35.74" calcext:value-type="float">
            <text:p>35.74</text:p>
          </table:table-cell>
          <table:table-cell office:value-type="float" office:value="1911.04" calcext:value-type="float">
            <text:p>1911.04</text:p>
          </table:table-cell>
          <table:table-cell office:value-type="float" office:value="102.535" calcext:value-type="float">
            <text:p>102.535</text:p>
          </table:table-cell>
          <table:table-cell office:value-type="float" office:value="2.556" calcext:value-type="float">
            <text:p>2.556</text:p>
          </table:table-cell>
        </table:table-row>
        <table:table-row table:style-name="ro1">
          <table:table-cell/>
          <table:table-cell office:value-type="float" office:value="16.572" calcext:value-type="float">
            <text:p>16.572</text:p>
          </table:table-cell>
          <table:table-cell office:value-type="float" office:value="9938.665" calcext:value-type="float">
            <text:p>9938.665</text:p>
          </table:table-cell>
          <table:table-cell office:value-type="float" office:value="308.488" calcext:value-type="float">
            <text:p>308.488</text:p>
          </table:table-cell>
          <table:table-cell office:value-type="float" office:value="-35.436" calcext:value-type="float">
            <text:p>-35.436</text:p>
          </table:table-cell>
          <table:table-cell office:value-type="float" office:value="325.039" calcext:value-type="float">
            <text:p>325.039</text:p>
          </table:table-cell>
          <table:table-cell office:value-type="float" office:value="35.564" calcext:value-type="float">
            <text:p>35.564</text:p>
          </table:table-cell>
          <table:table-cell office:value-type="float" office:value="1916.164" calcext:value-type="float">
            <text:p>1916.164</text:p>
          </table:table-cell>
          <table:table-cell office:value-type="float" office:value="102.398" calcext:value-type="float">
            <text:p>102.398</text:p>
          </table:table-cell>
          <table:table-cell office:value-type="float" office:value="3.012" calcext:value-type="float">
            <text:p>3.012</text:p>
          </table:table-cell>
        </table:table-row>
        <table:table-row table:style-name="ro1">
          <table:table-cell/>
          <table:table-cell office:value-type="float" office:value="16.622" calcext:value-type="float">
            <text:p>16.622</text:p>
          </table:table-cell>
          <table:table-cell office:value-type="float" office:value="9954.045" calcext:value-type="float">
            <text:p>9954.045</text:p>
          </table:table-cell>
          <table:table-cell office:value-type="float" office:value="306.722" calcext:value-type="float">
            <text:p>306.722</text:p>
          </table:table-cell>
          <table:table-cell office:value-type="float" office:value="-35.242" calcext:value-type="float">
            <text:p>-35.242</text:p>
          </table:table-cell>
          <table:table-cell office:value-type="float" office:value="323.311" calcext:value-type="float">
            <text:p>323.311</text:p>
          </table:table-cell>
          <table:table-cell office:value-type="float" office:value="35.408" calcext:value-type="float">
            <text:p>35.408</text:p>
          </table:table-cell>
          <table:table-cell office:value-type="float" office:value="1921.279" calcext:value-type="float">
            <text:p>1921.27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3.426" calcext:value-type="float">
            <text:p>3.426</text:p>
          </table:table-cell>
        </table:table-row>
        <table:table-row table:style-name="ro1">
          <table:table-cell/>
          <table:table-cell office:value-type="float" office:value="16.672" calcext:value-type="float">
            <text:p>16.672</text:p>
          </table:table-cell>
          <table:table-cell office:value-type="float" office:value="9969.337" calcext:value-type="float">
            <text:p>9969.337</text:p>
          </table:table-cell>
          <table:table-cell office:value-type="float" office:value="304.962" calcext:value-type="float">
            <text:p>304.962</text:p>
          </table:table-cell>
          <table:table-cell office:value-type="float" office:value="-35.187" calcext:value-type="float">
            <text:p>-35.187</text:p>
          </table:table-cell>
          <table:table-cell office:value-type="float" office:value="321.587" calcext:value-type="float">
            <text:p>321.587</text:p>
          </table:table-cell>
          <table:table-cell office:value-type="float" office:value="35.355" calcext:value-type="float">
            <text:p>35.355</text:p>
          </table:table-cell>
          <table:table-cell office:value-type="float" office:value="1926.387" calcext:value-type="float">
            <text:p>1926.387</text:p>
          </table:table-cell>
          <table:table-cell office:value-type="float" office:value="102.06" calcext:value-type="float">
            <text:p>102.06</text:p>
          </table:table-cell>
          <table:table-cell office:value-type="float" office:value="3.439" calcext:value-type="float">
            <text:p>3.439</text:p>
          </table:table-cell>
        </table:table-row>
        <table:table-row table:style-name="ro1">
          <table:table-cell/>
          <table:table-cell office:value-type="float" office:value="16.722" calcext:value-type="float">
            <text:p>16.722</text:p>
          </table:table-cell>
          <table:table-cell office:value-type="float" office:value="9984.541" calcext:value-type="float">
            <text:p>9984.541</text:p>
          </table:table-cell>
          <table:table-cell office:value-type="float" office:value="303.203" calcext:value-type="float">
            <text:p>303.203</text:p>
          </table:table-cell>
          <table:table-cell office:value-type="float" office:value="-35.172" calcext:value-type="float">
            <text:p>-35.172</text:p>
          </table:table-cell>
          <table:table-cell office:value-type="float" office:value="319.865" calcext:value-type="float">
            <text:p>319.865</text:p>
          </table:table-cell>
          <table:table-cell office:value-type="float" office:value="35.331" calcext:value-type="float">
            <text:p>35.331</text:p>
          </table:table-cell>
          <table:table-cell office:value-type="float" office:value="1931.486" calcext:value-type="float">
            <text:p>1931.486</text:p>
          </table:table-cell>
          <table:table-cell office:value-type="float" office:value="101.892" calcext:value-type="float">
            <text:p>101.892</text:p>
          </table:table-cell>
          <table:table-cell office:value-type="float" office:value="3.339" calcext:value-type="float">
            <text:p>3.339</text:p>
          </table:table-cell>
        </table:table-row>
        <table:table-row table:style-name="ro1">
          <table:table-cell/>
          <table:table-cell office:value-type="float" office:value="16.772" calcext:value-type="float">
            <text:p>16.772</text:p>
          </table:table-cell>
          <table:table-cell office:value-type="float" office:value="9999.658" calcext:value-type="float">
            <text:p>9999.658</text:p>
          </table:table-cell>
          <table:table-cell office:value-type="float" office:value="301.444" calcext:value-type="float">
            <text:p>301.444</text:p>
          </table:table-cell>
          <table:table-cell office:value-type="float" office:value="-35.232" calcext:value-type="float">
            <text:p>-35.232</text:p>
          </table:table-cell>
          <table:table-cell office:value-type="float" office:value="318.147" calcext:value-type="float">
            <text:p>318.147</text:p>
          </table:table-cell>
          <table:table-cell office:value-type="float" office:value="35.362" calcext:value-type="float">
            <text:p>35.362</text:p>
          </table:table-cell>
          <table:table-cell office:value-type="float" office:value="1936.576" calcext:value-type="float">
            <text:p>1936.576</text:p>
          </table:table-cell>
          <table:table-cell office:value-type="float" office:value="101.728" calcext:value-type="float">
            <text:p>101.728</text:p>
          </table:table-cell>
          <table:table-cell office:value-type="float" office:value="3.033" calcext:value-type="float">
            <text:p>3.033</text:p>
          </table:table-cell>
        </table:table-row>
        <table:table-row table:style-name="ro1">
          <table:table-cell/>
          <table:table-cell office:value-type="float" office:value="16.822" calcext:value-type="float">
            <text:p>16.822</text:p>
          </table:table-cell>
          <table:table-cell office:value-type="float" office:value="10010" calcext:value-type="float">
            <text:p>10010</text:p>
          </table:table-cell>
          <table:table-cell office:value-type="float" office:value="299.679" calcext:value-type="float">
            <text:p>299.679</text:p>
          </table:table-cell>
          <table:table-cell office:value-type="float" office:value="-35.273" calcext:value-type="float">
            <text:p>-35.273</text:p>
          </table:table-cell>
          <table:table-cell office:value-type="float" office:value="316.43" calcext:value-type="float">
            <text:p>316.43</text:p>
          </table:table-cell>
          <table:table-cell office:value-type="float" office:value="35.383" calcext:value-type="float">
            <text:p>35.383</text:p>
          </table:table-cell>
          <table:table-cell office:value-type="float" office:value="1941.659" calcext:value-type="float">
            <text:p>1941.659</text:p>
          </table:table-cell>
          <table:table-cell office:value-type="float" office:value="101.589" calcext:value-type="float">
            <text:p>101.589</text:p>
          </table:table-cell>
          <table:table-cell office:value-type="float" office:value="2.792" calcext:value-type="float">
            <text:p>2.792</text:p>
          </table:table-cell>
        </table:table-row>
        <table:table-row table:style-name="ro1">
          <table:table-cell/>
          <table:table-cell office:value-type="float" office:value="16.872" calcext:value-type="float">
            <text:p>16.872</text:p>
          </table:table-cell>
          <table:table-cell office:value-type="float" office:value="10030" calcext:value-type="float">
            <text:p>10030</text:p>
          </table:table-cell>
          <table:table-cell office:value-type="float" office:value="297.918" calcext:value-type="float">
            <text:p>297.918</text:p>
          </table:table-cell>
          <table:table-cell office:value-type="float" office:value="-35.248" calcext:value-type="float">
            <text:p>-35.248</text:p>
          </table:table-cell>
          <table:table-cell office:value-type="float" office:value="314.716" calcext:value-type="float">
            <text:p>314.716</text:p>
          </table:table-cell>
          <table:table-cell office:value-type="float" office:value="35.355" calcext:value-type="float">
            <text:p>35.355</text:p>
          </table:table-cell>
          <table:table-cell office:value-type="float" office:value="1946.735" calcext:value-type="float">
            <text:p>1946.735</text:p>
          </table:table-cell>
          <table:table-cell office:value-type="float" office:value="101.447" calcext:value-type="float">
            <text:p>101.447</text:p>
          </table:table-cell>
          <table:table-cell office:value-type="float" office:value="2.744" calcext:value-type="float">
            <text:p>2.744</text:p>
          </table:table-cell>
        </table:table-row>
        <table:table-row table:style-name="ro1">
          <table:table-cell/>
          <table:table-cell office:value-type="float" office:value="16.922" calcext:value-type="float">
            <text:p>16.922</text:p>
          </table:table-cell>
          <table:table-cell office:value-type="float" office:value="10040" calcext:value-type="float">
            <text:p>10040</text:p>
          </table:table-cell>
          <table:table-cell office:value-type="float" office:value="296.152" calcext:value-type="float">
            <text:p>296.152</text:p>
          </table:table-cell>
          <table:table-cell office:value-type="float" office:value="-35.404" calcext:value-type="float">
            <text:p>-35.404</text:p>
          </table:table-cell>
          <table:table-cell office:value-type="float" office:value="313.005" calcext:value-type="float">
            <text:p>313.005</text:p>
          </table:table-cell>
          <table:table-cell office:value-type="float" office:value="35.473" calcext:value-type="float">
            <text:p>35.473</text:p>
          </table:table-cell>
          <table:table-cell office:value-type="float" office:value="1951.804" calcext:value-type="float">
            <text:p>1951.804</text:p>
          </table:table-cell>
          <table:table-cell office:value-type="float" office:value="101.32" calcext:value-type="float">
            <text:p>101.32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/>
          <table:table-cell office:value-type="float" office:value="16.972" calcext:value-type="float">
            <text:p>16.972</text:p>
          </table:table-cell>
          <table:table-cell office:value-type="float" office:value="10060" calcext:value-type="float">
            <text:p>10060</text:p>
          </table:table-cell>
          <table:table-cell office:value-type="float" office:value="294.377" calcext:value-type="float">
            <text:p>294.377</text:p>
          </table:table-cell>
          <table:table-cell office:value-type="float" office:value="-35.601" calcext:value-type="float">
            <text:p>-35.601</text:p>
          </table:table-cell>
          <table:table-cell office:value-type="float" office:value="311.295" calcext:value-type="float">
            <text:p>311.295</text:p>
          </table:table-cell>
          <table:table-cell office:value-type="float" office:value="35.637" calcext:value-type="float">
            <text:p>35.637</text:p>
          </table:table-cell>
          <table:table-cell office:value-type="float" office:value="1956.867" calcext:value-type="float">
            <text:p>1956.867</text:p>
          </table:table-cell>
          <table:table-cell office:value-type="float" office:value="101.227" calcext:value-type="float">
            <text:p>101.22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17.022" calcext:value-type="float">
            <text:p>17.022</text:p>
          </table:table-cell>
          <table:table-cell office:value-type="float" office:value="10070" calcext:value-type="float">
            <text:p>10070</text:p>
          </table:table-cell>
          <table:table-cell office:value-type="float" office:value="292.593" calcext:value-type="float">
            <text:p>292.593</text:p>
          </table:table-cell>
          <table:table-cell office:value-type="float" office:value="-35.749" calcext:value-type="float">
            <text:p>-35.749</text:p>
          </table:table-cell>
          <table:table-cell office:value-type="float" office:value="309.586" calcext:value-type="float">
            <text:p>309.586</text:p>
          </table:table-cell>
          <table:table-cell office:value-type="float" office:value="35.767" calcext:value-type="float">
            <text:p>35.767</text:p>
          </table:table-cell>
          <table:table-cell office:value-type="float" office:value="1961.927" calcext:value-type="float">
            <text:p>1961.927</text:p>
          </table:table-cell>
          <table:table-cell office:value-type="float" office:value="101.159" calcext:value-type="float">
            <text:p>101.159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/>
          <table:table-cell office:value-type="float" office:value="17.072" calcext:value-type="float">
            <text:p>17.072</text:p>
          </table:table-cell>
          <table:table-cell office:value-type="float" office:value="10090" calcext:value-type="float">
            <text:p>10090</text:p>
          </table:table-cell>
          <table:table-cell office:value-type="float" office:value="290.802" calcext:value-type="float">
            <text:p>290.802</text:p>
          </table:table-cell>
          <table:table-cell office:value-type="float" office:value="-35.891" calcext:value-type="float">
            <text:p>-35.891</text:p>
          </table:table-cell>
          <table:table-cell office:value-type="float" office:value="307.879" calcext:value-type="float">
            <text:p>307.879</text:p>
          </table:table-cell>
          <table:table-cell office:value-type="float" office:value="35.899" calcext:value-type="float">
            <text:p>35.899</text:p>
          </table:table-cell>
          <table:table-cell office:value-type="float" office:value="1966.984" calcext:value-type="float">
            <text:p>1966.984</text:p>
          </table:table-cell>
          <table:table-cell office:value-type="float" office:value="101.112" calcext:value-type="float">
            <text:p>101.112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/>
          <table:table-cell office:value-type="float" office:value="17.122" calcext:value-type="float">
            <text:p>17.122</text:p>
          </table:table-cell>
          <table:table-cell office:value-type="float" office:value="10100" calcext:value-type="float">
            <text:p>10100</text:p>
          </table:table-cell>
          <table:table-cell office:value-type="float" office:value="289.003" calcext:value-type="float">
            <text:p>289.003</text:p>
          </table:table-cell>
          <table:table-cell office:value-type="float" office:value="-36.125" calcext:value-type="float">
            <text:p>-36.125</text:p>
          </table:table-cell>
          <table:table-cell office:value-type="float" office:value="306.172" calcext:value-type="float">
            <text:p>306.172</text:p>
          </table:table-cell>
          <table:table-cell office:value-type="float" office:value="36.125" calcext:value-type="float">
            <text:p>36.125</text:p>
          </table:table-cell>
          <table:table-cell office:value-type="float" office:value="1972.038" calcext:value-type="float">
            <text:p>1972.038</text:p>
          </table:table-cell>
          <table:table-cell office:value-type="float" office:value="101.089" calcext:value-type="float">
            <text:p>101.089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/>
          <table:table-cell office:value-type="float" office:value="17.172" calcext:value-type="float">
            <text:p>17.172</text:p>
          </table:table-cell>
          <table:table-cell office:value-type="float" office:value="10120" calcext:value-type="float">
            <text:p>10120</text:p>
          </table:table-cell>
          <table:table-cell office:value-type="float" office:value="287.189" calcext:value-type="float">
            <text:p>287.189</text:p>
          </table:table-cell>
          <table:table-cell office:value-type="float" office:value="-36.365" calcext:value-type="float">
            <text:p>-36.365</text:p>
          </table:table-cell>
          <table:table-cell office:value-type="float" office:value="304.466" calcext:value-type="float">
            <text:p>304.466</text:p>
          </table:table-cell>
          <table:table-cell office:value-type="float" office:value="36.369" calcext:value-type="float">
            <text:p>36.369</text:p>
          </table:table-cell>
          <table:table-cell office:value-type="float" office:value="1977.093" calcext:value-type="float">
            <text:p>1977.093</text:p>
          </table:table-cell>
          <table:table-cell office:value-type="float" office:value="101.104" calcext:value-type="float">
            <text:p>101.104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/>
          <table:table-cell office:value-type="float" office:value="17.222" calcext:value-type="float">
            <text:p>17.222</text:p>
          </table:table-cell>
          <table:table-cell office:value-type="float" office:value="10130" calcext:value-type="float">
            <text:p>10130</text:p>
          </table:table-cell>
          <table:table-cell office:value-type="float" office:value="285.368" calcext:value-type="float">
            <text:p>285.368</text:p>
          </table:table-cell>
          <table:table-cell office:value-type="float" office:value="-36.465" calcext:value-type="float">
            <text:p>-36.465</text:p>
          </table:table-cell>
          <table:table-cell office:value-type="float" office:value="302.761" calcext:value-type="float">
            <text:p>302.761</text:p>
          </table:table-cell>
          <table:table-cell office:value-type="float" office:value="36.475" calcext:value-type="float">
            <text:p>36.475</text:p>
          </table:table-cell>
          <table:table-cell office:value-type="float" office:value="1982.149" calcext:value-type="float">
            <text:p>1982.149</text:p>
          </table:table-cell>
          <table:table-cell office:value-type="float" office:value="101.139" calcext:value-type="float">
            <text:p>101.139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/>
          <table:table-cell office:value-type="float" office:value="17.272" calcext:value-type="float">
            <text:p>17.272</text:p>
          </table:table-cell>
          <table:table-cell office:value-type="float" office:value="10150" calcext:value-type="float">
            <text:p>10150</text:p>
          </table:table-cell>
          <table:table-cell office:value-type="float" office:value="283.544" calcext:value-type="float">
            <text:p>283.544</text:p>
          </table:table-cell>
          <table:table-cell office:value-type="float" office:value="-36.453" calcext:value-type="float">
            <text:p>-36.453</text:p>
          </table:table-cell>
          <table:table-cell office:value-type="float" office:value="301.058" calcext:value-type="float">
            <text:p>301.058</text:p>
          </table:table-cell>
          <table:table-cell office:value-type="float" office:value="36.465" calcext:value-type="float">
            <text:p>36.465</text:p>
          </table:table-cell>
          <table:table-cell office:value-type="float" office:value="1987.207" calcext:value-type="float">
            <text:p>1987.207</text:p>
          </table:table-cell>
          <table:table-cell office:value-type="float" office:value="101.186" calcext:value-type="float">
            <text:p>101.186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/>
          <table:table-cell office:value-type="float" office:value="17.322" calcext:value-type="float">
            <text:p>17.322</text:p>
          </table:table-cell>
          <table:table-cell office:value-type="float" office:value="10160" calcext:value-type="float">
            <text:p>10160</text:p>
          </table:table-cell>
          <table:table-cell office:value-type="float" office:value="281.724" calcext:value-type="float">
            <text:p>281.724</text:p>
          </table:table-cell>
          <table:table-cell office:value-type="float" office:value="-36.334" calcext:value-type="float">
            <text:p>-36.334</text:p>
          </table:table-cell>
          <table:table-cell office:value-type="float" office:value="299.358" calcext:value-type="float">
            <text:p>299.358</text:p>
          </table:table-cell>
          <table:table-cell office:value-type="float" office:value="36.342" calcext:value-type="float">
            <text:p>36.342</text:p>
          </table:table-cell>
          <table:table-cell office:value-type="float" office:value="1992.268" calcext:value-type="float">
            <text:p>1992.268</text:p>
          </table:table-cell>
          <table:table-cell office:value-type="float" office:value="101.227" calcext:value-type="float">
            <text:p>101.227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/>
          <table:table-cell office:value-type="float" office:value="17.372" calcext:value-type="float">
            <text:p>17.372</text:p>
          </table:table-cell>
          <table:table-cell office:value-type="float" office:value="10170" calcext:value-type="float">
            <text:p>10170</text:p>
          </table:table-cell>
          <table:table-cell office:value-type="float" office:value="279.911" calcext:value-type="float">
            <text:p>279.911</text:p>
          </table:table-cell>
          <table:table-cell office:value-type="float" office:value="-36.17" calcext:value-type="float">
            <text:p>-36.17</text:p>
          </table:table-cell>
          <table:table-cell office:value-type="float" office:value="297.664" calcext:value-type="float">
            <text:p>297.664</text:p>
          </table:table-cell>
          <table:table-cell office:value-type="float" office:value="36.174" calcext:value-type="float">
            <text:p>36.174</text:p>
          </table:table-cell>
          <table:table-cell office:value-type="float" office:value="1997.33" calcext:value-type="float">
            <text:p>1997.33</text:p>
          </table:table-cell>
          <table:table-cell office:value-type="float" office:value="101.26" calcext:value-type="float">
            <text:p>101.26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/>
          <table:table-cell office:value-type="float" office:value="17.422" calcext:value-type="float">
            <text:p>17.422</text:p>
          </table:table-cell>
          <table:table-cell office:value-type="float" office:value="10190" calcext:value-type="float">
            <text:p>10190</text:p>
          </table:table-cell>
          <table:table-cell office:value-type="float" office:value="278.108" calcext:value-type="float">
            <text:p>278.108</text:p>
          </table:table-cell>
          <table:table-cell office:value-type="float" office:value="-35.973" calcext:value-type="float">
            <text:p>-35.973</text:p>
          </table:table-cell>
          <table:table-cell office:value-type="float" office:value="295.975" calcext:value-type="float">
            <text:p>295.975</text:p>
          </table:table-cell>
          <table:table-cell office:value-type="float" office:value="35.974" calcext:value-type="float">
            <text:p>35.974</text:p>
          </table:table-cell>
          <table:table-cell office:value-type="float" office:value="2002.393" calcext:value-type="float">
            <text:p>2002.393</text:p>
          </table:table-cell>
          <table:table-cell office:value-type="float" office:value="101.276" calcext:value-type="float">
            <text:p>101.276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/>
          <table:table-cell office:value-type="float" office:value="17.472" calcext:value-type="float">
            <text:p>17.472</text:p>
          </table:table-cell>
          <table:table-cell office:value-type="float" office:value="10200" calcext:value-type="float">
            <text:p>10200</text:p>
          </table:table-cell>
          <table:table-cell office:value-type="float" office:value="276.314" calcext:value-type="float">
            <text:p>276.314</text:p>
          </table:table-cell>
          <table:table-cell office:value-type="float" office:value="-35.752" calcext:value-type="float">
            <text:p>-35.752</text:p>
          </table:table-cell>
          <table:table-cell office:value-type="float" office:value="294.291" calcext:value-type="float">
            <text:p>294.291</text:p>
          </table:table-cell>
          <table:table-cell office:value-type="float" office:value="35.753" calcext:value-type="float">
            <text:p>35.753</text:p>
          </table:table-cell>
          <table:table-cell office:value-type="float" office:value="2007.457" calcext:value-type="float">
            <text:p>2007.457</text:p>
          </table:table-cell>
          <table:table-cell office:value-type="float" office:value="101.278" calcext:value-type="float">
            <text:p>101.278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/>
          <table:table-cell office:value-type="float" office:value="17.522" calcext:value-type="float">
            <text:p>17.522</text:p>
          </table:table-cell>
          <table:table-cell office:value-type="float" office:value="10220" calcext:value-type="float">
            <text:p>10220</text:p>
          </table:table-cell>
          <table:table-cell office:value-type="float" office:value="274.534" calcext:value-type="float">
            <text:p>274.534</text:p>
          </table:table-cell>
          <table:table-cell office:value-type="float" office:value="-35.434" calcext:value-type="float">
            <text:p>-35.434</text:p>
          </table:table-cell>
          <table:table-cell office:value-type="float" office:value="292.612" calcext:value-type="float">
            <text:p>292.612</text:p>
          </table:table-cell>
          <table:table-cell office:value-type="float" office:value="35.443" calcext:value-type="float">
            <text:p>35.443</text:p>
          </table:table-cell>
          <table:table-cell office:value-type="float" office:value="2012.521" calcext:value-type="float">
            <text:p>2012.521</text:p>
          </table:table-cell>
          <table:table-cell office:value-type="float" office:value="101.257" calcext:value-type="float">
            <text:p>101.257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/>
          <table:table-cell office:value-type="float" office:value="17.572" calcext:value-type="float">
            <text:p>17.572</text:p>
          </table:table-cell>
          <table:table-cell office:value-type="float" office:value="10230" calcext:value-type="float">
            <text:p>10230</text:p>
          </table:table-cell>
          <table:table-cell office:value-type="float" office:value="272.771" calcext:value-type="float">
            <text:p>272.771</text:p>
          </table:table-cell>
          <table:table-cell office:value-type="float" office:value="-35.092" calcext:value-type="float">
            <text:p>-35.092</text:p>
          </table:table-cell>
          <table:table-cell office:value-type="float" office:value="290.939" calcext:value-type="float">
            <text:p>290.939</text:p>
          </table:table-cell>
          <table:table-cell office:value-type="float" office:value="35.122" calcext:value-type="float">
            <text:p>35.122</text:p>
          </table:table-cell>
          <table:table-cell office:value-type="float" office:value="2017.582" calcext:value-type="float">
            <text:p>2017.582</text:p>
          </table:table-cell>
          <table:table-cell office:value-type="float" office:value="101.2" calcext:value-type="float">
            <text:p>101.2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/>
          <table:table-cell office:value-type="float" office:value="17.622" calcext:value-type="float">
            <text:p>17.622</text:p>
          </table:table-cell>
          <table:table-cell office:value-type="float" office:value="10240" calcext:value-type="float">
            <text:p>10240</text:p>
          </table:table-cell>
          <table:table-cell office:value-type="float" office:value="271.024" calcext:value-type="float">
            <text:p>271.024</text:p>
          </table:table-cell>
          <table:table-cell office:value-type="float" office:value="-34.787" calcext:value-type="float">
            <text:p>-34.787</text:p>
          </table:table-cell>
          <table:table-cell office:value-type="float" office:value="289.271" calcext:value-type="float">
            <text:p>289.271</text:p>
          </table:table-cell>
          <table:table-cell office:value-type="float" office:value="34.85" calcext:value-type="float">
            <text:p>34.85</text:p>
          </table:table-cell>
          <table:table-cell office:value-type="float" office:value="2022.64" calcext:value-type="float">
            <text:p>2022.64</text:p>
          </table:table-cell>
          <table:table-cell office:value-type="float" office:value="101.111" calcext:value-type="float">
            <text:p>101.111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/>
          <table:table-cell office:value-type="float" office:value="17.672" calcext:value-type="float">
            <text:p>17.672</text:p>
          </table:table-cell>
          <table:table-cell office:value-type="float" office:value="10260" calcext:value-type="float">
            <text:p>10260</text:p>
          </table:table-cell>
          <table:table-cell office:value-type="float" office:value="269.293" calcext:value-type="float">
            <text:p>269.293</text:p>
          </table:table-cell>
          <table:table-cell office:value-type="float" office:value="-34.435" calcext:value-type="float">
            <text:p>-34.435</text:p>
          </table:table-cell>
          <table:table-cell office:value-type="float" office:value="287.607" calcext:value-type="float">
            <text:p>287.607</text:p>
          </table:table-cell>
          <table:table-cell office:value-type="float" office:value="34.554" calcext:value-type="float">
            <text:p>34.554</text:p>
          </table:table-cell>
          <table:table-cell office:value-type="float" office:value="2027.693" calcext:value-type="float">
            <text:p>2027.693</text:p>
          </table:table-cell>
          <table:table-cell office:value-type="float" office:value="100.99" calcext:value-type="float">
            <text:p>100.99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/>
          <table:table-cell office:value-type="float" office:value="17.722" calcext:value-type="float">
            <text:p>17.722</text:p>
          </table:table-cell>
          <table:table-cell office:value-type="float" office:value="10270" calcext:value-type="float">
            <text:p>10270</text:p>
          </table:table-cell>
          <table:table-cell office:value-type="float" office:value="267.58" calcext:value-type="float">
            <text:p>267.58</text:p>
          </table:table-cell>
          <table:table-cell office:value-type="float" office:value="-34.21" calcext:value-type="float">
            <text:p>-34.21</text:p>
          </table:table-cell>
          <table:table-cell office:value-type="float" office:value="285.946" calcext:value-type="float">
            <text:p>285.946</text:p>
          </table:table-cell>
          <table:table-cell office:value-type="float" office:value="34.373" calcext:value-type="float">
            <text:p>34.373</text:p>
          </table:table-cell>
          <table:table-cell office:value-type="float" office:value="2032.738" calcext:value-type="float">
            <text:p>2032.738</text:p>
          </table:table-cell>
          <table:table-cell office:value-type="float" office:value="100.826" calcext:value-type="float">
            <text:p>100.826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/>
          <table:table-cell office:value-type="float" office:value="17.772" calcext:value-type="float">
            <text:p>17.772</text:p>
          </table:table-cell>
          <table:table-cell office:value-type="float" office:value="10280" calcext:value-type="float">
            <text:p>10280</text:p>
          </table:table-cell>
          <table:table-cell office:value-type="float" office:value="265.869" calcext:value-type="float">
            <text:p>265.869</text:p>
          </table:table-cell>
          <table:table-cell office:value-type="float" office:value="-34.14" calcext:value-type="float">
            <text:p>-34.14</text:p>
          </table:table-cell>
          <table:table-cell office:value-type="float" office:value="284.287" calcext:value-type="float">
            <text:p>284.287</text:p>
          </table:table-cell>
          <table:table-cell office:value-type="float" office:value="34.31" calcext:value-type="float">
            <text:p>34.31</text:p>
          </table:table-cell>
          <table:table-cell office:value-type="float" office:value="2037.776" calcext:value-type="float">
            <text:p>2037.776</text:p>
          </table:table-cell>
          <table:table-cell office:value-type="float" office:value="100.662" calcext:value-type="float">
            <text:p>100.662</text:p>
          </table:table-cell>
          <table:table-cell office:value-type="float" office:value="3.406" calcext:value-type="float">
            <text:p>3.406</text:p>
          </table:table-cell>
        </table:table-row>
        <table:table-row table:style-name="ro1">
          <table:table-cell/>
          <table:table-cell office:value-type="float" office:value="17.822" calcext:value-type="float">
            <text:p>17.822</text:p>
          </table:table-cell>
          <table:table-cell office:value-type="float" office:value="10300" calcext:value-type="float">
            <text:p>10300</text:p>
          </table:table-cell>
          <table:table-cell office:value-type="float" office:value="264.167" calcext:value-type="float">
            <text:p>264.167</text:p>
          </table:table-cell>
          <table:table-cell office:value-type="float" office:value="-33.996" calcext:value-type="float">
            <text:p>-33.996</text:p>
          </table:table-cell>
          <table:table-cell office:value-type="float" office:value="282.632" calcext:value-type="float">
            <text:p>282.632</text:p>
          </table:table-cell>
          <table:table-cell office:value-type="float" office:value="34.194" calcext:value-type="float">
            <text:p>34.194</text:p>
          </table:table-cell>
          <table:table-cell office:value-type="float" office:value="2042.804" calcext:value-type="float">
            <text:p>2042.804</text:p>
          </table:table-cell>
          <table:table-cell office:value-type="float" office:value="100.483" calcext:value-type="float">
            <text:p>100.483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/>
          <table:table-cell office:value-type="float" office:value="17.872" calcext:value-type="float">
            <text:p>17.872</text:p>
          </table:table-cell>
          <table:table-cell office:value-type="float" office:value="10310" calcext:value-type="float">
            <text:p>10310</text:p>
          </table:table-cell>
          <table:table-cell office:value-type="float" office:value="262.468" calcext:value-type="float">
            <text:p>262.468</text:p>
          </table:table-cell>
          <table:table-cell office:value-type="float" office:value="-34.028" calcext:value-type="float">
            <text:p>-34.028</text:p>
          </table:table-cell>
          <table:table-cell office:value-type="float" office:value="280.979" calcext:value-type="float">
            <text:p>280.979</text:p>
          </table:table-cell>
          <table:table-cell office:value-type="float" office:value="34.205" calcext:value-type="float">
            <text:p>34.205</text:p>
          </table:table-cell>
          <table:table-cell office:value-type="float" office:value="2047.824" calcext:value-type="float">
            <text:p>2047.824</text:p>
          </table:table-cell>
          <table:table-cell office:value-type="float" office:value="100.299" calcext:value-type="float">
            <text:p>100.299</text:p>
          </table:table-cell>
          <table:table-cell office:value-type="float" office:value="3.473" calcext:value-type="float">
            <text:p>3.473</text:p>
          </table:table-cell>
        </table:table-row>
        <table:table-row table:style-name="ro1">
          <table:table-cell/>
          <table:table-cell office:value-type="float" office:value="17.922" calcext:value-type="float">
            <text:p>17.922</text:p>
          </table:table-cell>
          <table:table-cell office:value-type="float" office:value="10320" calcext:value-type="float">
            <text:p>10320</text:p>
          </table:table-cell>
          <table:table-cell office:value-type="float" office:value="260.763" calcext:value-type="float">
            <text:p>260.763</text:p>
          </table:table-cell>
          <table:table-cell office:value-type="float" office:value="-34.085" calcext:value-type="float">
            <text:p>-34.085</text:p>
          </table:table-cell>
          <table:table-cell office:value-type="float" office:value="279.33" calcext:value-type="float">
            <text:p>279.33</text:p>
          </table:table-cell>
          <table:table-cell office:value-type="float" office:value="34.235" calcext:value-type="float">
            <text:p>34.235</text:p>
          </table:table-cell>
          <table:table-cell office:value-type="float" office:value="2052.835" calcext:value-type="float">
            <text:p>2052.835</text:p>
          </table:table-cell>
          <table:table-cell office:value-type="float" office:value="100.138" calcext:value-type="float">
            <text:p>100.138</text:p>
          </table:table-cell>
          <table:table-cell office:value-type="float" office:value="3.208" calcext:value-type="float">
            <text:p>3.208</text:p>
          </table:table-cell>
        </table:table-row>
        <table:table-row table:style-name="ro1">
          <table:table-cell/>
          <table:table-cell office:value-type="float" office:value="17.972" calcext:value-type="float">
            <text:p>17.972</text:p>
          </table:table-cell>
          <table:table-cell office:value-type="float" office:value="10340" calcext:value-type="float">
            <text:p>10340</text:p>
          </table:table-cell>
          <table:table-cell office:value-type="float" office:value="259.061" calcext:value-type="float">
            <text:p>259.061</text:p>
          </table:table-cell>
          <table:table-cell office:value-type="float" office:value="-34.037" calcext:value-type="float">
            <text:p>-34.037</text:p>
          </table:table-cell>
          <table:table-cell office:value-type="float" office:value="277.682" calcext:value-type="float">
            <text:p>277.682</text:p>
          </table:table-cell>
          <table:table-cell office:value-type="float" office:value="34.189" calcext:value-type="float">
            <text:p>34.189</text:p>
          </table:table-cell>
          <table:table-cell office:value-type="float" office:value="2057.837" calcext:value-type="float">
            <text:p>2057.837</text:p>
          </table:table-cell>
          <table:table-cell office:value-type="float" office:value="99.976" calcext:value-type="float">
            <text:p>99.976</text:p>
          </table:table-cell>
          <table:table-cell office:value-type="float" office:value="3.224" calcext:value-type="float">
            <text:p>3.224</text:p>
          </table:table-cell>
        </table:table-row>
        <table:table-row table:style-name="ro1">
          <table:table-cell/>
          <table:table-cell office:value-type="float" office:value="18.022" calcext:value-type="float">
            <text:p>18.022</text:p>
          </table:table-cell>
          <table:table-cell office:value-type="float" office:value="10350" calcext:value-type="float">
            <text:p>10350</text:p>
          </table:table-cell>
          <table:table-cell office:value-type="float" office:value="257.358" calcext:value-type="float">
            <text:p>257.358</text:p>
          </table:table-cell>
          <table:table-cell office:value-type="float" office:value="-34.058" calcext:value-type="float">
            <text:p>-34.058</text:p>
          </table:table-cell>
          <table:table-cell office:value-type="float" office:value="276.038" calcext:value-type="float">
            <text:p>276.038</text:p>
          </table:table-cell>
          <table:table-cell office:value-type="float" office:value="34.195" calcext:value-type="float">
            <text:p>34.195</text:p>
          </table:table-cell>
          <table:table-cell office:value-type="float" office:value="2062.832" calcext:value-type="float">
            <text:p>2062.832</text:p>
          </table:table-cell>
          <table:table-cell office:value-type="float" office:value="99.818" calcext:value-type="float">
            <text:p>99.818</text:p>
          </table:table-cell>
          <table:table-cell office:value-type="float" office:value="3.064" calcext:value-type="float">
            <text:p>3.064</text:p>
          </table:table-cell>
        </table:table-row>
        <table:table-row table:style-name="ro1">
          <table:table-cell/>
          <table:table-cell office:value-type="float" office:value="18.072" calcext:value-type="float">
            <text:p>18.072</text:p>
          </table:table-cell>
          <table:table-cell office:value-type="float" office:value="10360" calcext:value-type="float">
            <text:p>10360</text:p>
          </table:table-cell>
          <table:table-cell office:value-type="float" office:value="255.654" calcext:value-type="float">
            <text:p>255.654</text:p>
          </table:table-cell>
          <table:table-cell office:value-type="float" office:value="-34.105" calcext:value-type="float">
            <text:p>-34.105</text:p>
          </table:table-cell>
          <table:table-cell office:value-type="float" office:value="274.396" calcext:value-type="float">
            <text:p>274.396</text:p>
          </table:table-cell>
          <table:table-cell office:value-type="float" office:value="34.223" calcext:value-type="float">
            <text:p>34.223</text:p>
          </table:table-cell>
          <table:table-cell office:value-type="float" office:value="2067.819" calcext:value-type="float">
            <text:p>2067.819</text:p>
          </table:table-cell>
          <table:table-cell office:value-type="float" office:value="99.67" calcext:value-type="float">
            <text:p>99.67</text:p>
          </table:table-cell>
          <table:table-cell office:value-type="float" office:value="2.844" calcext:value-type="float">
            <text:p>2.844</text:p>
          </table:table-cell>
        </table:table-row>
        <table:table-row table:style-name="ro1">
          <table:table-cell/>
          <table:table-cell office:value-type="float" office:value="18.122" calcext:value-type="float">
            <text:p>18.122</text:p>
          </table:table-cell>
          <table:table-cell office:value-type="float" office:value="10370" calcext:value-type="float">
            <text:p>10370</text:p>
          </table:table-cell>
          <table:table-cell office:value-type="float" office:value="253.948" calcext:value-type="float">
            <text:p>253.948</text:p>
          </table:table-cell>
          <table:table-cell office:value-type="float" office:value="-34.162" calcext:value-type="float">
            <text:p>-34.162</text:p>
          </table:table-cell>
          <table:table-cell office:value-type="float" office:value="272.757" calcext:value-type="float">
            <text:p>272.757</text:p>
          </table:table-cell>
          <table:table-cell office:value-type="float" office:value="34.261" calcext:value-type="float">
            <text:p>34.261</text:p>
          </table:table-cell>
          <table:table-cell office:value-type="float" office:value="2072.799" calcext:value-type="float">
            <text:p>2072.799</text:p>
          </table:table-cell>
          <table:table-cell office:value-type="float" office:value="99.534" calcext:value-type="float">
            <text:p>99.534</text:p>
          </table:table-cell>
          <table:table-cell office:value-type="float" office:value="2.611" calcext:value-type="float">
            <text:p>2.611</text:p>
          </table:table-cell>
        </table:table-row>
        <table:table-row table:style-name="ro1">
          <table:table-cell/>
          <table:table-cell office:value-type="float" office:value="18.172" calcext:value-type="float">
            <text:p>18.172</text:p>
          </table:table-cell>
          <table:table-cell office:value-type="float" office:value="10390" calcext:value-type="float">
            <text:p>10390</text:p>
          </table:table-cell>
          <table:table-cell office:value-type="float" office:value="252.237" calcext:value-type="float">
            <text:p>252.237</text:p>
          </table:table-cell>
          <table:table-cell office:value-type="float" office:value="-34.265" calcext:value-type="float">
            <text:p>-34.265</text:p>
          </table:table-cell>
          <table:table-cell office:value-type="float" office:value="271.12" calcext:value-type="float">
            <text:p>271.12</text:p>
          </table:table-cell>
          <table:table-cell office:value-type="float" office:value="34.34" calcext:value-type="float">
            <text:p>34.34</text:p>
          </table:table-cell>
          <table:table-cell office:value-type="float" office:value="2077.773" calcext:value-type="float">
            <text:p>2077.773</text:p>
          </table:table-cell>
          <table:table-cell office:value-type="float" office:value="99.411" calcext:value-type="float">
            <text:p>99.411</text:p>
          </table:table-cell>
          <table:table-cell office:value-type="float" office:value="2.277" calcext:value-type="float">
            <text:p>2.277</text:p>
          </table:table-cell>
        </table:table-row>
        <table:table-row table:style-name="ro1">
          <table:table-cell/>
          <table:table-cell office:value-type="float" office:value="18.222" calcext:value-type="float">
            <text:p>18.222</text:p>
          </table:table-cell>
          <table:table-cell office:value-type="float" office:value="10400" calcext:value-type="float">
            <text:p>10400</text:p>
          </table:table-cell>
          <table:table-cell office:value-type="float" office:value="250.52" calcext:value-type="float">
            <text:p>250.52</text:p>
          </table:table-cell>
          <table:table-cell office:value-type="float" office:value="-34.469" calcext:value-type="float">
            <text:p>-34.469</text:p>
          </table:table-cell>
          <table:table-cell office:value-type="float" office:value="269.486" calcext:value-type="float">
            <text:p>269.486</text:p>
          </table:table-cell>
          <table:table-cell office:value-type="float" office:value="34.512" calcext:value-type="float">
            <text:p>34.512</text:p>
          </table:table-cell>
          <table:table-cell office:value-type="float" office:value="2082.741" calcext:value-type="float">
            <text:p>2082.741</text:p>
          </table:table-cell>
          <table:table-cell office:value-type="float" office:value="99.308" calcext:value-type="float">
            <text:p>99.308</text:p>
          </table:table-cell>
          <table:table-cell office:value-type="float" office:value="1.724" calcext:value-type="float">
            <text:p>1.724</text:p>
          </table:table-cell>
        </table:table-row>
        <table:table-row table:style-name="ro1">
          <table:table-cell/>
          <table:table-cell office:value-type="float" office:value="18.272" calcext:value-type="float">
            <text:p>18.272</text:p>
          </table:table-cell>
          <table:table-cell office:value-type="float" office:value="10410" calcext:value-type="float">
            <text:p>10410</text:p>
          </table:table-cell>
          <table:table-cell office:value-type="float" office:value="248.79" calcext:value-type="float">
            <text:p>248.79</text:p>
          </table:table-cell>
          <table:table-cell office:value-type="float" office:value="-34.733" calcext:value-type="float">
            <text:p>-34.733</text:p>
          </table:table-cell>
          <table:table-cell office:value-type="float" office:value="267.852" calcext:value-type="float">
            <text:p>267.852</text:p>
          </table:table-cell>
          <table:table-cell office:value-type="float" office:value="34.749" calcext:value-type="float">
            <text:p>34.749</text:p>
          </table:table-cell>
          <table:table-cell office:value-type="float" office:value="2087.704" calcext:value-type="float">
            <text:p>2087.704</text:p>
          </table:table-cell>
          <table:table-cell office:value-type="float" office:value="99.239" calcext:value-type="float">
            <text:p>99.239</text:p>
          </table:table-cell>
          <table:table-cell office:value-type="float" office:value="1.066" calcext:value-type="float">
            <text:p>1.066</text:p>
          </table:table-cell>
        </table:table-row>
        <table:table-row table:style-name="ro1">
          <table:table-cell/>
          <table:table-cell office:value-type="float" office:value="18.322" calcext:value-type="float">
            <text:p>18.322</text:p>
          </table:table-cell>
          <table:table-cell office:value-type="float" office:value="10420" calcext:value-type="float">
            <text:p>10420</text:p>
          </table:table-cell>
          <table:table-cell office:value-type="float" office:value="247.047" calcext:value-type="float">
            <text:p>247.047</text:p>
          </table:table-cell>
          <table:table-cell office:value-type="float" office:value="-34.943" calcext:value-type="float">
            <text:p>-34.943</text:p>
          </table:table-cell>
          <table:table-cell office:value-type="float" office:value="266.22" calcext:value-type="float">
            <text:p>266.22</text:p>
          </table:table-cell>
          <table:table-cell office:value-type="float" office:value="34.948" calcext:value-type="float">
            <text:p>34.948</text:p>
          </table:table-cell>
          <table:table-cell office:value-type="float" office:value="2092.665" calcext:value-type="float">
            <text:p>2092.665</text:p>
          </table:table-cell>
          <table:table-cell office:value-type="float" office:value="99.201" calcext:value-type="float">
            <text:p>99.201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/>
          <table:table-cell office:value-type="float" office:value="18.372" calcext:value-type="float">
            <text:p>18.372</text:p>
          </table:table-cell>
          <table:table-cell office:value-type="float" office:value="10440" calcext:value-type="float">
            <text:p>10440</text:p>
          </table:table-cell>
          <table:table-cell office:value-type="float" office:value="245.297" calcext:value-type="float">
            <text:p>245.297</text:p>
          </table:table-cell>
          <table:table-cell office:value-type="float" office:value="-35.044" calcext:value-type="float">
            <text:p>-35.044</text:p>
          </table:table-cell>
          <table:table-cell office:value-type="float" office:value="264.589" calcext:value-type="float">
            <text:p>264.589</text:p>
          </table:table-cell>
          <table:table-cell office:value-type="float" office:value="35.045" calcext:value-type="float">
            <text:p>35.045</text:p>
          </table:table-cell>
          <table:table-cell office:value-type="float" office:value="2097.625" calcext:value-type="float">
            <text:p>2097.625</text:p>
          </table:table-cell>
          <table:table-cell office:value-type="float" office:value="99.18" calcext:value-type="float">
            <text:p>99.1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/>
          <table:table-cell office:value-type="float" office:value="18.422" calcext:value-type="float">
            <text:p>18.422</text:p>
          </table:table-cell>
          <table:table-cell office:value-type="float" office:value="10450" calcext:value-type="float">
            <text:p>10450</text:p>
          </table:table-cell>
          <table:table-cell office:value-type="float" office:value="243.543" calcext:value-type="float">
            <text:p>243.543</text:p>
          </table:table-cell>
          <table:table-cell office:value-type="float" office:value="-35.191" calcext:value-type="float">
            <text:p>-35.191</text:p>
          </table:table-cell>
          <table:table-cell office:value-type="float" office:value="262.959" calcext:value-type="float">
            <text:p>262.959</text:p>
          </table:table-cell>
          <table:table-cell office:value-type="float" office:value="35.191" calcext:value-type="float">
            <text:p>35.191</text:p>
          </table:table-cell>
          <table:table-cell office:value-type="float" office:value="2102.583" calcext:value-type="float">
            <text:p>2102.583</text:p>
          </table:table-cell>
          <table:table-cell office:value-type="float" office:value="99.169" calcext:value-type="float">
            <text:p>99.16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/>
          <table:table-cell office:value-type="float" office:value="18.472" calcext:value-type="float">
            <text:p>18.472</text:p>
          </table:table-cell>
          <table:table-cell office:value-type="float" office:value="10460" calcext:value-type="float">
            <text:p>10460</text:p>
          </table:table-cell>
          <table:table-cell office:value-type="float" office:value="241.777" calcext:value-type="float">
            <text:p>241.777</text:p>
          </table:table-cell>
          <table:table-cell office:value-type="float" office:value="-35.371" calcext:value-type="float">
            <text:p>-35.371</text:p>
          </table:table-cell>
          <table:table-cell office:value-type="float" office:value="261.33" calcext:value-type="float">
            <text:p>261.33</text:p>
          </table:table-cell>
          <table:table-cell office:value-type="float" office:value="35.373" calcext:value-type="float">
            <text:p>35.373</text:p>
          </table:table-cell>
          <table:table-cell office:value-type="float" office:value="2107.542" calcext:value-type="float">
            <text:p>2107.542</text:p>
          </table:table-cell>
          <table:table-cell office:value-type="float" office:value="99.183" calcext:value-type="float">
            <text:p>99.183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/>
          <table:table-cell office:value-type="float" office:value="18.522" calcext:value-type="float">
            <text:p>18.522</text:p>
          </table:table-cell>
          <table:table-cell office:value-type="float" office:value="10470" calcext:value-type="float">
            <text:p>10470</text:p>
          </table:table-cell>
          <table:table-cell office:value-type="float" office:value="240.008" calcext:value-type="float">
            <text:p>240.008</text:p>
          </table:table-cell>
          <table:table-cell office:value-type="float" office:value="-35.356" calcext:value-type="float">
            <text:p>-35.356</text:p>
          </table:table-cell>
          <table:table-cell office:value-type="float" office:value="259.703" calcext:value-type="float">
            <text:p>259.703</text:p>
          </table:table-cell>
          <table:table-cell office:value-type="float" office:value="35.358" calcext:value-type="float">
            <text:p>35.358</text:p>
          </table:table-cell>
          <table:table-cell office:value-type="float" office:value="2112.502" calcext:value-type="float">
            <text:p>2112.502</text:p>
          </table:table-cell>
          <table:table-cell office:value-type="float" office:value="99.206" calcext:value-type="float">
            <text:p>99.206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/>
          <table:table-cell office:value-type="float" office:value="18.572" calcext:value-type="float">
            <text:p>18.572</text:p>
          </table:table-cell>
          <table:table-cell office:value-type="float" office:value="10480" calcext:value-type="float">
            <text:p>10480</text:p>
          </table:table-cell>
          <table:table-cell office:value-type="float" office:value="238.242" calcext:value-type="float">
            <text:p>238.242</text:p>
          </table:table-cell>
          <table:table-cell office:value-type="float" office:value="-35.288" calcext:value-type="float">
            <text:p>-35.288</text:p>
          </table:table-cell>
          <table:table-cell office:value-type="float" office:value="258.079" calcext:value-type="float">
            <text:p>258.079</text:p>
          </table:table-cell>
          <table:table-cell office:value-type="float" office:value="35.29" calcext:value-type="float">
            <text:p>35.29</text:p>
          </table:table-cell>
          <table:table-cell office:value-type="float" office:value="2117.463" calcext:value-type="float">
            <text:p>2117.463</text:p>
          </table:table-cell>
          <table:table-cell office:value-type="float" office:value="99.224" calcext:value-type="float">
            <text:p>99.224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/>
          <table:table-cell office:value-type="float" office:value="18.622" calcext:value-type="float">
            <text:p>18.622</text:p>
          </table:table-cell>
          <table:table-cell office:value-type="float" office:value="10500" calcext:value-type="float">
            <text:p>10500</text:p>
          </table:table-cell>
          <table:table-cell office:value-type="float" office:value="236.48" calcext:value-type="float">
            <text:p>236.48</text:p>
          </table:table-cell>
          <table:table-cell office:value-type="float" office:value="-35.159" calcext:value-type="float">
            <text:p>-35.159</text:p>
          </table:table-cell>
          <table:table-cell office:value-type="float" office:value="256.458" calcext:value-type="float">
            <text:p>256.458</text:p>
          </table:table-cell>
          <table:table-cell office:value-type="float" office:value="35.16" calcext:value-type="float">
            <text:p>35.16</text:p>
          </table:table-cell>
          <table:table-cell office:value-type="float" office:value="2122.424" calcext:value-type="float">
            <text:p>2122.424</text:p>
          </table:table-cell>
          <table:table-cell office:value-type="float" office:value="99.239" calcext:value-type="float">
            <text:p>99.239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/>
          <table:table-cell office:value-type="float" office:value="18.672" calcext:value-type="float">
            <text:p>18.672</text:p>
          </table:table-cell>
          <table:table-cell office:value-type="float" office:value="10510" calcext:value-type="float">
            <text:p>10510</text:p>
          </table:table-cell>
          <table:table-cell office:value-type="float" office:value="234.728" calcext:value-type="float">
            <text:p>234.728</text:p>
          </table:table-cell>
          <table:table-cell office:value-type="float" office:value="-34.941" calcext:value-type="float">
            <text:p>-34.941</text:p>
          </table:table-cell>
          <table:table-cell office:value-type="float" office:value="254.843" calcext:value-type="float">
            <text:p>254.843</text:p>
          </table:table-cell>
          <table:table-cell office:value-type="float" office:value="34.942" calcext:value-type="float">
            <text:p>34.942</text:p>
          </table:table-cell>
          <table:table-cell office:value-type="float" office:value="2127.386" calcext:value-type="float">
            <text:p>2127.386</text:p>
          </table:table-cell>
          <table:table-cell office:value-type="float" office:value="99.236" calcext:value-type="float">
            <text:p>99.236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18.722" calcext:value-type="float">
            <text:p>18.722</text:p>
          </table:table-cell>
          <table:table-cell office:value-type="float" office:value="10520" calcext:value-type="float">
            <text:p>10520</text:p>
          </table:table-cell>
          <table:table-cell office:value-type="float" office:value="232.985" calcext:value-type="float">
            <text:p>232.985</text:p>
          </table:table-cell>
          <table:table-cell office:value-type="float" office:value="-34.833" calcext:value-type="float">
            <text:p>-34.833</text:p>
          </table:table-cell>
          <table:table-cell office:value-type="float" office:value="253.232" calcext:value-type="float">
            <text:p>253.232</text:p>
          </table:table-cell>
          <table:table-cell office:value-type="float" office:value="34.835" calcext:value-type="float">
            <text:p>34.835</text:p>
          </table:table-cell>
          <table:table-cell office:value-type="float" office:value="2132.348" calcext:value-type="float">
            <text:p>2132.348</text:p>
          </table:table-cell>
          <table:table-cell office:value-type="float" office:value="99.219" calcext:value-type="float">
            <text:p>99.219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/>
          <table:table-cell office:value-type="float" office:value="18.772" calcext:value-type="float">
            <text:p>18.772</text:p>
          </table:table-cell>
          <table:table-cell office:value-type="float" office:value="10530" calcext:value-type="float">
            <text:p>10530</text:p>
          </table:table-cell>
          <table:table-cell office:value-type="float" office:value="231.244" calcext:value-type="float">
            <text:p>231.244</text:p>
          </table:table-cell>
          <table:table-cell office:value-type="float" office:value="-34.761" calcext:value-type="float">
            <text:p>-34.761</text:p>
          </table:table-cell>
          <table:table-cell office:value-type="float" office:value="251.624" calcext:value-type="float">
            <text:p>251.624</text:p>
          </table:table-cell>
          <table:table-cell office:value-type="float" office:value="34.763" calcext:value-type="float">
            <text:p>34.763</text:p>
          </table:table-cell>
          <table:table-cell office:value-type="float" office:value="2137.308" calcext:value-type="float">
            <text:p>2137.308</text:p>
          </table:table-cell>
          <table:table-cell office:value-type="float" office:value="99.202" calcext:value-type="float">
            <text:p>99.202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/>
          <table:table-cell office:value-type="float" office:value="18.822" calcext:value-type="float">
            <text:p>18.822</text:p>
          </table:table-cell>
          <table:table-cell office:value-type="float" office:value="10540" calcext:value-type="float">
            <text:p>10540</text:p>
          </table:table-cell>
          <table:table-cell office:value-type="float" office:value="229.509" calcext:value-type="float">
            <text:p>229.509</text:p>
          </table:table-cell>
          <table:table-cell office:value-type="float" office:value="-34.654" calcext:value-type="float">
            <text:p>-34.654</text:p>
          </table:table-cell>
          <table:table-cell office:value-type="float" office:value="250.021" calcext:value-type="float">
            <text:p>250.021</text:p>
          </table:table-cell>
          <table:table-cell office:value-type="float" office:value="34.658" calcext:value-type="float">
            <text:p>34.658</text:p>
          </table:table-cell>
          <table:table-cell office:value-type="float" office:value="2142.268" calcext:value-type="float">
            <text:p>2142.268</text:p>
          </table:table-cell>
          <table:table-cell office:value-type="float" office:value="99.176" calcext:value-type="float">
            <text:p>99.176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/>
          <table:table-cell office:value-type="float" office:value="18.872" calcext:value-type="float">
            <text:p>18.872</text:p>
          </table:table-cell>
          <table:table-cell office:value-type="float" office:value="10550" calcext:value-type="float">
            <text:p>10550</text:p>
          </table:table-cell>
          <table:table-cell office:value-type="float" office:value="227.778" calcext:value-type="float">
            <text:p>227.778</text:p>
          </table:table-cell>
          <table:table-cell office:value-type="float" office:value="-34.569" calcext:value-type="float">
            <text:p>-34.569</text:p>
          </table:table-cell>
          <table:table-cell office:value-type="float" office:value="248.421" calcext:value-type="float">
            <text:p>248.421</text:p>
          </table:table-cell>
          <table:table-cell office:value-type="float" office:value="34.575" calcext:value-type="float">
            <text:p>34.575</text:p>
          </table:table-cell>
          <table:table-cell office:value-type="float" office:value="2147.226" calcext:value-type="float">
            <text:p>2147.226</text:p>
          </table:table-cell>
          <table:table-cell office:value-type="float" office:value="99.148" calcext:value-type="float">
            <text:p>99.148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/>
          <table:table-cell office:value-type="float" office:value="18.922" calcext:value-type="float">
            <text:p>18.922</text:p>
          </table:table-cell>
          <table:table-cell office:value-type="float" office:value="10570" calcext:value-type="float">
            <text:p>10570</text:p>
          </table:table-cell>
          <table:table-cell office:value-type="float" office:value="226.053" calcext:value-type="float">
            <text:p>226.053</text:p>
          </table:table-cell>
          <table:table-cell office:value-type="float" office:value="-34.446" calcext:value-type="float">
            <text:p>-34.446</text:p>
          </table:table-cell>
          <table:table-cell office:value-type="float" office:value="246.826" calcext:value-type="float">
            <text:p>246.826</text:p>
          </table:table-cell>
          <table:table-cell office:value-type="float" office:value="34.455" calcext:value-type="float">
            <text:p>34.455</text:p>
          </table:table-cell>
          <table:table-cell office:value-type="float" office:value="2152.182" calcext:value-type="float">
            <text:p>2152.182</text:p>
          </table:table-cell>
          <table:table-cell office:value-type="float" office:value="99.112" calcext:value-type="float">
            <text:p>99.112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/>
          <table:table-cell office:value-type="float" office:value="18.972" calcext:value-type="float">
            <text:p>18.972</text:p>
          </table:table-cell>
          <table:table-cell office:value-type="float" office:value="10580" calcext:value-type="float">
            <text:p>10580</text:p>
          </table:table-cell>
          <table:table-cell office:value-type="float" office:value="224.333" calcext:value-type="float">
            <text:p>224.333</text:p>
          </table:table-cell>
          <table:table-cell office:value-type="float" office:value="-34.355" calcext:value-type="float">
            <text:p>-34.355</text:p>
          </table:table-cell>
          <table:table-cell office:value-type="float" office:value="245.235" calcext:value-type="float">
            <text:p>245.235</text:p>
          </table:table-cell>
          <table:table-cell office:value-type="float" office:value="34.366" calcext:value-type="float">
            <text:p>34.366</text:p>
          </table:table-cell>
          <table:table-cell office:value-type="float" office:value="2157.137" calcext:value-type="float">
            <text:p>2157.137</text:p>
          </table:table-cell>
          <table:table-cell office:value-type="float" office:value="99.07" calcext:value-type="float">
            <text:p>99.0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/>
          <table:table-cell office:value-type="float" office:value="19.022" calcext:value-type="float">
            <text:p>19.022</text:p>
          </table:table-cell>
          <table:table-cell office:value-type="float" office:value="10590" calcext:value-type="float">
            <text:p>10590</text:p>
          </table:table-cell>
          <table:table-cell office:value-type="float" office:value="222.617" calcext:value-type="float">
            <text:p>222.617</text:p>
          </table:table-cell>
          <table:table-cell office:value-type="float" office:value="-34.256" calcext:value-type="float">
            <text:p>-34.256</text:p>
          </table:table-cell>
          <table:table-cell office:value-type="float" office:value="243.648" calcext:value-type="float">
            <text:p>243.648</text:p>
          </table:table-cell>
          <table:table-cell office:value-type="float" office:value="34.27" calcext:value-type="float">
            <text:p>34.27</text:p>
          </table:table-cell>
          <table:table-cell office:value-type="float" office:value="2162.089" calcext:value-type="float">
            <text:p>2162.089</text:p>
          </table:table-cell>
          <table:table-cell office:value-type="float" office:value="99.024" calcext:value-type="float">
            <text:p>99.024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/>
          <table:table-cell office:value-type="float" office:value="19.072" calcext:value-type="float">
            <text:p>19.072</text:p>
          </table:table-cell>
          <table:table-cell office:value-type="float" office:value="10600" calcext:value-type="float">
            <text:p>10600</text:p>
          </table:table-cell>
          <table:table-cell office:value-type="float" office:value="220.908" calcext:value-type="float">
            <text:p>220.908</text:p>
          </table:table-cell>
          <table:table-cell office:value-type="float" office:value="-34.186" calcext:value-type="float">
            <text:p>-34.186</text:p>
          </table:table-cell>
          <table:table-cell office:value-type="float" office:value="242.065" calcext:value-type="float">
            <text:p>242.065</text:p>
          </table:table-cell>
          <table:table-cell office:value-type="float" office:value="34.202" calcext:value-type="float">
            <text:p>34.202</text:p>
          </table:table-cell>
          <table:table-cell office:value-type="float" office:value="2167.039" calcext:value-type="float">
            <text:p>2167.039</text:p>
          </table:table-cell>
          <table:table-cell office:value-type="float" office:value="98.971" calcext:value-type="float">
            <text:p>98.971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/>
          <table:table-cell office:value-type="float" office:value="19.122" calcext:value-type="float">
            <text:p>19.122</text:p>
          </table:table-cell>
          <table:table-cell office:value-type="float" office:value="10610" calcext:value-type="float">
            <text:p>10610</text:p>
          </table:table-cell>
          <table:table-cell office:value-type="float" office:value="219.199" calcext:value-type="float">
            <text:p>219.199</text:p>
          </table:table-cell>
          <table:table-cell office:value-type="float" office:value="-34.101" calcext:value-type="float">
            <text:p>-34.101</text:p>
          </table:table-cell>
          <table:table-cell office:value-type="float" office:value="240.485" calcext:value-type="float">
            <text:p>240.485</text:p>
          </table:table-cell>
          <table:table-cell office:value-type="float" office:value="34.12" calcext:value-type="float">
            <text:p>34.12</text:p>
          </table:table-cell>
          <table:table-cell office:value-type="float" office:value="2171.986" calcext:value-type="float">
            <text:p>2171.986</text:p>
          </table:table-cell>
          <table:table-cell office:value-type="float" office:value="98.92" calcext:value-type="float">
            <text:p>98.92</text:p>
          </table:table-cell>
          <table:table-cell office:value-type="float" office:value="1.128" calcext:value-type="float">
            <text:p>1.128</text:p>
          </table:table-cell>
        </table:table-row>
        <table:table-row table:style-name="ro1">
          <table:table-cell/>
          <table:table-cell office:value-type="float" office:value="19.172" calcext:value-type="float">
            <text:p>19.172</text:p>
          </table:table-cell>
          <table:table-cell office:value-type="float" office:value="10620" calcext:value-type="float">
            <text:p>10620</text:p>
          </table:table-cell>
          <table:table-cell office:value-type="float" office:value="217.499" calcext:value-type="float">
            <text:p>217.499</text:p>
          </table:table-cell>
          <table:table-cell office:value-type="float" office:value="-33.938" calcext:value-type="float">
            <text:p>-33.938</text:p>
          </table:table-cell>
          <table:table-cell office:value-type="float" office:value="238.91" calcext:value-type="float">
            <text:p>238.91</text:p>
          </table:table-cell>
          <table:table-cell office:value-type="float" office:value="33.966" calcext:value-type="float">
            <text:p>33.966</text:p>
          </table:table-cell>
          <table:table-cell office:value-type="float" office:value="2176.931" calcext:value-type="float">
            <text:p>2176.931</text:p>
          </table:table-cell>
          <table:table-cell office:value-type="float" office:value="98.856" calcext:value-type="float">
            <text:p>98.856</text:p>
          </table:table-cell>
          <table:table-cell office:value-type="float" office:value="1.376" calcext:value-type="float">
            <text:p>1.376</text:p>
          </table:table-cell>
        </table:table-row>
        <table:table-row table:style-name="ro1">
          <table:table-cell/>
          <table:table-cell office:value-type="float" office:value="19.222" calcext:value-type="float">
            <text:p>19.222</text:p>
          </table:table-cell>
          <table:table-cell office:value-type="float" office:value="10630" calcext:value-type="float">
            <text:p>10630</text:p>
          </table:table-cell>
          <table:table-cell office:value-type="float" office:value="215.804" calcext:value-type="float">
            <text:p>215.804</text:p>
          </table:table-cell>
          <table:table-cell office:value-type="float" office:value="-33.822" calcext:value-type="float">
            <text:p>-33.822</text:p>
          </table:table-cell>
          <table:table-cell office:value-type="float" office:value="237.339" calcext:value-type="float">
            <text:p>237.339</text:p>
          </table:table-cell>
          <table:table-cell office:value-type="float" office:value="33.857" calcext:value-type="float">
            <text:p>33.857</text:p>
          </table:table-cell>
          <table:table-cell office:value-type="float" office:value="2181.872" calcext:value-type="float">
            <text:p>2181.872</text:p>
          </table:table-cell>
          <table:table-cell office:value-type="float" office:value="98.784" calcext:value-type="float">
            <text:p>98.784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>
          <table:table-cell/>
          <table:table-cell office:value-type="float" office:value="19.272" calcext:value-type="float">
            <text:p>19.272</text:p>
          </table:table-cell>
          <table:table-cell office:value-type="float" office:value="10640" calcext:value-type="float">
            <text:p>10640</text:p>
          </table:table-cell>
          <table:table-cell office:value-type="float" office:value="214.116" calcext:value-type="float">
            <text:p>214.116</text:p>
          </table:table-cell>
          <table:table-cell office:value-type="float" office:value="-33.696" calcext:value-type="float">
            <text:p>-33.696</text:p>
          </table:table-cell>
          <table:table-cell office:value-type="float" office:value="235.771" calcext:value-type="float">
            <text:p>235.771</text:p>
          </table:table-cell>
          <table:table-cell office:value-type="float" office:value="33.739" calcext:value-type="float">
            <text:p>33.739</text:p>
          </table:table-cell>
          <table:table-cell office:value-type="float" office:value="2186.809" calcext:value-type="float">
            <text:p>2186.809</text:p>
          </table:table-cell>
          <table:table-cell office:value-type="float" office:value="98.703" calcext:value-type="float">
            <text:p>98.703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/>
          <table:table-cell office:value-type="float" office:value="19.322" calcext:value-type="float">
            <text:p>19.322</text:p>
          </table:table-cell>
          <table:table-cell office:value-type="float" office:value="10650" calcext:value-type="float">
            <text:p>10650</text:p>
          </table:table-cell>
          <table:table-cell office:value-type="float" office:value="212.434" calcext:value-type="float">
            <text:p>212.434</text:p>
          </table:table-cell>
          <table:table-cell office:value-type="float" office:value="-33.59" calcext:value-type="float">
            <text:p>-33.59</text:p>
          </table:table-cell>
          <table:table-cell office:value-type="float" office:value="234.207" calcext:value-type="float">
            <text:p>234.207</text:p>
          </table:table-cell>
          <table:table-cell office:value-type="float" office:value="33.64" calcext:value-type="float">
            <text:p>33.64</text:p>
          </table:table-cell>
          <table:table-cell office:value-type="float" office:value="2191.742" calcext:value-type="float">
            <text:p>2191.742</text:p>
          </table:table-cell>
          <table:table-cell office:value-type="float" office:value="98.613" calcext:value-type="float">
            <text:p>98.613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/>
          <table:table-cell office:value-type="float" office:value="19.372" calcext:value-type="float">
            <text:p>19.372</text:p>
          </table:table-cell>
          <table:table-cell office:value-type="float" office:value="10660" calcext:value-type="float">
            <text:p>10660</text:p>
          </table:table-cell>
          <table:table-cell office:value-type="float" office:value="210.757" calcext:value-type="float">
            <text:p>210.757</text:p>
          </table:table-cell>
          <table:table-cell office:value-type="float" office:value="-33.474" calcext:value-type="float">
            <text:p>-33.474</text:p>
          </table:table-cell>
          <table:table-cell office:value-type="float" office:value="232.647" calcext:value-type="float">
            <text:p>232.647</text:p>
          </table:table-cell>
          <table:table-cell office:value-type="float" office:value="33.534" calcext:value-type="float">
            <text:p>33.534</text:p>
          </table:table-cell>
          <table:table-cell office:value-type="float" office:value="2196.67" calcext:value-type="float">
            <text:p>2196.67</text:p>
          </table:table-cell>
          <table:table-cell office:value-type="float" office:value="98.518" calcext:value-type="float">
            <text:p>98.518</text:p>
          </table:table-cell>
          <table:table-cell office:value-type="float" office:value="2.014" calcext:value-type="float">
            <text:p>2.014</text:p>
          </table:table-cell>
        </table:table-row>
        <table:table-row table:style-name="ro1">
          <table:table-cell/>
          <table:table-cell office:value-type="float" office:value="19.422" calcext:value-type="float">
            <text:p>19.422</text:p>
          </table:table-cell>
          <table:table-cell office:value-type="float" office:value="10670" calcext:value-type="float">
            <text:p>10670</text:p>
          </table:table-cell>
          <table:table-cell office:value-type="float" office:value="209.087" calcext:value-type="float">
            <text:p>209.087</text:p>
          </table:table-cell>
          <table:table-cell office:value-type="float" office:value="-33.383" calcext:value-type="float">
            <text:p>-33.383</text:p>
          </table:table-cell>
          <table:table-cell office:value-type="float" office:value="231.089" calcext:value-type="float">
            <text:p>231.089</text:p>
          </table:table-cell>
          <table:table-cell office:value-type="float" office:value="33.451" calcext:value-type="float">
            <text:p>33.451</text:p>
          </table:table-cell>
          <table:table-cell office:value-type="float" office:value="2201.594" calcext:value-type="float">
            <text:p>2201.594</text:p>
          </table:table-cell>
          <table:table-cell office:value-type="float" office:value="98.412" calcext:value-type="float">
            <text:p>98.412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/>
          <table:table-cell office:value-type="float" office:value="19.472" calcext:value-type="float">
            <text:p>19.472</text:p>
          </table:table-cell>
          <table:table-cell office:value-type="float" office:value="10690" calcext:value-type="float">
            <text:p>10690</text:p>
          </table:table-cell>
          <table:table-cell office:value-type="float" office:value="207.418" calcext:value-type="float">
            <text:p>207.418</text:p>
          </table:table-cell>
          <table:table-cell office:value-type="float" office:value="-33.377" calcext:value-type="float">
            <text:p>-33.377</text:p>
          </table:table-cell>
          <table:table-cell office:value-type="float" office:value="229.536" calcext:value-type="float">
            <text:p>229.536</text:p>
          </table:table-cell>
          <table:table-cell office:value-type="float" office:value="33.441" calcext:value-type="float">
            <text:p>33.441</text:p>
          </table:table-cell>
          <table:table-cell office:value-type="float" office:value="2206.512" calcext:value-type="float">
            <text:p>2206.512</text:p>
          </table:table-cell>
          <table:table-cell office:value-type="float" office:value="98.307" calcext:value-type="float">
            <text:p>98.307</text:p>
          </table:table-cell>
          <table:table-cell office:value-type="float" office:value="2.066" calcext:value-type="float">
            <text:p>2.066</text:p>
          </table:table-cell>
        </table:table-row>
        <table:table-row table:style-name="ro1">
          <table:table-cell/>
          <table:table-cell office:value-type="float" office:value="19.522" calcext:value-type="float">
            <text:p>19.522</text:p>
          </table:table-cell>
          <table:table-cell office:value-type="float" office:value="10700" calcext:value-type="float">
            <text:p>10700</text:p>
          </table:table-cell>
          <table:table-cell office:value-type="float" office:value="205.749" calcext:value-type="float">
            <text:p>205.749</text:p>
          </table:table-cell>
          <table:table-cell office:value-type="float" office:value="-33.418" calcext:value-type="float">
            <text:p>-33.418</text:p>
          </table:table-cell>
          <table:table-cell office:value-type="float" office:value="227.985" calcext:value-type="float">
            <text:p>227.985</text:p>
          </table:table-cell>
          <table:table-cell office:value-type="float" office:value="33.473" calcext:value-type="float">
            <text:p>33.473</text:p>
          </table:table-cell>
          <table:table-cell office:value-type="float" office:value="2211.424" calcext:value-type="float">
            <text:p>2211.424</text:p>
          </table:table-cell>
          <table:table-cell office:value-type="float" office:value="98.207" calcext:value-type="float">
            <text:p>98.207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/>
          <table:table-cell office:value-type="float" office:value="19.572" calcext:value-type="float">
            <text:p>19.572</text:p>
          </table:table-cell>
          <table:table-cell office:value-type="float" office:value="10710" calcext:value-type="float">
            <text:p>10710</text:p>
          </table:table-cell>
          <table:table-cell office:value-type="float" office:value="204.076" calcext:value-type="float">
            <text:p>204.076</text:p>
          </table:table-cell>
          <table:table-cell office:value-type="float" office:value="-33.503" calcext:value-type="float">
            <text:p>-33.503</text:p>
          </table:table-cell>
          <table:table-cell office:value-type="float" office:value="226.437" calcext:value-type="float">
            <text:p>226.437</text:p>
          </table:table-cell>
          <table:table-cell office:value-type="float" office:value="33.544" calcext:value-type="float">
            <text:p>33.544</text:p>
          </table:table-cell>
          <table:table-cell office:value-type="float" office:value="2216.332" calcext:value-type="float">
            <text:p>2216.332</text:p>
          </table:table-cell>
          <table:table-cell office:value-type="float" office:value="98.117" calcext:value-type="float">
            <text:p>98.117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/>
          <table:table-cell office:value-type="float" office:value="19.622" calcext:value-type="float">
            <text:p>19.622</text:p>
          </table:table-cell>
          <table:table-cell office:value-type="float" office:value="10720" calcext:value-type="float">
            <text:p>10720</text:p>
          </table:table-cell>
          <table:table-cell office:value-type="float" office:value="202.399" calcext:value-type="float">
            <text:p>202.399</text:p>
          </table:table-cell>
          <table:table-cell office:value-type="float" office:value="-33.514" calcext:value-type="float">
            <text:p>-33.514</text:p>
          </table:table-cell>
          <table:table-cell office:value-type="float" office:value="224.893" calcext:value-type="float">
            <text:p>224.893</text:p>
          </table:table-cell>
          <table:table-cell office:value-type="float" office:value="33.552" calcext:value-type="float">
            <text:p>33.552</text:p>
          </table:table-cell>
          <table:table-cell office:value-type="float" office:value="2221.236" calcext:value-type="float">
            <text:p>2221.236</text:p>
          </table:table-cell>
          <table:table-cell office:value-type="float" office:value="98.039" calcext:value-type="float">
            <text:p>98.039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/>
          <table:table-cell office:value-type="float" office:value="19.672" calcext:value-type="float">
            <text:p>19.672</text:p>
          </table:table-cell>
          <table:table-cell office:value-type="float" office:value="10730" calcext:value-type="float">
            <text:p>10730</text:p>
          </table:table-cell>
          <table:table-cell office:value-type="float" office:value="200.725" calcext:value-type="float">
            <text:p>200.725</text:p>
          </table:table-cell>
          <table:table-cell office:value-type="float" office:value="-33.437" calcext:value-type="float">
            <text:p>-33.437</text:p>
          </table:table-cell>
          <table:table-cell office:value-type="float" office:value="223.352" calcext:value-type="float">
            <text:p>223.352</text:p>
          </table:table-cell>
          <table:table-cell office:value-type="float" office:value="33.479" calcext:value-type="float">
            <text:p>33.479</text:p>
          </table:table-cell>
          <table:table-cell office:value-type="float" office:value="2226.136" calcext:value-type="float">
            <text:p>2226.136</text:p>
          </table:table-cell>
          <table:table-cell office:value-type="float" office:value="97.957" calcext:value-type="float">
            <text:p>97.957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/>
          <table:table-cell office:value-type="float" office:value="19.722" calcext:value-type="float">
            <text:p>19.722</text:p>
          </table:table-cell>
          <table:table-cell office:value-type="float" office:value="10740" calcext:value-type="float">
            <text:p>10740</text:p>
          </table:table-cell>
          <table:table-cell office:value-type="float" office:value="199.054" calcext:value-type="float">
            <text:p>199.054</text:p>
          </table:table-cell>
          <table:table-cell office:value-type="float" office:value="-33.456" calcext:value-type="float">
            <text:p>-33.456</text:p>
          </table:table-cell>
          <table:table-cell office:value-type="float" office:value="221.815" calcext:value-type="float">
            <text:p>221.815</text:p>
          </table:table-cell>
          <table:table-cell office:value-type="float" office:value="33.493" calcext:value-type="float">
            <text:p>33.493</text:p>
          </table:table-cell>
          <table:table-cell office:value-type="float" office:value="2231.032" calcext:value-type="float">
            <text:p>2231.032</text:p>
          </table:table-cell>
          <table:table-cell office:value-type="float" office:value="97.873" calcext:value-type="float">
            <text:p>97.873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/>
          <table:table-cell office:value-type="float" office:value="19.772" calcext:value-type="float">
            <text:p>19.772</text:p>
          </table:table-cell>
          <table:table-cell office:value-type="float" office:value="10750" calcext:value-type="float">
            <text:p>10750</text:p>
          </table:table-cell>
          <table:table-cell office:value-type="float" office:value="197.379" calcext:value-type="float">
            <text:p>197.379</text:p>
          </table:table-cell>
          <table:table-cell office:value-type="float" office:value="-33.48" calcext:value-type="float">
            <text:p>-33.48</text:p>
          </table:table-cell>
          <table:table-cell office:value-type="float" office:value="220.28" calcext:value-type="float">
            <text:p>220.28</text:p>
          </table:table-cell>
          <table:table-cell office:value-type="float" office:value="33.512" calcext:value-type="float">
            <text:p>33.512</text:p>
          </table:table-cell>
          <table:table-cell office:value-type="float" office:value="2235.924" calcext:value-type="float">
            <text:p>2235.924</text:p>
          </table:table-cell>
          <table:table-cell office:value-type="float" office:value="97.8" calcext:value-type="float">
            <text:p>97.8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/>
          <table:table-cell office:value-type="float" office:value="19.822" calcext:value-type="float">
            <text:p>19.822</text:p>
          </table:table-cell>
          <table:table-cell office:value-type="float" office:value="10760" calcext:value-type="float">
            <text:p>10760</text:p>
          </table:table-cell>
          <table:table-cell office:value-type="float" office:value="195.707" calcext:value-type="float">
            <text:p>195.707</text:p>
          </table:table-cell>
          <table:table-cell office:value-type="float" office:value="-33.46" calcext:value-type="float">
            <text:p>-33.46</text:p>
          </table:table-cell>
          <table:table-cell office:value-type="float" office:value="218.749" calcext:value-type="float">
            <text:p>218.749</text:p>
          </table:table-cell>
          <table:table-cell office:value-type="float" office:value="33.492" calcext:value-type="float">
            <text:p>33.492</text:p>
          </table:table-cell>
          <table:table-cell office:value-type="float" office:value="2240.812" calcext:value-type="float">
            <text:p>2240.812</text:p>
          </table:table-cell>
          <table:table-cell office:value-type="float" office:value="97.725" calcext:value-type="float">
            <text:p>97.725</text:p>
          </table:table-cell>
          <table:table-cell office:value-type="float" office:value="1.455" calcext:value-type="float">
            <text:p>1.455</text:p>
          </table:table-cell>
        </table:table-row>
        <table:table-row table:style-name="ro1">
          <table:table-cell/>
          <table:table-cell office:value-type="float" office:value="19.872" calcext:value-type="float">
            <text:p>19.872</text:p>
          </table:table-cell>
          <table:table-cell office:value-type="float" office:value="10770" calcext:value-type="float">
            <text:p>10770</text:p>
          </table:table-cell>
          <table:table-cell office:value-type="float" office:value="194.033" calcext:value-type="float">
            <text:p>194.033</text:p>
          </table:table-cell>
          <table:table-cell office:value-type="float" office:value="-33.491" calcext:value-type="float">
            <text:p>-33.491</text:p>
          </table:table-cell>
          <table:table-cell office:value-type="float" office:value="217.222" calcext:value-type="float">
            <text:p>217.222</text:p>
          </table:table-cell>
          <table:table-cell office:value-type="float" office:value="33.518" calcext:value-type="float">
            <text:p>33.518</text:p>
          </table:table-cell>
          <table:table-cell office:value-type="float" office:value="2245.696" calcext:value-type="float">
            <text:p>2245.696</text:p>
          </table:table-cell>
          <table:table-cell office:value-type="float" office:value="97.656" calcext:value-type="float">
            <text:p>97.656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/>
          <table:table-cell office:value-type="float" office:value="19.922" calcext:value-type="float">
            <text:p>19.922</text:p>
          </table:table-cell>
          <table:table-cell office:value-type="float" office:value="10780" calcext:value-type="float">
            <text:p>10780</text:p>
          </table:table-cell>
          <table:table-cell office:value-type="float" office:value="192.358" calcext:value-type="float">
            <text:p>192.358</text:p>
          </table:table-cell>
          <table:table-cell office:value-type="float" office:value="-33.527" calcext:value-type="float">
            <text:p>-33.527</text:p>
          </table:table-cell>
          <table:table-cell office:value-type="float" office:value="215.698" calcext:value-type="float">
            <text:p>215.698</text:p>
          </table:table-cell>
          <table:table-cell office:value-type="float" office:value="33.55" calcext:value-type="float">
            <text:p>33.55</text:p>
          </table:table-cell>
          <table:table-cell office:value-type="float" office:value="2250.577" calcext:value-type="float">
            <text:p>2250.577</text:p>
          </table:table-cell>
          <table:table-cell office:value-type="float" office:value="97.591" calcext:value-type="float">
            <text:p>97.591</text:p>
          </table:table-cell>
          <table:table-cell office:value-type="float" office:value="1.225" calcext:value-type="float">
            <text:p>1.225</text:p>
          </table:table-cell>
        </table:table-row>
        <table:table-row table:style-name="ro1">
          <table:table-cell/>
          <table:table-cell office:value-type="float" office:value="19.972" calcext:value-type="float">
            <text:p>19.972</text:p>
          </table:table-cell>
          <table:table-cell office:value-type="float" office:value="10780" calcext:value-type="float">
            <text:p>10780</text:p>
          </table:table-cell>
          <table:table-cell office:value-type="float" office:value="190.681" calcext:value-type="float">
            <text:p>190.681</text:p>
          </table:table-cell>
          <table:table-cell office:value-type="float" office:value="-33.494" calcext:value-type="float">
            <text:p>-33.494</text:p>
          </table:table-cell>
          <table:table-cell office:value-type="float" office:value="214.177" calcext:value-type="float">
            <text:p>214.177</text:p>
          </table:table-cell>
          <table:table-cell office:value-type="float" office:value="33.517" calcext:value-type="float">
            <text:p>33.517</text:p>
          </table:table-cell>
          <table:table-cell office:value-type="float" office:value="2255.456" calcext:value-type="float">
            <text:p>2255.456</text:p>
          </table:table-cell>
          <table:table-cell office:value-type="float" office:value="97.532" calcext:value-type="float">
            <text:p>97.532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/>
          <table:table-cell office:value-type="float" office:value="20.022" calcext:value-type="float">
            <text:p>20.022</text:p>
          </table:table-cell>
          <table:table-cell office:value-type="float" office:value="10790" calcext:value-type="float">
            <text:p>10790</text:p>
          </table:table-cell>
          <table:table-cell office:value-type="float" office:value="189.009" calcext:value-type="float">
            <text:p>189.009</text:p>
          </table:table-cell>
          <table:table-cell office:value-type="float" office:value="-33.445" calcext:value-type="float">
            <text:p>-33.445</text:p>
          </table:table-cell>
          <table:table-cell office:value-type="float" office:value="212.659" calcext:value-type="float">
            <text:p>212.659</text:p>
          </table:table-cell>
          <table:table-cell office:value-type="float" office:value="33.469" calcext:value-type="float">
            <text:p>33.469</text:p>
          </table:table-cell>
          <table:table-cell office:value-type="float" office:value="2260.33" calcext:value-type="float">
            <text:p>2260.33</text:p>
          </table:table-cell>
          <table:table-cell office:value-type="float" office:value="97.466" calcext:value-type="float">
            <text:p>97.466</text:p>
          </table:table-cell>
          <table:table-cell office:value-type="float" office:value="1.284" calcext:value-type="float">
            <text:p>1.284</text:p>
          </table:table-cell>
        </table:table-row>
        <table:table-row table:style-name="ro1">
          <table:table-cell/>
          <table:table-cell office:value-type="float" office:value="20.072" calcext:value-type="float">
            <text:p>20.072</text:p>
          </table:table-cell>
          <table:table-cell office:value-type="float" office:value="10800" calcext:value-type="float">
            <text:p>10800</text:p>
          </table:table-cell>
          <table:table-cell office:value-type="float" office:value="187.335" calcext:value-type="float">
            <text:p>187.335</text:p>
          </table:table-cell>
          <table:table-cell office:value-type="float" office:value="-33.471" calcext:value-type="float">
            <text:p>-33.471</text:p>
          </table:table-cell>
          <table:table-cell office:value-type="float" office:value="211.145" calcext:value-type="float">
            <text:p>211.145</text:p>
          </table:table-cell>
          <table:table-cell office:value-type="float" office:value="33.492" calcext:value-type="float">
            <text:p>33.492</text:p>
          </table:table-cell>
          <table:table-cell office:value-type="float" office:value="2265.202" calcext:value-type="float">
            <text:p>2265.202</text:p>
          </table:table-cell>
          <table:table-cell office:value-type="float" office:value="97.405" calcext:value-type="float">
            <text:p>97.405</text:p>
          </table:table-cell>
          <table:table-cell office:value-type="float" office:value="1.191" calcext:value-type="float">
            <text:p>1.191</text:p>
          </table:table-cell>
        </table:table-row>
        <table:table-row table:style-name="ro1">
          <table:table-cell/>
          <table:table-cell office:value-type="float" office:value="20.122" calcext:value-type="float">
            <text:p>20.122</text:p>
          </table:table-cell>
          <table:table-cell office:value-type="float" office:value="10810" calcext:value-type="float">
            <text:p>10810</text:p>
          </table:table-cell>
          <table:table-cell office:value-type="float" office:value="185.662" calcext:value-type="float">
            <text:p>185.662</text:p>
          </table:table-cell>
          <table:table-cell office:value-type="float" office:value="-33.415" calcext:value-type="float">
            <text:p>-33.415</text:p>
          </table:table-cell>
          <table:table-cell office:value-type="float" office:value="209.635" calcext:value-type="float">
            <text:p>209.635</text:p>
          </table:table-cell>
          <table:table-cell office:value-type="float" office:value="33.439" calcext:value-type="float">
            <text:p>33.439</text:p>
          </table:table-cell>
          <table:table-cell office:value-type="float" office:value="2270.071" calcext:value-type="float">
            <text:p>2270.071</text:p>
          </table:table-cell>
          <table:table-cell office:value-type="float" office:value="97.345" calcext:value-type="float">
            <text:p>97.345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float" office:value="20.172" calcext:value-type="float">
            <text:p>20.172</text:p>
          </table:table-cell>
          <table:table-cell office:value-type="float" office:value="10820" calcext:value-type="float">
            <text:p>10820</text:p>
          </table:table-cell>
          <table:table-cell office:value-type="float" office:value="183.993" calcext:value-type="float">
            <text:p>183.993</text:p>
          </table:table-cell>
          <table:table-cell office:value-type="float" office:value="-33.397" calcext:value-type="float">
            <text:p>-33.397</text:p>
          </table:table-cell>
          <table:table-cell office:value-type="float" office:value="208.128" calcext:value-type="float">
            <text:p>208.128</text:p>
          </table:table-cell>
          <table:table-cell office:value-type="float" office:value="33.42" calcext:value-type="float">
            <text:p>33.42</text:p>
          </table:table-cell>
          <table:table-cell office:value-type="float" office:value="2274.937" calcext:value-type="float">
            <text:p>2274.937</text:p>
          </table:table-cell>
          <table:table-cell office:value-type="float" office:value="97.281" calcext:value-type="float">
            <text:p>97.281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>
          <table:table-cell/>
          <table:table-cell office:value-type="float" office:value="20.222" calcext:value-type="float">
            <text:p>20.222</text:p>
          </table:table-cell>
          <table:table-cell office:value-type="float" office:value="10830" calcext:value-type="float">
            <text:p>10830</text:p>
          </table:table-cell>
          <table:table-cell office:value-type="float" office:value="182.322" calcext:value-type="float">
            <text:p>182.322</text:p>
          </table:table-cell>
          <table:table-cell office:value-type="float" office:value="-33.465" calcext:value-type="float">
            <text:p>-33.465</text:p>
          </table:table-cell>
          <table:table-cell office:value-type="float" office:value="206.624" calcext:value-type="float">
            <text:p>206.624</text:p>
          </table:table-cell>
          <table:table-cell office:value-type="float" office:value="33.483" calcext:value-type="float">
            <text:p>33.483</text:p>
          </table:table-cell>
          <table:table-cell office:value-type="float" office:value="2279.799" calcext:value-type="float">
            <text:p>2279.799</text:p>
          </table:table-cell>
          <table:table-cell office:value-type="float" office:value="97.223" calcext:value-type="float">
            <text:p>97.223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/>
          <table:table-cell office:value-type="float" office:value="20.272" calcext:value-type="float">
            <text:p>20.272</text:p>
          </table:table-cell>
          <table:table-cell office:value-type="float" office:value="10840" calcext:value-type="float">
            <text:p>10840</text:p>
          </table:table-cell>
          <table:table-cell office:value-type="float" office:value="180.646" calcext:value-type="float">
            <text:p>180.646</text:p>
          </table:table-cell>
          <table:table-cell office:value-type="float" office:value="-33.621" calcext:value-type="float">
            <text:p>-33.621</text:p>
          </table:table-cell>
          <table:table-cell office:value-type="float" office:value="205.124" calcext:value-type="float">
            <text:p>205.124</text:p>
          </table:table-cell>
          <table:table-cell office:value-type="float" office:value="33.63" calcext:value-type="float">
            <text:p>33.63</text:p>
          </table:table-cell>
          <table:table-cell office:value-type="float" office:value="2284.659" calcext:value-type="float">
            <text:p>2284.659</text:p>
          </table:table-cell>
          <table:table-cell office:value-type="float" office:value="97.174" calcext:value-type="float">
            <text:p>97.174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/>
          <table:table-cell office:value-type="float" office:value="20.322" calcext:value-type="float">
            <text:p>20.322</text:p>
          </table:table-cell>
          <table:table-cell office:value-type="float" office:value="10850" calcext:value-type="float">
            <text:p>10850</text:p>
          </table:table-cell>
          <table:table-cell office:value-type="float" office:value="178.959" calcext:value-type="float">
            <text:p>178.959</text:p>
          </table:table-cell>
          <table:table-cell office:value-type="float" office:value="-33.804" calcext:value-type="float">
            <text:p>-33.804</text:p>
          </table:table-cell>
          <table:table-cell office:value-type="float" office:value="203.627" calcext:value-type="float">
            <text:p>203.627</text:p>
          </table:table-cell>
          <table:table-cell office:value-type="float" office:value="33.807" calcext:value-type="float">
            <text:p>33.807</text:p>
          </table:table-cell>
          <table:table-cell office:value-type="float" office:value="2289.517" calcext:value-type="float">
            <text:p>2289.517</text:p>
          </table:table-cell>
          <table:table-cell office:value-type="float" office:value="97.146" calcext:value-type="float">
            <text:p>97.14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float" office:value="20.372" calcext:value-type="float">
            <text:p>20.372</text:p>
          </table:table-cell>
          <table:table-cell office:value-type="float" office:value="10860" calcext:value-type="float">
            <text:p>10860</text:p>
          </table:table-cell>
          <table:table-cell office:value-type="float" office:value="177.267" calcext:value-type="float">
            <text:p>177.267</text:p>
          </table:table-cell>
          <table:table-cell office:value-type="float" office:value="-33.819" calcext:value-type="float">
            <text:p>-33.819</text:p>
          </table:table-cell>
          <table:table-cell office:value-type="float" office:value="202.132" calcext:value-type="float">
            <text:p>202.132</text:p>
          </table:table-cell>
          <table:table-cell office:value-type="float" office:value="33.821" calcext:value-type="float">
            <text:p>33.821</text:p>
          </table:table-cell>
          <table:table-cell office:value-type="float" office:value="2294.374" calcext:value-type="float">
            <text:p>2294.374</text:p>
          </table:table-cell>
          <table:table-cell office:value-type="float" office:value="97.127" calcext:value-type="float">
            <text:p>97.127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/>
          <table:table-cell office:value-type="float" office:value="20.422" calcext:value-type="float">
            <text:p>20.422</text:p>
          </table:table-cell>
          <table:table-cell office:value-type="float" office:value="10870" calcext:value-type="float">
            <text:p>10870</text:p>
          </table:table-cell>
          <table:table-cell office:value-type="float" office:value="175.578" calcext:value-type="float">
            <text:p>175.578</text:p>
          </table:table-cell>
          <table:table-cell office:value-type="float" office:value="-33.77" calcext:value-type="float">
            <text:p>-33.77</text:p>
          </table:table-cell>
          <table:table-cell office:value-type="float" office:value="200.642" calcext:value-type="float">
            <text:p>200.642</text:p>
          </table:table-cell>
          <table:table-cell office:value-type="float" office:value="33.773" calcext:value-type="float">
            <text:p>33.773</text:p>
          </table:table-cell>
          <table:table-cell office:value-type="float" office:value="2299.23" calcext:value-type="float">
            <text:p>2299.23</text:p>
          </table:table-cell>
          <table:table-cell office:value-type="float" office:value="97.107" calcext:value-type="float">
            <text:p>97.107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/>
          <table:table-cell office:value-type="float" office:value="20.472" calcext:value-type="float">
            <text:p>20.472</text:p>
          </table:table-cell>
          <table:table-cell office:value-type="float" office:value="10880" calcext:value-type="float">
            <text:p>10880</text:p>
          </table:table-cell>
          <table:table-cell office:value-type="float" office:value="173.89" calcext:value-type="float">
            <text:p>173.89</text:p>
          </table:table-cell>
          <table:table-cell office:value-type="float" office:value="-33.786" calcext:value-type="float">
            <text:p>-33.786</text:p>
          </table:table-cell>
          <table:table-cell office:value-type="float" office:value="199.156" calcext:value-type="float">
            <text:p>199.156</text:p>
          </table:table-cell>
          <table:table-cell office:value-type="float" office:value="33.788" calcext:value-type="float">
            <text:p>33.788</text:p>
          </table:table-cell>
          <table:table-cell office:value-type="float" office:value="2304.085" calcext:value-type="float">
            <text:p>2304.085</text:p>
          </table:table-cell>
          <table:table-cell office:value-type="float" office:value="97.085" calcext:value-type="float">
            <text:p>97.08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/>
          <table:table-cell office:value-type="float" office:value="20.522" calcext:value-type="float">
            <text:p>20.522</text:p>
          </table:table-cell>
          <table:table-cell office:value-type="float" office:value="10880" calcext:value-type="float">
            <text:p>10880</text:p>
          </table:table-cell>
          <table:table-cell office:value-type="float" office:value="172.199" calcext:value-type="float">
            <text:p>172.199</text:p>
          </table:table-cell>
          <table:table-cell office:value-type="float" office:value="-33.82" calcext:value-type="float">
            <text:p>-33.82</text:p>
          </table:table-cell>
          <table:table-cell office:value-type="float" office:value="197.674" calcext:value-type="float">
            <text:p>197.674</text:p>
          </table:table-cell>
          <table:table-cell office:value-type="float" office:value="33.822" calcext:value-type="float">
            <text:p>33.822</text:p>
          </table:table-cell>
          <table:table-cell office:value-type="float" office:value="2308.938" calcext:value-type="float">
            <text:p>2308.938</text:p>
          </table:table-cell>
          <table:table-cell office:value-type="float" office:value="97.07" calcext:value-type="float">
            <text:p>97.07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/>
          <table:table-cell office:value-type="float" office:value="20.572" calcext:value-type="float">
            <text:p>20.572</text:p>
          </table:table-cell>
          <table:table-cell office:value-type="float" office:value="10890" calcext:value-type="float">
            <text:p>10890</text:p>
          </table:table-cell>
          <table:table-cell office:value-type="float" office:value="170.509" calcext:value-type="float">
            <text:p>170.509</text:p>
          </table:table-cell>
          <table:table-cell office:value-type="float" office:value="-33.773" calcext:value-type="float">
            <text:p>-33.773</text:p>
          </table:table-cell>
          <table:table-cell office:value-type="float" office:value="196.196" calcext:value-type="float">
            <text:p>196.196</text:p>
          </table:table-cell>
          <table:table-cell office:value-type="float" office:value="33.775" calcext:value-type="float">
            <text:p>33.775</text:p>
          </table:table-cell>
          <table:table-cell office:value-type="float" office:value="2313.791" calcext:value-type="float">
            <text:p>2313.791</text:p>
          </table:table-cell>
          <table:table-cell office:value-type="float" office:value="97.055" calcext:value-type="float">
            <text:p>97.055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/>
          <table:table-cell office:value-type="float" office:value="20.622" calcext:value-type="float">
            <text:p>20.622</text:p>
          </table:table-cell>
          <table:table-cell office:value-type="float" office:value="10900" calcext:value-type="float">
            <text:p>10900</text:p>
          </table:table-cell>
          <table:table-cell office:value-type="float" office:value="168.822" calcext:value-type="float">
            <text:p>168.822</text:p>
          </table:table-cell>
          <table:table-cell office:value-type="float" office:value="-33.699" calcext:value-type="float">
            <text:p>-33.699</text:p>
          </table:table-cell>
          <table:table-cell office:value-type="float" office:value="194.723" calcext:value-type="float">
            <text:p>194.723</text:p>
          </table:table-cell>
          <table:table-cell office:value-type="float" office:value="33.702" calcext:value-type="float">
            <text:p>33.702</text:p>
          </table:table-cell>
          <table:table-cell office:value-type="float" office:value="2318.644" calcext:value-type="float">
            <text:p>2318.644</text:p>
          </table:table-cell>
          <table:table-cell office:value-type="float" office:value="97.037" calcext:value-type="float">
            <text:p>97.03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20.672" calcext:value-type="float">
            <text:p>20.672</text:p>
          </table:table-cell>
          <table:table-cell office:value-type="float" office:value="10910" calcext:value-type="float">
            <text:p>10910</text:p>
          </table:table-cell>
          <table:table-cell office:value-type="float" office:value="167.139" calcext:value-type="float">
            <text:p>167.139</text:p>
          </table:table-cell>
          <table:table-cell office:value-type="float" office:value="-33.631" calcext:value-type="float">
            <text:p>-33.631</text:p>
          </table:table-cell>
          <table:table-cell office:value-type="float" office:value="193.255" calcext:value-type="float">
            <text:p>193.255</text:p>
          </table:table-cell>
          <table:table-cell office:value-type="float" office:value="33.634" calcext:value-type="float">
            <text:p>33.634</text:p>
          </table:table-cell>
          <table:table-cell office:value-type="float" office:value="2323.495" calcext:value-type="float">
            <text:p>2323.495</text:p>
          </table:table-cell>
          <table:table-cell office:value-type="float" office:value="97.015" calcext:value-type="float">
            <text:p>97.015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/>
          <table:table-cell office:value-type="float" office:value="20.722" calcext:value-type="float">
            <text:p>20.722</text:p>
          </table:table-cell>
          <table:table-cell office:value-type="float" office:value="10920" calcext:value-type="float">
            <text:p>10920</text:p>
          </table:table-cell>
          <table:table-cell office:value-type="float" office:value="165.459" calcext:value-type="float">
            <text:p>165.459</text:p>
          </table:table-cell>
          <table:table-cell office:value-type="float" office:value="-33.612" calcext:value-type="float">
            <text:p>-33.612</text:p>
          </table:table-cell>
          <table:table-cell office:value-type="float" office:value="191.791" calcext:value-type="float">
            <text:p>191.791</text:p>
          </table:table-cell>
          <table:table-cell office:value-type="float" office:value="33.615" calcext:value-type="float">
            <text:p>33.615</text:p>
          </table:table-cell>
          <table:table-cell office:value-type="float" office:value="2328.345" calcext:value-type="float">
            <text:p>2328.345</text:p>
          </table:table-cell>
          <table:table-cell office:value-type="float" office:value="96.991" calcext:value-type="float">
            <text:p>96.991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/>
          <table:table-cell office:value-type="float" office:value="20.772" calcext:value-type="float">
            <text:p>20.772</text:p>
          </table:table-cell>
          <table:table-cell office:value-type="float" office:value="10930" calcext:value-type="float">
            <text:p>10930</text:p>
          </table:table-cell>
          <table:table-cell office:value-type="float" office:value="163.777" calcext:value-type="float">
            <text:p>163.777</text:p>
          </table:table-cell>
          <table:table-cell office:value-type="float" office:value="-33.632" calcext:value-type="float">
            <text:p>-33.632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33.634" calcext:value-type="float">
            <text:p>33.634</text:p>
          </table:table-cell>
          <table:table-cell office:value-type="float" office:value="2333.194" calcext:value-type="float">
            <text:p>2333.194</text:p>
          </table:table-cell>
          <table:table-cell office:value-type="float" office:value="96.97" calcext:value-type="float">
            <text:p>96.97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/>
          <table:table-cell office:value-type="float" office:value="20.822" calcext:value-type="float">
            <text:p>20.822</text:p>
          </table:table-cell>
          <table:table-cell office:value-type="float" office:value="10930" calcext:value-type="float">
            <text:p>10930</text:p>
          </table:table-cell>
          <table:table-cell office:value-type="float" office:value="162.096" calcext:value-type="float">
            <text:p>162.096</text:p>
          </table:table-cell>
          <table:table-cell office:value-type="float" office:value="-33.549" calcext:value-type="float">
            <text:p>-33.549</text:p>
          </table:table-cell>
          <table:table-cell office:value-type="float" office:value="188.878" calcext:value-type="float">
            <text:p>188.878</text:p>
          </table:table-cell>
          <table:table-cell office:value-type="float" office:value="33.552" calcext:value-type="float">
            <text:p>33.552</text:p>
          </table:table-cell>
          <table:table-cell office:value-type="float" office:value="2338.042" calcext:value-type="float">
            <text:p>2338.042</text:p>
          </table:table-cell>
          <table:table-cell office:value-type="float" office:value="96.951" calcext:value-type="float">
            <text:p>96.951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/>
          <table:table-cell office:value-type="float" office:value="20.872" calcext:value-type="float">
            <text:p>20.872</text:p>
          </table:table-cell>
          <table:table-cell office:value-type="float" office:value="10940" calcext:value-type="float">
            <text:p>10940</text:p>
          </table:table-cell>
          <table:table-cell office:value-type="float" office:value="160.424" calcext:value-type="float">
            <text:p>160.424</text:p>
          </table:table-cell>
          <table:table-cell office:value-type="float" office:value="-33.365" calcext:value-type="float">
            <text:p>-33.365</text:p>
          </table:table-cell>
          <table:table-cell office:value-type="float" office:value="187.429" calcext:value-type="float">
            <text:p>187.429</text:p>
          </table:table-cell>
          <table:table-cell office:value-type="float" office:value="33.373" calcext:value-type="float">
            <text:p>33.373</text:p>
          </table:table-cell>
          <table:table-cell office:value-type="float" office:value="2342.889" calcext:value-type="float">
            <text:p>2342.889</text:p>
          </table:table-cell>
          <table:table-cell office:value-type="float" office:value="96.922" calcext:value-type="float">
            <text:p>96.922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/>
          <table:table-cell office:value-type="float" office:value="20.922" calcext:value-type="float">
            <text:p>20.922</text:p>
          </table:table-cell>
          <table:table-cell office:value-type="float" office:value="10950" calcext:value-type="float">
            <text:p>10950</text:p>
          </table:table-cell>
          <table:table-cell office:value-type="float" office:value="158.759" calcext:value-type="float">
            <text:p>158.759</text:p>
          </table:table-cell>
          <table:table-cell office:value-type="float" office:value="-33.275" calcext:value-type="float">
            <text:p>-33.275</text:p>
          </table:table-cell>
          <table:table-cell office:value-type="float" office:value="185.986" calcext:value-type="float">
            <text:p>185.986</text:p>
          </table:table-cell>
          <table:table-cell office:value-type="float" office:value="33.284" calcext:value-type="float">
            <text:p>33.284</text:p>
          </table:table-cell>
          <table:table-cell office:value-type="float" office:value="2347.734" calcext:value-type="float">
            <text:p>2347.734</text:p>
          </table:table-cell>
          <table:table-cell office:value-type="float" office:value="96.883" calcext:value-type="float">
            <text:p>96.883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/>
          <table:table-cell office:value-type="float" office:value="20.972" calcext:value-type="float">
            <text:p>20.972</text:p>
          </table:table-cell>
          <table:table-cell office:value-type="float" office:value="10960" calcext:value-type="float">
            <text:p>10960</text:p>
          </table:table-cell>
          <table:table-cell office:value-type="float" office:value="157.095" calcext:value-type="float">
            <text:p>157.095</text:p>
          </table:table-cell>
          <table:table-cell office:value-type="float" office:value="-33.239" calcext:value-type="float">
            <text:p>-33.239</text:p>
          </table:table-cell>
          <table:table-cell office:value-type="float" office:value="184.547" calcext:value-type="float">
            <text:p>184.547</text:p>
          </table:table-cell>
          <table:table-cell office:value-type="float" office:value="33.249" calcext:value-type="float">
            <text:p>33.249</text:p>
          </table:table-cell>
          <table:table-cell office:value-type="float" office:value="2352.577" calcext:value-type="float">
            <text:p>2352.577</text:p>
          </table:table-cell>
          <table:table-cell office:value-type="float" office:value="96.844" calcext:value-type="float">
            <text:p>96.844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/>
          <table:table-cell office:value-type="float" office:value="21.022" calcext:value-type="float">
            <text:p>21.022</text:p>
          </table:table-cell>
          <table:table-cell office:value-type="float" office:value="10970" calcext:value-type="float">
            <text:p>10970</text:p>
          </table:table-cell>
          <table:table-cell office:value-type="float" office:value="155.436" calcext:value-type="float">
            <text:p>155.436</text:p>
          </table:table-cell>
          <table:table-cell office:value-type="float" office:value="-33.146" calcext:value-type="float">
            <text:p>-33.146</text:p>
          </table:table-cell>
          <table:table-cell office:value-type="float" office:value="183.114" calcext:value-type="float">
            <text:p>183.114</text:p>
          </table:table-cell>
          <table:table-cell office:value-type="float" office:value="33.159" calcext:value-type="float">
            <text:p>33.159</text:p>
          </table:table-cell>
          <table:table-cell office:value-type="float" office:value="2357.419" calcext:value-type="float">
            <text:p>2357.419</text:p>
          </table:table-cell>
          <table:table-cell office:value-type="float" office:value="96.802" calcext:value-type="float">
            <text:p>96.802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/>
          <table:table-cell office:value-type="float" office:value="21.072" calcext:value-type="float">
            <text:p>21.072</text:p>
          </table:table-cell>
          <table:table-cell office:value-type="float" office:value="10970" calcext:value-type="float">
            <text:p>10970</text:p>
          </table:table-cell>
          <table:table-cell office:value-type="float" office:value="153.78" calcext:value-type="float">
            <text:p>153.78</text:p>
          </table:table-cell>
          <table:table-cell office:value-type="float" office:value="-33.147" calcext:value-type="float">
            <text:p>-33.147</text:p>
          </table:table-cell>
          <table:table-cell office:value-type="float" office:value="181.687" calcext:value-type="float">
            <text:p>181.687</text:p>
          </table:table-cell>
          <table:table-cell office:value-type="float" office:value="33.158" calcext:value-type="float">
            <text:p>33.158</text:p>
          </table:table-cell>
          <table:table-cell office:value-type="float" office:value="2362.258" calcext:value-type="float">
            <text:p>2362.258</text:p>
          </table:table-cell>
          <table:table-cell office:value-type="float" office:value="96.756" calcext:value-type="float">
            <text:p>96.756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/>
          <table:table-cell office:value-type="float" office:value="21.122" calcext:value-type="float">
            <text:p>21.122</text:p>
          </table:table-cell>
          <table:table-cell office:value-type="float" office:value="10980" calcext:value-type="float">
            <text:p>10980</text:p>
          </table:table-cell>
          <table:table-cell office:value-type="float" office:value="152.121" calcext:value-type="float">
            <text:p>152.121</text:p>
          </table:table-cell>
          <table:table-cell office:value-type="float" office:value="-33.138" calcext:value-type="float">
            <text:p>-33.138</text:p>
          </table:table-cell>
          <table:table-cell office:value-type="float" office:value="180.264" calcext:value-type="float">
            <text:p>180.264</text:p>
          </table:table-cell>
          <table:table-cell office:value-type="float" office:value="33.148" calcext:value-type="float">
            <text:p>33.148</text:p>
          </table:table-cell>
          <table:table-cell office:value-type="float" office:value="2367.094" calcext:value-type="float">
            <text:p>2367.094</text:p>
          </table:table-cell>
          <table:table-cell office:value-type="float" office:value="96.717" calcext:value-type="float">
            <text:p>96.717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/>
          <table:table-cell office:value-type="float" office:value="21.172" calcext:value-type="float">
            <text:p>21.172</text:p>
          </table:table-cell>
          <table:table-cell office:value-type="float" office:value="10990" calcext:value-type="float">
            <text:p>10990</text:p>
          </table:table-cell>
          <table:table-cell office:value-type="float" office:value="150.468" calcext:value-type="float">
            <text:p>150.468</text:p>
          </table:table-cell>
          <table:table-cell office:value-type="float" office:value="-33.004" calcext:value-type="float">
            <text:p>-33.004</text:p>
          </table:table-cell>
          <table:table-cell office:value-type="float" office:value="178.846" calcext:value-type="float">
            <text:p>178.846</text:p>
          </table:table-cell>
          <table:table-cell office:value-type="float" office:value="33.018" calcext:value-type="float">
            <text:p>33.018</text:p>
          </table:table-cell>
          <table:table-cell office:value-type="float" office:value="2371.929" calcext:value-type="float">
            <text:p>2371.929</text:p>
          </table:table-cell>
          <table:table-cell office:value-type="float" office:value="96.672" calcext:value-type="float">
            <text:p>96.672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/>
          <table:table-cell office:value-type="float" office:value="21.222" calcext:value-type="float">
            <text:p>21.222</text:p>
          </table:table-cell>
          <table:table-cell office:value-type="float" office:value="11000" calcext:value-type="float">
            <text:p>11000</text:p>
          </table:table-cell>
          <table:table-cell office:value-type="float" office:value="148.821" calcext:value-type="float">
            <text:p>148.821</text:p>
          </table:table-cell>
          <table:table-cell office:value-type="float" office:value="-32.799" calcext:value-type="float">
            <text:p>-32.799</text:p>
          </table:table-cell>
          <table:table-cell office:value-type="float" office:value="177.434" calcext:value-type="float">
            <text:p>177.434</text:p>
          </table:table-cell>
          <table:table-cell office:value-type="float" office:value="32.822" calcext:value-type="float">
            <text:p>32.822</text:p>
          </table:table-cell>
          <table:table-cell office:value-type="float" office:value="2376.762" calcext:value-type="float">
            <text:p>2376.762</text:p>
          </table:table-cell>
          <table:table-cell office:value-type="float" office:value="96.619" calcext:value-type="float">
            <text:p>96.619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/>
          <table:table-cell office:value-type="float" office:value="21.272" calcext:value-type="float">
            <text:p>21.272</text:p>
          </table:table-cell>
          <table:table-cell office:value-type="float" office:value="11000" calcext:value-type="float">
            <text:p>11000</text:p>
          </table:table-cell>
          <table:table-cell office:value-type="float" office:value="147.188" calcext:value-type="float">
            <text:p>147.188</text:p>
          </table:table-cell>
          <table:table-cell office:value-type="float" office:value="-32.587" calcext:value-type="float">
            <text:p>-32.587</text:p>
          </table:table-cell>
          <table:table-cell office:value-type="float" office:value="176.028" calcext:value-type="float">
            <text:p>176.028</text:p>
          </table:table-cell>
          <table:table-cell office:value-type="float" office:value="32.622" calcext:value-type="float">
            <text:p>32.622</text:p>
          </table:table-cell>
          <table:table-cell office:value-type="float" office:value="2381.591" calcext:value-type="float">
            <text:p>2381.591</text:p>
          </table:table-cell>
          <table:table-cell office:value-type="float" office:value="96.547" calcext:value-type="float">
            <text:p>96.547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/>
          <table:table-cell office:value-type="float" office:value="21.322" calcext:value-type="float">
            <text:p>21.322</text:p>
          </table:table-cell>
          <table:table-cell office:value-type="float" office:value="11010" calcext:value-type="float">
            <text:p>11010</text:p>
          </table:table-cell>
          <table:table-cell office:value-type="float" office:value="145.56" calcext:value-type="float">
            <text:p>145.56</text:p>
          </table:table-cell>
          <table:table-cell office:value-type="float" office:value="-32.561" calcext:value-type="float">
            <text:p>-32.561</text:p>
          </table:table-cell>
          <table:table-cell office:value-type="float" office:value="174.626" calcext:value-type="float">
            <text:p>174.626</text:p>
          </table:table-cell>
          <table:table-cell office:value-type="float" office:value="32.596" calcext:value-type="float">
            <text:p>32.596</text:p>
          </table:table-cell>
          <table:table-cell office:value-type="float" office:value="2386.416" calcext:value-type="float">
            <text:p>2386.416</text:p>
          </table:table-cell>
          <table:table-cell office:value-type="float" office:value="96.471" calcext:value-type="float">
            <text:p>96.471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/>
          <table:table-cell office:value-type="float" office:value="21.372" calcext:value-type="float">
            <text:p>21.372</text:p>
          </table:table-cell>
          <table:table-cell office:value-type="float" office:value="11020" calcext:value-type="float">
            <text:p>11020</text:p>
          </table:table-cell>
          <table:table-cell office:value-type="float" office:value="143.932" calcext:value-type="float">
            <text:p>143.932</text:p>
          </table:table-cell>
          <table:table-cell office:value-type="float" office:value="-32.555" calcext:value-type="float">
            <text:p>-32.555</text:p>
          </table:table-cell>
          <table:table-cell office:value-type="float" office:value="173.23" calcext:value-type="float">
            <text:p>173.23</text:p>
          </table:table-cell>
          <table:table-cell office:value-type="float" office:value="32.589" calcext:value-type="float">
            <text:p>32.589</text:p>
          </table:table-cell>
          <table:table-cell office:value-type="float" office:value="2391.238" calcext:value-type="float">
            <text:p>2391.238</text:p>
          </table:table-cell>
          <table:table-cell office:value-type="float" office:value="96.397" calcext:value-type="float">
            <text:p>96.397</text:p>
          </table:table-cell>
          <table:table-cell office:value-type="float" office:value="1.476" calcext:value-type="float">
            <text:p>1.476</text:p>
          </table:table-cell>
        </table:table-row>
        <table:table-row table:style-name="ro1">
          <table:table-cell/>
          <table:table-cell office:value-type="float" office:value="21.422" calcext:value-type="float">
            <text:p>21.422</text:p>
          </table:table-cell>
          <table:table-cell office:value-type="float" office:value="11030" calcext:value-type="float">
            <text:p>11030</text:p>
          </table:table-cell>
          <table:table-cell office:value-type="float" office:value="142.305" calcext:value-type="float">
            <text:p>142.305</text:p>
          </table:table-cell>
          <table:table-cell office:value-type="float" office:value="-32.514" calcext:value-type="float">
            <text:p>-32.514</text:p>
          </table:table-cell>
          <table:table-cell office:value-type="float" office:value="171.839" calcext:value-type="float">
            <text:p>171.839</text:p>
          </table:table-cell>
          <table:table-cell office:value-type="float" office:value="32.548" calcext:value-type="float">
            <text:p>32.548</text:p>
          </table:table-cell>
          <table:table-cell office:value-type="float" office:value="2396.056" calcext:value-type="float">
            <text:p>2396.056</text:p>
          </table:table-cell>
          <table:table-cell office:value-type="float" office:value="96.323" calcext:value-type="float">
            <text:p>96.323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/>
          <table:table-cell office:value-type="float" office:value="21.472" calcext:value-type="float">
            <text:p>21.472</text:p>
          </table:table-cell>
          <table:table-cell office:value-type="float" office:value="11030" calcext:value-type="float">
            <text:p>11030</text:p>
          </table:table-cell>
          <table:table-cell office:value-type="float" office:value="140.681" calcext:value-type="float">
            <text:p>140.681</text:p>
          </table:table-cell>
          <table:table-cell office:value-type="float" office:value="-32.463" calcext:value-type="float">
            <text:p>-32.463</text:p>
          </table:table-cell>
          <table:table-cell office:value-type="float" office:value="170.454" calcext:value-type="float">
            <text:p>170.454</text:p>
          </table:table-cell>
          <table:table-cell office:value-type="float" office:value="32.499" calcext:value-type="float">
            <text:p>32.499</text:p>
          </table:table-cell>
          <table:table-cell office:value-type="float" office:value="2400.87" calcext:value-type="float">
            <text:p>2400.87</text:p>
          </table:table-cell>
          <table:table-cell office:value-type="float" office:value="96.247" calcext:value-type="float">
            <text:p>96.247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/>
          <table:table-cell office:value-type="float" office:value="21.522" calcext:value-type="float">
            <text:p>21.522</text:p>
          </table:table-cell>
          <table:table-cell office:value-type="float" office:value="11040" calcext:value-type="float">
            <text:p>11040</text:p>
          </table:table-cell>
          <table:table-cell office:value-type="float" office:value="139.058" calcext:value-type="float">
            <text:p>139.058</text:p>
          </table:table-cell>
          <table:table-cell office:value-type="float" office:value="-32.465" calcext:value-type="float">
            <text:p>-32.465</text:p>
          </table:table-cell>
          <table:table-cell office:value-type="float" office:value="169.074" calcext:value-type="float">
            <text:p>169.074</text:p>
          </table:table-cell>
          <table:table-cell office:value-type="float" office:value="32.5" calcext:value-type="float">
            <text:p>32.5</text:p>
          </table:table-cell>
          <table:table-cell office:value-type="float" office:value="2405.681" calcext:value-type="float">
            <text:p>2405.681</text:p>
          </table:table-cell>
          <table:table-cell office:value-type="float" office:value="96.17" calcext:value-type="float">
            <text:p>96.17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/>
          <table:table-cell office:value-type="float" office:value="21.572" calcext:value-type="float">
            <text:p>21.572</text:p>
          </table:table-cell>
          <table:table-cell office:value-type="float" office:value="11050" calcext:value-type="float">
            <text:p>11050</text:p>
          </table:table-cell>
          <table:table-cell office:value-type="float" office:value="137.434" calcext:value-type="float">
            <text:p>137.434</text:p>
          </table:table-cell>
          <table:table-cell office:value-type="float" office:value="-32.509" calcext:value-type="float">
            <text:p>-32.509</text:p>
          </table:table-cell>
          <table:table-cell office:value-type="float" office:value="167.699" calcext:value-type="float">
            <text:p>167.699</text:p>
          </table:table-cell>
          <table:table-cell office:value-type="float" office:value="32.539" calcext:value-type="float">
            <text:p>32.539</text:p>
          </table:table-cell>
          <table:table-cell office:value-type="float" office:value="2410.487" calcext:value-type="float">
            <text:p>2410.487</text:p>
          </table:table-cell>
          <table:table-cell office:value-type="float" office:value="96.099" calcext:value-type="float">
            <text:p>96.099</text:p>
          </table:table-cell>
          <table:table-cell office:value-type="float" office:value="1.386" calcext:value-type="float">
            <text:p>1.386</text:p>
          </table:table-cell>
        </table:table-row>
        <table:table-row table:style-name="ro1">
          <table:table-cell/>
          <table:table-cell office:value-type="float" office:value="21.622" calcext:value-type="float">
            <text:p>21.622</text:p>
          </table:table-cell>
          <table:table-cell office:value-type="float" office:value="11050" calcext:value-type="float">
            <text:p>11050</text:p>
          </table:table-cell>
          <table:table-cell office:value-type="float" office:value="135.808" calcext:value-type="float">
            <text:p>135.808</text:p>
          </table:table-cell>
          <table:table-cell office:value-type="float" office:value="-32.522" calcext:value-type="float">
            <text:p>-32.522</text:p>
          </table:table-cell>
          <table:table-cell office:value-type="float" office:value="166.33" calcext:value-type="float">
            <text:p>166.33</text:p>
          </table:table-cell>
          <table:table-cell office:value-type="float" office:value="32.55" calcext:value-type="float">
            <text:p>32.55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96.031" calcext:value-type="float">
            <text:p>96.031</text:p>
          </table:table-cell>
          <table:table-cell office:value-type="float" office:value="1.332" calcext:value-type="float">
            <text:p>1.332</text:p>
          </table:table-cell>
        </table:table-row>
        <table:table-row table:style-name="ro1">
          <table:table-cell/>
          <table:table-cell office:value-type="float" office:value="21.672" calcext:value-type="float">
            <text:p>21.672</text:p>
          </table:table-cell>
          <table:table-cell office:value-type="float" office:value="11060" calcext:value-type="float">
            <text:p>11060</text:p>
          </table:table-cell>
          <table:table-cell office:value-type="float" office:value="134.181" calcext:value-type="float">
            <text:p>134.181</text:p>
          </table:table-cell>
          <table:table-cell office:value-type="float" office:value="-32.551" calcext:value-type="float">
            <text:p>-32.551</text:p>
          </table:table-cell>
          <table:table-cell office:value-type="float" office:value="164.967" calcext:value-type="float">
            <text:p>164.967</text:p>
          </table:table-cell>
          <table:table-cell office:value-type="float" office:value="32.575" calcext:value-type="float">
            <text:p>32.575</text:p>
          </table:table-cell>
          <table:table-cell office:value-type="float" office:value="2420.09" calcext:value-type="float">
            <text:p>2420.09</text:p>
          </table:table-cell>
          <table:table-cell office:value-type="float" office:value="95.966" calcext:value-type="float">
            <text:p>95.966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/>
          <table:table-cell office:value-type="float" office:value="21.722" calcext:value-type="float">
            <text:p>21.722</text:p>
          </table:table-cell>
          <table:table-cell office:value-type="float" office:value="11070" calcext:value-type="float">
            <text:p>11070</text:p>
          </table:table-cell>
          <table:table-cell office:value-type="float" office:value="132.552" calcext:value-type="float">
            <text:p>132.552</text:p>
          </table:table-cell>
          <table:table-cell office:value-type="float" office:value="-32.631" calcext:value-type="float">
            <text:p>-32.631</text:p>
          </table:table-cell>
          <table:table-cell office:value-type="float" office:value="163.609" calcext:value-type="float">
            <text:p>163.609</text:p>
          </table:table-cell>
          <table:table-cell office:value-type="float" office:value="32.65" calcext:value-type="float">
            <text:p>32.65</text:p>
          </table:table-cell>
          <table:table-cell office:value-type="float" office:value="2424.887" calcext:value-type="float">
            <text:p>2424.887</text:p>
          </table:table-cell>
          <table:table-cell office:value-type="float" office:value="95.906" calcext:value-type="float">
            <text:p>95.906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/>
          <table:table-cell office:value-type="float" office:value="21.772" calcext:value-type="float">
            <text:p>21.772</text:p>
          </table:table-cell>
          <table:table-cell office:value-type="float" office:value="11070" calcext:value-type="float">
            <text:p>11070</text:p>
          </table:table-cell>
          <table:table-cell office:value-type="float" office:value="130.919" calcext:value-type="float">
            <text:p>130.919</text:p>
          </table:table-cell>
          <table:table-cell office:value-type="float" office:value="-32.673" calcext:value-type="float">
            <text:p>-32.673</text:p>
          </table:table-cell>
          <table:table-cell office:value-type="float" office:value="162.258" calcext:value-type="float">
            <text:p>162.258</text:p>
          </table:table-cell>
          <table:table-cell office:value-type="float" office:value="32.689" calcext:value-type="float">
            <text:p>32.689</text:p>
          </table:table-cell>
          <table:table-cell office:value-type="float" office:value="2429.681" calcext:value-type="float">
            <text:p>2429.681</text:p>
          </table:table-cell>
          <table:table-cell office:value-type="float" office:value="95.854" calcext:value-type="float">
            <text:p>95.854</text:p>
          </table:table-cell>
          <table:table-cell office:value-type="float" office:value="1.027" calcext:value-type="float">
            <text:p>1.027</text:p>
          </table:table-cell>
        </table:table-row>
        <table:table-row table:style-name="ro1">
          <table:table-cell/>
          <table:table-cell office:value-type="float" office:value="21.822" calcext:value-type="float">
            <text:p>21.822</text:p>
          </table:table-cell>
          <table:table-cell office:value-type="float" office:value="11080" calcext:value-type="float">
            <text:p>11080</text:p>
          </table:table-cell>
          <table:table-cell office:value-type="float" office:value="129.285" calcext:value-type="float">
            <text:p>129.285</text:p>
          </table:table-cell>
          <table:table-cell office:value-type="float" office:value="-32.7" calcext:value-type="float">
            <text:p>-32.7</text:p>
          </table:table-cell>
          <table:table-cell office:value-type="float" office:value="160.913" calcext:value-type="float">
            <text:p>160.913</text:p>
          </table:table-cell>
          <table:table-cell office:value-type="float" office:value="32.714" calcext:value-type="float">
            <text:p>32.714</text:p>
          </table:table-cell>
          <table:table-cell office:value-type="float" office:value="2434.473" calcext:value-type="float">
            <text:p>2434.473</text:p>
          </table:table-cell>
          <table:table-cell office:value-type="float" office:value="95.803" calcext:value-type="float">
            <text:p>95.803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/>
          <table:table-cell office:value-type="float" office:value="21.872" calcext:value-type="float">
            <text:p>21.872</text:p>
          </table:table-cell>
          <table:table-cell office:value-type="float" office:value="11090" calcext:value-type="float">
            <text:p>11090</text:p>
          </table:table-cell>
          <table:table-cell office:value-type="float" office:value="127.649" calcext:value-type="float">
            <text:p>127.649</text:p>
          </table:table-cell>
          <table:table-cell office:value-type="float" office:value="-32.723" calcext:value-type="float">
            <text:p>-32.723</text:p>
          </table:table-cell>
          <table:table-cell office:value-type="float" office:value="159.573" calcext:value-type="float">
            <text:p>159.573</text:p>
          </table:table-cell>
          <table:table-cell office:value-type="float" office:value="32.735" calcext:value-type="float">
            <text:p>32.735</text:p>
          </table:table-cell>
          <table:table-cell office:value-type="float" office:value="2439.262" calcext:value-type="float">
            <text:p>2439.262</text:p>
          </table:table-cell>
          <table:table-cell office:value-type="float" office:value="95.758" calcext:value-type="float">
            <text:p>95.758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/>
          <table:table-cell office:value-type="float" office:value="21.922" calcext:value-type="float">
            <text:p>21.922</text:p>
          </table:table-cell>
          <table:table-cell office:value-type="float" office:value="11090" calcext:value-type="float">
            <text:p>11090</text:p>
          </table:table-cell>
          <table:table-cell office:value-type="float" office:value="126.013" calcext:value-type="float">
            <text:p>126.013</text:p>
          </table:table-cell>
          <table:table-cell office:value-type="float" office:value="-32.726" calcext:value-type="float">
            <text:p>-32.726</text:p>
          </table:table-cell>
          <table:table-cell office:value-type="float" office:value="158.241" calcext:value-type="float">
            <text:p>158.241</text:p>
          </table:table-cell>
          <table:table-cell office:value-type="float" office:value="32.738" calcext:value-type="float">
            <text:p>32.738</text:p>
          </table:table-cell>
          <table:table-cell office:value-type="float" office:value="2444.048" calcext:value-type="float">
            <text:p>2444.048</text:p>
          </table:table-cell>
          <table:table-cell office:value-type="float" office:value="95.712" calcext:value-type="float">
            <text:p>95.712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/>
          <table:table-cell office:value-type="float" office:value="21.972" calcext:value-type="float">
            <text:p>21.972</text:p>
          </table:table-cell>
          <table:table-cell office:value-type="float" office:value="11100" calcext:value-type="float">
            <text:p>11100</text:p>
          </table:table-cell>
          <table:table-cell office:value-type="float" office:value="124.376" calcext:value-type="float">
            <text:p>124.376</text:p>
          </table:table-cell>
          <table:table-cell office:value-type="float" office:value="-32.755" calcext:value-type="float">
            <text:p>-32.755</text:p>
          </table:table-cell>
          <table:table-cell office:value-type="float" office:value="156.914" calcext:value-type="float">
            <text:p>156.914</text:p>
          </table:table-cell>
          <table:table-cell office:value-type="float" office:value="32.765" calcext:value-type="float">
            <text:p>32.765</text:p>
          </table:table-cell>
          <table:table-cell office:value-type="float" office:value="2448.833" calcext:value-type="float">
            <text:p>2448.833</text:p>
          </table:table-cell>
          <table:table-cell office:value-type="float" office:value="95.67" calcext:value-type="float">
            <text:p>95.67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/>
          <table:table-cell office:value-type="float" office:value="22.022" calcext:value-type="float">
            <text:p>22.022</text:p>
          </table:table-cell>
          <table:table-cell office:value-type="float" office:value="11110" calcext:value-type="float">
            <text:p>11110</text:p>
          </table:table-cell>
          <table:table-cell office:value-type="float" office:value="122.738" calcext:value-type="float">
            <text:p>122.738</text:p>
          </table:table-cell>
          <table:table-cell office:value-type="float" office:value="-32.735" calcext:value-type="float">
            <text:p>-32.735</text:p>
          </table:table-cell>
          <table:table-cell office:value-type="float" office:value="155.595" calcext:value-type="float">
            <text:p>155.595</text:p>
          </table:table-cell>
          <table:table-cell office:value-type="float" office:value="32.745" calcext:value-type="float">
            <text:p>32.745</text:p>
          </table:table-cell>
          <table:table-cell office:value-type="float" office:value="2453.615" calcext:value-type="float">
            <text:p>2453.615</text:p>
          </table:table-cell>
          <table:table-cell office:value-type="float" office:value="95.63" calcext:value-type="float">
            <text:p>95.63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/>
          <table:table-cell office:value-type="float" office:value="22.072" calcext:value-type="float">
            <text:p>22.072</text:p>
          </table:table-cell>
          <table:table-cell office:value-type="float" office:value="11110" calcext:value-type="float">
            <text:p>11110</text:p>
          </table:table-cell>
          <table:table-cell office:value-type="float" office:value="121.103" calcext:value-type="float">
            <text:p>121.103</text:p>
          </table:table-cell>
          <table:table-cell office:value-type="float" office:value="-32.643" calcext:value-type="float">
            <text:p>-32.643</text:p>
          </table:table-cell>
          <table:table-cell office:value-type="float" office:value="154.282" calcext:value-type="float">
            <text:p>154.282</text:p>
          </table:table-cell>
          <table:table-cell office:value-type="float" office:value="32.656" calcext:value-type="float">
            <text:p>32.656</text:p>
          </table:table-cell>
          <table:table-cell office:value-type="float" office:value="2458.396" calcext:value-type="float">
            <text:p>2458.396</text:p>
          </table:table-cell>
          <table:table-cell office:value-type="float" office:value="95.588" calcext:value-type="float">
            <text:p>95.588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/>
          <table:table-cell office:value-type="float" office:value="22.122" calcext:value-type="float">
            <text:p>22.122</text:p>
          </table:table-cell>
          <table:table-cell office:value-type="float" office:value="11120" calcext:value-type="float">
            <text:p>11120</text:p>
          </table:table-cell>
          <table:table-cell office:value-type="float" office:value="119.473" calcext:value-type="float">
            <text:p>119.473</text:p>
          </table:table-cell>
          <table:table-cell office:value-type="float" office:value="-32.592" calcext:value-type="float">
            <text:p>-32.592</text:p>
          </table:table-cell>
          <table:table-cell office:value-type="float" office:value="152.976" calcext:value-type="float">
            <text:p>152.976</text:p>
          </table:table-cell>
          <table:table-cell office:value-type="float" office:value="32.605" calcext:value-type="float">
            <text:p>32.605</text:p>
          </table:table-cell>
          <table:table-cell office:value-type="float" office:value="2463.174" calcext:value-type="float">
            <text:p>2463.174</text:p>
          </table:table-cell>
          <table:table-cell office:value-type="float" office:value="95.54" calcext:value-type="float">
            <text:p>95.54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/>
          <table:table-cell office:value-type="float" office:value="22.172" calcext:value-type="float">
            <text:p>22.172</text:p>
          </table:table-cell>
          <table:table-cell office:value-type="float" office:value="11120" calcext:value-type="float">
            <text:p>11120</text:p>
          </table:table-cell>
          <table:table-cell office:value-type="float" office:value="117.842" calcext:value-type="float">
            <text:p>117.842</text:p>
          </table:table-cell>
          <table:table-cell office:value-type="float" office:value="-32.644" calcext:value-type="float">
            <text:p>-32.644</text:p>
          </table:table-cell>
          <table:table-cell office:value-type="float" office:value="151.677" calcext:value-type="float">
            <text:p>151.677</text:p>
          </table:table-cell>
          <table:table-cell office:value-type="float" office:value="32.656" calcext:value-type="float">
            <text:p>32.656</text:p>
          </table:table-cell>
          <table:table-cell office:value-type="float" office:value="2467.95" calcext:value-type="float">
            <text:p>2467.95</text:p>
          </table:table-cell>
          <table:table-cell office:value-type="float" office:value="95.494" calcext:value-type="float">
            <text:p>95.494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/>
          <table:table-cell office:value-type="float" office:value="22.222" calcext:value-type="float">
            <text:p>22.222</text:p>
          </table:table-cell>
          <table:table-cell office:value-type="float" office:value="11130" calcext:value-type="float">
            <text:p>11130</text:p>
          </table:table-cell>
          <table:table-cell office:value-type="float" office:value="116.209" calcext:value-type="float">
            <text:p>116.209</text:p>
          </table:table-cell>
          <table:table-cell office:value-type="float" office:value="-32.679" calcext:value-type="float">
            <text:p>-32.679</text:p>
          </table:table-cell>
          <table:table-cell office:value-type="float" office:value="150.386" calcext:value-type="float">
            <text:p>150.386</text:p>
          </table:table-cell>
          <table:table-cell office:value-type="float" office:value="32.689" calcext:value-type="float">
            <text:p>32.689</text:p>
          </table:table-cell>
          <table:table-cell office:value-type="float" office:value="2472.724" calcext:value-type="float">
            <text:p>2472.724</text:p>
          </table:table-cell>
          <table:table-cell office:value-type="float" office:value="95.453" calcext:value-type="float">
            <text:p>95.453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/>
          <table:table-cell office:value-type="float" office:value="22.272" calcext:value-type="float">
            <text:p>22.272</text:p>
          </table:table-cell>
          <table:table-cell office:value-type="float" office:value="11140" calcext:value-type="float">
            <text:p>11140</text:p>
          </table:table-cell>
          <table:table-cell office:value-type="float" office:value="114.575" calcext:value-type="float">
            <text:p>114.575</text:p>
          </table:table-cell>
          <table:table-cell office:value-type="float" office:value="-32.696" calcext:value-type="float">
            <text:p>-32.696</text:p>
          </table:table-cell>
          <table:table-cell office:value-type="float" office:value="149.102" calcext:value-type="float">
            <text:p>149.102</text:p>
          </table:table-cell>
          <table:table-cell office:value-type="float" office:value="32.705" calcext:value-type="float">
            <text:p>32.705</text:p>
          </table:table-cell>
          <table:table-cell office:value-type="float" office:value="2477.495" calcext:value-type="float">
            <text:p>2477.495</text:p>
          </table:table-cell>
          <table:table-cell office:value-type="float" office:value="95.414" calcext:value-type="float">
            <text:p>95.414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/>
          <table:table-cell office:value-type="float" office:value="22.322" calcext:value-type="float">
            <text:p>22.322</text:p>
          </table:table-cell>
          <table:table-cell office:value-type="float" office:value="11140" calcext:value-type="float">
            <text:p>11140</text:p>
          </table:table-cell>
          <table:table-cell office:value-type="float" office:value="112.939" calcext:value-type="float">
            <text:p>112.939</text:p>
          </table:table-cell>
          <table:table-cell office:value-type="float" office:value="-32.705" calcext:value-type="float">
            <text:p>-32.705</text:p>
          </table:table-cell>
          <table:table-cell office:value-type="float" office:value="147.825" calcext:value-type="float">
            <text:p>147.825</text:p>
          </table:table-cell>
          <table:table-cell office:value-type="float" office:value="32.713" calcext:value-type="float">
            <text:p>32.713</text:p>
          </table:table-cell>
          <table:table-cell office:value-type="float" office:value="2482.265" calcext:value-type="float">
            <text:p>2482.265</text:p>
          </table:table-cell>
          <table:table-cell office:value-type="float" office:value="95.378" calcext:value-type="float">
            <text:p>95.378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/>
          <table:table-cell office:value-type="float" office:value="22.372" calcext:value-type="float">
            <text:p>22.372</text:p>
          </table:table-cell>
          <table:table-cell office:value-type="float" office:value="11150" calcext:value-type="float">
            <text:p>11150</text:p>
          </table:table-cell>
          <table:table-cell office:value-type="float" office:value="111.305" calcext:value-type="float">
            <text:p>111.305</text:p>
          </table:table-cell>
          <table:table-cell office:value-type="float" office:value="-32.62" calcext:value-type="float">
            <text:p>-32.62</text:p>
          </table:table-cell>
          <table:table-cell office:value-type="float" office:value="146.556" calcext:value-type="float">
            <text:p>146.556</text:p>
          </table:table-cell>
          <table:table-cell office:value-type="float" office:value="32.63" calcext:value-type="float">
            <text:p>32.63</text:p>
          </table:table-cell>
          <table:table-cell office:value-type="float" office:value="2487.033" calcext:value-type="float">
            <text:p>2487.033</text:p>
          </table:table-cell>
          <table:table-cell office:value-type="float" office:value="95.341" calcext:value-type="float">
            <text:p>95.341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/>
          <table:table-cell office:value-type="float" office:value="22.422" calcext:value-type="float">
            <text:p>22.422</text:p>
          </table:table-cell>
          <table:table-cell office:value-type="float" office:value="11150" calcext:value-type="float">
            <text:p>11150</text:p>
          </table:table-cell>
          <table:table-cell office:value-type="float" office:value="109.678" calcext:value-type="float">
            <text:p>109.678</text:p>
          </table:table-cell>
          <table:table-cell office:value-type="float" office:value="-32.551" calcext:value-type="float">
            <text:p>-32.551</text:p>
          </table:table-cell>
          <table:table-cell office:value-type="float" office:value="145.295" calcext:value-type="float">
            <text:p>145.295</text:p>
          </table:table-cell>
          <table:table-cell office:value-type="float" office:value="32.563" calcext:value-type="float">
            <text:p>32.563</text:p>
          </table:table-cell>
          <table:table-cell office:value-type="float" office:value="2491.799" calcext:value-type="float">
            <text:p>2491.799</text:p>
          </table:table-cell>
          <table:table-cell office:value-type="float" office:value="95.297" calcext:value-type="float">
            <text:p>95.297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/>
          <table:table-cell office:value-type="float" office:value="22.472" calcext:value-type="float">
            <text:p>22.472</text:p>
          </table:table-cell>
          <table:table-cell office:value-type="float" office:value="11160" calcext:value-type="float">
            <text:p>11160</text:p>
          </table:table-cell>
          <table:table-cell office:value-type="float" office:value="108.048" calcext:value-type="float">
            <text:p>108.048</text:p>
          </table:table-cell>
          <table:table-cell office:value-type="float" office:value="-32.626" calcext:value-type="float">
            <text:p>-32.626</text:p>
          </table:table-cell>
          <table:table-cell office:value-type="float" office:value="144.042" calcext:value-type="float">
            <text:p>144.042</text:p>
          </table:table-cell>
          <table:table-cell office:value-type="float" office:value="32.635" calcext:value-type="float">
            <text:p>32.635</text:p>
          </table:table-cell>
          <table:table-cell office:value-type="float" office:value="2496.563" calcext:value-type="float">
            <text:p>2496.563</text:p>
          </table:table-cell>
          <table:table-cell office:value-type="float" office:value="95.256" calcext:value-type="float">
            <text:p>95.256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/>
          <table:table-cell office:value-type="float" office:value="22.522" calcext:value-type="float">
            <text:p>22.522</text:p>
          </table:table-cell>
          <table:table-cell office:value-type="float" office:value="11160" calcext:value-type="float">
            <text:p>11160</text:p>
          </table:table-cell>
          <table:table-cell office:value-type="float" office:value="106.415" calcext:value-type="float">
            <text:p>106.415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142.798" calcext:value-type="float">
            <text:p>142.798</text:p>
          </table:table-cell>
          <table:table-cell office:value-type="float" office:value="32.692" calcext:value-type="float">
            <text:p>32.692</text:p>
          </table:table-cell>
          <table:table-cell office:value-type="float" office:value="2501.325" calcext:value-type="float">
            <text:p>2501.325</text:p>
          </table:table-cell>
          <table:table-cell office:value-type="float" office:value="95.221" calcext:value-type="float">
            <text:p>95.221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/>
          <table:table-cell office:value-type="float" office:value="22.572" calcext:value-type="float">
            <text:p>22.572</text:p>
          </table:table-cell>
          <table:table-cell office:value-type="float" office:value="11170" calcext:value-type="float">
            <text:p>11170</text:p>
          </table:table-cell>
          <table:table-cell office:value-type="float" office:value="104.781" calcext:value-type="float">
            <text:p>104.781</text:p>
          </table:table-cell>
          <table:table-cell office:value-type="float" office:value="-32.68" calcext:value-type="float">
            <text:p>-32.68</text:p>
          </table:table-cell>
          <table:table-cell office:value-type="float" office:value="141.562" calcext:value-type="float">
            <text:p>141.562</text:p>
          </table:table-cell>
          <table:table-cell office:value-type="float" office:value="32.686" calcext:value-type="float">
            <text:p>32.686</text:p>
          </table:table-cell>
          <table:table-cell office:value-type="float" office:value="2506.085" calcext:value-type="float">
            <text:p>2506.085</text:p>
          </table:table-cell>
          <table:table-cell office:value-type="float" office:value="95.188" calcext:value-type="float">
            <text:p>95.188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/>
          <table:table-cell office:value-type="float" office:value="22.622" calcext:value-type="float">
            <text:p>22.622</text:p>
          </table:table-cell>
          <table:table-cell office:value-type="float" office:value="11170" calcext:value-type="float">
            <text:p>11170</text:p>
          </table:table-cell>
          <table:table-cell office:value-type="float" office:value="103.147" calcext:value-type="float">
            <text:p>103.147</text:p>
          </table:table-cell>
          <table:table-cell office:value-type="float" office:value="-32.681" calcext:value-type="float">
            <text:p>-32.681</text:p>
          </table:table-cell>
          <table:table-cell office:value-type="float" office:value="140.334" calcext:value-type="float">
            <text:p>140.334</text:p>
          </table:table-cell>
          <table:table-cell office:value-type="float" office:value="32.688" calcext:value-type="float">
            <text:p>32.688</text:p>
          </table:table-cell>
          <table:table-cell office:value-type="float" office:value="2510.843" calcext:value-type="float">
            <text:p>2510.843</text:p>
          </table:table-cell>
          <table:table-cell office:value-type="float" office:value="95.154" calcext:value-type="float">
            <text:p>95.154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/>
          <table:table-cell office:value-type="float" office:value="22.672" calcext:value-type="float">
            <text:p>22.672</text:p>
          </table:table-cell>
          <table:table-cell office:value-type="float" office:value="11180" calcext:value-type="float">
            <text:p>11180</text:p>
          </table:table-cell>
          <table:table-cell office:value-type="float" office:value="101.512" calcext:value-type="float">
            <text:p>101.512</text:p>
          </table:table-cell>
          <table:table-cell office:value-type="float" office:value="-32.704" calcext:value-type="float">
            <text:p>-32.704</text:p>
          </table:table-cell>
          <table:table-cell office:value-type="float" office:value="139.116" calcext:value-type="float">
            <text:p>139.116</text:p>
          </table:table-cell>
          <table:table-cell office:value-type="float" office:value="32.71" calcext:value-type="float">
            <text:p>32.71</text:p>
          </table:table-cell>
          <table:table-cell office:value-type="float" office:value="2515.6" calcext:value-type="float">
            <text:p>2515.6</text:p>
          </table:table-cell>
          <table:table-cell office:value-type="float" office:value="95.124" calcext:value-type="float">
            <text:p>95.124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/>
          <table:table-cell office:value-type="float" office:value="22.722" calcext:value-type="float">
            <text:p>22.722</text:p>
          </table:table-cell>
          <table:table-cell office:value-type="float" office:value="11180" calcext:value-type="float">
            <text:p>11180</text:p>
          </table:table-cell>
          <table:table-cell office:value-type="float" office:value="99.877" calcext:value-type="float">
            <text:p>99.877</text:p>
          </table:table-cell>
          <table:table-cell office:value-type="float" office:value="-32.713" calcext:value-type="float">
            <text:p>-32.713</text:p>
          </table:table-cell>
          <table:table-cell office:value-type="float" office:value="137.907" calcext:value-type="float">
            <text:p>137.907</text:p>
          </table:table-cell>
          <table:table-cell office:value-type="float" office:value="32.718" calcext:value-type="float">
            <text:p>32.718</text:p>
          </table:table-cell>
          <table:table-cell office:value-type="float" office:value="2520.356" calcext:value-type="float">
            <text:p>2520.356</text:p>
          </table:table-cell>
          <table:table-cell office:value-type="float" office:value="95.094" calcext:value-type="float">
            <text:p>95.094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/>
          <table:table-cell office:value-type="float" office:value="22.772" calcext:value-type="float">
            <text:p>22.772</text:p>
          </table:table-cell>
          <table:table-cell office:value-type="float" office:value="11190" calcext:value-type="float">
            <text:p>11190</text:p>
          </table:table-cell>
          <table:table-cell office:value-type="float" office:value="98.241" calcext:value-type="float">
            <text:p>98.241</text:p>
          </table:table-cell>
          <table:table-cell office:value-type="float" office:value="-32.715" calcext:value-type="float">
            <text:p>-32.715</text:p>
          </table:table-cell>
          <table:table-cell office:value-type="float" office:value="136.707" calcext:value-type="float">
            <text:p>136.707</text:p>
          </table:table-cell>
          <table:table-cell office:value-type="float" office:value="32.72" calcext:value-type="float">
            <text:p>32.72</text:p>
          </table:table-cell>
          <table:table-cell office:value-type="float" office:value="2525.11" calcext:value-type="float">
            <text:p>2525.11</text:p>
          </table:table-cell>
          <table:table-cell office:value-type="float" office:value="95.066" calcext:value-type="float">
            <text:p>95.066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/>
          <table:table-cell office:value-type="float" office:value="22.822" calcext:value-type="float">
            <text:p>22.822</text:p>
          </table:table-cell>
          <table:table-cell office:value-type="float" office:value="11190" calcext:value-type="float">
            <text:p>11190</text:p>
          </table:table-cell>
          <table:table-cell office:value-type="float" office:value="96.606" calcext:value-type="float">
            <text:p>96.606</text:p>
          </table:table-cell>
          <table:table-cell office:value-type="float" office:value="-32.699" calcext:value-type="float">
            <text:p>-32.699</text:p>
          </table:table-cell>
          <table:table-cell office:value-type="float" office:value="135.517" calcext:value-type="float">
            <text:p>135.517</text:p>
          </table:table-cell>
          <table:table-cell office:value-type="float" office:value="32.703" calcext:value-type="float">
            <text:p>32.703</text:p>
          </table:table-cell>
          <table:table-cell office:value-type="float" office:value="2529.862" calcext:value-type="float">
            <text:p>2529.862</text:p>
          </table:table-cell>
          <table:table-cell office:value-type="float" office:value="95.037" calcext:value-type="float">
            <text:p>95.03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22.872" calcext:value-type="float">
            <text:p>22.872</text:p>
          </table:table-cell>
          <table:table-cell office:value-type="float" office:value="11200" calcext:value-type="float">
            <text:p>11200</text:p>
          </table:table-cell>
          <table:table-cell office:value-type="float" office:value="94.971" calcext:value-type="float">
            <text:p>94.971</text:p>
          </table:table-cell>
          <table:table-cell office:value-type="float" office:value="-32.711" calcext:value-type="float">
            <text:p>-32.711</text:p>
          </table:table-cell>
          <table:table-cell office:value-type="float" office:value="134.337" calcext:value-type="float">
            <text:p>134.337</text:p>
          </table:table-cell>
          <table:table-cell office:value-type="float" office:value="32.715" calcext:value-type="float">
            <text:p>32.715</text:p>
          </table:table-cell>
          <table:table-cell office:value-type="float" office:value="2534.613" calcext:value-type="float">
            <text:p>2534.613</text:p>
          </table:table-cell>
          <table:table-cell office:value-type="float" office:value="95.01" calcext:value-type="float">
            <text:p>95.01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/>
          <table:table-cell office:value-type="float" office:value="22.922" calcext:value-type="float">
            <text:p>22.922</text:p>
          </table:table-cell>
          <table:table-cell office:value-type="float" office:value="11200" calcext:value-type="float">
            <text:p>11200</text:p>
          </table:table-cell>
          <table:table-cell office:value-type="float" office:value="93.336" calcext:value-type="float">
            <text:p>93.336</text:p>
          </table:table-cell>
          <table:table-cell office:value-type="float" office:value="-32.637" calcext:value-type="float">
            <text:p>-32.637</text:p>
          </table:table-cell>
          <table:table-cell office:value-type="float" office:value="133.167" calcext:value-type="float">
            <text:p>133.167</text:p>
          </table:table-cell>
          <table:table-cell office:value-type="float" office:value="32.642" calcext:value-type="float">
            <text:p>32.642</text:p>
          </table:table-cell>
          <table:table-cell office:value-type="float" office:value="2539.363" calcext:value-type="float">
            <text:p>2539.363</text:p>
          </table:table-cell>
          <table:table-cell office:value-type="float" office:value="94.984" calcext:value-type="float">
            <text:p>94.984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/>
          <table:table-cell office:value-type="float" office:value="22.972" calcext:value-type="float">
            <text:p>22.972</text:p>
          </table:table-cell>
          <table:table-cell office:value-type="float" office:value="11210" calcext:value-type="float">
            <text:p>11210</text:p>
          </table:table-cell>
          <table:table-cell office:value-type="float" office:value="91.708" calcext:value-type="float">
            <text:p>91.708</text:p>
          </table:table-cell>
          <table:table-cell office:value-type="float" office:value="-32.523" calcext:value-type="float">
            <text:p>-32.523</text:p>
          </table:table-cell>
          <table:table-cell office:value-type="float" office:value="132.008" calcext:value-type="float">
            <text:p>132.008</text:p>
          </table:table-cell>
          <table:table-cell office:value-type="float" office:value="32.531" calcext:value-type="float">
            <text:p>32.531</text:p>
          </table:table-cell>
          <table:table-cell office:value-type="float" office:value="2544.112" calcext:value-type="float">
            <text:p>2544.112</text:p>
          </table:table-cell>
          <table:table-cell office:value-type="float" office:value="94.951" calcext:value-type="float">
            <text:p>94.951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/>
          <table:table-cell office:value-type="float" office:value="23.022" calcext:value-type="float">
            <text:p>23.022</text:p>
          </table:table-cell>
          <table:table-cell office:value-type="float" office:value="11210" calcext:value-type="float">
            <text:p>11210</text:p>
          </table:table-cell>
          <table:table-cell office:value-type="float" office:value="90.082" calcext:value-type="float">
            <text:p>90.082</text:p>
          </table:table-cell>
          <table:table-cell office:value-type="float" office:value="-32.49" calcext:value-type="float">
            <text:p>-32.49</text:p>
          </table:table-cell>
          <table:table-cell office:value-type="float" office:value="130.859" calcext:value-type="float">
            <text:p>130.859</text:p>
          </table:table-cell>
          <table:table-cell office:value-type="float" office:value="32.498" calcext:value-type="float">
            <text:p>32.498</text:p>
          </table:table-cell>
          <table:table-cell office:value-type="float" office:value="2548.858" calcext:value-type="float">
            <text:p>2548.858</text:p>
          </table:table-cell>
          <table:table-cell office:value-type="float" office:value="94.917" calcext:value-type="float">
            <text:p>94.917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/>
          <table:table-cell office:value-type="float" office:value="23.072" calcext:value-type="float">
            <text:p>23.072</text:p>
          </table:table-cell>
          <table:table-cell office:value-type="float" office:value="11220" calcext:value-type="float">
            <text:p>11220</text:p>
          </table:table-cell>
          <table:table-cell office:value-type="float" office:value="88.458" calcext:value-type="float">
            <text:p>88.458</text:p>
          </table:table-cell>
          <table:table-cell office:value-type="float" office:value="-32.482" calcext:value-type="float">
            <text:p>-32.482</text:p>
          </table:table-cell>
          <table:table-cell office:value-type="float" office:value="129.721" calcext:value-type="float">
            <text:p>129.721</text:p>
          </table:table-cell>
          <table:table-cell office:value-type="float" office:value="32.489" calcext:value-type="float">
            <text:p>32.489</text:p>
          </table:table-cell>
          <table:table-cell office:value-type="float" office:value="2553.603" calcext:value-type="float">
            <text:p>2553.603</text:p>
          </table:table-cell>
          <table:table-cell office:value-type="float" office:value="94.882" calcext:value-type="float">
            <text:p>94.882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/>
          <table:table-cell office:value-type="float" office:value="23.122" calcext:value-type="float">
            <text:p>23.122</text:p>
          </table:table-cell>
          <table:table-cell office:value-type="float" office:value="11220" calcext:value-type="float">
            <text:p>11220</text:p>
          </table:table-cell>
          <table:table-cell office:value-type="float" office:value="86.834" calcext:value-type="float">
            <text:p>86.834</text:p>
          </table:table-cell>
          <table:table-cell office:value-type="float" office:value="-32.472" calcext:value-type="float">
            <text:p>-32.472</text:p>
          </table:table-cell>
          <table:table-cell office:value-type="float" office:value="128.594" calcext:value-type="float">
            <text:p>128.594</text:p>
          </table:table-cell>
          <table:table-cell office:value-type="float" office:value="32.479" calcext:value-type="float">
            <text:p>32.479</text:p>
          </table:table-cell>
          <table:table-cell office:value-type="float" office:value="2558.347" calcext:value-type="float">
            <text:p>2558.347</text:p>
          </table:table-cell>
          <table:table-cell office:value-type="float" office:value="94.848" calcext:value-type="float">
            <text:p>94.848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/>
          <table:table-cell office:value-type="float" office:value="23.172" calcext:value-type="float">
            <text:p>23.172</text:p>
          </table:table-cell>
          <table:table-cell office:value-type="float" office:value="11230" calcext:value-type="float">
            <text:p>11230</text:p>
          </table:table-cell>
          <table:table-cell office:value-type="float" office:value="85.211" calcext:value-type="float">
            <text:p>85.211</text:p>
          </table:table-cell>
          <table:table-cell office:value-type="float" office:value="-32.464" calcext:value-type="float">
            <text:p>-32.464</text:p>
          </table:table-cell>
          <table:table-cell office:value-type="float" office:value="127.479" calcext:value-type="float">
            <text:p>127.479</text:p>
          </table:table-cell>
          <table:table-cell office:value-type="float" office:value="32.471" calcext:value-type="float">
            <text:p>32.471</text:p>
          </table:table-cell>
          <table:table-cell office:value-type="float" office:value="2563.088" calcext:value-type="float">
            <text:p>2563.088</text:p>
          </table:table-cell>
          <table:table-cell office:value-type="float" office:value="94.815" calcext:value-type="float">
            <text:p>94.815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/>
          <table:table-cell office:value-type="float" office:value="23.222" calcext:value-type="float">
            <text:p>23.222</text:p>
          </table:table-cell>
          <table:table-cell office:value-type="float" office:value="11230" calcext:value-type="float">
            <text:p>11230</text:p>
          </table:table-cell>
          <table:table-cell office:value-type="float" office:value="83.588" calcext:value-type="float">
            <text:p>83.588</text:p>
          </table:table-cell>
          <table:table-cell office:value-type="float" office:value="-32.422" calcext:value-type="float">
            <text:p>-32.422</text:p>
          </table:table-cell>
          <table:table-cell office:value-type="float" office:value="126.375" calcext:value-type="float">
            <text:p>126.375</text:p>
          </table:table-cell>
          <table:table-cell office:value-type="float" office:value="32.43" calcext:value-type="float">
            <text:p>32.43</text:p>
          </table:table-cell>
          <table:table-cell office:value-type="float" office:value="2567.828" calcext:value-type="float">
            <text:p>2567.828</text:p>
          </table:table-cell>
          <table:table-cell office:value-type="float" office:value="94.782" calcext:value-type="float">
            <text:p>94.782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/>
          <table:table-cell office:value-type="float" office:value="23.272" calcext:value-type="float">
            <text:p>23.272</text:p>
          </table:table-cell>
          <table:table-cell office:value-type="float" office:value="11230" calcext:value-type="float">
            <text:p>11230</text:p>
          </table:table-cell>
          <table:table-cell office:value-type="float" office:value="81.969" calcext:value-type="float">
            <text:p>81.969</text:p>
          </table:table-cell>
          <table:table-cell office:value-type="float" office:value="-32.395" calcext:value-type="float">
            <text:p>-32.395</text:p>
          </table:table-cell>
          <table:table-cell office:value-type="float" office:value="125.283" calcext:value-type="float">
            <text:p>125.283</text:p>
          </table:table-cell>
          <table:table-cell office:value-type="float" office:value="32.403" calcext:value-type="float">
            <text:p>32.403</text:p>
          </table:table-cell>
          <table:table-cell office:value-type="float" office:value="2572.566" calcext:value-type="float">
            <text:p>2572.566</text:p>
          </table:table-cell>
          <table:table-cell office:value-type="float" office:value="94.747" calcext:value-type="float">
            <text:p>94.747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/>
          <table:table-cell office:value-type="float" office:value="23.322" calcext:value-type="float">
            <text:p>23.322</text:p>
          </table:table-cell>
          <table:table-cell office:value-type="float" office:value="11240" calcext:value-type="float">
            <text:p>11240</text:p>
          </table:table-cell>
          <table:table-cell office:value-type="float" office:value="80.348" calcext:value-type="float">
            <text:p>80.348</text:p>
          </table:table-cell>
          <table:table-cell office:value-type="float" office:value="-32.385" calcext:value-type="float">
            <text:p>-32.385</text:p>
          </table:table-cell>
          <table:table-cell office:value-type="float" office:value="124.203" calcext:value-type="float">
            <text:p>124.203</text:p>
          </table:table-cell>
          <table:table-cell office:value-type="float" office:value="32.392" calcext:value-type="float">
            <text:p>32.392</text:p>
          </table:table-cell>
          <table:table-cell office:value-type="float" office:value="2577.303" calcext:value-type="float">
            <text:p>2577.303</text:p>
          </table:table-cell>
          <table:table-cell office:value-type="float" office:value="94.714" calcext:value-type="float">
            <text:p>94.714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/>
          <table:table-cell office:value-type="float" office:value="23.372" calcext:value-type="float">
            <text:p>23.372</text:p>
          </table:table-cell>
          <table:table-cell office:value-type="float" office:value="11240" calcext:value-type="float">
            <text:p>11240</text:p>
          </table:table-cell>
          <table:table-cell office:value-type="float" office:value="78.731" calcext:value-type="float">
            <text:p>78.731</text:p>
          </table:table-cell>
          <table:table-cell office:value-type="float" office:value="-32.314" calcext:value-type="float">
            <text:p>-32.314</text:p>
          </table:table-cell>
          <table:table-cell office:value-type="float" office:value="123.136" calcext:value-type="float">
            <text:p>123.136</text:p>
          </table:table-cell>
          <table:table-cell office:value-type="float" office:value="32.322" calcext:value-type="float">
            <text:p>32.322</text:p>
          </table:table-cell>
          <table:table-cell office:value-type="float" office:value="2582.038" calcext:value-type="float">
            <text:p>2582.038</text:p>
          </table:table-cell>
          <table:table-cell office:value-type="float" office:value="94.678" calcext:value-type="float">
            <text:p>94.678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/>
          <table:table-cell office:value-type="float" office:value="23.422" calcext:value-type="float">
            <text:p>23.422</text:p>
          </table:table-cell>
          <table:table-cell office:value-type="float" office:value="11250" calcext:value-type="float">
            <text:p>11250</text:p>
          </table:table-cell>
          <table:table-cell office:value-type="float" office:value="77.116" calcext:value-type="float">
            <text:p>77.116</text:p>
          </table:table-cell>
          <table:table-cell office:value-type="float" office:value="-32.255" calcext:value-type="float">
            <text:p>-32.255</text:p>
          </table:table-cell>
          <table:table-cell office:value-type="float" office:value="122.082" calcext:value-type="float">
            <text:p>122.082</text:p>
          </table:table-cell>
          <table:table-cell office:value-type="float" office:value="32.264" calcext:value-type="float">
            <text:p>32.264</text:p>
          </table:table-cell>
          <table:table-cell office:value-type="float" office:value="2586.771" calcext:value-type="float">
            <text:p>2586.771</text:p>
          </table:table-cell>
          <table:table-cell office:value-type="float" office:value="94.642" calcext:value-type="float">
            <text:p>94.642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/>
          <table:table-cell office:value-type="float" office:value="23.472" calcext:value-type="float">
            <text:p>23.472</text:p>
          </table:table-cell>
          <table:table-cell office:value-type="float" office:value="11250" calcext:value-type="float">
            <text:p>11250</text:p>
          </table:table-cell>
          <table:table-cell office:value-type="float" office:value="75.506" calcext:value-type="float">
            <text:p>75.506</text:p>
          </table:table-cell>
          <table:table-cell office:value-type="float" office:value="-32.227" calcext:value-type="float">
            <text:p>-32.227</text:p>
          </table:table-cell>
          <table:table-cell office:value-type="float" office:value="121.04" calcext:value-type="float">
            <text:p>121.04</text:p>
          </table:table-cell>
          <table:table-cell office:value-type="float" office:value="32.236" calcext:value-type="float">
            <text:p>32.236</text:p>
          </table:table-cell>
          <table:table-cell office:value-type="float" office:value="2591.502" calcext:value-type="float">
            <text:p>2591.502</text:p>
          </table:table-cell>
          <table:table-cell office:value-type="float" office:value="94.602" calcext:value-type="float">
            <text:p>94.602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/>
          <table:table-cell office:value-type="float" office:value="23.522" calcext:value-type="float">
            <text:p>23.522</text:p>
          </table:table-cell>
          <table:table-cell office:value-type="float" office:value="11250" calcext:value-type="float">
            <text:p>11250</text:p>
          </table:table-cell>
          <table:table-cell office:value-type="float" office:value="73.893" calcext:value-type="float">
            <text:p>73.893</text:p>
          </table:table-cell>
          <table:table-cell office:value-type="float" office:value="-32.26" calcext:value-type="float">
            <text:p>-32.26</text:p>
          </table:table-cell>
          <table:table-cell office:value-type="float" office:value="120.012" calcext:value-type="float">
            <text:p>120.012</text:p>
          </table:table-cell>
          <table:table-cell office:value-type="float" office:value="32.268" calcext:value-type="float">
            <text:p>32.268</text:p>
          </table:table-cell>
          <table:table-cell office:value-type="float" office:value="2596.231" calcext:value-type="float">
            <text:p>2596.231</text:p>
          </table:table-cell>
          <table:table-cell office:value-type="float" office:value="94.566" calcext:value-type="float">
            <text:p>94.566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/>
          <table:table-cell office:value-type="float" office:value="23.572" calcext:value-type="float">
            <text:p>23.572</text:p>
          </table:table-cell>
          <table:table-cell office:value-type="float" office:value="11260" calcext:value-type="float">
            <text:p>11260</text:p>
          </table:table-cell>
          <table:table-cell office:value-type="float" office:value="72.281" calcext:value-type="float">
            <text:p>72.281</text:p>
          </table:table-cell>
          <table:table-cell office:value-type="float" office:value="-32.232" calcext:value-type="float">
            <text:p>-32.232</text:p>
          </table:table-cell>
          <table:table-cell office:value-type="float" office:value="118.998" calcext:value-type="float">
            <text:p>118.998</text:p>
          </table:table-cell>
          <table:table-cell office:value-type="float" office:value="32.24" calcext:value-type="float">
            <text:p>32.24</text:p>
          </table:table-cell>
          <table:table-cell office:value-type="float" office:value="2600.958" calcext:value-type="float">
            <text:p>2600.958</text:p>
          </table:table-cell>
          <table:table-cell office:value-type="float" office:value="94.53" calcext:value-type="float">
            <text:p>94.53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/>
          <table:table-cell office:value-type="float" office:value="23.622" calcext:value-type="float">
            <text:p>23.622</text:p>
          </table:table-cell>
          <table:table-cell office:value-type="float" office:value="11260" calcext:value-type="float">
            <text:p>11260</text:p>
          </table:table-cell>
          <table:table-cell office:value-type="float" office:value="70.67" calcext:value-type="float">
            <text:p>70.67</text:p>
          </table:table-cell>
          <table:table-cell office:value-type="float" office:value="-32.21" calcext:value-type="float">
            <text:p>-32.21</text:p>
          </table:table-cell>
          <table:table-cell office:value-type="float" office:value="117.997" calcext:value-type="float">
            <text:p>117.997</text:p>
          </table:table-cell>
          <table:table-cell office:value-type="float" office:value="32.218" calcext:value-type="float">
            <text:p>32.218</text:p>
          </table:table-cell>
          <table:table-cell office:value-type="float" office:value="2605.684" calcext:value-type="float">
            <text:p>2605.684</text:p>
          </table:table-cell>
          <table:table-cell office:value-type="float" office:value="94.494" calcext:value-type="float">
            <text:p>94.494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/>
          <table:table-cell office:value-type="float" office:value="23.672" calcext:value-type="float">
            <text:p>23.672</text:p>
          </table:table-cell>
          <table:table-cell office:value-type="float" office:value="11260" calcext:value-type="float">
            <text:p>11260</text:p>
          </table:table-cell>
          <table:table-cell office:value-type="float" office:value="69.059" calcext:value-type="float">
            <text:p>69.059</text:p>
          </table:table-cell>
          <table:table-cell office:value-type="float" office:value="-32.187" calcext:value-type="float">
            <text:p>-32.187</text:p>
          </table:table-cell>
          <table:table-cell office:value-type="float" office:value="117.011" calcext:value-type="float">
            <text:p>117.011</text:p>
          </table:table-cell>
          <table:table-cell office:value-type="float" office:value="32.195" calcext:value-type="float">
            <text:p>32.195</text:p>
          </table:table-cell>
          <table:table-cell office:value-type="float" office:value="2610.408" calcext:value-type="float">
            <text:p>2610.408</text:p>
          </table:table-cell>
          <table:table-cell office:value-type="float" office:value="94.458" calcext:value-type="float">
            <text:p>94.458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/>
          <table:table-cell office:value-type="float" office:value="23.722" calcext:value-type="float">
            <text:p>23.722</text:p>
          </table:table-cell>
          <table:table-cell office:value-type="float" office:value="11270" calcext:value-type="float">
            <text:p>11270</text:p>
          </table:table-cell>
          <table:table-cell office:value-type="float" office:value="67.451" calcext:value-type="float">
            <text:p>67.451</text:p>
          </table:table-cell>
          <table:table-cell office:value-type="float" office:value="-32.124" calcext:value-type="float">
            <text:p>-32.124</text:p>
          </table:table-cell>
          <table:table-cell office:value-type="float" office:value="116.039" calcext:value-type="float">
            <text:p>116.039</text:p>
          </table:table-cell>
          <table:table-cell office:value-type="float" office:value="32.133" calcext:value-type="float">
            <text:p>32.133</text:p>
          </table:table-cell>
          <table:table-cell office:value-type="float" office:value="2615.13" calcext:value-type="float">
            <text:p>2615.13</text:p>
          </table:table-cell>
          <table:table-cell office:value-type="float" office:value="94.421" calcext:value-type="float">
            <text:p>94.421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/>
          <table:table-cell office:value-type="float" office:value="23.772" calcext:value-type="float">
            <text:p>23.772</text:p>
          </table:table-cell>
          <table:table-cell office:value-type="float" office:value="11270" calcext:value-type="float">
            <text:p>11270</text:p>
          </table:table-cell>
          <table:table-cell office:value-type="float" office:value="65.847" calcext:value-type="float">
            <text:p>65.847</text:p>
          </table:table-cell>
          <table:table-cell office:value-type="float" office:value="-32.108" calcext:value-type="float">
            <text:p>-32.108</text:p>
          </table:table-cell>
          <table:table-cell office:value-type="float" office:value="115.082" calcext:value-type="float">
            <text:p>115.082</text:p>
          </table:table-cell>
          <table:table-cell office:value-type="float" office:value="32.117" calcext:value-type="float">
            <text:p>32.117</text:p>
          </table:table-cell>
          <table:table-cell office:value-type="float" office:value="2619.85" calcext:value-type="float">
            <text:p>2619.85</text:p>
          </table:table-cell>
          <table:table-cell office:value-type="float" office:value="94.383" calcext:value-type="float">
            <text:p>94.383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/>
          <table:table-cell office:value-type="float" office:value="23.822" calcext:value-type="float">
            <text:p>23.822</text:p>
          </table:table-cell>
          <table:table-cell office:value-type="float" office:value="11270" calcext:value-type="float">
            <text:p>11270</text:p>
          </table:table-cell>
          <table:table-cell office:value-type="float" office:value="64.24" calcext:value-type="float">
            <text:p>64.24</text:p>
          </table:table-cell>
          <table:table-cell office:value-type="float" office:value="-32.134" calcext:value-type="float">
            <text:p>-32.134</text:p>
          </table:table-cell>
          <table:table-cell office:value-type="float" office:value="114.14" calcext:value-type="float">
            <text:p>114.14</text:p>
          </table:table-cell>
          <table:table-cell office:value-type="float" office:value="32.142" calcext:value-type="float">
            <text:p>32.142</text:p>
          </table:table-cell>
          <table:table-cell office:value-type="float" office:value="2624.568" calcext:value-type="float">
            <text:p>2624.568</text:p>
          </table:table-cell>
          <table:table-cell office:value-type="float" office:value="94.346" calcext:value-type="float">
            <text:p>94.346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float" office:value="23.872" calcext:value-type="float">
            <text:p>23.872</text:p>
          </table:table-cell>
          <table:table-cell office:value-type="float" office:value="11280" calcext:value-type="float">
            <text:p>11280</text:p>
          </table:table-cell>
          <table:table-cell office:value-type="float" office:value="62.634" calcext:value-type="float">
            <text:p>62.634</text:p>
          </table:table-cell>
          <table:table-cell office:value-type="float" office:value="-32.1" calcext:value-type="float">
            <text:p>-32.1</text:p>
          </table:table-cell>
          <table:table-cell office:value-type="float" office:value="113.214" calcext:value-type="float">
            <text:p>113.214</text:p>
          </table:table-cell>
          <table:table-cell office:value-type="float" office:value="32.108" calcext:value-type="float">
            <text:p>32.108</text:p>
          </table:table-cell>
          <table:table-cell office:value-type="float" office:value="2629.284" calcext:value-type="float">
            <text:p>2629.284</text:p>
          </table:table-cell>
          <table:table-cell office:value-type="float" office:value="94.311" calcext:value-type="float">
            <text:p>94.311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/>
          <table:table-cell office:value-type="float" office:value="23.922" calcext:value-type="float">
            <text:p>23.922</text:p>
          </table:table-cell>
          <table:table-cell office:value-type="float" office:value="11280" calcext:value-type="float">
            <text:p>11280</text:p>
          </table:table-cell>
          <table:table-cell office:value-type="float" office:value="61.03" calcext:value-type="float">
            <text:p>61.03</text:p>
          </table:table-cell>
          <table:table-cell office:value-type="float" office:value="-32.077" calcext:value-type="float">
            <text:p>-32.077</text:p>
          </table:table-cell>
          <table:table-cell office:value-type="float" office:value="112.304" calcext:value-type="float">
            <text:p>112.304</text:p>
          </table:table-cell>
          <table:table-cell office:value-type="float" office:value="32.085" calcext:value-type="float">
            <text:p>32.085</text:p>
          </table:table-cell>
          <table:table-cell office:value-type="float" office:value="2633.999" calcext:value-type="float">
            <text:p>2633.999</text:p>
          </table:table-cell>
          <table:table-cell office:value-type="float" office:value="94.274" calcext:value-type="float">
            <text:p>94.274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/>
          <table:table-cell office:value-type="float" office:value="23.972" calcext:value-type="float">
            <text:p>23.972</text:p>
          </table:table-cell>
          <table:table-cell office:value-type="float" office:value="11280" calcext:value-type="float">
            <text:p>11280</text:p>
          </table:table-cell>
          <table:table-cell office:value-type="float" office:value="59.426" calcext:value-type="float">
            <text:p>59.426</text:p>
          </table:table-cell>
          <table:table-cell office:value-type="float" office:value="-32.078" calcext:value-type="float">
            <text:p>-32.078</text:p>
          </table:table-cell>
          <table:table-cell office:value-type="float" office:value="111.41" calcext:value-type="float">
            <text:p>111.41</text:p>
          </table:table-cell>
          <table:table-cell office:value-type="float" office:value="32.086" calcext:value-type="float">
            <text:p>32.086</text:p>
          </table:table-cell>
          <table:table-cell office:value-type="float" office:value="2638.712" calcext:value-type="float">
            <text:p>2638.712</text:p>
          </table:table-cell>
          <table:table-cell office:value-type="float" office:value="94.238" calcext:value-type="float">
            <text:p>94.238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/>
          <table:table-cell office:value-type="float" office:value="24.022" calcext:value-type="float">
            <text:p>24.022</text:p>
          </table:table-cell>
          <table:table-cell office:value-type="float" office:value="11290" calcext:value-type="float">
            <text:p>11290</text:p>
          </table:table-cell>
          <table:table-cell office:value-type="float" office:value="57.822" calcext:value-type="float">
            <text:p>57.822</text:p>
          </table:table-cell>
          <table:table-cell office:value-type="float" office:value="-32.102" calcext:value-type="float">
            <text:p>-32.102</text:p>
          </table:table-cell>
          <table:table-cell office:value-type="float" office:value="110.533" calcext:value-type="float">
            <text:p>110.533</text:p>
          </table:table-cell>
          <table:table-cell office:value-type="float" office:value="32.109" calcext:value-type="float">
            <text:p>32.109</text:p>
          </table:table-cell>
          <table:table-cell office:value-type="float" office:value="2643.423" calcext:value-type="float">
            <text:p>2643.423</text:p>
          </table:table-cell>
          <table:table-cell office:value-type="float" office:value="94.203" calcext:value-type="float">
            <text:p>94.203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/>
          <table:table-cell office:value-type="float" office:value="24.072" calcext:value-type="float">
            <text:p>24.072</text:p>
          </table:table-cell>
          <table:table-cell office:value-type="float" office:value="11290" calcext:value-type="float">
            <text:p>11290</text:p>
          </table:table-cell>
          <table:table-cell office:value-type="float" office:value="56.216" calcext:value-type="float">
            <text:p>56.216</text:p>
          </table:table-cell>
          <table:table-cell office:value-type="float" office:value="-32.106" calcext:value-type="float">
            <text:p>-32.106</text:p>
          </table:table-cell>
          <table:table-cell office:value-type="float" office:value="109.674" calcext:value-type="float">
            <text:p>109.674</text:p>
          </table:table-cell>
          <table:table-cell office:value-type="float" office:value="32.112" calcext:value-type="float">
            <text:p>32.112</text:p>
          </table:table-cell>
          <table:table-cell office:value-type="float" office:value="2648.132" calcext:value-type="float">
            <text:p>2648.132</text:p>
          </table:table-cell>
          <table:table-cell office:value-type="float" office:value="94.17" calcext:value-type="float">
            <text:p>94.17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/>
          <table:table-cell office:value-type="float" office:value="24.122" calcext:value-type="float">
            <text:p>24.122</text:p>
          </table:table-cell>
          <table:table-cell office:value-type="float" office:value="11290" calcext:value-type="float">
            <text:p>11290</text:p>
          </table:table-cell>
          <table:table-cell office:value-type="float" office:value="54.612" calcext:value-type="float">
            <text:p>54.612</text:p>
          </table:table-cell>
          <table:table-cell office:value-type="float" office:value="-32.062" calcext:value-type="float">
            <text:p>-32.062</text:p>
          </table:table-cell>
          <table:table-cell office:value-type="float" office:value="108.831" calcext:value-type="float">
            <text:p>108.831</text:p>
          </table:table-cell>
          <table:table-cell office:value-type="float" office:value="32.069" calcext:value-type="float">
            <text:p>32.069</text:p>
          </table:table-cell>
          <table:table-cell office:value-type="float" office:value="2652.84" calcext:value-type="float">
            <text:p>2652.84</text:p>
          </table:table-cell>
          <table:table-cell office:value-type="float" office:value="94.137" calcext:value-type="float">
            <text:p>94.137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/>
          <table:table-cell office:value-type="float" office:value="24.172" calcext:value-type="float">
            <text:p>24.172</text:p>
          </table:table-cell>
          <table:table-cell office:value-type="float" office:value="11290" calcext:value-type="float">
            <text:p>11290</text:p>
          </table:table-cell>
          <table:table-cell office:value-type="float" office:value="53.01" calcext:value-type="float">
            <text:p>53.01</text:p>
          </table:table-cell>
          <table:table-cell office:value-type="float" office:value="-32.037" calcext:value-type="float">
            <text:p>-32.037</text:p>
          </table:table-cell>
          <table:table-cell office:value-type="float" office:value="108.007" calcext:value-type="float">
            <text:p>108.007</text:p>
          </table:table-cell>
          <table:table-cell office:value-type="float" office:value="32.044" calcext:value-type="float">
            <text:p>32.044</text:p>
          </table:table-cell>
          <table:table-cell office:value-type="float" office:value="2657.546" calcext:value-type="float">
            <text:p>2657.546</text:p>
          </table:table-cell>
          <table:table-cell office:value-type="float" office:value="94.103" calcext:value-type="float">
            <text:p>94.103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/>
          <table:table-cell office:value-type="float" office:value="24.222" calcext:value-type="float">
            <text:p>24.222</text:p>
          </table:table-cell>
          <table:table-cell office:value-type="float" office:value="11300" calcext:value-type="float">
            <text:p>11300</text:p>
          </table:table-cell>
          <table:table-cell office:value-type="float" office:value="51.408" calcext:value-type="float">
            <text:p>51.408</text:p>
          </table:table-cell>
          <table:table-cell office:value-type="float" office:value="-32.02" calcext:value-type="float">
            <text:p>-32.02</text:p>
          </table:table-cell>
          <table:table-cell office:value-type="float" office:value="107.2" calcext:value-type="float">
            <text:p>107.2</text:p>
          </table:table-cell>
          <table:table-cell office:value-type="float" office:value="32.027" calcext:value-type="float">
            <text:p>32.027</text:p>
          </table:table-cell>
          <table:table-cell office:value-type="float" office:value="2662.25" calcext:value-type="float">
            <text:p>2662.25</text:p>
          </table:table-cell>
          <table:table-cell office:value-type="float" office:value="94.07" calcext:value-type="float">
            <text:p>94.07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/>
          <table:table-cell office:value-type="float" office:value="24.272" calcext:value-type="float">
            <text:p>24.272</text:p>
          </table:table-cell>
          <table:table-cell office:value-type="float" office:value="11300" calcext:value-type="float">
            <text:p>11300</text:p>
          </table:table-cell>
          <table:table-cell office:value-type="float" office:value="49.808" calcext:value-type="float">
            <text:p>49.808</text:p>
          </table:table-cell>
          <table:table-cell office:value-type="float" office:value="-31.964" calcext:value-type="float">
            <text:p>-31.964</text:p>
          </table:table-cell>
          <table:table-cell office:value-type="float" office:value="106.412" calcext:value-type="float">
            <text:p>106.412</text:p>
          </table:table-cell>
          <table:table-cell office:value-type="float" office:value="31.972" calcext:value-type="float">
            <text:p>31.972</text:p>
          </table:table-cell>
          <table:table-cell office:value-type="float" office:value="2666.953" calcext:value-type="float">
            <text:p>2666.953</text:p>
          </table:table-cell>
          <table:table-cell office:value-type="float" office:value="94.036" calcext:value-type="float">
            <text:p>94.036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/>
          <table:table-cell office:value-type="float" office:value="24.322" calcext:value-type="float">
            <text:p>24.322</text:p>
          </table:table-cell>
          <table:table-cell office:value-type="float" office:value="11300" calcext:value-type="float">
            <text:p>11300</text:p>
          </table:table-cell>
          <table:table-cell office:value-type="float" office:value="48.211" calcext:value-type="float">
            <text:p>48.211</text:p>
          </table:table-cell>
          <table:table-cell office:value-type="float" office:value="-31.904" calcext:value-type="float">
            <text:p>-31.904</text:p>
          </table:table-cell>
          <table:table-cell office:value-type="float" office:value="105.643" calcext:value-type="float">
            <text:p>105.643</text:p>
          </table:table-cell>
          <table:table-cell office:value-type="float" office:value="31.913" calcext:value-type="float">
            <text:p>31.913</text:p>
          </table:table-cell>
          <table:table-cell office:value-type="float" office:value="2671.654" calcext:value-type="float">
            <text:p>2671.654</text:p>
          </table:table-cell>
          <table:table-cell office:value-type="float" office:value="94" calcext:value-type="float">
            <text:p>94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/>
          <table:table-cell office:value-type="float" office:value="24.372" calcext:value-type="float">
            <text:p>24.372</text:p>
          </table:table-cell>
          <table:table-cell office:value-type="float" office:value="11300" calcext:value-type="float">
            <text:p>11300</text:p>
          </table:table-cell>
          <table:table-cell office:value-type="float" office:value="46.618" calcext:value-type="float">
            <text:p>46.618</text:p>
          </table:table-cell>
          <table:table-cell office:value-type="float" office:value="-31.838" calcext:value-type="float">
            <text:p>-31.838</text:p>
          </table:table-cell>
          <table:table-cell office:value-type="float" office:value="104.892" calcext:value-type="float">
            <text:p>104.892</text:p>
          </table:table-cell>
          <table:table-cell office:value-type="float" office:value="31.847" calcext:value-type="float">
            <text:p>31.847</text:p>
          </table:table-cell>
          <table:table-cell office:value-type="float" office:value="2676.353" calcext:value-type="float">
            <text:p>2676.353</text:p>
          </table:table-cell>
          <table:table-cell office:value-type="float" office:value="93.963" calcext:value-type="float">
            <text:p>93.96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24.422" calcext:value-type="float">
            <text:p>24.422</text:p>
          </table:table-cell>
          <table:table-cell office:value-type="float" office:value="11310" calcext:value-type="float">
            <text:p>11310</text:p>
          </table:table-cell>
          <table:table-cell office:value-type="float" office:value="45.027" calcext:value-type="float">
            <text:p>45.027</text:p>
          </table:table-cell>
          <table:table-cell office:value-type="float" office:value="-31.803" calcext:value-type="float">
            <text:p>-31.803</text:p>
          </table:table-cell>
          <table:table-cell office:value-type="float" office:value="104.161" calcext:value-type="float">
            <text:p>104.161</text:p>
          </table:table-cell>
          <table:table-cell office:value-type="float" office:value="31.812" calcext:value-type="float">
            <text:p>31.812</text:p>
          </table:table-cell>
          <table:table-cell office:value-type="float" office:value="2681.05" calcext:value-type="float">
            <text:p>2681.05</text:p>
          </table:table-cell>
          <table:table-cell office:value-type="float" office:value="93.925" calcext:value-type="float">
            <text:p>93.925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/>
          <table:table-cell office:value-type="float" office:value="24.472" calcext:value-type="float">
            <text:p>24.472</text:p>
          </table:table-cell>
          <table:table-cell office:value-type="float" office:value="11310" calcext:value-type="float">
            <text:p>11310</text:p>
          </table:table-cell>
          <table:table-cell office:value-type="float" office:value="43.437" calcext:value-type="float">
            <text:p>43.437</text:p>
          </table:table-cell>
          <table:table-cell office:value-type="float" office:value="-31.816" calcext:value-type="float">
            <text:p>-31.816</text:p>
          </table:table-cell>
          <table:table-cell office:value-type="float" office:value="103.449" calcext:value-type="float">
            <text:p>103.449</text:p>
          </table:table-cell>
          <table:table-cell office:value-type="float" office:value="31.825" calcext:value-type="float">
            <text:p>31.825</text:p>
          </table:table-cell>
          <table:table-cell office:value-type="float" office:value="2685.745" calcext:value-type="float">
            <text:p>2685.745</text:p>
          </table:table-cell>
          <table:table-cell office:value-type="float" office:value="93.888" calcext:value-type="float">
            <text:p>93.888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/>
          <table:table-cell office:value-type="float" office:value="24.522" calcext:value-type="float">
            <text:p>24.522</text:p>
          </table:table-cell>
          <table:table-cell office:value-type="float" office:value="11310" calcext:value-type="float">
            <text:p>11310</text:p>
          </table:table-cell>
          <table:table-cell office:value-type="float" office:value="41.846" calcext:value-type="float">
            <text:p>41.846</text:p>
          </table:table-cell>
          <table:table-cell office:value-type="float" office:value="-31.815" calcext:value-type="float">
            <text:p>-31.815</text:p>
          </table:table-cell>
          <table:table-cell office:value-type="float" office:value="102.758" calcext:value-type="float">
            <text:p>102.758</text:p>
          </table:table-cell>
          <table:table-cell office:value-type="float" office:value="31.824" calcext:value-type="float">
            <text:p>31.824</text:p>
          </table:table-cell>
          <table:table-cell office:value-type="float" office:value="2690.439" calcext:value-type="float">
            <text:p>2690.439</text:p>
          </table:table-cell>
          <table:table-cell office:value-type="float" office:value="93.852" calcext:value-type="float">
            <text:p>93.852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/>
          <table:table-cell office:value-type="float" office:value="24.572" calcext:value-type="float">
            <text:p>24.572</text:p>
          </table:table-cell>
          <table:table-cell office:value-type="float" office:value="11310" calcext:value-type="float">
            <text:p>11310</text:p>
          </table:table-cell>
          <table:table-cell office:value-type="float" office:value="40.255" calcext:value-type="float">
            <text:p>40.255</text:p>
          </table:table-cell>
          <table:table-cell office:value-type="float" office:value="-31.825" calcext:value-type="float">
            <text:p>-31.825</text:p>
          </table:table-cell>
          <table:table-cell office:value-type="float" office:value="102.088" calcext:value-type="float">
            <text:p>102.088</text:p>
          </table:table-cell>
          <table:table-cell office:value-type="float" office:value="31.833" calcext:value-type="float">
            <text:p>31.833</text:p>
          </table:table-cell>
          <table:table-cell office:value-type="float" office:value="2695.131" calcext:value-type="float">
            <text:p>2695.131</text:p>
          </table:table-cell>
          <table:table-cell office:value-type="float" office:value="93.816" calcext:value-type="float">
            <text:p>93.816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/>
          <table:table-cell office:value-type="float" office:value="24.622" calcext:value-type="float">
            <text:p>24.622</text:p>
          </table:table-cell>
          <table:table-cell office:value-type="float" office:value="11310" calcext:value-type="float">
            <text:p>11310</text:p>
          </table:table-cell>
          <table:table-cell office:value-type="float" office:value="38.663" calcext:value-type="float">
            <text:p>38.663</text:p>
          </table:table-cell>
          <table:table-cell office:value-type="float" office:value="-31.864" calcext:value-type="float">
            <text:p>-31.864</text:p>
          </table:table-cell>
          <table:table-cell office:value-type="float" office:value="101.439" calcext:value-type="float">
            <text:p>101.439</text:p>
          </table:table-cell>
          <table:table-cell office:value-type="float" office:value="31.871" calcext:value-type="float">
            <text:p>31.871</text:p>
          </table:table-cell>
          <table:table-cell office:value-type="float" office:value="2699.821" calcext:value-type="float">
            <text:p>2699.821</text:p>
          </table:table-cell>
          <table:table-cell office:value-type="float" office:value="93.782" calcext:value-type="float">
            <text:p>93.78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float" office:value="24.672" calcext:value-type="float">
            <text:p>24.672</text:p>
          </table:table-cell>
          <table:table-cell office:value-type="float" office:value="11320" calcext:value-type="float">
            <text:p>11320</text:p>
          </table:table-cell>
          <table:table-cell office:value-type="float" office:value="37.07" calcext:value-type="float">
            <text:p>37.07</text:p>
          </table:table-cell>
          <table:table-cell office:value-type="float" office:value="-31.837" calcext:value-type="float">
            <text:p>-31.837</text:p>
          </table:table-cell>
          <table:table-cell office:value-type="float" office:value="100.812" calcext:value-type="float">
            <text:p>100.812</text:p>
          </table:table-cell>
          <table:table-cell office:value-type="float" office:value="31.844" calcext:value-type="float">
            <text:p>31.844</text:p>
          </table:table-cell>
          <table:table-cell office:value-type="float" office:value="2704.509" calcext:value-type="float">
            <text:p>2704.509</text:p>
          </table:table-cell>
          <table:table-cell office:value-type="float" office:value="93.749" calcext:value-type="float">
            <text:p>93.74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/>
          <table:table-cell office:value-type="float" office:value="24.722" calcext:value-type="float">
            <text:p>24.722</text:p>
          </table:table-cell>
          <table:table-cell office:value-type="float" office:value="11320" calcext:value-type="float">
            <text:p>11320</text:p>
          </table:table-cell>
          <table:table-cell office:value-type="float" office:value="35.479" calcext:value-type="float">
            <text:p>35.479</text:p>
          </table:table-cell>
          <table:table-cell office:value-type="float" office:value="-31.816" calcext:value-type="float">
            <text:p>-31.816</text:p>
          </table:table-cell>
          <table:table-cell office:value-type="float" office:value="100.206" calcext:value-type="float">
            <text:p>100.206</text:p>
          </table:table-cell>
          <table:table-cell office:value-type="float" office:value="31.823" calcext:value-type="float">
            <text:p>31.823</text:p>
          </table:table-cell>
          <table:table-cell office:value-type="float" office:value="2709.195" calcext:value-type="float">
            <text:p>2709.195</text:p>
          </table:table-cell>
          <table:table-cell office:value-type="float" office:value="93.715" calcext:value-type="float">
            <text:p>93.715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/>
          <table:table-cell office:value-type="float" office:value="24.772" calcext:value-type="float">
            <text:p>24.772</text:p>
          </table:table-cell>
          <table:table-cell office:value-type="float" office:value="11320" calcext:value-type="float">
            <text:p>11320</text:p>
          </table:table-cell>
          <table:table-cell office:value-type="float" office:value="33.888" calcext:value-type="float">
            <text:p>33.888</text:p>
          </table:table-cell>
          <table:table-cell office:value-type="float" office:value="-31.83" calcext:value-type="float">
            <text:p>-31.83</text:p>
          </table:table-cell>
          <table:table-cell office:value-type="float" office:value="99.623" calcext:value-type="float">
            <text:p>99.623</text:p>
          </table:table-cell>
          <table:table-cell office:value-type="float" office:value="31.837" calcext:value-type="float">
            <text:p>31.837</text:p>
          </table:table-cell>
          <table:table-cell office:value-type="float" office:value="2713.88" calcext:value-type="float">
            <text:p>2713.88</text:p>
          </table:table-cell>
          <table:table-cell office:value-type="float" office:value="93.682" calcext:value-type="float">
            <text:p>93.682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/>
          <table:table-cell office:value-type="float" office:value="24.822" calcext:value-type="float">
            <text:p>24.822</text:p>
          </table:table-cell>
          <table:table-cell office:value-type="float" office:value="11320" calcext:value-type="float">
            <text:p>11320</text:p>
          </table:table-cell>
          <table:table-cell office:value-type="float" office:value="32.297" calcext:value-type="float">
            <text:p>32.297</text:p>
          </table:table-cell>
          <table:table-cell office:value-type="float" office:value="-31.83" calcext:value-type="float">
            <text:p>-31.83</text:p>
          </table:table-cell>
          <table:table-cell office:value-type="float" office:value="99.062" calcext:value-type="float">
            <text:p>99.062</text:p>
          </table:table-cell>
          <table:table-cell office:value-type="float" office:value="31.836" calcext:value-type="float">
            <text:p>31.836</text:p>
          </table:table-cell>
          <table:table-cell office:value-type="float" office:value="2718.564" calcext:value-type="float">
            <text:p>2718.564</text:p>
          </table:table-cell>
          <table:table-cell office:value-type="float" office:value="93.649" calcext:value-type="float">
            <text:p>93.649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/>
          <table:table-cell office:value-type="float" office:value="24.872" calcext:value-type="float">
            <text:p>24.872</text:p>
          </table:table-cell>
          <table:table-cell office:value-type="float" office:value="11320" calcext:value-type="float">
            <text:p>11320</text:p>
          </table:table-cell>
          <table:table-cell office:value-type="float" office:value="30.704" calcext:value-type="float">
            <text:p>30.704</text:p>
          </table:table-cell>
          <table:table-cell office:value-type="float" office:value="-31.898" calcext:value-type="float">
            <text:p>-31.898</text:p>
          </table:table-cell>
          <table:table-cell office:value-type="float" office:value="98.525" calcext:value-type="float">
            <text:p>98.525</text:p>
          </table:table-cell>
          <table:table-cell office:value-type="float" office:value="31.903" calcext:value-type="float">
            <text:p>31.903</text:p>
          </table:table-cell>
          <table:table-cell office:value-type="float" office:value="2723.245" calcext:value-type="float">
            <text:p>2723.245</text:p>
          </table:table-cell>
          <table:table-cell office:value-type="float" office:value="93.618" calcext:value-type="float">
            <text:p>93.618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/>
          <table:table-cell office:value-type="float" office:value="24.922" calcext:value-type="float">
            <text:p>24.922</text:p>
          </table:table-cell>
          <table:table-cell office:value-type="float" office:value="11330" calcext:value-type="float">
            <text:p>11330</text:p>
          </table:table-cell>
          <table:table-cell office:value-type="float" office:value="29.107" calcext:value-type="float">
            <text:p>29.107</text:p>
          </table:table-cell>
          <table:table-cell office:value-type="float" office:value="-31.953" calcext:value-type="float">
            <text:p>-31.953</text:p>
          </table:table-cell>
          <table:table-cell office:value-type="float" office:value="98.012" calcext:value-type="float">
            <text:p>98.012</text:p>
          </table:table-cell>
          <table:table-cell office:value-type="float" office:value="31.958" calcext:value-type="float">
            <text:p>31.958</text:p>
          </table:table-cell>
          <table:table-cell office:value-type="float" office:value="2727.925" calcext:value-type="float">
            <text:p>2727.925</text:p>
          </table:table-cell>
          <table:table-cell office:value-type="float" office:value="93.59" calcext:value-type="float">
            <text:p>93.59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/>
          <table:table-cell office:value-type="float" office:value="24.972" calcext:value-type="float">
            <text:p>24.972</text:p>
          </table:table-cell>
          <table:table-cell office:value-type="float" office:value="11330" calcext:value-type="float">
            <text:p>11330</text:p>
          </table:table-cell>
          <table:table-cell office:value-type="float" office:value="27.509" calcext:value-type="float">
            <text:p>27.509</text:p>
          </table:table-cell>
          <table:table-cell office:value-type="float" office:value="-31.954" calcext:value-type="float">
            <text:p>-31.954</text:p>
          </table:table-cell>
          <table:table-cell office:value-type="float" office:value="97.523" calcext:value-type="float">
            <text:p>97.523</text:p>
          </table:table-cell>
          <table:table-cell office:value-type="float" office:value="31.959" calcext:value-type="float">
            <text:p>31.959</text:p>
          </table:table-cell>
          <table:table-cell office:value-type="float" office:value="2732.604" calcext:value-type="float">
            <text:p>2732.604</text:p>
          </table:table-cell>
          <table:table-cell office:value-type="float" office:value="93.563" calcext:value-type="float">
            <text:p>93.563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/>
          <table:table-cell office:value-type="float" office:value="25.022" calcext:value-type="float">
            <text:p>25.022</text:p>
          </table:table-cell>
          <table:table-cell office:value-type="float" office:value="11330" calcext:value-type="float">
            <text:p>11330</text:p>
          </table:table-cell>
          <table:table-cell office:value-type="float" office:value="25.912" calcext:value-type="float">
            <text:p>25.912</text:p>
          </table:table-cell>
          <table:table-cell office:value-type="float" office:value="-31.938" calcext:value-type="float">
            <text:p>-31.938</text:p>
          </table:table-cell>
          <table:table-cell office:value-type="float" office:value="97.059" calcext:value-type="float">
            <text:p>97.059</text:p>
          </table:table-cell>
          <table:table-cell office:value-type="float" office:value="31.942" calcext:value-type="float">
            <text:p>31.942</text:p>
          </table:table-cell>
          <table:table-cell office:value-type="float" office:value="2737.282" calcext:value-type="float">
            <text:p>2737.282</text:p>
          </table:table-cell>
          <table:table-cell office:value-type="float" office:value="93.536" calcext:value-type="float">
            <text:p>93.536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/>
          <table:table-cell office:value-type="float" office:value="25.072" calcext:value-type="float">
            <text:p>25.072</text:p>
          </table:table-cell>
          <table:table-cell office:value-type="float" office:value="11330" calcext:value-type="float">
            <text:p>11330</text:p>
          </table:table-cell>
          <table:table-cell office:value-type="float" office:value="24.315" calcext:value-type="float">
            <text:p>24.315</text:p>
          </table:table-cell>
          <table:table-cell office:value-type="float" office:value="-31.911" calcext:value-type="float">
            <text:p>-31.911</text:p>
          </table:table-cell>
          <table:table-cell office:value-type="float" office:value="96.618" calcext:value-type="float">
            <text:p>96.618</text:p>
          </table:table-cell>
          <table:table-cell office:value-type="float" office:value="31.916" calcext:value-type="float">
            <text:p>31.916</text:p>
          </table:table-cell>
          <table:table-cell office:value-type="float" office:value="2741.958" calcext:value-type="float">
            <text:p>2741.958</text:p>
          </table:table-cell>
          <table:table-cell office:value-type="float" office:value="93.509" calcext:value-type="float">
            <text:p>93.509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/>
          <table:table-cell office:value-type="float" office:value="25.122" calcext:value-type="float">
            <text:p>25.122</text:p>
          </table:table-cell>
          <table:table-cell office:value-type="float" office:value="11330" calcext:value-type="float">
            <text:p>11330</text:p>
          </table:table-cell>
          <table:table-cell office:value-type="float" office:value="22.721" calcext:value-type="float">
            <text:p>22.721</text:p>
          </table:table-cell>
          <table:table-cell office:value-type="float" office:value="-31.89" calcext:value-type="float">
            <text:p>-31.89</text:p>
          </table:table-cell>
          <table:table-cell office:value-type="float" office:value="96.203" calcext:value-type="float">
            <text:p>96.203</text:p>
          </table:table-cell>
          <table:table-cell office:value-type="float" office:value="31.895" calcext:value-type="float">
            <text:p>31.895</text:p>
          </table:table-cell>
          <table:table-cell office:value-type="float" office:value="2746.633" calcext:value-type="float">
            <text:p>2746.633</text:p>
          </table:table-cell>
          <table:table-cell office:value-type="float" office:value="93.481" calcext:value-type="float">
            <text:p>93.481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/>
          <table:table-cell office:value-type="float" office:value="25.172" calcext:value-type="float">
            <text:p>25.172</text:p>
          </table:table-cell>
          <table:table-cell office:value-type="float" office:value="11330" calcext:value-type="float">
            <text:p>11330</text:p>
          </table:table-cell>
          <table:table-cell office:value-type="float" office:value="21.126" calcext:value-type="float">
            <text:p>21.126</text:p>
          </table:table-cell>
          <table:table-cell office:value-type="float" office:value="-31.899" calcext:value-type="float">
            <text:p>-31.899</text:p>
          </table:table-cell>
          <table:table-cell office:value-type="float" office:value="95.812" calcext:value-type="float">
            <text:p>95.812</text:p>
          </table:table-cell>
          <table:table-cell office:value-type="float" office:value="31.904" calcext:value-type="float">
            <text:p>31.904</text:p>
          </table:table-cell>
          <table:table-cell office:value-type="float" office:value="2751.306" calcext:value-type="float">
            <text:p>2751.306</text:p>
          </table:table-cell>
          <table:table-cell office:value-type="float" office:value="93.454" calcext:value-type="float">
            <text:p>93.454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/>
          <table:table-cell office:value-type="float" office:value="25.222" calcext:value-type="float">
            <text:p>25.222</text:p>
          </table:table-cell>
          <table:table-cell office:value-type="float" office:value="11330" calcext:value-type="float">
            <text:p>11330</text:p>
          </table:table-cell>
          <table:table-cell office:value-type="float" office:value="19.531" calcext:value-type="float">
            <text:p>19.531</text:p>
          </table:table-cell>
          <table:table-cell office:value-type="float" office:value="-31.902" calcext:value-type="float">
            <text:p>-31.902</text:p>
          </table:table-cell>
          <table:table-cell office:value-type="float" office:value="95.447" calcext:value-type="float">
            <text:p>95.447</text:p>
          </table:table-cell>
          <table:table-cell office:value-type="float" office:value="31.907" calcext:value-type="float">
            <text:p>31.907</text:p>
          </table:table-cell>
          <table:table-cell office:value-type="float" office:value="2755.978" calcext:value-type="float">
            <text:p>2755.978</text:p>
          </table:table-cell>
          <table:table-cell office:value-type="float" office:value="93.427" calcext:value-type="float">
            <text:p>93.4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25.272" calcext:value-type="float">
            <text:p>25.272</text:p>
          </table:table-cell>
          <table:table-cell office:value-type="float" office:value="11330" calcext:value-type="float">
            <text:p>11330</text:p>
          </table:table-cell>
          <table:table-cell office:value-type="float" office:value="17.936" calcext:value-type="float">
            <text:p>17.936</text:p>
          </table:table-cell>
          <table:table-cell office:value-type="float" office:value="-31.883" calcext:value-type="float">
            <text:p>-31.883</text:p>
          </table:table-cell>
          <table:table-cell office:value-type="float" office:value="95.107" calcext:value-type="float">
            <text:p>95.107</text:p>
          </table:table-cell>
          <table:table-cell office:value-type="float" office:value="31.888" calcext:value-type="float">
            <text:p>31.888</text:p>
          </table:table-cell>
          <table:table-cell office:value-type="float" office:value="2760.649" calcext:value-type="float">
            <text:p>2760.649</text:p>
          </table:table-cell>
          <table:table-cell office:value-type="float" office:value="93.401" calcext:value-type="float">
            <text:p>93.401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/>
          <table:table-cell office:value-type="float" office:value="25.322" calcext:value-type="float">
            <text:p>25.322</text:p>
          </table:table-cell>
          <table:table-cell office:value-type="float" office:value="11330" calcext:value-type="float">
            <text:p>11330</text:p>
          </table:table-cell>
          <table:table-cell office:value-type="float" office:value="16.342" calcext:value-type="float">
            <text:p>16.342</text:p>
          </table:table-cell>
          <table:table-cell office:value-type="float" office:value="-31.896" calcext:value-type="float">
            <text:p>-31.896</text:p>
          </table:table-cell>
          <table:table-cell office:value-type="float" office:value="94.793" calcext:value-type="float">
            <text:p>94.793</text:p>
          </table:table-cell>
          <table:table-cell office:value-type="float" office:value="31.9" calcext:value-type="float">
            <text:p>31.9</text:p>
          </table:table-cell>
          <table:table-cell office:value-type="float" office:value="2765.318" calcext:value-type="float">
            <text:p>2765.318</text:p>
          </table:table-cell>
          <table:table-cell office:value-type="float" office:value="93.374" calcext:value-type="float">
            <text:p>93.37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/>
          <table:table-cell office:value-type="float" office:value="25.372" calcext:value-type="float">
            <text:p>25.372</text:p>
          </table:table-cell>
          <table:table-cell office:value-type="float" office:value="11330" calcext:value-type="float">
            <text:p>11330</text:p>
          </table:table-cell>
          <table:table-cell office:value-type="float" office:value="14.746" calcext:value-type="float">
            <text:p>14.746</text:p>
          </table:table-cell>
          <table:table-cell office:value-type="float" office:value="-31.916" calcext:value-type="float">
            <text:p>-31.916</text:p>
          </table:table-cell>
          <table:table-cell office:value-type="float" office:value="94.506" calcext:value-type="float">
            <text:p>94.506</text:p>
          </table:table-cell>
          <table:table-cell office:value-type="float" office:value="31.919" calcext:value-type="float">
            <text:p>31.919</text:p>
          </table:table-cell>
          <table:table-cell office:value-type="float" office:value="2769.986" calcext:value-type="float">
            <text:p>2769.986</text:p>
          </table:table-cell>
          <table:table-cell office:value-type="float" office:value="93.349" calcext:value-type="float">
            <text:p>93.349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/>
          <table:table-cell office:value-type="float" office:value="25.422" calcext:value-type="float">
            <text:p>25.422</text:p>
          </table:table-cell>
          <table:table-cell office:value-type="float" office:value="11340" calcext:value-type="float">
            <text:p>11340</text:p>
          </table:table-cell>
          <table:table-cell office:value-type="float" office:value="13.151" calcext:value-type="float">
            <text:p>13.151</text:p>
          </table:table-cell>
          <table:table-cell office:value-type="float" office:value="-31.915" calcext:value-type="float">
            <text:p>-31.915</text:p>
          </table:table-cell>
          <table:table-cell office:value-type="float" office:value="94.246" calcext:value-type="float">
            <text:p>94.246</text:p>
          </table:table-cell>
          <table:table-cell office:value-type="float" office:value="31.919" calcext:value-type="float">
            <text:p>31.919</text:p>
          </table:table-cell>
          <table:table-cell office:value-type="float" office:value="2774.653" calcext:value-type="float">
            <text:p>2774.653</text:p>
          </table:table-cell>
          <table:table-cell office:value-type="float" office:value="93.324" calcext:value-type="float">
            <text:p>93.324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/>
          <table:table-cell office:value-type="float" office:value="25.472" calcext:value-type="float">
            <text:p>25.472</text:p>
          </table:table-cell>
          <table:table-cell office:value-type="float" office:value="11340" calcext:value-type="float">
            <text:p>11340</text:p>
          </table:table-cell>
          <table:table-cell office:value-type="float" office:value="11.555" calcext:value-type="float">
            <text:p>11.555</text:p>
          </table:table-cell>
          <table:table-cell office:value-type="float" office:value="-31.919" calcext:value-type="float">
            <text:p>-31.919</text:p>
          </table:table-cell>
          <table:table-cell office:value-type="float" office:value="94.012" calcext:value-type="float">
            <text:p>94.012</text:p>
          </table:table-cell>
          <table:table-cell office:value-type="float" office:value="31.922" calcext:value-type="float">
            <text:p>31.922</text:p>
          </table:table-cell>
          <table:table-cell office:value-type="float" office:value="2779.318" calcext:value-type="float">
            <text:p>2779.318</text:p>
          </table:table-cell>
          <table:table-cell office:value-type="float" office:value="93.299" calcext:value-type="float">
            <text:p>93.299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/>
          <table:table-cell office:value-type="float" office:value="25.522" calcext:value-type="float">
            <text:p>25.522</text:p>
          </table:table-cell>
          <table:table-cell office:value-type="float" office:value="11340" calcext:value-type="float">
            <text:p>11340</text:p>
          </table:table-cell>
          <table:table-cell office:value-type="float" office:value="9.959" calcext:value-type="float">
            <text:p>9.959</text:p>
          </table:table-cell>
          <table:table-cell office:value-type="float" office:value="-31.905" calcext:value-type="float">
            <text:p>-31.905</text:p>
          </table:table-cell>
          <table:table-cell office:value-type="float" office:value="93.805" calcext:value-type="float">
            <text:p>93.805</text:p>
          </table:table-cell>
          <table:table-cell office:value-type="float" office:value="31.909" calcext:value-type="float">
            <text:p>31.909</text:p>
          </table:table-cell>
          <table:table-cell office:value-type="float" office:value="2783.983" calcext:value-type="float">
            <text:p>2783.983</text:p>
          </table:table-cell>
          <table:table-cell office:value-type="float" office:value="93.275" calcext:value-type="float">
            <text:p>93.275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/>
          <table:table-cell office:value-type="float" office:value="25.572" calcext:value-type="float">
            <text:p>25.572</text:p>
          </table:table-cell>
          <table:table-cell office:value-type="float" office:value="11340" calcext:value-type="float">
            <text:p>11340</text:p>
          </table:table-cell>
          <table:table-cell office:value-type="float" office:value="8.364" calcext:value-type="float">
            <text:p>8.364</text:p>
          </table:table-cell>
          <table:table-cell office:value-type="float" office:value="-31.905" calcext:value-type="float">
            <text:p>-31.905</text:p>
          </table:table-cell>
          <table:table-cell office:value-type="float" office:value="93.625" calcext:value-type="float">
            <text:p>93.625</text:p>
          </table:table-cell>
          <table:table-cell office:value-type="float" office:value="31.909" calcext:value-type="float">
            <text:p>31.909</text:p>
          </table:table-cell>
          <table:table-cell office:value-type="float" office:value="2788.646" calcext:value-type="float">
            <text:p>2788.646</text:p>
          </table:table-cell>
          <table:table-cell office:value-type="float" office:value="93.25" calcext:value-type="float">
            <text:p>93.25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/>
          <table:table-cell office:value-type="float" office:value="25.622" calcext:value-type="float">
            <text:p>25.622</text:p>
          </table:table-cell>
          <table:table-cell office:value-type="float" office:value="11340" calcext:value-type="float">
            <text:p>11340</text:p>
          </table:table-cell>
          <table:table-cell office:value-type="float" office:value="6.769" calcext:value-type="float">
            <text:p>6.769</text:p>
          </table:table-cell>
          <table:table-cell office:value-type="float" office:value="-31.909" calcext:value-type="float">
            <text:p>-31.909</text:p>
          </table:table-cell>
          <table:table-cell office:value-type="float" office:value="93.472" calcext:value-type="float">
            <text:p>93.472</text:p>
          </table:table-cell>
          <table:table-cell office:value-type="float" office:value="31.913" calcext:value-type="float">
            <text:p>31.913</text:p>
          </table:table-cell>
          <table:table-cell office:value-type="float" office:value="2793.308" calcext:value-type="float">
            <text:p>2793.308</text:p>
          </table:table-cell>
          <table:table-cell office:value-type="float" office:value="93.227" calcext:value-type="float">
            <text:p>93.227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/>
          <table:table-cell office:value-type="float" office:value="25.672" calcext:value-type="float">
            <text:p>25.672</text:p>
          </table:table-cell>
          <table:table-cell office:value-type="float" office:value="11340" calcext:value-type="float">
            <text:p>11340</text:p>
          </table:table-cell>
          <table:table-cell office:value-type="float" office:value="5.173" calcext:value-type="float">
            <text:p>5.173</text:p>
          </table:table-cell>
          <table:table-cell office:value-type="float" office:value="-31.903" calcext:value-type="float">
            <text:p>-31.903</text:p>
          </table:table-cell>
          <table:table-cell office:value-type="float" office:value="93.346" calcext:value-type="float">
            <text:p>93.346</text:p>
          </table:table-cell>
          <table:table-cell office:value-type="float" office:value="31.906" calcext:value-type="float">
            <text:p>31.906</text:p>
          </table:table-cell>
          <table:table-cell office:value-type="float" office:value="2797.969" calcext:value-type="float">
            <text:p>2797.969</text:p>
          </table:table-cell>
          <table:table-cell office:value-type="float" office:value="93.203" calcext:value-type="float">
            <text:p>93.203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/>
          <table:table-cell office:value-type="float" office:value="25.722" calcext:value-type="float">
            <text:p>25.722</text:p>
          </table:table-cell>
          <table:table-cell office:value-type="float" office:value="11340" calcext:value-type="float">
            <text:p>11340</text:p>
          </table:table-cell>
          <table:table-cell office:value-type="float" office:value="3.578" calcext:value-type="float">
            <text:p>3.578</text:p>
          </table:table-cell>
          <table:table-cell office:value-type="float" office:value="-31.902" calcext:value-type="float">
            <text:p>-31.902</text:p>
          </table:table-cell>
          <table:table-cell office:value-type="float" office:value="93.248" calcext:value-type="float">
            <text:p>93.248</text:p>
          </table:table-cell>
          <table:table-cell office:value-type="float" office:value="31.905" calcext:value-type="float">
            <text:p>31.905</text:p>
          </table:table-cell>
          <table:table-cell office:value-type="float" office:value="2802.628" calcext:value-type="float">
            <text:p>2802.628</text:p>
          </table:table-cell>
          <table:table-cell office:value-type="float" office:value="93.179" calcext:value-type="float">
            <text:p>93.179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/>
          <table:table-cell office:value-type="float" office:value="25.772" calcext:value-type="float">
            <text:p>25.772</text:p>
          </table:table-cell>
          <table:table-cell office:value-type="float" office:value="11340" calcext:value-type="float">
            <text:p>11340</text:p>
          </table:table-cell>
          <table:table-cell office:value-type="float" office:value="1.983" calcext:value-type="float">
            <text:p>1.983</text:p>
          </table:table-cell>
          <table:table-cell office:value-type="float" office:value="-31.901" calcext:value-type="float">
            <text:p>-31.901</text:p>
          </table:table-cell>
          <table:table-cell office:value-type="float" office:value="93.177" calcext:value-type="float">
            <text:p>93.177</text:p>
          </table:table-cell>
          <table:table-cell office:value-type="float" office:value="31.905" calcext:value-type="float">
            <text:p>31.905</text:p>
          </table:table-cell>
          <table:table-cell office:value-type="float" office:value="2807.286" calcext:value-type="float">
            <text:p>2807.286</text:p>
          </table:table-cell>
          <table:table-cell office:value-type="float" office:value="93.156" calcext:value-type="float">
            <text:p>93.156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/>
          <table:table-cell office:value-type="float" office:value="25.822" calcext:value-type="float">
            <text:p>25.822</text:p>
          </table:table-cell>
          <table:table-cell office:value-type="float" office:value="11340" calcext:value-type="float">
            <text:p>11340</text:p>
          </table:table-cell>
          <table:table-cell office:value-type="float" office:value="0.388" calcext:value-type="float">
            <text:p>0.388</text:p>
          </table:table-cell>
          <table:table-cell office:value-type="float" office:value="-31.904" calcext:value-type="float">
            <text:p>-31.904</text:p>
          </table:table-cell>
          <table:table-cell office:value-type="float" office:value="93.133" calcext:value-type="float">
            <text:p>93.133</text:p>
          </table:table-cell>
          <table:table-cell office:value-type="float" office:value="31.907" calcext:value-type="float">
            <text:p>31.907</text:p>
          </table:table-cell>
          <table:table-cell office:value-type="float" office:value="2811.944" calcext:value-type="float">
            <text:p>2811.944</text:p>
          </table:table-cell>
          <table:table-cell office:value-type="float" office:value="93.132" calcext:value-type="float">
            <text:p>93.132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/>
          <table:table-cell office:value-type="float" office:value="25.872" calcext:value-type="float">
            <text:p>25.872</text:p>
          </table:table-cell>
          <table:table-cell office:value-type="float" office:value="11340" calcext:value-type="float">
            <text:p>11340</text:p>
          </table:table-cell>
          <table:table-cell office:value-type="float" office:value="-1.207" calcext:value-type="float">
            <text:p>-1.207</text:p>
          </table:table-cell>
          <table:table-cell office:value-type="float" office:value="-31.906" calcext:value-type="float">
            <text:p>-31.906</text:p>
          </table:table-cell>
          <table:table-cell office:value-type="float" office:value="93.117" calcext:value-type="float">
            <text:p>93.117</text:p>
          </table:table-cell>
          <table:table-cell office:value-type="float" office:value="31.909" calcext:value-type="float">
            <text:p>31.909</text:p>
          </table:table-cell>
          <table:table-cell office:value-type="float" office:value="2816.6" calcext:value-type="float">
            <text:p>2816.6</text:p>
          </table:table-cell>
          <table:table-cell office:value-type="float" office:value="93.109" calcext:value-type="float">
            <text:p>93.109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string" calcext:value-type="string">
            <text:p># Event APOGEE occurred at t=25.872 seconds</text:p>
          </table:table-cell>
          <table:table-cell office:value-type="float" office:value="25.922" calcext:value-type="float">
            <text:p>25.922</text:p>
          </table:table-cell>
          <table:table-cell office:value-type="float" office:value="11340" calcext:value-type="float">
            <text:p>11340</text:p>
          </table:table-cell>
          <table:table-cell office:value-type="float" office:value="-2.802" calcext:value-type="float">
            <text:p>-2.802</text:p>
          </table:table-cell>
          <table:table-cell office:value-type="float" office:value="-31.907" calcext:value-type="float">
            <text:p>-31.907</text:p>
          </table:table-cell>
          <table:table-cell office:value-type="float" office:value="93.128" calcext:value-type="float">
            <text:p>93.128</text:p>
          </table:table-cell>
          <table:table-cell office:value-type="float" office:value="31.91" calcext:value-type="float">
            <text:p>31.91</text:p>
          </table:table-cell>
          <table:table-cell office:value-type="float" office:value="2821.255" calcext:value-type="float">
            <text:p>2821.255</text:p>
          </table:table-cell>
          <table:table-cell office:value-type="float" office:value="93.086" calcext:value-type="float">
            <text:p>93.086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/>
          <table:table-cell office:value-type="float" office:value="25.924" calcext:value-type="float">
            <text:p>25.924</text:p>
          </table:table-cell>
          <table:table-cell office:value-type="float" office:value="11340" calcext:value-type="float">
            <text:p>11340</text:p>
          </table:table-cell>
          <table:table-cell office:value-type="float" office:value="-2.869" calcext:value-type="float">
            <text:p>-2.869</text:p>
          </table:table-cell>
          <table:table-cell office:value-type="float" office:value="-30.417" calcext:value-type="float">
            <text:p>-30.417</text:p>
          </table:table-cell>
          <table:table-cell office:value-type="float" office:value="113.113" calcext:value-type="float">
            <text:p>113.113</text:p>
          </table:table-cell>
          <table:table-cell office:value-type="float" office:value="74.489" calcext:value-type="float">
            <text:p>74.489</text:p>
          </table:table-cell>
          <table:table-cell office:value-type="float" office:value="2821.459" calcext:value-type="float">
            <text:p>2821.459</text:p>
          </table:table-cell>
          <table:table-cell office:value-type="float" office:value="92.936" calcext:value-type="float">
            <text:p>92.936</text:p>
          </table:table-cell>
          <table:table-cell office:value-type="float" office:value="67.996" calcext:value-type="float">
            <text:p>67.996</text:p>
          </table:table-cell>
        </table:table-row>
        <table:table-row table:style-name="ro1">
          <table:table-cell office:value-type="string" calcext:value-type="string">
            <text:p># Event RECOVERY_DEVICE_DEPLOYMENT occurred at t=25.873 seconds</text:p>
          </table:table-cell>
          <table:table-cell office:value-type="float" office:value="25.953" calcext:value-type="float">
            <text:p>25.953</text:p>
          </table:table-cell>
          <table:table-cell office:value-type="float" office:value="11340" calcext:value-type="float">
            <text:p>11340</text:p>
          </table:table-cell>
          <table:table-cell office:value-type="float" office:value="-3.746" calcext:value-type="float">
            <text:p>-3.746</text:p>
          </table:table-cell>
          <table:table-cell office:value-type="float" office:value="-30.38" calcext:value-type="float">
            <text:p>-30.38</text:p>
          </table:table-cell>
          <table:table-cell office:value-type="float" office:value="111.127" calcext:value-type="float">
            <text:p>111.127</text:p>
          </table:table-cell>
          <table:table-cell office:value-type="float" office:value="74.248" calcext:value-type="float">
            <text:p>74.248</text:p>
          </table:table-cell>
          <table:table-cell office:value-type="float" office:value="2824.113" calcext:value-type="float">
            <text:p>2824.113</text:p>
          </table:table-cell>
          <table:table-cell office:value-type="float" office:value="90.981" calcext:value-type="float">
            <text:p>90.981</text:p>
          </table:table-cell>
          <table:table-cell office:value-type="float" office:value="67.748" calcext:value-type="float">
            <text:p>67.748</text:p>
          </table:table-cell>
        </table:table-row>
        <table:table-row table:style-name="ro1">
          <table:table-cell/>
          <table:table-cell office:value-type="float" office:value="25.986" calcext:value-type="float">
            <text:p>25.986</text:p>
          </table:table-cell>
          <table:table-cell office:value-type="float" office:value="11340" calcext:value-type="float">
            <text:p>11340</text:p>
          </table:table-cell>
          <table:table-cell office:value-type="float" office:value="-4.711" calcext:value-type="float">
            <text:p>-4.711</text:p>
          </table:table-cell>
          <table:table-cell office:value-type="float" office:value="-29.903" calcext:value-type="float">
            <text:p>-29.903</text:p>
          </table:table-cell>
          <table:table-cell office:value-type="float" office:value="108.574" calcext:value-type="float">
            <text:p>108.574</text:p>
          </table:table-cell>
          <table:table-cell office:value-type="float" office:value="71.415" calcext:value-type="float">
            <text:p>71.415</text:p>
          </table:table-cell>
          <table:table-cell office:value-type="float" office:value="2827.015" calcext:value-type="float">
            <text:p>2827.015</text:p>
          </table:table-cell>
          <table:table-cell office:value-type="float" office:value="88.889" calcext:value-type="float">
            <text:p>88.889</text:p>
          </table:table-cell>
          <table:table-cell office:value-type="float" office:value="64.853" calcext:value-type="float">
            <text:p>64.853</text:p>
          </table:table-cell>
        </table:table-row>
        <table:table-row table:style-name="ro1">
          <table:table-cell/>
          <table:table-cell office:value-type="float" office:value="26.123" calcext:value-type="float">
            <text:p>26.123</text:p>
          </table:table-cell>
          <table:table-cell office:value-type="float" office:value="11340" calcext:value-type="float">
            <text:p>11340</text:p>
          </table:table-cell>
          <table:table-cell office:value-type="float" office:value="-8.749" calcext:value-type="float">
            <text:p>-8.749</text:p>
          </table:table-cell>
          <table:table-cell office:value-type="float" office:value="-29.347" calcext:value-type="float">
            <text:p>-29.347</text:p>
          </table:table-cell>
          <table:table-cell office:value-type="float" office:value="101.618" calcext:value-type="float">
            <text:p>101.618</text:p>
          </table:table-cell>
          <table:table-cell office:value-type="float" office:value="70.7" calcext:value-type="float">
            <text:p>70.7</text:p>
          </table:table-cell>
          <table:table-cell office:value-type="float" office:value="2838.636" calcext:value-type="float">
            <text:p>2838.636</text:p>
          </table:table-cell>
          <table:table-cell office:value-type="float" office:value="80.039" calcext:value-type="float">
            <text:p>80.039</text:p>
          </table:table-cell>
          <table:table-cell office:value-type="float" office:value="64.321" calcext:value-type="float">
            <text:p>64.321</text:p>
          </table:table-cell>
        </table:table-row>
        <table:table-row table:style-name="ro1">
          <table:table-cell/>
          <table:table-cell office:value-type="float" office:value="26.181" calcext:value-type="float">
            <text:p>26.181</text:p>
          </table:table-cell>
          <table:table-cell office:value-type="float" office:value="11340" calcext:value-type="float">
            <text:p>11340</text:p>
          </table:table-cell>
          <table:table-cell office:value-type="float" office:value="-10.329" calcext:value-type="float">
            <text:p>-10.329</text:p>
          </table:table-cell>
          <table:table-cell office:value-type="float" office:value="-27.289" calcext:value-type="float">
            <text:p>-27.289</text:p>
          </table:table-cell>
          <table:table-cell office:value-type="float" office:value="100.561" calcext:value-type="float">
            <text:p>100.561</text:p>
          </table:table-cell>
          <table:table-cell office:value-type="float" office:value="63.018" calcext:value-type="float">
            <text:p>63.018</text:p>
          </table:table-cell>
          <table:table-cell office:value-type="float" office:value="2843.176" calcext:value-type="float">
            <text:p>2843.176</text:p>
          </table:table-cell>
          <table:table-cell office:value-type="float" office:value="76.749" calcext:value-type="float">
            <text:p>76.749</text:p>
          </table:table-cell>
          <table:table-cell office:value-type="float" office:value="56.803" calcext:value-type="float">
            <text:p>56.803</text:p>
          </table:table-cell>
        </table:table-row>
        <table:table-row table:style-name="ro1">
          <table:table-cell/>
          <table:table-cell office:value-type="float" office:value="26.253" calcext:value-type="float">
            <text:p>26.253</text:p>
          </table:table-cell>
          <table:table-cell office:value-type="float" office:value="11340" calcext:value-type="float">
            <text:p>11340</text:p>
          </table:table-cell>
          <table:table-cell office:value-type="float" office:value="-12.228" calcext:value-type="float">
            <text:p>-12.228</text:p>
          </table:table-cell>
          <table:table-cell office:value-type="float" office:value="-26.544" calcext:value-type="float">
            <text:p>-26.544</text:p>
          </table:table-cell>
          <table:table-cell office:value-type="float" office:value="97.776" calcext:value-type="float">
            <text:p>97.776</text:p>
          </table:table-cell>
          <table:table-cell office:value-type="float" office:value="60.399" calcext:value-type="float">
            <text:p>60.399</text:p>
          </table:table-cell>
          <table:table-cell office:value-type="float" office:value="2848.527" calcext:value-type="float">
            <text:p>2848.527</text:p>
          </table:table-cell>
          <table:table-cell office:value-type="float" office:value="72.869" calcext:value-type="float">
            <text:p>72.869</text:p>
          </table:table-cell>
          <table:table-cell office:value-type="float" office:value="54.254" calcext:value-type="float">
            <text:p>54.254</text:p>
          </table:table-cell>
        </table:table-row>
        <table:table-row table:style-name="ro1">
          <table:table-cell/>
          <table:table-cell office:value-type="float" office:value="26.306" calcext:value-type="float">
            <text:p>26.306</text:p>
          </table:table-cell>
          <table:table-cell office:value-type="float" office:value="11340" calcext:value-type="float">
            <text:p>11340</text:p>
          </table:table-cell>
          <table:table-cell office:value-type="float" office:value="-13.603" calcext:value-type="float">
            <text:p>-13.603</text:p>
          </table:table-cell>
          <table:table-cell office:value-type="float" office:value="-25.781" calcext:value-type="float">
            <text:p>-25.781</text:p>
          </table:table-cell>
          <table:table-cell office:value-type="float" office:value="94.96" calcext:value-type="float">
            <text:p>94.96</text:p>
          </table:table-cell>
          <table:table-cell office:value-type="float" office:value="56.185" calcext:value-type="float">
            <text:p>56.185</text:p>
          </table:table-cell>
          <table:table-cell office:value-type="float" office:value="2852.343" calcext:value-type="float">
            <text:p>2852.343</text:p>
          </table:table-cell>
          <table:table-cell office:value-type="float" office:value="70.206" calcext:value-type="float">
            <text:p>70.206</text:p>
          </table:table-cell>
          <table:table-cell office:value-type="float" office:value="49.92" calcext:value-type="float">
            <text:p>49.92</text:p>
          </table:table-cell>
        </table:table-row>
        <table:table-row table:style-name="ro1">
          <table:table-cell/>
          <table:table-cell office:value-type="float" office:value="26.354" calcext:value-type="float">
            <text:p>26.354</text:p>
          </table:table-cell>
          <table:table-cell office:value-type="float" office:value="11330" calcext:value-type="float">
            <text:p>11330</text:p>
          </table:table-cell>
          <table:table-cell office:value-type="float" office:value="-14.828" calcext:value-type="float">
            <text:p>-14.828</text:p>
          </table:table-cell>
          <table:table-cell office:value-type="float" office:value="-25.319" calcext:value-type="float">
            <text:p>-25.319</text:p>
          </table:table-cell>
          <table:table-cell office:value-type="float" office:value="91.945" calcext:value-type="float">
            <text:p>91.945</text:p>
          </table:table-cell>
          <table:table-cell office:value-type="float" office:value="52.801" calcext:value-type="float">
            <text:p>52.801</text:p>
          </table:table-cell>
          <table:table-cell office:value-type="float" office:value="2855.687" calcext:value-type="float">
            <text:p>2855.687</text:p>
          </table:table-cell>
          <table:table-cell office:value-type="float" office:value="67.963" calcext:value-type="float">
            <text:p>67.963</text:p>
          </table:table-cell>
          <table:table-cell office:value-type="float" office:value="46.334" calcext:value-type="float">
            <text:p>46.334</text:p>
          </table:table-cell>
        </table:table-row>
        <table:table-row table:style-name="ro1">
          <table:table-cell/>
          <table:table-cell office:value-type="float" office:value="26.411" calcext:value-type="float">
            <text:p>26.411</text:p>
          </table:table-cell>
          <table:table-cell office:value-type="float" office:value="11330" calcext:value-type="float">
            <text:p>11330</text:p>
          </table:table-cell>
          <table:table-cell office:value-type="float" office:value="-16.229" calcext:value-type="float">
            <text:p>-16.229</text:p>
          </table:table-cell>
          <table:table-cell office:value-type="float" office:value="-24.924" calcext:value-type="float">
            <text:p>-24.924</text:p>
          </table:table-cell>
          <table:table-cell office:value-type="float" office:value="89.05" calcext:value-type="float">
            <text:p>89.05</text:p>
          </table:table-cell>
          <table:table-cell office:value-type="float" office:value="50.166" calcext:value-type="float">
            <text:p>50.166</text:p>
          </table:table-cell>
          <table:table-cell office:value-type="float" office:value="2859.438" calcext:value-type="float">
            <text:p>2859.438</text:p>
          </table:table-cell>
          <table:table-cell office:value-type="float" office:value="65.516" calcext:value-type="float">
            <text:p>65.516</text:p>
          </table:table-cell>
          <table:table-cell office:value-type="float" office:value="43.537" calcext:value-type="float">
            <text:p>43.537</text:p>
          </table:table-cell>
        </table:table-row>
        <table:table-row table:style-name="ro1">
          <table:table-cell/>
          <table:table-cell office:value-type="float" office:value="26.461" calcext:value-type="float">
            <text:p>26.461</text:p>
          </table:table-cell>
          <table:table-cell office:value-type="float" office:value="11330" calcext:value-type="float">
            <text:p>11330</text:p>
          </table:table-cell>
          <table:table-cell office:value-type="float" office:value="-17.458" calcext:value-type="float">
            <text:p>-17.458</text:p>
          </table:table-cell>
          <table:table-cell office:value-type="float" office:value="-24.569" calcext:value-type="float">
            <text:p>-24.569</text:p>
          </table:table-cell>
          <table:table-cell office:value-type="float" office:value="85.753" calcext:value-type="float">
            <text:p>85.753</text:p>
          </table:table-cell>
          <table:table-cell office:value-type="float" office:value="46.829" calcext:value-type="float">
            <text:p>46.829</text:p>
          </table:table-cell>
          <table:table-cell office:value-type="float" office:value="2862.665" calcext:value-type="float">
            <text:p>2862.665</text:p>
          </table:table-cell>
          <table:table-cell office:value-type="float" office:value="63.522" calcext:value-type="float">
            <text:p>63.522</text:p>
          </table:table-cell>
          <table:table-cell office:value-type="float" office:value="39.867" calcext:value-type="float">
            <text:p>39.867</text:p>
          </table:table-cell>
        </table:table-row>
        <table:table-row table:style-name="ro1">
          <table:table-cell/>
          <table:table-cell office:value-type="float" office:value="26.645" calcext:value-type="float">
            <text:p>26.645</text:p>
          </table:table-cell>
          <table:table-cell office:value-type="float" office:value="11330" calcext:value-type="float">
            <text:p>11330</text:p>
          </table:table-cell>
          <table:table-cell office:value-type="float" office:value="-21.889" calcext:value-type="float">
            <text:p>-21.889</text:p>
          </table:table-cell>
          <table:table-cell office:value-type="float" office:value="-24.06" calcext:value-type="float">
            <text:p>-24.06</text:p>
          </table:table-cell>
          <table:table-cell office:value-type="float" office:value="80.837" calcext:value-type="float">
            <text:p>80.837</text:p>
          </table:table-cell>
          <table:table-cell office:value-type="float" office:value="45.94" calcext:value-type="float">
            <text:p>45.94</text:p>
          </table:table-cell>
          <table:table-cell office:value-type="float" office:value="2873.699" calcext:value-type="float">
            <text:p>2873.699</text:p>
          </table:table-cell>
          <table:table-cell office:value-type="float" office:value="56.315" calcext:value-type="float">
            <text:p>56.315</text:p>
          </table:table-cell>
          <table:table-cell office:value-type="float" office:value="39.135" calcext:value-type="float">
            <text:p>39.135</text:p>
          </table:table-cell>
        </table:table-row>
        <table:table-row table:style-name="ro1">
          <table:table-cell/>
          <table:table-cell office:value-type="float" office:value="26.741" calcext:value-type="float">
            <text:p>26.741</text:p>
          </table:table-cell>
          <table:table-cell office:value-type="float" office:value="11330" calcext:value-type="float">
            <text:p>11330</text:p>
          </table:table-cell>
          <table:table-cell office:value-type="float" office:value="-24.069" calcext:value-type="float">
            <text:p>-24.069</text:p>
          </table:table-cell>
          <table:table-cell office:value-type="float" office:value="-22.765" calcext:value-type="float">
            <text:p>-22.765</text:p>
          </table:table-cell>
          <table:table-cell office:value-type="float" office:value="77.982" calcext:value-type="float">
            <text:p>77.982</text:p>
          </table:table-cell>
          <table:table-cell office:value-type="float" office:value="40.058" calcext:value-type="float">
            <text:p>40.058</text:p>
          </table:table-cell>
          <table:table-cell office:value-type="float" office:value="2878.942" calcext:value-type="float">
            <text:p>2878.942</text:p>
          </table:table-cell>
          <table:table-cell office:value-type="float" office:value="53.159" calcext:value-type="float">
            <text:p>53.159</text:p>
          </table:table-cell>
          <table:table-cell office:value-type="float" office:value="32.961" calcext:value-type="float">
            <text:p>32.961</text:p>
          </table:table-cell>
        </table:table-row>
        <table:table-row table:style-name="ro1">
          <table:table-cell/>
          <table:table-cell office:value-type="float" office:value="26.874" calcext:value-type="float">
            <text:p>26.874</text:p>
          </table:table-cell>
          <table:table-cell office:value-type="float" office:value="11320" calcext:value-type="float">
            <text:p>11320</text:p>
          </table:table-cell>
          <table:table-cell office:value-type="float" office:value="-27.033" calcext:value-type="float">
            <text:p>-27.033</text:p>
          </table:table-cell>
          <table:table-cell office:value-type="float" office:value="-22.136" calcext:value-type="float">
            <text:p>-22.136</text:p>
          </table:table-cell>
          <table:table-cell office:value-type="float" office:value="75.124" calcext:value-type="float">
            <text:p>75.124</text:p>
          </table:table-cell>
          <table:table-cell office:value-type="float" office:value="37.848" calcext:value-type="float">
            <text:p>37.848</text:p>
          </table:table-cell>
          <table:table-cell office:value-type="float" office:value="2885.784" calcext:value-type="float">
            <text:p>2885.784</text:p>
          </table:table-cell>
          <table:table-cell office:value-type="float" office:value="49.048" calcext:value-type="float">
            <text:p>49.048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/>
          <table:table-cell office:value-type="float" office:value="27.01" calcext:value-type="float">
            <text:p>27.01</text:p>
          </table:table-cell>
          <table:table-cell office:value-type="float" office:value="11320" calcext:value-type="float">
            <text:p>11320</text:p>
          </table:table-cell>
          <table:table-cell office:value-type="float" office:value="-29.931" calcext:value-type="float">
            <text:p>-29.931</text:p>
          </table:table-cell>
          <table:table-cell office:value-type="float" office:value="-21.391" calcext:value-type="float">
            <text:p>-21.391</text:p>
          </table:table-cell>
          <table:table-cell office:value-type="float" office:value="72.325" calcext:value-type="float">
            <text:p>72.325</text:p>
          </table:table-cell>
          <table:table-cell office:value-type="float" office:value="34.875" calcext:value-type="float">
            <text:p>34.875</text:p>
          </table:table-cell>
          <table:table-cell office:value-type="float" office:value="2892.177" calcext:value-type="float">
            <text:p>2892.177</text:p>
          </table:table-cell>
          <table:table-cell office:value-type="float" office:value="45.316" calcext:value-type="float">
            <text:p>45.316</text:p>
          </table:table-cell>
          <table:table-cell office:value-type="float" office:value="27.545" calcext:value-type="float">
            <text:p>27.545</text:p>
          </table:table-cell>
        </table:table-row>
        <table:table-row table:style-name="ro1">
          <table:table-cell/>
          <table:table-cell office:value-type="float" office:value="27.175" calcext:value-type="float">
            <text:p>27.175</text:p>
          </table:table-cell>
          <table:table-cell office:value-type="float" office:value="11310" calcext:value-type="float">
            <text:p>11310</text:p>
          </table:table-cell>
          <table:table-cell office:value-type="float" office:value="-33.349" calcext:value-type="float">
            <text:p>-33.349</text:p>
          </table:table-cell>
          <table:table-cell office:value-type="float" office:value="-20.672" calcext:value-type="float">
            <text:p>-20.672</text:p>
          </table:table-cell>
          <table:table-cell office:value-type="float" office:value="69.763" calcext:value-type="float">
            <text:p>69.763</text:p>
          </table:table-cell>
          <table:table-cell office:value-type="float" office:value="32.404" calcext:value-type="float">
            <text:p>32.404</text:p>
          </table:table-cell>
          <table:table-cell office:value-type="float" office:value="2899.328" calcext:value-type="float">
            <text:p>2899.328</text:p>
          </table:table-cell>
          <table:table-cell office:value-type="float" office:value="41.191" calcext:value-type="float">
            <text:p>41.191</text:p>
          </table:table-cell>
          <table:table-cell office:value-type="float" office:value="24.954" calcext:value-type="float">
            <text:p>24.954</text:p>
          </table:table-cell>
        </table:table-row>
        <table:table-row table:style-name="ro1">
          <table:table-cell/>
          <table:table-cell office:value-type="float" office:value="27.369" calcext:value-type="float">
            <text:p>27.369</text:p>
          </table:table-cell>
          <table:table-cell office:value-type="float" office:value="11310" calcext:value-type="float">
            <text:p>11310</text:p>
          </table:table-cell>
          <table:table-cell office:value-type="float" office:value="-37.199" calcext:value-type="float">
            <text:p>-37.199</text:p>
          </table:table-cell>
          <table:table-cell office:value-type="float" office:value="-19.842" calcext:value-type="float">
            <text:p>-19.842</text:p>
          </table:table-cell>
          <table:table-cell office:value-type="float" office:value="67.518" calcext:value-type="float">
            <text:p>67.518</text:p>
          </table:table-cell>
          <table:table-cell office:value-type="float" office:value="29.838" calcext:value-type="float">
            <text:p>29.838</text:p>
          </table:table-cell>
          <table:table-cell office:value-type="float" office:value="2906.901" calcext:value-type="float">
            <text:p>2906.901</text:p>
          </table:table-cell>
          <table:table-cell office:value-type="float" office:value="36.866" calcext:value-type="float">
            <text:p>36.866</text:p>
          </table:table-cell>
          <table:table-cell office:value-type="float" office:value="22.285" calcext:value-type="float">
            <text:p>22.285</text:p>
          </table:table-cell>
        </table:table-row>
        <table:table-row table:style-name="ro1">
          <table:table-cell/>
          <table:table-cell office:value-type="float" office:value="27.719" calcext:value-type="float">
            <text:p>27.719</text:p>
          </table:table-cell>
          <table:table-cell office:value-type="float" office:value="11290" calcext:value-type="float">
            <text:p>11290</text:p>
          </table:table-cell>
          <table:table-cell office:value-type="float" office:value="-43.691" calcext:value-type="float">
            <text:p>-43.691</text:p>
          </table:table-cell>
          <table:table-cell office:value-type="float" office:value="-18.54" calcext:value-type="float">
            <text:p>-18.54</text:p>
          </table:table-cell>
          <table:table-cell office:value-type="float" office:value="66.652" calcext:value-type="float">
            <text:p>66.652</text:p>
          </table:table-cell>
          <table:table-cell office:value-type="float" office:value="28.025" calcext:value-type="float">
            <text:p>28.025</text:p>
          </table:table-cell>
          <table:table-cell office:value-type="float" office:value="2918.521" calcext:value-type="float">
            <text:p>2918.521</text:p>
          </table:table-cell>
          <table:table-cell office:value-type="float" office:value="29.508" calcext:value-type="float">
            <text:p>29.508</text:p>
          </table:table-cell>
          <table:table-cell office:value-type="float" office:value="21.016" calcext:value-type="float">
            <text:p>21.016</text:p>
          </table:table-cell>
        </table:table-row>
        <table:table-row table:style-name="ro1">
          <table:table-cell/>
          <table:table-cell office:value-type="float" office:value="28.016" calcext:value-type="float">
            <text:p>28.016</text:p>
          </table:table-cell>
          <table:table-cell office:value-type="float" office:value="11280" calcext:value-type="float">
            <text:p>11280</text:p>
          </table:table-cell>
          <table:table-cell office:value-type="float" office:value="-48.637" calcext:value-type="float">
            <text:p>-48.637</text:p>
          </table:table-cell>
          <table:table-cell office:value-type="float" office:value="-16.693" calcext:value-type="float">
            <text:p>-16.693</text:p>
          </table:table-cell>
          <table:table-cell office:value-type="float" office:value="66.093" calcext:value-type="float">
            <text:p>66.093</text:p>
          </table:table-cell>
          <table:table-cell office:value-type="float" office:value="24.262" calcext:value-type="float">
            <text:p>24.262</text:p>
          </table:table-cell>
          <table:table-cell office:value-type="float" office:value="2926.491" calcext:value-type="float">
            <text:p>2926.491</text:p>
          </table:table-cell>
          <table:table-cell office:value-type="float" office:value="24.291" calcext:value-type="float">
            <text:p>24.291</text:p>
          </table:table-cell>
          <table:table-cell office:value-type="float" office:value="17.607" calcext:value-type="float">
            <text:p>17.607</text:p>
          </table:table-cell>
        </table:table-row>
        <table:table-row table:style-name="ro1">
          <table:table-cell/>
          <table:table-cell office:value-type="float" office:value="28.385" calcext:value-type="float">
            <text:p>28.385</text:p>
          </table:table-cell>
          <table:table-cell office:value-type="float" office:value="11260" calcext:value-type="float">
            <text:p>11260</text:p>
          </table:table-cell>
          <table:table-cell office:value-type="float" office:value="-54.206" calcext:value-type="float">
            <text:p>-54.206</text:p>
          </table:table-cell>
          <table:table-cell office:value-type="float" office:value="-15.074" calcext:value-type="float">
            <text:p>-15.074</text:p>
          </table:table-cell>
          <table:table-cell office:value-type="float" office:value="66.587" calcext:value-type="float">
            <text:p>66.587</text:p>
          </table:table-cell>
          <table:table-cell office:value-type="float" office:value="21.645" calcext:value-type="float">
            <text:p>21.645</text:p>
          </table:table-cell>
          <table:table-cell office:value-type="float" office:value="2934.406" calcext:value-type="float">
            <text:p>2934.406</text:p>
          </table:table-cell>
          <table:table-cell office:value-type="float" office:value="18.552" calcext:value-type="float">
            <text:p>18.552</text:p>
          </table:table-cell>
          <table:table-cell office:value-type="float" office:value="15.533" calcext:value-type="float">
            <text:p>15.533</text:p>
          </table:table-cell>
        </table:table-row>
        <table:table-row table:style-name="ro1">
          <table:table-cell/>
          <table:table-cell office:value-type="float" office:value="28.84" calcext:value-type="float">
            <text:p>28.84</text:p>
          </table:table-cell>
          <table:table-cell office:value-type="float" office:value="11230" calcext:value-type="float">
            <text:p>11230</text:p>
          </table:table-cell>
          <table:table-cell office:value-type="float" office:value="-59.925" calcext:value-type="float">
            <text:p>-59.925</text:p>
          </table:table-cell>
          <table:table-cell office:value-type="float" office:value="-12.563" calcext:value-type="float">
            <text:p>-12.563</text:p>
          </table:table-cell>
          <table:table-cell office:value-type="float" office:value="68.902" calcext:value-type="float">
            <text:p>68.902</text:p>
          </table:table-cell>
          <table:table-cell office:value-type="float" office:value="19.296" calcext:value-type="float">
            <text:p>19.296</text:p>
          </table:table-cell>
          <table:table-cell office:value-type="float" office:value="2941.333" calcext:value-type="float">
            <text:p>2941.333</text:p>
          </table:table-cell>
          <table:table-cell office:value-type="float" office:value="11.885" calcext:value-type="float">
            <text:p>11.885</text:p>
          </table:table-cell>
          <table:table-cell office:value-type="float" office:value="14.647" calcext:value-type="float">
            <text:p>14.647</text:p>
          </table:table-cell>
        </table:table-row>
        <table:table-row table:style-name="ro1">
          <table:table-cell/>
          <table:table-cell office:value-type="float" office:value="29.244" calcext:value-type="float">
            <text:p>29.244</text:p>
          </table:table-cell>
          <table:table-cell office:value-type="float" office:value="11210" calcext:value-type="float">
            <text:p>11210</text:p>
          </table:table-cell>
          <table:table-cell office:value-type="float" office:value="-64.12" calcext:value-type="float">
            <text:p>-64.12</text:p>
          </table:table-cell>
          <table:table-cell office:value-type="float" office:value="-10.405" calcext:value-type="float">
            <text:p>-10.405</text:p>
          </table:table-cell>
          <table:table-cell office:value-type="float" office:value="69.761" calcext:value-type="float">
            <text:p>69.761</text:p>
          </table:table-cell>
          <table:table-cell office:value-type="float" office:value="15.609" calcext:value-type="float">
            <text:p>15.609</text:p>
          </table:table-cell>
          <table:table-cell office:value-type="float" office:value="2945.179" calcext:value-type="float">
            <text:p>2945.179</text:p>
          </table:table-cell>
          <table:table-cell office:value-type="float" office:value="7.194" calcext:value-type="float">
            <text:p>7.194</text:p>
          </table:table-cell>
          <table:table-cell office:value-type="float" office:value="11.635" calcext:value-type="float">
            <text:p>11.635</text:p>
          </table:table-cell>
        </table:table-row>
        <table:table-row table:style-name="ro1">
          <table:table-cell/>
          <table:table-cell office:value-type="float" office:value="29.744" calcext:value-type="float">
            <text:p>29.744</text:p>
          </table:table-cell>
          <table:table-cell office:value-type="float" office:value="11180" calcext:value-type="float">
            <text:p>11180</text:p>
          </table:table-cell>
          <table:table-cell office:value-type="float" office:value="-68.046" calcext:value-type="float">
            <text:p>-68.046</text:p>
          </table:table-cell>
          <table:table-cell office:value-type="float" office:value="-7.853" calcext:value-type="float">
            <text:p>-7.853</text:p>
          </table:table-cell>
          <table:table-cell office:value-type="float" office:value="72.392" calcext:value-type="float">
            <text:p>72.392</text:p>
          </table:table-cell>
          <table:table-cell office:value-type="float" office:value="13.93" calcext:value-type="float">
            <text:p>13.93</text:p>
          </table:table-cell>
          <table:table-cell office:value-type="float" office:value="2947.338" calcext:value-type="float">
            <text:p>2947.338</text:p>
          </table:table-cell>
          <table:table-cell office:value-type="float" office:value="1.442" calcext:value-type="float">
            <text:p>1.442</text:p>
          </table:table-cell>
          <table:table-cell office:value-type="float" office:value="11.506" calcext:value-type="float">
            <text:p>11.506</text:p>
          </table:table-cell>
        </table:table-row>
        <table:table-row table:style-name="ro1">
          <table:table-cell/>
          <table:table-cell office:value-type="float" office:value="30.189" calcext:value-type="float">
            <text:p>30.189</text:p>
          </table:table-cell>
          <table:table-cell office:value-type="float" office:value="11150" calcext:value-type="float">
            <text:p>11150</text:p>
          </table:table-cell>
          <table:table-cell office:value-type="float" office:value="-70.803" calcext:value-type="float">
            <text:p>-70.803</text:p>
          </table:table-cell>
          <table:table-cell office:value-type="float" office:value="-6.191" calcext:value-type="float">
            <text:p>-6.191</text:p>
          </table:table-cell>
          <table:table-cell office:value-type="float" office:value="73.044" calcext:value-type="float">
            <text:p>73.044</text:p>
          </table:table-cell>
          <table:table-cell office:value-type="float" office:value="10.289" calcext:value-type="float">
            <text:p>10.289</text:p>
          </table:table-cell>
          <table:table-cell office:value-type="float" office:value="2947.164" calcext:value-type="float">
            <text:p>2947.164</text:p>
          </table:table-cell>
          <table:table-cell office:value-type="float" office:value="2.22" calcext:value-type="float">
            <text:p>2.22</text:p>
          </table:table-cell>
          <table:table-cell office:value-type="float" office:value="8.219" calcext:value-type="float">
            <text:p>8.219</text:p>
          </table:table-cell>
        </table:table-row>
        <table:table-row table:style-name="ro1">
          <table:table-cell/>
          <table:table-cell office:value-type="float" office:value="30.689" calcext:value-type="float">
            <text:p>30.689</text:p>
          </table:table-cell>
          <table:table-cell office:value-type="float" office:value="11110" calcext:value-type="float">
            <text:p>11110</text:p>
          </table:table-cell>
          <table:table-cell office:value-type="float" office:value="-72.95" calcext:value-type="float">
            <text:p>-72.95</text:p>
          </table:table-cell>
          <table:table-cell office:value-type="float" office:value="-4.293" calcext:value-type="float">
            <text:p>-4.293</text:p>
          </table:table-cell>
          <table:table-cell office:value-type="float" office:value="74.697" calcext:value-type="float">
            <text:p>74.697</text:p>
          </table:table-cell>
          <table:table-cell office:value-type="float" office:value="8.933" calcext:value-type="float">
            <text:p>8.933</text:p>
          </table:table-cell>
          <table:table-cell office:value-type="float" office:value="2945.075" calcext:value-type="float">
            <text:p>2945.075</text:p>
          </table:table-cell>
          <table:table-cell office:value-type="float" office:value="6.137" calcext:value-type="float">
            <text:p>6.137</text:p>
          </table:table-cell>
          <table:table-cell office:value-type="float" office:value="7.834" calcext:value-type="float">
            <text:p>7.834</text:p>
          </table:table-cell>
        </table:table-row>
        <table:table-row table:style-name="ro1">
          <table:table-cell/>
          <table:table-cell office:value-type="float" office:value="31.189" calcext:value-type="float">
            <text:p>31.189</text:p>
          </table:table-cell>
          <table:table-cell office:value-type="float" office:value="11070" calcext:value-type="float">
            <text:p>11070</text:p>
          </table:table-cell>
          <table:table-cell office:value-type="float" office:value="-74.257" calcext:value-type="float">
            <text:p>-74.257</text:p>
          </table:table-cell>
          <table:table-cell office:value-type="float" office:value="-2.614" calcext:value-type="float">
            <text:p>-2.614</text:p>
          </table:table-cell>
          <table:table-cell office:value-type="float" office:value="75.942" calcext:value-type="float">
            <text:p>75.942</text:p>
          </table:table-cell>
          <table:table-cell office:value-type="float" office:value="8.459" calcext:value-type="float">
            <text:p>8.459</text:p>
          </table:table-cell>
          <table:table-cell office:value-type="float" office:value="2941.002" calcext:value-type="float">
            <text:p>2941.002</text:p>
          </table:table-cell>
          <table:table-cell office:value-type="float" office:value="10.159" calcext:value-type="float">
            <text:p>10.159</text:p>
          </table:table-cell>
          <table:table-cell office:value-type="float" office:value="8.045" calcext:value-type="float">
            <text:p>8.045</text:p>
          </table:table-cell>
        </table:table-row>
        <table:table-row table:style-name="ro1">
          <table:table-cell/>
          <table:table-cell office:value-type="float" office:value="31.689" calcext:value-type="float">
            <text:p>31.689</text:p>
          </table:table-cell>
          <table:table-cell office:value-type="float" office:value="11040" calcext:value-type="float">
            <text:p>11040</text:p>
          </table:table-cell>
          <table:table-cell office:value-type="float" office:value="-75.188" calcext:value-type="float">
            <text:p>-75.188</text:p>
          </table:table-cell>
          <table:table-cell office:value-type="float" office:value="-1.862" calcext:value-type="float">
            <text:p>-1.862</text:p>
          </table:table-cell>
          <table:table-cell office:value-type="float" office:value="76.346" calcext:value-type="float">
            <text:p>76.346</text:p>
          </table:table-cell>
          <table:table-cell office:value-type="float" office:value="7.009" calcext:value-type="float">
            <text:p>7.009</text:p>
          </table:table-cell>
          <table:table-cell office:value-type="float" office:value="2935.077" calcext:value-type="float">
            <text:p>2935.077</text:p>
          </table:table-cell>
          <table:table-cell office:value-type="float" office:value="13.538" calcext:value-type="float">
            <text:p>13.538</text:p>
          </table:table-cell>
          <table:table-cell office:value-type="float" office:value="6.757" calcext:value-type="float">
            <text:p>6.757</text:p>
          </table:table-cell>
        </table:table-row>
        <table:table-row table:style-name="ro1">
          <table:table-cell/>
          <table:table-cell office:value-type="float" office:value="32.189" calcext:value-type="float">
            <text:p>32.189</text:p>
          </table:table-cell>
          <table:table-cell office:value-type="float" office:value="11000" calcext:value-type="float">
            <text:p>11000</text:p>
          </table:table-cell>
          <table:table-cell office:value-type="float" office:value="-75.874" calcext:value-type="float">
            <text:p>-75.874</text:p>
          </table:table-cell>
          <table:table-cell office:value-type="float" office:value="-1.372" calcext:value-type="float">
            <text:p>-1.372</text:p>
          </table:table-cell>
          <table:table-cell office:value-type="float" office:value="76.559" calcext:value-type="float">
            <text:p>76.559</text:p>
          </table:table-cell>
          <table:table-cell office:value-type="float" office:value="5.412" calcext:value-type="float">
            <text:p>5.412</text:p>
          </table:table-cell>
          <table:table-cell office:value-type="float" office:value="2927.654" calcext:value-type="float">
            <text:p>2927.654</text:p>
          </table:table-cell>
          <table:table-cell office:value-type="float" office:value="16.155" calcext:value-type="float">
            <text:p>16.155</text:p>
          </table:table-cell>
          <table:table-cell office:value-type="float" office:value="5.235" calcext:value-type="float">
            <text:p>5.235</text:p>
          </table:table-cell>
        </table:table-row>
        <table:table-row table:style-name="ro1">
          <table:table-cell/>
          <table:table-cell office:value-type="float" office:value="32.689" calcext:value-type="float">
            <text:p>32.689</text:p>
          </table:table-cell>
          <table:table-cell office:value-type="float" office:value="10960" calcext:value-type="float">
            <text:p>10960</text:p>
          </table:table-cell>
          <table:table-cell office:value-type="float" office:value="-76.403" calcext:value-type="float">
            <text:p>-76.403</text:p>
          </table:table-cell>
          <table:table-cell office:value-type="float" office:value="-1.057" calcext:value-type="float">
            <text:p>-1.057</text:p>
          </table:table-cell>
          <table:table-cell office:value-type="float" office:value="76.65" calcext:value-type="float">
            <text:p>76.65</text:p>
          </table:table-cell>
          <table:table-cell office:value-type="float" office:value="3.321" calcext:value-type="float">
            <text:p>3.321</text:p>
          </table:table-cell>
          <table:table-cell office:value-type="float" office:value="2919.183" calcext:value-type="float">
            <text:p>2919.183</text:p>
          </table:table-cell>
          <table:table-cell office:value-type="float" office:value="17.729" calcext:value-type="float">
            <text:p>17.729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/>
          <table:table-cell office:value-type="float" office:value="33.189" calcext:value-type="float">
            <text:p>33.189</text:p>
          </table:table-cell>
          <table:table-cell office:value-type="float" office:value="10920" calcext:value-type="float">
            <text:p>10920</text:p>
          </table:table-cell>
          <table:table-cell office:value-type="float" office:value="-76.771" calcext:value-type="float">
            <text:p>-76.771</text:p>
          </table:table-cell>
          <table:table-cell office:value-type="float" office:value="-0.736" calcext:value-type="float">
            <text:p>-0.736</text:p>
          </table:table-cell>
          <table:table-cell office:value-type="float" office:value="76.786" calcext:value-type="float">
            <text:p>76.786</text:p>
          </table:table-cell>
          <table:table-cell office:value-type="float" office:value="1.077" calcext:value-type="float">
            <text:p>1.077</text:p>
          </table:table-cell>
          <table:table-cell office:value-type="float" office:value="2910.22" calcext:value-type="float">
            <text:p>2910.22</text:p>
          </table:table-cell>
          <table:table-cell office:value-type="float" office:value="18.122" calcext:value-type="float">
            <text:p>18.122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/>
          <table:table-cell office:value-type="float" office:value="33.689" calcext:value-type="float">
            <text:p>33.689</text:p>
          </table:table-cell>
          <table:table-cell office:value-type="float" office:value="10880" calcext:value-type="float">
            <text:p>10880</text:p>
          </table:table-cell>
          <table:table-cell office:value-type="float" office:value="-76.964" calcext:value-type="float">
            <text:p>-76.964</text:p>
          </table:table-cell>
          <table:table-cell office:value-type="float" office:value="-0.387" calcext:value-type="float">
            <text:p>-0.387</text:p>
          </table:table-cell>
          <table:table-cell office:value-type="float" office:value="76.989" calcext:value-type="float">
            <text:p>76.989</text:p>
          </table:table-cell>
          <table:table-cell office:value-type="float" office:value="1.091" calcext:value-type="float">
            <text:p>1.091</text:p>
          </table:table-cell>
          <table:table-cell office:value-type="float" office:value="2901.031" calcext:value-type="float">
            <text:p>2901.031</text:p>
          </table:table-cell>
          <table:table-cell office:value-type="float" office:value="18.632" calcext:value-type="float">
            <text:p>18.63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34.189" calcext:value-type="float">
            <text:p>34.189</text:p>
          </table:table-cell>
          <table:table-cell office:value-type="float" office:value="10840" calcext:value-type="float">
            <text:p>10840</text:p>
          </table:table-cell>
          <table:table-cell office:value-type="float" office:value="-77.05" calcext:value-type="float">
            <text:p>-77.05</text:p>
          </table:table-cell>
          <table:table-cell office:value-type="float" office:value="-0.171" calcext:value-type="float">
            <text:p>-0.171</text:p>
          </table:table-cell>
          <table:table-cell office:value-type="float" office:value="77.099" calcext:value-type="float">
            <text:p>77.099</text:p>
          </table:table-cell>
          <table:table-cell office:value-type="float" office:value="1.437" calcext:value-type="float">
            <text:p>1.437</text:p>
          </table:table-cell>
          <table:table-cell office:value-type="float" office:value="2891.537" calcext:value-type="float">
            <text:p>2891.537</text:p>
          </table:table-cell>
          <table:table-cell office:value-type="float" office:value="19.346" calcext:value-type="float">
            <text:p>19.346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/>
          <table:table-cell office:value-type="float" office:value="34.689" calcext:value-type="float">
            <text:p>34.689</text:p>
          </table:table-cell>
          <table:table-cell office:value-type="float" office:value="10810" calcext:value-type="float">
            <text:p>10810</text:p>
          </table:table-cell>
          <table:table-cell office:value-type="float" office:value="-77.078" calcext:value-type="float">
            <text:p>-77.078</text:p>
          </table:table-cell>
          <table:table-cell office:value-type="float" office:value="-0.057" calcext:value-type="float">
            <text:p>-0.057</text:p>
          </table:table-cell>
          <table:table-cell office:value-type="float" office:value="77.131" calcext:value-type="float">
            <text:p>77.131</text:p>
          </table:table-cell>
          <table:table-cell office:value-type="float" office:value="1.493" calcext:value-type="float">
            <text:p>1.493</text:p>
          </table:table-cell>
          <table:table-cell office:value-type="float" office:value="2881.678" calcext:value-type="float">
            <text:p>2881.678</text:p>
          </table:table-cell>
          <table:table-cell office:value-type="float" office:value="20.092" calcext:value-type="float">
            <text:p>20.092</text:p>
          </table:table-cell>
          <table:table-cell office:value-type="float" office:value="1.492" calcext:value-type="float">
            <text:p>1.492</text:p>
          </table:table-cell>
        </table:table-row>
        <table:table-row table:style-name="ro1">
          <table:table-cell/>
          <table:table-cell office:value-type="float" office:value="35.189" calcext:value-type="float">
            <text:p>35.189</text:p>
          </table:table-cell>
          <table:table-cell office:value-type="float" office:value="10770" calcext:value-type="float">
            <text:p>10770</text:p>
          </table:table-cell>
          <table:table-cell office:value-type="float" office:value="-77.082" calcext:value-type="float">
            <text:p>-77.082</text:p>
          </table:table-cell>
          <table:table-cell office:value-type="float" office:value="-0.007" calcext:value-type="float">
            <text:p>-0.007</text:p>
          </table:table-cell>
          <table:table-cell office:value-type="float" office:value="77.114" calcext:value-type="float">
            <text:p>77.114</text:p>
          </table:table-cell>
          <table:table-cell office:value-type="float" office:value="1.151" calcext:value-type="float">
            <text:p>1.151</text:p>
          </table:table-cell>
          <table:table-cell office:value-type="float" office:value="2871.488" calcext:value-type="float">
            <text:p>2871.488</text:p>
          </table:table-cell>
          <table:table-cell office:value-type="float" office:value="20.667" calcext:value-type="float">
            <text:p>20.667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/>
          <table:table-cell office:value-type="float" office:value="35.689" calcext:value-type="float">
            <text:p>35.689</text:p>
          </table:table-cell>
          <table:table-cell office:value-type="float" office:value="10730" calcext:value-type="float">
            <text:p>10730</text:p>
          </table:table-cell>
          <table:table-cell office:value-type="float" office:value="-77.07" calcext:value-type="float">
            <text:p>-77.07</text:p>
          </table:table-cell>
          <table:table-cell office:value-type="float" office:value="0.024" calcext:value-type="float">
            <text:p>0.024</text:p>
          </table:table-cell>
          <table:table-cell office:value-type="float" office:value="77.084" calcext:value-type="float">
            <text:p>77.084</text:p>
          </table:table-cell>
          <table:table-cell office:value-type="float" office:value="0.76" calcext:value-type="float">
            <text:p>0.76</text:p>
          </table:table-cell>
          <table:table-cell office:value-type="float" office:value="2861.059" calcext:value-type="float">
            <text:p>2861.059</text:p>
          </table:table-cell>
          <table:table-cell office:value-type="float" office:value="21.047" calcext:value-type="float">
            <text:p>21.04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/>
          <table:table-cell office:value-type="float" office:value="36.189" calcext:value-type="float">
            <text:p>36.189</text:p>
          </table:table-cell>
          <table:table-cell office:value-type="float" office:value="10690" calcext:value-type="float">
            <text:p>10690</text:p>
          </table:table-cell>
          <table:table-cell office:value-type="float" office:value="-77.047" calcext:value-type="float">
            <text:p>-77.047</text:p>
          </table:table-cell>
          <table:table-cell office:value-type="float" office:value="0.045" calcext:value-type="float">
            <text:p>0.045</text:p>
          </table:table-cell>
          <table:table-cell office:value-type="float" office:value="77.047" calcext:value-type="float">
            <text:p>77.047</text:p>
          </table:table-cell>
          <table:table-cell office:value-type="float" office:value="0.056" calcext:value-type="float">
            <text:p>0.056</text:p>
          </table:table-cell>
          <table:table-cell office:value-type="float" office:value="2850.54" calcext:value-type="float">
            <text:p>2850.54</text:p>
          </table:table-cell>
          <table:table-cell office:value-type="float" office:value="21.03" calcext:value-type="float">
            <text:p>21.03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36.689" calcext:value-type="float">
            <text:p>36.689</text:p>
          </table:table-cell>
          <table:table-cell office:value-type="float" office:value="10650" calcext:value-type="float">
            <text:p>10650</text:p>
          </table:table-cell>
          <table:table-cell office:value-type="float" office:value="-77.011" calcext:value-type="float">
            <text:p>-77.011</text:p>
          </table:table-cell>
          <table:table-cell office:value-type="float" office:value="0.072" calcext:value-type="float">
            <text:p>0.072</text:p>
          </table:table-cell>
          <table:table-cell office:value-type="float" office:value="77.02" calcext:value-type="float">
            <text:p>77.02</text:p>
          </table:table-cell>
          <table:table-cell office:value-type="float" office:value="0.623" calcext:value-type="float">
            <text:p>0.623</text:p>
          </table:table-cell>
          <table:table-cell office:value-type="float" office:value="2840.102" calcext:value-type="float">
            <text:p>2840.102</text:p>
          </table:table-cell>
          <table:table-cell office:value-type="float" office:value="20.721" calcext:value-type="float">
            <text:p>20.721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/>
          <table:table-cell office:value-type="float" office:value="37.189" calcext:value-type="float">
            <text:p>37.189</text:p>
          </table:table-cell>
          <table:table-cell office:value-type="float" office:value="10610" calcext:value-type="float">
            <text:p>10610</text:p>
          </table:table-cell>
          <table:table-cell office:value-type="float" office:value="-76.967" calcext:value-type="float">
            <text:p>-76.967</text:p>
          </table:table-cell>
          <table:table-cell office:value-type="float" office:value="0.089" calcext:value-type="float">
            <text:p>0.089</text:p>
          </table:table-cell>
          <table:table-cell office:value-type="float" office:value="76.986" calcext:value-type="float">
            <text:p>76.986</text:p>
          </table:table-cell>
          <table:table-cell office:value-type="float" office:value="0.927" calcext:value-type="float">
            <text:p>0.927</text:p>
          </table:table-cell>
          <table:table-cell office:value-type="float" office:value="2829.857" calcext:value-type="float">
            <text:p>2829.857</text:p>
          </table:table-cell>
          <table:table-cell office:value-type="float" office:value="20.259" calcext:value-type="float">
            <text:p>20.259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/>
          <table:table-cell office:value-type="float" office:value="37.689" calcext:value-type="float">
            <text:p>37.689</text:p>
          </table:table-cell>
          <table:table-cell office:value-type="float" office:value="10570" calcext:value-type="float">
            <text:p>10570</text:p>
          </table:table-cell>
          <table:table-cell office:value-type="float" office:value="-76.927" calcext:value-type="float">
            <text:p>-76.927</text:p>
          </table:table-cell>
          <table:table-cell office:value-type="float" office:value="0.079" calcext:value-type="float">
            <text:p>0.079</text:p>
          </table:table-cell>
          <table:table-cell office:value-type="float" office:value="76.927" calcext:value-type="float">
            <text:p>76.927</text:p>
          </table:table-cell>
          <table:table-cell office:value-type="float" office:value="0.09" calcext:value-type="float">
            <text:p>0.09</text:p>
          </table:table-cell>
          <table:table-cell office:value-type="float" office:value="2819.722" calcext:value-type="float">
            <text:p>2819.722</text:p>
          </table:table-cell>
          <table:table-cell office:value-type="float" office:value="20.281" calcext:value-type="float">
            <text:p>20.28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/>
          <table:table-cell office:value-type="float" office:value="38.189" calcext:value-type="float">
            <text:p>38.189</text:p>
          </table:table-cell>
          <table:table-cell office:value-type="float" office:value="10540" calcext:value-type="float">
            <text:p>10540</text:p>
          </table:table-cell>
          <table:table-cell office:value-type="float" office:value="-76.884" calcext:value-type="float">
            <text:p>-76.884</text:p>
          </table:table-cell>
          <table:table-cell office:value-type="float" office:value="0.086" calcext:value-type="float">
            <text:p>0.086</text:p>
          </table:table-cell>
          <table:table-cell office:value-type="float" office:value="76.884" calcext:value-type="float">
            <text:p>76.884</text:p>
          </table:table-cell>
          <table:table-cell office:value-type="float" office:value="0.094" calcext:value-type="float">
            <text:p>0.094</text:p>
          </table:table-cell>
          <table:table-cell office:value-type="float" office:value="2809.587" calcext:value-type="float">
            <text:p>2809.587</text:p>
          </table:table-cell>
          <table:table-cell office:value-type="float" office:value="20.262" calcext:value-type="float">
            <text:p>20.26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/>
          <table:table-cell office:value-type="float" office:value="38.689" calcext:value-type="float">
            <text:p>38.689</text:p>
          </table:table-cell>
          <table:table-cell office:value-type="float" office:value="10500" calcext:value-type="float">
            <text:p>10500</text:p>
          </table:table-cell>
          <table:table-cell office:value-type="float" office:value="-76.839" calcext:value-type="float">
            <text:p>-76.839</text:p>
          </table:table-cell>
          <table:table-cell office:value-type="float" office:value="0.09" calcext:value-type="float">
            <text:p>0.09</text:p>
          </table:table-cell>
          <table:table-cell office:value-type="float" office:value="76.839" calcext:value-type="float">
            <text:p>76.839</text:p>
          </table:table-cell>
          <table:table-cell office:value-type="float" office:value="0.09" calcext:value-type="float">
            <text:p>0.09</text:p>
          </table:table-cell>
          <table:table-cell office:value-type="float" office:value="2799.456" calcext:value-type="float">
            <text:p>2799.456</text:p>
          </table:table-cell>
          <table:table-cell office:value-type="float" office:value="20.259" calcext:value-type="float">
            <text:p>20.25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/>
          <table:table-cell office:value-type="float" office:value="39.189" calcext:value-type="float">
            <text:p>39.189</text:p>
          </table:table-cell>
          <table:table-cell office:value-type="float" office:value="10460" calcext:value-type="float">
            <text:p>10460</text:p>
          </table:table-cell>
          <table:table-cell office:value-type="float" office:value="-76.793" calcext:value-type="float">
            <text:p>-76.793</text:p>
          </table:table-cell>
          <table:table-cell office:value-type="float" office:value="0.094" calcext:value-type="float">
            <text:p>0.094</text:p>
          </table:table-cell>
          <table:table-cell office:value-type="float" office:value="76.796" calcext:value-type="float">
            <text:p>76.796</text:p>
          </table:table-cell>
          <table:table-cell office:value-type="float" office:value="0.38" calcext:value-type="float">
            <text:p>0.38</text:p>
          </table:table-cell>
          <table:table-cell office:value-type="float" office:value="2789.373" calcext:value-type="float">
            <text:p>2789.373</text:p>
          </table:table-cell>
          <table:table-cell office:value-type="float" office:value="20.075" calcext:value-type="float">
            <text:p>20.075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/>
          <table:table-cell office:value-type="float" office:value="39.689" calcext:value-type="float">
            <text:p>39.689</text:p>
          </table:table-cell>
          <table:table-cell office:value-type="float" office:value="10420" calcext:value-type="float">
            <text:p>10420</text:p>
          </table:table-cell>
          <table:table-cell office:value-type="float" office:value="-76.746" calcext:value-type="float">
            <text:p>-76.746</text:p>
          </table:table-cell>
          <table:table-cell office:value-type="float" office:value="0.093" calcext:value-type="float">
            <text:p>0.093</text:p>
          </table:table-cell>
          <table:table-cell office:value-type="float" office:value="76.747" calcext:value-type="float">
            <text:p>76.747</text:p>
          </table:table-cell>
          <table:table-cell office:value-type="float" office:value="0.212" calcext:value-type="float">
            <text:p>0.212</text:p>
          </table:table-cell>
          <table:table-cell office:value-type="float" office:value="2779.312" calcext:value-type="float">
            <text:p>2779.312</text:p>
          </table:table-cell>
          <table:table-cell office:value-type="float" office:value="20.17" calcext:value-type="float">
            <text:p>20.17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40.189" calcext:value-type="float">
            <text:p>40.189</text:p>
          </table:table-cell>
          <table:table-cell office:value-type="float" office:value="10380" calcext:value-type="float">
            <text:p>10380</text:p>
          </table:table-cell>
          <table:table-cell office:value-type="float" office:value="-76.697" calcext:value-type="float">
            <text:p>-76.697</text:p>
          </table:table-cell>
          <table:table-cell office:value-type="float" office:value="0.099" calcext:value-type="float">
            <text:p>0.099</text:p>
          </table:table-cell>
          <table:table-cell office:value-type="float" office:value="76.707" calcext:value-type="float">
            <text:p>76.707</text:p>
          </table:table-cell>
          <table:table-cell office:value-type="float" office:value="0.675" calcext:value-type="float">
            <text:p>0.675</text:p>
          </table:table-cell>
          <table:table-cell office:value-type="float" office:value="2769.31" calcext:value-type="float">
            <text:p>2769.31</text:p>
          </table:table-cell>
          <table:table-cell office:value-type="float" office:value="19.836" calcext:value-type="float">
            <text:p>19.836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/>
          <table:table-cell office:value-type="float" office:value="40.689" calcext:value-type="float">
            <text:p>40.689</text:p>
          </table:table-cell>
          <table:table-cell office:value-type="float" office:value="10340" calcext:value-type="float">
            <text:p>10340</text:p>
          </table:table-cell>
          <table:table-cell office:value-type="float" office:value="-76.643" calcext:value-type="float">
            <text:p>-76.643</text:p>
          </table:table-cell>
          <table:table-cell office:value-type="float" office:value="0.106" calcext:value-type="float">
            <text:p>0.106</text:p>
          </table:table-cell>
          <table:table-cell office:value-type="float" office:value="76.667" calcext:value-type="float">
            <text:p>76.667</text:p>
          </table:table-cell>
          <table:table-cell office:value-type="float" office:value="1.025" calcext:value-type="float">
            <text:p>1.025</text:p>
          </table:table-cell>
          <table:table-cell office:value-type="float" office:value="2759.519" calcext:value-type="float">
            <text:p>2759.519</text:p>
          </table:table-cell>
          <table:table-cell office:value-type="float" office:value="19.326" calcext:value-type="float">
            <text:p>19.326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41.189" calcext:value-type="float">
            <text:p>41.189</text:p>
          </table:table-cell>
          <table:table-cell office:value-type="float" office:value="10310" calcext:value-type="float">
            <text:p>10310</text:p>
          </table:table-cell>
          <table:table-cell office:value-type="float" office:value="-76.596" calcext:value-type="float">
            <text:p>-76.596</text:p>
          </table:table-cell>
          <table:table-cell office:value-type="float" office:value="0.095" calcext:value-type="float">
            <text:p>0.095</text:p>
          </table:table-cell>
          <table:table-cell office:value-type="float" office:value="76.611" calcext:value-type="float">
            <text:p>76.611</text:p>
          </table:table-cell>
          <table:table-cell office:value-type="float" office:value="0.804" calcext:value-type="float">
            <text:p>0.804</text:p>
          </table:table-cell>
          <table:table-cell office:value-type="float" office:value="2749.756" calcext:value-type="float">
            <text:p>2749.756</text:p>
          </table:table-cell>
          <table:table-cell office:value-type="float" office:value="19.726" calcext:value-type="float">
            <text:p>19.726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/>
          <table:table-cell office:value-type="float" office:value="41.689" calcext:value-type="float">
            <text:p>41.689</text:p>
          </table:table-cell>
          <table:table-cell office:value-type="float" office:value="10270" calcext:value-type="float">
            <text:p>10270</text:p>
          </table:table-cell>
          <table:table-cell office:value-type="float" office:value="-76.551" calcext:value-type="float">
            <text:p>-76.551</text:p>
          </table:table-cell>
          <table:table-cell office:value-type="float" office:value="0.09" calcext:value-type="float">
            <text:p>0.09</text:p>
          </table:table-cell>
          <table:table-cell office:value-type="float" office:value="76.559" calcext:value-type="float">
            <text:p>76.559</text:p>
          </table:table-cell>
          <table:table-cell office:value-type="float" office:value="0.599" calcext:value-type="float">
            <text:p>0.599</text:p>
          </table:table-cell>
          <table:table-cell office:value-type="float" office:value="2739.968" calcext:value-type="float">
            <text:p>2739.968</text:p>
          </table:table-cell>
          <table:table-cell office:value-type="float" office:value="19.429" calcext:value-type="float">
            <text:p>19.429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/>
          <table:table-cell office:value-type="float" office:value="42.189" calcext:value-type="float">
            <text:p>42.189</text:p>
          </table:table-cell>
          <table:table-cell office:value-type="float" office:value="10230" calcext:value-type="float">
            <text:p>10230</text:p>
          </table:table-cell>
          <table:table-cell office:value-type="float" office:value="-76.508" calcext:value-type="float">
            <text:p>-76.508</text:p>
          </table:table-cell>
          <table:table-cell office:value-type="float" office:value="0.087" calcext:value-type="float">
            <text:p>0.087</text:p>
          </table:table-cell>
          <table:table-cell office:value-type="float" office:value="76.509" calcext:value-type="float">
            <text:p>76.509</text:p>
          </table:table-cell>
          <table:table-cell office:value-type="float" office:value="0.293" calcext:value-type="float">
            <text:p>0.293</text:p>
          </table:table-cell>
          <table:table-cell office:value-type="float" office:value="2730.288" calcext:value-type="float">
            <text:p>2730.288</text:p>
          </table:table-cell>
          <table:table-cell office:value-type="float" office:value="19.29" calcext:value-type="float">
            <text:p>19.2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42.689" calcext:value-type="float">
            <text:p>42.689</text:p>
          </table:table-cell>
          <table:table-cell office:value-type="float" office:value="10190" calcext:value-type="float">
            <text:p>10190</text:p>
          </table:table-cell>
          <table:table-cell office:value-type="float" office:value="-76.463" calcext:value-type="float">
            <text:p>-76.463</text:p>
          </table:table-cell>
          <table:table-cell office:value-type="float" office:value="0.09" calcext:value-type="float">
            <text:p>0.09</text:p>
          </table:table-cell>
          <table:table-cell office:value-type="float" office:value="76.466" calcext:value-type="float">
            <text:p>76.466</text:p>
          </table:table-cell>
          <table:table-cell office:value-type="float" office:value="0.381" calcext:value-type="float">
            <text:p>0.381</text:p>
          </table:table-cell>
          <table:table-cell office:value-type="float" office:value="2720.689" calcext:value-type="float">
            <text:p>2720.689</text:p>
          </table:table-cell>
          <table:table-cell office:value-type="float" office:value="19.105" calcext:value-type="float">
            <text:p>19.10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/>
          <table:table-cell office:value-type="float" office:value="43.189" calcext:value-type="float">
            <text:p>43.189</text:p>
          </table:table-cell>
          <table:table-cell office:value-type="float" office:value="10150" calcext:value-type="float">
            <text:p>10150</text:p>
          </table:table-cell>
          <table:table-cell office:value-type="float" office:value="-76.418" calcext:value-type="float">
            <text:p>-76.418</text:p>
          </table:table-cell>
          <table:table-cell office:value-type="float" office:value="0.089" calcext:value-type="float">
            <text:p>0.089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103" calcext:value-type="float">
            <text:p>0.103</text:p>
          </table:table-cell>
          <table:table-cell office:value-type="float" office:value="2711.131" calcext:value-type="float">
            <text:p>2711.131</text:p>
          </table:table-cell>
          <table:table-cell office:value-type="float" office:value="19.13" calcext:value-type="float">
            <text:p>19.1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43.689" calcext:value-type="float">
            <text:p>43.689</text:p>
          </table:table-cell>
          <table:table-cell office:value-type="float" office:value="10110" calcext:value-type="float">
            <text:p>10110</text:p>
          </table:table-cell>
          <table:table-cell office:value-type="float" office:value="-76.353" calcext:value-type="float">
            <text:p>-76.353</text:p>
          </table:table-cell>
          <table:table-cell office:value-type="float" office:value="0.131" calcext:value-type="float">
            <text:p>0.131</text:p>
          </table:table-cell>
          <table:table-cell office:value-type="float" office:value="76.413" calcext:value-type="float">
            <text:p>76.413</text:p>
          </table:table-cell>
          <table:table-cell office:value-type="float" office:value="1.617" calcext:value-type="float">
            <text:p>1.617</text:p>
          </table:table-cell>
          <table:table-cell office:value-type="float" office:value="2701.364" calcext:value-type="float">
            <text:p>2701.364</text:p>
          </table:table-cell>
          <table:table-cell office:value-type="float" office:value="19.936" calcext:value-type="float">
            <text:p>19.936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/>
          <table:table-cell office:value-type="float" office:value="44.189" calcext:value-type="float">
            <text:p>44.189</text:p>
          </table:table-cell>
          <table:table-cell office:value-type="float" office:value="10080" calcext:value-type="float">
            <text:p>10080</text:p>
          </table:table-cell>
          <table:table-cell office:value-type="float" office:value="-76.296" calcext:value-type="float">
            <text:p>-76.296</text:p>
          </table:table-cell>
          <table:table-cell office:value-type="float" office:value="0.113" calcext:value-type="float">
            <text:p>0.113</text:p>
          </table:table-cell>
          <table:table-cell office:value-type="float" office:value="76.354" calcext:value-type="float">
            <text:p>76.354</text:p>
          </table:table-cell>
          <table:table-cell office:value-type="float" office:value="1.588" calcext:value-type="float">
            <text:p>1.588</text:p>
          </table:table-cell>
          <table:table-cell office:value-type="float" office:value="2691.198" calcext:value-type="float">
            <text:p>2691.198</text:p>
          </table:table-cell>
          <table:table-cell office:value-type="float" office:value="20.728" calcext:value-type="float">
            <text:p>20.728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/>
          <table:table-cell office:value-type="float" office:value="44.689" calcext:value-type="float">
            <text:p>44.689</text:p>
          </table:table-cell>
          <table:table-cell office:value-type="float" office:value="10040" calcext:value-type="float">
            <text:p>10040</text:p>
          </table:table-cell>
          <table:table-cell office:value-type="float" office:value="-76.263" calcext:value-type="float">
            <text:p>-76.263</text:p>
          </table:table-cell>
          <table:table-cell office:value-type="float" office:value="0.065" calcext:value-type="float">
            <text:p>0.065</text:p>
          </table:table-cell>
          <table:table-cell office:value-type="float" office:value="76.264" calcext:value-type="float">
            <text:p>76.264</text:p>
          </table:table-cell>
          <table:table-cell office:value-type="float" office:value="0.17" calcext:value-type="float">
            <text:p>0.17</text:p>
          </table:table-cell>
          <table:table-cell office:value-type="float" office:value="2680.854" calcext:value-type="float">
            <text:p>2680.854</text:p>
          </table:table-cell>
          <table:table-cell office:value-type="float" office:value="20.65" calcext:value-type="float">
            <text:p>20.65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/>
          <table:table-cell office:value-type="float" office:value="45.189" calcext:value-type="float">
            <text:p>45.189</text:p>
          </table:table-cell>
          <table:table-cell office:value-type="float" office:value="10000" calcext:value-type="float">
            <text:p>10000</text:p>
          </table:table-cell>
          <table:table-cell office:value-type="float" office:value="-76.223" calcext:value-type="float">
            <text:p>-76.223</text:p>
          </table:table-cell>
          <table:table-cell office:value-type="float" office:value="0.08" calcext:value-type="float">
            <text:p>0.08</text:p>
          </table:table-cell>
          <table:table-cell office:value-type="float" office:value="76.225" calcext:value-type="float">
            <text:p>76.225</text:p>
          </table:table-cell>
          <table:table-cell office:value-type="float" office:value="0.288" calcext:value-type="float">
            <text:p>0.288</text:p>
          </table:table-cell>
          <table:table-cell office:value-type="float" office:value="2670.564" calcext:value-type="float">
            <text:p>2670.564</text:p>
          </table:table-cell>
          <table:table-cell office:value-type="float" office:value="20.511" calcext:value-type="float">
            <text:p>20.511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/>
          <table:table-cell office:value-type="float" office:value="45.689" calcext:value-type="float">
            <text:p>45.689</text:p>
          </table:table-cell>
          <table:table-cell office:value-type="float" office:value="9962.469" calcext:value-type="float">
            <text:p>9962.469</text:p>
          </table:table-cell>
          <table:table-cell office:value-type="float" office:value="-76.177" calcext:value-type="float">
            <text:p>-76.177</text:p>
          </table:table-cell>
          <table:table-cell office:value-type="float" office:value="0.094" calcext:value-type="float">
            <text:p>0.094</text:p>
          </table:table-cell>
          <table:table-cell office:value-type="float" office:value="76.188" calcext:value-type="float">
            <text:p>76.188</text:p>
          </table:table-cell>
          <table:table-cell office:value-type="float" office:value="0.713" calcext:value-type="float">
            <text:p>0.713</text:p>
          </table:table-cell>
          <table:table-cell office:value-type="float" office:value="2660.397" calcext:value-type="float">
            <text:p>2660.397</text:p>
          </table:table-cell>
          <table:table-cell office:value-type="float" office:value="20.158" calcext:value-type="float">
            <text:p>20.158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/>
          <table:table-cell office:value-type="float" office:value="46.189" calcext:value-type="float">
            <text:p>46.189</text:p>
          </table:table-cell>
          <table:table-cell office:value-type="float" office:value="9924.392" calcext:value-type="float">
            <text:p>9924.392</text:p>
          </table:table-cell>
          <table:table-cell office:value-type="float" office:value="-76.133" calcext:value-type="float">
            <text:p>-76.133</text:p>
          </table:table-cell>
          <table:table-cell office:value-type="float" office:value="0.088" calcext:value-type="float">
            <text:p>0.088</text:p>
          </table:table-cell>
          <table:table-cell office:value-type="float" office:value="76.134" calcext:value-type="float">
            <text:p>76.134</text:p>
          </table:table-cell>
          <table:table-cell office:value-type="float" office:value="0.262" calcext:value-type="float">
            <text:p>0.262</text:p>
          </table:table-cell>
          <table:table-cell office:value-type="float" office:value="2650.349" calcext:value-type="float">
            <text:p>2650.349</text:p>
          </table:table-cell>
          <table:table-cell office:value-type="float" office:value="20.035" calcext:value-type="float">
            <text:p>20.035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/>
          <table:table-cell office:value-type="float" office:value="46.689" calcext:value-type="float">
            <text:p>46.689</text:p>
          </table:table-cell>
          <table:table-cell office:value-type="float" office:value="9886.343" calcext:value-type="float">
            <text:p>9886.343</text:p>
          </table:table-cell>
          <table:table-cell office:value-type="float" office:value="-76.065" calcext:value-type="float">
            <text:p>-76.065</text:p>
          </table:table-cell>
          <table:table-cell office:value-type="float" office:value="0.135" calcext:value-type="float">
            <text:p>0.135</text:p>
          </table:table-cell>
          <table:table-cell office:value-type="float" office:value="76.13" calcext:value-type="float">
            <text:p>76.13</text:p>
          </table:table-cell>
          <table:table-cell office:value-type="float" office:value="1.678" calcext:value-type="float">
            <text:p>1.678</text:p>
          </table:table-cell>
          <table:table-cell office:value-type="float" office:value="2640.122" calcext:value-type="float">
            <text:p>2640.122</text:p>
          </table:table-cell>
          <table:table-cell office:value-type="float" office:value="20.871" calcext:value-type="float">
            <text:p>20.871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/>
          <table:table-cell office:value-type="float" office:value="47.189" calcext:value-type="float">
            <text:p>47.189</text:p>
          </table:table-cell>
          <table:table-cell office:value-type="float" office:value="9848.32" calcext:value-type="float">
            <text:p>9848.32</text:p>
          </table:table-cell>
          <table:table-cell office:value-type="float" office:value="-76.027" calcext:value-type="float">
            <text:p>-76.027</text:p>
          </table:table-cell>
          <table:table-cell office:value-type="float" office:value="0.077" calcext:value-type="float">
            <text:p>0.077</text:p>
          </table:table-cell>
          <table:table-cell office:value-type="float" office:value="76.03" calcext:value-type="float">
            <text:p>76.03</text:p>
          </table:table-cell>
          <table:table-cell office:value-type="float" office:value="0.401" calcext:value-type="float">
            <text:p>0.401</text:p>
          </table:table-cell>
          <table:table-cell office:value-type="float" office:value="2629.736" calcext:value-type="float">
            <text:p>2629.736</text:p>
          </table:table-cell>
          <table:table-cell office:value-type="float" office:value="20.674" calcext:value-type="float">
            <text:p>20.674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/>
          <table:table-cell office:value-type="float" office:value="47.689" calcext:value-type="float">
            <text:p>47.689</text:p>
          </table:table-cell>
          <table:table-cell office:value-type="float" office:value="9810.317" calcext:value-type="float">
            <text:p>9810.317</text:p>
          </table:table-cell>
          <table:table-cell office:value-type="float" office:value="-75.983" calcext:value-type="float">
            <text:p>-75.983</text:p>
          </table:table-cell>
          <table:table-cell office:value-type="float" office:value="0.087" calcext:value-type="float">
            <text:p>0.087</text:p>
          </table:table-cell>
          <table:table-cell office:value-type="float" office:value="75.989" calcext:value-type="float">
            <text:p>75.989</text:p>
          </table:table-cell>
          <table:table-cell office:value-type="float" office:value="0.538" calcext:value-type="float">
            <text:p>0.538</text:p>
          </table:table-cell>
          <table:table-cell office:value-type="float" office:value="2619.465" calcext:value-type="float">
            <text:p>2619.465</text:p>
          </table:table-cell>
          <table:table-cell office:value-type="float" office:value="20.409" calcext:value-type="float">
            <text:p>20.409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/>
          <table:table-cell office:value-type="float" office:value="48.189" calcext:value-type="float">
            <text:p>48.189</text:p>
          </table:table-cell>
          <table:table-cell office:value-type="float" office:value="9772.347" calcext:value-type="float">
            <text:p>9772.347</text:p>
          </table:table-cell>
          <table:table-cell office:value-type="float" office:value="-75.898" calcext:value-type="float">
            <text:p>-75.898</text:p>
          </table:table-cell>
          <table:table-cell office:value-type="float" office:value="0.171" calcext:value-type="float">
            <text:p>0.171</text:p>
          </table:table-cell>
          <table:table-cell office:value-type="float" office:value="76.022" calcext:value-type="float">
            <text:p>76.022</text:p>
          </table:table-cell>
          <table:table-cell office:value-type="float" office:value="2.334" calcext:value-type="float">
            <text:p>2.334</text:p>
          </table:table-cell>
          <table:table-cell office:value-type="float" office:value="2608.97" calcext:value-type="float">
            <text:p>2608.97</text:p>
          </table:table-cell>
          <table:table-cell office:value-type="float" office:value="21.573" calcext:value-type="float">
            <text:p>21.573</text:p>
          </table:table-cell>
          <table:table-cell office:value-type="float" office:value="2.327" calcext:value-type="float">
            <text:p>2.327</text:p>
          </table:table-cell>
        </table:table-row>
        <table:table-row table:style-name="ro1">
          <table:table-cell/>
          <table:table-cell office:value-type="float" office:value="48.689" calcext:value-type="float">
            <text:p>48.689</text:p>
          </table:table-cell>
          <table:table-cell office:value-type="float" office:value="9734.406" calcext:value-type="float">
            <text:p>9734.406</text:p>
          </table:table-cell>
          <table:table-cell office:value-type="float" office:value="-75.868" calcext:value-type="float">
            <text:p>-75.868</text:p>
          </table:table-cell>
          <table:table-cell office:value-type="float" office:value="0.059" calcext:value-type="float">
            <text:p>0.059</text:p>
          </table:table-cell>
          <table:table-cell office:value-type="float" office:value="75.875" calcext:value-type="float">
            <text:p>75.875</text:p>
          </table:table-cell>
          <table:table-cell office:value-type="float" office:value="0.543" calcext:value-type="float">
            <text:p>0.543</text:p>
          </table:table-cell>
          <table:table-cell office:value-type="float" office:value="2598.251" calcext:value-type="float">
            <text:p>2598.251</text:p>
          </table:table-cell>
          <table:table-cell office:value-type="float" office:value="21.303" calcext:value-type="float">
            <text:p>21.30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/>
          <table:table-cell office:value-type="float" office:value="49.189" calcext:value-type="float">
            <text:p>49.189</text:p>
          </table:table-cell>
          <table:table-cell office:value-type="float" office:value="9696.481" calcext:value-type="float">
            <text:p>9696.481</text:p>
          </table:table-cell>
          <table:table-cell office:value-type="float" office:value="-75.831" calcext:value-type="float">
            <text:p>-75.831</text:p>
          </table:table-cell>
          <table:table-cell office:value-type="float" office:value="0.074" calcext:value-type="float">
            <text:p>0.074</text:p>
          </table:table-cell>
          <table:table-cell office:value-type="float" office:value="75.837" calcext:value-type="float">
            <text:p>75.837</text:p>
          </table:table-cell>
          <table:table-cell office:value-type="float" office:value="0.489" calcext:value-type="float">
            <text:p>0.489</text:p>
          </table:table-cell>
          <table:table-cell office:value-type="float" office:value="2587.539" calcext:value-type="float">
            <text:p>2587.539</text:p>
          </table:table-cell>
          <table:table-cell office:value-type="float" office:value="21.544" calcext:value-type="float">
            <text:p>21.544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/>
          <table:table-cell office:value-type="float" office:value="49.689" calcext:value-type="float">
            <text:p>49.689</text:p>
          </table:table-cell>
          <table:table-cell office:value-type="float" office:value="9658.58" calcext:value-type="float">
            <text:p>9658.58</text:p>
          </table:table-cell>
          <table:table-cell office:value-type="float" office:value="-75.772" calcext:value-type="float">
            <text:p>-75.772</text:p>
          </table:table-cell>
          <table:table-cell office:value-type="float" office:value="0.118" calcext:value-type="float">
            <text:p>0.118</text:p>
          </table:table-cell>
          <table:table-cell office:value-type="float" office:value="75.83" calcext:value-type="float">
            <text:p>75.83</text:p>
          </table:table-cell>
          <table:table-cell office:value-type="float" office:value="1.581" calcext:value-type="float">
            <text:p>1.581</text:p>
          </table:table-cell>
          <table:table-cell office:value-type="float" office:value="2576.57" calcext:value-type="float">
            <text:p>2576.57</text:p>
          </table:table-cell>
          <table:table-cell office:value-type="float" office:value="22.333" calcext:value-type="float">
            <text:p>22.333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/>
          <table:table-cell office:value-type="float" office:value="50.189" calcext:value-type="float">
            <text:p>50.189</text:p>
          </table:table-cell>
          <table:table-cell office:value-type="float" office:value="9620.702" calcext:value-type="float">
            <text:p>9620.702</text:p>
          </table:table-cell>
          <table:table-cell office:value-type="float" office:value="-75.737" calcext:value-type="float">
            <text:p>-75.737</text:p>
          </table:table-cell>
          <table:table-cell office:value-type="float" office:value="0.071" calcext:value-type="float">
            <text:p>0.071</text:p>
          </table:table-cell>
          <table:table-cell office:value-type="float" office:value="75.739" calcext:value-type="float">
            <text:p>75.739</text:p>
          </table:table-cell>
          <table:table-cell office:value-type="float" office:value="0.328" calcext:value-type="float">
            <text:p>0.328</text:p>
          </table:table-cell>
          <table:table-cell office:value-type="float" office:value="2565.443" calcext:value-type="float">
            <text:p>2565.443</text:p>
          </table:table-cell>
          <table:table-cell office:value-type="float" office:value="22.172" calcext:value-type="float">
            <text:p>22.17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/>
          <table:table-cell office:value-type="float" office:value="50.689" calcext:value-type="float">
            <text:p>50.689</text:p>
          </table:table-cell>
          <table:table-cell office:value-type="float" office:value="9582.844" calcext:value-type="float">
            <text:p>9582.844</text:p>
          </table:table-cell>
          <table:table-cell office:value-type="float" office:value="-75.697" calcext:value-type="float">
            <text:p>-75.697</text:p>
          </table:table-cell>
          <table:table-cell office:value-type="float" office:value="0.08" calcext:value-type="float">
            <text:p>0.08</text:p>
          </table:table-cell>
          <table:table-cell office:value-type="float" office:value="75.698" calcext:value-type="float">
            <text:p>75.698</text:p>
          </table:table-cell>
          <table:table-cell office:value-type="float" office:value="0.213" calcext:value-type="float">
            <text:p>0.213</text:p>
          </table:table-cell>
          <table:table-cell office:value-type="float" office:value="2554.333" calcext:value-type="float">
            <text:p>2554.333</text:p>
          </table:table-cell>
          <table:table-cell office:value-type="float" office:value="22.271" calcext:value-type="float">
            <text:p>22.271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/>
          <table:table-cell office:value-type="float" office:value="51.189" calcext:value-type="float">
            <text:p>51.189</text:p>
          </table:table-cell>
          <table:table-cell office:value-type="float" office:value="9545.008" calcext:value-type="float">
            <text:p>9545.008</text:p>
          </table:table-cell>
          <table:table-cell office:value-type="float" office:value="-75.645" calcext:value-type="float">
            <text:p>-75.645</text:p>
          </table:table-cell>
          <table:table-cell office:value-type="float" office:value="0.103" calcext:value-type="float">
            <text:p>0.103</text:p>
          </table:table-cell>
          <table:table-cell office:value-type="float" office:value="75.672" calcext:value-type="float">
            <text:p>75.672</text:p>
          </table:table-cell>
          <table:table-cell office:value-type="float" office:value="1.079" calcext:value-type="float">
            <text:p>1.079</text:p>
          </table:table-cell>
          <table:table-cell office:value-type="float" office:value="2543.063" calcext:value-type="float">
            <text:p>2543.063</text:p>
          </table:table-cell>
          <table:table-cell office:value-type="float" office:value="22.808" calcext:value-type="float">
            <text:p>22.808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/>
          <table:table-cell office:value-type="float" office:value="51.689" calcext:value-type="float">
            <text:p>51.689</text:p>
          </table:table-cell>
          <table:table-cell office:value-type="float" office:value="9507.198" calcext:value-type="float">
            <text:p>9507.198</text:p>
          </table:table-cell>
          <table:table-cell office:value-type="float" office:value="-75.595" calcext:value-type="float">
            <text:p>-75.595</text:p>
          </table:table-cell>
          <table:table-cell office:value-type="float" office:value="0.102" calcext:value-type="float">
            <text:p>0.102</text:p>
          </table:table-cell>
          <table:table-cell office:value-type="float" office:value="75.625" calcext:value-type="float">
            <text:p>75.625</text:p>
          </table:table-cell>
          <table:table-cell office:value-type="float" office:value="1.143" calcext:value-type="float">
            <text:p>1.143</text:p>
          </table:table-cell>
          <table:table-cell office:value-type="float" office:value="2531.516" calcext:value-type="float">
            <text:p>2531.516</text:p>
          </table:table-cell>
          <table:table-cell office:value-type="float" office:value="23.378" calcext:value-type="float">
            <text:p>23.378</text:p>
          </table:table-cell>
          <table:table-cell office:value-type="float" office:value="1.138" calcext:value-type="float">
            <text:p>1.138</text:p>
          </table:table-cell>
        </table:table-row>
        <table:table-row table:style-name="ro1">
          <table:table-cell/>
          <table:table-cell office:value-type="float" office:value="52.189" calcext:value-type="float">
            <text:p>52.189</text:p>
          </table:table-cell>
          <table:table-cell office:value-type="float" office:value="9469.411" calcext:value-type="float">
            <text:p>9469.411</text:p>
          </table:table-cell>
          <table:table-cell office:value-type="float" office:value="-75.555" calcext:value-type="float">
            <text:p>-75.555</text:p>
          </table:table-cell>
          <table:table-cell office:value-type="float" office:value="0.078" calcext:value-type="float">
            <text:p>0.078</text:p>
          </table:table-cell>
          <table:table-cell office:value-type="float" office:value="75.556" calcext:value-type="float">
            <text:p>75.556</text:p>
          </table:table-cell>
          <table:table-cell office:value-type="float" office:value="0.23" calcext:value-type="float">
            <text:p>0.23</text:p>
          </table:table-cell>
          <table:table-cell office:value-type="float" office:value="2519.854" calcext:value-type="float">
            <text:p>2519.854</text:p>
          </table:table-cell>
          <table:table-cell office:value-type="float" office:value="23.269" calcext:value-type="float">
            <text:p>23.269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/>
          <table:table-cell office:value-type="float" office:value="52.689" calcext:value-type="float">
            <text:p>52.689</text:p>
          </table:table-cell>
          <table:table-cell office:value-type="float" office:value="9431.644" calcext:value-type="float">
            <text:p>9431.644</text:p>
          </table:table-cell>
          <table:table-cell office:value-type="float" office:value="-75.513" calcext:value-type="float">
            <text:p>-75.513</text:p>
          </table:table-cell>
          <table:table-cell office:value-type="float" office:value="0.086" calcext:value-type="float">
            <text:p>0.086</text:p>
          </table:table-cell>
          <table:table-cell office:value-type="float" office:value="75.515" calcext:value-type="float">
            <text:p>75.515</text:p>
          </table:table-cell>
          <table:table-cell office:value-type="float" office:value="0.346" calcext:value-type="float">
            <text:p>0.346</text:p>
          </table:table-cell>
          <table:table-cell office:value-type="float" office:value="2508.262" calcext:value-type="float">
            <text:p>2508.262</text:p>
          </table:table-cell>
          <table:table-cell office:value-type="float" office:value="23.102" calcext:value-type="float">
            <text:p>23.102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/>
          <table:table-cell office:value-type="float" office:value="53.189" calcext:value-type="float">
            <text:p>53.189</text:p>
          </table:table-cell>
          <table:table-cell office:value-type="float" office:value="9393.898" calcext:value-type="float">
            <text:p>9393.898</text:p>
          </table:table-cell>
          <table:table-cell office:value-type="float" office:value="-75.468" calcext:value-type="float">
            <text:p>-75.468</text:p>
          </table:table-cell>
          <table:table-cell office:value-type="float" office:value="0.089" calcext:value-type="float">
            <text:p>0.089</text:p>
          </table:table-cell>
          <table:table-cell office:value-type="float" office:value="75.471" calcext:value-type="float">
            <text:p>75.471</text:p>
          </table:table-cell>
          <table:table-cell office:value-type="float" office:value="0.382" calcext:value-type="float">
            <text:p>0.382</text:p>
          </table:table-cell>
          <table:table-cell office:value-type="float" office:value="2496.757" calcext:value-type="float">
            <text:p>2496.757</text:p>
          </table:table-cell>
          <table:table-cell office:value-type="float" office:value="22.916" calcext:value-type="float">
            <text:p>22.9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/>
          <table:table-cell office:value-type="float" office:value="53.689" calcext:value-type="float">
            <text:p>53.689</text:p>
          </table:table-cell>
          <table:table-cell office:value-type="float" office:value="9356.178" calcext:value-type="float">
            <text:p>9356.178</text:p>
          </table:table-cell>
          <table:table-cell office:value-type="float" office:value="-75.412" calcext:value-type="float">
            <text:p>-75.412</text:p>
          </table:table-cell>
          <table:table-cell office:value-type="float" office:value="0.112" calcext:value-type="float">
            <text:p>0.112</text:p>
          </table:table-cell>
          <table:table-cell office:value-type="float" office:value="75.446" calcext:value-type="float">
            <text:p>75.446</text:p>
          </table:table-cell>
          <table:table-cell office:value-type="float" office:value="1.216" calcext:value-type="float">
            <text:p>1.216</text:p>
          </table:table-cell>
          <table:table-cell office:value-type="float" office:value="2485.147" calcext:value-type="float">
            <text:p>2485.147</text:p>
          </table:table-cell>
          <table:table-cell office:value-type="float" office:value="23.522" calcext:value-type="float">
            <text:p>23.522</text:p>
          </table:table-cell>
          <table:table-cell office:value-type="float" office:value="1.211" calcext:value-type="float">
            <text:p>1.211</text:p>
          </table:table-cell>
        </table:table-row>
        <table:table-row table:style-name="ro1">
          <table:table-cell/>
          <table:table-cell office:value-type="float" office:value="54.189" calcext:value-type="float">
            <text:p>54.189</text:p>
          </table:table-cell>
          <table:table-cell office:value-type="float" office:value="9318.483" calcext:value-type="float">
            <text:p>9318.483</text:p>
          </table:table-cell>
          <table:table-cell office:value-type="float" office:value="-75.369" calcext:value-type="float">
            <text:p>-75.369</text:p>
          </table:table-cell>
          <table:table-cell office:value-type="float" office:value="0.086" calcext:value-type="float">
            <text:p>0.086</text:p>
          </table:table-cell>
          <table:table-cell office:value-type="float" office:value="75.378" calcext:value-type="float">
            <text:p>75.378</text:p>
          </table:table-cell>
          <table:table-cell office:value-type="float" office:value="0.624" calcext:value-type="float">
            <text:p>0.624</text:p>
          </table:table-cell>
          <table:table-cell office:value-type="float" office:value="2473.309" calcext:value-type="float">
            <text:p>2473.309</text:p>
          </table:table-cell>
          <table:table-cell office:value-type="float" office:value="23.831" calcext:value-type="float">
            <text:p>23.831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/>
          <table:table-cell office:value-type="float" office:value="54.689" calcext:value-type="float">
            <text:p>54.689</text:p>
          </table:table-cell>
          <table:table-cell office:value-type="float" office:value="9280.809" calcext:value-type="float">
            <text:p>9280.809</text:p>
          </table:table-cell>
          <table:table-cell office:value-type="float" office:value="-75.328" calcext:value-type="float">
            <text:p>-75.328</text:p>
          </table:table-cell>
          <table:table-cell office:value-type="float" office:value="0.083" calcext:value-type="float">
            <text:p>0.083</text:p>
          </table:table-cell>
          <table:table-cell office:value-type="float" office:value="75.328" calcext:value-type="float">
            <text:p>75.328</text:p>
          </table:table-cell>
          <table:table-cell office:value-type="float" office:value="0.094" calcext:value-type="float">
            <text:p>0.094</text:p>
          </table:table-cell>
          <table:table-cell office:value-type="float" office:value="2461.4" calcext:value-type="float">
            <text:p>2461.4</text:p>
          </table:table-cell>
          <table:table-cell office:value-type="float" office:value="23.808" calcext:value-type="float">
            <text:p>23.808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/>
          <table:table-cell office:value-type="float" office:value="55.189" calcext:value-type="float">
            <text:p>55.189</text:p>
          </table:table-cell>
          <table:table-cell office:value-type="float" office:value="9243.158" calcext:value-type="float">
            <text:p>9243.158</text:p>
          </table:table-cell>
          <table:table-cell office:value-type="float" office:value="-75.276" calcext:value-type="float">
            <text:p>-75.276</text:p>
          </table:table-cell>
          <table:table-cell office:value-type="float" office:value="0.104" calcext:value-type="float">
            <text:p>0.104</text:p>
          </table:table-cell>
          <table:table-cell office:value-type="float" office:value="75.301" calcext:value-type="float">
            <text:p>75.301</text:p>
          </table:table-cell>
          <table:table-cell office:value-type="float" office:value="1.061" calcext:value-type="float">
            <text:p>1.061</text:p>
          </table:table-cell>
          <table:table-cell office:value-type="float" office:value="2449.363" calcext:value-type="float">
            <text:p>2449.363</text:p>
          </table:table-cell>
          <table:table-cell office:value-type="float" office:value="24.336" calcext:value-type="float">
            <text:p>24.336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/>
          <table:table-cell office:value-type="float" office:value="55.689" calcext:value-type="float">
            <text:p>55.689</text:p>
          </table:table-cell>
          <table:table-cell office:value-type="float" office:value="9205.531" calcext:value-type="float">
            <text:p>9205.531</text:p>
          </table:table-cell>
          <table:table-cell office:value-type="float" office:value="-75.23" calcext:value-type="float">
            <text:p>-75.23</text:p>
          </table:table-cell>
          <table:table-cell office:value-type="float" office:value="0.091" calcext:value-type="float">
            <text:p>0.091</text:p>
          </table:table-cell>
          <table:table-cell office:value-type="float" office:value="75.244" calcext:value-type="float">
            <text:p>75.244</text:p>
          </table:table-cell>
          <table:table-cell office:value-type="float" office:value="0.804" calcext:value-type="float">
            <text:p>0.804</text:p>
          </table:table-cell>
          <table:table-cell office:value-type="float" office:value="2437.295" calcext:value-type="float">
            <text:p>2437.295</text:p>
          </table:table-cell>
          <table:table-cell office:value-type="float" office:value="23.937" calcext:value-type="float">
            <text:p>23.937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/>
          <table:table-cell office:value-type="float" office:value="56.189" calcext:value-type="float">
            <text:p>56.189</text:p>
          </table:table-cell>
          <table:table-cell office:value-type="float" office:value="9167.927" calcext:value-type="float">
            <text:p>9167.927</text:p>
          </table:table-cell>
          <table:table-cell office:value-type="float" office:value="-75.189" calcext:value-type="float">
            <text:p>-75.189</text:p>
          </table:table-cell>
          <table:table-cell office:value-type="float" office:value="0.081" calcext:value-type="float">
            <text:p>0.081</text:p>
          </table:table-cell>
          <table:table-cell office:value-type="float" office:value="75.19" calcext:value-type="float">
            <text:p>75.19</text:p>
          </table:table-cell>
          <table:table-cell office:value-type="float" office:value="0.084" calcext:value-type="float">
            <text:p>0.084</text:p>
          </table:table-cell>
          <table:table-cell office:value-type="float" office:value="2425.324" calcext:value-type="float">
            <text:p>2425.324</text:p>
          </table:table-cell>
          <table:table-cell office:value-type="float" office:value="23.947" calcext:value-type="float">
            <text:p>23.94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56.689" calcext:value-type="float">
            <text:p>56.689</text:p>
          </table:table-cell>
          <table:table-cell office:value-type="float" office:value="9130.344" calcext:value-type="float">
            <text:p>9130.344</text:p>
          </table:table-cell>
          <table:table-cell office:value-type="float" office:value="-75.141" calcext:value-type="float">
            <text:p>-75.141</text:p>
          </table:table-cell>
          <table:table-cell office:value-type="float" office:value="0.096" calcext:value-type="float">
            <text:p>0.096</text:p>
          </table:table-cell>
          <table:table-cell office:value-type="float" office:value="75.157" calcext:value-type="float">
            <text:p>75.157</text:p>
          </table:table-cell>
          <table:table-cell office:value-type="float" office:value="0.854" calcext:value-type="float">
            <text:p>0.854</text:p>
          </table:table-cell>
          <table:table-cell office:value-type="float" office:value="2413.457" calcext:value-type="float">
            <text:p>2413.457</text:p>
          </table:table-cell>
          <table:table-cell office:value-type="float" office:value="23.522" calcext:value-type="float">
            <text:p>23.522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/>
          <table:table-cell office:value-type="float" office:value="57.189" calcext:value-type="float">
            <text:p>57.189</text:p>
          </table:table-cell>
          <table:table-cell office:value-type="float" office:value="9092.786" calcext:value-type="float">
            <text:p>9092.786</text:p>
          </table:table-cell>
          <table:table-cell office:value-type="float" office:value="-75.089" calcext:value-type="float">
            <text:p>-75.089</text:p>
          </table:table-cell>
          <table:table-cell office:value-type="float" office:value="0.105" calcext:value-type="float">
            <text:p>0.105</text:p>
          </table:table-cell>
          <table:table-cell office:value-type="float" office:value="75.121" calcext:value-type="float">
            <text:p>75.121</text:p>
          </table:table-cell>
          <table:table-cell office:value-type="float" office:value="1.209" calcext:value-type="float">
            <text:p>1.209</text:p>
          </table:table-cell>
          <table:table-cell office:value-type="float" office:value="2401.846" calcext:value-type="float">
            <text:p>2401.846</text:p>
          </table:table-cell>
          <table:table-cell office:value-type="float" office:value="22.92" calcext:value-type="float">
            <text:p>22.92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/>
          <table:table-cell office:value-type="float" office:value="57.689" calcext:value-type="float">
            <text:p>57.689</text:p>
          </table:table-cell>
          <table:table-cell office:value-type="float" office:value="9055.253" calcext:value-type="float">
            <text:p>9055.253</text:p>
          </table:table-cell>
          <table:table-cell office:value-type="float" office:value="-75.044" calcext:value-type="float">
            <text:p>-75.044</text:p>
          </table:table-cell>
          <table:table-cell office:value-type="float" office:value="0.09" calcext:value-type="float">
            <text:p>0.09</text:p>
          </table:table-cell>
          <table:table-cell office:value-type="float" office:value="75.063" calcext:value-type="float">
            <text:p>75.063</text:p>
          </table:table-cell>
          <table:table-cell office:value-type="float" office:value="0.95" calcext:value-type="float">
            <text:p>0.95</text:p>
          </table:table-cell>
          <table:table-cell office:value-type="float" office:value="2390.504" calcext:value-type="float">
            <text:p>2390.504</text:p>
          </table:table-cell>
          <table:table-cell office:value-type="float" office:value="22.447" calcext:value-type="float">
            <text:p>22.447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/>
          <table:table-cell office:value-type="float" office:value="58.189" calcext:value-type="float">
            <text:p>58.189</text:p>
          </table:table-cell>
          <table:table-cell office:value-type="float" office:value="9017.741" calcext:value-type="float">
            <text:p>9017.741</text:p>
          </table:table-cell>
          <table:table-cell office:value-type="float" office:value="-75.005" calcext:value-type="float">
            <text:p>-75.005</text:p>
          </table:table-cell>
          <table:table-cell office:value-type="float" office:value="0.078" calcext:value-type="float">
            <text:p>0.078</text:p>
          </table:table-cell>
          <table:table-cell office:value-type="float" office:value="75.007" calcext:value-type="float">
            <text:p>75.007</text:p>
          </table:table-cell>
          <table:table-cell office:value-type="float" office:value="0.312" calcext:value-type="float">
            <text:p>0.312</text:p>
          </table:table-cell>
          <table:table-cell office:value-type="float" office:value="2379.243" calcext:value-type="float">
            <text:p>2379.243</text:p>
          </table:table-cell>
          <table:table-cell office:value-type="float" office:value="22.598" calcext:value-type="float">
            <text:p>22.598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/>
          <table:table-cell office:value-type="float" office:value="58.689" calcext:value-type="float">
            <text:p>58.689</text:p>
          </table:table-cell>
          <table:table-cell office:value-type="float" office:value="8980.25" calcext:value-type="float">
            <text:p>8980.25</text:p>
          </table:table-cell>
          <table:table-cell office:value-type="float" office:value="-74.96" calcext:value-type="float">
            <text:p>-74.96</text:p>
          </table:table-cell>
          <table:table-cell office:value-type="float" office:value="0.089" calcext:value-type="float">
            <text:p>0.089</text:p>
          </table:table-cell>
          <table:table-cell office:value-type="float" office:value="74.971" calcext:value-type="float">
            <text:p>74.971</text:p>
          </table:table-cell>
          <table:table-cell office:value-type="float" office:value="0.683" calcext:value-type="float">
            <text:p>0.683</text:p>
          </table:table-cell>
          <table:table-cell office:value-type="float" office:value="2367.859" calcext:value-type="float">
            <text:p>2367.859</text:p>
          </table:table-cell>
          <table:table-cell office:value-type="float" office:value="22.937" calcext:value-type="float">
            <text:p>22.937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/>
          <table:table-cell office:value-type="float" office:value="59.189" calcext:value-type="float">
            <text:p>59.189</text:p>
          </table:table-cell>
          <table:table-cell office:value-type="float" office:value="8942.783" calcext:value-type="float">
            <text:p>8942.783</text:p>
          </table:table-cell>
          <table:table-cell office:value-type="float" office:value="-74.909" calcext:value-type="float">
            <text:p>-74.909</text:p>
          </table:table-cell>
          <table:table-cell office:value-type="float" office:value="0.103" calcext:value-type="float">
            <text:p>0.103</text:p>
          </table:table-cell>
          <table:table-cell office:value-type="float" office:value="74.939" calcext:value-type="float">
            <text:p>74.939</text:p>
          </table:table-cell>
          <table:table-cell office:value-type="float" office:value="1.166" calcext:value-type="float">
            <text:p>1.166</text:p>
          </table:table-cell>
          <table:table-cell office:value-type="float" office:value="2356.536" calcext:value-type="float">
            <text:p>2356.536</text:p>
          </table:table-cell>
          <table:table-cell office:value-type="float" office:value="22.356" calcext:value-type="float">
            <text:p>22.356</text:p>
          </table:table-cell>
          <table:table-cell office:value-type="float" office:value="1.162" calcext:value-type="float">
            <text:p>1.162</text:p>
          </table:table-cell>
        </table:table-row>
        <table:table-row table:style-name="ro1">
          <table:table-cell/>
          <table:table-cell office:value-type="float" office:value="59.689" calcext:value-type="float">
            <text:p>59.689</text:p>
          </table:table-cell>
          <table:table-cell office:value-type="float" office:value="8905.338" calcext:value-type="float">
            <text:p>8905.338</text:p>
          </table:table-cell>
          <table:table-cell office:value-type="float" office:value="-74.867" calcext:value-type="float">
            <text:p>-74.867</text:p>
          </table:table-cell>
          <table:table-cell office:value-type="float" office:value="0.084" calcext:value-type="float">
            <text:p>0.084</text:p>
          </table:table-cell>
          <table:table-cell office:value-type="float" office:value="74.878" calcext:value-type="float">
            <text:p>74.878</text:p>
          </table:table-cell>
          <table:table-cell office:value-type="float" office:value="0.706" calcext:value-type="float">
            <text:p>0.706</text:p>
          </table:table-cell>
          <table:table-cell office:value-type="float" office:value="2345.445" calcext:value-type="float">
            <text:p>2345.445</text:p>
          </table:table-cell>
          <table:table-cell office:value-type="float" office:value="22.006" calcext:value-type="float">
            <text:p>22.006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/>
          <table:table-cell office:value-type="float" office:value="60.189" calcext:value-type="float">
            <text:p>60.189</text:p>
          </table:table-cell>
          <table:table-cell office:value-type="float" office:value="8867.915" calcext:value-type="float">
            <text:p>8867.915</text:p>
          </table:table-cell>
          <table:table-cell office:value-type="float" office:value="-74.827" calcext:value-type="float">
            <text:p>-74.827</text:p>
          </table:table-cell>
          <table:table-cell office:value-type="float" office:value="0.08" calcext:value-type="float">
            <text:p>0.08</text:p>
          </table:table-cell>
          <table:table-cell office:value-type="float" office:value="74.83" calcext:value-type="float">
            <text:p>74.83</text:p>
          </table:table-cell>
          <table:table-cell office:value-type="float" office:value="0.358" calcext:value-type="float">
            <text:p>0.358</text:p>
          </table:table-cell>
          <table:table-cell office:value-type="float" office:value="2334.486" calcext:value-type="float">
            <text:p>2334.486</text:p>
          </table:table-cell>
          <table:table-cell office:value-type="float" office:value="21.831" calcext:value-type="float">
            <text:p>21.831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/>
          <table:table-cell office:value-type="float" office:value="60.689" calcext:value-type="float">
            <text:p>60.689</text:p>
          </table:table-cell>
          <table:table-cell office:value-type="float" office:value="8830.512" calcext:value-type="float">
            <text:p>8830.512</text:p>
          </table:table-cell>
          <table:table-cell office:value-type="float" office:value="-74.786" calcext:value-type="float">
            <text:p>-74.786</text:p>
          </table:table-cell>
          <table:table-cell office:value-type="float" office:value="0.082" calcext:value-type="float">
            <text:p>0.082</text:p>
          </table:table-cell>
          <table:table-cell office:value-type="float" office:value="74.786" calcext:value-type="float">
            <text:p>74.786</text:p>
          </table:table-cell>
          <table:table-cell office:value-type="float" office:value="0.14" calcext:value-type="float">
            <text:p>0.14</text:p>
          </table:table-cell>
          <table:table-cell office:value-type="float" office:value="2323.557" calcext:value-type="float">
            <text:p>2323.557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/>
          <table:table-cell office:value-type="float" office:value="61.189" calcext:value-type="float">
            <text:p>61.189</text:p>
          </table:table-cell>
          <table:table-cell office:value-type="float" office:value="8793.131" calcext:value-type="float">
            <text:p>8793.131</text:p>
          </table:table-cell>
          <table:table-cell office:value-type="float" office:value="-74.736" calcext:value-type="float">
            <text:p>-74.736</text:p>
          </table:table-cell>
          <table:table-cell office:value-type="float" office:value="0.101" calcext:value-type="float">
            <text:p>0.101</text:p>
          </table:table-cell>
          <table:table-cell office:value-type="float" office:value="74.758" calcext:value-type="float">
            <text:p>74.758</text:p>
          </table:table-cell>
          <table:table-cell office:value-type="float" office:value="1.028" calcext:value-type="float">
            <text:p>1.028</text:p>
          </table:table-cell>
          <table:table-cell office:value-type="float" office:value="2312.74" calcext:value-type="float">
            <text:p>2312.74</text:p>
          </table:table-cell>
          <table:table-cell office:value-type="float" office:value="21.377" calcext:value-type="float">
            <text:p>21.377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/>
          <table:table-cell office:value-type="float" office:value="61.689" calcext:value-type="float">
            <text:p>61.689</text:p>
          </table:table-cell>
          <table:table-cell office:value-type="float" office:value="8755.774" calcext:value-type="float">
            <text:p>8755.774</text:p>
          </table:table-cell>
          <table:table-cell office:value-type="float" office:value="-74.692" calcext:value-type="float">
            <text:p>-74.692</text:p>
          </table:table-cell>
          <table:table-cell office:value-type="float" office:value="0.086" calcext:value-type="float">
            <text:p>0.086</text:p>
          </table:table-cell>
          <table:table-cell office:value-type="float" office:value="74.702" calcext:value-type="float">
            <text:p>74.702</text:p>
          </table:table-cell>
          <table:table-cell office:value-type="float" office:value="0.681" calcext:value-type="float">
            <text:p>0.681</text:p>
          </table:table-cell>
          <table:table-cell office:value-type="float" office:value="2302.137" calcext:value-type="float">
            <text:p>2302.137</text:p>
          </table:table-cell>
          <table:table-cell office:value-type="float" office:value="21.039" calcext:value-type="float">
            <text:p>21.039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/>
          <table:table-cell office:value-type="float" office:value="62.189" calcext:value-type="float">
            <text:p>62.189</text:p>
          </table:table-cell>
          <table:table-cell office:value-type="float" office:value="8718.439" calcext:value-type="float">
            <text:p>8718.439</text:p>
          </table:table-cell>
          <table:table-cell office:value-type="float" office:value="-74.647" calcext:value-type="float">
            <text:p>-74.647</text:p>
          </table:table-cell>
          <table:table-cell office:value-type="float" office:value="0.091" calcext:value-type="float">
            <text:p>0.091</text:p>
          </table:table-cell>
          <table:table-cell office:value-type="float" office:value="74.662" calcext:value-type="float">
            <text:p>74.662</text:p>
          </table:table-cell>
          <table:table-cell office:value-type="float" office:value="0.836" calcext:value-type="float">
            <text:p>0.836</text:p>
          </table:table-cell>
          <table:table-cell office:value-type="float" office:value="2291.721" calcext:value-type="float">
            <text:p>2291.721</text:p>
          </table:table-cell>
          <table:table-cell office:value-type="float" office:value="20.623" calcext:value-type="float">
            <text:p>20.623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/>
          <table:table-cell office:value-type="float" office:value="62.689" calcext:value-type="float">
            <text:p>62.689</text:p>
          </table:table-cell>
          <table:table-cell office:value-type="float" office:value="8681.126" calcext:value-type="float">
            <text:p>8681.126</text:p>
          </table:table-cell>
          <table:table-cell office:value-type="float" office:value="-74.607" calcext:value-type="float">
            <text:p>-74.607</text:p>
          </table:table-cell>
          <table:table-cell office:value-type="float" office:value="0.081" calcext:value-type="float">
            <text:p>0.081</text:p>
          </table:table-cell>
          <table:table-cell office:value-type="float" office:value="74.609" calcext:value-type="float">
            <text:p>74.609</text:p>
          </table:table-cell>
          <table:table-cell office:value-type="float" office:value="0.352" calcext:value-type="float">
            <text:p>0.352</text:p>
          </table:table-cell>
          <table:table-cell office:value-type="float" office:value="2281.452" calcext:value-type="float">
            <text:p>2281.452</text:p>
          </table:table-cell>
          <table:table-cell office:value-type="float" office:value="20.452" calcext:value-type="float">
            <text:p>20.452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/>
          <table:table-cell office:value-type="float" office:value="63.189" calcext:value-type="float">
            <text:p>63.189</text:p>
          </table:table-cell>
          <table:table-cell office:value-type="float" office:value="8643.833" calcext:value-type="float">
            <text:p>8643.833</text:p>
          </table:table-cell>
          <table:table-cell office:value-type="float" office:value="-74.566" calcext:value-type="float">
            <text:p>-74.566</text:p>
          </table:table-cell>
          <table:table-cell office:value-type="float" office:value="0.082" calcext:value-type="float">
            <text:p>0.082</text:p>
          </table:table-cell>
          <table:table-cell office:value-type="float" office:value="74.566" calcext:value-type="float">
            <text:p>74.566</text:p>
          </table:table-cell>
          <table:table-cell office:value-type="float" office:value="0.128" calcext:value-type="float">
            <text:p>0.128</text:p>
          </table:table-cell>
          <table:table-cell office:value-type="float" office:value="2271.214" calcext:value-type="float">
            <text:p>2271.214</text:p>
          </table:table-cell>
          <table:table-cell office:value-type="float" office:value="20.502" calcext:value-type="float">
            <text:p>20.50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/>
          <table:table-cell office:value-type="float" office:value="63.689" calcext:value-type="float">
            <text:p>63.689</text:p>
          </table:table-cell>
          <table:table-cell office:value-type="float" office:value="8606.568" calcext:value-type="float">
            <text:p>8606.568</text:p>
          </table:table-cell>
          <table:table-cell office:value-type="float" office:value="-74.492" calcext:value-type="float">
            <text:p>-74.492</text:p>
          </table:table-cell>
          <table:table-cell office:value-type="float" office:value="0.149" calcext:value-type="float">
            <text:p>0.149</text:p>
          </table:table-cell>
          <table:table-cell office:value-type="float" office:value="74.584" calcext:value-type="float">
            <text:p>74.584</text:p>
          </table:table-cell>
          <table:table-cell office:value-type="float" office:value="2.039" calcext:value-type="float">
            <text:p>2.039</text:p>
          </table:table-cell>
          <table:table-cell office:value-type="float" office:value="2260.709" calcext:value-type="float">
            <text:p>2260.709</text:p>
          </table:table-cell>
          <table:table-cell office:value-type="float" office:value="21.519" calcext:value-type="float">
            <text:p>21.519</text:p>
          </table:table-cell>
          <table:table-cell office:value-type="float" office:value="2.034" calcext:value-type="float">
            <text:p>2.034</text:p>
          </table:table-cell>
        </table:table-row>
        <table:table-row table:style-name="ro1">
          <table:table-cell/>
          <table:table-cell office:value-type="float" office:value="64.189" calcext:value-type="float">
            <text:p>64.189</text:p>
          </table:table-cell>
          <table:table-cell office:value-type="float" office:value="8569.334" calcext:value-type="float">
            <text:p>8569.334</text:p>
          </table:table-cell>
          <table:table-cell office:value-type="float" office:value="-74.445" calcext:value-type="float">
            <text:p>-74.445</text:p>
          </table:table-cell>
          <table:table-cell office:value-type="float" office:value="0.093" calcext:value-type="float">
            <text:p>0.093</text:p>
          </table:table-cell>
          <table:table-cell office:value-type="float" office:value="74.496" calcext:value-type="float">
            <text:p>74.496</text:p>
          </table:table-cell>
          <table:table-cell office:value-type="float" office:value="1.513" calcext:value-type="float">
            <text:p>1.513</text:p>
          </table:table-cell>
          <table:table-cell office:value-type="float" office:value="2249.761" calcext:value-type="float">
            <text:p>2249.761</text:p>
          </table:table-cell>
          <table:table-cell office:value-type="float" office:value="22.274" calcext:value-type="float">
            <text:p>22.274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/>
          <table:table-cell office:value-type="float" office:value="64.689" calcext:value-type="float">
            <text:p>64.689</text:p>
          </table:table-cell>
          <table:table-cell office:value-type="float" office:value="8532.118" calcext:value-type="float">
            <text:p>8532.118</text:p>
          </table:table-cell>
          <table:table-cell office:value-type="float" office:value="-74.417" calcext:value-type="float">
            <text:p>-74.417</text:p>
          </table:table-cell>
          <table:table-cell office:value-type="float" office:value="0.055" calcext:value-type="float">
            <text:p>0.055</text:p>
          </table:table-cell>
          <table:table-cell office:value-type="float" office:value="74.418" calcext:value-type="float">
            <text:p>74.418</text:p>
          </table:table-cell>
          <table:table-cell office:value-type="float" office:value="0.163" calcext:value-type="float">
            <text:p>0.163</text:p>
          </table:table-cell>
          <table:table-cell office:value-type="float" office:value="2238.643" calcext:value-type="float">
            <text:p>2238.643</text:p>
          </table:table-cell>
          <table:table-cell office:value-type="float" office:value="22.197" calcext:value-type="float">
            <text:p>22.197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/>
          <table:table-cell office:value-type="float" office:value="65.189" calcext:value-type="float">
            <text:p>65.189</text:p>
          </table:table-cell>
          <table:table-cell office:value-type="float" office:value="8494.919" calcext:value-type="float">
            <text:p>8494.919</text:p>
          </table:table-cell>
          <table:table-cell office:value-type="float" office:value="-74.38" calcext:value-type="float">
            <text:p>-74.38</text:p>
          </table:table-cell>
          <table:table-cell office:value-type="float" office:value="0.076" calcext:value-type="float">
            <text:p>0.076</text:p>
          </table:table-cell>
          <table:table-cell office:value-type="float" office:value="74.39" calcext:value-type="float">
            <text:p>74.39</text:p>
          </table:table-cell>
          <table:table-cell office:value-type="float" office:value="0.685" calcext:value-type="float">
            <text:p>0.685</text:p>
          </table:table-cell>
          <table:table-cell office:value-type="float" office:value="2227.459" calcext:value-type="float">
            <text:p>2227.459</text:p>
          </table:table-cell>
          <table:table-cell office:value-type="float" office:value="22.537" calcext:value-type="float">
            <text:p>22.537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/>
          <table:table-cell office:value-type="float" office:value="65.689" calcext:value-type="float">
            <text:p>65.689</text:p>
          </table:table-cell>
          <table:table-cell office:value-type="float" office:value="8457.74" calcext:value-type="float">
            <text:p>8457.74</text:p>
          </table:table-cell>
          <table:table-cell office:value-type="float" office:value="-74.335" calcext:value-type="float">
            <text:p>-74.335</text:p>
          </table:table-cell>
          <table:table-cell office:value-type="float" office:value="0.089" calcext:value-type="float">
            <text:p>0.089</text:p>
          </table:table-cell>
          <table:table-cell office:value-type="float" office:value="74.358" calcext:value-type="float">
            <text:p>74.358</text:p>
          </table:table-cell>
          <table:table-cell office:value-type="float" office:value="1.008" calcext:value-type="float">
            <text:p>1.008</text:p>
          </table:table-cell>
          <table:table-cell office:value-type="float" office:value="2216.065" calcext:value-type="float">
            <text:p>2216.065</text:p>
          </table:table-cell>
          <table:table-cell office:value-type="float" office:value="23.039" calcext:value-type="float">
            <text:p>23.039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/>
          <table:table-cell office:value-type="float" office:value="66.189" calcext:value-type="float">
            <text:p>66.189</text:p>
          </table:table-cell>
          <table:table-cell office:value-type="float" office:value="8420.584" calcext:value-type="float">
            <text:p>8420.584</text:p>
          </table:table-cell>
          <table:table-cell office:value-type="float" office:value="-74.29" calcext:value-type="float">
            <text:p>-74.29</text:p>
          </table:table-cell>
          <table:table-cell office:value-type="float" office:value="0.09" calcext:value-type="float">
            <text:p>0.09</text:p>
          </table:table-cell>
          <table:table-cell office:value-type="float" office:value="74.316" calcext:value-type="float">
            <text:p>74.316</text:p>
          </table:table-cell>
          <table:table-cell office:value-type="float" office:value="1.1" calcext:value-type="float">
            <text:p>1.1</text:p>
          </table:table-cell>
          <table:table-cell office:value-type="float" office:value="2204.683" calcext:value-type="float">
            <text:p>2204.683</text:p>
          </table:table-cell>
          <table:table-cell office:value-type="float" office:value="22.491" calcext:value-type="float">
            <text:p>22.491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/>
          <table:table-cell office:value-type="float" office:value="66.689" calcext:value-type="float">
            <text:p>66.689</text:p>
          </table:table-cell>
          <table:table-cell office:value-type="float" office:value="8383.448" calcext:value-type="float">
            <text:p>8383.448</text:p>
          </table:table-cell>
          <table:table-cell office:value-type="float" office:value="-74.255" calcext:value-type="float">
            <text:p>-74.255</text:p>
          </table:table-cell>
          <table:table-cell office:value-type="float" office:value="0.071" calcext:value-type="float">
            <text:p>0.071</text:p>
          </table:table-cell>
          <table:table-cell office:value-type="float" office:value="74.255" calcext:value-type="float">
            <text:p>74.255</text:p>
          </table:table-cell>
          <table:table-cell office:value-type="float" office:value="0.132" calcext:value-type="float">
            <text:p>0.132</text:p>
          </table:table-cell>
          <table:table-cell office:value-type="float" office:value="2193.423" calcext:value-type="float">
            <text:p>2193.423</text:p>
          </table:table-cell>
          <table:table-cell office:value-type="float" office:value="22.547" calcext:value-type="float">
            <text:p>22.547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/>
          <table:table-cell office:value-type="float" office:value="67.189" calcext:value-type="float">
            <text:p>67.189</text:p>
          </table:table-cell>
          <table:table-cell office:value-type="float" office:value="8346.331" calcext:value-type="float">
            <text:p>8346.331</text:p>
          </table:table-cell>
          <table:table-cell office:value-type="float" office:value="-74.213" calcext:value-type="float">
            <text:p>-74.213</text:p>
          </table:table-cell>
          <table:table-cell office:value-type="float" office:value="0.082" calcext:value-type="float">
            <text:p>0.082</text:p>
          </table:table-cell>
          <table:table-cell office:value-type="float" office:value="74.217" calcext:value-type="float">
            <text:p>74.217</text:p>
          </table:table-cell>
          <table:table-cell office:value-type="float" office:value="0.428" calcext:value-type="float">
            <text:p>0.428</text:p>
          </table:table-cell>
          <table:table-cell office:value-type="float" office:value="2182.097" calcext:value-type="float">
            <text:p>2182.097</text:p>
          </table:table-cell>
          <table:table-cell office:value-type="float" office:value="22.757" calcext:value-type="float">
            <text:p>22.75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float" office:value="67.689" calcext:value-type="float">
            <text:p>67.689</text:p>
          </table:table-cell>
          <table:table-cell office:value-type="float" office:value="8309.238" calcext:value-type="float">
            <text:p>8309.238</text:p>
          </table:table-cell>
          <table:table-cell office:value-type="float" office:value="-74.16" calcext:value-type="float">
            <text:p>-74.16</text:p>
          </table:table-cell>
          <table:table-cell office:value-type="float" office:value="0.107" calcext:value-type="float">
            <text:p>0.107</text:p>
          </table:table-cell>
          <table:table-cell office:value-type="float" office:value="74.194" calcext:value-type="float">
            <text:p>74.194</text:p>
          </table:table-cell>
          <table:table-cell office:value-type="float" office:value="1.261" calcext:value-type="float">
            <text:p>1.261</text:p>
          </table:table-cell>
          <table:table-cell office:value-type="float" office:value="2170.876" calcext:value-type="float">
            <text:p>2170.876</text:p>
          </table:table-cell>
          <table:table-cell office:value-type="float" office:value="22.129" calcext:value-type="float">
            <text:p>22.129</text:p>
          </table:table-cell>
          <table:table-cell office:value-type="float" office:value="1.256" calcext:value-type="float">
            <text:p>1.256</text:p>
          </table:table-cell>
        </table:table-row>
        <table:table-row table:style-name="ro1">
          <table:table-cell/>
          <table:table-cell office:value-type="float" office:value="68.189" calcext:value-type="float">
            <text:p>68.189</text:p>
          </table:table-cell>
          <table:table-cell office:value-type="float" office:value="8272.17" calcext:value-type="float">
            <text:p>8272.17</text:p>
          </table:table-cell>
          <table:table-cell office:value-type="float" office:value="-74.111" calcext:value-type="float">
            <text:p>-74.111</text:p>
          </table:table-cell>
          <table:table-cell office:value-type="float" office:value="0.097" calcext:value-type="float">
            <text:p>0.097</text:p>
          </table:table-cell>
          <table:table-cell office:value-type="float" office:value="74.141" calcext:value-type="float">
            <text:p>74.141</text:p>
          </table:table-cell>
          <table:table-cell office:value-type="float" office:value="1.188" calcext:value-type="float">
            <text:p>1.188</text:p>
          </table:table-cell>
          <table:table-cell office:value-type="float" office:value="2159.959" calcext:value-type="float">
            <text:p>2159.959</text:p>
          </table:table-cell>
          <table:table-cell office:value-type="float" office:value="21.537" calcext:value-type="float">
            <text:p>21.537</text:p>
          </table:table-cell>
          <table:table-cell office:value-type="float" office:value="1.184" calcext:value-type="float">
            <text:p>1.184</text:p>
          </table:table-cell>
        </table:table-row>
        <table:table-row table:style-name="ro1">
          <table:table-cell/>
          <table:table-cell office:value-type="float" office:value="68.689" calcext:value-type="float">
            <text:p>68.689</text:p>
          </table:table-cell>
          <table:table-cell office:value-type="float" office:value="8235.127" calcext:value-type="float">
            <text:p>8235.127</text:p>
          </table:table-cell>
          <table:table-cell office:value-type="float" office:value="-74.061" calcext:value-type="float">
            <text:p>-74.061</text:p>
          </table:table-cell>
          <table:table-cell office:value-type="float" office:value="0.1" calcext:value-type="float">
            <text:p>0.1</text:p>
          </table:table-cell>
          <table:table-cell office:value-type="float" office:value="74.099" calcext:value-type="float">
            <text:p>74.099</text:p>
          </table:table-cell>
          <table:table-cell office:value-type="float" office:value="1.324" calcext:value-type="float">
            <text:p>1.324</text:p>
          </table:table-cell>
          <table:table-cell office:value-type="float" office:value="2149.356" calcext:value-type="float">
            <text:p>2149.356</text:p>
          </table:table-cell>
          <table:table-cell office:value-type="float" office:value="20.877" calcext:value-type="float">
            <text:p>20.87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/>
          <table:table-cell office:value-type="float" office:value="69.189" calcext:value-type="float">
            <text:p>69.189</text:p>
          </table:table-cell>
          <table:table-cell office:value-type="float" office:value="8198.107" calcext:value-type="float">
            <text:p>8198.107</text:p>
          </table:table-cell>
          <table:table-cell office:value-type="float" office:value="-74.019" calcext:value-type="float">
            <text:p>-74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74.041" calcext:value-type="float">
            <text:p>74.041</text:p>
          </table:table-cell>
          <table:table-cell office:value-type="float" office:value="1.004" calcext:value-type="float">
            <text:p>1.004</text:p>
          </table:table-cell>
          <table:table-cell office:value-type="float" office:value="2138.792" calcext:value-type="float">
            <text:p>2138.792</text:p>
          </table:table-cell>
          <table:table-cell office:value-type="float" office:value="21.377" calcext:value-type="float">
            <text:p>21.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.689" calcext:value-type="float">
            <text:p>69.689</text:p>
          </table:table-cell>
          <table:table-cell office:value-type="float" office:value="8161.107" calcext:value-type="float">
            <text:p>8161.107</text:p>
          </table:table-cell>
          <table:table-cell office:value-type="float" office:value="-73.982" calcext:value-type="float">
            <text:p>-73.982</text:p>
          </table:table-cell>
          <table:table-cell office:value-type="float" office:value="0.075" calcext:value-type="float">
            <text:p>0.075</text:p>
          </table:table-cell>
          <table:table-cell office:value-type="float" office:value="73.987" calcext:value-type="float">
            <text:p>73.987</text:p>
          </table:table-cell>
          <table:table-cell office:value-type="float" office:value="0.497" calcext:value-type="float">
            <text:p>0.497</text:p>
          </table:table-cell>
          <table:table-cell office:value-type="float" office:value="2128.165" calcext:value-type="float">
            <text:p>2128.165</text:p>
          </table:table-cell>
          <table:table-cell office:value-type="float" office:value="21.131" calcext:value-type="float">
            <text:p>21.131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/>
          <table:table-cell office:value-type="float" office:value="70.189" calcext:value-type="float">
            <text:p>70.189</text:p>
          </table:table-cell>
          <table:table-cell office:value-type="float" office:value="8124.126" calcext:value-type="float">
            <text:p>8124.126</text:p>
          </table:table-cell>
          <table:table-cell office:value-type="float" office:value="-73.942" calcext:value-type="float">
            <text:p>-73.942</text:p>
          </table:table-cell>
          <table:table-cell office:value-type="float" office:value="0.078" calcext:value-type="float">
            <text:p>0.078</text:p>
          </table:table-cell>
          <table:table-cell office:value-type="float" office:value="73.943" calcext:value-type="float">
            <text:p>73.943</text:p>
          </table:table-cell>
          <table:table-cell office:value-type="float" office:value="0.23" calcext:value-type="float">
            <text:p>0.23</text:p>
          </table:table-cell>
          <table:table-cell office:value-type="float" office:value="2117.627" calcext:value-type="float">
            <text:p>2117.627</text:p>
          </table:table-cell>
          <table:table-cell office:value-type="float" office:value="21.023" calcext:value-type="float">
            <text:p>21.023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/>
          <table:table-cell office:value-type="float" office:value="70.689" calcext:value-type="float">
            <text:p>70.689</text:p>
          </table:table-cell>
          <table:table-cell office:value-type="float" office:value="8087.165" calcext:value-type="float">
            <text:p>8087.165</text:p>
          </table:table-cell>
          <table:table-cell office:value-type="float" office:value="-73.9" calcext:value-type="float">
            <text:p>-73.9</text:p>
          </table:table-cell>
          <table:table-cell office:value-type="float" office:value="0.084" calcext:value-type="float">
            <text:p>0.084</text:p>
          </table:table-cell>
          <table:table-cell office:value-type="float" office:value="73.903" calcext:value-type="float">
            <text:p>73.903</text:p>
          </table:table-cell>
          <table:table-cell office:value-type="float" office:value="0.375" calcext:value-type="float">
            <text:p>0.375</text:p>
          </table:table-cell>
          <table:table-cell office:value-type="float" office:value="2107.161" calcext:value-type="float">
            <text:p>2107.161</text:p>
          </table:table-cell>
          <table:table-cell office:value-type="float" office:value="20.84" calcext:value-type="float">
            <text:p>20.84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/>
          <table:table-cell office:value-type="float" office:value="71.189" calcext:value-type="float">
            <text:p>71.189</text:p>
          </table:table-cell>
          <table:table-cell office:value-type="float" office:value="8050.228" calcext:value-type="float">
            <text:p>8050.228</text:p>
          </table:table-cell>
          <table:table-cell office:value-type="float" office:value="-73.848" calcext:value-type="float">
            <text:p>-73.848</text:p>
          </table:table-cell>
          <table:table-cell office:value-type="float" office:value="0.105" calcext:value-type="float">
            <text:p>0.105</text:p>
          </table:table-cell>
          <table:table-cell office:value-type="float" office:value="73.877" calcext:value-type="float">
            <text:p>73.877</text:p>
          </table:table-cell>
          <table:table-cell office:value-type="float" office:value="1.166" calcext:value-type="float">
            <text:p>1.166</text:p>
          </table:table-cell>
          <table:table-cell office:value-type="float" office:value="2096.887" calcext:value-type="float">
            <text:p>2096.887</text:p>
          </table:table-cell>
          <table:table-cell office:value-type="float" office:value="20.259" calcext:value-type="float">
            <text:p>20.259</text:p>
          </table:table-cell>
          <table:table-cell office:value-type="float" office:value="1.162" calcext:value-type="float">
            <text:p>1.162</text:p>
          </table:table-cell>
        </table:table-row>
        <table:table-row table:style-name="ro1">
          <table:table-cell/>
          <table:table-cell office:value-type="float" office:value="71.689" calcext:value-type="float">
            <text:p>71.689</text:p>
          </table:table-cell>
          <table:table-cell office:value-type="float" office:value="8013.327" calcext:value-type="float">
            <text:p>8013.327</text:p>
          </table:table-cell>
          <table:table-cell office:value-type="float" office:value="-73.757" calcext:value-type="float">
            <text:p>-73.757</text:p>
          </table:table-cell>
          <table:table-cell office:value-type="float" office:value="0.181" calcext:value-type="float">
            <text:p>0.181</text:p>
          </table:table-cell>
          <table:table-cell office:value-type="float" office:value="73.903" calcext:value-type="float">
            <text:p>73.903</text:p>
          </table:table-cell>
          <table:table-cell office:value-type="float" office:value="2.612" calcext:value-type="float">
            <text:p>2.612</text:p>
          </table:table-cell>
          <table:table-cell office:value-type="float" office:value="2087.083" calcext:value-type="float">
            <text:p>2087.083</text:p>
          </table:table-cell>
          <table:table-cell office:value-type="float" office:value="18.956" calcext:value-type="float">
            <text:p>18.956</text:p>
          </table:table-cell>
          <table:table-cell office:value-type="float" office:value="2.606" calcext:value-type="float">
            <text:p>2.606</text:p>
          </table:table-cell>
        </table:table-row>
        <table:table-row table:style-name="ro1">
          <table:table-cell/>
          <table:table-cell office:value-type="float" office:value="72.189" calcext:value-type="float">
            <text:p>72.189</text:p>
          </table:table-cell>
          <table:table-cell office:value-type="float" office:value="7976.453" calcext:value-type="float">
            <text:p>7976.453</text:p>
          </table:table-cell>
          <table:table-cell office:value-type="float" office:value="-73.739" calcext:value-type="float">
            <text:p>-73.739</text:p>
          </table:table-cell>
          <table:table-cell office:value-type="float" office:value="0.037" calcext:value-type="float">
            <text:p>0.037</text:p>
          </table:table-cell>
          <table:table-cell office:value-type="float" office:value="73.739" calcext:value-type="float">
            <text:p>73.739</text:p>
          </table:table-cell>
          <table:table-cell office:value-type="float" office:value="0.063" calcext:value-type="float">
            <text:p>0.063</text:p>
          </table:table-cell>
          <table:table-cell office:value-type="float" office:value="2077.598" calcext:value-type="float">
            <text:p>2077.598</text:p>
          </table:table-cell>
          <table:table-cell office:value-type="float" office:value="18.982" calcext:value-type="float">
            <text:p>18.982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72.689" calcext:value-type="float">
            <text:p>72.689</text:p>
          </table:table-cell>
          <table:table-cell office:value-type="float" office:value="7939.594" calcext:value-type="float">
            <text:p>7939.594</text:p>
          </table:table-cell>
          <table:table-cell office:value-type="float" office:value="-73.695" calcext:value-type="float">
            <text:p>-73.695</text:p>
          </table:table-cell>
          <table:table-cell office:value-type="float" office:value="0.088" calcext:value-type="float">
            <text:p>0.088</text:p>
          </table:table-cell>
          <table:table-cell office:value-type="float" office:value="73.735" calcext:value-type="float">
            <text:p>73.735</text:p>
          </table:table-cell>
          <table:table-cell office:value-type="float" office:value="1.357" calcext:value-type="float">
            <text:p>1.357</text:p>
          </table:table-cell>
          <table:table-cell office:value-type="float" office:value="2067.938" calcext:value-type="float">
            <text:p>2067.938</text:p>
          </table:table-cell>
          <table:table-cell office:value-type="float" office:value="19.659" calcext:value-type="float">
            <text:p>19.659</text:p>
          </table:table-cell>
          <table:table-cell office:value-type="float" office:value="1.354" calcext:value-type="float">
            <text:p>1.354</text:p>
          </table:table-cell>
        </table:table-row>
        <table:table-row table:style-name="ro1">
          <table:table-cell/>
          <table:table-cell office:value-type="float" office:value="73.189" calcext:value-type="float">
            <text:p>73.189</text:p>
          </table:table-cell>
          <table:table-cell office:value-type="float" office:value="7902.754" calcext:value-type="float">
            <text:p>7902.754</text:p>
          </table:table-cell>
          <table:table-cell office:value-type="float" office:value="-73.665" calcext:value-type="float">
            <text:p>-73.665</text:p>
          </table:table-cell>
          <table:table-cell office:value-type="float" office:value="0.06" calcext:value-type="float">
            <text:p>0.06</text:p>
          </table:table-cell>
          <table:table-cell office:value-type="float" office:value="73.666" calcext:value-type="float">
            <text:p>73.666</text:p>
          </table:table-cell>
          <table:table-cell office:value-type="float" office:value="0.219" calcext:value-type="float">
            <text:p>0.219</text:p>
          </table:table-cell>
          <table:table-cell office:value-type="float" office:value="2058.082" calcext:value-type="float">
            <text:p>2058.082</text:p>
          </table:table-cell>
          <table:table-cell office:value-type="float" office:value="19.764" calcext:value-type="float">
            <text:p>19.764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/>
          <table:table-cell office:value-type="float" office:value="73.689" calcext:value-type="float">
            <text:p>73.689</text:p>
          </table:table-cell>
          <table:table-cell office:value-type="float" office:value="7865.932" calcext:value-type="float">
            <text:p>7865.932</text:p>
          </table:table-cell>
          <table:table-cell office:value-type="float" office:value="-73.625" calcext:value-type="float">
            <text:p>-73.625</text:p>
          </table:table-cell>
          <table:table-cell office:value-type="float" office:value="0.08" calcext:value-type="float">
            <text:p>0.08</text:p>
          </table:table-cell>
          <table:table-cell office:value-type="float" office:value="73.637" calcext:value-type="float">
            <text:p>73.637</text:p>
          </table:table-cell>
          <table:table-cell office:value-type="float" office:value="0.724" calcext:value-type="float">
            <text:p>0.724</text:p>
          </table:table-cell>
          <table:table-cell office:value-type="float" office:value="2048.11" calcext:value-type="float">
            <text:p>2048.11</text:p>
          </table:table-cell>
          <table:table-cell office:value-type="float" office:value="20.124" calcext:value-type="float">
            <text:p>20.1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74.189" calcext:value-type="float">
            <text:p>74.189</text:p>
          </table:table-cell>
          <table:table-cell office:value-type="float" office:value="7829.135" calcext:value-type="float">
            <text:p>7829.135</text:p>
          </table:table-cell>
          <table:table-cell office:value-type="float" office:value="-73.565" calcext:value-type="float">
            <text:p>-73.565</text:p>
          </table:table-cell>
          <table:table-cell office:value-type="float" office:value="0.12" calcext:value-type="float">
            <text:p>0.12</text:p>
          </table:table-cell>
          <table:table-cell office:value-type="float" office:value="73.629" calcext:value-type="float">
            <text:p>73.629</text:p>
          </table:table-cell>
          <table:table-cell office:value-type="float" office:value="1.71" calcext:value-type="float">
            <text:p>1.71</text:p>
          </table:table-cell>
          <table:table-cell office:value-type="float" office:value="2037.835" calcext:value-type="float">
            <text:p>2037.835</text:p>
          </table:table-cell>
          <table:table-cell office:value-type="float" office:value="20.977" calcext:value-type="float">
            <text:p>20.977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1">
          <table:table-cell/>
          <table:table-cell office:value-type="float" office:value="74.689" calcext:value-type="float">
            <text:p>74.689</text:p>
          </table:table-cell>
          <table:table-cell office:value-type="float" office:value="7792.36" calcext:value-type="float">
            <text:p>7792.36</text:p>
          </table:table-cell>
          <table:table-cell office:value-type="float" office:value="-73.534" calcext:value-type="float">
            <text:p>-73.534</text:p>
          </table:table-cell>
          <table:table-cell office:value-type="float" office:value="0.062" calcext:value-type="float">
            <text:p>0.062</text:p>
          </table:table-cell>
          <table:table-cell office:value-type="float" office:value="73.536" calcext:value-type="float">
            <text:p>73.536</text:p>
          </table:table-cell>
          <table:table-cell office:value-type="float" office:value="0.302" calcext:value-type="float">
            <text:p>0.302</text:p>
          </table:table-cell>
          <table:table-cell office:value-type="float" office:value="2027.31" calcext:value-type="float">
            <text:p>2027.31</text:p>
          </table:table-cell>
          <table:table-cell office:value-type="float" office:value="21.124" calcext:value-type="float">
            <text:p>21.124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/>
          <table:table-cell office:value-type="float" office:value="75.189" calcext:value-type="float">
            <text:p>75.189</text:p>
          </table:table-cell>
          <table:table-cell office:value-type="float" office:value="7755.602" calcext:value-type="float">
            <text:p>7755.602</text:p>
          </table:table-cell>
          <table:table-cell office:value-type="float" office:value="-73.497" calcext:value-type="float">
            <text:p>-73.497</text:p>
          </table:table-cell>
          <table:table-cell office:value-type="float" office:value="0.073" calcext:value-type="float">
            <text:p>0.073</text:p>
          </table:table-cell>
          <table:table-cell office:value-type="float" office:value="73.5" calcext:value-type="float">
            <text:p>73.5</text:p>
          </table:table-cell>
          <table:table-cell office:value-type="float" office:value="0.332" calcext:value-type="float">
            <text:p>0.332</text:p>
          </table:table-cell>
          <table:table-cell office:value-type="float" office:value="2016.788" calcext:value-type="float">
            <text:p>2016.788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/>
          <table:table-cell office:value-type="float" office:value="75.689" calcext:value-type="float">
            <text:p>75.689</text:p>
          </table:table-cell>
          <table:table-cell office:value-type="float" office:value="7718.863" calcext:value-type="float">
            <text:p>7718.863</text:p>
          </table:table-cell>
          <table:table-cell office:value-type="float" office:value="-73.458" calcext:value-type="float">
            <text:p>-73.458</text:p>
          </table:table-cell>
          <table:table-cell office:value-type="float" office:value="0.078" calcext:value-type="float">
            <text:p>0.078</text:p>
          </table:table-cell>
          <table:table-cell office:value-type="float" office:value="73.459" calcext:value-type="float">
            <text:p>73.459</text:p>
          </table:table-cell>
          <table:table-cell office:value-type="float" office:value="0.232" calcext:value-type="float">
            <text:p>0.232</text:p>
          </table:table-cell>
          <table:table-cell office:value-type="float" office:value="2006.279" calcext:value-type="float">
            <text:p>2006.279</text:p>
          </table:table-cell>
          <table:table-cell office:value-type="float" office:value="21.072" calcext:value-type="float">
            <text:p>21.072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/>
          <table:table-cell office:value-type="float" office:value="76.189" calcext:value-type="float">
            <text:p>76.189</text:p>
          </table:table-cell>
          <table:table-cell office:value-type="float" office:value="7682.144" calcext:value-type="float">
            <text:p>7682.144</text:p>
          </table:table-cell>
          <table:table-cell office:value-type="float" office:value="-73.417" calcext:value-type="float">
            <text:p>-73.417</text:p>
          </table:table-cell>
          <table:table-cell office:value-type="float" office:value="0.083" calcext:value-type="float">
            <text:p>0.083</text:p>
          </table:table-cell>
          <table:table-cell office:value-type="float" office:value="73.419" calcext:value-type="float">
            <text:p>73.419</text:p>
          </table:table-cell>
          <table:table-cell office:value-type="float" office:value="0.326" calcext:value-type="float">
            <text:p>0.326</text:p>
          </table:table-cell>
          <table:table-cell office:value-type="float" office:value="1995.704" calcext:value-type="float">
            <text:p>1995.704</text:p>
          </table:table-cell>
          <table:table-cell office:value-type="float" office:value="21.229" calcext:value-type="float">
            <text:p>21.229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/>
          <table:table-cell office:value-type="float" office:value="76.689" calcext:value-type="float">
            <text:p>76.689</text:p>
          </table:table-cell>
          <table:table-cell office:value-type="float" office:value="7645.459" calcext:value-type="float">
            <text:p>7645.459</text:p>
          </table:table-cell>
          <table:table-cell office:value-type="float" office:value="-73.322" calcext:value-type="float">
            <text:p>-73.322</text:p>
          </table:table-cell>
          <table:table-cell office:value-type="float" office:value="0.19" calcext:value-type="float">
            <text:p>0.19</text:p>
          </table:table-cell>
          <table:table-cell office:value-type="float" office:value="73.472" calcext:value-type="float">
            <text:p>73.472</text:p>
          </table:table-cell>
          <table:table-cell office:value-type="float" office:value="2.639" calcext:value-type="float">
            <text:p>2.639</text:p>
          </table:table-cell>
          <table:table-cell office:value-type="float" office:value="1984.761" calcext:value-type="float">
            <text:p>1984.761</text:p>
          </table:table-cell>
          <table:table-cell office:value-type="float" office:value="22.545" calcext:value-type="float">
            <text:p>22.545</text:p>
          </table:table-cell>
          <table:table-cell office:value-type="float" office:value="2.632" calcext:value-type="float">
            <text:p>2.632</text:p>
          </table:table-cell>
        </table:table-row>
        <table:table-row table:style-name="ro1">
          <table:table-cell/>
          <table:table-cell office:value-type="float" office:value="77.189" calcext:value-type="float">
            <text:p>77.189</text:p>
          </table:table-cell>
          <table:table-cell office:value-type="float" office:value="7608.803" calcext:value-type="float">
            <text:p>7608.803</text:p>
          </table:table-cell>
          <table:table-cell office:value-type="float" office:value="-73.303" calcext:value-type="float">
            <text:p>-73.303</text:p>
          </table:table-cell>
          <table:table-cell office:value-type="float" office:value="0.037" calcext:value-type="float">
            <text:p>0.037</text:p>
          </table:table-cell>
          <table:table-cell office:value-type="float" office:value="73.303" calcext:value-type="float">
            <text:p>73.303</text:p>
          </table:table-cell>
          <table:table-cell office:value-type="float" office:value="0.063" calcext:value-type="float">
            <text:p>0.063</text:p>
          </table:table-cell>
          <table:table-cell office:value-type="float" office:value="1973.494" calcext:value-type="float">
            <text:p>1973.494</text:p>
          </table:table-cell>
          <table:table-cell office:value-type="float" office:value="22.52" calcext:value-type="float">
            <text:p>22.52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77.689" calcext:value-type="float">
            <text:p>77.689</text:p>
          </table:table-cell>
          <table:table-cell office:value-type="float" office:value="7572.16" calcext:value-type="float">
            <text:p>7572.16</text:p>
          </table:table-cell>
          <table:table-cell office:value-type="float" office:value="-73.27" calcext:value-type="float">
            <text:p>-73.27</text:p>
          </table:table-cell>
          <table:table-cell office:value-type="float" office:value="0.066" calcext:value-type="float">
            <text:p>0.066</text:p>
          </table:table-cell>
          <table:table-cell office:value-type="float" office:value="73.281" calcext:value-type="float">
            <text:p>73.281</text:p>
          </table:table-cell>
          <table:table-cell office:value-type="float" office:value="0.699" calcext:value-type="float">
            <text:p>0.699</text:p>
          </table:table-cell>
          <table:table-cell office:value-type="float" office:value="1962.321" calcext:value-type="float">
            <text:p>1962.321</text:p>
          </table:table-cell>
          <table:table-cell office:value-type="float" office:value="22.172" calcext:value-type="float">
            <text:p>22.172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/>
          <table:table-cell office:value-type="float" office:value="78.189" calcext:value-type="float">
            <text:p>78.189</text:p>
          </table:table-cell>
          <table:table-cell office:value-type="float" office:value="7535.537" calcext:value-type="float">
            <text:p>7535.537</text:p>
          </table:table-cell>
          <table:table-cell office:value-type="float" office:value="-73.219" calcext:value-type="float">
            <text:p>-73.219</text:p>
          </table:table-cell>
          <table:table-cell office:value-type="float" office:value="0.103" calcext:value-type="float">
            <text:p>0.103</text:p>
          </table:table-cell>
          <table:table-cell office:value-type="float" office:value="73.269" calcext:value-type="float">
            <text:p>73.269</text:p>
          </table:table-cell>
          <table:table-cell office:value-type="float" office:value="1.531" calcext:value-type="float">
            <text:p>1.531</text:p>
          </table:table-cell>
          <table:table-cell office:value-type="float" office:value="1951.426" calcext:value-type="float">
            <text:p>1951.426</text:p>
          </table:table-cell>
          <table:table-cell office:value-type="float" office:value="21.408" calcext:value-type="float">
            <text:p>21.408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/>
          <table:table-cell office:value-type="float" office:value="78.689" calcext:value-type="float">
            <text:p>78.689</text:p>
          </table:table-cell>
          <table:table-cell office:value-type="float" office:value="7498.935" calcext:value-type="float">
            <text:p>7498.935</text:p>
          </table:table-cell>
          <table:table-cell office:value-type="float" office:value="-73.188" calcext:value-type="float">
            <text:p>-73.188</text:p>
          </table:table-cell>
          <table:table-cell office:value-type="float" office:value="0.062" calcext:value-type="float">
            <text:p>0.062</text:p>
          </table:table-cell>
          <table:table-cell office:value-type="float" office:value="73.192" calcext:value-type="float">
            <text:p>73.192</text:p>
          </table:table-cell>
          <table:table-cell office:value-type="float" office:value="0.402" calcext:value-type="float">
            <text:p>0.402</text:p>
          </table:table-cell>
          <table:table-cell office:value-type="float" office:value="1940.772" calcext:value-type="float">
            <text:p>1940.772</text:p>
          </table:table-cell>
          <table:table-cell office:value-type="float" office:value="21.209" calcext:value-type="float">
            <text:p>21.209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/>
          <table:table-cell office:value-type="float" office:value="79.189" calcext:value-type="float">
            <text:p>79.189</text:p>
          </table:table-cell>
          <table:table-cell office:value-type="float" office:value="7462.353" calcext:value-type="float">
            <text:p>7462.353</text:p>
          </table:table-cell>
          <table:table-cell office:value-type="float" office:value="-73.142" calcext:value-type="float">
            <text:p>-73.142</text:p>
          </table:table-cell>
          <table:table-cell office:value-type="float" office:value="0.092" calcext:value-type="float">
            <text:p>0.092</text:p>
          </table:table-cell>
          <table:table-cell office:value-type="float" office:value="73.174" calcext:value-type="float">
            <text:p>73.174</text:p>
          </table:table-cell>
          <table:table-cell office:value-type="float" office:value="1.227" calcext:value-type="float">
            <text:p>1.227</text:p>
          </table:table-cell>
          <table:table-cell office:value-type="float" office:value="1930.32" calcext:value-type="float">
            <text:p>1930.32</text:p>
          </table:table-cell>
          <table:table-cell office:value-type="float" office:value="20.598" calcext:value-type="float">
            <text:p>20.598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/>
          <table:table-cell office:value-type="float" office:value="79.689" calcext:value-type="float">
            <text:p>79.689</text:p>
          </table:table-cell>
          <table:table-cell office:value-type="float" office:value="7425.796" calcext:value-type="float">
            <text:p>7425.796</text:p>
          </table:table-cell>
          <table:table-cell office:value-type="float" office:value="-73.085" calcext:value-type="float">
            <text:p>-73.085</text:p>
          </table:table-cell>
          <table:table-cell office:value-type="float" office:value="0.115" calcext:value-type="float">
            <text:p>0.115</text:p>
          </table:table-cell>
          <table:table-cell office:value-type="float" office:value="73.153" calcext:value-type="float">
            <text:p>73.153</text:p>
          </table:table-cell>
          <table:table-cell office:value-type="float" office:value="1.775" calcext:value-type="float">
            <text:p>1.775</text:p>
          </table:table-cell>
          <table:table-cell office:value-type="float" office:value="1919.8" calcext:value-type="float">
            <text:p>1919.8</text:p>
          </table:table-cell>
          <table:table-cell office:value-type="float" office:value="21.483" calcext:value-type="float">
            <text:p>21.483</text:p>
          </table:table-cell>
          <table:table-cell office:value-type="float" office:value="1.771" calcext:value-type="float">
            <text:p>1.771</text:p>
          </table:table-cell>
        </table:table-row>
        <table:table-row table:style-name="ro1">
          <table:table-cell/>
          <table:table-cell office:value-type="float" office:value="80.189" calcext:value-type="float">
            <text:p>80.189</text:p>
          </table:table-cell>
          <table:table-cell office:value-type="float" office:value="7389.261" calcext:value-type="float">
            <text:p>7389.261</text:p>
          </table:table-cell>
          <table:table-cell office:value-type="float" office:value="-73.056" calcext:value-type="float">
            <text:p>-73.056</text:p>
          </table:table-cell>
          <table:table-cell office:value-type="float" office:value="0.057" calcext:value-type="float">
            <text:p>0.057</text:p>
          </table:table-cell>
          <table:table-cell office:value-type="float" office:value="73.062" calcext:value-type="float">
            <text:p>73.062</text:p>
          </table:table-cell>
          <table:table-cell office:value-type="float" office:value="0.529" calcext:value-type="float">
            <text:p>0.529</text:p>
          </table:table-cell>
          <table:table-cell office:value-type="float" office:value="1908.992" calcext:value-type="float">
            <text:p>1908.992</text:p>
          </table:table-cell>
          <table:table-cell office:value-type="float" office:value="21.746" calcext:value-type="float">
            <text:p>21.746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/>
          <table:table-cell office:value-type="float" office:value="80.689" calcext:value-type="float">
            <text:p>80.689</text:p>
          </table:table-cell>
          <table:table-cell office:value-type="float" office:value="7352.741" calcext:value-type="float">
            <text:p>7352.741</text:p>
          </table:table-cell>
          <table:table-cell office:value-type="float" office:value="-73.024" calcext:value-type="float">
            <text:p>-73.024</text:p>
          </table:table-cell>
          <table:table-cell office:value-type="float" office:value="0.065" calcext:value-type="float">
            <text:p>0.065</text:p>
          </table:table-cell>
          <table:table-cell office:value-type="float" office:value="73.024" calcext:value-type="float">
            <text:p>73.024</text:p>
          </table:table-cell>
          <table:table-cell office:value-type="float" office:value="0.134" calcext:value-type="float">
            <text:p>0.134</text:p>
          </table:table-cell>
          <table:table-cell office:value-type="float" office:value="1898.104" calcext:value-type="float">
            <text:p>1898.104</text:p>
          </table:table-cell>
          <table:table-cell office:value-type="float" office:value="21.805" calcext:value-type="float">
            <text:p>21.805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/>
          <table:table-cell office:value-type="float" office:value="81.189" calcext:value-type="float">
            <text:p>81.189</text:p>
          </table:table-cell>
          <table:table-cell office:value-type="float" office:value="7316.238" calcext:value-type="float">
            <text:p>7316.238</text:p>
          </table:table-cell>
          <table:table-cell office:value-type="float" office:value="-72.987" calcext:value-type="float">
            <text:p>-72.987</text:p>
          </table:table-cell>
          <table:table-cell office:value-type="float" office:value="0.074" calcext:value-type="float">
            <text:p>0.074</text:p>
          </table:table-cell>
          <table:table-cell office:value-type="float" office:value="72.988" calcext:value-type="float">
            <text:p>72.988</text:p>
          </table:table-cell>
          <table:table-cell office:value-type="float" office:value="0.206" calcext:value-type="float">
            <text:p>0.206</text:p>
          </table:table-cell>
          <table:table-cell office:value-type="float" office:value="1887.178" calcext:value-type="float">
            <text:p>1887.178</text:p>
          </table:table-cell>
          <table:table-cell office:value-type="float" office:value="21.901" calcext:value-type="float">
            <text:p>21.901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/>
          <table:table-cell office:value-type="float" office:value="81.689" calcext:value-type="float">
            <text:p>81.689</text:p>
          </table:table-cell>
          <table:table-cell office:value-type="float" office:value="7279.755" calcext:value-type="float">
            <text:p>7279.755</text:p>
          </table:table-cell>
          <table:table-cell office:value-type="float" office:value="-72.948" calcext:value-type="float">
            <text:p>-72.948</text:p>
          </table:table-cell>
          <table:table-cell office:value-type="float" office:value="0.078" calcext:value-type="float">
            <text:p>0.078</text:p>
          </table:table-cell>
          <table:table-cell office:value-type="float" office:value="72.948" calcext:value-type="float">
            <text:p>72.948</text:p>
          </table:table-cell>
          <table:table-cell office:value-type="float" office:value="0.197" calcext:value-type="float">
            <text:p>0.197</text:p>
          </table:table-cell>
          <table:table-cell office:value-type="float" office:value="1876.25" calcext:value-type="float">
            <text:p>1876.25</text:p>
          </table:table-cell>
          <table:table-cell office:value-type="float" office:value="21.811" calcext:value-type="float">
            <text:p>21.811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/>
          <table:table-cell office:value-type="float" office:value="82.189" calcext:value-type="float">
            <text:p>82.189</text:p>
          </table:table-cell>
          <table:table-cell office:value-type="float" office:value="7243.293" calcext:value-type="float">
            <text:p>7243.293</text:p>
          </table:table-cell>
          <table:table-cell office:value-type="float" office:value="-72.901" calcext:value-type="float">
            <text:p>-72.901</text:p>
          </table:table-cell>
          <table:table-cell office:value-type="float" office:value="0.093" calcext:value-type="float">
            <text:p>0.093</text:p>
          </table:table-cell>
          <table:table-cell office:value-type="float" office:value="72.919" calcext:value-type="float">
            <text:p>72.919</text:p>
          </table:table-cell>
          <table:table-cell office:value-type="float" office:value="0.905" calcext:value-type="float">
            <text:p>0.905</text:p>
          </table:table-cell>
          <table:table-cell office:value-type="float" office:value="1865.232" calcext:value-type="float">
            <text:p>1865.232</text:p>
          </table:table-cell>
          <table:table-cell office:value-type="float" office:value="22.261" calcext:value-type="float">
            <text:p>22.261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/>
          <table:table-cell office:value-type="float" office:value="82.689" calcext:value-type="float">
            <text:p>82.689</text:p>
          </table:table-cell>
          <table:table-cell office:value-type="float" office:value="7206.852" calcext:value-type="float">
            <text:p>7206.852</text:p>
          </table:table-cell>
          <table:table-cell office:value-type="float" office:value="-72.861" calcext:value-type="float">
            <text:p>-72.861</text:p>
          </table:table-cell>
          <table:table-cell office:value-type="float" office:value="0.081" calcext:value-type="float">
            <text:p>0.081</text:p>
          </table:table-cell>
          <table:table-cell office:value-type="float" office:value="72.868" calcext:value-type="float">
            <text:p>72.868</text:p>
          </table:table-cell>
          <table:table-cell office:value-type="float" office:value="0.557" calcext:value-type="float">
            <text:p>0.557</text:p>
          </table:table-cell>
          <table:table-cell office:value-type="float" office:value="1854.033" calcext:value-type="float">
            <text:p>1854.033</text:p>
          </table:table-cell>
          <table:table-cell office:value-type="float" office:value="22.536" calcext:value-type="float">
            <text:p>22.536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/>
          <table:table-cell office:value-type="float" office:value="83.189" calcext:value-type="float">
            <text:p>83.189</text:p>
          </table:table-cell>
          <table:table-cell office:value-type="float" office:value="7170.431" calcext:value-type="float">
            <text:p>7170.431</text:p>
          </table:table-cell>
          <table:table-cell office:value-type="float" office:value="-72.823" calcext:value-type="float">
            <text:p>-72.823</text:p>
          </table:table-cell>
          <table:table-cell office:value-type="float" office:value="0.077" calcext:value-type="float">
            <text:p>0.077</text:p>
          </table:table-cell>
          <table:table-cell office:value-type="float" office:value="72.823" calcext:value-type="float">
            <text:p>72.823</text:p>
          </table:table-cell>
          <table:table-cell office:value-type="float" office:value="0.095" calcext:value-type="float">
            <text:p>0.095</text:p>
          </table:table-cell>
          <table:table-cell office:value-type="float" office:value="1842.758" calcext:value-type="float">
            <text:p>1842.758</text:p>
          </table:table-cell>
          <table:table-cell office:value-type="float" office:value="22.564" calcext:value-type="float">
            <text:p>22.564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/>
          <table:table-cell office:value-type="float" office:value="83.689" calcext:value-type="float">
            <text:p>83.689</text:p>
          </table:table-cell>
          <table:table-cell office:value-type="float" office:value="7134.031" calcext:value-type="float">
            <text:p>7134.031</text:p>
          </table:table-cell>
          <table:table-cell office:value-type="float" office:value="-72.777" calcext:value-type="float">
            <text:p>-72.777</text:p>
          </table:table-cell>
          <table:table-cell office:value-type="float" office:value="0.09" calcext:value-type="float">
            <text:p>0.09</text:p>
          </table:table-cell>
          <table:table-cell office:value-type="float" office:value="72.792" calcext:value-type="float">
            <text:p>72.792</text:p>
          </table:table-cell>
          <table:table-cell office:value-type="float" office:value="0.826" calcext:value-type="float">
            <text:p>0.826</text:p>
          </table:table-cell>
          <table:table-cell office:value-type="float" office:value="1831.373" calcext:value-type="float">
            <text:p>1831.373</text:p>
          </table:table-cell>
          <table:table-cell office:value-type="float" office:value="22.975" calcext:value-type="float">
            <text:p>22.975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/>
          <table:table-cell office:value-type="float" office:value="84.189" calcext:value-type="float">
            <text:p>84.189</text:p>
          </table:table-cell>
          <table:table-cell office:value-type="float" office:value="7097.652" calcext:value-type="float">
            <text:p>7097.652</text:p>
          </table:table-cell>
          <table:table-cell office:value-type="float" office:value="-72.737" calcext:value-type="float">
            <text:p>-72.737</text:p>
          </table:table-cell>
          <table:table-cell office:value-type="float" office:value="0.081" calcext:value-type="float">
            <text:p>0.081</text:p>
          </table:table-cell>
          <table:table-cell office:value-type="float" office:value="72.744" calcext:value-type="float">
            <text:p>72.744</text:p>
          </table:table-cell>
          <table:table-cell office:value-type="float" office:value="0.568" calcext:value-type="float">
            <text:p>0.568</text:p>
          </table:table-cell>
          <table:table-cell office:value-type="float" office:value="1819.815" calcext:value-type="float">
            <text:p>1819.815</text:p>
          </table:table-cell>
          <table:table-cell office:value-type="float" office:value="23.256" calcext:value-type="float">
            <text:p>23.256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/>
          <table:table-cell office:value-type="float" office:value="84.689" calcext:value-type="float">
            <text:p>84.689</text:p>
          </table:table-cell>
          <table:table-cell office:value-type="float" office:value="7061.302" calcext:value-type="float">
            <text:p>7061.302</text:p>
          </table:table-cell>
          <table:table-cell office:value-type="float" office:value="-72.666" calcext:value-type="float">
            <text:p>-72.666</text:p>
          </table:table-cell>
          <table:table-cell office:value-type="float" office:value="0.141" calcext:value-type="float">
            <text:p>0.141</text:p>
          </table:table-cell>
          <table:table-cell office:value-type="float" office:value="72.754" calcext:value-type="float">
            <text:p>72.754</text:p>
          </table:table-cell>
          <table:table-cell office:value-type="float" office:value="2.055" calcext:value-type="float">
            <text:p>2.055</text:p>
          </table:table-cell>
          <table:table-cell office:value-type="float" office:value="1808.443" calcext:value-type="float">
            <text:p>1808.443</text:p>
          </table:table-cell>
          <table:table-cell office:value-type="float" office:value="22.231" calcext:value-type="float">
            <text:p>22.231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/>
          <table:table-cell office:value-type="float" office:value="85.189" calcext:value-type="float">
            <text:p>85.189</text:p>
          </table:table-cell>
          <table:table-cell office:value-type="float" office:value="7024.976" calcext:value-type="float">
            <text:p>7024.976</text:p>
          </table:table-cell>
          <table:table-cell office:value-type="float" office:value="-72.638" calcext:value-type="float">
            <text:p>-72.638</text:p>
          </table:table-cell>
          <table:table-cell office:value-type="float" office:value="0.057" calcext:value-type="float">
            <text:p>0.057</text:p>
          </table:table-cell>
          <table:table-cell office:value-type="float" office:value="72.647" calcext:value-type="float">
            <text:p>72.647</text:p>
          </table:table-cell>
          <table:table-cell office:value-type="float" office:value="0.653" calcext:value-type="float">
            <text:p>0.653</text:p>
          </table:table-cell>
          <table:table-cell office:value-type="float" office:value="1797.409" calcext:value-type="float">
            <text:p>1797.409</text:p>
          </table:table-cell>
          <table:table-cell office:value-type="float" office:value="21.906" calcext:value-type="float">
            <text:p>21.90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85.689" calcext:value-type="float">
            <text:p>85.689</text:p>
          </table:table-cell>
          <table:table-cell office:value-type="float" office:value="6988.665" calcext:value-type="float">
            <text:p>6988.665</text:p>
          </table:table-cell>
          <table:table-cell office:value-type="float" office:value="-72.605" calcext:value-type="float">
            <text:p>-72.605</text:p>
          </table:table-cell>
          <table:table-cell office:value-type="float" office:value="0.065" calcext:value-type="float">
            <text:p>0.065</text:p>
          </table:table-cell>
          <table:table-cell office:value-type="float" office:value="72.61" calcext:value-type="float">
            <text:p>72.61</text:p>
          </table:table-cell>
          <table:table-cell office:value-type="float" office:value="0.5" calcext:value-type="float">
            <text:p>0.5</text:p>
          </table:table-cell>
          <table:table-cell office:value-type="float" office:value="1786.518" calcext:value-type="float">
            <text:p>1786.518</text:p>
          </table:table-cell>
          <table:table-cell office:value-type="float" office:value="21.658" calcext:value-type="float">
            <text:p>21.658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/>
          <table:table-cell office:value-type="float" office:value="86.189" calcext:value-type="float">
            <text:p>86.189</text:p>
          </table:table-cell>
          <table:table-cell office:value-type="float" office:value="6952.372" calcext:value-type="float">
            <text:p>6952.372</text:p>
          </table:table-cell>
          <table:table-cell office:value-type="float" office:value="-72.566" calcext:value-type="float">
            <text:p>-72.566</text:p>
          </table:table-cell>
          <table:table-cell office:value-type="float" office:value="0.079" calcext:value-type="float">
            <text:p>0.079</text:p>
          </table:table-cell>
          <table:table-cell office:value-type="float" office:value="72.58" calcext:value-type="float">
            <text:p>72.58</text:p>
          </table:table-cell>
          <table:table-cell office:value-type="float" office:value="0.822" calcext:value-type="float">
            <text:p>0.822</text:p>
          </table:table-cell>
          <table:table-cell office:value-type="float" office:value="1775.791" calcext:value-type="float">
            <text:p>1775.791</text:p>
          </table:table-cell>
          <table:table-cell office:value-type="float" office:value="21.249" calcext:value-type="float">
            <text:p>21.249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/>
          <table:table-cell office:value-type="float" office:value="86.689" calcext:value-type="float">
            <text:p>86.689</text:p>
          </table:table-cell>
          <table:table-cell office:value-type="float" office:value="6916.098" calcext:value-type="float">
            <text:p>6916.098</text:p>
          </table:table-cell>
          <table:table-cell office:value-type="float" office:value="-72.531" calcext:value-type="float">
            <text:p>-72.531</text:p>
          </table:table-cell>
          <table:table-cell office:value-type="float" office:value="0.07" calcext:value-type="float">
            <text:p>0.07</text:p>
          </table:table-cell>
          <table:table-cell office:value-type="float" office:value="72.531" calcext:value-type="float">
            <text:p>72.531</text:p>
          </table:table-cell>
          <table:table-cell office:value-type="float" office:value="0.091" calcext:value-type="float">
            <text:p>0.091</text:p>
          </table:table-cell>
          <table:table-cell office:value-type="float" office:value="1765.174" calcext:value-type="float">
            <text:p>1765.174</text:p>
          </table:table-cell>
          <table:table-cell office:value-type="float" office:value="21.22" calcext:value-type="float">
            <text:p>21.22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/>
          <table:table-cell office:value-type="float" office:value="87.189" calcext:value-type="float">
            <text:p>87.189</text:p>
          </table:table-cell>
          <table:table-cell office:value-type="float" office:value="6879.843" calcext:value-type="float">
            <text:p>6879.843</text:p>
          </table:table-cell>
          <table:table-cell office:value-type="float" office:value="-72.491" calcext:value-type="float">
            <text:p>-72.491</text:p>
          </table:table-cell>
          <table:table-cell office:value-type="float" office:value="0.079" calcext:value-type="float">
            <text:p>0.079</text:p>
          </table:table-cell>
          <table:table-cell office:value-type="float" office:value="72.497" calcext:value-type="float">
            <text:p>72.497</text:p>
          </table:table-cell>
          <table:table-cell office:value-type="float" office:value="0.538" calcext:value-type="float">
            <text:p>0.538</text:p>
          </table:table-cell>
          <table:table-cell office:value-type="float" office:value="1754.497" calcext:value-type="float">
            <text:p>1754.497</text:p>
          </table:table-cell>
          <table:table-cell office:value-type="float" office:value="21.486" calcext:value-type="float">
            <text:p>21.486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/>
          <table:table-cell office:value-type="float" office:value="87.689" calcext:value-type="float">
            <text:p>87.689</text:p>
          </table:table-cell>
          <table:table-cell office:value-type="float" office:value="6843.611" calcext:value-type="float">
            <text:p>6843.611</text:p>
          </table:table-cell>
          <table:table-cell office:value-type="float" office:value="-72.434" calcext:value-type="float">
            <text:p>-72.434</text:p>
          </table:table-cell>
          <table:table-cell office:value-type="float" office:value="0.115" calcext:value-type="float">
            <text:p>0.115</text:p>
          </table:table-cell>
          <table:table-cell office:value-type="float" office:value="72.488" calcext:value-type="float">
            <text:p>72.488</text:p>
          </table:table-cell>
          <table:table-cell office:value-type="float" office:value="1.591" calcext:value-type="float">
            <text:p>1.591</text:p>
          </table:table-cell>
          <table:table-cell office:value-type="float" office:value="1743.556" calcext:value-type="float">
            <text:p>1743.556</text:p>
          </table:table-cell>
          <table:table-cell office:value-type="float" office:value="22.28" calcext:value-type="float">
            <text:p>22.28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/>
          <table:table-cell office:value-type="float" office:value="88.189" calcext:value-type="float">
            <text:p>88.189</text:p>
          </table:table-cell>
          <table:table-cell office:value-type="float" office:value="6807.403" calcext:value-type="float">
            <text:p>6807.403</text:p>
          </table:table-cell>
          <table:table-cell office:value-type="float" office:value="-72.401" calcext:value-type="float">
            <text:p>-72.401</text:p>
          </table:table-cell>
          <table:table-cell office:value-type="float" office:value="0.065" calcext:value-type="float">
            <text:p>0.065</text:p>
          </table:table-cell>
          <table:table-cell office:value-type="float" office:value="72.408" calcext:value-type="float">
            <text:p>72.408</text:p>
          </table:table-cell>
          <table:table-cell office:value-type="float" office:value="0.578" calcext:value-type="float">
            <text:p>0.578</text:p>
          </table:table-cell>
          <table:table-cell office:value-type="float" office:value="1732.488" calcext:value-type="float">
            <text:p>1732.488</text:p>
          </table:table-cell>
          <table:table-cell office:value-type="float" office:value="21.993" calcext:value-type="float">
            <text:p>21.993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/>
          <table:table-cell office:value-type="float" office:value="88.689" calcext:value-type="float">
            <text:p>88.689</text:p>
          </table:table-cell>
          <table:table-cell office:value-type="float" office:value="6771.221" calcext:value-type="float">
            <text:p>6771.221</text:p>
          </table:table-cell>
          <table:table-cell office:value-type="float" office:value="-72.326" calcext:value-type="float">
            <text:p>-72.326</text:p>
          </table:table-cell>
          <table:table-cell office:value-type="float" office:value="0.15" calcext:value-type="float">
            <text:p>0.15</text:p>
          </table:table-cell>
          <table:table-cell office:value-type="float" office:value="72.438" calcext:value-type="float">
            <text:p>72.438</text:p>
          </table:table-cell>
          <table:table-cell office:value-type="float" office:value="2.328" calcext:value-type="float">
            <text:p>2.328</text:p>
          </table:table-cell>
          <table:table-cell office:value-type="float" office:value="1721.782" calcext:value-type="float">
            <text:p>1721.782</text:p>
          </table:table-cell>
          <table:table-cell office:value-type="float" office:value="20.831" calcext:value-type="float">
            <text:p>20.831</text:p>
          </table:table-cell>
          <table:table-cell office:value-type="float" office:value="2.323" calcext:value-type="float">
            <text:p>2.323</text:p>
          </table:table-cell>
        </table:table-row>
        <table:table-row table:style-name="ro1">
          <table:table-cell/>
          <table:table-cell office:value-type="float" office:value="89.189" calcext:value-type="float">
            <text:p>89.189</text:p>
          </table:table-cell>
          <table:table-cell office:value-type="float" office:value="6735.063" calcext:value-type="float">
            <text:p>6735.063</text:p>
          </table:table-cell>
          <table:table-cell office:value-type="float" office:value="-72.305" calcext:value-type="float">
            <text:p>-72.305</text:p>
          </table:table-cell>
          <table:table-cell office:value-type="float" office:value="0.041" calcext:value-type="float">
            <text:p>0.041</text:p>
          </table:table-cell>
          <table:table-cell office:value-type="float" office:value="72.31" calcext:value-type="float">
            <text:p>72.31</text:p>
          </table:table-cell>
          <table:table-cell office:value-type="float" office:value="0.466" calcext:value-type="float">
            <text:p>0.466</text:p>
          </table:table-cell>
          <table:table-cell office:value-type="float" office:value="1711.308" calcext:value-type="float">
            <text:p>1711.308</text:p>
          </table:table-cell>
          <table:table-cell office:value-type="float" office:value="21.063" calcext:value-type="float">
            <text:p>21.063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/>
          <table:table-cell office:value-type="float" office:value="89.689" calcext:value-type="float">
            <text:p>89.689</text:p>
          </table:table-cell>
          <table:table-cell office:value-type="float" office:value="6698.92" calcext:value-type="float">
            <text:p>6698.92</text:p>
          </table:table-cell>
          <table:table-cell office:value-type="float" office:value="-72.265" calcext:value-type="float">
            <text:p>-72.265</text:p>
          </table:table-cell>
          <table:table-cell office:value-type="float" office:value="0.08" calcext:value-type="float">
            <text:p>0.08</text:p>
          </table:table-cell>
          <table:table-cell office:value-type="float" office:value="72.296" calcext:value-type="float">
            <text:p>72.296</text:p>
          </table:table-cell>
          <table:table-cell office:value-type="float" office:value="1.193" calcext:value-type="float">
            <text:p>1.193</text:p>
          </table:table-cell>
          <table:table-cell office:value-type="float" office:value="1700.628" calcext:value-type="float">
            <text:p>1700.628</text:p>
          </table:table-cell>
          <table:table-cell office:value-type="float" office:value="21.658" calcext:value-type="float">
            <text:p>21.658</text:p>
          </table:table-cell>
          <table:table-cell office:value-type="float" office:value="1.191" calcext:value-type="float">
            <text:p>1.191</text:p>
          </table:table-cell>
        </table:table-row>
        <table:table-row table:style-name="ro1">
          <table:table-cell/>
          <table:table-cell office:value-type="float" office:value="90.189" calcext:value-type="float">
            <text:p>90.189</text:p>
          </table:table-cell>
          <table:table-cell office:value-type="float" office:value="6662.81" calcext:value-type="float">
            <text:p>6662.81</text:p>
          </table:table-cell>
          <table:table-cell office:value-type="float" office:value="-72.178" calcext:value-type="float">
            <text:p>-72.178</text:p>
          </table:table-cell>
          <table:table-cell office:value-type="float" office:value="0.176" calcext:value-type="float">
            <text:p>0.176</text:p>
          </table:table-cell>
          <table:table-cell office:value-type="float" office:value="72.335" calcext:value-type="float">
            <text:p>72.335</text:p>
          </table:table-cell>
          <table:table-cell office:value-type="float" office:value="2.741" calcext:value-type="float">
            <text:p>2.741</text:p>
          </table:table-cell>
          <table:table-cell office:value-type="float" office:value="1689.457" calcext:value-type="float">
            <text:p>1689.457</text:p>
          </table:table-cell>
          <table:table-cell office:value-type="float" office:value="23.026" calcext:value-type="float">
            <text:p>23.026</text:p>
          </table:table-cell>
          <table:table-cell office:value-type="float" office:value="2.735" calcext:value-type="float">
            <text:p>2.735</text:p>
          </table:table-cell>
        </table:table-row>
        <table:table-row table:style-name="ro1">
          <table:table-cell/>
          <table:table-cell office:value-type="float" office:value="90.689" calcext:value-type="float">
            <text:p>90.689</text:p>
          </table:table-cell>
          <table:table-cell office:value-type="float" office:value="6626.727" calcext:value-type="float">
            <text:p>6626.727</text:p>
          </table:table-cell>
          <table:table-cell office:value-type="float" office:value="-72.152" calcext:value-type="float">
            <text:p>-72.152</text:p>
          </table:table-cell>
          <table:table-cell office:value-type="float" office:value="0.051" calcext:value-type="float">
            <text:p>0.051</text:p>
          </table:table-cell>
          <table:table-cell office:value-type="float" office:value="72.195" calcext:value-type="float">
            <text:p>72.195</text:p>
          </table:table-cell>
          <table:table-cell office:value-type="float" office:value="1.422" calcext:value-type="float">
            <text:p>1.422</text:p>
          </table:table-cell>
          <table:table-cell office:value-type="float" office:value="1677.766" calcext:value-type="float">
            <text:p>1677.766</text:p>
          </table:table-cell>
          <table:table-cell office:value-type="float" office:value="23.737" calcext:value-type="float">
            <text:p>23.737</text:p>
          </table:table-cell>
          <table:table-cell office:value-type="float" office:value="1.421" calcext:value-type="float">
            <text:p>1.421</text:p>
          </table:table-cell>
        </table:table-row>
        <table:table-row table:style-name="ro1">
          <table:table-cell/>
          <table:table-cell office:value-type="float" office:value="91.189" calcext:value-type="float">
            <text:p>91.189</text:p>
          </table:table-cell>
          <table:table-cell office:value-type="float" office:value="6590.656" calcext:value-type="float">
            <text:p>6590.656</text:p>
          </table:table-cell>
          <table:table-cell office:value-type="float" office:value="-72.134" calcext:value-type="float">
            <text:p>-72.134</text:p>
          </table:table-cell>
          <table:table-cell office:value-type="float" office:value="0.037" calcext:value-type="float">
            <text:p>0.037</text:p>
          </table:table-cell>
          <table:table-cell office:value-type="float" office:value="72.137" calcext:value-type="float">
            <text:p>72.137</text:p>
          </table:table-cell>
          <table:table-cell office:value-type="float" office:value="0.373" calcext:value-type="float">
            <text:p>0.373</text:p>
          </table:table-cell>
          <table:table-cell office:value-type="float" office:value="1665.852" calcext:value-type="float">
            <text:p>1665.852</text:p>
          </table:table-cell>
          <table:table-cell office:value-type="float" office:value="23.922" calcext:value-type="float">
            <text:p>23.92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/>
          <table:table-cell office:value-type="float" office:value="91.689" calcext:value-type="float">
            <text:p>91.689</text:p>
          </table:table-cell>
          <table:table-cell office:value-type="float" office:value="6554.601" calcext:value-type="float">
            <text:p>6554.601</text:p>
          </table:table-cell>
          <table:table-cell office:value-type="float" office:value="-72.088" calcext:value-type="float">
            <text:p>-72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72.135" calcext:value-type="float">
            <text:p>72.135</text:p>
          </table:table-cell>
          <table:table-cell office:value-type="float" office:value="1.51" calcext:value-type="float">
            <text:p>1.51</text:p>
          </table:table-cell>
          <table:table-cell office:value-type="float" office:value="1654.079" calcext:value-type="float">
            <text:p>1654.079</text:p>
          </table:table-cell>
          <table:table-cell office:value-type="float" office:value="23.168" calcext:value-type="float">
            <text:p>23.168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/>
          <table:table-cell office:value-type="float" office:value="92.189" calcext:value-type="float">
            <text:p>92.189</text:p>
          </table:table-cell>
          <table:table-cell office:value-type="float" office:value="6518.564" calcext:value-type="float">
            <text:p>6518.564</text:p>
          </table:table-cell>
          <table:table-cell office:value-type="float" office:value="-72.057" calcext:value-type="float">
            <text:p>-72.057</text:p>
          </table:table-cell>
          <table:table-cell office:value-type="float" office:value="0.063" calcext:value-type="float">
            <text:p>0.063</text:p>
          </table:table-cell>
          <table:table-cell office:value-type="float" office:value="72.07" calcext:value-type="float">
            <text:p>72.07</text:p>
          </table:table-cell>
          <table:table-cell office:value-type="float" office:value="0.791" calcext:value-type="float">
            <text:p>0.791</text:p>
          </table:table-cell>
          <table:table-cell office:value-type="float" office:value="1642.396" calcext:value-type="float">
            <text:p>1642.396</text:p>
          </table:table-cell>
          <table:table-cell office:value-type="float" office:value="23.563" calcext:value-type="float">
            <text:p>23.563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/>
          <table:table-cell office:value-type="float" office:value="92.689" calcext:value-type="float">
            <text:p>92.689</text:p>
          </table:table-cell>
          <table:table-cell office:value-type="float" office:value="6482.544" calcext:value-type="float">
            <text:p>6482.544</text:p>
          </table:table-cell>
          <table:table-cell office:value-type="float" office:value="-72.025" calcext:value-type="float">
            <text:p>-72.025</text:p>
          </table:table-cell>
          <table:table-cell office:value-type="float" office:value="0.064" calcext:value-type="float">
            <text:p>0.064</text:p>
          </table:table-cell>
          <table:table-cell office:value-type="float" office:value="72.027" calcext:value-type="float">
            <text:p>72.027</text:p>
          </table:table-cell>
          <table:table-cell office:value-type="float" office:value="0.333" calcext:value-type="float">
            <text:p>0.333</text:p>
          </table:table-cell>
          <table:table-cell office:value-type="float" office:value="1630.656" calcext:value-type="float">
            <text:p>1630.656</text:p>
          </table:table-cell>
          <table:table-cell office:value-type="float" office:value="23.399" calcext:value-type="float">
            <text:p>23.399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/>
          <table:table-cell office:value-type="float" office:value="93.189" calcext:value-type="float">
            <text:p>93.189</text:p>
          </table:table-cell>
          <table:table-cell office:value-type="float" office:value="6446.543" calcext:value-type="float">
            <text:p>6446.543</text:p>
          </table:table-cell>
          <table:table-cell office:value-type="float" office:value="-71.979" calcext:value-type="float">
            <text:p>-71.979</text:p>
          </table:table-cell>
          <table:table-cell office:value-type="float" office:value="0.093" calcext:value-type="float">
            <text:p>0.093</text:p>
          </table:table-cell>
          <table:table-cell office:value-type="float" office:value="72.008" calcext:value-type="float">
            <text:p>72.008</text:p>
          </table:table-cell>
          <table:table-cell office:value-type="float" office:value="1.19" calcext:value-type="float">
            <text:p>1.19</text:p>
          </table:table-cell>
          <table:table-cell office:value-type="float" office:value="1619.105" calcext:value-type="float">
            <text:p>1619.105</text:p>
          </table:table-cell>
          <table:table-cell office:value-type="float" office:value="22.806" calcext:value-type="float">
            <text:p>22.806</text:p>
          </table:table-cell>
          <table:table-cell office:value-type="float" office:value="1.186" calcext:value-type="float">
            <text:p>1.186</text:p>
          </table:table-cell>
        </table:table-row>
        <table:table-row table:style-name="ro1">
          <table:table-cell/>
          <table:table-cell office:value-type="float" office:value="93.689" calcext:value-type="float">
            <text:p>93.689</text:p>
          </table:table-cell>
          <table:table-cell office:value-type="float" office:value="6410.564" calcext:value-type="float">
            <text:p>6410.564</text:p>
          </table:table-cell>
          <table:table-cell office:value-type="float" office:value="-71.937" calcext:value-type="float">
            <text:p>-71.937</text:p>
          </table:table-cell>
          <table:table-cell office:value-type="float" office:value="0.084" calcext:value-type="float">
            <text:p>0.084</text:p>
          </table:table-cell>
          <table:table-cell office:value-type="float" office:value="71.959" calcext:value-type="float">
            <text:p>71.959</text:p>
          </table:table-cell>
          <table:table-cell office:value-type="float" office:value="1.053" calcext:value-type="float">
            <text:p>1.053</text:p>
          </table:table-cell>
          <table:table-cell office:value-type="float" office:value="1607.833" calcext:value-type="float">
            <text:p>1607.833</text:p>
          </table:table-cell>
          <table:table-cell office:value-type="float" office:value="22.281" calcext:value-type="float">
            <text:p>22.281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/>
          <table:table-cell office:value-type="float" office:value="94.189" calcext:value-type="float">
            <text:p>94.189</text:p>
          </table:table-cell>
          <table:table-cell office:value-type="float" office:value="6374.604" calcext:value-type="float">
            <text:p>6374.604</text:p>
          </table:table-cell>
          <table:table-cell office:value-type="float" office:value="-71.903" calcext:value-type="float">
            <text:p>-71.903</text:p>
          </table:table-cell>
          <table:table-cell office:value-type="float" office:value="0.068" calcext:value-type="float">
            <text:p>0.068</text:p>
          </table:table-cell>
          <table:table-cell office:value-type="float" office:value="71.904" calcext:value-type="float">
            <text:p>71.904</text:p>
          </table:table-cell>
          <table:table-cell office:value-type="float" office:value="0.29" calcext:value-type="float">
            <text:p>0.29</text:p>
          </table:table-cell>
          <table:table-cell office:value-type="float" office:value="1596.727" calcext:value-type="float">
            <text:p>1596.727</text:p>
          </table:table-cell>
          <table:table-cell office:value-type="float" office:value="22.14" calcext:value-type="float">
            <text:p>22.14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/>
          <table:table-cell office:value-type="float" office:value="94.689" calcext:value-type="float">
            <text:p>94.689</text:p>
          </table:table-cell>
          <table:table-cell office:value-type="float" office:value="6338.662" calcext:value-type="float">
            <text:p>6338.662</text:p>
          </table:table-cell>
          <table:table-cell office:value-type="float" office:value="-71.864" calcext:value-type="float">
            <text:p>-71.864</text:p>
          </table:table-cell>
          <table:table-cell office:value-type="float" office:value="0.078" calcext:value-type="float">
            <text:p>0.078</text:p>
          </table:table-cell>
          <table:table-cell office:value-type="float" office:value="71.87" calcext:value-type="float">
            <text:p>71.87</text:p>
          </table:table-cell>
          <table:table-cell office:value-type="float" office:value="0.531" calcext:value-type="float">
            <text:p>0.531</text:p>
          </table:table-cell>
          <table:table-cell office:value-type="float" office:value="1585.592" calcext:value-type="float">
            <text:p>1585.592</text:p>
          </table:table-cell>
          <table:table-cell office:value-type="float" office:value="22.403" calcext:value-type="float">
            <text:p>22.403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/>
          <table:table-cell office:value-type="float" office:value="95.189" calcext:value-type="float">
            <text:p>95.189</text:p>
          </table:table-cell>
          <table:table-cell office:value-type="float" office:value="6302.741" calcext:value-type="float">
            <text:p>6302.741</text:p>
          </table:table-cell>
          <table:table-cell office:value-type="float" office:value="-71.819" calcext:value-type="float">
            <text:p>-71.819</text:p>
          </table:table-cell>
          <table:table-cell office:value-type="float" office:value="0.091" calcext:value-type="float">
            <text:p>0.091</text:p>
          </table:table-cell>
          <table:table-cell office:value-type="float" office:value="71.839" calcext:value-type="float">
            <text:p>71.839</text:p>
          </table:table-cell>
          <table:table-cell office:value-type="float" office:value="0.985" calcext:value-type="float">
            <text:p>0.985</text:p>
          </table:table-cell>
          <table:table-cell office:value-type="float" office:value="1574.268" calcext:value-type="float">
            <text:p>1574.268</text:p>
          </table:table-cell>
          <table:table-cell office:value-type="float" office:value="22.893" calcext:value-type="float">
            <text:p>22.893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/>
          <table:table-cell office:value-type="float" office:value="95.689" calcext:value-type="float">
            <text:p>95.689</text:p>
          </table:table-cell>
          <table:table-cell office:value-type="float" office:value="6266.842" calcext:value-type="float">
            <text:p>6266.842</text:p>
          </table:table-cell>
          <table:table-cell office:value-type="float" office:value="-71.781" calcext:value-type="float">
            <text:p>-71.781</text:p>
          </table:table-cell>
          <table:table-cell office:value-type="float" office:value="0.075" calcext:value-type="float">
            <text:p>0.075</text:p>
          </table:table-cell>
          <table:table-cell office:value-type="float" office:value="71.785" calcext:value-type="float">
            <text:p>71.785</text:p>
          </table:table-cell>
          <table:table-cell office:value-type="float" office:value="0.448" calcext:value-type="float">
            <text:p>0.448</text:p>
          </table:table-cell>
          <table:table-cell office:value-type="float" office:value="1562.766" calcext:value-type="float">
            <text:p>1562.766</text:p>
          </table:table-cell>
          <table:table-cell office:value-type="float" office:value="23.114" calcext:value-type="float">
            <text:p>23.114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/>
          <table:table-cell office:value-type="float" office:value="96.189" calcext:value-type="float">
            <text:p>96.189</text:p>
          </table:table-cell>
          <table:table-cell office:value-type="float" office:value="6230.961" calcext:value-type="float">
            <text:p>6230.961</text:p>
          </table:table-cell>
          <table:table-cell office:value-type="float" office:value="-71.743" calcext:value-type="float">
            <text:p>-71.743</text:p>
          </table:table-cell>
          <table:table-cell office:value-type="float" office:value="0.076" calcext:value-type="float">
            <text:p>0.076</text:p>
          </table:table-cell>
          <table:table-cell office:value-type="float" office:value="71.744" calcext:value-type="float">
            <text:p>71.744</text:p>
          </table:table-cell>
          <table:table-cell office:value-type="float" office:value="0.189" calcext:value-type="float">
            <text:p>0.189</text:p>
          </table:table-cell>
          <table:table-cell office:value-type="float" office:value="1551.187" calcext:value-type="float">
            <text:p>1551.187</text:p>
          </table:table-cell>
          <table:table-cell office:value-type="float" office:value="23.201" calcext:value-type="float">
            <text:p>23.201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/>
          <table:table-cell office:value-type="float" office:value="96.689" calcext:value-type="float">
            <text:p>96.689</text:p>
          </table:table-cell>
          <table:table-cell office:value-type="float" office:value="6195.1" calcext:value-type="float">
            <text:p>6195.1</text:p>
          </table:table-cell>
          <table:table-cell office:value-type="float" office:value="-71.7" calcext:value-type="float">
            <text:p>-71.7</text:p>
          </table:table-cell>
          <table:table-cell office:value-type="float" office:value="0.086" calcext:value-type="float">
            <text:p>0.086</text:p>
          </table:table-cell>
          <table:table-cell office:value-type="float" office:value="71.711" calcext:value-type="float">
            <text:p>71.711</text:p>
          </table:table-cell>
          <table:table-cell office:value-type="float" office:value="0.742" calcext:value-type="float">
            <text:p>0.742</text:p>
          </table:table-cell>
          <table:table-cell office:value-type="float" office:value="1539.678" calcext:value-type="float">
            <text:p>1539.678</text:p>
          </table:table-cell>
          <table:table-cell office:value-type="float" office:value="22.832" calcext:value-type="float">
            <text:p>22.832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/>
          <table:table-cell office:value-type="float" office:value="97.189" calcext:value-type="float">
            <text:p>97.189</text:p>
          </table:table-cell>
          <table:table-cell office:value-type="float" office:value="6159.259" calcext:value-type="float">
            <text:p>6159.259</text:p>
          </table:table-cell>
          <table:table-cell office:value-type="float" office:value="-71.662" calcext:value-type="float">
            <text:p>-71.662</text:p>
          </table:table-cell>
          <table:table-cell office:value-type="float" office:value="0.076" calcext:value-type="float">
            <text:p>0.076</text:p>
          </table:table-cell>
          <table:table-cell office:value-type="float" office:value="71.662" calcext:value-type="float">
            <text:p>71.662</text:p>
          </table:table-cell>
          <table:table-cell office:value-type="float" office:value="0.084" calcext:value-type="float">
            <text:p>0.084</text:p>
          </table:table-cell>
          <table:table-cell office:value-type="float" office:value="1528.267" calcext:value-type="float">
            <text:p>1528.267</text:p>
          </table:table-cell>
          <table:table-cell office:value-type="float" office:value="22.815" calcext:value-type="float">
            <text:p>22.81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/>
          <table:table-cell office:value-type="float" office:value="97.689" calcext:value-type="float">
            <text:p>97.689</text:p>
          </table:table-cell>
          <table:table-cell office:value-type="float" office:value="6123.441" calcext:value-type="float">
            <text:p>6123.441</text:p>
          </table:table-cell>
          <table:table-cell office:value-type="float" office:value="-71.612" calcext:value-type="float">
            <text:p>-71.612</text:p>
          </table:table-cell>
          <table:table-cell office:value-type="float" office:value="0.1" calcext:value-type="float">
            <text:p>0.1</text:p>
          </table:table-cell>
          <table:table-cell office:value-type="float" office:value="71.641" calcext:value-type="float">
            <text:p>71.641</text:p>
          </table:table-cell>
          <table:table-cell office:value-type="float" office:value="1.203" calcext:value-type="float">
            <text:p>1.203</text:p>
          </table:table-cell>
          <table:table-cell office:value-type="float" office:value="1517.009" calcext:value-type="float">
            <text:p>1517.009</text:p>
          </table:table-cell>
          <table:table-cell office:value-type="float" office:value="22.216" calcext:value-type="float">
            <text:p>22.216</text:p>
          </table:table-cell>
          <table:table-cell office:value-type="float" office:value="1.198" calcext:value-type="float">
            <text:p>1.198</text:p>
          </table:table-cell>
        </table:table-row>
        <table:table-row table:style-name="ro1">
          <table:table-cell/>
          <table:table-cell office:value-type="float" office:value="98.189" calcext:value-type="float">
            <text:p>98.189</text:p>
          </table:table-cell>
          <table:table-cell office:value-type="float" office:value="6087.644" calcext:value-type="float">
            <text:p>6087.644</text:p>
          </table:table-cell>
          <table:table-cell office:value-type="float" office:value="-71.575" calcext:value-type="float">
            <text:p>-71.575</text:p>
          </table:table-cell>
          <table:table-cell office:value-type="float" office:value="0.074" calcext:value-type="float">
            <text:p>0.074</text:p>
          </table:table-cell>
          <table:table-cell office:value-type="float" office:value="71.58" calcext:value-type="float">
            <text:p>71.58</text:p>
          </table:table-cell>
          <table:table-cell office:value-type="float" office:value="0.52" calcext:value-type="float">
            <text:p>0.52</text:p>
          </table:table-cell>
          <table:table-cell office:value-type="float" office:value="1505.965" calcext:value-type="float">
            <text:p>1505.965</text:p>
          </table:table-cell>
          <table:table-cell office:value-type="float" office:value="21.959" calcext:value-type="float">
            <text:p>21.959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/>
          <table:table-cell office:value-type="float" office:value="98.689" calcext:value-type="float">
            <text:p>98.689</text:p>
          </table:table-cell>
          <table:table-cell office:value-type="float" office:value="6051.867" calcext:value-type="float">
            <text:p>6051.867</text:p>
          </table:table-cell>
          <table:table-cell office:value-type="float" office:value="-71.534" calcext:value-type="float">
            <text:p>-71.534</text:p>
          </table:table-cell>
          <table:table-cell office:value-type="float" office:value="0.081" calcext:value-type="float">
            <text:p>0.081</text:p>
          </table:table-cell>
          <table:table-cell office:value-type="float" office:value="71.545" calcext:value-type="float">
            <text:p>71.545</text:p>
          </table:table-cell>
          <table:table-cell office:value-type="float" office:value="0.695" calcext:value-type="float">
            <text:p>0.695</text:p>
          </table:table-cell>
          <table:table-cell office:value-type="float" office:value="1494.9" calcext:value-type="float">
            <text:p>1494.9</text:p>
          </table:table-cell>
          <table:table-cell office:value-type="float" office:value="22.304" calcext:value-type="float">
            <text:p>22.304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/>
          <table:table-cell office:value-type="float" office:value="99.189" calcext:value-type="float">
            <text:p>99.189</text:p>
          </table:table-cell>
          <table:table-cell office:value-type="float" office:value="6016.109" calcext:value-type="float">
            <text:p>6016.109</text:p>
          </table:table-cell>
          <table:table-cell office:value-type="float" office:value="-71.496" calcext:value-type="float">
            <text:p>-71.496</text:p>
          </table:table-cell>
          <table:table-cell office:value-type="float" office:value="0.077" calcext:value-type="float">
            <text:p>0.077</text:p>
          </table:table-cell>
          <table:table-cell office:value-type="float" office:value="71.501" calcext:value-type="float">
            <text:p>71.501</text:p>
          </table:table-cell>
          <table:table-cell office:value-type="float" office:value="0.476" calcext:value-type="float">
            <text:p>0.476</text:p>
          </table:table-cell>
          <table:table-cell office:value-type="float" office:value="1483.807" calcext:value-type="float">
            <text:p>1483.807</text:p>
          </table:table-cell>
          <table:table-cell office:value-type="float" office:value="22.069" calcext:value-type="float">
            <text:p>22.06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99.689" calcext:value-type="float">
            <text:p>99.689</text:p>
          </table:table-cell>
          <table:table-cell office:value-type="float" office:value="5980.37" calcext:value-type="float">
            <text:p>5980.37</text:p>
          </table:table-cell>
          <table:table-cell office:value-type="float" office:value="-71.459" calcext:value-type="float">
            <text:p>-71.459</text:p>
          </table:table-cell>
          <table:table-cell office:value-type="float" office:value="0.075" calcext:value-type="float">
            <text:p>0.075</text:p>
          </table:table-cell>
          <table:table-cell office:value-type="float" office:value="71.459" calcext:value-type="float">
            <text:p>71.459</text:p>
          </table:table-cell>
          <table:table-cell office:value-type="float" office:value="0.086" calcext:value-type="float">
            <text:p>0.086</text:p>
          </table:table-cell>
          <table:table-cell office:value-type="float" office:value="1472.778" calcext:value-type="float">
            <text:p>1472.778</text:p>
          </table:table-cell>
          <table:table-cell office:value-type="float" office:value="22.048" calcext:value-type="float">
            <text:p>22.048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/>
          <table:table-cell office:value-type="float" office:value="100.189" calcext:value-type="float">
            <text:p>100.189</text:p>
          </table:table-cell>
          <table:table-cell office:value-type="float" office:value="5944.652" calcext:value-type="float">
            <text:p>5944.652</text:p>
          </table:table-cell>
          <table:table-cell office:value-type="float" office:value="-71.413" calcext:value-type="float">
            <text:p>-71.413</text:p>
          </table:table-cell>
          <table:table-cell office:value-type="float" office:value="0.091" calcext:value-type="float">
            <text:p>0.091</text:p>
          </table:table-cell>
          <table:table-cell office:value-type="float" office:value="71.431" calcext:value-type="float">
            <text:p>71.431</text:p>
          </table:table-cell>
          <table:table-cell office:value-type="float" office:value="0.921" calcext:value-type="float">
            <text:p>0.921</text:p>
          </table:table-cell>
          <table:table-cell office:value-type="float" office:value="1461.639" calcext:value-type="float">
            <text:p>1461.639</text:p>
          </table:table-cell>
          <table:table-cell office:value-type="float" office:value="22.506" calcext:value-type="float">
            <text:p>22.506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100.689" calcext:value-type="float">
            <text:p>100.689</text:p>
          </table:table-cell>
          <table:table-cell office:value-type="float" office:value="5908.955" calcext:value-type="float">
            <text:p>5908.955</text:p>
          </table:table-cell>
          <table:table-cell office:value-type="float" office:value="-71.377" calcext:value-type="float">
            <text:p>-71.377</text:p>
          </table:table-cell>
          <table:table-cell office:value-type="float" office:value="0.073" calcext:value-type="float">
            <text:p>0.073</text:p>
          </table:table-cell>
          <table:table-cell office:value-type="float" office:value="71.377" calcext:value-type="float">
            <text:p>71.377</text:p>
          </table:table-cell>
          <table:table-cell office:value-type="float" office:value="0.188" calcext:value-type="float">
            <text:p>0.188</text:p>
          </table:table-cell>
          <table:table-cell office:value-type="float" office:value="1450.364" calcext:value-type="float">
            <text:p>1450.364</text:p>
          </table:table-cell>
          <table:table-cell office:value-type="float" office:value="22.593" calcext:value-type="float">
            <text:p>22.59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/>
          <table:table-cell office:value-type="float" office:value="101.189" calcext:value-type="float">
            <text:p>101.189</text:p>
          </table:table-cell>
          <table:table-cell office:value-type="float" office:value="5873.278" calcext:value-type="float">
            <text:p>5873.278</text:p>
          </table:table-cell>
          <table:table-cell office:value-type="float" office:value="-71.332" calcext:value-type="float">
            <text:p>-71.332</text:p>
          </table:table-cell>
          <table:table-cell office:value-type="float" office:value="0.09" calcext:value-type="float">
            <text:p>0.09</text:p>
          </table:table-cell>
          <table:table-cell office:value-type="float" office:value="71.35" calcext:value-type="float">
            <text:p>71.35</text:p>
          </table:table-cell>
          <table:table-cell office:value-type="float" office:value="0.972" calcext:value-type="float">
            <text:p>0.972</text:p>
          </table:table-cell>
          <table:table-cell office:value-type="float" office:value="1439.189" calcext:value-type="float">
            <text:p>1439.189</text:p>
          </table:table-cell>
          <table:table-cell office:value-type="float" office:value="22.109" calcext:value-type="float">
            <text:p>22.109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/>
          <table:table-cell office:value-type="float" office:value="101.689" calcext:value-type="float">
            <text:p>101.689</text:p>
          </table:table-cell>
          <table:table-cell office:value-type="float" office:value="5837.623" calcext:value-type="float">
            <text:p>5837.623</text:p>
          </table:table-cell>
          <table:table-cell office:value-type="float" office:value="-71.289" calcext:value-type="float">
            <text:p>-71.289</text:p>
          </table:table-cell>
          <table:table-cell office:value-type="float" office:value="0.084" calcext:value-type="float">
            <text:p>0.084</text:p>
          </table:table-cell>
          <table:table-cell office:value-type="float" office:value="71.307" calcext:value-type="float">
            <text:p>71.307</text:p>
          </table:table-cell>
          <table:table-cell office:value-type="float" office:value="0.934" calcext:value-type="float">
            <text:p>0.934</text:p>
          </table:table-cell>
          <table:table-cell office:value-type="float" office:value="1428.251" calcext:value-type="float">
            <text:p>1428.251</text:p>
          </table:table-cell>
          <table:table-cell office:value-type="float" office:value="21.644" calcext:value-type="float">
            <text:p>21.64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/>
          <table:table-cell office:value-type="float" office:value="102.189" calcext:value-type="float">
            <text:p>102.189</text:p>
          </table:table-cell>
          <table:table-cell office:value-type="float" office:value="5801.987" calcext:value-type="float">
            <text:p>5801.987</text:p>
          </table:table-cell>
          <table:table-cell office:value-type="float" office:value="-71.253" calcext:value-type="float">
            <text:p>-71.253</text:p>
          </table:table-cell>
          <table:table-cell office:value-type="float" office:value="0.072" calcext:value-type="float">
            <text:p>0.072</text:p>
          </table:table-cell>
          <table:table-cell office:value-type="float" office:value="71.258" calcext:value-type="float">
            <text:p>71.258</text:p>
          </table:table-cell>
          <table:table-cell office:value-type="float" office:value="0.467" calcext:value-type="float">
            <text:p>0.467</text:p>
          </table:table-cell>
          <table:table-cell office:value-type="float" office:value="1417.487" calcext:value-type="float">
            <text:p>1417.487</text:p>
          </table:table-cell>
          <table:table-cell office:value-type="float" office:value="21.413" calcext:value-type="float">
            <text:p>21.413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table-cell/>
          <table:table-cell office:value-type="float" office:value="102.689" calcext:value-type="float">
            <text:p>102.689</text:p>
          </table:table-cell>
          <table:table-cell office:value-type="float" office:value="5766.37" calcext:value-type="float">
            <text:p>5766.37</text:p>
          </table:table-cell>
          <table:table-cell office:value-type="float" office:value="-71.215" calcext:value-type="float">
            <text:p>-71.215</text:p>
          </table:table-cell>
          <table:table-cell office:value-type="float" office:value="0.076" calcext:value-type="float">
            <text:p>0.076</text:p>
          </table:table-cell>
          <table:table-cell office:value-type="float" office:value="71.22" calcext:value-type="float">
            <text:p>71.22</text:p>
          </table:table-cell>
          <table:table-cell office:value-type="float" office:value="0.492" calcext:value-type="float">
            <text:p>0.492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21.656" calcext:value-type="float">
            <text:p>21.656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/>
          <table:table-cell office:value-type="float" office:value="103.189" calcext:value-type="float">
            <text:p>103.189</text:p>
          </table:table-cell>
          <table:table-cell office:value-type="float" office:value="5730.771" calcext:value-type="float">
            <text:p>5730.771</text:p>
          </table:table-cell>
          <table:table-cell office:value-type="float" office:value="-71.179" calcext:value-type="float">
            <text:p>-71.179</text:p>
          </table:table-cell>
          <table:table-cell office:value-type="float" office:value="0.074" calcext:value-type="float">
            <text:p>0.074</text:p>
          </table:table-cell>
          <table:table-cell office:value-type="float" office:value="71.179" calcext:value-type="float">
            <text:p>71.179</text:p>
          </table:table-cell>
          <table:table-cell office:value-type="float" office:value="0.075" calcext:value-type="float">
            <text:p>0.075</text:p>
          </table:table-cell>
          <table:table-cell office:value-type="float" office:value="1395.89" calcext:value-type="float">
            <text:p>1395.89</text:p>
          </table:table-cell>
          <table:table-cell office:value-type="float" office:value="21.664" calcext:value-type="float">
            <text:p>21.66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/>
          <table:table-cell office:value-type="float" office:value="103.689" calcext:value-type="float">
            <text:p>103.689</text:p>
          </table:table-cell>
          <table:table-cell office:value-type="float" office:value="5695.192" calcext:value-type="float">
            <text:p>5695.192</text:p>
          </table:table-cell>
          <table:table-cell office:value-type="float" office:value="-71.14" calcext:value-type="float">
            <text:p>-71.14</text:p>
          </table:table-cell>
          <table:table-cell office:value-type="float" office:value="0.077" calcext:value-type="float">
            <text:p>0.077</text:p>
          </table:table-cell>
          <table:table-cell office:value-type="float" office:value="71.142" calcext:value-type="float">
            <text:p>71.142</text:p>
          </table:table-cell>
          <table:table-cell office:value-type="float" office:value="0.277" calcext:value-type="float">
            <text:p>0.277</text:p>
          </table:table-cell>
          <table:table-cell office:value-type="float" office:value="1385.024" calcext:value-type="float">
            <text:p>1385.024</text:p>
          </table:table-cell>
          <table:table-cell office:value-type="float" office:value="21.797" calcext:value-type="float">
            <text:p>21.797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/>
          <table:table-cell office:value-type="float" office:value="104.189" calcext:value-type="float">
            <text:p>104.189</text:p>
          </table:table-cell>
          <table:table-cell office:value-type="float" office:value="5659.631" calcext:value-type="float">
            <text:p>5659.631</text:p>
          </table:table-cell>
          <table:table-cell office:value-type="float" office:value="-71.102" calcext:value-type="float">
            <text:p>-71.102</text:p>
          </table:table-cell>
          <table:table-cell office:value-type="float" office:value="0.077" calcext:value-type="float">
            <text:p>0.077</text:p>
          </table:table-cell>
          <table:table-cell office:value-type="float" office:value="71.102" calcext:value-type="float">
            <text:p>71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1374.116" calcext:value-type="float">
            <text:p>1374.116</text:p>
          </table:table-cell>
          <table:table-cell office:value-type="float" office:value="21.837" calcext:value-type="float">
            <text:p>21.83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/>
          <table:table-cell office:value-type="float" office:value="104.689" calcext:value-type="float">
            <text:p>104.689</text:p>
          </table:table-cell>
          <table:table-cell office:value-type="float" office:value="5624.091" calcext:value-type="float">
            <text:p>5624.091</text:p>
          </table:table-cell>
          <table:table-cell office:value-type="float" office:value="-71.059" calcext:value-type="float">
            <text:p>-71.059</text:p>
          </table:table-cell>
          <table:table-cell office:value-type="float" office:value="0.084" calcext:value-type="float">
            <text:p>0.084</text:p>
          </table:table-cell>
          <table:table-cell office:value-type="float" office:value="71.068" calcext:value-type="float">
            <text:p>71.068</text:p>
          </table:table-cell>
          <table:table-cell office:value-type="float" office:value="0.656" calcext:value-type="float">
            <text:p>0.656</text:p>
          </table:table-cell>
          <table:table-cell office:value-type="float" office:value="1363.116" calcext:value-type="float">
            <text:p>1363.116</text:p>
          </table:table-cell>
          <table:table-cell office:value-type="float" office:value="22.163" calcext:value-type="float">
            <text:p>22.163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/>
          <table:table-cell office:value-type="float" office:value="105.189" calcext:value-type="float">
            <text:p>105.189</text:p>
          </table:table-cell>
          <table:table-cell office:value-type="float" office:value="5588.574" calcext:value-type="float">
            <text:p>5588.574</text:p>
          </table:table-cell>
          <table:table-cell office:value-type="float" office:value="-71.007" calcext:value-type="float">
            <text:p>-71.007</text:p>
          </table:table-cell>
          <table:table-cell office:value-type="float" office:value="0.105" calcext:value-type="float">
            <text:p>0.105</text:p>
          </table:table-cell>
          <table:table-cell office:value-type="float" office:value="71.047" calcext:value-type="float">
            <text:p>71.047</text:p>
          </table:table-cell>
          <table:table-cell office:value-type="float" office:value="1.387" calcext:value-type="float">
            <text:p>1.387</text:p>
          </table:table-cell>
          <table:table-cell office:value-type="float" office:value="1351.862" calcext:value-type="float">
            <text:p>1351.862</text:p>
          </table:table-cell>
          <table:table-cell office:value-type="float" office:value="22.854" calcext:value-type="float">
            <text:p>22.854</text:p>
          </table:table-cell>
          <table:table-cell office:value-type="float" office:value="1.383" calcext:value-type="float">
            <text:p>1.383</text:p>
          </table:table-cell>
        </table:table-row>
        <table:table-row table:style-name="ro1">
          <table:table-cell/>
          <table:table-cell office:value-type="float" office:value="105.689" calcext:value-type="float">
            <text:p>105.689</text:p>
          </table:table-cell>
          <table:table-cell office:value-type="float" office:value="5553.083" calcext:value-type="float">
            <text:p>5553.083</text:p>
          </table:table-cell>
          <table:table-cell office:value-type="float" office:value="-70.959" calcext:value-type="float">
            <text:p>-70.959</text:p>
          </table:table-cell>
          <table:table-cell office:value-type="float" office:value="0.096" calcext:value-type="float">
            <text:p>0.096</text:p>
          </table:table-cell>
          <table:table-cell office:value-type="float" office:value="71.003" calcext:value-type="float">
            <text:p>71.003</text:p>
          </table:table-cell>
          <table:table-cell office:value-type="float" office:value="1.468" calcext:value-type="float">
            <text:p>1.468</text:p>
          </table:table-cell>
          <table:table-cell office:value-type="float" office:value="1340.252" calcext:value-type="float">
            <text:p>1340.252</text:p>
          </table:table-cell>
          <table:table-cell office:value-type="float" office:value="23.586" calcext:value-type="float">
            <text:p>23.586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>
          <table:table-cell/>
          <table:table-cell office:value-type="float" office:value="106.189" calcext:value-type="float">
            <text:p>106.189</text:p>
          </table:table-cell>
          <table:table-cell office:value-type="float" office:value="5517.613" calcext:value-type="float">
            <text:p>5517.613</text:p>
          </table:table-cell>
          <table:table-cell office:value-type="float" office:value="-70.921" calcext:value-type="float">
            <text:p>-70.921</text:p>
          </table:table-cell>
          <table:table-cell office:value-type="float" office:value="0.077" calcext:value-type="float">
            <text:p>0.077</text:p>
          </table:table-cell>
          <table:table-cell office:value-type="float" office:value="70.95" calcext:value-type="float">
            <text:p>70.95</text:p>
          </table:table-cell>
          <table:table-cell office:value-type="float" office:value="1.205" calcext:value-type="float">
            <text:p>1.205</text:p>
          </table:table-cell>
          <table:table-cell office:value-type="float" office:value="1328.609" calcext:value-type="float">
            <text:p>1328.609</text:p>
          </table:table-cell>
          <table:table-cell office:value-type="float" office:value="22.985" calcext:value-type="float">
            <text:p>22.985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/>
          <table:table-cell office:value-type="float" office:value="106.689" calcext:value-type="float">
            <text:p>106.689</text:p>
          </table:table-cell>
          <table:table-cell office:value-type="float" office:value="5482.163" calcext:value-type="float">
            <text:p>5482.163</text:p>
          </table:table-cell>
          <table:table-cell office:value-type="float" office:value="-70.878" calcext:value-type="float">
            <text:p>-70.878</text:p>
          </table:table-cell>
          <table:table-cell office:value-type="float" office:value="0.085" calcext:value-type="float">
            <text:p>0.085</text:p>
          </table:table-cell>
          <table:table-cell office:value-type="float" office:value="70.918" calcext:value-type="float">
            <text:p>70.918</text:p>
          </table:table-cell>
          <table:table-cell office:value-type="float" office:value="1.401" calcext:value-type="float">
            <text:p>1.401</text:p>
          </table:table-cell>
          <table:table-cell office:value-type="float" office:value="1317.291" calcext:value-type="float">
            <text:p>1317.291</text:p>
          </table:table-cell>
          <table:table-cell office:value-type="float" office:value="22.286" calcext:value-type="float">
            <text:p>22.286</text:p>
          </table:table-cell>
          <table:table-cell office:value-type="float" office:value="1.398" calcext:value-type="float">
            <text:p>1.398</text:p>
          </table:table-cell>
        </table:table-row>
        <table:table-row table:style-name="ro1">
          <table:table-cell/>
          <table:table-cell office:value-type="float" office:value="107.189" calcext:value-type="float">
            <text:p>107.189</text:p>
          </table:table-cell>
          <table:table-cell office:value-type="float" office:value="5446.732" calcext:value-type="float">
            <text:p>5446.732</text:p>
          </table:table-cell>
          <table:table-cell office:value-type="float" office:value="-70.849" calcext:value-type="float">
            <text:p>-70.849</text:p>
          </table:table-cell>
          <table:table-cell office:value-type="float" office:value="0.059" calcext:value-type="float">
            <text:p>0.059</text:p>
          </table:table-cell>
          <table:table-cell office:value-type="float" office:value="70.859" calcext:value-type="float">
            <text:p>70.859</text:p>
          </table:table-cell>
          <table:table-cell office:value-type="float" office:value="0.714" calcext:value-type="float">
            <text:p>0.714</text:p>
          </table:table-cell>
          <table:table-cell office:value-type="float" office:value="1306.237" calcext:value-type="float">
            <text:p>1306.237</text:p>
          </table:table-cell>
          <table:table-cell office:value-type="float" office:value="21.93" calcext:value-type="float">
            <text:p>21.93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/>
          <table:table-cell office:value-type="float" office:value="107.689" calcext:value-type="float">
            <text:p>107.689</text:p>
          </table:table-cell>
          <table:table-cell office:value-type="float" office:value="5411.317" calcext:value-type="float">
            <text:p>5411.317</text:p>
          </table:table-cell>
          <table:table-cell office:value-type="float" office:value="-70.812" calcext:value-type="float">
            <text:p>-70.812</text:p>
          </table:table-cell>
          <table:table-cell office:value-type="float" office:value="0.074" calcext:value-type="float">
            <text:p>0.074</text:p>
          </table:table-cell>
          <table:table-cell office:value-type="float" office:value="70.831" calcext:value-type="float">
            <text:p>70.831</text:p>
          </table:table-cell>
          <table:table-cell office:value-type="float" office:value="0.953" calcext:value-type="float">
            <text:p>0.953</text:p>
          </table:table-cell>
          <table:table-cell office:value-type="float" office:value="1295.153" calcext:value-type="float">
            <text:p>1295.153</text:p>
          </table:table-cell>
          <table:table-cell office:value-type="float" office:value="22.405" calcext:value-type="float">
            <text:p>22.40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float" office:value="108.189" calcext:value-type="float">
            <text:p>108.189</text:p>
          </table:table-cell>
          <table:table-cell office:value-type="float" office:value="5375.921" calcext:value-type="float">
            <text:p>5375.921</text:p>
          </table:table-cell>
          <table:table-cell office:value-type="float" office:value="-70.769" calcext:value-type="float">
            <text:p>-70.769</text:p>
          </table:table-cell>
          <table:table-cell office:value-type="float" office:value="0.085" calcext:value-type="float">
            <text:p>0.085</text:p>
          </table:table-cell>
          <table:table-cell office:value-type="float" office:value="70.801" calcext:value-type="float">
            <text:p>70.801</text:p>
          </table:table-cell>
          <table:table-cell office:value-type="float" office:value="1.263" calcext:value-type="float">
            <text:p>1.263</text:p>
          </table:table-cell>
          <table:table-cell office:value-type="float" office:value="1284.109" calcext:value-type="float">
            <text:p>1284.109</text:p>
          </table:table-cell>
          <table:table-cell office:value-type="float" office:value="21.775" calcext:value-type="float">
            <text:p>21.77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/>
          <table:table-cell office:value-type="float" office:value="108.689" calcext:value-type="float">
            <text:p>108.689</text:p>
          </table:table-cell>
          <table:table-cell office:value-type="float" office:value="5340.544" calcext:value-type="float">
            <text:p>5340.544</text:p>
          </table:table-cell>
          <table:table-cell office:value-type="float" office:value="-70.741" calcext:value-type="float">
            <text:p>-70.741</text:p>
          </table:table-cell>
          <table:table-cell office:value-type="float" office:value="0.057" calcext:value-type="float">
            <text:p>0.057</text:p>
          </table:table-cell>
          <table:table-cell office:value-type="float" office:value="70.741" calcext:value-type="float">
            <text:p>70.741</text:p>
          </table:table-cell>
          <table:table-cell office:value-type="float" office:value="0.059" calcext:value-type="float">
            <text:p>0.059</text:p>
          </table:table-cell>
          <table:table-cell office:value-type="float" office:value="1273.223" calcext:value-type="float">
            <text:p>1273.223</text:p>
          </table:table-cell>
          <table:table-cell office:value-type="float" office:value="21.768" calcext:value-type="float">
            <text:p>21.76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109.189" calcext:value-type="float">
            <text:p>109.189</text:p>
          </table:table-cell>
          <table:table-cell office:value-type="float" office:value="5305.19" calcext:value-type="float">
            <text:p>5305.19</text:p>
          </table:table-cell>
          <table:table-cell office:value-type="float" office:value="-70.676" calcext:value-type="float">
            <text:p>-70.676</text:p>
          </table:table-cell>
          <table:table-cell office:value-type="float" office:value="0.129" calcext:value-type="float">
            <text:p>0.129</text:p>
          </table:table-cell>
          <table:table-cell office:value-type="float" office:value="70.759" calcext:value-type="float">
            <text:p>70.759</text:p>
          </table:table-cell>
          <table:table-cell office:value-type="float" office:value="2.022" calcext:value-type="float">
            <text:p>2.022</text:p>
          </table:table-cell>
          <table:table-cell office:value-type="float" office:value="1262.087" calcext:value-type="float">
            <text:p>1262.087</text:p>
          </table:table-cell>
          <table:table-cell office:value-type="float" office:value="22.777" calcext:value-type="float">
            <text:p>22.777</text:p>
          </table:table-cell>
          <table:table-cell office:value-type="float" office:value="2.018" calcext:value-type="float">
            <text:p>2.018</text:p>
          </table:table-cell>
        </table:table-row>
        <table:table-row table:style-name="ro1">
          <table:table-cell/>
          <table:table-cell office:value-type="float" office:value="109.689" calcext:value-type="float">
            <text:p>109.689</text:p>
          </table:table-cell>
          <table:table-cell office:value-type="float" office:value="5269.858" calcext:value-type="float">
            <text:p>5269.858</text:p>
          </table:table-cell>
          <table:table-cell office:value-type="float" office:value="-70.653" calcext:value-type="float">
            <text:p>-70.653</text:p>
          </table:table-cell>
          <table:table-cell office:value-type="float" office:value="0.046" calcext:value-type="float">
            <text:p>0.046</text:p>
          </table:table-cell>
          <table:table-cell office:value-type="float" office:value="70.658" calcext:value-type="float">
            <text:p>70.658</text:p>
          </table:table-cell>
          <table:table-cell office:value-type="float" office:value="0.516" calcext:value-type="float">
            <text:p>0.516</text:p>
          </table:table-cell>
          <table:table-cell office:value-type="float" office:value="1250.634" calcext:value-type="float">
            <text:p>1250.634</text:p>
          </table:table-cell>
          <table:table-cell office:value-type="float" office:value="23.034" calcext:value-type="float">
            <text:p>23.034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/>
          <table:table-cell office:value-type="float" office:value="110.189" calcext:value-type="float">
            <text:p>110.189</text:p>
          </table:table-cell>
          <table:table-cell office:value-type="float" office:value="5234.539" calcext:value-type="float">
            <text:p>5234.539</text:p>
          </table:table-cell>
          <table:table-cell office:value-type="float" office:value="-70.623" calcext:value-type="float">
            <text:p>-70.623</text:p>
          </table:table-cell>
          <table:table-cell office:value-type="float" office:value="0.06" calcext:value-type="float">
            <text:p>0.06</text:p>
          </table:table-cell>
          <table:table-cell office:value-type="float" office:value="70.628" calcext:value-type="float">
            <text:p>70.628</text:p>
          </table:table-cell>
          <table:table-cell office:value-type="float" office:value="0.532" calcext:value-type="float">
            <text:p>0.532</text:p>
          </table:table-cell>
          <table:table-cell office:value-type="float" office:value="1239.183" calcext:value-type="float">
            <text:p>1239.183</text:p>
          </table:table-cell>
          <table:table-cell office:value-type="float" office:value="22.769" calcext:value-type="float">
            <text:p>22.769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/>
          <table:table-cell office:value-type="float" office:value="110.689" calcext:value-type="float">
            <text:p>110.689</text:p>
          </table:table-cell>
          <table:table-cell office:value-type="float" office:value="5199.235" calcext:value-type="float">
            <text:p>5199.235</text:p>
          </table:table-cell>
          <table:table-cell office:value-type="float" office:value="-70.591" calcext:value-type="float">
            <text:p>-70.591</text:p>
          </table:table-cell>
          <table:table-cell office:value-type="float" office:value="0.063" calcext:value-type="float">
            <text:p>0.063</text:p>
          </table:table-cell>
          <table:table-cell office:value-type="float" office:value="70.592" calcext:value-type="float">
            <text:p>70.592</text:p>
          </table:table-cell>
          <table:table-cell office:value-type="float" office:value="0.15" calcext:value-type="float">
            <text:p>0.15</text:p>
          </table:table-cell>
          <table:table-cell office:value-type="float" office:value="1227.816" calcext:value-type="float">
            <text:p>1227.816</text:p>
          </table:table-cell>
          <table:table-cell office:value-type="float" office:value="22.701" calcext:value-type="float">
            <text:p>22.701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/>
          <table:table-cell office:value-type="float" office:value="111.189" calcext:value-type="float">
            <text:p>111.189</text:p>
          </table:table-cell>
          <table:table-cell office:value-type="float" office:value="5163.948" calcext:value-type="float">
            <text:p>5163.948</text:p>
          </table:table-cell>
          <table:table-cell office:value-type="float" office:value="-70.557" calcext:value-type="float">
            <text:p>-70.557</text:p>
          </table:table-cell>
          <table:table-cell office:value-type="float" office:value="0.069" calcext:value-type="float">
            <text:p>0.069</text:p>
          </table:table-cell>
          <table:table-cell office:value-type="float" office:value="70.557" calcext:value-type="float">
            <text:p>70.557</text:p>
          </table:table-cell>
          <table:table-cell office:value-type="float" office:value="0.128" calcext:value-type="float">
            <text:p>0.128</text:p>
          </table:table-cell>
          <table:table-cell office:value-type="float" office:value="1216.479" calcext:value-type="float">
            <text:p>1216.479</text:p>
          </table:table-cell>
          <table:table-cell office:value-type="float" office:value="22.647" calcext:value-type="float">
            <text:p>22.647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/>
          <table:table-cell office:value-type="float" office:value="111.689" calcext:value-type="float">
            <text:p>111.689</text:p>
          </table:table-cell>
          <table:table-cell office:value-type="float" office:value="5128.68" calcext:value-type="float">
            <text:p>5128.68</text:p>
          </table:table-cell>
          <table:table-cell office:value-type="float" office:value="-70.517" calcext:value-type="float">
            <text:p>-70.517</text:p>
          </table:table-cell>
          <table:table-cell office:value-type="float" office:value="0.079" calcext:value-type="float">
            <text:p>0.079</text:p>
          </table:table-cell>
          <table:table-cell office:value-type="float" office:value="70.527" calcext:value-type="float">
            <text:p>70.527</text:p>
          </table:table-cell>
          <table:table-cell office:value-type="float" office:value="0.694" calcext:value-type="float">
            <text:p>0.694</text:p>
          </table:table-cell>
          <table:table-cell office:value-type="float" office:value="1205.242" calcext:value-type="float">
            <text:p>1205.242</text:p>
          </table:table-cell>
          <table:table-cell office:value-type="float" office:value="22.302" calcext:value-type="float">
            <text:p>22.302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/>
          <table:table-cell office:value-type="float" office:value="112.189" calcext:value-type="float">
            <text:p>112.189</text:p>
          </table:table-cell>
          <table:table-cell office:value-type="float" office:value="5093.431" calcext:value-type="float">
            <text:p>5093.431</text:p>
          </table:table-cell>
          <table:table-cell office:value-type="float" office:value="-70.479" calcext:value-type="float">
            <text:p>-70.479</text:p>
          </table:table-cell>
          <table:table-cell office:value-type="float" office:value="0.078" calcext:value-type="float">
            <text:p>0.078</text:p>
          </table:table-cell>
          <table:table-cell office:value-type="float" office:value="70.486" calcext:value-type="float">
            <text:p>70.486</text:p>
          </table:table-cell>
          <table:table-cell office:value-type="float" office:value="0.631" calcext:value-type="float">
            <text:p>0.631</text:p>
          </table:table-cell>
          <table:table-cell office:value-type="float" office:value="1194.169" calcext:value-type="float">
            <text:p>1194.169</text:p>
          </table:table-cell>
          <table:table-cell office:value-type="float" office:value="21.989" calcext:value-type="float">
            <text:p>21.989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/>
          <table:table-cell office:value-type="float" office:value="112.689" calcext:value-type="float">
            <text:p>112.689</text:p>
          </table:table-cell>
          <table:table-cell office:value-type="float" office:value="5058.211" calcext:value-type="float">
            <text:p>5058.211</text:p>
          </table:table-cell>
          <table:table-cell office:value-type="float" office:value="-70.4" calcext:value-type="float">
            <text:p>-70.4</text:p>
          </table:table-cell>
          <table:table-cell office:value-type="float" office:value="0.158" calcext:value-type="float">
            <text:p>0.158</text:p>
          </table:table-cell>
          <table:table-cell office:value-type="float" office:value="70.51" calcext:value-type="float">
            <text:p>70.51</text:p>
          </table:table-cell>
          <table:table-cell office:value-type="float" office:value="2.364" calcext:value-type="float">
            <text:p>2.364</text:p>
          </table:table-cell>
          <table:table-cell office:value-type="float" office:value="1183.469" calcext:value-type="float">
            <text:p>1183.469</text:p>
          </table:table-cell>
          <table:table-cell office:value-type="float" office:value="20.81" calcext:value-type="float">
            <text:p>20.81</text:p>
          </table:table-cell>
          <table:table-cell office:value-type="float" office:value="2.358" calcext:value-type="float">
            <text:p>2.358</text:p>
          </table:table-cell>
        </table:table-row>
        <table:table-row table:style-name="ro1">
          <table:table-cell/>
          <table:table-cell office:value-type="float" office:value="113.1" calcext:value-type="float">
            <text:p>113.1</text:p>
          </table:table-cell>
          <table:table-cell office:value-type="float" office:value="5029.308" calcext:value-type="float">
            <text:p>5029.308</text:p>
          </table:table-cell>
          <table:table-cell office:value-type="float" office:value="-70.367" calcext:value-type="float">
            <text:p>-70.367</text:p>
          </table:table-cell>
          <table:table-cell office:value-type="float" office:value="0.079" calcext:value-type="float">
            <text:p>0.079</text:p>
          </table:table-cell>
          <table:table-cell office:value-type="float" office:value="70.428" calcext:value-type="float">
            <text:p>70.428</text:p>
          </table:table-cell>
          <table:table-cell office:value-type="float" office:value="1.637" calcext:value-type="float">
            <text:p>1.637</text:p>
          </table:table-cell>
          <table:table-cell office:value-type="float" office:value="1174.785" calcext:value-type="float">
            <text:p>1174.785</text:p>
          </table:table-cell>
          <table:table-cell office:value-type="float" office:value="21.482" calcext:value-type="float">
            <text:p>21.482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/>
          <table:table-cell office:value-type="float" office:value="113.6" calcext:value-type="float">
            <text:p>113.6</text:p>
          </table:table-cell>
          <table:table-cell office:value-type="float" office:value="4994.132" calcext:value-type="float">
            <text:p>4994.132</text:p>
          </table:table-cell>
          <table:table-cell office:value-type="float" office:value="-70.34" calcext:value-type="float">
            <text:p>-70.34</text:p>
          </table:table-cell>
          <table:table-cell office:value-type="float" office:value="0.053" calcext:value-type="float">
            <text:p>0.053</text:p>
          </table:table-cell>
          <table:table-cell office:value-type="float" office:value="70.361" calcext:value-type="float">
            <text:p>70.361</text:p>
          </table:table-cell>
          <table:table-cell office:value-type="float" office:value="1.006" calcext:value-type="float">
            <text:p>1.006</text:p>
          </table:table-cell>
          <table:table-cell office:value-type="float" office:value="1163.919" calcext:value-type="float">
            <text:p>1163.919</text:p>
          </table:table-cell>
          <table:table-cell office:value-type="float" office:value="21.984" calcext:value-type="float">
            <text:p>21.984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/>
          <table:table-cell office:value-type="float" office:value="114.1" calcext:value-type="float">
            <text:p>114.1</text:p>
          </table:table-cell>
          <table:table-cell office:value-type="float" office:value="4958.968" calcext:value-type="float">
            <text:p>4958.968</text:p>
          </table:table-cell>
          <table:table-cell office:value-type="float" office:value="-70.312" calcext:value-type="float">
            <text:p>-70.312</text:p>
          </table:table-cell>
          <table:table-cell office:value-type="float" office:value="0.056" calcext:value-type="float">
            <text:p>0.056</text:p>
          </table:table-cell>
          <table:table-cell office:value-type="float" office:value="70.321" calcext:value-type="float">
            <text:p>70.321</text:p>
          </table:table-cell>
          <table:table-cell office:value-type="float" office:value="0.648" calcext:value-type="float">
            <text:p>0.648</text:p>
          </table:table-cell>
          <table:table-cell office:value-type="float" office:value="1152.847" calcext:value-type="float">
            <text:p>1152.847</text:p>
          </table:table-cell>
          <table:table-cell office:value-type="float" office:value="22.306" calcext:value-type="float">
            <text:p>22.306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/>
          <table:table-cell office:value-type="float" office:value="114.6" calcext:value-type="float">
            <text:p>114.6</text:p>
          </table:table-cell>
          <table:table-cell office:value-type="float" office:value="4923.821" calcext:value-type="float">
            <text:p>4923.821</text:p>
          </table:table-cell>
          <table:table-cell office:value-type="float" office:value="-70.276" calcext:value-type="float">
            <text:p>-70.276</text:p>
          </table:table-cell>
          <table:table-cell office:value-type="float" office:value="0.072" calcext:value-type="float">
            <text:p>0.072</text:p>
          </table:table-cell>
          <table:table-cell office:value-type="float" office:value="70.292" calcext:value-type="float">
            <text:p>70.292</text:p>
          </table:table-cell>
          <table:table-cell office:value-type="float" office:value="0.876" calcext:value-type="float">
            <text:p>0.876</text:p>
          </table:table-cell>
          <table:table-cell office:value-type="float" office:value="1141.584" calcext:value-type="float">
            <text:p>1141.584</text:p>
          </table:table-cell>
          <table:table-cell office:value-type="float" office:value="22.743" calcext:value-type="float">
            <text:p>22.743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/>
          <table:table-cell office:value-type="float" office:value="115.1" calcext:value-type="float">
            <text:p>115.1</text:p>
          </table:table-cell>
          <table:table-cell office:value-type="float" office:value="4888.691" calcext:value-type="float">
            <text:p>4888.691</text:p>
          </table:table-cell>
          <table:table-cell office:value-type="float" office:value="-70.245" calcext:value-type="float">
            <text:p>-70.245</text:p>
          </table:table-cell>
          <table:table-cell office:value-type="float" office:value="0.063" calcext:value-type="float">
            <text:p>0.063</text:p>
          </table:table-cell>
          <table:table-cell office:value-type="float" office:value="70.245" calcext:value-type="float">
            <text:p>70.245</text:p>
          </table:table-cell>
          <table:table-cell office:value-type="float" office:value="0.106" calcext:value-type="float">
            <text:p>0.106</text:p>
          </table:table-cell>
          <table:table-cell office:value-type="float" office:value="1130.224" calcext:value-type="float">
            <text:p>1130.224</text:p>
          </table:table-cell>
          <table:table-cell office:value-type="float" office:value="22.701" calcext:value-type="float">
            <text:p>22.701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/>
          <table:table-cell office:value-type="float" office:value="115.6" calcext:value-type="float">
            <text:p>115.6</text:p>
          </table:table-cell>
          <table:table-cell office:value-type="float" office:value="4853.578" calcext:value-type="float">
            <text:p>4853.578</text:p>
          </table:table-cell>
          <table:table-cell office:value-type="float" office:value="-70.207" calcext:value-type="float">
            <text:p>-70.207</text:p>
          </table:table-cell>
          <table:table-cell office:value-type="float" office:value="0.075" calcext:value-type="float">
            <text:p>0.075</text:p>
          </table:table-cell>
          <table:table-cell office:value-type="float" office:value="70.214" calcext:value-type="float">
            <text:p>70.214</text:p>
          </table:table-cell>
          <table:table-cell office:value-type="float" office:value="0.562" calcext:value-type="float">
            <text:p>0.562</text:p>
          </table:table-cell>
          <table:table-cell office:value-type="float" office:value="1118.804" calcext:value-type="float">
            <text:p>1118.804</text:p>
          </table:table-cell>
          <table:table-cell office:value-type="float" office:value="22.979" calcext:value-type="float">
            <text:p>22.979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/>
          <table:table-cell office:value-type="float" office:value="116.1" calcext:value-type="float">
            <text:p>116.1</text:p>
          </table:table-cell>
          <table:table-cell office:value-type="float" office:value="4818.484" calcext:value-type="float">
            <text:p>4818.484</text:p>
          </table:table-cell>
          <table:table-cell office:value-type="float" office:value="-70.169" calcext:value-type="float">
            <text:p>-70.169</text:p>
          </table:table-cell>
          <table:table-cell office:value-type="float" office:value="0.077" calcext:value-type="float">
            <text:p>0.077</text:p>
          </table:table-cell>
          <table:table-cell office:value-type="float" office:value="70.175" calcext:value-type="float">
            <text:p>70.175</text:p>
          </table:table-cell>
          <table:table-cell office:value-type="float" office:value="0.568" calcext:value-type="float">
            <text:p>0.568</text:p>
          </table:table-cell>
          <table:table-cell office:value-type="float" office:value="1107.385" calcext:value-type="float">
            <text:p>1107.385</text:p>
          </table:table-cell>
          <table:table-cell office:value-type="float" office:value="22.698" calcext:value-type="float">
            <text:p>22.698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/>
          <table:table-cell office:value-type="float" office:value="116.6" calcext:value-type="float">
            <text:p>116.6</text:p>
          </table:table-cell>
          <table:table-cell office:value-type="float" office:value="4783.41" calcext:value-type="float">
            <text:p>4783.41</text:p>
          </table:table-cell>
          <table:table-cell office:value-type="float" office:value="-70.127" calcext:value-type="float">
            <text:p>-70.127</text:p>
          </table:table-cell>
          <table:table-cell office:value-type="float" office:value="0.083" calcext:value-type="float">
            <text:p>0.083</text:p>
          </table:table-cell>
          <table:table-cell office:value-type="float" office:value="70.141" calcext:value-type="float">
            <text:p>70.141</text:p>
          </table:table-cell>
          <table:table-cell office:value-type="float" office:value="0.823" calcext:value-type="float">
            <text:p>0.823</text:p>
          </table:table-cell>
          <table:table-cell office:value-type="float" office:value="1095.934" calcext:value-type="float">
            <text:p>1095.934</text:p>
          </table:table-cell>
          <table:table-cell office:value-type="float" office:value="23.107" calcext:value-type="float">
            <text:p>23.107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/>
          <table:table-cell office:value-type="float" office:value="117.1" calcext:value-type="float">
            <text:p>117.1</text:p>
          </table:table-cell>
          <table:table-cell office:value-type="float" office:value="4748.355" calcext:value-type="float">
            <text:p>4748.355</text:p>
          </table:table-cell>
          <table:table-cell office:value-type="float" office:value="-70.091" calcext:value-type="float">
            <text:p>-70.091</text:p>
          </table:table-cell>
          <table:table-cell office:value-type="float" office:value="0.073" calcext:value-type="float">
            <text:p>0.073</text:p>
          </table:table-cell>
          <table:table-cell office:value-type="float" office:value="70.094" calcext:value-type="float">
            <text:p>70.094</text:p>
          </table:table-cell>
          <table:table-cell office:value-type="float" office:value="0.434" calcext:value-type="float">
            <text:p>0.434</text:p>
          </table:table-cell>
          <table:table-cell office:value-type="float" office:value="1084.327" calcext:value-type="float">
            <text:p>1084.327</text:p>
          </table:table-cell>
          <table:table-cell office:value-type="float" office:value="23.321" calcext:value-type="float">
            <text:p>23.321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/>
          <table:table-cell office:value-type="float" office:value="117.6" calcext:value-type="float">
            <text:p>117.6</text:p>
          </table:table-cell>
          <table:table-cell office:value-type="float" office:value="4713.319" calcext:value-type="float">
            <text:p>4713.319</text:p>
          </table:table-cell>
          <table:table-cell office:value-type="float" office:value="-70.054" calcext:value-type="float">
            <text:p>-70.054</text:p>
          </table:table-cell>
          <table:table-cell office:value-type="float" office:value="0.073" calcext:value-type="float">
            <text:p>0.073</text:p>
          </table:table-cell>
          <table:table-cell office:value-type="float" office:value="70.054" calcext:value-type="float">
            <text:p>70.054</text:p>
          </table:table-cell>
          <table:table-cell office:value-type="float" office:value="0.078" calcext:value-type="float">
            <text:p>0.078</text:p>
          </table:table-cell>
          <table:table-cell office:value-type="float" office:value="1072.67" calcext:value-type="float">
            <text:p>1072.67</text:p>
          </table:table-cell>
          <table:table-cell office:value-type="float" office:value="23.307" calcext:value-type="float">
            <text:p>23.307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/>
          <table:table-cell office:value-type="float" office:value="118.1" calcext:value-type="float">
            <text:p>118.1</text:p>
          </table:table-cell>
          <table:table-cell office:value-type="float" office:value="4678.302" calcext:value-type="float">
            <text:p>4678.302</text:p>
          </table:table-cell>
          <table:table-cell office:value-type="float" office:value="-70.015" calcext:value-type="float">
            <text:p>-70.015</text:p>
          </table:table-cell>
          <table:table-cell office:value-type="float" office:value="0.078" calcext:value-type="float">
            <text:p>0.078</text:p>
          </table:table-cell>
          <table:table-cell office:value-type="float" office:value="70.019" calcext:value-type="float">
            <text:p>70.019</text:p>
          </table:table-cell>
          <table:table-cell office:value-type="float" office:value="0.454" calcext:value-type="float">
            <text:p>0.454</text:p>
          </table:table-cell>
          <table:table-cell office:value-type="float" office:value="1060.96" calcext:value-type="float">
            <text:p>1060.96</text:p>
          </table:table-cell>
          <table:table-cell office:value-type="float" office:value="23.531" calcext:value-type="float">
            <text:p>23.531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/>
          <table:table-cell office:value-type="float" office:value="118.6" calcext:value-type="float">
            <text:p>118.6</text:p>
          </table:table-cell>
          <table:table-cell office:value-type="float" office:value="4643.303" calcext:value-type="float">
            <text:p>4643.303</text:p>
          </table:table-cell>
          <table:table-cell office:value-type="float" office:value="-69.978" calcext:value-type="float">
            <text:p>-69.978</text:p>
          </table:table-cell>
          <table:table-cell office:value-type="float" office:value="0.075" calcext:value-type="float">
            <text:p>0.075</text:p>
          </table:table-cell>
          <table:table-cell office:value-type="float" office:value="69.978" calcext:value-type="float">
            <text:p>69.978</text:p>
          </table:table-cell>
          <table:table-cell office:value-type="float" office:value="0.095" calcext:value-type="float">
            <text:p>0.095</text:p>
          </table:table-cell>
          <table:table-cell office:value-type="float" office:value="1049.202" calcext:value-type="float">
            <text:p>1049.202</text:p>
          </table:table-cell>
          <table:table-cell office:value-type="float" office:value="23.501" calcext:value-type="float">
            <text:p>23.501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/>
          <table:table-cell office:value-type="float" office:value="119.1" calcext:value-type="float">
            <text:p>119.1</text:p>
          </table:table-cell>
          <table:table-cell office:value-type="float" office:value="4608.325" calcext:value-type="float">
            <text:p>4608.325</text:p>
          </table:table-cell>
          <table:table-cell office:value-type="float" office:value="-69.936" calcext:value-type="float">
            <text:p>-69.936</text:p>
          </table:table-cell>
          <table:table-cell office:value-type="float" office:value="0.084" calcext:value-type="float">
            <text:p>0.084</text:p>
          </table:table-cell>
          <table:table-cell office:value-type="float" office:value="69.947" calcext:value-type="float">
            <text:p>69.947</text:p>
          </table:table-cell>
          <table:table-cell office:value-type="float" office:value="0.753" calcext:value-type="float">
            <text:p>0.753</text:p>
          </table:table-cell>
          <table:table-cell office:value-type="float" office:value="1037.545" calcext:value-type="float">
            <text:p>1037.545</text:p>
          </table:table-cell>
          <table:table-cell office:value-type="float" office:value="23.127" calcext:value-type="float">
            <text:p>23.127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/>
          <table:table-cell office:value-type="float" office:value="119.6" calcext:value-type="float">
            <text:p>119.6</text:p>
          </table:table-cell>
          <table:table-cell office:value-type="float" office:value="4573.369" calcext:value-type="float">
            <text:p>4573.369</text:p>
          </table:table-cell>
          <table:table-cell office:value-type="float" office:value="-69.888" calcext:value-type="float">
            <text:p>-69.888</text:p>
          </table:table-cell>
          <table:table-cell office:value-type="float" office:value="0.095" calcext:value-type="float">
            <text:p>0.095</text:p>
          </table:table-cell>
          <table:table-cell office:value-type="float" office:value="69.918" calcext:value-type="float">
            <text:p>69.918</text:p>
          </table:table-cell>
          <table:table-cell office:value-type="float" office:value="1.206" calcext:value-type="float">
            <text:p>1.206</text:p>
          </table:table-cell>
          <table:table-cell office:value-type="float" office:value="1025.831" calcext:value-type="float">
            <text:p>1025.831</text:p>
          </table:table-cell>
          <table:table-cell office:value-type="float" office:value="23.728" calcext:value-type="float">
            <text:p>23.728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>
          <table:table-cell/>
          <table:table-cell office:value-type="float" office:value="120.1" calcext:value-type="float">
            <text:p>120.1</text:p>
          </table:table-cell>
          <table:table-cell office:value-type="float" office:value="4538.433" calcext:value-type="float">
            <text:p>4538.433</text:p>
          </table:table-cell>
          <table:table-cell office:value-type="float" office:value="-69.854" calcext:value-type="float">
            <text:p>-69.854</text:p>
          </table:table-cell>
          <table:table-cell office:value-type="float" office:value="0.068" calcext:value-type="float">
            <text:p>0.068</text:p>
          </table:table-cell>
          <table:table-cell office:value-type="float" office:value="69.859" calcext:value-type="float">
            <text:p>69.859</text:p>
          </table:table-cell>
          <table:table-cell office:value-type="float" office:value="0.503" calcext:value-type="float">
            <text:p>0.503</text:p>
          </table:table-cell>
          <table:table-cell office:value-type="float" office:value="1013.905" calcext:value-type="float">
            <text:p>1013.905</text:p>
          </table:table-cell>
          <table:table-cell office:value-type="float" office:value="23.977" calcext:value-type="float">
            <text:p>23.977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float" office:value="120.6" calcext:value-type="float">
            <text:p>120.6</text:p>
          </table:table-cell>
          <table:table-cell office:value-type="float" office:value="4503.519" calcext:value-type="float">
            <text:p>4503.519</text:p>
          </table:table-cell>
          <table:table-cell office:value-type="float" office:value="-69.804" calcext:value-type="float">
            <text:p>-69.804</text:p>
          </table:table-cell>
          <table:table-cell office:value-type="float" office:value="0.1" calcext:value-type="float">
            <text:p>0.1</text:p>
          </table:table-cell>
          <table:table-cell office:value-type="float" office:value="69.845" calcext:value-type="float">
            <text:p>69.845</text:p>
          </table:table-cell>
          <table:table-cell office:value-type="float" office:value="1.442" calcext:value-type="float">
            <text:p>1.442</text:p>
          </table:table-cell>
          <table:table-cell office:value-type="float" office:value="1002.096" calcext:value-type="float">
            <text:p>1002.096</text:p>
          </table:table-cell>
          <table:table-cell office:value-type="float" office:value="23.258" calcext:value-type="float">
            <text:p>23.258</text:p>
          </table:table-cell>
          <table:table-cell office:value-type="float" office:value="1.439" calcext:value-type="float">
            <text:p>1.439</text:p>
          </table:table-cell>
        </table:table-row>
        <table:table-row table:style-name="ro1">
          <table:table-cell/>
          <table:table-cell office:value-type="float" office:value="121.1" calcext:value-type="float">
            <text:p>121.1</text:p>
          </table:table-cell>
          <table:table-cell office:value-type="float" office:value="4468.624" calcext:value-type="float">
            <text:p>4468.624</text:p>
          </table:table-cell>
          <table:table-cell office:value-type="float" office:value="-69.775" calcext:value-type="float">
            <text:p>-69.775</text:p>
          </table:table-cell>
          <table:table-cell office:value-type="float" office:value="0.058" calcext:value-type="float">
            <text:p>0.058</text:p>
          </table:table-cell>
          <table:table-cell office:value-type="float" office:value="69.776" calcext:value-type="float">
            <text:p>69.776</text:p>
          </table:table-cell>
          <table:table-cell office:value-type="float" office:value="0.161" calcext:value-type="float">
            <text:p>0.161</text:p>
          </table:table-cell>
          <table:table-cell office:value-type="float" office:value="990.449" calcext:value-type="float">
            <text:p>990.449</text:p>
          </table:table-cell>
          <table:table-cell office:value-type="float" office:value="23.333" calcext:value-type="float">
            <text:p>23.33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121.6" calcext:value-type="float">
            <text:p>121.6</text:p>
          </table:table-cell>
          <table:table-cell office:value-type="float" office:value="4433.745" calcext:value-type="float">
            <text:p>4433.745</text:p>
          </table:table-cell>
          <table:table-cell office:value-type="float" office:value="-69.742" calcext:value-type="float">
            <text:p>-69.742</text:p>
          </table:table-cell>
          <table:table-cell office:value-type="float" office:value="0.068" calcext:value-type="float">
            <text:p>0.068</text:p>
          </table:table-cell>
          <table:table-cell office:value-type="float" office:value="69.744" calcext:value-type="float">
            <text:p>69.744</text:p>
          </table:table-cell>
          <table:table-cell office:value-type="float" office:value="0.357" calcext:value-type="float">
            <text:p>0.357</text:p>
          </table:table-cell>
          <table:table-cell office:value-type="float" office:value="978.826" calcext:value-type="float">
            <text:p>978.826</text:p>
          </table:table-cell>
          <table:table-cell office:value-type="float" office:value="23.158" calcext:value-type="float">
            <text:p>23.158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/>
          <table:table-cell office:value-type="float" office:value="122.1" calcext:value-type="float">
            <text:p>122.1</text:p>
          </table:table-cell>
          <table:table-cell office:value-type="float" office:value="4398.883" calcext:value-type="float">
            <text:p>4398.883</text:p>
          </table:table-cell>
          <table:table-cell office:value-type="float" office:value="-69.704" calcext:value-type="float">
            <text:p>-69.704</text:p>
          </table:table-cell>
          <table:table-cell office:value-type="float" office:value="0.076" calcext:value-type="float">
            <text:p>0.076</text:p>
          </table:table-cell>
          <table:table-cell office:value-type="float" office:value="69.711" calcext:value-type="float">
            <text:p>69.711</text:p>
          </table:table-cell>
          <table:table-cell office:value-type="float" office:value="0.614" calcext:value-type="float">
            <text:p>0.614</text:p>
          </table:table-cell>
          <table:table-cell office:value-type="float" office:value="967.171" calcext:value-type="float">
            <text:p>967.171</text:p>
          </table:table-cell>
          <table:table-cell office:value-type="float" office:value="23.462" calcext:value-type="float">
            <text:p>23.462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/>
          <table:table-cell office:value-type="float" office:value="122.6" calcext:value-type="float">
            <text:p>122.6</text:p>
          </table:table-cell>
          <table:table-cell office:value-type="float" office:value="4364.044" calcext:value-type="float">
            <text:p>4364.044</text:p>
          </table:table-cell>
          <table:table-cell office:value-type="float" office:value="-69.654" calcext:value-type="float">
            <text:p>-69.654</text:p>
          </table:table-cell>
          <table:table-cell office:value-type="float" office:value="0.099" calcext:value-type="float">
            <text:p>0.099</text:p>
          </table:table-cell>
          <table:table-cell office:value-type="float" office:value="69.691" calcext:value-type="float">
            <text:p>69.691</text:p>
          </table:table-cell>
          <table:table-cell office:value-type="float" office:value="1.373" calcext:value-type="float">
            <text:p>1.373</text:p>
          </table:table-cell>
          <table:table-cell office:value-type="float" office:value="955.611" calcext:value-type="float">
            <text:p>955.611</text:p>
          </table:table-cell>
          <table:table-cell office:value-type="float" office:value="22.777" calcext:value-type="float">
            <text:p>22.777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/>
          <table:table-cell office:value-type="float" office:value="123.1" calcext:value-type="float">
            <text:p>123.1</text:p>
          </table:table-cell>
          <table:table-cell office:value-type="float" office:value="4329.229" calcext:value-type="float">
            <text:p>4329.229</text:p>
          </table:table-cell>
          <table:table-cell office:value-type="float" office:value="-69.606" calcext:value-type="float">
            <text:p>-69.606</text:p>
          </table:table-cell>
          <table:table-cell office:value-type="float" office:value="0.097" calcext:value-type="float">
            <text:p>0.097</text:p>
          </table:table-cell>
          <table:table-cell office:value-type="float" office:value="69.654" calcext:value-type="float">
            <text:p>69.654</text:p>
          </table:table-cell>
          <table:table-cell office:value-type="float" office:value="1.568" calcext:value-type="float">
            <text:p>1.568</text:p>
          </table:table-cell>
          <table:table-cell office:value-type="float" office:value="944.418" calcext:value-type="float">
            <text:p>944.418</text:p>
          </table:table-cell>
          <table:table-cell office:value-type="float" office:value="21.995" calcext:value-type="float">
            <text:p>21.995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/>
          <table:table-cell office:value-type="float" office:value="123.6" calcext:value-type="float">
            <text:p>123.6</text:p>
          </table:table-cell>
          <table:table-cell office:value-type="float" office:value="4294.432" calcext:value-type="float">
            <text:p>4294.432</text:p>
          </table:table-cell>
          <table:table-cell office:value-type="float" office:value="-69.578" calcext:value-type="float">
            <text:p>-69.578</text:p>
          </table:table-cell>
          <table:table-cell office:value-type="float" office:value="0.055" calcext:value-type="float">
            <text:p>0.055</text:p>
          </table:table-cell>
          <table:table-cell office:value-type="float" office:value="69.586" calcext:value-type="float">
            <text:p>69.586</text:p>
          </table:table-cell>
          <table:table-cell office:value-type="float" office:value="0.629" calcext:value-type="float">
            <text:p>0.629</text:p>
          </table:table-cell>
          <table:table-cell office:value-type="float" office:value="933.342" calcext:value-type="float">
            <text:p>933.342</text:p>
          </table:table-cell>
          <table:table-cell office:value-type="float" office:value="22.308" calcext:value-type="float">
            <text:p>22.308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/>
          <table:table-cell office:value-type="float" office:value="124.1" calcext:value-type="float">
            <text:p>124.1</text:p>
          </table:table-cell>
          <table:table-cell office:value-type="float" office:value="4259.663" calcext:value-type="float">
            <text:p>4259.663</text:p>
          </table:table-cell>
          <table:table-cell office:value-type="float" office:value="-69.5" calcext:value-type="float">
            <text:p>-69.5</text:p>
          </table:table-cell>
          <table:table-cell office:value-type="float" office:value="0.156" calcext:value-type="float">
            <text:p>0.156</text:p>
          </table:table-cell>
          <table:table-cell office:value-type="float" office:value="69.626" calcext:value-type="float">
            <text:p>69.626</text:p>
          </table:table-cell>
          <table:table-cell office:value-type="float" office:value="2.516" calcext:value-type="float">
            <text:p>2.516</text:p>
          </table:table-cell>
          <table:table-cell office:value-type="float" office:value="921.874" calcext:value-type="float">
            <text:p>921.874</text:p>
          </table:table-cell>
          <table:table-cell office:value-type="float" office:value="23.564" calcext:value-type="float">
            <text:p>23.564</text:p>
          </table:table-cell>
          <table:table-cell office:value-type="float" office:value="2.511" calcext:value-type="float">
            <text:p>2.511</text:p>
          </table:table-cell>
        </table:table-row>
        <table:table-row table:style-name="ro1">
          <table:table-cell/>
          <table:table-cell office:value-type="float" office:value="124.6" calcext:value-type="float">
            <text:p>124.6</text:p>
          </table:table-cell>
          <table:table-cell office:value-type="float" office:value="4224.92" calcext:value-type="float">
            <text:p>4224.92</text:p>
          </table:table-cell>
          <table:table-cell office:value-type="float" office:value="-69.473" calcext:value-type="float">
            <text:p>-69.473</text:p>
          </table:table-cell>
          <table:table-cell office:value-type="float" office:value="0.055" calcext:value-type="float">
            <text:p>0.055</text:p>
          </table:table-cell>
          <table:table-cell office:value-type="float" office:value="69.516" calcext:value-type="float">
            <text:p>69.516</text:p>
          </table:table-cell>
          <table:table-cell office:value-type="float" office:value="1.469" calcext:value-type="float">
            <text:p>1.469</text:p>
          </table:table-cell>
          <table:table-cell office:value-type="float" office:value="909.909" calcext:value-type="float">
            <text:p>909.909</text:p>
          </table:table-cell>
          <table:table-cell office:value-type="float" office:value="24.298" calcext:value-type="float">
            <text:p>24.298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/>
          <table:table-cell office:value-type="float" office:value="125.1" calcext:value-type="float">
            <text:p>125.1</text:p>
          </table:table-cell>
          <table:table-cell office:value-type="float" office:value="4190.188" calcext:value-type="float">
            <text:p>4190.188</text:p>
          </table:table-cell>
          <table:table-cell office:value-type="float" office:value="-69.455" calcext:value-type="float">
            <text:p>-69.455</text:p>
          </table:table-cell>
          <table:table-cell office:value-type="float" office:value="0.036" calcext:value-type="float">
            <text:p>0.036</text:p>
          </table:table-cell>
          <table:table-cell office:value-type="float" office:value="69.462" calcext:value-type="float">
            <text:p>69.462</text:p>
          </table:table-cell>
          <table:table-cell office:value-type="float" office:value="0.597" calcext:value-type="float">
            <text:p>0.597</text:p>
          </table:table-cell>
          <table:table-cell office:value-type="float" office:value="897.686" calcext:value-type="float">
            <text:p>897.686</text:p>
          </table:table-cell>
          <table:table-cell office:value-type="float" office:value="24.596" calcext:value-type="float">
            <text:p>24.596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/>
          <table:table-cell office:value-type="float" office:value="125.6" calcext:value-type="float">
            <text:p>125.6</text:p>
          </table:table-cell>
          <table:table-cell office:value-type="float" office:value="4155.467" calcext:value-type="float">
            <text:p>4155.467</text:p>
          </table:table-cell>
          <table:table-cell office:value-type="float" office:value="-69.429" calcext:value-type="float">
            <text:p>-69.429</text:p>
          </table:table-cell>
          <table:table-cell office:value-type="float" office:value="0.052" calcext:value-type="float">
            <text:p>0.052</text:p>
          </table:table-cell>
          <table:table-cell office:value-type="float" office:value="69.434" calcext:value-type="float">
            <text:p>69.434</text:p>
          </table:table-cell>
          <table:table-cell office:value-type="float" office:value="0.466" calcext:value-type="float">
            <text:p>0.466</text:p>
          </table:table-cell>
          <table:table-cell office:value-type="float" office:value="885.33" calcext:value-type="float">
            <text:p>885.33</text:p>
          </table:table-cell>
          <table:table-cell office:value-type="float" office:value="24.828" calcext:value-type="float">
            <text:p>24.828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/>
          <table:table-cell office:value-type="float" office:value="126.1" calcext:value-type="float">
            <text:p>126.1</text:p>
          </table:table-cell>
          <table:table-cell office:value-type="float" office:value="4120.764" calcext:value-type="float">
            <text:p>4120.764</text:p>
          </table:table-cell>
          <table:table-cell office:value-type="float" office:value="-69.381" calcext:value-type="float">
            <text:p>-69.381</text:p>
          </table:table-cell>
          <table:table-cell office:value-type="float" office:value="0.096" calcext:value-type="float">
            <text:p>0.096</text:p>
          </table:table-cell>
          <table:table-cell office:value-type="float" office:value="69.428" calcext:value-type="float">
            <text:p>69.428</text:p>
          </table:table-cell>
          <table:table-cell office:value-type="float" office:value="1.563" calcext:value-type="float">
            <text:p>1.563</text:p>
          </table:table-cell>
          <table:table-cell office:value-type="float" office:value="873.111" calcext:value-type="float">
            <text:p>873.111</text:p>
          </table:table-cell>
          <table:table-cell office:value-type="float" office:value="24.048" calcext:value-type="float">
            <text:p>24.048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/>
          <table:table-cell office:value-type="float" office:value="126.6" calcext:value-type="float">
            <text:p>126.6</text:p>
          </table:table-cell>
          <table:table-cell office:value-type="float" office:value="4086.087" calcext:value-type="float">
            <text:p>4086.087</text:p>
          </table:table-cell>
          <table:table-cell office:value-type="float" office:value="-69.327" calcext:value-type="float">
            <text:p>-69.327</text:p>
          </table:table-cell>
          <table:table-cell office:value-type="float" office:value="0.108" calcext:value-type="float">
            <text:p>0.108</text:p>
          </table:table-cell>
          <table:table-cell office:value-type="float" office:value="69.402" calcext:value-type="float">
            <text:p>69.402</text:p>
          </table:table-cell>
          <table:table-cell office:value-type="float" office:value="1.964" calcext:value-type="float">
            <text:p>1.964</text:p>
          </table:table-cell>
          <table:table-cell office:value-type="float" office:value="861.332" calcext:value-type="float">
            <text:p>861.332</text:p>
          </table:table-cell>
          <table:table-cell office:value-type="float" office:value="23.067" calcext:value-type="float">
            <text:p>23.067</text:p>
          </table:table-cell>
          <table:table-cell office:value-type="float" office:value="1.962" calcext:value-type="float">
            <text:p>1.962</text:p>
          </table:table-cell>
        </table:table-row>
        <table:table-row table:style-name="ro1">
          <table:table-cell/>
          <table:table-cell office:value-type="float" office:value="127.1" calcext:value-type="float">
            <text:p>127.1</text:p>
          </table:table-cell>
          <table:table-cell office:value-type="float" office:value="4051.43" calcext:value-type="float">
            <text:p>4051.43</text:p>
          </table:table-cell>
          <table:table-cell office:value-type="float" office:value="-69.299" calcext:value-type="float">
            <text:p>-69.299</text:p>
          </table:table-cell>
          <table:table-cell office:value-type="float" office:value="0.056" calcext:value-type="float">
            <text:p>0.056</text:p>
          </table:table-cell>
          <table:table-cell office:value-type="float" office:value="69.329" calcext:value-type="float">
            <text:p>69.329</text:p>
          </table:table-cell>
          <table:table-cell office:value-type="float" office:value="1.23" calcext:value-type="float">
            <text:p>1.23</text:p>
          </table:table-cell>
          <table:table-cell office:value-type="float" office:value="849.953" calcext:value-type="float">
            <text:p>849.953</text:p>
          </table:table-cell>
          <table:table-cell office:value-type="float" office:value="22.453" calcext:value-type="float">
            <text:p>22.453</text:p>
          </table:table-cell>
          <table:table-cell office:value-type="float" office:value="1.229" calcext:value-type="float">
            <text:p>1.229</text:p>
          </table:table-cell>
        </table:table-row>
        <table:table-row table:style-name="ro1">
          <table:table-cell/>
          <table:table-cell office:value-type="float" office:value="127.6" calcext:value-type="float">
            <text:p>127.6</text:p>
          </table:table-cell>
          <table:table-cell office:value-type="float" office:value="4016.786" calcext:value-type="float">
            <text:p>4016.786</text:p>
          </table:table-cell>
          <table:table-cell office:value-type="float" office:value="-69.277" calcext:value-type="float">
            <text:p>-69.277</text:p>
          </table:table-cell>
          <table:table-cell office:value-type="float" office:value="0.045" calcext:value-type="float">
            <text:p>0.045</text:p>
          </table:table-cell>
          <table:table-cell office:value-type="float" office:value="69.282" calcext:value-type="float">
            <text:p>69.282</text:p>
          </table:table-cell>
          <table:table-cell office:value-type="float" office:value="0.472" calcext:value-type="float">
            <text:p>0.472</text:p>
          </table:table-cell>
          <table:table-cell office:value-type="float" office:value="838.668" calcext:value-type="float">
            <text:p>838.668</text:p>
          </table:table-cell>
          <table:table-cell office:value-type="float" office:value="22.688" calcext:value-type="float">
            <text:p>22.68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128.1" calcext:value-type="float">
            <text:p>128.1</text:p>
          </table:table-cell>
          <table:table-cell office:value-type="float" office:value="3982.156" calcext:value-type="float">
            <text:p>3982.156</text:p>
          </table:table-cell>
          <table:table-cell office:value-type="float" office:value="-69.244" calcext:value-type="float">
            <text:p>-69.244</text:p>
          </table:table-cell>
          <table:table-cell office:value-type="float" office:value="0.066" calcext:value-type="float">
            <text:p>0.066</text:p>
          </table:table-cell>
          <table:table-cell office:value-type="float" office:value="69.258" calcext:value-type="float">
            <text:p>69.258</text:p>
          </table:table-cell>
          <table:table-cell office:value-type="float" office:value="0.836" calcext:value-type="float">
            <text:p>0.836</text:p>
          </table:table-cell>
          <table:table-cell office:value-type="float" office:value="827.22" calcext:value-type="float">
            <text:p>827.22</text:p>
          </table:table-cell>
          <table:table-cell office:value-type="float" office:value="23.104" calcext:value-type="float">
            <text:p>23.104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/>
          <table:table-cell office:value-type="float" office:value="128.6" calcext:value-type="float">
            <text:p>128.6</text:p>
          </table:table-cell>
          <table:table-cell office:value-type="float" office:value="3947.543" calcext:value-type="float">
            <text:p>3947.543</text:p>
          </table:table-cell>
          <table:table-cell office:value-type="float" office:value="-69.208" calcext:value-type="float">
            <text:p>-69.208</text:p>
          </table:table-cell>
          <table:table-cell office:value-type="float" office:value="0.072" calcext:value-type="float">
            <text:p>0.072</text:p>
          </table:table-cell>
          <table:table-cell office:value-type="float" office:value="69.226" calcext:value-type="float">
            <text:p>69.226</text:p>
          </table:table-cell>
          <table:table-cell office:value-type="float" office:value="0.927" calcext:value-type="float">
            <text:p>0.927</text:p>
          </table:table-cell>
          <table:table-cell office:value-type="float" office:value="815.552" calcext:value-type="float">
            <text:p>815.552</text:p>
          </table:table-cell>
          <table:table-cell office:value-type="float" office:value="23.567" calcext:value-type="float">
            <text:p>23.567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/>
          <table:table-cell office:value-type="float" office:value="129.1" calcext:value-type="float">
            <text:p>129.1</text:p>
          </table:table-cell>
          <table:table-cell office:value-type="float" office:value="3912.947" calcext:value-type="float">
            <text:p>3912.947</text:p>
          </table:table-cell>
          <table:table-cell office:value-type="float" office:value="-69.175" calcext:value-type="float">
            <text:p>-69.175</text:p>
          </table:table-cell>
          <table:table-cell office:value-type="float" office:value="0.067" calcext:value-type="float">
            <text:p>0.067</text:p>
          </table:table-cell>
          <table:table-cell office:value-type="float" office:value="69.185" calcext:value-type="float">
            <text:p>69.185</text:p>
          </table:table-cell>
          <table:table-cell office:value-type="float" office:value="0.732" calcext:value-type="float">
            <text:p>0.732</text:p>
          </table:table-cell>
          <table:table-cell office:value-type="float" office:value="803.678" calcext:value-type="float">
            <text:p>803.678</text:p>
          </table:table-cell>
          <table:table-cell office:value-type="float" office:value="23.931" calcext:value-type="float">
            <text:p>23.931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/>
          <table:table-cell office:value-type="float" office:value="129.6" calcext:value-type="float">
            <text:p>129.6</text:p>
          </table:table-cell>
          <table:table-cell office:value-type="float" office:value="3878.367" calcext:value-type="float">
            <text:p>3878.367</text:p>
          </table:table-cell>
          <table:table-cell office:value-type="float" office:value="-69.144" calcext:value-type="float">
            <text:p>-69.144</text:p>
          </table:table-cell>
          <table:table-cell office:value-type="float" office:value="0.062" calcext:value-type="float">
            <text:p>0.062</text:p>
          </table:table-cell>
          <table:table-cell office:value-type="float" office:value="69.144" calcext:value-type="float">
            <text:p>69.144</text:p>
          </table:table-cell>
          <table:table-cell office:value-type="float" office:value="0.126" calcext:value-type="float">
            <text:p>0.126</text:p>
          </table:table-cell>
          <table:table-cell office:value-type="float" office:value="791.699" calcext:value-type="float">
            <text:p>791.699</text:p>
          </table:table-cell>
          <table:table-cell office:value-type="float" office:value="23.986" calcext:value-type="float">
            <text:p>23.986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/>
          <table:table-cell office:value-type="float" office:value="130.1" calcext:value-type="float">
            <text:p>130.1</text:p>
          </table:table-cell>
          <table:table-cell office:value-type="float" office:value="3843.811" calcext:value-type="float">
            <text:p>3843.811</text:p>
          </table:table-cell>
          <table:table-cell office:value-type="float" office:value="-69.083" calcext:value-type="float">
            <text:p>-69.083</text:p>
          </table:table-cell>
          <table:table-cell office:value-type="float" office:value="0.122" calcext:value-type="float">
            <text:p>0.122</text:p>
          </table:table-cell>
          <table:table-cell office:value-type="float" office:value="69.152" calcext:value-type="float">
            <text:p>69.152</text:p>
          </table:table-cell>
          <table:table-cell office:value-type="float" office:value="1.896" calcext:value-type="float">
            <text:p>1.896</text:p>
          </table:table-cell>
          <table:table-cell office:value-type="float" office:value="779.942" calcext:value-type="float">
            <text:p>779.942</text:p>
          </table:table-cell>
          <table:table-cell office:value-type="float" office:value="23.039" calcext:value-type="float">
            <text:p>23.039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/>
          <table:table-cell office:value-type="float" office:value="130.6" calcext:value-type="float">
            <text:p>130.6</text:p>
          </table:table-cell>
          <table:table-cell office:value-type="float" office:value="3809.278" calcext:value-type="float">
            <text:p>3809.278</text:p>
          </table:table-cell>
          <table:table-cell office:value-type="float" office:value="-69.047" calcext:value-type="float">
            <text:p>-69.047</text:p>
          </table:table-cell>
          <table:table-cell office:value-type="float" office:value="0.071" calcext:value-type="float">
            <text:p>0.071</text:p>
          </table:table-cell>
          <table:table-cell office:value-type="float" office:value="69.082" calcext:value-type="float">
            <text:p>69.082</text:p>
          </table:table-cell>
          <table:table-cell office:value-type="float" office:value="1.337" calcext:value-type="float">
            <text:p>1.337</text:p>
          </table:table-cell>
          <table:table-cell office:value-type="float" office:value="768.59" calcext:value-type="float">
            <text:p>768.59</text:p>
          </table:table-cell>
          <table:table-cell office:value-type="float" office:value="22.372" calcext:value-type="float">
            <text:p>22.372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/>
          <table:table-cell office:value-type="float" office:value="131.1" calcext:value-type="float">
            <text:p>131.1</text:p>
          </table:table-cell>
          <table:table-cell office:value-type="float" office:value="3774.763" calcext:value-type="float">
            <text:p>3774.763</text:p>
          </table:table-cell>
          <table:table-cell office:value-type="float" office:value="-69.012" calcext:value-type="float">
            <text:p>-69.012</text:p>
          </table:table-cell>
          <table:table-cell office:value-type="float" office:value="0.071" calcext:value-type="float">
            <text:p>0.071</text:p>
          </table:table-cell>
          <table:table-cell office:value-type="float" office:value="69.045" calcext:value-type="float">
            <text:p>69.045</text:p>
          </table:table-cell>
          <table:table-cell office:value-type="float" office:value="1.316" calcext:value-type="float">
            <text:p>1.316</text:p>
          </table:table-cell>
          <table:table-cell office:value-type="float" office:value="757.568" calcext:value-type="float">
            <text:p>757.568</text:p>
          </table:table-cell>
          <table:table-cell office:value-type="float" office:value="21.715" calcext:value-type="float">
            <text:p>21.715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/>
          <table:table-cell office:value-type="float" office:value="131.6" calcext:value-type="float">
            <text:p>131.6</text:p>
          </table:table-cell>
          <table:table-cell office:value-type="float" office:value="3740.264" calcext:value-type="float">
            <text:p>3740.264</text:p>
          </table:table-cell>
          <table:table-cell office:value-type="float" office:value="-68.984" calcext:value-type="float">
            <text:p>-68.984</text:p>
          </table:table-cell>
          <table:table-cell office:value-type="float" office:value="0.055" calcext:value-type="float">
            <text:p>0.055</text:p>
          </table:table-cell>
          <table:table-cell office:value-type="float" office:value="68.997" calcext:value-type="float">
            <text:p>68.997</text:p>
          </table:table-cell>
          <table:table-cell office:value-type="float" office:value="0.833" calcext:value-type="float">
            <text:p>0.833</text:p>
          </table:table-cell>
          <table:table-cell office:value-type="float" office:value="746.815" calcext:value-type="float">
            <text:p>746.815</text:p>
          </table:table-cell>
          <table:table-cell office:value-type="float" office:value="21.299" calcext:value-type="float">
            <text:p>21.299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/>
          <table:table-cell office:value-type="float" office:value="132.1" calcext:value-type="float">
            <text:p>132.1</text:p>
          </table:table-cell>
          <table:table-cell office:value-type="float" office:value="3705.779" calcext:value-type="float">
            <text:p>3705.779</text:p>
          </table:table-cell>
          <table:table-cell office:value-type="float" office:value="-68.957" calcext:value-type="float">
            <text:p>-68.957</text:p>
          </table:table-cell>
          <table:table-cell office:value-type="float" office:value="0.054" calcext:value-type="float">
            <text:p>0.054</text:p>
          </table:table-cell>
          <table:table-cell office:value-type="float" office:value="68.959" calcext:value-type="float">
            <text:p>68.959</text:p>
          </table:table-cell>
          <table:table-cell office:value-type="float" office:value="0.334" calcext:value-type="float">
            <text:p>0.334</text:p>
          </table:table-cell>
          <table:table-cell office:value-type="float" office:value="736.206" calcext:value-type="float">
            <text:p>736.206</text:p>
          </table:table-cell>
          <table:table-cell office:value-type="float" office:value="21.134" calcext:value-type="float">
            <text:p>21.134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/>
          <table:table-cell office:value-type="float" office:value="132.6" calcext:value-type="float">
            <text:p>132.6</text:p>
          </table:table-cell>
          <table:table-cell office:value-type="float" office:value="3671.308" calcext:value-type="float">
            <text:p>3671.308</text:p>
          </table:table-cell>
          <table:table-cell office:value-type="float" office:value="-68.925" calcext:value-type="float">
            <text:p>-68.925</text:p>
          </table:table-cell>
          <table:table-cell office:value-type="float" office:value="0.063" calcext:value-type="float">
            <text:p>0.063</text:p>
          </table:table-cell>
          <table:table-cell office:value-type="float" office:value="68.928" calcext:value-type="float">
            <text:p>68.928</text:p>
          </table:table-cell>
          <table:table-cell office:value-type="float" office:value="0.403" calcext:value-type="float">
            <text:p>0.403</text:p>
          </table:table-cell>
          <table:table-cell office:value-type="float" office:value="725.689" calcext:value-type="float">
            <text:p>725.689</text:p>
          </table:table-cell>
          <table:table-cell office:value-type="float" office:value="20.936" calcext:value-type="float">
            <text:p>20.936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/>
          <table:table-cell office:value-type="float" office:value="133.1" calcext:value-type="float">
            <text:p>133.1</text:p>
          </table:table-cell>
          <table:table-cell office:value-type="float" office:value="3636.856" calcext:value-type="float">
            <text:p>3636.856</text:p>
          </table:table-cell>
          <table:table-cell office:value-type="float" office:value="-68.883" calcext:value-type="float">
            <text:p>-68.883</text:p>
          </table:table-cell>
          <table:table-cell office:value-type="float" office:value="0.084" calcext:value-type="float">
            <text:p>0.084</text:p>
          </table:table-cell>
          <table:table-cell office:value-type="float" office:value="68.908" calcext:value-type="float">
            <text:p>68.908</text:p>
          </table:table-cell>
          <table:table-cell office:value-type="float" office:value="1.121" calcext:value-type="float">
            <text:p>1.121</text:p>
          </table:table-cell>
          <table:table-cell office:value-type="float" office:value="715.081" calcext:value-type="float">
            <text:p>715.081</text:p>
          </table:table-cell>
          <table:table-cell office:value-type="float" office:value="21.494" calcext:value-type="float">
            <text:p>21.494</text:p>
          </table:table-cell>
          <table:table-cell office:value-type="float" office:value="1.117" calcext:value-type="float">
            <text:p>1.117</text:p>
          </table:table-cell>
        </table:table-row>
        <table:table-row table:style-name="ro1">
          <table:table-cell/>
          <table:table-cell office:value-type="float" office:value="133.6" calcext:value-type="float">
            <text:p>133.6</text:p>
          </table:table-cell>
          <table:table-cell office:value-type="float" office:value="3602.424" calcext:value-type="float">
            <text:p>3602.424</text:p>
          </table:table-cell>
          <table:table-cell office:value-type="float" office:value="-68.846" calcext:value-type="float">
            <text:p>-68.846</text:p>
          </table:table-cell>
          <table:table-cell office:value-type="float" office:value="0.074" calcext:value-type="float">
            <text:p>0.074</text:p>
          </table:table-cell>
          <table:table-cell office:value-type="float" office:value="68.865" calcext:value-type="float">
            <text:p>68.865</text:p>
          </table:table-cell>
          <table:table-cell office:value-type="float" office:value="0.982" calcext:value-type="float">
            <text:p>0.982</text:p>
          </table:table-cell>
          <table:table-cell office:value-type="float" office:value="704.212" calcext:value-type="float">
            <text:p>704.212</text:p>
          </table:table-cell>
          <table:table-cell office:value-type="float" office:value="21.984" calcext:value-type="float">
            <text:p>21.984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/>
          <table:table-cell office:value-type="float" office:value="134.1" calcext:value-type="float">
            <text:p>134.1</text:p>
          </table:table-cell>
          <table:table-cell office:value-type="float" office:value="3568.013" calcext:value-type="float">
            <text:p>3568.013</text:p>
          </table:table-cell>
          <table:table-cell office:value-type="float" office:value="-68.797" calcext:value-type="float">
            <text:p>-68.797</text:p>
          </table:table-cell>
          <table:table-cell office:value-type="float" office:value="0.099" calcext:value-type="float">
            <text:p>0.099</text:p>
          </table:table-cell>
          <table:table-cell office:value-type="float" office:value="68.849" calcext:value-type="float">
            <text:p>68.849</text:p>
          </table:table-cell>
          <table:table-cell office:value-type="float" office:value="1.626" calcext:value-type="float">
            <text:p>1.626</text:p>
          </table:table-cell>
          <table:table-cell office:value-type="float" office:value="693.017" calcext:value-type="float">
            <text:p>693.017</text:p>
          </table:table-cell>
          <table:table-cell office:value-type="float" office:value="22.795" calcext:value-type="float">
            <text:p>22.795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/>
          <table:table-cell office:value-type="float" office:value="134.6" calcext:value-type="float">
            <text:p>134.6</text:p>
          </table:table-cell>
          <table:table-cell office:value-type="float" office:value="3533.622" calcext:value-type="float">
            <text:p>3533.622</text:p>
          </table:table-cell>
          <table:table-cell office:value-type="float" office:value="-68.766" calcext:value-type="float">
            <text:p>-68.766</text:p>
          </table:table-cell>
          <table:table-cell office:value-type="float" office:value="0.061" calcext:value-type="float">
            <text:p>0.061</text:p>
          </table:table-cell>
          <table:table-cell office:value-type="float" office:value="68.786" calcext:value-type="float">
            <text:p>68.786</text:p>
          </table:table-cell>
          <table:table-cell office:value-type="float" office:value="1.001" calcext:value-type="float">
            <text:p>1.001</text:p>
          </table:table-cell>
          <table:table-cell office:value-type="float" office:value="681.495" calcext:value-type="float">
            <text:p>681.495</text:p>
          </table:table-cell>
          <table:table-cell office:value-type="float" office:value="23.295" calcext:value-type="float">
            <text:p>23.295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/>
          <table:table-cell office:value-type="float" office:value="135.1" calcext:value-type="float">
            <text:p>135.1</text:p>
          </table:table-cell>
          <table:table-cell office:value-type="float" office:value="3499.246" calcext:value-type="float">
            <text:p>3499.246</text:p>
          </table:table-cell>
          <table:table-cell office:value-type="float" office:value="-68.741" calcext:value-type="float">
            <text:p>-68.741</text:p>
          </table:table-cell>
          <table:table-cell office:value-type="float" office:value="0.052" calcext:value-type="float">
            <text:p>0.052</text:p>
          </table:table-cell>
          <table:table-cell office:value-type="float" office:value="68.743" calcext:value-type="float">
            <text:p>68.743</text:p>
          </table:table-cell>
          <table:table-cell office:value-type="float" office:value="0.353" calcext:value-type="float">
            <text:p>0.353</text:p>
          </table:table-cell>
          <table:table-cell office:value-type="float" office:value="669.892" calcext:value-type="float">
            <text:p>669.892</text:p>
          </table:table-cell>
          <table:table-cell office:value-type="float" office:value="23.12" calcext:value-type="float">
            <text:p>23.1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135.6" calcext:value-type="float">
            <text:p>135.6</text:p>
          </table:table-cell>
          <table:table-cell office:value-type="float" office:value="3464.892" calcext:value-type="float">
            <text:p>3464.892</text:p>
          </table:table-cell>
          <table:table-cell office:value-type="float" office:value="-68.676" calcext:value-type="float">
            <text:p>-68.676</text:p>
          </table:table-cell>
          <table:table-cell office:value-type="float" office:value="0.13" calcext:value-type="float">
            <text:p>0.13</text:p>
          </table:table-cell>
          <table:table-cell office:value-type="float" office:value="68.763" calcext:value-type="float">
            <text:p>68.763</text:p>
          </table:table-cell>
          <table:table-cell office:value-type="float" office:value="2.14" calcext:value-type="float">
            <text:p>2.14</text:p>
          </table:table-cell>
          <table:table-cell office:value-type="float" office:value="658.599" calcext:value-type="float">
            <text:p>658.599</text:p>
          </table:table-cell>
          <table:table-cell office:value-type="float" office:value="22.052" calcext:value-type="float">
            <text:p>22.052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3430.558" calcext:value-type="float">
            <text:p>3430.558</text:p>
          </table:table-cell>
          <table:table-cell office:value-type="float" office:value="-68.658" calcext:value-type="float">
            <text:p>-68.658</text:p>
          </table:table-cell>
          <table:table-cell office:value-type="float" office:value="0.035" calcext:value-type="float">
            <text:p>0.035</text:p>
          </table:table-cell>
          <table:table-cell office:value-type="float" office:value="68.66" calcext:value-type="float">
            <text:p>68.66</text:p>
          </table:table-cell>
          <table:table-cell office:value-type="float" office:value="0.267" calcext:value-type="float">
            <text:p>0.267</text:p>
          </table:table-cell>
          <table:table-cell office:value-type="float" office:value="647.606" calcext:value-type="float">
            <text:p>647.606</text:p>
          </table:table-cell>
          <table:table-cell office:value-type="float" office:value="21.919" calcext:value-type="float">
            <text:p>21.919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/>
          <table:table-cell office:value-type="float" office:value="136.6" calcext:value-type="float">
            <text:p>136.6</text:p>
          </table:table-cell>
          <table:table-cell office:value-type="float" office:value="3396.236" calcext:value-type="float">
            <text:p>3396.236</text:p>
          </table:table-cell>
          <table:table-cell office:value-type="float" office:value="-68.632" calcext:value-type="float">
            <text:p>-68.632</text:p>
          </table:table-cell>
          <table:table-cell office:value-type="float" office:value="0.053" calcext:value-type="float">
            <text:p>0.053</text:p>
          </table:table-cell>
          <table:table-cell office:value-type="float" office:value="68.632" calcext:value-type="float">
            <text:p>68.632</text:p>
          </table:table-cell>
          <table:table-cell office:value-type="float" office:value="0.179" calcext:value-type="float">
            <text:p>0.179</text:p>
          </table:table-cell>
          <table:table-cell office:value-type="float" office:value="636.668" calcext:value-type="float">
            <text:p>636.668</text:p>
          </table:table-cell>
          <table:table-cell office:value-type="float" office:value="21.834" calcext:value-type="float">
            <text:p>21.834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/>
          <table:table-cell office:value-type="float" office:value="137.1" calcext:value-type="float">
            <text:p>137.1</text:p>
          </table:table-cell>
          <table:table-cell office:value-type="float" office:value="3361.93" calcext:value-type="float">
            <text:p>3361.93</text:p>
          </table:table-cell>
          <table:table-cell office:value-type="float" office:value="-68.59" calcext:value-type="float">
            <text:p>-68.59</text:p>
          </table:table-cell>
          <table:table-cell office:value-type="float" office:value="0.083" calcext:value-type="float">
            <text:p>0.083</text:p>
          </table:table-cell>
          <table:table-cell office:value-type="float" office:value="68.615" calcext:value-type="float">
            <text:p>68.615</text:p>
          </table:table-cell>
          <table:table-cell office:value-type="float" office:value="1.142" calcext:value-type="float">
            <text:p>1.142</text:p>
          </table:table-cell>
          <table:table-cell office:value-type="float" office:value="625.893" calcext:value-type="float">
            <text:p>625.893</text:p>
          </table:table-cell>
          <table:table-cell office:value-type="float" office:value="21.264" calcext:value-type="float">
            <text:p>21.264</text:p>
          </table:table-cell>
          <table:table-cell office:value-type="float" office:value="1.139" calcext:value-type="float">
            <text:p>1.139</text:p>
          </table:table-cell>
        </table:table-row>
        <table:table-row table:style-name="ro1">
          <table:table-cell/>
          <table:table-cell office:value-type="float" office:value="137.6" calcext:value-type="float">
            <text:p>137.6</text:p>
          </table:table-cell>
          <table:table-cell office:value-type="float" office:value="3327.644" calcext:value-type="float">
            <text:p>3327.644</text:p>
          </table:table-cell>
          <table:table-cell office:value-type="float" office:value="-68.552" calcext:value-type="float">
            <text:p>-68.552</text:p>
          </table:table-cell>
          <table:table-cell office:value-type="float" office:value="0.076" calcext:value-type="float">
            <text:p>0.076</text:p>
          </table:table-cell>
          <table:table-cell office:value-type="float" office:value="68.573" calcext:value-type="float">
            <text:p>68.573</text:p>
          </table:table-cell>
          <table:table-cell office:value-type="float" office:value="1.05" calcext:value-type="float">
            <text:p>1.05</text:p>
          </table:table-cell>
          <table:table-cell office:value-type="float" office:value="615.392" calcext:value-type="float">
            <text:p>615.392</text:p>
          </table:table-cell>
          <table:table-cell office:value-type="float" office:value="20.741" calcext:value-type="float">
            <text:p>20.741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/>
          <table:table-cell office:value-type="float" office:value="138.1" calcext:value-type="float">
            <text:p>138.1</text:p>
          </table:table-cell>
          <table:table-cell office:value-type="float" office:value="3293.376" calcext:value-type="float">
            <text:p>3293.376</text:p>
          </table:table-cell>
          <table:table-cell office:value-type="float" office:value="-68.521" calcext:value-type="float">
            <text:p>-68.521</text:p>
          </table:table-cell>
          <table:table-cell office:value-type="float" office:value="0.062" calcext:value-type="float">
            <text:p>0.062</text:p>
          </table:table-cell>
          <table:table-cell office:value-type="float" office:value="68.526" calcext:value-type="float">
            <text:p>68.526</text:p>
          </table:table-cell>
          <table:table-cell office:value-type="float" office:value="0.502" calcext:value-type="float">
            <text:p>0.502</text:p>
          </table:table-cell>
          <table:table-cell office:value-type="float" office:value="605.084" calcext:value-type="float">
            <text:p>605.084</text:p>
          </table:table-cell>
          <table:table-cell office:value-type="float" office:value="20.492" calcext:value-type="float">
            <text:p>20.492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float" office:value="138.6" calcext:value-type="float">
            <text:p>138.6</text:p>
          </table:table-cell>
          <table:table-cell office:value-type="float" office:value="3259.13" calcext:value-type="float">
            <text:p>3259.13</text:p>
          </table:table-cell>
          <table:table-cell office:value-type="float" office:value="-68.461" calcext:value-type="float">
            <text:p>-68.461</text:p>
          </table:table-cell>
          <table:table-cell office:value-type="float" office:value="0.121" calcext:value-type="float">
            <text:p>0.121</text:p>
          </table:table-cell>
          <table:table-cell office:value-type="float" office:value="68.532" calcext:value-type="float">
            <text:p>68.532</text:p>
          </table:table-cell>
          <table:table-cell office:value-type="float" office:value="1.919" calcext:value-type="float">
            <text:p>1.919</text:p>
          </table:table-cell>
          <table:table-cell office:value-type="float" office:value="594.599" calcext:value-type="float">
            <text:p>594.599</text:p>
          </table:table-cell>
          <table:table-cell office:value-type="float" office:value="21.449" calcext:value-type="float">
            <text:p>21.449</text:p>
          </table:table-cell>
          <table:table-cell office:value-type="float" office:value="1.915" calcext:value-type="float">
            <text:p>1.915</text:p>
          </table:table-cell>
        </table:table-row>
        <table:table-row table:style-name="ro1">
          <table:table-cell/>
          <table:table-cell office:value-type="float" office:value="139.1" calcext:value-type="float">
            <text:p>139.1</text:p>
          </table:table-cell>
          <table:table-cell office:value-type="float" office:value="3224.92" calcext:value-type="float">
            <text:p>3224.92</text:p>
          </table:table-cell>
          <table:table-cell office:value-type="float" office:value="-68.381" calcext:value-type="float">
            <text:p>-68.381</text:p>
          </table:table-cell>
          <table:table-cell office:value-type="float" office:value="0.16" calcext:value-type="float">
            <text:p>0.16</text:p>
          </table:table-cell>
          <table:table-cell office:value-type="float" office:value="68.529" calcext:value-type="float">
            <text:p>68.529</text:p>
          </table:table-cell>
          <table:table-cell office:value-type="float" office:value="2.769" calcext:value-type="float">
            <text:p>2.769</text:p>
          </table:table-cell>
          <table:table-cell office:value-type="float" office:value="583.529" calcext:value-type="float">
            <text:p>583.529</text:p>
          </table:table-cell>
          <table:table-cell office:value-type="float" office:value="22.832" calcext:value-type="float">
            <text:p>22.832</text:p>
          </table:table-cell>
          <table:table-cell office:value-type="float" office:value="2.765" calcext:value-type="float">
            <text:p>2.765</text:p>
          </table:table-cell>
        </table:table-row>
        <table:table-row table:style-name="ro1">
          <table:table-cell/>
          <table:table-cell office:value-type="float" office:value="139.6" calcext:value-type="float">
            <text:p>139.6</text:p>
          </table:table-cell>
          <table:table-cell office:value-type="float" office:value="3190.736" calcext:value-type="float">
            <text:p>3190.736</text:p>
          </table:table-cell>
          <table:table-cell office:value-type="float" office:value="-68.354" calcext:value-type="float">
            <text:p>-68.354</text:p>
          </table:table-cell>
          <table:table-cell office:value-type="float" office:value="0.052" calcext:value-type="float">
            <text:p>0.052</text:p>
          </table:table-cell>
          <table:table-cell office:value-type="float" office:value="68.418" calcext:value-type="float">
            <text:p>68.418</text:p>
          </table:table-cell>
          <table:table-cell office:value-type="float" office:value="1.803" calcext:value-type="float">
            <text:p>1.803</text:p>
          </table:table-cell>
          <table:table-cell office:value-type="float" office:value="571.888" calcext:value-type="float">
            <text:p>571.888</text:p>
          </table:table-cell>
          <table:table-cell office:value-type="float" office:value="23.733" calcext:value-type="float">
            <text:p>23.733</text:p>
          </table:table-cell>
          <table:table-cell office:value-type="float" office:value="1.802" calcext:value-type="float">
            <text:p>1.802</text:p>
          </table:table-cell>
        </table:table-row>
        <table:table-row table:style-name="ro1">
          <table:table-cell/>
          <table:table-cell office:value-type="float" office:value="140.1" calcext:value-type="float">
            <text:p>140.1</text:p>
          </table:table-cell>
          <table:table-cell office:value-type="float" office:value="3156.561" calcext:value-type="float">
            <text:p>3156.561</text:p>
          </table:table-cell>
          <table:table-cell office:value-type="float" office:value="-68.348" calcext:value-type="float">
            <text:p>-68.348</text:p>
          </table:table-cell>
          <table:table-cell office:value-type="float" office:value="0.013" calcext:value-type="float">
            <text:p>0.013</text:p>
          </table:table-cell>
          <table:table-cell office:value-type="float" office:value="68.35" calcext:value-type="float">
            <text:p>68.35</text:p>
          </table:table-cell>
          <table:table-cell office:value-type="float" office:value="0.317" calcext:value-type="float">
            <text:p>0.317</text:p>
          </table:table-cell>
          <table:table-cell office:value-type="float" office:value="559.982" calcext:value-type="float">
            <text:p>559.982</text:p>
          </table:table-cell>
          <table:table-cell office:value-type="float" office:value="23.891" calcext:value-type="float">
            <text:p>23.89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/>
          <table:table-cell office:value-type="float" office:value="140.6" calcext:value-type="float">
            <text:p>140.6</text:p>
          </table:table-cell>
          <table:table-cell office:value-type="float" office:value="3122.394" calcext:value-type="float">
            <text:p>3122.394</text:p>
          </table:table-cell>
          <table:table-cell office:value-type="float" office:value="-68.317" calcext:value-type="float">
            <text:p>-68.317</text:p>
          </table:table-cell>
          <table:table-cell office:value-type="float" office:value="0.062" calcext:value-type="float">
            <text:p>0.062</text:p>
          </table:table-cell>
          <table:table-cell office:value-type="float" office:value="68.344" calcext:value-type="float">
            <text:p>68.344</text:p>
          </table:table-cell>
          <table:table-cell office:value-type="float" office:value="1.177" calcext:value-type="float">
            <text:p>1.177</text:p>
          </table:table-cell>
          <table:table-cell office:value-type="float" office:value="547.89" calcext:value-type="float">
            <text:p>547.89</text:p>
          </table:table-cell>
          <table:table-cell office:value-type="float" office:value="24.479" calcext:value-type="float">
            <text:p>24.479</text:p>
          </table:table-cell>
          <table:table-cell office:value-type="float" office:value="1.176" calcext:value-type="float">
            <text:p>1.176</text:p>
          </table:table-cell>
        </table:table-row>
        <table:table-row table:style-name="ro1">
          <table:table-cell/>
          <table:table-cell office:value-type="float" office:value="141.1" calcext:value-type="float">
            <text:p>141.1</text:p>
          </table:table-cell>
          <table:table-cell office:value-type="float" office:value="3088.241" calcext:value-type="float">
            <text:p>3088.241</text:p>
          </table:table-cell>
          <table:table-cell office:value-type="float" office:value="-68.294" calcext:value-type="float">
            <text:p>-68.294</text:p>
          </table:table-cell>
          <table:table-cell office:value-type="float" office:value="0.045" calcext:value-type="float">
            <text:p>0.045</text:p>
          </table:table-cell>
          <table:table-cell office:value-type="float" office:value="68.295" calcext:value-type="float">
            <text:p>68.295</text:p>
          </table:table-cell>
          <table:table-cell office:value-type="float" office:value="0.089" calcext:value-type="float">
            <text:p>0.089</text:p>
          </table:table-cell>
          <table:table-cell office:value-type="float" office:value="535.66" calcext:value-type="float">
            <text:p>535.66</text:p>
          </table:table-cell>
          <table:table-cell office:value-type="float" office:value="24.441" calcext:value-type="float">
            <text:p>24.441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/>
          <table:table-cell office:value-type="float" office:value="141.6" calcext:value-type="float">
            <text:p>141.6</text:p>
          </table:table-cell>
          <table:table-cell office:value-type="float" office:value="3054.102" calcext:value-type="float">
            <text:p>3054.102</text:p>
          </table:table-cell>
          <table:table-cell office:value-type="float" office:value="-68.265" calcext:value-type="float">
            <text:p>-68.265</text:p>
          </table:table-cell>
          <table:table-cell office:value-type="float" office:value="0.06" calcext:value-type="float">
            <text:p>0.06</text:p>
          </table:table-cell>
          <table:table-cell office:value-type="float" office:value="68.266" calcext:value-type="float">
            <text:p>68.266</text:p>
          </table:table-cell>
          <table:table-cell office:value-type="float" office:value="0.305" calcext:value-type="float">
            <text:p>0.305</text:p>
          </table:table-cell>
          <table:table-cell office:value-type="float" office:value="523.477" calcext:value-type="float">
            <text:p>523.477</text:p>
          </table:table-cell>
          <table:table-cell office:value-type="float" office:value="24.291" calcext:value-type="float">
            <text:p>24.291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/>
          <table:table-cell office:value-type="float" office:value="142.1" calcext:value-type="float">
            <text:p>142.1</text:p>
          </table:table-cell>
          <table:table-cell office:value-type="float" office:value="3019.979" calcext:value-type="float">
            <text:p>3019.979</text:p>
          </table:table-cell>
          <table:table-cell office:value-type="float" office:value="-68.226" calcext:value-type="float">
            <text:p>-68.226</text:p>
          </table:table-cell>
          <table:table-cell office:value-type="float" office:value="0.077" calcext:value-type="float">
            <text:p>0.077</text:p>
          </table:table-cell>
          <table:table-cell office:value-type="float" office:value="68.241" calcext:value-type="float">
            <text:p>68.241</text:p>
          </table:table-cell>
          <table:table-cell office:value-type="float" office:value="0.904" calcext:value-type="float">
            <text:p>0.904</text:p>
          </table:table-cell>
          <table:table-cell office:value-type="float" office:value="511.444" calcext:value-type="float">
            <text:p>511.444</text:p>
          </table:table-cell>
          <table:table-cell office:value-type="float" office:value="23.841" calcext:value-type="float">
            <text:p>23.841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/>
          <table:table-cell office:value-type="float" office:value="142.6" calcext:value-type="float">
            <text:p>142.6</text:p>
          </table:table-cell>
          <table:table-cell office:value-type="float" office:value="2985.875" calcext:value-type="float">
            <text:p>2985.875</text:p>
          </table:table-cell>
          <table:table-cell office:value-type="float" office:value="-68.188" calcext:value-type="float">
            <text:p>-68.188</text:p>
          </table:table-cell>
          <table:table-cell office:value-type="float" office:value="0.076" calcext:value-type="float">
            <text:p>0.076</text:p>
          </table:table-cell>
          <table:table-cell office:value-type="float" office:value="68.205" calcext:value-type="float">
            <text:p>68.205</text:p>
          </table:table-cell>
          <table:table-cell office:value-type="float" office:value="0.935" calcext:value-type="float">
            <text:p>0.935</text:p>
          </table:table-cell>
          <table:table-cell office:value-type="float" office:value="499.64" calcext:value-type="float">
            <text:p>499.64</text:p>
          </table:table-cell>
          <table:table-cell office:value-type="float" office:value="23.375" calcext:value-type="float">
            <text:p>23.375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/>
          <table:table-cell office:value-type="float" office:value="143.1" calcext:value-type="float">
            <text:p>143.1</text:p>
          </table:table-cell>
          <table:table-cell office:value-type="float" office:value="2951.791" calcext:value-type="float">
            <text:p>2951.791</text:p>
          </table:table-cell>
          <table:table-cell office:value-type="float" office:value="-68.151" calcext:value-type="float">
            <text:p>-68.151</text:p>
          </table:table-cell>
          <table:table-cell office:value-type="float" office:value="0.075" calcext:value-type="float">
            <text:p>0.075</text:p>
          </table:table-cell>
          <table:table-cell office:value-type="float" office:value="68.168" calcext:value-type="float">
            <text:p>68.168</text:p>
          </table:table-cell>
          <table:table-cell office:value-type="float" office:value="0.965" calcext:value-type="float">
            <text:p>0.965</text:p>
          </table:table-cell>
          <table:table-cell office:value-type="float" office:value="488.073" calcext:value-type="float">
            <text:p>488.073</text:p>
          </table:table-cell>
          <table:table-cell office:value-type="float" office:value="22.894" calcext:value-type="float">
            <text:p>22.894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/>
          <table:table-cell office:value-type="float" office:value="143.6" calcext:value-type="float">
            <text:p>143.6</text:p>
          </table:table-cell>
          <table:table-cell office:value-type="float" office:value="2917.725" calcext:value-type="float">
            <text:p>2917.725</text:p>
          </table:table-cell>
          <table:table-cell office:value-type="float" office:value="-68.113" calcext:value-type="float">
            <text:p>-68.113</text:p>
          </table:table-cell>
          <table:table-cell office:value-type="float" office:value="0.076" calcext:value-type="float">
            <text:p>0.076</text:p>
          </table:table-cell>
          <table:table-cell office:value-type="float" office:value="68.133" calcext:value-type="float">
            <text:p>68.133</text:p>
          </table:table-cell>
          <table:table-cell office:value-type="float" office:value="1.052" calcext:value-type="float">
            <text:p>1.052</text:p>
          </table:table-cell>
          <table:table-cell office:value-type="float" office:value="476.758" calcext:value-type="float">
            <text:p>476.758</text:p>
          </table:table-cell>
          <table:table-cell office:value-type="float" office:value="22.369" calcext:value-type="float">
            <text:p>22.369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144.1" calcext:value-type="float">
            <text:p>144.1</text:p>
          </table:table-cell>
          <table:table-cell office:value-type="float" office:value="2883.677" calcext:value-type="float">
            <text:p>2883.677</text:p>
          </table:table-cell>
          <table:table-cell office:value-type="float" office:value="-68.077" calcext:value-type="float">
            <text:p>-68.077</text:p>
          </table:table-cell>
          <table:table-cell office:value-type="float" office:value="0.071" calcext:value-type="float">
            <text:p>0.071</text:p>
          </table:table-cell>
          <table:table-cell office:value-type="float" office:value="68.094" calcext:value-type="float">
            <text:p>68.094</text:p>
          </table:table-cell>
          <table:table-cell office:value-type="float" office:value="0.96" calcext:value-type="float">
            <text:p>0.96</text:p>
          </table:table-cell>
          <table:table-cell office:value-type="float" office:value="465.693" calcext:value-type="float">
            <text:p>465.693</text:p>
          </table:table-cell>
          <table:table-cell office:value-type="float" office:value="21.89" calcext:value-type="float">
            <text:p>21.89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/>
          <table:table-cell office:value-type="float" office:value="144.6" calcext:value-type="float">
            <text:p>144.6</text:p>
          </table:table-cell>
          <table:table-cell office:value-type="float" office:value="2849.646" calcext:value-type="float">
            <text:p>2849.646</text:p>
          </table:table-cell>
          <table:table-cell office:value-type="float" office:value="-68.047" calcext:value-type="float">
            <text:p>-68.047</text:p>
          </table:table-cell>
          <table:table-cell office:value-type="float" office:value="0.059" calcext:value-type="float">
            <text:p>0.059</text:p>
          </table:table-cell>
          <table:table-cell office:value-type="float" office:value="68.049" calcext:value-type="float">
            <text:p>68.049</text:p>
          </table:table-cell>
          <table:table-cell office:value-type="float" office:value="0.272" calcext:value-type="float">
            <text:p>0.272</text:p>
          </table:table-cell>
          <table:table-cell office:value-type="float" office:value="454.715" calcext:value-type="float">
            <text:p>454.715</text:p>
          </table:table-cell>
          <table:table-cell office:value-type="float" office:value="22.023" calcext:value-type="float">
            <text:p>22.023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/>
          <table:table-cell office:value-type="float" office:value="145.1" calcext:value-type="float">
            <text:p>145.1</text:p>
          </table:table-cell>
          <table:table-cell office:value-type="float" office:value="2815.631" calcext:value-type="float">
            <text:p>2815.631</text:p>
          </table:table-cell>
          <table:table-cell office:value-type="float" office:value="-68.013" calcext:value-type="float">
            <text:p>-68.013</text:p>
          </table:table-cell>
          <table:table-cell office:value-type="float" office:value="0.07" calcext:value-type="float">
            <text:p>0.07</text:p>
          </table:table-cell>
          <table:table-cell office:value-type="float" office:value="68.02" calcext:value-type="float">
            <text:p>68.02</text:p>
          </table:table-cell>
          <table:table-cell office:value-type="float" office:value="0.629" calcext:value-type="float">
            <text:p>0.629</text:p>
          </table:table-cell>
          <table:table-cell office:value-type="float" office:value="443.625" calcext:value-type="float">
            <text:p>443.625</text:p>
          </table:table-cell>
          <table:table-cell office:value-type="float" office:value="22.336" calcext:value-type="float">
            <text:p>22.336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145.6" calcext:value-type="float">
            <text:p>145.6</text:p>
          </table:table-cell>
          <table:table-cell office:value-type="float" office:value="2781.633" calcext:value-type="float">
            <text:p>2781.633</text:p>
          </table:table-cell>
          <table:table-cell office:value-type="float" office:value="-67.979" calcext:value-type="float">
            <text:p>-67.979</text:p>
          </table:table-cell>
          <table:table-cell office:value-type="float" office:value="0.067" calcext:value-type="float">
            <text:p>0.067</text:p>
          </table:table-cell>
          <table:table-cell office:value-type="float" office:value="67.982" calcext:value-type="float">
            <text:p>67.982</text:p>
          </table:table-cell>
          <table:table-cell office:value-type="float" office:value="0.358" calcext:value-type="float">
            <text:p>0.358</text:p>
          </table:table-cell>
          <table:table-cell office:value-type="float" office:value="432.414" calcext:value-type="float">
            <text:p>432.414</text:p>
          </table:table-cell>
          <table:table-cell office:value-type="float" office:value="22.511" calcext:value-type="float">
            <text:p>22.511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/>
          <table:table-cell office:value-type="float" office:value="146.1" calcext:value-type="float">
            <text:p>146.1</text:p>
          </table:table-cell>
          <table:table-cell office:value-type="float" office:value="2747.655" calcext:value-type="float">
            <text:p>2747.655</text:p>
          </table:table-cell>
          <table:table-cell office:value-type="float" office:value="-67.935" calcext:value-type="float">
            <text:p>-67.935</text:p>
          </table:table-cell>
          <table:table-cell office:value-type="float" office:value="0.089" calcext:value-type="float">
            <text:p>0.089</text:p>
          </table:table-cell>
          <table:table-cell office:value-type="float" office:value="67.962" calcext:value-type="float">
            <text:p>67.962</text:p>
          </table:table-cell>
          <table:table-cell office:value-type="float" office:value="1.196" calcext:value-type="float">
            <text:p>1.196</text:p>
          </table:table-cell>
          <table:table-cell office:value-type="float" office:value="421.009" calcext:value-type="float">
            <text:p>421.009</text:p>
          </table:table-cell>
          <table:table-cell office:value-type="float" office:value="23.107" calcext:value-type="float">
            <text:p>23.107</text:p>
          </table:table-cell>
          <table:table-cell office:value-type="float" office:value="1.192" calcext:value-type="float">
            <text:p>1.192</text:p>
          </table:table-cell>
        </table:table-row>
        <table:table-row table:style-name="ro1">
          <table:table-cell/>
          <table:table-cell office:value-type="float" office:value="146.6" calcext:value-type="float">
            <text:p>146.6</text:p>
          </table:table-cell>
          <table:table-cell office:value-type="float" office:value="2713.697" calcext:value-type="float">
            <text:p>2713.697</text:p>
          </table:table-cell>
          <table:table-cell office:value-type="float" office:value="-67.898" calcext:value-type="float">
            <text:p>-67.898</text:p>
          </table:table-cell>
          <table:table-cell office:value-type="float" office:value="0.072" calcext:value-type="float">
            <text:p>0.072</text:p>
          </table:table-cell>
          <table:table-cell office:value-type="float" office:value="67.916" calcext:value-type="float">
            <text:p>67.916</text:p>
          </table:table-cell>
          <table:table-cell office:value-type="float" office:value="0.965" calcext:value-type="float">
            <text:p>0.965</text:p>
          </table:table-cell>
          <table:table-cell office:value-type="float" office:value="409.576" calcext:value-type="float">
            <text:p>409.576</text:p>
          </table:table-cell>
          <table:table-cell office:value-type="float" office:value="22.626" calcext:value-type="float">
            <text:p>22.626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/>
          <table:table-cell office:value-type="float" office:value="147.1" calcext:value-type="float">
            <text:p>147.1</text:p>
          </table:table-cell>
          <table:table-cell office:value-type="float" office:value="2679.757" calcext:value-type="float">
            <text:p>2679.757</text:p>
          </table:table-cell>
          <table:table-cell office:value-type="float" office:value="-67.858" calcext:value-type="float">
            <text:p>-67.858</text:p>
          </table:table-cell>
          <table:table-cell office:value-type="float" office:value="0.081" calcext:value-type="float">
            <text:p>0.081</text:p>
          </table:table-cell>
          <table:table-cell office:value-type="float" office:value="67.887" calcext:value-type="float">
            <text:p>67.887</text:p>
          </table:table-cell>
          <table:table-cell office:value-type="float" office:value="1.236" calcext:value-type="float">
            <text:p>1.236</text:p>
          </table:table-cell>
          <table:table-cell office:value-type="float" office:value="398.417" calcext:value-type="float">
            <text:p>398.417</text:p>
          </table:table-cell>
          <table:table-cell office:value-type="float" office:value="22.009" calcext:value-type="float">
            <text:p>22.009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/>
          <table:table-cell office:value-type="float" office:value="147.6" calcext:value-type="float">
            <text:p>147.6</text:p>
          </table:table-cell>
          <table:table-cell office:value-type="float" office:value="2645.837" calcext:value-type="float">
            <text:p>2645.837</text:p>
          </table:table-cell>
          <table:table-cell office:value-type="float" office:value="-67.822" calcext:value-type="float">
            <text:p>-67.822</text:p>
          </table:table-cell>
          <table:table-cell office:value-type="float" office:value="0.071" calcext:value-type="float">
            <text:p>0.071</text:p>
          </table:table-cell>
          <table:table-cell office:value-type="float" office:value="67.845" calcext:value-type="float">
            <text:p>67.845</text:p>
          </table:table-cell>
          <table:table-cell office:value-type="float" office:value="1.105" calcext:value-type="float">
            <text:p>1.105</text:p>
          </table:table-cell>
          <table:table-cell office:value-type="float" office:value="387.551" calcext:value-type="float">
            <text:p>387.551</text:p>
          </table:table-cell>
          <table:table-cell office:value-type="float" office:value="21.458" calcext:value-type="float">
            <text:p>21.458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/>
          <table:table-cell office:value-type="float" office:value="148.1" calcext:value-type="float">
            <text:p>148.1</text:p>
          </table:table-cell>
          <table:table-cell office:value-type="float" office:value="2611.933" calcext:value-type="float">
            <text:p>2611.933</text:p>
          </table:table-cell>
          <table:table-cell office:value-type="float" office:value="-67.795" calcext:value-type="float">
            <text:p>-67.795</text:p>
          </table:table-cell>
          <table:table-cell office:value-type="float" office:value="0.055" calcext:value-type="float">
            <text:p>0.055</text:p>
          </table:table-cell>
          <table:table-cell office:value-type="float" office:value="67.798" calcext:value-type="float">
            <text:p>67.798</text:p>
          </table:table-cell>
          <table:table-cell office:value-type="float" office:value="0.382" calcext:value-type="float">
            <text:p>0.382</text:p>
          </table:table-cell>
          <table:table-cell office:value-type="float" office:value="376.775" calcext:value-type="float">
            <text:p>376.775</text:p>
          </table:table-cell>
          <table:table-cell office:value-type="float" office:value="21.647" calcext:value-type="float">
            <text:p>21.647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/>
          <table:table-cell office:value-type="float" office:value="148.6" calcext:value-type="float">
            <text:p>148.6</text:p>
          </table:table-cell>
          <table:table-cell office:value-type="float" office:value="2578.043" calcext:value-type="float">
            <text:p>2578.043</text:p>
          </table:table-cell>
          <table:table-cell office:value-type="float" office:value="-67.765" calcext:value-type="float">
            <text:p>-67.765</text:p>
          </table:table-cell>
          <table:table-cell office:value-type="float" office:value="0.06" calcext:value-type="float">
            <text:p>0.06</text:p>
          </table:table-cell>
          <table:table-cell office:value-type="float" office:value="67.765" calcext:value-type="float">
            <text:p>67.765</text:p>
          </table:table-cell>
          <table:table-cell office:value-type="float" office:value="0.184" calcext:value-type="float">
            <text:p>0.184</text:p>
          </table:table-cell>
          <table:table-cell office:value-type="float" office:value="365.974" calcext:value-type="float">
            <text:p>365.974</text:p>
          </table:table-cell>
          <table:table-cell office:value-type="float" office:value="21.56" calcext:value-type="float">
            <text:p>21.56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/>
          <table:table-cell office:value-type="float" office:value="149.1" calcext:value-type="float">
            <text:p>149.1</text:p>
          </table:table-cell>
          <table:table-cell office:value-type="float" office:value="2544.174" calcext:value-type="float">
            <text:p>2544.174</text:p>
          </table:table-cell>
          <table:table-cell office:value-type="float" office:value="-67.712" calcext:value-type="float">
            <text:p>-67.712</text:p>
          </table:table-cell>
          <table:table-cell office:value-type="float" office:value="0.106" calcext:value-type="float">
            <text:p>0.106</text:p>
          </table:table-cell>
          <table:table-cell office:value-type="float" office:value="67.763" calcext:value-type="float">
            <text:p>67.763</text:p>
          </table:table-cell>
          <table:table-cell office:value-type="float" office:value="1.653" calcext:value-type="float">
            <text:p>1.653</text:p>
          </table:table-cell>
          <table:table-cell office:value-type="float" office:value="355.4" calcext:value-type="float">
            <text:p>355.4</text:p>
          </table:table-cell>
          <table:table-cell office:value-type="float" office:value="20.735" calcext:value-type="float">
            <text:p>20.735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/>
          <table:table-cell office:value-type="float" office:value="149.6" calcext:value-type="float">
            <text:p>149.6</text:p>
          </table:table-cell>
          <table:table-cell office:value-type="float" office:value="2510.324" calcext:value-type="float">
            <text:p>2510.324</text:p>
          </table:table-cell>
          <table:table-cell office:value-type="float" office:value="-67.686" calcext:value-type="float">
            <text:p>-67.686</text:p>
          </table:table-cell>
          <table:table-cell office:value-type="float" office:value="0.051" calcext:value-type="float">
            <text:p>0.051</text:p>
          </table:table-cell>
          <table:table-cell office:value-type="float" office:value="67.691" calcext:value-type="float">
            <text:p>67.691</text:p>
          </table:table-cell>
          <table:table-cell office:value-type="float" office:value="0.512" calcext:value-type="float">
            <text:p>0.512</text:p>
          </table:table-cell>
          <table:table-cell office:value-type="float" office:value="345.097" calcext:value-type="float">
            <text:p>345.097</text:p>
          </table:table-cell>
          <table:table-cell office:value-type="float" office:value="20.48" calcext:value-type="float">
            <text:p>20.48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/>
          <table:table-cell office:value-type="float" office:value="150.1" calcext:value-type="float">
            <text:p>150.1</text:p>
          </table:table-cell>
          <table:table-cell office:value-type="float" office:value="2476.489" calcext:value-type="float">
            <text:p>2476.489</text:p>
          </table:table-cell>
          <table:table-cell office:value-type="float" office:value="-67.657" calcext:value-type="float">
            <text:p>-67.657</text:p>
          </table:table-cell>
          <table:table-cell office:value-type="float" office:value="0.058" calcext:value-type="float">
            <text:p>0.058</text:p>
          </table:table-cell>
          <table:table-cell office:value-type="float" office:value="67.66" calcext:value-type="float">
            <text:p>67.66</text:p>
          </table:table-cell>
          <table:table-cell office:value-type="float" office:value="0.356" calcext:value-type="float">
            <text:p>0.356</text:p>
          </table:table-cell>
          <table:table-cell office:value-type="float" office:value="334.813" calcext:value-type="float">
            <text:p>334.813</text:p>
          </table:table-cell>
          <table:table-cell office:value-type="float" office:value="20.656" calcext:value-type="float">
            <text:p>20.656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/>
          <table:table-cell office:value-type="float" office:value="150.6" calcext:value-type="float">
            <text:p>150.6</text:p>
          </table:table-cell>
          <table:table-cell office:value-type="float" office:value="2442.671" calcext:value-type="float">
            <text:p>2442.671</text:p>
          </table:table-cell>
          <table:table-cell office:value-type="float" office:value="-67.614" calcext:value-type="float">
            <text:p>-67.614</text:p>
          </table:table-cell>
          <table:table-cell office:value-type="float" office:value="0.086" calcext:value-type="float">
            <text:p>0.086</text:p>
          </table:table-cell>
          <table:table-cell office:value-type="float" office:value="67.643" calcext:value-type="float">
            <text:p>67.643</text:p>
          </table:table-cell>
          <table:table-cell office:value-type="float" office:value="1.253" calcext:value-type="float">
            <text:p>1.253</text:p>
          </table:table-cell>
          <table:table-cell office:value-type="float" office:value="324.642" calcext:value-type="float">
            <text:p>324.642</text:p>
          </table:table-cell>
          <table:table-cell office:value-type="float" office:value="20.031" calcext:value-type="float">
            <text:p>20.03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/>
          <table:table-cell office:value-type="float" office:value="151.1" calcext:value-type="float">
            <text:p>151.1</text:p>
          </table:table-cell>
          <table:table-cell office:value-type="float" office:value="2408.871" calcext:value-type="float">
            <text:p>2408.871</text:p>
          </table:table-cell>
          <table:table-cell office:value-type="float" office:value="-67.586" calcext:value-type="float">
            <text:p>-67.586</text:p>
          </table:table-cell>
          <table:table-cell office:value-type="float" office:value="0.056" calcext:value-type="float">
            <text:p>0.056</text:p>
          </table:table-cell>
          <table:table-cell office:value-type="float" office:value="67.589" calcext:value-type="float">
            <text:p>67.589</text:p>
          </table:table-cell>
          <table:table-cell office:value-type="float" office:value="0.356" calcext:value-type="float">
            <text:p>0.356</text:p>
          </table:table-cell>
          <table:table-cell office:value-type="float" office:value="314.583" calcext:value-type="float">
            <text:p>314.583</text:p>
          </table:table-cell>
          <table:table-cell office:value-type="float" office:value="20.207" calcext:value-type="float">
            <text:p>20.207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/>
          <table:table-cell office:value-type="float" office:value="151.6" calcext:value-type="float">
            <text:p>151.6</text:p>
          </table:table-cell>
          <table:table-cell office:value-type="float" office:value="2375.085" calcext:value-type="float">
            <text:p>2375.085</text:p>
          </table:table-cell>
          <table:table-cell office:value-type="float" office:value="-67.554" calcext:value-type="float">
            <text:p>-67.554</text:p>
          </table:table-cell>
          <table:table-cell office:value-type="float" office:value="0.064" calcext:value-type="float">
            <text:p>0.064</text:p>
          </table:table-cell>
          <table:table-cell office:value-type="float" office:value="67.559" calcext:value-type="float">
            <text:p>67.559</text:p>
          </table:table-cell>
          <table:table-cell office:value-type="float" office:value="0.501" calcext:value-type="float">
            <text:p>0.501</text:p>
          </table:table-cell>
          <table:table-cell office:value-type="float" office:value="304.542" calcext:value-type="float">
            <text:p>304.542</text:p>
          </table:table-cell>
          <table:table-cell office:value-type="float" office:value="19.958" calcext:value-type="float">
            <text:p>19.958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/>
          <table:table-cell office:value-type="float" office:value="152.1" calcext:value-type="float">
            <text:p>152.1</text:p>
          </table:table-cell>
          <table:table-cell office:value-type="float" office:value="2341.317" calcext:value-type="float">
            <text:p>2341.317</text:p>
          </table:table-cell>
          <table:table-cell office:value-type="float" office:value="-67.521" calcext:value-type="float">
            <text:p>-67.521</text:p>
          </table:table-cell>
          <table:table-cell office:value-type="float" office:value="0.068" calcext:value-type="float">
            <text:p>0.068</text:p>
          </table:table-cell>
          <table:table-cell office:value-type="float" office:value="67.527" calcext:value-type="float">
            <text:p>67.527</text:p>
          </table:table-cell>
          <table:table-cell office:value-type="float" office:value="0.562" calcext:value-type="float">
            <text:p>0.562</text:p>
          </table:table-cell>
          <table:table-cell office:value-type="float" office:value="294.494" calcext:value-type="float">
            <text:p>294.494</text:p>
          </table:table-cell>
          <table:table-cell office:value-type="float" office:value="20.237" calcext:value-type="float">
            <text:p>20.237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/>
          <table:table-cell office:value-type="float" office:value="152.6" calcext:value-type="float">
            <text:p>152.6</text:p>
          </table:table-cell>
          <table:table-cell office:value-type="float" office:value="2307.564" calcext:value-type="float">
            <text:p>2307.564</text:p>
          </table:table-cell>
          <table:table-cell office:value-type="float" office:value="-67.489" calcext:value-type="float">
            <text:p>-67.489</text:p>
          </table:table-cell>
          <table:table-cell office:value-type="float" office:value="0.064" calcext:value-type="float">
            <text:p>0.064</text:p>
          </table:table-cell>
          <table:table-cell office:value-type="float" office:value="67.489" calcext:value-type="float">
            <text:p>67.489</text:p>
          </table:table-cell>
          <table:table-cell office:value-type="float" office:value="0.206" calcext:value-type="float">
            <text:p>0.206</text:p>
          </table:table-cell>
          <table:table-cell office:value-type="float" office:value="284.4" calcext:value-type="float">
            <text:p>284.4</text:p>
          </table:table-cell>
          <table:table-cell office:value-type="float" office:value="20.139" calcext:value-type="float">
            <text:p>20.13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/>
          <table:table-cell office:value-type="float" office:value="153.1" calcext:value-type="float">
            <text:p>153.1</text:p>
          </table:table-cell>
          <table:table-cell office:value-type="float" office:value="2273.83" calcext:value-type="float">
            <text:p>2273.83</text:p>
          </table:table-cell>
          <table:table-cell office:value-type="float" office:value="-67.448" calcext:value-type="float">
            <text:p>-67.448</text:p>
          </table:table-cell>
          <table:table-cell office:value-type="float" office:value="0.081" calcext:value-type="float">
            <text:p>0.081</text:p>
          </table:table-cell>
          <table:table-cell office:value-type="float" office:value="67.467" calcext:value-type="float">
            <text:p>67.467</text:p>
          </table:table-cell>
          <table:table-cell office:value-type="float" office:value="0.985" calcext:value-type="float">
            <text:p>0.985</text:p>
          </table:table-cell>
          <table:table-cell office:value-type="float" office:value="274.208" calcext:value-type="float">
            <text:p>274.208</text:p>
          </table:table-cell>
          <table:table-cell office:value-type="float" office:value="20.63" calcext:value-type="float">
            <text:p>20.63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/>
          <table:table-cell office:value-type="float" office:value="153.6" calcext:value-type="float">
            <text:p>153.6</text:p>
          </table:table-cell>
          <table:table-cell office:value-type="float" office:value="2240.124" calcext:value-type="float">
            <text:p>2240.124</text:p>
          </table:table-cell>
          <table:table-cell office:value-type="float" office:value="-67.375" calcext:value-type="float">
            <text:p>-67.375</text:p>
          </table:table-cell>
          <table:table-cell office:value-type="float" office:value="0.145" calcext:value-type="float">
            <text:p>0.145</text:p>
          </table:table-cell>
          <table:table-cell office:value-type="float" office:value="67.479" calcext:value-type="float">
            <text:p>67.479</text:p>
          </table:table-cell>
          <table:table-cell office:value-type="float" office:value="2.349" calcext:value-type="float">
            <text:p>2.349</text:p>
          </table:table-cell>
          <table:table-cell office:value-type="float" office:value="263.6" calcext:value-type="float">
            <text:p>263.6</text:p>
          </table:table-cell>
          <table:table-cell office:value-type="float" office:value="21.802" calcext:value-type="float">
            <text:p>21.802</text:p>
          </table:table-cell>
          <table:table-cell office:value-type="float" office:value="2.344" calcext:value-type="float">
            <text:p>2.344</text:p>
          </table:table-cell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2206.443" calcext:value-type="float">
            <text:p>2206.443</text:p>
          </table:table-cell>
          <table:table-cell office:value-type="float" office:value="-67.351" calcext:value-type="float">
            <text:p>-67.351</text:p>
          </table:table-cell>
          <table:table-cell office:value-type="float" office:value="0.049" calcext:value-type="float">
            <text:p>0.049</text:p>
          </table:table-cell>
          <table:table-cell office:value-type="float" office:value="67.383" calcext:value-type="float">
            <text:p>67.383</text:p>
          </table:table-cell>
          <table:table-cell office:value-type="float" office:value="1.289" calcext:value-type="float">
            <text:p>1.289</text:p>
          </table:table-cell>
          <table:table-cell office:value-type="float" office:value="252.539" calcext:value-type="float">
            <text:p>252.539</text:p>
          </table:table-cell>
          <table:table-cell office:value-type="float" office:value="22.446" calcext:value-type="float">
            <text:p>22.446</text:p>
          </table:table-cell>
          <table:table-cell office:value-type="float" office:value="1.288" calcext:value-type="float">
            <text:p>1.288</text:p>
          </table:table-cell>
        </table:table-row>
        <table:table-row table:style-name="ro1">
          <table:table-cell/>
          <table:table-cell office:value-type="float" office:value="154.6" calcext:value-type="float">
            <text:p>154.6</text:p>
          </table:table-cell>
          <table:table-cell office:value-type="float" office:value="2172.794" calcext:value-type="float">
            <text:p>2172.794</text:p>
          </table:table-cell>
          <table:table-cell office:value-type="float" office:value="-67.245" calcext:value-type="float">
            <text:p>-67.245</text:p>
          </table:table-cell>
          <table:table-cell office:value-type="float" office:value="0.211" calcext:value-type="float">
            <text:p>0.211</text:p>
          </table:table-cell>
          <table:table-cell office:value-type="float" office:value="67.463" calcext:value-type="float">
            <text:p>67.463</text:p>
          </table:table-cell>
          <table:table-cell office:value-type="float" office:value="3.414" calcext:value-type="float">
            <text:p>3.414</text:p>
          </table:table-cell>
          <table:table-cell office:value-type="float" office:value="240.89" calcext:value-type="float">
            <text:p>240.89</text:p>
          </table:table-cell>
          <table:table-cell office:value-type="float" office:value="24.15" calcext:value-type="float">
            <text:p>24.15</text:p>
          </table:table-cell>
          <table:table-cell office:value-type="float" office:value="3.408" calcext:value-type="float">
            <text:p>3.408</text:p>
          </table:table-cell>
        </table:table-row>
        <table:table-row table:style-name="ro1">
          <table:table-cell/>
          <table:table-cell office:value-type="float" office:value="155.1" calcext:value-type="float">
            <text:p>155.1</text:p>
          </table:table-cell>
          <table:table-cell office:value-type="float" office:value="2139.168" calcext:value-type="float">
            <text:p>2139.168</text:p>
          </table:table-cell>
          <table:table-cell office:value-type="float" office:value="-67.26" calcext:value-type="float">
            <text:p>-67.26</text:p>
          </table:table-cell>
          <table:table-cell office:value-type="float" office:value="-0.03" calcext:value-type="float">
            <text:p>-0.03</text:p>
          </table:table-cell>
          <table:table-cell office:value-type="float" office:value="67.267" calcext:value-type="float">
            <text:p>67.267</text:p>
          </table:table-cell>
          <table:table-cell office:value-type="float" office:value="0.589" calcext:value-type="float">
            <text:p>0.589</text:p>
          </table:table-cell>
          <table:table-cell office:value-type="float" office:value="228.743" calcext:value-type="float">
            <text:p>228.743</text:p>
          </table:table-cell>
          <table:table-cell office:value-type="float" office:value="24.444" calcext:value-type="float">
            <text:p>24.444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/>
          <table:table-cell office:value-type="float" office:value="155.6" calcext:value-type="float">
            <text:p>155.6</text:p>
          </table:table-cell>
          <table:table-cell office:value-type="float" office:value="2105.54" calcext:value-type="float">
            <text:p>2105.54</text:p>
          </table:table-cell>
          <table:table-cell office:value-type="float" office:value="-67.251" calcext:value-type="float">
            <text:p>-67.251</text:p>
          </table:table-cell>
          <table:table-cell office:value-type="float" office:value="0.019" calcext:value-type="float">
            <text:p>0.019</text:p>
          </table:table-cell>
          <table:table-cell office:value-type="float" office:value="67.26" calcext:value-type="float">
            <text:p>67.26</text:p>
          </table:table-cell>
          <table:table-cell office:value-type="float" office:value="0.727" calcext:value-type="float">
            <text:p>0.727</text:p>
          </table:table-cell>
          <table:table-cell office:value-type="float" office:value="216.612" calcext:value-type="float">
            <text:p>216.612</text:p>
          </table:table-cell>
          <table:table-cell office:value-type="float" office:value="24.08" calcext:value-type="float">
            <text:p>24.08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/>
          <table:table-cell office:value-type="float" office:value="156.1" calcext:value-type="float">
            <text:p>156.1</text:p>
          </table:table-cell>
          <table:table-cell office:value-type="float" office:value="2071.919" calcext:value-type="float">
            <text:p>2071.919</text:p>
          </table:table-cell>
          <table:table-cell office:value-type="float" office:value="-67.233" calcext:value-type="float">
            <text:p>-67.233</text:p>
          </table:table-cell>
          <table:table-cell office:value-type="float" office:value="0.035" calcext:value-type="float">
            <text:p>0.035</text:p>
          </table:table-cell>
          <table:table-cell office:value-type="float" office:value="67.234" calcext:value-type="float">
            <text:p>67.234</text:p>
          </table:table-cell>
          <table:table-cell office:value-type="float" office:value="0.197" calcext:value-type="float">
            <text:p>0.197</text:p>
          </table:table-cell>
          <table:table-cell office:value-type="float" office:value="204.597" calcext:value-type="float">
            <text:p>204.597</text:p>
          </table:table-cell>
          <table:table-cell office:value-type="float" office:value="23.984" calcext:value-type="float">
            <text:p>23.984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/>
          <table:table-cell office:value-type="float" office:value="156.6" calcext:value-type="float">
            <text:p>156.6</text:p>
          </table:table-cell>
          <table:table-cell office:value-type="float" office:value="2038.31" calcext:value-type="float">
            <text:p>2038.31</text:p>
          </table:table-cell>
          <table:table-cell office:value-type="float" office:value="-67.204" calcext:value-type="float">
            <text:p>-67.204</text:p>
          </table:table-cell>
          <table:table-cell office:value-type="float" office:value="0.059" calcext:value-type="float">
            <text:p>0.059</text:p>
          </table:table-cell>
          <table:table-cell office:value-type="float" office:value="67.215" calcext:value-type="float">
            <text:p>67.215</text:p>
          </table:table-cell>
          <table:table-cell office:value-type="float" office:value="0.75" calcext:value-type="float">
            <text:p>0.75</text:p>
          </table:table-cell>
          <table:table-cell office:value-type="float" office:value="192.513" calcext:value-type="float">
            <text:p>192.513</text:p>
          </table:table-cell>
          <table:table-cell office:value-type="float" office:value="24.357" calcext:value-type="float">
            <text:p>24.357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/>
          <table:table-cell office:value-type="float" office:value="157.1" calcext:value-type="float">
            <text:p>157.1</text:p>
          </table:table-cell>
          <table:table-cell office:value-type="float" office:value="2004.715" calcext:value-type="float">
            <text:p>2004.715</text:p>
          </table:table-cell>
          <table:table-cell office:value-type="float" office:value="-67.177" calcext:value-type="float">
            <text:p>-67.177</text:p>
          </table:table-cell>
          <table:table-cell office:value-type="float" office:value="0.054" calcext:value-type="float">
            <text:p>0.054</text:p>
          </table:table-cell>
          <table:table-cell office:value-type="float" office:value="67.177" calcext:value-type="float">
            <text:p>67.177</text:p>
          </table:table-cell>
          <table:table-cell office:value-type="float" office:value="0.085" calcext:value-type="float">
            <text:p>0.085</text:p>
          </table:table-cell>
          <table:table-cell office:value-type="float" office:value="180.328" calcext:value-type="float">
            <text:p>180.328</text:p>
          </table:table-cell>
          <table:table-cell office:value-type="float" office:value="24.39" calcext:value-type="float">
            <text:p>24.39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/>
          <table:table-cell office:value-type="float" office:value="157.6" calcext:value-type="float">
            <text:p>157.6</text:p>
          </table:table-cell>
          <table:table-cell office:value-type="float" office:value="1971.135" calcext:value-type="float">
            <text:p>1971.135</text:p>
          </table:table-cell>
          <table:table-cell office:value-type="float" office:value="-67.142" calcext:value-type="float">
            <text:p>-67.142</text:p>
          </table:table-cell>
          <table:table-cell office:value-type="float" office:value="0.07" calcext:value-type="float">
            <text:p>0.07</text:p>
          </table:table-cell>
          <table:table-cell office:value-type="float" office:value="67.154" calcext:value-type="float">
            <text:p>67.154</text:p>
          </table:table-cell>
          <table:table-cell office:value-type="float" office:value="0.799" calcext:value-type="float">
            <text:p>0.799</text:p>
          </table:table-cell>
          <table:table-cell office:value-type="float" office:value="168.035" calcext:value-type="float">
            <text:p>168.035</text:p>
          </table:table-cell>
          <table:table-cell office:value-type="float" office:value="24.788" calcext:value-type="float">
            <text:p>24.788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/>
          <table:table-cell office:value-type="float" office:value="158.1" calcext:value-type="float">
            <text:p>158.1</text:p>
          </table:table-cell>
          <table:table-cell office:value-type="float" office:value="1937.574" calcext:value-type="float">
            <text:p>1937.574</text:p>
          </table:table-cell>
          <table:table-cell office:value-type="float" office:value="-67.103" calcext:value-type="float">
            <text:p>-67.103</text:p>
          </table:table-cell>
          <table:table-cell office:value-type="float" office:value="0.078" calcext:value-type="float">
            <text:p>0.078</text:p>
          </table:table-cell>
          <table:table-cell office:value-type="float" office:value="67.125" calcext:value-type="float">
            <text:p>67.125</text:p>
          </table:table-cell>
          <table:table-cell office:value-type="float" office:value="1.113" calcext:value-type="float">
            <text:p>1.113</text:p>
          </table:table-cell>
          <table:table-cell office:value-type="float" office:value="155.781" calcext:value-type="float">
            <text:p>155.781</text:p>
          </table:table-cell>
          <table:table-cell office:value-type="float" office:value="24.233" calcext:value-type="float">
            <text:p>24.233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/>
          <table:table-cell office:value-type="float" office:value="158.6" calcext:value-type="float">
            <text:p>158.6</text:p>
          </table:table-cell>
          <table:table-cell office:value-type="float" office:value="1904.034" calcext:value-type="float">
            <text:p>1904.034</text:p>
          </table:table-cell>
          <table:table-cell office:value-type="float" office:value="-67.057" calcext:value-type="float">
            <text:p>-67.057</text:p>
          </table:table-cell>
          <table:table-cell office:value-type="float" office:value="0.092" calcext:value-type="float">
            <text:p>0.092</text:p>
          </table:table-cell>
          <table:table-cell office:value-type="float" office:value="67.103" calcext:value-type="float">
            <text:p>67.103</text:p>
          </table:table-cell>
          <table:table-cell office:value-type="float" office:value="1.58" calcext:value-type="float">
            <text:p>1.58</text:p>
          </table:table-cell>
          <table:table-cell office:value-type="float" office:value="143.864" calcext:value-type="float">
            <text:p>143.864</text:p>
          </table:table-cell>
          <table:table-cell office:value-type="float" office:value="23.444" calcext:value-type="float">
            <text:p>23.444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/>
          <table:table-cell office:value-type="float" office:value="159.1" calcext:value-type="float">
            <text:p>159.1</text:p>
          </table:table-cell>
          <table:table-cell office:value-type="float" office:value="1870.511" calcext:value-type="float">
            <text:p>1870.511</text:p>
          </table:table-cell>
          <table:table-cell office:value-type="float" office:value="-67.036" calcext:value-type="float">
            <text:p>-67.036</text:p>
          </table:table-cell>
          <table:table-cell office:value-type="float" office:value="0.042" calcext:value-type="float">
            <text:p>0.042</text:p>
          </table:table-cell>
          <table:table-cell office:value-type="float" office:value="67.036" calcext:value-type="float">
            <text:p>67.036</text:p>
          </table:table-cell>
          <table:table-cell office:value-type="float" office:value="0.162" calcext:value-type="float">
            <text:p>0.162</text:p>
          </table:table-cell>
          <table:table-cell office:value-type="float" office:value="132.163" calcext:value-type="float">
            <text:p>132.163</text:p>
          </table:table-cell>
          <table:table-cell office:value-type="float" office:value="23.366" calcext:value-type="float">
            <text:p>23.366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/>
          <table:table-cell office:value-type="float" office:value="159.6" calcext:value-type="float">
            <text:p>159.6</text:p>
          </table:table-cell>
          <table:table-cell office:value-type="float" office:value="1837.001" calcext:value-type="float">
            <text:p>1837.001</text:p>
          </table:table-cell>
          <table:table-cell office:value-type="float" office:value="-67.003" calcext:value-type="float">
            <text:p>-67.003</text:p>
          </table:table-cell>
          <table:table-cell office:value-type="float" office:value="0.066" calcext:value-type="float">
            <text:p>0.066</text:p>
          </table:table-cell>
          <table:table-cell office:value-type="float" office:value="67.018" calcext:value-type="float">
            <text:p>67.018</text:p>
          </table:table-cell>
          <table:table-cell office:value-type="float" office:value="0.902" calcext:value-type="float">
            <text:p>0.902</text:p>
          </table:table-cell>
          <table:table-cell office:value-type="float" office:value="120.595" calcext:value-type="float">
            <text:p>120.595</text:p>
          </table:table-cell>
          <table:table-cell office:value-type="float" office:value="22.916" calcext:value-type="float">
            <text:p>22.9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160.1" calcext:value-type="float">
            <text:p>160.1</text:p>
          </table:table-cell>
          <table:table-cell office:value-type="float" office:value="1803.507" calcext:value-type="float">
            <text:p>1803.507</text:p>
          </table:table-cell>
          <table:table-cell office:value-type="float" office:value="-66.975" calcext:value-type="float">
            <text:p>-66.975</text:p>
          </table:table-cell>
          <table:table-cell office:value-type="float" office:value="0.056" calcext:value-type="float">
            <text:p>0.056</text:p>
          </table:table-cell>
          <table:table-cell office:value-type="float" office:value="66.975" calcext:value-type="float">
            <text:p>66.975</text:p>
          </table:table-cell>
          <table:table-cell office:value-type="float" office:value="0.095" calcext:value-type="float">
            <text:p>0.095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22.955" calcext:value-type="float">
            <text:p>22.955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/>
          <table:table-cell office:value-type="float" office:value="160.6" calcext:value-type="float">
            <text:p>160.6</text:p>
          </table:table-cell>
          <table:table-cell office:value-type="float" office:value="1770.029" calcext:value-type="float">
            <text:p>1770.029</text:p>
          </table:table-cell>
          <table:table-cell office:value-type="float" office:value="-66.938" calcext:value-type="float">
            <text:p>-66.938</text:p>
          </table:table-cell>
          <table:table-cell office:value-type="float" office:value="0.073" calcext:value-type="float">
            <text:p>0.073</text:p>
          </table:table-cell>
          <table:table-cell office:value-type="float" office:value="66.95" calcext:value-type="float">
            <text:p>66.95</text:p>
          </table:table-cell>
          <table:table-cell office:value-type="float" office:value="0.795" calcext:value-type="float">
            <text:p>0.795</text:p>
          </table:table-cell>
          <table:table-cell office:value-type="float" office:value="97.558" calcext:value-type="float">
            <text:p>97.558</text:p>
          </table:table-cell>
          <table:table-cell office:value-type="float" office:value="23.35" calcext:value-type="float">
            <text:p>23.35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/>
          <table:table-cell office:value-type="float" office:value="161.1" calcext:value-type="float">
            <text:p>161.1</text:p>
          </table:table-cell>
          <table:table-cell office:value-type="float" office:value="1736.567" calcext:value-type="float">
            <text:p>1736.567</text:p>
          </table:table-cell>
          <table:table-cell office:value-type="float" office:value="-66.907" calcext:value-type="float">
            <text:p>-66.907</text:p>
          </table:table-cell>
          <table:table-cell office:value-type="float" office:value="0.064" calcext:value-type="float">
            <text:p>0.064</text:p>
          </table:table-cell>
          <table:table-cell office:value-type="float" office:value="66.909" calcext:value-type="float">
            <text:p>66.909</text:p>
          </table:table-cell>
          <table:table-cell office:value-type="float" office:value="0.375" calcext:value-type="float">
            <text:p>0.375</text:p>
          </table:table-cell>
          <table:table-cell office:value-type="float" office:value="85.934" calcext:value-type="float">
            <text:p>85.934</text:p>
          </table:table-cell>
          <table:table-cell office:value-type="float" office:value="23.166" calcext:value-type="float">
            <text:p>23.16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/>
          <table:table-cell office:value-type="float" office:value="161.6" calcext:value-type="float">
            <text:p>161.6</text:p>
          </table:table-cell>
          <table:table-cell office:value-type="float" office:value="1703.125" calcext:value-type="float">
            <text:p>1703.125</text:p>
          </table:table-cell>
          <table:table-cell office:value-type="float" office:value="-66.861" calcext:value-type="float">
            <text:p>-66.861</text:p>
          </table:table-cell>
          <table:table-cell office:value-type="float" office:value="0.092" calcext:value-type="float">
            <text:p>0.092</text:p>
          </table:table-cell>
          <table:table-cell office:value-type="float" office:value="66.893" calcext:value-type="float">
            <text:p>66.893</text:p>
          </table:table-cell>
          <table:table-cell office:value-type="float" office:value="1.316" calcext:value-type="float">
            <text:p>1.316</text:p>
          </table:table-cell>
          <table:table-cell office:value-type="float" office:value="74.194" calcext:value-type="float">
            <text:p>74.194</text:p>
          </table:table-cell>
          <table:table-cell office:value-type="float" office:value="23.822" calcext:value-type="float">
            <text:p>23.822</text:p>
          </table:table-cell>
          <table:table-cell office:value-type="float" office:value="1.313" calcext:value-type="float">
            <text:p>1.313</text:p>
          </table:table-cell>
        </table:table-row>
        <table:table-row table:style-name="ro1">
          <table:table-cell/>
          <table:table-cell office:value-type="float" office:value="162.1" calcext:value-type="float">
            <text:p>162.1</text:p>
          </table:table-cell>
          <table:table-cell office:value-type="float" office:value="1669.702" calcext:value-type="float">
            <text:p>1669.702</text:p>
          </table:table-cell>
          <table:table-cell office:value-type="float" office:value="-66.833" calcext:value-type="float">
            <text:p>-66.833</text:p>
          </table:table-cell>
          <table:table-cell office:value-type="float" office:value="0.056" calcext:value-type="float">
            <text:p>0.056</text:p>
          </table:table-cell>
          <table:table-cell office:value-type="float" office:value="66.835" calcext:value-type="float">
            <text:p>66.835</text:p>
          </table:table-cell>
          <table:table-cell office:value-type="float" office:value="0.33" calcext:value-type="float">
            <text:p>0.33</text:p>
          </table:table-cell>
          <table:table-cell office:value-type="float" office:value="62.332" calcext:value-type="float">
            <text:p>62.332</text:p>
          </table:table-cell>
          <table:table-cell office:value-type="float" office:value="23.659" calcext:value-type="float">
            <text:p>23.659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/>
          <table:table-cell office:value-type="float" office:value="162.6" calcext:value-type="float">
            <text:p>162.6</text:p>
          </table:table-cell>
          <table:table-cell office:value-type="float" office:value="1636.295" calcext:value-type="float">
            <text:p>1636.295</text:p>
          </table:table-cell>
          <table:table-cell office:value-type="float" office:value="-66.798" calcext:value-type="float">
            <text:p>-66.798</text:p>
          </table:table-cell>
          <table:table-cell office:value-type="float" office:value="0.07" calcext:value-type="float">
            <text:p>0.07</text:p>
          </table:table-cell>
          <table:table-cell office:value-type="float" office:value="66.809" calcext:value-type="float">
            <text:p>66.809</text:p>
          </table:table-cell>
          <table:table-cell office:value-type="float" office:value="0.765" calcext:value-type="float">
            <text:p>0.765</text:p>
          </table:table-cell>
          <table:table-cell office:value-type="float" office:value="50.421" calcext:value-type="float">
            <text:p>50.421</text:p>
          </table:table-cell>
          <table:table-cell office:value-type="float" office:value="24.04" calcext:value-type="float">
            <text:p>24.04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/>
          <table:table-cell office:value-type="float" office:value="163.1" calcext:value-type="float">
            <text:p>163.1</text:p>
          </table:table-cell>
          <table:table-cell office:value-type="float" office:value="1602.904" calcext:value-type="float">
            <text:p>1602.904</text:p>
          </table:table-cell>
          <table:table-cell office:value-type="float" office:value="-66.764" calcext:value-type="float">
            <text:p>-66.764</text:p>
          </table:table-cell>
          <table:table-cell office:value-type="float" office:value="0.067" calcext:value-type="float">
            <text:p>0.067</text:p>
          </table:table-cell>
          <table:table-cell office:value-type="float" office:value="66.772" calcext:value-type="float">
            <text:p>66.772</text:p>
          </table:table-cell>
          <table:table-cell office:value-type="float" office:value="0.623" calcext:value-type="float">
            <text:p>0.623</text:p>
          </table:table-cell>
          <table:table-cell office:value-type="float" office:value="38.345" calcext:value-type="float">
            <text:p>38.345</text:p>
          </table:table-cell>
          <table:table-cell office:value-type="float" office:value="24.35" calcext:value-type="float">
            <text:p>24.35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/>
          <table:table-cell office:value-type="float" office:value="163.6" calcext:value-type="float">
            <text:p>163.6</text:p>
          </table:table-cell>
          <table:table-cell office:value-type="float" office:value="1569.532" calcext:value-type="float">
            <text:p>1569.532</text:p>
          </table:table-cell>
          <table:table-cell office:value-type="float" office:value="-66.725" calcext:value-type="float">
            <text:p>-66.725</text:p>
          </table:table-cell>
          <table:table-cell office:value-type="float" office:value="0.078" calcext:value-type="float">
            <text:p>0.078</text:p>
          </table:table-cell>
          <table:table-cell office:value-type="float" office:value="66.744" calcext:value-type="float">
            <text:p>66.744</text:p>
          </table:table-cell>
          <table:table-cell office:value-type="float" office:value="1.04" calcext:value-type="float">
            <text:p>1.04</text:p>
          </table:table-cell>
          <table:table-cell office:value-type="float" office:value="26.342" calcext:value-type="float">
            <text:p>26.342</text:p>
          </table:table-cell>
          <table:table-cell office:value-type="float" office:value="23.832" calcext:value-type="float">
            <text:p>23.832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/>
          <table:table-cell office:value-type="float" office:value="164.1" calcext:value-type="float">
            <text:p>164.1</text:p>
          </table:table-cell>
          <table:table-cell office:value-type="float" office:value="1536.178" calcext:value-type="float">
            <text:p>1536.178</text:p>
          </table:table-cell>
          <table:table-cell office:value-type="float" office:value="-66.69" calcext:value-type="float">
            <text:p>-66.69</text:p>
          </table:table-cell>
          <table:table-cell office:value-type="float" office:value="0.069" calcext:value-type="float">
            <text:p>0.069</text:p>
          </table:table-cell>
          <table:table-cell office:value-type="float" office:value="66.704" calcext:value-type="float">
            <text:p>66.704</text:p>
          </table:table-cell>
          <table:table-cell office:value-type="float" office:value="0.865" calcext:value-type="float">
            <text:p>0.865</text:p>
          </table:table-cell>
          <table:table-cell office:value-type="float" office:value="14.643" calcext:value-type="float">
            <text:p>14.643</text:p>
          </table:table-cell>
          <table:table-cell office:value-type="float" office:value="23.4" calcext:value-type="float">
            <text:p>23.4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/>
          <table:table-cell office:value-type="float" office:value="164.6" calcext:value-type="float">
            <text:p>164.6</text:p>
          </table:table-cell>
          <table:table-cell office:value-type="float" office:value="1502.84" calcext:value-type="float">
            <text:p>1502.84</text:p>
          </table:table-cell>
          <table:table-cell office:value-type="float" office:value="-66.661" calcext:value-type="float">
            <text:p>-66.661</text:p>
          </table:table-cell>
          <table:table-cell office:value-type="float" office:value="0.059" calcext:value-type="float">
            <text:p>0.059</text:p>
          </table:table-cell>
          <table:table-cell office:value-type="float" office:value="66.663" calcext:value-type="float">
            <text:p>66.663</text:p>
          </table:table-cell>
          <table:table-cell office:value-type="float" office:value="0.321" calcext:value-type="float">
            <text:p>0.321</text:p>
          </table:table-cell>
          <table:table-cell office:value-type="float" office:value="3.817" calcext:value-type="float">
            <text:p>3.817</text:p>
          </table:table-cell>
          <table:table-cell office:value-type="float" office:value="23.242" calcext:value-type="float">
            <text:p>23.24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/>
          <table:table-cell office:value-type="float" office:value="165.1" calcext:value-type="float">
            <text:p>165.1</text:p>
          </table:table-cell>
          <table:table-cell office:value-type="float" office:value="1469.518" calcext:value-type="float">
            <text:p>1469.518</text:p>
          </table:table-cell>
          <table:table-cell office:value-type="float" office:value="-66.629" calcext:value-type="float">
            <text:p>-66.629</text:p>
          </table:table-cell>
          <table:table-cell office:value-type="float" office:value="0.063" calcext:value-type="float">
            <text:p>0.063</text:p>
          </table:table-cell>
          <table:table-cell office:value-type="float" office:value="66.63" calcext:value-type="float">
            <text:p>66.63</text:p>
          </table:table-cell>
          <table:table-cell office:value-type="float" office:value="0.226" calcext:value-type="float">
            <text:p>0.226</text:p>
          </table:table-cell>
          <table:table-cell office:value-type="float" office:value="9.297" calcext:value-type="float">
            <text:p>9.297</text:p>
          </table:table-cell>
          <table:table-cell office:value-type="float" office:value="23.35" calcext:value-type="float">
            <text:p>23.35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/>
          <table:table-cell office:value-type="float" office:value="165.6" calcext:value-type="float">
            <text:p>165.6</text:p>
          </table:table-cell>
          <table:table-cell office:value-type="float" office:value="1436.211" calcext:value-type="float">
            <text:p>1436.211</text:p>
          </table:table-cell>
          <table:table-cell office:value-type="float" office:value="-66.595" calcext:value-type="float">
            <text:p>-66.595</text:p>
          </table:table-cell>
          <table:table-cell office:value-type="float" office:value="0.069" calcext:value-type="float">
            <text:p>0.069</text:p>
          </table:table-cell>
          <table:table-cell office:value-type="float" office:value="66.599" calcext:value-type="float">
            <text:p>66.599</text:p>
          </table:table-cell>
          <table:table-cell office:value-type="float" office:value="0.477" calcext:value-type="float">
            <text:p>0.477</text:p>
          </table:table-cell>
          <table:table-cell office:value-type="float" office:value="20.814" calcext:value-type="float">
            <text:p>20.814</text:p>
          </table:table-cell>
          <table:table-cell office:value-type="float" office:value="23.587" calcext:value-type="float">
            <text:p>23.587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/>
          <table:table-cell office:value-type="float" office:value="166.1" calcext:value-type="float">
            <text:p>166.1</text:p>
          </table:table-cell>
          <table:table-cell office:value-type="float" office:value="1402.922" calcext:value-type="float">
            <text:p>1402.922</text:p>
          </table:table-cell>
          <table:table-cell office:value-type="float" office:value="-66.562" calcext:value-type="float">
            <text:p>-66.562</text:p>
          </table:table-cell>
          <table:table-cell office:value-type="float" office:value="0.067" calcext:value-type="float">
            <text:p>0.067</text:p>
          </table:table-cell>
          <table:table-cell office:value-type="float" office:value="66.564" calcext:value-type="float">
            <text:p>66.564</text:p>
          </table:table-cell>
          <table:table-cell office:value-type="float" office:value="0.309" calcext:value-type="float">
            <text:p>0.309</text:p>
          </table:table-cell>
          <table:table-cell office:value-type="float" office:value="32.583" calcext:value-type="float">
            <text:p>32.583</text:p>
          </table:table-cell>
          <table:table-cell office:value-type="float" office:value="23.738" calcext:value-type="float">
            <text:p>23.738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/>
          <table:table-cell office:value-type="float" office:value="166.6" calcext:value-type="float">
            <text:p>166.6</text:p>
          </table:table-cell>
          <table:table-cell office:value-type="float" office:value="1369.651" calcext:value-type="float">
            <text:p>1369.651</text:p>
          </table:table-cell>
          <table:table-cell office:value-type="float" office:value="-66.525" calcext:value-type="float">
            <text:p>-66.525</text:p>
          </table:table-cell>
          <table:table-cell office:value-type="float" office:value="0.074" calcext:value-type="float">
            <text:p>0.074</text:p>
          </table:table-cell>
          <table:table-cell office:value-type="float" office:value="66.535" calcext:value-type="float">
            <text:p>66.535</text:p>
          </table:table-cell>
          <table:table-cell office:value-type="float" office:value="0.737" calcext:value-type="float">
            <text:p>0.737</text:p>
          </table:table-cell>
          <table:table-cell office:value-type="float" office:value="44.514" calcext:value-type="float">
            <text:p>44.514</text:p>
          </table:table-cell>
          <table:table-cell office:value-type="float" office:value="24.104" calcext:value-type="float">
            <text:p>24.104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/>
          <table:table-cell office:value-type="float" office:value="167.1" calcext:value-type="float">
            <text:p>167.1</text:p>
          </table:table-cell>
          <table:table-cell office:value-type="float" office:value="1336.396" calcext:value-type="float">
            <text:p>1336.396</text:p>
          </table:table-cell>
          <table:table-cell office:value-type="float" office:value="-66.492" calcext:value-type="float">
            <text:p>-66.492</text:p>
          </table:table-cell>
          <table:table-cell office:value-type="float" office:value="0.065" calcext:value-type="float">
            <text:p>0.065</text:p>
          </table:table-cell>
          <table:table-cell office:value-type="float" office:value="66.494" calcext:value-type="float">
            <text:p>66.494</text:p>
          </table:table-cell>
          <table:table-cell office:value-type="float" office:value="0.34" calcext:value-type="float">
            <text:p>0.34</text:p>
          </table:table-cell>
          <table:table-cell office:value-type="float" office:value="56.508" calcext:value-type="float">
            <text:p>56.508</text:p>
          </table:table-cell>
          <table:table-cell office:value-type="float" office:value="23.937" calcext:value-type="float">
            <text:p>23.937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/>
          <table:table-cell office:value-type="float" office:value="167.6" calcext:value-type="float">
            <text:p>167.6</text:p>
          </table:table-cell>
          <table:table-cell office:value-type="float" office:value="1303.159" calcext:value-type="float">
            <text:p>1303.159</text:p>
          </table:table-cell>
          <table:table-cell office:value-type="float" office:value="-66.458" calcext:value-type="float">
            <text:p>-66.458</text:p>
          </table:table-cell>
          <table:table-cell office:value-type="float" office:value="0.069" calcext:value-type="float">
            <text:p>0.069</text:p>
          </table:table-cell>
          <table:table-cell office:value-type="float" office:value="66.463" calcext:value-type="float">
            <text:p>66.463</text:p>
          </table:table-cell>
          <table:table-cell office:value-type="float" office:value="0.518" calcext:value-type="float">
            <text:p>0.518</text:p>
          </table:table-cell>
          <table:table-cell office:value-type="float" office:value="68.401" calcext:value-type="float">
            <text:p>68.401</text:p>
          </table:table-cell>
          <table:table-cell office:value-type="float" office:value="23.68" calcext:value-type="float">
            <text:p>23.68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/>
          <table:table-cell office:value-type="float" office:value="168.1" calcext:value-type="float">
            <text:p>168.1</text:p>
          </table:table-cell>
          <table:table-cell office:value-type="float" office:value="1269.939" calcext:value-type="float">
            <text:p>1269.939</text:p>
          </table:table-cell>
          <table:table-cell office:value-type="float" office:value="-66.422" calcext:value-type="float">
            <text:p>-66.422</text:p>
          </table:table-cell>
          <table:table-cell office:value-type="float" office:value="0.073" calcext:value-type="float">
            <text:p>0.073</text:p>
          </table:table-cell>
          <table:table-cell office:value-type="float" office:value="66.432" calcext:value-type="float">
            <text:p>66.432</text:p>
          </table:table-cell>
          <table:table-cell office:value-type="float" office:value="0.733" calcext:value-type="float">
            <text:p>0.733</text:p>
          </table:table-cell>
          <table:table-cell office:value-type="float" office:value="80.325" calcext:value-type="float">
            <text:p>80.325</text:p>
          </table:table-cell>
          <table:table-cell office:value-type="float" office:value="24.045" calcext:value-type="float">
            <text:p>24.045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/>
          <table:table-cell office:value-type="float" office:value="168.6" calcext:value-type="float">
            <text:p>168.6</text:p>
          </table:table-cell>
          <table:table-cell office:value-type="float" office:value="1236.74" calcext:value-type="float">
            <text:p>1236.74</text:p>
          </table:table-cell>
          <table:table-cell office:value-type="float" office:value="-66.373" calcext:value-type="float">
            <text:p>-66.373</text:p>
          </table:table-cell>
          <table:table-cell office:value-type="float" office:value="0.096" calcext:value-type="float">
            <text:p>0.096</text:p>
          </table:table-cell>
          <table:table-cell office:value-type="float" office:value="66.414" calcext:value-type="float">
            <text:p>66.414</text:p>
          </table:table-cell>
          <table:table-cell office:value-type="float" office:value="1.5" calcext:value-type="float">
            <text:p>1.5</text:p>
          </table:table-cell>
          <table:table-cell office:value-type="float" office:value="92.154" calcext:value-type="float">
            <text:p>92.154</text:p>
          </table:table-cell>
          <table:table-cell office:value-type="float" office:value="23.297" calcext:value-type="float">
            <text:p>23.297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/>
          <table:table-cell office:value-type="float" office:value="169.1" calcext:value-type="float">
            <text:p>169.1</text:p>
          </table:table-cell>
          <table:table-cell office:value-type="float" office:value="1203.562" calcext:value-type="float">
            <text:p>1203.562</text:p>
          </table:table-cell>
          <table:table-cell office:value-type="float" office:value="-66.339" calcext:value-type="float">
            <text:p>-66.339</text:p>
          </table:table-cell>
          <table:table-cell office:value-type="float" office:value="0.07" calcext:value-type="float">
            <text:p>0.07</text:p>
          </table:table-cell>
          <table:table-cell office:value-type="float" office:value="66.364" calcext:value-type="float">
            <text:p>66.364</text:p>
          </table:table-cell>
          <table:table-cell office:value-type="float" office:value="1.192" calcext:value-type="float">
            <text:p>1.192</text:p>
          </table:table-cell>
          <table:table-cell office:value-type="float" office:value="103.65" calcext:value-type="float">
            <text:p>103.65</text:p>
          </table:table-cell>
          <table:table-cell office:value-type="float" office:value="22.702" calcext:value-type="float">
            <text:p>22.702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169.6" calcext:value-type="float">
            <text:p>169.6</text:p>
          </table:table-cell>
          <table:table-cell office:value-type="float" office:value="1170.41" calcext:value-type="float">
            <text:p>1170.41</text:p>
          </table:table-cell>
          <table:table-cell office:value-type="float" office:value="-66.272" calcext:value-type="float">
            <text:p>-66.272</text:p>
          </table:table-cell>
          <table:table-cell office:value-type="float" office:value="0.134" calcext:value-type="float">
            <text:p>0.134</text:p>
          </table:table-cell>
          <table:table-cell office:value-type="float" office:value="66.375" calcext:value-type="float">
            <text:p>66.375</text:p>
          </table:table-cell>
          <table:table-cell office:value-type="float" office:value="2.391" calcext:value-type="float">
            <text:p>2.391</text:p>
          </table:table-cell>
          <table:table-cell office:value-type="float" office:value="114.699" calcext:value-type="float">
            <text:p>114.699</text:p>
          </table:table-cell>
          <table:table-cell office:value-type="float" office:value="21.508" calcext:value-type="float">
            <text:p>21.508</text:p>
          </table:table-cell>
          <table:table-cell office:value-type="float" office:value="2.388" calcext:value-type="float">
            <text:p>2.388</text:p>
          </table:table-cell>
        </table:table-row>
        <table:table-row table:style-name="ro1">
          <table:table-cell/>
          <table:table-cell office:value-type="float" office:value="170.1" calcext:value-type="float">
            <text:p>170.1</text:p>
          </table:table-cell>
          <table:table-cell office:value-type="float" office:value="1137.276" calcext:value-type="float">
            <text:p>1137.276</text:p>
          </table:table-cell>
          <table:table-cell office:value-type="float" office:value="-66.262" calcext:value-type="float">
            <text:p>-66.262</text:p>
          </table:table-cell>
          <table:table-cell office:value-type="float" office:value="0.019" calcext:value-type="float">
            <text:p>0.019</text:p>
          </table:table-cell>
          <table:table-cell office:value-type="float" office:value="66.268" calcext:value-type="float">
            <text:p>66.268</text:p>
          </table:table-cell>
          <table:table-cell office:value-type="float" office:value="0.559" calcext:value-type="float">
            <text:p>0.559</text:p>
          </table:table-cell>
          <table:table-cell office:value-type="float" office:value="125.381" calcext:value-type="float">
            <text:p>125.381</text:p>
          </table:table-cell>
          <table:table-cell office:value-type="float" office:value="21.229" calcext:value-type="float">
            <text:p>21.229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/>
          <table:table-cell office:value-type="float" office:value="170.6" calcext:value-type="float">
            <text:p>170.6</text:p>
          </table:table-cell>
          <table:table-cell office:value-type="float" office:value="1104.15" calcext:value-type="float">
            <text:p>1104.15</text:p>
          </table:table-cell>
          <table:table-cell office:value-type="float" office:value="-66.243" calcext:value-type="float">
            <text:p>-66.243</text:p>
          </table:table-cell>
          <table:table-cell office:value-type="float" office:value="0.038" calcext:value-type="float">
            <text:p>0.038</text:p>
          </table:table-cell>
          <table:table-cell office:value-type="float" office:value="66.244" calcext:value-type="float">
            <text:p>66.244</text:p>
          </table:table-cell>
          <table:table-cell office:value-type="float" office:value="0.167" calcext:value-type="float">
            <text:p>0.167</text:p>
          </table:table-cell>
          <table:table-cell office:value-type="float" office:value="136.013" calcext:value-type="float">
            <text:p>136.013</text:p>
          </table:table-cell>
          <table:table-cell office:value-type="float" office:value="21.31" calcext:value-type="float">
            <text:p>21.31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/>
          <table:table-cell office:value-type="float" office:value="171.1" calcext:value-type="float">
            <text:p>171.1</text:p>
          </table:table-cell>
          <table:table-cell office:value-type="float" office:value="1071.037" calcext:value-type="float">
            <text:p>1071.037</text:p>
          </table:table-cell>
          <table:table-cell office:value-type="float" office:value="-66.207" calcext:value-type="float">
            <text:p>-66.207</text:p>
          </table:table-cell>
          <table:table-cell office:value-type="float" office:value="0.072" calcext:value-type="float">
            <text:p>0.072</text:p>
          </table:table-cell>
          <table:table-cell office:value-type="float" office:value="66.232" calcext:value-type="float">
            <text:p>66.232</text:p>
          </table:table-cell>
          <table:table-cell office:value-type="float" office:value="1.153" calcext:value-type="float">
            <text:p>1.153</text:p>
          </table:table-cell>
          <table:table-cell office:value-type="float" office:value="146.81" calcext:value-type="float">
            <text:p>146.81</text:p>
          </table:table-cell>
          <table:table-cell office:value-type="float" office:value="21.885" calcext:value-type="float">
            <text:p>21.885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/>
          <table:table-cell office:value-type="float" office:value="171.6" calcext:value-type="float">
            <text:p>171.6</text:p>
          </table:table-cell>
          <table:table-cell office:value-type="float" office:value="1037.94" calcext:value-type="float">
            <text:p>1037.94</text:p>
          </table:table-cell>
          <table:table-cell office:value-type="float" office:value="-66.179" calcext:value-type="float">
            <text:p>-66.179</text:p>
          </table:table-cell>
          <table:table-cell office:value-type="float" office:value="0.055" calcext:value-type="float">
            <text:p>0.055</text:p>
          </table:table-cell>
          <table:table-cell office:value-type="float" office:value="66.187" calcext:value-type="float">
            <text:p>66.187</text:p>
          </table:table-cell>
          <table:table-cell office:value-type="float" office:value="0.644" calcext:value-type="float">
            <text:p>0.644</text:p>
          </table:table-cell>
          <table:table-cell office:value-type="float" office:value="157.831" calcext:value-type="float">
            <text:p>157.831</text:p>
          </table:table-cell>
          <table:table-cell office:value-type="float" office:value="22.206" calcext:value-type="float">
            <text:p>22.206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/>
          <table:table-cell office:value-type="float" office:value="172.1" calcext:value-type="float">
            <text:p>172.1</text:p>
          </table:table-cell>
          <table:table-cell office:value-type="float" office:value="1004.861" calcext:value-type="float">
            <text:p>1004.861</text:p>
          </table:table-cell>
          <table:table-cell office:value-type="float" office:value="-66.139" calcext:value-type="float">
            <text:p>-66.139</text:p>
          </table:table-cell>
          <table:table-cell office:value-type="float" office:value="0.08" calcext:value-type="float">
            <text:p>0.08</text:p>
          </table:table-cell>
          <table:table-cell office:value-type="float" office:value="66.17" calcext:value-type="float">
            <text:p>66.17</text:p>
          </table:table-cell>
          <table:table-cell office:value-type="float" office:value="1.294" calcext:value-type="float">
            <text:p>1.294</text:p>
          </table:table-cell>
          <table:table-cell office:value-type="float" office:value="169.094" calcext:value-type="float">
            <text:p>169.094</text:p>
          </table:table-cell>
          <table:table-cell office:value-type="float" office:value="22.852" calcext:value-type="float">
            <text:p>22.852</text:p>
          </table:table-cell>
          <table:table-cell office:value-type="float" office:value="1.291" calcext:value-type="float">
            <text:p>1.291</text:p>
          </table:table-cell>
        </table:table-row>
        <table:table-row table:style-name="ro1">
          <table:table-cell/>
          <table:table-cell office:value-type="float" office:value="172.6" calcext:value-type="float">
            <text:p>172.6</text:p>
          </table:table-cell>
          <table:table-cell office:value-type="float" office:value="971.797" calcext:value-type="float">
            <text:p>971.797</text:p>
          </table:table-cell>
          <table:table-cell office:value-type="float" office:value="-66.115" calcext:value-type="float">
            <text:p>-66.115</text:p>
          </table:table-cell>
          <table:table-cell office:value-type="float" office:value="0.048" calcext:value-type="float">
            <text:p>0.048</text:p>
          </table:table-cell>
          <table:table-cell office:value-type="float" office:value="66.116" calcext:value-type="float">
            <text:p>66.116</text:p>
          </table:table-cell>
          <table:table-cell office:value-type="float" office:value="0.091" calcext:value-type="float">
            <text:p>0.091</text:p>
          </table:table-cell>
          <table:table-cell office:value-type="float" office:value="180.509" calcext:value-type="float">
            <text:p>180.509</text:p>
          </table:table-cell>
          <table:table-cell office:value-type="float" office:value="22.813" calcext:value-type="float">
            <text:p>22.813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# Event RECOVERY_DEVICE_DEPLOYMENT occurred at t=172.601 seconds</text:p>
          </table:table-cell>
          <table:table-cell office:value-type="float" office:value="173.1" calcext:value-type="float">
            <text:p>173.1</text:p>
          </table:table-cell>
          <table:table-cell office:value-type="float" office:value="938.746" calcext:value-type="float">
            <text:p>938.746</text:p>
          </table:table-cell>
          <table:table-cell office:value-type="float" office:value="-66.087" calcext:value-type="float">
            <text:p>-66.087</text:p>
          </table:table-cell>
          <table:table-cell office:value-type="float" office:value="0.057" calcext:value-type="float">
            <text:p>0.057</text:p>
          </table:table-cell>
          <table:table-cell office:value-type="float" office:value="66.087" calcext:value-type="float">
            <text:p>66.087</text:p>
          </table:table-cell>
          <table:table-cell office:value-type="float" office:value="0.144" calcext:value-type="float">
            <text:p>0.144</text:p>
          </table:table-cell>
          <table:table-cell office:value-type="float" office:value="191.897" calcext:value-type="float">
            <text:p>191.897</text:p>
          </table:table-cell>
          <table:table-cell office:value-type="float" office:value="22.747" calcext:value-type="float">
            <text:p>22.747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/>
          <table:table-cell office:value-type="float" office:value="173.105" calcext:value-type="float">
            <text:p>173.105</text:p>
          </table:table-cell>
          <table:table-cell office:value-type="float" office:value="938.368" calcext:value-type="float">
            <text:p>938.368</text:p>
          </table:table-cell>
          <table:table-cell office:value-type="float" office:value="-64.448" calcext:value-type="float">
            <text:p>-64.448</text:p>
          </table:table-cell>
          <table:table-cell office:value-type="float" office:value="282.739" calcext:value-type="float">
            <text:p>282.739</text:p>
          </table:table-cell>
          <table:table-cell office:value-type="float" office:value="64.502" calcext:value-type="float">
            <text:p>64.502</text:p>
          </table:table-cell>
          <table:table-cell office:value-type="float" office:value="283.033" calcext:value-type="float">
            <text:p>283.033</text:p>
          </table:table-cell>
          <table:table-cell office:value-type="float" office:value="192.029" calcext:value-type="float">
            <text:p>192.029</text:p>
          </table:table-cell>
          <table:table-cell office:value-type="float" office:value="22.672" calcext:value-type="float">
            <text:p>22.672</text:p>
          </table:table-cell>
          <table:table-cell office:value-type="float" office:value="12.902" calcext:value-type="float">
            <text:p>12.902</text:p>
          </table:table-cell>
        </table:table-row>
        <table:table-row table:style-name="ro1">
          <table:table-cell/>
          <table:table-cell office:value-type="float" office:value="173.107" calcext:value-type="float">
            <text:p>173.107</text:p>
          </table:table-cell>
          <table:table-cell office:value-type="float" office:value="938.289" calcext:value-type="float">
            <text:p>938.289</text:p>
          </table:table-cell>
          <table:table-cell office:value-type="float" office:value="-64.117" calcext:value-type="float">
            <text:p>-64.117</text:p>
          </table:table-cell>
          <table:table-cell office:value-type="float" office:value="267.365" calcext:value-type="float">
            <text:p>267.365</text:p>
          </table:table-cell>
          <table:table-cell office:value-type="float" office:value="64.181" calcext:value-type="float">
            <text:p>64.181</text:p>
          </table:table-cell>
          <table:table-cell office:value-type="float" office:value="267.699" calcext:value-type="float">
            <text:p>267.699</text:p>
          </table:table-cell>
          <table:table-cell office:value-type="float" office:value="192.057" calcext:value-type="float">
            <text:p>192.057</text:p>
          </table:table-cell>
          <table:table-cell office:value-type="float" office:value="22.655" calcext:value-type="float">
            <text:p>22.655</text:p>
          </table:table-cell>
          <table:table-cell office:value-type="float" office:value="13.374" calcext:value-type="float">
            <text:p>13.374</text:p>
          </table:table-cell>
        </table:table-row>
        <table:table-row table:style-name="ro1">
          <table:table-cell/>
          <table:table-cell office:value-type="float" office:value="173.108" calcext:value-type="float">
            <text:p>173.108</text:p>
          </table:table-cell>
          <table:table-cell office:value-type="float" office:value="938.204" calcext:value-type="float">
            <text:p>938.204</text:p>
          </table:table-cell>
          <table:table-cell office:value-type="float" office:value="-63.766" calcext:value-type="float">
            <text:p>-63.766</text:p>
          </table:table-cell>
          <table:table-cell office:value-type="float" office:value="264.313" calcext:value-type="float">
            <text:p>264.313</text:p>
          </table:table-cell>
          <table:table-cell office:value-type="float" office:value="63.832" calcext:value-type="float">
            <text:p>63.832</text:p>
          </table:table-cell>
          <table:table-cell office:value-type="float" office:value="264.658" calcext:value-type="float">
            <text:p>264.658</text:p>
          </table:table-cell>
          <table:table-cell office:value-type="float" office:value="192.087" calcext:value-type="float">
            <text:p>192.087</text:p>
          </table:table-cell>
          <table:table-cell office:value-type="float" office:value="22.637" calcext:value-type="float">
            <text:p>22.637</text:p>
          </table:table-cell>
          <table:table-cell office:value-type="float" office:value="13.507" calcext:value-type="float">
            <text:p>13.507</text:p>
          </table:table-cell>
        </table:table-row>
        <table:table-row table:style-name="ro1">
          <table:table-cell/>
          <table:table-cell office:value-type="float" office:value="173.109" calcext:value-type="float">
            <text:p>173.109</text:p>
          </table:table-cell>
          <table:table-cell office:value-type="float" office:value="938.118" calcext:value-type="float">
            <text:p>938.118</text:p>
          </table:table-cell>
          <table:table-cell office:value-type="float" office:value="-63.414" calcext:value-type="float">
            <text:p>-63.414</text:p>
          </table:table-cell>
          <table:table-cell office:value-type="float" office:value="261.09" calcext:value-type="float">
            <text:p>261.09</text:p>
          </table:table-cell>
          <table:table-cell office:value-type="float" office:value="63.482" calcext:value-type="float">
            <text:p>63.482</text:p>
          </table:table-cell>
          <table:table-cell office:value-type="float" office:value="261.446" calcext:value-type="float">
            <text:p>261.446</text:p>
          </table:table-cell>
          <table:table-cell office:value-type="float" office:value="192.117" calcext:value-type="float">
            <text:p>192.117</text:p>
          </table:table-cell>
          <table:table-cell office:value-type="float" office:value="22.619" calcext:value-type="float">
            <text:p>22.619</text:p>
          </table:table-cell>
          <table:table-cell office:value-type="float" office:value="13.646" calcext:value-type="float">
            <text:p>13.646</text:p>
          </table:table-cell>
        </table:table-row>
        <table:table-row table:style-name="ro1">
          <table:table-cell/>
          <table:table-cell office:value-type="float" office:value="173.111" calcext:value-type="float">
            <text:p>173.111</text:p>
          </table:table-cell>
          <table:table-cell office:value-type="float" office:value="938.031" calcext:value-type="float">
            <text:p>938.031</text:p>
          </table:table-cell>
          <table:table-cell office:value-type="float" office:value="-63.059" calcext:value-type="float">
            <text:p>-63.059</text:p>
          </table:table-cell>
          <table:table-cell office:value-type="float" office:value="257.87" calcext:value-type="float">
            <text:p>257.87</text:p>
          </table:table-cell>
          <table:table-cell office:value-type="float" office:value="63.13" calcext:value-type="float">
            <text:p>63.13</text:p>
          </table:table-cell>
          <table:table-cell office:value-type="float" office:value="258.238" calcext:value-type="float">
            <text:p>258.238</text:p>
          </table:table-cell>
          <table:table-cell office:value-type="float" office:value="192.149" calcext:value-type="float">
            <text:p>192.149</text:p>
          </table:table-cell>
          <table:table-cell office:value-type="float" office:value="22.6" calcext:value-type="float">
            <text:p>22.6</text:p>
          </table:table-cell>
          <table:table-cell office:value-type="float" office:value="13.786" calcext:value-type="float">
            <text:p>13.786</text:p>
          </table:table-cell>
        </table:table-row>
        <table:table-row table:style-name="ro1">
          <table:table-cell/>
          <table:table-cell office:value-type="float" office:value="173.112" calcext:value-type="float">
            <text:p>173.112</text:p>
          </table:table-cell>
          <table:table-cell office:value-type="float" office:value="937.943" calcext:value-type="float">
            <text:p>937.943</text:p>
          </table:table-cell>
          <table:table-cell office:value-type="float" office:value="-62.703" calcext:value-type="float">
            <text:p>-62.703</text:p>
          </table:table-cell>
          <table:table-cell office:value-type="float" office:value="254.651" calcext:value-type="float">
            <text:p>254.651</text:p>
          </table:table-cell>
          <table:table-cell office:value-type="float" office:value="62.776" calcext:value-type="float">
            <text:p>62.776</text:p>
          </table:table-cell>
          <table:table-cell office:value-type="float" office:value="255.032" calcext:value-type="float">
            <text:p>255.032</text:p>
          </table:table-cell>
          <table:table-cell office:value-type="float" office:value="192.18" calcext:value-type="float">
            <text:p>192.18</text:p>
          </table:table-cell>
          <table:table-cell office:value-type="float" office:value="22.581" calcext:value-type="float">
            <text:p>22.581</text:p>
          </table:table-cell>
          <table:table-cell office:value-type="float" office:value="13.927" calcext:value-type="float">
            <text:p>13.927</text:p>
          </table:table-cell>
        </table:table-row>
        <table:table-row table:style-name="ro1">
          <table:table-cell/>
          <table:table-cell office:value-type="float" office:value="173.113" calcext:value-type="float">
            <text:p>173.113</text:p>
          </table:table-cell>
          <table:table-cell office:value-type="float" office:value="937.854" calcext:value-type="float">
            <text:p>937.854</text:p>
          </table:table-cell>
          <table:table-cell office:value-type="float" office:value="-62.344" calcext:value-type="float">
            <text:p>-62.344</text:p>
          </table:table-cell>
          <table:table-cell office:value-type="float" office:value="251.433" calcext:value-type="float">
            <text:p>251.433</text:p>
          </table:table-cell>
          <table:table-cell office:value-type="float" office:value="62.421" calcext:value-type="float">
            <text:p>62.421</text:p>
          </table:table-cell>
          <table:table-cell office:value-type="float" office:value="251.826" calcext:value-type="float">
            <text:p>251.826</text:p>
          </table:table-cell>
          <table:table-cell office:value-type="float" office:value="192.212" calcext:value-type="float">
            <text:p>192.212</text:p>
          </table:table-cell>
          <table:table-cell office:value-type="float" office:value="22.56" calcext:value-type="float">
            <text:p>22.56</text:p>
          </table:table-cell>
          <table:table-cell office:value-type="float" office:value="14.067" calcext:value-type="float">
            <text:p>14.067</text:p>
          </table:table-cell>
        </table:table-row>
        <table:table-row table:style-name="ro1">
          <table:table-cell/>
          <table:table-cell office:value-type="float" office:value="173.115" calcext:value-type="float">
            <text:p>173.115</text:p>
          </table:table-cell>
          <table:table-cell office:value-type="float" office:value="937.763" calcext:value-type="float">
            <text:p>937.763</text:p>
          </table:table-cell>
          <table:table-cell office:value-type="float" office:value="-61.984" calcext:value-type="float">
            <text:p>-61.984</text:p>
          </table:table-cell>
          <table:table-cell office:value-type="float" office:value="248.215" calcext:value-type="float">
            <text:p>248.215</text:p>
          </table:table-cell>
          <table:table-cell office:value-type="float" office:value="62.063" calcext:value-type="float">
            <text:p>62.063</text:p>
          </table:table-cell>
          <table:table-cell office:value-type="float" office:value="248.622" calcext:value-type="float">
            <text:p>248.622</text:p>
          </table:table-cell>
          <table:table-cell office:value-type="float" office:value="192.245" calcext:value-type="float">
            <text:p>192.245</text:p>
          </table:table-cell>
          <table:table-cell office:value-type="float" office:value="22.54" calcext:value-type="float">
            <text:p>22.54</text:p>
          </table:table-cell>
          <table:table-cell office:value-type="float" office:value="14.207" calcext:value-type="float">
            <text:p>14.207</text:p>
          </table:table-cell>
        </table:table-row>
        <table:table-row table:style-name="ro1">
          <table:table-cell/>
          <table:table-cell office:value-type="float" office:value="173.116" calcext:value-type="float">
            <text:p>173.116</text:p>
          </table:table-cell>
          <table:table-cell office:value-type="float" office:value="937.672" calcext:value-type="float">
            <text:p>937.672</text:p>
          </table:table-cell>
          <table:table-cell office:value-type="float" office:value="-61.621" calcext:value-type="float">
            <text:p>-61.621</text:p>
          </table:table-cell>
          <table:table-cell office:value-type="float" office:value="244.998" calcext:value-type="float">
            <text:p>244.998</text:p>
          </table:table-cell>
          <table:table-cell office:value-type="float" office:value="61.703" calcext:value-type="float">
            <text:p>61.703</text:p>
          </table:table-cell>
          <table:table-cell office:value-type="float" office:value="245.418" calcext:value-type="float">
            <text:p>245.418</text:p>
          </table:table-cell>
          <table:table-cell office:value-type="float" office:value="192.278" calcext:value-type="float">
            <text:p>192.278</text:p>
          </table:table-cell>
          <table:table-cell office:value-type="float" office:value="22.519" calcext:value-type="float">
            <text:p>22.519</text:p>
          </table:table-cell>
          <table:table-cell office:value-type="float" office:value="14.348" calcext:value-type="float">
            <text:p>14.348</text:p>
          </table:table-cell>
        </table:table-row>
        <table:table-row table:style-name="ro1">
          <table:table-cell/>
          <table:table-cell office:value-type="float" office:value="173.118" calcext:value-type="float">
            <text:p>173.118</text:p>
          </table:table-cell>
          <table:table-cell office:value-type="float" office:value="937.579" calcext:value-type="float">
            <text:p>937.579</text:p>
          </table:table-cell>
          <table:table-cell office:value-type="float" office:value="-61.256" calcext:value-type="float">
            <text:p>-61.256</text:p>
          </table:table-cell>
          <table:table-cell office:value-type="float" office:value="241.782" calcext:value-type="float">
            <text:p>241.782</text:p>
          </table:table-cell>
          <table:table-cell office:value-type="float" office:value="61.342" calcext:value-type="float">
            <text:p>61.342</text:p>
          </table:table-cell>
          <table:table-cell office:value-type="float" office:value="242.216" calcext:value-type="float">
            <text:p>242.216</text:p>
          </table:table-cell>
          <table:table-cell office:value-type="float" office:value="192.312" calcext:value-type="float">
            <text:p>192.312</text:p>
          </table:table-cell>
          <table:table-cell office:value-type="float" office:value="22.497" calcext:value-type="float">
            <text:p>22.497</text:p>
          </table:table-cell>
          <table:table-cell office:value-type="float" office:value="14.489" calcext:value-type="float">
            <text:p>14.489</text:p>
          </table:table-cell>
        </table:table-row>
        <table:table-row table:style-name="ro1">
          <table:table-cell/>
          <table:table-cell office:value-type="float" office:value="173.119" calcext:value-type="float">
            <text:p>173.119</text:p>
          </table:table-cell>
          <table:table-cell office:value-type="float" office:value="937.485" calcext:value-type="float">
            <text:p>937.485</text:p>
          </table:table-cell>
          <table:table-cell office:value-type="float" office:value="-60.889" calcext:value-type="float">
            <text:p>-60.889</text:p>
          </table:table-cell>
          <table:table-cell office:value-type="float" office:value="238.567" calcext:value-type="float">
            <text:p>238.567</text:p>
          </table:table-cell>
          <table:table-cell office:value-type="float" office:value="60.978" calcext:value-type="float">
            <text:p>60.978</text:p>
          </table:table-cell>
          <table:table-cell office:value-type="float" office:value="239.015" calcext:value-type="float">
            <text:p>239.015</text:p>
          </table:table-cell>
          <table:table-cell office:value-type="float" office:value="192.347" calcext:value-type="float">
            <text:p>192.347</text:p>
          </table:table-cell>
          <table:table-cell office:value-type="float" office:value="22.474" calcext:value-type="float">
            <text:p>22.474</text:p>
          </table:table-cell>
          <table:table-cell office:value-type="float" office:value="14.631" calcext:value-type="float">
            <text:p>14.631</text:p>
          </table:table-cell>
        </table:table-row>
        <table:table-row table:style-name="ro1">
          <table:table-cell/>
          <table:table-cell office:value-type="float" office:value="173.121" calcext:value-type="float">
            <text:p>173.121</text:p>
          </table:table-cell>
          <table:table-cell office:value-type="float" office:value="937.39" calcext:value-type="float">
            <text:p>937.39</text:p>
          </table:table-cell>
          <table:table-cell office:value-type="float" office:value="-60.52" calcext:value-type="float">
            <text:p>-60.52</text:p>
          </table:table-cell>
          <table:table-cell office:value-type="float" office:value="235.353" calcext:value-type="float">
            <text:p>235.353</text:p>
          </table:table-cell>
          <table:table-cell office:value-type="float" office:value="60.612" calcext:value-type="float">
            <text:p>60.612</text:p>
          </table:table-cell>
          <table:table-cell office:value-type="float" office:value="235.816" calcext:value-type="float">
            <text:p>235.816</text:p>
          </table:table-cell>
          <table:table-cell office:value-type="float" office:value="192.382" calcext:value-type="float">
            <text:p>192.382</text:p>
          </table:table-cell>
          <table:table-cell office:value-type="float" office:value="22.451" calcext:value-type="float">
            <text:p>22.451</text:p>
          </table:table-cell>
          <table:table-cell office:value-type="float" office:value="14.772" calcext:value-type="float">
            <text:p>14.772</text:p>
          </table:table-cell>
        </table:table-row>
        <table:table-row table:style-name="ro1">
          <table:table-cell/>
          <table:table-cell office:value-type="float" office:value="173.123" calcext:value-type="float">
            <text:p>173.123</text:p>
          </table:table-cell>
          <table:table-cell office:value-type="float" office:value="937.294" calcext:value-type="float">
            <text:p>937.294</text:p>
          </table:table-cell>
          <table:table-cell office:value-type="float" office:value="-60.149" calcext:value-type="float">
            <text:p>-60.149</text:p>
          </table:table-cell>
          <table:table-cell office:value-type="float" office:value="232.139" calcext:value-type="float">
            <text:p>232.139</text:p>
          </table:table-cell>
          <table:table-cell office:value-type="float" office:value="60.245" calcext:value-type="float">
            <text:p>60.245</text:p>
          </table:table-cell>
          <table:table-cell office:value-type="float" office:value="232.618" calcext:value-type="float">
            <text:p>232.618</text:p>
          </table:table-cell>
          <table:table-cell office:value-type="float" office:value="192.418" calcext:value-type="float">
            <text:p>192.418</text:p>
          </table:table-cell>
          <table:table-cell office:value-type="float" office:value="22.427" calcext:value-type="float">
            <text:p>22.427</text:p>
          </table:table-cell>
          <table:table-cell office:value-type="float" office:value="14.914" calcext:value-type="float">
            <text:p>14.914</text:p>
          </table:table-cell>
        </table:table-row>
        <table:table-row table:style-name="ro1">
          <table:table-cell/>
          <table:table-cell office:value-type="float" office:value="173.124" calcext:value-type="float">
            <text:p>173.124</text:p>
          </table:table-cell>
          <table:table-cell office:value-type="float" office:value="937.196" calcext:value-type="float">
            <text:p>937.196</text:p>
          </table:table-cell>
          <table:table-cell office:value-type="float" office:value="-59.776" calcext:value-type="float">
            <text:p>-59.776</text:p>
          </table:table-cell>
          <table:table-cell office:value-type="float" office:value="228.926" calcext:value-type="float">
            <text:p>228.926</text:p>
          </table:table-cell>
          <table:table-cell office:value-type="float" office:value="59.875" calcext:value-type="float">
            <text:p>59.875</text:p>
          </table:table-cell>
          <table:table-cell office:value-type="float" office:value="229.421" calcext:value-type="float">
            <text:p>229.421</text:p>
          </table:table-cell>
          <table:table-cell office:value-type="float" office:value="192.455" calcext:value-type="float">
            <text:p>192.455</text:p>
          </table:table-cell>
          <table:table-cell office:value-type="float" office:value="22.403" calcext:value-type="float">
            <text:p>22.403</text:p>
          </table:table-cell>
          <table:table-cell office:value-type="float" office:value="15.056" calcext:value-type="float">
            <text:p>15.056</text:p>
          </table:table-cell>
        </table:table-row>
        <table:table-row table:style-name="ro1">
          <table:table-cell/>
          <table:table-cell office:value-type="float" office:value="173.126" calcext:value-type="float">
            <text:p>173.126</text:p>
          </table:table-cell>
          <table:table-cell office:value-type="float" office:value="937.097" calcext:value-type="float">
            <text:p>937.097</text:p>
          </table:table-cell>
          <table:table-cell office:value-type="float" office:value="-59.4" calcext:value-type="float">
            <text:p>-59.4</text:p>
          </table:table-cell>
          <table:table-cell office:value-type="float" office:value="225.714" calcext:value-type="float">
            <text:p>225.714</text:p>
          </table:table-cell>
          <table:table-cell office:value-type="float" office:value="59.503" calcext:value-type="float">
            <text:p>59.503</text:p>
          </table:table-cell>
          <table:table-cell office:value-type="float" office:value="226.225" calcext:value-type="float">
            <text:p>226.225</text:p>
          </table:table-cell>
          <table:table-cell office:value-type="float" office:value="192.492" calcext:value-type="float">
            <text:p>192.492</text:p>
          </table:table-cell>
          <table:table-cell office:value-type="float" office:value="22.377" calcext:value-type="float">
            <text:p>22.377</text:p>
          </table:table-cell>
          <table:table-cell office:value-type="float" office:value="15.199" calcext:value-type="float">
            <text:p>15.199</text:p>
          </table:table-cell>
        </table:table-row>
        <table:table-row table:style-name="ro1">
          <table:table-cell/>
          <table:table-cell office:value-type="float" office:value="173.128" calcext:value-type="float">
            <text:p>173.128</text:p>
          </table:table-cell>
          <table:table-cell office:value-type="float" office:value="936.996" calcext:value-type="float">
            <text:p>936.996</text:p>
          </table:table-cell>
          <table:table-cell office:value-type="float" office:value="-59.022" calcext:value-type="float">
            <text:p>-59.022</text:p>
          </table:table-cell>
          <table:table-cell office:value-type="float" office:value="222.503" calcext:value-type="float">
            <text:p>222.503</text:p>
          </table:table-cell>
          <table:table-cell office:value-type="float" office:value="59.129" calcext:value-type="float">
            <text:p>59.129</text:p>
          </table:table-cell>
          <table:table-cell office:value-type="float" office:value="223.032" calcext:value-type="float">
            <text:p>223.032</text:p>
          </table:table-cell>
          <table:table-cell office:value-type="float" office:value="192.53" calcext:value-type="float">
            <text:p>192.53</text:p>
          </table:table-cell>
          <table:table-cell office:value-type="float" office:value="22.351" calcext:value-type="float">
            <text:p>22.351</text:p>
          </table:table-cell>
          <table:table-cell office:value-type="float" office:value="15.341" calcext:value-type="float">
            <text:p>15.341</text:p>
          </table:table-cell>
        </table:table-row>
        <table:table-row table:style-name="ro1">
          <table:table-cell/>
          <table:table-cell office:value-type="float" office:value="173.129" calcext:value-type="float">
            <text:p>173.129</text:p>
          </table:table-cell>
          <table:table-cell office:value-type="float" office:value="936.894" calcext:value-type="float">
            <text:p>936.894</text:p>
          </table:table-cell>
          <table:table-cell office:value-type="float" office:value="-58.641" calcext:value-type="float">
            <text:p>-58.641</text:p>
          </table:table-cell>
          <table:table-cell office:value-type="float" office:value="219.293" calcext:value-type="float">
            <text:p>219.293</text:p>
          </table:table-cell>
          <table:table-cell office:value-type="float" office:value="58.752" calcext:value-type="float">
            <text:p>58.752</text:p>
          </table:table-cell>
          <table:table-cell office:value-type="float" office:value="219.839" calcext:value-type="float">
            <text:p>219.839</text:p>
          </table:table-cell>
          <table:table-cell office:value-type="float" office:value="192.569" calcext:value-type="float">
            <text:p>192.569</text:p>
          </table:table-cell>
          <table:table-cell office:value-type="float" office:value="22.324" calcext:value-type="float">
            <text:p>22.324</text:p>
          </table:table-cell>
          <table:table-cell office:value-type="float" office:value="15.484" calcext:value-type="float">
            <text:p>15.484</text:p>
          </table:table-cell>
        </table:table-row>
        <table:table-row table:style-name="ro1">
          <table:table-cell/>
          <table:table-cell office:value-type="float" office:value="173.131" calcext:value-type="float">
            <text:p>173.131</text:p>
          </table:table-cell>
          <table:table-cell office:value-type="float" office:value="936.79" calcext:value-type="float">
            <text:p>936.79</text:p>
          </table:table-cell>
          <table:table-cell office:value-type="float" office:value="-58.258" calcext:value-type="float">
            <text:p>-58.258</text:p>
          </table:table-cell>
          <table:table-cell office:value-type="float" office:value="216.084" calcext:value-type="float">
            <text:p>216.084</text:p>
          </table:table-cell>
          <table:table-cell office:value-type="float" office:value="58.373" calcext:value-type="float">
            <text:p>58.373</text:p>
          </table:table-cell>
          <table:table-cell office:value-type="float" office:value="216.648" calcext:value-type="float">
            <text:p>216.648</text:p>
          </table:table-cell>
          <table:table-cell office:value-type="float" office:value="192.608" calcext:value-type="float">
            <text:p>192.608</text:p>
          </table:table-cell>
          <table:table-cell office:value-type="float" office:value="22.297" calcext:value-type="float">
            <text:p>22.297</text:p>
          </table:table-cell>
          <table:table-cell office:value-type="float" office:value="15.628" calcext:value-type="float">
            <text:p>15.628</text:p>
          </table:table-cell>
        </table:table-row>
        <table:table-row table:style-name="ro1">
          <table:table-cell/>
          <table:table-cell office:value-type="float" office:value="173.133" calcext:value-type="float">
            <text:p>173.133</text:p>
          </table:table-cell>
          <table:table-cell office:value-type="float" office:value="936.685" calcext:value-type="float">
            <text:p>936.685</text:p>
          </table:table-cell>
          <table:table-cell office:value-type="float" office:value="-57.873" calcext:value-type="float">
            <text:p>-57.873</text:p>
          </table:table-cell>
          <table:table-cell office:value-type="float" office:value="212.876" calcext:value-type="float">
            <text:p>212.876</text:p>
          </table:table-cell>
          <table:table-cell office:value-type="float" office:value="57.992" calcext:value-type="float">
            <text:p>57.992</text:p>
          </table:table-cell>
          <table:table-cell office:value-type="float" office:value="213.459" calcext:value-type="float">
            <text:p>213.459</text:p>
          </table:table-cell>
          <table:table-cell office:value-type="float" office:value="192.649" calcext:value-type="float">
            <text:p>192.649</text:p>
          </table:table-cell>
          <table:table-cell office:value-type="float" office:value="22.268" calcext:value-type="float">
            <text:p>22.268</text:p>
          </table:table-cell>
          <table:table-cell office:value-type="float" office:value="15.771" calcext:value-type="float">
            <text:p>15.771</text:p>
          </table:table-cell>
        </table:table-row>
        <table:table-row table:style-name="ro1">
          <table:table-cell/>
          <table:table-cell office:value-type="float" office:value="173.135" calcext:value-type="float">
            <text:p>173.135</text:p>
          </table:table-cell>
          <table:table-cell office:value-type="float" office:value="936.579" calcext:value-type="float">
            <text:p>936.579</text:p>
          </table:table-cell>
          <table:table-cell office:value-type="float" office:value="-57.485" calcext:value-type="float">
            <text:p>-57.485</text:p>
          </table:table-cell>
          <table:table-cell office:value-type="float" office:value="209.669" calcext:value-type="float">
            <text:p>209.669</text:p>
          </table:table-cell>
          <table:table-cell office:value-type="float" office:value="57.609" calcext:value-type="float">
            <text:p>57.609</text:p>
          </table:table-cell>
          <table:table-cell office:value-type="float" office:value="210.272" calcext:value-type="float">
            <text:p>210.272</text:p>
          </table:table-cell>
          <table:table-cell office:value-type="float" office:value="192.69" calcext:value-type="float">
            <text:p>192.69</text:p>
          </table:table-cell>
          <table:table-cell office:value-type="float" office:value="22.239" calcext:value-type="float">
            <text:p>22.239</text:p>
          </table:table-cell>
          <table:table-cell office:value-type="float" office:value="15.915" calcext:value-type="float">
            <text:p>15.915</text:p>
          </table:table-cell>
        </table:table-row>
        <table:table-row table:style-name="ro1">
          <table:table-cell/>
          <table:table-cell office:value-type="float" office:value="173.137" calcext:value-type="float">
            <text:p>173.137</text:p>
          </table:table-cell>
          <table:table-cell office:value-type="float" office:value="936.47" calcext:value-type="float">
            <text:p>936.47</text:p>
          </table:table-cell>
          <table:table-cell office:value-type="float" office:value="-57.095" calcext:value-type="float">
            <text:p>-57.095</text:p>
          </table:table-cell>
          <table:table-cell office:value-type="float" office:value="206.463" calcext:value-type="float">
            <text:p>206.463</text:p>
          </table:table-cell>
          <table:table-cell office:value-type="float" office:value="57.223" calcext:value-type="float">
            <text:p>57.223</text:p>
          </table:table-cell>
          <table:table-cell office:value-type="float" office:value="207.086" calcext:value-type="float">
            <text:p>207.086</text:p>
          </table:table-cell>
          <table:table-cell office:value-type="float" office:value="192.732" calcext:value-type="float">
            <text:p>192.732</text:p>
          </table:table-cell>
          <table:table-cell office:value-type="float" office:value="22.208" calcext:value-type="float">
            <text:p>22.208</text:p>
          </table:table-cell>
          <table:table-cell office:value-type="float" office:value="16.06" calcext:value-type="float">
            <text:p>16.06</text:p>
          </table:table-cell>
        </table:table-row>
        <table:table-row table:style-name="ro1">
          <table:table-cell/>
          <table:table-cell office:value-type="float" office:value="173.139" calcext:value-type="float">
            <text:p>173.139</text:p>
          </table:table-cell>
          <table:table-cell office:value-type="float" office:value="936.36" calcext:value-type="float">
            <text:p>936.36</text:p>
          </table:table-cell>
          <table:table-cell office:value-type="float" office:value="-56.701" calcext:value-type="float">
            <text:p>-56.701</text:p>
          </table:table-cell>
          <table:table-cell office:value-type="float" office:value="203.258" calcext:value-type="float">
            <text:p>203.258</text:p>
          </table:table-cell>
          <table:table-cell office:value-type="float" office:value="56.835" calcext:value-type="float">
            <text:p>56.835</text:p>
          </table:table-cell>
          <table:table-cell office:value-type="float" office:value="203.903" calcext:value-type="float">
            <text:p>203.903</text:p>
          </table:table-cell>
          <table:table-cell office:value-type="float" office:value="192.775" calcext:value-type="float">
            <text:p>192.775</text:p>
          </table:table-cell>
          <table:table-cell office:value-type="float" office:value="22.177" calcext:value-type="float">
            <text:p>22.177</text:p>
          </table:table-cell>
          <table:table-cell office:value-type="float" office:value="16.205" calcext:value-type="float">
            <text:p>16.205</text:p>
          </table:table-cell>
        </table:table-row>
        <table:table-row table:style-name="ro1">
          <table:table-cell/>
          <table:table-cell office:value-type="float" office:value="173.141" calcext:value-type="float">
            <text:p>173.141</text:p>
          </table:table-cell>
          <table:table-cell office:value-type="float" office:value="936.248" calcext:value-type="float">
            <text:p>936.248</text:p>
          </table:table-cell>
          <table:table-cell office:value-type="float" office:value="-56.306" calcext:value-type="float">
            <text:p>-56.306</text:p>
          </table:table-cell>
          <table:table-cell office:value-type="float" office:value="200.054" calcext:value-type="float">
            <text:p>200.054</text:p>
          </table:table-cell>
          <table:table-cell office:value-type="float" office:value="56.445" calcext:value-type="float">
            <text:p>56.445</text:p>
          </table:table-cell>
          <table:table-cell office:value-type="float" office:value="200.721" calcext:value-type="float">
            <text:p>200.721</text:p>
          </table:table-cell>
          <table:table-cell office:value-type="float" office:value="192.818" calcext:value-type="float">
            <text:p>192.818</text:p>
          </table:table-cell>
          <table:table-cell office:value-type="float" office:value="22.145" calcext:value-type="float">
            <text:p>22.145</text:p>
          </table:table-cell>
          <table:table-cell office:value-type="float" office:value="16.35" calcext:value-type="float">
            <text:p>16.35</text:p>
          </table:table-cell>
        </table:table-row>
        <table:table-row table:style-name="ro1">
          <table:table-cell/>
          <table:table-cell office:value-type="float" office:value="173.143" calcext:value-type="float">
            <text:p>173.143</text:p>
          </table:table-cell>
          <table:table-cell office:value-type="float" office:value="936.135" calcext:value-type="float">
            <text:p>936.135</text:p>
          </table:table-cell>
          <table:table-cell office:value-type="float" office:value="-55.907" calcext:value-type="float">
            <text:p>-55.907</text:p>
          </table:table-cell>
          <table:table-cell office:value-type="float" office:value="196.851" calcext:value-type="float">
            <text:p>196.851</text:p>
          </table:table-cell>
          <table:table-cell office:value-type="float" office:value="56.052" calcext:value-type="float">
            <text:p>56.052</text:p>
          </table:table-cell>
          <table:table-cell office:value-type="float" office:value="197.541" calcext:value-type="float">
            <text:p>197.541</text:p>
          </table:table-cell>
          <table:table-cell office:value-type="float" office:value="192.863" calcext:value-type="float">
            <text:p>192.863</text:p>
          </table:table-cell>
          <table:table-cell office:value-type="float" office:value="22.111" calcext:value-type="float">
            <text:p>22.111</text:p>
          </table:table-cell>
          <table:table-cell office:value-type="float" office:value="16.496" calcext:value-type="float">
            <text:p>16.496</text:p>
          </table:table-cell>
        </table:table-row>
        <table:table-row table:style-name="ro1">
          <table:table-cell/>
          <table:table-cell office:value-type="float" office:value="173.145" calcext:value-type="float">
            <text:p>173.145</text:p>
          </table:table-cell>
          <table:table-cell office:value-type="float" office:value="936.019" calcext:value-type="float">
            <text:p>936.019</text:p>
          </table:table-cell>
          <table:table-cell office:value-type="float" office:value="-55.506" calcext:value-type="float">
            <text:p>-55.506</text:p>
          </table:table-cell>
          <table:table-cell office:value-type="float" office:value="193.649" calcext:value-type="float">
            <text:p>193.649</text:p>
          </table:table-cell>
          <table:table-cell office:value-type="float" office:value="55.656" calcext:value-type="float">
            <text:p>55.656</text:p>
          </table:table-cell>
          <table:table-cell office:value-type="float" office:value="194.363" calcext:value-type="float">
            <text:p>194.363</text:p>
          </table:table-cell>
          <table:table-cell office:value-type="float" office:value="192.909" calcext:value-type="float">
            <text:p>192.909</text:p>
          </table:table-cell>
          <table:table-cell office:value-type="float" office:value="22.077" calcext:value-type="float">
            <text:p>22.077</text:p>
          </table:table-cell>
          <table:table-cell office:value-type="float" office:value="16.642" calcext:value-type="float">
            <text:p>16.642</text:p>
          </table:table-cell>
        </table:table-row>
        <table:table-row table:style-name="ro1">
          <table:table-cell/>
          <table:table-cell office:value-type="float" office:value="173.147" calcext:value-type="float">
            <text:p>173.147</text:p>
          </table:table-cell>
          <table:table-cell office:value-type="float" office:value="935.902" calcext:value-type="float">
            <text:p>935.902</text:p>
          </table:table-cell>
          <table:table-cell office:value-type="float" office:value="-55.102" calcext:value-type="float">
            <text:p>-55.102</text:p>
          </table:table-cell>
          <table:table-cell office:value-type="float" office:value="190.449" calcext:value-type="float">
            <text:p>190.449</text:p>
          </table:table-cell>
          <table:table-cell office:value-type="float" office:value="55.258" calcext:value-type="float">
            <text:p>55.258</text:p>
          </table:table-cell>
          <table:table-cell office:value-type="float" office:value="191.187" calcext:value-type="float">
            <text:p>191.187</text:p>
          </table:table-cell>
          <table:table-cell office:value-type="float" office:value="192.956" calcext:value-type="float">
            <text:p>192.956</text:p>
          </table:table-cell>
          <table:table-cell office:value-type="float" office:value="22.041" calcext:value-type="float">
            <text:p>22.041</text:p>
          </table:table-cell>
          <table:table-cell office:value-type="float" office:value="16.789" calcext:value-type="float">
            <text:p>16.789</text:p>
          </table:table-cell>
        </table:table-row>
        <table:table-row table:style-name="ro1">
          <table:table-cell/>
          <table:table-cell office:value-type="float" office:value="173.149" calcext:value-type="float">
            <text:p>173.149</text:p>
          </table:table-cell>
          <table:table-cell office:value-type="float" office:value="935.783" calcext:value-type="float">
            <text:p>935.783</text:p>
          </table:table-cell>
          <table:table-cell office:value-type="float" office:value="-54.695" calcext:value-type="float">
            <text:p>-54.695</text:p>
          </table:table-cell>
          <table:table-cell office:value-type="float" office:value="187.249" calcext:value-type="float">
            <text:p>187.249</text:p>
          </table:table-cell>
          <table:table-cell office:value-type="float" office:value="54.857" calcext:value-type="float">
            <text:p>54.857</text:p>
          </table:table-cell>
          <table:table-cell office:value-type="float" office:value="188.014" calcext:value-type="float">
            <text:p>188.014</text:p>
          </table:table-cell>
          <table:table-cell office:value-type="float" office:value="193.004" calcext:value-type="float">
            <text:p>193.004</text:p>
          </table:table-cell>
          <table:table-cell office:value-type="float" office:value="22.004" calcext:value-type="float">
            <text:p>22.004</text:p>
          </table:table-cell>
          <table:table-cell office:value-type="float" office:value="16.936" calcext:value-type="float">
            <text:p>16.936</text:p>
          </table:table-cell>
        </table:table-row>
        <table:table-row table:style-name="ro1">
          <table:table-cell/>
          <table:table-cell office:value-type="float" office:value="173.151" calcext:value-type="float">
            <text:p>173.151</text:p>
          </table:table-cell>
          <table:table-cell office:value-type="float" office:value="935.661" calcext:value-type="float">
            <text:p>935.661</text:p>
          </table:table-cell>
          <table:table-cell office:value-type="float" office:value="-54.285" calcext:value-type="float">
            <text:p>-54.285</text:p>
          </table:table-cell>
          <table:table-cell office:value-type="float" office:value="184.051" calcext:value-type="float">
            <text:p>184.051</text:p>
          </table:table-cell>
          <table:table-cell office:value-type="float" office:value="54.453" calcext:value-type="float">
            <text:p>54.453</text:p>
          </table:table-cell>
          <table:table-cell office:value-type="float" office:value="184.843" calcext:value-type="float">
            <text:p>184.843</text:p>
          </table:table-cell>
          <table:table-cell office:value-type="float" office:value="193.053" calcext:value-type="float">
            <text:p>193.053</text:p>
          </table:table-cell>
          <table:table-cell office:value-type="float" office:value="21.966" calcext:value-type="float">
            <text:p>21.966</text:p>
          </table:table-cell>
          <table:table-cell office:value-type="float" office:value="17.084" calcext:value-type="float">
            <text:p>17.084</text:p>
          </table:table-cell>
        </table:table-row>
        <table:table-row table:style-name="ro1">
          <table:table-cell/>
          <table:table-cell office:value-type="float" office:value="173.153" calcext:value-type="float">
            <text:p>173.153</text:p>
          </table:table-cell>
          <table:table-cell office:value-type="float" office:value="935.539" calcext:value-type="float">
            <text:p>935.539</text:p>
          </table:table-cell>
          <table:table-cell office:value-type="float" office:value="-53.876" calcext:value-type="float">
            <text:p>-53.876</text:p>
          </table:table-cell>
          <table:table-cell office:value-type="float" office:value="180.825" calcext:value-type="float">
            <text:p>180.825</text:p>
          </table:table-cell>
          <table:table-cell office:value-type="float" office:value="54.044" calcext:value-type="float">
            <text:p>54.044</text:p>
          </table:table-cell>
          <table:table-cell office:value-type="float" office:value="181.609" calcext:value-type="float">
            <text:p>181.609</text:p>
          </table:table-cell>
          <table:table-cell office:value-type="float" office:value="193.102" calcext:value-type="float">
            <text:p>193.102</text:p>
          </table:table-cell>
          <table:table-cell office:value-type="float" office:value="21.928" calcext:value-type="float">
            <text:p>21.928</text:p>
          </table:table-cell>
          <table:table-cell office:value-type="float" office:value="16.853" calcext:value-type="float">
            <text:p>16.853</text:p>
          </table:table-cell>
        </table:table-row>
        <table:table-row table:style-name="ro1">
          <table:table-cell/>
          <table:table-cell office:value-type="float" office:value="173.156" calcext:value-type="float">
            <text:p>173.156</text:p>
          </table:table-cell>
          <table:table-cell office:value-type="float" office:value="935.417" calcext:value-type="float">
            <text:p>935.417</text:p>
          </table:table-cell>
          <table:table-cell office:value-type="float" office:value="-53.472" calcext:value-type="float">
            <text:p>-53.472</text:p>
          </table:table-cell>
          <table:table-cell office:value-type="float" office:value="177.609" calcext:value-type="float">
            <text:p>177.609</text:p>
          </table:table-cell>
          <table:table-cell office:value-type="float" office:value="53.633" calcext:value-type="float">
            <text:p>53.633</text:p>
          </table:table-cell>
          <table:table-cell office:value-type="float" office:value="178.355" calcext:value-type="float">
            <text:p>178.355</text:p>
          </table:table-cell>
          <table:table-cell office:value-type="float" office:value="193.152" calcext:value-type="float">
            <text:p>193.152</text:p>
          </table:table-cell>
          <table:table-cell office:value-type="float" office:value="21.891" calcext:value-type="float">
            <text:p>21.891</text:p>
          </table:table-cell>
          <table:table-cell office:value-type="float" office:value="16.302" calcext:value-type="float">
            <text:p>16.302</text:p>
          </table:table-cell>
        </table:table-row>
        <table:table-row table:style-name="ro1">
          <table:table-cell/>
          <table:table-cell office:value-type="float" office:value="173.158" calcext:value-type="float">
            <text:p>173.158</text:p>
          </table:table-cell>
          <table:table-cell office:value-type="float" office:value="935.293" calcext:value-type="float">
            <text:p>935.293</text:p>
          </table:table-cell>
          <table:table-cell office:value-type="float" office:value="-53.066" calcext:value-type="float">
            <text:p>-53.066</text:p>
          </table:table-cell>
          <table:table-cell office:value-type="float" office:value="174.457" calcext:value-type="float">
            <text:p>174.457</text:p>
          </table:table-cell>
          <table:table-cell office:value-type="float" office:value="53.219" calcext:value-type="float">
            <text:p>53.219</text:p>
          </table:table-cell>
          <table:table-cell office:value-type="float" office:value="175.167" calcext:value-type="float">
            <text:p>175.167</text:p>
          </table:table-cell>
          <table:table-cell office:value-type="float" office:value="193.203" calcext:value-type="float">
            <text:p>193.203</text:p>
          </table:table-cell>
          <table:table-cell office:value-type="float" office:value="21.854" calcext:value-type="float">
            <text:p>21.854</text:p>
          </table:table-cell>
          <table:table-cell office:value-type="float" office:value="15.76" calcext:value-type="float">
            <text:p>15.76</text:p>
          </table:table-cell>
        </table:table-row>
        <table:table-row table:style-name="ro1">
          <table:table-cell/>
          <table:table-cell office:value-type="float" office:value="173.16" calcext:value-type="float">
            <text:p>173.16</text:p>
          </table:table-cell>
          <table:table-cell office:value-type="float" office:value="935.166" calcext:value-type="float">
            <text:p>935.166</text:p>
          </table:table-cell>
          <table:table-cell office:value-type="float" office:value="-52.656" calcext:value-type="float">
            <text:p>-52.656</text:p>
          </table:table-cell>
          <table:table-cell office:value-type="float" office:value="171.305" calcext:value-type="float">
            <text:p>171.305</text:p>
          </table:table-cell>
          <table:table-cell office:value-type="float" office:value="52.803" calcext:value-type="float">
            <text:p>52.803</text:p>
          </table:table-cell>
          <table:table-cell office:value-type="float" office:value="171.98" calcext:value-type="float">
            <text:p>171.98</text:p>
          </table:table-cell>
          <table:table-cell office:value-type="float" office:value="193.255" calcext:value-type="float">
            <text:p>193.255</text:p>
          </table:table-cell>
          <table:table-cell office:value-type="float" office:value="21.818" calcext:value-type="float">
            <text:p>21.818</text:p>
          </table:table-cell>
          <table:table-cell office:value-type="float" office:value="15.219" calcext:value-type="float">
            <text:p>15.219</text:p>
          </table:table-cell>
        </table:table-row>
        <table:table-row table:style-name="ro1">
          <table:table-cell/>
          <table:table-cell office:value-type="float" office:value="173.163" calcext:value-type="float">
            <text:p>173.163</text:p>
          </table:table-cell>
          <table:table-cell office:value-type="float" office:value="935.038" calcext:value-type="float">
            <text:p>935.038</text:p>
          </table:table-cell>
          <table:table-cell office:value-type="float" office:value="-52.243" calcext:value-type="float">
            <text:p>-52.243</text:p>
          </table:table-cell>
          <table:table-cell office:value-type="float" office:value="168.155" calcext:value-type="float">
            <text:p>168.155</text:p>
          </table:table-cell>
          <table:table-cell office:value-type="float" office:value="52.383" calcext:value-type="float">
            <text:p>52.383</text:p>
          </table:table-cell>
          <table:table-cell office:value-type="float" office:value="168.794" calcext:value-type="float">
            <text:p>168.794</text:p>
          </table:table-cell>
          <table:table-cell office:value-type="float" office:value="193.309" calcext:value-type="float">
            <text:p>193.309</text:p>
          </table:table-cell>
          <table:table-cell office:value-type="float" office:value="21.782" calcext:value-type="float">
            <text:p>21.782</text:p>
          </table:table-cell>
          <table:table-cell office:value-type="float" office:value="14.677" calcext:value-type="float">
            <text:p>14.677</text:p>
          </table:table-cell>
        </table:table-row>
        <table:table-row table:style-name="ro1">
          <table:table-cell/>
          <table:table-cell office:value-type="float" office:value="173.165" calcext:value-type="float">
            <text:p>173.165</text:p>
          </table:table-cell>
          <table:table-cell office:value-type="float" office:value="934.907" calcext:value-type="float">
            <text:p>934.907</text:p>
          </table:table-cell>
          <table:table-cell office:value-type="float" office:value="-51.828" calcext:value-type="float">
            <text:p>-51.828</text:p>
          </table:table-cell>
          <table:table-cell office:value-type="float" office:value="165.006" calcext:value-type="float">
            <text:p>165.006</text:p>
          </table:table-cell>
          <table:table-cell office:value-type="float" office:value="51.96" calcext:value-type="float">
            <text:p>51.96</text:p>
          </table:table-cell>
          <table:table-cell office:value-type="float" office:value="165.61" calcext:value-type="float">
            <text:p>165.61</text:p>
          </table:table-cell>
          <table:table-cell office:value-type="float" office:value="193.364" calcext:value-type="float">
            <text:p>193.364</text:p>
          </table:table-cell>
          <table:table-cell office:value-type="float" office:value="21.746" calcext:value-type="float">
            <text:p>21.746</text:p>
          </table:table-cell>
          <table:table-cell office:value-type="float" office:value="14.135" calcext:value-type="float">
            <text:p>14.135</text:p>
          </table:table-cell>
        </table:table-row>
        <table:table-row table:style-name="ro1">
          <table:table-cell/>
          <table:table-cell office:value-type="float" office:value="173.168" calcext:value-type="float">
            <text:p>173.168</text:p>
          </table:table-cell>
          <table:table-cell office:value-type="float" office:value="934.773" calcext:value-type="float">
            <text:p>934.773</text:p>
          </table:table-cell>
          <table:table-cell office:value-type="float" office:value="-51.408" calcext:value-type="float">
            <text:p>-51.408</text:p>
          </table:table-cell>
          <table:table-cell office:value-type="float" office:value="161.859" calcext:value-type="float">
            <text:p>161.859</text:p>
          </table:table-cell>
          <table:table-cell office:value-type="float" office:value="51.534" calcext:value-type="float">
            <text:p>51.534</text:p>
          </table:table-cell>
          <table:table-cell office:value-type="float" office:value="162.429" calcext:value-type="float">
            <text:p>162.429</text:p>
          </table:table-cell>
          <table:table-cell office:value-type="float" office:value="193.42" calcext:value-type="float">
            <text:p>193.42</text:p>
          </table:table-cell>
          <table:table-cell office:value-type="float" office:value="21.711" calcext:value-type="float">
            <text:p>21.711</text:p>
          </table:table-cell>
          <table:table-cell office:value-type="float" office:value="13.593" calcext:value-type="float">
            <text:p>13.593</text:p>
          </table:table-cell>
        </table:table-row>
        <table:table-row table:style-name="ro1">
          <table:table-cell/>
          <table:table-cell office:value-type="float" office:value="173.171" calcext:value-type="float">
            <text:p>173.171</text:p>
          </table:table-cell>
          <table:table-cell office:value-type="float" office:value="934.637" calcext:value-type="float">
            <text:p>934.637</text:p>
          </table:table-cell>
          <table:table-cell office:value-type="float" office:value="-50.986" calcext:value-type="float">
            <text:p>-50.986</text:p>
          </table:table-cell>
          <table:table-cell office:value-type="float" office:value="158.713" calcext:value-type="float">
            <text:p>158.713</text:p>
          </table:table-cell>
          <table:table-cell office:value-type="float" office:value="51.105" calcext:value-type="float">
            <text:p>51.105</text:p>
          </table:table-cell>
          <table:table-cell office:value-type="float" office:value="159.249" calcext:value-type="float">
            <text:p>159.249</text:p>
          </table:table-cell>
          <table:table-cell office:value-type="float" office:value="193.478" calcext:value-type="float">
            <text:p>193.478</text:p>
          </table:table-cell>
          <table:table-cell office:value-type="float" office:value="21.676" calcext:value-type="float">
            <text:p>21.676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/>
          <table:table-cell office:value-type="float" office:value="173.173" calcext:value-type="float">
            <text:p>173.173</text:p>
          </table:table-cell>
          <table:table-cell office:value-type="float" office:value="934.498" calcext:value-type="float">
            <text:p>934.498</text:p>
          </table:table-cell>
          <table:table-cell office:value-type="float" office:value="-50.56" calcext:value-type="float">
            <text:p>-50.56</text:p>
          </table:table-cell>
          <table:table-cell office:value-type="float" office:value="155.569" calcext:value-type="float">
            <text:p>155.569</text:p>
          </table:table-cell>
          <table:table-cell office:value-type="float" office:value="50.672" calcext:value-type="float">
            <text:p>50.672</text:p>
          </table:table-cell>
          <table:table-cell office:value-type="float" office:value="156.071" calcext:value-type="float">
            <text:p>156.071</text:p>
          </table:table-cell>
          <table:table-cell office:value-type="float" office:value="193.537" calcext:value-type="float">
            <text:p>193.537</text:p>
          </table:table-cell>
          <table:table-cell office:value-type="float" office:value="21.642" calcext:value-type="float">
            <text:p>21.642</text:p>
          </table:table-cell>
          <table:table-cell office:value-type="float" office:value="12.507" calcext:value-type="float">
            <text:p>12.507</text:p>
          </table:table-cell>
        </table:table-row>
        <table:table-row table:style-name="ro1">
          <table:table-cell/>
          <table:table-cell office:value-type="float" office:value="173.176" calcext:value-type="float">
            <text:p>173.176</text:p>
          </table:table-cell>
          <table:table-cell office:value-type="float" office:value="934.356" calcext:value-type="float">
            <text:p>934.356</text:p>
          </table:table-cell>
          <table:table-cell office:value-type="float" office:value="-50.131" calcext:value-type="float">
            <text:p>-50.131</text:p>
          </table:table-cell>
          <table:table-cell office:value-type="float" office:value="152.427" calcext:value-type="float">
            <text:p>152.427</text:p>
          </table:table-cell>
          <table:table-cell office:value-type="float" office:value="50.236" calcext:value-type="float">
            <text:p>50.236</text:p>
          </table:table-cell>
          <table:table-cell office:value-type="float" office:value="152.896" calcext:value-type="float">
            <text:p>152.896</text:p>
          </table:table-cell>
          <table:table-cell office:value-type="float" office:value="193.598" calcext:value-type="float">
            <text:p>193.598</text:p>
          </table:table-cell>
          <table:table-cell office:value-type="float" office:value="21.609" calcext:value-type="float">
            <text:p>21.609</text:p>
          </table:table-cell>
          <table:table-cell office:value-type="float" office:value="11.964" calcext:value-type="float">
            <text:p>11.964</text:p>
          </table:table-cell>
        </table:table-row>
        <table:table-row table:style-name="ro1">
          <table:table-cell/>
          <table:table-cell office:value-type="float" office:value="173.179" calcext:value-type="float">
            <text:p>173.179</text:p>
          </table:table-cell>
          <table:table-cell office:value-type="float" office:value="934.211" calcext:value-type="float">
            <text:p>934.211</text:p>
          </table:table-cell>
          <table:table-cell office:value-type="float" office:value="-49.699" calcext:value-type="float">
            <text:p>-49.699</text:p>
          </table:table-cell>
          <table:table-cell office:value-type="float" office:value="149.287" calcext:value-type="float">
            <text:p>149.287</text:p>
          </table:table-cell>
          <table:table-cell office:value-type="float" office:value="49.797" calcext:value-type="float">
            <text:p>49.797</text:p>
          </table:table-cell>
          <table:table-cell office:value-type="float" office:value="149.723" calcext:value-type="float">
            <text:p>149.723</text:p>
          </table:table-cell>
          <table:table-cell office:value-type="float" office:value="193.66" calcext:value-type="float">
            <text:p>193.66</text:p>
          </table:table-cell>
          <table:table-cell office:value-type="float" office:value="21.575" calcext:value-type="float">
            <text:p>21.575</text:p>
          </table:table-cell>
          <table:table-cell office:value-type="float" office:value="11.421" calcext:value-type="float">
            <text:p>11.421</text:p>
          </table:table-cell>
        </table:table-row>
        <table:table-row table:style-name="ro1">
          <table:table-cell/>
          <table:table-cell office:value-type="float" office:value="173.182" calcext:value-type="float">
            <text:p>173.182</text:p>
          </table:table-cell>
          <table:table-cell office:value-type="float" office:value="934.064" calcext:value-type="float">
            <text:p>934.064</text:p>
          </table:table-cell>
          <table:table-cell office:value-type="float" office:value="-49.262" calcext:value-type="float">
            <text:p>-49.262</text:p>
          </table:table-cell>
          <table:table-cell office:value-type="float" office:value="146.148" calcext:value-type="float">
            <text:p>146.148</text:p>
          </table:table-cell>
          <table:table-cell office:value-type="float" office:value="49.353" calcext:value-type="float">
            <text:p>49.353</text:p>
          </table:table-cell>
          <table:table-cell office:value-type="float" office:value="146.552" calcext:value-type="float">
            <text:p>146.552</text:p>
          </table:table-cell>
          <table:table-cell office:value-type="float" office:value="193.725" calcext:value-type="float">
            <text:p>193.725</text:p>
          </table:table-cell>
          <table:table-cell office:value-type="float" office:value="21.543" calcext:value-type="float">
            <text:p>21.543</text:p>
          </table:table-cell>
          <table:table-cell office:value-type="float" office:value="10.878" calcext:value-type="float">
            <text:p>10.878</text:p>
          </table:table-cell>
        </table:table-row>
        <table:table-row table:style-name="ro1">
          <table:table-cell/>
          <table:table-cell office:value-type="float" office:value="173.185" calcext:value-type="float">
            <text:p>173.185</text:p>
          </table:table-cell>
          <table:table-cell office:value-type="float" office:value="933.913" calcext:value-type="float">
            <text:p>933.913</text:p>
          </table:table-cell>
          <table:table-cell office:value-type="float" office:value="-48.822" calcext:value-type="float">
            <text:p>-48.822</text:p>
          </table:table-cell>
          <table:table-cell office:value-type="float" office:value="143.012" calcext:value-type="float">
            <text:p>143.012</text:p>
          </table:table-cell>
          <table:table-cell office:value-type="float" office:value="48.907" calcext:value-type="float">
            <text:p>48.907</text:p>
          </table:table-cell>
          <table:table-cell office:value-type="float" office:value="143.384" calcext:value-type="float">
            <text:p>143.384</text:p>
          </table:table-cell>
          <table:table-cell office:value-type="float" office:value="193.791" calcext:value-type="float">
            <text:p>193.791</text:p>
          </table:table-cell>
          <table:table-cell office:value-type="float" office:value="21.511" calcext:value-type="float">
            <text:p>21.511</text:p>
          </table:table-cell>
          <table:table-cell office:value-type="float" office:value="10.334" calcext:value-type="float">
            <text:p>10.334</text:p>
          </table:table-cell>
        </table:table-row>
        <table:table-row table:style-name="ro1">
          <table:table-cell/>
          <table:table-cell office:value-type="float" office:value="173.188" calcext:value-type="float">
            <text:p>173.188</text:p>
          </table:table-cell>
          <table:table-cell office:value-type="float" office:value="933.759" calcext:value-type="float">
            <text:p>933.759</text:p>
          </table:table-cell>
          <table:table-cell office:value-type="float" office:value="-48.378" calcext:value-type="float">
            <text:p>-48.378</text:p>
          </table:table-cell>
          <table:table-cell office:value-type="float" office:value="139.877" calcext:value-type="float">
            <text:p>139.877</text:p>
          </table:table-cell>
          <table:table-cell office:value-type="float" office:value="48.456" calcext:value-type="float">
            <text:p>48.456</text:p>
          </table:table-cell>
          <table:table-cell office:value-type="float" office:value="140.219" calcext:value-type="float">
            <text:p>140.219</text:p>
          </table:table-cell>
          <table:table-cell office:value-type="float" office:value="193.859" calcext:value-type="float">
            <text:p>193.859</text:p>
          </table:table-cell>
          <table:table-cell office:value-type="float" office:value="21.48" calcext:value-type="float">
            <text:p>21.48</text:p>
          </table:table-cell>
          <table:table-cell office:value-type="float" office:value="9.789" calcext:value-type="float">
            <text:p>9.789</text:p>
          </table:table-cell>
        </table:table-row>
        <table:table-row table:style-name="ro1">
          <table:table-cell/>
          <table:table-cell office:value-type="float" office:value="173.192" calcext:value-type="float">
            <text:p>173.192</text:p>
          </table:table-cell>
          <table:table-cell office:value-type="float" office:value="933.601" calcext:value-type="float">
            <text:p>933.601</text:p>
          </table:table-cell>
          <table:table-cell office:value-type="float" office:value="-47.931" calcext:value-type="float">
            <text:p>-47.931</text:p>
          </table:table-cell>
          <table:table-cell office:value-type="float" office:value="136.745" calcext:value-type="float">
            <text:p>136.745</text:p>
          </table:table-cell>
          <table:table-cell office:value-type="float" office:value="48.002" calcext:value-type="float">
            <text:p>48.002</text:p>
          </table:table-cell>
          <table:table-cell office:value-type="float" office:value="137.057" calcext:value-type="float">
            <text:p>137.057</text:p>
          </table:table-cell>
          <table:table-cell office:value-type="float" office:value="193.929" calcext:value-type="float">
            <text:p>193.929</text:p>
          </table:table-cell>
          <table:table-cell office:value-type="float" office:value="21.45" calcext:value-type="float">
            <text:p>21.45</text:p>
          </table:table-cell>
          <table:table-cell office:value-type="float" office:value="9.245" calcext:value-type="float">
            <text:p>9.245</text:p>
          </table:table-cell>
        </table:table-row>
        <table:table-row table:style-name="ro1">
          <table:table-cell/>
          <table:table-cell office:value-type="float" office:value="173.195" calcext:value-type="float">
            <text:p>173.195</text:p>
          </table:table-cell>
          <table:table-cell office:value-type="float" office:value="933.44" calcext:value-type="float">
            <text:p>933.44</text:p>
          </table:table-cell>
          <table:table-cell office:value-type="float" office:value="-47.479" calcext:value-type="float">
            <text:p>-47.479</text:p>
          </table:table-cell>
          <table:table-cell office:value-type="float" office:value="133.614" calcext:value-type="float">
            <text:p>133.614</text:p>
          </table:table-cell>
          <table:table-cell office:value-type="float" office:value="47.544" calcext:value-type="float">
            <text:p>47.544</text:p>
          </table:table-cell>
          <table:table-cell office:value-type="float" office:value="133.897" calcext:value-type="float">
            <text:p>133.897</text:p>
          </table:table-cell>
          <table:table-cell office:value-type="float" office:value="194.002" calcext:value-type="float">
            <text:p>194.002</text:p>
          </table:table-cell>
          <table:table-cell office:value-type="float" office:value="21.42" calcext:value-type="float">
            <text:p>21.42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/>
          <table:table-cell office:value-type="float" office:value="173.199" calcext:value-type="float">
            <text:p>173.199</text:p>
          </table:table-cell>
          <table:table-cell office:value-type="float" office:value="933.275" calcext:value-type="float">
            <text:p>933.275</text:p>
          </table:table-cell>
          <table:table-cell office:value-type="float" office:value="-47.023" calcext:value-type="float">
            <text:p>-47.023</text:p>
          </table:table-cell>
          <table:table-cell office:value-type="float" office:value="130.487" calcext:value-type="float">
            <text:p>130.487</text:p>
          </table:table-cell>
          <table:table-cell office:value-type="float" office:value="47.082" calcext:value-type="float">
            <text:p>47.082</text:p>
          </table:table-cell>
          <table:table-cell office:value-type="float" office:value="130.741" calcext:value-type="float">
            <text:p>130.741</text:p>
          </table:table-cell>
          <table:table-cell office:value-type="float" office:value="194.077" calcext:value-type="float">
            <text:p>194.077</text:p>
          </table:table-cell>
          <table:table-cell office:value-type="float" office:value="21.392" calcext:value-type="float">
            <text:p>21.392</text:p>
          </table:table-cell>
          <table:table-cell office:value-type="float" office:value="8.154" calcext:value-type="float">
            <text:p>8.154</text:p>
          </table:table-cell>
        </table:table-row>
        <table:table-row table:style-name="ro1">
          <table:table-cell/>
          <table:table-cell office:value-type="float" office:value="173.202" calcext:value-type="float">
            <text:p>173.202</text:p>
          </table:table-cell>
          <table:table-cell office:value-type="float" office:value="933.105" calcext:value-type="float">
            <text:p>933.105</text:p>
          </table:table-cell>
          <table:table-cell office:value-type="float" office:value="-46.563" calcext:value-type="float">
            <text:p>-46.563</text:p>
          </table:table-cell>
          <table:table-cell office:value-type="float" office:value="127.361" calcext:value-type="float">
            <text:p>127.361</text:p>
          </table:table-cell>
          <table:table-cell office:value-type="float" office:value="46.616" calcext:value-type="float">
            <text:p>46.616</text:p>
          </table:table-cell>
          <table:table-cell office:value-type="float" office:value="127.588" calcext:value-type="float">
            <text:p>127.588</text:p>
          </table:table-cell>
          <table:table-cell office:value-type="float" office:value="194.154" calcext:value-type="float">
            <text:p>194.154</text:p>
          </table:table-cell>
          <table:table-cell office:value-type="float" office:value="21.364" calcext:value-type="float">
            <text:p>21.364</text:p>
          </table:table-cell>
          <table:table-cell office:value-type="float" office:value="7.608" calcext:value-type="float">
            <text:p>7.608</text:p>
          </table:table-cell>
        </table:table-row>
        <table:table-row table:style-name="ro1">
          <table:table-cell/>
          <table:table-cell office:value-type="float" office:value="173.206" calcext:value-type="float">
            <text:p>173.206</text:p>
          </table:table-cell>
          <table:table-cell office:value-type="float" office:value="932.932" calcext:value-type="float">
            <text:p>932.932</text:p>
          </table:table-cell>
          <table:table-cell office:value-type="float" office:value="-46.099" calcext:value-type="float">
            <text:p>-46.099</text:p>
          </table:table-cell>
          <table:table-cell office:value-type="float" office:value="124.238" calcext:value-type="float">
            <text:p>124.238</text:p>
          </table:table-cell>
          <table:table-cell office:value-type="float" office:value="46.145" calcext:value-type="float">
            <text:p>46.145</text:p>
          </table:table-cell>
          <table:table-cell office:value-type="float" office:value="124.439" calcext:value-type="float">
            <text:p>124.439</text:p>
          </table:table-cell>
          <table:table-cell office:value-type="float" office:value="194.234" calcext:value-type="float">
            <text:p>194.234</text:p>
          </table:table-cell>
          <table:table-cell office:value-type="float" office:value="21.338" calcext:value-type="float">
            <text:p>21.338</text:p>
          </table:table-cell>
          <table:table-cell office:value-type="float" office:value="7.062" calcext:value-type="float">
            <text:p>7.062</text:p>
          </table:table-cell>
        </table:table-row>
        <table:table-row table:style-name="ro1">
          <table:table-cell/>
          <table:table-cell office:value-type="float" office:value="173.21" calcext:value-type="float">
            <text:p>173.21</text:p>
          </table:table-cell>
          <table:table-cell office:value-type="float" office:value="932.755" calcext:value-type="float">
            <text:p>932.755</text:p>
          </table:table-cell>
          <table:table-cell office:value-type="float" office:value="-45.63" calcext:value-type="float">
            <text:p>-45.63</text:p>
          </table:table-cell>
          <table:table-cell office:value-type="float" office:value="121.118" calcext:value-type="float">
            <text:p>121.118</text:p>
          </table:table-cell>
          <table:table-cell office:value-type="float" office:value="45.671" calcext:value-type="float">
            <text:p>45.671</text:p>
          </table:table-cell>
          <table:table-cell office:value-type="float" office:value="121.293" calcext:value-type="float">
            <text:p>121.293</text:p>
          </table:table-cell>
          <table:table-cell office:value-type="float" office:value="194.316" calcext:value-type="float">
            <text:p>194.316</text:p>
          </table:table-cell>
          <table:table-cell office:value-type="float" office:value="21.313" calcext:value-type="float">
            <text:p>21.313</text:p>
          </table:table-cell>
          <table:table-cell office:value-type="float" office:value="6.517" calcext:value-type="float">
            <text:p>6.517</text:p>
          </table:table-cell>
        </table:table-row>
        <table:table-row table:style-name="ro1">
          <table:table-cell/>
          <table:table-cell office:value-type="float" office:value="173.214" calcext:value-type="float">
            <text:p>173.214</text:p>
          </table:table-cell>
          <table:table-cell office:value-type="float" office:value="932.573" calcext:value-type="float">
            <text:p>932.573</text:p>
          </table:table-cell>
          <table:table-cell office:value-type="float" office:value="-45.156" calcext:value-type="float">
            <text:p>-45.156</text:p>
          </table:table-cell>
          <table:table-cell office:value-type="float" office:value="118" calcext:value-type="float">
            <text:p>118</text:p>
          </table:table-cell>
          <table:table-cell office:value-type="float" office:value="45.192" calcext:value-type="float">
            <text:p>45.192</text:p>
          </table:table-cell>
          <table:table-cell office:value-type="float" office:value="118.151" calcext:value-type="float">
            <text:p>118.151</text:p>
          </table:table-cell>
          <table:table-cell office:value-type="float" office:value="194.402" calcext:value-type="float">
            <text:p>194.402</text:p>
          </table:table-cell>
          <table:table-cell office:value-type="float" office:value="21.289" calcext:value-type="float">
            <text:p>21.289</text:p>
          </table:table-cell>
          <table:table-cell office:value-type="float" office:value="5.971" calcext:value-type="float">
            <text:p>5.971</text:p>
          </table:table-cell>
        </table:table-row>
        <table:table-row table:style-name="ro1">
          <table:table-cell/>
          <table:table-cell office:value-type="float" office:value="173.218" calcext:value-type="float">
            <text:p>173.218</text:p>
          </table:table-cell>
          <table:table-cell office:value-type="float" office:value="932.386" calcext:value-type="float">
            <text:p>932.386</text:p>
          </table:table-cell>
          <table:table-cell office:value-type="float" office:value="-44.678" calcext:value-type="float">
            <text:p>-44.678</text:p>
          </table:table-cell>
          <table:table-cell office:value-type="float" office:value="114.885" calcext:value-type="float">
            <text:p>114.885</text:p>
          </table:table-cell>
          <table:table-cell office:value-type="float" office:value="44.708" calcext:value-type="float">
            <text:p>44.708</text:p>
          </table:table-cell>
          <table:table-cell office:value-type="float" office:value="115.013" calcext:value-type="float">
            <text:p>115.013</text:p>
          </table:table-cell>
          <table:table-cell office:value-type="float" office:value="194.49" calcext:value-type="float">
            <text:p>194.49</text:p>
          </table:table-cell>
          <table:table-cell office:value-type="float" office:value="21.266" calcext:value-type="float">
            <text:p>21.266</text:p>
          </table:table-cell>
          <table:table-cell office:value-type="float" office:value="5.425" calcext:value-type="float">
            <text:p>5.425</text:p>
          </table:table-cell>
        </table:table-row>
        <table:table-row table:style-name="ro1">
          <table:table-cell/>
          <table:table-cell office:value-type="float" office:value="173.222" calcext:value-type="float">
            <text:p>173.222</text:p>
          </table:table-cell>
          <table:table-cell office:value-type="float" office:value="932.193" calcext:value-type="float">
            <text:p>932.193</text:p>
          </table:table-cell>
          <table:table-cell office:value-type="float" office:value="-44.195" calcext:value-type="float">
            <text:p>-44.195</text:p>
          </table:table-cell>
          <table:table-cell office:value-type="float" office:value="111.773" calcext:value-type="float">
            <text:p>111.773</text:p>
          </table:table-cell>
          <table:table-cell office:value-type="float" office:value="44.22" calcext:value-type="float">
            <text:p>44.22</text:p>
          </table:table-cell>
          <table:table-cell office:value-type="float" office:value="111.879" calcext:value-type="float">
            <text:p>111.879</text:p>
          </table:table-cell>
          <table:table-cell office:value-type="float" office:value="194.582" calcext:value-type="float">
            <text:p>194.582</text:p>
          </table:table-cell>
          <table:table-cell office:value-type="float" office:value="21.245" calcext:value-type="float">
            <text:p>21.245</text:p>
          </table:table-cell>
          <table:table-cell office:value-type="float" office:value="4.877" calcext:value-type="float">
            <text:p>4.877</text:p>
          </table:table-cell>
        </table:table-row>
        <table:table-row table:style-name="ro1">
          <table:table-cell/>
          <table:table-cell office:value-type="float" office:value="173.227" calcext:value-type="float">
            <text:p>173.227</text:p>
          </table:table-cell>
          <table:table-cell office:value-type="float" office:value="931.996" calcext:value-type="float">
            <text:p>931.996</text:p>
          </table:table-cell>
          <table:table-cell office:value-type="float" office:value="-43.707" calcext:value-type="float">
            <text:p>-43.707</text:p>
          </table:table-cell>
          <table:table-cell office:value-type="float" office:value="108.664" calcext:value-type="float">
            <text:p>108.664</text:p>
          </table:table-cell>
          <table:table-cell office:value-type="float" office:value="43.727" calcext:value-type="float">
            <text:p>43.727</text:p>
          </table:table-cell>
          <table:table-cell office:value-type="float" office:value="108.75" calcext:value-type="float">
            <text:p>108.75</text:p>
          </table:table-cell>
          <table:table-cell office:value-type="float" office:value="194.678" calcext:value-type="float">
            <text:p>194.678</text:p>
          </table:table-cell>
          <table:table-cell office:value-type="float" office:value="21.226" calcext:value-type="float">
            <text:p>21.226</text:p>
          </table:table-cell>
          <table:table-cell office:value-type="float" office:value="4.329" calcext:value-type="float">
            <text:p>4.329</text:p>
          </table:table-cell>
        </table:table-row>
        <table:table-row table:style-name="ro1">
          <table:table-cell/>
          <table:table-cell office:value-type="float" office:value="173.231" calcext:value-type="float">
            <text:p>173.231</text:p>
          </table:table-cell>
          <table:table-cell office:value-type="float" office:value="931.793" calcext:value-type="float">
            <text:p>931.793</text:p>
          </table:table-cell>
          <table:table-cell office:value-type="float" office:value="-43.213" calcext:value-type="float">
            <text:p>-43.213</text:p>
          </table:table-cell>
          <table:table-cell office:value-type="float" office:value="105.559" calcext:value-type="float">
            <text:p>105.559</text:p>
          </table:table-cell>
          <table:table-cell office:value-type="float" office:value="43.229" calcext:value-type="float">
            <text:p>43.229</text:p>
          </table:table-cell>
          <table:table-cell office:value-type="float" office:value="105.626" calcext:value-type="float">
            <text:p>105.626</text:p>
          </table:table-cell>
          <table:table-cell office:value-type="float" office:value="194.777" calcext:value-type="float">
            <text:p>194.777</text:p>
          </table:table-cell>
          <table:table-cell office:value-type="float" office:value="21.208" calcext:value-type="float">
            <text:p>21.208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/>
          <table:table-cell office:value-type="float" office:value="173.236" calcext:value-type="float">
            <text:p>173.236</text:p>
          </table:table-cell>
          <table:table-cell office:value-type="float" office:value="931.584" calcext:value-type="float">
            <text:p>931.584</text:p>
          </table:table-cell>
          <table:table-cell office:value-type="float" office:value="-42.714" calcext:value-type="float">
            <text:p>-42.714</text:p>
          </table:table-cell>
          <table:table-cell office:value-type="float" office:value="102.457" calcext:value-type="float">
            <text:p>102.457</text:p>
          </table:table-cell>
          <table:table-cell office:value-type="float" office:value="42.727" calcext:value-type="float">
            <text:p>42.727</text:p>
          </table:table-cell>
          <table:table-cell office:value-type="float" office:value="102.508" calcext:value-type="float">
            <text:p>102.508</text:p>
          </table:table-cell>
          <table:table-cell office:value-type="float" office:value="194.88" calcext:value-type="float">
            <text:p>194.88</text:p>
          </table:table-cell>
          <table:table-cell office:value-type="float" office:value="21.192" calcext:value-type="float">
            <text:p>21.192</text:p>
          </table:table-cell>
          <table:table-cell office:value-type="float" office:value="3.229" calcext:value-type="float">
            <text:p>3.229</text:p>
          </table:table-cell>
        </table:table-row>
        <table:table-row table:style-name="ro1">
          <table:table-cell/>
          <table:table-cell office:value-type="float" office:value="173.241" calcext:value-type="float">
            <text:p>173.241</text:p>
          </table:table-cell>
          <table:table-cell office:value-type="float" office:value="931.368" calcext:value-type="float">
            <text:p>931.368</text:p>
          </table:table-cell>
          <table:table-cell office:value-type="float" office:value="-42.21" calcext:value-type="float">
            <text:p>-42.21</text:p>
          </table:table-cell>
          <table:table-cell office:value-type="float" office:value="99.359" calcext:value-type="float">
            <text:p>99.359</text:p>
          </table:table-cell>
          <table:table-cell office:value-type="float" office:value="42.219" calcext:value-type="float">
            <text:p>42.219</text:p>
          </table:table-cell>
          <table:table-cell office:value-type="float" office:value="99.395" calcext:value-type="float">
            <text:p>99.395</text:p>
          </table:table-cell>
          <table:table-cell office:value-type="float" office:value="194.987" calcext:value-type="float">
            <text:p>194.987</text:p>
          </table:table-cell>
          <table:table-cell office:value-type="float" office:value="21.179" calcext:value-type="float">
            <text:p>21.179</text:p>
          </table:table-cell>
          <table:table-cell office:value-type="float" office:value="2.678" calcext:value-type="float">
            <text:p>2.678</text:p>
          </table:table-cell>
        </table:table-row>
        <table:table-row table:style-name="ro1">
          <table:table-cell/>
          <table:table-cell office:value-type="float" office:value="173.247" calcext:value-type="float">
            <text:p>173.247</text:p>
          </table:table-cell>
          <table:table-cell office:value-type="float" office:value="931.146" calcext:value-type="float">
            <text:p>931.146</text:p>
          </table:table-cell>
          <table:table-cell office:value-type="float" office:value="-41.7" calcext:value-type="float">
            <text:p>-41.7</text:p>
          </table:table-cell>
          <table:table-cell office:value-type="float" office:value="96.265" calcext:value-type="float">
            <text:p>96.265</text:p>
          </table:table-cell>
          <table:table-cell office:value-type="float" office:value="41.706" calcext:value-type="float">
            <text:p>41.706</text:p>
          </table:table-cell>
          <table:table-cell office:value-type="float" office:value="96.288" calcext:value-type="float">
            <text:p>96.288</text:p>
          </table:table-cell>
          <table:table-cell office:value-type="float" office:value="195.1" calcext:value-type="float">
            <text:p>195.1</text:p>
          </table:table-cell>
          <table:table-cell office:value-type="float" office:value="21.168" calcext:value-type="float">
            <text:p>21.168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/>
          <table:table-cell office:value-type="float" office:value="173.252" calcext:value-type="float">
            <text:p>173.252</text:p>
          </table:table-cell>
          <table:table-cell office:value-type="float" office:value="930.917" calcext:value-type="float">
            <text:p>930.917</text:p>
          </table:table-cell>
          <table:table-cell office:value-type="float" office:value="-41.184" calcext:value-type="float">
            <text:p>-41.184</text:p>
          </table:table-cell>
          <table:table-cell office:value-type="float" office:value="93.175" calcext:value-type="float">
            <text:p>93.175</text:p>
          </table:table-cell>
          <table:table-cell office:value-type="float" office:value="41.188" calcext:value-type="float">
            <text:p>41.188</text:p>
          </table:table-cell>
          <table:table-cell office:value-type="float" office:value="93.188" calcext:value-type="float">
            <text:p>93.188</text:p>
          </table:table-cell>
          <table:table-cell office:value-type="float" office:value="195.217" calcext:value-type="float">
            <text:p>195.217</text:p>
          </table:table-cell>
          <table:table-cell office:value-type="float" office:value="21.159" calcext:value-type="float">
            <text:p>21.159</text:p>
          </table:table-cell>
          <table:table-cell office:value-type="float" office:value="1.571" calcext:value-type="float">
            <text:p>1.571</text:p>
          </table:table-cell>
        </table:table-row>
        <table:table-row table:style-name="ro1">
          <table:table-cell/>
          <table:table-cell office:value-type="float" office:value="173.258" calcext:value-type="float">
            <text:p>173.258</text:p>
          </table:table-cell>
          <table:table-cell office:value-type="float" office:value="930.678" calcext:value-type="float">
            <text:p>930.678</text:p>
          </table:table-cell>
          <table:table-cell office:value-type="float" office:value="-40.66" calcext:value-type="float">
            <text:p>-40.66</text:p>
          </table:table-cell>
          <table:table-cell office:value-type="float" office:value="90.09" calcext:value-type="float">
            <text:p>90.09</text:p>
          </table:table-cell>
          <table:table-cell office:value-type="float" office:value="40.661" calcext:value-type="float">
            <text:p>40.661</text:p>
          </table:table-cell>
          <table:table-cell office:value-type="float" office:value="90.097" calcext:value-type="float">
            <text:p>90.097</text:p>
          </table:table-cell>
          <table:table-cell office:value-type="float" office:value="195.34" calcext:value-type="float">
            <text:p>195.34</text:p>
          </table:table-cell>
          <table:table-cell office:value-type="float" office:value="21.152" calcext:value-type="float">
            <text:p>21.152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/>
          <table:table-cell office:value-type="float" office:value="173.264" calcext:value-type="float">
            <text:p>173.264</text:p>
          </table:table-cell>
          <table:table-cell office:value-type="float" office:value="930.43" calcext:value-type="float">
            <text:p>930.43</text:p>
          </table:table-cell>
          <table:table-cell office:value-type="float" office:value="-40.126" calcext:value-type="float">
            <text:p>-40.126</text:p>
          </table:table-cell>
          <table:table-cell office:value-type="float" office:value="86.996" calcext:value-type="float">
            <text:p>86.996</text:p>
          </table:table-cell>
          <table:table-cell office:value-type="float" office:value="40.127" calcext:value-type="float">
            <text:p>40.127</text:p>
          </table:table-cell>
          <table:table-cell office:value-type="float" office:value="86.999" calcext:value-type="float">
            <text:p>86.999</text:p>
          </table:table-cell>
          <table:table-cell office:value-type="float" office:value="195.47" calcext:value-type="float">
            <text:p>195.47</text:p>
          </table:table-cell>
          <table:table-cell office:value-type="float" office:value="21.148" calcext:value-type="float">
            <text:p>21.148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/>
          <table:table-cell office:value-type="float" office:value="173.271" calcext:value-type="float">
            <text:p>173.271</text:p>
          </table:table-cell>
          <table:table-cell office:value-type="float" office:value="930.174" calcext:value-type="float">
            <text:p>930.174</text:p>
          </table:table-cell>
          <table:table-cell office:value-type="float" office:value="-39.586" calcext:value-type="float">
            <text:p>-39.586</text:p>
          </table:table-cell>
          <table:table-cell office:value-type="float" office:value="83.887" calcext:value-type="float">
            <text:p>83.887</text:p>
          </table:table-cell>
          <table:table-cell office:value-type="float" office:value="39.586" calcext:value-type="float">
            <text:p>39.586</text:p>
          </table:table-cell>
          <table:table-cell office:value-type="float" office:value="83.888" calcext:value-type="float">
            <text:p>83.888</text:p>
          </table:table-cell>
          <table:table-cell office:value-type="float" office:value="195.606" calcext:value-type="float">
            <text:p>195.606</text:p>
          </table:table-cell>
          <table:table-cell office:value-type="float" office:value="21.145" calcext:value-type="float">
            <text:p>21.145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/>
          <table:table-cell office:value-type="float" office:value="173.277" calcext:value-type="float">
            <text:p>173.277</text:p>
          </table:table-cell>
          <table:table-cell office:value-type="float" office:value="929.907" calcext:value-type="float">
            <text:p>929.907</text:p>
          </table:table-cell>
          <table:table-cell office:value-type="float" office:value="-39.039" calcext:value-type="float">
            <text:p>-39.039</text:p>
          </table:table-cell>
          <table:table-cell office:value-type="float" office:value="80.784" calcext:value-type="float">
            <text:p>80.784</text:p>
          </table:table-cell>
          <table:table-cell office:value-type="float" office:value="39.039" calcext:value-type="float">
            <text:p>39.039</text:p>
          </table:table-cell>
          <table:table-cell office:value-type="float" office:value="80.784" calcext:value-type="float">
            <text:p>80.784</text:p>
          </table:table-cell>
          <table:table-cell office:value-type="float" office:value="195.749" calcext:value-type="float">
            <text:p>195.749</text:p>
          </table:table-cell>
          <table:table-cell office:value-type="float" office:value="21.144" calcext:value-type="float">
            <text:p>21.144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/>
          <table:table-cell office:value-type="float" office:value="173.284" calcext:value-type="float">
            <text:p>173.284</text:p>
          </table:table-cell>
          <table:table-cell office:value-type="float" office:value="929.631" calcext:value-type="float">
            <text:p>929.631</text:p>
          </table:table-cell>
          <table:table-cell office:value-type="float" office:value="-38.485" calcext:value-type="float">
            <text:p>-38.485</text:p>
          </table:table-cell>
          <table:table-cell office:value-type="float" office:value="77.686" calcext:value-type="float">
            <text:p>77.686</text:p>
          </table:table-cell>
          <table:table-cell office:value-type="float" office:value="38.485" calcext:value-type="float">
            <text:p>38.485</text:p>
          </table:table-cell>
          <table:table-cell office:value-type="float" office:value="77.687" calcext:value-type="float">
            <text:p>77.687</text:p>
          </table:table-cell>
          <table:table-cell office:value-type="float" office:value="195.9" calcext:value-type="float">
            <text:p>195.9</text:p>
          </table:table-cell>
          <table:table-cell office:value-type="float" office:value="21.146" calcext:value-type="float">
            <text:p>21.146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/>
          <table:table-cell office:value-type="float" office:value="173.292" calcext:value-type="float">
            <text:p>173.292</text:p>
          </table:table-cell>
          <table:table-cell office:value-type="float" office:value="929.344" calcext:value-type="float">
            <text:p>929.344</text:p>
          </table:table-cell>
          <table:table-cell office:value-type="float" office:value="-37.924" calcext:value-type="float">
            <text:p>-37.924</text:p>
          </table:table-cell>
          <table:table-cell office:value-type="float" office:value="74.595" calcext:value-type="float">
            <text:p>74.595</text:p>
          </table:table-cell>
          <table:table-cell office:value-type="float" office:value="37.924" calcext:value-type="float">
            <text:p>37.924</text:p>
          </table:table-cell>
          <table:table-cell office:value-type="float" office:value="74.597" calcext:value-type="float">
            <text:p>74.597</text:p>
          </table:table-cell>
          <table:table-cell office:value-type="float" office:value="196.059" calcext:value-type="float">
            <text:p>196.059</text:p>
          </table:table-cell>
          <table:table-cell office:value-type="float" office:value="21.15" calcext:value-type="float">
            <text:p>21.15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/>
          <table:table-cell office:value-type="float" office:value="173.3" calcext:value-type="float">
            <text:p>173.3</text:p>
          </table:table-cell>
          <table:table-cell office:value-type="float" office:value="929.044" calcext:value-type="float">
            <text:p>929.044</text:p>
          </table:table-cell>
          <table:table-cell office:value-type="float" office:value="-37.355" calcext:value-type="float">
            <text:p>-37.355</text:p>
          </table:table-cell>
          <table:table-cell office:value-type="float" office:value="71.509" calcext:value-type="float">
            <text:p>71.509</text:p>
          </table:table-cell>
          <table:table-cell office:value-type="float" office:value="37.356" calcext:value-type="float">
            <text:p>37.356</text:p>
          </table:table-cell>
          <table:table-cell office:value-type="float" office:value="71.515" calcext:value-type="float">
            <text:p>71.515</text:p>
          </table:table-cell>
          <table:table-cell office:value-type="float" office:value="196.227" calcext:value-type="float">
            <text:p>196.227</text:p>
          </table:table-cell>
          <table:table-cell office:value-type="float" office:value="21.157" calcext:value-type="float">
            <text:p>21.157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/>
          <table:table-cell office:value-type="float" office:value="173.308" calcext:value-type="float">
            <text:p>173.308</text:p>
          </table:table-cell>
          <table:table-cell office:value-type="float" office:value="928.732" calcext:value-type="float">
            <text:p>928.732</text:p>
          </table:table-cell>
          <table:table-cell office:value-type="float" office:value="-36.779" calcext:value-type="float">
            <text:p>-36.779</text:p>
          </table:table-cell>
          <table:table-cell office:value-type="float" office:value="68.43" calcext:value-type="float">
            <text:p>68.43</text:p>
          </table:table-cell>
          <table:table-cell office:value-type="float" office:value="36.782" calcext:value-type="float">
            <text:p>36.782</text:p>
          </table:table-cell>
          <table:table-cell office:value-type="float" office:value="68.441" calcext:value-type="float">
            <text:p>68.441</text:p>
          </table:table-cell>
          <table:table-cell office:value-type="float" office:value="196.405" calcext:value-type="float">
            <text:p>196.405</text:p>
          </table:table-cell>
          <table:table-cell office:value-type="float" office:value="21.168" calcext:value-type="float">
            <text:p>21.168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>
          <table:table-cell/>
          <table:table-cell office:value-type="float" office:value="173.317" calcext:value-type="float">
            <text:p>173.317</text:p>
          </table:table-cell>
          <table:table-cell office:value-type="float" office:value="928.412" calcext:value-type="float">
            <text:p>928.412</text:p>
          </table:table-cell>
          <table:table-cell office:value-type="float" office:value="-36.206" calcext:value-type="float">
            <text:p>-36.206</text:p>
          </table:table-cell>
          <table:table-cell office:value-type="float" office:value="65.365" calcext:value-type="float">
            <text:p>65.365</text:p>
          </table:table-cell>
          <table:table-cell office:value-type="float" office:value="36.213" calcext:value-type="float">
            <text:p>36.213</text:p>
          </table:table-cell>
          <table:table-cell office:value-type="float" office:value="65.395" calcext:value-type="float">
            <text:p>65.395</text:p>
          </table:table-cell>
          <table:table-cell office:value-type="float" office:value="196.591" calcext:value-type="float">
            <text:p>196.591</text:p>
          </table:table-cell>
          <table:table-cell office:value-type="float" office:value="21.185" calcext:value-type="float">
            <text:p>21.185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/>
          <table:table-cell office:value-type="float" office:value="173.326" calcext:value-type="float">
            <text:p>173.326</text:p>
          </table:table-cell>
          <table:table-cell office:value-type="float" office:value="928.077" calcext:value-type="float">
            <text:p>928.077</text:p>
          </table:table-cell>
          <table:table-cell office:value-type="float" office:value="-35.623" calcext:value-type="float">
            <text:p>-35.623</text:p>
          </table:table-cell>
          <table:table-cell office:value-type="float" office:value="62.37" calcext:value-type="float">
            <text:p>62.37</text:p>
          </table:table-cell>
          <table:table-cell office:value-type="float" office:value="35.637" calcext:value-type="float">
            <text:p>35.637</text:p>
          </table:table-cell>
          <table:table-cell office:value-type="float" office:value="62.429" calcext:value-type="float">
            <text:p>62.429</text:p>
          </table:table-cell>
          <table:table-cell office:value-type="float" office:value="196.789" calcext:value-type="float">
            <text:p>196.789</text:p>
          </table:table-cell>
          <table:table-cell office:value-type="float" office:value="21.21" calcext:value-type="float">
            <text:p>21.21</text:p>
          </table:table-cell>
          <table:table-cell office:value-type="float" office:value="2.693" calcext:value-type="float">
            <text:p>2.693</text:p>
          </table:table-cell>
        </table:table-row>
        <table:table-row table:style-name="ro1">
          <table:table-cell/>
          <table:table-cell office:value-type="float" office:value="173.336" calcext:value-type="float">
            <text:p>173.336</text:p>
          </table:table-cell>
          <table:table-cell office:value-type="float" office:value="927.725" calcext:value-type="float">
            <text:p>927.725</text:p>
          </table:table-cell>
          <table:table-cell office:value-type="float" office:value="-35.032" calcext:value-type="float">
            <text:p>-35.032</text:p>
          </table:table-cell>
          <table:table-cell office:value-type="float" office:value="59.382" calcext:value-type="float">
            <text:p>59.382</text:p>
          </table:table-cell>
          <table:table-cell office:value-type="float" office:value="35.056" calcext:value-type="float">
            <text:p>35.056</text:p>
          </table:table-cell>
          <table:table-cell office:value-type="float" office:value="59.481" calcext:value-type="float">
            <text:p>59.481</text:p>
          </table:table-cell>
          <table:table-cell office:value-type="float" office:value="197" calcext:value-type="float">
            <text:p>197</text:p>
          </table:table-cell>
          <table:table-cell office:value-type="float" office:value="21.244" calcext:value-type="float">
            <text:p>21.244</text:p>
          </table:table-cell>
          <table:table-cell office:value-type="float" office:value="3.422" calcext:value-type="float">
            <text:p>3.422</text:p>
          </table:table-cell>
        </table:table-row>
        <table:table-row table:style-name="ro1">
          <table:table-cell/>
          <table:table-cell office:value-type="float" office:value="173.347" calcext:value-type="float">
            <text:p>173.347</text:p>
          </table:table-cell>
          <table:table-cell office:value-type="float" office:value="927.355" calcext:value-type="float">
            <text:p>927.355</text:p>
          </table:table-cell>
          <table:table-cell office:value-type="float" office:value="-34.43" calcext:value-type="float">
            <text:p>-34.43</text:p>
          </table:table-cell>
          <table:table-cell office:value-type="float" office:value="56.405" calcext:value-type="float">
            <text:p>56.405</text:p>
          </table:table-cell>
          <table:table-cell office:value-type="float" office:value="34.468" calcext:value-type="float">
            <text:p>34.468</text:p>
          </table:table-cell>
          <table:table-cell office:value-type="float" office:value="56.559" calcext:value-type="float">
            <text:p>56.559</text:p>
          </table:table-cell>
          <table:table-cell office:value-type="float" office:value="197.227" calcext:value-type="float">
            <text:p>197.227</text:p>
          </table:table-cell>
          <table:table-cell office:value-type="float" office:value="21.288" calcext:value-type="float">
            <text:p>21.288</text:p>
          </table:table-cell>
          <table:table-cell office:value-type="float" office:value="4.158" calcext:value-type="float">
            <text:p>4.158</text:p>
          </table:table-cell>
        </table:table-row>
        <table:table-row table:style-name="ro1">
          <table:table-cell/>
          <table:table-cell office:value-type="float" office:value="173.359" calcext:value-type="float">
            <text:p>173.359</text:p>
          </table:table-cell>
          <table:table-cell office:value-type="float" office:value="926.965" calcext:value-type="float">
            <text:p>926.965</text:p>
          </table:table-cell>
          <table:table-cell office:value-type="float" office:value="-33.819" calcext:value-type="float">
            <text:p>-33.819</text:p>
          </table:table-cell>
          <table:table-cell office:value-type="float" office:value="53.44" calcext:value-type="float">
            <text:p>53.44</text:p>
          </table:table-cell>
          <table:table-cell office:value-type="float" office:value="33.874" calcext:value-type="float">
            <text:p>33.874</text:p>
          </table:table-cell>
          <table:table-cell office:value-type="float" office:value="53.665" calcext:value-type="float">
            <text:p>53.665</text:p>
          </table:table-cell>
          <table:table-cell office:value-type="float" office:value="197.471" calcext:value-type="float">
            <text:p>197.471</text:p>
          </table:table-cell>
          <table:table-cell office:value-type="float" office:value="21.345" calcext:value-type="float">
            <text:p>21.345</text:p>
          </table:table-cell>
          <table:table-cell office:value-type="float" office:value="4.902" calcext:value-type="float">
            <text:p>4.902</text:p>
          </table:table-cell>
        </table:table-row>
        <table:table-row table:style-name="ro1">
          <table:table-cell/>
          <table:table-cell office:value-type="float" office:value="173.371" calcext:value-type="float">
            <text:p>173.371</text:p>
          </table:table-cell>
          <table:table-cell office:value-type="float" office:value="926.557" calcext:value-type="float">
            <text:p>926.557</text:p>
          </table:table-cell>
          <table:table-cell office:value-type="float" office:value="-33.206" calcext:value-type="float">
            <text:p>-33.206</text:p>
          </table:table-cell>
          <table:table-cell office:value-type="float" office:value="50.409" calcext:value-type="float">
            <text:p>50.409</text:p>
          </table:table-cell>
          <table:table-cell office:value-type="float" office:value="33.251" calcext:value-type="float">
            <text:p>33.251</text:p>
          </table:table-cell>
          <table:table-cell office:value-type="float" office:value="50.595" calcext:value-type="float">
            <text:p>50.595</text:p>
          </table:table-cell>
          <table:table-cell office:value-type="float" office:value="197.731" calcext:value-type="float">
            <text:p>197.731</text:p>
          </table:table-cell>
          <table:table-cell office:value-type="float" office:value="21.397" calcext:value-type="float">
            <text:p>21.397</text:p>
          </table:table-cell>
          <table:table-cell office:value-type="float" office:value="4.334" calcext:value-type="float">
            <text:p>4.334</text:p>
          </table:table-cell>
        </table:table-row>
        <table:table-row table:style-name="ro1">
          <table:table-cell/>
          <table:table-cell office:value-type="float" office:value="173.383" calcext:value-type="float">
            <text:p>173.383</text:p>
          </table:table-cell>
          <table:table-cell office:value-type="float" office:value="926.143" calcext:value-type="float">
            <text:p>926.143</text:p>
          </table:table-cell>
          <table:table-cell office:value-type="float" office:value="-32.61" calcext:value-type="float">
            <text:p>-32.61</text:p>
          </table:table-cell>
          <table:table-cell office:value-type="float" office:value="47.403" calcext:value-type="float">
            <text:p>47.403</text:p>
          </table:table-cell>
          <table:table-cell office:value-type="float" office:value="32.638" calcext:value-type="float">
            <text:p>32.638</text:p>
          </table:table-cell>
          <table:table-cell office:value-type="float" office:value="47.518" calcext:value-type="float">
            <text:p>47.518</text:p>
          </table:table-cell>
          <table:table-cell office:value-type="float" office:value="198" calcext:value-type="float">
            <text:p>198</text:p>
          </table:table-cell>
          <table:table-cell office:value-type="float" office:value="21.439" calcext:value-type="float">
            <text:p>21.439</text:p>
          </table:table-cell>
          <table:table-cell office:value-type="float" office:value="3.304" calcext:value-type="float">
            <text:p>3.304</text:p>
          </table:table-cell>
        </table:table-row>
        <table:table-row table:style-name="ro1">
          <table:table-cell/>
          <table:table-cell office:value-type="float" office:value="173.397" calcext:value-type="float">
            <text:p>173.397</text:p>
          </table:table-cell>
          <table:table-cell office:value-type="float" office:value="925.703" calcext:value-type="float">
            <text:p>925.703</text:p>
          </table:table-cell>
          <table:table-cell office:value-type="float" office:value="-32.003" calcext:value-type="float">
            <text:p>-32.003</text:p>
          </table:table-cell>
          <table:table-cell office:value-type="float" office:value="44.546" calcext:value-type="float">
            <text:p>44.546</text:p>
          </table:table-cell>
          <table:table-cell office:value-type="float" office:value="32.018" calcext:value-type="float">
            <text:p>32.018</text:p>
          </table:table-cell>
          <table:table-cell office:value-type="float" office:value="44.606" calcext:value-type="float">
            <text:p>44.606</text:p>
          </table:table-cell>
          <table:table-cell office:value-type="float" office:value="198.292" calcext:value-type="float">
            <text:p>198.292</text:p>
          </table:table-cell>
          <table:table-cell office:value-type="float" office:value="21.47" calcext:value-type="float">
            <text:p>21.47</text:p>
          </table:table-cell>
          <table:table-cell office:value-type="float" office:value="2.311" calcext:value-type="float">
            <text:p>2.311</text:p>
          </table:table-cell>
        </table:table-row>
        <table:table-row table:style-name="ro1">
          <table:table-cell/>
          <table:table-cell office:value-type="float" office:value="173.412" calcext:value-type="float">
            <text:p>173.412</text:p>
          </table:table-cell>
          <table:table-cell office:value-type="float" office:value="925.234" calcext:value-type="float">
            <text:p>925.234</text:p>
          </table:table-cell>
          <table:table-cell office:value-type="float" office:value="-31.386" calcext:value-type="float">
            <text:p>-31.386</text:p>
          </table:table-cell>
          <table:table-cell office:value-type="float" office:value="41.698" calcext:value-type="float">
            <text:p>41.698</text:p>
          </table:table-cell>
          <table:table-cell office:value-type="float" office:value="31.391" calcext:value-type="float">
            <text:p>31.391</text:p>
          </table:table-cell>
          <table:table-cell office:value-type="float" office:value="41.718" calcext:value-type="float">
            <text:p>41.718</text:p>
          </table:table-cell>
          <table:table-cell office:value-type="float" office:value="198.61" calcext:value-type="float">
            <text:p>198.61</text:p>
          </table:table-cell>
          <table:table-cell office:value-type="float" office:value="21.49" calcext:value-type="float">
            <text:p>21.49</text:p>
          </table:table-cell>
          <table:table-cell office:value-type="float" office:value="1.306" calcext:value-type="float">
            <text:p>1.306</text:p>
          </table:table-cell>
        </table:table-row>
        <table:table-row table:style-name="ro1">
          <table:table-cell/>
          <table:table-cell office:value-type="float" office:value="173.427" calcext:value-type="float">
            <text:p>173.427</text:p>
          </table:table-cell>
          <table:table-cell office:value-type="float" office:value="924.769" calcext:value-type="float">
            <text:p>924.769</text:p>
          </table:table-cell>
          <table:table-cell office:value-type="float" office:value="-30.805" calcext:value-type="float">
            <text:p>-30.805</text:p>
          </table:table-cell>
          <table:table-cell office:value-type="float" office:value="38.868" calcext:value-type="float">
            <text:p>38.868</text:p>
          </table:table-cell>
          <table:table-cell office:value-type="float" office:value="30.805" calcext:value-type="float">
            <text:p>30.805</text:p>
          </table:table-cell>
          <table:table-cell office:value-type="float" office:value="38.869" calcext:value-type="float">
            <text:p>38.869</text:p>
          </table:table-cell>
          <table:table-cell office:value-type="float" office:value="198.931" calcext:value-type="float">
            <text:p>198.931</text:p>
          </table:table-cell>
          <table:table-cell office:value-type="float" office:value="21.485" calcext:value-type="float">
            <text:p>21.485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/>
          <table:table-cell office:value-type="float" office:value="173.443" calcext:value-type="float">
            <text:p>173.443</text:p>
          </table:table-cell>
          <table:table-cell office:value-type="float" office:value="924.28" calcext:value-type="float">
            <text:p>924.28</text:p>
          </table:table-cell>
          <table:table-cell office:value-type="float" office:value="-30.223" calcext:value-type="float">
            <text:p>-30.223</text:p>
          </table:table-cell>
          <table:table-cell office:value-type="float" office:value="36.29" calcext:value-type="float">
            <text:p>36.29</text:p>
          </table:table-cell>
          <table:table-cell office:value-type="float" office:value="30.234" calcext:value-type="float">
            <text:p>30.234</text:p>
          </table:table-cell>
          <table:table-cell office:value-type="float" office:value="36.342" calcext:value-type="float">
            <text:p>36.342</text:p>
          </table:table-cell>
          <table:table-cell office:value-type="float" office:value="199.276" calcext:value-type="float">
            <text:p>199.276</text:p>
          </table:table-cell>
          <table:table-cell office:value-type="float" office:value="21.454" calcext:value-type="float">
            <text:p>21.454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/>
          <table:table-cell office:value-type="float" office:value="173.46" calcext:value-type="float">
            <text:p>173.46</text:p>
          </table:table-cell>
          <table:table-cell office:value-type="float" office:value="923.752" calcext:value-type="float">
            <text:p>923.752</text:p>
          </table:table-cell>
          <table:table-cell office:value-type="float" office:value="-29.627" calcext:value-type="float">
            <text:p>-29.627</text:p>
          </table:table-cell>
          <table:table-cell office:value-type="float" office:value="33.802" calcext:value-type="float">
            <text:p>33.802</text:p>
          </table:table-cell>
          <table:table-cell office:value-type="float" office:value="29.669" calcext:value-type="float">
            <text:p>29.669</text:p>
          </table:table-cell>
          <table:table-cell office:value-type="float" office:value="33.991" calcext:value-type="float">
            <text:p>33.991</text:p>
          </table:table-cell>
          <table:table-cell office:value-type="float" office:value="199.653" calcext:value-type="float">
            <text:p>199.653</text:p>
          </table:table-cell>
          <table:table-cell office:value-type="float" office:value="21.391" calcext:value-type="float">
            <text:p>21.391</text:p>
          </table:table-cell>
          <table:table-cell office:value-type="float" office:value="3.584" calcext:value-type="float">
            <text:p>3.584</text:p>
          </table:table-cell>
        </table:table-row>
        <table:table-row table:style-name="ro1">
          <table:table-cell/>
          <table:table-cell office:value-type="float" office:value="173.483" calcext:value-type="float">
            <text:p>173.483</text:p>
          </table:table-cell>
          <table:table-cell office:value-type="float" office:value="923.097" calcext:value-type="float">
            <text:p>923.097</text:p>
          </table:table-cell>
          <table:table-cell office:value-type="float" office:value="-28.928" calcext:value-type="float">
            <text:p>-28.928</text:p>
          </table:table-cell>
          <table:table-cell office:value-type="float" office:value="31.268" calcext:value-type="float">
            <text:p>31.268</text:p>
          </table:table-cell>
          <table:table-cell office:value-type="float" office:value="28.985" calcext:value-type="float">
            <text:p>28.985</text:p>
          </table:table-cell>
          <table:table-cell office:value-type="float" office:value="31.536" calcext:value-type="float">
            <text:p>31.536</text:p>
          </table:table-cell>
          <table:table-cell office:value-type="float" office:value="200.13" calcext:value-type="float">
            <text:p>200.13</text:p>
          </table:table-cell>
          <table:table-cell office:value-type="float" office:value="21.299" calcext:value-type="float">
            <text:p>21.29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/>
          <table:table-cell office:value-type="float" office:value="173.507" calcext:value-type="float">
            <text:p>173.507</text:p>
          </table:table-cell>
          <table:table-cell office:value-type="float" office:value="922.398" calcext:value-type="float">
            <text:p>922.398</text:p>
          </table:table-cell>
          <table:table-cell office:value-type="float" office:value="-28.236" calcext:value-type="float">
            <text:p>-28.236</text:p>
          </table:table-cell>
          <table:table-cell office:value-type="float" office:value="28.298" calcext:value-type="float">
            <text:p>28.298</text:p>
          </table:table-cell>
          <table:table-cell office:value-type="float" office:value="28.285" calcext:value-type="float">
            <text:p>28.285</text:p>
          </table:table-cell>
          <table:table-cell office:value-type="float" office:value="28.536" calcext:value-type="float">
            <text:p>28.536</text:p>
          </table:table-cell>
          <table:table-cell office:value-type="float" office:value="200.65" calcext:value-type="float">
            <text:p>200.65</text:p>
          </table:table-cell>
          <table:table-cell office:value-type="float" office:value="21.209" calcext:value-type="float">
            <text:p>21.209</text:p>
          </table:table-cell>
          <table:table-cell office:value-type="float" office:value="3.678" calcext:value-type="float">
            <text:p>3.678</text:p>
          </table:table-cell>
        </table:table-row>
        <table:table-row table:style-name="ro1">
          <table:table-cell/>
          <table:table-cell office:value-type="float" office:value="173.534" calcext:value-type="float">
            <text:p>173.534</text:p>
          </table:table-cell>
          <table:table-cell office:value-type="float" office:value="921.66" calcext:value-type="float">
            <text:p>921.66</text:p>
          </table:table-cell>
          <table:table-cell office:value-type="float" office:value="-27.563" calcext:value-type="float">
            <text:p>-27.563</text:p>
          </table:table-cell>
          <table:table-cell office:value-type="float" office:value="25.404" calcext:value-type="float">
            <text:p>25.404</text:p>
          </table:table-cell>
          <table:table-cell office:value-type="float" office:value="27.593" calcext:value-type="float">
            <text:p>27.593</text:p>
          </table:table-cell>
          <table:table-cell office:value-type="float" office:value="25.555" calcext:value-type="float">
            <text:p>25.555</text:p>
          </table:table-cell>
          <table:table-cell office:value-type="float" office:value="201.211" calcext:value-type="float">
            <text:p>201.211</text:p>
          </table:table-cell>
          <table:table-cell office:value-type="float" office:value="21.136" calcext:value-type="float">
            <text:p>21.136</text:p>
          </table:table-cell>
          <table:table-cell office:value-type="float" office:value="2.779" calcext:value-type="float">
            <text:p>2.779</text:p>
          </table:table-cell>
        </table:table-row>
        <table:table-row table:style-name="ro1">
          <table:table-cell/>
          <table:table-cell office:value-type="float" office:value="173.559" calcext:value-type="float">
            <text:p>173.559</text:p>
          </table:table-cell>
          <table:table-cell office:value-type="float" office:value="920.979" calcext:value-type="float">
            <text:p>920.979</text:p>
          </table:table-cell>
          <table:table-cell office:value-type="float" office:value="-26.998" calcext:value-type="float">
            <text:p>-26.998</text:p>
          </table:table-cell>
          <table:table-cell office:value-type="float" office:value="22.637" calcext:value-type="float">
            <text:p>22.637</text:p>
          </table:table-cell>
          <table:table-cell office:value-type="float" office:value="27" calcext:value-type="float">
            <text:p>27</text:p>
          </table:table-cell>
          <table:table-cell office:value-type="float" office:value="22.647" calcext:value-type="float">
            <text:p>22.647</text:p>
          </table:table-cell>
          <table:table-cell office:value-type="float" office:value="201.738" calcext:value-type="float">
            <text:p>201.738</text:p>
          </table:table-cell>
          <table:table-cell office:value-type="float" office:value="21.119" calcext:value-type="float">
            <text:p>21.119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/>
          <table:table-cell office:value-type="float" office:value="173.594" calcext:value-type="float">
            <text:p>173.594</text:p>
          </table:table-cell>
          <table:table-cell office:value-type="float" office:value="920.027" calcext:value-type="float">
            <text:p>920.027</text:p>
          </table:table-cell>
          <table:table-cell office:value-type="float" office:value="-26.268" calcext:value-type="float">
            <text:p>-26.268</text:p>
          </table:table-cell>
          <table:table-cell office:value-type="float" office:value="20.413" calcext:value-type="float">
            <text:p>20.413</text:p>
          </table:table-cell>
          <table:table-cell office:value-type="float" office:value="26.268" calcext:value-type="float">
            <text:p>26.268</text:p>
          </table:table-cell>
          <table:table-cell office:value-type="float" office:value="20.413" calcext:value-type="float">
            <text:p>20.413</text:p>
          </table:table-cell>
          <table:table-cell office:value-type="float" office:value="202.493" calcext:value-type="float">
            <text:p>202.493</text:p>
          </table:table-cell>
          <table:table-cell office:value-type="float" office:value="21.115" calcext:value-type="float">
            <text:p>21.115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/>
          <table:table-cell office:value-type="float" office:value="173.625" calcext:value-type="float">
            <text:p>173.625</text:p>
          </table:table-cell>
          <table:table-cell office:value-type="float" office:value="919.222" calcext:value-type="float">
            <text:p>919.222</text:p>
          </table:table-cell>
          <table:table-cell office:value-type="float" office:value="-25.721" calcext:value-type="float">
            <text:p>-25.721</text:p>
          </table:table-cell>
          <table:table-cell office:value-type="float" office:value="17.688" calcext:value-type="float">
            <text:p>17.688</text:p>
          </table:table-cell>
          <table:table-cell office:value-type="float" office:value="25.757" calcext:value-type="float">
            <text:p>25.757</text:p>
          </table:table-cell>
          <table:table-cell office:value-type="float" office:value="17.902" calcext:value-type="float">
            <text:p>17.902</text:p>
          </table:table-cell>
          <table:table-cell office:value-type="float" office:value="203.145" calcext:value-type="float">
            <text:p>203.145</text:p>
          </table:table-cell>
          <table:table-cell office:value-type="float" office:value="21.029" calcext:value-type="float">
            <text:p>21.029</text:p>
          </table:table-cell>
          <table:table-cell office:value-type="float" office:value="2.759" calcext:value-type="float">
            <text:p>2.759</text:p>
          </table:table-cell>
        </table:table-row>
        <table:table-row table:style-name="ro1">
          <table:table-cell/>
          <table:table-cell office:value-type="float" office:value="173.674" calcext:value-type="float">
            <text:p>173.674</text:p>
          </table:table-cell>
          <table:table-cell office:value-type="float" office:value="917.975" calcext:value-type="float">
            <text:p>917.975</text:p>
          </table:table-cell>
          <table:table-cell office:value-type="float" office:value="-24.95" calcext:value-type="float">
            <text:p>-24.95</text:p>
          </table:table-cell>
          <table:table-cell office:value-type="float" office:value="15.667" calcext:value-type="float">
            <text:p>15.667</text:p>
          </table:table-cell>
          <table:table-cell office:value-type="float" office:value="24.998" calcext:value-type="float">
            <text:p>24.998</text:p>
          </table:table-cell>
          <table:table-cell office:value-type="float" office:value="15.985" calcext:value-type="float">
            <text:p>15.985</text:p>
          </table:table-cell>
          <table:table-cell office:value-type="float" office:value="204.176" calcext:value-type="float">
            <text:p>204.176</text:p>
          </table:table-cell>
          <table:table-cell office:value-type="float" office:value="20.873" calcext:value-type="float">
            <text:p>20.873</text:p>
          </table:table-cell>
          <table:table-cell office:value-type="float" office:value="3.169" calcext:value-type="float">
            <text:p>3.169</text:p>
          </table:table-cell>
        </table:table-row>
        <table:table-row table:style-name="ro1">
          <table:table-cell/>
          <table:table-cell office:value-type="float" office:value="173.724" calcext:value-type="float">
            <text:p>173.724</text:p>
          </table:table-cell>
          <table:table-cell office:value-type="float" office:value="916.751" calcext:value-type="float">
            <text:p>916.751</text:p>
          </table:table-cell>
          <table:table-cell office:value-type="float" office:value="-24.314" calcext:value-type="float">
            <text:p>-24.314</text:p>
          </table:table-cell>
          <table:table-cell office:value-type="float" office:value="12.779" calcext:value-type="float">
            <text:p>12.779</text:p>
          </table:table-cell>
          <table:table-cell office:value-type="float" office:value="24.329" calcext:value-type="float">
            <text:p>24.329</text:p>
          </table:table-cell>
          <table:table-cell office:value-type="float" office:value="12.89" calcext:value-type="float">
            <text:p>12.89</text:p>
          </table:table-cell>
          <table:table-cell office:value-type="float" office:value="205.212" calcext:value-type="float">
            <text:p>205.212</text:p>
          </table:table-cell>
          <table:table-cell office:value-type="float" office:value="20.79" calcext:value-type="float">
            <text:p>20.79</text:p>
          </table:table-cell>
          <table:table-cell office:value-type="float" office:value="1.682" calcext:value-type="float">
            <text:p>1.682</text:p>
          </table:table-cell>
        </table:table-row>
        <table:table-row table:style-name="ro1">
          <table:table-cell/>
          <table:table-cell office:value-type="float" office:value="173.784" calcext:value-type="float">
            <text:p>173.784</text:p>
          </table:table-cell>
          <table:table-cell office:value-type="float" office:value="915.307" calcext:value-type="float">
            <text:p>915.307</text:p>
          </table:table-cell>
          <table:table-cell office:value-type="float" office:value="-23.683" calcext:value-type="float">
            <text:p>-23.683</text:p>
          </table:table-cell>
          <table:table-cell office:value-type="float" office:value="10.494" calcext:value-type="float">
            <text:p>10.494</text:p>
          </table:table-cell>
          <table:table-cell office:value-type="float" office:value="23.683" calcext:value-type="float">
            <text:p>23.683</text:p>
          </table:table-cell>
          <table:table-cell office:value-type="float" office:value="10.497" calcext:value-type="float">
            <text:p>10.497</text:p>
          </table:table-cell>
          <table:table-cell office:value-type="float" office:value="206.462" calcext:value-type="float">
            <text:p>206.462</text:p>
          </table:table-cell>
          <table:table-cell office:value-type="float" office:value="20.776" calcext:value-type="float">
            <text:p>20.776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/>
          <table:table-cell office:value-type="float" office:value="173.848" calcext:value-type="float">
            <text:p>173.848</text:p>
          </table:table-cell>
          <table:table-cell office:value-type="float" office:value="913.823" calcext:value-type="float">
            <text:p>913.823</text:p>
          </table:table-cell>
          <table:table-cell office:value-type="float" office:value="-23.153" calcext:value-type="float">
            <text:p>-23.153</text:p>
          </table:table-cell>
          <table:table-cell office:value-type="float" office:value="8.363" calcext:value-type="float">
            <text:p>8.363</text:p>
          </table:table-cell>
          <table:table-cell office:value-type="float" office:value="23.178" calcext:value-type="float">
            <text:p>23.178</text:p>
          </table:table-cell>
          <table:table-cell office:value-type="float" office:value="8.611" calcext:value-type="float">
            <text:p>8.611</text:p>
          </table:table-cell>
          <table:table-cell office:value-type="float" office:value="207.782" calcext:value-type="float">
            <text:p>207.782</text:p>
          </table:table-cell>
          <table:table-cell office:value-type="float" office:value="20.906" calcext:value-type="float">
            <text:p>20.906</text:p>
          </table:table-cell>
          <table:table-cell office:value-type="float" office:value="2.051" calcext:value-type="float">
            <text:p>2.051</text:p>
          </table:table-cell>
        </table:table-row>
        <table:table-row table:style-name="ro1">
          <table:table-cell/>
          <table:table-cell office:value-type="float" office:value="173.963" calcext:value-type="float">
            <text:p>173.963</text:p>
          </table:table-cell>
          <table:table-cell office:value-type="float" office:value="911.196" calcext:value-type="float">
            <text:p>911.196</text:p>
          </table:table-cell>
          <table:table-cell office:value-type="float" office:value="-22.392" calcext:value-type="float">
            <text:p>-22.392</text:p>
          </table:table-cell>
          <table:table-cell office:value-type="float" office:value="6.6" calcext:value-type="float">
            <text:p>6.6</text:p>
          </table:table-cell>
          <table:table-cell office:value-type="float" office:value="22.422" calcext:value-type="float">
            <text:p>22.422</text:p>
          </table:table-cell>
          <table:table-cell office:value-type="float" office:value="7.029" calcext:value-type="float">
            <text:p>7.029</text:p>
          </table:table-cell>
          <table:table-cell office:value-type="float" office:value="210.21" calcext:value-type="float">
            <text:p>210.21</text:p>
          </table:table-cell>
          <table:table-cell office:value-type="float" office:value="21.185" calcext:value-type="float">
            <text:p>21.185</text:p>
          </table:table-cell>
          <table:table-cell office:value-type="float" office:value="2.418" calcext:value-type="float">
            <text:p>2.418</text:p>
          </table:table-cell>
        </table:table-row>
        <table:table-row table:style-name="ro1">
          <table:table-cell/>
          <table:table-cell office:value-type="float" office:value="174.091" calcext:value-type="float">
            <text:p>174.091</text:p>
          </table:table-cell>
          <table:table-cell office:value-type="float" office:value="908.37" calcext:value-type="float">
            <text:p>908.37</text:p>
          </table:table-cell>
          <table:table-cell office:value-type="float" office:value="-21.876" calcext:value-type="float">
            <text:p>-21.876</text:p>
          </table:table-cell>
          <table:table-cell office:value-type="float" office:value="4.039" calcext:value-type="float">
            <text:p>4.039</text:p>
          </table:table-cell>
          <table:table-cell office:value-type="float" office:value="21.881" calcext:value-type="float">
            <text:p>21.881</text:p>
          </table:table-cell>
          <table:table-cell office:value-type="float" office:value="4.143" calcext:value-type="float">
            <text:p>4.143</text:p>
          </table:table-cell>
          <table:table-cell office:value-type="float" office:value="212.923" calcext:value-type="float">
            <text:p>212.923</text:p>
          </table:table-cell>
          <table:table-cell office:value-type="float" office:value="21.303" calcext:value-type="float">
            <text:p>21.303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/>
          <table:table-cell office:value-type="float" office:value="174.264" calcext:value-type="float">
            <text:p>174.264</text:p>
          </table:table-cell>
          <table:table-cell office:value-type="float" office:value="904.626" calcext:value-type="float">
            <text:p>904.626</text:p>
          </table:table-cell>
          <table:table-cell office:value-type="float" office:value="-21.445" calcext:value-type="float">
            <text:p>-21.445</text:p>
          </table:table-cell>
          <table:table-cell office:value-type="float" office:value="2.497" calcext:value-type="float">
            <text:p>2.497</text:p>
          </table:table-cell>
          <table:table-cell office:value-type="float" office:value="21.483" calcext:value-type="float">
            <text:p>21.483</text:p>
          </table:table-cell>
          <table:table-cell office:value-type="float" office:value="3.747" calcext:value-type="float">
            <text:p>3.747</text:p>
          </table:table-cell>
          <table:table-cell office:value-type="float" office:value="216.645" calcext:value-type="float">
            <text:p>216.645</text:p>
          </table:table-cell>
          <table:table-cell office:value-type="float" office:value="21.786" calcext:value-type="float">
            <text:p>21.786</text:p>
          </table:table-cell>
          <table:table-cell office:value-type="float" office:value="2.794" calcext:value-type="float">
            <text:p>2.794</text:p>
          </table:table-cell>
        </table:table-row>
        <table:table-row table:style-name="ro1">
          <table:table-cell/>
          <table:table-cell office:value-type="float" office:value="174.681" calcext:value-type="float">
            <text:p>174.681</text:p>
          </table:table-cell>
          <table:table-cell office:value-type="float" office:value="895.782" calcext:value-type="float">
            <text:p>895.782</text:p>
          </table:table-cell>
          <table:table-cell office:value-type="float" office:value="-20.948" calcext:value-type="float">
            <text:p>-20.948</text:p>
          </table:table-cell>
          <table:table-cell office:value-type="float" office:value="1.19" calcext:value-type="float">
            <text:p>1.19</text:p>
          </table:table-cell>
          <table:table-cell office:value-type="float" office:value="20.96" calcext:value-type="float">
            <text:p>20.96</text:p>
          </table:table-cell>
          <table:table-cell office:value-type="float" office:value="3.384" calcext:value-type="float">
            <text:p>3.384</text:p>
          </table:table-cell>
          <table:table-cell office:value-type="float" office:value="226.011" calcext:value-type="float">
            <text:p>226.011</text:p>
          </table:table-cell>
          <table:table-cell office:value-type="float" office:value="23.108" calcext:value-type="float">
            <text:p>23.108</text:p>
          </table:table-cell>
          <table:table-cell office:value-type="float" office:value="3.168" calcext:value-type="float">
            <text:p>3.168</text:p>
          </table:table-cell>
        </table:table-row>
        <table:table-row table:style-name="ro1">
          <table:table-cell/>
          <table:table-cell office:value-type="float" office:value="174.878" calcext:value-type="float">
            <text:p>174.878</text:p>
          </table:table-cell>
          <table:table-cell office:value-type="float" office:value="891.643" calcext:value-type="float">
            <text:p>891.643</text:p>
          </table:table-cell>
          <table:table-cell office:value-type="float" office:value="-21" calcext:value-type="float">
            <text:p>-21</text:p>
          </table:table-cell>
          <table:table-cell office:value-type="float" office:value="-0.266" calcext:value-type="float">
            <text:p>-0.266</text:p>
          </table:table-cell>
          <table:table-cell office:value-type="float" office:value="21.066" calcext:value-type="float">
            <text:p>21.066</text:p>
          </table:table-cell>
          <table:table-cell office:value-type="float" office:value="3.624" calcext:value-type="float">
            <text:p>3.624</text:p>
          </table:table-cell>
          <table:table-cell office:value-type="float" office:value="230.501" calcext:value-type="float">
            <text:p>230.501</text:p>
          </table:table-cell>
          <table:table-cell office:value-type="float" office:value="22.395" calcext:value-type="float">
            <text:p>22.395</text:p>
          </table:table-cell>
          <table:table-cell office:value-type="float" office:value="3.615" calcext:value-type="float">
            <text:p>3.615</text:p>
          </table:table-cell>
        </table:table-row>
        <table:table-row table:style-name="ro1">
          <table:table-cell/>
          <table:table-cell office:value-type="float" office:value="175.311" calcext:value-type="float">
            <text:p>175.311</text:p>
          </table:table-cell>
          <table:table-cell office:value-type="float" office:value="882.539" calcext:value-type="float">
            <text:p>882.539</text:p>
          </table:table-cell>
          <table:table-cell office:value-type="float" office:value="-21.103" calcext:value-type="float">
            <text:p>-21.103</text:p>
          </table:table-cell>
          <table:table-cell office:value-type="float" office:value="-0.236" calcext:value-type="float">
            <text:p>-0.236</text:p>
          </table:table-cell>
          <table:table-cell office:value-type="float" office:value="21.108" calcext:value-type="float">
            <text:p>21.108</text:p>
          </table:table-cell>
          <table:table-cell office:value-type="float" office:value="2.131" calcext:value-type="float">
            <text:p>2.131</text:p>
          </table:table-cell>
          <table:table-cell office:value-type="float" office:value="239.987" calcext:value-type="float">
            <text:p>239.987</text:p>
          </table:table-cell>
          <table:table-cell office:value-type="float" office:value="21.479" calcext:value-type="float">
            <text:p>21.479</text:p>
          </table:table-cell>
          <table:table-cell office:value-type="float" office:value="2.118" calcext:value-type="float">
            <text:p>2.118</text:p>
          </table:table-cell>
        </table:table-row>
        <table:table-row table:style-name="ro1">
          <table:table-cell/>
          <table:table-cell office:value-type="float" office:value="175.639" calcext:value-type="float">
            <text:p>175.639</text:p>
          </table:table-cell>
          <table:table-cell office:value-type="float" office:value="875.623" calcext:value-type="float">
            <text:p>875.623</text:p>
          </table:table-cell>
          <table:table-cell office:value-type="float" office:value="-21.074" calcext:value-type="float">
            <text:p>-21.074</text:p>
          </table:table-cell>
          <table:table-cell office:value-type="float" office:value="0.088" calcext:value-type="float">
            <text:p>0.088</text:p>
          </table:table-cell>
          <table:table-cell office:value-type="float" office:value="21.086" calcext:value-type="float">
            <text:p>21.086</text:p>
          </table:table-cell>
          <table:table-cell office:value-type="float" office:value="2.198" calcext:value-type="float">
            <text:p>2.198</text:p>
          </table:table-cell>
          <table:table-cell office:value-type="float" office:value="247.149" calcext:value-type="float">
            <text:p>247.149</text:p>
          </table:table-cell>
          <table:table-cell office:value-type="float" office:value="22.199" calcext:value-type="float">
            <text:p>22.199</text:p>
          </table:table-cell>
          <table:table-cell office:value-type="float" office:value="2.196" calcext:value-type="float">
            <text:p>2.196</text:p>
          </table:table-cell>
        </table:table-row>
        <table:table-row table:style-name="ro1">
          <table:table-cell/>
          <table:table-cell office:value-type="float" office:value="176.139" calcext:value-type="float">
            <text:p>176.139</text:p>
          </table:table-cell>
          <table:table-cell office:value-type="float" office:value="865.094" calcext:value-type="float">
            <text:p>865.094</text:p>
          </table:table-cell>
          <table:table-cell office:value-type="float" office:value="-21.041" calcext:value-type="float">
            <text:p>-21.041</text:p>
          </table:table-cell>
          <table:table-cell office:value-type="float" office:value="0.066" calcext:value-type="float">
            <text:p>0.066</text:p>
          </table:table-cell>
          <table:table-cell office:value-type="float" office:value="21.046" calcext:value-type="float">
            <text:p>21.046</text:p>
          </table:table-cell>
          <table:table-cell office:value-type="float" office:value="2.946" calcext:value-type="float">
            <text:p>2.946</text:p>
          </table:table-cell>
          <table:table-cell office:value-type="float" office:value="258.616" calcext:value-type="float">
            <text:p>258.616</text:p>
          </table:table-cell>
          <table:table-cell office:value-type="float" office:value="23.672" calcext:value-type="float">
            <text:p>23.672</text:p>
          </table:table-cell>
          <table:table-cell office:value-type="float" office:value="2.945" calcext:value-type="float">
            <text:p>2.945</text:p>
          </table:table-cell>
        </table:table-row>
        <table:table-row table:style-name="ro1">
          <table:table-cell/>
          <table:table-cell office:value-type="float" office:value="176.639" calcext:value-type="float">
            <text:p>176.639</text:p>
          </table:table-cell>
          <table:table-cell office:value-type="float" office:value="854.556" calcext:value-type="float">
            <text:p>854.556</text:p>
          </table:table-cell>
          <table:table-cell office:value-type="float" office:value="-21.111" calcext:value-type="float">
            <text:p>-21.111</text:p>
          </table:table-cell>
          <table:table-cell office:value-type="float" office:value="-0.14" calcext:value-type="float">
            <text:p>-0.14</text:p>
          </table:table-cell>
          <table:table-cell office:value-type="float" office:value="21.112" calcext:value-type="float">
            <text:p>21.112</text:p>
          </table:table-cell>
          <table:table-cell office:value-type="float" office:value="1.078" calcext:value-type="float">
            <text:p>1.078</text:p>
          </table:table-cell>
          <table:table-cell office:value-type="float" office:value="270.585" calcext:value-type="float">
            <text:p>270.585</text:p>
          </table:table-cell>
          <table:table-cell office:value-type="float" office:value="24.206" calcext:value-type="float">
            <text:p>24.206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>
          <table:table-cell/>
          <table:table-cell office:value-type="float" office:value="176.847" calcext:value-type="float">
            <text:p>176.847</text:p>
          </table:table-cell>
          <table:table-cell office:value-type="float" office:value="850.174" calcext:value-type="float">
            <text:p>850.174</text:p>
          </table:table-cell>
          <table:table-cell office:value-type="float" office:value="-20.957" calcext:value-type="float">
            <text:p>-20.957</text:p>
          </table:table-cell>
          <table:table-cell office:value-type="float" office:value="0.738" calcext:value-type="float">
            <text:p>0.738</text:p>
          </table:table-cell>
          <table:table-cell office:value-type="float" office:value="21.161" calcext:value-type="float">
            <text:p>21.161</text:p>
          </table:table-cell>
          <table:table-cell office:value-type="float" office:value="6.796" calcext:value-type="float">
            <text:p>6.796</text:p>
          </table:table-cell>
          <table:table-cell office:value-type="float" office:value="275.481" calcext:value-type="float">
            <text:p>275.481</text:p>
          </table:table-cell>
          <table:table-cell office:value-type="float" office:value="22.798" calcext:value-type="float">
            <text:p>22.798</text:p>
          </table:table-cell>
          <table:table-cell office:value-type="float" office:value="6.756" calcext:value-type="float">
            <text:p>6.756</text:p>
          </table:table-cell>
        </table:table-row>
        <table:table-row table:style-name="ro1">
          <table:table-cell/>
          <table:table-cell office:value-type="float" office:value="176.953" calcext:value-type="float">
            <text:p>176.953</text:p>
          </table:table-cell>
          <table:table-cell office:value-type="float" office:value="847.959" calcext:value-type="float">
            <text:p>847.959</text:p>
          </table:table-cell>
          <table:table-cell office:value-type="float" office:value="-20.999" calcext:value-type="float">
            <text:p>-20.999</text:p>
          </table:table-cell>
          <table:table-cell office:value-type="float" office:value="-0.395" calcext:value-type="float">
            <text:p>-0.395</text:p>
          </table:table-cell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277.886" calcext:value-type="float">
            <text:p>277.886</text:p>
          </table:table-cell>
          <table:table-cell office:value-type="float" office:value="22.758" calcext:value-type="float">
            <text:p>22.758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/>
          <table:table-cell office:value-type="float" office:value="177.229" calcext:value-type="float">
            <text:p>177.229</text:p>
          </table:table-cell>
          <table:table-cell office:value-type="float" office:value="842.151" calcext:value-type="float">
            <text:p>842.151</text:p>
          </table:table-cell>
          <table:table-cell office:value-type="float" office:value="-21.062" calcext:value-type="float">
            <text:p>-21.062</text:p>
          </table:table-cell>
          <table:table-cell office:value-type="float" office:value="-0.228" calcext:value-type="float">
            <text:p>-0.228</text:p>
          </table:table-cell>
          <table:table-cell office:value-type="float" office:value="21.071" calcext:value-type="float">
            <text:p>21.071</text:p>
          </table:table-cell>
          <table:table-cell office:value-type="float" office:value="1.642" calcext:value-type="float">
            <text:p>1.642</text:p>
          </table:table-cell>
          <table:table-cell office:value-type="float" office:value="284.109" calcext:value-type="float">
            <text:p>284.109</text:p>
          </table:table-cell>
          <table:table-cell office:value-type="float" office:value="22.309" calcext:value-type="float">
            <text:p>22.309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/>
          <table:table-cell office:value-type="float" office:value="177.729" calcext:value-type="float">
            <text:p>177.729</text:p>
          </table:table-cell>
          <table:table-cell office:value-type="float" office:value="831.628" calcext:value-type="float">
            <text:p>831.628</text:p>
          </table:table-cell>
          <table:table-cell office:value-type="float" office:value="-21.032" calcext:value-type="float">
            <text:p>-21.032</text:p>
          </table:table-cell>
          <table:table-cell office:value-type="float" office:value="0.059" calcext:value-type="float">
            <text:p>0.059</text:p>
          </table:table-cell>
          <table:table-cell office:value-type="float" office:value="21.037" calcext:value-type="float">
            <text:p>21.037</text:p>
          </table:table-cell>
          <table:table-cell office:value-type="float" office:value="2.924" calcext:value-type="float">
            <text:p>2.924</text:p>
          </table:table-cell>
          <table:table-cell office:value-type="float" office:value="294.897" calcext:value-type="float">
            <text:p>294.897</text:p>
          </table:table-cell>
          <table:table-cell office:value-type="float" office:value="20.848" calcext:value-type="float">
            <text:p>20.848</text:p>
          </table:table-cell>
          <table:table-cell office:value-type="float" office:value="2.923" calcext:value-type="float">
            <text:p>2.923</text:p>
          </table:table-cell>
        </table:table-row>
        <table:table-row table:style-name="ro1">
          <table:table-cell/>
          <table:table-cell office:value-type="float" office:value="178.229" calcext:value-type="float">
            <text:p>178.229</text:p>
          </table:table-cell>
          <table:table-cell office:value-type="float" office:value="821.108" calcext:value-type="float">
            <text:p>821.108</text:p>
          </table:table-cell>
          <table:table-cell office:value-type="float" office:value="-21.046" calcext:value-type="float">
            <text:p>-21.046</text:p>
          </table:table-cell>
          <table:table-cell office:value-type="float" office:value="-0.027" calcext:value-type="float">
            <text:p>-0.027</text:p>
          </table:table-cell>
          <table:table-cell office:value-type="float" office:value="21.05" calcext:value-type="float">
            <text:p>21.05</text:p>
          </table:table-cell>
          <table:table-cell office:value-type="float" office:value="2.852" calcext:value-type="float">
            <text:p>2.852</text:p>
          </table:table-cell>
          <table:table-cell office:value-type="float" office:value="304.964" calcext:value-type="float">
            <text:p>304.964</text:p>
          </table:table-cell>
          <table:table-cell office:value-type="float" office:value="19.422" calcext:value-type="float">
            <text:p>19.422</text:p>
          </table:table-cell>
          <table:table-cell office:value-type="float" office:value="2.852" calcext:value-type="float">
            <text:p>2.852</text:p>
          </table:table-cell>
        </table:table-row>
        <table:table-row table:style-name="ro1">
          <table:table-cell/>
          <table:table-cell office:value-type="float" office:value="178.729" calcext:value-type="float">
            <text:p>178.729</text:p>
          </table:table-cell>
          <table:table-cell office:value-type="float" office:value="810.584" calcext:value-type="float">
            <text:p>810.584</text:p>
          </table:table-cell>
          <table:table-cell office:value-type="float" office:value="-21.052" calcext:value-type="float">
            <text:p>-21.052</text:p>
          </table:table-cell>
          <table:table-cell office:value-type="float" office:value="-0.014" calcext:value-type="float">
            <text:p>-0.014</text:p>
          </table:table-cell>
          <table:table-cell office:value-type="float" office:value="21.056" calcext:value-type="float">
            <text:p>21.056</text:p>
          </table:table-cell>
          <table:table-cell office:value-type="float" office:value="2.384" calcext:value-type="float">
            <text:p>2.384</text:p>
          </table:table-cell>
          <table:table-cell office:value-type="float" office:value="314.377" calcext:value-type="float">
            <text:p>314.377</text:p>
          </table:table-cell>
          <table:table-cell office:value-type="float" office:value="18.23" calcext:value-type="float">
            <text:p>18.23</text:p>
          </table:table-cell>
          <table:table-cell office:value-type="float" office:value="2.384" calcext:value-type="float">
            <text:p>2.384</text:p>
          </table:table-cell>
        </table:table-row>
        <table:table-row table:style-name="ro1">
          <table:table-cell/>
          <table:table-cell office:value-type="float" office:value="178.908" calcext:value-type="float">
            <text:p>178.908</text:p>
          </table:table-cell>
          <table:table-cell office:value-type="float" office:value="806.818" calcext:value-type="float">
            <text:p>806.818</text:p>
          </table:table-cell>
          <table:table-cell office:value-type="float" office:value="-20.944" calcext:value-type="float">
            <text:p>-20.944</text:p>
          </table:table-cell>
          <table:table-cell office:value-type="float" office:value="0.603" calcext:value-type="float">
            <text:p>0.603</text:p>
          </table:table-cell>
          <table:table-cell office:value-type="float" office:value="21.177" calcext:value-type="float">
            <text:p>21.177</text:p>
          </table:table-cell>
          <table:table-cell office:value-type="float" office:value="6.77" calcext:value-type="float">
            <text:p>6.77</text:p>
          </table:table-cell>
          <table:table-cell office:value-type="float" office:value="317.754" calcext:value-type="float">
            <text:p>317.754</text:p>
          </table:table-cell>
          <table:table-cell office:value-type="float" office:value="19.439" calcext:value-type="float">
            <text:p>19.439</text:p>
          </table:table-cell>
          <table:table-cell office:value-type="float" office:value="6.743" calcext:value-type="float">
            <text:p>6.743</text:p>
          </table:table-cell>
        </table:table-row>
        <table:table-row table:style-name="ro1">
          <table:table-cell/>
          <table:table-cell office:value-type="float" office:value="179.23" calcext:value-type="float">
            <text:p>179.23</text:p>
          </table:table-cell>
          <table:table-cell office:value-type="float" office:value="800.077" calcext:value-type="float">
            <text:p>800.077</text:p>
          </table:table-cell>
          <table:table-cell office:value-type="float" office:value="-20.947" calcext:value-type="float">
            <text:p>-20.947</text:p>
          </table:table-cell>
          <table:table-cell office:value-type="float" office:value="-0.01" calcext:value-type="float">
            <text:p>-0.01</text:p>
          </table:table-cell>
          <table:table-cell office:value-type="float" office:value="21.013" calcext:value-type="float">
            <text:p>21.013</text:p>
          </table:table-cell>
          <table:table-cell office:value-type="float" office:value="5.02" calcext:value-type="float">
            <text:p>5.02</text:p>
          </table:table-cell>
          <table:table-cell office:value-type="float" office:value="324.27" calcext:value-type="float">
            <text:p>324.27</text:p>
          </table:table-cell>
          <table:table-cell office:value-type="float" office:value="21.054" calcext:value-type="float">
            <text:p>21.054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/>
          <table:table-cell office:value-type="float" office:value="179.73" calcext:value-type="float">
            <text:p>179.73</text:p>
          </table:table-cell>
          <table:table-cell office:value-type="float" office:value="789.58" calcext:value-type="float">
            <text:p>789.58</text:p>
          </table:table-cell>
          <table:table-cell office:value-type="float" office:value="-21.044" calcext:value-type="float">
            <text:p>-21.044</text:p>
          </table:table-cell>
          <table:table-cell office:value-type="float" office:value="-0.193" calcext:value-type="float">
            <text:p>-0.193</text:p>
          </table:table-cell>
          <table:table-cell office:value-type="float" office:value="21.051" calcext:value-type="float">
            <text:p>21.051</text:p>
          </table:table-cell>
          <table:table-cell office:value-type="float" office:value="3.472" calcext:value-type="float">
            <text:p>3.472</text:p>
          </table:table-cell>
          <table:table-cell office:value-type="float" office:value="335.23" calcext:value-type="float">
            <text:p>335.23</text:p>
          </table:table-cell>
          <table:table-cell office:value-type="float" office:value="22.788" calcext:value-type="float">
            <text:p>22.788</text:p>
          </table:table-cell>
          <table:table-cell office:value-type="float" office:value="3.467" calcext:value-type="float">
            <text:p>3.467</text:p>
          </table:table-cell>
        </table:table-row>
        <table:table-row table:style-name="ro1">
          <table:table-cell/>
          <table:table-cell office:value-type="float" office:value="180.195" calcext:value-type="float">
            <text:p>180.195</text:p>
          </table:table-cell>
          <table:table-cell office:value-type="float" office:value="779.791" calcext:value-type="float">
            <text:p>779.791</text:p>
          </table:table-cell>
          <table:table-cell office:value-type="float" office:value="-21.079" calcext:value-type="float">
            <text:p>-21.079</text:p>
          </table:table-cell>
          <table:table-cell office:value-type="float" office:value="-0.077" calcext:value-type="float">
            <text:p>-0.077</text:p>
          </table:table-cell>
          <table:table-cell office:value-type="float" office:value="21.079" calcext:value-type="float">
            <text:p>21.079</text:p>
          </table:table-cell>
          <table:table-cell office:value-type="float" office:value="0.098" calcext:value-type="float">
            <text:p>0.098</text:p>
          </table:table-cell>
          <table:table-cell office:value-type="float" office:value="345.814" calcext:value-type="float">
            <text:p>345.814</text:p>
          </table:table-cell>
          <table:table-cell office:value-type="float" office:value="22.76" calcext:value-type="float">
            <text:p>22.76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/>
          <table:table-cell office:value-type="float" office:value="180.695" calcext:value-type="float">
            <text:p>180.695</text:p>
          </table:table-cell>
          <table:table-cell office:value-type="float" office:value="769.257" calcext:value-type="float">
            <text:p>769.257</text:p>
          </table:table-cell>
          <table:table-cell office:value-type="float" office:value="-21.057" calcext:value-type="float">
            <text:p>-21.057</text:p>
          </table:table-cell>
          <table:table-cell office:value-type="float" office:value="0.045" calcext:value-type="float">
            <text:p>0.045</text:p>
          </table:table-cell>
          <table:table-cell office:value-type="float" office:value="21.057" calcext:value-type="float">
            <text:p>21.057</text:p>
          </table:table-cell>
          <table:table-cell office:value-type="float" office:value="0.5" calcext:value-type="float">
            <text:p>0.5</text:p>
          </table:table-cell>
          <table:table-cell office:value-type="float" office:value="357.131" calcext:value-type="float">
            <text:p>357.131</text:p>
          </table:table-cell>
          <table:table-cell office:value-type="float" office:value="22.51" calcext:value-type="float">
            <text:p>22.51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float" office:value="180.921" calcext:value-type="float">
            <text:p>180.921</text:p>
          </table:table-cell>
          <table:table-cell office:value-type="float" office:value="764.513" calcext:value-type="float">
            <text:p>764.513</text:p>
          </table:table-cell>
          <table:table-cell office:value-type="float" office:value="-20.909" calcext:value-type="float">
            <text:p>-20.909</text:p>
          </table:table-cell>
          <table:table-cell office:value-type="float" office:value="0.653" calcext:value-type="float">
            <text:p>0.653</text:p>
          </table:table-cell>
          <table:table-cell office:value-type="float" office:value="21.096" calcext:value-type="float">
            <text:p>21.096</text:p>
          </table:table-cell>
          <table:table-cell office:value-type="float" office:value="6.763" calcext:value-type="float">
            <text:p>6.763</text:p>
          </table:table-cell>
          <table:table-cell office:value-type="float" office:value="362.392" calcext:value-type="float">
            <text:p>362.392</text:p>
          </table:table-cell>
          <table:table-cell office:value-type="float" office:value="24.032" calcext:value-type="float">
            <text:p>24.032</text:p>
          </table:table-cell>
          <table:table-cell office:value-type="float" office:value="6.732" calcext:value-type="float">
            <text:p>6.732</text:p>
          </table:table-cell>
        </table:table-row>
        <table:table-row table:style-name="ro1">
          <table:table-cell/>
          <table:table-cell office:value-type="float" office:value="181.047" calcext:value-type="float">
            <text:p>181.047</text:p>
          </table:table-cell>
          <table:table-cell office:value-type="float" office:value="761.875" calcext:value-type="float">
            <text:p>761.875</text:p>
          </table:table-cell>
          <table:table-cell office:value-type="float" office:value="-20.965" calcext:value-type="float">
            <text:p>-20.965</text:p>
          </table:table-cell>
          <table:table-cell office:value-type="float" office:value="-0.447" calcext:value-type="float">
            <text:p>-0.447</text:p>
          </table:table-cell>
          <table:table-cell office:value-type="float" office:value="20.972" calcext:value-type="float">
            <text:p>20.972</text:p>
          </table:table-cell>
          <table:table-cell office:value-type="float" office:value="1.049" calcext:value-type="float">
            <text:p>1.049</text:p>
          </table:table-cell>
          <table:table-cell office:value-type="float" office:value="365.427" calcext:value-type="float">
            <text:p>365.427</text:p>
          </table:table-cell>
          <table:table-cell office:value-type="float" office:value="24.152" calcext:value-type="float">
            <text:p>24.152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/>
          <table:table-cell office:value-type="float" office:value="181.276" calcext:value-type="float">
            <text:p>181.276</text:p>
          </table:table-cell>
          <table:table-cell office:value-type="float" office:value="757.066" calcext:value-type="float">
            <text:p>757.066</text:p>
          </table:table-cell>
          <table:table-cell office:value-type="float" office:value="-21.029" calcext:value-type="float">
            <text:p>-21.029</text:p>
          </table:table-cell>
          <table:table-cell office:value-type="float" office:value="-0.277" calcext:value-type="float">
            <text:p>-0.277</text:p>
          </table:table-cell>
          <table:table-cell office:value-type="float" office:value="21.032" calcext:value-type="float">
            <text:p>21.032</text:p>
          </table:table-cell>
          <table:table-cell office:value-type="float" office:value="0.892" calcext:value-type="float">
            <text:p>0.892</text:p>
          </table:table-cell>
          <table:table-cell office:value-type="float" office:value="370.938" calcext:value-type="float">
            <text:p>370.938</text:p>
          </table:table-cell>
          <table:table-cell office:value-type="float" office:value="23.958" calcext:value-type="float">
            <text:p>23.958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/>
          <table:table-cell office:value-type="float" office:value="181.776" calcext:value-type="float">
            <text:p>181.776</text:p>
          </table:table-cell>
          <table:table-cell office:value-type="float" office:value="746.549" calcext:value-type="float">
            <text:p>746.549</text:p>
          </table:table-cell>
          <table:table-cell office:value-type="float" office:value="-21.036" calcext:value-type="float">
            <text:p>-21.036</text:p>
          </table:table-cell>
          <table:table-cell office:value-type="float" office:value="-0.015" calcext:value-type="float">
            <text:p>-0.015</text:p>
          </table:table-cell>
          <table:table-cell office:value-type="float" office:value="21.039" calcext:value-type="float">
            <text:p>21.039</text:p>
          </table:table-cell>
          <table:table-cell office:value-type="float" office:value="2.207" calcext:value-type="float">
            <text:p>2.207</text:p>
          </table:table-cell>
          <table:table-cell office:value-type="float" office:value="382.64" calcext:value-type="float">
            <text:p>382.64</text:p>
          </table:table-cell>
          <table:table-cell office:value-type="float" office:value="22.854" calcext:value-type="float">
            <text:p>22.854</text:p>
          </table:table-cell>
          <table:table-cell office:value-type="float" office:value="2.207" calcext:value-type="float">
            <text:p>2.207</text:p>
          </table:table-cell>
        </table:table-row>
        <table:table-row table:style-name="ro1">
          <table:table-cell/>
          <table:table-cell office:value-type="float" office:value="182.237" calcext:value-type="float">
            <text:p>182.237</text:p>
          </table:table-cell>
          <table:table-cell office:value-type="float" office:value="736.901" calcext:value-type="float">
            <text:p>736.901</text:p>
          </table:table-cell>
          <table:table-cell office:value-type="float" office:value="-20.835" calcext:value-type="float">
            <text:p>-20.835</text:p>
          </table:table-cell>
          <table:table-cell office:value-type="float" office:value="0.436" calcext:value-type="float">
            <text:p>0.436</text:p>
          </table:table-cell>
          <table:table-cell office:value-type="float" office:value="20.862" calcext:value-type="float">
            <text:p>20.862</text:p>
          </table:table-cell>
          <table:table-cell office:value-type="float" office:value="5.754" calcext:value-type="float">
            <text:p>5.754</text:p>
          </table:table-cell>
          <table:table-cell office:value-type="float" office:value="392.563" calcext:value-type="float">
            <text:p>392.563</text:p>
          </table:table-cell>
          <table:table-cell office:value-type="float" office:value="20.21" calcext:value-type="float">
            <text:p>20.21</text:p>
          </table:table-cell>
          <table:table-cell office:value-type="float" office:value="5.737" calcext:value-type="float">
            <text:p>5.737</text:p>
          </table:table-cell>
        </table:table-row>
        <table:table-row table:style-name="ro1">
          <table:table-cell/>
          <table:table-cell office:value-type="float" office:value="182.393" calcext:value-type="float">
            <text:p>182.393</text:p>
          </table:table-cell>
          <table:table-cell office:value-type="float" office:value="733.646" calcext:value-type="float">
            <text:p>733.646</text:p>
          </table:table-cell>
          <table:table-cell office:value-type="float" office:value="-20.901" calcext:value-type="float">
            <text:p>-20.901</text:p>
          </table:table-cell>
          <table:table-cell office:value-type="float" office:value="-0.419" calcext:value-type="float">
            <text:p>-0.419</text:p>
          </table:table-cell>
          <table:table-cell office:value-type="float" office:value="20.993" calcext:value-type="float">
            <text:p>20.993</text:p>
          </table:table-cell>
          <table:table-cell office:value-type="float" office:value="3.943" calcext:value-type="float">
            <text:p>3.943</text:p>
          </table:table-cell>
          <table:table-cell office:value-type="float" office:value="395.763" calcext:value-type="float">
            <text:p>395.763</text:p>
          </table:table-cell>
          <table:table-cell office:value-type="float" office:value="20.822" calcext:value-type="float">
            <text:p>20.822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/>
          <table:table-cell office:value-type="float" office:value="182.893" calcext:value-type="float">
            <text:p>182.893</text:p>
          </table:table-cell>
          <table:table-cell office:value-type="float" office:value="723.16" calcext:value-type="float">
            <text:p>723.16</text:p>
          </table:table-cell>
          <table:table-cell office:value-type="float" office:value="-21.046" calcext:value-type="float">
            <text:p>-21.046</text:p>
          </table:table-cell>
          <table:table-cell office:value-type="float" office:value="-0.291" calcext:value-type="float">
            <text:p>-0.291</text:p>
          </table:table-cell>
          <table:table-cell office:value-type="float" office:value="21.053" calcext:value-type="float">
            <text:p>21.053</text:p>
          </table:table-cell>
          <table:table-cell office:value-type="float" office:value="3.282" calcext:value-type="float">
            <text:p>3.282</text:p>
          </table:table-cell>
          <table:table-cell office:value-type="float" office:value="406.582" calcext:value-type="float">
            <text:p>406.582</text:p>
          </table:table-cell>
          <table:table-cell office:value-type="float" office:value="22.456" calcext:value-type="float">
            <text:p>22.456</text:p>
          </table:table-cell>
          <table:table-cell office:value-type="float" office:value="3.269" calcext:value-type="float">
            <text:p>3.269</text:p>
          </table:table-cell>
        </table:table-row>
        <table:table-row table:style-name="ro1">
          <table:table-cell/>
          <table:table-cell office:value-type="float" office:value="183.281" calcext:value-type="float">
            <text:p>183.281</text:p>
          </table:table-cell>
          <table:table-cell office:value-type="float" office:value="714.98" calcext:value-type="float">
            <text:p>714.98</text:p>
          </table:table-cell>
          <table:table-cell office:value-type="float" office:value="-21.043" calcext:value-type="float">
            <text:p>-21.043</text:p>
          </table:table-cell>
          <table:table-cell office:value-type="float" office:value="0.009" calcext:value-type="float">
            <text:p>0.009</text:p>
          </table:table-cell>
          <table:table-cell office:value-type="float" office:value="21.044" calcext:value-type="float">
            <text:p>21.044</text:p>
          </table:table-cell>
          <table:table-cell office:value-type="float" office:value="0.941" calcext:value-type="float">
            <text:p>0.941</text:p>
          </table:table-cell>
          <table:table-cell office:value-type="float" office:value="415.239" calcext:value-type="float">
            <text:p>415.239</text:p>
          </table:table-cell>
          <table:table-cell office:value-type="float" office:value="22.09" calcext:value-type="float">
            <text:p>22.09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/>
          <table:table-cell office:value-type="float" office:value="183.781" calcext:value-type="float">
            <text:p>183.781</text:p>
          </table:table-cell>
          <table:table-cell office:value-type="float" office:value="704.459" calcext:value-type="float">
            <text:p>704.459</text:p>
          </table:table-cell>
          <table:table-cell office:value-type="float" office:value="-21.04" calcext:value-type="float">
            <text:p>-21.04</text:p>
          </table:table-cell>
          <table:table-cell office:value-type="float" office:value="0.007" calcext:value-type="float">
            <text:p>0.007</text:p>
          </table:table-cell>
          <table:table-cell office:value-type="float" office:value="21.04" calcext:value-type="float">
            <text:p>21.04</text:p>
          </table:table-cell>
          <table:table-cell office:value-type="float" office:value="0.952" calcext:value-type="float">
            <text:p>0.952</text:p>
          </table:table-cell>
          <table:table-cell office:value-type="float" office:value="426.165" calcext:value-type="float">
            <text:p>426.165</text:p>
          </table:table-cell>
          <table:table-cell office:value-type="float" office:value="21.614" calcext:value-type="float">
            <text:p>21.614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/>
          <table:table-cell office:value-type="float" office:value="184.281" calcext:value-type="float">
            <text:p>184.281</text:p>
          </table:table-cell>
          <table:table-cell office:value-type="float" office:value="693.947" calcext:value-type="float">
            <text:p>693.947</text:p>
          </table:table-cell>
          <table:table-cell office:value-type="float" office:value="-21.007" calcext:value-type="float">
            <text:p>-21.007</text:p>
          </table:table-cell>
          <table:table-cell office:value-type="float" office:value="0.065" calcext:value-type="float">
            <text:p>0.065</text:p>
          </table:table-cell>
          <table:table-cell office:value-type="float" office:value="21.01" calcext:value-type="float">
            <text:p>21.01</text:p>
          </table:table-cell>
          <table:table-cell office:value-type="float" office:value="2.17" calcext:value-type="float">
            <text:p>2.17</text:p>
          </table:table-cell>
          <table:table-cell office:value-type="float" office:value="436.701" calcext:value-type="float">
            <text:p>436.701</text:p>
          </table:table-cell>
          <table:table-cell office:value-type="float" office:value="20.53" calcext:value-type="float">
            <text:p>20.53</text:p>
          </table:table-cell>
          <table:table-cell office:value-type="float" office:value="2.169" calcext:value-type="float">
            <text:p>2.169</text:p>
          </table:table-cell>
        </table:table-row>
        <table:table-row table:style-name="ro1">
          <table:table-cell/>
          <table:table-cell office:value-type="float" office:value="184.781" calcext:value-type="float">
            <text:p>184.781</text:p>
          </table:table-cell>
          <table:table-cell office:value-type="float" office:value="683.432" calcext:value-type="float">
            <text:p>683.432</text:p>
          </table:table-cell>
          <table:table-cell office:value-type="float" office:value="-21.055" calcext:value-type="float">
            <text:p>-21.055</text:p>
          </table:table-cell>
          <table:table-cell office:value-type="float" office:value="-0.096" calcext:value-type="float">
            <text:p>-0.096</text:p>
          </table:table-cell>
          <table:table-cell office:value-type="float" office:value="21.055" calcext:value-type="float">
            <text:p>21.055</text:p>
          </table:table-cell>
          <table:table-cell office:value-type="float" office:value="0.254" calcext:value-type="float">
            <text:p>0.254</text:p>
          </table:table-cell>
          <table:table-cell office:value-type="float" office:value="446.995" calcext:value-type="float">
            <text:p>446.995</text:p>
          </table:table-cell>
          <table:table-cell office:value-type="float" office:value="20.647" calcext:value-type="float">
            <text:p>20.647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/>
          <table:table-cell office:value-type="float" office:value="185.281" calcext:value-type="float">
            <text:p>185.281</text:p>
          </table:table-cell>
          <table:table-cell office:value-type="float" office:value="672.912" calcext:value-type="float">
            <text:p>672.912</text:p>
          </table:table-cell>
          <table:table-cell office:value-type="float" office:value="-21.024" calcext:value-type="float">
            <text:p>-21.024</text:p>
          </table:table-cell>
          <table:table-cell office:value-type="float" office:value="0.061" calcext:value-type="float">
            <text:p>0.061</text:p>
          </table:table-cell>
          <table:table-cell office:value-type="float" office:value="21.025" calcext:value-type="float">
            <text:p>21.025</text:p>
          </table:table-cell>
          <table:table-cell office:value-type="float" office:value="0.307" calcext:value-type="float">
            <text:p>0.307</text:p>
          </table:table-cell>
          <table:table-cell office:value-type="float" office:value="457.356" calcext:value-type="float">
            <text:p>457.356</text:p>
          </table:table-cell>
          <table:table-cell office:value-type="float" office:value="20.798" calcext:value-type="float">
            <text:p>20.798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/>
          <table:table-cell office:value-type="float" office:value="185.781" calcext:value-type="float">
            <text:p>185.781</text:p>
          </table:table-cell>
          <table:table-cell office:value-type="float" office:value="662.414" calcext:value-type="float">
            <text:p>662.414</text:p>
          </table:table-cell>
          <table:table-cell office:value-type="float" office:value="-20.965" calcext:value-type="float">
            <text:p>-20.965</text:p>
          </table:table-cell>
          <table:table-cell office:value-type="float" office:value="0.118" calcext:value-type="float">
            <text:p>0.118</text:p>
          </table:table-cell>
          <table:table-cell office:value-type="float" office:value="20.97" calcext:value-type="float">
            <text:p>20.97</text:p>
          </table:table-cell>
          <table:table-cell office:value-type="float" office:value="3.035" calcext:value-type="float">
            <text:p>3.035</text:p>
          </table:table-cell>
          <table:table-cell office:value-type="float" office:value="468.134" calcext:value-type="float">
            <text:p>468.134</text:p>
          </table:table-cell>
          <table:table-cell office:value-type="float" office:value="22.314" calcext:value-type="float">
            <text:p>22.314</text:p>
          </table:table-cell>
          <table:table-cell office:value-type="float" office:value="3.032" calcext:value-type="float">
            <text:p>3.032</text:p>
          </table:table-cell>
        </table:table-row>
        <table:table-row table:style-name="ro1">
          <table:table-cell/>
          <table:table-cell office:value-type="float" office:value="186.281" calcext:value-type="float">
            <text:p>186.281</text:p>
          </table:table-cell>
          <table:table-cell office:value-type="float" office:value="651.937" calcext:value-type="float">
            <text:p>651.937</text:p>
          </table:table-cell>
          <table:table-cell office:value-type="float" office:value="-20.944" calcext:value-type="float">
            <text:p>-20.944</text:p>
          </table:table-cell>
          <table:table-cell office:value-type="float" office:value="0.042" calcext:value-type="float">
            <text:p>0.042</text:p>
          </table:table-cell>
          <table:table-cell office:value-type="float" office:value="20.953" calcext:value-type="float">
            <text:p>20.953</text:p>
          </table:table-cell>
          <table:table-cell office:value-type="float" office:value="3.915" calcext:value-type="float">
            <text:p>3.915</text:p>
          </table:table-cell>
          <table:table-cell office:value-type="float" office:value="479.78" calcext:value-type="float">
            <text:p>479.78</text:p>
          </table:table-cell>
          <table:table-cell office:value-type="float" office:value="24.272" calcext:value-type="float">
            <text:p>24.272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/>
          <table:table-cell office:value-type="float" office:value="186.781" calcext:value-type="float">
            <text:p>186.781</text:p>
          </table:table-cell>
          <table:table-cell office:value-type="float" office:value="641.45" calcext:value-type="float">
            <text:p>641.45</text:p>
          </table:table-cell>
          <table:table-cell office:value-type="float" office:value="-21.004" calcext:value-type="float">
            <text:p>-21.004</text:p>
          </table:table-cell>
          <table:table-cell office:value-type="float" office:value="-0.12" calcext:value-type="float">
            <text:p>-0.12</text:p>
          </table:table-cell>
          <table:table-cell office:value-type="float" office:value="21.009" calcext:value-type="float">
            <text:p>21.009</text:p>
          </table:table-cell>
          <table:table-cell office:value-type="float" office:value="2.867" calcext:value-type="float">
            <text:p>2.867</text:p>
          </table:table-cell>
          <table:table-cell office:value-type="float" office:value="492.274" calcext:value-type="float">
            <text:p>492.274</text:p>
          </table:table-cell>
          <table:table-cell office:value-type="float" office:value="25.704" calcext:value-type="float">
            <text:p>25.704</text:p>
          </table:table-cell>
          <table:table-cell office:value-type="float" office:value="2.864" calcext:value-type="float">
            <text:p>2.864</text:p>
          </table:table-cell>
        </table:table-row>
        <table:table-row table:style-name="ro1">
          <table:table-cell/>
          <table:table-cell office:value-type="float" office:value="187.119" calcext:value-type="float">
            <text:p>187.119</text:p>
          </table:table-cell>
          <table:table-cell office:value-type="float" office:value="634.35" calcext:value-type="float">
            <text:p>634.35</text:p>
          </table:table-cell>
          <table:table-cell office:value-type="float" office:value="-21.002" calcext:value-type="float">
            <text:p>-21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21.011" calcext:value-type="float">
            <text:p>21.011</text:p>
          </table:table-cell>
          <table:table-cell office:value-type="float" office:value="1.987" calcext:value-type="float">
            <text:p>1.987</text:p>
          </table:table-cell>
          <table:table-cell office:value-type="float" office:value="500.85" calcext:value-type="float">
            <text:p>500.85</text:p>
          </table:table-cell>
          <table:table-cell office:value-type="float" office:value="25.032" calcext:value-type="float">
            <text:p>25.032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1">
          <table:table-cell/>
          <table:table-cell office:value-type="float" office:value="187.619" calcext:value-type="float">
            <text:p>187.619</text:p>
          </table:table-cell>
          <table:table-cell office:value-type="float" office:value="623.859" calcext:value-type="float">
            <text:p>623.859</text:p>
          </table:table-cell>
          <table:table-cell office:value-type="float" office:value="-20.958" calcext:value-type="float">
            <text:p>-20.958</text:p>
          </table:table-cell>
          <table:table-cell office:value-type="float" office:value="0.087" calcext:value-type="float">
            <text:p>0.087</text:p>
          </table:table-cell>
          <table:table-cell office:value-type="float" office:value="20.963" calcext:value-type="float">
            <text:p>20.963</text:p>
          </table:table-cell>
          <table:table-cell office:value-type="float" office:value="3.038" calcext:value-type="float">
            <text:p>3.038</text:p>
          </table:table-cell>
          <table:table-cell office:value-type="float" office:value="512.986" calcext:value-type="float">
            <text:p>512.986</text:p>
          </table:table-cell>
          <table:table-cell office:value-type="float" office:value="23.514" calcext:value-type="float">
            <text:p>23.514</text:p>
          </table:table-cell>
          <table:table-cell office:value-type="float" office:value="3.037" calcext:value-type="float">
            <text:p>3.037</text:p>
          </table:table-cell>
        </table:table-row>
        <table:table-row table:style-name="ro1">
          <table:table-cell/>
          <table:table-cell office:value-type="float" office:value="188.119" calcext:value-type="float">
            <text:p>188.119</text:p>
          </table:table-cell>
          <table:table-cell office:value-type="float" office:value="613.377" calcext:value-type="float">
            <text:p>613.377</text:p>
          </table:table-cell>
          <table:table-cell office:value-type="float" office:value="-20.97" calcext:value-type="float">
            <text:p>-20.97</text:p>
          </table:table-cell>
          <table:table-cell office:value-type="float" office:value="-0.024" calcext:value-type="float">
            <text:p>-0.024</text:p>
          </table:table-cell>
          <table:table-cell office:value-type="float" office:value="20.976" calcext:value-type="float">
            <text:p>20.976</text:p>
          </table:table-cell>
          <table:table-cell office:value-type="float" office:value="3.163" calcext:value-type="float">
            <text:p>3.163</text:p>
          </table:table-cell>
          <table:table-cell office:value-type="float" office:value="524.347" calcext:value-type="float">
            <text:p>524.347</text:p>
          </table:table-cell>
          <table:table-cell office:value-type="float" office:value="21.932" calcext:value-type="float">
            <text:p>21.932</text:p>
          </table:table-cell>
          <table:table-cell office:value-type="float" office:value="3.163" calcext:value-type="float">
            <text:p>3.163</text:p>
          </table:table-cell>
        </table:table-row>
        <table:table-row table:style-name="ro1">
          <table:table-cell/>
          <table:table-cell office:value-type="float" office:value="188.619" calcext:value-type="float">
            <text:p>188.619</text:p>
          </table:table-cell>
          <table:table-cell office:value-type="float" office:value="602.888" calcext:value-type="float">
            <text:p>602.888</text:p>
          </table:table-cell>
          <table:table-cell office:value-type="float" office:value="-20.988" calcext:value-type="float">
            <text:p>-20.988</text:p>
          </table:table-cell>
          <table:table-cell office:value-type="float" office:value="-0.035" calcext:value-type="float">
            <text:p>-0.035</text:p>
          </table:table-cell>
          <table:table-cell office:value-type="float" office:value="20.991" calcext:value-type="float">
            <text:p>20.991</text:p>
          </table:table-cell>
          <table:table-cell office:value-type="float" office:value="2.503" calcext:value-type="float">
            <text:p>2.503</text:p>
          </table:table-cell>
          <table:table-cell office:value-type="float" office:value="535.001" calcext:value-type="float">
            <text:p>535.001</text:p>
          </table:table-cell>
          <table:table-cell office:value-type="float" office:value="20.681" calcext:value-type="float">
            <text:p>20.681</text:p>
          </table:table-cell>
          <table:table-cell office:value-type="float" office:value="2.502" calcext:value-type="float">
            <text:p>2.502</text:p>
          </table:table-cell>
        </table:table-row>
        <table:table-row table:style-name="ro1">
          <table:table-cell/>
          <table:table-cell office:value-type="float" office:value="188.881" calcext:value-type="float">
            <text:p>188.881</text:p>
          </table:table-cell>
          <table:table-cell office:value-type="float" office:value="597.399" calcext:value-type="float">
            <text:p>597.399</text:p>
          </table:table-cell>
          <table:table-cell office:value-type="float" office:value="-20.949" calcext:value-type="float">
            <text:p>-20.949</text:p>
          </table:table-cell>
          <table:table-cell office:value-type="float" office:value="0.149" calcext:value-type="float">
            <text:p>0.149</text:p>
          </table:table-cell>
          <table:table-cell office:value-type="float" office:value="21" calcext:value-type="float">
            <text:p>21</text:p>
          </table:table-cell>
          <table:table-cell office:value-type="float" office:value="3.765" calcext:value-type="float">
            <text:p>3.765</text:p>
          </table:table-cell>
          <table:table-cell office:value-type="float" office:value="540.543" calcext:value-type="float">
            <text:p>540.543</text:p>
          </table:table-cell>
          <table:table-cell office:value-type="float" office:value="21.666" calcext:value-type="float">
            <text:p>21.666</text:p>
          </table:table-cell>
          <table:table-cell office:value-type="float" office:value="3.762" calcext:value-type="float">
            <text:p>3.762</text:p>
          </table:table-cell>
        </table:table-row>
        <table:table-row table:style-name="ro1">
          <table:table-cell/>
          <table:table-cell office:value-type="float" office:value="189.28" calcext:value-type="float">
            <text:p>189.28</text:p>
          </table:table-cell>
          <table:table-cell office:value-type="float" office:value="589.029" calcext:value-type="float">
            <text:p>589.029</text:p>
          </table:table-cell>
          <table:table-cell office:value-type="float" office:value="-21.005" calcext:value-type="float">
            <text:p>-21.005</text:p>
          </table:table-cell>
          <table:table-cell office:value-type="float" office:value="-0.141" calcext:value-type="float">
            <text:p>-0.141</text:p>
          </table:table-cell>
          <table:table-cell office:value-type="float" office:value="21.009" calcext:value-type="float">
            <text:p>21.009</text:p>
          </table:table-cell>
          <table:table-cell office:value-type="float" office:value="1.635" calcext:value-type="float">
            <text:p>1.635</text:p>
          </table:table-cell>
          <table:table-cell office:value-type="float" office:value="549.317" calcext:value-type="float">
            <text:p>549.317</text:p>
          </table:table-cell>
          <table:table-cell office:value-type="float" office:value="22.316" calcext:value-type="float">
            <text:p>22.316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/>
          <table:table-cell office:value-type="float" office:value="189.684" calcext:value-type="float">
            <text:p>189.684</text:p>
          </table:table-cell>
          <table:table-cell office:value-type="float" office:value="580.542" calcext:value-type="float">
            <text:p>580.542</text:p>
          </table:table-cell>
          <table:table-cell office:value-type="float" office:value="-20.99" calcext:value-type="float">
            <text:p>-20.99</text:p>
          </table:table-cell>
          <table:table-cell office:value-type="float" office:value="0.037" calcext:value-type="float">
            <text:p>0.037</text:p>
          </table:table-cell>
          <table:table-cell office:value-type="float" office:value="20.994" calcext:value-type="float">
            <text:p>20.994</text:p>
          </table:table-cell>
          <table:table-cell office:value-type="float" office:value="1.605" calcext:value-type="float">
            <text:p>1.605</text:p>
          </table:table-cell>
          <table:table-cell office:value-type="float" office:value="558.207" calcext:value-type="float">
            <text:p>558.207</text:p>
          </table:table-cell>
          <table:table-cell office:value-type="float" office:value="21.667" calcext:value-type="float">
            <text:p>21.667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/>
          <table:table-cell office:value-type="float" office:value="190.184" calcext:value-type="float">
            <text:p>190.184</text:p>
          </table:table-cell>
          <table:table-cell office:value-type="float" office:value="570.067" calcext:value-type="float">
            <text:p>570.067</text:p>
          </table:table-cell>
          <table:table-cell office:value-type="float" office:value="-20.91" calcext:value-type="float">
            <text:p>-20.91</text:p>
          </table:table-cell>
          <table:table-cell office:value-type="float" office:value="0.16" calcext:value-type="float">
            <text:p>0.16</text:p>
          </table:table-cell>
          <table:table-cell office:value-type="float" office:value="20.917" calcext:value-type="float">
            <text:p>20.917</text:p>
          </table:table-cell>
          <table:table-cell office:value-type="float" office:value="3.617" calcext:value-type="float">
            <text:p>3.617</text:p>
          </table:table-cell>
          <table:table-cell office:value-type="float" office:value="568.588" calcext:value-type="float">
            <text:p>568.588</text:p>
          </table:table-cell>
          <table:table-cell office:value-type="float" office:value="19.86" calcext:value-type="float">
            <text:p>19.86</text:p>
          </table:table-cell>
          <table:table-cell office:value-type="float" office:value="3.614" calcext:value-type="float">
            <text:p>3.614</text:p>
          </table:table-cell>
        </table:table-row>
        <table:table-row table:style-name="ro1">
          <table:table-cell/>
          <table:table-cell office:value-type="float" office:value="190.607" calcext:value-type="float">
            <text:p>190.607</text:p>
          </table:table-cell>
          <table:table-cell office:value-type="float" office:value="561.21" calcext:value-type="float">
            <text:p>561.21</text:p>
          </table:table-cell>
          <table:table-cell office:value-type="float" office:value="-21.026" calcext:value-type="float">
            <text:p>-21.026</text:p>
          </table:table-cell>
          <table:table-cell office:value-type="float" office:value="-0.273" calcext:value-type="float">
            <text:p>-0.273</text:p>
          </table:table-cell>
          <table:table-cell office:value-type="float" office:value="21.026" calcext:value-type="float">
            <text:p>21.026</text:p>
          </table:table-cell>
          <table:table-cell office:value-type="float" office:value="0.367" calcext:value-type="float">
            <text:p>0.367</text:p>
          </table:table-cell>
          <table:table-cell office:value-type="float" office:value="576.999" calcext:value-type="float">
            <text:p>576.999</text:p>
          </table:table-cell>
          <table:table-cell office:value-type="float" office:value="19.964" calcext:value-type="float">
            <text:p>19.964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office:value-type="float" office:value="191.107" calcext:value-type="float">
            <text:p>191.107</text:p>
          </table:table-cell>
          <table:table-cell office:value-type="float" office:value="550.715" calcext:value-type="float">
            <text:p>550.715</text:p>
          </table:table-cell>
          <table:table-cell office:value-type="float" office:value="-20.951" calcext:value-type="float">
            <text:p>-20.951</text:p>
          </table:table-cell>
          <table:table-cell office:value-type="float" office:value="0.149" calcext:value-type="float">
            <text:p>0.149</text:p>
          </table:table-cell>
          <table:table-cell office:value-type="float" office:value="20.953" calcext:value-type="float">
            <text:p>20.953</text:p>
          </table:table-cell>
          <table:table-cell office:value-type="float" office:value="2.01" calcext:value-type="float">
            <text:p>2.01</text:p>
          </table:table-cell>
          <table:table-cell office:value-type="float" office:value="587.232" calcext:value-type="float">
            <text:p>587.232</text:p>
          </table:table-cell>
          <table:table-cell office:value-type="float" office:value="20.966" calcext:value-type="float">
            <text:p>20.966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/>
          <table:table-cell office:value-type="float" office:value="191.448" calcext:value-type="float">
            <text:p>191.448</text:p>
          </table:table-cell>
          <table:table-cell office:value-type="float" office:value="543.595" calcext:value-type="float">
            <text:p>543.595</text:p>
          </table:table-cell>
          <table:table-cell office:value-type="float" office:value="-20.762" calcext:value-type="float">
            <text:p>-20.762</text:p>
          </table:table-cell>
          <table:table-cell office:value-type="float" office:value="0.553" calcext:value-type="float">
            <text:p>0.553</text:p>
          </table:table-cell>
          <table:table-cell office:value-type="float" office:value="20.862" calcext:value-type="float">
            <text:p>20.862</text:p>
          </table:table-cell>
          <table:table-cell office:value-type="float" office:value="6.815" calcext:value-type="float">
            <text:p>6.815</text:p>
          </table:table-cell>
          <table:table-cell office:value-type="float" office:value="594.786" calcext:value-type="float">
            <text:p>594.786</text:p>
          </table:table-cell>
          <table:table-cell office:value-type="float" office:value="23.285" calcext:value-type="float">
            <text:p>23.285</text:p>
          </table:table-cell>
          <table:table-cell office:value-type="float" office:value="6.792" calcext:value-type="float">
            <text:p>6.792</text:p>
          </table:table-cell>
        </table:table-row>
        <table:table-row table:style-name="ro1">
          <table:table-cell/>
          <table:table-cell office:value-type="float" office:value="191.888" calcext:value-type="float">
            <text:p>191.888</text:p>
          </table:table-cell>
          <table:table-cell office:value-type="float" office:value="534.426" calcext:value-type="float">
            <text:p>534.426</text:p>
          </table:table-cell>
          <table:table-cell office:value-type="float" office:value="-20.935" calcext:value-type="float">
            <text:p>-20.935</text:p>
          </table:table-cell>
          <table:table-cell office:value-type="float" office:value="-0.394" calcext:value-type="float">
            <text:p>-0.394</text:p>
          </table:table-cell>
          <table:table-cell office:value-type="float" office:value="20.957" calcext:value-type="float">
            <text:p>20.957</text:p>
          </table:table-cell>
          <table:table-cell office:value-type="float" office:value="4.445" calcext:value-type="float">
            <text:p>4.445</text:p>
          </table:table-cell>
          <table:table-cell office:value-type="float" office:value="605.454" calcext:value-type="float">
            <text:p>605.454</text:p>
          </table:table-cell>
          <table:table-cell office:value-type="float" office:value="25.232" calcext:value-type="float">
            <text:p>25.232</text:p>
          </table:table-cell>
          <table:table-cell office:value-type="float" office:value="4.428" calcext:value-type="float">
            <text:p>4.428</text:p>
          </table:table-cell>
        </table:table-row>
        <table:table-row table:style-name="ro1">
          <table:table-cell/>
          <table:table-cell office:value-type="float" office:value="192.106" calcext:value-type="float">
            <text:p>192.106</text:p>
          </table:table-cell>
          <table:table-cell office:value-type="float" office:value="529.86" calcext:value-type="float">
            <text:p>529.86</text:p>
          </table:table-cell>
          <table:table-cell office:value-type="float" office:value="-20.955" calcext:value-type="float">
            <text:p>-20.955</text:p>
          </table:table-cell>
          <table:table-cell office:value-type="float" office:value="-0.089" calcext:value-type="float">
            <text:p>-0.089</text:p>
          </table:table-cell>
          <table:table-cell office:value-type="float" office:value="20.976" calcext:value-type="float">
            <text:p>20.976</text:p>
          </table:table-cell>
          <table:table-cell office:value-type="float" office:value="2.185" calcext:value-type="float">
            <text:p>2.185</text:p>
          </table:table-cell>
          <table:table-cell office:value-type="float" office:value="610.903" calcext:value-type="float">
            <text:p>610.903</text:p>
          </table:table-cell>
          <table:table-cell office:value-type="float" office:value="24.756" calcext:value-type="float">
            <text:p>24.756</text:p>
          </table:table-cell>
          <table:table-cell office:value-type="float" office:value="2.183" calcext:value-type="float">
            <text:p>2.183</text:p>
          </table:table-cell>
        </table:table-row>
        <table:table-row table:style-name="ro1">
          <table:table-cell/>
          <table:table-cell office:value-type="float" office:value="192.381" calcext:value-type="float">
            <text:p>192.381</text:p>
          </table:table-cell>
          <table:table-cell office:value-type="float" office:value="524.095" calcext:value-type="float">
            <text:p>524.095</text:p>
          </table:table-cell>
          <table:table-cell office:value-type="float" office:value="-20.887" calcext:value-type="float">
            <text:p>-20.887</text:p>
          </table:table-cell>
          <table:table-cell office:value-type="float" office:value="0.244" calcext:value-type="float">
            <text:p>0.244</text:p>
          </table:table-cell>
          <table:table-cell office:value-type="float" office:value="20.962" calcext:value-type="float">
            <text:p>20.962</text:p>
          </table:table-cell>
          <table:table-cell office:value-type="float" office:value="4.764" calcext:value-type="float">
            <text:p>4.764</text:p>
          </table:table-cell>
          <table:table-cell office:value-type="float" office:value="617.544" calcext:value-type="float">
            <text:p>617.544</text:p>
          </table:table-cell>
          <table:table-cell office:value-type="float" office:value="23.446" calcext:value-type="float">
            <text:p>23.446</text:p>
          </table:table-cell>
          <table:table-cell office:value-type="float" office:value="4.757" calcext:value-type="float">
            <text:p>4.757</text:p>
          </table:table-cell>
        </table:table-row>
        <table:table-row table:style-name="ro1">
          <table:table-cell/>
          <table:table-cell office:value-type="float" office:value="192.881" calcext:value-type="float">
            <text:p>192.881</text:p>
          </table:table-cell>
          <table:table-cell office:value-type="float" office:value="513.632" calcext:value-type="float">
            <text:p>513.632</text:p>
          </table:table-cell>
          <table:table-cell office:value-type="float" office:value="-20.962" calcext:value-type="float">
            <text:p>-20.962</text:p>
          </table:table-cell>
          <table:table-cell office:value-type="float" office:value="-0.148" calcext:value-type="float">
            <text:p>-0.148</text:p>
          </table:table-cell>
          <table:table-cell office:value-type="float" office:value="20.967" calcext:value-type="float">
            <text:p>20.967</text:p>
          </table:table-cell>
          <table:table-cell office:value-type="float" office:value="3.128" calcext:value-type="float">
            <text:p>3.128</text:p>
          </table:table-cell>
          <table:table-cell office:value-type="float" office:value="628.877" calcext:value-type="float">
            <text:p>628.877</text:p>
          </table:table-cell>
          <table:table-cell office:value-type="float" office:value="21.883" calcext:value-type="float">
            <text:p>21.883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/>
          <table:table-cell office:value-type="float" office:value="193.381" calcext:value-type="float">
            <text:p>193.381</text:p>
          </table:table-cell>
          <table:table-cell office:value-type="float" office:value="503.149" calcext:value-type="float">
            <text:p>503.149</text:p>
          </table:table-cell>
          <table:table-cell office:value-type="float" office:value="-20.971" calcext:value-type="float">
            <text:p>-20.971</text:p>
          </table:table-cell>
          <table:table-cell office:value-type="float" office:value="-0.018" calcext:value-type="float">
            <text:p>-0.018</text:p>
          </table:table-cell>
          <table:table-cell office:value-type="float" office:value="20.972" calcext:value-type="float">
            <text:p>20.972</text:p>
          </table:table-cell>
          <table:table-cell office:value-type="float" office:value="1.712" calcext:value-type="float">
            <text:p>1.712</text:p>
          </table:table-cell>
          <table:table-cell office:value-type="float" office:value="639.604" calcext:value-type="float">
            <text:p>639.604</text:p>
          </table:table-cell>
          <table:table-cell office:value-type="float" office:value="21.028" calcext:value-type="float">
            <text:p>21.028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/>
          <table:table-cell office:value-type="float" office:value="193.805" calcext:value-type="float">
            <text:p>193.805</text:p>
          </table:table-cell>
          <table:table-cell office:value-type="float" office:value="494.279" calcext:value-type="float">
            <text:p>494.279</text:p>
          </table:table-cell>
          <table:table-cell office:value-type="float" office:value="-20.951" calcext:value-type="float">
            <text:p>-20.951</text:p>
          </table:table-cell>
          <table:table-cell office:value-type="float" office:value="0.047" calcext:value-type="float">
            <text:p>0.047</text:p>
          </table:table-cell>
          <table:table-cell office:value-type="float" office:value="20.957" calcext:value-type="float">
            <text:p>20.957</text:p>
          </table:table-cell>
          <table:table-cell office:value-type="float" office:value="2.165" calcext:value-type="float">
            <text:p>2.165</text:p>
          </table:table-cell>
          <table:table-cell office:value-type="float" office:value="648.696" calcext:value-type="float">
            <text:p>648.696</text:p>
          </table:table-cell>
          <table:table-cell office:value-type="float" office:value="21.944" calcext:value-type="float">
            <text:p>21.944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/>
          <table:table-cell office:value-type="float" office:value="194.093" calcext:value-type="float">
            <text:p>194.093</text:p>
          </table:table-cell>
          <table:table-cell office:value-type="float" office:value="488.266" calcext:value-type="float">
            <text:p>488.266</text:p>
          </table:table-cell>
          <table:table-cell office:value-type="float" office:value="-20.768" calcext:value-type="float">
            <text:p>-20.768</text:p>
          </table:table-cell>
          <table:table-cell office:value-type="float" office:value="0.635" calcext:value-type="float">
            <text:p>0.635</text:p>
          </table:table-cell>
          <table:table-cell office:value-type="float" office:value="20.911" calcext:value-type="float">
            <text:p>20.911</text:p>
          </table:table-cell>
          <table:table-cell office:value-type="float" office:value="6.973" calcext:value-type="float">
            <text:p>6.973</text:p>
          </table:table-cell>
          <table:table-cell office:value-type="float" office:value="655.311" calcext:value-type="float">
            <text:p>655.311</text:p>
          </table:table-cell>
          <table:table-cell office:value-type="float" office:value="23.946" calcext:value-type="float">
            <text:p>23.946</text:p>
          </table:table-cell>
          <table:table-cell office:value-type="float" office:value="6.944" calcext:value-type="float">
            <text:p>6.944</text:p>
          </table:table-cell>
        </table:table-row>
        <table:table-row table:style-name="ro1">
          <table:table-cell/>
          <table:table-cell office:value-type="float" office:value="194.234" calcext:value-type="float">
            <text:p>194.234</text:p>
          </table:table-cell>
          <table:table-cell office:value-type="float" office:value="485.321" calcext:value-type="float">
            <text:p>485.321</text:p>
          </table:table-cell>
          <table:table-cell office:value-type="float" office:value="-20.857" calcext:value-type="float">
            <text:p>-20.857</text:p>
          </table:table-cell>
          <table:table-cell office:value-type="float" office:value="-0.627" calcext:value-type="float">
            <text:p>-0.627</text:p>
          </table:table-cell>
          <table:table-cell office:value-type="float" office:value="20.858" calcext:value-type="float">
            <text:p>20.858</text:p>
          </table:table-cell>
          <table:table-cell office:value-type="float" office:value="0.732" calcext:value-type="float">
            <text:p>0.732</text:p>
          </table:table-cell>
          <table:table-cell office:value-type="float" office:value="658.703" calcext:value-type="float">
            <text:p>658.703</text:p>
          </table:table-cell>
          <table:table-cell office:value-type="float" office:value="23.999" calcext:value-type="float">
            <text:p>23.999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/>
          <table:table-cell office:value-type="float" office:value="194.734" calcext:value-type="float">
            <text:p>194.734</text:p>
          </table:table-cell>
          <table:table-cell office:value-type="float" office:value="474.849" calcext:value-type="float">
            <text:p>474.849</text:p>
          </table:table-cell>
          <table:table-cell office:value-type="float" office:value="-21.031" calcext:value-type="float">
            <text:p>-21.031</text:p>
          </table:table-cell>
          <table:table-cell office:value-type="float" office:value="-0.349" calcext:value-type="float">
            <text:p>-0.349</text:p>
          </table:table-cell>
          <table:table-cell office:value-type="float" office:value="21.031" calcext:value-type="float">
            <text:p>21.031</text:p>
          </table:table-cell>
          <table:table-cell office:value-type="float" office:value="0.802" calcext:value-type="float">
            <text:p>0.802</text:p>
          </table:table-cell>
          <table:table-cell office:value-type="float" office:value="670.792" calcext:value-type="float">
            <text:p>670.792</text:p>
          </table:table-cell>
          <table:table-cell office:value-type="float" office:value="24.36" calcext:value-type="float">
            <text:p>24.36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/>
          <table:table-cell office:value-type="float" office:value="194.934" calcext:value-type="float">
            <text:p>194.934</text:p>
          </table:table-cell>
          <table:table-cell office:value-type="float" office:value="470.682" calcext:value-type="float">
            <text:p>470.682</text:p>
          </table:table-cell>
          <table:table-cell office:value-type="float" office:value="-20.835" calcext:value-type="float">
            <text:p>-20.835</text:p>
          </table:table-cell>
          <table:table-cell office:value-type="float" office:value="0.985" calcext:value-type="float">
            <text:p>0.985</text:p>
          </table:table-cell>
          <table:table-cell office:value-type="float" office:value="21.084" calcext:value-type="float">
            <text:p>21.084</text:p>
          </table:table-cell>
          <table:table-cell office:value-type="float" office:value="7.474" calcext:value-type="float">
            <text:p>7.474</text:p>
          </table:table-cell>
          <table:table-cell office:value-type="float" office:value="675.495" calcext:value-type="float">
            <text:p>675.495</text:p>
          </table:table-cell>
          <table:table-cell office:value-type="float" office:value="22.885" calcext:value-type="float">
            <text:p>22.885</text:p>
          </table:table-cell>
          <table:table-cell office:value-type="float" office:value="7.409" calcext:value-type="float">
            <text:p>7.409</text:p>
          </table:table-cell>
        </table:table-row>
        <table:table-row table:style-name="ro1">
          <table:table-cell/>
          <table:table-cell office:value-type="float" office:value="195.145" calcext:value-type="float">
            <text:p>195.145</text:p>
          </table:table-cell>
          <table:table-cell office:value-type="float" office:value="466.267" calcext:value-type="float">
            <text:p>466.267</text:p>
          </table:table-cell>
          <table:table-cell office:value-type="float" office:value="-20.855" calcext:value-type="float">
            <text:p>-20.855</text:p>
          </table:table-cell>
          <table:table-cell office:value-type="float" office:value="-0.095" calcext:value-type="float">
            <text:p>-0.095</text:p>
          </table:table-cell>
          <table:table-cell office:value-type="float" office:value="20.949" calcext:value-type="float">
            <text:p>20.949</text:p>
          </table:table-cell>
          <table:table-cell office:value-type="float" office:value="4.522" calcext:value-type="float">
            <text:p>4.522</text:p>
          </table:table-cell>
          <table:table-cell office:value-type="float" office:value="680.241" calcext:value-type="float">
            <text:p>680.241</text:p>
          </table:table-cell>
          <table:table-cell office:value-type="float" office:value="21.928" calcext:value-type="float">
            <text:p>21.928</text:p>
          </table:table-cell>
          <table:table-cell office:value-type="float" office:value="4.521" calcext:value-type="float">
            <text:p>4.521</text:p>
          </table:table-cell>
        </table:table-row>
        <table:table-row table:style-name="ro1">
          <table:table-cell/>
          <table:table-cell office:value-type="float" office:value="195.453" calcext:value-type="float">
            <text:p>195.453</text:p>
          </table:table-cell>
          <table:table-cell office:value-type="float" office:value="459.848" calcext:value-type="float">
            <text:p>459.848</text:p>
          </table:table-cell>
          <table:table-cell office:value-type="float" office:value="-20.936" calcext:value-type="float">
            <text:p>-20.936</text:p>
          </table:table-cell>
          <table:table-cell office:value-type="float" office:value="-0.264" calcext:value-type="float">
            <text:p>-0.264</text:p>
          </table:table-cell>
          <table:table-cell office:value-type="float" office:value="20.951" calcext:value-type="float">
            <text:p>20.951</text:p>
          </table:table-cell>
          <table:table-cell office:value-type="float" office:value="2.281" calcext:value-type="float">
            <text:p>2.281</text:p>
          </table:table-cell>
          <table:table-cell office:value-type="float" office:value="686.87" calcext:value-type="float">
            <text:p>686.87</text:p>
          </table:table-cell>
          <table:table-cell office:value-type="float" office:value="21.232" calcext:value-type="float">
            <text:p>21.232</text:p>
          </table:table-cell>
          <table:table-cell office:value-type="float" office:value="2.265" calcext:value-type="float">
            <text:p>2.265</text:p>
          </table:table-cell>
        </table:table-row>
        <table:table-row table:style-name="ro1">
          <table:table-cell/>
          <table:table-cell office:value-type="float" office:value="195.953" calcext:value-type="float">
            <text:p>195.953</text:p>
          </table:table-cell>
          <table:table-cell office:value-type="float" office:value="449.399" calcext:value-type="float">
            <text:p>449.399</text:p>
          </table:table-cell>
          <table:table-cell office:value-type="float" office:value="-20.858" calcext:value-type="float">
            <text:p>-20.858</text:p>
          </table:table-cell>
          <table:table-cell office:value-type="float" office:value="0.157" calcext:value-type="float">
            <text:p>0.157</text:p>
          </table:table-cell>
          <table:table-cell office:value-type="float" office:value="20.866" calcext:value-type="float">
            <text:p>20.866</text:p>
          </table:table-cell>
          <table:table-cell office:value-type="float" office:value="4.024" calcext:value-type="float">
            <text:p>4.024</text:p>
          </table:table-cell>
          <table:table-cell office:value-type="float" office:value="696.983" calcext:value-type="float">
            <text:p>696.983</text:p>
          </table:table-cell>
          <table:table-cell office:value-type="float" office:value="19.222" calcext:value-type="float">
            <text:p>19.222</text:p>
          </table:table-cell>
          <table:table-cell office:value-type="float" office:value="4.021" calcext:value-type="float">
            <text:p>4.021</text:p>
          </table:table-cell>
        </table:table-row>
        <table:table-row table:style-name="ro1">
          <table:table-cell/>
          <table:table-cell office:value-type="float" office:value="196.124" calcext:value-type="float">
            <text:p>196.124</text:p>
          </table:table-cell>
          <table:table-cell office:value-type="float" office:value="445.828" calcext:value-type="float">
            <text:p>445.828</text:p>
          </table:table-cell>
          <table:table-cell office:value-type="float" office:value="-20.832" calcext:value-type="float">
            <text:p>-20.832</text:p>
          </table:table-cell>
          <table:table-cell office:value-type="float" office:value="0.148" calcext:value-type="float">
            <text:p>0.148</text:p>
          </table:table-cell>
          <table:table-cell office:value-type="float" office:value="20.999" calcext:value-type="float">
            <text:p>20.999</text:p>
          </table:table-cell>
          <table:table-cell office:value-type="float" office:value="5.556" calcext:value-type="float">
            <text:p>5.556</text:p>
          </table:table-cell>
          <table:table-cell office:value-type="float" office:value="700.358" calcext:value-type="float">
            <text:p>700.358</text:p>
          </table:table-cell>
          <table:table-cell office:value-type="float" office:value="20.173" calcext:value-type="float">
            <text:p>20.173</text:p>
          </table:table-cell>
          <table:table-cell office:value-type="float" office:value="5.554" calcext:value-type="float">
            <text:p>5.554</text:p>
          </table:table-cell>
        </table:table-row>
        <table:table-row table:style-name="ro1">
          <table:table-cell/>
          <table:table-cell office:value-type="float" office:value="196.248" calcext:value-type="float">
            <text:p>196.248</text:p>
          </table:table-cell>
          <table:table-cell office:value-type="float" office:value="443.248" calcext:value-type="float">
            <text:p>443.248</text:p>
          </table:table-cell>
          <table:table-cell office:value-type="float" office:value="-20.879" calcext:value-type="float">
            <text:p>-20.879</text:p>
          </table:table-cell>
          <table:table-cell office:value-type="float" office:value="-0.377" calcext:value-type="float">
            <text:p>-0.377</text:p>
          </table:table-cell>
          <table:table-cell office:value-type="float" office:value="20.887" calcext:value-type="float">
            <text:p>20.887</text:p>
          </table:table-cell>
          <table:table-cell office:value-type="float" office:value="1.107" calcext:value-type="float">
            <text:p>1.107</text:p>
          </table:table-cell>
          <table:table-cell office:value-type="float" office:value="702.862" calcext:value-type="float">
            <text:p>702.862</text:p>
          </table:table-cell>
          <table:table-cell office:value-type="float" office:value="20.302" calcext:value-type="float">
            <text:p>20.302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/>
          <table:table-cell office:value-type="float" office:value="196.424" calcext:value-type="float">
            <text:p>196.424</text:p>
          </table:table-cell>
          <table:table-cell office:value-type="float" office:value="439.56" calcext:value-type="float">
            <text:p>439.56</text:p>
          </table:table-cell>
          <table:table-cell office:value-type="float" office:value="-20.919" calcext:value-type="float">
            <text:p>-20.919</text:p>
          </table:table-cell>
          <table:table-cell office:value-type="float" office:value="-0.225" calcext:value-type="float">
            <text:p>-0.225</text:p>
          </table:table-cell>
          <table:table-cell office:value-type="float" office:value="20.927" calcext:value-type="float">
            <text:p>20.927</text:p>
          </table:table-cell>
          <table:table-cell office:value-type="float" office:value="1.274" calcext:value-type="float">
            <text:p>1.274</text:p>
          </table:table-cell>
          <table:table-cell office:value-type="float" office:value="706.425" calcext:value-type="float">
            <text:p>706.425</text:p>
          </table:table-cell>
          <table:table-cell office:value-type="float" office:value="20.081" calcext:value-type="float">
            <text:p>20.081</text:p>
          </table:table-cell>
          <table:table-cell office:value-type="float" office:value="1.254" calcext:value-type="float">
            <text:p>1.254</text:p>
          </table:table-cell>
        </table:table-row>
        <table:table-row table:style-name="ro1">
          <table:table-cell/>
          <table:table-cell office:value-type="float" office:value="196.565" calcext:value-type="float">
            <text:p>196.565</text:p>
          </table:table-cell>
          <table:table-cell office:value-type="float" office:value="436.601" calcext:value-type="float">
            <text:p>436.601</text:p>
          </table:table-cell>
          <table:table-cell office:value-type="float" office:value="-20.919" calcext:value-type="float">
            <text:p>-20.919</text:p>
          </table:table-cell>
          <table:table-cell office:value-type="float" office:value="-0.0001849" calcext:value-type="float">
            <text:p>-0.0001849</text:p>
          </table:table-cell>
          <table:table-cell office:value-type="float" office:value="20.969" calcext:value-type="float">
            <text:p>20.969</text:p>
          </table:table-cell>
          <table:table-cell office:value-type="float" office:value="2.834" calcext:value-type="float">
            <text:p>2.834</text:p>
          </table:table-cell>
          <table:table-cell office:value-type="float" office:value="709.293" calcext:value-type="float">
            <text:p>709.293</text:p>
          </table:table-cell>
          <table:table-cell office:value-type="float" office:value="20.481" calcext:value-type="float">
            <text:p>20.481</text:p>
          </table:table-cell>
          <table:table-cell office:value-type="float" office:value="2.834" calcext:value-type="float">
            <text:p>2.834</text:p>
          </table:table-cell>
        </table:table-row>
        <table:table-row table:style-name="ro1">
          <table:table-cell/>
          <table:table-cell office:value-type="float" office:value="196.702" calcext:value-type="float">
            <text:p>196.702</text:p>
          </table:table-cell>
          <table:table-cell office:value-type="float" office:value="433.738" calcext:value-type="float">
            <text:p>433.738</text:p>
          </table:table-cell>
          <table:table-cell office:value-type="float" office:value="-20.935" calcext:value-type="float">
            <text:p>-20.935</text:p>
          </table:table-cell>
          <table:table-cell office:value-type="float" office:value="-0.117" calcext:value-type="float">
            <text:p>-0.117</text:p>
          </table:table-cell>
          <table:table-cell office:value-type="float" office:value="20.937" calcext:value-type="float">
            <text:p>20.937</text:p>
          </table:table-cell>
          <table:table-cell office:value-type="float" office:value="0.568" calcext:value-type="float">
            <text:p>0.568</text:p>
          </table:table-cell>
          <table:table-cell office:value-type="float" office:value="712.09" calcext:value-type="float">
            <text:p>712.09</text:p>
          </table:table-cell>
          <table:table-cell office:value-type="float" office:value="20.405" calcext:value-type="float">
            <text:p>20.405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/>
          <table:table-cell office:value-type="float" office:value="197.202" calcext:value-type="float">
            <text:p>197.202</text:p>
          </table:table-cell>
          <table:table-cell office:value-type="float" office:value="423.262" calcext:value-type="float">
            <text:p>423.262</text:p>
          </table:table-cell>
          <table:table-cell office:value-type="float" office:value="-20.97" calcext:value-type="float">
            <text:p>-20.97</text:p>
          </table:table-cell>
          <table:table-cell office:value-type="float" office:value="-0.07" calcext:value-type="float">
            <text:p>-0.07</text:p>
          </table:table-cell>
          <table:table-cell office:value-type="float" office:value="20.97" calcext:value-type="float">
            <text:p>20.97</text:p>
          </table:table-cell>
          <table:table-cell office:value-type="float" office:value="0.158" calcext:value-type="float">
            <text:p>0.158</text:p>
          </table:table-cell>
          <table:table-cell office:value-type="float" office:value="722.31" calcext:value-type="float">
            <text:p>722.31</text:p>
          </table:table-cell>
          <table:table-cell office:value-type="float" office:value="20.476" calcext:value-type="float">
            <text:p>20.476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/>
          <table:table-cell office:value-type="float" office:value="197.702" calcext:value-type="float">
            <text:p>197.702</text:p>
          </table:table-cell>
          <table:table-cell office:value-type="float" office:value="412.798" calcext:value-type="float">
            <text:p>412.798</text:p>
          </table:table-cell>
          <table:table-cell office:value-type="float" office:value="-20.887" calcext:value-type="float">
            <text:p>-20.887</text:p>
          </table:table-cell>
          <table:table-cell office:value-type="float" office:value="0.165" calcext:value-type="float">
            <text:p>0.165</text:p>
          </table:table-cell>
          <table:table-cell office:value-type="float" office:value="20.891" calcext:value-type="float">
            <text:p>20.891</text:p>
          </table:table-cell>
          <table:table-cell office:value-type="float" office:value="2.776" calcext:value-type="float">
            <text:p>2.776</text:p>
          </table:table-cell>
          <table:table-cell office:value-type="float" office:value="732.895" calcext:value-type="float">
            <text:p>732.895</text:p>
          </table:table-cell>
          <table:table-cell office:value-type="float" office:value="21.861" calcext:value-type="float">
            <text:p>21.861</text:p>
          </table:table-cell>
          <table:table-cell office:value-type="float" office:value="2.771" calcext:value-type="float">
            <text:p>2.771</text:p>
          </table:table-cell>
        </table:table-row>
        <table:table-row table:style-name="ro1">
          <table:table-cell/>
          <table:table-cell office:value-type="float" office:value="198.202" calcext:value-type="float">
            <text:p>198.202</text:p>
          </table:table-cell>
          <table:table-cell office:value-type="float" office:value="402.333" calcext:value-type="float">
            <text:p>402.333</text:p>
          </table:table-cell>
          <table:table-cell office:value-type="float" office:value="-20.972" calcext:value-type="float">
            <text:p>-20.972</text:p>
          </table:table-cell>
          <table:table-cell office:value-type="float" office:value="-0.17" calcext:value-type="float">
            <text:p>-0.17</text:p>
          </table:table-cell>
          <table:table-cell office:value-type="float" office:value="20.973" calcext:value-type="float">
            <text:p>20.973</text:p>
          </table:table-cell>
          <table:table-cell office:value-type="float" office:value="1.295" calcext:value-type="float">
            <text:p>1.295</text:p>
          </table:table-cell>
          <table:table-cell office:value-type="float" office:value="743.986" calcext:value-type="float">
            <text:p>743.986</text:p>
          </table:table-cell>
          <table:table-cell office:value-type="float" office:value="22.503" calcext:value-type="float">
            <text:p>22.503</text:p>
          </table:table-cell>
          <table:table-cell office:value-type="float" office:value="1.284" calcext:value-type="float">
            <text:p>1.284</text:p>
          </table:table-cell>
        </table:table-row>
        <table:table-row table:style-name="ro1">
          <table:table-cell/>
          <table:table-cell office:value-type="float" office:value="198.702" calcext:value-type="float">
            <text:p>198.702</text:p>
          </table:table-cell>
          <table:table-cell office:value-type="float" office:value="391.857" calcext:value-type="float">
            <text:p>391.857</text:p>
          </table:table-cell>
          <table:table-cell office:value-type="float" office:value="-20.931" calcext:value-type="float">
            <text:p>-20.931</text:p>
          </table:table-cell>
          <table:table-cell office:value-type="float" office:value="0.082" calcext:value-type="float">
            <text:p>0.082</text:p>
          </table:table-cell>
          <table:table-cell office:value-type="float" office:value="20.932" calcext:value-type="float">
            <text:p>20.932</text:p>
          </table:table-cell>
          <table:table-cell office:value-type="float" office:value="0.689" calcext:value-type="float">
            <text:p>0.689</text:p>
          </table:table-cell>
          <table:table-cell office:value-type="float" office:value="755.152" calcext:value-type="float">
            <text:p>755.152</text:p>
          </table:table-cell>
          <table:table-cell office:value-type="float" office:value="22.161" calcext:value-type="float">
            <text:p>22.161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/>
          <table:table-cell office:value-type="float" office:value="198.923" calcext:value-type="float">
            <text:p>198.923</text:p>
          </table:table-cell>
          <table:table-cell office:value-type="float" office:value="387.25" calcext:value-type="float">
            <text:p>387.25</text:p>
          </table:table-cell>
          <table:table-cell office:value-type="float" office:value="-20.732" calcext:value-type="float">
            <text:p>-20.732</text:p>
          </table:table-cell>
          <table:table-cell office:value-type="float" office:value="0.9" calcext:value-type="float">
            <text:p>0.9</text:p>
          </table:table-cell>
          <table:table-cell office:value-type="float" office:value="20.997" calcext:value-type="float">
            <text:p>20.997</text:p>
          </table:table-cell>
          <table:table-cell office:value-type="float" office:value="8.107" calcext:value-type="float">
            <text:p>8.107</text:p>
          </table:table-cell>
          <table:table-cell office:value-type="float" office:value="759.856" calcext:value-type="float">
            <text:p>759.856</text:p>
          </table:table-cell>
          <table:table-cell office:value-type="float" office:value="20.38" calcext:value-type="float">
            <text:p>20.38</text:p>
          </table:table-cell>
          <table:table-cell office:value-type="float" office:value="8.057" calcext:value-type="float">
            <text:p>8.057</text:p>
          </table:table-cell>
        </table:table-row>
        <table:table-row table:style-name="ro1">
          <table:table-cell/>
          <table:table-cell office:value-type="float" office:value="199.018" calcext:value-type="float">
            <text:p>199.018</text:p>
          </table:table-cell>
          <table:table-cell office:value-type="float" office:value="385.284" calcext:value-type="float">
            <text:p>385.284</text:p>
          </table:table-cell>
          <table:table-cell office:value-type="float" office:value="-20.793" calcext:value-type="float">
            <text:p>-20.793</text:p>
          </table:table-cell>
          <table:table-cell office:value-type="float" office:value="-0.639" calcext:value-type="float">
            <text:p>-0.639</text:p>
          </table:table-cell>
          <table:table-cell office:value-type="float" office:value="20.795" calcext:value-type="float">
            <text:p>20.795</text:p>
          </table:table-cell>
          <table:table-cell office:value-type="float" office:value="0.844" calcext:value-type="float">
            <text:p>0.844</text:p>
          </table:table-cell>
          <table:table-cell office:value-type="float" office:value="761.783" calcext:value-type="float">
            <text:p>761.783</text:p>
          </table:table-cell>
          <table:table-cell office:value-type="float" office:value="20.327" calcext:value-type="float">
            <text:p>20.327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/>
          <table:table-cell office:value-type="float" office:value="199.23" calcext:value-type="float">
            <text:p>199.23</text:p>
          </table:table-cell>
          <table:table-cell office:value-type="float" office:value="380.868" calcext:value-type="float">
            <text:p>380.868</text:p>
          </table:table-cell>
          <table:table-cell office:value-type="float" office:value="-20.887" calcext:value-type="float">
            <text:p>-20.887</text:p>
          </table:table-cell>
          <table:table-cell office:value-type="float" office:value="-0.445" calcext:value-type="float">
            <text:p>-0.445</text:p>
          </table:table-cell>
          <table:table-cell office:value-type="float" office:value="20.891" calcext:value-type="float">
            <text:p>20.891</text:p>
          </table:table-cell>
          <table:table-cell office:value-type="float" office:value="1.005" calcext:value-type="float">
            <text:p>1.005</text:p>
          </table:table-cell>
          <table:table-cell office:value-type="float" office:value="766.111" calcext:value-type="float">
            <text:p>766.111</text:p>
          </table:table-cell>
          <table:table-cell office:value-type="float" office:value="20.518" calcext:value-type="float">
            <text:p>20.518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/>
          <table:table-cell office:value-type="float" office:value="199.58" calcext:value-type="float">
            <text:p>199.58</text:p>
          </table:table-cell>
          <table:table-cell office:value-type="float" office:value="373.554" calcext:value-type="float">
            <text:p>373.554</text:p>
          </table:table-cell>
          <table:table-cell office:value-type="float" office:value="-20.939" calcext:value-type="float">
            <text:p>-20.939</text:p>
          </table:table-cell>
          <table:table-cell office:value-type="float" office:value="-0.148" calcext:value-type="float">
            <text:p>-0.148</text:p>
          </table:table-cell>
          <table:table-cell office:value-type="float" office:value="20.942" calcext:value-type="float">
            <text:p>20.942</text:p>
          </table:table-cell>
          <table:table-cell office:value-type="float" office:value="1.074" calcext:value-type="float">
            <text:p>1.074</text:p>
          </table:table-cell>
          <table:table-cell office:value-type="float" office:value="773.222" calcext:value-type="float">
            <text:p>773.222</text:p>
          </table:table-cell>
          <table:table-cell office:value-type="float" office:value="20.146" calcext:value-type="float">
            <text:p>20.146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/>
          <table:table-cell office:value-type="float" office:value="199.853" calcext:value-type="float">
            <text:p>199.853</text:p>
          </table:table-cell>
          <table:table-cell office:value-type="float" office:value="367.828" calcext:value-type="float">
            <text:p>367.828</text:p>
          </table:table-cell>
          <table:table-cell office:value-type="float" office:value="-20.898" calcext:value-type="float">
            <text:p>-20.898</text:p>
          </table:table-cell>
          <table:table-cell office:value-type="float" office:value="0.15" calcext:value-type="float">
            <text:p>0.15</text:p>
          </table:table-cell>
          <table:table-cell office:value-type="float" office:value="20.931" calcext:value-type="float">
            <text:p>20.931</text:p>
          </table:table-cell>
          <table:table-cell office:value-type="float" office:value="3.121" calcext:value-type="float">
            <text:p>3.121</text:p>
          </table:table-cell>
          <table:table-cell office:value-type="float" office:value="778.853" calcext:value-type="float">
            <text:p>778.853</text:p>
          </table:table-cell>
          <table:table-cell office:value-type="float" office:value="21" calcext:value-type="float">
            <text:p>21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/>
          <table:table-cell office:value-type="float" office:value="200.353" calcext:value-type="float">
            <text:p>200.353</text:p>
          </table:table-cell>
          <table:table-cell office:value-type="float" office:value="357.372" calcext:value-type="float">
            <text:p>357.372</text:p>
          </table:table-cell>
          <table:table-cell office:value-type="float" office:value="-20.927" calcext:value-type="float">
            <text:p>-20.927</text:p>
          </table:table-cell>
          <table:table-cell office:value-type="float" office:value="-0.057" calcext:value-type="float">
            <text:p>-0.057</text:p>
          </table:table-cell>
          <table:table-cell office:value-type="float" office:value="20.929" calcext:value-type="float">
            <text:p>20.929</text:p>
          </table:table-cell>
          <table:table-cell office:value-type="float" office:value="2.013" calcext:value-type="float">
            <text:p>2.013</text:p>
          </table:table-cell>
          <table:table-cell office:value-type="float" office:value="789.604" calcext:value-type="float">
            <text:p>789.604</text:p>
          </table:table-cell>
          <table:table-cell office:value-type="float" office:value="22.005" calcext:value-type="float">
            <text:p>22.005</text:p>
          </table:table-cell>
          <table:table-cell office:value-type="float" office:value="2.012" calcext:value-type="float">
            <text:p>2.012</text:p>
          </table:table-cell>
        </table:table-row>
        <table:table-row table:style-name="ro1">
          <table:table-cell/>
          <table:table-cell office:value-type="float" office:value="200.853" calcext:value-type="float">
            <text:p>200.853</text:p>
          </table:table-cell>
          <table:table-cell office:value-type="float" office:value="346.909" calcext:value-type="float">
            <text:p>346.909</text:p>
          </table:table-cell>
          <table:table-cell office:value-type="float" office:value="-20.924" calcext:value-type="float">
            <text:p>-20.924</text:p>
          </table:table-cell>
          <table:table-cell office:value-type="float" office:value="0.005" calcext:value-type="float">
            <text:p>0.005</text:p>
          </table:table-cell>
          <table:table-cell office:value-type="float" office:value="20.925" calcext:value-type="float">
            <text:p>20.925</text:p>
          </table:table-cell>
          <table:table-cell office:value-type="float" office:value="1.333" calcext:value-type="float">
            <text:p>1.333</text:p>
          </table:table-cell>
          <table:table-cell office:value-type="float" office:value="800.774" calcext:value-type="float">
            <text:p>800.774</text:p>
          </table:table-cell>
          <table:table-cell office:value-type="float" office:value="22.672" calcext:value-type="float">
            <text:p>22.672</text:p>
          </table:table-cell>
          <table:table-cell office:value-type="float" office:value="1.333" calcext:value-type="float">
            <text:p>1.333</text:p>
          </table:table-cell>
        </table:table-row>
        <table:table-row table:style-name="ro1">
          <table:table-cell/>
          <table:table-cell office:value-type="float" office:value="201.353" calcext:value-type="float">
            <text:p>201.353</text:p>
          </table:table-cell>
          <table:table-cell office:value-type="float" office:value="336.445" calcext:value-type="float">
            <text:p>336.445</text:p>
          </table:table-cell>
          <table:table-cell office:value-type="float" office:value="-20.931" calcext:value-type="float">
            <text:p>-20.931</text:p>
          </table:table-cell>
          <table:table-cell office:value-type="float" office:value="-0.013" calcext:value-type="float">
            <text:p>-0.013</text:p>
          </table:table-cell>
          <table:table-cell office:value-type="float" office:value="20.931" calcext:value-type="float">
            <text:p>20.931</text:p>
          </table:table-cell>
          <table:table-cell office:value-type="float" office:value="0.7" calcext:value-type="float">
            <text:p>0.7</text:p>
          </table:table-cell>
          <table:table-cell office:value-type="float" office:value="812.022" calcext:value-type="float">
            <text:p>812.022</text:p>
          </table:table-cell>
          <table:table-cell office:value-type="float" office:value="22.322" calcext:value-type="float">
            <text:p>22.32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201.853" calcext:value-type="float">
            <text:p>201.853</text:p>
          </table:table-cell>
          <table:table-cell office:value-type="float" office:value="325.982" calcext:value-type="float">
            <text:p>325.982</text:p>
          </table:table-cell>
          <table:table-cell office:value-type="float" office:value="-20.923" calcext:value-type="float">
            <text:p>-20.923</text:p>
          </table:table-cell>
          <table:table-cell office:value-type="float" office:value="0.016" calcext:value-type="float">
            <text:p>0.016</text:p>
          </table:table-cell>
          <table:table-cell office:value-type="float" office:value="20.923" calcext:value-type="float">
            <text:p>20.923</text:p>
          </table:table-cell>
          <table:table-cell office:value-type="float" office:value="0.654" calcext:value-type="float">
            <text:p>0.654</text:p>
          </table:table-cell>
          <table:table-cell office:value-type="float" office:value="823.101" calcext:value-type="float">
            <text:p>823.101</text:p>
          </table:table-cell>
          <table:table-cell office:value-type="float" office:value="21.995" calcext:value-type="float">
            <text:p>21.995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/>
          <table:table-cell office:value-type="float" office:value="202.353" calcext:value-type="float">
            <text:p>202.353</text:p>
          </table:table-cell>
          <table:table-cell office:value-type="float" office:value="315.522" calcext:value-type="float">
            <text:p>315.522</text:p>
          </table:table-cell>
          <table:table-cell office:value-type="float" office:value="-20.918" calcext:value-type="float">
            <text:p>-20.918</text:p>
          </table:table-cell>
          <table:table-cell office:value-type="float" office:value="0.009" calcext:value-type="float">
            <text:p>0.009</text:p>
          </table:table-cell>
          <table:table-cell office:value-type="float" office:value="20.919" calcext:value-type="float">
            <text:p>20.919</text:p>
          </table:table-cell>
          <table:table-cell office:value-type="float" office:value="0.96" calcext:value-type="float">
            <text:p>0.96</text:p>
          </table:table-cell>
          <table:table-cell office:value-type="float" office:value="833.978" calcext:value-type="float">
            <text:p>833.978</text:p>
          </table:table-cell>
          <table:table-cell office:value-type="float" office:value="21.515" calcext:value-type="float">
            <text:p>21.51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202.853" calcext:value-type="float">
            <text:p>202.853</text:p>
          </table:table-cell>
          <table:table-cell office:value-type="float" office:value="305.064" calcext:value-type="float">
            <text:p>305.064</text:p>
          </table:table-cell>
          <table:table-cell office:value-type="float" office:value="-20.912" calcext:value-type="float">
            <text:p>-20.912</text:p>
          </table:table-cell>
          <table:table-cell office:value-type="float" office:value="0.012" calcext:value-type="float">
            <text:p>0.012</text:p>
          </table:table-cell>
          <table:table-cell office:value-type="float" office:value="20.913" calcext:value-type="float">
            <text:p>20.913</text:p>
          </table:table-cell>
          <table:table-cell office:value-type="float" office:value="1.172" calcext:value-type="float">
            <text:p>1.172</text:p>
          </table:table-cell>
          <table:table-cell office:value-type="float" office:value="844.882" calcext:value-type="float">
            <text:p>844.882</text:p>
          </table:table-cell>
          <table:table-cell office:value-type="float" office:value="22.101" calcext:value-type="float">
            <text:p>22.101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/>
          <table:table-cell office:value-type="float" office:value="203.353" calcext:value-type="float">
            <text:p>203.353</text:p>
          </table:table-cell>
          <table:table-cell office:value-type="float" office:value="294.607" calcext:value-type="float">
            <text:p>294.607</text:p>
          </table:table-cell>
          <table:table-cell office:value-type="float" office:value="-20.919" calcext:value-type="float">
            <text:p>-20.919</text:p>
          </table:table-cell>
          <table:table-cell office:value-type="float" office:value="-0.014" calcext:value-type="float">
            <text:p>-0.014</text:p>
          </table:table-cell>
          <table:table-cell office:value-type="float" office:value="20.919" calcext:value-type="float">
            <text:p>20.919</text:p>
          </table:table-cell>
          <table:table-cell office:value-type="float" office:value="0.534" calcext:value-type="float">
            <text:p>0.534</text:p>
          </table:table-cell>
          <table:table-cell office:value-type="float" office:value="855.866" calcext:value-type="float">
            <text:p>855.866</text:p>
          </table:table-cell>
          <table:table-cell office:value-type="float" office:value="21.834" calcext:value-type="float">
            <text:p>21.834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/>
          <table:table-cell office:value-type="float" office:value="203.633" calcext:value-type="float">
            <text:p>203.633</text:p>
          </table:table-cell>
          <table:table-cell office:value-type="float" office:value="288.787" calcext:value-type="float">
            <text:p>288.787</text:p>
          </table:table-cell>
          <table:table-cell office:value-type="float" office:value="-20.796" calcext:value-type="float">
            <text:p>-20.796</text:p>
          </table:table-cell>
          <table:table-cell office:value-type="float" office:value="0.44" calcext:value-type="float">
            <text:p>0.44</text:p>
          </table:table-cell>
          <table:table-cell office:value-type="float" office:value="20.886" calcext:value-type="float">
            <text:p>20.886</text:p>
          </table:table-cell>
          <table:table-cell office:value-type="float" office:value="5.345" calcext:value-type="float">
            <text:p>5.345</text:p>
          </table:table-cell>
          <table:table-cell office:value-type="float" office:value="862.165" calcext:value-type="float">
            <text:p>862.165</text:p>
          </table:table-cell>
          <table:table-cell office:value-type="float" office:value="23.32" calcext:value-type="float">
            <text:p>23.32</text:p>
          </table:table-cell>
          <table:table-cell office:value-type="float" office:value="5.327" calcext:value-type="float">
            <text:p>5.327</text:p>
          </table:table-cell>
        </table:table-row>
        <table:table-row table:style-name="ro1">
          <table:table-cell/>
          <table:table-cell office:value-type="float" office:value="203.981" calcext:value-type="float">
            <text:p>203.981</text:p>
          </table:table-cell>
          <table:table-cell office:value-type="float" office:value="281.521" calcext:value-type="float">
            <text:p>281.521</text:p>
          </table:table-cell>
          <table:table-cell office:value-type="float" office:value="-20.878" calcext:value-type="float">
            <text:p>-20.878</text:p>
          </table:table-cell>
          <table:table-cell office:value-type="float" office:value="-0.236" calcext:value-type="float">
            <text:p>-0.236</text:p>
          </table:table-cell>
          <table:table-cell office:value-type="float" office:value="20.896" calcext:value-type="float">
            <text:p>20.896</text:p>
          </table:table-cell>
          <table:table-cell office:value-type="float" office:value="2.8" calcext:value-type="float">
            <text:p>2.8</text:p>
          </table:table-cell>
          <table:table-cell office:value-type="float" office:value="870.466" calcext:value-type="float">
            <text:p>870.466</text:p>
          </table:table-cell>
          <table:table-cell office:value-type="float" office:value="24.293" calcext:value-type="float">
            <text:p>24.293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/>
          <table:table-cell office:value-type="float" office:value="204.143" calcext:value-type="float">
            <text:p>204.143</text:p>
          </table:table-cell>
          <table:table-cell office:value-type="float" office:value="278.136" calcext:value-type="float">
            <text:p>278.136</text:p>
          </table:table-cell>
          <table:table-cell office:value-type="float" office:value="-20.85" calcext:value-type="float">
            <text:p>-20.85</text:p>
          </table:table-cell>
          <table:table-cell office:value-type="float" office:value="0.177" calcext:value-type="float">
            <text:p>0.177</text:p>
          </table:table-cell>
          <table:table-cell office:value-type="float" office:value="20.951" calcext:value-type="float">
            <text:p>20.951</text:p>
          </table:table-cell>
          <table:table-cell office:value-type="float" office:value="4.251" calcext:value-type="float">
            <text:p>4.251</text:p>
          </table:table-cell>
          <table:table-cell office:value-type="float" office:value="874.352" calcext:value-type="float">
            <text:p>874.352</text:p>
          </table:table-cell>
          <table:table-cell office:value-type="float" office:value="23.604" calcext:value-type="float">
            <text:p>23.604</text:p>
          </table:table-cell>
          <table:table-cell office:value-type="float" office:value="4.247" calcext:value-type="float">
            <text:p>4.247</text:p>
          </table:table-cell>
        </table:table-row>
        <table:table-row table:style-name="ro1">
          <table:table-cell/>
          <table:table-cell office:value-type="float" office:value="204.306" calcext:value-type="float">
            <text:p>204.306</text:p>
          </table:table-cell>
          <table:table-cell office:value-type="float" office:value="274.747" calcext:value-type="float">
            <text:p>274.747</text:p>
          </table:table-cell>
          <table:table-cell office:value-type="float" office:value="-20.746" calcext:value-type="float">
            <text:p>-20.746</text:p>
          </table:table-cell>
          <table:table-cell office:value-type="float" office:value="0.638" calcext:value-type="float">
            <text:p>0.638</text:p>
          </table:table-cell>
          <table:table-cell office:value-type="float" office:value="21.046" calcext:value-type="float">
            <text:p>21.046</text:p>
          </table:table-cell>
          <table:table-cell office:value-type="float" office:value="7.51" calcext:value-type="float">
            <text:p>7.51</text:p>
          </table:table-cell>
          <table:table-cell office:value-type="float" office:value="878.098" calcext:value-type="float">
            <text:p>878.098</text:p>
          </table:table-cell>
          <table:table-cell office:value-type="float" office:value="22.385" calcext:value-type="float">
            <text:p>22.385</text:p>
          </table:table-cell>
          <table:table-cell office:value-type="float" office:value="7.482" calcext:value-type="float">
            <text:p>7.482</text:p>
          </table:table-cell>
        </table:table-row>
        <table:table-row table:style-name="ro1">
          <table:table-cell/>
          <table:table-cell office:value-type="float" office:value="204.456" calcext:value-type="float">
            <text:p>204.456</text:p>
          </table:table-cell>
          <table:table-cell office:value-type="float" office:value="271.636" calcext:value-type="float">
            <text:p>271.636</text:p>
          </table:table-cell>
          <table:table-cell office:value-type="float" office:value="-20.783" calcext:value-type="float">
            <text:p>-20.783</text:p>
          </table:table-cell>
          <table:table-cell office:value-type="float" office:value="-0.247" calcext:value-type="float">
            <text:p>-0.247</text:p>
          </table:table-cell>
          <table:table-cell office:value-type="float" office:value="20.88" calcext:value-type="float">
            <text:p>20.88</text:p>
          </table:table-cell>
          <table:table-cell office:value-type="float" office:value="4.035" calcext:value-type="float">
            <text:p>4.035</text:p>
          </table:table-cell>
          <table:table-cell office:value-type="float" office:value="881.407" calcext:value-type="float">
            <text:p>881.407</text:p>
          </table:table-cell>
          <table:table-cell office:value-type="float" office:value="21.781" calcext:value-type="float">
            <text:p>21.781</text:p>
          </table:table-cell>
          <table:table-cell office:value-type="float" office:value="4.027" calcext:value-type="float">
            <text:p>4.027</text:p>
          </table:table-cell>
        </table:table-row>
        <table:table-row table:style-name="ro1">
          <table:table-cell/>
          <table:table-cell office:value-type="float" office:value="204.921" calcext:value-type="float">
            <text:p>204.921</text:p>
          </table:table-cell>
          <table:table-cell office:value-type="float" office:value="261.942" calcext:value-type="float">
            <text:p>261.942</text:p>
          </table:table-cell>
          <table:table-cell office:value-type="float" office:value="-20.897" calcext:value-type="float">
            <text:p>-20.897</text:p>
          </table:table-cell>
          <table:table-cell office:value-type="float" office:value="-0.245" calcext:value-type="float">
            <text:p>-0.245</text:p>
          </table:table-cell>
          <table:table-cell office:value-type="float" office:value="20.904" calcext:value-type="float">
            <text:p>20.904</text:p>
          </table:table-cell>
          <table:table-cell office:value-type="float" office:value="2.981" calcext:value-type="float">
            <text:p>2.981</text:p>
          </table:table-cell>
          <table:table-cell office:value-type="float" office:value="891.218" calcext:value-type="float">
            <text:p>891.218</text:p>
          </table:table-cell>
          <table:table-cell office:value-type="float" office:value="20.399" calcext:value-type="float">
            <text:p>20.399</text:p>
          </table:table-cell>
          <table:table-cell office:value-type="float" office:value="2.971" calcext:value-type="float">
            <text:p>2.971</text:p>
          </table:table-cell>
        </table:table-row>
        <table:table-row table:style-name="ro1">
          <table:table-cell/>
          <table:table-cell office:value-type="float" office:value="205.29" calcext:value-type="float">
            <text:p>205.29</text:p>
          </table:table-cell>
          <table:table-cell office:value-type="float" office:value="254.24" calcext:value-type="float">
            <text:p>254.24</text:p>
          </table:table-cell>
          <table:table-cell office:value-type="float" office:value="-20.898" calcext:value-type="float">
            <text:p>-20.898</text:p>
          </table:table-cell>
          <table:table-cell office:value-type="float" office:value="-0.003" calcext:value-type="float">
            <text:p>-0.003</text:p>
          </table:table-cell>
          <table:table-cell office:value-type="float" office:value="20.901" calcext:value-type="float">
            <text:p>20.901</text:p>
          </table:table-cell>
          <table:table-cell office:value-type="float" office:value="1.163" calcext:value-type="float">
            <text:p>1.163</text:p>
          </table:table-cell>
          <table:table-cell office:value-type="float" office:value="898.815" calcext:value-type="float">
            <text:p>898.815</text:p>
          </table:table-cell>
          <table:table-cell office:value-type="float" office:value="20.828" calcext:value-type="float">
            <text:p>20.828</text:p>
          </table:table-cell>
          <table:table-cell office:value-type="float" office:value="1.163" calcext:value-type="float">
            <text:p>1.163</text:p>
          </table:table-cell>
        </table:table-row>
        <table:table-row table:style-name="ro1">
          <table:table-cell/>
          <table:table-cell office:value-type="float" office:value="205.79" calcext:value-type="float">
            <text:p>205.79</text:p>
          </table:table-cell>
          <table:table-cell office:value-type="float" office:value="243.79" calcext:value-type="float">
            <text:p>243.79</text:p>
          </table:table-cell>
          <table:table-cell office:value-type="float" office:value="-20.902" calcext:value-type="float">
            <text:p>-20.902</text:p>
          </table:table-cell>
          <table:table-cell office:value-type="float" office:value="-0.007" calcext:value-type="float">
            <text:p>-0.007</text:p>
          </table:table-cell>
          <table:table-cell office:value-type="float" office:value="20.902" calcext:value-type="float">
            <text:p>20.902</text:p>
          </table:table-cell>
          <table:table-cell office:value-type="float" office:value="0.622" calcext:value-type="float">
            <text:p>0.622</text:p>
          </table:table-cell>
          <table:table-cell office:value-type="float" office:value="909.307" calcext:value-type="float">
            <text:p>909.307</text:p>
          </table:table-cell>
          <table:table-cell office:value-type="float" office:value="21.139" calcext:value-type="float">
            <text:p>21.139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/>
          <table:table-cell office:value-type="float" office:value="206.29" calcext:value-type="float">
            <text:p>206.29</text:p>
          </table:table-cell>
          <table:table-cell office:value-type="float" office:value="233.343" calcext:value-type="float">
            <text:p>233.343</text:p>
          </table:table-cell>
          <table:table-cell office:value-type="float" office:value="-20.888" calcext:value-type="float">
            <text:p>-20.888</text:p>
          </table:table-cell>
          <table:table-cell office:value-type="float" office:value="0.028" calcext:value-type="float">
            <text:p>0.028</text:p>
          </table:table-cell>
          <table:table-cell office:value-type="float" office:value="20.888" calcext:value-type="float">
            <text:p>20.888</text:p>
          </table:table-cell>
          <table:table-cell office:value-type="float" office:value="1.151" calcext:value-type="float">
            <text:p>1.151</text:p>
          </table:table-cell>
          <table:table-cell office:value-type="float" office:value="920.02" calcext:value-type="float">
            <text:p>920.02</text:p>
          </table:table-cell>
          <table:table-cell office:value-type="float" office:value="21.715" calcext:value-type="float">
            <text:p>21.715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/>
          <table:table-cell office:value-type="float" office:value="206.79" calcext:value-type="float">
            <text:p>206.79</text:p>
          </table:table-cell>
          <table:table-cell office:value-type="float" office:value="222.896" calcext:value-type="float">
            <text:p>222.896</text:p>
          </table:table-cell>
          <table:table-cell office:value-type="float" office:value="-20.899" calcext:value-type="float">
            <text:p>-20.899</text:p>
          </table:table-cell>
          <table:table-cell office:value-type="float" office:value="-0.022" calcext:value-type="float">
            <text:p>-0.022</text:p>
          </table:table-cell>
          <table:table-cell office:value-type="float" office:value="20.899" calcext:value-type="float">
            <text:p>20.899</text:p>
          </table:table-cell>
          <table:table-cell office:value-type="float" office:value="0.471" calcext:value-type="float">
            <text:p>0.471</text:p>
          </table:table-cell>
          <table:table-cell office:value-type="float" office:value="930.936" calcext:value-type="float">
            <text:p>930.936</text:p>
          </table:table-cell>
          <table:table-cell office:value-type="float" office:value="21.949" calcext:value-type="float">
            <text:p>21.94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207.29" calcext:value-type="float">
            <text:p>207.29</text:p>
          </table:table-cell>
          <table:table-cell office:value-type="float" office:value="212.449" calcext:value-type="float">
            <text:p>212.449</text:p>
          </table:table-cell>
          <table:table-cell office:value-type="float" office:value="-20.889" calcext:value-type="float">
            <text:p>-20.889</text:p>
          </table:table-cell>
          <table:table-cell office:value-type="float" office:value="0.02" calcext:value-type="float">
            <text:p>0.02</text:p>
          </table:table-cell>
          <table:table-cell office:value-type="float" office:value="20.889" calcext:value-type="float">
            <text:p>20.889</text:p>
          </table:table-cell>
          <table:table-cell office:value-type="float" office:value="0.245" calcext:value-type="float">
            <text:p>0.245</text:p>
          </table:table-cell>
          <table:table-cell office:value-type="float" office:value="941.941" calcext:value-type="float">
            <text:p>941.941</text:p>
          </table:table-cell>
          <table:table-cell office:value-type="float" office:value="22.072" calcext:value-type="float">
            <text:p>22.072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207.79" calcext:value-type="float">
            <text:p>207.79</text:p>
          </table:table-cell>
          <table:table-cell office:value-type="float" office:value="202.005" calcext:value-type="float">
            <text:p>202.005</text:p>
          </table:table-cell>
          <table:table-cell office:value-type="float" office:value="-20.889" calcext:value-type="float">
            <text:p>-20.889</text:p>
          </table:table-cell>
          <table:table-cell office:value-type="float" office:value="-0.001" calcext:value-type="float">
            <text:p>-0.001</text:p>
          </table:table-cell>
          <table:table-cell office:value-type="float" office:value="20.889" calcext:value-type="float">
            <text:p>20.889</text:p>
          </table:table-cell>
          <table:table-cell office:value-type="float" office:value="0.092" calcext:value-type="float">
            <text:p>0.092</text:p>
          </table:table-cell>
          <table:table-cell office:value-type="float" office:value="952.966" calcext:value-type="float">
            <text:p>952.966</text:p>
          </table:table-cell>
          <table:table-cell office:value-type="float" office:value="22.026" calcext:value-type="float">
            <text:p>22.026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/>
          <table:table-cell office:value-type="float" office:value="208.29" calcext:value-type="float">
            <text:p>208.29</text:p>
          </table:table-cell>
          <table:table-cell office:value-type="float" office:value="191.578" calcext:value-type="float">
            <text:p>191.578</text:p>
          </table:table-cell>
          <table:table-cell office:value-type="float" office:value="-20.819" calcext:value-type="float">
            <text:p>-20.819</text:p>
          </table:table-cell>
          <table:table-cell office:value-type="float" office:value="0.14" calcext:value-type="float">
            <text:p>0.14</text:p>
          </table:table-cell>
          <table:table-cell office:value-type="float" office:value="20.824" calcext:value-type="float">
            <text:p>20.824</text:p>
          </table:table-cell>
          <table:table-cell office:value-type="float" office:value="2.902" calcext:value-type="float">
            <text:p>2.902</text:p>
          </table:table-cell>
          <table:table-cell office:value-type="float" office:value="963.616" calcext:value-type="float">
            <text:p>963.616</text:p>
          </table:table-cell>
          <table:table-cell office:value-type="float" office:value="20.577" calcext:value-type="float">
            <text:p>20.577</text:p>
          </table:table-cell>
          <table:table-cell office:value-type="float" office:value="2.898" calcext:value-type="float">
            <text:p>2.898</text:p>
          </table:table-cell>
        </table:table-row>
        <table:table-row table:style-name="ro1">
          <table:table-cell/>
          <table:table-cell office:value-type="float" office:value="208.745" calcext:value-type="float">
            <text:p>208.745</text:p>
          </table:table-cell>
          <table:table-cell office:value-type="float" office:value="182.08" calcext:value-type="float">
            <text:p>182.08</text:p>
          </table:table-cell>
          <table:table-cell office:value-type="float" office:value="-20.904" calcext:value-type="float">
            <text:p>-20.904</text:p>
          </table:table-cell>
          <table:table-cell office:value-type="float" office:value="-0.187" calcext:value-type="float">
            <text:p>-0.187</text:p>
          </table:table-cell>
          <table:table-cell office:value-type="float" office:value="20.905" calcext:value-type="float">
            <text:p>20.905</text:p>
          </table:table-cell>
          <table:table-cell office:value-type="float" office:value="0.715" calcext:value-type="float">
            <text:p>0.715</text:p>
          </table:table-cell>
          <table:table-cell office:value-type="float" office:value="973.056" calcext:value-type="float">
            <text:p>973.056</text:p>
          </table:table-cell>
          <table:table-cell office:value-type="float" office:value="20.891" calcext:value-type="float">
            <text:p>20.89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/>
          <table:table-cell office:value-type="float" office:value="209.245" calcext:value-type="float">
            <text:p>209.245</text:p>
          </table:table-cell>
          <table:table-cell office:value-type="float" office:value="171.646" calcext:value-type="float">
            <text:p>171.646</text:p>
          </table:table-cell>
          <table:table-cell office:value-type="float" office:value="-20.829" calcext:value-type="float">
            <text:p>-20.829</text:p>
          </table:table-cell>
          <table:table-cell office:value-type="float" office:value="0.15" calcext:value-type="float">
            <text:p>0.15</text:p>
          </table:table-cell>
          <table:table-cell office:value-type="float" office:value="20.832" calcext:value-type="float">
            <text:p>20.832</text:p>
          </table:table-cell>
          <table:table-cell office:value-type="float" office:value="2.187" calcext:value-type="float">
            <text:p>2.187</text:p>
          </table:table-cell>
          <table:table-cell office:value-type="float" office:value="983.774" calcext:value-type="float">
            <text:p>983.774</text:p>
          </table:table-cell>
          <table:table-cell office:value-type="float" office:value="21.982" calcext:value-type="float">
            <text:p>21.982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/>
          <table:table-cell office:value-type="float" office:value="209.745" calcext:value-type="float">
            <text:p>209.745</text:p>
          </table:table-cell>
          <table:table-cell office:value-type="float" office:value="161.216" calcext:value-type="float">
            <text:p>161.216</text:p>
          </table:table-cell>
          <table:table-cell office:value-type="float" office:value="-20.891" calcext:value-type="float">
            <text:p>-20.891</text:p>
          </table:table-cell>
          <table:table-cell office:value-type="float" office:value="-0.123" calcext:value-type="float">
            <text:p>-0.123</text:p>
          </table:table-cell>
          <table:table-cell office:value-type="float" office:value="20.892" calcext:value-type="float">
            <text:p>20.892</text:p>
          </table:table-cell>
          <table:table-cell office:value-type="float" office:value="1.151" calcext:value-type="float">
            <text:p>1.151</text:p>
          </table:table-cell>
          <table:table-cell office:value-type="float" office:value="994.908" calcext:value-type="float">
            <text:p>994.908</text:p>
          </table:table-cell>
          <table:table-cell office:value-type="float" office:value="22.554" calcext:value-type="float">
            <text:p>22.554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/>
          <table:table-cell office:value-type="float" office:value="210.096" calcext:value-type="float">
            <text:p>210.096</text:p>
          </table:table-cell>
          <table:table-cell office:value-type="float" office:value="153.913" calcext:value-type="float">
            <text:p>153.913</text:p>
          </table:table-cell>
          <table:table-cell office:value-type="float" office:value="-20.805" calcext:value-type="float">
            <text:p>-20.805</text:p>
          </table:table-cell>
          <table:table-cell office:value-type="float" office:value="0.246" calcext:value-type="float">
            <text:p>0.246</text:p>
          </table:table-cell>
          <table:table-cell office:value-type="float" office:value="20.83" calcext:value-type="float">
            <text:p>20.83</text:p>
          </table:table-cell>
          <table:table-cell office:value-type="float" office:value="3.532" calcext:value-type="float">
            <text:p>3.532</text:p>
          </table:table-cell>
          <table:table-cell office:value-type="float" office:value="1002.593" calcext:value-type="float">
            <text:p>1002.593</text:p>
          </table:table-cell>
          <table:table-cell office:value-type="float" office:value="21.32" calcext:value-type="float">
            <text:p>21.32</text:p>
          </table:table-cell>
          <table:table-cell office:value-type="float" office:value="3.524" calcext:value-type="float">
            <text:p>3.524</text:p>
          </table:table-cell>
        </table:table-row>
        <table:table-row table:style-name="ro1">
          <table:table-cell/>
          <table:table-cell office:value-type="float" office:value="210.596" calcext:value-type="float">
            <text:p>210.596</text:p>
          </table:table-cell>
          <table:table-cell office:value-type="float" office:value="143.495" calcext:value-type="float">
            <text:p>143.495</text:p>
          </table:table-cell>
          <table:table-cell office:value-type="float" office:value="-20.868" calcext:value-type="float">
            <text:p>-20.868</text:p>
          </table:table-cell>
          <table:table-cell office:value-type="float" office:value="-0.126" calcext:value-type="float">
            <text:p>-0.126</text:p>
          </table:table-cell>
          <table:table-cell office:value-type="float" office:value="20.87" calcext:value-type="float">
            <text:p>20.87</text:p>
          </table:table-cell>
          <table:table-cell office:value-type="float" office:value="2.204" calcext:value-type="float">
            <text:p>2.204</text:p>
          </table:table-cell>
          <table:table-cell office:value-type="float" office:value="1012.977" calcext:value-type="float">
            <text:p>1012.977</text:p>
          </table:table-cell>
          <table:table-cell office:value-type="float" office:value="20.22" calcext:value-type="float">
            <text:p>20.2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210.858" calcext:value-type="float">
            <text:p>210.858</text:p>
          </table:table-cell>
          <table:table-cell office:value-type="float" office:value="138.032" calcext:value-type="float">
            <text:p>138.032</text:p>
          </table:table-cell>
          <table:table-cell office:value-type="float" office:value="-20.801" calcext:value-type="float">
            <text:p>-20.801</text:p>
          </table:table-cell>
          <table:table-cell office:value-type="float" office:value="0.253" calcext:value-type="float">
            <text:p>0.253</text:p>
          </table:table-cell>
          <table:table-cell office:value-type="float" office:value="20.859" calcext:value-type="float">
            <text:p>20.859</text:p>
          </table:table-cell>
          <table:table-cell office:value-type="float" office:value="4.052" calcext:value-type="float">
            <text:p>4.052</text:p>
          </table:table-cell>
          <table:table-cell office:value-type="float" office:value="1018.418" calcext:value-type="float">
            <text:p>1018.418</text:p>
          </table:table-cell>
          <table:table-cell office:value-type="float" office:value="21.28" calcext:value-type="float">
            <text:p>21.28</text:p>
          </table:table-cell>
          <table:table-cell office:value-type="float" office:value="4.044" calcext:value-type="float">
            <text:p>4.044</text:p>
          </table:table-cell>
        </table:table-row>
        <table:table-row table:style-name="ro1">
          <table:table-cell/>
          <table:table-cell office:value-type="float" office:value="211.06" calcext:value-type="float">
            <text:p>211.06</text:p>
          </table:table-cell>
          <table:table-cell office:value-type="float" office:value="133.818" calcext:value-type="float">
            <text:p>133.818</text:p>
          </table:table-cell>
          <table:table-cell office:value-type="float" office:value="-20.841" calcext:value-type="float">
            <text:p>-20.841</text:p>
          </table:table-cell>
          <table:table-cell office:value-type="float" office:value="-0.195" calcext:value-type="float">
            <text:p>-0.195</text:p>
          </table:table-cell>
          <table:table-cell office:value-type="float" office:value="20.841" calcext:value-type="float">
            <text:p>20.841</text:p>
          </table:table-cell>
          <table:table-cell office:value-type="float" office:value="0.268" calcext:value-type="float">
            <text:p>0.268</text:p>
          </table:table-cell>
          <table:table-cell office:value-type="float" office:value="1022.721" calcext:value-type="float">
            <text:p>1022.721</text:p>
          </table:table-cell>
          <table:table-cell office:value-type="float" office:value="21.243" calcext:value-type="float">
            <text:p>21.243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/>
          <table:table-cell office:value-type="float" office:value="211.56" calcext:value-type="float">
            <text:p>211.56</text:p>
          </table:table-cell>
          <table:table-cell office:value-type="float" office:value="123.39" calcext:value-type="float">
            <text:p>123.39</text:p>
          </table:table-cell>
          <table:table-cell office:value-type="float" office:value="-20.871" calcext:value-type="float">
            <text:p>-20.871</text:p>
          </table:table-cell>
          <table:table-cell office:value-type="float" office:value="-0.061" calcext:value-type="float">
            <text:p>-0.061</text:p>
          </table:table-cell>
          <table:table-cell office:value-type="float" office:value="20.872" calcext:value-type="float">
            <text:p>20.872</text:p>
          </table:table-cell>
          <table:table-cell office:value-type="float" office:value="0.772" calcext:value-type="float">
            <text:p>0.772</text:p>
          </table:table-cell>
          <table:table-cell office:value-type="float" office:value="1033.246" calcext:value-type="float">
            <text:p>1033.246</text:p>
          </table:table-cell>
          <table:table-cell office:value-type="float" office:value="20.858" calcext:value-type="float">
            <text:p>20.858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/>
          <table:table-cell office:value-type="float" office:value="212.06" calcext:value-type="float">
            <text:p>212.06</text:p>
          </table:table-cell>
          <table:table-cell office:value-type="float" office:value="112.959" calcext:value-type="float">
            <text:p>112.959</text:p>
          </table:table-cell>
          <table:table-cell office:value-type="float" office:value="-20.853" calcext:value-type="float">
            <text:p>-20.853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53" calcext:value-type="float">
            <text:p>20.853</text:p>
          </table:table-cell>
          <table:table-cell office:value-type="float" office:value="0.455" calcext:value-type="float">
            <text:p>0.455</text:p>
          </table:table-cell>
          <table:table-cell office:value-type="float" office:value="1043.731" calcext:value-type="float">
            <text:p>1043.731</text:p>
          </table:table-cell>
          <table:table-cell office:value-type="float" office:value="21.085" calcext:value-type="float">
            <text:p>21.085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/>
          <table:table-cell office:value-type="float" office:value="212.56" calcext:value-type="float">
            <text:p>212.56</text:p>
          </table:table-cell>
          <table:table-cell office:value-type="float" office:value="102.543" calcext:value-type="float">
            <text:p>102.543</text:p>
          </table:table-cell>
          <table:table-cell office:value-type="float" office:value="-20.814" calcext:value-type="float">
            <text:p>-20.814</text:p>
          </table:table-cell>
          <table:table-cell office:value-type="float" office:value="0.078" calcext:value-type="float">
            <text:p>0.078</text:p>
          </table:table-cell>
          <table:table-cell office:value-type="float" office:value="20.817" calcext:value-type="float">
            <text:p>20.817</text:p>
          </table:table-cell>
          <table:table-cell office:value-type="float" office:value="2.43" calcext:value-type="float">
            <text:p>2.43</text:p>
          </table:table-cell>
          <table:table-cell office:value-type="float" office:value="1054.577" calcext:value-type="float">
            <text:p>1054.577</text:p>
          </table:table-cell>
          <table:table-cell office:value-type="float" office:value="22.299" calcext:value-type="float">
            <text:p>22.299</text:p>
          </table:table-cell>
          <table:table-cell office:value-type="float" office:value="2.428" calcext:value-type="float">
            <text:p>2.428</text:p>
          </table:table-cell>
        </table:table-row>
        <table:table-row table:style-name="ro1">
          <table:table-cell/>
          <table:table-cell office:value-type="float" office:value="212.999" calcext:value-type="float">
            <text:p>212.999</text:p>
          </table:table-cell>
          <table:table-cell office:value-type="float" office:value="93.402" calcext:value-type="float">
            <text:p>93.402</text:p>
          </table:table-cell>
          <table:table-cell office:value-type="float" office:value="-20.856" calcext:value-type="float">
            <text:p>-20.856</text:p>
          </table:table-cell>
          <table:table-cell office:value-type="float" office:value="-0.097" calcext:value-type="float">
            <text:p>-0.097</text:p>
          </table:table-cell>
          <table:table-cell office:value-type="float" office:value="20.858" calcext:value-type="float">
            <text:p>20.858</text:p>
          </table:table-cell>
          <table:table-cell office:value-type="float" office:value="1.31" calcext:value-type="float">
            <text:p>1.31</text:p>
          </table:table-cell>
          <table:table-cell office:value-type="float" office:value="1064.235" calcext:value-type="float">
            <text:p>1064.235</text:p>
          </table:table-cell>
          <table:table-cell office:value-type="float" office:value="21.726" calcext:value-type="float">
            <text:p>21.726</text:p>
          </table:table-cell>
          <table:table-cell office:value-type="float" office:value="1.307" calcext:value-type="float">
            <text:p>1.307</text:p>
          </table:table-cell>
        </table:table-row>
        <table:table-row table:style-name="ro1">
          <table:table-cell/>
          <table:table-cell office:value-type="float" office:value="213.499" calcext:value-type="float">
            <text:p>213.499</text:p>
          </table:table-cell>
          <table:table-cell office:value-type="float" office:value="82.982" calcext:value-type="float">
            <text:p>82.982</text:p>
          </table:table-cell>
          <table:table-cell office:value-type="float" office:value="-20.822" calcext:value-type="float">
            <text:p>-20.822</text:p>
          </table:table-cell>
          <table:table-cell office:value-type="float" office:value="0.068" calcext:value-type="float">
            <text:p>0.068</text:p>
          </table:table-cell>
          <table:table-cell office:value-type="float" office:value="20.824" calcext:value-type="float">
            <text:p>20.824</text:p>
          </table:table-cell>
          <table:table-cell office:value-type="float" office:value="1.828" calcext:value-type="float">
            <text:p>1.828</text:p>
          </table:table-cell>
          <table:table-cell office:value-type="float" office:value="1074.869" calcext:value-type="float">
            <text:p>1074.869</text:p>
          </table:table-cell>
          <table:table-cell office:value-type="float" office:value="20.812" calcext:value-type="float">
            <text:p>20.812</text:p>
          </table:table-cell>
          <table:table-cell office:value-type="float" office:value="1.827" calcext:value-type="float">
            <text:p>1.827</text:p>
          </table:table-cell>
        </table:table-row>
        <table:table-row table:style-name="ro1">
          <table:table-cell/>
          <table:table-cell office:value-type="float" office:value="213.999" calcext:value-type="float">
            <text:p>213.999</text:p>
          </table:table-cell>
          <table:table-cell office:value-type="float" office:value="72.563" calcext:value-type="float">
            <text:p>72.563</text:p>
          </table:table-cell>
          <table:table-cell office:value-type="float" office:value="-20.857" calcext:value-type="float">
            <text:p>-20.857</text:p>
          </table:table-cell>
          <table:table-cell office:value-type="float" office:value="-0.071" calcext:value-type="float">
            <text:p>-0.071</text:p>
          </table:table-cell>
          <table:table-cell office:value-type="float" office:value="20.858" calcext:value-type="float">
            <text:p>20.858</text:p>
          </table:table-cell>
          <table:table-cell office:value-type="float" office:value="0.685" calcext:value-type="float">
            <text:p>0.685</text:p>
          </table:table-cell>
          <table:table-cell office:value-type="float" office:value="1085.19" calcext:value-type="float">
            <text:p>1085.19</text:p>
          </table:table-cell>
          <table:table-cell office:value-type="float" office:value="20.472" calcext:value-type="float">
            <text:p>20.472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/>
          <table:table-cell office:value-type="float" office:value="214.499" calcext:value-type="float">
            <text:p>214.499</text:p>
          </table:table-cell>
          <table:table-cell office:value-type="float" office:value="62.148" calcext:value-type="float">
            <text:p>62.148</text:p>
          </table:table-cell>
          <table:table-cell office:value-type="float" office:value="-20.799" calcext:value-type="float">
            <text:p>-20.799</text:p>
          </table:table-cell>
          <table:table-cell office:value-type="float" office:value="0.116" calcext:value-type="float">
            <text:p>0.116</text:p>
          </table:table-cell>
          <table:table-cell office:value-type="float" office:value="20.802" calcext:value-type="float">
            <text:p>20.802</text:p>
          </table:table-cell>
          <table:table-cell office:value-type="float" office:value="2.2" calcext:value-type="float">
            <text:p>2.2</text:p>
          </table:table-cell>
          <table:table-cell office:value-type="float" office:value="1095.152" calcext:value-type="float">
            <text:p>1095.152</text:p>
          </table:table-cell>
          <table:table-cell office:value-type="float" office:value="19.373" calcext:value-type="float">
            <text:p>19.373</text:p>
          </table:table-cell>
          <table:table-cell office:value-type="float" office:value="2.197" calcext:value-type="float">
            <text:p>2.197</text:p>
          </table:table-cell>
        </table:table-row>
        <table:table-row table:style-name="ro1">
          <table:table-cell/>
          <table:table-cell office:value-type="float" office:value="214.847" calcext:value-type="float">
            <text:p>214.847</text:p>
          </table:table-cell>
          <table:table-cell office:value-type="float" office:value="54.896" calcext:value-type="float">
            <text:p>54.896</text:p>
          </table:table-cell>
          <table:table-cell office:value-type="float" office:value="-20.81" calcext:value-type="float">
            <text:p>-20.81</text:p>
          </table:table-cell>
          <table:table-cell office:value-type="float" office:value="-0.029" calcext:value-type="float">
            <text:p>-0.029</text:p>
          </table:table-cell>
          <table:table-cell office:value-type="float" office:value="20.823" calcext:value-type="float">
            <text:p>20.823</text:p>
          </table:table-cell>
          <table:table-cell office:value-type="float" office:value="2.507" calcext:value-type="float">
            <text:p>2.507</text:p>
          </table:table-cell>
          <table:table-cell office:value-type="float" office:value="1102.057" calcext:value-type="float">
            <text:p>1102.057</text:p>
          </table:table-cell>
          <table:table-cell office:value-type="float" office:value="20.247" calcext:value-type="float">
            <text:p>20.247</text:p>
          </table:table-cell>
          <table:table-cell office:value-type="float" office:value="2.507" calcext:value-type="float">
            <text:p>2.507</text:p>
          </table:table-cell>
        </table:table-row>
        <table:table-row table:style-name="ro1">
          <table:table-cell/>
          <table:table-cell office:value-type="float" office:value="215.135" calcext:value-type="float">
            <text:p>215.135</text:p>
          </table:table-cell>
          <table:table-cell office:value-type="float" office:value="48.908" calcext:value-type="float">
            <text:p>48.908</text:p>
          </table:table-cell>
          <table:table-cell office:value-type="float" office:value="-20.825" calcext:value-type="float">
            <text:p>-20.8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20.832" calcext:value-type="float">
            <text:p>20.832</text:p>
          </table:table-cell>
          <table:table-cell office:value-type="float" office:value="1.47" calcext:value-type="float">
            <text:p>1.47</text:p>
          </table:table-cell>
          <table:table-cell office:value-type="float" office:value="1107.821" calcext:value-type="float">
            <text:p>1107.821</text:p>
          </table:table-cell>
          <table:table-cell office:value-type="float" office:value="19.825" calcext:value-type="float">
            <text:p>19.825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/>
          <table:table-cell office:value-type="float" office:value="215.462" calcext:value-type="float">
            <text:p>215.462</text:p>
          </table:table-cell>
          <table:table-cell office:value-type="float" office:value="42.091" calcext:value-type="float">
            <text:p>42.091</text:p>
          </table:table-cell>
          <table:table-cell office:value-type="float" office:value="-20.826" calcext:value-type="float">
            <text:p>-20.826</text:p>
          </table:table-cell>
          <table:table-cell office:value-type="float" office:value="-0.003" calcext:value-type="float">
            <text:p>-0.003</text:p>
          </table:table-cell>
          <table:table-cell office:value-type="float" office:value="20.831" calcext:value-type="float">
            <text:p>20.831</text:p>
          </table:table-cell>
          <table:table-cell office:value-type="float" office:value="1.414" calcext:value-type="float">
            <text:p>1.414</text:p>
          </table:table-cell>
          <table:table-cell office:value-type="float" office:value="1114.386" calcext:value-type="float">
            <text:p>1114.386</text:p>
          </table:table-cell>
          <table:table-cell office:value-type="float" office:value="20.288" calcext:value-type="float">
            <text:p>20.288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/>
          <table:table-cell office:value-type="float" office:value="215.962" calcext:value-type="float">
            <text:p>215.962</text:p>
          </table:table-cell>
          <table:table-cell office:value-type="float" office:value="31.687" calcext:value-type="float">
            <text:p>31.687</text:p>
          </table:table-cell>
          <table:table-cell office:value-type="float" office:value="-20.789" calcext:value-type="float">
            <text:p>-20.789</text:p>
          </table:table-cell>
          <table:table-cell office:value-type="float" office:value="0.075" calcext:value-type="float">
            <text:p>0.075</text:p>
          </table:table-cell>
          <table:table-cell office:value-type="float" office:value="20.792" calcext:value-type="float">
            <text:p>20.792</text:p>
          </table:table-cell>
          <table:table-cell office:value-type="float" office:value="2.536" calcext:value-type="float">
            <text:p>2.536</text:p>
          </table:table-cell>
          <table:table-cell office:value-type="float" office:value="1124.846" calcext:value-type="float">
            <text:p>1124.846</text:p>
          </table:table-cell>
          <table:table-cell office:value-type="float" office:value="21.555" calcext:value-type="float">
            <text:p>21.555</text:p>
          </table:table-cell>
          <table:table-cell office:value-type="float" office:value="2.535" calcext:value-type="float">
            <text:p>2.535</text:p>
          </table:table-cell>
        </table:table-row>
        <table:table-row table:style-name="ro1">
          <table:table-cell/>
          <table:table-cell office:value-type="float" office:value="216.376" calcext:value-type="float">
            <text:p>216.376</text:p>
          </table:table-cell>
          <table:table-cell office:value-type="float" office:value="23.131" calcext:value-type="float">
            <text:p>23.131</text:p>
          </table:table-cell>
          <table:table-cell office:value-type="float" office:value="-20.584" calcext:value-type="float">
            <text:p>-20.584</text:p>
          </table:table-cell>
          <table:table-cell office:value-type="float" office:value="0.496" calcext:value-type="float">
            <text:p>0.496</text:p>
          </table:table-cell>
          <table:table-cell office:value-type="float" office:value="20.635" calcext:value-type="float">
            <text:p>20.635</text:p>
          </table:table-cell>
          <table:table-cell office:value-type="float" office:value="6.497" calcext:value-type="float">
            <text:p>6.497</text:p>
          </table:table-cell>
          <table:table-cell office:value-type="float" office:value="1134.316" calcext:value-type="float">
            <text:p>1134.316</text:p>
          </table:table-cell>
          <table:table-cell office:value-type="float" office:value="24.235" calcext:value-type="float">
            <text:p>24.235</text:p>
          </table:table-cell>
          <table:table-cell office:value-type="float" office:value="6.479" calcext:value-type="float">
            <text:p>6.479</text:p>
          </table:table-cell>
        </table:table-row>
        <table:table-row table:style-name="ro1">
          <table:table-cell/>
          <table:table-cell office:value-type="float" office:value="216.515" calcext:value-type="float">
            <text:p>216.515</text:p>
          </table:table-cell>
          <table:table-cell office:value-type="float" office:value="20.263" calcext:value-type="float">
            <text:p>20.263</text:p>
          </table:table-cell>
          <table:table-cell office:value-type="float" office:value="-20.665" calcext:value-type="float">
            <text:p>-20.665</text:p>
          </table:table-cell>
          <table:table-cell office:value-type="float" office:value="-0.586" calcext:value-type="float">
            <text:p>-0.586</text:p>
          </table:table-cell>
          <table:table-cell office:value-type="float" office:value="20.731" calcext:value-type="float">
            <text:p>20.731</text:p>
          </table:table-cell>
          <table:table-cell office:value-type="float" office:value="3.274" calcext:value-type="float">
            <text:p>3.274</text:p>
          </table:table-cell>
          <table:table-cell office:value-type="float" office:value="1137.654" calcext:value-type="float">
            <text:p>1137.654</text:p>
          </table:table-cell>
          <table:table-cell office:value-type="float" office:value="23.787" calcext:value-type="float">
            <text:p>23.787</text:p>
          </table:table-cell>
          <table:table-cell office:value-type="float" office:value="3.222" calcext:value-type="float">
            <text:p>3.222</text:p>
          </table:table-cell>
        </table:table-row>
        <table:table-row table:style-name="ro1">
          <table:table-cell/>
          <table:table-cell office:value-type="float" office:value="216.625" calcext:value-type="float">
            <text:p>216.625</text:p>
          </table:table-cell>
          <table:table-cell office:value-type="float" office:value="17.993" calcext:value-type="float">
            <text:p>17.993</text:p>
          </table:table-cell>
          <table:table-cell office:value-type="float" office:value="-20.718" calcext:value-type="float">
            <text:p>-20.718</text:p>
          </table:table-cell>
          <table:table-cell office:value-type="float" office:value="-0.484" calcext:value-type="float">
            <text:p>-0.484</text:p>
          </table:table-cell>
          <table:table-cell office:value-type="float" office:value="20.724" calcext:value-type="float">
            <text:p>20.724</text:p>
          </table:table-cell>
          <table:table-cell office:value-type="float" office:value="1.051" calcext:value-type="float">
            <text:p>1.051</text:p>
          </table:table-cell>
          <table:table-cell office:value-type="float" office:value="1140.271" calcext:value-type="float">
            <text:p>1140.271</text:p>
          </table:table-cell>
          <table:table-cell office:value-type="float" office:value="23.889" calcext:value-type="float">
            <text:p>23.889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# Event GROUND_HIT occurred at t=217.489 seconds</text:p>
          </table:table-cell>
          <table:table-cell office:value-type="float" office:value="217.125" calcext:value-type="float">
            <text:p>217.125</text:p>
          </table:table-cell>
          <table:table-cell office:value-type="float" office:value="7.595" calcext:value-type="float">
            <text:p>7.595</text:p>
          </table:table-cell>
          <table:table-cell office:value-type="float" office:value="-20.87" calcext:value-type="float">
            <text:p>-20.87</text:p>
          </table:table-cell>
          <table:table-cell office:value-type="float" office:value="-0.304" calcext:value-type="float">
            <text:p>-0.304</text:p>
          </table:table-cell>
          <table:table-cell office:value-type="float" office:value="20.871" calcext:value-type="float">
            <text:p>20.871</text:p>
          </table:table-cell>
          <table:table-cell office:value-type="float" office:value="1.376" calcext:value-type="float">
            <text:p>1.376</text:p>
          </table:table-cell>
          <table:table-cell office:value-type="float" office:value="1152.383" calcext:value-type="float">
            <text:p>1152.383</text:p>
          </table:table-cell>
          <table:table-cell office:value-type="float" office:value="24.561" calcext:value-type="float">
            <text:p>24.561</text:p>
          </table:table-cell>
          <table:table-cell office:value-type="float" office:value="1.342" calcext:value-type="float">
            <text:p>1.342</text:p>
          </table:table-cell>
        </table:table-row>
        <table:table-row table:style-name="ro1">
          <table:table-cell office:value-type="string" calcext:value-type="string">
            <text:p># Event SIMULATION_END occurred at t=217.489 seconds</text:p>
          </table:table-cell>
          <table:table-cell office:value-type="float" office:value="217.489" calcext:value-type="float">
            <text:p>217.489</text:p>
          </table:table-cell>
          <table:table-cell office:value-type="float" office:value="0" calcext:value-type="float">
            <text:p>0</text:p>
          </table:table-cell>
          <table:table-cell office:value-type="float" office:value="-20.812" calcext:value-type="float">
            <text:p>-20.812</text:p>
          </table:table-cell>
          <table:table-cell office:value-type="float" office:value="0.159" calcext:value-type="float">
            <text:p>0.159</text:p>
          </table:table-cell>
          <table:table-cell office:value-type="float" office:value="20.814" calcext:value-type="float">
            <text:p>20.814</text:p>
          </table:table-cell>
          <table:table-cell office:value-type="float" office:value="0.929" calcext:value-type="float">
            <text:p>0.929</text:p>
          </table:table-cell>
          <table:table-cell office:value-type="float" office:value="1161.273" calcext:value-type="float">
            <text:p>1161.273</text:p>
          </table:table-cell>
          <table:table-cell office:value-type="float" office:value="24.227" calcext:value-type="float">
            <text:p>24.227</text:p>
          </table:table-cell>
          <table:table-cell office:value-type="float" office:value="0.915" calcext:value-type="float">
            <text:p>0.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7T23:43:02.651111155</dc:date>
    <meta:editing-duration>PT7M53S</meta:editing-duration>
    <meta:editing-cycles>3</meta:editing-cycles>
    <meta:generator>LibreOffice/7.6.4.1$Linux_X86_64 LibreOffice_project/60$Build-1</meta:generator>
    <meta:document-statistic meta:table-count="1" meta:cell-count="97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745cm" svg:height="9.006cm" xlink:href=".." xlink:type="simple" chart:class="chart:line" chart:style-name="ch1">
        <chart:legend chart:legend-position="end" svg:x="21.353cm" svg:y="2.212cm" style:legend-expansion="high" chart:style-name="ch2"/>
        <chart:plot-area chart:style-name="ch3" table:cell-range-address="'Openrocket Test Data'.B8:'Openrocket Test Data'.J1085" chart:data-source-has-labels="row" svg:x="0.534cm" svg:y="0.18cm" svg:width="20.285cm" svg:height="8.646cm">
          <chart:coordinate-region svg:x="1.711cm" svg:y="0.379cm" svg:width="19.108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penrocket Test Data'.B9:'Openrocket Test Data'.B1085" chart:label-cell-address="'Openrocket Test Data'.B8:'Openrocket Test Data'.B8" chart:class="chart:line">
            <chart:data-point chart:repeated="1077"/>
          </chart:series>
          <chart:series chart:style-name="ch7" chart:values-cell-range-address="'Openrocket Test Data'.C9:'Openrocket Test Data'.C1085" chart:label-cell-address="'Openrocket Test Data'.C8:'Openrocket Test Data'.C8" chart:class="chart:line">
            <chart:data-point chart:repeated="1077"/>
          </chart:series>
          <chart:series chart:style-name="ch8" chart:values-cell-range-address="'Openrocket Test Data'.D9:'Openrocket Test Data'.D1085" chart:label-cell-address="'Openrocket Test Data'.D8:'Openrocket Test Data'.D8" chart:class="chart:line">
            <chart:data-point chart:repeated="1077"/>
          </chart:series>
          <chart:series chart:style-name="ch9" chart:values-cell-range-address="'Openrocket Test Data'.E9:'Openrocket Test Data'.E1085" chart:label-cell-address="'Openrocket Test Data'.E8:'Openrocket Test Data'.E8" chart:class="chart:line">
            <chart:data-point chart:repeated="1077"/>
          </chart:series>
          <chart:series chart:style-name="ch10" chart:values-cell-range-address="'Openrocket Test Data'.F9:'Openrocket Test Data'.F1085" chart:label-cell-address="'Openrocket Test Data'.F8:'Openrocket Test Data'.F8" chart:class="chart:line">
            <chart:data-point chart:repeated="1077"/>
          </chart:series>
          <chart:series chart:style-name="ch11" chart:values-cell-range-address="'Openrocket Test Data'.G9:'Openrocket Test Data'.G1085" chart:label-cell-address="'Openrocket Test Data'.G8:'Openrocket Test Data'.G8" chart:class="chart:line">
            <chart:data-point chart:repeated="1077"/>
          </chart:series>
          <chart:series chart:style-name="ch12" chart:values-cell-range-address="'Openrocket Test Data'.H9:'Openrocket Test Data'.H1085" chart:label-cell-address="'Openrocket Test Data'.H8:'Openrocket Test Data'.H8" chart:class="chart:line">
            <chart:data-point chart:repeated="1077"/>
          </chart:series>
          <chart:series chart:style-name="ch13" chart:values-cell-range-address="'Openrocket Test Data'.I9:'Openrocket Test Data'.I1085" chart:label-cell-address="'Openrocket Test Data'.I8:'Openrocket Test Data'.I8" chart:class="chart:line">
            <chart:data-point chart:repeated="1077"/>
          </chart:series>
          <chart:series chart:style-name="ch14" chart:values-cell-range-address="'Openrocket Test Data'.J9:'Openrocket Test Data'.J1085" chart:label-cell-address="'Openrocket Test Data'.J8:'Openrocket Test Data'.J8" chart:class="chart:line">
            <chart:data-point chart:repeated="107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Time (s)</text:p>
                <draw:g>
                  <svg:desc>'Openrocket Test Data'.B8:'Openrocket Test Data'.B8</svg:desc>
                </draw:g>
              </table:table-cell>
              <table:table-cell office:value-type="string">
                <text:p>Altitude (ft)</text:p>
                <draw:g>
                  <svg:desc>'Openrocket Test Data'.C8:'Openrocket Test Data'.C8</svg:desc>
                </draw:g>
              </table:table-cell>
              <table:table-cell office:value-type="string">
                <text:p>Vertical velocity (ft/s)</text:p>
                <draw:g>
                  <svg:desc>'Openrocket Test Data'.D8:'Openrocket Test Data'.D8</svg:desc>
                </draw:g>
              </table:table-cell>
              <table:table-cell office:value-type="string">
                <text:p>Vertical acceleration (ft/s²)</text:p>
                <draw:g>
                  <svg:desc>'Openrocket Test Data'.E8:'Openrocket Test Data'.E8</svg:desc>
                </draw:g>
              </table:table-cell>
              <table:table-cell office:value-type="string">
                <text:p>Total velocity (ft/s)</text:p>
                <draw:g>
                  <svg:desc>'Openrocket Test Data'.F8:'Openrocket Test Data'.F8</svg:desc>
                </draw:g>
              </table:table-cell>
              <table:table-cell office:value-type="string">
                <text:p>Total acceleration (ft/s²)</text:p>
                <draw:g>
                  <svg:desc>'Openrocket Test Data'.G8:'Openrocket Test Data'.G8</svg:desc>
                </draw:g>
              </table:table-cell>
              <table:table-cell office:value-type="string">
                <text:p>Lateral distance (ft)</text:p>
                <draw:g>
                  <svg:desc>'Openrocket Test Data'.H8:'Openrocket Test Data'.H8</svg:desc>
                </draw:g>
              </table:table-cell>
              <table:table-cell office:value-type="string">
                <text:p>Lateral velocity (ft/s)</text:p>
                <draw:g>
                  <svg:desc>'Openrocket Test Data'.I8:'Openrocket Test Data'.I8</svg:desc>
                </draw:g>
              </table:table-cell>
              <table:table-cell office:value-type="string">
                <text:p>Lateral acceleration (ft/s²)</text:p>
                <draw:g>
                  <svg:desc>'Openrocket Test Data'.J8:'Openrocket Test Data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Openrocket Test Data'.B9:'Openrocket Test Data'.B1085</svg:desc>
                </draw:g>
              </table:table-cell>
              <table:table-cell office:value-type="float" office:value="0.003">
                <text:p>0.003</text:p>
                <draw:g>
                  <svg:desc>'Openrocket Test Data'.C9:'Openrocket Test Data'.C1085</svg:desc>
                </draw:g>
              </table:table-cell>
              <table:table-cell office:value-type="float" office:value="0.637">
                <text:p>0.637</text:p>
                <draw:g>
                  <svg:desc>'Openrocket Test Data'.D9:'Openrocket Test Data'.D1085</svg:desc>
                </draw:g>
              </table:table-cell>
              <table:table-cell office:value-type="float" office:value="63.699">
                <text:p>63.699</text:p>
                <draw:g>
                  <svg:desc>'Openrocket Test Data'.E9:'Openrocket Test Data'.E1085</svg:desc>
                </draw:g>
              </table:table-cell>
              <table:table-cell office:value-type="float" office:value="0.638">
                <text:p>0.638</text:p>
                <draw:g>
                  <svg:desc>'Openrocket Test Data'.F9:'Openrocket Test Data'.F1085</svg:desc>
                </draw:g>
              </table:table-cell>
              <table:table-cell office:value-type="float" office:value="63.855">
                <text:p>63.855</text:p>
                <draw:g>
                  <svg:desc>'Openrocket Test Data'.G9:'Openrocket Test Data'.G1085</svg:desc>
                </draw:g>
              </table:table-cell>
              <table:table-cell office:value-type="float" office:value="0.0002226">
                <text:p>0.0002226</text:p>
                <draw:g>
                  <svg:desc>'Openrocket Test Data'.H9:'Openrocket Test Data'.H1085</svg:desc>
                </draw:g>
              </table:table-cell>
              <table:table-cell office:value-type="float" office:value="0.045">
                <text:p>0.045</text:p>
                <draw:g>
                  <svg:desc>'Openrocket Test Data'.I9:'Openrocket Test Data'.I1085</svg:desc>
                </draw:g>
              </table:table-cell>
              <table:table-cell office:value-type="float" office:value="4.454">
                <text:p>4.454</text:p>
                <draw:g>
                  <svg:desc>'Openrocket Test Data'.J9:'Openrocket Test Data'.J10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22">
                <text:p>0.022</text:p>
              </table:table-cell>
              <table:table-cell office:value-type="float" office:value="3.188">
                <text:p>3.188</text:p>
              </table:table-cell>
              <table:table-cell office:value-type="float" office:value="255.115">
                <text:p>255.115</text:p>
              </table:table-cell>
              <table:table-cell office:value-type="float" office:value="3.195">
                <text:p>3.195</text:p>
              </table:table-cell>
              <table:table-cell office:value-type="float" office:value="255.738">
                <text:p>255.738</text:p>
              </table:table-cell>
              <table:table-cell office:value-type="float" office:value="0.002">
                <text:p>0.002</text:p>
              </table:table-cell>
              <table:table-cell office:value-type="float" office:value="0.223">
                <text:p>0.223</text:p>
              </table:table-cell>
              <table:table-cell office:value-type="float" office:value="17.839">
                <text:p>17.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72">
                <text:p>0.072</text:p>
              </table:table-cell>
              <table:table-cell office:value-type="float" office:value="6.834">
                <text:p>6.834</text:p>
              </table:table-cell>
              <table:table-cell office:value-type="float" office:value="364.741">
                <text:p>364.741</text:p>
              </table:table-cell>
              <table:table-cell office:value-type="float" office:value="6.851">
                <text:p>6.851</text:p>
              </table:table-cell>
              <table:table-cell office:value-type="float" office:value="365.632">
                <text:p>365.632</text:p>
              </table:table-cell>
              <table:table-cell office:value-type="float" office:value="0.005">
                <text:p>0.005</text:p>
              </table:table-cell>
              <table:table-cell office:value-type="float" office:value="0.478">
                <text:p>0.478</text:p>
              </table:table-cell>
              <table:table-cell office:value-type="float" office:value="25.505">
                <text:p>25.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158">
                <text:p>0.158</text:p>
              </table:table-cell>
              <table:table-cell office:value-type="float" office:value="10.382">
                <text:p>10.382</text:p>
              </table:table-cell>
              <table:table-cell office:value-type="float" office:value="354.946">
                <text:p>354.946</text:p>
              </table:table-cell>
              <table:table-cell office:value-type="float" office:value="10.408">
                <text:p>10.408</text:p>
              </table:table-cell>
              <table:table-cell office:value-type="float" office:value="355.813">
                <text:p>355.813</text:p>
              </table:table-cell>
              <table:table-cell office:value-type="float" office:value="0.011">
                <text:p>0.011</text:p>
              </table:table-cell>
              <table:table-cell office:value-type="float" office:value="0.726">
                <text:p>0.726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28">
                <text:p>0.28</text:p>
              </table:table-cell>
              <table:table-cell office:value-type="float" office:value="13.823">
                <text:p>13.823</text:p>
              </table:table-cell>
              <table:table-cell office:value-type="float" office:value="344.173">
                <text:p>344.173</text:p>
              </table:table-cell>
              <table:table-cell office:value-type="float" office:value="13.857">
                <text:p>13.857</text:p>
              </table:table-cell>
              <table:table-cell office:value-type="float" office:value="345.014">
                <text:p>345.014</text:p>
              </table:table-cell>
              <table:table-cell office:value-type="float" office:value="0.02">
                <text:p>0.02</text:p>
              </table:table-cell>
              <table:table-cell office:value-type="float" office:value="0.967">
                <text:p>0.967</text:p>
              </table:table-cell>
              <table:table-cell office:value-type="float" office:value="24.067">
                <text:p>24.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435">
                <text:p>0.435</text:p>
              </table:table-cell>
              <table:table-cell office:value-type="float" office:value="17.215">
                <text:p>17.215</text:p>
              </table:table-cell>
              <table:table-cell office:value-type="float" office:value="339.267">
                <text:p>339.267</text:p>
              </table:table-cell>
              <table:table-cell office:value-type="float" office:value="17.257">
                <text:p>17.257</text:p>
              </table:table-cell>
              <table:table-cell office:value-type="float" office:value="340.096">
                <text:p>340.096</text:p>
              </table:table-cell>
              <table:table-cell office:value-type="float" office:value="0.03">
                <text:p>0.03</text:p>
              </table:table-cell>
              <table:table-cell office:value-type="float" office:value="1.204">
                <text:p>1.204</text:p>
              </table:table-cell>
              <table:table-cell office:value-type="float" office:value="23.724">
                <text:p>23.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624">
                <text:p>0.624</text:p>
              </table:table-cell>
              <table:table-cell office:value-type="float" office:value="20.598">
                <text:p>20.598</text:p>
              </table:table-cell>
              <table:table-cell office:value-type="float" office:value="338.4">
                <text:p>338.4</text:p>
              </table:table-cell>
              <table:table-cell office:value-type="float" office:value="20.648">
                <text:p>20.648</text:p>
              </table:table-cell>
              <table:table-cell office:value-type="float" office:value="339.226">
                <text:p>339.226</text:p>
              </table:table-cell>
              <table:table-cell office:value-type="float" office:value="0.044">
                <text:p>0.044</text:p>
              </table:table-cell>
              <table:table-cell office:value-type="float" office:value="1.44">
                <text:p>1.44</text:p>
              </table:table-cell>
              <table:table-cell office:value-type="float" office:value="23.663">
                <text:p>23.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847">
                <text:p>0.847</text:p>
              </table:table-cell>
              <table:table-cell office:value-type="float" office:value="23.972">
                <text:p>23.972</text:p>
              </table:table-cell>
              <table:table-cell office:value-type="float" office:value="337.529">
                <text:p>337.529</text:p>
              </table:table-cell>
              <table:table-cell office:value-type="float" office:value="24.031">
                <text:p>24.031</text:p>
              </table:table-cell>
              <table:table-cell office:value-type="float" office:value="338.353">
                <text:p>338.353</text:p>
              </table:table-cell>
              <table:table-cell office:value-type="float" office:value="0.059">
                <text:p>0.059</text:p>
              </table:table-cell>
              <table:table-cell office:value-type="float" office:value="1.676">
                <text:p>1.676</text:p>
              </table:table-cell>
              <table:table-cell office:value-type="float" office:value="23.602">
                <text:p>23.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1.103">
                <text:p>1.103</text:p>
              </table:table-cell>
              <table:table-cell office:value-type="float" office:value="27.338">
                <text:p>27.338</text:p>
              </table:table-cell>
              <table:table-cell office:value-type="float" office:value="336.656">
                <text:p>336.656</text:p>
              </table:table-cell>
              <table:table-cell office:value-type="float" office:value="27.405">
                <text:p>27.405</text:p>
              </table:table-cell>
              <table:table-cell office:value-type="float" office:value="337.479">
                <text:p>337.479</text:p>
              </table:table-cell>
              <table:table-cell office:value-type="float" office:value="0.077">
                <text:p>0.077</text:p>
              </table:table-cell>
              <table:table-cell office:value-type="float" office:value="1.912">
                <text:p>1.912</text:p>
              </table:table-cell>
              <table:table-cell office:value-type="float" office:value="23.541">
                <text:p>23.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.393">
                <text:p>1.393</text:p>
              </table:table-cell>
              <table:table-cell office:value-type="float" office:value="30.695">
                <text:p>30.695</text:p>
              </table:table-cell>
              <table:table-cell office:value-type="float" office:value="335.782">
                <text:p>335.782</text:p>
              </table:table-cell>
              <table:table-cell office:value-type="float" office:value="30.77">
                <text:p>30.77</text:p>
              </table:table-cell>
              <table:table-cell office:value-type="float" office:value="336.601">
                <text:p>336.601</text:p>
              </table:table-cell>
              <table:table-cell office:value-type="float" office:value="0.097">
                <text:p>0.097</text:p>
              </table:table-cell>
              <table:table-cell office:value-type="float" office:value="2.146">
                <text:p>2.146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1.717">
                <text:p>1.717</text:p>
              </table:table-cell>
              <table:table-cell office:value-type="float" office:value="34.043">
                <text:p>34.043</text:p>
              </table:table-cell>
              <table:table-cell office:value-type="float" office:value="334.904">
                <text:p>334.904</text:p>
              </table:table-cell>
              <table:table-cell office:value-type="float" office:value="34.126">
                <text:p>34.126</text:p>
              </table:table-cell>
              <table:table-cell office:value-type="float" office:value="335.722">
                <text:p>335.722</text:p>
              </table:table-cell>
              <table:table-cell office:value-type="float" office:value="0.12">
                <text:p>0.12</text:p>
              </table:table-cell>
              <table:table-cell office:value-type="float" office:value="2.381">
                <text:p>2.381</text:p>
              </table:table-cell>
              <table:table-cell office:value-type="float" office:value="23.419">
                <text:p>23.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2.074">
                <text:p>2.074</text:p>
              </table:table-cell>
              <table:table-cell office:value-type="float" office:value="37.389">
                <text:p>37.389</text:p>
              </table:table-cell>
              <table:table-cell office:value-type="float" office:value="334.762">
                <text:p>334.762</text:p>
              </table:table-cell>
              <table:table-cell office:value-type="float" office:value="37.481">
                <text:p>37.481</text:p>
              </table:table-cell>
              <table:table-cell office:value-type="float" office:value="335.579">
                <text:p>335.579</text:p>
              </table:table-cell>
              <table:table-cell office:value-type="float" office:value="0.145">
                <text:p>0.145</text:p>
              </table:table-cell>
              <table:table-cell office:value-type="float" office:value="2.615">
                <text:p>2.615</text:p>
              </table:table-cell>
              <table:table-cell office:value-type="float" office:value="23.409">
                <text:p>23.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2.465">
                <text:p>2.465</text:p>
              </table:table-cell>
              <table:table-cell office:value-type="float" office:value="40.745">
                <text:p>40.745</text:p>
              </table:table-cell>
              <table:table-cell office:value-type="float" office:value="335.687">
                <text:p>335.687</text:p>
              </table:table-cell>
              <table:table-cell office:value-type="float" office:value="40.845">
                <text:p>40.845</text:p>
              </table:table-cell>
              <table:table-cell office:value-type="float" office:value="336.507">
                <text:p>336.507</text:p>
              </table:table-cell>
              <table:table-cell office:value-type="float" office:value="0.172">
                <text:p>0.172</text:p>
              </table:table-cell>
              <table:table-cell office:value-type="float" office:value="2.849">
                <text:p>2.849</text:p>
              </table:table-cell>
              <table:table-cell office:value-type="float" office:value="23.474">
                <text:p>23.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2.889">
                <text:p>2.889</text:p>
              </table:table-cell>
              <table:table-cell office:value-type="float" office:value="44.111">
                <text:p>44.111</text:p>
              </table:table-cell>
              <table:table-cell office:value-type="float" office:value="336.621">
                <text:p>336.621</text:p>
              </table:table-cell>
              <table:table-cell office:value-type="float" office:value="44.218">
                <text:p>44.218</text:p>
              </table:table-cell>
              <table:table-cell office:value-type="float" office:value="337.443">
                <text:p>337.443</text:p>
              </table:table-cell>
              <table:table-cell office:value-type="float" office:value="0.202">
                <text:p>0.202</text:p>
              </table:table-cell>
              <table:table-cell office:value-type="float" office:value="3.085">
                <text:p>3.085</text:p>
              </table:table-cell>
              <table:table-cell office:value-type="float" office:value="23.539">
                <text:p>23.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3.347">
                <text:p>3.347</text:p>
              </table:table-cell>
              <table:table-cell office:value-type="float" office:value="47.485">
                <text:p>47.485</text:p>
              </table:table-cell>
              <table:table-cell office:value-type="float" office:value="337.556">
                <text:p>337.556</text:p>
              </table:table-cell>
              <table:table-cell office:value-type="float" office:value="47.601">
                <text:p>47.601</text:p>
              </table:table-cell>
              <table:table-cell office:value-type="float" office:value="338.38">
                <text:p>338.38</text:p>
              </table:table-cell>
              <table:table-cell office:value-type="float" office:value="0.234">
                <text:p>0.234</text:p>
              </table:table-cell>
              <table:table-cell office:value-type="float" office:value="3.321">
                <text:p>3.321</text:p>
              </table:table-cell>
              <table:table-cell office:value-type="float" office:value="23.604">
                <text:p>23.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3.839">
                <text:p>3.839</text:p>
              </table:table-cell>
              <table:table-cell office:value-type="float" office:value="50.869">
                <text:p>50.869</text:p>
              </table:table-cell>
              <table:table-cell office:value-type="float" office:value="338.49">
                <text:p>338.49</text:p>
              </table:table-cell>
              <table:table-cell office:value-type="float" office:value="50.994">
                <text:p>50.994</text:p>
              </table:table-cell>
              <table:table-cell office:value-type="float" office:value="339.316">
                <text:p>339.316</text:p>
              </table:table-cell>
              <table:table-cell office:value-type="float" office:value="0.268">
                <text:p>0.268</text:p>
              </table:table-cell>
              <table:table-cell office:value-type="float" office:value="3.557">
                <text:p>3.557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4.365">
                <text:p>4.365</text:p>
              </table:table-cell>
              <table:table-cell office:value-type="float" office:value="54.263">
                <text:p>54.263</text:p>
              </table:table-cell>
              <table:table-cell office:value-type="float" office:value="339.424">
                <text:p>339.424</text:p>
              </table:table-cell>
              <table:table-cell office:value-type="float" office:value="54.395">
                <text:p>54.395</text:p>
              </table:table-cell>
              <table:table-cell office:value-type="float" office:value="340.253">
                <text:p>340.253</text:p>
              </table:table-cell>
              <table:table-cell office:value-type="float" office:value="0.305">
                <text:p>0.305</text:p>
              </table:table-cell>
              <table:table-cell office:value-type="float" office:value="3.794">
                <text:p>3.794</text:p>
              </table:table-cell>
              <table:table-cell office:value-type="float" office:value="23.735">
                <text:p>23.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4.924">
                <text:p>4.924</text:p>
              </table:table-cell>
              <table:table-cell office:value-type="float" office:value="57.665">
                <text:p>57.665</text:p>
              </table:table-cell>
              <table:table-cell office:value-type="float" office:value="340.358">
                <text:p>340.358</text:p>
              </table:table-cell>
              <table:table-cell office:value-type="float" office:value="57.806">
                <text:p>57.806</text:p>
              </table:table-cell>
              <table:table-cell office:value-type="float" office:value="341.189">
                <text:p>341.189</text:p>
              </table:table-cell>
              <table:table-cell office:value-type="float" office:value="0.344">
                <text:p>0.344</text:p>
              </table:table-cell>
              <table:table-cell office:value-type="float" office:value="4.032">
                <text:p>4.03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5.518">
                <text:p>5.518</text:p>
              </table:table-cell>
              <table:table-cell office:value-type="float" office:value="61.077">
                <text:p>61.077</text:p>
              </table:table-cell>
              <table:table-cell office:value-type="float" office:value="341.292">
                <text:p>341.292</text:p>
              </table:table-cell>
              <table:table-cell office:value-type="float" office:value="61.227">
                <text:p>61.227</text:p>
              </table:table-cell>
              <table:table-cell office:value-type="float" office:value="342.126">
                <text:p>342.126</text:p>
              </table:table-cell>
              <table:table-cell office:value-type="float" office:value="0.386">
                <text:p>0.386</text:p>
              </table:table-cell>
              <table:table-cell office:value-type="float" office:value="4.271">
                <text:p>4.271</text:p>
              </table:table-cell>
              <table:table-cell office:value-type="float" office:value="23.865">
                <text:p>23.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6.146">
                <text:p>6.146</text:p>
              </table:table-cell>
              <table:table-cell office:value-type="float" office:value="64.499">
                <text:p>64.499</text:p>
              </table:table-cell>
              <table:table-cell office:value-type="float" office:value="342.227">
                <text:p>342.227</text:p>
              </table:table-cell>
              <table:table-cell office:value-type="float" office:value="64.656">
                <text:p>64.656</text:p>
              </table:table-cell>
              <table:table-cell office:value-type="float" office:value="343.062">
                <text:p>343.062</text:p>
              </table:table-cell>
              <table:table-cell office:value-type="float" office:value="0.43">
                <text:p>0.43</text:p>
              </table:table-cell>
              <table:table-cell office:value-type="float" office:value="4.51">
                <text:p>4.51</text:p>
              </table:table-cell>
              <table:table-cell office:value-type="float" office:value="23.931">
                <text:p>23.9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6.808">
                <text:p>6.808</text:p>
              </table:table-cell>
              <table:table-cell office:value-type="float" office:value="67.929">
                <text:p>67.929</text:p>
              </table:table-cell>
              <table:table-cell office:value-type="float" office:value="343.161">
                <text:p>343.161</text:p>
              </table:table-cell>
              <table:table-cell office:value-type="float" office:value="68.095">
                <text:p>68.095</text:p>
              </table:table-cell>
              <table:table-cell office:value-type="float" office:value="343.999">
                <text:p>343.999</text:p>
              </table:table-cell>
              <table:table-cell office:value-type="float" office:value="0.476">
                <text:p>0.476</text:p>
              </table:table-cell>
              <table:table-cell office:value-type="float" office:value="4.75">
                <text:p>4.75</text:p>
              </table:table-cell>
              <table:table-cell office:value-type="float" office:value="23.996">
                <text:p>23.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7.504">
                <text:p>7.504</text:p>
              </table:table-cell>
              <table:table-cell office:value-type="float" office:value="71.37">
                <text:p>71.37</text:p>
              </table:table-cell>
              <table:table-cell office:value-type="float" office:value="344.096">
                <text:p>344.096</text:p>
              </table:table-cell>
              <table:table-cell office:value-type="float" office:value="71.544">
                <text:p>71.544</text:p>
              </table:table-cell>
              <table:table-cell office:value-type="float" office:value="344.936">
                <text:p>344.936</text:p>
              </table:table-cell>
              <table:table-cell office:value-type="float" office:value="0.525">
                <text:p>0.525</text:p>
              </table:table-cell>
              <table:table-cell office:value-type="float" office:value="4.991">
                <text:p>4.991</text:p>
              </table:table-cell>
              <table:table-cell office:value-type="float" office:value="24.062">
                <text:p>24.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8.235">
                <text:p>8.235</text:p>
              </table:table-cell>
              <table:table-cell office:value-type="float" office:value="74.819">
                <text:p>74.819</text:p>
              </table:table-cell>
              <table:table-cell office:value-type="float" office:value="345.032">
                <text:p>345.032</text:p>
              </table:table-cell>
              <table:table-cell office:value-type="float" office:value="75.002">
                <text:p>75.002</text:p>
              </table:table-cell>
              <table:table-cell office:value-type="float" office:value="345.874">
                <text:p>345.874</text:p>
              </table:table-cell>
              <table:table-cell office:value-type="float" office:value="0.576">
                <text:p>0.576</text:p>
              </table:table-cell>
              <table:table-cell office:value-type="float" office:value="5.232">
                <text:p>5.232</text:p>
              </table:table-cell>
              <table:table-cell office:value-type="float" office:value="24.127">
                <text:p>24.1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9.001">
                <text:p>9.001</text:p>
              </table:table-cell>
              <table:table-cell office:value-type="float" office:value="78.278">
                <text:p>78.278</text:p>
              </table:table-cell>
              <table:table-cell office:value-type="float" office:value="345.968">
                <text:p>345.968</text:p>
              </table:table-cell>
              <table:table-cell office:value-type="float" office:value="78.469">
                <text:p>78.469</text:p>
              </table:table-cell>
              <table:table-cell office:value-type="float" office:value="346.813">
                <text:p>346.813</text:p>
              </table:table-cell>
              <table:table-cell office:value-type="float" office:value="0.629">
                <text:p>0.629</text:p>
              </table:table-cell>
              <table:table-cell office:value-type="float" office:value="5.474">
                <text:p>5.474</text:p>
              </table:table-cell>
              <table:table-cell office:value-type="float" office:value="24.192">
                <text:p>24.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9.801">
                <text:p>9.801</text:p>
              </table:table-cell>
              <table:table-cell office:value-type="float" office:value="81.746">
                <text:p>81.746</text:p>
              </table:table-cell>
              <table:table-cell office:value-type="float" office:value="346.905">
                <text:p>346.905</text:p>
              </table:table-cell>
              <table:table-cell office:value-type="float" office:value="81.945">
                <text:p>81.945</text:p>
              </table:table-cell>
              <table:table-cell office:value-type="float" office:value="347.752">
                <text:p>347.752</text:p>
              </table:table-cell>
              <table:table-cell office:value-type="float" office:value="0.685">
                <text:p>0.685</text:p>
              </table:table-cell>
              <table:table-cell office:value-type="float" office:value="5.716">
                <text:p>5.716</text:p>
              </table:table-cell>
              <table:table-cell office:value-type="float" office:value="24.258">
                <text:p>24.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10.636">
                <text:p>10.636</text:p>
              </table:table-cell>
              <table:table-cell office:value-type="float" office:value="85.223">
                <text:p>85.223</text:p>
              </table:table-cell>
              <table:table-cell office:value-type="float" office:value="347.84">
                <text:p>347.84</text:p>
              </table:table-cell>
              <table:table-cell office:value-type="float" office:value="85.431">
                <text:p>85.431</text:p>
              </table:table-cell>
              <table:table-cell office:value-type="float" office:value="348.689">
                <text:p>348.689</text:p>
              </table:table-cell>
              <table:table-cell office:value-type="float" office:value="0.744">
                <text:p>0.744</text:p>
              </table:table-cell>
              <table:table-cell office:value-type="float" office:value="5.959">
                <text:p>5.959</text:p>
              </table:table-cell>
              <table:table-cell office:value-type="float" office:value="24.323">
                <text:p>24.3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11.505">
                <text:p>11.505</text:p>
              </table:table-cell>
              <table:table-cell office:value-type="float" office:value="88.71">
                <text:p>88.71</text:p>
              </table:table-cell>
              <table:table-cell office:value-type="float" office:value="348.774">
                <text:p>348.774</text:p>
              </table:table-cell>
              <table:table-cell office:value-type="float" office:value="88.927">
                <text:p>88.927</text:p>
              </table:table-cell>
              <table:table-cell office:value-type="float" office:value="349.626">
                <text:p>349.626</text:p>
              </table:table-cell>
              <table:table-cell office:value-type="float" office:value="0.805">
                <text:p>0.805</text:p>
              </table:table-cell>
              <table:table-cell office:value-type="float" office:value="6.203">
                <text:p>6.203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12.41">
                <text:p>12.41</text:p>
              </table:table-cell>
              <table:table-cell office:value-type="float" office:value="92.206">
                <text:p>92.206</text:p>
              </table:table-cell>
              <table:table-cell office:value-type="float" office:value="349.709">
                <text:p>349.709</text:p>
              </table:table-cell>
              <table:table-cell office:value-type="float" office:value="92.432">
                <text:p>92.432</text:p>
              </table:table-cell>
              <table:table-cell office:value-type="float" office:value="350.563">
                <text:p>350.563</text:p>
              </table:table-cell>
              <table:table-cell office:value-type="float" office:value="0.868">
                <text:p>0.868</text:p>
              </table:table-cell>
              <table:table-cell office:value-type="float" office:value="6.448">
                <text:p>6.448</text:p>
              </table:table-cell>
              <table:table-cell office:value-type="float" office:value="24.454">
                <text:p>24.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5">
                <text:p>0.295</text:p>
              </table:table-cell>
              <table:table-cell office:value-type="float" office:value="13.833">
                <text:p>13.833</text:p>
              </table:table-cell>
              <table:table-cell office:value-type="float" office:value="97.469">
                <text:p>97.469</text:p>
              </table:table-cell>
              <table:table-cell office:value-type="float" office:value="351.021">
                <text:p>351.021</text:p>
              </table:table-cell>
              <table:table-cell office:value-type="float" office:value="97.706">
                <text:p>97.706</text:p>
              </table:table-cell>
              <table:table-cell office:value-type="float" office:value="351.781">
                <text:p>351.781</text:p>
              </table:table-cell>
              <table:table-cell office:value-type="float" office:value="0.967">
                <text:p>0.967</text:p>
              </table:table-cell>
              <table:table-cell office:value-type="float" office:value="6.796">
                <text:p>6.796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8">
                <text:p>0.318</text:p>
              </table:table-cell>
              <table:table-cell office:value-type="float" office:value="16.115">
                <text:p>16.115</text:p>
              </table:table-cell>
              <table:table-cell office:value-type="float" office:value="105.403">
                <text:p>105.403</text:p>
              </table:table-cell>
              <table:table-cell office:value-type="float" office:value="352.854">
                <text:p>352.854</text:p>
              </table:table-cell>
              <table:table-cell office:value-type="float" office:value="105.656">
                <text:p>105.656</text:p>
              </table:table-cell>
              <table:table-cell office:value-type="float" office:value="353.608">
                <text:p>353.608</text:p>
              </table:table-cell>
              <table:table-cell office:value-type="float" office:value="1.126">
                <text:p>1.126</text:p>
              </table:table-cell>
              <table:table-cell office:value-type="float" office:value="7.316">
                <text:p>7.316</text:p>
              </table:table-cell>
              <table:table-cell office:value-type="float" office:value="23.081">
                <text:p>23.0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1">
                <text:p>0.351</text:p>
              </table:table-cell>
              <table:table-cell office:value-type="float" office:value="19.874">
                <text:p>19.874</text:p>
              </table:table-cell>
              <table:table-cell office:value-type="float" office:value="117.391">
                <text:p>117.391</text:p>
              </table:table-cell>
              <table:table-cell office:value-type="float" office:value="355.597">
                <text:p>355.597</text:p>
              </table:table-cell>
              <table:table-cell office:value-type="float" office:value="117.67">
                <text:p>117.67</text:p>
              </table:table-cell>
              <table:table-cell office:value-type="float" office:value="356.35">
                <text:p>356.35</text:p>
              </table:table-cell>
              <table:table-cell office:value-type="float" office:value="1.386">
                <text:p>1.386</text:p>
              </table:table-cell>
              <table:table-cell office:value-type="float" office:value="8.098">
                <text:p>8.098</text:p>
              </table:table-cell>
              <table:table-cell office:value-type="float" office:value="23.153">
                <text:p>23.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1">
                <text:p>0.401</text:p>
              </table:table-cell>
              <table:table-cell office:value-type="float" office:value="26.192">
                <text:p>26.192</text:p>
              </table:table-cell>
              <table:table-cell office:value-type="float" office:value="135.343">
                <text:p>135.343</text:p>
              </table:table-cell>
              <table:table-cell office:value-type="float" office:value="359.593">
                <text:p>359.593</text:p>
              </table:table-cell>
              <table:table-cell office:value-type="float" office:value="135.661">
                <text:p>135.661</text:p>
              </table:table-cell>
              <table:table-cell office:value-type="float" office:value="360.372">
                <text:p>360.372</text:p>
              </table:table-cell>
              <table:table-cell office:value-type="float" office:value="1.82">
                <text:p>1.82</text:p>
              </table:table-cell>
              <table:table-cell office:value-type="float" office:value="9.273">
                <text:p>9.273</text:p>
              </table:table-cell>
              <table:table-cell office:value-type="float" office:value="23.685">
                <text:p>23.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1">
                <text:p>0.451</text:p>
              </table:table-cell>
              <table:table-cell office:value-type="float" office:value="33.414">
                <text:p>33.414</text:p>
              </table:table-cell>
              <table:table-cell office:value-type="float" office:value="153.506">
                <text:p>153.506</text:p>
              </table:table-cell>
              <table:table-cell office:value-type="float" office:value="363.702">
                <text:p>363.702</text:p>
              </table:table-cell>
              <table:table-cell office:value-type="float" office:value="153.863">
                <text:p>153.863</text:p>
              </table:table-cell>
              <table:table-cell office:value-type="float" office:value="364.533">
                <text:p>364.533</text:p>
              </table:table-cell>
              <table:table-cell office:value-type="float" office:value="2.314">
                <text:p>2.314</text:p>
              </table:table-cell>
              <table:table-cell office:value-type="float" office:value="10.484">
                <text:p>10.484</text:p>
              </table:table-cell>
              <table:table-cell office:value-type="float" office:value="24.609">
                <text:p>24.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1">
                <text:p>0.501</text:p>
              </table:table-cell>
              <table:table-cell office:value-type="float" office:value="41.548">
                <text:p>41.548</text:p>
              </table:table-cell>
              <table:table-cell office:value-type="float" office:value="171.87">
                <text:p>171.87</text:p>
              </table:table-cell>
              <table:table-cell office:value-type="float" office:value="367.714">
                <text:p>367.714</text:p>
              </table:table-cell>
              <table:table-cell office:value-type="float" office:value="172.27">
                <text:p>172.27</text:p>
              </table:table-cell>
              <table:table-cell office:value-type="float" office:value="368.606">
                <text:p>368.606</text:p>
              </table:table-cell>
              <table:table-cell office:value-type="float" office:value="2.87">
                <text:p>2.87</text:p>
              </table:table-cell>
              <table:table-cell office:value-type="float" office:value="11.744">
                <text:p>11.744</text:p>
              </table:table-cell>
              <table:table-cell office:value-type="float" office:value="25.637">
                <text:p>25.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51">
                <text:p>0.551</text:p>
              </table:table-cell>
              <table:table-cell office:value-type="float" office:value="50.605">
                <text:p>50.605</text:p>
              </table:table-cell>
              <table:table-cell office:value-type="float" office:value="190.433">
                <text:p>190.433</text:p>
              </table:table-cell>
              <table:table-cell office:value-type="float" office:value="371.678">
                <text:p>371.678</text:p>
              </table:table-cell>
              <table:table-cell office:value-type="float" office:value="190.881">
                <text:p>190.881</text:p>
              </table:table-cell>
              <table:table-cell office:value-type="float" office:value="372.678">
                <text:p>372.678</text:p>
              </table:table-cell>
              <table:table-cell office:value-type="float" office:value="3.49">
                <text:p>3.49</text:p>
              </table:table-cell>
              <table:table-cell office:value-type="float" office:value="13.07">
                <text:p>13.07</text:p>
              </table:table-cell>
              <table:table-cell office:value-type="float" office:value="27.283">
                <text:p>27.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01">
                <text:p>0.601</text:p>
              </table:table-cell>
              <table:table-cell office:value-type="float" office:value="60.596">
                <text:p>60.596</text:p>
              </table:table-cell>
              <table:table-cell office:value-type="float" office:value="209.194">
                <text:p>209.194</text:p>
              </table:table-cell>
              <table:table-cell office:value-type="float" office:value="375.574">
                <text:p>375.574</text:p>
              </table:table-cell>
              <table:table-cell office:value-type="float" office:value="209.696">
                <text:p>209.696</text:p>
              </table:table-cell>
              <table:table-cell office:value-type="float" office:value="376.755">
                <text:p>376.755</text:p>
              </table:table-cell>
              <table:table-cell office:value-type="float" office:value="4.178">
                <text:p>4.178</text:p>
              </table:table-cell>
              <table:table-cell office:value-type="float" office:value="14.5">
                <text:p>14.5</text:p>
              </table:table-cell>
              <table:table-cell office:value-type="float" office:value="29.799">
                <text:p>29.7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51">
                <text:p>0.651</text:p>
              </table:table-cell>
              <table:table-cell office:value-type="float" office:value="71.529">
                <text:p>71.529</text:p>
              </table:table-cell>
              <table:table-cell office:value-type="float" office:value="228.147">
                <text:p>228.147</text:p>
              </table:table-cell>
              <table:table-cell office:value-type="float" office:value="379.378">
                <text:p>379.378</text:p>
              </table:table-cell>
              <table:table-cell office:value-type="float" office:value="228.713">
                <text:p>228.713</text:p>
              </table:table-cell>
              <table:table-cell office:value-type="float" office:value="380.834">
                <text:p>380.834</text:p>
              </table:table-cell>
              <table:table-cell office:value-type="float" office:value="4.942">
                <text:p>4.942</text:p>
              </table:table-cell>
              <table:table-cell office:value-type="float" office:value="16.08">
                <text:p>16.08</text:p>
              </table:table-cell>
              <table:table-cell office:value-type="float" office:value="33.272">
                <text:p>33.2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01">
                <text:p>0.701</text:p>
              </table:table-cell>
              <table:table-cell office:value-type="float" office:value="83.415">
                <text:p>83.415</text:p>
              </table:table-cell>
              <table:table-cell office:value-type="float" office:value="247.288">
                <text:p>247.288</text:p>
              </table:table-cell>
              <table:table-cell office:value-type="float" office:value="383.079">
                <text:p>383.079</text:p>
              </table:table-cell>
              <table:table-cell office:value-type="float" office:value="247.931">
                <text:p>247.931</text:p>
              </table:table-cell>
              <table:table-cell office:value-type="float" office:value="384.904">
                <text:p>384.904</text:p>
              </table:table-cell>
              <table:table-cell office:value-type="float" office:value="5.79">
                <text:p>5.79</text:p>
              </table:table-cell>
              <table:table-cell office:value-type="float" office:value="17.851">
                <text:p>17.851</text:p>
              </table:table-cell>
              <table:table-cell office:value-type="float" office:value="37.433">
                <text:p>37.4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1">
                <text:p>0.751</text:p>
              </table:table-cell>
              <table:table-cell office:value-type="float" office:value="96.262">
                <text:p>96.262</text:p>
              </table:table-cell>
              <table:table-cell office:value-type="float" office:value="266.612">
                <text:p>266.612</text:p>
              </table:table-cell>
              <table:table-cell office:value-type="float" office:value="386.69">
                <text:p>386.69</text:p>
              </table:table-cell>
              <table:table-cell office:value-type="float" office:value="267.349">
                <text:p>267.349</text:p>
              </table:table-cell>
              <table:table-cell office:value-type="float" office:value="388.946">
                <text:p>388.946</text:p>
              </table:table-cell>
              <table:table-cell office:value-type="float" office:value="6.731">
                <text:p>6.731</text:p>
              </table:table-cell>
              <table:table-cell office:value-type="float" office:value="19.837">
                <text:p>19.837</text:p>
              </table:table-cell>
              <table:table-cell office:value-type="float" office:value="41.828">
                <text:p>41.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1">
                <text:p>0.801</text:p>
              </table:table-cell>
              <table:table-cell office:value-type="float" office:value="110.08">
                <text:p>110.08</text:p>
              </table:table-cell>
              <table:table-cell office:value-type="float" office:value="286.112">
                <text:p>286.112</text:p>
              </table:table-cell>
              <table:table-cell office:value-type="float" office:value="390.09">
                <text:p>390.09</text:p>
              </table:table-cell>
              <table:table-cell office:value-type="float" office:value="286.963">
                <text:p>286.963</text:p>
              </table:table-cell>
              <table:table-cell office:value-type="float" office:value="393.005">
                <text:p>393.005</text:p>
              </table:table-cell>
              <table:table-cell office:value-type="float" office:value="7.778">
                <text:p>7.778</text:p>
              </table:table-cell>
              <table:table-cell office:value-type="float" office:value="22.082">
                <text:p>22.082</text:p>
              </table:table-cell>
              <table:table-cell office:value-type="float" office:value="47.774">
                <text:p>47.7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1">
                <text:p>0.851</text:p>
              </table:table-cell>
              <table:table-cell office:value-type="float" office:value="124.877">
                <text:p>124.877</text:p>
              </table:table-cell>
              <table:table-cell office:value-type="float" office:value="305.776">
                <text:p>305.776</text:p>
              </table:table-cell>
              <table:table-cell office:value-type="float" office:value="393.236">
                <text:p>393.236</text:p>
              </table:table-cell>
              <table:table-cell office:value-type="float" office:value="306.768">
                <text:p>306.768</text:p>
              </table:table-cell>
              <table:table-cell office:value-type="float" office:value="397.071">
                <text:p>397.071</text:p>
              </table:table-cell>
              <table:table-cell office:value-type="float" office:value="8.945">
                <text:p>8.945</text:p>
              </table:table-cell>
              <table:table-cell office:value-type="float" office:value="24.66">
                <text:p>24.66</text:p>
              </table:table-cell>
              <table:table-cell office:value-type="float" office:value="55.054">
                <text:p>55.0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1">
                <text:p>0.901</text:p>
              </table:table-cell>
              <table:table-cell office:value-type="float" office:value="140.662">
                <text:p>140.662</text:p>
              </table:table-cell>
              <table:table-cell office:value-type="float" office:value="325.591">
                <text:p>325.591</text:p>
              </table:table-cell>
              <table:table-cell office:value-type="float" office:value="396.157">
                <text:p>396.157</text:p>
              </table:table-cell>
              <table:table-cell office:value-type="float" office:value="326.76">
                <text:p>326.76</text:p>
              </table:table-cell>
              <table:table-cell office:value-type="float" office:value="401.122">
                <text:p>401.122</text:p>
              </table:table-cell>
              <table:table-cell office:value-type="float" office:value="10.25">
                <text:p>10.25</text:p>
              </table:table-cell>
              <table:table-cell office:value-type="float" office:value="27.618">
                <text:p>27.618</text:p>
              </table:table-cell>
              <table:table-cell office:value-type="float" office:value="62.917">
                <text:p>62.9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51">
                <text:p>0.951</text:p>
              </table:table-cell>
              <table:table-cell office:value-type="float" office:value="157.441">
                <text:p>157.441</text:p>
              </table:table-cell>
              <table:table-cell office:value-type="float" office:value="345.572">
                <text:p>345.572</text:p>
              </table:table-cell>
              <table:table-cell office:value-type="float" office:value="399.333">
                <text:p>399.333</text:p>
              </table:table-cell>
              <table:table-cell office:value-type="float" office:value="346.961">
                <text:p>346.961</text:p>
              </table:table-cell>
              <table:table-cell office:value-type="float" office:value="405.79">
                <text:p>405.79</text:p>
              </table:table-cell>
              <table:table-cell office:value-type="float" office:value="11.714">
                <text:p>11.714</text:p>
              </table:table-cell>
              <table:table-cell office:value-type="float" office:value="31.008">
                <text:p>31.008</text:p>
              </table:table-cell>
              <table:table-cell office:value-type="float" office:value="72.103">
                <text:p>72.1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1">
                <text:p>1.001</text:p>
              </table:table-cell>
              <table:table-cell office:value-type="float" office:value="175.224">
                <text:p>175.224</text:p>
              </table:table-cell>
              <table:table-cell office:value-type="float" office:value="365.755">
                <text:p>365.755</text:p>
              </table:table-cell>
              <table:table-cell office:value-type="float" office:value="403.27">
                <text:p>403.27</text:p>
              </table:table-cell>
              <table:table-cell office:value-type="float" office:value="367.414">
                <text:p>367.414</text:p>
              </table:table-cell>
              <table:table-cell office:value-type="float" office:value="411.423">
                <text:p>411.423</text:p>
              </table:table-cell>
              <table:table-cell office:value-type="float" office:value="13.359">
                <text:p>13.359</text:p>
              </table:table-cell>
              <table:table-cell office:value-type="float" office:value="34.871">
                <text:p>34.871</text:p>
              </table:table-cell>
              <table:table-cell office:value-type="float" office:value="81.504">
                <text:p>81.5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51">
                <text:p>1.051</text:p>
              </table:table-cell>
              <table:table-cell office:value-type="float" office:value="194.022">
                <text:p>194.022</text:p>
              </table:table-cell>
              <table:table-cell office:value-type="float" office:value="386.133">
                <text:p>386.133</text:p>
              </table:table-cell>
              <table:table-cell office:value-type="float" office:value="407.15">
                <text:p>407.15</text:p>
              </table:table-cell>
              <table:table-cell office:value-type="float" office:value="388.117">
                <text:p>388.117</text:p>
              </table:table-cell>
              <table:table-cell office:value-type="float" office:value="417.06">
                <text:p>417.06</text:p>
              </table:table-cell>
              <table:table-cell office:value-type="float" office:value="15.209">
                <text:p>15.209</text:p>
              </table:table-cell>
              <table:table-cell office:value-type="float" office:value="39.196">
                <text:p>39.196</text:p>
              </table:table-cell>
              <table:table-cell office:value-type="float" office:value="90.373">
                <text:p>90.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01">
                <text:p>1.101</text:p>
              </table:table-cell>
              <table:table-cell office:value-type="float" office:value="213.84">
                <text:p>213.84</text:p>
              </table:table-cell>
              <table:table-cell office:value-type="float" office:value="406.62">
                <text:p>406.62</text:p>
              </table:table-cell>
              <table:table-cell office:value-type="float" office:value="409.508">
                <text:p>409.508</text:p>
              </table:table-cell>
              <table:table-cell office:value-type="float" office:value="408.982">
                <text:p>408.982</text:p>
              </table:table-cell>
              <table:table-cell office:value-type="float" office:value="420.771">
                <text:p>420.771</text:p>
              </table:table-cell>
              <table:table-cell office:value-type="float" office:value="17.285">
                <text:p>17.285</text:p>
              </table:table-cell>
              <table:table-cell office:value-type="float" office:value="43.895">
                <text:p>43.895</text:p>
              </table:table-cell>
              <table:table-cell office:value-type="float" office:value="96.703">
                <text:p>96.7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1">
                <text:p>1.151</text:p>
              </table:table-cell>
              <table:table-cell office:value-type="float" office:value="234.683">
                <text:p>234.683</text:p>
              </table:table-cell>
              <table:table-cell office:value-type="float" office:value="427.062">
                <text:p>427.062</text:p>
              </table:table-cell>
              <table:table-cell office:value-type="float" office:value="408.71">
                <text:p>408.71</text:p>
              </table:table-cell>
              <table:table-cell office:value-type="float" office:value="429.848">
                <text:p>429.848</text:p>
              </table:table-cell>
              <table:table-cell office:value-type="float" office:value="421.091">
                <text:p>421.091</text:p>
              </table:table-cell>
              <table:table-cell office:value-type="float" office:value="19.603">
                <text:p>19.603</text:p>
              </table:table-cell>
              <table:table-cell office:value-type="float" office:value="48.857">
                <text:p>48.857</text:p>
              </table:table-cell>
              <table:table-cell office:value-type="float" office:value="101.363">
                <text:p>101.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96">
                <text:p>1.196</text:p>
              </table:table-cell>
              <table:table-cell office:value-type="float" office:value="254.167">
                <text:p>254.167</text:p>
              </table:table-cell>
              <table:table-cell office:value-type="float" office:value="445.3">
                <text:p>445.3</text:p>
              </table:table-cell>
              <table:table-cell office:value-type="float" office:value="408.413">
                <text:p>408.413</text:p>
              </table:table-cell>
              <table:table-cell office:value-type="float" office:value="448.494">
                <text:p>448.494</text:p>
              </table:table-cell>
              <table:table-cell office:value-type="float" office:value="421.218">
                <text:p>421.218</text:p>
              </table:table-cell>
              <table:table-cell office:value-type="float" office:value="21.888">
                <text:p>21.888</text:p>
              </table:table-cell>
              <table:table-cell office:value-type="float" office:value="53.431">
                <text:p>53.431</text:p>
              </table:table-cell>
              <table:table-cell office:value-type="float" office:value="103.07">
                <text:p>103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37">
                <text:p>1.237</text:p>
              </table:table-cell>
              <table:table-cell office:value-type="float" office:value="272.857">
                <text:p>272.857</text:p>
              </table:table-cell>
              <table:table-cell office:value-type="float" office:value="462.107">
                <text:p>462.107</text:p>
              </table:table-cell>
              <table:table-cell office:value-type="float" office:value="408.353">
                <text:p>408.353</text:p>
              </table:table-cell>
              <table:table-cell office:value-type="float" office:value="465.692">
                <text:p>465.692</text:p>
              </table:table-cell>
              <table:table-cell office:value-type="float" office:value="421.041">
                <text:p>421.041</text:p>
              </table:table-cell>
              <table:table-cell office:value-type="float" office:value="24.176">
                <text:p>24.176</text:p>
              </table:table-cell>
              <table:table-cell office:value-type="float" office:value="57.671">
                <text:p>57.671</text:p>
              </table:table-cell>
              <table:table-cell office:value-type="float" office:value="102.582">
                <text:p>102.5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77">
                <text:p>1.277</text:p>
              </table:table-cell>
              <table:table-cell office:value-type="float" office:value="291.841">
                <text:p>291.841</text:p>
              </table:table-cell>
              <table:table-cell office:value-type="float" office:value="478.56">
                <text:p>478.56</text:p>
              </table:table-cell>
              <table:table-cell office:value-type="float" office:value="408.193">
                <text:p>408.193</text:p>
              </table:table-cell>
              <table:table-cell office:value-type="float" office:value="482.528">
                <text:p>482.528</text:p>
              </table:table-cell>
              <table:table-cell office:value-type="float" office:value="420.166">
                <text:p>420.166</text:p>
              </table:table-cell>
              <table:table-cell office:value-type="float" office:value="26.587">
                <text:p>26.587</text:p>
              </table:table-cell>
              <table:table-cell office:value-type="float" office:value="61.755">
                <text:p>61.755</text:p>
              </table:table-cell>
              <table:table-cell office:value-type="float" office:value="99.588">
                <text:p>99.5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21">
                <text:p>1.321</text:p>
              </table:table-cell>
              <table:table-cell office:value-type="float" office:value="313.205">
                <text:p>313.205</text:p>
              </table:table-cell>
              <table:table-cell office:value-type="float" office:value="496.427">
                <text:p>496.427</text:p>
              </table:table-cell>
              <table:table-cell office:value-type="float" office:value="408.546">
                <text:p>408.546</text:p>
              </table:table-cell>
              <table:table-cell office:value-type="float" office:value="500.794">
                <text:p>500.794</text:p>
              </table:table-cell>
              <table:table-cell office:value-type="float" office:value="419.154">
                <text:p>419.154</text:p>
              </table:table-cell>
              <table:table-cell office:value-type="float" office:value="29.387">
                <text:p>29.387</text:p>
              </table:table-cell>
              <table:table-cell office:value-type="float" office:value="65.996">
                <text:p>65.996</text:p>
              </table:table-cell>
              <table:table-cell office:value-type="float" office:value="93.705">
                <text:p>93.7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1">
                <text:p>1.371</text:p>
              </table:table-cell>
              <table:table-cell office:value-type="float" office:value="338.536">
                <text:p>338.536</text:p>
              </table:table-cell>
              <table:table-cell office:value-type="float" office:value="516.837">
                <text:p>516.837</text:p>
              </table:table-cell>
              <table:table-cell office:value-type="float" office:value="409.276">
                <text:p>409.276</text:p>
              </table:table-cell>
              <table:table-cell office:value-type="float" office:value="521.616">
                <text:p>521.616</text:p>
              </table:table-cell>
              <table:table-cell office:value-type="float" office:value="417.955">
                <text:p>417.955</text:p>
              </table:table-cell>
              <table:table-cell office:value-type="float" office:value="32.8">
                <text:p>32.8</text:p>
              </table:table-cell>
              <table:table-cell office:value-type="float" office:value="70.451">
                <text:p>70.451</text:p>
              </table:table-cell>
              <table:table-cell office:value-type="float" office:value="84.731">
                <text:p>84.7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21">
                <text:p>1.421</text:p>
              </table:table-cell>
              <table:table-cell office:value-type="float" office:value="364.889">
                <text:p>364.889</text:p>
              </table:table-cell>
              <table:table-cell office:value-type="float" office:value="537.277">
                <text:p>537.277</text:p>
              </table:table-cell>
              <table:table-cell office:value-type="float" office:value="409.851">
                <text:p>409.851</text:p>
              </table:table-cell>
              <table:table-cell office:value-type="float" office:value="542.407">
                <text:p>542.407</text:p>
              </table:table-cell>
              <table:table-cell office:value-type="float" office:value="416.599">
                <text:p>416.599</text:p>
              </table:table-cell>
              <table:table-cell office:value-type="float" office:value="36.424">
                <text:p>36.424</text:p>
              </table:table-cell>
              <table:table-cell office:value-type="float" office:value="74.427">
                <text:p>74.427</text:p>
              </table:table-cell>
              <table:table-cell office:value-type="float" office:value="74.679">
                <text:p>74.6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71">
                <text:p>1.471</text:p>
              </table:table-cell>
              <table:table-cell office:value-type="float" office:value="392.264">
                <text:p>392.264</text:p>
              </table:table-cell>
              <table:table-cell office:value-type="float" office:value="557.739">
                <text:p>557.739</text:p>
              </table:table-cell>
              <table:table-cell office:value-type="float" office:value="410.111">
                <text:p>410.111</text:p>
              </table:table-cell>
              <table:table-cell office:value-type="float" office:value="563.152">
                <text:p>563.152</text:p>
              </table:table-cell>
              <table:table-cell office:value-type="float" office:value="415.215">
                <text:p>415.215</text:p>
              </table:table-cell>
              <table:table-cell office:value-type="float" office:value="40.234">
                <text:p>40.234</text:p>
              </table:table-cell>
              <table:table-cell office:value-type="float" office:value="77.893">
                <text:p>77.893</text:p>
              </table:table-cell>
              <table:table-cell office:value-type="float" office:value="64.904">
                <text:p>64.9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21">
                <text:p>1.521</text:p>
              </table:table-cell>
              <table:table-cell office:value-type="float" office:value="420.662">
                <text:p>420.662</text:p>
              </table:table-cell>
              <table:table-cell office:value-type="float" office:value="578.201">
                <text:p>578.201</text:p>
              </table:table-cell>
              <table:table-cell office:value-type="float" office:value="409.776">
                <text:p>409.776</text:p>
              </table:table-cell>
              <table:table-cell office:value-type="float" office:value="583.837">
                <text:p>583.837</text:p>
              </table:table-cell>
              <table:table-cell office:value-type="float" office:value="413.84">
                <text:p>413.84</text:p>
              </table:table-cell>
              <table:table-cell office:value-type="float" office:value="44.206">
                <text:p>44.206</text:p>
              </table:table-cell>
              <table:table-cell office:value-type="float" office:value="80.929">
                <text:p>80.929</text:p>
              </table:table-cell>
              <table:table-cell office:value-type="float" office:value="57.859">
                <text:p>57.8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63">
                <text:p>1.563</text:p>
              </table:table-cell>
              <table:table-cell office:value-type="float" office:value="445.234">
                <text:p>445.234</text:p>
              </table:table-cell>
              <table:table-cell office:value-type="float" office:value="595.313">
                <text:p>595.313</text:p>
              </table:table-cell>
              <table:table-cell office:value-type="float" office:value="408.916">
                <text:p>408.916</text:p>
              </table:table-cell>
              <table:table-cell office:value-type="float" office:value="601.109">
                <text:p>601.109</text:p>
              </table:table-cell>
              <table:table-cell office:value-type="float" office:value="412.545">
                <text:p>412.545</text:p>
              </table:table-cell>
              <table:table-cell office:value-type="float" office:value="47.644">
                <text:p>47.644</text:p>
              </table:table-cell>
              <table:table-cell office:value-type="float" office:value="83.27">
                <text:p>83.27</text:p>
              </table:table-cell>
              <table:table-cell office:value-type="float" office:value="54.601">
                <text:p>54.6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">
                <text:p>1.6</text:p>
              </table:table-cell>
              <table:table-cell office:value-type="float" office:value="467.498">
                <text:p>467.498</text:p>
              </table:table-cell>
              <table:table-cell office:value-type="float" office:value="610.353">
                <text:p>610.353</text:p>
              </table:table-cell>
              <table:table-cell office:value-type="float" office:value="407.33">
                <text:p>407.33</text:p>
              </table:table-cell>
              <table:table-cell office:value-type="float" office:value="616.278">
                <text:p>616.278</text:p>
              </table:table-cell>
              <table:table-cell office:value-type="float" office:value="410.828">
                <text:p>410.828</text:p>
              </table:table-cell>
              <table:table-cell office:value-type="float" office:value="50.756">
                <text:p>50.756</text:p>
              </table:table-cell>
              <table:table-cell office:value-type="float" office:value="85.253">
                <text:p>85.253</text:p>
              </table:table-cell>
              <table:table-cell office:value-type="float" office:value="53.501">
                <text:p>53.5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35">
                <text:p>1.635</text:p>
              </table:table-cell>
              <table:table-cell office:value-type="float" office:value="489.091">
                <text:p>489.091</text:p>
              </table:table-cell>
              <table:table-cell office:value-type="float" office:value="624.5">
                <text:p>624.5</text:p>
              </table:table-cell>
              <table:table-cell office:value-type="float" office:value="404.423">
                <text:p>404.423</text:p>
              </table:table-cell>
              <table:table-cell office:value-type="float" office:value="630.549">
                <text:p>630.549</text:p>
              </table:table-cell>
              <table:table-cell office:value-type="float" office:value="408.097">
                <text:p>408.097</text:p>
              </table:table-cell>
              <table:table-cell office:value-type="float" office:value="53.77">
                <text:p>53.77</text:p>
              </table:table-cell>
              <table:table-cell office:value-type="float" office:value="87.129">
                <text:p>87.129</text:p>
              </table:table-cell>
              <table:table-cell office:value-type="float" office:value="54.63">
                <text:p>54.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72">
                <text:p>1.672</text:p>
              </table:table-cell>
              <table:table-cell office:value-type="float" office:value="512.574">
                <text:p>512.574</text:p>
              </table:table-cell>
              <table:table-cell office:value-type="float" office:value="639.415">
                <text:p>639.415</text:p>
              </table:table-cell>
              <table:table-cell office:value-type="float" office:value="401.081">
                <text:p>401.081</text:p>
              </table:table-cell>
              <table:table-cell office:value-type="float" office:value="645.608">
                <text:p>645.608</text:p>
              </table:table-cell>
              <table:table-cell office:value-type="float" office:value="405.301">
                <text:p>405.301</text:p>
              </table:table-cell>
              <table:table-cell office:value-type="float" office:value="57.046">
                <text:p>57.046</text:p>
              </table:table-cell>
              <table:table-cell office:value-type="float" office:value="89.213">
                <text:p>89.213</text:p>
              </table:table-cell>
              <table:table-cell office:value-type="float" office:value="58.336">
                <text:p>58.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19">
                <text:p>1.719</text:p>
              </table:table-cell>
              <table:table-cell office:value-type="float" office:value="543.02">
                <text:p>543.02</text:p>
              </table:table-cell>
              <table:table-cell office:value-type="float" office:value="658.061">
                <text:p>658.061</text:p>
              </table:table-cell>
              <table:table-cell office:value-type="float" office:value="396.63">
                <text:p>396.63</text:p>
              </table:table-cell>
              <table:table-cell office:value-type="float" office:value="664.475">
                <text:p>664.475</text:p>
              </table:table-cell>
              <table:table-cell office:value-type="float" office:value="402.03">
                <text:p>402.03</text:p>
              </table:table-cell>
              <table:table-cell office:value-type="float" office:value="61.3">
                <text:p>61.3</text:p>
              </table:table-cell>
              <table:table-cell office:value-type="float" office:value="92.107">
                <text:p>92.107</text:p>
              </table:table-cell>
              <table:table-cell office:value-type="float" office:value="65.675">
                <text:p>65.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69">
                <text:p>1.769</text:p>
              </table:table-cell>
              <table:table-cell office:value-type="float" office:value="576.413">
                <text:p>576.413</text:p>
              </table:table-cell>
              <table:table-cell office:value-type="float" office:value="677.661">
                <text:p>677.661</text:p>
              </table:table-cell>
              <table:table-cell office:value-type="float" office:value="391.12">
                <text:p>391.12</text:p>
              </table:table-cell>
              <table:table-cell office:value-type="float" office:value="684.373">
                <text:p>684.373</text:p>
              </table:table-cell>
              <table:table-cell office:value-type="float" office:value="398.246">
                <text:p>398.246</text:p>
              </table:table-cell>
              <table:table-cell office:value-type="float" office:value="65.99">
                <text:p>65.99</text:p>
              </table:table-cell>
              <table:table-cell office:value-type="float" office:value="95.611">
                <text:p>95.6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19">
                <text:p>1.819</text:p>
              </table:table-cell>
              <table:table-cell office:value-type="float" office:value="610.779">
                <text:p>610.779</text:p>
              </table:table-cell>
              <table:table-cell office:value-type="float" office:value="696.971">
                <text:p>696.971</text:p>
              </table:table-cell>
              <table:table-cell office:value-type="float" office:value="385.369">
                <text:p>385.369</text:p>
              </table:table-cell>
              <table:table-cell office:value-type="float" office:value="704.05">
                <text:p>704.05</text:p>
              </table:table-cell>
              <table:table-cell office:value-type="float" office:value="394.32">
                <text:p>394.32</text:p>
              </table:table-cell>
              <table:table-cell office:value-type="float" office:value="70.868">
                <text:p>70.868</text:p>
              </table:table-cell>
              <table:table-cell office:value-type="float" office:value="99.585">
                <text:p>99.585</text:p>
              </table:table-cell>
              <table:table-cell office:value-type="float" office:value="83.539">
                <text:p>83.5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63">
                <text:p>1.863</text:p>
              </table:table-cell>
              <table:table-cell office:value-type="float" office:value="641.601">
                <text:p>641.601</text:p>
              </table:table-cell>
              <table:table-cell office:value-type="float" office:value="713.62">
                <text:p>713.62</text:p>
              </table:table-cell>
              <table:table-cell office:value-type="float" office:value="380.485">
                <text:p>380.485</text:p>
              </table:table-cell>
              <table:table-cell office:value-type="float" office:value="721.063">
                <text:p>721.063</text:p>
              </table:table-cell>
              <table:table-cell office:value-type="float" office:value="390.563">
                <text:p>390.563</text:p>
              </table:table-cell>
              <table:table-cell office:value-type="float" office:value="75.302">
                <text:p>75.302</text:p>
              </table:table-cell>
              <table:table-cell office:value-type="float" office:value="103.338">
                <text:p>103.338</text:p>
              </table:table-cell>
              <table:table-cell office:value-type="float" office:value="88.149">
                <text:p>88.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94">
                <text:p>1.894</text:p>
              </table:table-cell>
              <table:table-cell office:value-type="float" office:value="664.176">
                <text:p>664.176</text:p>
              </table:table-cell>
              <table:table-cell office:value-type="float" office:value="725.452">
                <text:p>725.452</text:p>
              </table:table-cell>
              <table:table-cell office:value-type="float" office:value="377.036">
                <text:p>377.036</text:p>
              </table:table-cell>
              <table:table-cell office:value-type="float" office:value="733.174">
                <text:p>733.174</text:p>
              </table:table-cell>
              <table:table-cell office:value-type="float" office:value="387.498">
                <text:p>387.498</text:p>
              </table:table-cell>
              <table:table-cell office:value-type="float" office:value="78.587">
                <text:p>78.587</text:p>
              </table:table-cell>
              <table:table-cell office:value-type="float" office:value="106.125">
                <text:p>106.125</text:p>
              </table:table-cell>
              <table:table-cell office:value-type="float" office:value="89.433">
                <text:p>89.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22">
                <text:p>1.922</text:p>
              </table:table-cell>
              <table:table-cell office:value-type="float" office:value="684.455">
                <text:p>684.455</text:p>
              </table:table-cell>
              <table:table-cell office:value-type="float" office:value="735.853">
                <text:p>735.853</text:p>
              </table:table-cell>
              <table:table-cell office:value-type="float" office:value="374.926">
                <text:p>374.926</text:p>
              </table:table-cell>
              <table:table-cell office:value-type="float" office:value="743.82">
                <text:p>743.82</text:p>
              </table:table-cell>
              <table:table-cell office:value-type="float" office:value="384.938">
                <text:p>384.938</text:p>
              </table:table-cell>
              <table:table-cell office:value-type="float" office:value="81.567">
                <text:p>81.567</text:p>
              </table:table-cell>
              <table:table-cell office:value-type="float" office:value="108.578">
                <text:p>108.578</text:p>
              </table:table-cell>
              <table:table-cell office:value-type="float" office:value="87.222">
                <text:p>87.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53">
                <text:p>1.953</text:p>
              </table:table-cell>
              <table:table-cell office:value-type="float" office:value="707.143">
                <text:p>707.143</text:p>
              </table:table-cell>
              <table:table-cell office:value-type="float" office:value="747.264">
                <text:p>747.264</text:p>
              </table:table-cell>
              <table:table-cell office:value-type="float" office:value="373.327">
                <text:p>373.327</text:p>
              </table:table-cell>
              <table:table-cell office:value-type="float" office:value="755.488">
                <text:p>755.488</text:p>
              </table:table-cell>
              <table:table-cell office:value-type="float" office:value="382.299">
                <text:p>382.299</text:p>
              </table:table-cell>
              <table:table-cell office:value-type="float" office:value="84.929">
                <text:p>84.929</text:p>
              </table:table-cell>
              <table:table-cell office:value-type="float" office:value="111.17">
                <text:p>111.17</text:p>
              </table:table-cell>
              <table:table-cell office:value-type="float" office:value="82.338">
                <text:p>82.3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94">
                <text:p>1.994</text:p>
              </table:table-cell>
              <table:table-cell office:value-type="float" office:value="738.714">
                <text:p>738.714</text:p>
              </table:table-cell>
              <table:table-cell office:value-type="float" office:value="762.781">
                <text:p>762.781</text:p>
              </table:table-cell>
              <table:table-cell office:value-type="float" office:value="371.599">
                <text:p>371.599</text:p>
              </table:table-cell>
              <table:table-cell office:value-type="float" office:value="771.318">
                <text:p>771.318</text:p>
              </table:table-cell>
              <table:table-cell office:value-type="float" office:value="378.97">
                <text:p>378.97</text:p>
              </table:table-cell>
              <table:table-cell office:value-type="float" office:value="89.647">
                <text:p>89.647</text:p>
              </table:table-cell>
              <table:table-cell office:value-type="float" office:value="114.441">
                <text:p>114.441</text:p>
              </table:table-cell>
              <table:table-cell office:value-type="float" office:value="74.381">
                <text:p>74.3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44">
                <text:p>2.044</text:p>
              </table:table-cell>
              <table:table-cell office:value-type="float" office:value="777.313">
                <text:p>777.313</text:p>
              </table:table-cell>
              <table:table-cell office:value-type="float" office:value="781.223">
                <text:p>781.223</text:p>
              </table:table-cell>
              <table:table-cell office:value-type="float" office:value="369.492">
                <text:p>369.492</text:p>
              </table:table-cell>
              <table:table-cell office:value-type="float" office:value="790.059">
                <text:p>790.059</text:p>
              </table:table-cell>
              <table:table-cell office:value-type="float" office:value="374.725">
                <text:p>374.725</text:p>
              </table:table-cell>
              <table:table-cell office:value-type="float" office:value="95.456">
                <text:p>95.456</text:p>
              </table:table-cell>
              <table:table-cell office:value-type="float" office:value="117.834">
                <text:p>117.834</text:p>
              </table:table-cell>
              <table:table-cell office:value-type="float" office:value="62.402">
                <text:p>62.4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94">
                <text:p>2.094</text:p>
              </table:table-cell>
              <table:table-cell office:value-type="float" office:value="816.832">
                <text:p>816.832</text:p>
              </table:table-cell>
              <table:table-cell office:value-type="float" office:value="799.53">
                <text:p>799.53</text:p>
              </table:table-cell>
              <table:table-cell office:value-type="float" office:value="366.479">
                <text:p>366.479</text:p>
              </table:table-cell>
              <table:table-cell office:value-type="float" office:value="808.58">
                <text:p>808.58</text:p>
              </table:table-cell>
              <table:table-cell office:value-type="float" office:value="370.186">
                <text:p>370.186</text:p>
              </table:table-cell>
              <table:table-cell office:value-type="float" office:value="101.42">
                <text:p>101.42</text:p>
              </table:table-cell>
              <table:table-cell office:value-type="float" office:value="120.641">
                <text:p>120.641</text:p>
              </table:table-cell>
              <table:table-cell office:value-type="float" office:value="52.256">
                <text:p>52.2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23">
                <text:p>2.123</text:p>
              </table:table-cell>
              <table:table-cell office:value-type="float" office:value="840.119">
                <text:p>840.119</text:p>
              </table:table-cell>
              <table:table-cell office:value-type="float" office:value="810.043">
                <text:p>810.043</text:p>
              </table:table-cell>
              <table:table-cell office:value-type="float" office:value="363.516">
                <text:p>363.516</text:p>
              </table:table-cell>
              <table:table-cell office:value-type="float" office:value="819.19">
                <text:p>819.19</text:p>
              </table:table-cell>
              <table:table-cell office:value-type="float" office:value="366.697">
                <text:p>366.697</text:p>
              </table:table-cell>
              <table:table-cell office:value-type="float" office:value="104.932">
                <text:p>104.932</text:p>
              </table:table-cell>
              <table:table-cell office:value-type="float" office:value="122.072">
                <text:p>122.072</text:p>
              </table:table-cell>
              <table:table-cell office:value-type="float" office:value="48.196">
                <text:p>48.1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47">
                <text:p>2.147</text:p>
              </table:table-cell>
              <table:table-cell office:value-type="float" office:value="859.492">
                <text:p>859.492</text:p>
              </table:table-cell>
              <table:table-cell office:value-type="float" office:value="818.638">
                <text:p>818.638</text:p>
              </table:table-cell>
              <table:table-cell office:value-type="float" office:value="361.186">
                <text:p>361.186</text:p>
              </table:table-cell>
              <table:table-cell office:value-type="float" office:value="827.857">
                <text:p>827.857</text:p>
              </table:table-cell>
              <table:table-cell office:value-type="float" office:value="364.296">
                <text:p>364.296</text:p>
              </table:table-cell>
              <table:table-cell office:value-type="float" office:value="107.849">
                <text:p>107.849</text:p>
              </table:table-cell>
              <table:table-cell office:value-type="float" office:value="123.201">
                <text:p>123.201</text:p>
              </table:table-cell>
              <table:table-cell office:value-type="float" office:value="47.499">
                <text:p>47.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7">
                <text:p>2.17</text:p>
              </table:table-cell>
              <table:table-cell office:value-type="float" office:value="878.337">
                <text:p>878.337</text:p>
              </table:table-cell>
              <table:table-cell office:value-type="float" office:value="826.862">
                <text:p>826.862</text:p>
              </table:table-cell>
              <table:table-cell office:value-type="float" office:value="358.763">
                <text:p>358.763</text:p>
              </table:table-cell>
              <table:table-cell office:value-type="float" office:value="836.153">
                <text:p>836.153</text:p>
              </table:table-cell>
              <table:table-cell office:value-type="float" office:value="362.117">
                <text:p>362.117</text:p>
              </table:table-cell>
              <table:table-cell office:value-type="float" office:value="110.683">
                <text:p>110.683</text:p>
              </table:table-cell>
              <table:table-cell office:value-type="float" office:value="124.3">
                <text:p>124.3</text:p>
              </table:table-cell>
              <table:table-cell office:value-type="float" office:value="49.173">
                <text:p>49.1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5">
                <text:p>2.195</text:p>
              </table:table-cell>
              <table:table-cell office:value-type="float" office:value="899.005">
                <text:p>899.005</text:p>
              </table:table-cell>
              <table:table-cell office:value-type="float" office:value="835.728">
                <text:p>835.728</text:p>
              </table:table-cell>
              <table:table-cell office:value-type="float" office:value="356.068">
                <text:p>356.068</text:p>
              </table:table-cell>
              <table:table-cell office:value-type="float" office:value="845.109">
                <text:p>845.109</text:p>
              </table:table-cell>
              <table:table-cell office:value-type="float" office:value="360.027">
                <text:p>360.027</text:p>
              </table:table-cell>
              <table:table-cell office:value-type="float" office:value="113.789">
                <text:p>113.789</text:p>
              </table:table-cell>
              <table:table-cell office:value-type="float" office:value="125.566">
                <text:p>125.566</text:p>
              </table:table-cell>
              <table:table-cell office:value-type="float" office:value="53.246">
                <text:p>53.2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27">
                <text:p>2.227</text:p>
              </table:table-cell>
              <table:table-cell office:value-type="float" office:value="925.849">
                <text:p>925.849</text:p>
              </table:table-cell>
              <table:table-cell office:value-type="float" office:value="847.002">
                <text:p>847.002</text:p>
              </table:table-cell>
              <table:table-cell office:value-type="float" office:value="352.382">
                <text:p>352.382</text:p>
              </table:table-cell>
              <table:table-cell office:value-type="float" office:value="856.528">
                <text:p>856.528</text:p>
              </table:table-cell>
              <table:table-cell office:value-type="float" office:value="357.712">
                <text:p>357.712</text:p>
              </table:table-cell>
              <table:table-cell office:value-type="float" office:value="117.824">
                <text:p>117.824</text:p>
              </table:table-cell>
              <table:table-cell office:value-type="float" office:value="127.388">
                <text:p>127.388</text:p>
              </table:table-cell>
              <table:table-cell office:value-type="float" office:value="61.519">
                <text:p>61.5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75">
                <text:p>2.275</text:p>
              </table:table-cell>
              <table:table-cell office:value-type="float" office:value="966.782">
                <text:p>966.782</text:p>
              </table:table-cell>
              <table:table-cell office:value-type="float" office:value="863.665">
                <text:p>863.665</text:p>
              </table:table-cell>
              <table:table-cell office:value-type="float" office:value="346.467">
                <text:p>346.467</text:p>
              </table:table-cell>
              <table:table-cell office:value-type="float" office:value="873.494">
                <text:p>873.494</text:p>
              </table:table-cell>
              <table:table-cell office:value-type="float" office:value="354.558">
                <text:p>354.558</text:p>
              </table:table-cell>
              <table:table-cell office:value-type="float" office:value="123.996">
                <text:p>123.996</text:p>
              </table:table-cell>
              <table:table-cell office:value-type="float" office:value="130.668">
                <text:p>130.668</text:p>
              </table:table-cell>
              <table:table-cell office:value-type="float" office:value="75.315">
                <text:p>75.3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17">
                <text:p>2.317</text:p>
              </table:table-cell>
              <table:table-cell office:value-type="float" office:value="1003.923">
                <text:p>1003.923</text:p>
              </table:table-cell>
              <table:table-cell office:value-type="float" office:value="878.246">
                <text:p>878.246</text:p>
              </table:table-cell>
              <table:table-cell office:value-type="float" office:value="340.851">
                <text:p>340.851</text:p>
              </table:table-cell>
              <table:table-cell office:value-type="float" office:value="888.426">
                <text:p>888.426</text:p>
              </table:table-cell>
              <table:table-cell office:value-type="float" office:value="351.129">
                <text:p>351.129</text:p>
              </table:table-cell>
              <table:table-cell office:value-type="float" office:value="129.64">
                <text:p>129.64</text:p>
              </table:table-cell>
              <table:table-cell office:value-type="float" office:value="134.111">
                <text:p>134.111</text:p>
              </table:table-cell>
              <table:table-cell office:value-type="float" office:value="84.333">
                <text:p>84.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39">
                <text:p>2.339</text:p>
              </table:table-cell>
              <table:table-cell office:value-type="float" office:value="1023.055">
                <text:p>1023.055</text:p>
              </table:table-cell>
              <table:table-cell office:value-type="float" office:value="885.58">
                <text:p>885.58</text:p>
              </table:table-cell>
              <table:table-cell office:value-type="float" office:value="337.864">
                <text:p>337.864</text:p>
              </table:table-cell>
              <table:table-cell office:value-type="float" office:value="895.957">
                <text:p>895.957</text:p>
              </table:table-cell>
              <table:table-cell office:value-type="float" office:value="348.676">
                <text:p>348.676</text:p>
              </table:table-cell>
              <table:table-cell office:value-type="float" office:value="132.57">
                <text:p>132.57</text:p>
              </table:table-cell>
              <table:table-cell office:value-type="float" office:value="135.966">
                <text:p>135.966</text:p>
              </table:table-cell>
              <table:table-cell office:value-type="float" office:value="86.155">
                <text:p>86.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59">
                <text:p>2.359</text:p>
              </table:table-cell>
              <table:table-cell office:value-type="float" office:value="1040.813">
                <text:p>1040.813</text:p>
              </table:table-cell>
              <table:table-cell office:value-type="float" office:value="892.298">
                <text:p>892.298</text:p>
              </table:table-cell>
              <table:table-cell office:value-type="float" office:value="336.17">
                <text:p>336.17</text:p>
              </table:table-cell>
              <table:table-cell office:value-type="float" office:value="902.858">
                <text:p>902.858</text:p>
              </table:table-cell>
              <table:table-cell office:value-type="float" office:value="346.895">
                <text:p>346.895</text:p>
              </table:table-cell>
              <table:table-cell office:value-type="float" office:value="135.303">
                <text:p>135.303</text:p>
              </table:table-cell>
              <table:table-cell office:value-type="float" office:value="137.681">
                <text:p>137.681</text:p>
              </table:table-cell>
              <table:table-cell office:value-type="float" office:value="85.589">
                <text:p>85.5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79">
                <text:p>2.379</text:p>
              </table:table-cell>
              <table:table-cell office:value-type="float" office:value="1058.89">
                <text:p>1058.89</text:p>
              </table:table-cell>
              <table:table-cell office:value-type="float" office:value="899.056">
                <text:p>899.056</text:p>
              </table:table-cell>
              <table:table-cell office:value-type="float" office:value="334.887">
                <text:p>334.887</text:p>
              </table:table-cell>
              <table:table-cell office:value-type="float" office:value="909.797">
                <text:p>909.797</text:p>
              </table:table-cell>
              <table:table-cell office:value-type="float" office:value="345.075">
                <text:p>345.075</text:p>
              </table:table-cell>
              <table:table-cell office:value-type="float" office:value="138.099">
                <text:p>138.099</text:p>
              </table:table-cell>
              <table:table-cell office:value-type="float" office:value="139.386">
                <text:p>139.386</text:p>
              </table:table-cell>
              <table:table-cell office:value-type="float" office:value="83.232">
                <text:p>83.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02">
                <text:p>2.402</text:p>
              </table:table-cell>
              <table:table-cell office:value-type="float" office:value="1079.072">
                <text:p>1079.072</text:p>
              </table:table-cell>
              <table:table-cell office:value-type="float" office:value="906.516">
                <text:p>906.516</text:p>
              </table:table-cell>
              <table:table-cell office:value-type="float" office:value="333.938">
                <text:p>333.938</text:p>
              </table:table-cell>
              <table:table-cell office:value-type="float" office:value="917.446">
                <text:p>917.446</text:p>
              </table:table-cell>
              <table:table-cell office:value-type="float" office:value="343.03">
                <text:p>343.03</text:p>
              </table:table-cell>
              <table:table-cell office:value-type="float" office:value="141.235">
                <text:p>141.235</text:p>
              </table:table-cell>
              <table:table-cell office:value-type="float" office:value="141.194">
                <text:p>141.194</text:p>
              </table:table-cell>
              <table:table-cell office:value-type="float" office:value="78.451">
                <text:p>78.4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431">
                <text:p>2.431</text:p>
              </table:table-cell>
              <table:table-cell office:value-type="float" office:value="1106.083">
                <text:p>1106.083</text:p>
              </table:table-cell>
              <table:table-cell office:value-type="float" office:value="916.378">
                <text:p>916.378</text:p>
              </table:table-cell>
              <table:table-cell office:value-type="float" office:value="333.264">
                <text:p>333.264</text:p>
              </table:table-cell>
              <table:table-cell office:value-type="float" office:value="927.527">
                <text:p>927.527</text:p>
              </table:table-cell>
              <table:table-cell office:value-type="float" office:value="340.39">
                <text:p>340.39</text:p>
              </table:table-cell>
              <table:table-cell office:value-type="float" office:value="145.453">
                <text:p>145.453</text:p>
              </table:table-cell>
              <table:table-cell office:value-type="float" office:value="143.38">
                <text:p>143.38</text:p>
              </table:table-cell>
              <table:table-cell office:value-type="float" office:value="69.288">
                <text:p>69.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76">
                <text:p>2.476</text:p>
              </table:table-cell>
              <table:table-cell office:value-type="float" office:value="1147.146">
                <text:p>1147.146</text:p>
              </table:table-cell>
              <table:table-cell office:value-type="float" office:value="931.126">
                <text:p>931.126</text:p>
              </table:table-cell>
              <table:table-cell office:value-type="float" office:value="332.28">
                <text:p>332.28</text:p>
              </table:table-cell>
              <table:table-cell office:value-type="float" office:value="942.519">
                <text:p>942.519</text:p>
              </table:table-cell>
              <table:table-cell office:value-type="float" office:value="336.747">
                <text:p>336.747</text:p>
              </table:table-cell>
              <table:table-cell office:value-type="float" office:value="151.889">
                <text:p>151.889</text:p>
              </table:table-cell>
              <table:table-cell office:value-type="float" office:value="146.106">
                <text:p>146.106</text:p>
              </table:table-cell>
              <table:table-cell office:value-type="float" office:value="54.665">
                <text:p>54.6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1">
                <text:p>2.51</text:p>
              </table:table-cell>
              <table:table-cell office:value-type="float" office:value="1179.731">
                <text:p>1179.731</text:p>
              </table:table-cell>
              <table:table-cell office:value-type="float" office:value="942.684">
                <text:p>942.684</text:p>
              </table:table-cell>
              <table:table-cell office:value-type="float" office:value="332.382">
                <text:p>332.382</text:p>
              </table:table-cell>
              <table:table-cell office:value-type="float" office:value="954.204">
                <text:p>954.204</text:p>
              </table:table-cell>
              <table:table-cell office:value-type="float" office:value="335.522">
                <text:p>335.522</text:p>
              </table:table-cell>
              <table:table-cell office:value-type="float" office:value="157.001">
                <text:p>157.001</text:p>
              </table:table-cell>
              <table:table-cell office:value-type="float" office:value="147.82">
                <text:p>147.82</text:p>
              </table:table-cell>
              <table:table-cell office:value-type="float" office:value="45.794">
                <text:p>45.7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3">
                <text:p>2.53</text:p>
              </table:table-cell>
              <table:table-cell office:value-type="float" office:value="1198.141">
                <text:p>1198.141</text:p>
              </table:table-cell>
              <table:table-cell office:value-type="float" office:value="949.166">
                <text:p>949.166</text:p>
              </table:table-cell>
              <table:table-cell office:value-type="float" office:value="332.87">
                <text:p>332.87</text:p>
              </table:table-cell>
              <table:table-cell office:value-type="float" office:value="960.74">
                <text:p>960.74</text:p>
              </table:table-cell>
              <table:table-cell office:value-type="float" office:value="335.679">
                <text:p>335.679</text:p>
              </table:table-cell>
              <table:table-cell office:value-type="float" office:value="159.887">
                <text:p>159.887</text:p>
              </table:table-cell>
              <table:table-cell office:value-type="float" office:value="148.681">
                <text:p>148.681</text:p>
              </table:table-cell>
              <table:table-cell office:value-type="float" office:value="43.338">
                <text:p>43.3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47">
                <text:p>2.547</text:p>
              </table:table-cell>
              <table:table-cell office:value-type="float" office:value="1214.621">
                <text:p>1214.621</text:p>
              </table:table-cell>
              <table:table-cell office:value-type="float" office:value="954.932">
                <text:p>954.932</text:p>
              </table:table-cell>
              <table:table-cell office:value-type="float" office:value="332.783">
                <text:p>332.783</text:p>
              </table:table-cell>
              <table:table-cell office:value-type="float" office:value="966.553">
                <text:p>966.553</text:p>
              </table:table-cell>
              <table:table-cell office:value-type="float" office:value="335.617">
                <text:p>335.617</text:p>
              </table:table-cell>
              <table:table-cell office:value-type="float" office:value="162.467">
                <text:p>162.467</text:p>
              </table:table-cell>
              <table:table-cell office:value-type="float" office:value="149.43">
                <text:p>149.43</text:p>
              </table:table-cell>
              <table:table-cell office:value-type="float" office:value="43.523">
                <text:p>43.5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64">
                <text:p>2.564</text:p>
              </table:table-cell>
              <table:table-cell office:value-type="float" office:value="1231.197">
                <text:p>1231.197</text:p>
              </table:table-cell>
              <table:table-cell office:value-type="float" office:value="960.691">
                <text:p>960.691</text:p>
              </table:table-cell>
              <table:table-cell office:value-type="float" office:value="332.248">
                <text:p>332.248</text:p>
              </table:table-cell>
              <table:table-cell office:value-type="float" office:value="972.362">
                <text:p>972.362</text:p>
              </table:table-cell>
              <table:table-cell office:value-type="float" office:value="335.475">
                <text:p>335.475</text:p>
              </table:table-cell>
              <table:table-cell office:value-type="float" office:value="165.059">
                <text:p>165.059</text:p>
              </table:table-cell>
              <table:table-cell office:value-type="float" office:value="150.205">
                <text:p>150.205</text:p>
              </table:table-cell>
              <table:table-cell office:value-type="float" office:value="46.423">
                <text:p>46.4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84">
                <text:p>2.584</text:p>
              </table:table-cell>
              <table:table-cell office:value-type="float" office:value="1250.442">
                <text:p>1250.442</text:p>
              </table:table-cell>
              <table:table-cell office:value-type="float" office:value="967.318">
                <text:p>967.318</text:p>
              </table:table-cell>
              <table:table-cell office:value-type="float" office:value="331.196">
                <text:p>331.196</text:p>
              </table:table-cell>
              <table:table-cell office:value-type="float" office:value="979.062">
                <text:p>979.062</text:p>
              </table:table-cell>
              <table:table-cell office:value-type="float" office:value="335.253">
                <text:p>335.253</text:p>
              </table:table-cell>
              <table:table-cell office:value-type="float" office:value="168.068">
                <text:p>168.068</text:p>
              </table:table-cell>
              <table:table-cell office:value-type="float" office:value="151.186">
                <text:p>151.186</text:p>
              </table:table-cell>
              <table:table-cell office:value-type="float" office:value="51.998">
                <text:p>51.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13">
                <text:p>2.613</text:p>
              </table:table-cell>
              <table:table-cell office:value-type="float" office:value="1278.517">
                <text:p>1278.517</text:p>
              </table:table-cell>
              <table:table-cell office:value-type="float" office:value="976.868">
                <text:p>976.868</text:p>
              </table:table-cell>
              <table:table-cell office:value-type="float" office:value="329.635">
                <text:p>329.635</text:p>
              </table:table-cell>
              <table:table-cell office:value-type="float" office:value="988.752">
                <text:p>988.752</text:p>
              </table:table-cell>
              <table:table-cell office:value-type="float" office:value="335.481">
                <text:p>335.481</text:p>
              </table:table-cell>
              <table:table-cell office:value-type="float" office:value="172.457">
                <text:p>172.457</text:p>
              </table:table-cell>
              <table:table-cell office:value-type="float" office:value="152.838">
                <text:p>152.838</text:p>
              </table:table-cell>
              <table:table-cell office:value-type="float" office:value="62.355">
                <text:p>62.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57">
                <text:p>2.657</text:p>
              </table:table-cell>
              <table:table-cell office:value-type="float" office:value="1321.144">
                <text:p>1321.144</text:p>
              </table:table-cell>
              <table:table-cell office:value-type="float" office:value="991.11">
                <text:p>991.11</text:p>
              </table:table-cell>
              <table:table-cell office:value-type="float" office:value="327.338">
                <text:p>327.338</text:p>
              </table:table-cell>
              <table:table-cell office:value-type="float" office:value="1003.296">
                <text:p>1003.296</text:p>
              </table:table-cell>
              <table:table-cell office:value-type="float" office:value="336.215">
                <text:p>336.215</text:p>
              </table:table-cell>
              <table:table-cell office:value-type="float" office:value="179.142">
                <text:p>179.142</text:p>
              </table:table-cell>
              <table:table-cell office:value-type="float" office:value="155.897">
                <text:p>155.897</text:p>
              </table:table-cell>
              <table:table-cell office:value-type="float" office:value="76.749">
                <text:p>76.7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83">
                <text:p>2.683</text:p>
              </table:table-cell>
              <table:table-cell office:value-type="float" office:value="1346.966">
                <text:p>1346.966</text:p>
              </table:table-cell>
              <table:table-cell office:value-type="float" office:value="999.601">
                <text:p>999.601</text:p>
              </table:table-cell>
              <table:table-cell office:value-type="float" office:value="326.703">
                <text:p>326.703</text:p>
              </table:table-cell>
              <table:table-cell office:value-type="float" office:value="1012.009">
                <text:p>1012.009</text:p>
              </table:table-cell>
              <table:table-cell office:value-type="float" office:value="336.985">
                <text:p>336.985</text:p>
              </table:table-cell>
              <table:table-cell office:value-type="float" office:value="183.213">
                <text:p>183.213</text:p>
              </table:table-cell>
              <table:table-cell office:value-type="float" office:value="157.989">
                <text:p>157.989</text:p>
              </table:table-cell>
              <table:table-cell office:value-type="float" office:value="82.606">
                <text:p>82.6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02">
                <text:p>2.702</text:p>
              </table:table-cell>
              <table:table-cell office:value-type="float" office:value="1366.253">
                <text:p>1366.253</text:p>
              </table:table-cell>
              <table:table-cell office:value-type="float" office:value="1005.89">
                <text:p>1005.89</text:p>
              </table:table-cell>
              <table:table-cell office:value-type="float" office:value="326.799">
                <text:p>326.799</text:p>
              </table:table-cell>
              <table:table-cell office:value-type="float" office:value="1018.472">
                <text:p>1018.472</text:p>
              </table:table-cell>
              <table:table-cell office:value-type="float" office:value="337.343">
                <text:p>337.343</text:p>
              </table:table-cell>
              <table:table-cell office:value-type="float" office:value="186.268">
                <text:p>186.268</text:p>
              </table:table-cell>
              <table:table-cell office:value-type="float" office:value="159.596">
                <text:p>159.596</text:p>
              </table:table-cell>
              <table:table-cell office:value-type="float" office:value="83.682">
                <text:p>83.6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2">
                <text:p>2.72</text:p>
              </table:table-cell>
              <table:table-cell office:value-type="float" office:value="1384.906">
                <text:p>1384.906</text:p>
              </table:table-cell>
              <table:table-cell office:value-type="float" office:value="1011.927">
                <text:p>1011.927</text:p>
              </table:table-cell>
              <table:table-cell office:value-type="float" office:value="326.625">
                <text:p>326.625</text:p>
              </table:table-cell>
              <table:table-cell office:value-type="float" office:value="1024.675">
                <text:p>1024.675</text:p>
              </table:table-cell>
              <table:table-cell office:value-type="float" office:value="336.703">
                <text:p>336.703</text:p>
              </table:table-cell>
              <table:table-cell office:value-type="float" office:value="189.233">
                <text:p>189.233</text:p>
              </table:table-cell>
              <table:table-cell office:value-type="float" office:value="161.128">
                <text:p>161.128</text:p>
              </table:table-cell>
              <table:table-cell office:value-type="float" office:value="81.762">
                <text:p>81.7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41">
                <text:p>2.741</text:p>
              </table:table-cell>
              <table:table-cell office:value-type="float" office:value="1406.056">
                <text:p>1406.056</text:p>
              </table:table-cell>
              <table:table-cell office:value-type="float" office:value="1018.592">
                <text:p>1018.592</text:p>
              </table:table-cell>
              <table:table-cell office:value-type="float" office:value="319.876">
                <text:p>319.876</text:p>
              </table:table-cell>
              <table:table-cell office:value-type="float" office:value="1031.513">
                <text:p>1031.513</text:p>
              </table:table-cell>
              <table:table-cell office:value-type="float" office:value="328.745">
                <text:p>328.745</text:p>
              </table:table-cell>
              <table:table-cell office:value-type="float" office:value="192.606">
                <text:p>192.606</text:p>
              </table:table-cell>
              <table:table-cell office:value-type="float" office:value="162.76">
                <text:p>162.76</text:p>
              </table:table-cell>
              <table:table-cell office:value-type="float" office:value="75.845">
                <text:p>75.8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71">
                <text:p>2.771</text:p>
              </table:table-cell>
              <table:table-cell office:value-type="float" office:value="1436.359">
                <text:p>1436.359</text:p>
              </table:table-cell>
              <table:table-cell office:value-type="float" office:value="1026.109">
                <text:p>1026.109</text:p>
              </table:table-cell>
              <table:table-cell office:value-type="float" office:value="251.629">
                <text:p>251.629</text:p>
              </table:table-cell>
              <table:table-cell office:value-type="float" office:value="1039.215">
                <text:p>1039.215</text:p>
              </table:table-cell>
              <table:table-cell office:value-type="float" office:value="257.751">
                <text:p>257.751</text:p>
              </table:table-cell>
              <table:table-cell office:value-type="float" office:value="197.457">
                <text:p>197.457</text:p>
              </table:table-cell>
              <table:table-cell office:value-type="float" office:value="164.525">
                <text:p>164.525</text:p>
              </table:table-cell>
              <table:table-cell office:value-type="float" office:value="55.841">
                <text:p>55.8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815">
                <text:p>2.815</text:p>
              </table:table-cell>
              <table:table-cell office:value-type="float" office:value="1482.116">
                <text:p>1482.116</text:p>
              </table:table-cell>
              <table:table-cell office:value-type="float" office:value="1032.08">
                <text:p>1032.08</text:p>
              </table:table-cell>
              <table:table-cell office:value-type="float" office:value="131.038">
                <text:p>131.038</text:p>
              </table:table-cell>
              <table:table-cell office:value-type="float" office:value="1045.312">
                <text:p>1045.312</text:p>
              </table:table-cell>
              <table:table-cell office:value-type="float" office:value="132.958">
                <text:p>132.958</text:p>
              </table:table-cell>
              <table:table-cell office:value-type="float" office:value="204.803">
                <text:p>204.803</text:p>
              </table:table-cell>
              <table:table-cell office:value-type="float" office:value="165.796">
                <text:p>165.796</text:p>
              </table:table-cell>
              <table:table-cell office:value-type="float" office:value="22.518">
                <text:p>22.5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853">
                <text:p>2.853</text:p>
              </table:table-cell>
              <table:table-cell office:value-type="float" office:value="1521.441">
                <text:p>1521.441</text:p>
              </table:table-cell>
              <table:table-cell office:value-type="float" office:value="1033.008">
                <text:p>1033.008</text:p>
              </table:table-cell>
              <table:table-cell office:value-type="float" office:value="25.317">
                <text:p>25.317</text:p>
              </table:table-cell>
              <table:table-cell office:value-type="float" office:value="1046.221">
                <text:p>1046.221</text:p>
              </table:table-cell>
              <table:table-cell office:value-type="float" office:value="25.516">
                <text:p>25.516</text:p>
              </table:table-cell>
              <table:table-cell office:value-type="float" office:value="211.117">
                <text:p>211.117</text:p>
              </table:table-cell>
              <table:table-cell office:value-type="float" office:value="165.749">
                <text:p>165.749</text:p>
              </table:table-cell>
              <table:table-cell office:value-type="float" office:value="3.181">
                <text:p>3.1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873">
                <text:p>2.873</text:p>
              </table:table-cell>
              <table:table-cell office:value-type="float" office:value="1541.866">
                <text:p>1541.866</text:p>
              </table:table-cell>
              <table:table-cell office:value-type="float" office:value="1032.84">
                <text:p>1032.84</text:p>
              </table:table-cell>
              <table:table-cell office:value-type="float" office:value="-8.593">
                <text:p>-8.593</text:p>
              </table:table-cell>
              <table:table-cell office:value-type="float" office:value="1046.026">
                <text:p>1046.026</text:p>
              </table:table-cell>
              <table:table-cell office:value-type="float" office:value="12.022">
                <text:p>12.022</text:p>
              </table:table-cell>
              <table:table-cell office:value-type="float" office:value="214.393">
                <text:p>214.393</text:p>
              </table:table-cell>
              <table:table-cell office:value-type="float" office:value="165.567">
                <text:p>165.567</text:p>
              </table:table-cell>
              <table:table-cell office:value-type="float" office:value="8.408">
                <text:p>8.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895">
                <text:p>2.895</text:p>
              </table:table-cell>
              <table:table-cell office:value-type="float" office:value="1564.419">
                <text:p>1564.419</text:p>
              </table:table-cell>
              <table:table-cell office:value-type="float" office:value="1032.172">
                <text:p>1032.172</text:p>
              </table:table-cell>
              <table:table-cell office:value-type="float" office:value="-30.977">
                <text:p>-30.977</text:p>
              </table:table-cell>
              <table:table-cell office:value-type="float" office:value="1045.33">
                <text:p>1045.33</text:p>
              </table:table-cell>
              <table:table-cell office:value-type="float" office:value="32.18">
                <text:p>32.18</text:p>
              </table:table-cell>
              <table:table-cell office:value-type="float" office:value="218.007">
                <text:p>218.007</text:p>
              </table:table-cell>
              <table:table-cell office:value-type="float" office:value="165.335">
                <text:p>165.335</text:p>
              </table:table-cell>
              <table:table-cell office:value-type="float" office:value="8.719">
                <text:p>8.7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26">
                <text:p>2.926</text:p>
              </table:table-cell>
              <table:table-cell office:value-type="float" office:value="1596.116">
                <text:p>1596.116</text:p>
              </table:table-cell>
              <table:table-cell office:value-type="float" office:value="1030.479">
                <text:p>1030.479</text:p>
              </table:table-cell>
              <table:table-cell office:value-type="float" office:value="-56.194">
                <text:p>-56.194</text:p>
              </table:table-cell>
              <table:table-cell office:value-type="float" office:value="1043.611">
                <text:p>1043.611</text:p>
              </table:table-cell>
              <table:table-cell office:value-type="float" office:value="56.569">
                <text:p>56.569</text:p>
              </table:table-cell>
              <table:table-cell office:value-type="float" office:value="223.083">
                <text:p>223.083</text:p>
              </table:table-cell>
              <table:table-cell office:value-type="float" office:value="165.039">
                <text:p>165.039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972">
                <text:p>2.972</text:p>
              </table:table-cell>
              <table:table-cell office:value-type="float" office:value="1643.534">
                <text:p>1643.534</text:p>
              </table:table-cell>
              <table:table-cell office:value-type="float" office:value="1026.714">
                <text:p>1026.714</text:p>
              </table:table-cell>
              <table:table-cell office:value-type="float" office:value="-82.112">
                <text:p>-82.112</text:p>
              </table:table-cell>
              <table:table-cell office:value-type="float" office:value="1039.852">
                <text:p>1039.852</text:p>
              </table:table-cell>
              <table:table-cell office:value-type="float" office:value="82.136">
                <text:p>82.136</text:p>
              </table:table-cell>
              <table:table-cell office:value-type="float" office:value="230.684">
                <text:p>230.684</text:p>
              </table:table-cell>
              <table:table-cell office:value-type="float" office:value="164.771">
                <text:p>164.771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99">
                <text:p>2.99</text:p>
              </table:table-cell>
              <table:table-cell office:value-type="float" office:value="1662.244">
                <text:p>1662.244</text:p>
              </table:table-cell>
              <table:table-cell office:value-type="float" office:value="1025">
                <text:p>1025</text:p>
              </table:table-cell>
              <table:table-cell office:value-type="float" office:value="-94.061">
                <text:p>-94.061</text:p>
              </table:table-cell>
              <table:table-cell office:value-type="float" office:value="1038.153">
                <text:p>1038.153</text:p>
              </table:table-cell>
              <table:table-cell office:value-type="float" office:value="94.067">
                <text:p>94.067</text:p>
              </table:table-cell>
              <table:table-cell office:value-type="float" office:value="233.688">
                <text:p>233.688</text:p>
              </table:table-cell>
              <table:table-cell office:value-type="float" office:value="164.732">
                <text:p>164.732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15">
                <text:p>3.015</text:p>
              </table:table-cell>
              <table:table-cell office:value-type="float" office:value="1688.11">
                <text:p>1688.11</text:p>
              </table:table-cell>
              <table:table-cell office:value-type="float" office:value="1022.543">
                <text:p>1022.543</text:p>
              </table:table-cell>
              <table:table-cell office:value-type="float" office:value="-97.019">
                <text:p>-97.019</text:p>
              </table:table-cell>
              <table:table-cell office:value-type="float" office:value="1035.723">
                <text:p>1035.723</text:p>
              </table:table-cell>
              <table:table-cell office:value-type="float" office:value="97.03">
                <text:p>97.03</text:p>
              </table:table-cell>
              <table:table-cell office:value-type="float" office:value="237.85">
                <text:p>237.85</text:p>
              </table:table-cell>
              <table:table-cell office:value-type="float" office:value="164.703">
                <text:p>164.70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4">
                <text:p>3.04</text:p>
              </table:table-cell>
              <table:table-cell office:value-type="float" office:value="1713.465">
                <text:p>1713.465</text:p>
              </table:table-cell>
              <table:table-cell office:value-type="float" office:value="1020.144">
                <text:p>1020.144</text:p>
              </table:table-cell>
              <table:table-cell office:value-type="float" office:value="-96.185">
                <text:p>-96.185</text:p>
              </table:table-cell>
              <table:table-cell office:value-type="float" office:value="1033.344">
                <text:p>1033.344</text:p>
              </table:table-cell>
              <table:table-cell office:value-type="float" office:value="96.272">
                <text:p>96.272</text:p>
              </table:table-cell>
              <table:table-cell office:value-type="float" office:value="241.938">
                <text:p>241.938</text:p>
              </table:table-cell>
              <table:table-cell office:value-type="float" office:value="164.638">
                <text:p>164.638</text:p>
              </table:table-cell>
              <table:table-cell office:value-type="float" office:value="4.099">
                <text:p>4.0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74">
                <text:p>3.074</text:p>
              </table:table-cell>
              <table:table-cell office:value-type="float" office:value="1747.917">
                <text:p>1747.917</text:p>
              </table:table-cell>
              <table:table-cell office:value-type="float" office:value="1016.915">
                <text:p>1016.915</text:p>
              </table:table-cell>
              <table:table-cell office:value-type="float" office:value="-94.806">
                <text:p>-94.806</text:p>
              </table:table-cell>
              <table:table-cell office:value-type="float" office:value="1030.12">
                <text:p>1030.12</text:p>
              </table:table-cell>
              <table:table-cell office:value-type="float" office:value="95.226">
                <text:p>95.226</text:p>
              </table:table-cell>
              <table:table-cell office:value-type="float" office:value="247.504">
                <text:p>247.504</text:p>
              </table:table-cell>
              <table:table-cell office:value-type="float" office:value="164.415">
                <text:p>164.415</text:p>
              </table:table-cell>
              <table:table-cell office:value-type="float" office:value="8.931">
                <text:p>8.9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24">
                <text:p>3.124</text:p>
              </table:table-cell>
              <table:table-cell office:value-type="float" office:value="1798.645">
                <text:p>1798.645</text:p>
              </table:table-cell>
              <table:table-cell office:value-type="float" office:value="1012.228">
                <text:p>1012.228</text:p>
              </table:table-cell>
              <table:table-cell office:value-type="float" office:value="-92.725">
                <text:p>-92.725</text:p>
              </table:table-cell>
              <table:table-cell office:value-type="float" office:value="1025.39">
                <text:p>1025.39</text:p>
              </table:table-cell>
              <table:table-cell office:value-type="float" office:value="94.267">
                <text:p>94.267</text:p>
              </table:table-cell>
              <table:table-cell office:value-type="float" office:value="255.71">
                <text:p>255.71</text:p>
              </table:table-cell>
              <table:table-cell office:value-type="float" office:value="163.762">
                <text:p>163.762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64">
                <text:p>3.164</text:p>
              </table:table-cell>
              <table:table-cell office:value-type="float" office:value="1839.321">
                <text:p>1839.321</text:p>
              </table:table-cell>
              <table:table-cell office:value-type="float" office:value="1008.525">
                <text:p>1008.525</text:p>
              </table:table-cell>
              <table:table-cell office:value-type="float" office:value="-91.623">
                <text:p>-91.623</text:p>
              </table:table-cell>
              <table:table-cell office:value-type="float" office:value="1021.606">
                <text:p>1021.606</text:p>
              </table:table-cell>
              <table:table-cell office:value-type="float" office:value="93.908">
                <text:p>93.908</text:p>
              </table:table-cell>
              <table:table-cell office:value-type="float" office:value="262.287">
                <text:p>262.287</text:p>
              </table:table-cell>
              <table:table-cell office:value-type="float" office:value="162.961">
                <text:p>162.961</text:p>
              </table:table-cell>
              <table:table-cell office:value-type="float" office:value="20.589">
                <text:p>20.5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19">
                <text:p>3.19</text:p>
              </table:table-cell>
              <table:table-cell office:value-type="float" office:value="1865.47">
                <text:p>1865.47</text:p>
              </table:table-cell>
              <table:table-cell office:value-type="float" office:value="1006.151">
                <text:p>1006.151</text:p>
              </table:table-cell>
              <table:table-cell office:value-type="float" office:value="-91.453">
                <text:p>-91.453</text:p>
              </table:table-cell>
              <table:table-cell office:value-type="float" office:value="1019.177">
                <text:p>1019.177</text:p>
              </table:table-cell>
              <table:table-cell office:value-type="float" office:value="93.537">
                <text:p>93.537</text:p>
              </table:table-cell>
              <table:table-cell office:value-type="float" office:value="266.51">
                <text:p>266.51</text:p>
              </table:table-cell>
              <table:table-cell office:value-type="float" office:value="162.428">
                <text:p>162.428</text:p>
              </table:table-cell>
              <table:table-cell office:value-type="float" office:value="19.632">
                <text:p>19.6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22">
                <text:p>3.22</text:p>
              </table:table-cell>
              <table:table-cell office:value-type="float" office:value="1895.492">
                <text:p>1895.492</text:p>
              </table:table-cell>
              <table:table-cell office:value-type="float" office:value="1003.414">
                <text:p>1003.414</text:p>
              </table:table-cell>
              <table:table-cell office:value-type="float" office:value="-91.807">
                <text:p>-91.807</text:p>
              </table:table-cell>
              <table:table-cell office:value-type="float" office:value="1016.391">
                <text:p>1016.391</text:p>
              </table:table-cell>
              <table:table-cell office:value-type="float" office:value="93.072">
                <text:p>93.072</text:p>
              </table:table-cell>
              <table:table-cell office:value-type="float" office:value="271.355">
                <text:p>271.355</text:p>
              </table:table-cell>
              <table:table-cell office:value-type="float" office:value="161.9">
                <text:p>161.9</text:p>
              </table:table-cell>
              <table:table-cell office:value-type="float" office:value="15.296">
                <text:p>15.2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265">
                <text:p>3.265</text:p>
              </table:table-cell>
              <table:table-cell office:value-type="float" office:value="1940.371">
                <text:p>1940.371</text:p>
              </table:table-cell>
              <table:table-cell office:value-type="float" office:value="999.279">
                <text:p>999.279</text:p>
              </table:table-cell>
              <table:table-cell office:value-type="float" office:value="-92.568">
                <text:p>-92.568</text:p>
              </table:table-cell>
              <table:table-cell office:value-type="float" office:value="1012.229">
                <text:p>1012.229</text:p>
              </table:table-cell>
              <table:table-cell office:value-type="float" office:value="92.911">
                <text:p>92.911</text:p>
              </table:table-cell>
              <table:table-cell office:value-type="float" office:value="278.599">
                <text:p>278.599</text:p>
              </table:table-cell>
              <table:table-cell office:value-type="float" office:value="161.401">
                <text:p>161.401</text:p>
              </table:table-cell>
              <table:table-cell office:value-type="float" office:value="7.983">
                <text:p>7.9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15">
                <text:p>3.315</text:p>
              </table:table-cell>
              <table:table-cell office:value-type="float" office:value="1990.219">
                <text:p>1990.219</text:p>
              </table:table-cell>
              <table:table-cell office:value-type="float" office:value="994.637">
                <text:p>994.637</text:p>
              </table:table-cell>
              <table:table-cell office:value-type="float" office:value="-92.777">
                <text:p>-92.777</text:p>
              </table:table-cell>
              <table:table-cell office:value-type="float" office:value="1007.607">
                <text:p>1007.607</text:p>
              </table:table-cell>
              <table:table-cell office:value-type="float" office:value="92.855">
                <text:p>92.855</text:p>
              </table:table-cell>
              <table:table-cell office:value-type="float" office:value="286.662">
                <text:p>286.662</text:p>
              </table:table-cell>
              <table:table-cell office:value-type="float" office:value="161.15">
                <text:p>161.15</text:p>
              </table:table-cell>
              <table:table-cell office:value-type="float" office:value="3.791">
                <text:p>3.7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347">
                <text:p>3.347</text:p>
              </table:table-cell>
              <table:table-cell office:value-type="float" office:value="2022.463">
                <text:p>2022.463</text:p>
              </table:table-cell>
              <table:table-cell office:value-type="float" office:value="991.626">
                <text:p>991.626</text:p>
              </table:table-cell>
              <table:table-cell office:value-type="float" office:value="-92.456">
                <text:p>-92.456</text:p>
              </table:table-cell>
              <table:table-cell office:value-type="float" office:value="1004.619">
                <text:p>1004.619</text:p>
              </table:table-cell>
              <table:table-cell office:value-type="float" office:value="92.518">
                <text:p>92.518</text:p>
              </table:table-cell>
              <table:table-cell office:value-type="float" office:value="291.892">
                <text:p>291.892</text:p>
              </table:table-cell>
              <table:table-cell office:value-type="float" office:value="161.053">
                <text:p>161.053</text:p>
              </table:table-cell>
              <table:table-cell office:value-type="float" office:value="3.404">
                <text:p>3.4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381">
                <text:p>3.381</text:p>
              </table:table-cell>
              <table:table-cell office:value-type="float" office:value="2055.531">
                <text:p>2055.531</text:p>
              </table:table-cell>
              <table:table-cell office:value-type="float" office:value="988.557">
                <text:p>988.557</text:p>
              </table:table-cell>
              <table:table-cell office:value-type="float" office:value="-91.259">
                <text:p>-91.259</text:p>
              </table:table-cell>
              <table:table-cell office:value-type="float" office:value="1001.561">
                <text:p>1001.561</text:p>
              </table:table-cell>
              <table:table-cell office:value-type="float" office:value="91.573">
                <text:p>91.573</text:p>
              </table:table-cell>
              <table:table-cell office:value-type="float" office:value="297.269">
                <text:p>297.269</text:p>
              </table:table-cell>
              <table:table-cell office:value-type="float" office:value="160.876">
                <text:p>160.876</text:p>
              </table:table-cell>
              <table:table-cell office:value-type="float" office:value="7.586">
                <text:p>7.5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431">
                <text:p>3.431</text:p>
              </table:table-cell>
              <table:table-cell office:value-type="float" office:value="2104.846">
                <text:p>2104.846</text:p>
              </table:table-cell>
              <table:table-cell office:value-type="float" office:value="984.044">
                <text:p>984.044</text:p>
              </table:table-cell>
              <table:table-cell office:value-type="float" office:value="-89.486">
                <text:p>-89.486</text:p>
              </table:table-cell>
              <table:table-cell office:value-type="float" office:value="997.015">
                <text:p>997.015</text:p>
              </table:table-cell>
              <table:table-cell office:value-type="float" office:value="90.586">
                <text:p>90.586</text:p>
              </table:table-cell>
              <table:table-cell office:value-type="float" office:value="305.3">
                <text:p>305.3</text:p>
              </table:table-cell>
              <table:table-cell office:value-type="float" office:value="160.306">
                <text:p>160.306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481">
                <text:p>3.481</text:p>
              </table:table-cell>
              <table:table-cell office:value-type="float" office:value="2153.937">
                <text:p>2153.937</text:p>
              </table:table-cell>
              <table:table-cell office:value-type="float" office:value="979.605">
                <text:p>979.605</text:p>
              </table:table-cell>
              <table:table-cell office:value-type="float" office:value="-88.389">
                <text:p>-88.389</text:p>
              </table:table-cell>
              <table:table-cell office:value-type="float" office:value="992.502">
                <text:p>992.502</text:p>
              </table:table-cell>
              <table:table-cell office:value-type="float" office:value="90.021">
                <text:p>90.021</text:p>
              </table:table-cell>
              <table:table-cell office:value-type="float" office:value="313.295">
                <text:p>313.295</text:p>
              </table:table-cell>
              <table:table-cell office:value-type="float" office:value="159.48">
                <text:p>159.48</text:p>
              </table:table-cell>
              <table:table-cell office:value-type="float" office:value="17.061">
                <text:p>17.0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518">
                <text:p>3.518</text:p>
              </table:table-cell>
              <table:table-cell office:value-type="float" office:value="2189.998">
                <text:p>2189.998</text:p>
              </table:table-cell>
              <table:table-cell office:value-type="float" office:value="976.353">
                <text:p>976.353</text:p>
              </table:table-cell>
              <table:table-cell office:value-type="float" office:value="-88.198">
                <text:p>-88.198</text:p>
              </table:table-cell>
              <table:table-cell office:value-type="float" office:value="989.191">
                <text:p>989.191</text:p>
              </table:table-cell>
              <table:table-cell office:value-type="float" office:value="89.581">
                <text:p>89.581</text:p>
              </table:table-cell>
              <table:table-cell office:value-type="float" office:value="319.164">
                <text:p>319.164</text:p>
              </table:table-cell>
              <table:table-cell office:value-type="float" office:value="158.851">
                <text:p>158.851</text:p>
              </table:table-cell>
              <table:table-cell office:value-type="float" office:value="15.685">
                <text:p>15.6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567">
                <text:p>3.567</text:p>
              </table:table-cell>
              <table:table-cell office:value-type="float" office:value="2238.207">
                <text:p>2238.207</text:p>
              </table:table-cell>
              <table:table-cell office:value-type="float" office:value="971.979">
                <text:p>971.979</text:p>
              </table:table-cell>
              <table:table-cell office:value-type="float" office:value="-88.519">
                <text:p>-88.519</text:p>
              </table:table-cell>
              <table:table-cell office:value-type="float" office:value="984.771">
                <text:p>984.771</text:p>
              </table:table-cell>
              <table:table-cell office:value-type="float" office:value="89.163">
                <text:p>89.163</text:p>
              </table:table-cell>
              <table:table-cell office:value-type="float" office:value="327.008">
                <text:p>327.008</text:p>
              </table:table-cell>
              <table:table-cell office:value-type="float" office:value="158.211">
                <text:p>158.211</text:p>
              </table:table-cell>
              <table:table-cell office:value-type="float" office:value="10.693">
                <text:p>10.6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617">
                <text:p>3.617</text:p>
              </table:table-cell>
              <table:table-cell office:value-type="float" office:value="2286.695">
                <text:p>2286.695</text:p>
              </table:table-cell>
              <table:table-cell office:value-type="float" office:value="967.545">
                <text:p>967.545</text:p>
              </table:table-cell>
              <table:table-cell office:value-type="float" office:value="-88.811">
                <text:p>-88.811</text:p>
              </table:table-cell>
              <table:table-cell office:value-type="float" office:value="980.327">
                <text:p>980.327</text:p>
              </table:table-cell>
              <table:table-cell office:value-type="float" office:value="89.027">
                <text:p>89.027</text:p>
              </table:table-cell>
              <table:table-cell office:value-type="float" office:value="334.907">
                <text:p>334.907</text:p>
              </table:table-cell>
              <table:table-cell office:value-type="float" office:value="157.794">
                <text:p>157.794</text:p>
              </table:table-cell>
              <table:table-cell office:value-type="float" office:value="6.201">
                <text:p>6.2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667">
                <text:p>3.667</text:p>
              </table:table-cell>
              <table:table-cell office:value-type="float" office:value="2334.961">
                <text:p>2334.961</text:p>
              </table:table-cell>
              <table:table-cell office:value-type="float" office:value="963.1">
                <text:p>963.1</text:p>
              </table:table-cell>
              <table:table-cell office:value-type="float" office:value="-88.584">
                <text:p>-88.584</text:p>
              </table:table-cell>
              <table:table-cell office:value-type="float" office:value="975.907">
                <text:p>975.907</text:p>
              </table:table-cell>
              <table:table-cell office:value-type="float" office:value="88.678">
                <text:p>88.678</text:p>
              </table:table-cell>
              <table:table-cell office:value-type="float" office:value="342.791">
                <text:p>342.791</text:p>
              </table:table-cell>
              <table:table-cell office:value-type="float" office:value="157.583">
                <text:p>157.58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05">
                <text:p>3.705</text:p>
              </table:table-cell>
              <table:table-cell office:value-type="float" office:value="2371.41">
                <text:p>2371.41</text:p>
              </table:table-cell>
              <table:table-cell office:value-type="float" office:value="959.757">
                <text:p>959.757</text:p>
              </table:table-cell>
              <table:table-cell office:value-type="float" office:value="-87.603">
                <text:p>-87.603</text:p>
              </table:table-cell>
              <table:table-cell office:value-type="float" office:value="972.58">
                <text:p>972.58</text:p>
              </table:table-cell>
              <table:table-cell office:value-type="float" office:value="87.795">
                <text:p>87.795</text:p>
              </table:table-cell>
              <table:table-cell office:value-type="float" office:value="348.762">
                <text:p>348.762</text:p>
              </table:table-cell>
              <table:table-cell office:value-type="float" office:value="157.413">
                <text:p>157.413</text:p>
              </table:table-cell>
              <table:table-cell office:value-type="float" office:value="5.809">
                <text:p>5.8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755">
                <text:p>3.755</text:p>
              </table:table-cell>
              <table:table-cell office:value-type="float" office:value="2419.29">
                <text:p>2419.29</text:p>
              </table:table-cell>
              <table:table-cell office:value-type="float" office:value="955.423">
                <text:p>955.423</text:p>
              </table:table-cell>
              <table:table-cell office:value-type="float" office:value="-85.775">
                <text:p>-85.775</text:p>
              </table:table-cell>
              <table:table-cell office:value-type="float" office:value="968.234">
                <text:p>968.234</text:p>
              </table:table-cell>
              <table:table-cell office:value-type="float" office:value="86.506">
                <text:p>86.506</text:p>
              </table:table-cell>
              <table:table-cell office:value-type="float" office:value="356.623">
                <text:p>356.623</text:p>
              </table:table-cell>
              <table:table-cell office:value-type="float" office:value="156.987">
                <text:p>156.987</text:p>
              </table:table-cell>
              <table:table-cell office:value-type="float" office:value="11.221">
                <text:p>11.2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05">
                <text:p>3.805</text:p>
              </table:table-cell>
              <table:table-cell office:value-type="float" office:value="2466.954">
                <text:p>2466.954</text:p>
              </table:table-cell>
              <table:table-cell office:value-type="float" office:value="951.184">
                <text:p>951.184</text:p>
              </table:table-cell>
              <table:table-cell office:value-type="float" office:value="-84.06">
                <text:p>-84.06</text:p>
              </table:table-cell>
              <table:table-cell office:value-type="float" office:value="963.932">
                <text:p>963.932</text:p>
              </table:table-cell>
              <table:table-cell office:value-type="float" office:value="85.722">
                <text:p>85.722</text:p>
              </table:table-cell>
              <table:table-cell office:value-type="float" office:value="364.455">
                <text:p>364.455</text:p>
              </table:table-cell>
              <table:table-cell office:value-type="float" office:value="156.248">
                <text:p>156.248</text:p>
              </table:table-cell>
              <table:table-cell office:value-type="float" office:value="16.796">
                <text:p>16.7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4">
                <text:p>3.84</text:p>
              </table:table-cell>
              <table:table-cell office:value-type="float" office:value="2499.938">
                <text:p>2499.938</text:p>
              </table:table-cell>
              <table:table-cell office:value-type="float" office:value="948.281">
                <text:p>948.281</text:p>
              </table:table-cell>
              <table:table-cell office:value-type="float" office:value="-83.349">
                <text:p>-83.349</text:p>
              </table:table-cell>
              <table:table-cell office:value-type="float" office:value="960.965">
                <text:p>960.965</text:p>
              </table:table-cell>
              <table:table-cell office:value-type="float" office:value="85.276">
                <text:p>85.276</text:p>
              </table:table-cell>
              <table:table-cell office:value-type="float" office:value="369.871">
                <text:p>369.871</text:p>
              </table:table-cell>
              <table:table-cell office:value-type="float" office:value="155.622">
                <text:p>155.622</text:p>
              </table:table-cell>
              <table:table-cell office:value-type="float" office:value="18.025">
                <text:p>18.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71">
                <text:p>3.871</text:p>
              </table:table-cell>
              <table:table-cell office:value-type="float" office:value="2529.703">
                <text:p>2529.703</text:p>
              </table:table-cell>
              <table:table-cell office:value-type="float" office:value="945.664">
                <text:p>945.664</text:p>
              </table:table-cell>
              <table:table-cell office:value-type="float" office:value="-83.272">
                <text:p>-83.272</text:p>
              </table:table-cell>
              <table:table-cell office:value-type="float" office:value="958.295">
                <text:p>958.295</text:p>
              </table:table-cell>
              <table:table-cell office:value-type="float" office:value="84.753">
                <text:p>84.753</text:p>
              </table:table-cell>
              <table:table-cell office:value-type="float" office:value="374.754">
                <text:p>374.754</text:p>
              </table:table-cell>
              <table:table-cell office:value-type="float" office:value="155.081">
                <text:p>155.081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15">
                <text:p>3.915</text:p>
              </table:table-cell>
              <table:table-cell office:value-type="float" office:value="2570.882">
                <text:p>2570.882</text:p>
              </table:table-cell>
              <table:table-cell office:value-type="float" office:value="942.022">
                <text:p>942.022</text:p>
              </table:table-cell>
              <table:table-cell office:value-type="float" office:value="-83.736">
                <text:p>-83.736</text:p>
              </table:table-cell>
              <table:table-cell office:value-type="float" office:value="954.611">
                <text:p>954.611</text:p>
              </table:table-cell>
              <table:table-cell office:value-type="float" office:value="84.29">
                <text:p>84.29</text:p>
              </table:table-cell>
              <table:table-cell office:value-type="float" office:value="381.507">
                <text:p>381.507</text:p>
              </table:table-cell>
              <table:table-cell office:value-type="float" office:value="154.521">
                <text:p>154.521</text:p>
              </table:table-cell>
              <table:table-cell office:value-type="float" office:value="9.652">
                <text:p>9.6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65">
                <text:p>3.965</text:p>
              </table:table-cell>
              <table:table-cell office:value-type="float" office:value="2617.878">
                <text:p>2617.878</text:p>
              </table:table-cell>
              <table:table-cell office:value-type="float" office:value="937.815">
                <text:p>937.815</text:p>
              </table:table-cell>
              <table:table-cell office:value-type="float" office:value="-84.225">
                <text:p>-84.225</text:p>
              </table:table-cell>
              <table:table-cell office:value-type="float" office:value="950.413">
                <text:p>950.413</text:p>
              </table:table-cell>
              <table:table-cell office:value-type="float" office:value="84.296">
                <text:p>84.296</text:p>
              </table:table-cell>
              <table:table-cell office:value-type="float" office:value="389.224">
                <text:p>389.224</text:p>
              </table:table-cell>
              <table:table-cell office:value-type="float" office:value="154.235">
                <text:p>154.235</text:p>
              </table:table-cell>
              <table:table-cell office:value-type="float" office:value="3.466">
                <text:p>3.4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03">
                <text:p>4.003</text:p>
              </table:table-cell>
              <table:table-cell office:value-type="float" office:value="2653.461">
                <text:p>2653.461</text:p>
              </table:table-cell>
              <table:table-cell office:value-type="float" office:value="934.614">
                <text:p>934.614</text:p>
              </table:table-cell>
              <table:table-cell office:value-type="float" office:value="-83.981">
                <text:p>-83.981</text:p>
              </table:table-cell>
              <table:table-cell office:value-type="float" office:value="947.241">
                <text:p>947.241</text:p>
              </table:table-cell>
              <table:table-cell office:value-type="float" office:value="84.009">
                <text:p>84.009</text:p>
              </table:table-cell>
              <table:table-cell office:value-type="float" office:value="395.085">
                <text:p>395.085</text:p>
              </table:table-cell>
              <table:table-cell office:value-type="float" office:value="154.152">
                <text:p>154.152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037">
                <text:p>4.037</text:p>
              </table:table-cell>
              <table:table-cell office:value-type="float" office:value="2685.307">
                <text:p>2685.307</text:p>
              </table:table-cell>
              <table:table-cell office:value-type="float" office:value="931.761">
                <text:p>931.761</text:p>
              </table:table-cell>
              <table:table-cell office:value-type="float" office:value="-83.101">
                <text:p>-83.101</text:p>
              </table:table-cell>
              <table:table-cell office:value-type="float" office:value="944.41">
                <text:p>944.41</text:p>
              </table:table-cell>
              <table:table-cell office:value-type="float" office:value="83.212">
                <text:p>83.212</text:p>
              </table:table-cell>
              <table:table-cell office:value-type="float" office:value="400.344">
                <text:p>400.344</text:p>
              </table:table-cell>
              <table:table-cell office:value-type="float" office:value="154.05">
                <text:p>154.05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086">
                <text:p>4.086</text:p>
              </table:table-cell>
              <table:table-cell office:value-type="float" office:value="2730.576">
                <text:p>2730.576</text:p>
              </table:table-cell>
              <table:table-cell office:value-type="float" office:value="927.755">
                <text:p>927.755</text:p>
              </table:table-cell>
              <table:table-cell office:value-type="float" office:value="-81.506">
                <text:p>-81.506</text:p>
              </table:table-cell>
              <table:table-cell office:value-type="float" office:value="940.403">
                <text:p>940.403</text:p>
              </table:table-cell>
              <table:table-cell office:value-type="float" office:value="82.014">
                <text:p>82.014</text:p>
              </table:table-cell>
              <table:table-cell office:value-type="float" office:value="407.837">
                <text:p>407.837</text:p>
              </table:table-cell>
              <table:table-cell office:value-type="float" office:value="153.719">
                <text:p>153.719</text:p>
              </table:table-cell>
              <table:table-cell office:value-type="float" office:value="9.115">
                <text:p>9.1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136">
                <text:p>4.136</text:p>
              </table:table-cell>
              <table:table-cell office:value-type="float" office:value="2776.862">
                <text:p>2776.862</text:p>
              </table:table-cell>
              <table:table-cell office:value-type="float" office:value="923.725">
                <text:p>923.725</text:p>
              </table:table-cell>
              <table:table-cell office:value-type="float" office:value="-79.831">
                <text:p>-79.831</text:p>
              </table:table-cell>
              <table:table-cell office:value-type="float" office:value="936.327">
                <text:p>936.327</text:p>
              </table:table-cell>
              <table:table-cell office:value-type="float" office:value="81.2">
                <text:p>81.2</text:p>
              </table:table-cell>
              <table:table-cell office:value-type="float" office:value="415.509">
                <text:p>415.509</text:p>
              </table:table-cell>
              <table:table-cell office:value-type="float" office:value="153.106">
                <text:p>153.106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18">
                <text:p>4.18</text:p>
              </table:table-cell>
              <table:table-cell office:value-type="float" office:value="2817.941">
                <text:p>2817.941</text:p>
              </table:table-cell>
              <table:table-cell office:value-type="float" office:value="920.189">
                <text:p>920.189</text:p>
              </table:table-cell>
              <table:table-cell office:value-type="float" office:value="-79.193">
                <text:p>-79.193</text:p>
              </table:table-cell>
              <table:table-cell office:value-type="float" office:value="932.723">
                <text:p>932.723</text:p>
              </table:table-cell>
              <table:table-cell office:value-type="float" office:value="80.642">
                <text:p>80.642</text:p>
              </table:table-cell>
              <table:table-cell office:value-type="float" office:value="422.315">
                <text:p>422.315</text:p>
              </table:table-cell>
              <table:table-cell office:value-type="float" office:value="152.391">
                <text:p>152.391</text:p>
              </table:table-cell>
              <table:table-cell office:value-type="float" office:value="15.216">
                <text:p>15.2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222">
                <text:p>4.222</text:p>
              </table:table-cell>
              <table:table-cell office:value-type="float" office:value="2856.634">
                <text:p>2856.634</text:p>
              </table:table-cell>
              <table:table-cell office:value-type="float" office:value="916.856">
                <text:p>916.856</text:p>
              </table:table-cell>
              <table:table-cell office:value-type="float" office:value="-79.046">
                <text:p>-79.046</text:p>
              </table:table-cell>
              <table:table-cell office:value-type="float" office:value="929.337">
                <text:p>929.337</text:p>
              </table:table-cell>
              <table:table-cell office:value-type="float" office:value="80.123">
                <text:p>80.123</text:p>
              </table:table-cell>
              <table:table-cell office:value-type="float" office:value="428.722">
                <text:p>428.722</text:p>
              </table:table-cell>
              <table:table-cell office:value-type="float" office:value="151.802">
                <text:p>151.802</text:p>
              </table:table-cell>
              <table:table-cell office:value-type="float" office:value="13.091">
                <text:p>13.0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272">
                <text:p>4.272</text:p>
              </table:table-cell>
              <table:table-cell office:value-type="float" office:value="2902.378">
                <text:p>2902.378</text:p>
              </table:table-cell>
              <table:table-cell office:value-type="float" office:value="912.901">
                <text:p>912.901</text:p>
              </table:table-cell>
              <table:table-cell office:value-type="float" office:value="-79.217">
                <text:p>-79.217</text:p>
              </table:table-cell>
              <table:table-cell office:value-type="float" office:value="925.344">
                <text:p>925.344</text:p>
              </table:table-cell>
              <table:table-cell office:value-type="float" office:value="79.726">
                <text:p>79.726</text:p>
              </table:table-cell>
              <table:table-cell office:value-type="float" office:value="436.297">
                <text:p>436.297</text:p>
              </table:table-cell>
              <table:table-cell office:value-type="float" office:value="151.238">
                <text:p>151.238</text:p>
              </table:table-cell>
              <table:table-cell office:value-type="float" office:value="8.989">
                <text:p>8.9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322">
                <text:p>4.322</text:p>
              </table:table-cell>
              <table:table-cell office:value-type="float" office:value="2947.924">
                <text:p>2947.924</text:p>
              </table:table-cell>
              <table:table-cell office:value-type="float" office:value="908.932">
                <text:p>908.932</text:p>
              </table:table-cell>
              <table:table-cell office:value-type="float" office:value="-79.369">
                <text:p>-79.369</text:p>
              </table:table-cell>
              <table:table-cell office:value-type="float" office:value="921.374">
                <text:p>921.374</text:p>
              </table:table-cell>
              <table:table-cell office:value-type="float" office:value="79.544">
                <text:p>79.544</text:p>
              </table:table-cell>
              <table:table-cell office:value-type="float" office:value="443.85">
                <text:p>443.85</text:p>
              </table:table-cell>
              <table:table-cell office:value-type="float" office:value="150.908">
                <text:p>150.908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372">
                <text:p>4.372</text:p>
              </table:table-cell>
              <table:table-cell office:value-type="float" office:value="2993.271">
                <text:p>2993.271</text:p>
              </table:table-cell>
              <table:table-cell office:value-type="float" office:value="904.968">
                <text:p>904.968</text:p>
              </table:table-cell>
              <table:table-cell office:value-type="float" office:value="-78.961">
                <text:p>-78.961</text:p>
              </table:table-cell>
              <table:table-cell office:value-type="float" office:value="917.428">
                <text:p>917.428</text:p>
              </table:table-cell>
              <table:table-cell office:value-type="float" office:value="79.09">
                <text:p>79.09</text:p>
              </table:table-cell>
              <table:table-cell office:value-type="float" office:value="451.39">
                <text:p>451.39</text:p>
              </table:table-cell>
              <table:table-cell office:value-type="float" office:value="150.688">
                <text:p>150.68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22">
                <text:p>4.422</text:p>
              </table:table-cell>
              <table:table-cell office:value-type="float" office:value="3038.421">
                <text:p>3038.421</text:p>
              </table:table-cell>
              <table:table-cell office:value-type="float" office:value="901.041">
                <text:p>901.041</text:p>
              </table:table-cell>
              <table:table-cell office:value-type="float" office:value="-78.163">
                <text:p>-78.163</text:p>
              </table:table-cell>
              <table:table-cell office:value-type="float" office:value="913.512">
                <text:p>913.512</text:p>
              </table:table-cell>
              <table:table-cell office:value-type="float" office:value="78.359">
                <text:p>78.359</text:p>
              </table:table-cell>
              <table:table-cell office:value-type="float" office:value="458.918">
                <text:p>458.918</text:p>
              </table:table-cell>
              <table:table-cell office:value-type="float" office:value="150.433">
                <text:p>150.433</text:p>
              </table:table-cell>
              <table:table-cell office:value-type="float" office:value="5.545">
                <text:p>5.5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472">
                <text:p>4.472</text:p>
              </table:table-cell>
              <table:table-cell office:value-type="float" office:value="3083.376">
                <text:p>3083.376</text:p>
              </table:table-cell>
              <table:table-cell office:value-type="float" office:value="897.158">
                <text:p>897.158</text:p>
              </table:table-cell>
              <table:table-cell office:value-type="float" office:value="-77.047">
                <text:p>-77.047</text:p>
              </table:table-cell>
              <table:table-cell office:value-type="float" office:value="909.628">
                <text:p>909.628</text:p>
              </table:table-cell>
              <table:table-cell office:value-type="float" office:value="77.477">
                <text:p>77.477</text:p>
              </table:table-cell>
              <table:table-cell office:value-type="float" office:value="466.432">
                <text:p>466.432</text:p>
              </table:table-cell>
              <table:table-cell office:value-type="float" office:value="150.107">
                <text:p>150.107</text:p>
              </table:table-cell>
              <table:table-cell office:value-type="float" office:value="8.145">
                <text:p>8.1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22">
                <text:p>4.522</text:p>
              </table:table-cell>
              <table:table-cell office:value-type="float" office:value="3128.138">
                <text:p>3128.138</text:p>
              </table:table-cell>
              <table:table-cell office:value-type="float" office:value="893.337">
                <text:p>893.337</text:p>
              </table:table-cell>
              <table:table-cell office:value-type="float" office:value="-75.888">
                <text:p>-75.888</text:p>
              </table:table-cell>
              <table:table-cell office:value-type="float" office:value="905.778">
                <text:p>905.778</text:p>
              </table:table-cell>
              <table:table-cell office:value-type="float" office:value="76.715">
                <text:p>76.715</text:p>
              </table:table-cell>
              <table:table-cell office:value-type="float" office:value="473.925">
                <text:p>473.925</text:p>
              </table:table-cell>
              <table:table-cell office:value-type="float" office:value="149.607">
                <text:p>149.607</text:p>
              </table:table-cell>
              <table:table-cell office:value-type="float" office:value="11.231">
                <text:p>11.2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72">
                <text:p>4.572</text:p>
              </table:table-cell>
              <table:table-cell office:value-type="float" office:value="3172.711">
                <text:p>3172.711</text:p>
              </table:table-cell>
              <table:table-cell office:value-type="float" office:value="889.566">
                <text:p>889.566</text:p>
              </table:table-cell>
              <table:table-cell office:value-type="float" office:value="-75.146">
                <text:p>-75.146</text:p>
              </table:table-cell>
              <table:table-cell office:value-type="float" office:value="901.958">
                <text:p>901.958</text:p>
              </table:table-cell>
              <table:table-cell office:value-type="float" office:value="76.131">
                <text:p>76.131</text:p>
              </table:table-cell>
              <table:table-cell office:value-type="float" office:value="481.391">
                <text:p>481.391</text:p>
              </table:table-cell>
              <table:table-cell office:value-type="float" office:value="148.998">
                <text:p>148.998</text:p>
              </table:table-cell>
              <table:table-cell office:value-type="float" office:value="12.208">
                <text:p>12.2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22">
                <text:p>4.622</text:p>
              </table:table-cell>
              <table:table-cell office:value-type="float" office:value="3217.095">
                <text:p>3217.095</text:p>
              </table:table-cell>
              <table:table-cell office:value-type="float" office:value="885.818">
                <text:p>885.818</text:p>
              </table:table-cell>
              <table:table-cell office:value-type="float" office:value="-74.889">
                <text:p>-74.889</text:p>
              </table:table-cell>
              <table:table-cell office:value-type="float" office:value="898.164">
                <text:p>898.164</text:p>
              </table:table-cell>
              <table:table-cell office:value-type="float" office:value="75.633">
                <text:p>75.633</text:p>
              </table:table-cell>
              <table:table-cell office:value-type="float" office:value="488.825">
                <text:p>488.825</text:p>
              </table:table-cell>
              <table:table-cell office:value-type="float" office:value="148.413">
                <text:p>148.413</text:p>
              </table:table-cell>
              <table:table-cell office:value-type="float" office:value="10.579">
                <text:p>10.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72">
                <text:p>4.672</text:p>
              </table:table-cell>
              <table:table-cell office:value-type="float" office:value="3261.292">
                <text:p>3261.292</text:p>
              </table:table-cell>
              <table:table-cell office:value-type="float" office:value="882.073">
                <text:p>882.073</text:p>
              </table:table-cell>
              <table:table-cell office:value-type="float" office:value="-74.864">
                <text:p>-74.864</text:p>
              </table:table-cell>
              <table:table-cell office:value-type="float" office:value="894.396">
                <text:p>894.396</text:p>
              </table:table-cell>
              <table:table-cell office:value-type="float" office:value="75.271">
                <text:p>75.271</text:p>
              </table:table-cell>
              <table:table-cell office:value-type="float" office:value="496.234">
                <text:p>496.234</text:p>
              </table:table-cell>
              <table:table-cell office:value-type="float" office:value="147.958">
                <text:p>147.958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22">
                <text:p>4.722</text:p>
              </table:table-cell>
              <table:table-cell office:value-type="float" office:value="3305.302">
                <text:p>3305.302</text:p>
              </table:table-cell>
              <table:table-cell office:value-type="float" office:value="878.331">
                <text:p>878.331</text:p>
              </table:table-cell>
              <table:table-cell office:value-type="float" office:value="-74.638">
                <text:p>-74.638</text:p>
              </table:table-cell>
              <table:table-cell office:value-type="float" office:value="890.651">
                <text:p>890.651</text:p>
              </table:table-cell>
              <table:table-cell office:value-type="float" office:value="74.903">
                <text:p>74.903</text:p>
              </table:table-cell>
              <table:table-cell office:value-type="float" office:value="503.623">
                <text:p>503.623</text:p>
              </table:table-cell>
              <table:table-cell office:value-type="float" office:value="147.627">
                <text:p>147.627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72">
                <text:p>4.772</text:p>
              </table:table-cell>
              <table:table-cell office:value-type="float" office:value="3349.126">
                <text:p>3349.126</text:p>
              </table:table-cell>
              <table:table-cell office:value-type="float" office:value="874.611">
                <text:p>874.611</text:p>
              </table:table-cell>
              <table:table-cell office:value-type="float" office:value="-74.18">
                <text:p>-74.18</text:p>
              </table:table-cell>
              <table:table-cell office:value-type="float" office:value="886.931">
                <text:p>886.931</text:p>
              </table:table-cell>
              <table:table-cell office:value-type="float" office:value="74.424">
                <text:p>74.424</text:p>
              </table:table-cell>
              <table:table-cell office:value-type="float" office:value="510.997">
                <text:p>510.997</text:p>
              </table:table-cell>
              <table:table-cell office:value-type="float" office:value="147.319">
                <text:p>147.319</text:p>
              </table:table-cell>
              <table:table-cell office:value-type="float" office:value="6.022">
                <text:p>6.0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822">
                <text:p>4.822</text:p>
              </table:table-cell>
              <table:table-cell office:value-type="float" office:value="3392.764">
                <text:p>3392.764</text:p>
              </table:table-cell>
              <table:table-cell office:value-type="float" office:value="870.915">
                <text:p>870.915</text:p>
              </table:table-cell>
              <table:table-cell office:value-type="float" office:value="-73.688">
                <text:p>-73.688</text:p>
              </table:table-cell>
              <table:table-cell office:value-type="float" office:value="883.237">
                <text:p>883.237</text:p>
              </table:table-cell>
              <table:table-cell office:value-type="float" office:value="73.917">
                <text:p>73.917</text:p>
              </table:table-cell>
              <table:table-cell office:value-type="float" office:value="518.356">
                <text:p>518.356</text:p>
              </table:table-cell>
              <table:table-cell office:value-type="float" office:value="147.019">
                <text:p>147.019</text:p>
              </table:table-cell>
              <table:table-cell office:value-type="float" office:value="5.805">
                <text:p>5.8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72">
                <text:p>4.872</text:p>
              </table:table-cell>
              <table:table-cell office:value-type="float" office:value="3436.218">
                <text:p>3436.218</text:p>
              </table:table-cell>
              <table:table-cell office:value-type="float" office:value="867.246">
                <text:p>867.246</text:p>
              </table:table-cell>
              <table:table-cell office:value-type="float" office:value="-72.875">
                <text:p>-72.875</text:p>
              </table:table-cell>
              <table:table-cell office:value-type="float" office:value="879.569">
                <text:p>879.569</text:p>
              </table:table-cell>
              <table:table-cell office:value-type="float" office:value="73.244">
                <text:p>73.244</text:p>
              </table:table-cell>
              <table:table-cell office:value-type="float" office:value="525.699">
                <text:p>525.699</text:p>
              </table:table-cell>
              <table:table-cell office:value-type="float" office:value="146.717">
                <text:p>146.717</text:p>
              </table:table-cell>
              <table:table-cell office:value-type="float" office:value="7.346">
                <text:p>7.3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922">
                <text:p>4.922</text:p>
              </table:table-cell>
              <table:table-cell office:value-type="float" office:value="3479.489">
                <text:p>3479.489</text:p>
              </table:table-cell>
              <table:table-cell office:value-type="float" office:value="863.629">
                <text:p>863.629</text:p>
              </table:table-cell>
              <table:table-cell office:value-type="float" office:value="-71.849">
                <text:p>-71.849</text:p>
              </table:table-cell>
              <table:table-cell office:value-type="float" office:value="875.928">
                <text:p>875.928</text:p>
              </table:table-cell>
              <table:table-cell office:value-type="float" office:value="72.585">
                <text:p>72.585</text:p>
              </table:table-cell>
              <table:table-cell office:value-type="float" office:value="533.025">
                <text:p>533.025</text:p>
              </table:table-cell>
              <table:table-cell office:value-type="float" office:value="146.27">
                <text:p>146.27</text:p>
              </table:table-cell>
              <table:table-cell office:value-type="float" office:value="10.314">
                <text:p>10.3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972">
                <text:p>4.972</text:p>
              </table:table-cell>
              <table:table-cell office:value-type="float" office:value="3522.581">
                <text:p>3522.581</text:p>
              </table:table-cell>
              <table:table-cell office:value-type="float" office:value="860.058">
                <text:p>860.058</text:p>
              </table:table-cell>
              <table:table-cell office:value-type="float" office:value="-71.16">
                <text:p>-71.16</text:p>
              </table:table-cell>
              <table:table-cell office:value-type="float" office:value="872.312">
                <text:p>872.312</text:p>
              </table:table-cell>
              <table:table-cell office:value-type="float" office:value="72.09">
                <text:p>72.09</text:p>
              </table:table-cell>
              <table:table-cell office:value-type="float" office:value="540.324">
                <text:p>540.324</text:p>
              </table:table-cell>
              <table:table-cell office:value-type="float" office:value="145.699">
                <text:p>145.699</text:p>
              </table:table-cell>
              <table:table-cell office:value-type="float" office:value="11.544">
                <text:p>11.5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022">
                <text:p>5.022</text:p>
              </table:table-cell>
              <table:table-cell office:value-type="float" office:value="3565.496">
                <text:p>3565.496</text:p>
              </table:table-cell>
              <table:table-cell office:value-type="float" office:value="856.509">
                <text:p>856.509</text:p>
              </table:table-cell>
              <table:table-cell office:value-type="float" office:value="-70.887">
                <text:p>-70.887</text:p>
              </table:table-cell>
              <table:table-cell office:value-type="float" office:value="868.719">
                <text:p>868.719</text:p>
              </table:table-cell>
              <table:table-cell office:value-type="float" office:value="71.662">
                <text:p>71.662</text:p>
              </table:table-cell>
              <table:table-cell office:value-type="float" office:value="547.595">
                <text:p>547.595</text:p>
              </table:table-cell>
              <table:table-cell office:value-type="float" office:value="145.139">
                <text:p>145.139</text:p>
              </table:table-cell>
              <table:table-cell office:value-type="float" office:value="10.511">
                <text:p>10.5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072">
                <text:p>5.072</text:p>
              </table:table-cell>
              <table:table-cell office:value-type="float" office:value="3608.232">
                <text:p>3608.232</text:p>
              </table:table-cell>
              <table:table-cell office:value-type="float" office:value="852.965">
                <text:p>852.965</text:p>
              </table:table-cell>
              <table:table-cell office:value-type="float" office:value="-70.912">
                <text:p>-70.912</text:p>
              </table:table-cell>
              <table:table-cell office:value-type="float" office:value="865.147">
                <text:p>865.147</text:p>
              </table:table-cell>
              <table:table-cell office:value-type="float" office:value="71.357">
                <text:p>71.357</text:p>
              </table:table-cell>
              <table:table-cell office:value-type="float" office:value="554.839">
                <text:p>554.839</text:p>
              </table:table-cell>
              <table:table-cell office:value-type="float" office:value="144.67">
                <text:p>144.67</text:p>
              </table:table-cell>
              <table:table-cell office:value-type="float" office:value="7.957">
                <text:p>7.9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122">
                <text:p>5.122</text:p>
              </table:table-cell>
              <table:table-cell office:value-type="float" office:value="3650.792">
                <text:p>3650.792</text:p>
              </table:table-cell>
              <table:table-cell office:value-type="float" office:value="849.415">
                <text:p>849.415</text:p>
              </table:table-cell>
              <table:table-cell office:value-type="float" office:value="-71.091">
                <text:p>-71.091</text:p>
              </table:table-cell>
              <table:table-cell office:value-type="float" office:value="861.594">
                <text:p>861.594</text:p>
              </table:table-cell>
              <table:table-cell office:value-type="float" office:value="71.246">
                <text:p>71.246</text:p>
              </table:table-cell>
              <table:table-cell office:value-type="float" office:value="562.064">
                <text:p>562.064</text:p>
              </table:table-cell>
              <table:table-cell office:value-type="float" office:value="144.356">
                <text:p>144.356</text:p>
              </table:table-cell>
              <table:table-cell office:value-type="float" office:value="4.697">
                <text:p>4.6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172">
                <text:p>5.172</text:p>
              </table:table-cell>
              <table:table-cell office:value-type="float" office:value="3693.174">
                <text:p>3693.174</text:p>
              </table:table-cell>
              <table:table-cell office:value-type="float" office:value="845.859">
                <text:p>845.859</text:p>
              </table:table-cell>
              <table:table-cell office:value-type="float" office:value="-70.816">
                <text:p>-70.816</text:p>
              </table:table-cell>
              <table:table-cell office:value-type="float" office:value="858.06">
                <text:p>858.06</text:p>
              </table:table-cell>
              <table:table-cell office:value-type="float" office:value="70.924">
                <text:p>70.924</text:p>
              </table:table-cell>
              <table:table-cell office:value-type="float" office:value="569.278">
                <text:p>569.278</text:p>
              </table:table-cell>
              <table:table-cell office:value-type="float" office:value="144.18">
                <text:p>144.18</text:p>
              </table:table-cell>
              <table:table-cell office:value-type="float" office:value="3.909">
                <text:p>3.9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222">
                <text:p>5.222</text:p>
              </table:table-cell>
              <table:table-cell office:value-type="float" office:value="3735.379">
                <text:p>3735.379</text:p>
              </table:table-cell>
              <table:table-cell office:value-type="float" office:value="842.337">
                <text:p>842.337</text:p>
              </table:table-cell>
              <table:table-cell office:value-type="float" office:value="-70.178">
                <text:p>-70.178</text:p>
              </table:table-cell>
              <table:table-cell office:value-type="float" office:value="854.548">
                <text:p>854.548</text:p>
              </table:table-cell>
              <table:table-cell office:value-type="float" office:value="70.353">
                <text:p>70.353</text:p>
              </table:table-cell>
              <table:table-cell office:value-type="float" office:value="576.481">
                <text:p>576.481</text:p>
              </table:table-cell>
              <table:table-cell office:value-type="float" office:value="143.945">
                <text:p>143.945</text:p>
              </table:table-cell>
              <table:table-cell office:value-type="float" office:value="4.966">
                <text:p>4.9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272">
                <text:p>5.272</text:p>
              </table:table-cell>
              <table:table-cell office:value-type="float" office:value="3777.408">
                <text:p>3777.408</text:p>
              </table:table-cell>
              <table:table-cell office:value-type="float" office:value="838.846">
                <text:p>838.846</text:p>
              </table:table-cell>
              <table:table-cell office:value-type="float" office:value="-69.328">
                <text:p>-69.328</text:p>
              </table:table-cell>
              <table:table-cell office:value-type="float" office:value="851.059">
                <text:p>851.059</text:p>
              </table:table-cell>
              <table:table-cell office:value-type="float" office:value="69.69">
                <text:p>69.69</text:p>
              </table:table-cell>
              <table:table-cell office:value-type="float" office:value="583.672">
                <text:p>583.672</text:p>
              </table:table-cell>
              <table:table-cell office:value-type="float" office:value="143.665">
                <text:p>143.665</text:p>
              </table:table-cell>
              <table:table-cell office:value-type="float" office:value="7.098">
                <text:p>7.0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22">
                <text:p>5.322</text:p>
              </table:table-cell>
              <table:table-cell office:value-type="float" office:value="3819.264">
                <text:p>3819.264</text:p>
              </table:table-cell>
              <table:table-cell office:value-type="float" office:value="835.405">
                <text:p>835.405</text:p>
              </table:table-cell>
              <table:table-cell office:value-type="float" office:value="-68.435">
                <text:p>-68.435</text:p>
              </table:table-cell>
              <table:table-cell office:value-type="float" office:value="847.594">
                <text:p>847.594</text:p>
              </table:table-cell>
              <table:table-cell office:value-type="float" office:value="69.114">
                <text:p>69.114</text:p>
              </table:table-cell>
              <table:table-cell office:value-type="float" office:value="590.844">
                <text:p>590.844</text:p>
              </table:table-cell>
              <table:table-cell office:value-type="float" office:value="143.227">
                <text:p>143.227</text:p>
              </table:table-cell>
              <table:table-cell office:value-type="float" office:value="9.662">
                <text:p>9.6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372">
                <text:p>5.372</text:p>
              </table:table-cell>
              <table:table-cell office:value-type="float" office:value="3860.949">
                <text:p>3860.949</text:p>
              </table:table-cell>
              <table:table-cell office:value-type="float" office:value="832">
                <text:p>832</text:p>
              </table:table-cell>
              <table:table-cell office:value-type="float" office:value="-67.859">
                <text:p>-67.859</text:p>
              </table:table-cell>
              <table:table-cell office:value-type="float" office:value="844.15">
                <text:p>844.15</text:p>
              </table:table-cell>
              <table:table-cell office:value-type="float" office:value="68.677">
                <text:p>68.677</text:p>
              </table:table-cell>
              <table:table-cell office:value-type="float" office:value="597.993">
                <text:p>597.993</text:p>
              </table:table-cell>
              <table:table-cell office:value-type="float" office:value="142.711">
                <text:p>142.711</text:p>
              </table:table-cell>
              <table:table-cell office:value-type="float" office:value="10.563">
                <text:p>10.5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422">
                <text:p>5.422</text:p>
              </table:table-cell>
              <table:table-cell office:value-type="float" office:value="3902.464">
                <text:p>3902.464</text:p>
              </table:table-cell>
              <table:table-cell office:value-type="float" office:value="828.615">
                <text:p>828.615</text:p>
              </table:table-cell>
              <table:table-cell office:value-type="float" office:value="-67.644">
                <text:p>-67.644</text:p>
              </table:table-cell>
              <table:table-cell office:value-type="float" office:value="840.727">
                <text:p>840.727</text:p>
              </table:table-cell>
              <table:table-cell office:value-type="float" office:value="68.314">
                <text:p>68.314</text:p>
              </table:table-cell>
              <table:table-cell office:value-type="float" office:value="605.115">
                <text:p>605.115</text:p>
              </table:table-cell>
              <table:table-cell office:value-type="float" office:value="142.192">
                <text:p>142.192</text:p>
              </table:table-cell>
              <table:table-cell office:value-type="float" office:value="9.539">
                <text:p>9.5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72">
                <text:p>5.472</text:p>
              </table:table-cell>
              <table:table-cell office:value-type="float" office:value="3943.811">
                <text:p>3943.811</text:p>
              </table:table-cell>
              <table:table-cell office:value-type="float" office:value="825.231">
                <text:p>825.231</text:p>
              </table:table-cell>
              <table:table-cell office:value-type="float" office:value="-67.713">
                <text:p>-67.713</text:p>
              </table:table-cell>
              <table:table-cell office:value-type="float" office:value="837.321">
                <text:p>837.321</text:p>
              </table:table-cell>
              <table:table-cell office:value-type="float" office:value="68.079">
                <text:p>68.079</text:p>
              </table:table-cell>
              <table:table-cell office:value-type="float" office:value="612.214">
                <text:p>612.214</text:p>
              </table:table-cell>
              <table:table-cell office:value-type="float" office:value="141.777">
                <text:p>141.777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22">
                <text:p>5.522</text:p>
              </table:table-cell>
              <table:table-cell office:value-type="float" office:value="3984.987">
                <text:p>3984.987</text:p>
              </table:table-cell>
              <table:table-cell office:value-type="float" office:value="821.842">
                <text:p>821.842</text:p>
              </table:table-cell>
              <table:table-cell office:value-type="float" office:value="-67.854">
                <text:p>-67.854</text:p>
              </table:table-cell>
              <table:table-cell office:value-type="float" office:value="833.933">
                <text:p>833.933</text:p>
              </table:table-cell>
              <table:table-cell office:value-type="float" office:value="67.99">
                <text:p>67.99</text:p>
              </table:table-cell>
              <table:table-cell office:value-type="float" office:value="619.295">
                <text:p>619.295</text:p>
              </table:table-cell>
              <table:table-cell office:value-type="float" office:value="141.495">
                <text:p>141.495</text:p>
              </table:table-cell>
              <table:table-cell office:value-type="float" office:value="4.292">
                <text:p>4.2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572">
                <text:p>5.572</text:p>
              </table:table-cell>
              <table:table-cell office:value-type="float" office:value="4025.995">
                <text:p>4025.995</text:p>
              </table:table-cell>
              <table:table-cell office:value-type="float" office:value="818.448">
                <text:p>818.448</text:p>
              </table:table-cell>
              <table:table-cell office:value-type="float" office:value="-67.698">
                <text:p>-67.698</text:p>
              </table:table-cell>
              <table:table-cell office:value-type="float" office:value="830.562">
                <text:p>830.562</text:p>
              </table:table-cell>
              <table:table-cell office:value-type="float" office:value="67.769">
                <text:p>67.769</text:p>
              </table:table-cell>
              <table:table-cell office:value-type="float" office:value="626.366">
                <text:p>626.366</text:p>
              </table:table-cell>
              <table:table-cell office:value-type="float" office:value="141.335">
                <text:p>141.335</text:p>
              </table:table-cell>
              <table:table-cell office:value-type="float" office:value="3.095">
                <text:p>3.0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622">
                <text:p>5.622</text:p>
              </table:table-cell>
              <table:table-cell office:value-type="float" office:value="4066.833">
                <text:p>4066.833</text:p>
              </table:table-cell>
              <table:table-cell office:value-type="float" office:value="815.077">
                <text:p>815.077</text:p>
              </table:table-cell>
              <table:table-cell office:value-type="float" office:value="-67.055">
                <text:p>-67.055</text:p>
              </table:table-cell>
              <table:table-cell office:value-type="float" office:value="827.21">
                <text:p>827.21</text:p>
              </table:table-cell>
              <table:table-cell office:value-type="float" office:value="67.196">
                <text:p>67.196</text:p>
              </table:table-cell>
              <table:table-cell office:value-type="float" office:value="633.429">
                <text:p>633.429</text:p>
              </table:table-cell>
              <table:table-cell office:value-type="float" office:value="141.159">
                <text:p>141.159</text:p>
              </table:table-cell>
              <table:table-cell office:value-type="float" office:value="4.362">
                <text:p>4.3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672">
                <text:p>5.672</text:p>
              </table:table-cell>
              <table:table-cell office:value-type="float" office:value="4107.503">
                <text:p>4107.503</text:p>
              </table:table-cell>
              <table:table-cell office:value-type="float" office:value="811.745">
                <text:p>811.745</text:p>
              </table:table-cell>
              <table:table-cell office:value-type="float" office:value="-66.327">
                <text:p>-66.327</text:p>
              </table:table-cell>
              <table:table-cell office:value-type="float" office:value="823.88">
                <text:p>823.88</text:p>
              </table:table-cell>
              <table:table-cell office:value-type="float" office:value="66.6">
                <text:p>66.6</text:p>
              </table:table-cell>
              <table:table-cell office:value-type="float" office:value="640.48">
                <text:p>640.48</text:p>
              </table:table-cell>
              <table:table-cell office:value-type="float" office:value="140.887">
                <text:p>140.887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722">
                <text:p>5.722</text:p>
              </table:table-cell>
              <table:table-cell office:value-type="float" office:value="4148.008">
                <text:p>4148.008</text:p>
              </table:table-cell>
              <table:table-cell office:value-type="float" office:value="808.446">
                <text:p>808.446</text:p>
              </table:table-cell>
              <table:table-cell office:value-type="float" office:value="-65.55">
                <text:p>-65.55</text:p>
              </table:table-cell>
              <table:table-cell office:value-type="float" office:value="820.572">
                <text:p>820.572</text:p>
              </table:table-cell>
              <table:table-cell office:value-type="float" office:value="66.044">
                <text:p>66.044</text:p>
              </table:table-cell>
              <table:table-cell office:value-type="float" office:value="647.516">
                <text:p>647.516</text:p>
              </table:table-cell>
              <table:table-cell office:value-type="float" office:value="140.547">
                <text:p>140.547</text:p>
              </table:table-cell>
              <table:table-cell office:value-type="float" office:value="8.058">
                <text:p>8.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772">
                <text:p>5.772</text:p>
              </table:table-cell>
              <table:table-cell office:value-type="float" office:value="4188.348">
                <text:p>4188.348</text:p>
              </table:table-cell>
              <table:table-cell office:value-type="float" office:value="805.189">
                <text:p>805.189</text:p>
              </table:table-cell>
              <table:table-cell office:value-type="float" office:value="-64.877">
                <text:p>-64.877</text:p>
              </table:table-cell>
              <table:table-cell office:value-type="float" office:value="817.283">
                <text:p>817.283</text:p>
              </table:table-cell>
              <table:table-cell office:value-type="float" office:value="65.6">
                <text:p>65.6</text:p>
              </table:table-cell>
              <table:table-cell office:value-type="float" office:value="654.532">
                <text:p>654.532</text:p>
              </table:table-cell>
              <table:table-cell office:value-type="float" office:value="140.083">
                <text:p>140.083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822">
                <text:p>5.822</text:p>
              </table:table-cell>
              <table:table-cell office:value-type="float" office:value="4228.527">
                <text:p>4228.527</text:p>
              </table:table-cell>
              <table:table-cell office:value-type="float" office:value="801.955">
                <text:p>801.955</text:p>
              </table:table-cell>
              <table:table-cell office:value-type="float" office:value="-64.512">
                <text:p>-64.512</text:p>
              </table:table-cell>
              <table:table-cell office:value-type="float" office:value="814.014">
                <text:p>814.014</text:p>
              </table:table-cell>
              <table:table-cell office:value-type="float" office:value="65.239">
                <text:p>65.239</text:p>
              </table:table-cell>
              <table:table-cell office:value-type="float" office:value="661.524">
                <text:p>661.524</text:p>
              </table:table-cell>
              <table:table-cell office:value-type="float" office:value="139.593">
                <text:p>139.593</text:p>
              </table:table-cell>
              <table:table-cell office:value-type="float" office:value="9.709">
                <text:p>9.7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872">
                <text:p>5.872</text:p>
              </table:table-cell>
              <table:table-cell office:value-type="float" office:value="4268.544">
                <text:p>4268.544</text:p>
              </table:table-cell>
              <table:table-cell office:value-type="float" office:value="798.734">
                <text:p>798.734</text:p>
              </table:table-cell>
              <table:table-cell office:value-type="float" office:value="-64.416">
                <text:p>-64.416</text:p>
              </table:table-cell>
              <table:table-cell office:value-type="float" office:value="810.761">
                <text:p>810.761</text:p>
              </table:table-cell>
              <table:table-cell office:value-type="float" office:value="64.946">
                <text:p>64.946</text:p>
              </table:table-cell>
              <table:table-cell office:value-type="float" office:value="668.492">
                <text:p>668.492</text:p>
              </table:table-cell>
              <table:table-cell office:value-type="float" office:value="139.132">
                <text:p>139.132</text:p>
              </table:table-cell>
              <table:table-cell office:value-type="float" office:value="8.283">
                <text:p>8.2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922">
                <text:p>5.922</text:p>
              </table:table-cell>
              <table:table-cell office:value-type="float" office:value="4308.4">
                <text:p>4308.4</text:p>
              </table:table-cell>
              <table:table-cell office:value-type="float" office:value="795.51">
                <text:p>795.51</text:p>
              </table:table-cell>
              <table:table-cell office:value-type="float" office:value="-64.569">
                <text:p>-64.569</text:p>
              </table:table-cell>
              <table:table-cell office:value-type="float" office:value="807.525">
                <text:p>807.525</text:p>
              </table:table-cell>
              <table:table-cell office:value-type="float" office:value="64.809">
                <text:p>64.809</text:p>
              </table:table-cell>
              <table:table-cell office:value-type="float" office:value="675.439">
                <text:p>675.439</text:p>
              </table:table-cell>
              <table:table-cell office:value-type="float" office:value="138.782">
                <text:p>138.782</text:p>
              </table:table-cell>
              <table:table-cell office:value-type="float" office:value="5.575">
                <text:p>5.5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972">
                <text:p>5.972</text:p>
              </table:table-cell>
              <table:table-cell office:value-type="float" office:value="4348.095">
                <text:p>4348.095</text:p>
              </table:table-cell>
              <table:table-cell office:value-type="float" office:value="792.278">
                <text:p>792.278</text:p>
              </table:table-cell>
              <table:table-cell office:value-type="float" office:value="-64.445">
                <text:p>-64.445</text:p>
              </table:table-cell>
              <table:table-cell office:value-type="float" office:value="804.304">
                <text:p>804.304</text:p>
              </table:table-cell>
              <table:table-cell office:value-type="float" office:value="64.602">
                <text:p>64.602</text:p>
              </table:table-cell>
              <table:table-cell office:value-type="float" office:value="682.373">
                <text:p>682.373</text:p>
              </table:table-cell>
              <table:table-cell office:value-type="float" office:value="138.565">
                <text:p>138.565</text:p>
              </table:table-cell>
              <table:table-cell office:value-type="float" office:value="4.498">
                <text:p>4.4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022">
                <text:p>6.022</text:p>
              </table:table-cell>
              <table:table-cell office:value-type="float" office:value="4387.628">
                <text:p>4387.628</text:p>
              </table:table-cell>
              <table:table-cell office:value-type="float" office:value="789.068">
                <text:p>789.068</text:p>
              </table:table-cell>
              <table:table-cell office:value-type="float" office:value="-63.983">
                <text:p>-63.983</text:p>
              </table:table-cell>
              <table:table-cell office:value-type="float" office:value="801.099">
                <text:p>801.099</text:p>
              </table:table-cell>
              <table:table-cell office:value-type="float" office:value="64.199">
                <text:p>64.199</text:p>
              </table:table-cell>
              <table:table-cell office:value-type="float" office:value="689.295">
                <text:p>689.295</text:p>
              </table:table-cell>
              <table:table-cell office:value-type="float" office:value="138.316">
                <text:p>138.316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072">
                <text:p>6.072</text:p>
              </table:table-cell>
              <table:table-cell office:value-type="float" office:value="4427.002">
                <text:p>4427.002</text:p>
              </table:table-cell>
              <table:table-cell office:value-type="float" office:value="785.881">
                <text:p>785.881</text:p>
              </table:table-cell>
              <table:table-cell office:value-type="float" office:value="-63.513">
                <text:p>-63.513</text:p>
              </table:table-cell>
              <table:table-cell office:value-type="float" office:value="797.911">
                <text:p>797.911</text:p>
              </table:table-cell>
              <table:table-cell office:value-type="float" office:value="63.797">
                <text:p>63.797</text:p>
              </table:table-cell>
              <table:table-cell office:value-type="float" office:value="696.204">
                <text:p>696.204</text:p>
              </table:table-cell>
              <table:table-cell office:value-type="float" office:value="138.035">
                <text:p>138.035</text:p>
              </table:table-cell>
              <table:table-cell office:value-type="float" office:value="6.009">
                <text:p>6.0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122">
                <text:p>6.122</text:p>
              </table:table-cell>
              <table:table-cell office:value-type="float" office:value="4466.217">
                <text:p>4466.217</text:p>
              </table:table-cell>
              <table:table-cell office:value-type="float" office:value="782.716">
                <text:p>782.716</text:p>
              </table:table-cell>
              <table:table-cell office:value-type="float" office:value="-63.204">
                <text:p>-63.204</text:p>
              </table:table-cell>
              <table:table-cell office:value-type="float" office:value="794.74">
                <text:p>794.74</text:p>
              </table:table-cell>
              <table:table-cell office:value-type="float" office:value="63.477">
                <text:p>63.477</text:p>
              </table:table-cell>
              <table:table-cell office:value-type="float" office:value="703.098">
                <text:p>703.098</text:p>
              </table:table-cell>
              <table:table-cell office:value-type="float" office:value="137.72">
                <text:p>137.72</text:p>
              </table:table-cell>
              <table:table-cell office:value-type="float" office:value="5.881">
                <text:p>5.8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172">
                <text:p>6.172</text:p>
              </table:table-cell>
              <table:table-cell office:value-type="float" office:value="4505.274">
                <text:p>4505.274</text:p>
              </table:table-cell>
              <table:table-cell office:value-type="float" office:value="779.56">
                <text:p>779.56</text:p>
              </table:table-cell>
              <table:table-cell office:value-type="float" office:value="-62.949">
                <text:p>-62.949</text:p>
              </table:table-cell>
              <table:table-cell office:value-type="float" office:value="791.585">
                <text:p>791.585</text:p>
              </table:table-cell>
              <table:table-cell office:value-type="float" office:value="63.184">
                <text:p>63.184</text:p>
              </table:table-cell>
              <table:table-cell office:value-type="float" office:value="709.977">
                <text:p>709.977</text:p>
              </table:table-cell>
              <table:table-cell office:value-type="float" office:value="137.448">
                <text:p>137.448</text:p>
              </table:table-cell>
              <table:table-cell office:value-type="float" office:value="5.445">
                <text:p>5.4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222">
                <text:p>6.222</text:p>
              </table:table-cell>
              <table:table-cell office:value-type="float" office:value="4544.173">
                <text:p>4544.173</text:p>
              </table:table-cell>
              <table:table-cell office:value-type="float" office:value="776.424">
                <text:p>776.424</text:p>
              </table:table-cell>
              <table:table-cell office:value-type="float" office:value="-62.358">
                <text:p>-62.358</text:p>
              </table:table-cell>
              <table:table-cell office:value-type="float" office:value="788.446">
                <text:p>788.446</text:p>
              </table:table-cell>
              <table:table-cell office:value-type="float" office:value="62.736">
                <text:p>62.736</text:p>
              </table:table-cell>
              <table:table-cell office:value-type="float" office:value="716.843">
                <text:p>716.843</text:p>
              </table:table-cell>
              <table:table-cell office:value-type="float" office:value="137.159">
                <text:p>137.159</text:p>
              </table:table-cell>
              <table:table-cell office:value-type="float" office:value="6.879">
                <text:p>6.8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272">
                <text:p>6.272</text:p>
              </table:table-cell>
              <table:table-cell office:value-type="float" office:value="4582.917">
                <text:p>4582.917</text:p>
              </table:table-cell>
              <table:table-cell office:value-type="float" office:value="773.324">
                <text:p>773.324</text:p>
              </table:table-cell>
              <table:table-cell office:value-type="float" office:value="-61.803">
                <text:p>-61.803</text:p>
              </table:table-cell>
              <table:table-cell office:value-type="float" office:value="785.324">
                <text:p>785.324</text:p>
              </table:table-cell>
              <table:table-cell office:value-type="float" office:value="62.344">
                <text:p>62.344</text:p>
              </table:table-cell>
              <table:table-cell office:value-type="float" office:value="723.691">
                <text:p>723.691</text:p>
              </table:table-cell>
              <table:table-cell office:value-type="float" office:value="136.76">
                <text:p>136.76</text:p>
              </table:table-cell>
              <table:table-cell office:value-type="float" office:value="8.199">
                <text:p>8.1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322">
                <text:p>6.322</text:p>
              </table:table-cell>
              <table:table-cell office:value-type="float" office:value="4621.506">
                <text:p>4621.506</text:p>
              </table:table-cell>
              <table:table-cell office:value-type="float" office:value="770.241">
                <text:p>770.241</text:p>
              </table:table-cell>
              <table:table-cell office:value-type="float" office:value="-61.591">
                <text:p>-61.591</text:p>
              </table:table-cell>
              <table:table-cell office:value-type="float" office:value="782.217">
                <text:p>782.217</text:p>
              </table:table-cell>
              <table:table-cell office:value-type="float" office:value="62.068">
                <text:p>62.068</text:p>
              </table:table-cell>
              <table:table-cell office:value-type="float" office:value="730.519">
                <text:p>730.519</text:p>
              </table:table-cell>
              <table:table-cell office:value-type="float" office:value="136.356">
                <text:p>136.356</text:p>
              </table:table-cell>
              <table:table-cell office:value-type="float" office:value="7.681">
                <text:p>7.6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372">
                <text:p>6.372</text:p>
              </table:table-cell>
              <table:table-cell office:value-type="float" office:value="4659.941">
                <text:p>4659.941</text:p>
              </table:table-cell>
              <table:table-cell office:value-type="float" office:value="767.162">
                <text:p>767.162</text:p>
              </table:table-cell>
              <table:table-cell office:value-type="float" office:value="-61.578">
                <text:p>-61.578</text:p>
              </table:table-cell>
              <table:table-cell office:value-type="float" office:value="779.125">
                <text:p>779.125</text:p>
              </table:table-cell>
              <table:table-cell office:value-type="float" office:value="61.886">
                <text:p>61.886</text:p>
              </table:table-cell>
              <table:table-cell office:value-type="float" office:value="737.327">
                <text:p>737.327</text:p>
              </table:table-cell>
              <table:table-cell office:value-type="float" office:value="136.005">
                <text:p>136.005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422">
                <text:p>6.422</text:p>
              </table:table-cell>
              <table:table-cell office:value-type="float" office:value="4698.222">
                <text:p>4698.222</text:p>
              </table:table-cell>
              <table:table-cell office:value-type="float" office:value="764.082">
                <text:p>764.082</text:p>
              </table:table-cell>
              <table:table-cell office:value-type="float" office:value="-61.537">
                <text:p>-61.537</text:p>
              </table:table-cell>
              <table:table-cell office:value-type="float" office:value="776.046">
                <text:p>776.046</text:p>
              </table:table-cell>
              <table:table-cell office:value-type="float" office:value="61.73">
                <text:p>61.73</text:p>
              </table:table-cell>
              <table:table-cell office:value-type="float" office:value="744.121">
                <text:p>744.121</text:p>
              </table:table-cell>
              <table:table-cell office:value-type="float" office:value="135.741">
                <text:p>135.741</text:p>
              </table:table-cell>
              <table:table-cell office:value-type="float" office:value="4.869">
                <text:p>4.8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472">
                <text:p>6.472</text:p>
              </table:table-cell>
              <table:table-cell office:value-type="float" office:value="4736.349">
                <text:p>4736.349</text:p>
              </table:table-cell>
              <table:table-cell office:value-type="float" office:value="761.009">
                <text:p>761.009</text:p>
              </table:table-cell>
              <table:table-cell office:value-type="float" office:value="-61.427">
                <text:p>-61.427</text:p>
              </table:table-cell>
              <table:table-cell office:value-type="float" office:value="772.981">
                <text:p>772.981</text:p>
              </table:table-cell>
              <table:table-cell office:value-type="float" office:value="61.553">
                <text:p>61.553</text:p>
              </table:table-cell>
              <table:table-cell office:value-type="float" office:value="750.902">
                <text:p>750.902</text:p>
              </table:table-cell>
              <table:table-cell office:value-type="float" office:value="135.515">
                <text:p>135.515</text:p>
              </table:table-cell>
              <table:table-cell office:value-type="float" office:value="3.939">
                <text:p>3.9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522">
                <text:p>6.522</text:p>
              </table:table-cell>
              <table:table-cell office:value-type="float" office:value="4774.323">
                <text:p>4774.323</text:p>
              </table:table-cell>
              <table:table-cell office:value-type="float" office:value="757.942">
                <text:p>757.942</text:p>
              </table:table-cell>
              <table:table-cell office:value-type="float" office:value="-61.056">
                <text:p>-61.056</text:p>
              </table:table-cell>
              <table:table-cell office:value-type="float" office:value="769.93">
                <text:p>769.93</text:p>
              </table:table-cell>
              <table:table-cell office:value-type="float" office:value="61.206">
                <text:p>61.206</text:p>
              </table:table-cell>
              <table:table-cell office:value-type="float" office:value="757.673">
                <text:p>757.673</text:p>
              </table:table-cell>
              <table:table-cell office:value-type="float" office:value="135.333">
                <text:p>135.33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572">
                <text:p>6.572</text:p>
              </table:table-cell>
              <table:table-cell office:value-type="float" office:value="4812.144">
                <text:p>4812.144</text:p>
              </table:table-cell>
              <table:table-cell office:value-type="float" office:value="754.906">
                <text:p>754.906</text:p>
              </table:table-cell>
              <table:table-cell office:value-type="float" office:value="-60.493">
                <text:p>-60.493</text:p>
              </table:table-cell>
              <table:table-cell office:value-type="float" office:value="766.895">
                <text:p>766.895</text:p>
              </table:table-cell>
              <table:table-cell office:value-type="float" office:value="60.753">
                <text:p>60.753</text:p>
              </table:table-cell>
              <table:table-cell office:value-type="float" office:value="764.434">
                <text:p>764.434</text:p>
              </table:table-cell>
              <table:table-cell office:value-type="float" office:value="135.073">
                <text:p>135.073</text:p>
              </table:table-cell>
              <table:table-cell office:value-type="float" office:value="5.619">
                <text:p>5.6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622">
                <text:p>6.622</text:p>
              </table:table-cell>
              <table:table-cell office:value-type="float" office:value="4849.814">
                <text:p>4849.814</text:p>
              </table:table-cell>
              <table:table-cell office:value-type="float" office:value="751.894">
                <text:p>751.894</text:p>
              </table:table-cell>
              <table:table-cell office:value-type="float" office:value="-59.947">
                <text:p>-59.947</text:p>
              </table:table-cell>
              <table:table-cell office:value-type="float" office:value="763.876">
                <text:p>763.876</text:p>
              </table:table-cell>
              <table:table-cell office:value-type="float" office:value="60.34">
                <text:p>60.34</text:p>
              </table:table-cell>
              <table:table-cell office:value-type="float" office:value="771.18">
                <text:p>771.18</text:p>
              </table:table-cell>
              <table:table-cell office:value-type="float" office:value="134.769">
                <text:p>134.769</text:p>
              </table:table-cell>
              <table:table-cell office:value-type="float" office:value="6.874">
                <text:p>6.8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672">
                <text:p>6.672</text:p>
              </table:table-cell>
              <table:table-cell office:value-type="float" office:value="4887.334">
                <text:p>4887.334</text:p>
              </table:table-cell>
              <table:table-cell office:value-type="float" office:value="748.911">
                <text:p>748.911</text:p>
              </table:table-cell>
              <table:table-cell office:value-type="float" office:value="-59.474">
                <text:p>-59.474</text:p>
              </table:table-cell>
              <table:table-cell office:value-type="float" office:value="760.873">
                <text:p>760.873</text:p>
              </table:table-cell>
              <table:table-cell office:value-type="float" office:value="59.988">
                <text:p>59.988</text:p>
              </table:table-cell>
              <table:table-cell office:value-type="float" office:value="777.909">
                <text:p>777.909</text:p>
              </table:table-cell>
              <table:table-cell office:value-type="float" office:value="134.387">
                <text:p>134.387</text:p>
              </table:table-cell>
              <table:table-cell office:value-type="float" office:value="7.831">
                <text:p>7.8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722">
                <text:p>6.722</text:p>
              </table:table-cell>
              <table:table-cell office:value-type="float" office:value="4924.705">
                <text:p>4924.705</text:p>
              </table:table-cell>
              <table:table-cell office:value-type="float" office:value="745.942">
                <text:p>745.942</text:p>
              </table:table-cell>
              <table:table-cell office:value-type="float" office:value="-59.453">
                <text:p>-59.453</text:p>
              </table:table-cell>
              <table:table-cell office:value-type="float" office:value="757.884">
                <text:p>757.884</text:p>
              </table:table-cell>
              <table:table-cell office:value-type="float" office:value="59.799">
                <text:p>59.799</text:p>
              </table:table-cell>
              <table:table-cell office:value-type="float" office:value="784.619">
                <text:p>784.619</text:p>
              </table:table-cell>
              <table:table-cell office:value-type="float" office:value="134.008">
                <text:p>134.008</text:p>
              </table:table-cell>
              <table:table-cell office:value-type="float" office:value="6.429">
                <text:p>6.4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772">
                <text:p>6.772</text:p>
              </table:table-cell>
              <table:table-cell office:value-type="float" office:value="4961.928">
                <text:p>4961.928</text:p>
              </table:table-cell>
              <table:table-cell office:value-type="float" office:value="742.964">
                <text:p>742.964</text:p>
              </table:table-cell>
              <table:table-cell office:value-type="float" office:value="-59.553">
                <text:p>-59.553</text:p>
              </table:table-cell>
              <table:table-cell office:value-type="float" office:value="754.907">
                <text:p>754.907</text:p>
              </table:table-cell>
              <table:table-cell office:value-type="float" office:value="59.718">
                <text:p>59.718</text:p>
              </table:table-cell>
              <table:table-cell office:value-type="float" office:value="791.312">
                <text:p>791.312</text:p>
              </table:table-cell>
              <table:table-cell office:value-type="float" office:value="133.753">
                <text:p>133.753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822">
                <text:p>6.822</text:p>
              </table:table-cell>
              <table:table-cell office:value-type="float" office:value="4999.002">
                <text:p>4999.002</text:p>
              </table:table-cell>
              <table:table-cell office:value-type="float" office:value="739.989">
                <text:p>739.989</text:p>
              </table:table-cell>
              <table:table-cell office:value-type="float" office:value="-59.384">
                <text:p>-59.384</text:p>
              </table:table-cell>
              <table:table-cell office:value-type="float" office:value="751.944">
                <text:p>751.944</text:p>
              </table:table-cell>
              <table:table-cell office:value-type="float" office:value="59.509">
                <text:p>59.509</text:p>
              </table:table-cell>
              <table:table-cell office:value-type="float" office:value="797.995">
                <text:p>797.995</text:p>
              </table:table-cell>
              <table:table-cell office:value-type="float" office:value="133.553">
                <text:p>133.553</text:p>
              </table:table-cell>
              <table:table-cell office:value-type="float" office:value="3.866">
                <text:p>3.8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872">
                <text:p>6.872</text:p>
              </table:table-cell>
              <table:table-cell office:value-type="float" office:value="5035.927">
                <text:p>5035.927</text:p>
              </table:table-cell>
              <table:table-cell office:value-type="float" office:value="737.028">
                <text:p>737.028</text:p>
              </table:table-cell>
              <table:table-cell office:value-type="float" office:value="-58.961">
                <text:p>-58.961</text:p>
              </table:table-cell>
              <table:table-cell office:value-type="float" office:value="748.995">
                <text:p>748.995</text:p>
              </table:table-cell>
              <table:table-cell office:value-type="float" office:value="59.137">
                <text:p>59.137</text:p>
              </table:table-cell>
              <table:table-cell office:value-type="float" office:value="804.667">
                <text:p>804.667</text:p>
              </table:table-cell>
              <table:table-cell office:value-type="float" office:value="133.353">
                <text:p>133.353</text:p>
              </table:table-cell>
              <table:table-cell office:value-type="float" office:value="4.552">
                <text:p>4.5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922">
                <text:p>6.922</text:p>
              </table:table-cell>
              <table:table-cell office:value-type="float" office:value="5072.705">
                <text:p>5072.705</text:p>
              </table:table-cell>
              <table:table-cell office:value-type="float" office:value="734.095">
                <text:p>734.095</text:p>
              </table:table-cell>
              <table:table-cell office:value-type="float" office:value="-58.339">
                <text:p>-58.339</text:p>
              </table:table-cell>
              <table:table-cell office:value-type="float" office:value="746.061">
                <text:p>746.061</text:p>
              </table:table-cell>
              <table:table-cell office:value-type="float" office:value="58.678">
                <text:p>58.678</text:p>
              </table:table-cell>
              <table:table-cell office:value-type="float" office:value="811.329">
                <text:p>811.329</text:p>
              </table:table-cell>
              <table:table-cell office:value-type="float" office:value="133.085">
                <text:p>133.085</text:p>
              </table:table-cell>
              <table:table-cell office:value-type="float" office:value="6.298">
                <text:p>6.2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972">
                <text:p>6.972</text:p>
              </table:table-cell>
              <table:table-cell office:value-type="float" office:value="5109.337">
                <text:p>5109.337</text:p>
              </table:table-cell>
              <table:table-cell office:value-type="float" office:value="731.193">
                <text:p>731.193</text:p>
              </table:table-cell>
              <table:table-cell office:value-type="float" office:value="-57.814">
                <text:p>-57.814</text:p>
              </table:table-cell>
              <table:table-cell office:value-type="float" office:value="743.142">
                <text:p>743.142</text:p>
              </table:table-cell>
              <table:table-cell office:value-type="float" office:value="58.313">
                <text:p>58.313</text:p>
              </table:table-cell>
              <table:table-cell office:value-type="float" office:value="817.974">
                <text:p>817.974</text:p>
              </table:table-cell>
              <table:table-cell office:value-type="float" office:value="132.725">
                <text:p>132.725</text:p>
              </table:table-cell>
              <table:table-cell office:value-type="float" office:value="7.618">
                <text:p>7.6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022">
                <text:p>7.022</text:p>
              </table:table-cell>
              <table:table-cell office:value-type="float" office:value="5145.825">
                <text:p>5145.825</text:p>
              </table:table-cell>
              <table:table-cell office:value-type="float" office:value="728.311">
                <text:p>728.311</text:p>
              </table:table-cell>
              <table:table-cell office:value-type="float" office:value="-57.518">
                <text:p>-57.518</text:p>
              </table:table-cell>
              <table:table-cell office:value-type="float" office:value="740.236">
                <text:p>740.236</text:p>
              </table:table-cell>
              <table:table-cell office:value-type="float" office:value="58.042">
                <text:p>58.042</text:p>
              </table:table-cell>
              <table:table-cell office:value-type="float" office:value="824.601">
                <text:p>824.601</text:p>
              </table:table-cell>
              <table:table-cell office:value-type="float" office:value="132.335">
                <text:p>132.335</text:p>
              </table:table-cell>
              <table:table-cell office:value-type="float" office:value="7.782">
                <text:p>7.7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072">
                <text:p>7.072</text:p>
              </table:table-cell>
              <table:table-cell office:value-type="float" office:value="5182.168">
                <text:p>5182.168</text:p>
              </table:table-cell>
              <table:table-cell office:value-type="float" office:value="725.439">
                <text:p>725.439</text:p>
              </table:table-cell>
              <table:table-cell office:value-type="float" office:value="-57.437">
                <text:p>-57.437</text:p>
              </table:table-cell>
              <table:table-cell office:value-type="float" office:value="737.343">
                <text:p>737.343</text:p>
              </table:table-cell>
              <table:table-cell office:value-type="float" office:value="57.848">
                <text:p>57.848</text:p>
              </table:table-cell>
              <table:table-cell office:value-type="float" office:value="831.208">
                <text:p>831.208</text:p>
              </table:table-cell>
              <table:table-cell office:value-type="float" office:value="131.96">
                <text:p>131.96</text:p>
              </table:table-cell>
              <table:table-cell office:value-type="float" office:value="6.887">
                <text:p>6.8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122">
                <text:p>7.122</text:p>
              </table:table-cell>
              <table:table-cell office:value-type="float" office:value="5218.368">
                <text:p>5218.368</text:p>
              </table:table-cell>
              <table:table-cell office:value-type="float" office:value="722.566">
                <text:p>722.566</text:p>
              </table:table-cell>
              <table:table-cell office:value-type="float" office:value="-57.392">
                <text:p>-57.392</text:p>
              </table:table-cell>
              <table:table-cell office:value-type="float" office:value="734.462">
                <text:p>734.462</text:p>
              </table:table-cell>
              <table:table-cell office:value-type="float" office:value="57.693">
                <text:p>57.693</text:p>
              </table:table-cell>
              <table:table-cell office:value-type="float" office:value="837.798">
                <text:p>837.798</text:p>
              </table:table-cell>
              <table:table-cell office:value-type="float" office:value="131.652">
                <text:p>131.652</text:p>
              </table:table-cell>
              <table:table-cell office:value-type="float" office:value="5.884">
                <text:p>5.8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172">
                <text:p>7.172</text:p>
              </table:table-cell>
              <table:table-cell office:value-type="float" office:value="5254.425">
                <text:p>5254.425</text:p>
              </table:table-cell>
              <table:table-cell office:value-type="float" office:value="719.701">
                <text:p>719.701</text:p>
              </table:table-cell>
              <table:table-cell office:value-type="float" office:value="-57.146">
                <text:p>-57.146</text:p>
              </table:table-cell>
              <table:table-cell office:value-type="float" office:value="731.591">
                <text:p>731.591</text:p>
              </table:table-cell>
              <table:table-cell office:value-type="float" office:value="57.459">
                <text:p>57.459</text:p>
              </table:table-cell>
              <table:table-cell office:value-type="float" office:value="844.373">
                <text:p>844.373</text:p>
              </table:table-cell>
              <table:table-cell office:value-type="float" office:value="131.364">
                <text:p>131.364</text:p>
              </table:table-cell>
              <table:table-cell office:value-type="float" office:value="5.989">
                <text:p>5.9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222">
                <text:p>7.222</text:p>
              </table:table-cell>
              <table:table-cell office:value-type="float" office:value="5290.339">
                <text:p>5290.339</text:p>
              </table:table-cell>
              <table:table-cell office:value-type="float" office:value="716.85">
                <text:p>716.85</text:p>
              </table:table-cell>
              <table:table-cell office:value-type="float" office:value="-57.006">
                <text:p>-57.006</text:p>
              </table:table-cell>
              <table:table-cell office:value-type="float" office:value="728.732">
                <text:p>728.732</text:p>
              </table:table-cell>
              <table:table-cell office:value-type="float" office:value="57.279">
                <text:p>57.279</text:p>
              </table:table-cell>
              <table:table-cell office:value-type="float" office:value="850.934">
                <text:p>850.934</text:p>
              </table:table-cell>
              <table:table-cell office:value-type="float" office:value="131.058">
                <text:p>131.058</text:p>
              </table:table-cell>
              <table:table-cell office:value-type="float" office:value="5.584">
                <text:p>5.5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272">
                <text:p>7.272</text:p>
              </table:table-cell>
              <table:table-cell office:value-type="float" office:value="5326.11">
                <text:p>5326.11</text:p>
              </table:table-cell>
              <table:table-cell office:value-type="float" office:value="713.998">
                <text:p>713.998</text:p>
              </table:table-cell>
              <table:table-cell office:value-type="float" office:value="-57.092">
                <text:p>-57.092</text:p>
              </table:table-cell>
              <table:table-cell office:value-type="float" office:value="725.883">
                <text:p>725.883</text:p>
              </table:table-cell>
              <table:table-cell office:value-type="float" office:value="57.237">
                <text:p>57.237</text:p>
              </table:table-cell>
              <table:table-cell office:value-type="float" office:value="857.481">
                <text:p>857.481</text:p>
              </table:table-cell>
              <table:table-cell office:value-type="float" office:value="130.816">
                <text:p>130.816</text:p>
              </table:table-cell>
              <table:table-cell office:value-type="float" office:value="4.074">
                <text:p>4.0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322">
                <text:p>7.322</text:p>
              </table:table-cell>
              <table:table-cell office:value-type="float" office:value="5361.739">
                <text:p>5361.739</text:p>
              </table:table-cell>
              <table:table-cell office:value-type="float" office:value="711.141">
                <text:p>711.141</text:p>
              </table:table-cell>
              <table:table-cell office:value-type="float" office:value="-57.167">
                <text:p>-57.167</text:p>
              </table:table-cell>
              <table:table-cell office:value-type="float" office:value="723.043">
                <text:p>723.043</text:p>
              </table:table-cell>
              <table:table-cell office:value-type="float" office:value="57.227">
                <text:p>57.227</text:p>
              </table:table-cell>
              <table:table-cell office:value-type="float" office:value="864.017">
                <text:p>864.017</text:p>
              </table:table-cell>
              <table:table-cell office:value-type="float" office:value="130.65">
                <text:p>130.65</text:p>
              </table:table-cell>
              <table:table-cell office:value-type="float" office:value="2.632">
                <text:p>2.6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372">
                <text:p>7.372</text:p>
              </table:table-cell>
              <table:table-cell office:value-type="float" office:value="5397.224">
                <text:p>5397.224</text:p>
              </table:table-cell>
              <table:table-cell office:value-type="float" office:value="708.285">
                <text:p>708.285</text:p>
              </table:table-cell>
              <table:table-cell office:value-type="float" office:value="-56.842">
                <text:p>-56.842</text:p>
              </table:table-cell>
              <table:table-cell office:value-type="float" office:value="720.213">
                <text:p>720.213</text:p>
              </table:table-cell>
              <table:table-cell office:value-type="float" office:value="56.922">
                <text:p>56.922</text:p>
              </table:table-cell>
              <table:table-cell office:value-type="float" office:value="870.547">
                <text:p>870.547</text:p>
              </table:table-cell>
              <table:table-cell office:value-type="float" office:value="130.535">
                <text:p>130.535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422">
                <text:p>7.422</text:p>
              </table:table-cell>
              <table:table-cell office:value-type="float" office:value="5432.568">
                <text:p>5432.568</text:p>
              </table:table-cell>
              <table:table-cell office:value-type="float" office:value="705.46">
                <text:p>705.46</text:p>
              </table:table-cell>
              <table:table-cell office:value-type="float" office:value="-56.261">
                <text:p>-56.261</text:p>
              </table:table-cell>
              <table:table-cell office:value-type="float" office:value="717.399">
                <text:p>717.399</text:p>
              </table:table-cell>
              <table:table-cell office:value-type="float" office:value="56.446">
                <text:p>56.446</text:p>
              </table:table-cell>
              <table:table-cell office:value-type="float" office:value="877.069">
                <text:p>877.069</text:p>
              </table:table-cell>
              <table:table-cell office:value-type="float" office:value="130.333">
                <text:p>130.333</text:p>
              </table:table-cell>
              <table:table-cell office:value-type="float" office:value="4.574">
                <text:p>4.5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472">
                <text:p>7.472</text:p>
              </table:table-cell>
              <table:table-cell office:value-type="float" office:value="5467.771">
                <text:p>5467.771</text:p>
              </table:table-cell>
              <table:table-cell office:value-type="float" office:value="702.658">
                <text:p>702.658</text:p>
              </table:table-cell>
              <table:table-cell office:value-type="float" office:value="-55.89">
                <text:p>-55.89</text:p>
              </table:table-cell>
              <table:table-cell office:value-type="float" office:value="714.598">
                <text:p>714.598</text:p>
              </table:table-cell>
              <table:table-cell office:value-type="float" office:value="56.122">
                <text:p>56.122</text:p>
              </table:table-cell>
              <table:table-cell office:value-type="float" office:value="883.579">
                <text:p>883.579</text:p>
              </table:table-cell>
              <table:table-cell office:value-type="float" office:value="130.082">
                <text:p>130.082</text:p>
              </table:table-cell>
              <table:table-cell office:value-type="float" office:value="5.096">
                <text:p>5.0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522">
                <text:p>7.522</text:p>
              </table:table-cell>
              <table:table-cell office:value-type="float" office:value="5502.834">
                <text:p>5502.834</text:p>
              </table:table-cell>
              <table:table-cell office:value-type="float" office:value="699.872">
                <text:p>699.872</text:p>
              </table:table-cell>
              <table:table-cell office:value-type="float" office:value="-55.535">
                <text:p>-55.535</text:p>
              </table:table-cell>
              <table:table-cell office:value-type="float" office:value="711.81">
                <text:p>711.81</text:p>
              </table:table-cell>
              <table:table-cell office:value-type="float" office:value="55.813">
                <text:p>55.813</text:p>
              </table:table-cell>
              <table:table-cell office:value-type="float" office:value="890.077">
                <text:p>890.077</text:p>
              </table:table-cell>
              <table:table-cell office:value-type="float" office:value="129.822">
                <text:p>129.822</text:p>
              </table:table-cell>
              <table:table-cell office:value-type="float" office:value="5.563">
                <text:p>5.5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572">
                <text:p>7.572</text:p>
              </table:table-cell>
              <table:table-cell office:value-type="float" office:value="5537.758">
                <text:p>5537.758</text:p>
              </table:table-cell>
              <table:table-cell office:value-type="float" office:value="697.105">
                <text:p>697.105</text:p>
              </table:table-cell>
              <table:table-cell office:value-type="float" office:value="-55.163">
                <text:p>-55.163</text:p>
              </table:table-cell>
              <table:table-cell office:value-type="float" office:value="709.036">
                <text:p>709.036</text:p>
              </table:table-cell>
              <table:table-cell office:value-type="float" office:value="55.506">
                <text:p>55.506</text:p>
              </table:table-cell>
              <table:table-cell office:value-type="float" office:value="896.561">
                <text:p>896.561</text:p>
              </table:table-cell>
              <table:table-cell office:value-type="float" office:value="129.524">
                <text:p>129.524</text:p>
              </table:table-cell>
              <table:table-cell office:value-type="float" office:value="6.159">
                <text:p>6.1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622">
                <text:p>7.622</text:p>
              </table:table-cell>
              <table:table-cell office:value-type="float" office:value="5572.545">
                <text:p>5572.545</text:p>
              </table:table-cell>
              <table:table-cell office:value-type="float" office:value="694.354">
                <text:p>694.354</text:p>
              </table:table-cell>
              <table:table-cell office:value-type="float" office:value="-54.903">
                <text:p>-54.903</text:p>
              </table:table-cell>
              <table:table-cell office:value-type="float" office:value="706.274">
                <text:p>706.274</text:p>
              </table:table-cell>
              <table:table-cell office:value-type="float" office:value="55.256">
                <text:p>55.256</text:p>
              </table:table-cell>
              <table:table-cell office:value-type="float" office:value="903.029">
                <text:p>903.029</text:p>
              </table:table-cell>
              <table:table-cell office:value-type="float" office:value="129.211">
                <text:p>129.211</text:p>
              </table:table-cell>
              <table:table-cell office:value-type="float" office:value="6.236">
                <text:p>6.2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672">
                <text:p>7.672</text:p>
              </table:table-cell>
              <table:table-cell office:value-type="float" office:value="5607.194">
                <text:p>5607.194</text:p>
              </table:table-cell>
              <table:table-cell office:value-type="float" office:value="691.614">
                <text:p>691.614</text:p>
              </table:table-cell>
              <table:table-cell office:value-type="float" office:value="-54.659">
                <text:p>-54.659</text:p>
              </table:table-cell>
              <table:table-cell office:value-type="float" office:value="703.524">
                <text:p>703.524</text:p>
              </table:table-cell>
              <table:table-cell office:value-type="float" office:value="55.019">
                <text:p>55.019</text:p>
              </table:table-cell>
              <table:table-cell office:value-type="float" office:value="909.482">
                <text:p>909.482</text:p>
              </table:table-cell>
              <table:table-cell office:value-type="float" office:value="128.903">
                <text:p>128.903</text:p>
              </table:table-cell>
              <table:table-cell office:value-type="float" office:value="6.283">
                <text:p>6.2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722">
                <text:p>7.722</text:p>
              </table:table-cell>
              <table:table-cell office:value-type="float" office:value="5641.706">
                <text:p>5641.706</text:p>
              </table:table-cell>
              <table:table-cell office:value-type="float" office:value="688.887">
                <text:p>688.887</text:p>
              </table:table-cell>
              <table:table-cell office:value-type="float" office:value="-54.487">
                <text:p>-54.487</text:p>
              </table:table-cell>
              <table:table-cell office:value-type="float" office:value="700.785">
                <text:p>700.785</text:p>
              </table:table-cell>
              <table:table-cell office:value-type="float" office:value="54.818">
                <text:p>54.818</text:p>
              </table:table-cell>
              <table:table-cell office:value-type="float" office:value="915.919">
                <text:p>915.919</text:p>
              </table:table-cell>
              <table:table-cell office:value-type="float" office:value="128.588">
                <text:p>128.588</text:p>
              </table:table-cell>
              <table:table-cell office:value-type="float" office:value="6.013">
                <text:p>6.0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772">
                <text:p>7.772</text:p>
              </table:table-cell>
              <table:table-cell office:value-type="float" office:value="5676.082">
                <text:p>5676.082</text:p>
              </table:table-cell>
              <table:table-cell office:value-type="float" office:value="686.165">
                <text:p>686.165</text:p>
              </table:table-cell>
              <table:table-cell office:value-type="float" office:value="-54.314">
                <text:p>-54.314</text:p>
              </table:table-cell>
              <table:table-cell office:value-type="float" office:value="698.057">
                <text:p>698.057</text:p>
              </table:table-cell>
              <table:table-cell office:value-type="float" office:value="54.622">
                <text:p>54.622</text:p>
              </table:table-cell>
              <table:table-cell office:value-type="float" office:value="922.341">
                <text:p>922.341</text:p>
              </table:table-cell>
              <table:table-cell office:value-type="float" office:value="128.304">
                <text:p>128.304</text:p>
              </table:table-cell>
              <table:table-cell office:value-type="float" office:value="5.787">
                <text:p>5.7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822">
                <text:p>7.822</text:p>
              </table:table-cell>
              <table:table-cell office:value-type="float" office:value="5710.323">
                <text:p>5710.323</text:p>
              </table:table-cell>
              <table:table-cell office:value-type="float" office:value="683.456">
                <text:p>683.456</text:p>
              </table:table-cell>
              <table:table-cell office:value-type="float" office:value="-54.079">
                <text:p>-54.079</text:p>
              </table:table-cell>
              <table:table-cell office:value-type="float" office:value="695.34">
                <text:p>695.34</text:p>
              </table:table-cell>
              <table:table-cell office:value-type="float" office:value="54.402">
                <text:p>54.402</text:p>
              </table:table-cell>
              <table:table-cell office:value-type="float" office:value="928.749">
                <text:p>928.749</text:p>
              </table:table-cell>
              <table:table-cell office:value-type="float" office:value="128.007">
                <text:p>128.007</text:p>
              </table:table-cell>
              <table:table-cell office:value-type="float" office:value="5.916">
                <text:p>5.9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872">
                <text:p>7.872</text:p>
              </table:table-cell>
              <table:table-cell office:value-type="float" office:value="5744.428">
                <text:p>5744.428</text:p>
              </table:table-cell>
              <table:table-cell office:value-type="float" office:value="680.755">
                <text:p>680.755</text:p>
              </table:table-cell>
              <table:table-cell office:value-type="float" office:value="-54.035">
                <text:p>-54.035</text:p>
              </table:table-cell>
              <table:table-cell office:value-type="float" office:value="692.633">
                <text:p>692.633</text:p>
              </table:table-cell>
              <table:table-cell office:value-type="float" office:value="54.278">
                <text:p>54.278</text:p>
              </table:table-cell>
              <table:table-cell office:value-type="float" office:value="935.142">
                <text:p>935.142</text:p>
              </table:table-cell>
              <table:table-cell office:value-type="float" office:value="127.722">
                <text:p>127.722</text:p>
              </table:table-cell>
              <table:table-cell office:value-type="float" office:value="5.129">
                <text:p>5.1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922">
                <text:p>7.922</text:p>
              </table:table-cell>
              <table:table-cell office:value-type="float" office:value="5778.398">
                <text:p>5778.398</text:p>
              </table:table-cell>
              <table:table-cell office:value-type="float" office:value="678.05">
                <text:p>678.05</text:p>
              </table:table-cell>
              <table:table-cell office:value-type="float" office:value="-54.198">
                <text:p>-54.198</text:p>
              </table:table-cell>
              <table:table-cell office:value-type="float" office:value="689.934">
                <text:p>689.934</text:p>
              </table:table-cell>
              <table:table-cell office:value-type="float" office:value="54.303">
                <text:p>54.303</text:p>
              </table:table-cell>
              <table:table-cell office:value-type="float" office:value="941.522">
                <text:p>941.522</text:p>
              </table:table-cell>
              <table:table-cell office:value-type="float" office:value="127.504">
                <text:p>127.50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972">
                <text:p>7.972</text:p>
              </table:table-cell>
              <table:table-cell office:value-type="float" office:value="5812.233">
                <text:p>5812.233</text:p>
              </table:table-cell>
              <table:table-cell office:value-type="float" office:value="675.337">
                <text:p>675.337</text:p>
              </table:table-cell>
              <table:table-cell office:value-type="float" office:value="-54.146">
                <text:p>-54.146</text:p>
              </table:table-cell>
              <table:table-cell office:value-type="float" office:value="687.244">
                <text:p>687.244</text:p>
              </table:table-cell>
              <table:table-cell office:value-type="float" office:value="54.211">
                <text:p>54.211</text:p>
              </table:table-cell>
              <table:table-cell office:value-type="float" office:value="947.894">
                <text:p>947.894</text:p>
              </table:table-cell>
              <table:table-cell office:value-type="float" office:value="127.375">
                <text:p>127.375</text:p>
              </table:table-cell>
              <table:table-cell office:value-type="float" office:value="2.635">
                <text:p>2.6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022">
                <text:p>8.022</text:p>
              </table:table-cell>
              <table:table-cell office:value-type="float" office:value="5845.932">
                <text:p>5845.932</text:p>
              </table:table-cell>
              <table:table-cell office:value-type="float" office:value="672.64">
                <text:p>672.64</text:p>
              </table:table-cell>
              <table:table-cell office:value-type="float" office:value="-53.719">
                <text:p>-53.719</text:p>
              </table:table-cell>
              <table:table-cell office:value-type="float" office:value="684.565">
                <text:p>684.565</text:p>
              </table:table-cell>
              <table:table-cell office:value-type="float" office:value="53.841">
                <text:p>53.841</text:p>
              </table:table-cell>
              <table:table-cell office:value-type="float" office:value="954.259">
                <text:p>954.259</text:p>
              </table:table-cell>
              <table:table-cell office:value-type="float" office:value="127.222">
                <text:p>127.222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072">
                <text:p>8.072</text:p>
              </table:table-cell>
              <table:table-cell office:value-type="float" office:value="5879.497">
                <text:p>5879.497</text:p>
              </table:table-cell>
              <table:table-cell office:value-type="float" office:value="669.965">
                <text:p>669.965</text:p>
              </table:table-cell>
              <table:table-cell office:value-type="float" office:value="-53.375">
                <text:p>-53.375</text:p>
              </table:table-cell>
              <table:table-cell office:value-type="float" office:value="681.899">
                <text:p>681.899</text:p>
              </table:table-cell>
              <table:table-cell office:value-type="float" office:value="53.538">
                <text:p>53.538</text:p>
              </table:table-cell>
              <table:table-cell office:value-type="float" office:value="960.615">
                <text:p>960.615</text:p>
              </table:table-cell>
              <table:table-cell office:value-type="float" office:value="127.014">
                <text:p>127.014</text:p>
              </table:table-cell>
              <table:table-cell office:value-type="float" office:value="4.174">
                <text:p>4.1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122">
                <text:p>8.122</text:p>
              </table:table-cell>
              <table:table-cell office:value-type="float" office:value="5912.929">
                <text:p>5912.929</text:p>
              </table:table-cell>
              <table:table-cell office:value-type="float" office:value="667.302">
                <text:p>667.302</text:p>
              </table:table-cell>
              <table:table-cell office:value-type="float" office:value="-53.052">
                <text:p>-53.052</text:p>
              </table:table-cell>
              <table:table-cell office:value-type="float" office:value="679.243">
                <text:p>679.243</text:p>
              </table:table-cell>
              <table:table-cell office:value-type="float" office:value="53.253">
                <text:p>53.253</text:p>
              </table:table-cell>
              <table:table-cell office:value-type="float" office:value="966.961">
                <text:p>966.961</text:p>
              </table:table-cell>
              <table:table-cell office:value-type="float" office:value="126.804">
                <text:p>126.804</text:p>
              </table:table-cell>
              <table:table-cell office:value-type="float" office:value="4.621">
                <text:p>4.6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172">
                <text:p>8.172</text:p>
              </table:table-cell>
              <table:table-cell office:value-type="float" office:value="5946.228">
                <text:p>5946.228</text:p>
              </table:table-cell>
              <table:table-cell office:value-type="float" office:value="664.661">
                <text:p>664.661</text:p>
              </table:table-cell>
              <table:table-cell office:value-type="float" office:value="-52.578">
                <text:p>-52.578</text:p>
              </table:table-cell>
              <table:table-cell office:value-type="float" office:value="676.6">
                <text:p>676.6</text:p>
              </table:table-cell>
              <table:table-cell office:value-type="float" office:value="52.902">
                <text:p>52.902</text:p>
              </table:table-cell>
              <table:table-cell office:value-type="float" office:value="973.295">
                <text:p>973.295</text:p>
              </table:table-cell>
              <table:table-cell office:value-type="float" office:value="126.543">
                <text:p>126.543</text:p>
              </table:table-cell>
              <table:table-cell office:value-type="float" office:value="5.846">
                <text:p>5.8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222">
                <text:p>8.222</text:p>
              </table:table-cell>
              <table:table-cell office:value-type="float" office:value="5979.396">
                <text:p>5979.396</text:p>
              </table:table-cell>
              <table:table-cell office:value-type="float" office:value="662.044">
                <text:p>662.044</text:p>
              </table:table-cell>
              <table:table-cell office:value-type="float" office:value="-52.176">
                <text:p>-52.176</text:p>
              </table:table-cell>
              <table:table-cell office:value-type="float" office:value="673.969">
                <text:p>673.969</text:p>
              </table:table-cell>
              <table:table-cell office:value-type="float" office:value="52.615">
                <text:p>52.615</text:p>
              </table:table-cell>
              <table:table-cell office:value-type="float" office:value="979.614">
                <text:p>979.614</text:p>
              </table:table-cell>
              <table:table-cell office:value-type="float" office:value="126.222">
                <text:p>126.222</text:p>
              </table:table-cell>
              <table:table-cell office:value-type="float" office:value="6.783">
                <text:p>6.7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272">
                <text:p>8.272</text:p>
              </table:table-cell>
              <table:table-cell office:value-type="float" office:value="6012.433">
                <text:p>6012.433</text:p>
              </table:table-cell>
              <table:table-cell office:value-type="float" office:value="659.442">
                <text:p>659.442</text:p>
              </table:table-cell>
              <table:table-cell office:value-type="float" office:value="-51.902">
                <text:p>-51.902</text:p>
              </table:table-cell>
              <table:table-cell office:value-type="float" office:value="671.348">
                <text:p>671.348</text:p>
              </table:table-cell>
              <table:table-cell office:value-type="float" office:value="52.391">
                <text:p>52.391</text:p>
              </table:table-cell>
              <table:table-cell office:value-type="float" office:value="985.917">
                <text:p>985.917</text:p>
              </table:table-cell>
              <table:table-cell office:value-type="float" office:value="125.872">
                <text:p>125.872</text:p>
              </table:table-cell>
              <table:table-cell office:value-type="float" office:value="7.144">
                <text:p>7.1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322">
                <text:p>8.322</text:p>
              </table:table-cell>
              <table:table-cell office:value-type="float" office:value="6045.34">
                <text:p>6045.34</text:p>
              </table:table-cell>
              <table:table-cell office:value-type="float" office:value="656.851">
                <text:p>656.851</text:p>
              </table:table-cell>
              <table:table-cell office:value-type="float" office:value="-51.812">
                <text:p>-51.812</text:p>
              </table:table-cell>
              <table:table-cell office:value-type="float" office:value="668.736">
                <text:p>668.736</text:p>
              </table:table-cell>
              <table:table-cell office:value-type="float" office:value="52.238">
                <text:p>52.238</text:p>
              </table:table-cell>
              <table:table-cell office:value-type="float" office:value="992.201">
                <text:p>992.201</text:p>
              </table:table-cell>
              <table:table-cell office:value-type="float" office:value="125.518">
                <text:p>125.518</text:p>
              </table:table-cell>
              <table:table-cell office:value-type="float" office:value="6.653">
                <text:p>6.6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372">
                <text:p>8.372</text:p>
              </table:table-cell>
              <table:table-cell office:value-type="float" office:value="6078.118">
                <text:p>6078.118</text:p>
              </table:table-cell>
              <table:table-cell office:value-type="float" office:value="654.259">
                <text:p>654.259</text:p>
              </table:table-cell>
              <table:table-cell office:value-type="float" office:value="-51.882">
                <text:p>-51.882</text:p>
              </table:table-cell>
              <table:table-cell office:value-type="float" office:value="666.133">
                <text:p>666.133</text:p>
              </table:table-cell>
              <table:table-cell office:value-type="float" office:value="52.168">
                <text:p>52.168</text:p>
              </table:table-cell>
              <table:table-cell office:value-type="float" office:value="998.469">
                <text:p>998.469</text:p>
              </table:table-cell>
              <table:table-cell office:value-type="float" office:value="125.217">
                <text:p>125.217</text:p>
              </table:table-cell>
              <table:table-cell office:value-type="float" office:value="5.451">
                <text:p>5.4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422">
                <text:p>8.422</text:p>
              </table:table-cell>
              <table:table-cell office:value-type="float" office:value="6110.766">
                <text:p>6110.766</text:p>
              </table:table-cell>
              <table:table-cell office:value-type="float" office:value="651.662">
                <text:p>651.662</text:p>
              </table:table-cell>
              <table:table-cell office:value-type="float" office:value="-52.002">
                <text:p>-52.002</text:p>
              </table:table-cell>
              <table:table-cell office:value-type="float" office:value="663.538">
                <text:p>663.538</text:p>
              </table:table-cell>
              <table:table-cell office:value-type="float" office:value="52.163">
                <text:p>52.163</text:p>
              </table:table-cell>
              <table:table-cell office:value-type="float" office:value="1004.724">
                <text:p>1004.724</text:p>
              </table:table-cell>
              <table:table-cell office:value-type="float" office:value="124.977">
                <text:p>124.977</text:p>
              </table:table-cell>
              <table:table-cell office:value-type="float" office:value="4.088">
                <text:p>4.0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472">
                <text:p>8.472</text:p>
              </table:table-cell>
              <table:table-cell office:value-type="float" office:value="6143.284">
                <text:p>6143.284</text:p>
              </table:table-cell>
              <table:table-cell office:value-type="float" office:value="649.058">
                <text:p>649.058</text:p>
              </table:table-cell>
              <table:table-cell office:value-type="float" office:value="-52.159">
                <text:p>-52.159</text:p>
              </table:table-cell>
              <table:table-cell office:value-type="float" office:value="660.949">
                <text:p>660.949</text:p>
              </table:table-cell>
              <table:table-cell office:value-type="float" office:value="52.224">
                <text:p>52.224</text:p>
              </table:table-cell>
              <table:table-cell office:value-type="float" office:value="1010.968">
                <text:p>1010.968</text:p>
              </table:table-cell>
              <table:table-cell office:value-type="float" office:value="124.811">
                <text:p>124.811</text:p>
              </table:table-cell>
              <table:table-cell office:value-type="float" office:value="2.599">
                <text:p>2.5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522">
                <text:p>8.522</text:p>
              </table:table-cell>
              <table:table-cell office:value-type="float" office:value="6175.671">
                <text:p>6175.671</text:p>
              </table:table-cell>
              <table:table-cell office:value-type="float" office:value="646.447">
                <text:p>646.447</text:p>
              </table:table-cell>
              <table:table-cell office:value-type="float" office:value="-52.236">
                <text:p>-52.236</text:p>
              </table:table-cell>
              <table:table-cell office:value-type="float" office:value="658.367">
                <text:p>658.367</text:p>
              </table:table-cell>
              <table:table-cell office:value-type="float" office:value="52.257">
                <text:p>52.257</text:p>
              </table:table-cell>
              <table:table-cell office:value-type="float" office:value="1017.206">
                <text:p>1017.206</text:p>
              </table:table-cell>
              <table:table-cell office:value-type="float" office:value="124.713">
                <text:p>124.713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572">
                <text:p>8.572</text:p>
              </table:table-cell>
              <table:table-cell office:value-type="float" office:value="6207.928">
                <text:p>6207.928</text:p>
              </table:table-cell>
              <table:table-cell office:value-type="float" office:value="643.837">
                <text:p>643.837</text:p>
              </table:table-cell>
              <table:table-cell office:value-type="float" office:value="-52.112">
                <text:p>-52.112</text:p>
              </table:table-cell>
              <table:table-cell office:value-type="float" office:value="655.793">
                <text:p>655.793</text:p>
              </table:table-cell>
              <table:table-cell office:value-type="float" office:value="52.124">
                <text:p>52.124</text:p>
              </table:table-cell>
              <table:table-cell office:value-type="float" office:value="1023.44">
                <text:p>1023.44</text:p>
              </table:table-cell>
              <table:table-cell office:value-type="float" office:value="124.655">
                <text:p>124.65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622">
                <text:p>8.622</text:p>
              </table:table-cell>
              <table:table-cell office:value-type="float" office:value="6240.055">
                <text:p>6240.055</text:p>
              </table:table-cell>
              <table:table-cell office:value-type="float" office:value="641.239">
                <text:p>641.239</text:p>
              </table:table-cell>
              <table:table-cell office:value-type="float" office:value="-51.733">
                <text:p>-51.733</text:p>
              </table:table-cell>
              <table:table-cell office:value-type="float" office:value="653.23">
                <text:p>653.23</text:p>
              </table:table-cell>
              <table:table-cell office:value-type="float" office:value="51.765">
                <text:p>51.765</text:p>
              </table:table-cell>
              <table:table-cell office:value-type="float" office:value="1029.672">
                <text:p>1029.672</text:p>
              </table:table-cell>
              <table:table-cell office:value-type="float" office:value="124.586">
                <text:p>124.586</text:p>
              </table:table-cell>
              <table:table-cell office:value-type="float" office:value="1.822">
                <text:p>1.8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672">
                <text:p>8.672</text:p>
              </table:table-cell>
              <table:table-cell office:value-type="float" office:value="6272.053">
                <text:p>6272.053</text:p>
              </table:table-cell>
              <table:table-cell office:value-type="float" office:value="638.666">
                <text:p>638.666</text:p>
              </table:table-cell>
              <table:table-cell office:value-type="float" office:value="-51.192">
                <text:p>-51.192</text:p>
              </table:table-cell>
              <table:table-cell office:value-type="float" office:value="650.68">
                <text:p>650.68</text:p>
              </table:table-cell>
              <table:table-cell office:value-type="float" office:value="51.294">
                <text:p>51.294</text:p>
              </table:table-cell>
              <table:table-cell office:value-type="float" office:value="1035.898">
                <text:p>1035.898</text:p>
              </table:table-cell>
              <table:table-cell office:value-type="float" office:value="124.461">
                <text:p>124.461</text:p>
              </table:table-cell>
              <table:table-cell office:value-type="float" office:value="3.228">
                <text:p>3.2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722">
                <text:p>8.722</text:p>
              </table:table-cell>
              <table:table-cell office:value-type="float" office:value="6303.922">
                <text:p>6303.922</text:p>
              </table:table-cell>
              <table:table-cell office:value-type="float" office:value="636.122">
                <text:p>636.122</text:p>
              </table:table-cell>
              <table:table-cell office:value-type="float" office:value="-50.536">
                <text:p>-50.536</text:p>
              </table:table-cell>
              <table:table-cell office:value-type="float" office:value="648.144">
                <text:p>648.144</text:p>
              </table:table-cell>
              <table:table-cell office:value-type="float" office:value="50.808">
                <text:p>50.808</text:p>
              </table:table-cell>
              <table:table-cell office:value-type="float" office:value="1042.116">
                <text:p>1042.116</text:p>
              </table:table-cell>
              <table:table-cell office:value-type="float" office:value="124.254">
                <text:p>124.254</text:p>
              </table:table-cell>
              <table:table-cell office:value-type="float" office:value="5.254">
                <text:p>5.2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772">
                <text:p>8.772</text:p>
              </table:table-cell>
              <table:table-cell office:value-type="float" office:value="6335.666">
                <text:p>6335.666</text:p>
              </table:table-cell>
              <table:table-cell office:value-type="float" office:value="633.613">
                <text:p>633.613</text:p>
              </table:table-cell>
              <table:table-cell office:value-type="float" office:value="-49.872">
                <text:p>-49.872</text:p>
              </table:table-cell>
              <table:table-cell office:value-type="float" office:value="645.619">
                <text:p>645.619</text:p>
              </table:table-cell>
              <table:table-cell office:value-type="float" office:value="50.432">
                <text:p>50.432</text:p>
              </table:table-cell>
              <table:table-cell office:value-type="float" office:value="1048.321">
                <text:p>1048.321</text:p>
              </table:table-cell>
              <table:table-cell office:value-type="float" office:value="123.931">
                <text:p>123.931</text:p>
              </table:table-cell>
              <table:table-cell office:value-type="float" office:value="7.495">
                <text:p>7.4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822">
                <text:p>8.822</text:p>
              </table:table-cell>
              <table:table-cell office:value-type="float" office:value="6367.284">
                <text:p>6367.284</text:p>
              </table:table-cell>
              <table:table-cell office:value-type="float" office:value="631.132">
                <text:p>631.132</text:p>
              </table:table-cell>
              <table:table-cell office:value-type="float" office:value="-49.472">
                <text:p>-49.472</text:p>
              </table:table-cell>
              <table:table-cell office:value-type="float" office:value="643.105">
                <text:p>643.105</text:p>
              </table:table-cell>
              <table:table-cell office:value-type="float" office:value="50.207">
                <text:p>50.207</text:p>
              </table:table-cell>
              <table:table-cell office:value-type="float" office:value="1054.508">
                <text:p>1054.508</text:p>
              </table:table-cell>
              <table:table-cell office:value-type="float" office:value="123.516">
                <text:p>123.516</text:p>
              </table:table-cell>
              <table:table-cell office:value-type="float" office:value="8.561">
                <text:p>8.5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872">
                <text:p>8.872</text:p>
              </table:table-cell>
              <table:table-cell office:value-type="float" office:value="6398.779">
                <text:p>6398.779</text:p>
              </table:table-cell>
              <table:table-cell office:value-type="float" office:value="628.662">
                <text:p>628.662</text:p>
              </table:table-cell>
              <table:table-cell office:value-type="float" office:value="-49.375">
                <text:p>-49.375</text:p>
              </table:table-cell>
              <table:table-cell office:value-type="float" office:value="640.599">
                <text:p>640.599</text:p>
              </table:table-cell>
              <table:table-cell office:value-type="float" office:value="50.043">
                <text:p>50.043</text:p>
              </table:table-cell>
              <table:table-cell office:value-type="float" office:value="1060.673">
                <text:p>1060.673</text:p>
              </table:table-cell>
              <table:table-cell office:value-type="float" office:value="123.094">
                <text:p>123.094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22">
                <text:p>8.922</text:p>
              </table:table-cell>
              <table:table-cell office:value-type="float" office:value="6430.15">
                <text:p>6430.15</text:p>
              </table:table-cell>
              <table:table-cell office:value-type="float" office:value="626.191">
                <text:p>626.191</text:p>
              </table:table-cell>
              <table:table-cell office:value-type="float" office:value="-49.453">
                <text:p>-49.453</text:p>
              </table:table-cell>
              <table:table-cell office:value-type="float" office:value="638.102">
                <text:p>638.102</text:p>
              </table:table-cell>
              <table:table-cell office:value-type="float" office:value="49.937">
                <text:p>49.937</text:p>
              </table:table-cell>
              <table:table-cell office:value-type="float" office:value="1066.818">
                <text:p>1066.818</text:p>
              </table:table-cell>
              <table:table-cell office:value-type="float" office:value="122.715">
                <text:p>122.715</text:p>
              </table:table-cell>
              <table:table-cell office:value-type="float" office:value="6.933">
                <text:p>6.9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972">
                <text:p>8.972</text:p>
              </table:table-cell>
              <table:table-cell office:value-type="float" office:value="6461.398">
                <text:p>6461.398</text:p>
              </table:table-cell>
              <table:table-cell office:value-type="float" office:value="623.714">
                <text:p>623.714</text:p>
              </table:table-cell>
              <table:table-cell office:value-type="float" office:value="-49.693">
                <text:p>-49.693</text:p>
              </table:table-cell>
              <table:table-cell office:value-type="float" office:value="635.613">
                <text:p>635.613</text:p>
              </table:table-cell>
              <table:table-cell office:value-type="float" office:value="49.948">
                <text:p>49.948</text:p>
              </table:table-cell>
              <table:table-cell office:value-type="float" office:value="1072.946">
                <text:p>1072.946</text:p>
              </table:table-cell>
              <table:table-cell office:value-type="float" office:value="122.412">
                <text:p>122.412</text:p>
              </table:table-cell>
              <table:table-cell office:value-type="float" office:value="5.047">
                <text:p>5.0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22">
                <text:p>9.022</text:p>
              </table:table-cell>
              <table:table-cell office:value-type="float" office:value="6492.521">
                <text:p>6492.521</text:p>
              </table:table-cell>
              <table:table-cell office:value-type="float" office:value="621.22">
                <text:p>621.22</text:p>
              </table:table-cell>
              <table:table-cell office:value-type="float" office:value="-50.041">
                <text:p>-50.041</text:p>
              </table:table-cell>
              <table:table-cell office:value-type="float" office:value="633.128">
                <text:p>633.128</text:p>
              </table:table-cell>
              <table:table-cell office:value-type="float" office:value="50.119">
                <text:p>50.119</text:p>
              </table:table-cell>
              <table:table-cell office:value-type="float" office:value="1079.061">
                <text:p>1079.061</text:p>
              </table:table-cell>
              <table:table-cell office:value-type="float" office:value="122.217">
                <text:p>122.217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072">
                <text:p>9.072</text:p>
              </table:table-cell>
              <table:table-cell office:value-type="float" office:value="6523.52">
                <text:p>6523.52</text:p>
              </table:table-cell>
              <table:table-cell office:value-type="float" office:value="618.709">
                <text:p>618.709</text:p>
              </table:table-cell>
              <table:table-cell office:value-type="float" office:value="-50.377">
                <text:p>-50.377</text:p>
              </table:table-cell>
              <table:table-cell office:value-type="float" office:value="630.648">
                <text:p>630.648</text:p>
              </table:table-cell>
              <table:table-cell office:value-type="float" office:value="50.382">
                <text:p>50.382</text:p>
              </table:table-cell>
              <table:table-cell office:value-type="float" office:value="1085.169">
                <text:p>1085.169</text:p>
              </table:table-cell>
              <table:table-cell office:value-type="float" office:value="122.132">
                <text:p>122.132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22">
                <text:p>9.122</text:p>
              </table:table-cell>
              <table:table-cell office:value-type="float" office:value="6554.392">
                <text:p>6554.392</text:p>
              </table:table-cell>
              <table:table-cell office:value-type="float" office:value="616.185">
                <text:p>616.185</text:p>
              </table:table-cell>
              <table:table-cell office:value-type="float" office:value="-50.471">
                <text:p>-50.471</text:p>
              </table:table-cell>
              <table:table-cell office:value-type="float" office:value="628.173">
                <text:p>628.173</text:p>
              </table:table-cell>
              <table:table-cell office:value-type="float" office:value="50.472">
                <text:p>50.472</text:p>
              </table:table-cell>
              <table:table-cell office:value-type="float" office:value="1091.276">
                <text:p>1091.276</text:p>
              </table:table-cell>
              <table:table-cell office:value-type="float" office:value="122.136">
                <text:p>122.136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172">
                <text:p>9.172</text:p>
              </table:table-cell>
              <table:table-cell office:value-type="float" office:value="6585.138">
                <text:p>6585.138</text:p>
              </table:table-cell>
              <table:table-cell office:value-type="float" office:value="613.666">
                <text:p>613.666</text:p>
              </table:table-cell>
              <table:table-cell office:value-type="float" office:value="-50.257">
                <text:p>-50.257</text:p>
              </table:table-cell>
              <table:table-cell office:value-type="float" office:value="625.705">
                <text:p>625.705</text:p>
              </table:table-cell>
              <table:table-cell office:value-type="float" office:value="50.258">
                <text:p>50.258</text:p>
              </table:table-cell>
              <table:table-cell office:value-type="float" office:value="1097.383">
                <text:p>1097.383</text:p>
              </table:table-cell>
              <table:table-cell office:value-type="float" office:value="122.152">
                <text:p>122.152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22">
                <text:p>9.222</text:p>
              </table:table-cell>
              <table:table-cell office:value-type="float" office:value="6615.759">
                <text:p>6615.759</text:p>
              </table:table-cell>
              <table:table-cell office:value-type="float" office:value="611.163">
                <text:p>611.163</text:p>
              </table:table-cell>
              <table:table-cell office:value-type="float" office:value="-49.786">
                <text:p>-49.786</text:p>
              </table:table-cell>
              <table:table-cell office:value-type="float" office:value="623.249">
                <text:p>623.249</text:p>
              </table:table-cell>
              <table:table-cell office:value-type="float" office:value="49.794">
                <text:p>49.794</text:p>
              </table:table-cell>
              <table:table-cell office:value-type="float" office:value="1103.491">
                <text:p>1103.491</text:p>
              </table:table-cell>
              <table:table-cell office:value-type="float" office:value="122.144">
                <text:p>122.144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72">
                <text:p>9.272</text:p>
              </table:table-cell>
              <table:table-cell office:value-type="float" office:value="6646.255">
                <text:p>6646.255</text:p>
              </table:table-cell>
              <table:table-cell office:value-type="float" office:value="608.691">
                <text:p>608.691</text:p>
              </table:table-cell>
              <table:table-cell office:value-type="float" office:value="-49.083">
                <text:p>-49.083</text:p>
              </table:table-cell>
              <table:table-cell office:value-type="float" office:value="620.806">
                <text:p>620.806</text:p>
              </table:table-cell>
              <table:table-cell office:value-type="float" office:value="49.178">
                <text:p>49.178</text:p>
              </table:table-cell>
              <table:table-cell office:value-type="float" office:value="1109.596">
                <text:p>1109.596</text:p>
              </table:table-cell>
              <table:table-cell office:value-type="float" office:value="122.048">
                <text:p>122.048</text:p>
              </table:table-cell>
              <table:table-cell office:value-type="float" office:value="3.053">
                <text:p>3.0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322">
                <text:p>9.322</text:p>
              </table:table-cell>
              <table:table-cell office:value-type="float" office:value="6676.629">
                <text:p>6676.629</text:p>
              </table:table-cell>
              <table:table-cell office:value-type="float" office:value="606.256">
                <text:p>606.256</text:p>
              </table:table-cell>
              <table:table-cell office:value-type="float" office:value="-48.317">
                <text:p>-48.317</text:p>
              </table:table-cell>
              <table:table-cell office:value-type="float" office:value="618.376">
                <text:p>618.376</text:p>
              </table:table-cell>
              <table:table-cell office:value-type="float" office:value="48.652">
                <text:p>48.652</text:p>
              </table:table-cell>
              <table:table-cell office:value-type="float" office:value="1115.693">
                <text:p>1115.693</text:p>
              </table:table-cell>
              <table:table-cell office:value-type="float" office:value="121.831">
                <text:p>121.831</text:p>
              </table:table-cell>
              <table:table-cell office:value-type="float" office:value="5.696">
                <text:p>5.6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72">
                <text:p>9.372</text:p>
              </table:table-cell>
              <table:table-cell office:value-type="float" office:value="6706.881">
                <text:p>6706.881</text:p>
              </table:table-cell>
              <table:table-cell office:value-type="float" office:value="603.858">
                <text:p>603.858</text:p>
              </table:table-cell>
              <table:table-cell office:value-type="float" office:value="-47.667">
                <text:p>-47.667</text:p>
              </table:table-cell>
              <table:table-cell office:value-type="float" office:value="615.956">
                <text:p>615.956</text:p>
              </table:table-cell>
              <table:table-cell office:value-type="float" office:value="48.337">
                <text:p>48.337</text:p>
              </table:table-cell>
              <table:table-cell office:value-type="float" office:value="1121.777">
                <text:p>1121.777</text:p>
              </table:table-cell>
              <table:table-cell office:value-type="float" office:value="121.479">
                <text:p>121.479</text:p>
              </table:table-cell>
              <table:table-cell office:value-type="float" office:value="8.019">
                <text:p>8.0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422">
                <text:p>9.422</text:p>
              </table:table-cell>
              <table:table-cell office:value-type="float" office:value="6737.015">
                <text:p>6737.015</text:p>
              </table:table-cell>
              <table:table-cell office:value-type="float" office:value="601.486">
                <text:p>601.486</text:p>
              </table:table-cell>
              <table:table-cell office:value-type="float" office:value="-47.255">
                <text:p>-47.255</text:p>
              </table:table-cell>
              <table:table-cell office:value-type="float" office:value="613.545">
                <text:p>613.545</text:p>
              </table:table-cell>
              <table:table-cell office:value-type="float" office:value="48.159">
                <text:p>48.159</text:p>
              </table:table-cell>
              <table:table-cell office:value-type="float" office:value="1127.84">
                <text:p>1127.84</text:p>
              </table:table-cell>
              <table:table-cell office:value-type="float" office:value="121.041">
                <text:p>121.041</text:p>
              </table:table-cell>
              <table:table-cell office:value-type="float" office:value="9.291">
                <text:p>9.2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472">
                <text:p>9.472</text:p>
              </table:table-cell>
              <table:table-cell office:value-type="float" office:value="6767.03">
                <text:p>6767.03</text:p>
              </table:table-cell>
              <table:table-cell office:value-type="float" office:value="599.129">
                <text:p>599.129</text:p>
              </table:table-cell>
              <table:table-cell office:value-type="float" office:value="-47.163">
                <text:p>-47.163</text:p>
              </table:table-cell>
              <table:table-cell office:value-type="float" office:value="611.14">
                <text:p>611.14</text:p>
              </table:table-cell>
              <table:table-cell office:value-type="float" office:value="48.006">
                <text:p>48.006</text:p>
              </table:table-cell>
              <table:table-cell office:value-type="float" office:value="1133.88">
                <text:p>1133.88</text:p>
              </table:table-cell>
              <table:table-cell office:value-type="float" office:value="120.57">
                <text:p>120.57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522">
                <text:p>9.522</text:p>
              </table:table-cell>
              <table:table-cell office:value-type="float" office:value="6796.928">
                <text:p>6796.928</text:p>
              </table:table-cell>
              <table:table-cell office:value-type="float" office:value="596.766">
                <text:p>596.766</text:p>
              </table:table-cell>
              <table:table-cell office:value-type="float" office:value="-47.279">
                <text:p>-47.279</text:p>
              </table:table-cell>
              <table:table-cell office:value-type="float" office:value="608.744">
                <text:p>608.744</text:p>
              </table:table-cell>
              <table:table-cell office:value-type="float" office:value="47.891">
                <text:p>47.891</text:p>
              </table:table-cell>
              <table:table-cell office:value-type="float" office:value="1139.898">
                <text:p>1139.898</text:p>
              </table:table-cell>
              <table:table-cell office:value-type="float" office:value="120.163">
                <text:p>120.163</text:p>
              </table:table-cell>
              <table:table-cell office:value-type="float" office:value="7.631">
                <text:p>7.6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572">
                <text:p>9.572</text:p>
              </table:table-cell>
              <table:table-cell office:value-type="float" office:value="6826.707">
                <text:p>6826.707</text:p>
              </table:table-cell>
              <table:table-cell office:value-type="float" office:value="594.398">
                <text:p>594.398</text:p>
              </table:table-cell>
              <table:table-cell office:value-type="float" office:value="-47.533">
                <text:p>-47.533</text:p>
              </table:table-cell>
              <table:table-cell office:value-type="float" office:value="606.354">
                <text:p>606.354</text:p>
              </table:table-cell>
              <table:table-cell office:value-type="float" office:value="47.883">
                <text:p>47.883</text:p>
              </table:table-cell>
              <table:table-cell office:value-type="float" office:value="1145.897">
                <text:p>1145.897</text:p>
              </table:table-cell>
              <table:table-cell office:value-type="float" office:value="119.818">
                <text:p>119.818</text:p>
              </table:table-cell>
              <table:table-cell office:value-type="float" office:value="5.778">
                <text:p>5.7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622">
                <text:p>9.622</text:p>
              </table:table-cell>
              <table:table-cell office:value-type="float" office:value="6856.367">
                <text:p>6856.367</text:p>
              </table:table-cell>
              <table:table-cell office:value-type="float" office:value="592.01">
                <text:p>592.01</text:p>
              </table:table-cell>
              <table:table-cell office:value-type="float" office:value="-47.943">
                <text:p>-47.943</text:p>
              </table:table-cell>
              <table:table-cell office:value-type="float" office:value="603.969">
                <text:p>603.969</text:p>
              </table:table-cell>
              <table:table-cell office:value-type="float" office:value="48.063">
                <text:p>48.063</text:p>
              </table:table-cell>
              <table:table-cell office:value-type="float" office:value="1151.882">
                <text:p>1151.882</text:p>
              </table:table-cell>
              <table:table-cell office:value-type="float" office:value="119.595">
                <text:p>119.595</text:p>
              </table:table-cell>
              <table:table-cell office:value-type="float" office:value="3.399">
                <text:p>3.3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672">
                <text:p>9.672</text:p>
              </table:table-cell>
              <table:table-cell office:value-type="float" office:value="6885.908">
                <text:p>6885.908</text:p>
              </table:table-cell>
              <table:table-cell office:value-type="float" office:value="589.603">
                <text:p>589.603</text:p>
              </table:table-cell>
              <table:table-cell office:value-type="float" office:value="-48.344">
                <text:p>-48.344</text:p>
              </table:table-cell>
              <table:table-cell office:value-type="float" office:value="601.587">
                <text:p>601.587</text:p>
              </table:table-cell>
              <table:table-cell office:value-type="float" office:value="48.36">
                <text:p>48.36</text:p>
              </table:table-cell>
              <table:table-cell office:value-type="float" office:value="1157.859">
                <text:p>1157.859</text:p>
              </table:table-cell>
              <table:table-cell office:value-type="float" office:value="119.478">
                <text:p>119.478</text:p>
              </table:table-cell>
              <table:table-cell office:value-type="float" office:value="1.263">
                <text:p>1.2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722">
                <text:p>9.722</text:p>
              </table:table-cell>
              <table:table-cell office:value-type="float" office:value="6915.327">
                <text:p>6915.327</text:p>
              </table:table-cell>
              <table:table-cell office:value-type="float" office:value="587.177">
                <text:p>587.177</text:p>
              </table:table-cell>
              <table:table-cell office:value-type="float" office:value="-48.64">
                <text:p>-48.64</text:p>
              </table:table-cell>
              <table:table-cell office:value-type="float" office:value="599.206">
                <text:p>599.206</text:p>
              </table:table-cell>
              <table:table-cell office:value-type="float" office:value="48.641">
                <text:p>48.641</text:p>
              </table:table-cell>
              <table:table-cell office:value-type="float" office:value="1163.832">
                <text:p>1163.832</text:p>
              </table:table-cell>
              <table:table-cell office:value-type="float" office:value="119.464">
                <text:p>119.464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772">
                <text:p>9.772</text:p>
              </table:table-cell>
              <table:table-cell office:value-type="float" office:value="6944.625">
                <text:p>6944.625</text:p>
              </table:table-cell>
              <table:table-cell office:value-type="float" office:value="584.741">
                <text:p>584.741</text:p>
              </table:table-cell>
              <table:table-cell office:value-type="float" office:value="-48.833">
                <text:p>-48.833</text:p>
              </table:table-cell>
              <table:table-cell office:value-type="float" office:value="596.828">
                <text:p>596.828</text:p>
              </table:table-cell>
              <table:table-cell office:value-type="float" office:value="48.859">
                <text:p>48.859</text:p>
              </table:table-cell>
              <table:table-cell office:value-type="float" office:value="1169.806">
                <text:p>1169.806</text:p>
              </table:table-cell>
              <table:table-cell office:value-type="float" office:value="119.505">
                <text:p>119.505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822">
                <text:p>9.822</text:p>
              </table:table-cell>
              <table:table-cell office:value-type="float" office:value="6973.801">
                <text:p>6973.801</text:p>
              </table:table-cell>
              <table:table-cell office:value-type="float" office:value="582.298">
                <text:p>582.298</text:p>
              </table:table-cell>
              <table:table-cell office:value-type="float" office:value="-48.689">
                <text:p>-48.689</text:p>
              </table:table-cell>
              <table:table-cell office:value-type="float" office:value="594.455">
                <text:p>594.455</text:p>
              </table:table-cell>
              <table:table-cell office:value-type="float" office:value="48.718">
                <text:p>48.718</text:p>
              </table:table-cell>
              <table:table-cell office:value-type="float" office:value="1175.784">
                <text:p>1175.784</text:p>
              </table:table-cell>
              <table:table-cell office:value-type="float" office:value="119.609">
                <text:p>119.609</text:p>
              </table:table-cell>
              <table:table-cell office:value-type="float" office:value="1.681">
                <text:p>1.6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872">
                <text:p>9.872</text:p>
              </table:table-cell>
              <table:table-cell office:value-type="float" office:value="7002.855">
                <text:p>7002.855</text:p>
              </table:table-cell>
              <table:table-cell office:value-type="float" office:value="579.879">
                <text:p>579.879</text:p>
              </table:table-cell>
              <table:table-cell office:value-type="float" office:value="-48.021">
                <text:p>-48.021</text:p>
              </table:table-cell>
              <table:table-cell office:value-type="float" office:value="592.094">
                <text:p>592.094</text:p>
              </table:table-cell>
              <table:table-cell office:value-type="float" office:value="48.021">
                <text:p>48.021</text:p>
              </table:table-cell>
              <table:table-cell office:value-type="float" office:value="1181.765">
                <text:p>1181.765</text:p>
              </table:table-cell>
              <table:table-cell office:value-type="float" office:value="119.647">
                <text:p>119.647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922">
                <text:p>9.922</text:p>
              </table:table-cell>
              <table:table-cell office:value-type="float" office:value="7031.79">
                <text:p>7031.79</text:p>
              </table:table-cell>
              <table:table-cell office:value-type="float" office:value="577.497">
                <text:p>577.497</text:p>
              </table:table-cell>
              <table:table-cell office:value-type="float" office:value="-47.353">
                <text:p>-47.353</text:p>
              </table:table-cell>
              <table:table-cell office:value-type="float" office:value="589.748">
                <text:p>589.748</text:p>
              </table:table-cell>
              <table:table-cell office:value-type="float" office:value="47.401">
                <text:p>47.401</text:p>
              </table:table-cell>
              <table:table-cell office:value-type="float" office:value="1187.747">
                <text:p>1187.747</text:p>
              </table:table-cell>
              <table:table-cell office:value-type="float" office:value="119.58">
                <text:p>119.58</text:p>
              </table:table-cell>
              <table:table-cell office:value-type="float" office:value="2.138">
                <text:p>2.1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972">
                <text:p>9.972</text:p>
              </table:table-cell>
              <table:table-cell office:value-type="float" office:value="7060.605">
                <text:p>7060.605</text:p>
              </table:table-cell>
              <table:table-cell office:value-type="float" office:value="575.144">
                <text:p>575.144</text:p>
              </table:table-cell>
              <table:table-cell office:value-type="float" office:value="-46.787">
                <text:p>-46.787</text:p>
              </table:table-cell>
              <table:table-cell office:value-type="float" office:value="587.414">
                <text:p>587.414</text:p>
              </table:table-cell>
              <table:table-cell office:value-type="float" office:value="46.935">
                <text:p>46.935</text:p>
              </table:table-cell>
              <table:table-cell office:value-type="float" office:value="1193.722">
                <text:p>1193.722</text:p>
              </table:table-cell>
              <table:table-cell office:value-type="float" office:value="119.433">
                <text:p>119.433</text:p>
              </table:table-cell>
              <table:table-cell office:value-type="float" office:value="3.726">
                <text:p>3.7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022">
                <text:p>10.022</text:p>
              </table:table-cell>
              <table:table-cell office:value-type="float" office:value="7089.304">
                <text:p>7089.304</text:p>
              </table:table-cell>
              <table:table-cell office:value-type="float" office:value="572.819">
                <text:p>572.819</text:p>
              </table:table-cell>
              <table:table-cell office:value-type="float" office:value="-46.154">
                <text:p>-46.154</text:p>
              </table:table-cell>
              <table:table-cell office:value-type="float" office:value="585.09">
                <text:p>585.09</text:p>
              </table:table-cell>
              <table:table-cell office:value-type="float" office:value="46.516">
                <text:p>46.516</text:p>
              </table:table-cell>
              <table:table-cell office:value-type="float" office:value="1199.688">
                <text:p>1199.688</text:p>
              </table:table-cell>
              <table:table-cell office:value-type="float" office:value="119.201">
                <text:p>119.201</text:p>
              </table:table-cell>
              <table:table-cell office:value-type="float" office:value="5.794">
                <text:p>5.7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072">
                <text:p>10.072</text:p>
              </table:table-cell>
              <table:table-cell office:value-type="float" office:value="7117.888">
                <text:p>7117.888</text:p>
              </table:table-cell>
              <table:table-cell office:value-type="float" office:value="570.528">
                <text:p>570.528</text:p>
              </table:table-cell>
              <table:table-cell office:value-type="float" office:value="-45.595">
                <text:p>-45.595</text:p>
              </table:table-cell>
              <table:table-cell office:value-type="float" office:value="582.776">
                <text:p>582.776</text:p>
              </table:table-cell>
              <table:table-cell office:value-type="float" office:value="46.244">
                <text:p>46.244</text:p>
              </table:table-cell>
              <table:table-cell office:value-type="float" office:value="1205.64">
                <text:p>1205.64</text:p>
              </table:table-cell>
              <table:table-cell office:value-type="float" office:value="118.853">
                <text:p>118.853</text:p>
              </table:table-cell>
              <table:table-cell office:value-type="float" office:value="7.718">
                <text:p>7.7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122">
                <text:p>10.122</text:p>
              </table:table-cell>
              <table:table-cell office:value-type="float" office:value="7146.358">
                <text:p>7146.358</text:p>
              </table:table-cell>
              <table:table-cell office:value-type="float" office:value="568.256">
                <text:p>568.256</text:p>
              </table:table-cell>
              <table:table-cell office:value-type="float" office:value="-45.376">
                <text:p>-45.376</text:p>
              </table:table-cell>
              <table:table-cell office:value-type="float" office:value="580.469">
                <text:p>580.469</text:p>
              </table:table-cell>
              <table:table-cell office:value-type="float" office:value="46.089">
                <text:p>46.089</text:p>
              </table:table-cell>
              <table:table-cell office:value-type="float" office:value="1211.573">
                <text:p>1211.573</text:p>
              </table:table-cell>
              <table:table-cell office:value-type="float" office:value="118.447">
                <text:p>118.447</text:p>
              </table:table-cell>
              <table:table-cell office:value-type="float" office:value="8.075">
                <text:p>8.0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172">
                <text:p>10.172</text:p>
              </table:table-cell>
              <table:table-cell office:value-type="float" office:value="7174.714">
                <text:p>7174.714</text:p>
              </table:table-cell>
              <table:table-cell office:value-type="float" office:value="565.987">
                <text:p>565.987</text:p>
              </table:table-cell>
              <table:table-cell office:value-type="float" office:value="-45.353">
                <text:p>-45.353</text:p>
              </table:table-cell>
              <table:table-cell office:value-type="float" office:value="578.169">
                <text:p>578.169</text:p>
              </table:table-cell>
              <table:table-cell office:value-type="float" office:value="45.968">
                <text:p>45.968</text:p>
              </table:table-cell>
              <table:table-cell office:value-type="float" office:value="1217.485">
                <text:p>1217.485</text:p>
              </table:table-cell>
              <table:table-cell office:value-type="float" office:value="118.06">
                <text:p>118.06</text:p>
              </table:table-cell>
              <table:table-cell office:value-type="float" office:value="7.493">
                <text:p>7.4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222">
                <text:p>10.222</text:p>
              </table:table-cell>
              <table:table-cell office:value-type="float" office:value="7202.956">
                <text:p>7202.956</text:p>
              </table:table-cell>
              <table:table-cell office:value-type="float" office:value="563.719">
                <text:p>563.719</text:p>
              </table:table-cell>
              <table:table-cell office:value-type="float" office:value="-45.363">
                <text:p>-45.363</text:p>
              </table:table-cell>
              <table:table-cell office:value-type="float" office:value="575.876">
                <text:p>575.876</text:p>
              </table:table-cell>
              <table:table-cell office:value-type="float" office:value="45.87">
                <text:p>45.87</text:p>
              </table:table-cell>
              <table:table-cell office:value-type="float" office:value="1223.379">
                <text:p>1223.379</text:p>
              </table:table-cell>
              <table:table-cell office:value-type="float" office:value="117.704">
                <text:p>117.704</text:p>
              </table:table-cell>
              <table:table-cell office:value-type="float" office:value="6.796">
                <text:p>6.7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272">
                <text:p>10.272</text:p>
              </table:table-cell>
              <table:table-cell office:value-type="float" office:value="7231.085">
                <text:p>7231.085</text:p>
              </table:table-cell>
              <table:table-cell office:value-type="float" office:value="561.449">
                <text:p>561.449</text:p>
              </table:table-cell>
              <table:table-cell office:value-type="float" office:value="-45.452">
                <text:p>-45.452</text:p>
              </table:table-cell>
              <table:table-cell office:value-type="float" office:value="573.59">
                <text:p>573.59</text:p>
              </table:table-cell>
              <table:table-cell office:value-type="float" office:value="45.819">
                <text:p>45.819</text:p>
              </table:table-cell>
              <table:table-cell office:value-type="float" office:value="1229.256">
                <text:p>1229.256</text:p>
              </table:table-cell>
              <table:table-cell office:value-type="float" office:value="117.389">
                <text:p>117.389</text:p>
              </table:table-cell>
              <table:table-cell office:value-type="float" office:value="5.786">
                <text:p>5.7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322">
                <text:p>10.322</text:p>
              </table:table-cell>
              <table:table-cell office:value-type="float" office:value="7259.101">
                <text:p>7259.101</text:p>
              </table:table-cell>
              <table:table-cell office:value-type="float" office:value="559.171">
                <text:p>559.171</text:p>
              </table:table-cell>
              <table:table-cell office:value-type="float" office:value="-45.696">
                <text:p>-45.696</text:p>
              </table:table-cell>
              <table:table-cell office:value-type="float" office:value="571.308">
                <text:p>571.308</text:p>
              </table:table-cell>
              <table:table-cell office:value-type="float" office:value="45.885">
                <text:p>45.885</text:p>
              </table:table-cell>
              <table:table-cell office:value-type="float" office:value="1235.119">
                <text:p>1235.119</text:p>
              </table:table-cell>
              <table:table-cell office:value-type="float" office:value="117.135">
                <text:p>117.135</text:p>
              </table:table-cell>
              <table:table-cell office:value-type="float" office:value="4.155">
                <text:p>4.1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372">
                <text:p>10.372</text:p>
              </table:table-cell>
              <table:table-cell office:value-type="float" office:value="7287.002">
                <text:p>7287.002</text:p>
              </table:table-cell>
              <table:table-cell office:value-type="float" office:value="556.877">
                <text:p>556.877</text:p>
              </table:table-cell>
              <table:table-cell office:value-type="float" office:value="-46.135">
                <text:p>-46.135</text:p>
              </table:table-cell>
              <table:table-cell office:value-type="float" office:value="569.031">
                <text:p>569.031</text:p>
              </table:table-cell>
              <table:table-cell office:value-type="float" office:value="46.171">
                <text:p>46.171</text:p>
              </table:table-cell>
              <table:table-cell office:value-type="float" office:value="1240.972">
                <text:p>1240.972</text:p>
              </table:table-cell>
              <table:table-cell office:value-type="float" office:value="116.982">
                <text:p>116.982</text:p>
              </table:table-cell>
              <table:table-cell office:value-type="float" office:value="1.807">
                <text:p>1.8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422">
                <text:p>10.422</text:p>
              </table:table-cell>
              <table:table-cell office:value-type="float" office:value="7314.788">
                <text:p>7314.788</text:p>
              </table:table-cell>
              <table:table-cell office:value-type="float" office:value="554.558">
                <text:p>554.558</text:p>
              </table:table-cell>
              <table:table-cell office:value-type="float" office:value="-46.422">
                <text:p>-46.422</text:p>
              </table:table-cell>
              <table:table-cell office:value-type="float" office:value="566.756">
                <text:p>566.756</text:p>
              </table:table-cell>
              <table:table-cell office:value-type="float" office:value="46.422">
                <text:p>46.422</text:p>
              </table:table-cell>
              <table:table-cell office:value-type="float" office:value="1246.82">
                <text:p>1246.82</text:p>
              </table:table-cell>
              <table:table-cell office:value-type="float" office:value="116.95">
                <text:p>116.95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472">
                <text:p>10.472</text:p>
              </table:table-cell>
              <table:table-cell office:value-type="float" office:value="7342.458">
                <text:p>7342.458</text:p>
              </table:table-cell>
              <table:table-cell office:value-type="float" office:value="552.238">
                <text:p>552.238</text:p>
              </table:table-cell>
              <table:table-cell office:value-type="float" office:value="-46.431">
                <text:p>-46.431</text:p>
              </table:table-cell>
              <table:table-cell office:value-type="float" office:value="564.485">
                <text:p>564.485</text:p>
              </table:table-cell>
              <table:table-cell office:value-type="float" office:value="46.431">
                <text:p>46.431</text:p>
              </table:table-cell>
              <table:table-cell office:value-type="float" office:value="1252.667">
                <text:p>1252.667</text:p>
              </table:table-cell>
              <table:table-cell office:value-type="float" office:value="116.945">
                <text:p>116.945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522">
                <text:p>10.522</text:p>
              </table:table-cell>
              <table:table-cell office:value-type="float" office:value="7370.012">
                <text:p>7370.012</text:p>
              </table:table-cell>
              <table:table-cell office:value-type="float" office:value="549.917">
                <text:p>549.917</text:p>
              </table:table-cell>
              <table:table-cell office:value-type="float" office:value="-46.364">
                <text:p>-46.364</text:p>
              </table:table-cell>
              <table:table-cell office:value-type="float" office:value="562.219">
                <text:p>562.219</text:p>
              </table:table-cell>
              <table:table-cell office:value-type="float" office:value="46.366">
                <text:p>46.366</text:p>
              </table:table-cell>
              <table:table-cell office:value-type="float" office:value="1258.515">
                <text:p>1258.515</text:p>
              </table:table-cell>
              <table:table-cell office:value-type="float" office:value="116.966">
                <text:p>116.966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572">
                <text:p>10.572</text:p>
              </table:table-cell>
              <table:table-cell office:value-type="float" office:value="7397.45">
                <text:p>7397.45</text:p>
              </table:table-cell>
              <table:table-cell office:value-type="float" office:value="547.606">
                <text:p>547.606</text:p>
              </table:table-cell>
              <table:table-cell office:value-type="float" office:value="-45.93">
                <text:p>-45.93</text:p>
              </table:table-cell>
              <table:table-cell office:value-type="float" office:value="559.96">
                <text:p>559.96</text:p>
              </table:table-cell>
              <table:table-cell office:value-type="float" office:value="45.936">
                <text:p>45.936</text:p>
              </table:table-cell>
              <table:table-cell office:value-type="float" office:value="1264.363">
                <text:p>1264.363</text:p>
              </table:table-cell>
              <table:table-cell office:value-type="float" office:value="116.974">
                <text:p>116.974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622">
                <text:p>10.622</text:p>
              </table:table-cell>
              <table:table-cell office:value-type="float" office:value="7424.773">
                <text:p>7424.773</text:p>
              </table:table-cell>
              <table:table-cell office:value-type="float" office:value="545.326">
                <text:p>545.326</text:p>
              </table:table-cell>
              <table:table-cell office:value-type="float" office:value="-45.397">
                <text:p>-45.397</text:p>
              </table:table-cell>
              <table:table-cell office:value-type="float" office:value="557.712">
                <text:p>557.712</text:p>
              </table:table-cell>
              <table:table-cell office:value-type="float" office:value="45.454">
                <text:p>45.454</text:p>
              </table:table-cell>
              <table:table-cell office:value-type="float" office:value="1270.21">
                <text:p>1270.21</text:p>
              </table:table-cell>
              <table:table-cell office:value-type="float" office:value="116.887">
                <text:p>116.887</text:p>
              </table:table-cell>
              <table:table-cell office:value-type="float" office:value="2.264">
                <text:p>2.2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672">
                <text:p>10.672</text:p>
              </table:table-cell>
              <table:table-cell office:value-type="float" office:value="7451.983">
                <text:p>7451.983</text:p>
              </table:table-cell>
              <table:table-cell office:value-type="float" office:value="543.066">
                <text:p>543.066</text:p>
              </table:table-cell>
              <table:table-cell office:value-type="float" office:value="-44.977">
                <text:p>-44.977</text:p>
              </table:table-cell>
              <table:table-cell office:value-type="float" office:value="555.474">
                <text:p>555.474</text:p>
              </table:table-cell>
              <table:table-cell office:value-type="float" office:value="45.105">
                <text:p>45.105</text:p>
              </table:table-cell>
              <table:table-cell office:value-type="float" office:value="1276.051">
                <text:p>1276.051</text:p>
              </table:table-cell>
              <table:table-cell office:value-type="float" office:value="116.749">
                <text:p>116.749</text:p>
              </table:table-cell>
              <table:table-cell office:value-type="float" office:value="3.385">
                <text:p>3.3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722">
                <text:p>10.722</text:p>
              </table:table-cell>
              <table:table-cell office:value-type="float" office:value="7479.08">
                <text:p>7479.08</text:p>
              </table:table-cell>
              <table:table-cell office:value-type="float" office:value="540.829">
                <text:p>540.829</text:p>
              </table:table-cell>
              <table:table-cell office:value-type="float" office:value="-44.515">
                <text:p>-44.515</text:p>
              </table:table-cell>
              <table:table-cell office:value-type="float" office:value="553.244">
                <text:p>553.244</text:p>
              </table:table-cell>
              <table:table-cell office:value-type="float" office:value="44.77">
                <text:p>44.77</text:p>
              </table:table-cell>
              <table:table-cell office:value-type="float" office:value="1281.884">
                <text:p>1281.884</text:p>
              </table:table-cell>
              <table:table-cell office:value-type="float" office:value="116.544">
                <text:p>116.544</text:p>
              </table:table-cell>
              <table:table-cell office:value-type="float" office:value="4.764">
                <text:p>4.7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772">
                <text:p>10.772</text:p>
              </table:table-cell>
              <table:table-cell office:value-type="float" office:value="7506.066">
                <text:p>7506.066</text:p>
              </table:table-cell>
              <table:table-cell office:value-type="float" office:value="538.613">
                <text:p>538.613</text:p>
              </table:table-cell>
              <table:table-cell office:value-type="float" office:value="-44.247">
                <text:p>-44.247</text:p>
              </table:table-cell>
              <table:table-cell office:value-type="float" office:value="551.021">
                <text:p>551.021</text:p>
              </table:table-cell>
              <table:table-cell office:value-type="float" office:value="44.569">
                <text:p>44.569</text:p>
              </table:table-cell>
              <table:table-cell office:value-type="float" office:value="1287.705">
                <text:p>1287.705</text:p>
              </table:table-cell>
              <table:table-cell office:value-type="float" office:value="116.28">
                <text:p>116.28</text:p>
              </table:table-cell>
              <table:table-cell office:value-type="float" office:value="5.349">
                <text:p>5.3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822">
                <text:p>10.822</text:p>
              </table:table-cell>
              <table:table-cell office:value-type="float" office:value="7532.942">
                <text:p>7532.942</text:p>
              </table:table-cell>
              <table:table-cell office:value-type="float" office:value="536.403">
                <text:p>536.403</text:p>
              </table:table-cell>
              <table:table-cell office:value-type="float" office:value="-44.031">
                <text:p>-44.031</text:p>
              </table:table-cell>
              <table:table-cell office:value-type="float" office:value="548.806">
                <text:p>548.806</text:p>
              </table:table-cell>
              <table:table-cell office:value-type="float" office:value="44.403">
                <text:p>44.403</text:p>
              </table:table-cell>
              <table:table-cell office:value-type="float" office:value="1293.512">
                <text:p>1293.512</text:p>
              </table:table-cell>
              <table:table-cell office:value-type="float" office:value="116.014">
                <text:p>116.014</text:p>
              </table:table-cell>
              <table:table-cell office:value-type="float" office:value="5.737">
                <text:p>5.7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872">
                <text:p>10.872</text:p>
              </table:table-cell>
              <table:table-cell office:value-type="float" office:value="7559.707">
                <text:p>7559.707</text:p>
              </table:table-cell>
              <table:table-cell office:value-type="float" office:value="534.21">
                <text:p>534.21</text:p>
              </table:table-cell>
              <table:table-cell office:value-type="float" office:value="-43.765">
                <text:p>-43.765</text:p>
              </table:table-cell>
              <table:table-cell office:value-type="float" office:value="546.596">
                <text:p>546.596</text:p>
              </table:table-cell>
              <table:table-cell office:value-type="float" office:value="44.23">
                <text:p>44.23</text:p>
              </table:table-cell>
              <table:table-cell office:value-type="float" office:value="1299.305">
                <text:p>1299.305</text:p>
              </table:table-cell>
              <table:table-cell office:value-type="float" office:value="115.705">
                <text:p>115.705</text:p>
              </table:table-cell>
              <table:table-cell office:value-type="float" office:value="6.394">
                <text:p>6.3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922">
                <text:p>10.922</text:p>
              </table:table-cell>
              <table:table-cell office:value-type="float" office:value="7586.363">
                <text:p>7586.363</text:p>
              </table:table-cell>
              <table:table-cell office:value-type="float" office:value="532.024">
                <text:p>532.024</text:p>
              </table:table-cell>
              <table:table-cell office:value-type="float" office:value="-43.709">
                <text:p>-43.709</text:p>
              </table:table-cell>
              <table:table-cell office:value-type="float" office:value="544.393">
                <text:p>544.393</text:p>
              </table:table-cell>
              <table:table-cell office:value-type="float" office:value="44.136">
                <text:p>44.136</text:p>
              </table:table-cell>
              <table:table-cell office:value-type="float" office:value="1305.082">
                <text:p>1305.082</text:p>
              </table:table-cell>
              <table:table-cell office:value-type="float" office:value="115.387">
                <text:p>115.387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972">
                <text:p>10.972</text:p>
              </table:table-cell>
              <table:table-cell office:value-type="float" office:value="7612.909">
                <text:p>7612.909</text:p>
              </table:table-cell>
              <table:table-cell office:value-type="float" office:value="529.835">
                <text:p>529.835</text:p>
              </table:table-cell>
              <table:table-cell office:value-type="float" office:value="-43.922">
                <text:p>-43.922</text:p>
              </table:table-cell>
              <table:table-cell office:value-type="float" office:value="542.195">
                <text:p>542.195</text:p>
              </table:table-cell>
              <table:table-cell office:value-type="float" office:value="44.172">
                <text:p>44.172</text:p>
              </table:table-cell>
              <table:table-cell office:value-type="float" office:value="1310.844">
                <text:p>1310.844</text:p>
              </table:table-cell>
              <table:table-cell office:value-type="float" office:value="115.107">
                <text:p>115.107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.022">
                <text:p>11.022</text:p>
              </table:table-cell>
              <table:table-cell office:value-type="float" office:value="7639.346">
                <text:p>7639.346</text:p>
              </table:table-cell>
              <table:table-cell office:value-type="float" office:value="527.629">
                <text:p>527.629</text:p>
              </table:table-cell>
              <table:table-cell office:value-type="float" office:value="-44.374">
                <text:p>-44.374</text:p>
              </table:table-cell>
              <table:table-cell office:value-type="float" office:value="540.001">
                <text:p>540.001</text:p>
              </table:table-cell>
              <table:table-cell office:value-type="float" office:value="44.436">
                <text:p>44.436</text:p>
              </table:table-cell>
              <table:table-cell office:value-type="float" office:value="1316.595">
                <text:p>1316.595</text:p>
              </table:table-cell>
              <table:table-cell office:value-type="float" office:value="114.929">
                <text:p>114.929</text:p>
              </table:table-cell>
              <table:table-cell office:value-type="float" office:value="2.337">
                <text:p>2.3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072">
                <text:p>11.072</text:p>
              </table:table-cell>
              <table:table-cell office:value-type="float" office:value="7665.672">
                <text:p>7665.672</text:p>
              </table:table-cell>
              <table:table-cell office:value-type="float" office:value="525.398">
                <text:p>525.398</text:p>
              </table:table-cell>
              <table:table-cell office:value-type="float" office:value="-44.753">
                <text:p>-44.753</text:p>
              </table:table-cell>
              <table:table-cell office:value-type="float" office:value="537.809">
                <text:p>537.809</text:p>
              </table:table-cell>
              <table:table-cell office:value-type="float" office:value="44.755">
                <text:p>44.755</text:p>
              </table:table-cell>
              <table:table-cell office:value-type="float" office:value="1322.339">
                <text:p>1322.339</text:p>
              </table:table-cell>
              <table:table-cell office:value-type="float" office:value="114.871">
                <text:p>114.871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122">
                <text:p>11.122</text:p>
              </table:table-cell>
              <table:table-cell office:value-type="float" office:value="7691.885">
                <text:p>7691.885</text:p>
              </table:table-cell>
              <table:table-cell office:value-type="float" office:value="523.156">
                <text:p>523.156</text:p>
              </table:table-cell>
              <table:table-cell office:value-type="float" office:value="-44.825">
                <text:p>-44.825</text:p>
              </table:table-cell>
              <table:table-cell office:value-type="float" office:value="535.62">
                <text:p>535.62</text:p>
              </table:table-cell>
              <table:table-cell office:value-type="float" office:value="44.826">
                <text:p>44.826</text:p>
              </table:table-cell>
              <table:table-cell office:value-type="float" office:value="1328.083">
                <text:p>1328.083</text:p>
              </table:table-cell>
              <table:table-cell office:value-type="float" office:value="114.874">
                <text:p>114.874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.172">
                <text:p>11.172</text:p>
              </table:table-cell>
              <table:table-cell office:value-type="float" office:value="7717.987">
                <text:p>7717.987</text:p>
              </table:table-cell>
              <table:table-cell office:value-type="float" office:value="520.919">
                <text:p>520.919</text:p>
              </table:table-cell>
              <table:table-cell office:value-type="float" office:value="-44.628">
                <text:p>-44.628</text:p>
              </table:table-cell>
              <table:table-cell office:value-type="float" office:value="533.436">
                <text:p>533.436</text:p>
              </table:table-cell>
              <table:table-cell office:value-type="float" office:value="44.628">
                <text:p>44.628</text:p>
              </table:table-cell>
              <table:table-cell office:value-type="float" office:value="1333.827">
                <text:p>1333.827</text:p>
              </table:table-cell>
              <table:table-cell office:value-type="float" office:value="114.884">
                <text:p>114.884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.222">
                <text:p>11.222</text:p>
              </table:table-cell>
              <table:table-cell office:value-type="float" office:value="7743.978">
                <text:p>7743.978</text:p>
              </table:table-cell>
              <table:table-cell office:value-type="float" office:value="518.696">
                <text:p>518.696</text:p>
              </table:table-cell>
              <table:table-cell office:value-type="float" office:value="-44.248">
                <text:p>-44.248</text:p>
              </table:table-cell>
              <table:table-cell office:value-type="float" office:value="531.261">
                <text:p>531.261</text:p>
              </table:table-cell>
              <table:table-cell office:value-type="float" office:value="44.261">
                <text:p>44.261</text:p>
              </table:table-cell>
              <table:table-cell office:value-type="float" office:value="1339.571">
                <text:p>1339.571</text:p>
              </table:table-cell>
              <table:table-cell office:value-type="float" office:value="114.857">
                <text:p>114.857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272">
                <text:p>11.272</text:p>
              </table:table-cell>
              <table:table-cell office:value-type="float" office:value="7769.857">
                <text:p>7769.857</text:p>
              </table:table-cell>
              <table:table-cell office:value-type="float" office:value="516.495">
                <text:p>516.495</text:p>
              </table:table-cell>
              <table:table-cell office:value-type="float" office:value="-43.825">
                <text:p>-43.825</text:p>
              </table:table-cell>
              <table:table-cell office:value-type="float" office:value="529.094">
                <text:p>529.094</text:p>
              </table:table-cell>
              <table:table-cell office:value-type="float" office:value="43.881">
                <text:p>43.881</text:p>
              </table:table-cell>
              <table:table-cell office:value-type="float" office:value="1345.312">
                <text:p>1345.312</text:p>
              </table:table-cell>
              <table:table-cell office:value-type="float" office:value="114.774">
                <text:p>114.774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.322">
                <text:p>11.322</text:p>
              </table:table-cell>
              <table:table-cell office:value-type="float" office:value="7795.627">
                <text:p>7795.627</text:p>
              </table:table-cell>
              <table:table-cell office:value-type="float" office:value="514.315">
                <text:p>514.315</text:p>
              </table:table-cell>
              <table:table-cell office:value-type="float" office:value="-43.346">
                <text:p>-43.346</text:p>
              </table:table-cell>
              <table:table-cell office:value-type="float" office:value="526.935">
                <text:p>526.935</text:p>
              </table:table-cell>
              <table:table-cell office:value-type="float" office:value="43.499">
                <text:p>43.499</text:p>
              </table:table-cell>
              <table:table-cell office:value-type="float" office:value="1351.047">
                <text:p>1351.047</text:p>
              </table:table-cell>
              <table:table-cell office:value-type="float" office:value="114.632">
                <text:p>114.632</text:p>
              </table:table-cell>
              <table:table-cell office:value-type="float" office:value="3.647">
                <text:p>3.6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.372">
                <text:p>11.372</text:p>
              </table:table-cell>
              <table:table-cell office:value-type="float" office:value="7821.289">
                <text:p>7821.289</text:p>
              </table:table-cell>
              <table:table-cell office:value-type="float" office:value="512.161">
                <text:p>512.161</text:p>
              </table:table-cell>
              <table:table-cell office:value-type="float" office:value="-42.804">
                <text:p>-42.804</text:p>
              </table:table-cell>
              <table:table-cell office:value-type="float" office:value="524.783">
                <text:p>524.783</text:p>
              </table:table-cell>
              <table:table-cell office:value-type="float" office:value="43.148">
                <text:p>43.148</text:p>
              </table:table-cell>
              <table:table-cell office:value-type="float" office:value="1356.774">
                <text:p>1356.774</text:p>
              </table:table-cell>
              <table:table-cell office:value-type="float" office:value="114.405">
                <text:p>114.405</text:p>
              </table:table-cell>
              <table:table-cell office:value-type="float" office:value="5.437">
                <text:p>5.4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.422">
                <text:p>11.422</text:p>
              </table:table-cell>
              <table:table-cell office:value-type="float" office:value="7846.844">
                <text:p>7846.844</text:p>
              </table:table-cell>
              <table:table-cell office:value-type="float" office:value="510.032">
                <text:p>510.032</text:p>
              </table:table-cell>
              <table:table-cell office:value-type="float" office:value="-42.496">
                <text:p>-42.496</text:p>
              </table:table-cell>
              <table:table-cell office:value-type="float" office:value="522.638">
                <text:p>522.638</text:p>
              </table:table-cell>
              <table:table-cell office:value-type="float" office:value="42.958">
                <text:p>42.958</text:p>
              </table:table-cell>
              <table:table-cell office:value-type="float" office:value="1362.486">
                <text:p>1362.486</text:p>
              </table:table-cell>
              <table:table-cell office:value-type="float" office:value="114.097">
                <text:p>114.097</text:p>
              </table:table-cell>
              <table:table-cell office:value-type="float" office:value="6.279">
                <text:p>6.2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472">
                <text:p>11.472</text:p>
              </table:table-cell>
              <table:table-cell office:value-type="float" office:value="7872.292">
                <text:p>7872.292</text:p>
              </table:table-cell>
              <table:table-cell office:value-type="float" office:value="507.907">
                <text:p>507.907</text:p>
              </table:table-cell>
              <table:table-cell office:value-type="float" office:value="-42.557">
                <text:p>-42.557</text:p>
              </table:table-cell>
              <table:table-cell office:value-type="float" office:value="520.499">
                <text:p>520.499</text:p>
              </table:table-cell>
              <table:table-cell office:value-type="float" office:value="42.914">
                <text:p>42.914</text:p>
              </table:table-cell>
              <table:table-cell office:value-type="float" office:value="1368.183">
                <text:p>1368.183</text:p>
              </table:table-cell>
              <table:table-cell office:value-type="float" office:value="113.795">
                <text:p>113.795</text:p>
              </table:table-cell>
              <table:table-cell office:value-type="float" office:value="5.523">
                <text:p>5.5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522">
                <text:p>11.522</text:p>
              </table:table-cell>
              <table:table-cell office:value-type="float" office:value="7897.635">
                <text:p>7897.635</text:p>
              </table:table-cell>
              <table:table-cell office:value-type="float" office:value="505.775">
                <text:p>505.775</text:p>
              </table:table-cell>
              <table:table-cell office:value-type="float" office:value="-42.61">
                <text:p>-42.61</text:p>
              </table:table-cell>
              <table:table-cell office:value-type="float" office:value="518.365">
                <text:p>518.365</text:p>
              </table:table-cell>
              <table:table-cell office:value-type="float" office:value="42.885">
                <text:p>42.885</text:p>
              </table:table-cell>
              <table:table-cell office:value-type="float" office:value="1373.867">
                <text:p>1373.867</text:p>
              </table:table-cell>
              <table:table-cell office:value-type="float" office:value="113.547">
                <text:p>113.547</text:p>
              </table:table-cell>
              <table:table-cell office:value-type="float" office:value="4.842">
                <text:p>4.8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572">
                <text:p>11.572</text:p>
              </table:table-cell>
              <table:table-cell office:value-type="float" office:value="7922.87">
                <text:p>7922.87</text:p>
              </table:table-cell>
              <table:table-cell office:value-type="float" office:value="503.647">
                <text:p>503.647</text:p>
              </table:table-cell>
              <table:table-cell office:value-type="float" office:value="-42.566">
                <text:p>-42.566</text:p>
              </table:table-cell>
              <table:table-cell office:value-type="float" office:value="516.235">
                <text:p>516.235</text:p>
              </table:table-cell>
              <table:table-cell office:value-type="float" office:value="42.816">
                <text:p>42.816</text:p>
              </table:table-cell>
              <table:table-cell office:value-type="float" office:value="1379.538">
                <text:p>1379.538</text:p>
              </table:table-cell>
              <table:table-cell office:value-type="float" office:value="113.308">
                <text:p>113.308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622">
                <text:p>11.622</text:p>
              </table:table-cell>
              <table:table-cell office:value-type="float" office:value="7947.999">
                <text:p>7947.999</text:p>
              </table:table-cell>
              <table:table-cell office:value-type="float" office:value="501.516">
                <text:p>501.516</text:p>
              </table:table-cell>
              <table:table-cell office:value-type="float" office:value="-42.77">
                <text:p>-42.77</text:p>
              </table:table-cell>
              <table:table-cell office:value-type="float" office:value="514.11">
                <text:p>514.11</text:p>
              </table:table-cell>
              <table:table-cell office:value-type="float" office:value="42.905">
                <text:p>42.905</text:p>
              </table:table-cell>
              <table:table-cell office:value-type="float" office:value="1385.198">
                <text:p>1385.198</text:p>
              </table:table-cell>
              <table:table-cell office:value-type="float" office:value="113.096">
                <text:p>113.09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672">
                <text:p>11.672</text:p>
              </table:table-cell>
              <table:table-cell office:value-type="float" office:value="7973.021">
                <text:p>7973.021</text:p>
              </table:table-cell>
              <table:table-cell office:value-type="float" office:value="499.368">
                <text:p>499.368</text:p>
              </table:table-cell>
              <table:table-cell office:value-type="float" office:value="-43.081">
                <text:p>-43.081</text:p>
              </table:table-cell>
              <table:table-cell office:value-type="float" office:value="511.988">
                <text:p>511.988</text:p>
              </table:table-cell>
              <table:table-cell office:value-type="float" office:value="43.12">
                <text:p>43.12</text:p>
              </table:table-cell>
              <table:table-cell office:value-type="float" office:value="1390.849">
                <text:p>1390.849</text:p>
              </table:table-cell>
              <table:table-cell office:value-type="float" office:value="112.973">
                <text:p>112.973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722">
                <text:p>11.722</text:p>
              </table:table-cell>
              <table:table-cell office:value-type="float" office:value="7997.936">
                <text:p>7997.936</text:p>
              </table:table-cell>
              <table:table-cell office:value-type="float" office:value="497.209">
                <text:p>497.209</text:p>
              </table:table-cell>
              <table:table-cell office:value-type="float" office:value="-43.321">
                <text:p>-43.321</text:p>
              </table:table-cell>
              <table:table-cell office:value-type="float" office:value="509.868">
                <text:p>509.868</text:p>
              </table:table-cell>
              <table:table-cell office:value-type="float" office:value="43.325">
                <text:p>43.325</text:p>
              </table:table-cell>
              <table:table-cell office:value-type="float" office:value="1396.496">
                <text:p>1396.496</text:p>
              </table:table-cell>
              <table:table-cell office:value-type="float" office:value="112.91">
                <text:p>112.91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772">
                <text:p>11.772</text:p>
              </table:table-cell>
              <table:table-cell office:value-type="float" office:value="8022.742">
                <text:p>8022.742</text:p>
              </table:table-cell>
              <table:table-cell office:value-type="float" office:value="495.037">
                <text:p>495.037</text:p>
              </table:table-cell>
              <table:table-cell office:value-type="float" office:value="-43.434">
                <text:p>-43.434</text:p>
              </table:table-cell>
              <table:table-cell office:value-type="float" office:value="507.75">
                <text:p>507.75</text:p>
              </table:table-cell>
              <table:table-cell office:value-type="float" office:value="43.435">
                <text:p>43.435</text:p>
              </table:table-cell>
              <table:table-cell office:value-type="float" office:value="1402.142">
                <text:p>1402.142</text:p>
              </table:table-cell>
              <table:table-cell office:value-type="float" office:value="112.909">
                <text:p>112.90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822">
                <text:p>11.822</text:p>
              </table:table-cell>
              <table:table-cell office:value-type="float" office:value="8047.44">
                <text:p>8047.44</text:p>
              </table:table-cell>
              <table:table-cell office:value-type="float" office:value="492.87">
                <text:p>492.87</text:p>
              </table:table-cell>
              <table:table-cell office:value-type="float" office:value="-43.14">
                <text:p>-43.14</text:p>
              </table:table-cell>
              <table:table-cell office:value-type="float" office:value="505.638">
                <text:p>505.638</text:p>
              </table:table-cell>
              <table:table-cell office:value-type="float" office:value="43.143">
                <text:p>43.143</text:p>
              </table:table-cell>
              <table:table-cell office:value-type="float" office:value="1407.787">
                <text:p>1407.787</text:p>
              </table:table-cell>
              <table:table-cell office:value-type="float" office:value="112.911">
                <text:p>112.911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872">
                <text:p>11.872</text:p>
              </table:table-cell>
              <table:table-cell office:value-type="float" office:value="8072.029">
                <text:p>8072.029</text:p>
              </table:table-cell>
              <table:table-cell office:value-type="float" office:value="490.726">
                <text:p>490.726</text:p>
              </table:table-cell>
              <table:table-cell office:value-type="float" office:value="-42.684">
                <text:p>-42.684</text:p>
              </table:table-cell>
              <table:table-cell office:value-type="float" office:value="503.533">
                <text:p>503.533</text:p>
              </table:table-cell>
              <table:table-cell office:value-type="float" office:value="42.724">
                <text:p>42.724</text:p>
              </table:table-cell>
              <table:table-cell office:value-type="float" office:value="1413.431">
                <text:p>1413.431</text:p>
              </table:table-cell>
              <table:table-cell office:value-type="float" office:value="112.846">
                <text:p>112.846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922">
                <text:p>11.922</text:p>
              </table:table-cell>
              <table:table-cell office:value-type="float" office:value="8096.512">
                <text:p>8096.512</text:p>
              </table:table-cell>
              <table:table-cell office:value-type="float" office:value="488.6">
                <text:p>488.6</text:p>
              </table:table-cell>
              <table:table-cell office:value-type="float" office:value="-42.402">
                <text:p>-42.402</text:p>
              </table:table-cell>
              <table:table-cell office:value-type="float" office:value="501.436">
                <text:p>501.436</text:p>
              </table:table-cell>
              <table:table-cell office:value-type="float" office:value="42.474">
                <text:p>42.474</text:p>
              </table:table-cell>
              <table:table-cell office:value-type="float" office:value="1419.071">
                <text:p>1419.071</text:p>
              </table:table-cell>
              <table:table-cell office:value-type="float" office:value="112.732">
                <text:p>112.732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.972">
                <text:p>11.972</text:p>
              </table:table-cell>
              <table:table-cell office:value-type="float" office:value="8120.89">
                <text:p>8120.89</text:p>
              </table:table-cell>
              <table:table-cell office:value-type="float" office:value="486.485">
                <text:p>486.485</text:p>
              </table:table-cell>
              <table:table-cell office:value-type="float" office:value="-42.129">
                <text:p>-42.129</text:p>
              </table:table-cell>
              <table:table-cell office:value-type="float" office:value="499.346">
                <text:p>499.346</text:p>
              </table:table-cell>
              <table:table-cell office:value-type="float" office:value="42.241">
                <text:p>42.241</text:p>
              </table:table-cell>
              <table:table-cell office:value-type="float" office:value="1424.704">
                <text:p>1424.704</text:p>
              </table:table-cell>
              <table:table-cell office:value-type="float" office:value="112.599">
                <text:p>112.599</text:p>
              </table:table-cell>
              <table:table-cell office:value-type="float" office:value="3.085">
                <text:p>3.0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022">
                <text:p>12.022</text:p>
              </table:table-cell>
              <table:table-cell office:value-type="float" office:value="8145.161">
                <text:p>8145.161</text:p>
              </table:table-cell>
              <table:table-cell office:value-type="float" office:value="484.388">
                <text:p>484.388</text:p>
              </table:table-cell>
              <table:table-cell office:value-type="float" office:value="-41.763">
                <text:p>-41.763</text:p>
              </table:table-cell>
              <table:table-cell office:value-type="float" office:value="497.262">
                <text:p>497.262</text:p>
              </table:table-cell>
              <table:table-cell office:value-type="float" office:value="41.963">
                <text:p>41.963</text:p>
              </table:table-cell>
              <table:table-cell office:value-type="float" office:value="1430.33">
                <text:p>1430.33</text:p>
              </table:table-cell>
              <table:table-cell office:value-type="float" office:value="112.418">
                <text:p>112.418</text:p>
              </table:table-cell>
              <table:table-cell office:value-type="float" office:value="4.092">
                <text:p>4.0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.072">
                <text:p>12.072</text:p>
              </table:table-cell>
              <table:table-cell office:value-type="float" office:value="8169.329">
                <text:p>8169.329</text:p>
              </table:table-cell>
              <table:table-cell office:value-type="float" office:value="482.309">
                <text:p>482.309</text:p>
              </table:table-cell>
              <table:table-cell office:value-type="float" office:value="-41.439">
                <text:p>-41.439</text:p>
              </table:table-cell>
              <table:table-cell office:value-type="float" office:value="495.185">
                <text:p>495.185</text:p>
              </table:table-cell>
              <table:table-cell office:value-type="float" office:value="41.737">
                <text:p>41.737</text:p>
              </table:table-cell>
              <table:table-cell office:value-type="float" office:value="1435.945">
                <text:p>1435.945</text:p>
              </table:table-cell>
              <table:table-cell office:value-type="float" office:value="112.191">
                <text:p>112.191</text:p>
              </table:table-cell>
              <table:table-cell office:value-type="float" office:value="4.972">
                <text:p>4.9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.122">
                <text:p>12.122</text:p>
              </table:table-cell>
              <table:table-cell office:value-type="float" office:value="8193.392">
                <text:p>8193.392</text:p>
              </table:table-cell>
              <table:table-cell office:value-type="float" office:value="480.243">
                <text:p>480.243</text:p>
              </table:table-cell>
              <table:table-cell office:value-type="float" office:value="-41.222">
                <text:p>-41.222</text:p>
              </table:table-cell>
              <table:table-cell office:value-type="float" office:value="493.113">
                <text:p>493.113</text:p>
              </table:table-cell>
              <table:table-cell office:value-type="float" office:value="41.581">
                <text:p>41.581</text:p>
              </table:table-cell>
              <table:table-cell office:value-type="float" office:value="1441.548">
                <text:p>1441.548</text:p>
              </table:table-cell>
              <table:table-cell office:value-type="float" office:value="111.926">
                <text:p>111.926</text:p>
              </table:table-cell>
              <table:table-cell office:value-type="float" office:value="5.449">
                <text:p>5.4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.172">
                <text:p>12.172</text:p>
              </table:table-cell>
              <table:table-cell office:value-type="float" office:value="8217.353">
                <text:p>8217.353</text:p>
              </table:table-cell>
              <table:table-cell office:value-type="float" office:value="478.184">
                <text:p>478.184</text:p>
              </table:table-cell>
              <table:table-cell office:value-type="float" office:value="-41.144">
                <text:p>-41.144</text:p>
              </table:table-cell>
              <table:table-cell office:value-type="float" office:value="491.047">
                <text:p>491.047</text:p>
              </table:table-cell>
              <table:table-cell office:value-type="float" office:value="41.495">
                <text:p>41.495</text:p>
              </table:table-cell>
              <table:table-cell office:value-type="float" office:value="1447.138">
                <text:p>1447.138</text:p>
              </table:table-cell>
              <table:table-cell office:value-type="float" office:value="111.653">
                <text:p>111.653</text:p>
              </table:table-cell>
              <table:table-cell office:value-type="float" office:value="5.381">
                <text:p>5.3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.222">
                <text:p>12.222</text:p>
              </table:table-cell>
              <table:table-cell office:value-type="float" office:value="8241.211">
                <text:p>8241.211</text:p>
              </table:table-cell>
              <table:table-cell office:value-type="float" office:value="476.126">
                <text:p>476.126</text:p>
              </table:table-cell>
              <table:table-cell office:value-type="float" office:value="-41.266">
                <text:p>-41.266</text:p>
              </table:table-cell>
              <table:table-cell office:value-type="float" office:value="488.984">
                <text:p>488.984</text:p>
              </table:table-cell>
              <table:table-cell office:value-type="float" office:value="41.515">
                <text:p>41.515</text:p>
              </table:table-cell>
              <table:table-cell office:value-type="float" office:value="1452.714">
                <text:p>1452.714</text:p>
              </table:table-cell>
              <table:table-cell office:value-type="float" office:value="111.397">
                <text:p>111.397</text:p>
              </table:table-cell>
              <table:table-cell office:value-type="float" office:value="4.541">
                <text:p>4.5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.272">
                <text:p>12.272</text:p>
              </table:table-cell>
              <table:table-cell office:value-type="float" office:value="8264.965">
                <text:p>8264.965</text:p>
              </table:table-cell>
              <table:table-cell office:value-type="float" office:value="474.056">
                <text:p>474.056</text:p>
              </table:table-cell>
              <table:table-cell office:value-type="float" office:value="-41.522">
                <text:p>-41.522</text:p>
              </table:table-cell>
              <table:table-cell office:value-type="float" office:value="486.925">
                <text:p>486.925</text:p>
              </table:table-cell>
              <table:table-cell office:value-type="float" office:value="41.648">
                <text:p>41.648</text:p>
              </table:table-cell>
              <table:table-cell office:value-type="float" office:value="1458.279">
                <text:p>1458.279</text:p>
              </table:table-cell>
              <table:table-cell office:value-type="float" office:value="111.206">
                <text:p>111.206</text:p>
              </table:table-cell>
              <table:table-cell office:value-type="float" office:value="3.239">
                <text:p>3.2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.322">
                <text:p>12.322</text:p>
              </table:table-cell>
              <table:table-cell office:value-type="float" office:value="8288.616">
                <text:p>8288.616</text:p>
              </table:table-cell>
              <table:table-cell office:value-type="float" office:value="471.974">
                <text:p>471.974</text:p>
              </table:table-cell>
              <table:table-cell office:value-type="float" office:value="-41.74">
                <text:p>-41.74</text:p>
              </table:table-cell>
              <table:table-cell office:value-type="float" office:value="484.868">
                <text:p>484.868</text:p>
              </table:table-cell>
              <table:table-cell office:value-type="float" office:value="41.795">
                <text:p>41.795</text:p>
              </table:table-cell>
              <table:table-cell office:value-type="float" office:value="1463.835">
                <text:p>1463.835</text:p>
              </table:table-cell>
              <table:table-cell office:value-type="float" office:value="111.072">
                <text:p>111.07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.372">
                <text:p>12.372</text:p>
              </table:table-cell>
              <table:table-cell office:value-type="float" office:value="8312.163">
                <text:p>8312.163</text:p>
              </table:table-cell>
              <table:table-cell office:value-type="float" office:value="469.882">
                <text:p>469.882</text:p>
              </table:table-cell>
              <table:table-cell office:value-type="float" office:value="-41.917">
                <text:p>-41.917</text:p>
              </table:table-cell>
              <table:table-cell office:value-type="float" office:value="482.812">
                <text:p>482.812</text:p>
              </table:table-cell>
              <table:table-cell office:value-type="float" office:value="41.935">
                <text:p>41.935</text:p>
              </table:table-cell>
              <table:table-cell office:value-type="float" office:value="1469.387">
                <text:p>1469.387</text:p>
              </table:table-cell>
              <table:table-cell office:value-type="float" office:value="110.99">
                <text:p>110.99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.422">
                <text:p>12.422</text:p>
              </table:table-cell>
              <table:table-cell office:value-type="float" office:value="8335.604">
                <text:p>8335.604</text:p>
              </table:table-cell>
              <table:table-cell office:value-type="float" office:value="467.783">
                <text:p>467.783</text:p>
              </table:table-cell>
              <table:table-cell office:value-type="float" office:value="-42.037">
                <text:p>-42.037</text:p>
              </table:table-cell>
              <table:table-cell office:value-type="float" office:value="480.759">
                <text:p>480.759</text:p>
              </table:table-cell>
              <table:table-cell office:value-type="float" office:value="42.041">
                <text:p>42.041</text:p>
              </table:table-cell>
              <table:table-cell office:value-type="float" office:value="1474.935">
                <text:p>1474.935</text:p>
              </table:table-cell>
              <table:table-cell office:value-type="float" office:value="110.944">
                <text:p>110.944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.472">
                <text:p>12.472</text:p>
              </table:table-cell>
              <table:table-cell office:value-type="float" office:value="8358.941">
                <text:p>8358.941</text:p>
              </table:table-cell>
              <table:table-cell office:value-type="float" office:value="465.68">
                <text:p>465.68</text:p>
              </table:table-cell>
              <table:table-cell office:value-type="float" office:value="-42.007">
                <text:p>-42.007</text:p>
              </table:table-cell>
              <table:table-cell office:value-type="float" office:value="478.709">
                <text:p>478.709</text:p>
              </table:table-cell>
              <table:table-cell office:value-type="float" office:value="42.009">
                <text:p>42.009</text:p>
              </table:table-cell>
              <table:table-cell office:value-type="float" office:value="1480.482">
                <text:p>1480.482</text:p>
              </table:table-cell>
              <table:table-cell office:value-type="float" office:value="110.928">
                <text:p>110.928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.522">
                <text:p>12.522</text:p>
              </table:table-cell>
              <table:table-cell office:value-type="float" office:value="8382.173">
                <text:p>8382.173</text:p>
              </table:table-cell>
              <table:table-cell office:value-type="float" office:value="463.586">
                <text:p>463.586</text:p>
              </table:table-cell>
              <table:table-cell office:value-type="float" office:value="-41.729">
                <text:p>-41.729</text:p>
              </table:table-cell>
              <table:table-cell office:value-type="float" office:value="476.665">
                <text:p>476.665</text:p>
              </table:table-cell>
              <table:table-cell office:value-type="float" office:value="41.741">
                <text:p>41.741</text:p>
              </table:table-cell>
              <table:table-cell office:value-type="float" office:value="1486.027">
                <text:p>1486.027</text:p>
              </table:table-cell>
              <table:table-cell office:value-type="float" office:value="110.895">
                <text:p>110.89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.572">
                <text:p>12.572</text:p>
              </table:table-cell>
              <table:table-cell office:value-type="float" office:value="8405.3">
                <text:p>8405.3</text:p>
              </table:table-cell>
              <table:table-cell office:value-type="float" office:value="461.507">
                <text:p>461.507</text:p>
              </table:table-cell>
              <table:table-cell office:value-type="float" office:value="-41.55">
                <text:p>-41.55</text:p>
              </table:table-cell>
              <table:table-cell office:value-type="float" office:value="474.627">
                <text:p>474.627</text:p>
              </table:table-cell>
              <table:table-cell office:value-type="float" office:value="41.57">
                <text:p>41.57</text:p>
              </table:table-cell>
              <table:table-cell office:value-type="float" office:value="1491.571">
                <text:p>1491.571</text:p>
              </table:table-cell>
              <table:table-cell office:value-type="float" office:value="110.826">
                <text:p>110.826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.622">
                <text:p>12.622</text:p>
              </table:table-cell>
              <table:table-cell office:value-type="float" office:value="8428.323">
                <text:p>8428.323</text:p>
              </table:table-cell>
              <table:table-cell office:value-type="float" office:value="459.43">
                <text:p>459.43</text:p>
              </table:table-cell>
              <table:table-cell office:value-type="float" office:value="-41.474">
                <text:p>-41.474</text:p>
              </table:table-cell>
              <table:table-cell office:value-type="float" office:value="472.595">
                <text:p>472.595</text:p>
              </table:table-cell>
              <table:table-cell office:value-type="float" office:value="41.49">
                <text:p>41.49</text:p>
              </table:table-cell>
              <table:table-cell office:value-type="float" office:value="1497.11">
                <text:p>1497.11</text:p>
              </table:table-cell>
              <table:table-cell office:value-type="float" office:value="110.77">
                <text:p>110.77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.672">
                <text:p>12.672</text:p>
              </table:table-cell>
              <table:table-cell office:value-type="float" office:value="8451.243">
                <text:p>8451.243</text:p>
              </table:table-cell>
              <table:table-cell office:value-type="float" office:value="457.361">
                <text:p>457.361</text:p>
              </table:table-cell>
              <table:table-cell office:value-type="float" office:value="-41.245">
                <text:p>-41.245</text:p>
              </table:table-cell>
              <table:table-cell office:value-type="float" office:value="470.568">
                <text:p>470.568</text:p>
              </table:table-cell>
              <table:table-cell office:value-type="float" office:value="41.275">
                <text:p>41.275</text:p>
              </table:table-cell>
              <table:table-cell office:value-type="float" office:value="1502.647">
                <text:p>1502.647</text:p>
              </table:table-cell>
              <table:table-cell office:value-type="float" office:value="110.702">
                <text:p>110.702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.722">
                <text:p>12.722</text:p>
              </table:table-cell>
              <table:table-cell office:value-type="float" office:value="8474.06">
                <text:p>8474.06</text:p>
              </table:table-cell>
              <table:table-cell office:value-type="float" office:value="455.306">
                <text:p>455.306</text:p>
              </table:table-cell>
              <table:table-cell office:value-type="float" office:value="-40.975">
                <text:p>-40.975</text:p>
              </table:table-cell>
              <table:table-cell office:value-type="float" office:value="468.549">
                <text:p>468.549</text:p>
              </table:table-cell>
              <table:table-cell office:value-type="float" office:value="41.031">
                <text:p>41.031</text:p>
              </table:table-cell>
              <table:table-cell office:value-type="float" office:value="1508.18">
                <text:p>1508.18</text:p>
              </table:table-cell>
              <table:table-cell office:value-type="float" office:value="110.609">
                <text:p>110.609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.772">
                <text:p>12.772</text:p>
              </table:table-cell>
              <table:table-cell office:value-type="float" office:value="8496.774">
                <text:p>8496.774</text:p>
              </table:table-cell>
              <table:table-cell office:value-type="float" office:value="453.264">
                <text:p>453.264</text:p>
              </table:table-cell>
              <table:table-cell office:value-type="float" office:value="-40.671">
                <text:p>-40.671</text:p>
              </table:table-cell>
              <table:table-cell office:value-type="float" office:value="466.536">
                <text:p>466.536</text:p>
              </table:table-cell>
              <table:table-cell office:value-type="float" office:value="40.771">
                <text:p>40.771</text:p>
              </table:table-cell>
              <table:table-cell office:value-type="float" office:value="1513.708">
                <text:p>1513.708</text:p>
              </table:table-cell>
              <table:table-cell office:value-type="float" office:value="110.486">
                <text:p>110.486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.822">
                <text:p>12.822</text:p>
              </table:table-cell>
              <table:table-cell office:value-type="float" office:value="8519.386">
                <text:p>8519.386</text:p>
              </table:table-cell>
              <table:table-cell office:value-type="float" office:value="451.239">
                <text:p>451.239</text:p>
              </table:table-cell>
              <table:table-cell office:value-type="float" office:value="-40.413">
                <text:p>-40.413</text:p>
              </table:table-cell>
              <table:table-cell office:value-type="float" office:value="464.53">
                <text:p>464.53</text:p>
              </table:table-cell>
              <table:table-cell office:value-type="float" office:value="40.557">
                <text:p>40.557</text:p>
              </table:table-cell>
              <table:table-cell office:value-type="float" office:value="1519.228">
                <text:p>1519.228</text:p>
              </table:table-cell>
              <table:table-cell office:value-type="float" office:value="110.324">
                <text:p>110.324</text:p>
              </table:table-cell>
              <table:table-cell office:value-type="float" office:value="3.417">
                <text:p>3.4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872">
                <text:p>12.872</text:p>
              </table:table-cell>
              <table:table-cell office:value-type="float" office:value="8541.898">
                <text:p>8541.898</text:p>
              </table:table-cell>
              <table:table-cell office:value-type="float" office:value="449.222">
                <text:p>449.222</text:p>
              </table:table-cell>
              <table:table-cell office:value-type="float" office:value="-40.223">
                <text:p>-40.223</text:p>
              </table:table-cell>
              <table:table-cell office:value-type="float" office:value="462.529">
                <text:p>462.529</text:p>
              </table:table-cell>
              <table:table-cell office:value-type="float" office:value="40.398">
                <text:p>40.398</text:p>
              </table:table-cell>
              <table:table-cell office:value-type="float" office:value="1524.74">
                <text:p>1524.74</text:p>
              </table:table-cell>
              <table:table-cell office:value-type="float" office:value="110.147">
                <text:p>110.147</text:p>
              </table:table-cell>
              <table:table-cell office:value-type="float" office:value="3.753">
                <text:p>3.7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922">
                <text:p>12.922</text:p>
              </table:table-cell>
              <table:table-cell office:value-type="float" office:value="8564.309">
                <text:p>8564.309</text:p>
              </table:table-cell>
              <table:table-cell office:value-type="float" office:value="447.217">
                <text:p>447.217</text:p>
              </table:table-cell>
              <table:table-cell office:value-type="float" office:value="-39.942">
                <text:p>-39.942</text:p>
              </table:table-cell>
              <table:table-cell office:value-type="float" office:value="460.534">
                <text:p>460.534</text:p>
              </table:table-cell>
              <table:table-cell office:value-type="float" office:value="40.192">
                <text:p>40.192</text:p>
              </table:table-cell>
              <table:table-cell office:value-type="float" office:value="1530.242">
                <text:p>1530.242</text:p>
              </table:table-cell>
              <table:table-cell office:value-type="float" office:value="109.946">
                <text:p>109.946</text:p>
              </table:table-cell>
              <table:table-cell office:value-type="float" office:value="4.469">
                <text:p>4.4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972">
                <text:p>12.972</text:p>
              </table:table-cell>
              <table:table-cell office:value-type="float" office:value="8586.62">
                <text:p>8586.62</text:p>
              </table:table-cell>
              <table:table-cell office:value-type="float" office:value="445.228">
                <text:p>445.228</text:p>
              </table:table-cell>
              <table:table-cell office:value-type="float" office:value="-39.672">
                <text:p>-39.672</text:p>
              </table:table-cell>
              <table:table-cell office:value-type="float" office:value="458.543">
                <text:p>458.543</text:p>
              </table:table-cell>
              <table:table-cell office:value-type="float" office:value="40.009">
                <text:p>40.009</text:p>
              </table:table-cell>
              <table:table-cell office:value-type="float" office:value="1535.734">
                <text:p>1535.734</text:p>
              </table:table-cell>
              <table:table-cell office:value-type="float" office:value="109.701">
                <text:p>109.701</text:p>
              </table:table-cell>
              <table:table-cell office:value-type="float" office:value="5.176">
                <text:p>5.1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.022">
                <text:p>13.022</text:p>
              </table:table-cell>
              <table:table-cell office:value-type="float" office:value="8608.832">
                <text:p>8608.832</text:p>
              </table:table-cell>
              <table:table-cell office:value-type="float" office:value="443.247">
                <text:p>443.247</text:p>
              </table:table-cell>
              <table:table-cell office:value-type="float" office:value="-39.643">
                <text:p>-39.643</text:p>
              </table:table-cell>
              <table:table-cell office:value-type="float" office:value="456.558">
                <text:p>456.558</text:p>
              </table:table-cell>
              <table:table-cell office:value-type="float" office:value="39.952">
                <text:p>39.952</text:p>
              </table:table-cell>
              <table:table-cell office:value-type="float" office:value="1541.212">
                <text:p>1541.212</text:p>
              </table:table-cell>
              <table:table-cell office:value-type="float" office:value="109.439">
                <text:p>109.439</text:p>
              </table:table-cell>
              <table:table-cell office:value-type="float" office:value="4.953">
                <text:p>4.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.072">
                <text:p>13.072</text:p>
              </table:table-cell>
              <table:table-cell office:value-type="float" office:value="8630.944">
                <text:p>8630.944</text:p>
              </table:table-cell>
              <table:table-cell office:value-type="float" office:value="441.262">
                <text:p>441.262</text:p>
              </table:table-cell>
              <table:table-cell office:value-type="float" office:value="-39.706">
                <text:p>-39.706</text:p>
              </table:table-cell>
              <table:table-cell office:value-type="float" office:value="454.576">
                <text:p>454.576</text:p>
              </table:table-cell>
              <table:table-cell office:value-type="float" office:value="39.948">
                <text:p>39.948</text:p>
              </table:table-cell>
              <table:table-cell office:value-type="float" office:value="1546.678">
                <text:p>1546.678</text:p>
              </table:table-cell>
              <table:table-cell office:value-type="float" office:value="109.212">
                <text:p>109.212</text:p>
              </table:table-cell>
              <table:table-cell office:value-type="float" office:value="4.391">
                <text:p>4.3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.122">
                <text:p>13.122</text:p>
              </table:table-cell>
              <table:table-cell office:value-type="float" office:value="8652.958">
                <text:p>8652.958</text:p>
              </table:table-cell>
              <table:table-cell office:value-type="float" office:value="439.277">
                <text:p>439.277</text:p>
              </table:table-cell>
              <table:table-cell office:value-type="float" office:value="-39.699">
                <text:p>-39.699</text:p>
              </table:table-cell>
              <table:table-cell office:value-type="float" office:value="452.598">
                <text:p>452.598</text:p>
              </table:table-cell>
              <table:table-cell office:value-type="float" office:value="39.913">
                <text:p>39.913</text:p>
              </table:table-cell>
              <table:table-cell office:value-type="float" office:value="1552.134">
                <text:p>1552.134</text:p>
              </table:table-cell>
              <table:table-cell office:value-type="float" office:value="108.998">
                <text:p>108.998</text:p>
              </table:table-cell>
              <table:table-cell office:value-type="float" office:value="4.128">
                <text:p>4.1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.172">
                <text:p>13.172</text:p>
              </table:table-cell>
              <table:table-cell office:value-type="float" office:value="8674.872">
                <text:p>8674.872</text:p>
              </table:table-cell>
              <table:table-cell office:value-type="float" office:value="437.29">
                <text:p>437.29</text:p>
              </table:table-cell>
              <table:table-cell office:value-type="float" office:value="-39.867">
                <text:p>-39.867</text:p>
              </table:table-cell>
              <table:table-cell office:value-type="float" office:value="450.623">
                <text:p>450.623</text:p>
              </table:table-cell>
              <table:table-cell office:value-type="float" office:value="39.998">
                <text:p>39.998</text:p>
              </table:table-cell>
              <table:table-cell office:value-type="float" office:value="1557.578">
                <text:p>1557.578</text:p>
              </table:table-cell>
              <table:table-cell office:value-type="float" office:value="108.806">
                <text:p>108.806</text:p>
              </table:table-cell>
              <table:table-cell office:value-type="float" office:value="3.235">
                <text:p>3.2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.222">
                <text:p>13.222</text:p>
              </table:table-cell>
              <table:table-cell office:value-type="float" office:value="8696.687">
                <text:p>8696.687</text:p>
              </table:table-cell>
              <table:table-cell office:value-type="float" office:value="435.288">
                <text:p>435.288</text:p>
              </table:table-cell>
              <table:table-cell office:value-type="float" office:value="-40.206">
                <text:p>-40.206</text:p>
              </table:table-cell>
              <table:table-cell office:value-type="float" office:value="448.65">
                <text:p>448.65</text:p>
              </table:table-cell>
              <table:table-cell office:value-type="float" office:value="40.245">
                <text:p>40.245</text:p>
              </table:table-cell>
              <table:table-cell office:value-type="float" office:value="1563.015">
                <text:p>1563.015</text:p>
              </table:table-cell>
              <table:table-cell office:value-type="float" office:value="108.681">
                <text:p>108.681</text:p>
              </table:table-cell>
              <table:table-cell office:value-type="float" office:value="1.781">
                <text:p>1.7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.272">
                <text:p>13.272</text:p>
              </table:table-cell>
              <table:table-cell office:value-type="float" office:value="8718.401">
                <text:p>8718.401</text:p>
              </table:table-cell>
              <table:table-cell office:value-type="float" office:value="433.27">
                <text:p>433.27</text:p>
              </table:table-cell>
              <table:table-cell office:value-type="float" office:value="-40.487">
                <text:p>-40.487</text:p>
              </table:table-cell>
              <table:table-cell office:value-type="float" office:value="446.679">
                <text:p>446.679</text:p>
              </table:table-cell>
              <table:table-cell office:value-type="float" office:value="40.491">
                <text:p>40.491</text:p>
              </table:table-cell>
              <table:table-cell office:value-type="float" office:value="1568.448">
                <text:p>1568.448</text:p>
              </table:table-cell>
              <table:table-cell office:value-type="float" office:value="108.626">
                <text:p>108.626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.322">
                <text:p>13.322</text:p>
              </table:table-cell>
              <table:table-cell office:value-type="float" office:value="8740.013">
                <text:p>8740.013</text:p>
              </table:table-cell>
              <table:table-cell office:value-type="float" office:value="431.241">
                <text:p>431.241</text:p>
              </table:table-cell>
              <table:table-cell office:value-type="float" office:value="-40.635">
                <text:p>-40.635</text:p>
              </table:table-cell>
              <table:table-cell office:value-type="float" office:value="444.709">
                <text:p>444.709</text:p>
              </table:table-cell>
              <table:table-cell office:value-type="float" office:value="40.635">
                <text:p>40.635</text:p>
              </table:table-cell>
              <table:table-cell office:value-type="float" office:value="1573.879">
                <text:p>1573.879</text:p>
              </table:table-cell>
              <table:table-cell office:value-type="float" office:value="108.616">
                <text:p>108.616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.372">
                <text:p>13.372</text:p>
              </table:table-cell>
              <table:table-cell office:value-type="float" office:value="8761.525">
                <text:p>8761.525</text:p>
              </table:table-cell>
              <table:table-cell office:value-type="float" office:value="429.209">
                <text:p>429.209</text:p>
              </table:table-cell>
              <table:table-cell office:value-type="float" office:value="-40.546">
                <text:p>-40.546</text:p>
              </table:table-cell>
              <table:table-cell office:value-type="float" office:value="442.742">
                <text:p>442.742</text:p>
              </table:table-cell>
              <table:table-cell office:value-type="float" office:value="40.546">
                <text:p>40.546</text:p>
              </table:table-cell>
              <table:table-cell office:value-type="float" office:value="1579.31">
                <text:p>1579.31</text:p>
              </table:table-cell>
              <table:table-cell office:value-type="float" office:value="108.628">
                <text:p>108.62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.422">
                <text:p>13.422</text:p>
              </table:table-cell>
              <table:table-cell office:value-type="float" office:value="8782.934">
                <text:p>8782.934</text:p>
              </table:table-cell>
              <table:table-cell office:value-type="float" office:value="427.188">
                <text:p>427.188</text:p>
              </table:table-cell>
              <table:table-cell office:value-type="float" office:value="-40.309">
                <text:p>-40.309</text:p>
              </table:table-cell>
              <table:table-cell office:value-type="float" office:value="440.78">
                <text:p>440.78</text:p>
              </table:table-cell>
              <table:table-cell office:value-type="float" office:value="40.312">
                <text:p>40.312</text:p>
              </table:table-cell>
              <table:table-cell office:value-type="float" office:value="1584.741">
                <text:p>1584.741</text:p>
              </table:table-cell>
              <table:table-cell office:value-type="float" office:value="108.615">
                <text:p>108.615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.472">
                <text:p>13.472</text:p>
              </table:table-cell>
              <table:table-cell office:value-type="float" office:value="8804.244">
                <text:p>8804.244</text:p>
              </table:table-cell>
              <table:table-cell office:value-type="float" office:value="425.178">
                <text:p>425.178</text:p>
              </table:table-cell>
              <table:table-cell office:value-type="float" office:value="-40.105">
                <text:p>-40.105</text:p>
              </table:table-cell>
              <table:table-cell office:value-type="float" office:value="438.824">
                <text:p>438.824</text:p>
              </table:table-cell>
              <table:table-cell office:value-type="float" office:value="40.113">
                <text:p>40.113</text:p>
              </table:table-cell>
              <table:table-cell office:value-type="float" office:value="1590.171">
                <text:p>1590.171</text:p>
              </table:table-cell>
              <table:table-cell office:value-type="float" office:value="108.583">
                <text:p>108.583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.522">
                <text:p>13.522</text:p>
              </table:table-cell>
              <table:table-cell office:value-type="float" office:value="8825.452">
                <text:p>8825.452</text:p>
              </table:table-cell>
              <table:table-cell office:value-type="float" office:value="423.179">
                <text:p>423.179</text:p>
              </table:table-cell>
              <table:table-cell office:value-type="float" office:value="-39.842">
                <text:p>-39.842</text:p>
              </table:table-cell>
              <table:table-cell office:value-type="float" office:value="436.874">
                <text:p>436.874</text:p>
              </table:table-cell>
              <table:table-cell office:value-type="float" office:value="39.867">
                <text:p>39.867</text:p>
              </table:table-cell>
              <table:table-cell office:value-type="float" office:value="1595.599">
                <text:p>1595.599</text:p>
              </table:table-cell>
              <table:table-cell office:value-type="float" office:value="108.528">
                <text:p>108.528</text:p>
              </table:table-cell>
              <table:table-cell office:value-type="float" office:value="1.402">
                <text:p>1.4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.572">
                <text:p>13.572</text:p>
              </table:table-cell>
              <table:table-cell office:value-type="float" office:value="8846.562">
                <text:p>8846.562</text:p>
              </table:table-cell>
              <table:table-cell office:value-type="float" office:value="421.194">
                <text:p>421.194</text:p>
              </table:table-cell>
              <table:table-cell office:value-type="float" office:value="-39.53">
                <text:p>-39.53</text:p>
              </table:table-cell>
              <table:table-cell office:value-type="float" office:value="434.93">
                <text:p>434.93</text:p>
              </table:table-cell>
              <table:table-cell office:value-type="float" office:value="39.588">
                <text:p>39.588</text:p>
              </table:table-cell>
              <table:table-cell office:value-type="float" office:value="1601.023">
                <text:p>1601.023</text:p>
              </table:table-cell>
              <table:table-cell office:value-type="float" office:value="108.44">
                <text:p>108.4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.622">
                <text:p>13.622</text:p>
              </table:table-cell>
              <table:table-cell office:value-type="float" office:value="8867.572">
                <text:p>8867.572</text:p>
              </table:table-cell>
              <table:table-cell office:value-type="float" office:value="419.226">
                <text:p>419.226</text:p>
              </table:table-cell>
              <table:table-cell office:value-type="float" office:value="-39.21">
                <text:p>-39.21</text:p>
              </table:table-cell>
              <table:table-cell office:value-type="float" office:value="432.992">
                <text:p>432.992</text:p>
              </table:table-cell>
              <table:table-cell office:value-type="float" office:value="39.321">
                <text:p>39.321</text:p>
              </table:table-cell>
              <table:table-cell office:value-type="float" office:value="1606.442">
                <text:p>1606.442</text:p>
              </table:table-cell>
              <table:table-cell office:value-type="float" office:value="108.312">
                <text:p>108.312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.672">
                <text:p>13.672</text:p>
              </table:table-cell>
              <table:table-cell office:value-type="float" office:value="8888.484">
                <text:p>8888.484</text:p>
              </table:table-cell>
              <table:table-cell office:value-type="float" office:value="417.273">
                <text:p>417.273</text:p>
              </table:table-cell>
              <table:table-cell office:value-type="float" office:value="-38.987">
                <text:p>-38.987</text:p>
              </table:table-cell>
              <table:table-cell office:value-type="float" office:value="431.059">
                <text:p>431.059</text:p>
              </table:table-cell>
              <table:table-cell office:value-type="float" office:value="39.138">
                <text:p>39.138</text:p>
              </table:table-cell>
              <table:table-cell office:value-type="float" office:value="1611.854">
                <text:p>1611.854</text:p>
              </table:table-cell>
              <table:table-cell office:value-type="float" office:value="108.147">
                <text:p>108.147</text:p>
              </table:table-cell>
              <table:table-cell office:value-type="float" office:value="3.437">
                <text:p>3.4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.722">
                <text:p>13.722</text:p>
              </table:table-cell>
              <table:table-cell office:value-type="float" office:value="8909.299">
                <text:p>8909.299</text:p>
              </table:table-cell>
              <table:table-cell office:value-type="float" office:value="415.326">
                <text:p>415.326</text:p>
              </table:table-cell>
              <table:table-cell office:value-type="float" office:value="-38.822">
                <text:p>-38.822</text:p>
              </table:table-cell>
              <table:table-cell office:value-type="float" office:value="429.132">
                <text:p>429.132</text:p>
              </table:table-cell>
              <table:table-cell office:value-type="float" office:value="39.001">
                <text:p>39.001</text:p>
              </table:table-cell>
              <table:table-cell office:value-type="float" office:value="1617.257">
                <text:p>1617.257</text:p>
              </table:table-cell>
              <table:table-cell office:value-type="float" office:value="107.972">
                <text:p>107.972</text:p>
              </table:table-cell>
              <table:table-cell office:value-type="float" office:value="3.727">
                <text:p>3.7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.772">
                <text:p>13.772</text:p>
              </table:table-cell>
              <table:table-cell office:value-type="float" office:value="8930.017">
                <text:p>8930.017</text:p>
              </table:table-cell>
              <table:table-cell office:value-type="float" office:value="413.39">
                <text:p>413.39</text:p>
              </table:table-cell>
              <table:table-cell office:value-type="float" office:value="-38.723">
                <text:p>-38.723</text:p>
              </table:table-cell>
              <table:table-cell office:value-type="float" office:value="427.208">
                <text:p>427.208</text:p>
              </table:table-cell>
              <table:table-cell office:value-type="float" office:value="38.908">
                <text:p>38.908</text:p>
              </table:table-cell>
              <table:table-cell office:value-type="float" office:value="1622.651">
                <text:p>1622.651</text:p>
              </table:table-cell>
              <table:table-cell office:value-type="float" office:value="107.777">
                <text:p>107.777</text:p>
              </table:table-cell>
              <table:table-cell office:value-type="float" office:value="3.798">
                <text:p>3.7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.822">
                <text:p>13.822</text:p>
              </table:table-cell>
              <table:table-cell office:value-type="float" office:value="8950.638">
                <text:p>8950.638</text:p>
              </table:table-cell>
              <table:table-cell office:value-type="float" office:value="411.452">
                <text:p>411.452</text:p>
              </table:table-cell>
              <table:table-cell office:value-type="float" office:value="-38.749">
                <text:p>-38.749</text:p>
              </table:table-cell>
              <table:table-cell office:value-type="float" office:value="425.289">
                <text:p>425.289</text:p>
              </table:table-cell>
              <table:table-cell office:value-type="float" office:value="38.9">
                <text:p>38.9</text:p>
              </table:table-cell>
              <table:table-cell office:value-type="float" office:value="1628.035">
                <text:p>1628.035</text:p>
              </table:table-cell>
              <table:table-cell office:value-type="float" office:value="107.598">
                <text:p>107.598</text:p>
              </table:table-cell>
              <table:table-cell office:value-type="float" office:value="3.417">
                <text:p>3.4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.872">
                <text:p>13.872</text:p>
              </table:table-cell>
              <table:table-cell office:value-type="float" office:value="8971.163">
                <text:p>8971.163</text:p>
              </table:table-cell>
              <table:table-cell office:value-type="float" office:value="409.515">
                <text:p>409.515</text:p>
              </table:table-cell>
              <table:table-cell office:value-type="float" office:value="-38.755">
                <text:p>-38.755</text:p>
              </table:table-cell>
              <table:table-cell office:value-type="float" office:value="423.373">
                <text:p>423.373</text:p>
              </table:table-cell>
              <table:table-cell office:value-type="float" office:value="38.881">
                <text:p>38.881</text:p>
              </table:table-cell>
              <table:table-cell office:value-type="float" office:value="1633.411">
                <text:p>1633.411</text:p>
              </table:table-cell>
              <table:table-cell office:value-type="float" office:value="107.435">
                <text:p>107.435</text:p>
              </table:table-cell>
              <table:table-cell office:value-type="float" office:value="3.128">
                <text:p>3.1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.922">
                <text:p>13.922</text:p>
              </table:table-cell>
              <table:table-cell office:value-type="float" office:value="8991.59">
                <text:p>8991.59</text:p>
              </table:table-cell>
              <table:table-cell office:value-type="float" office:value="407.577">
                <text:p>407.577</text:p>
              </table:table-cell>
              <table:table-cell office:value-type="float" office:value="-38.734">
                <text:p>-38.734</text:p>
              </table:table-cell>
              <table:table-cell office:value-type="float" office:value="421.461">
                <text:p>421.461</text:p>
              </table:table-cell>
              <table:table-cell office:value-type="float" office:value="38.846">
                <text:p>38.846</text:p>
              </table:table-cell>
              <table:table-cell office:value-type="float" office:value="1638.779">
                <text:p>1638.779</text:p>
              </table:table-cell>
              <table:table-cell office:value-type="float" office:value="107.285">
                <text:p>107.285</text:p>
              </table:table-cell>
              <table:table-cell office:value-type="float" office:value="2.946">
                <text:p>2.9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972">
                <text:p>13.972</text:p>
              </table:table-cell>
              <table:table-cell office:value-type="float" office:value="9011.92">
                <text:p>9011.92</text:p>
              </table:table-cell>
              <table:table-cell office:value-type="float" office:value="405.641">
                <text:p>405.641</text:p>
              </table:table-cell>
              <table:table-cell office:value-type="float" office:value="-38.736">
                <text:p>-38.736</text:p>
              </table:table-cell>
              <table:table-cell office:value-type="float" office:value="419.552">
                <text:p>419.552</text:p>
              </table:table-cell>
              <table:table-cell office:value-type="float" office:value="38.829">
                <text:p>38.829</text:p>
              </table:table-cell>
              <table:table-cell office:value-type="float" office:value="1644.139">
                <text:p>1644.139</text:p>
              </table:table-cell>
              <table:table-cell office:value-type="float" office:value="107.141">
                <text:p>107.141</text:p>
              </table:table-cell>
              <table:table-cell office:value-type="float" office:value="2.695">
                <text:p>2.6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.022">
                <text:p>14.022</text:p>
              </table:table-cell>
              <table:table-cell office:value-type="float" office:value="9032.154">
                <text:p>9032.154</text:p>
              </table:table-cell>
              <table:table-cell office:value-type="float" office:value="403.703">
                <text:p>403.703</text:p>
              </table:table-cell>
              <table:table-cell office:value-type="float" office:value="-38.772">
                <text:p>-38.772</text:p>
              </table:table-cell>
              <table:table-cell office:value-type="float" office:value="417.647">
                <text:p>417.647</text:p>
              </table:table-cell>
              <table:table-cell office:value-type="float" office:value="38.842">
                <text:p>38.842</text:p>
              </table:table-cell>
              <table:table-cell office:value-type="float" office:value="1649.493">
                <text:p>1649.493</text:p>
              </table:table-cell>
              <table:table-cell office:value-type="float" office:value="107.017">
                <text:p>107.017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.072">
                <text:p>14.072</text:p>
              </table:table-cell>
              <table:table-cell office:value-type="float" office:value="9052.291">
                <text:p>9052.291</text:p>
              </table:table-cell>
              <table:table-cell office:value-type="float" office:value="401.764">
                <text:p>401.764</text:p>
              </table:table-cell>
              <table:table-cell office:value-type="float" office:value="-38.748">
                <text:p>-38.748</text:p>
              </table:table-cell>
              <table:table-cell office:value-type="float" office:value="415.744">
                <text:p>415.744</text:p>
              </table:table-cell>
              <table:table-cell office:value-type="float" office:value="38.809">
                <text:p>38.809</text:p>
              </table:table-cell>
              <table:table-cell office:value-type="float" office:value="1654.841">
                <text:p>1654.841</text:p>
              </table:table-cell>
              <table:table-cell office:value-type="float" office:value="106.906">
                <text:p>106.906</text:p>
              </table:table-cell>
              <table:table-cell office:value-type="float" office:value="2.192">
                <text:p>2.1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.122">
                <text:p>14.122</text:p>
              </table:table-cell>
              <table:table-cell office:value-type="float" office:value="9072.33">
                <text:p>9072.33</text:p>
              </table:table-cell>
              <table:table-cell office:value-type="float" office:value="399.829">
                <text:p>399.829</text:p>
              </table:table-cell>
              <table:table-cell office:value-type="float" office:value="-38.673">
                <text:p>-38.673</text:p>
              </table:table-cell>
              <table:table-cell office:value-type="float" office:value="413.846">
                <text:p>413.846</text:p>
              </table:table-cell>
              <table:table-cell office:value-type="float" office:value="38.737">
                <text:p>38.737</text:p>
              </table:table-cell>
              <table:table-cell office:value-type="float" office:value="1660.184">
                <text:p>1660.184</text:p>
              </table:table-cell>
              <table:table-cell office:value-type="float" office:value="106.796">
                <text:p>106.796</text:p>
              </table:table-cell>
              <table:table-cell office:value-type="float" office:value="2.226">
                <text:p>2.2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.172">
                <text:p>14.172</text:p>
              </table:table-cell>
              <table:table-cell office:value-type="float" office:value="9092.274">
                <text:p>9092.274</text:p>
              </table:table-cell>
              <table:table-cell office:value-type="float" office:value="397.897">
                <text:p>397.897</text:p>
              </table:table-cell>
              <table:table-cell office:value-type="float" office:value="-38.639">
                <text:p>-38.639</text:p>
              </table:table-cell>
              <table:table-cell office:value-type="float" office:value="411.951">
                <text:p>411.951</text:p>
              </table:table-cell>
              <table:table-cell office:value-type="float" office:value="38.698">
                <text:p>38.698</text:p>
              </table:table-cell>
              <table:table-cell office:value-type="float" office:value="1665.521">
                <text:p>1665.521</text:p>
              </table:table-cell>
              <table:table-cell office:value-type="float" office:value="106.684">
                <text:p>106.684</text:p>
              </table:table-cell>
              <table:table-cell office:value-type="float" office:value="2.123">
                <text:p>2.1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.222">
                <text:p>14.222</text:p>
              </table:table-cell>
              <table:table-cell office:value-type="float" office:value="9112.12">
                <text:p>9112.12</text:p>
              </table:table-cell>
              <table:table-cell office:value-type="float" office:value="395.964">
                <text:p>395.964</text:p>
              </table:table-cell>
              <table:table-cell office:value-type="float" office:value="-38.646">
                <text:p>-38.646</text:p>
              </table:table-cell>
              <table:table-cell office:value-type="float" office:value="410.059">
                <text:p>410.059</text:p>
              </table:table-cell>
              <table:table-cell office:value-type="float" office:value="38.692">
                <text:p>38.692</text:p>
              </table:table-cell>
              <table:table-cell office:value-type="float" office:value="1670.852">
                <text:p>1670.852</text:p>
              </table:table-cell>
              <table:table-cell office:value-type="float" office:value="106.585">
                <text:p>106.585</text:p>
              </table:table-cell>
              <table:table-cell office:value-type="float" office:value="1.889">
                <text:p>1.8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.272">
                <text:p>14.272</text:p>
              </table:table-cell>
              <table:table-cell office:value-type="float" office:value="9131.87">
                <text:p>9131.87</text:p>
              </table:table-cell>
              <table:table-cell office:value-type="float" office:value="394.033">
                <text:p>394.033</text:p>
              </table:table-cell>
              <table:table-cell office:value-type="float" office:value="-38.572">
                <text:p>-38.572</text:p>
              </table:table-cell>
              <table:table-cell office:value-type="float" office:value="408.17">
                <text:p>408.17</text:p>
              </table:table-cell>
              <table:table-cell office:value-type="float" office:value="38.62">
                <text:p>38.62</text:p>
              </table:table-cell>
              <table:table-cell office:value-type="float" office:value="1676.179">
                <text:p>1676.179</text:p>
              </table:table-cell>
              <table:table-cell office:value-type="float" office:value="106.493">
                <text:p>106.493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.322">
                <text:p>14.322</text:p>
              </table:table-cell>
              <table:table-cell office:value-type="float" office:value="9151.523">
                <text:p>9151.523</text:p>
              </table:table-cell>
              <table:table-cell office:value-type="float" office:value="392.108">
                <text:p>392.108</text:p>
              </table:table-cell>
              <table:table-cell office:value-type="float" office:value="-38.438">
                <text:p>-38.438</text:p>
              </table:table-cell>
              <table:table-cell office:value-type="float" office:value="406.285">
                <text:p>406.285</text:p>
              </table:table-cell>
              <table:table-cell office:value-type="float" office:value="38.498">
                <text:p>38.498</text:p>
              </table:table-cell>
              <table:table-cell office:value-type="float" office:value="1681.501">
                <text:p>1681.501</text:p>
              </table:table-cell>
              <table:table-cell office:value-type="float" office:value="106.391">
                <text:p>106.391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.372">
                <text:p>14.372</text:p>
              </table:table-cell>
              <table:table-cell office:value-type="float" office:value="9171.081">
                <text:p>9171.081</text:p>
              </table:table-cell>
              <table:table-cell office:value-type="float" office:value="390.189">
                <text:p>390.189</text:p>
              </table:table-cell>
              <table:table-cell office:value-type="float" office:value="-38.346">
                <text:p>-38.346</text:p>
              </table:table-cell>
              <table:table-cell office:value-type="float" office:value="404.404">
                <text:p>404.404</text:p>
              </table:table-cell>
              <table:table-cell office:value-type="float" office:value="38.411">
                <text:p>38.411</text:p>
              </table:table-cell>
              <table:table-cell office:value-type="float" office:value="1686.818">
                <text:p>1686.818</text:p>
              </table:table-cell>
              <table:table-cell office:value-type="float" office:value="106.278">
                <text:p>106.278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.422">
                <text:p>14.422</text:p>
              </table:table-cell>
              <table:table-cell office:value-type="float" office:value="9190.542">
                <text:p>9190.542</text:p>
              </table:table-cell>
              <table:table-cell office:value-type="float" office:value="388.272">
                <text:p>388.272</text:p>
              </table:table-cell>
              <table:table-cell office:value-type="float" office:value="-38.365">
                <text:p>-38.365</text:p>
              </table:table-cell>
              <table:table-cell office:value-type="float" office:value="402.526">
                <text:p>402.526</text:p>
              </table:table-cell>
              <table:table-cell office:value-type="float" office:value="38.416">
                <text:p>38.416</text:p>
              </table:table-cell>
              <table:table-cell office:value-type="float" office:value="1692.129">
                <text:p>1692.129</text:p>
              </table:table-cell>
              <table:table-cell office:value-type="float" office:value="106.169">
                <text:p>106.169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.472">
                <text:p>14.472</text:p>
              </table:table-cell>
              <table:table-cell office:value-type="float" office:value="9209.908">
                <text:p>9209.908</text:p>
              </table:table-cell>
              <table:table-cell office:value-type="float" office:value="386.352">
                <text:p>386.352</text:p>
              </table:table-cell>
              <table:table-cell office:value-type="float" office:value="-38.408">
                <text:p>-38.408</text:p>
              </table:table-cell>
              <table:table-cell office:value-type="float" office:value="400.651">
                <text:p>400.651</text:p>
              </table:table-cell>
              <table:table-cell office:value-type="float" office:value="38.443">
                <text:p>38.443</text:p>
              </table:table-cell>
              <table:table-cell office:value-type="float" office:value="1697.435">
                <text:p>1697.435</text:p>
              </table:table-cell>
              <table:table-cell office:value-type="float" office:value="106.081">
                <text:p>106.081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522">
                <text:p>14.522</text:p>
              </table:table-cell>
              <table:table-cell office:value-type="float" office:value="9229.178">
                <text:p>9229.178</text:p>
              </table:table-cell>
              <table:table-cell office:value-type="float" office:value="384.431">
                <text:p>384.431</text:p>
              </table:table-cell>
              <table:table-cell office:value-type="float" office:value="-38.451">
                <text:p>-38.451</text:p>
              </table:table-cell>
              <table:table-cell office:value-type="float" office:value="398.779">
                <text:p>398.779</text:p>
              </table:table-cell>
              <table:table-cell office:value-type="float" office:value="38.474">
                <text:p>38.474</text:p>
              </table:table-cell>
              <table:table-cell office:value-type="float" office:value="1702.738">
                <text:p>1702.738</text:p>
              </table:table-cell>
              <table:table-cell office:value-type="float" office:value="106.005">
                <text:p>106.005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.572">
                <text:p>14.572</text:p>
              </table:table-cell>
              <table:table-cell office:value-type="float" office:value="9248.351">
                <text:p>9248.351</text:p>
              </table:table-cell>
              <table:table-cell office:value-type="float" office:value="382.507">
                <text:p>382.507</text:p>
              </table:table-cell>
              <table:table-cell office:value-type="float" office:value="-38.43">
                <text:p>-38.43</text:p>
              </table:table-cell>
              <table:table-cell office:value-type="float" office:value="396.909">
                <text:p>396.909</text:p>
              </table:table-cell>
              <table:table-cell office:value-type="float" office:value="38.448">
                <text:p>38.448</text:p>
              </table:table-cell>
              <table:table-cell office:value-type="float" office:value="1708.036">
                <text:p>1708.036</text:p>
              </table:table-cell>
              <table:table-cell office:value-type="float" office:value="105.949">
                <text:p>105.949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622">
                <text:p>14.622</text:p>
              </table:table-cell>
              <table:table-cell office:value-type="float" office:value="9267.428">
                <text:p>9267.428</text:p>
              </table:table-cell>
              <table:table-cell office:value-type="float" office:value="380.589">
                <text:p>380.589</text:p>
              </table:table-cell>
              <table:table-cell office:value-type="float" office:value="-38.353">
                <text:p>-38.353</text:p>
              </table:table-cell>
              <table:table-cell office:value-type="float" office:value="395.044">
                <text:p>395.044</text:p>
              </table:table-cell>
              <table:table-cell office:value-type="float" office:value="38.372">
                <text:p>38.372</text:p>
              </table:table-cell>
              <table:table-cell office:value-type="float" office:value="1713.332">
                <text:p>1713.332</text:p>
              </table:table-cell>
              <table:table-cell office:value-type="float" office:value="105.885">
                <text:p>105.885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672">
                <text:p>14.672</text:p>
              </table:table-cell>
              <table:table-cell office:value-type="float" office:value="9286.41">
                <text:p>9286.41</text:p>
              </table:table-cell>
              <table:table-cell office:value-type="float" office:value="378.672">
                <text:p>378.672</text:p>
              </table:table-cell>
              <table:table-cell office:value-type="float" office:value="-38.249">
                <text:p>-38.249</text:p>
              </table:table-cell>
              <table:table-cell office:value-type="float" office:value="393.182">
                <text:p>393.182</text:p>
              </table:table-cell>
              <table:table-cell office:value-type="float" office:value="38.272">
                <text:p>38.272</text:p>
              </table:table-cell>
              <table:table-cell office:value-type="float" office:value="1718.625">
                <text:p>1718.625</text:p>
              </table:table-cell>
              <table:table-cell office:value-type="float" office:value="105.829">
                <text:p>105.82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722">
                <text:p>14.722</text:p>
              </table:table-cell>
              <table:table-cell office:value-type="float" office:value="9305.296">
                <text:p>9305.296</text:p>
              </table:table-cell>
              <table:table-cell office:value-type="float" office:value="376.765">
                <text:p>376.765</text:p>
              </table:table-cell>
              <table:table-cell office:value-type="float" office:value="-38.094">
                <text:p>-38.094</text:p>
              </table:table-cell>
              <table:table-cell office:value-type="float" office:value="391.325">
                <text:p>391.325</text:p>
              </table:table-cell>
              <table:table-cell office:value-type="float" office:value="38.126">
                <text:p>38.126</text:p>
              </table:table-cell>
              <table:table-cell office:value-type="float" office:value="1723.915">
                <text:p>1723.915</text:p>
              </table:table-cell>
              <table:table-cell office:value-type="float" office:value="105.752">
                <text:p>105.752</text:p>
              </table:table-cell>
              <table:table-cell office:value-type="float" office:value="1.563">
                <text:p>1.5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772">
                <text:p>14.772</text:p>
              </table:table-cell>
              <table:table-cell office:value-type="float" office:value="9324.087">
                <text:p>9324.087</text:p>
              </table:table-cell>
              <table:table-cell office:value-type="float" office:value="374.862">
                <text:p>374.862</text:p>
              </table:table-cell>
              <table:table-cell office:value-type="float" office:value="-38.048">
                <text:p>-38.048</text:p>
              </table:table-cell>
              <table:table-cell office:value-type="float" office:value="389.472">
                <text:p>389.472</text:p>
              </table:table-cell>
              <table:table-cell office:value-type="float" office:value="38.077">
                <text:p>38.077</text:p>
              </table:table-cell>
              <table:table-cell office:value-type="float" office:value="1729.2">
                <text:p>1729.2</text:p>
              </table:table-cell>
              <table:table-cell office:value-type="float" office:value="105.677">
                <text:p>105.677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822">
                <text:p>14.822</text:p>
              </table:table-cell>
              <table:table-cell office:value-type="float" office:value="9342.782">
                <text:p>9342.782</text:p>
              </table:table-cell>
              <table:table-cell office:value-type="float" office:value="372.961">
                <text:p>372.961</text:p>
              </table:table-cell>
              <table:table-cell office:value-type="float" office:value="-37.99">
                <text:p>-37.99</text:p>
              </table:table-cell>
              <table:table-cell office:value-type="float" office:value="387.623">
                <text:p>387.623</text:p>
              </table:table-cell>
              <table:table-cell office:value-type="float" office:value="38.017">
                <text:p>38.017</text:p>
              </table:table-cell>
              <table:table-cell office:value-type="float" office:value="1734.482">
                <text:p>1734.482</text:p>
              </table:table-cell>
              <table:table-cell office:value-type="float" office:value="105.603">
                <text:p>105.603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872">
                <text:p>14.872</text:p>
              </table:table-cell>
              <table:table-cell office:value-type="float" office:value="9361.383">
                <text:p>9361.383</text:p>
              </table:table-cell>
              <table:table-cell office:value-type="float" office:value="371.063">
                <text:p>371.063</text:p>
              </table:table-cell>
              <table:table-cell office:value-type="float" office:value="-37.853">
                <text:p>-37.853</text:p>
              </table:table-cell>
              <table:table-cell office:value-type="float" office:value="385.778">
                <text:p>385.778</text:p>
              </table:table-cell>
              <table:table-cell office:value-type="float" office:value="37.888">
                <text:p>37.888</text:p>
              </table:table-cell>
              <table:table-cell office:value-type="float" office:value="1739.761">
                <text:p>1739.761</text:p>
              </table:table-cell>
              <table:table-cell office:value-type="float" office:value="105.531">
                <text:p>105.531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922">
                <text:p>14.922</text:p>
              </table:table-cell>
              <table:table-cell office:value-type="float" office:value="9379.889">
                <text:p>9379.889</text:p>
              </table:table-cell>
              <table:table-cell office:value-type="float" office:value="369.177">
                <text:p>369.177</text:p>
              </table:table-cell>
              <table:table-cell office:value-type="float" office:value="-37.584">
                <text:p>-37.584</text:p>
              </table:table-cell>
              <table:table-cell office:value-type="float" office:value="383.938">
                <text:p>383.938</text:p>
              </table:table-cell>
              <table:table-cell office:value-type="float" office:value="37.651">
                <text:p>37.651</text:p>
              </table:table-cell>
              <table:table-cell office:value-type="float" office:value="1745.035">
                <text:p>1745.035</text:p>
              </table:table-cell>
              <table:table-cell office:value-type="float" office:value="105.436">
                <text:p>105.436</text:p>
              </table:table-cell>
              <table:table-cell office:value-type="float" office:value="2.249">
                <text:p>2.2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972">
                <text:p>14.972</text:p>
              </table:table-cell>
              <table:table-cell office:value-type="float" office:value="9398.301">
                <text:p>9398.301</text:p>
              </table:table-cell>
              <table:table-cell office:value-type="float" office:value="367.304">
                <text:p>367.304</text:p>
              </table:table-cell>
              <table:table-cell office:value-type="float" office:value="-37.415">
                <text:p>-37.415</text:p>
              </table:table-cell>
              <table:table-cell office:value-type="float" office:value="382.102">
                <text:p>382.102</text:p>
              </table:table-cell>
              <table:table-cell office:value-type="float" office:value="37.503">
                <text:p>37.503</text:p>
              </table:table-cell>
              <table:table-cell office:value-type="float" office:value="1750.304">
                <text:p>1750.304</text:p>
              </table:table-cell>
              <table:table-cell office:value-type="float" office:value="105.309">
                <text:p>105.309</text:p>
              </table:table-cell>
              <table:table-cell office:value-type="float" office:value="2.565">
                <text:p>2.5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.022">
                <text:p>15.022</text:p>
              </table:table-cell>
              <table:table-cell office:value-type="float" office:value="9416.619">
                <text:p>9416.619</text:p>
              </table:table-cell>
              <table:table-cell office:value-type="float" office:value="365.434">
                <text:p>365.434</text:p>
              </table:table-cell>
              <table:table-cell office:value-type="float" office:value="-37.315">
                <text:p>-37.315</text:p>
              </table:table-cell>
              <table:table-cell office:value-type="float" office:value="380.271">
                <text:p>380.271</text:p>
              </table:table-cell>
              <table:table-cell office:value-type="float" office:value="37.41">
                <text:p>37.41</text:p>
              </table:table-cell>
              <table:table-cell office:value-type="float" office:value="1755.566">
                <text:p>1755.566</text:p>
              </table:table-cell>
              <table:table-cell office:value-type="float" office:value="105.183">
                <text:p>105.183</text:p>
              </table:table-cell>
              <table:table-cell office:value-type="float" office:value="2.665">
                <text:p>2.6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.072">
                <text:p>15.072</text:p>
              </table:table-cell>
              <table:table-cell office:value-type="float" office:value="9434.844">
                <text:p>9434.844</text:p>
              </table:table-cell>
              <table:table-cell office:value-type="float" office:value="363.573">
                <text:p>363.573</text:p>
              </table:table-cell>
              <table:table-cell office:value-type="float" office:value="-37.185">
                <text:p>-37.185</text:p>
              </table:table-cell>
              <table:table-cell office:value-type="float" office:value="378.443">
                <text:p>378.443</text:p>
              </table:table-cell>
              <table:table-cell office:value-type="float" office:value="37.295">
                <text:p>37.295</text:p>
              </table:table-cell>
              <table:table-cell office:value-type="float" office:value="1760.822">
                <text:p>1760.822</text:p>
              </table:table-cell>
              <table:table-cell office:value-type="float" office:value="105.041">
                <text:p>105.041</text:p>
              </table:table-cell>
              <table:table-cell office:value-type="float" office:value="2.872">
                <text:p>2.8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.122">
                <text:p>15.122</text:p>
              </table:table-cell>
              <table:table-cell office:value-type="float" office:value="9452.976">
                <text:p>9452.976</text:p>
              </table:table-cell>
              <table:table-cell office:value-type="float" office:value="361.714">
                <text:p>361.714</text:p>
              </table:table-cell>
              <table:table-cell office:value-type="float" office:value="-37.191">
                <text:p>-37.191</text:p>
              </table:table-cell>
              <table:table-cell office:value-type="float" office:value="376.618">
                <text:p>376.618</text:p>
              </table:table-cell>
              <table:table-cell office:value-type="float" office:value="37.284">
                <text:p>37.284</text:p>
              </table:table-cell>
              <table:table-cell office:value-type="float" office:value="1766.07">
                <text:p>1766.07</text:p>
              </table:table-cell>
              <table:table-cell office:value-type="float" office:value="104.901">
                <text:p>104.901</text:p>
              </table:table-cell>
              <table:table-cell office:value-type="float" office:value="2.639">
                <text:p>2.6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.172">
                <text:p>15.172</text:p>
              </table:table-cell>
              <table:table-cell office:value-type="float" office:value="9471.016">
                <text:p>9471.016</text:p>
              </table:table-cell>
              <table:table-cell office:value-type="float" office:value="359.854">
                <text:p>359.854</text:p>
              </table:table-cell>
              <table:table-cell office:value-type="float" office:value="-37.138">
                <text:p>-37.138</text:p>
              </table:table-cell>
              <table:table-cell office:value-type="float" office:value="374.797">
                <text:p>374.797</text:p>
              </table:table-cell>
              <table:table-cell office:value-type="float" office:value="37.229">
                <text:p>37.229</text:p>
              </table:table-cell>
              <table:table-cell office:value-type="float" office:value="1771.312">
                <text:p>1771.312</text:p>
              </table:table-cell>
              <table:table-cell office:value-type="float" office:value="104.776">
                <text:p>104.776</text:p>
              </table:table-cell>
              <table:table-cell office:value-type="float" office:value="2.607">
                <text:p>2.6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.222">
                <text:p>15.222</text:p>
              </table:table-cell>
              <table:table-cell office:value-type="float" office:value="9488.962">
                <text:p>9488.962</text:p>
              </table:table-cell>
              <table:table-cell office:value-type="float" office:value="358.002">
                <text:p>358.002</text:p>
              </table:table-cell>
              <table:table-cell office:value-type="float" office:value="-37">
                <text:p>-37</text:p>
              </table:table-cell>
              <table:table-cell office:value-type="float" office:value="372.98">
                <text:p>372.98</text:p>
              </table:table-cell>
              <table:table-cell office:value-type="float" office:value="37.11">
                <text:p>37.11</text:p>
              </table:table-cell>
              <table:table-cell office:value-type="float" office:value="1776.547">
                <text:p>1776.547</text:p>
              </table:table-cell>
              <table:table-cell office:value-type="float" office:value="104.637">
                <text:p>104.637</text:p>
              </table:table-cell>
              <table:table-cell office:value-type="float" office:value="2.859">
                <text:p>2.8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272">
                <text:p>15.272</text:p>
              </table:table-cell>
              <table:table-cell office:value-type="float" office:value="9506.816">
                <text:p>9506.816</text:p>
              </table:table-cell>
              <table:table-cell office:value-type="float" office:value="356.153">
                <text:p>356.153</text:p>
              </table:table-cell>
              <table:table-cell office:value-type="float" office:value="-37.017">
                <text:p>-37.017</text:p>
              </table:table-cell>
              <table:table-cell office:value-type="float" office:value="371.166">
                <text:p>371.166</text:p>
              </table:table-cell>
              <table:table-cell office:value-type="float" office:value="37.109">
                <text:p>37.109</text:p>
              </table:table-cell>
              <table:table-cell office:value-type="float" office:value="1781.776">
                <text:p>1781.776</text:p>
              </table:table-cell>
              <table:table-cell office:value-type="float" office:value="104.495">
                <text:p>104.495</text:p>
              </table:table-cell>
              <table:table-cell office:value-type="float" office:value="2.612">
                <text:p>2.6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322">
                <text:p>15.322</text:p>
              </table:table-cell>
              <table:table-cell office:value-type="float" office:value="9524.577">
                <text:p>9524.577</text:p>
              </table:table-cell>
              <table:table-cell office:value-type="float" office:value="354.299">
                <text:p>354.299</text:p>
              </table:table-cell>
              <table:table-cell office:value-type="float" office:value="-37.082">
                <text:p>-37.082</text:p>
              </table:table-cell>
              <table:table-cell office:value-type="float" office:value="369.354">
                <text:p>369.354</text:p>
              </table:table-cell>
              <table:table-cell office:value-type="float" office:value="37.149">
                <text:p>37.149</text:p>
              </table:table-cell>
              <table:table-cell office:value-type="float" office:value="1786.997">
                <text:p>1786.997</text:p>
              </table:table-cell>
              <table:table-cell office:value-type="float" office:value="104.378">
                <text:p>104.378</text:p>
              </table:table-cell>
              <table:table-cell office:value-type="float" office:value="2.221">
                <text:p>2.2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372">
                <text:p>15.372</text:p>
              </table:table-cell>
              <table:table-cell office:value-type="float" office:value="9542.246">
                <text:p>9542.246</text:p>
              </table:table-cell>
              <table:table-cell office:value-type="float" office:value="352.446">
                <text:p>352.446</text:p>
              </table:table-cell>
              <table:table-cell office:value-type="float" office:value="-36.998">
                <text:p>-36.998</text:p>
              </table:table-cell>
              <table:table-cell office:value-type="float" office:value="367.546">
                <text:p>367.546</text:p>
              </table:table-cell>
              <table:table-cell office:value-type="float" office:value="37.07">
                <text:p>37.07</text:p>
              </table:table-cell>
              <table:table-cell office:value-type="float" office:value="1792.214">
                <text:p>1792.214</text:p>
              </table:table-cell>
              <table:table-cell office:value-type="float" office:value="104.268">
                <text:p>104.268</text:p>
              </table:table-cell>
              <table:table-cell office:value-type="float" office:value="2.314">
                <text:p>2.3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422">
                <text:p>15.422</text:p>
              </table:table-cell>
              <table:table-cell office:value-type="float" office:value="9559.822">
                <text:p>9559.822</text:p>
              </table:table-cell>
              <table:table-cell office:value-type="float" office:value="350.6">
                <text:p>350.6</text:p>
              </table:table-cell>
              <table:table-cell office:value-type="float" office:value="-36.89">
                <text:p>-36.89</text:p>
              </table:table-cell>
              <table:table-cell office:value-type="float" office:value="365.741">
                <text:p>365.741</text:p>
              </table:table-cell>
              <table:table-cell office:value-type="float" office:value="36.973">
                <text:p>36.973</text:p>
              </table:table-cell>
              <table:table-cell office:value-type="float" office:value="1797.424">
                <text:p>1797.424</text:p>
              </table:table-cell>
              <table:table-cell office:value-type="float" office:value="104.145">
                <text:p>104.145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472">
                <text:p>15.472</text:p>
              </table:table-cell>
              <table:table-cell office:value-type="float" office:value="9577.306">
                <text:p>9577.306</text:p>
              </table:table-cell>
              <table:table-cell office:value-type="float" office:value="348.757">
                <text:p>348.757</text:p>
              </table:table-cell>
              <table:table-cell office:value-type="float" office:value="-36.794">
                <text:p>-36.794</text:p>
              </table:table-cell>
              <table:table-cell office:value-type="float" office:value="363.939">
                <text:p>363.939</text:p>
              </table:table-cell>
              <table:table-cell office:value-type="float" office:value="36.887">
                <text:p>36.887</text:p>
              </table:table-cell>
              <table:table-cell office:value-type="float" office:value="1802.628">
                <text:p>1802.628</text:p>
              </table:table-cell>
              <table:table-cell office:value-type="float" office:value="104.021">
                <text:p>104.021</text:p>
              </table:table-cell>
              <table:table-cell office:value-type="float" office:value="2.616">
                <text:p>2.6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522">
                <text:p>15.522</text:p>
              </table:table-cell>
              <table:table-cell office:value-type="float" office:value="9594.698">
                <text:p>9594.698</text:p>
              </table:table-cell>
              <table:table-cell office:value-type="float" office:value="346.92">
                <text:p>346.92</text:p>
              </table:table-cell>
              <table:table-cell office:value-type="float" office:value="-36.736">
                <text:p>-36.736</text:p>
              </table:table-cell>
              <table:table-cell office:value-type="float" office:value="362.14">
                <text:p>362.14</text:p>
              </table:table-cell>
              <table:table-cell office:value-type="float" office:value="36.83">
                <text:p>36.83</text:p>
              </table:table-cell>
              <table:table-cell office:value-type="float" office:value="1807.826">
                <text:p>1807.826</text:p>
              </table:table-cell>
              <table:table-cell office:value-type="float" office:value="103.884">
                <text:p>103.88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572">
                <text:p>15.572</text:p>
              </table:table-cell>
              <table:table-cell office:value-type="float" office:value="9611.998">
                <text:p>9611.998</text:p>
              </table:table-cell>
              <table:table-cell office:value-type="float" office:value="345.081">
                <text:p>345.081</text:p>
              </table:table-cell>
              <table:table-cell office:value-type="float" office:value="-36.846">
                <text:p>-36.846</text:p>
              </table:table-cell>
              <table:table-cell office:value-type="float" office:value="360.344">
                <text:p>360.344</text:p>
              </table:table-cell>
              <table:table-cell office:value-type="float" office:value="36.909">
                <text:p>36.909</text:p>
              </table:table-cell>
              <table:table-cell office:value-type="float" office:value="1813.017">
                <text:p>1813.017</text:p>
              </table:table-cell>
              <table:table-cell office:value-type="float" office:value="103.763">
                <text:p>103.763</text:p>
              </table:table-cell>
              <table:table-cell office:value-type="float" office:value="2.154">
                <text:p>2.1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622">
                <text:p>15.622</text:p>
              </table:table-cell>
              <table:table-cell office:value-type="float" office:value="9629.206">
                <text:p>9629.206</text:p>
              </table:table-cell>
              <table:table-cell office:value-type="float" office:value="343.235">
                <text:p>343.235</text:p>
              </table:table-cell>
              <table:table-cell office:value-type="float" office:value="-36.986">
                <text:p>-36.986</text:p>
              </table:table-cell>
              <table:table-cell office:value-type="float" office:value="358.549">
                <text:p>358.549</text:p>
              </table:table-cell>
              <table:table-cell office:value-type="float" office:value="37.02">
                <text:p>37.02</text:p>
              </table:table-cell>
              <table:table-cell office:value-type="float" office:value="1818.203">
                <text:p>1818.203</text:p>
              </table:table-cell>
              <table:table-cell office:value-type="float" office:value="103.67">
                <text:p>103.6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.672">
                <text:p>15.672</text:p>
              </table:table-cell>
              <table:table-cell office:value-type="float" office:value="9646.321">
                <text:p>9646.321</text:p>
              </table:table-cell>
              <table:table-cell office:value-type="float" office:value="341.383">
                <text:p>341.383</text:p>
              </table:table-cell>
              <table:table-cell office:value-type="float" office:value="-37.037">
                <text:p>-37.037</text:p>
              </table:table-cell>
              <table:table-cell office:value-type="float" office:value="356.757">
                <text:p>356.757</text:p>
              </table:table-cell>
              <table:table-cell office:value-type="float" office:value="37.061">
                <text:p>37.061</text:p>
              </table:table-cell>
              <table:table-cell office:value-type="float" office:value="1823.384">
                <text:p>1823.384</text:p>
              </table:table-cell>
              <table:table-cell office:value-type="float" office:value="103.6">
                <text:p>103.6</text:p>
              </table:table-cell>
              <table:table-cell office:value-type="float" office:value="1.321">
                <text:p>1.3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.722">
                <text:p>15.722</text:p>
              </table:table-cell>
              <table:table-cell office:value-type="float" office:value="9663.344">
                <text:p>9663.344</text:p>
              </table:table-cell>
              <table:table-cell office:value-type="float" office:value="339.532">
                <text:p>339.532</text:p>
              </table:table-cell>
              <table:table-cell office:value-type="float" office:value="-37.04">
                <text:p>-37.04</text:p>
              </table:table-cell>
              <table:table-cell office:value-type="float" office:value="354.967">
                <text:p>354.967</text:p>
              </table:table-cell>
              <table:table-cell office:value-type="float" office:value="37.059">
                <text:p>37.059</text:p>
              </table:table-cell>
              <table:table-cell office:value-type="float" office:value="1828.563">
                <text:p>1828.563</text:p>
              </table:table-cell>
              <table:table-cell office:value-type="float" office:value="103.536">
                <text:p>103.536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.772">
                <text:p>15.772</text:p>
              </table:table-cell>
              <table:table-cell office:value-type="float" office:value="9680.274">
                <text:p>9680.274</text:p>
              </table:table-cell>
              <table:table-cell office:value-type="float" office:value="337.679">
                <text:p>337.679</text:p>
              </table:table-cell>
              <table:table-cell office:value-type="float" office:value="-37.084">
                <text:p>-37.084</text:p>
              </table:table-cell>
              <table:table-cell office:value-type="float" office:value="353.179">
                <text:p>353.179</text:p>
              </table:table-cell>
              <table:table-cell office:value-type="float" office:value="37.096">
                <text:p>37.096</text:p>
              </table:table-cell>
              <table:table-cell office:value-type="float" office:value="1833.738">
                <text:p>1833.738</text:p>
              </table:table-cell>
              <table:table-cell office:value-type="float" office:value="103.483">
                <text:p>103.483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.822">
                <text:p>15.822</text:p>
              </table:table-cell>
              <table:table-cell office:value-type="float" office:value="9697.112">
                <text:p>9697.112</text:p>
              </table:table-cell>
              <table:table-cell office:value-type="float" office:value="335.824">
                <text:p>335.824</text:p>
              </table:table-cell>
              <table:table-cell office:value-type="float" office:value="-37.036">
                <text:p>-37.036</text:p>
              </table:table-cell>
              <table:table-cell office:value-type="float" office:value="351.394">
                <text:p>351.394</text:p>
              </table:table-cell>
              <table:table-cell office:value-type="float" office:value="37.048">
                <text:p>37.048</text:p>
              </table:table-cell>
              <table:table-cell office:value-type="float" office:value="1838.911">
                <text:p>1838.911</text:p>
              </table:table-cell>
              <table:table-cell office:value-type="float" office:value="103.44">
                <text:p>103.44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.872">
                <text:p>15.872</text:p>
              </table:table-cell>
              <table:table-cell office:value-type="float" office:value="9713.857">
                <text:p>9713.857</text:p>
              </table:table-cell>
              <table:table-cell office:value-type="float" office:value="333.976">
                <text:p>333.976</text:p>
              </table:table-cell>
              <table:table-cell office:value-type="float" office:value="-36.903">
                <text:p>-36.903</text:p>
              </table:table-cell>
              <table:table-cell office:value-type="float" office:value="349.613">
                <text:p>349.613</text:p>
              </table:table-cell>
              <table:table-cell office:value-type="float" office:value="36.921">
                <text:p>36.921</text:p>
              </table:table-cell>
              <table:table-cell office:value-type="float" office:value="1844.082">
                <text:p>1844.082</text:p>
              </table:table-cell>
              <table:table-cell office:value-type="float" office:value="103.387">
                <text:p>103.387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.922">
                <text:p>15.922</text:p>
              </table:table-cell>
              <table:table-cell office:value-type="float" office:value="9730.51">
                <text:p>9730.51</text:p>
              </table:table-cell>
              <table:table-cell office:value-type="float" office:value="332.133">
                <text:p>332.133</text:p>
              </table:table-cell>
              <table:table-cell office:value-type="float" office:value="-36.897">
                <text:p>-36.897</text:p>
              </table:table-cell>
              <table:table-cell office:value-type="float" office:value="347.834">
                <text:p>347.834</text:p>
              </table:table-cell>
              <table:table-cell office:value-type="float" office:value="36.911">
                <text:p>36.911</text:p>
              </table:table-cell>
              <table:table-cell office:value-type="float" office:value="1849.25">
                <text:p>1849.25</text:p>
              </table:table-cell>
              <table:table-cell office:value-type="float" office:value="103.327">
                <text:p>103.327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.972">
                <text:p>15.972</text:p>
              </table:table-cell>
              <table:table-cell office:value-type="float" office:value="9747.07">
                <text:p>9747.07</text:p>
              </table:table-cell>
              <table:table-cell office:value-type="float" office:value="330.286">
                <text:p>330.286</text:p>
              </table:table-cell>
              <table:table-cell office:value-type="float" office:value="-36.919">
                <text:p>-36.919</text:p>
              </table:table-cell>
              <table:table-cell office:value-type="float" office:value="346.059">
                <text:p>346.059</text:p>
              </table:table-cell>
              <table:table-cell office:value-type="float" office:value="36.928">
                <text:p>36.928</text:p>
              </table:table-cell>
              <table:table-cell office:value-type="float" office:value="1854.415">
                <text:p>1854.415</text:p>
              </table:table-cell>
              <table:table-cell office:value-type="float" office:value="103.284">
                <text:p>103.284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022">
                <text:p>16.022</text:p>
              </table:table-cell>
              <table:table-cell office:value-type="float" office:value="9763.538">
                <text:p>9763.538</text:p>
              </table:table-cell>
              <table:table-cell office:value-type="float" office:value="328.443">
                <text:p>328.443</text:p>
              </table:table-cell>
              <table:table-cell office:value-type="float" office:value="-36.777">
                <text:p>-36.777</text:p>
              </table:table-cell>
              <table:table-cell office:value-type="float" office:value="344.286">
                <text:p>344.286</text:p>
              </table:table-cell>
              <table:table-cell office:value-type="float" office:value="36.792">
                <text:p>36.792</text:p>
              </table:table-cell>
              <table:table-cell office:value-type="float" office:value="1859.578">
                <text:p>1859.578</text:p>
              </table:table-cell>
              <table:table-cell office:value-type="float" office:value="103.239">
                <text:p>103.239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072">
                <text:p>16.072</text:p>
              </table:table-cell>
              <table:table-cell office:value-type="float" office:value="9779.915">
                <text:p>9779.915</text:p>
              </table:table-cell>
              <table:table-cell office:value-type="float" office:value="326.609">
                <text:p>326.609</text:p>
              </table:table-cell>
              <table:table-cell office:value-type="float" office:value="-36.652">
                <text:p>-36.652</text:p>
              </table:table-cell>
              <table:table-cell office:value-type="float" office:value="342.518">
                <text:p>342.518</text:p>
              </table:table-cell>
              <table:table-cell office:value-type="float" office:value="36.673">
                <text:p>36.673</text:p>
              </table:table-cell>
              <table:table-cell office:value-type="float" office:value="1864.738">
                <text:p>1864.738</text:p>
              </table:table-cell>
              <table:table-cell office:value-type="float" office:value="103.177">
                <text:p>103.177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122">
                <text:p>16.122</text:p>
              </table:table-cell>
              <table:table-cell office:value-type="float" office:value="9796.199">
                <text:p>9796.199</text:p>
              </table:table-cell>
              <table:table-cell office:value-type="float" office:value="324.777">
                <text:p>324.777</text:p>
              </table:table-cell>
              <table:table-cell office:value-type="float" office:value="-36.631">
                <text:p>-36.631</text:p>
              </table:table-cell>
              <table:table-cell office:value-type="float" office:value="340.754">
                <text:p>340.754</text:p>
              </table:table-cell>
              <table:table-cell office:value-type="float" office:value="36.649">
                <text:p>36.649</text:p>
              </table:table-cell>
              <table:table-cell office:value-type="float" office:value="1869.896">
                <text:p>1869.896</text:p>
              </table:table-cell>
              <table:table-cell office:value-type="float" office:value="103.116">
                <text:p>103.116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172">
                <text:p>16.172</text:p>
              </table:table-cell>
              <table:table-cell office:value-type="float" office:value="9812.392">
                <text:p>9812.392</text:p>
              </table:table-cell>
              <table:table-cell office:value-type="float" office:value="322.946">
                <text:p>322.946</text:p>
              </table:table-cell>
              <table:table-cell office:value-type="float" office:value="-36.572">
                <text:p>-36.572</text:p>
              </table:table-cell>
              <table:table-cell office:value-type="float" office:value="338.992">
                <text:p>338.992</text:p>
              </table:table-cell>
              <table:table-cell office:value-type="float" office:value="36.59">
                <text:p>36.59</text:p>
              </table:table-cell>
              <table:table-cell office:value-type="float" office:value="1875.05">
                <text:p>1875.05</text:p>
              </table:table-cell>
              <table:table-cell office:value-type="float" office:value="103.062">
                <text:p>103.062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.222">
                <text:p>16.222</text:p>
              </table:table-cell>
              <table:table-cell office:value-type="float" office:value="9828.494">
                <text:p>9828.494</text:p>
              </table:table-cell>
              <table:table-cell office:value-type="float" office:value="321.121">
                <text:p>321.121</text:p>
              </table:table-cell>
              <table:table-cell office:value-type="float" office:value="-36.451">
                <text:p>-36.451</text:p>
              </table:table-cell>
              <table:table-cell office:value-type="float" office:value="337.235">
                <text:p>337.235</text:p>
              </table:table-cell>
              <table:table-cell office:value-type="float" office:value="36.474">
                <text:p>36.474</text:p>
              </table:table-cell>
              <table:table-cell office:value-type="float" office:value="1880.202">
                <text:p>1880.202</text:p>
              </table:table-cell>
              <table:table-cell office:value-type="float" office:value="103">
                <text:p>103</text:p>
              </table:table-cell>
              <table:table-cell office:value-type="float" office:value="1.309">
                <text:p>1.3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.272">
                <text:p>16.272</text:p>
              </table:table-cell>
              <table:table-cell office:value-type="float" office:value="9844.504">
                <text:p>9844.504</text:p>
              </table:table-cell>
              <table:table-cell office:value-type="float" office:value="319.301">
                <text:p>319.301</text:p>
              </table:table-cell>
              <table:table-cell office:value-type="float" office:value="-36.363">
                <text:p>-36.363</text:p>
              </table:table-cell>
              <table:table-cell office:value-type="float" office:value="335.481">
                <text:p>335.481</text:p>
              </table:table-cell>
              <table:table-cell office:value-type="float" office:value="36.389">
                <text:p>36.389</text:p>
              </table:table-cell>
              <table:table-cell office:value-type="float" office:value="1885.35">
                <text:p>1885.35</text:p>
              </table:table-cell>
              <table:table-cell office:value-type="float" office:value="102.932">
                <text:p>102.932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.322">
                <text:p>16.322</text:p>
              </table:table-cell>
              <table:table-cell office:value-type="float" office:value="9860.424">
                <text:p>9860.424</text:p>
              </table:table-cell>
              <table:table-cell office:value-type="float" office:value="317.484">
                <text:p>317.484</text:p>
              </table:table-cell>
              <table:table-cell office:value-type="float" office:value="-36.366">
                <text:p>-36.366</text:p>
              </table:table-cell>
              <table:table-cell office:value-type="float" office:value="333.732">
                <text:p>333.732</text:p>
              </table:table-cell>
              <table:table-cell office:value-type="float" office:value="36.386">
                <text:p>36.386</text:p>
              </table:table-cell>
              <table:table-cell office:value-type="float" office:value="1890.495">
                <text:p>1890.495</text:p>
              </table:table-cell>
              <table:table-cell office:value-type="float" office:value="102.864">
                <text:p>102.864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.372">
                <text:p>16.372</text:p>
              </table:table-cell>
              <table:table-cell office:value-type="float" office:value="9876.253">
                <text:p>9876.253</text:p>
              </table:table-cell>
              <table:table-cell office:value-type="float" office:value="315.664">
                <text:p>315.664</text:p>
              </table:table-cell>
              <table:table-cell office:value-type="float" office:value="-36.295">
                <text:p>-36.295</text:p>
              </table:table-cell>
              <table:table-cell office:value-type="float" office:value="331.985">
                <text:p>331.985</text:p>
              </table:table-cell>
              <table:table-cell office:value-type="float" office:value="36.316">
                <text:p>36.316</text:p>
              </table:table-cell>
              <table:table-cell office:value-type="float" office:value="1895.637">
                <text:p>1895.637</text:p>
              </table:table-cell>
              <table:table-cell office:value-type="float" office:value="102.81">
                <text:p>102.81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.422">
                <text:p>16.422</text:p>
              </table:table-cell>
              <table:table-cell office:value-type="float" office:value="9891.991">
                <text:p>9891.991</text:p>
              </table:table-cell>
              <table:table-cell office:value-type="float" office:value="313.856">
                <text:p>313.856</text:p>
              </table:table-cell>
              <table:table-cell office:value-type="float" office:value="-36.108">
                <text:p>-36.108</text:p>
              </table:table-cell>
              <table:table-cell office:value-type="float" office:value="330.242">
                <text:p>330.242</text:p>
              </table:table-cell>
              <table:table-cell office:value-type="float" office:value="36.143">
                <text:p>36.143</text:p>
              </table:table-cell>
              <table:table-cell office:value-type="float" office:value="1900.776">
                <text:p>1900.776</text:p>
              </table:table-cell>
              <table:table-cell office:value-type="float" office:value="102.736">
                <text:p>102.736</text:p>
              </table:table-cell>
              <table:table-cell office:value-type="float" office:value="1.581">
                <text:p>1.5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.472">
                <text:p>16.472</text:p>
              </table:table-cell>
              <table:table-cell office:value-type="float" office:value="9907.638">
                <text:p>9907.638</text:p>
              </table:table-cell>
              <table:table-cell office:value-type="float" office:value="312.054">
                <text:p>312.054</text:p>
              </table:table-cell>
              <table:table-cell office:value-type="float" office:value="-35.903">
                <text:p>-35.903</text:p>
              </table:table-cell>
              <table:table-cell office:value-type="float" office:value="328.504">
                <text:p>328.504</text:p>
              </table:table-cell>
              <table:table-cell office:value-type="float" office:value="35.958">
                <text:p>35.958</text:p>
              </table:table-cell>
              <table:table-cell office:value-type="float" office:value="1905.91">
                <text:p>1905.91</text:p>
              </table:table-cell>
              <table:table-cell office:value-type="float" office:value="102.652">
                <text:p>102.652</text:p>
              </table:table-cell>
              <table:table-cell office:value-type="float" office:value="1.991">
                <text:p>1.9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.522">
                <text:p>16.522</text:p>
              </table:table-cell>
              <table:table-cell office:value-type="float" office:value="9923.196">
                <text:p>9923.196</text:p>
              </table:table-cell>
              <table:table-cell office:value-type="float" office:value="310.266">
                <text:p>310.266</text:p>
              </table:table-cell>
              <table:table-cell office:value-type="float" office:value="-35.648">
                <text:p>-35.648</text:p>
              </table:table-cell>
              <table:table-cell office:value-type="float" office:value="326.77">
                <text:p>326.77</text:p>
              </table:table-cell>
              <table:table-cell office:value-type="float" office:value="35.74">
                <text:p>35.74</text:p>
              </table:table-cell>
              <table:table-cell office:value-type="float" office:value="1911.04">
                <text:p>1911.04</text:p>
              </table:table-cell>
              <table:table-cell office:value-type="float" office:value="102.535">
                <text:p>102.535</text:p>
              </table:table-cell>
              <table:table-cell office:value-type="float" office:value="2.556">
                <text:p>2.5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.572">
                <text:p>16.572</text:p>
              </table:table-cell>
              <table:table-cell office:value-type="float" office:value="9938.665">
                <text:p>9938.665</text:p>
              </table:table-cell>
              <table:table-cell office:value-type="float" office:value="308.488">
                <text:p>308.488</text:p>
              </table:table-cell>
              <table:table-cell office:value-type="float" office:value="-35.436">
                <text:p>-35.436</text:p>
              </table:table-cell>
              <table:table-cell office:value-type="float" office:value="325.039">
                <text:p>325.039</text:p>
              </table:table-cell>
              <table:table-cell office:value-type="float" office:value="35.564">
                <text:p>35.564</text:p>
              </table:table-cell>
              <table:table-cell office:value-type="float" office:value="1916.164">
                <text:p>1916.164</text:p>
              </table:table-cell>
              <table:table-cell office:value-type="float" office:value="102.398">
                <text:p>102.398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.622">
                <text:p>16.622</text:p>
              </table:table-cell>
              <table:table-cell office:value-type="float" office:value="9954.045">
                <text:p>9954.045</text:p>
              </table:table-cell>
              <table:table-cell office:value-type="float" office:value="306.722">
                <text:p>306.722</text:p>
              </table:table-cell>
              <table:table-cell office:value-type="float" office:value="-35.242">
                <text:p>-35.242</text:p>
              </table:table-cell>
              <table:table-cell office:value-type="float" office:value="323.311">
                <text:p>323.311</text:p>
              </table:table-cell>
              <table:table-cell office:value-type="float" office:value="35.408">
                <text:p>35.408</text:p>
              </table:table-cell>
              <table:table-cell office:value-type="float" office:value="1921.279">
                <text:p>1921.279</text:p>
              </table:table-cell>
              <table:table-cell office:value-type="float" office:value="102.234">
                <text:p>102.234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.672">
                <text:p>16.672</text:p>
              </table:table-cell>
              <table:table-cell office:value-type="float" office:value="9969.337">
                <text:p>9969.337</text:p>
              </table:table-cell>
              <table:table-cell office:value-type="float" office:value="304.962">
                <text:p>304.962</text:p>
              </table:table-cell>
              <table:table-cell office:value-type="float" office:value="-35.187">
                <text:p>-35.187</text:p>
              </table:table-cell>
              <table:table-cell office:value-type="float" office:value="321.587">
                <text:p>321.587</text:p>
              </table:table-cell>
              <table:table-cell office:value-type="float" office:value="35.355">
                <text:p>35.355</text:p>
              </table:table-cell>
              <table:table-cell office:value-type="float" office:value="1926.387">
                <text:p>1926.387</text:p>
              </table:table-cell>
              <table:table-cell office:value-type="float" office:value="102.06">
                <text:p>102.06</text:p>
              </table:table-cell>
              <table:table-cell office:value-type="float" office:value="3.439">
                <text:p>3.4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.722">
                <text:p>16.722</text:p>
              </table:table-cell>
              <table:table-cell office:value-type="float" office:value="9984.541">
                <text:p>9984.541</text:p>
              </table:table-cell>
              <table:table-cell office:value-type="float" office:value="303.203">
                <text:p>303.203</text:p>
              </table:table-cell>
              <table:table-cell office:value-type="float" office:value="-35.172">
                <text:p>-35.172</text:p>
              </table:table-cell>
              <table:table-cell office:value-type="float" office:value="319.865">
                <text:p>319.865</text:p>
              </table:table-cell>
              <table:table-cell office:value-type="float" office:value="35.331">
                <text:p>35.331</text:p>
              </table:table-cell>
              <table:table-cell office:value-type="float" office:value="1931.486">
                <text:p>1931.486</text:p>
              </table:table-cell>
              <table:table-cell office:value-type="float" office:value="101.892">
                <text:p>101.892</text:p>
              </table:table-cell>
              <table:table-cell office:value-type="float" office:value="3.339">
                <text:p>3.3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.772">
                <text:p>16.772</text:p>
              </table:table-cell>
              <table:table-cell office:value-type="float" office:value="9999.658">
                <text:p>9999.658</text:p>
              </table:table-cell>
              <table:table-cell office:value-type="float" office:value="301.444">
                <text:p>301.444</text:p>
              </table:table-cell>
              <table:table-cell office:value-type="float" office:value="-35.232">
                <text:p>-35.232</text:p>
              </table:table-cell>
              <table:table-cell office:value-type="float" office:value="318.147">
                <text:p>318.147</text:p>
              </table:table-cell>
              <table:table-cell office:value-type="float" office:value="35.362">
                <text:p>35.362</text:p>
              </table:table-cell>
              <table:table-cell office:value-type="float" office:value="1936.576">
                <text:p>1936.576</text:p>
              </table:table-cell>
              <table:table-cell office:value-type="float" office:value="101.728">
                <text:p>101.728</text:p>
              </table:table-cell>
              <table:table-cell office:value-type="float" office:value="3.033">
                <text:p>3.0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.822">
                <text:p>16.822</text:p>
              </table:table-cell>
              <table:table-cell office:value-type="float" office:value="10010">
                <text:p>10010</text:p>
              </table:table-cell>
              <table:table-cell office:value-type="float" office:value="299.679">
                <text:p>299.679</text:p>
              </table:table-cell>
              <table:table-cell office:value-type="float" office:value="-35.273">
                <text:p>-35.273</text:p>
              </table:table-cell>
              <table:table-cell office:value-type="float" office:value="316.43">
                <text:p>316.43</text:p>
              </table:table-cell>
              <table:table-cell office:value-type="float" office:value="35.383">
                <text:p>35.383</text:p>
              </table:table-cell>
              <table:table-cell office:value-type="float" office:value="1941.659">
                <text:p>1941.659</text:p>
              </table:table-cell>
              <table:table-cell office:value-type="float" office:value="101.589">
                <text:p>101.589</text:p>
              </table:table-cell>
              <table:table-cell office:value-type="float" office:value="2.792">
                <text:p>2.7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.872">
                <text:p>16.872</text:p>
              </table:table-cell>
              <table:table-cell office:value-type="float" office:value="10030">
                <text:p>10030</text:p>
              </table:table-cell>
              <table:table-cell office:value-type="float" office:value="297.918">
                <text:p>297.918</text:p>
              </table:table-cell>
              <table:table-cell office:value-type="float" office:value="-35.248">
                <text:p>-35.248</text:p>
              </table:table-cell>
              <table:table-cell office:value-type="float" office:value="314.716">
                <text:p>314.716</text:p>
              </table:table-cell>
              <table:table-cell office:value-type="float" office:value="35.355">
                <text:p>35.355</text:p>
              </table:table-cell>
              <table:table-cell office:value-type="float" office:value="1946.735">
                <text:p>1946.735</text:p>
              </table:table-cell>
              <table:table-cell office:value-type="float" office:value="101.447">
                <text:p>101.447</text:p>
              </table:table-cell>
              <table:table-cell office:value-type="float" office:value="2.744">
                <text:p>2.7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.922">
                <text:p>16.922</text:p>
              </table:table-cell>
              <table:table-cell office:value-type="float" office:value="10040">
                <text:p>10040</text:p>
              </table:table-cell>
              <table:table-cell office:value-type="float" office:value="296.152">
                <text:p>296.152</text:p>
              </table:table-cell>
              <table:table-cell office:value-type="float" office:value="-35.404">
                <text:p>-35.404</text:p>
              </table:table-cell>
              <table:table-cell office:value-type="float" office:value="313.005">
                <text:p>313.005</text:p>
              </table:table-cell>
              <table:table-cell office:value-type="float" office:value="35.473">
                <text:p>35.473</text:p>
              </table:table-cell>
              <table:table-cell office:value-type="float" office:value="1951.804">
                <text:p>1951.804</text:p>
              </table:table-cell>
              <table:table-cell office:value-type="float" office:value="101.32">
                <text:p>101.32</text:p>
              </table:table-cell>
              <table:table-cell office:value-type="float" office:value="2.213">
                <text:p>2.2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.972">
                <text:p>16.972</text:p>
              </table:table-cell>
              <table:table-cell office:value-type="float" office:value="10060">
                <text:p>10060</text:p>
              </table:table-cell>
              <table:table-cell office:value-type="float" office:value="294.377">
                <text:p>294.377</text:p>
              </table:table-cell>
              <table:table-cell office:value-type="float" office:value="-35.601">
                <text:p>-35.601</text:p>
              </table:table-cell>
              <table:table-cell office:value-type="float" office:value="311.295">
                <text:p>311.295</text:p>
              </table:table-cell>
              <table:table-cell office:value-type="float" office:value="35.637">
                <text:p>35.637</text:p>
              </table:table-cell>
              <table:table-cell office:value-type="float" office:value="1956.867">
                <text:p>1956.867</text:p>
              </table:table-cell>
              <table:table-cell office:value-type="float" office:value="101.227">
                <text:p>101.22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.022">
                <text:p>17.022</text:p>
              </table:table-cell>
              <table:table-cell office:value-type="float" office:value="10070">
                <text:p>10070</text:p>
              </table:table-cell>
              <table:table-cell office:value-type="float" office:value="292.593">
                <text:p>292.593</text:p>
              </table:table-cell>
              <table:table-cell office:value-type="float" office:value="-35.749">
                <text:p>-35.749</text:p>
              </table:table-cell>
              <table:table-cell office:value-type="float" office:value="309.586">
                <text:p>309.586</text:p>
              </table:table-cell>
              <table:table-cell office:value-type="float" office:value="35.767">
                <text:p>35.767</text:p>
              </table:table-cell>
              <table:table-cell office:value-type="float" office:value="1961.927">
                <text:p>1961.927</text:p>
              </table:table-cell>
              <table:table-cell office:value-type="float" office:value="101.159">
                <text:p>101.159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.072">
                <text:p>17.072</text:p>
              </table:table-cell>
              <table:table-cell office:value-type="float" office:value="10090">
                <text:p>10090</text:p>
              </table:table-cell>
              <table:table-cell office:value-type="float" office:value="290.802">
                <text:p>290.802</text:p>
              </table:table-cell>
              <table:table-cell office:value-type="float" office:value="-35.891">
                <text:p>-35.891</text:p>
              </table:table-cell>
              <table:table-cell office:value-type="float" office:value="307.879">
                <text:p>307.879</text:p>
              </table:table-cell>
              <table:table-cell office:value-type="float" office:value="35.899">
                <text:p>35.899</text:p>
              </table:table-cell>
              <table:table-cell office:value-type="float" office:value="1966.984">
                <text:p>1966.984</text:p>
              </table:table-cell>
              <table:table-cell office:value-type="float" office:value="101.112">
                <text:p>101.112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.122">
                <text:p>17.122</text:p>
              </table:table-cell>
              <table:table-cell office:value-type="float" office:value="10100">
                <text:p>10100</text:p>
              </table:table-cell>
              <table:table-cell office:value-type="float" office:value="289.003">
                <text:p>289.003</text:p>
              </table:table-cell>
              <table:table-cell office:value-type="float" office:value="-36.125">
                <text:p>-36.125</text:p>
              </table:table-cell>
              <table:table-cell office:value-type="float" office:value="306.172">
                <text:p>306.172</text:p>
              </table:table-cell>
              <table:table-cell office:value-type="float" office:value="36.125">
                <text:p>36.125</text:p>
              </table:table-cell>
              <table:table-cell office:value-type="float" office:value="1972.038">
                <text:p>1972.038</text:p>
              </table:table-cell>
              <table:table-cell office:value-type="float" office:value="101.089">
                <text:p>101.089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.172">
                <text:p>17.172</text:p>
              </table:table-cell>
              <table:table-cell office:value-type="float" office:value="10120">
                <text:p>10120</text:p>
              </table:table-cell>
              <table:table-cell office:value-type="float" office:value="287.189">
                <text:p>287.189</text:p>
              </table:table-cell>
              <table:table-cell office:value-type="float" office:value="-36.365">
                <text:p>-36.365</text:p>
              </table:table-cell>
              <table:table-cell office:value-type="float" office:value="304.466">
                <text:p>304.466</text:p>
              </table:table-cell>
              <table:table-cell office:value-type="float" office:value="36.369">
                <text:p>36.369</text:p>
              </table:table-cell>
              <table:table-cell office:value-type="float" office:value="1977.093">
                <text:p>1977.093</text:p>
              </table:table-cell>
              <table:table-cell office:value-type="float" office:value="101.104">
                <text:p>101.104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.222">
                <text:p>17.222</text:p>
              </table:table-cell>
              <table:table-cell office:value-type="float" office:value="10130">
                <text:p>10130</text:p>
              </table:table-cell>
              <table:table-cell office:value-type="float" office:value="285.368">
                <text:p>285.368</text:p>
              </table:table-cell>
              <table:table-cell office:value-type="float" office:value="-36.465">
                <text:p>-36.465</text:p>
              </table:table-cell>
              <table:table-cell office:value-type="float" office:value="302.761">
                <text:p>302.761</text:p>
              </table:table-cell>
              <table:table-cell office:value-type="float" office:value="36.475">
                <text:p>36.475</text:p>
              </table:table-cell>
              <table:table-cell office:value-type="float" office:value="1982.149">
                <text:p>1982.149</text:p>
              </table:table-cell>
              <table:table-cell office:value-type="float" office:value="101.139">
                <text:p>101.139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.272">
                <text:p>17.272</text:p>
              </table:table-cell>
              <table:table-cell office:value-type="float" office:value="10150">
                <text:p>10150</text:p>
              </table:table-cell>
              <table:table-cell office:value-type="float" office:value="283.544">
                <text:p>283.544</text:p>
              </table:table-cell>
              <table:table-cell office:value-type="float" office:value="-36.453">
                <text:p>-36.453</text:p>
              </table:table-cell>
              <table:table-cell office:value-type="float" office:value="301.058">
                <text:p>301.058</text:p>
              </table:table-cell>
              <table:table-cell office:value-type="float" office:value="36.465">
                <text:p>36.465</text:p>
              </table:table-cell>
              <table:table-cell office:value-type="float" office:value="1987.207">
                <text:p>1987.207</text:p>
              </table:table-cell>
              <table:table-cell office:value-type="float" office:value="101.186">
                <text:p>101.186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.322">
                <text:p>17.322</text:p>
              </table:table-cell>
              <table:table-cell office:value-type="float" office:value="10160">
                <text:p>10160</text:p>
              </table:table-cell>
              <table:table-cell office:value-type="float" office:value="281.724">
                <text:p>281.724</text:p>
              </table:table-cell>
              <table:table-cell office:value-type="float" office:value="-36.334">
                <text:p>-36.334</text:p>
              </table:table-cell>
              <table:table-cell office:value-type="float" office:value="299.358">
                <text:p>299.358</text:p>
              </table:table-cell>
              <table:table-cell office:value-type="float" office:value="36.342">
                <text:p>36.342</text:p>
              </table:table-cell>
              <table:table-cell office:value-type="float" office:value="1992.268">
                <text:p>1992.268</text:p>
              </table:table-cell>
              <table:table-cell office:value-type="float" office:value="101.227">
                <text:p>101.227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.372">
                <text:p>17.372</text:p>
              </table:table-cell>
              <table:table-cell office:value-type="float" office:value="10170">
                <text:p>10170</text:p>
              </table:table-cell>
              <table:table-cell office:value-type="float" office:value="279.911">
                <text:p>279.911</text:p>
              </table:table-cell>
              <table:table-cell office:value-type="float" office:value="-36.17">
                <text:p>-36.17</text:p>
              </table:table-cell>
              <table:table-cell office:value-type="float" office:value="297.664">
                <text:p>297.664</text:p>
              </table:table-cell>
              <table:table-cell office:value-type="float" office:value="36.174">
                <text:p>36.174</text:p>
              </table:table-cell>
              <table:table-cell office:value-type="float" office:value="1997.33">
                <text:p>1997.33</text:p>
              </table:table-cell>
              <table:table-cell office:value-type="float" office:value="101.26">
                <text:p>101.26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.422">
                <text:p>17.422</text:p>
              </table:table-cell>
              <table:table-cell office:value-type="float" office:value="10190">
                <text:p>10190</text:p>
              </table:table-cell>
              <table:table-cell office:value-type="float" office:value="278.108">
                <text:p>278.108</text:p>
              </table:table-cell>
              <table:table-cell office:value-type="float" office:value="-35.973">
                <text:p>-35.973</text:p>
              </table:table-cell>
              <table:table-cell office:value-type="float" office:value="295.975">
                <text:p>295.975</text:p>
              </table:table-cell>
              <table:table-cell office:value-type="float" office:value="35.974">
                <text:p>35.974</text:p>
              </table:table-cell>
              <table:table-cell office:value-type="float" office:value="2002.393">
                <text:p>2002.393</text:p>
              </table:table-cell>
              <table:table-cell office:value-type="float" office:value="101.276">
                <text:p>101.276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.472">
                <text:p>17.472</text:p>
              </table:table-cell>
              <table:table-cell office:value-type="float" office:value="10200">
                <text:p>10200</text:p>
              </table:table-cell>
              <table:table-cell office:value-type="float" office:value="276.314">
                <text:p>276.314</text:p>
              </table:table-cell>
              <table:table-cell office:value-type="float" office:value="-35.752">
                <text:p>-35.752</text:p>
              </table:table-cell>
              <table:table-cell office:value-type="float" office:value="294.291">
                <text:p>294.291</text:p>
              </table:table-cell>
              <table:table-cell office:value-type="float" office:value="35.753">
                <text:p>35.753</text:p>
              </table:table-cell>
              <table:table-cell office:value-type="float" office:value="2007.457">
                <text:p>2007.457</text:p>
              </table:table-cell>
              <table:table-cell office:value-type="float" office:value="101.278">
                <text:p>101.278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.522">
                <text:p>17.522</text:p>
              </table:table-cell>
              <table:table-cell office:value-type="float" office:value="10220">
                <text:p>10220</text:p>
              </table:table-cell>
              <table:table-cell office:value-type="float" office:value="274.534">
                <text:p>274.534</text:p>
              </table:table-cell>
              <table:table-cell office:value-type="float" office:value="-35.434">
                <text:p>-35.434</text:p>
              </table:table-cell>
              <table:table-cell office:value-type="float" office:value="292.612">
                <text:p>292.612</text:p>
              </table:table-cell>
              <table:table-cell office:value-type="float" office:value="35.443">
                <text:p>35.443</text:p>
              </table:table-cell>
              <table:table-cell office:value-type="float" office:value="2012.521">
                <text:p>2012.521</text:p>
              </table:table-cell>
              <table:table-cell office:value-type="float" office:value="101.257">
                <text:p>101.257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.572">
                <text:p>17.572</text:p>
              </table:table-cell>
              <table:table-cell office:value-type="float" office:value="10230">
                <text:p>10230</text:p>
              </table:table-cell>
              <table:table-cell office:value-type="float" office:value="272.771">
                <text:p>272.771</text:p>
              </table:table-cell>
              <table:table-cell office:value-type="float" office:value="-35.092">
                <text:p>-35.092</text:p>
              </table:table-cell>
              <table:table-cell office:value-type="float" office:value="290.939">
                <text:p>290.939</text:p>
              </table:table-cell>
              <table:table-cell office:value-type="float" office:value="35.122">
                <text:p>35.122</text:p>
              </table:table-cell>
              <table:table-cell office:value-type="float" office:value="2017.582">
                <text:p>2017.582</text:p>
              </table:table-cell>
              <table:table-cell office:value-type="float" office:value="101.2">
                <text:p>101.2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.622">
                <text:p>17.622</text:p>
              </table:table-cell>
              <table:table-cell office:value-type="float" office:value="10240">
                <text:p>10240</text:p>
              </table:table-cell>
              <table:table-cell office:value-type="float" office:value="271.024">
                <text:p>271.024</text:p>
              </table:table-cell>
              <table:table-cell office:value-type="float" office:value="-34.787">
                <text:p>-34.787</text:p>
              </table:table-cell>
              <table:table-cell office:value-type="float" office:value="289.271">
                <text:p>289.271</text:p>
              </table:table-cell>
              <table:table-cell office:value-type="float" office:value="34.85">
                <text:p>34.85</text:p>
              </table:table-cell>
              <table:table-cell office:value-type="float" office:value="2022.64">
                <text:p>2022.64</text:p>
              </table:table-cell>
              <table:table-cell office:value-type="float" office:value="101.111">
                <text:p>101.111</text:p>
              </table:table-cell>
              <table:table-cell office:value-type="float" office:value="2.089">
                <text:p>2.0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.672">
                <text:p>17.672</text:p>
              </table:table-cell>
              <table:table-cell office:value-type="float" office:value="10260">
                <text:p>10260</text:p>
              </table:table-cell>
              <table:table-cell office:value-type="float" office:value="269.293">
                <text:p>269.293</text:p>
              </table:table-cell>
              <table:table-cell office:value-type="float" office:value="-34.435">
                <text:p>-34.435</text:p>
              </table:table-cell>
              <table:table-cell office:value-type="float" office:value="287.607">
                <text:p>287.607</text:p>
              </table:table-cell>
              <table:table-cell office:value-type="float" office:value="34.554">
                <text:p>34.554</text:p>
              </table:table-cell>
              <table:table-cell office:value-type="float" office:value="2027.693">
                <text:p>2027.693</text:p>
              </table:table-cell>
              <table:table-cell office:value-type="float" office:value="100.99">
                <text:p>100.99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.722">
                <text:p>17.722</text:p>
              </table:table-cell>
              <table:table-cell office:value-type="float" office:value="10270">
                <text:p>10270</text:p>
              </table:table-cell>
              <table:table-cell office:value-type="float" office:value="267.58">
                <text:p>267.58</text:p>
              </table:table-cell>
              <table:table-cell office:value-type="float" office:value="-34.21">
                <text:p>-34.21</text:p>
              </table:table-cell>
              <table:table-cell office:value-type="float" office:value="285.946">
                <text:p>285.946</text:p>
              </table:table-cell>
              <table:table-cell office:value-type="float" office:value="34.373">
                <text:p>34.373</text:p>
              </table:table-cell>
              <table:table-cell office:value-type="float" office:value="2032.738">
                <text:p>2032.738</text:p>
              </table:table-cell>
              <table:table-cell office:value-type="float" office:value="100.826">
                <text:p>100.82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.772">
                <text:p>17.772</text:p>
              </table:table-cell>
              <table:table-cell office:value-type="float" office:value="10280">
                <text:p>10280</text:p>
              </table:table-cell>
              <table:table-cell office:value-type="float" office:value="265.869">
                <text:p>265.869</text:p>
              </table:table-cell>
              <table:table-cell office:value-type="float" office:value="-34.14">
                <text:p>-34.14</text:p>
              </table:table-cell>
              <table:table-cell office:value-type="float" office:value="284.287">
                <text:p>284.287</text:p>
              </table:table-cell>
              <table:table-cell office:value-type="float" office:value="34.31">
                <text:p>34.31</text:p>
              </table:table-cell>
              <table:table-cell office:value-type="float" office:value="2037.776">
                <text:p>2037.776</text:p>
              </table:table-cell>
              <table:table-cell office:value-type="float" office:value="100.662">
                <text:p>100.662</text:p>
              </table:table-cell>
              <table:table-cell office:value-type="float" office:value="3.406">
                <text:p>3.4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.822">
                <text:p>17.822</text:p>
              </table:table-cell>
              <table:table-cell office:value-type="float" office:value="10300">
                <text:p>10300</text:p>
              </table:table-cell>
              <table:table-cell office:value-type="float" office:value="264.167">
                <text:p>264.167</text:p>
              </table:table-cell>
              <table:table-cell office:value-type="float" office:value="-33.996">
                <text:p>-33.996</text:p>
              </table:table-cell>
              <table:table-cell office:value-type="float" office:value="282.632">
                <text:p>282.632</text:p>
              </table:table-cell>
              <table:table-cell office:value-type="float" office:value="34.194">
                <text:p>34.194</text:p>
              </table:table-cell>
              <table:table-cell office:value-type="float" office:value="2042.804">
                <text:p>2042.804</text:p>
              </table:table-cell>
              <table:table-cell office:value-type="float" office:value="100.483">
                <text:p>100.483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.872">
                <text:p>17.872</text:p>
              </table:table-cell>
              <table:table-cell office:value-type="float" office:value="10310">
                <text:p>10310</text:p>
              </table:table-cell>
              <table:table-cell office:value-type="float" office:value="262.468">
                <text:p>262.468</text:p>
              </table:table-cell>
              <table:table-cell office:value-type="float" office:value="-34.028">
                <text:p>-34.028</text:p>
              </table:table-cell>
              <table:table-cell office:value-type="float" office:value="280.979">
                <text:p>280.979</text:p>
              </table:table-cell>
              <table:table-cell office:value-type="float" office:value="34.205">
                <text:p>34.205</text:p>
              </table:table-cell>
              <table:table-cell office:value-type="float" office:value="2047.824">
                <text:p>2047.824</text:p>
              </table:table-cell>
              <table:table-cell office:value-type="float" office:value="100.299">
                <text:p>100.299</text:p>
              </table:table-cell>
              <table:table-cell office:value-type="float" office:value="3.473">
                <text:p>3.4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.922">
                <text:p>17.922</text:p>
              </table:table-cell>
              <table:table-cell office:value-type="float" office:value="10320">
                <text:p>10320</text:p>
              </table:table-cell>
              <table:table-cell office:value-type="float" office:value="260.763">
                <text:p>260.763</text:p>
              </table:table-cell>
              <table:table-cell office:value-type="float" office:value="-34.085">
                <text:p>-34.085</text:p>
              </table:table-cell>
              <table:table-cell office:value-type="float" office:value="279.33">
                <text:p>279.33</text:p>
              </table:table-cell>
              <table:table-cell office:value-type="float" office:value="34.235">
                <text:p>34.235</text:p>
              </table:table-cell>
              <table:table-cell office:value-type="float" office:value="2052.835">
                <text:p>2052.835</text:p>
              </table:table-cell>
              <table:table-cell office:value-type="float" office:value="100.138">
                <text:p>100.138</text:p>
              </table:table-cell>
              <table:table-cell office:value-type="float" office:value="3.208">
                <text:p>3.2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.972">
                <text:p>17.972</text:p>
              </table:table-cell>
              <table:table-cell office:value-type="float" office:value="10340">
                <text:p>10340</text:p>
              </table:table-cell>
              <table:table-cell office:value-type="float" office:value="259.061">
                <text:p>259.061</text:p>
              </table:table-cell>
              <table:table-cell office:value-type="float" office:value="-34.037">
                <text:p>-34.037</text:p>
              </table:table-cell>
              <table:table-cell office:value-type="float" office:value="277.682">
                <text:p>277.682</text:p>
              </table:table-cell>
              <table:table-cell office:value-type="float" office:value="34.189">
                <text:p>34.189</text:p>
              </table:table-cell>
              <table:table-cell office:value-type="float" office:value="2057.837">
                <text:p>2057.837</text:p>
              </table:table-cell>
              <table:table-cell office:value-type="float" office:value="99.976">
                <text:p>99.976</text:p>
              </table:table-cell>
              <table:table-cell office:value-type="float" office:value="3.224">
                <text:p>3.2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.022">
                <text:p>18.022</text:p>
              </table:table-cell>
              <table:table-cell office:value-type="float" office:value="10350">
                <text:p>10350</text:p>
              </table:table-cell>
              <table:table-cell office:value-type="float" office:value="257.358">
                <text:p>257.358</text:p>
              </table:table-cell>
              <table:table-cell office:value-type="float" office:value="-34.058">
                <text:p>-34.058</text:p>
              </table:table-cell>
              <table:table-cell office:value-type="float" office:value="276.038">
                <text:p>276.038</text:p>
              </table:table-cell>
              <table:table-cell office:value-type="float" office:value="34.195">
                <text:p>34.195</text:p>
              </table:table-cell>
              <table:table-cell office:value-type="float" office:value="2062.832">
                <text:p>2062.832</text:p>
              </table:table-cell>
              <table:table-cell office:value-type="float" office:value="99.818">
                <text:p>99.818</text:p>
              </table:table-cell>
              <table:table-cell office:value-type="float" office:value="3.064">
                <text:p>3.0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.072">
                <text:p>18.072</text:p>
              </table:table-cell>
              <table:table-cell office:value-type="float" office:value="10360">
                <text:p>10360</text:p>
              </table:table-cell>
              <table:table-cell office:value-type="float" office:value="255.654">
                <text:p>255.654</text:p>
              </table:table-cell>
              <table:table-cell office:value-type="float" office:value="-34.105">
                <text:p>-34.105</text:p>
              </table:table-cell>
              <table:table-cell office:value-type="float" office:value="274.396">
                <text:p>274.396</text:p>
              </table:table-cell>
              <table:table-cell office:value-type="float" office:value="34.223">
                <text:p>34.223</text:p>
              </table:table-cell>
              <table:table-cell office:value-type="float" office:value="2067.819">
                <text:p>2067.819</text:p>
              </table:table-cell>
              <table:table-cell office:value-type="float" office:value="99.67">
                <text:p>99.67</text:p>
              </table:table-cell>
              <table:table-cell office:value-type="float" office:value="2.844">
                <text:p>2.8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.122">
                <text:p>18.122</text:p>
              </table:table-cell>
              <table:table-cell office:value-type="float" office:value="10370">
                <text:p>10370</text:p>
              </table:table-cell>
              <table:table-cell office:value-type="float" office:value="253.948">
                <text:p>253.948</text:p>
              </table:table-cell>
              <table:table-cell office:value-type="float" office:value="-34.162">
                <text:p>-34.162</text:p>
              </table:table-cell>
              <table:table-cell office:value-type="float" office:value="272.757">
                <text:p>272.757</text:p>
              </table:table-cell>
              <table:table-cell office:value-type="float" office:value="34.261">
                <text:p>34.261</text:p>
              </table:table-cell>
              <table:table-cell office:value-type="float" office:value="2072.799">
                <text:p>2072.799</text:p>
              </table:table-cell>
              <table:table-cell office:value-type="float" office:value="99.534">
                <text:p>99.534</text:p>
              </table:table-cell>
              <table:table-cell office:value-type="float" office:value="2.611">
                <text:p>2.6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.172">
                <text:p>18.172</text:p>
              </table:table-cell>
              <table:table-cell office:value-type="float" office:value="10390">
                <text:p>10390</text:p>
              </table:table-cell>
              <table:table-cell office:value-type="float" office:value="252.237">
                <text:p>252.237</text:p>
              </table:table-cell>
              <table:table-cell office:value-type="float" office:value="-34.265">
                <text:p>-34.265</text:p>
              </table:table-cell>
              <table:table-cell office:value-type="float" office:value="271.12">
                <text:p>271.12</text:p>
              </table:table-cell>
              <table:table-cell office:value-type="float" office:value="34.34">
                <text:p>34.34</text:p>
              </table:table-cell>
              <table:table-cell office:value-type="float" office:value="2077.773">
                <text:p>2077.773</text:p>
              </table:table-cell>
              <table:table-cell office:value-type="float" office:value="99.411">
                <text:p>99.411</text:p>
              </table:table-cell>
              <table:table-cell office:value-type="float" office:value="2.277">
                <text:p>2.2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.222">
                <text:p>18.222</text:p>
              </table:table-cell>
              <table:table-cell office:value-type="float" office:value="10400">
                <text:p>10400</text:p>
              </table:table-cell>
              <table:table-cell office:value-type="float" office:value="250.52">
                <text:p>250.52</text:p>
              </table:table-cell>
              <table:table-cell office:value-type="float" office:value="-34.469">
                <text:p>-34.469</text:p>
              </table:table-cell>
              <table:table-cell office:value-type="float" office:value="269.486">
                <text:p>269.486</text:p>
              </table:table-cell>
              <table:table-cell office:value-type="float" office:value="34.512">
                <text:p>34.512</text:p>
              </table:table-cell>
              <table:table-cell office:value-type="float" office:value="2082.741">
                <text:p>2082.741</text:p>
              </table:table-cell>
              <table:table-cell office:value-type="float" office:value="99.308">
                <text:p>99.308</text:p>
              </table:table-cell>
              <table:table-cell office:value-type="float" office:value="1.724">
                <text:p>1.7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.272">
                <text:p>18.272</text:p>
              </table:table-cell>
              <table:table-cell office:value-type="float" office:value="10410">
                <text:p>10410</text:p>
              </table:table-cell>
              <table:table-cell office:value-type="float" office:value="248.79">
                <text:p>248.79</text:p>
              </table:table-cell>
              <table:table-cell office:value-type="float" office:value="-34.733">
                <text:p>-34.733</text:p>
              </table:table-cell>
              <table:table-cell office:value-type="float" office:value="267.852">
                <text:p>267.852</text:p>
              </table:table-cell>
              <table:table-cell office:value-type="float" office:value="34.749">
                <text:p>34.749</text:p>
              </table:table-cell>
              <table:table-cell office:value-type="float" office:value="2087.704">
                <text:p>2087.704</text:p>
              </table:table-cell>
              <table:table-cell office:value-type="float" office:value="99.239">
                <text:p>99.239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.322">
                <text:p>18.322</text:p>
              </table:table-cell>
              <table:table-cell office:value-type="float" office:value="10420">
                <text:p>10420</text:p>
              </table:table-cell>
              <table:table-cell office:value-type="float" office:value="247.047">
                <text:p>247.047</text:p>
              </table:table-cell>
              <table:table-cell office:value-type="float" office:value="-34.943">
                <text:p>-34.943</text:p>
              </table:table-cell>
              <table:table-cell office:value-type="float" office:value="266.22">
                <text:p>266.22</text:p>
              </table:table-cell>
              <table:table-cell office:value-type="float" office:value="34.948">
                <text:p>34.948</text:p>
              </table:table-cell>
              <table:table-cell office:value-type="float" office:value="2092.665">
                <text:p>2092.665</text:p>
              </table:table-cell>
              <table:table-cell office:value-type="float" office:value="99.201">
                <text:p>99.20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.372">
                <text:p>18.372</text:p>
              </table:table-cell>
              <table:table-cell office:value-type="float" office:value="10440">
                <text:p>10440</text:p>
              </table:table-cell>
              <table:table-cell office:value-type="float" office:value="245.297">
                <text:p>245.297</text:p>
              </table:table-cell>
              <table:table-cell office:value-type="float" office:value="-35.044">
                <text:p>-35.044</text:p>
              </table:table-cell>
              <table:table-cell office:value-type="float" office:value="264.589">
                <text:p>264.589</text:p>
              </table:table-cell>
              <table:table-cell office:value-type="float" office:value="35.045">
                <text:p>35.045</text:p>
              </table:table-cell>
              <table:table-cell office:value-type="float" office:value="2097.625">
                <text:p>2097.625</text:p>
              </table:table-cell>
              <table:table-cell office:value-type="float" office:value="99.18">
                <text:p>99.18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.422">
                <text:p>18.422</text:p>
              </table:table-cell>
              <table:table-cell office:value-type="float" office:value="10450">
                <text:p>10450</text:p>
              </table:table-cell>
              <table:table-cell office:value-type="float" office:value="243.543">
                <text:p>243.543</text:p>
              </table:table-cell>
              <table:table-cell office:value-type="float" office:value="-35.191">
                <text:p>-35.191</text:p>
              </table:table-cell>
              <table:table-cell office:value-type="float" office:value="262.959">
                <text:p>262.959</text:p>
              </table:table-cell>
              <table:table-cell office:value-type="float" office:value="35.191">
                <text:p>35.191</text:p>
              </table:table-cell>
              <table:table-cell office:value-type="float" office:value="2102.583">
                <text:p>2102.583</text:p>
              </table:table-cell>
              <table:table-cell office:value-type="float" office:value="99.169">
                <text:p>99.16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.472">
                <text:p>18.472</text:p>
              </table:table-cell>
              <table:table-cell office:value-type="float" office:value="10460">
                <text:p>10460</text:p>
              </table:table-cell>
              <table:table-cell office:value-type="float" office:value="241.777">
                <text:p>241.777</text:p>
              </table:table-cell>
              <table:table-cell office:value-type="float" office:value="-35.371">
                <text:p>-35.371</text:p>
              </table:table-cell>
              <table:table-cell office:value-type="float" office:value="261.33">
                <text:p>261.33</text:p>
              </table:table-cell>
              <table:table-cell office:value-type="float" office:value="35.373">
                <text:p>35.373</text:p>
              </table:table-cell>
              <table:table-cell office:value-type="float" office:value="2107.542">
                <text:p>2107.542</text:p>
              </table:table-cell>
              <table:table-cell office:value-type="float" office:value="99.183">
                <text:p>99.183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.522">
                <text:p>18.522</text:p>
              </table:table-cell>
              <table:table-cell office:value-type="float" office:value="10470">
                <text:p>10470</text:p>
              </table:table-cell>
              <table:table-cell office:value-type="float" office:value="240.008">
                <text:p>240.008</text:p>
              </table:table-cell>
              <table:table-cell office:value-type="float" office:value="-35.356">
                <text:p>-35.356</text:p>
              </table:table-cell>
              <table:table-cell office:value-type="float" office:value="259.703">
                <text:p>259.703</text:p>
              </table:table-cell>
              <table:table-cell office:value-type="float" office:value="35.358">
                <text:p>35.358</text:p>
              </table:table-cell>
              <table:table-cell office:value-type="float" office:value="2112.502">
                <text:p>2112.502</text:p>
              </table:table-cell>
              <table:table-cell office:value-type="float" office:value="99.206">
                <text:p>99.206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.572">
                <text:p>18.572</text:p>
              </table:table-cell>
              <table:table-cell office:value-type="float" office:value="10480">
                <text:p>10480</text:p>
              </table:table-cell>
              <table:table-cell office:value-type="float" office:value="238.242">
                <text:p>238.242</text:p>
              </table:table-cell>
              <table:table-cell office:value-type="float" office:value="-35.288">
                <text:p>-35.288</text:p>
              </table:table-cell>
              <table:table-cell office:value-type="float" office:value="258.079">
                <text:p>258.079</text:p>
              </table:table-cell>
              <table:table-cell office:value-type="float" office:value="35.29">
                <text:p>35.29</text:p>
              </table:table-cell>
              <table:table-cell office:value-type="float" office:value="2117.463">
                <text:p>2117.463</text:p>
              </table:table-cell>
              <table:table-cell office:value-type="float" office:value="99.224">
                <text:p>99.224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.622">
                <text:p>18.622</text:p>
              </table:table-cell>
              <table:table-cell office:value-type="float" office:value="10500">
                <text:p>10500</text:p>
              </table:table-cell>
              <table:table-cell office:value-type="float" office:value="236.48">
                <text:p>236.48</text:p>
              </table:table-cell>
              <table:table-cell office:value-type="float" office:value="-35.159">
                <text:p>-35.159</text:p>
              </table:table-cell>
              <table:table-cell office:value-type="float" office:value="256.458">
                <text:p>256.458</text:p>
              </table:table-cell>
              <table:table-cell office:value-type="float" office:value="35.16">
                <text:p>35.16</text:p>
              </table:table-cell>
              <table:table-cell office:value-type="float" office:value="2122.424">
                <text:p>2122.424</text:p>
              </table:table-cell>
              <table:table-cell office:value-type="float" office:value="99.239">
                <text:p>99.23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.672">
                <text:p>18.672</text:p>
              </table:table-cell>
              <table:table-cell office:value-type="float" office:value="10510">
                <text:p>10510</text:p>
              </table:table-cell>
              <table:table-cell office:value-type="float" office:value="234.728">
                <text:p>234.728</text:p>
              </table:table-cell>
              <table:table-cell office:value-type="float" office:value="-34.941">
                <text:p>-34.941</text:p>
              </table:table-cell>
              <table:table-cell office:value-type="float" office:value="254.843">
                <text:p>254.843</text:p>
              </table:table-cell>
              <table:table-cell office:value-type="float" office:value="34.942">
                <text:p>34.942</text:p>
              </table:table-cell>
              <table:table-cell office:value-type="float" office:value="2127.386">
                <text:p>2127.386</text:p>
              </table:table-cell>
              <table:table-cell office:value-type="float" office:value="99.236">
                <text:p>99.236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.722">
                <text:p>18.722</text:p>
              </table:table-cell>
              <table:table-cell office:value-type="float" office:value="10520">
                <text:p>10520</text:p>
              </table:table-cell>
              <table:table-cell office:value-type="float" office:value="232.985">
                <text:p>232.985</text:p>
              </table:table-cell>
              <table:table-cell office:value-type="float" office:value="-34.833">
                <text:p>-34.833</text:p>
              </table:table-cell>
              <table:table-cell office:value-type="float" office:value="253.232">
                <text:p>253.232</text:p>
              </table:table-cell>
              <table:table-cell office:value-type="float" office:value="34.835">
                <text:p>34.835</text:p>
              </table:table-cell>
              <table:table-cell office:value-type="float" office:value="2132.348">
                <text:p>2132.348</text:p>
              </table:table-cell>
              <table:table-cell office:value-type="float" office:value="99.219">
                <text:p>99.219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.772">
                <text:p>18.772</text:p>
              </table:table-cell>
              <table:table-cell office:value-type="float" office:value="10530">
                <text:p>10530</text:p>
              </table:table-cell>
              <table:table-cell office:value-type="float" office:value="231.244">
                <text:p>231.244</text:p>
              </table:table-cell>
              <table:table-cell office:value-type="float" office:value="-34.761">
                <text:p>-34.761</text:p>
              </table:table-cell>
              <table:table-cell office:value-type="float" office:value="251.624">
                <text:p>251.624</text:p>
              </table:table-cell>
              <table:table-cell office:value-type="float" office:value="34.763">
                <text:p>34.763</text:p>
              </table:table-cell>
              <table:table-cell office:value-type="float" office:value="2137.308">
                <text:p>2137.308</text:p>
              </table:table-cell>
              <table:table-cell office:value-type="float" office:value="99.202">
                <text:p>99.202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8.822">
                <text:p>18.822</text:p>
              </table:table-cell>
              <table:table-cell office:value-type="float" office:value="10540">
                <text:p>10540</text:p>
              </table:table-cell>
              <table:table-cell office:value-type="float" office:value="229.509">
                <text:p>229.509</text:p>
              </table:table-cell>
              <table:table-cell office:value-type="float" office:value="-34.654">
                <text:p>-34.654</text:p>
              </table:table-cell>
              <table:table-cell office:value-type="float" office:value="250.021">
                <text:p>250.021</text:p>
              </table:table-cell>
              <table:table-cell office:value-type="float" office:value="34.658">
                <text:p>34.658</text:p>
              </table:table-cell>
              <table:table-cell office:value-type="float" office:value="2142.268">
                <text:p>2142.268</text:p>
              </table:table-cell>
              <table:table-cell office:value-type="float" office:value="99.176">
                <text:p>99.176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.872">
                <text:p>18.872</text:p>
              </table:table-cell>
              <table:table-cell office:value-type="float" office:value="10550">
                <text:p>10550</text:p>
              </table:table-cell>
              <table:table-cell office:value-type="float" office:value="227.778">
                <text:p>227.778</text:p>
              </table:table-cell>
              <table:table-cell office:value-type="float" office:value="-34.569">
                <text:p>-34.569</text:p>
              </table:table-cell>
              <table:table-cell office:value-type="float" office:value="248.421">
                <text:p>248.421</text:p>
              </table:table-cell>
              <table:table-cell office:value-type="float" office:value="34.575">
                <text:p>34.575</text:p>
              </table:table-cell>
              <table:table-cell office:value-type="float" office:value="2147.226">
                <text:p>2147.226</text:p>
              </table:table-cell>
              <table:table-cell office:value-type="float" office:value="99.148">
                <text:p>99.148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.922">
                <text:p>18.922</text:p>
              </table:table-cell>
              <table:table-cell office:value-type="float" office:value="10570">
                <text:p>10570</text:p>
              </table:table-cell>
              <table:table-cell office:value-type="float" office:value="226.053">
                <text:p>226.053</text:p>
              </table:table-cell>
              <table:table-cell office:value-type="float" office:value="-34.446">
                <text:p>-34.446</text:p>
              </table:table-cell>
              <table:table-cell office:value-type="float" office:value="246.826">
                <text:p>246.826</text:p>
              </table:table-cell>
              <table:table-cell office:value-type="float" office:value="34.455">
                <text:p>34.455</text:p>
              </table:table-cell>
              <table:table-cell office:value-type="float" office:value="2152.182">
                <text:p>2152.182</text:p>
              </table:table-cell>
              <table:table-cell office:value-type="float" office:value="99.112">
                <text:p>99.112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.972">
                <text:p>18.972</text:p>
              </table:table-cell>
              <table:table-cell office:value-type="float" office:value="10580">
                <text:p>10580</text:p>
              </table:table-cell>
              <table:table-cell office:value-type="float" office:value="224.333">
                <text:p>224.333</text:p>
              </table:table-cell>
              <table:table-cell office:value-type="float" office:value="-34.355">
                <text:p>-34.355</text:p>
              </table:table-cell>
              <table:table-cell office:value-type="float" office:value="245.235">
                <text:p>245.235</text:p>
              </table:table-cell>
              <table:table-cell office:value-type="float" office:value="34.366">
                <text:p>34.366</text:p>
              </table:table-cell>
              <table:table-cell office:value-type="float" office:value="2157.137">
                <text:p>2157.137</text:p>
              </table:table-cell>
              <table:table-cell office:value-type="float" office:value="99.07">
                <text:p>99.0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.022">
                <text:p>19.022</text:p>
              </table:table-cell>
              <table:table-cell office:value-type="float" office:value="10590">
                <text:p>10590</text:p>
              </table:table-cell>
              <table:table-cell office:value-type="float" office:value="222.617">
                <text:p>222.617</text:p>
              </table:table-cell>
              <table:table-cell office:value-type="float" office:value="-34.256">
                <text:p>-34.256</text:p>
              </table:table-cell>
              <table:table-cell office:value-type="float" office:value="243.648">
                <text:p>243.648</text:p>
              </table:table-cell>
              <table:table-cell office:value-type="float" office:value="34.27">
                <text:p>34.27</text:p>
              </table:table-cell>
              <table:table-cell office:value-type="float" office:value="2162.089">
                <text:p>2162.089</text:p>
              </table:table-cell>
              <table:table-cell office:value-type="float" office:value="99.024">
                <text:p>99.024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.072">
                <text:p>19.072</text:p>
              </table:table-cell>
              <table:table-cell office:value-type="float" office:value="10600">
                <text:p>10600</text:p>
              </table:table-cell>
              <table:table-cell office:value-type="float" office:value="220.908">
                <text:p>220.908</text:p>
              </table:table-cell>
              <table:table-cell office:value-type="float" office:value="-34.186">
                <text:p>-34.186</text:p>
              </table:table-cell>
              <table:table-cell office:value-type="float" office:value="242.065">
                <text:p>242.065</text:p>
              </table:table-cell>
              <table:table-cell office:value-type="float" office:value="34.202">
                <text:p>34.202</text:p>
              </table:table-cell>
              <table:table-cell office:value-type="float" office:value="2167.039">
                <text:p>2167.039</text:p>
              </table:table-cell>
              <table:table-cell office:value-type="float" office:value="98.971">
                <text:p>98.971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.122">
                <text:p>19.122</text:p>
              </table:table-cell>
              <table:table-cell office:value-type="float" office:value="10610">
                <text:p>10610</text:p>
              </table:table-cell>
              <table:table-cell office:value-type="float" office:value="219.199">
                <text:p>219.199</text:p>
              </table:table-cell>
              <table:table-cell office:value-type="float" office:value="-34.101">
                <text:p>-34.101</text:p>
              </table:table-cell>
              <table:table-cell office:value-type="float" office:value="240.485">
                <text:p>240.485</text:p>
              </table:table-cell>
              <table:table-cell office:value-type="float" office:value="34.12">
                <text:p>34.12</text:p>
              </table:table-cell>
              <table:table-cell office:value-type="float" office:value="2171.986">
                <text:p>2171.986</text:p>
              </table:table-cell>
              <table:table-cell office:value-type="float" office:value="98.92">
                <text:p>98.92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.172">
                <text:p>19.172</text:p>
              </table:table-cell>
              <table:table-cell office:value-type="float" office:value="10620">
                <text:p>10620</text:p>
              </table:table-cell>
              <table:table-cell office:value-type="float" office:value="217.499">
                <text:p>217.499</text:p>
              </table:table-cell>
              <table:table-cell office:value-type="float" office:value="-33.938">
                <text:p>-33.938</text:p>
              </table:table-cell>
              <table:table-cell office:value-type="float" office:value="238.91">
                <text:p>238.91</text:p>
              </table:table-cell>
              <table:table-cell office:value-type="float" office:value="33.966">
                <text:p>33.966</text:p>
              </table:table-cell>
              <table:table-cell office:value-type="float" office:value="2176.931">
                <text:p>2176.931</text:p>
              </table:table-cell>
              <table:table-cell office:value-type="float" office:value="98.856">
                <text:p>98.856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.222">
                <text:p>19.222</text:p>
              </table:table-cell>
              <table:table-cell office:value-type="float" office:value="10630">
                <text:p>10630</text:p>
              </table:table-cell>
              <table:table-cell office:value-type="float" office:value="215.804">
                <text:p>215.804</text:p>
              </table:table-cell>
              <table:table-cell office:value-type="float" office:value="-33.822">
                <text:p>-33.822</text:p>
              </table:table-cell>
              <table:table-cell office:value-type="float" office:value="237.339">
                <text:p>237.339</text:p>
              </table:table-cell>
              <table:table-cell office:value-type="float" office:value="33.857">
                <text:p>33.857</text:p>
              </table:table-cell>
              <table:table-cell office:value-type="float" office:value="2181.872">
                <text:p>2181.872</text:p>
              </table:table-cell>
              <table:table-cell office:value-type="float" office:value="98.784">
                <text:p>98.784</text:p>
              </table:table-cell>
              <table:table-cell office:value-type="float" office:value="1.529">
                <text:p>1.5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.272">
                <text:p>19.272</text:p>
              </table:table-cell>
              <table:table-cell office:value-type="float" office:value="10640">
                <text:p>10640</text:p>
              </table:table-cell>
              <table:table-cell office:value-type="float" office:value="214.116">
                <text:p>214.116</text:p>
              </table:table-cell>
              <table:table-cell office:value-type="float" office:value="-33.696">
                <text:p>-33.696</text:p>
              </table:table-cell>
              <table:table-cell office:value-type="float" office:value="235.771">
                <text:p>235.771</text:p>
              </table:table-cell>
              <table:table-cell office:value-type="float" office:value="33.739">
                <text:p>33.739</text:p>
              </table:table-cell>
              <table:table-cell office:value-type="float" office:value="2186.809">
                <text:p>2186.809</text:p>
              </table:table-cell>
              <table:table-cell office:value-type="float" office:value="98.703">
                <text:p>98.70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.322">
                <text:p>19.322</text:p>
              </table:table-cell>
              <table:table-cell office:value-type="float" office:value="10650">
                <text:p>10650</text:p>
              </table:table-cell>
              <table:table-cell office:value-type="float" office:value="212.434">
                <text:p>212.434</text:p>
              </table:table-cell>
              <table:table-cell office:value-type="float" office:value="-33.59">
                <text:p>-33.59</text:p>
              </table:table-cell>
              <table:table-cell office:value-type="float" office:value="234.207">
                <text:p>234.207</text:p>
              </table:table-cell>
              <table:table-cell office:value-type="float" office:value="33.64">
                <text:p>33.64</text:p>
              </table:table-cell>
              <table:table-cell office:value-type="float" office:value="2191.742">
                <text:p>2191.742</text:p>
              </table:table-cell>
              <table:table-cell office:value-type="float" office:value="98.613">
                <text:p>98.613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.372">
                <text:p>19.372</text:p>
              </table:table-cell>
              <table:table-cell office:value-type="float" office:value="10660">
                <text:p>10660</text:p>
              </table:table-cell>
              <table:table-cell office:value-type="float" office:value="210.757">
                <text:p>210.757</text:p>
              </table:table-cell>
              <table:table-cell office:value-type="float" office:value="-33.474">
                <text:p>-33.474</text:p>
              </table:table-cell>
              <table:table-cell office:value-type="float" office:value="232.647">
                <text:p>232.647</text:p>
              </table:table-cell>
              <table:table-cell office:value-type="float" office:value="33.534">
                <text:p>33.534</text:p>
              </table:table-cell>
              <table:table-cell office:value-type="float" office:value="2196.67">
                <text:p>2196.67</text:p>
              </table:table-cell>
              <table:table-cell office:value-type="float" office:value="98.518">
                <text:p>98.518</text:p>
              </table:table-cell>
              <table:table-cell office:value-type="float" office:value="2.014">
                <text:p>2.0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.422">
                <text:p>19.422</text:p>
              </table:table-cell>
              <table:table-cell office:value-type="float" office:value="10670">
                <text:p>10670</text:p>
              </table:table-cell>
              <table:table-cell office:value-type="float" office:value="209.087">
                <text:p>209.087</text:p>
              </table:table-cell>
              <table:table-cell office:value-type="float" office:value="-33.383">
                <text:p>-33.383</text:p>
              </table:table-cell>
              <table:table-cell office:value-type="float" office:value="231.089">
                <text:p>231.089</text:p>
              </table:table-cell>
              <table:table-cell office:value-type="float" office:value="33.451">
                <text:p>33.451</text:p>
              </table:table-cell>
              <table:table-cell office:value-type="float" office:value="2201.594">
                <text:p>2201.594</text:p>
              </table:table-cell>
              <table:table-cell office:value-type="float" office:value="98.412">
                <text:p>98.412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.472">
                <text:p>19.472</text:p>
              </table:table-cell>
              <table:table-cell office:value-type="float" office:value="10690">
                <text:p>10690</text:p>
              </table:table-cell>
              <table:table-cell office:value-type="float" office:value="207.418">
                <text:p>207.418</text:p>
              </table:table-cell>
              <table:table-cell office:value-type="float" office:value="-33.377">
                <text:p>-33.377</text:p>
              </table:table-cell>
              <table:table-cell office:value-type="float" office:value="229.536">
                <text:p>229.536</text:p>
              </table:table-cell>
              <table:table-cell office:value-type="float" office:value="33.441">
                <text:p>33.441</text:p>
              </table:table-cell>
              <table:table-cell office:value-type="float" office:value="2206.512">
                <text:p>2206.512</text:p>
              </table:table-cell>
              <table:table-cell office:value-type="float" office:value="98.307">
                <text:p>98.307</text:p>
              </table:table-cell>
              <table:table-cell office:value-type="float" office:value="2.066">
                <text:p>2.0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.522">
                <text:p>19.522</text:p>
              </table:table-cell>
              <table:table-cell office:value-type="float" office:value="10700">
                <text:p>10700</text:p>
              </table:table-cell>
              <table:table-cell office:value-type="float" office:value="205.749">
                <text:p>205.749</text:p>
              </table:table-cell>
              <table:table-cell office:value-type="float" office:value="-33.418">
                <text:p>-33.418</text:p>
              </table:table-cell>
              <table:table-cell office:value-type="float" office:value="227.985">
                <text:p>227.985</text:p>
              </table:table-cell>
              <table:table-cell office:value-type="float" office:value="33.473">
                <text:p>33.473</text:p>
              </table:table-cell>
              <table:table-cell office:value-type="float" office:value="2211.424">
                <text:p>2211.424</text:p>
              </table:table-cell>
              <table:table-cell office:value-type="float" office:value="98.207">
                <text:p>98.20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.572">
                <text:p>19.572</text:p>
              </table:table-cell>
              <table:table-cell office:value-type="float" office:value="10710">
                <text:p>10710</text:p>
              </table:table-cell>
              <table:table-cell office:value-type="float" office:value="204.076">
                <text:p>204.076</text:p>
              </table:table-cell>
              <table:table-cell office:value-type="float" office:value="-33.503">
                <text:p>-33.503</text:p>
              </table:table-cell>
              <table:table-cell office:value-type="float" office:value="226.437">
                <text:p>226.437</text:p>
              </table:table-cell>
              <table:table-cell office:value-type="float" office:value="33.544">
                <text:p>33.544</text:p>
              </table:table-cell>
              <table:table-cell office:value-type="float" office:value="2216.332">
                <text:p>2216.332</text:p>
              </table:table-cell>
              <table:table-cell office:value-type="float" office:value="98.117">
                <text:p>98.117</text:p>
              </table:table-cell>
              <table:table-cell office:value-type="float" office:value="1.669">
                <text:p>1.6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.622">
                <text:p>19.622</text:p>
              </table:table-cell>
              <table:table-cell office:value-type="float" office:value="10720">
                <text:p>10720</text:p>
              </table:table-cell>
              <table:table-cell office:value-type="float" office:value="202.399">
                <text:p>202.399</text:p>
              </table:table-cell>
              <table:table-cell office:value-type="float" office:value="-33.514">
                <text:p>-33.514</text:p>
              </table:table-cell>
              <table:table-cell office:value-type="float" office:value="224.893">
                <text:p>224.893</text:p>
              </table:table-cell>
              <table:table-cell office:value-type="float" office:value="33.552">
                <text:p>33.552</text:p>
              </table:table-cell>
              <table:table-cell office:value-type="float" office:value="2221.236">
                <text:p>2221.236</text:p>
              </table:table-cell>
              <table:table-cell office:value-type="float" office:value="98.039">
                <text:p>98.039</text:p>
              </table:table-cell>
              <table:table-cell office:value-type="float" office:value="1.581">
                <text:p>1.5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.672">
                <text:p>19.672</text:p>
              </table:table-cell>
              <table:table-cell office:value-type="float" office:value="10730">
                <text:p>10730</text:p>
              </table:table-cell>
              <table:table-cell office:value-type="float" office:value="200.725">
                <text:p>200.725</text:p>
              </table:table-cell>
              <table:table-cell office:value-type="float" office:value="-33.437">
                <text:p>-33.437</text:p>
              </table:table-cell>
              <table:table-cell office:value-type="float" office:value="223.352">
                <text:p>223.352</text:p>
              </table:table-cell>
              <table:table-cell office:value-type="float" office:value="33.479">
                <text:p>33.479</text:p>
              </table:table-cell>
              <table:table-cell office:value-type="float" office:value="2226.136">
                <text:p>2226.136</text:p>
              </table:table-cell>
              <table:table-cell office:value-type="float" office:value="97.957">
                <text:p>97.957</text:p>
              </table:table-cell>
              <table:table-cell office:value-type="float" office:value="1.673">
                <text:p>1.6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.722">
                <text:p>19.722</text:p>
              </table:table-cell>
              <table:table-cell office:value-type="float" office:value="10740">
                <text:p>10740</text:p>
              </table:table-cell>
              <table:table-cell office:value-type="float" office:value="199.054">
                <text:p>199.054</text:p>
              </table:table-cell>
              <table:table-cell office:value-type="float" office:value="-33.456">
                <text:p>-33.456</text:p>
              </table:table-cell>
              <table:table-cell office:value-type="float" office:value="221.815">
                <text:p>221.815</text:p>
              </table:table-cell>
              <table:table-cell office:value-type="float" office:value="33.493">
                <text:p>33.493</text:p>
              </table:table-cell>
              <table:table-cell office:value-type="float" office:value="2231.032">
                <text:p>2231.032</text:p>
              </table:table-cell>
              <table:table-cell office:value-type="float" office:value="97.873">
                <text:p>97.873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.772">
                <text:p>19.772</text:p>
              </table:table-cell>
              <table:table-cell office:value-type="float" office:value="10750">
                <text:p>10750</text:p>
              </table:table-cell>
              <table:table-cell office:value-type="float" office:value="197.379">
                <text:p>197.379</text:p>
              </table:table-cell>
              <table:table-cell office:value-type="float" office:value="-33.48">
                <text:p>-33.48</text:p>
              </table:table-cell>
              <table:table-cell office:value-type="float" office:value="220.28">
                <text:p>220.28</text:p>
              </table:table-cell>
              <table:table-cell office:value-type="float" office:value="33.512">
                <text:p>33.512</text:p>
              </table:table-cell>
              <table:table-cell office:value-type="float" office:value="2235.924">
                <text:p>2235.924</text:p>
              </table:table-cell>
              <table:table-cell office:value-type="float" office:value="97.8">
                <text:p>97.8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.822">
                <text:p>19.822</text:p>
              </table:table-cell>
              <table:table-cell office:value-type="float" office:value="10760">
                <text:p>10760</text:p>
              </table:table-cell>
              <table:table-cell office:value-type="float" office:value="195.707">
                <text:p>195.707</text:p>
              </table:table-cell>
              <table:table-cell office:value-type="float" office:value="-33.46">
                <text:p>-33.46</text:p>
              </table:table-cell>
              <table:table-cell office:value-type="float" office:value="218.749">
                <text:p>218.749</text:p>
              </table:table-cell>
              <table:table-cell office:value-type="float" office:value="33.492">
                <text:p>33.492</text:p>
              </table:table-cell>
              <table:table-cell office:value-type="float" office:value="2240.812">
                <text:p>2240.812</text:p>
              </table:table-cell>
              <table:table-cell office:value-type="float" office:value="97.725">
                <text:p>97.725</text:p>
              </table:table-cell>
              <table:table-cell office:value-type="float" office:value="1.455">
                <text:p>1.4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.872">
                <text:p>19.872</text:p>
              </table:table-cell>
              <table:table-cell office:value-type="float" office:value="10770">
                <text:p>10770</text:p>
              </table:table-cell>
              <table:table-cell office:value-type="float" office:value="194.033">
                <text:p>194.033</text:p>
              </table:table-cell>
              <table:table-cell office:value-type="float" office:value="-33.491">
                <text:p>-33.491</text:p>
              </table:table-cell>
              <table:table-cell office:value-type="float" office:value="217.222">
                <text:p>217.222</text:p>
              </table:table-cell>
              <table:table-cell office:value-type="float" office:value="33.518">
                <text:p>33.518</text:p>
              </table:table-cell>
              <table:table-cell office:value-type="float" office:value="2245.696">
                <text:p>2245.696</text:p>
              </table:table-cell>
              <table:table-cell office:value-type="float" office:value="97.656">
                <text:p>97.656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.922">
                <text:p>19.922</text:p>
              </table:table-cell>
              <table:table-cell office:value-type="float" office:value="10780">
                <text:p>10780</text:p>
              </table:table-cell>
              <table:table-cell office:value-type="float" office:value="192.358">
                <text:p>192.358</text:p>
              </table:table-cell>
              <table:table-cell office:value-type="float" office:value="-33.527">
                <text:p>-33.527</text:p>
              </table:table-cell>
              <table:table-cell office:value-type="float" office:value="215.698">
                <text:p>215.698</text:p>
              </table:table-cell>
              <table:table-cell office:value-type="float" office:value="33.55">
                <text:p>33.55</text:p>
              </table:table-cell>
              <table:table-cell office:value-type="float" office:value="2250.577">
                <text:p>2250.577</text:p>
              </table:table-cell>
              <table:table-cell office:value-type="float" office:value="97.591">
                <text:p>97.591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.972">
                <text:p>19.972</text:p>
              </table:table-cell>
              <table:table-cell office:value-type="float" office:value="10780">
                <text:p>10780</text:p>
              </table:table-cell>
              <table:table-cell office:value-type="float" office:value="190.681">
                <text:p>190.681</text:p>
              </table:table-cell>
              <table:table-cell office:value-type="float" office:value="-33.494">
                <text:p>-33.494</text:p>
              </table:table-cell>
              <table:table-cell office:value-type="float" office:value="214.177">
                <text:p>214.177</text:p>
              </table:table-cell>
              <table:table-cell office:value-type="float" office:value="33.517">
                <text:p>33.517</text:p>
              </table:table-cell>
              <table:table-cell office:value-type="float" office:value="2255.456">
                <text:p>2255.456</text:p>
              </table:table-cell>
              <table:table-cell office:value-type="float" office:value="97.532">
                <text:p>97.532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.022">
                <text:p>20.022</text:p>
              </table:table-cell>
              <table:table-cell office:value-type="float" office:value="10790">
                <text:p>10790</text:p>
              </table:table-cell>
              <table:table-cell office:value-type="float" office:value="189.009">
                <text:p>189.009</text:p>
              </table:table-cell>
              <table:table-cell office:value-type="float" office:value="-33.445">
                <text:p>-33.445</text:p>
              </table:table-cell>
              <table:table-cell office:value-type="float" office:value="212.659">
                <text:p>212.659</text:p>
              </table:table-cell>
              <table:table-cell office:value-type="float" office:value="33.469">
                <text:p>33.469</text:p>
              </table:table-cell>
              <table:table-cell office:value-type="float" office:value="2260.33">
                <text:p>2260.33</text:p>
              </table:table-cell>
              <table:table-cell office:value-type="float" office:value="97.466">
                <text:p>97.466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.072">
                <text:p>20.072</text:p>
              </table:table-cell>
              <table:table-cell office:value-type="float" office:value="10800">
                <text:p>10800</text:p>
              </table:table-cell>
              <table:table-cell office:value-type="float" office:value="187.335">
                <text:p>187.335</text:p>
              </table:table-cell>
              <table:table-cell office:value-type="float" office:value="-33.471">
                <text:p>-33.471</text:p>
              </table:table-cell>
              <table:table-cell office:value-type="float" office:value="211.145">
                <text:p>211.145</text:p>
              </table:table-cell>
              <table:table-cell office:value-type="float" office:value="33.492">
                <text:p>33.492</text:p>
              </table:table-cell>
              <table:table-cell office:value-type="float" office:value="2265.202">
                <text:p>2265.202</text:p>
              </table:table-cell>
              <table:table-cell office:value-type="float" office:value="97.405">
                <text:p>97.405</text:p>
              </table:table-cell>
              <table:table-cell office:value-type="float" office:value="1.191">
                <text:p>1.1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.122">
                <text:p>20.122</text:p>
              </table:table-cell>
              <table:table-cell office:value-type="float" office:value="10810">
                <text:p>10810</text:p>
              </table:table-cell>
              <table:table-cell office:value-type="float" office:value="185.662">
                <text:p>185.662</text:p>
              </table:table-cell>
              <table:table-cell office:value-type="float" office:value="-33.415">
                <text:p>-33.415</text:p>
              </table:table-cell>
              <table:table-cell office:value-type="float" office:value="209.635">
                <text:p>209.635</text:p>
              </table:table-cell>
              <table:table-cell office:value-type="float" office:value="33.439">
                <text:p>33.439</text:p>
              </table:table-cell>
              <table:table-cell office:value-type="float" office:value="2270.071">
                <text:p>2270.071</text:p>
              </table:table-cell>
              <table:table-cell office:value-type="float" office:value="97.345">
                <text:p>97.345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.172">
                <text:p>20.172</text:p>
              </table:table-cell>
              <table:table-cell office:value-type="float" office:value="10820">
                <text:p>10820</text:p>
              </table:table-cell>
              <table:table-cell office:value-type="float" office:value="183.993">
                <text:p>183.993</text:p>
              </table:table-cell>
              <table:table-cell office:value-type="float" office:value="-33.397">
                <text:p>-33.397</text:p>
              </table:table-cell>
              <table:table-cell office:value-type="float" office:value="208.128">
                <text:p>208.128</text:p>
              </table:table-cell>
              <table:table-cell office:value-type="float" office:value="33.42">
                <text:p>33.42</text:p>
              </table:table-cell>
              <table:table-cell office:value-type="float" office:value="2274.937">
                <text:p>2274.937</text:p>
              </table:table-cell>
              <table:table-cell office:value-type="float" office:value="97.281">
                <text:p>97.281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.222">
                <text:p>20.222</text:p>
              </table:table-cell>
              <table:table-cell office:value-type="float" office:value="10830">
                <text:p>10830</text:p>
              </table:table-cell>
              <table:table-cell office:value-type="float" office:value="182.322">
                <text:p>182.322</text:p>
              </table:table-cell>
              <table:table-cell office:value-type="float" office:value="-33.465">
                <text:p>-33.465</text:p>
              </table:table-cell>
              <table:table-cell office:value-type="float" office:value="206.624">
                <text:p>206.624</text:p>
              </table:table-cell>
              <table:table-cell office:value-type="float" office:value="33.483">
                <text:p>33.483</text:p>
              </table:table-cell>
              <table:table-cell office:value-type="float" office:value="2279.799">
                <text:p>2279.799</text:p>
              </table:table-cell>
              <table:table-cell office:value-type="float" office:value="97.223">
                <text:p>97.223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.272">
                <text:p>20.272</text:p>
              </table:table-cell>
              <table:table-cell office:value-type="float" office:value="10840">
                <text:p>10840</text:p>
              </table:table-cell>
              <table:table-cell office:value-type="float" office:value="180.646">
                <text:p>180.646</text:p>
              </table:table-cell>
              <table:table-cell office:value-type="float" office:value="-33.621">
                <text:p>-33.621</text:p>
              </table:table-cell>
              <table:table-cell office:value-type="float" office:value="205.124">
                <text:p>205.124</text:p>
              </table:table-cell>
              <table:table-cell office:value-type="float" office:value="33.63">
                <text:p>33.63</text:p>
              </table:table-cell>
              <table:table-cell office:value-type="float" office:value="2284.659">
                <text:p>2284.659</text:p>
              </table:table-cell>
              <table:table-cell office:value-type="float" office:value="97.174">
                <text:p>97.17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.322">
                <text:p>20.322</text:p>
              </table:table-cell>
              <table:table-cell office:value-type="float" office:value="10850">
                <text:p>10850</text:p>
              </table:table-cell>
              <table:table-cell office:value-type="float" office:value="178.959">
                <text:p>178.959</text:p>
              </table:table-cell>
              <table:table-cell office:value-type="float" office:value="-33.804">
                <text:p>-33.804</text:p>
              </table:table-cell>
              <table:table-cell office:value-type="float" office:value="203.627">
                <text:p>203.627</text:p>
              </table:table-cell>
              <table:table-cell office:value-type="float" office:value="33.807">
                <text:p>33.807</text:p>
              </table:table-cell>
              <table:table-cell office:value-type="float" office:value="2289.517">
                <text:p>2289.517</text:p>
              </table:table-cell>
              <table:table-cell office:value-type="float" office:value="97.146">
                <text:p>97.14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.372">
                <text:p>20.372</text:p>
              </table:table-cell>
              <table:table-cell office:value-type="float" office:value="10860">
                <text:p>10860</text:p>
              </table:table-cell>
              <table:table-cell office:value-type="float" office:value="177.267">
                <text:p>177.267</text:p>
              </table:table-cell>
              <table:table-cell office:value-type="float" office:value="-33.819">
                <text:p>-33.819</text:p>
              </table:table-cell>
              <table:table-cell office:value-type="float" office:value="202.132">
                <text:p>202.132</text:p>
              </table:table-cell>
              <table:table-cell office:value-type="float" office:value="33.821">
                <text:p>33.821</text:p>
              </table:table-cell>
              <table:table-cell office:value-type="float" office:value="2294.374">
                <text:p>2294.374</text:p>
              </table:table-cell>
              <table:table-cell office:value-type="float" office:value="97.127">
                <text:p>97.127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.422">
                <text:p>20.422</text:p>
              </table:table-cell>
              <table:table-cell office:value-type="float" office:value="10870">
                <text:p>10870</text:p>
              </table:table-cell>
              <table:table-cell office:value-type="float" office:value="175.578">
                <text:p>175.578</text:p>
              </table:table-cell>
              <table:table-cell office:value-type="float" office:value="-33.77">
                <text:p>-33.77</text:p>
              </table:table-cell>
              <table:table-cell office:value-type="float" office:value="200.642">
                <text:p>200.642</text:p>
              </table:table-cell>
              <table:table-cell office:value-type="float" office:value="33.773">
                <text:p>33.773</text:p>
              </table:table-cell>
              <table:table-cell office:value-type="float" office:value="2299.23">
                <text:p>2299.23</text:p>
              </table:table-cell>
              <table:table-cell office:value-type="float" office:value="97.107">
                <text:p>97.107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.472">
                <text:p>20.472</text:p>
              </table:table-cell>
              <table:table-cell office:value-type="float" office:value="10880">
                <text:p>10880</text:p>
              </table:table-cell>
              <table:table-cell office:value-type="float" office:value="173.89">
                <text:p>173.89</text:p>
              </table:table-cell>
              <table:table-cell office:value-type="float" office:value="-33.786">
                <text:p>-33.786</text:p>
              </table:table-cell>
              <table:table-cell office:value-type="float" office:value="199.156">
                <text:p>199.156</text:p>
              </table:table-cell>
              <table:table-cell office:value-type="float" office:value="33.788">
                <text:p>33.788</text:p>
              </table:table-cell>
              <table:table-cell office:value-type="float" office:value="2304.085">
                <text:p>2304.085</text:p>
              </table:table-cell>
              <table:table-cell office:value-type="float" office:value="97.085">
                <text:p>97.08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.522">
                <text:p>20.522</text:p>
              </table:table-cell>
              <table:table-cell office:value-type="float" office:value="10880">
                <text:p>10880</text:p>
              </table:table-cell>
              <table:table-cell office:value-type="float" office:value="172.199">
                <text:p>172.199</text:p>
              </table:table-cell>
              <table:table-cell office:value-type="float" office:value="-33.82">
                <text:p>-33.82</text:p>
              </table:table-cell>
              <table:table-cell office:value-type="float" office:value="197.674">
                <text:p>197.674</text:p>
              </table:table-cell>
              <table:table-cell office:value-type="float" office:value="33.822">
                <text:p>33.822</text:p>
              </table:table-cell>
              <table:table-cell office:value-type="float" office:value="2308.938">
                <text:p>2308.938</text:p>
              </table:table-cell>
              <table:table-cell office:value-type="float" office:value="97.07">
                <text:p>97.07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.572">
                <text:p>20.572</text:p>
              </table:table-cell>
              <table:table-cell office:value-type="float" office:value="10890">
                <text:p>10890</text:p>
              </table:table-cell>
              <table:table-cell office:value-type="float" office:value="170.509">
                <text:p>170.509</text:p>
              </table:table-cell>
              <table:table-cell office:value-type="float" office:value="-33.773">
                <text:p>-33.773</text:p>
              </table:table-cell>
              <table:table-cell office:value-type="float" office:value="196.196">
                <text:p>196.196</text:p>
              </table:table-cell>
              <table:table-cell office:value-type="float" office:value="33.775">
                <text:p>33.775</text:p>
              </table:table-cell>
              <table:table-cell office:value-type="float" office:value="2313.791">
                <text:p>2313.791</text:p>
              </table:table-cell>
              <table:table-cell office:value-type="float" office:value="97.055">
                <text:p>97.055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.622">
                <text:p>20.622</text:p>
              </table:table-cell>
              <table:table-cell office:value-type="float" office:value="10900">
                <text:p>10900</text:p>
              </table:table-cell>
              <table:table-cell office:value-type="float" office:value="168.822">
                <text:p>168.822</text:p>
              </table:table-cell>
              <table:table-cell office:value-type="float" office:value="-33.699">
                <text:p>-33.699</text:p>
              </table:table-cell>
              <table:table-cell office:value-type="float" office:value="194.723">
                <text:p>194.723</text:p>
              </table:table-cell>
              <table:table-cell office:value-type="float" office:value="33.702">
                <text:p>33.702</text:p>
              </table:table-cell>
              <table:table-cell office:value-type="float" office:value="2318.644">
                <text:p>2318.644</text:p>
              </table:table-cell>
              <table:table-cell office:value-type="float" office:value="97.037">
                <text:p>97.0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.672">
                <text:p>20.672</text:p>
              </table:table-cell>
              <table:table-cell office:value-type="float" office:value="10910">
                <text:p>10910</text:p>
              </table:table-cell>
              <table:table-cell office:value-type="float" office:value="167.139">
                <text:p>167.139</text:p>
              </table:table-cell>
              <table:table-cell office:value-type="float" office:value="-33.631">
                <text:p>-33.631</text:p>
              </table:table-cell>
              <table:table-cell office:value-type="float" office:value="193.255">
                <text:p>193.255</text:p>
              </table:table-cell>
              <table:table-cell office:value-type="float" office:value="33.634">
                <text:p>33.634</text:p>
              </table:table-cell>
              <table:table-cell office:value-type="float" office:value="2323.495">
                <text:p>2323.495</text:p>
              </table:table-cell>
              <table:table-cell office:value-type="float" office:value="97.015">
                <text:p>97.015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.722">
                <text:p>20.722</text:p>
              </table:table-cell>
              <table:table-cell office:value-type="float" office:value="10920">
                <text:p>10920</text:p>
              </table:table-cell>
              <table:table-cell office:value-type="float" office:value="165.459">
                <text:p>165.459</text:p>
              </table:table-cell>
              <table:table-cell office:value-type="float" office:value="-33.612">
                <text:p>-33.612</text:p>
              </table:table-cell>
              <table:table-cell office:value-type="float" office:value="191.791">
                <text:p>191.791</text:p>
              </table:table-cell>
              <table:table-cell office:value-type="float" office:value="33.615">
                <text:p>33.615</text:p>
              </table:table-cell>
              <table:table-cell office:value-type="float" office:value="2328.345">
                <text:p>2328.345</text:p>
              </table:table-cell>
              <table:table-cell office:value-type="float" office:value="96.991">
                <text:p>96.991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.772">
                <text:p>20.772</text:p>
              </table:table-cell>
              <table:table-cell office:value-type="float" office:value="10930">
                <text:p>10930</text:p>
              </table:table-cell>
              <table:table-cell office:value-type="float" office:value="163.777">
                <text:p>163.777</text:p>
              </table:table-cell>
              <table:table-cell office:value-type="float" office:value="-33.632">
                <text:p>-33.632</text:p>
              </table:table-cell>
              <table:table-cell office:value-type="float" office:value="190.332">
                <text:p>190.332</text:p>
              </table:table-cell>
              <table:table-cell office:value-type="float" office:value="33.634">
                <text:p>33.634</text:p>
              </table:table-cell>
              <table:table-cell office:value-type="float" office:value="2333.194">
                <text:p>2333.194</text:p>
              </table:table-cell>
              <table:table-cell office:value-type="float" office:value="96.97">
                <text:p>96.97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.822">
                <text:p>20.822</text:p>
              </table:table-cell>
              <table:table-cell office:value-type="float" office:value="10930">
                <text:p>10930</text:p>
              </table:table-cell>
              <table:table-cell office:value-type="float" office:value="162.096">
                <text:p>162.096</text:p>
              </table:table-cell>
              <table:table-cell office:value-type="float" office:value="-33.549">
                <text:p>-33.549</text:p>
              </table:table-cell>
              <table:table-cell office:value-type="float" office:value="188.878">
                <text:p>188.878</text:p>
              </table:table-cell>
              <table:table-cell office:value-type="float" office:value="33.552">
                <text:p>33.552</text:p>
              </table:table-cell>
              <table:table-cell office:value-type="float" office:value="2338.042">
                <text:p>2338.042</text:p>
              </table:table-cell>
              <table:table-cell office:value-type="float" office:value="96.951">
                <text:p>96.951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.872">
                <text:p>20.872</text:p>
              </table:table-cell>
              <table:table-cell office:value-type="float" office:value="10940">
                <text:p>10940</text:p>
              </table:table-cell>
              <table:table-cell office:value-type="float" office:value="160.424">
                <text:p>160.424</text:p>
              </table:table-cell>
              <table:table-cell office:value-type="float" office:value="-33.365">
                <text:p>-33.365</text:p>
              </table:table-cell>
              <table:table-cell office:value-type="float" office:value="187.429">
                <text:p>187.429</text:p>
              </table:table-cell>
              <table:table-cell office:value-type="float" office:value="33.373">
                <text:p>33.373</text:p>
              </table:table-cell>
              <table:table-cell office:value-type="float" office:value="2342.889">
                <text:p>2342.889</text:p>
              </table:table-cell>
              <table:table-cell office:value-type="float" office:value="96.922">
                <text:p>96.922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.922">
                <text:p>20.922</text:p>
              </table:table-cell>
              <table:table-cell office:value-type="float" office:value="10950">
                <text:p>10950</text:p>
              </table:table-cell>
              <table:table-cell office:value-type="float" office:value="158.759">
                <text:p>158.759</text:p>
              </table:table-cell>
              <table:table-cell office:value-type="float" office:value="-33.275">
                <text:p>-33.275</text:p>
              </table:table-cell>
              <table:table-cell office:value-type="float" office:value="185.986">
                <text:p>185.986</text:p>
              </table:table-cell>
              <table:table-cell office:value-type="float" office:value="33.284">
                <text:p>33.284</text:p>
              </table:table-cell>
              <table:table-cell office:value-type="float" office:value="2347.734">
                <text:p>2347.734</text:p>
              </table:table-cell>
              <table:table-cell office:value-type="float" office:value="96.883">
                <text:p>96.883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.972">
                <text:p>20.972</text:p>
              </table:table-cell>
              <table:table-cell office:value-type="float" office:value="10960">
                <text:p>10960</text:p>
              </table:table-cell>
              <table:table-cell office:value-type="float" office:value="157.095">
                <text:p>157.095</text:p>
              </table:table-cell>
              <table:table-cell office:value-type="float" office:value="-33.239">
                <text:p>-33.239</text:p>
              </table:table-cell>
              <table:table-cell office:value-type="float" office:value="184.547">
                <text:p>184.547</text:p>
              </table:table-cell>
              <table:table-cell office:value-type="float" office:value="33.249">
                <text:p>33.249</text:p>
              </table:table-cell>
              <table:table-cell office:value-type="float" office:value="2352.577">
                <text:p>2352.577</text:p>
              </table:table-cell>
              <table:table-cell office:value-type="float" office:value="96.844">
                <text:p>96.844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.022">
                <text:p>21.022</text:p>
              </table:table-cell>
              <table:table-cell office:value-type="float" office:value="10970">
                <text:p>10970</text:p>
              </table:table-cell>
              <table:table-cell office:value-type="float" office:value="155.436">
                <text:p>155.436</text:p>
              </table:table-cell>
              <table:table-cell office:value-type="float" office:value="-33.146">
                <text:p>-33.146</text:p>
              </table:table-cell>
              <table:table-cell office:value-type="float" office:value="183.114">
                <text:p>183.114</text:p>
              </table:table-cell>
              <table:table-cell office:value-type="float" office:value="33.159">
                <text:p>33.159</text:p>
              </table:table-cell>
              <table:table-cell office:value-type="float" office:value="2357.419">
                <text:p>2357.419</text:p>
              </table:table-cell>
              <table:table-cell office:value-type="float" office:value="96.802">
                <text:p>96.802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.072">
                <text:p>21.072</text:p>
              </table:table-cell>
              <table:table-cell office:value-type="float" office:value="10970">
                <text:p>10970</text:p>
              </table:table-cell>
              <table:table-cell office:value-type="float" office:value="153.78">
                <text:p>153.78</text:p>
              </table:table-cell>
              <table:table-cell office:value-type="float" office:value="-33.147">
                <text:p>-33.147</text:p>
              </table:table-cell>
              <table:table-cell office:value-type="float" office:value="181.687">
                <text:p>181.687</text:p>
              </table:table-cell>
              <table:table-cell office:value-type="float" office:value="33.158">
                <text:p>33.158</text:p>
              </table:table-cell>
              <table:table-cell office:value-type="float" office:value="2362.258">
                <text:p>2362.258</text:p>
              </table:table-cell>
              <table:table-cell office:value-type="float" office:value="96.756">
                <text:p>96.756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.122">
                <text:p>21.122</text:p>
              </table:table-cell>
              <table:table-cell office:value-type="float" office:value="10980">
                <text:p>10980</text:p>
              </table:table-cell>
              <table:table-cell office:value-type="float" office:value="152.121">
                <text:p>152.121</text:p>
              </table:table-cell>
              <table:table-cell office:value-type="float" office:value="-33.138">
                <text:p>-33.138</text:p>
              </table:table-cell>
              <table:table-cell office:value-type="float" office:value="180.264">
                <text:p>180.264</text:p>
              </table:table-cell>
              <table:table-cell office:value-type="float" office:value="33.148">
                <text:p>33.148</text:p>
              </table:table-cell>
              <table:table-cell office:value-type="float" office:value="2367.094">
                <text:p>2367.094</text:p>
              </table:table-cell>
              <table:table-cell office:value-type="float" office:value="96.717">
                <text:p>96.717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.172">
                <text:p>21.172</text:p>
              </table:table-cell>
              <table:table-cell office:value-type="float" office:value="10990">
                <text:p>10990</text:p>
              </table:table-cell>
              <table:table-cell office:value-type="float" office:value="150.468">
                <text:p>150.468</text:p>
              </table:table-cell>
              <table:table-cell office:value-type="float" office:value="-33.004">
                <text:p>-33.004</text:p>
              </table:table-cell>
              <table:table-cell office:value-type="float" office:value="178.846">
                <text:p>178.846</text:p>
              </table:table-cell>
              <table:table-cell office:value-type="float" office:value="33.018">
                <text:p>33.018</text:p>
              </table:table-cell>
              <table:table-cell office:value-type="float" office:value="2371.929">
                <text:p>2371.929</text:p>
              </table:table-cell>
              <table:table-cell office:value-type="float" office:value="96.672">
                <text:p>96.672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.222">
                <text:p>21.222</text:p>
              </table:table-cell>
              <table:table-cell office:value-type="float" office:value="11000">
                <text:p>11000</text:p>
              </table:table-cell>
              <table:table-cell office:value-type="float" office:value="148.821">
                <text:p>148.821</text:p>
              </table:table-cell>
              <table:table-cell office:value-type="float" office:value="-32.799">
                <text:p>-32.799</text:p>
              </table:table-cell>
              <table:table-cell office:value-type="float" office:value="177.434">
                <text:p>177.434</text:p>
              </table:table-cell>
              <table:table-cell office:value-type="float" office:value="32.822">
                <text:p>32.822</text:p>
              </table:table-cell>
              <table:table-cell office:value-type="float" office:value="2376.762">
                <text:p>2376.762</text:p>
              </table:table-cell>
              <table:table-cell office:value-type="float" office:value="96.619">
                <text:p>96.619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.272">
                <text:p>21.272</text:p>
              </table:table-cell>
              <table:table-cell office:value-type="float" office:value="11000">
                <text:p>11000</text:p>
              </table:table-cell>
              <table:table-cell office:value-type="float" office:value="147.188">
                <text:p>147.188</text:p>
              </table:table-cell>
              <table:table-cell office:value-type="float" office:value="-32.587">
                <text:p>-32.587</text:p>
              </table:table-cell>
              <table:table-cell office:value-type="float" office:value="176.028">
                <text:p>176.028</text:p>
              </table:table-cell>
              <table:table-cell office:value-type="float" office:value="32.622">
                <text:p>32.622</text:p>
              </table:table-cell>
              <table:table-cell office:value-type="float" office:value="2381.591">
                <text:p>2381.591</text:p>
              </table:table-cell>
              <table:table-cell office:value-type="float" office:value="96.547">
                <text:p>96.547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.322">
                <text:p>21.322</text:p>
              </table:table-cell>
              <table:table-cell office:value-type="float" office:value="11010">
                <text:p>11010</text:p>
              </table:table-cell>
              <table:table-cell office:value-type="float" office:value="145.56">
                <text:p>145.56</text:p>
              </table:table-cell>
              <table:table-cell office:value-type="float" office:value="-32.561">
                <text:p>-32.561</text:p>
              </table:table-cell>
              <table:table-cell office:value-type="float" office:value="174.626">
                <text:p>174.626</text:p>
              </table:table-cell>
              <table:table-cell office:value-type="float" office:value="32.596">
                <text:p>32.596</text:p>
              </table:table-cell>
              <table:table-cell office:value-type="float" office:value="2386.416">
                <text:p>2386.416</text:p>
              </table:table-cell>
              <table:table-cell office:value-type="float" office:value="96.471">
                <text:p>96.471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.372">
                <text:p>21.372</text:p>
              </table:table-cell>
              <table:table-cell office:value-type="float" office:value="11020">
                <text:p>11020</text:p>
              </table:table-cell>
              <table:table-cell office:value-type="float" office:value="143.932">
                <text:p>143.932</text:p>
              </table:table-cell>
              <table:table-cell office:value-type="float" office:value="-32.555">
                <text:p>-32.555</text:p>
              </table:table-cell>
              <table:table-cell office:value-type="float" office:value="173.23">
                <text:p>173.23</text:p>
              </table:table-cell>
              <table:table-cell office:value-type="float" office:value="32.589">
                <text:p>32.589</text:p>
              </table:table-cell>
              <table:table-cell office:value-type="float" office:value="2391.238">
                <text:p>2391.238</text:p>
              </table:table-cell>
              <table:table-cell office:value-type="float" office:value="96.397">
                <text:p>96.397</text:p>
              </table:table-cell>
              <table:table-cell office:value-type="float" office:value="1.476">
                <text:p>1.4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.422">
                <text:p>21.422</text:p>
              </table:table-cell>
              <table:table-cell office:value-type="float" office:value="11030">
                <text:p>11030</text:p>
              </table:table-cell>
              <table:table-cell office:value-type="float" office:value="142.305">
                <text:p>142.305</text:p>
              </table:table-cell>
              <table:table-cell office:value-type="float" office:value="-32.514">
                <text:p>-32.514</text:p>
              </table:table-cell>
              <table:table-cell office:value-type="float" office:value="171.839">
                <text:p>171.839</text:p>
              </table:table-cell>
              <table:table-cell office:value-type="float" office:value="32.548">
                <text:p>32.548</text:p>
              </table:table-cell>
              <table:table-cell office:value-type="float" office:value="2396.056">
                <text:p>2396.056</text:p>
              </table:table-cell>
              <table:table-cell office:value-type="float" office:value="96.323">
                <text:p>96.323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.472">
                <text:p>21.472</text:p>
              </table:table-cell>
              <table:table-cell office:value-type="float" office:value="11030">
                <text:p>11030</text:p>
              </table:table-cell>
              <table:table-cell office:value-type="float" office:value="140.681">
                <text:p>140.681</text:p>
              </table:table-cell>
              <table:table-cell office:value-type="float" office:value="-32.463">
                <text:p>-32.463</text:p>
              </table:table-cell>
              <table:table-cell office:value-type="float" office:value="170.454">
                <text:p>170.454</text:p>
              </table:table-cell>
              <table:table-cell office:value-type="float" office:value="32.499">
                <text:p>32.499</text:p>
              </table:table-cell>
              <table:table-cell office:value-type="float" office:value="2400.87">
                <text:p>2400.87</text:p>
              </table:table-cell>
              <table:table-cell office:value-type="float" office:value="96.247">
                <text:p>96.247</text:p>
              </table:table-cell>
              <table:table-cell office:value-type="float" office:value="1.531">
                <text:p>1.5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.522">
                <text:p>21.522</text:p>
              </table:table-cell>
              <table:table-cell office:value-type="float" office:value="11040">
                <text:p>11040</text:p>
              </table:table-cell>
              <table:table-cell office:value-type="float" office:value="139.058">
                <text:p>139.058</text:p>
              </table:table-cell>
              <table:table-cell office:value-type="float" office:value="-32.465">
                <text:p>-32.465</text:p>
              </table:table-cell>
              <table:table-cell office:value-type="float" office:value="169.074">
                <text:p>169.074</text:p>
              </table:table-cell>
              <table:table-cell office:value-type="float" office:value="32.5">
                <text:p>32.5</text:p>
              </table:table-cell>
              <table:table-cell office:value-type="float" office:value="2405.681">
                <text:p>2405.681</text:p>
              </table:table-cell>
              <table:table-cell office:value-type="float" office:value="96.17">
                <text:p>96.17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1.572">
                <text:p>21.572</text:p>
              </table:table-cell>
              <table:table-cell office:value-type="float" office:value="11050">
                <text:p>11050</text:p>
              </table:table-cell>
              <table:table-cell office:value-type="float" office:value="137.434">
                <text:p>137.434</text:p>
              </table:table-cell>
              <table:table-cell office:value-type="float" office:value="-32.509">
                <text:p>-32.509</text:p>
              </table:table-cell>
              <table:table-cell office:value-type="float" office:value="167.699">
                <text:p>167.699</text:p>
              </table:table-cell>
              <table:table-cell office:value-type="float" office:value="32.539">
                <text:p>32.539</text:p>
              </table:table-cell>
              <table:table-cell office:value-type="float" office:value="2410.487">
                <text:p>2410.487</text:p>
              </table:table-cell>
              <table:table-cell office:value-type="float" office:value="96.099">
                <text:p>96.099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1.622">
                <text:p>21.622</text:p>
              </table:table-cell>
              <table:table-cell office:value-type="float" office:value="11050">
                <text:p>11050</text:p>
              </table:table-cell>
              <table:table-cell office:value-type="float" office:value="135.808">
                <text:p>135.808</text:p>
              </table:table-cell>
              <table:table-cell office:value-type="float" office:value="-32.522">
                <text:p>-32.522</text:p>
              </table:table-cell>
              <table:table-cell office:value-type="float" office:value="166.33">
                <text:p>166.33</text:p>
              </table:table-cell>
              <table:table-cell office:value-type="float" office:value="32.55">
                <text:p>32.55</text:p>
              </table:table-cell>
              <table:table-cell office:value-type="float" office:value="2415.29">
                <text:p>2415.29</text:p>
              </table:table-cell>
              <table:table-cell office:value-type="float" office:value="96.031">
                <text:p>96.031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1.672">
                <text:p>21.672</text:p>
              </table:table-cell>
              <table:table-cell office:value-type="float" office:value="11060">
                <text:p>11060</text:p>
              </table:table-cell>
              <table:table-cell office:value-type="float" office:value="134.181">
                <text:p>134.181</text:p>
              </table:table-cell>
              <table:table-cell office:value-type="float" office:value="-32.551">
                <text:p>-32.551</text:p>
              </table:table-cell>
              <table:table-cell office:value-type="float" office:value="164.967">
                <text:p>164.967</text:p>
              </table:table-cell>
              <table:table-cell office:value-type="float" office:value="32.575">
                <text:p>32.575</text:p>
              </table:table-cell>
              <table:table-cell office:value-type="float" office:value="2420.09">
                <text:p>2420.09</text:p>
              </table:table-cell>
              <table:table-cell office:value-type="float" office:value="95.966">
                <text:p>95.966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1.722">
                <text:p>21.722</text:p>
              </table:table-cell>
              <table:table-cell office:value-type="float" office:value="11070">
                <text:p>11070</text:p>
              </table:table-cell>
              <table:table-cell office:value-type="float" office:value="132.552">
                <text:p>132.552</text:p>
              </table:table-cell>
              <table:table-cell office:value-type="float" office:value="-32.631">
                <text:p>-32.631</text:p>
              </table:table-cell>
              <table:table-cell office:value-type="float" office:value="163.609">
                <text:p>163.609</text:p>
              </table:table-cell>
              <table:table-cell office:value-type="float" office:value="32.65">
                <text:p>32.65</text:p>
              </table:table-cell>
              <table:table-cell office:value-type="float" office:value="2424.887">
                <text:p>2424.887</text:p>
              </table:table-cell>
              <table:table-cell office:value-type="float" office:value="95.906">
                <text:p>95.906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.772">
                <text:p>21.772</text:p>
              </table:table-cell>
              <table:table-cell office:value-type="float" office:value="11070">
                <text:p>11070</text:p>
              </table:table-cell>
              <table:table-cell office:value-type="float" office:value="130.919">
                <text:p>130.919</text:p>
              </table:table-cell>
              <table:table-cell office:value-type="float" office:value="-32.673">
                <text:p>-32.673</text:p>
              </table:table-cell>
              <table:table-cell office:value-type="float" office:value="162.258">
                <text:p>162.258</text:p>
              </table:table-cell>
              <table:table-cell office:value-type="float" office:value="32.689">
                <text:p>32.689</text:p>
              </table:table-cell>
              <table:table-cell office:value-type="float" office:value="2429.681">
                <text:p>2429.681</text:p>
              </table:table-cell>
              <table:table-cell office:value-type="float" office:value="95.854">
                <text:p>95.854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.822">
                <text:p>21.822</text:p>
              </table:table-cell>
              <table:table-cell office:value-type="float" office:value="11080">
                <text:p>11080</text:p>
              </table:table-cell>
              <table:table-cell office:value-type="float" office:value="129.285">
                <text:p>129.285</text:p>
              </table:table-cell>
              <table:table-cell office:value-type="float" office:value="-32.7">
                <text:p>-32.7</text:p>
              </table:table-cell>
              <table:table-cell office:value-type="float" office:value="160.913">
                <text:p>160.913</text:p>
              </table:table-cell>
              <table:table-cell office:value-type="float" office:value="32.714">
                <text:p>32.714</text:p>
              </table:table-cell>
              <table:table-cell office:value-type="float" office:value="2434.473">
                <text:p>2434.473</text:p>
              </table:table-cell>
              <table:table-cell office:value-type="float" office:value="95.803">
                <text:p>95.803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1.872">
                <text:p>21.872</text:p>
              </table:table-cell>
              <table:table-cell office:value-type="float" office:value="11090">
                <text:p>11090</text:p>
              </table:table-cell>
              <table:table-cell office:value-type="float" office:value="127.649">
                <text:p>127.649</text:p>
              </table:table-cell>
              <table:table-cell office:value-type="float" office:value="-32.723">
                <text:p>-32.723</text:p>
              </table:table-cell>
              <table:table-cell office:value-type="float" office:value="159.573">
                <text:p>159.573</text:p>
              </table:table-cell>
              <table:table-cell office:value-type="float" office:value="32.735">
                <text:p>32.735</text:p>
              </table:table-cell>
              <table:table-cell office:value-type="float" office:value="2439.262">
                <text:p>2439.262</text:p>
              </table:table-cell>
              <table:table-cell office:value-type="float" office:value="95.758">
                <text:p>95.758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1.922">
                <text:p>21.922</text:p>
              </table:table-cell>
              <table:table-cell office:value-type="float" office:value="11090">
                <text:p>11090</text:p>
              </table:table-cell>
              <table:table-cell office:value-type="float" office:value="126.013">
                <text:p>126.013</text:p>
              </table:table-cell>
              <table:table-cell office:value-type="float" office:value="-32.726">
                <text:p>-32.726</text:p>
              </table:table-cell>
              <table:table-cell office:value-type="float" office:value="158.241">
                <text:p>158.241</text:p>
              </table:table-cell>
              <table:table-cell office:value-type="float" office:value="32.738">
                <text:p>32.738</text:p>
              </table:table-cell>
              <table:table-cell office:value-type="float" office:value="2444.048">
                <text:p>2444.048</text:p>
              </table:table-cell>
              <table:table-cell office:value-type="float" office:value="95.712">
                <text:p>95.712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.972">
                <text:p>21.972</text:p>
              </table:table-cell>
              <table:table-cell office:value-type="float" office:value="11100">
                <text:p>11100</text:p>
              </table:table-cell>
              <table:table-cell office:value-type="float" office:value="124.376">
                <text:p>124.376</text:p>
              </table:table-cell>
              <table:table-cell office:value-type="float" office:value="-32.755">
                <text:p>-32.755</text:p>
              </table:table-cell>
              <table:table-cell office:value-type="float" office:value="156.914">
                <text:p>156.914</text:p>
              </table:table-cell>
              <table:table-cell office:value-type="float" office:value="32.765">
                <text:p>32.765</text:p>
              </table:table-cell>
              <table:table-cell office:value-type="float" office:value="2448.833">
                <text:p>2448.833</text:p>
              </table:table-cell>
              <table:table-cell office:value-type="float" office:value="95.67">
                <text:p>95.67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2.022">
                <text:p>22.022</text:p>
              </table:table-cell>
              <table:table-cell office:value-type="float" office:value="11110">
                <text:p>11110</text:p>
              </table:table-cell>
              <table:table-cell office:value-type="float" office:value="122.738">
                <text:p>122.738</text:p>
              </table:table-cell>
              <table:table-cell office:value-type="float" office:value="-32.735">
                <text:p>-32.735</text:p>
              </table:table-cell>
              <table:table-cell office:value-type="float" office:value="155.595">
                <text:p>155.595</text:p>
              </table:table-cell>
              <table:table-cell office:value-type="float" office:value="32.745">
                <text:p>32.745</text:p>
              </table:table-cell>
              <table:table-cell office:value-type="float" office:value="2453.615">
                <text:p>2453.615</text:p>
              </table:table-cell>
              <table:table-cell office:value-type="float" office:value="95.63">
                <text:p>95.63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.072">
                <text:p>22.072</text:p>
              </table:table-cell>
              <table:table-cell office:value-type="float" office:value="11110">
                <text:p>11110</text:p>
              </table:table-cell>
              <table:table-cell office:value-type="float" office:value="121.103">
                <text:p>121.103</text:p>
              </table:table-cell>
              <table:table-cell office:value-type="float" office:value="-32.643">
                <text:p>-32.643</text:p>
              </table:table-cell>
              <table:table-cell office:value-type="float" office:value="154.282">
                <text:p>154.282</text:p>
              </table:table-cell>
              <table:table-cell office:value-type="float" office:value="32.656">
                <text:p>32.656</text:p>
              </table:table-cell>
              <table:table-cell office:value-type="float" office:value="2458.396">
                <text:p>2458.396</text:p>
              </table:table-cell>
              <table:table-cell office:value-type="float" office:value="95.588">
                <text:p>95.588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.122">
                <text:p>22.122</text:p>
              </table:table-cell>
              <table:table-cell office:value-type="float" office:value="11120">
                <text:p>11120</text:p>
              </table:table-cell>
              <table:table-cell office:value-type="float" office:value="119.473">
                <text:p>119.473</text:p>
              </table:table-cell>
              <table:table-cell office:value-type="float" office:value="-32.592">
                <text:p>-32.592</text:p>
              </table:table-cell>
              <table:table-cell office:value-type="float" office:value="152.976">
                <text:p>152.976</text:p>
              </table:table-cell>
              <table:table-cell office:value-type="float" office:value="32.605">
                <text:p>32.605</text:p>
              </table:table-cell>
              <table:table-cell office:value-type="float" office:value="2463.174">
                <text:p>2463.174</text:p>
              </table:table-cell>
              <table:table-cell office:value-type="float" office:value="95.54">
                <text:p>95.54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.172">
                <text:p>22.172</text:p>
              </table:table-cell>
              <table:table-cell office:value-type="float" office:value="11120">
                <text:p>11120</text:p>
              </table:table-cell>
              <table:table-cell office:value-type="float" office:value="117.842">
                <text:p>117.842</text:p>
              </table:table-cell>
              <table:table-cell office:value-type="float" office:value="-32.644">
                <text:p>-32.644</text:p>
              </table:table-cell>
              <table:table-cell office:value-type="float" office:value="151.677">
                <text:p>151.677</text:p>
              </table:table-cell>
              <table:table-cell office:value-type="float" office:value="32.656">
                <text:p>32.656</text:p>
              </table:table-cell>
              <table:table-cell office:value-type="float" office:value="2467.95">
                <text:p>2467.95</text:p>
              </table:table-cell>
              <table:table-cell office:value-type="float" office:value="95.494">
                <text:p>95.494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.222">
                <text:p>22.222</text:p>
              </table:table-cell>
              <table:table-cell office:value-type="float" office:value="11130">
                <text:p>11130</text:p>
              </table:table-cell>
              <table:table-cell office:value-type="float" office:value="116.209">
                <text:p>116.209</text:p>
              </table:table-cell>
              <table:table-cell office:value-type="float" office:value="-32.679">
                <text:p>-32.679</text:p>
              </table:table-cell>
              <table:table-cell office:value-type="float" office:value="150.386">
                <text:p>150.386</text:p>
              </table:table-cell>
              <table:table-cell office:value-type="float" office:value="32.689">
                <text:p>32.689</text:p>
              </table:table-cell>
              <table:table-cell office:value-type="float" office:value="2472.724">
                <text:p>2472.724</text:p>
              </table:table-cell>
              <table:table-cell office:value-type="float" office:value="95.453">
                <text:p>95.453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.272">
                <text:p>22.272</text:p>
              </table:table-cell>
              <table:table-cell office:value-type="float" office:value="11140">
                <text:p>11140</text:p>
              </table:table-cell>
              <table:table-cell office:value-type="float" office:value="114.575">
                <text:p>114.575</text:p>
              </table:table-cell>
              <table:table-cell office:value-type="float" office:value="-32.696">
                <text:p>-32.696</text:p>
              </table:table-cell>
              <table:table-cell office:value-type="float" office:value="149.102">
                <text:p>149.102</text:p>
              </table:table-cell>
              <table:table-cell office:value-type="float" office:value="32.705">
                <text:p>32.705</text:p>
              </table:table-cell>
              <table:table-cell office:value-type="float" office:value="2477.495">
                <text:p>2477.495</text:p>
              </table:table-cell>
              <table:table-cell office:value-type="float" office:value="95.414">
                <text:p>95.414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.322">
                <text:p>22.322</text:p>
              </table:table-cell>
              <table:table-cell office:value-type="float" office:value="11140">
                <text:p>11140</text:p>
              </table:table-cell>
              <table:table-cell office:value-type="float" office:value="112.939">
                <text:p>112.939</text:p>
              </table:table-cell>
              <table:table-cell office:value-type="float" office:value="-32.705">
                <text:p>-32.705</text:p>
              </table:table-cell>
              <table:table-cell office:value-type="float" office:value="147.825">
                <text:p>147.825</text:p>
              </table:table-cell>
              <table:table-cell office:value-type="float" office:value="32.713">
                <text:p>32.713</text:p>
              </table:table-cell>
              <table:table-cell office:value-type="float" office:value="2482.265">
                <text:p>2482.265</text:p>
              </table:table-cell>
              <table:table-cell office:value-type="float" office:value="95.378">
                <text:p>95.378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.372">
                <text:p>22.372</text:p>
              </table:table-cell>
              <table:table-cell office:value-type="float" office:value="11150">
                <text:p>11150</text:p>
              </table:table-cell>
              <table:table-cell office:value-type="float" office:value="111.305">
                <text:p>111.305</text:p>
              </table:table-cell>
              <table:table-cell office:value-type="float" office:value="-32.62">
                <text:p>-32.62</text:p>
              </table:table-cell>
              <table:table-cell office:value-type="float" office:value="146.556">
                <text:p>146.556</text:p>
              </table:table-cell>
              <table:table-cell office:value-type="float" office:value="32.63">
                <text:p>32.63</text:p>
              </table:table-cell>
              <table:table-cell office:value-type="float" office:value="2487.033">
                <text:p>2487.033</text:p>
              </table:table-cell>
              <table:table-cell office:value-type="float" office:value="95.341">
                <text:p>95.341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.422">
                <text:p>22.422</text:p>
              </table:table-cell>
              <table:table-cell office:value-type="float" office:value="11150">
                <text:p>11150</text:p>
              </table:table-cell>
              <table:table-cell office:value-type="float" office:value="109.678">
                <text:p>109.678</text:p>
              </table:table-cell>
              <table:table-cell office:value-type="float" office:value="-32.551">
                <text:p>-32.551</text:p>
              </table:table-cell>
              <table:table-cell office:value-type="float" office:value="145.295">
                <text:p>145.295</text:p>
              </table:table-cell>
              <table:table-cell office:value-type="float" office:value="32.563">
                <text:p>32.563</text:p>
              </table:table-cell>
              <table:table-cell office:value-type="float" office:value="2491.799">
                <text:p>2491.799</text:p>
              </table:table-cell>
              <table:table-cell office:value-type="float" office:value="95.297">
                <text:p>95.297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2.472">
                <text:p>22.472</text:p>
              </table:table-cell>
              <table:table-cell office:value-type="float" office:value="11160">
                <text:p>11160</text:p>
              </table:table-cell>
              <table:table-cell office:value-type="float" office:value="108.048">
                <text:p>108.048</text:p>
              </table:table-cell>
              <table:table-cell office:value-type="float" office:value="-32.626">
                <text:p>-32.626</text:p>
              </table:table-cell>
              <table:table-cell office:value-type="float" office:value="144.042">
                <text:p>144.042</text:p>
              </table:table-cell>
              <table:table-cell office:value-type="float" office:value="32.635">
                <text:p>32.635</text:p>
              </table:table-cell>
              <table:table-cell office:value-type="float" office:value="2496.563">
                <text:p>2496.563</text:p>
              </table:table-cell>
              <table:table-cell office:value-type="float" office:value="95.256">
                <text:p>95.256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.522">
                <text:p>22.522</text:p>
              </table:table-cell>
              <table:table-cell office:value-type="float" office:value="11160">
                <text:p>11160</text:p>
              </table:table-cell>
              <table:table-cell office:value-type="float" office:value="106.415">
                <text:p>106.415</text:p>
              </table:table-cell>
              <table:table-cell office:value-type="float" office:value="-32.685">
                <text:p>-32.685</text:p>
              </table:table-cell>
              <table:table-cell office:value-type="float" office:value="142.798">
                <text:p>142.798</text:p>
              </table:table-cell>
              <table:table-cell office:value-type="float" office:value="32.692">
                <text:p>32.692</text:p>
              </table:table-cell>
              <table:table-cell office:value-type="float" office:value="2501.325">
                <text:p>2501.325</text:p>
              </table:table-cell>
              <table:table-cell office:value-type="float" office:value="95.221">
                <text:p>95.221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.572">
                <text:p>22.572</text:p>
              </table:table-cell>
              <table:table-cell office:value-type="float" office:value="11170">
                <text:p>11170</text:p>
              </table:table-cell>
              <table:table-cell office:value-type="float" office:value="104.781">
                <text:p>104.781</text:p>
              </table:table-cell>
              <table:table-cell office:value-type="float" office:value="-32.68">
                <text:p>-32.68</text:p>
              </table:table-cell>
              <table:table-cell office:value-type="float" office:value="141.562">
                <text:p>141.562</text:p>
              </table:table-cell>
              <table:table-cell office:value-type="float" office:value="32.686">
                <text:p>32.686</text:p>
              </table:table-cell>
              <table:table-cell office:value-type="float" office:value="2506.085">
                <text:p>2506.085</text:p>
              </table:table-cell>
              <table:table-cell office:value-type="float" office:value="95.188">
                <text:p>95.188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.622">
                <text:p>22.622</text:p>
              </table:table-cell>
              <table:table-cell office:value-type="float" office:value="11170">
                <text:p>11170</text:p>
              </table:table-cell>
              <table:table-cell office:value-type="float" office:value="103.147">
                <text:p>103.147</text:p>
              </table:table-cell>
              <table:table-cell office:value-type="float" office:value="-32.681">
                <text:p>-32.681</text:p>
              </table:table-cell>
              <table:table-cell office:value-type="float" office:value="140.334">
                <text:p>140.334</text:p>
              </table:table-cell>
              <table:table-cell office:value-type="float" office:value="32.688">
                <text:p>32.688</text:p>
              </table:table-cell>
              <table:table-cell office:value-type="float" office:value="2510.843">
                <text:p>2510.843</text:p>
              </table:table-cell>
              <table:table-cell office:value-type="float" office:value="95.154">
                <text:p>95.154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2.672">
                <text:p>22.672</text:p>
              </table:table-cell>
              <table:table-cell office:value-type="float" office:value="11180">
                <text:p>11180</text:p>
              </table:table-cell>
              <table:table-cell office:value-type="float" office:value="101.512">
                <text:p>101.512</text:p>
              </table:table-cell>
              <table:table-cell office:value-type="float" office:value="-32.704">
                <text:p>-32.704</text:p>
              </table:table-cell>
              <table:table-cell office:value-type="float" office:value="139.116">
                <text:p>139.116</text:p>
              </table:table-cell>
              <table:table-cell office:value-type="float" office:value="32.71">
                <text:p>32.71</text:p>
              </table:table-cell>
              <table:table-cell office:value-type="float" office:value="2515.6">
                <text:p>2515.6</text:p>
              </table:table-cell>
              <table:table-cell office:value-type="float" office:value="95.124">
                <text:p>95.124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2.722">
                <text:p>22.722</text:p>
              </table:table-cell>
              <table:table-cell office:value-type="float" office:value="11180">
                <text:p>11180</text:p>
              </table:table-cell>
              <table:table-cell office:value-type="float" office:value="99.877">
                <text:p>99.877</text:p>
              </table:table-cell>
              <table:table-cell office:value-type="float" office:value="-32.713">
                <text:p>-32.713</text:p>
              </table:table-cell>
              <table:table-cell office:value-type="float" office:value="137.907">
                <text:p>137.907</text:p>
              </table:table-cell>
              <table:table-cell office:value-type="float" office:value="32.718">
                <text:p>32.718</text:p>
              </table:table-cell>
              <table:table-cell office:value-type="float" office:value="2520.356">
                <text:p>2520.356</text:p>
              </table:table-cell>
              <table:table-cell office:value-type="float" office:value="95.094">
                <text:p>95.094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2.772">
                <text:p>22.772</text:p>
              </table:table-cell>
              <table:table-cell office:value-type="float" office:value="11190">
                <text:p>11190</text:p>
              </table:table-cell>
              <table:table-cell office:value-type="float" office:value="98.241">
                <text:p>98.241</text:p>
              </table:table-cell>
              <table:table-cell office:value-type="float" office:value="-32.715">
                <text:p>-32.715</text:p>
              </table:table-cell>
              <table:table-cell office:value-type="float" office:value="136.707">
                <text:p>136.707</text:p>
              </table:table-cell>
              <table:table-cell office:value-type="float" office:value="32.72">
                <text:p>32.72</text:p>
              </table:table-cell>
              <table:table-cell office:value-type="float" office:value="2525.11">
                <text:p>2525.11</text:p>
              </table:table-cell>
              <table:table-cell office:value-type="float" office:value="95.066">
                <text:p>95.066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2.822">
                <text:p>22.822</text:p>
              </table:table-cell>
              <table:table-cell office:value-type="float" office:value="11190">
                <text:p>11190</text:p>
              </table:table-cell>
              <table:table-cell office:value-type="float" office:value="96.606">
                <text:p>96.606</text:p>
              </table:table-cell>
              <table:table-cell office:value-type="float" office:value="-32.699">
                <text:p>-32.699</text:p>
              </table:table-cell>
              <table:table-cell office:value-type="float" office:value="135.517">
                <text:p>135.517</text:p>
              </table:table-cell>
              <table:table-cell office:value-type="float" office:value="32.703">
                <text:p>32.703</text:p>
              </table:table-cell>
              <table:table-cell office:value-type="float" office:value="2529.862">
                <text:p>2529.862</text:p>
              </table:table-cell>
              <table:table-cell office:value-type="float" office:value="95.037">
                <text:p>95.03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2.872">
                <text:p>22.872</text:p>
              </table:table-cell>
              <table:table-cell office:value-type="float" office:value="11200">
                <text:p>11200</text:p>
              </table:table-cell>
              <table:table-cell office:value-type="float" office:value="94.971">
                <text:p>94.971</text:p>
              </table:table-cell>
              <table:table-cell office:value-type="float" office:value="-32.711">
                <text:p>-32.711</text:p>
              </table:table-cell>
              <table:table-cell office:value-type="float" office:value="134.337">
                <text:p>134.337</text:p>
              </table:table-cell>
              <table:table-cell office:value-type="float" office:value="32.715">
                <text:p>32.715</text:p>
              </table:table-cell>
              <table:table-cell office:value-type="float" office:value="2534.613">
                <text:p>2534.613</text:p>
              </table:table-cell>
              <table:table-cell office:value-type="float" office:value="95.01">
                <text:p>95.01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.922">
                <text:p>22.922</text:p>
              </table:table-cell>
              <table:table-cell office:value-type="float" office:value="11200">
                <text:p>11200</text:p>
              </table:table-cell>
              <table:table-cell office:value-type="float" office:value="93.336">
                <text:p>93.336</text:p>
              </table:table-cell>
              <table:table-cell office:value-type="float" office:value="-32.637">
                <text:p>-32.637</text:p>
              </table:table-cell>
              <table:table-cell office:value-type="float" office:value="133.167">
                <text:p>133.167</text:p>
              </table:table-cell>
              <table:table-cell office:value-type="float" office:value="32.642">
                <text:p>32.642</text:p>
              </table:table-cell>
              <table:table-cell office:value-type="float" office:value="2539.363">
                <text:p>2539.363</text:p>
              </table:table-cell>
              <table:table-cell office:value-type="float" office:value="94.984">
                <text:p>94.984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2.972">
                <text:p>22.972</text:p>
              </table:table-cell>
              <table:table-cell office:value-type="float" office:value="11210">
                <text:p>11210</text:p>
              </table:table-cell>
              <table:table-cell office:value-type="float" office:value="91.708">
                <text:p>91.708</text:p>
              </table:table-cell>
              <table:table-cell office:value-type="float" office:value="-32.523">
                <text:p>-32.523</text:p>
              </table:table-cell>
              <table:table-cell office:value-type="float" office:value="132.008">
                <text:p>132.008</text:p>
              </table:table-cell>
              <table:table-cell office:value-type="float" office:value="32.531">
                <text:p>32.531</text:p>
              </table:table-cell>
              <table:table-cell office:value-type="float" office:value="2544.112">
                <text:p>2544.112</text:p>
              </table:table-cell>
              <table:table-cell office:value-type="float" office:value="94.951">
                <text:p>94.951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.022">
                <text:p>23.022</text:p>
              </table:table-cell>
              <table:table-cell office:value-type="float" office:value="11210">
                <text:p>11210</text:p>
              </table:table-cell>
              <table:table-cell office:value-type="float" office:value="90.082">
                <text:p>90.082</text:p>
              </table:table-cell>
              <table:table-cell office:value-type="float" office:value="-32.49">
                <text:p>-32.49</text:p>
              </table:table-cell>
              <table:table-cell office:value-type="float" office:value="130.859">
                <text:p>130.859</text:p>
              </table:table-cell>
              <table:table-cell office:value-type="float" office:value="32.498">
                <text:p>32.498</text:p>
              </table:table-cell>
              <table:table-cell office:value-type="float" office:value="2548.858">
                <text:p>2548.858</text:p>
              </table:table-cell>
              <table:table-cell office:value-type="float" office:value="94.917">
                <text:p>94.917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.072">
                <text:p>23.072</text:p>
              </table:table-cell>
              <table:table-cell office:value-type="float" office:value="11220">
                <text:p>11220</text:p>
              </table:table-cell>
              <table:table-cell office:value-type="float" office:value="88.458">
                <text:p>88.458</text:p>
              </table:table-cell>
              <table:table-cell office:value-type="float" office:value="-32.482">
                <text:p>-32.482</text:p>
              </table:table-cell>
              <table:table-cell office:value-type="float" office:value="129.721">
                <text:p>129.721</text:p>
              </table:table-cell>
              <table:table-cell office:value-type="float" office:value="32.489">
                <text:p>32.489</text:p>
              </table:table-cell>
              <table:table-cell office:value-type="float" office:value="2553.603">
                <text:p>2553.603</text:p>
              </table:table-cell>
              <table:table-cell office:value-type="float" office:value="94.882">
                <text:p>94.882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3.122">
                <text:p>23.122</text:p>
              </table:table-cell>
              <table:table-cell office:value-type="float" office:value="11220">
                <text:p>11220</text:p>
              </table:table-cell>
              <table:table-cell office:value-type="float" office:value="86.834">
                <text:p>86.834</text:p>
              </table:table-cell>
              <table:table-cell office:value-type="float" office:value="-32.472">
                <text:p>-32.472</text:p>
              </table:table-cell>
              <table:table-cell office:value-type="float" office:value="128.594">
                <text:p>128.594</text:p>
              </table:table-cell>
              <table:table-cell office:value-type="float" office:value="32.479">
                <text:p>32.479</text:p>
              </table:table-cell>
              <table:table-cell office:value-type="float" office:value="2558.347">
                <text:p>2558.347</text:p>
              </table:table-cell>
              <table:table-cell office:value-type="float" office:value="94.848">
                <text:p>94.848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3.172">
                <text:p>23.172</text:p>
              </table:table-cell>
              <table:table-cell office:value-type="float" office:value="11230">
                <text:p>11230</text:p>
              </table:table-cell>
              <table:table-cell office:value-type="float" office:value="85.211">
                <text:p>85.211</text:p>
              </table:table-cell>
              <table:table-cell office:value-type="float" office:value="-32.464">
                <text:p>-32.464</text:p>
              </table:table-cell>
              <table:table-cell office:value-type="float" office:value="127.479">
                <text:p>127.479</text:p>
              </table:table-cell>
              <table:table-cell office:value-type="float" office:value="32.471">
                <text:p>32.471</text:p>
              </table:table-cell>
              <table:table-cell office:value-type="float" office:value="2563.088">
                <text:p>2563.088</text:p>
              </table:table-cell>
              <table:table-cell office:value-type="float" office:value="94.815">
                <text:p>94.815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.222">
                <text:p>23.222</text:p>
              </table:table-cell>
              <table:table-cell office:value-type="float" office:value="11230">
                <text:p>11230</text:p>
              </table:table-cell>
              <table:table-cell office:value-type="float" office:value="83.588">
                <text:p>83.588</text:p>
              </table:table-cell>
              <table:table-cell office:value-type="float" office:value="-32.422">
                <text:p>-32.422</text:p>
              </table:table-cell>
              <table:table-cell office:value-type="float" office:value="126.375">
                <text:p>126.375</text:p>
              </table:table-cell>
              <table:table-cell office:value-type="float" office:value="32.43">
                <text:p>32.43</text:p>
              </table:table-cell>
              <table:table-cell office:value-type="float" office:value="2567.828">
                <text:p>2567.828</text:p>
              </table:table-cell>
              <table:table-cell office:value-type="float" office:value="94.782">
                <text:p>94.782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3.272">
                <text:p>23.272</text:p>
              </table:table-cell>
              <table:table-cell office:value-type="float" office:value="11230">
                <text:p>11230</text:p>
              </table:table-cell>
              <table:table-cell office:value-type="float" office:value="81.969">
                <text:p>81.969</text:p>
              </table:table-cell>
              <table:table-cell office:value-type="float" office:value="-32.395">
                <text:p>-32.395</text:p>
              </table:table-cell>
              <table:table-cell office:value-type="float" office:value="125.283">
                <text:p>125.283</text:p>
              </table:table-cell>
              <table:table-cell office:value-type="float" office:value="32.403">
                <text:p>32.403</text:p>
              </table:table-cell>
              <table:table-cell office:value-type="float" office:value="2572.566">
                <text:p>2572.566</text:p>
              </table:table-cell>
              <table:table-cell office:value-type="float" office:value="94.747">
                <text:p>94.74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3.322">
                <text:p>23.322</text:p>
              </table:table-cell>
              <table:table-cell office:value-type="float" office:value="11240">
                <text:p>11240</text:p>
              </table:table-cell>
              <table:table-cell office:value-type="float" office:value="80.348">
                <text:p>80.348</text:p>
              </table:table-cell>
              <table:table-cell office:value-type="float" office:value="-32.385">
                <text:p>-32.385</text:p>
              </table:table-cell>
              <table:table-cell office:value-type="float" office:value="124.203">
                <text:p>124.203</text:p>
              </table:table-cell>
              <table:table-cell office:value-type="float" office:value="32.392">
                <text:p>32.392</text:p>
              </table:table-cell>
              <table:table-cell office:value-type="float" office:value="2577.303">
                <text:p>2577.303</text:p>
              </table:table-cell>
              <table:table-cell office:value-type="float" office:value="94.714">
                <text:p>94.714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.372">
                <text:p>23.372</text:p>
              </table:table-cell>
              <table:table-cell office:value-type="float" office:value="11240">
                <text:p>11240</text:p>
              </table:table-cell>
              <table:table-cell office:value-type="float" office:value="78.731">
                <text:p>78.731</text:p>
              </table:table-cell>
              <table:table-cell office:value-type="float" office:value="-32.314">
                <text:p>-32.314</text:p>
              </table:table-cell>
              <table:table-cell office:value-type="float" office:value="123.136">
                <text:p>123.136</text:p>
              </table:table-cell>
              <table:table-cell office:value-type="float" office:value="32.322">
                <text:p>32.322</text:p>
              </table:table-cell>
              <table:table-cell office:value-type="float" office:value="2582.038">
                <text:p>2582.038</text:p>
              </table:table-cell>
              <table:table-cell office:value-type="float" office:value="94.678">
                <text:p>94.678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.422">
                <text:p>23.422</text:p>
              </table:table-cell>
              <table:table-cell office:value-type="float" office:value="11250">
                <text:p>11250</text:p>
              </table:table-cell>
              <table:table-cell office:value-type="float" office:value="77.116">
                <text:p>77.116</text:p>
              </table:table-cell>
              <table:table-cell office:value-type="float" office:value="-32.255">
                <text:p>-32.255</text:p>
              </table:table-cell>
              <table:table-cell office:value-type="float" office:value="122.082">
                <text:p>122.082</text:p>
              </table:table-cell>
              <table:table-cell office:value-type="float" office:value="32.264">
                <text:p>32.264</text:p>
              </table:table-cell>
              <table:table-cell office:value-type="float" office:value="2586.771">
                <text:p>2586.771</text:p>
              </table:table-cell>
              <table:table-cell office:value-type="float" office:value="94.642">
                <text:p>94.642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3.472">
                <text:p>23.472</text:p>
              </table:table-cell>
              <table:table-cell office:value-type="float" office:value="11250">
                <text:p>11250</text:p>
              </table:table-cell>
              <table:table-cell office:value-type="float" office:value="75.506">
                <text:p>75.506</text:p>
              </table:table-cell>
              <table:table-cell office:value-type="float" office:value="-32.227">
                <text:p>-32.227</text:p>
              </table:table-cell>
              <table:table-cell office:value-type="float" office:value="121.04">
                <text:p>121.04</text:p>
              </table:table-cell>
              <table:table-cell office:value-type="float" office:value="32.236">
                <text:p>32.236</text:p>
              </table:table-cell>
              <table:table-cell office:value-type="float" office:value="2591.502">
                <text:p>2591.502</text:p>
              </table:table-cell>
              <table:table-cell office:value-type="float" office:value="94.602">
                <text:p>94.602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3.522">
                <text:p>23.522</text:p>
              </table:table-cell>
              <table:table-cell office:value-type="float" office:value="11250">
                <text:p>11250</text:p>
              </table:table-cell>
              <table:table-cell office:value-type="float" office:value="73.893">
                <text:p>73.893</text:p>
              </table:table-cell>
              <table:table-cell office:value-type="float" office:value="-32.26">
                <text:p>-32.26</text:p>
              </table:table-cell>
              <table:table-cell office:value-type="float" office:value="120.012">
                <text:p>120.012</text:p>
              </table:table-cell>
              <table:table-cell office:value-type="float" office:value="32.268">
                <text:p>32.268</text:p>
              </table:table-cell>
              <table:table-cell office:value-type="float" office:value="2596.231">
                <text:p>2596.231</text:p>
              </table:table-cell>
              <table:table-cell office:value-type="float" office:value="94.566">
                <text:p>94.566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3.572">
                <text:p>23.572</text:p>
              </table:table-cell>
              <table:table-cell office:value-type="float" office:value="11260">
                <text:p>11260</text:p>
              </table:table-cell>
              <table:table-cell office:value-type="float" office:value="72.281">
                <text:p>72.281</text:p>
              </table:table-cell>
              <table:table-cell office:value-type="float" office:value="-32.232">
                <text:p>-32.232</text:p>
              </table:table-cell>
              <table:table-cell office:value-type="float" office:value="118.998">
                <text:p>118.998</text:p>
              </table:table-cell>
              <table:table-cell office:value-type="float" office:value="32.24">
                <text:p>32.24</text:p>
              </table:table-cell>
              <table:table-cell office:value-type="float" office:value="2600.958">
                <text:p>2600.958</text:p>
              </table:table-cell>
              <table:table-cell office:value-type="float" office:value="94.53">
                <text:p>94.53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.622">
                <text:p>23.622</text:p>
              </table:table-cell>
              <table:table-cell office:value-type="float" office:value="11260">
                <text:p>11260</text:p>
              </table:table-cell>
              <table:table-cell office:value-type="float" office:value="70.67">
                <text:p>70.67</text:p>
              </table:table-cell>
              <table:table-cell office:value-type="float" office:value="-32.21">
                <text:p>-32.21</text:p>
              </table:table-cell>
              <table:table-cell office:value-type="float" office:value="117.997">
                <text:p>117.997</text:p>
              </table:table-cell>
              <table:table-cell office:value-type="float" office:value="32.218">
                <text:p>32.218</text:p>
              </table:table-cell>
              <table:table-cell office:value-type="float" office:value="2605.684">
                <text:p>2605.684</text:p>
              </table:table-cell>
              <table:table-cell office:value-type="float" office:value="94.494">
                <text:p>94.494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.672">
                <text:p>23.672</text:p>
              </table:table-cell>
              <table:table-cell office:value-type="float" office:value="11260">
                <text:p>11260</text:p>
              </table:table-cell>
              <table:table-cell office:value-type="float" office:value="69.059">
                <text:p>69.059</text:p>
              </table:table-cell>
              <table:table-cell office:value-type="float" office:value="-32.187">
                <text:p>-32.187</text:p>
              </table:table-cell>
              <table:table-cell office:value-type="float" office:value="117.011">
                <text:p>117.011</text:p>
              </table:table-cell>
              <table:table-cell office:value-type="float" office:value="32.195">
                <text:p>32.195</text:p>
              </table:table-cell>
              <table:table-cell office:value-type="float" office:value="2610.408">
                <text:p>2610.408</text:p>
              </table:table-cell>
              <table:table-cell office:value-type="float" office:value="94.458">
                <text:p>94.458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3.722">
                <text:p>23.722</text:p>
              </table:table-cell>
              <table:table-cell office:value-type="float" office:value="11270">
                <text:p>11270</text:p>
              </table:table-cell>
              <table:table-cell office:value-type="float" office:value="67.451">
                <text:p>67.451</text:p>
              </table:table-cell>
              <table:table-cell office:value-type="float" office:value="-32.124">
                <text:p>-32.124</text:p>
              </table:table-cell>
              <table:table-cell office:value-type="float" office:value="116.039">
                <text:p>116.039</text:p>
              </table:table-cell>
              <table:table-cell office:value-type="float" office:value="32.133">
                <text:p>32.133</text:p>
              </table:table-cell>
              <table:table-cell office:value-type="float" office:value="2615.13">
                <text:p>2615.13</text:p>
              </table:table-cell>
              <table:table-cell office:value-type="float" office:value="94.421">
                <text:p>94.421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3.772">
                <text:p>23.772</text:p>
              </table:table-cell>
              <table:table-cell office:value-type="float" office:value="11270">
                <text:p>11270</text:p>
              </table:table-cell>
              <table:table-cell office:value-type="float" office:value="65.847">
                <text:p>65.847</text:p>
              </table:table-cell>
              <table:table-cell office:value-type="float" office:value="-32.108">
                <text:p>-32.108</text:p>
              </table:table-cell>
              <table:table-cell office:value-type="float" office:value="115.082">
                <text:p>115.082</text:p>
              </table:table-cell>
              <table:table-cell office:value-type="float" office:value="32.117">
                <text:p>32.117</text:p>
              </table:table-cell>
              <table:table-cell office:value-type="float" office:value="2619.85">
                <text:p>2619.85</text:p>
              </table:table-cell>
              <table:table-cell office:value-type="float" office:value="94.383">
                <text:p>94.383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3.822">
                <text:p>23.822</text:p>
              </table:table-cell>
              <table:table-cell office:value-type="float" office:value="11270">
                <text:p>11270</text:p>
              </table:table-cell>
              <table:table-cell office:value-type="float" office:value="64.24">
                <text:p>64.24</text:p>
              </table:table-cell>
              <table:table-cell office:value-type="float" office:value="-32.134">
                <text:p>-32.134</text:p>
              </table:table-cell>
              <table:table-cell office:value-type="float" office:value="114.14">
                <text:p>114.14</text:p>
              </table:table-cell>
              <table:table-cell office:value-type="float" office:value="32.142">
                <text:p>32.142</text:p>
              </table:table-cell>
              <table:table-cell office:value-type="float" office:value="2624.568">
                <text:p>2624.568</text:p>
              </table:table-cell>
              <table:table-cell office:value-type="float" office:value="94.346">
                <text:p>94.346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3.872">
                <text:p>23.872</text:p>
              </table:table-cell>
              <table:table-cell office:value-type="float" office:value="11280">
                <text:p>11280</text:p>
              </table:table-cell>
              <table:table-cell office:value-type="float" office:value="62.634">
                <text:p>62.634</text:p>
              </table:table-cell>
              <table:table-cell office:value-type="float" office:value="-32.1">
                <text:p>-32.1</text:p>
              </table:table-cell>
              <table:table-cell office:value-type="float" office:value="113.214">
                <text:p>113.214</text:p>
              </table:table-cell>
              <table:table-cell office:value-type="float" office:value="32.108">
                <text:p>32.108</text:p>
              </table:table-cell>
              <table:table-cell office:value-type="float" office:value="2629.284">
                <text:p>2629.284</text:p>
              </table:table-cell>
              <table:table-cell office:value-type="float" office:value="94.311">
                <text:p>94.311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3.922">
                <text:p>23.922</text:p>
              </table:table-cell>
              <table:table-cell office:value-type="float" office:value="11280">
                <text:p>11280</text:p>
              </table:table-cell>
              <table:table-cell office:value-type="float" office:value="61.03">
                <text:p>61.03</text:p>
              </table:table-cell>
              <table:table-cell office:value-type="float" office:value="-32.077">
                <text:p>-32.077</text:p>
              </table:table-cell>
              <table:table-cell office:value-type="float" office:value="112.304">
                <text:p>112.304</text:p>
              </table:table-cell>
              <table:table-cell office:value-type="float" office:value="32.085">
                <text:p>32.085</text:p>
              </table:table-cell>
              <table:table-cell office:value-type="float" office:value="2633.999">
                <text:p>2633.999</text:p>
              </table:table-cell>
              <table:table-cell office:value-type="float" office:value="94.274">
                <text:p>94.274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3.972">
                <text:p>23.972</text:p>
              </table:table-cell>
              <table:table-cell office:value-type="float" office:value="11280">
                <text:p>11280</text:p>
              </table:table-cell>
              <table:table-cell office:value-type="float" office:value="59.426">
                <text:p>59.426</text:p>
              </table:table-cell>
              <table:table-cell office:value-type="float" office:value="-32.078">
                <text:p>-32.078</text:p>
              </table:table-cell>
              <table:table-cell office:value-type="float" office:value="111.41">
                <text:p>111.41</text:p>
              </table:table-cell>
              <table:table-cell office:value-type="float" office:value="32.086">
                <text:p>32.086</text:p>
              </table:table-cell>
              <table:table-cell office:value-type="float" office:value="2638.712">
                <text:p>2638.712</text:p>
              </table:table-cell>
              <table:table-cell office:value-type="float" office:value="94.238">
                <text:p>94.238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4.022">
                <text:p>24.022</text:p>
              </table:table-cell>
              <table:table-cell office:value-type="float" office:value="11290">
                <text:p>11290</text:p>
              </table:table-cell>
              <table:table-cell office:value-type="float" office:value="57.822">
                <text:p>57.822</text:p>
              </table:table-cell>
              <table:table-cell office:value-type="float" office:value="-32.102">
                <text:p>-32.102</text:p>
              </table:table-cell>
              <table:table-cell office:value-type="float" office:value="110.533">
                <text:p>110.533</text:p>
              </table:table-cell>
              <table:table-cell office:value-type="float" office:value="32.109">
                <text:p>32.109</text:p>
              </table:table-cell>
              <table:table-cell office:value-type="float" office:value="2643.423">
                <text:p>2643.423</text:p>
              </table:table-cell>
              <table:table-cell office:value-type="float" office:value="94.203">
                <text:p>94.203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4.072">
                <text:p>24.072</text:p>
              </table:table-cell>
              <table:table-cell office:value-type="float" office:value="11290">
                <text:p>11290</text:p>
              </table:table-cell>
              <table:table-cell office:value-type="float" office:value="56.216">
                <text:p>56.216</text:p>
              </table:table-cell>
              <table:table-cell office:value-type="float" office:value="-32.106">
                <text:p>-32.106</text:p>
              </table:table-cell>
              <table:table-cell office:value-type="float" office:value="109.674">
                <text:p>109.674</text:p>
              </table:table-cell>
              <table:table-cell office:value-type="float" office:value="32.112">
                <text:p>32.112</text:p>
              </table:table-cell>
              <table:table-cell office:value-type="float" office:value="2648.132">
                <text:p>2648.132</text:p>
              </table:table-cell>
              <table:table-cell office:value-type="float" office:value="94.17">
                <text:p>94.17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4.122">
                <text:p>24.122</text:p>
              </table:table-cell>
              <table:table-cell office:value-type="float" office:value="11290">
                <text:p>11290</text:p>
              </table:table-cell>
              <table:table-cell office:value-type="float" office:value="54.612">
                <text:p>54.612</text:p>
              </table:table-cell>
              <table:table-cell office:value-type="float" office:value="-32.062">
                <text:p>-32.062</text:p>
              </table:table-cell>
              <table:table-cell office:value-type="float" office:value="108.831">
                <text:p>108.831</text:p>
              </table:table-cell>
              <table:table-cell office:value-type="float" office:value="32.069">
                <text:p>32.069</text:p>
              </table:table-cell>
              <table:table-cell office:value-type="float" office:value="2652.84">
                <text:p>2652.84</text:p>
              </table:table-cell>
              <table:table-cell office:value-type="float" office:value="94.137">
                <text:p>94.137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4.172">
                <text:p>24.172</text:p>
              </table:table-cell>
              <table:table-cell office:value-type="float" office:value="11290">
                <text:p>11290</text:p>
              </table:table-cell>
              <table:table-cell office:value-type="float" office:value="53.01">
                <text:p>53.01</text:p>
              </table:table-cell>
              <table:table-cell office:value-type="float" office:value="-32.037">
                <text:p>-32.037</text:p>
              </table:table-cell>
              <table:table-cell office:value-type="float" office:value="108.007">
                <text:p>108.007</text:p>
              </table:table-cell>
              <table:table-cell office:value-type="float" office:value="32.044">
                <text:p>32.044</text:p>
              </table:table-cell>
              <table:table-cell office:value-type="float" office:value="2657.546">
                <text:p>2657.546</text:p>
              </table:table-cell>
              <table:table-cell office:value-type="float" office:value="94.103">
                <text:p>94.103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4.222">
                <text:p>24.222</text:p>
              </table:table-cell>
              <table:table-cell office:value-type="float" office:value="11300">
                <text:p>11300</text:p>
              </table:table-cell>
              <table:table-cell office:value-type="float" office:value="51.408">
                <text:p>51.408</text:p>
              </table:table-cell>
              <table:table-cell office:value-type="float" office:value="-32.02">
                <text:p>-32.02</text:p>
              </table:table-cell>
              <table:table-cell office:value-type="float" office:value="107.2">
                <text:p>107.2</text:p>
              </table:table-cell>
              <table:table-cell office:value-type="float" office:value="32.027">
                <text:p>32.027</text:p>
              </table:table-cell>
              <table:table-cell office:value-type="float" office:value="2662.25">
                <text:p>2662.25</text:p>
              </table:table-cell>
              <table:table-cell office:value-type="float" office:value="94.07">
                <text:p>94.07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4.272">
                <text:p>24.272</text:p>
              </table:table-cell>
              <table:table-cell office:value-type="float" office:value="11300">
                <text:p>11300</text:p>
              </table:table-cell>
              <table:table-cell office:value-type="float" office:value="49.808">
                <text:p>49.808</text:p>
              </table:table-cell>
              <table:table-cell office:value-type="float" office:value="-31.964">
                <text:p>-31.964</text:p>
              </table:table-cell>
              <table:table-cell office:value-type="float" office:value="106.412">
                <text:p>106.412</text:p>
              </table:table-cell>
              <table:table-cell office:value-type="float" office:value="31.972">
                <text:p>31.972</text:p>
              </table:table-cell>
              <table:table-cell office:value-type="float" office:value="2666.953">
                <text:p>2666.953</text:p>
              </table:table-cell>
              <table:table-cell office:value-type="float" office:value="94.036">
                <text:p>94.036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4.322">
                <text:p>24.322</text:p>
              </table:table-cell>
              <table:table-cell office:value-type="float" office:value="11300">
                <text:p>11300</text:p>
              </table:table-cell>
              <table:table-cell office:value-type="float" office:value="48.211">
                <text:p>48.211</text:p>
              </table:table-cell>
              <table:table-cell office:value-type="float" office:value="-31.904">
                <text:p>-31.904</text:p>
              </table:table-cell>
              <table:table-cell office:value-type="float" office:value="105.643">
                <text:p>105.643</text:p>
              </table:table-cell>
              <table:table-cell office:value-type="float" office:value="31.913">
                <text:p>31.913</text:p>
              </table:table-cell>
              <table:table-cell office:value-type="float" office:value="2671.654">
                <text:p>2671.654</text:p>
              </table:table-cell>
              <table:table-cell office:value-type="float" office:value="94">
                <text:p>94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4.372">
                <text:p>24.372</text:p>
              </table:table-cell>
              <table:table-cell office:value-type="float" office:value="11300">
                <text:p>11300</text:p>
              </table:table-cell>
              <table:table-cell office:value-type="float" office:value="46.618">
                <text:p>46.618</text:p>
              </table:table-cell>
              <table:table-cell office:value-type="float" office:value="-31.838">
                <text:p>-31.838</text:p>
              </table:table-cell>
              <table:table-cell office:value-type="float" office:value="104.892">
                <text:p>104.892</text:p>
              </table:table-cell>
              <table:table-cell office:value-type="float" office:value="31.847">
                <text:p>31.847</text:p>
              </table:table-cell>
              <table:table-cell office:value-type="float" office:value="2676.353">
                <text:p>2676.353</text:p>
              </table:table-cell>
              <table:table-cell office:value-type="float" office:value="93.963">
                <text:p>93.9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4.422">
                <text:p>24.422</text:p>
              </table:table-cell>
              <table:table-cell office:value-type="float" office:value="11310">
                <text:p>11310</text:p>
              </table:table-cell>
              <table:table-cell office:value-type="float" office:value="45.027">
                <text:p>45.027</text:p>
              </table:table-cell>
              <table:table-cell office:value-type="float" office:value="-31.803">
                <text:p>-31.803</text:p>
              </table:table-cell>
              <table:table-cell office:value-type="float" office:value="104.161">
                <text:p>104.161</text:p>
              </table:table-cell>
              <table:table-cell office:value-type="float" office:value="31.812">
                <text:p>31.812</text:p>
              </table:table-cell>
              <table:table-cell office:value-type="float" office:value="2681.05">
                <text:p>2681.05</text:p>
              </table:table-cell>
              <table:table-cell office:value-type="float" office:value="93.925">
                <text:p>93.925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4.472">
                <text:p>24.472</text:p>
              </table:table-cell>
              <table:table-cell office:value-type="float" office:value="11310">
                <text:p>11310</text:p>
              </table:table-cell>
              <table:table-cell office:value-type="float" office:value="43.437">
                <text:p>43.437</text:p>
              </table:table-cell>
              <table:table-cell office:value-type="float" office:value="-31.816">
                <text:p>-31.816</text:p>
              </table:table-cell>
              <table:table-cell office:value-type="float" office:value="103.449">
                <text:p>103.449</text:p>
              </table:table-cell>
              <table:table-cell office:value-type="float" office:value="31.825">
                <text:p>31.825</text:p>
              </table:table-cell>
              <table:table-cell office:value-type="float" office:value="2685.745">
                <text:p>2685.745</text:p>
              </table:table-cell>
              <table:table-cell office:value-type="float" office:value="93.888">
                <text:p>93.888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4.522">
                <text:p>24.522</text:p>
              </table:table-cell>
              <table:table-cell office:value-type="float" office:value="11310">
                <text:p>11310</text:p>
              </table:table-cell>
              <table:table-cell office:value-type="float" office:value="41.846">
                <text:p>41.846</text:p>
              </table:table-cell>
              <table:table-cell office:value-type="float" office:value="-31.815">
                <text:p>-31.815</text:p>
              </table:table-cell>
              <table:table-cell office:value-type="float" office:value="102.758">
                <text:p>102.758</text:p>
              </table:table-cell>
              <table:table-cell office:value-type="float" office:value="31.824">
                <text:p>31.824</text:p>
              </table:table-cell>
              <table:table-cell office:value-type="float" office:value="2690.439">
                <text:p>2690.439</text:p>
              </table:table-cell>
              <table:table-cell office:value-type="float" office:value="93.852">
                <text:p>93.852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4.572">
                <text:p>24.572</text:p>
              </table:table-cell>
              <table:table-cell office:value-type="float" office:value="11310">
                <text:p>11310</text:p>
              </table:table-cell>
              <table:table-cell office:value-type="float" office:value="40.255">
                <text:p>40.255</text:p>
              </table:table-cell>
              <table:table-cell office:value-type="float" office:value="-31.825">
                <text:p>-31.825</text:p>
              </table:table-cell>
              <table:table-cell office:value-type="float" office:value="102.088">
                <text:p>102.088</text:p>
              </table:table-cell>
              <table:table-cell office:value-type="float" office:value="31.833">
                <text:p>31.833</text:p>
              </table:table-cell>
              <table:table-cell office:value-type="float" office:value="2695.131">
                <text:p>2695.131</text:p>
              </table:table-cell>
              <table:table-cell office:value-type="float" office:value="93.816">
                <text:p>93.816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4.622">
                <text:p>24.622</text:p>
              </table:table-cell>
              <table:table-cell office:value-type="float" office:value="11310">
                <text:p>11310</text:p>
              </table:table-cell>
              <table:table-cell office:value-type="float" office:value="38.663">
                <text:p>38.663</text:p>
              </table:table-cell>
              <table:table-cell office:value-type="float" office:value="-31.864">
                <text:p>-31.864</text:p>
              </table:table-cell>
              <table:table-cell office:value-type="float" office:value="101.439">
                <text:p>101.439</text:p>
              </table:table-cell>
              <table:table-cell office:value-type="float" office:value="31.871">
                <text:p>31.871</text:p>
              </table:table-cell>
              <table:table-cell office:value-type="float" office:value="2699.821">
                <text:p>2699.821</text:p>
              </table:table-cell>
              <table:table-cell office:value-type="float" office:value="93.782">
                <text:p>93.782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4.672">
                <text:p>24.672</text:p>
              </table:table-cell>
              <table:table-cell office:value-type="float" office:value="11320">
                <text:p>11320</text:p>
              </table:table-cell>
              <table:table-cell office:value-type="float" office:value="37.07">
                <text:p>37.07</text:p>
              </table:table-cell>
              <table:table-cell office:value-type="float" office:value="-31.837">
                <text:p>-31.837</text:p>
              </table:table-cell>
              <table:table-cell office:value-type="float" office:value="100.812">
                <text:p>100.812</text:p>
              </table:table-cell>
              <table:table-cell office:value-type="float" office:value="31.844">
                <text:p>31.844</text:p>
              </table:table-cell>
              <table:table-cell office:value-type="float" office:value="2704.509">
                <text:p>2704.509</text:p>
              </table:table-cell>
              <table:table-cell office:value-type="float" office:value="93.749">
                <text:p>93.74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4.722">
                <text:p>24.722</text:p>
              </table:table-cell>
              <table:table-cell office:value-type="float" office:value="11320">
                <text:p>11320</text:p>
              </table:table-cell>
              <table:table-cell office:value-type="float" office:value="35.479">
                <text:p>35.479</text:p>
              </table:table-cell>
              <table:table-cell office:value-type="float" office:value="-31.816">
                <text:p>-31.816</text:p>
              </table:table-cell>
              <table:table-cell office:value-type="float" office:value="100.206">
                <text:p>100.206</text:p>
              </table:table-cell>
              <table:table-cell office:value-type="float" office:value="31.823">
                <text:p>31.823</text:p>
              </table:table-cell>
              <table:table-cell office:value-type="float" office:value="2709.195">
                <text:p>2709.195</text:p>
              </table:table-cell>
              <table:table-cell office:value-type="float" office:value="93.715">
                <text:p>93.715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4.772">
                <text:p>24.772</text:p>
              </table:table-cell>
              <table:table-cell office:value-type="float" office:value="11320">
                <text:p>11320</text:p>
              </table:table-cell>
              <table:table-cell office:value-type="float" office:value="33.888">
                <text:p>33.888</text:p>
              </table:table-cell>
              <table:table-cell office:value-type="float" office:value="-31.83">
                <text:p>-31.83</text:p>
              </table:table-cell>
              <table:table-cell office:value-type="float" office:value="99.623">
                <text:p>99.623</text:p>
              </table:table-cell>
              <table:table-cell office:value-type="float" office:value="31.837">
                <text:p>31.837</text:p>
              </table:table-cell>
              <table:table-cell office:value-type="float" office:value="2713.88">
                <text:p>2713.88</text:p>
              </table:table-cell>
              <table:table-cell office:value-type="float" office:value="93.682">
                <text:p>93.682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4.822">
                <text:p>24.822</text:p>
              </table:table-cell>
              <table:table-cell office:value-type="float" office:value="11320">
                <text:p>11320</text:p>
              </table:table-cell>
              <table:table-cell office:value-type="float" office:value="32.297">
                <text:p>32.297</text:p>
              </table:table-cell>
              <table:table-cell office:value-type="float" office:value="-31.83">
                <text:p>-31.83</text:p>
              </table:table-cell>
              <table:table-cell office:value-type="float" office:value="99.062">
                <text:p>99.062</text:p>
              </table:table-cell>
              <table:table-cell office:value-type="float" office:value="31.836">
                <text:p>31.836</text:p>
              </table:table-cell>
              <table:table-cell office:value-type="float" office:value="2718.564">
                <text:p>2718.564</text:p>
              </table:table-cell>
              <table:table-cell office:value-type="float" office:value="93.649">
                <text:p>93.649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4.872">
                <text:p>24.872</text:p>
              </table:table-cell>
              <table:table-cell office:value-type="float" office:value="11320">
                <text:p>11320</text:p>
              </table:table-cell>
              <table:table-cell office:value-type="float" office:value="30.704">
                <text:p>30.704</text:p>
              </table:table-cell>
              <table:table-cell office:value-type="float" office:value="-31.898">
                <text:p>-31.898</text:p>
              </table:table-cell>
              <table:table-cell office:value-type="float" office:value="98.525">
                <text:p>98.525</text:p>
              </table:table-cell>
              <table:table-cell office:value-type="float" office:value="31.903">
                <text:p>31.903</text:p>
              </table:table-cell>
              <table:table-cell office:value-type="float" office:value="2723.245">
                <text:p>2723.245</text:p>
              </table:table-cell>
              <table:table-cell office:value-type="float" office:value="93.618">
                <text:p>93.618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4.922">
                <text:p>24.922</text:p>
              </table:table-cell>
              <table:table-cell office:value-type="float" office:value="11330">
                <text:p>11330</text:p>
              </table:table-cell>
              <table:table-cell office:value-type="float" office:value="29.107">
                <text:p>29.107</text:p>
              </table:table-cell>
              <table:table-cell office:value-type="float" office:value="-31.953">
                <text:p>-31.953</text:p>
              </table:table-cell>
              <table:table-cell office:value-type="float" office:value="98.012">
                <text:p>98.012</text:p>
              </table:table-cell>
              <table:table-cell office:value-type="float" office:value="31.958">
                <text:p>31.958</text:p>
              </table:table-cell>
              <table:table-cell office:value-type="float" office:value="2727.925">
                <text:p>2727.925</text:p>
              </table:table-cell>
              <table:table-cell office:value-type="float" office:value="93.59">
                <text:p>93.59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4.972">
                <text:p>24.972</text:p>
              </table:table-cell>
              <table:table-cell office:value-type="float" office:value="11330">
                <text:p>11330</text:p>
              </table:table-cell>
              <table:table-cell office:value-type="float" office:value="27.509">
                <text:p>27.509</text:p>
              </table:table-cell>
              <table:table-cell office:value-type="float" office:value="-31.954">
                <text:p>-31.954</text:p>
              </table:table-cell>
              <table:table-cell office:value-type="float" office:value="97.523">
                <text:p>97.523</text:p>
              </table:table-cell>
              <table:table-cell office:value-type="float" office:value="31.959">
                <text:p>31.959</text:p>
              </table:table-cell>
              <table:table-cell office:value-type="float" office:value="2732.604">
                <text:p>2732.604</text:p>
              </table:table-cell>
              <table:table-cell office:value-type="float" office:value="93.563">
                <text:p>93.563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.022">
                <text:p>25.022</text:p>
              </table:table-cell>
              <table:table-cell office:value-type="float" office:value="11330">
                <text:p>11330</text:p>
              </table:table-cell>
              <table:table-cell office:value-type="float" office:value="25.912">
                <text:p>25.912</text:p>
              </table:table-cell>
              <table:table-cell office:value-type="float" office:value="-31.938">
                <text:p>-31.938</text:p>
              </table:table-cell>
              <table:table-cell office:value-type="float" office:value="97.059">
                <text:p>97.059</text:p>
              </table:table-cell>
              <table:table-cell office:value-type="float" office:value="31.942">
                <text:p>31.942</text:p>
              </table:table-cell>
              <table:table-cell office:value-type="float" office:value="2737.282">
                <text:p>2737.282</text:p>
              </table:table-cell>
              <table:table-cell office:value-type="float" office:value="93.536">
                <text:p>93.536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.072">
                <text:p>25.072</text:p>
              </table:table-cell>
              <table:table-cell office:value-type="float" office:value="11330">
                <text:p>11330</text:p>
              </table:table-cell>
              <table:table-cell office:value-type="float" office:value="24.315">
                <text:p>24.315</text:p>
              </table:table-cell>
              <table:table-cell office:value-type="float" office:value="-31.911">
                <text:p>-31.911</text:p>
              </table:table-cell>
              <table:table-cell office:value-type="float" office:value="96.618">
                <text:p>96.618</text:p>
              </table:table-cell>
              <table:table-cell office:value-type="float" office:value="31.916">
                <text:p>31.916</text:p>
              </table:table-cell>
              <table:table-cell office:value-type="float" office:value="2741.958">
                <text:p>2741.958</text:p>
              </table:table-cell>
              <table:table-cell office:value-type="float" office:value="93.509">
                <text:p>93.509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.122">
                <text:p>25.122</text:p>
              </table:table-cell>
              <table:table-cell office:value-type="float" office:value="11330">
                <text:p>11330</text:p>
              </table:table-cell>
              <table:table-cell office:value-type="float" office:value="22.721">
                <text:p>22.721</text:p>
              </table:table-cell>
              <table:table-cell office:value-type="float" office:value="-31.89">
                <text:p>-31.89</text:p>
              </table:table-cell>
              <table:table-cell office:value-type="float" office:value="96.203">
                <text:p>96.203</text:p>
              </table:table-cell>
              <table:table-cell office:value-type="float" office:value="31.895">
                <text:p>31.895</text:p>
              </table:table-cell>
              <table:table-cell office:value-type="float" office:value="2746.633">
                <text:p>2746.633</text:p>
              </table:table-cell>
              <table:table-cell office:value-type="float" office:value="93.481">
                <text:p>93.481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.172">
                <text:p>25.172</text:p>
              </table:table-cell>
              <table:table-cell office:value-type="float" office:value="11330">
                <text:p>11330</text:p>
              </table:table-cell>
              <table:table-cell office:value-type="float" office:value="21.126">
                <text:p>21.126</text:p>
              </table:table-cell>
              <table:table-cell office:value-type="float" office:value="-31.899">
                <text:p>-31.899</text:p>
              </table:table-cell>
              <table:table-cell office:value-type="float" office:value="95.812">
                <text:p>95.812</text:p>
              </table:table-cell>
              <table:table-cell office:value-type="float" office:value="31.904">
                <text:p>31.904</text:p>
              </table:table-cell>
              <table:table-cell office:value-type="float" office:value="2751.306">
                <text:p>2751.306</text:p>
              </table:table-cell>
              <table:table-cell office:value-type="float" office:value="93.454">
                <text:p>93.454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.222">
                <text:p>25.222</text:p>
              </table:table-cell>
              <table:table-cell office:value-type="float" office:value="11330">
                <text:p>11330</text:p>
              </table:table-cell>
              <table:table-cell office:value-type="float" office:value="19.531">
                <text:p>19.531</text:p>
              </table:table-cell>
              <table:table-cell office:value-type="float" office:value="-31.902">
                <text:p>-31.902</text:p>
              </table:table-cell>
              <table:table-cell office:value-type="float" office:value="95.447">
                <text:p>95.447</text:p>
              </table:table-cell>
              <table:table-cell office:value-type="float" office:value="31.907">
                <text:p>31.907</text:p>
              </table:table-cell>
              <table:table-cell office:value-type="float" office:value="2755.978">
                <text:p>2755.978</text:p>
              </table:table-cell>
              <table:table-cell office:value-type="float" office:value="93.427">
                <text:p>93.42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.272">
                <text:p>25.272</text:p>
              </table:table-cell>
              <table:table-cell office:value-type="float" office:value="11330">
                <text:p>11330</text:p>
              </table:table-cell>
              <table:table-cell office:value-type="float" office:value="17.936">
                <text:p>17.936</text:p>
              </table:table-cell>
              <table:table-cell office:value-type="float" office:value="-31.883">
                <text:p>-31.883</text:p>
              </table:table-cell>
              <table:table-cell office:value-type="float" office:value="95.107">
                <text:p>95.107</text:p>
              </table:table-cell>
              <table:table-cell office:value-type="float" office:value="31.888">
                <text:p>31.888</text:p>
              </table:table-cell>
              <table:table-cell office:value-type="float" office:value="2760.649">
                <text:p>2760.649</text:p>
              </table:table-cell>
              <table:table-cell office:value-type="float" office:value="93.401">
                <text:p>93.401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.322">
                <text:p>25.322</text:p>
              </table:table-cell>
              <table:table-cell office:value-type="float" office:value="11330">
                <text:p>11330</text:p>
              </table:table-cell>
              <table:table-cell office:value-type="float" office:value="16.342">
                <text:p>16.342</text:p>
              </table:table-cell>
              <table:table-cell office:value-type="float" office:value="-31.896">
                <text:p>-31.896</text:p>
              </table:table-cell>
              <table:table-cell office:value-type="float" office:value="94.793">
                <text:p>94.793</text:p>
              </table:table-cell>
              <table:table-cell office:value-type="float" office:value="31.9">
                <text:p>31.9</text:p>
              </table:table-cell>
              <table:table-cell office:value-type="float" office:value="2765.318">
                <text:p>2765.318</text:p>
              </table:table-cell>
              <table:table-cell office:value-type="float" office:value="93.374">
                <text:p>93.37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.372">
                <text:p>25.372</text:p>
              </table:table-cell>
              <table:table-cell office:value-type="float" office:value="11330">
                <text:p>11330</text:p>
              </table:table-cell>
              <table:table-cell office:value-type="float" office:value="14.746">
                <text:p>14.746</text:p>
              </table:table-cell>
              <table:table-cell office:value-type="float" office:value="-31.916">
                <text:p>-31.916</text:p>
              </table:table-cell>
              <table:table-cell office:value-type="float" office:value="94.506">
                <text:p>94.506</text:p>
              </table:table-cell>
              <table:table-cell office:value-type="float" office:value="31.919">
                <text:p>31.919</text:p>
              </table:table-cell>
              <table:table-cell office:value-type="float" office:value="2769.986">
                <text:p>2769.986</text:p>
              </table:table-cell>
              <table:table-cell office:value-type="float" office:value="93.349">
                <text:p>93.349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.422">
                <text:p>25.422</text:p>
              </table:table-cell>
              <table:table-cell office:value-type="float" office:value="11340">
                <text:p>11340</text:p>
              </table:table-cell>
              <table:table-cell office:value-type="float" office:value="13.151">
                <text:p>13.151</text:p>
              </table:table-cell>
              <table:table-cell office:value-type="float" office:value="-31.915">
                <text:p>-31.915</text:p>
              </table:table-cell>
              <table:table-cell office:value-type="float" office:value="94.246">
                <text:p>94.246</text:p>
              </table:table-cell>
              <table:table-cell office:value-type="float" office:value="31.919">
                <text:p>31.919</text:p>
              </table:table-cell>
              <table:table-cell office:value-type="float" office:value="2774.653">
                <text:p>2774.653</text:p>
              </table:table-cell>
              <table:table-cell office:value-type="float" office:value="93.324">
                <text:p>93.324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.472">
                <text:p>25.472</text:p>
              </table:table-cell>
              <table:table-cell office:value-type="float" office:value="11340">
                <text:p>11340</text:p>
              </table:table-cell>
              <table:table-cell office:value-type="float" office:value="11.555">
                <text:p>11.555</text:p>
              </table:table-cell>
              <table:table-cell office:value-type="float" office:value="-31.919">
                <text:p>-31.919</text:p>
              </table:table-cell>
              <table:table-cell office:value-type="float" office:value="94.012">
                <text:p>94.012</text:p>
              </table:table-cell>
              <table:table-cell office:value-type="float" office:value="31.922">
                <text:p>31.922</text:p>
              </table:table-cell>
              <table:table-cell office:value-type="float" office:value="2779.318">
                <text:p>2779.318</text:p>
              </table:table-cell>
              <table:table-cell office:value-type="float" office:value="93.299">
                <text:p>93.299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.522">
                <text:p>25.522</text:p>
              </table:table-cell>
              <table:table-cell office:value-type="float" office:value="11340">
                <text:p>11340</text:p>
              </table:table-cell>
              <table:table-cell office:value-type="float" office:value="9.959">
                <text:p>9.959</text:p>
              </table:table-cell>
              <table:table-cell office:value-type="float" office:value="-31.905">
                <text:p>-31.905</text:p>
              </table:table-cell>
              <table:table-cell office:value-type="float" office:value="93.805">
                <text:p>93.805</text:p>
              </table:table-cell>
              <table:table-cell office:value-type="float" office:value="31.909">
                <text:p>31.909</text:p>
              </table:table-cell>
              <table:table-cell office:value-type="float" office:value="2783.983">
                <text:p>2783.983</text:p>
              </table:table-cell>
              <table:table-cell office:value-type="float" office:value="93.275">
                <text:p>93.275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5.572">
                <text:p>25.572</text:p>
              </table:table-cell>
              <table:table-cell office:value-type="float" office:value="11340">
                <text:p>11340</text:p>
              </table:table-cell>
              <table:table-cell office:value-type="float" office:value="8.364">
                <text:p>8.364</text:p>
              </table:table-cell>
              <table:table-cell office:value-type="float" office:value="-31.905">
                <text:p>-31.905</text:p>
              </table:table-cell>
              <table:table-cell office:value-type="float" office:value="93.625">
                <text:p>93.625</text:p>
              </table:table-cell>
              <table:table-cell office:value-type="float" office:value="31.909">
                <text:p>31.909</text:p>
              </table:table-cell>
              <table:table-cell office:value-type="float" office:value="2788.646">
                <text:p>2788.646</text:p>
              </table:table-cell>
              <table:table-cell office:value-type="float" office:value="93.25">
                <text:p>93.25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.622">
                <text:p>25.622</text:p>
              </table:table-cell>
              <table:table-cell office:value-type="float" office:value="11340">
                <text:p>11340</text:p>
              </table:table-cell>
              <table:table-cell office:value-type="float" office:value="6.769">
                <text:p>6.769</text:p>
              </table:table-cell>
              <table:table-cell office:value-type="float" office:value="-31.909">
                <text:p>-31.909</text:p>
              </table:table-cell>
              <table:table-cell office:value-type="float" office:value="93.472">
                <text:p>93.472</text:p>
              </table:table-cell>
              <table:table-cell office:value-type="float" office:value="31.913">
                <text:p>31.913</text:p>
              </table:table-cell>
              <table:table-cell office:value-type="float" office:value="2793.308">
                <text:p>2793.308</text:p>
              </table:table-cell>
              <table:table-cell office:value-type="float" office:value="93.227">
                <text:p>93.227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5.672">
                <text:p>25.672</text:p>
              </table:table-cell>
              <table:table-cell office:value-type="float" office:value="11340">
                <text:p>11340</text:p>
              </table:table-cell>
              <table:table-cell office:value-type="float" office:value="5.173">
                <text:p>5.173</text:p>
              </table:table-cell>
              <table:table-cell office:value-type="float" office:value="-31.903">
                <text:p>-31.903</text:p>
              </table:table-cell>
              <table:table-cell office:value-type="float" office:value="93.346">
                <text:p>93.346</text:p>
              </table:table-cell>
              <table:table-cell office:value-type="float" office:value="31.906">
                <text:p>31.906</text:p>
              </table:table-cell>
              <table:table-cell office:value-type="float" office:value="2797.969">
                <text:p>2797.969</text:p>
              </table:table-cell>
              <table:table-cell office:value-type="float" office:value="93.203">
                <text:p>93.203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5.722">
                <text:p>25.722</text:p>
              </table:table-cell>
              <table:table-cell office:value-type="float" office:value="11340">
                <text:p>11340</text:p>
              </table:table-cell>
              <table:table-cell office:value-type="float" office:value="3.578">
                <text:p>3.578</text:p>
              </table:table-cell>
              <table:table-cell office:value-type="float" office:value="-31.902">
                <text:p>-31.902</text:p>
              </table:table-cell>
              <table:table-cell office:value-type="float" office:value="93.248">
                <text:p>93.248</text:p>
              </table:table-cell>
              <table:table-cell office:value-type="float" office:value="31.905">
                <text:p>31.905</text:p>
              </table:table-cell>
              <table:table-cell office:value-type="float" office:value="2802.628">
                <text:p>2802.628</text:p>
              </table:table-cell>
              <table:table-cell office:value-type="float" office:value="93.179">
                <text:p>93.179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.772">
                <text:p>25.772</text:p>
              </table:table-cell>
              <table:table-cell office:value-type="float" office:value="11340">
                <text:p>11340</text:p>
              </table:table-cell>
              <table:table-cell office:value-type="float" office:value="1.983">
                <text:p>1.983</text:p>
              </table:table-cell>
              <table:table-cell office:value-type="float" office:value="-31.901">
                <text:p>-31.901</text:p>
              </table:table-cell>
              <table:table-cell office:value-type="float" office:value="93.177">
                <text:p>93.177</text:p>
              </table:table-cell>
              <table:table-cell office:value-type="float" office:value="31.905">
                <text:p>31.905</text:p>
              </table:table-cell>
              <table:table-cell office:value-type="float" office:value="2807.286">
                <text:p>2807.286</text:p>
              </table:table-cell>
              <table:table-cell office:value-type="float" office:value="93.156">
                <text:p>93.156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5.822">
                <text:p>25.822</text:p>
              </table:table-cell>
              <table:table-cell office:value-type="float" office:value="11340">
                <text:p>11340</text:p>
              </table:table-cell>
              <table:table-cell office:value-type="float" office:value="0.388">
                <text:p>0.388</text:p>
              </table:table-cell>
              <table:table-cell office:value-type="float" office:value="-31.904">
                <text:p>-31.904</text:p>
              </table:table-cell>
              <table:table-cell office:value-type="float" office:value="93.133">
                <text:p>93.133</text:p>
              </table:table-cell>
              <table:table-cell office:value-type="float" office:value="31.907">
                <text:p>31.907</text:p>
              </table:table-cell>
              <table:table-cell office:value-type="float" office:value="2811.944">
                <text:p>2811.944</text:p>
              </table:table-cell>
              <table:table-cell office:value-type="float" office:value="93.132">
                <text:p>93.132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.872">
                <text:p>25.872</text:p>
              </table:table-cell>
              <table:table-cell office:value-type="float" office:value="11340">
                <text:p>11340</text:p>
              </table:table-cell>
              <table:table-cell office:value-type="float" office:value="-1.207">
                <text:p>-1.207</text:p>
              </table:table-cell>
              <table:table-cell office:value-type="float" office:value="-31.906">
                <text:p>-31.906</text:p>
              </table:table-cell>
              <table:table-cell office:value-type="float" office:value="93.117">
                <text:p>93.117</text:p>
              </table:table-cell>
              <table:table-cell office:value-type="float" office:value="31.909">
                <text:p>31.909</text:p>
              </table:table-cell>
              <table:table-cell office:value-type="float" office:value="2816.6">
                <text:p>2816.6</text:p>
              </table:table-cell>
              <table:table-cell office:value-type="float" office:value="93.109">
                <text:p>93.109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5.922">
                <text:p>25.922</text:p>
              </table:table-cell>
              <table:table-cell office:value-type="float" office:value="11340">
                <text:p>11340</text:p>
              </table:table-cell>
              <table:table-cell office:value-type="float" office:value="-2.802">
                <text:p>-2.802</text:p>
              </table:table-cell>
              <table:table-cell office:value-type="float" office:value="-31.907">
                <text:p>-31.907</text:p>
              </table:table-cell>
              <table:table-cell office:value-type="float" office:value="93.128">
                <text:p>93.128</text:p>
              </table:table-cell>
              <table:table-cell office:value-type="float" office:value="31.91">
                <text:p>31.91</text:p>
              </table:table-cell>
              <table:table-cell office:value-type="float" office:value="2821.255">
                <text:p>2821.255</text:p>
              </table:table-cell>
              <table:table-cell office:value-type="float" office:value="93.086">
                <text:p>93.086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.924">
                <text:p>25.924</text:p>
              </table:table-cell>
              <table:table-cell office:value-type="float" office:value="11340">
                <text:p>11340</text:p>
              </table:table-cell>
              <table:table-cell office:value-type="float" office:value="-2.869">
                <text:p>-2.869</text:p>
              </table:table-cell>
              <table:table-cell office:value-type="float" office:value="-30.417">
                <text:p>-30.417</text:p>
              </table:table-cell>
              <table:table-cell office:value-type="float" office:value="113.113">
                <text:p>113.113</text:p>
              </table:table-cell>
              <table:table-cell office:value-type="float" office:value="74.489">
                <text:p>74.489</text:p>
              </table:table-cell>
              <table:table-cell office:value-type="float" office:value="2821.459">
                <text:p>2821.459</text:p>
              </table:table-cell>
              <table:table-cell office:value-type="float" office:value="92.936">
                <text:p>92.936</text:p>
              </table:table-cell>
              <table:table-cell office:value-type="float" office:value="67.996">
                <text:p>67.9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.953">
                <text:p>25.953</text:p>
              </table:table-cell>
              <table:table-cell office:value-type="float" office:value="11340">
                <text:p>11340</text:p>
              </table:table-cell>
              <table:table-cell office:value-type="float" office:value="-3.746">
                <text:p>-3.746</text:p>
              </table:table-cell>
              <table:table-cell office:value-type="float" office:value="-30.38">
                <text:p>-30.38</text:p>
              </table:table-cell>
              <table:table-cell office:value-type="float" office:value="111.127">
                <text:p>111.127</text:p>
              </table:table-cell>
              <table:table-cell office:value-type="float" office:value="74.248">
                <text:p>74.248</text:p>
              </table:table-cell>
              <table:table-cell office:value-type="float" office:value="2824.113">
                <text:p>2824.113</text:p>
              </table:table-cell>
              <table:table-cell office:value-type="float" office:value="90.981">
                <text:p>90.981</text:p>
              </table:table-cell>
              <table:table-cell office:value-type="float" office:value="67.748">
                <text:p>67.7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.986">
                <text:p>25.986</text:p>
              </table:table-cell>
              <table:table-cell office:value-type="float" office:value="11340">
                <text:p>11340</text:p>
              </table:table-cell>
              <table:table-cell office:value-type="float" office:value="-4.711">
                <text:p>-4.711</text:p>
              </table:table-cell>
              <table:table-cell office:value-type="float" office:value="-29.903">
                <text:p>-29.903</text:p>
              </table:table-cell>
              <table:table-cell office:value-type="float" office:value="108.574">
                <text:p>108.574</text:p>
              </table:table-cell>
              <table:table-cell office:value-type="float" office:value="71.415">
                <text:p>71.415</text:p>
              </table:table-cell>
              <table:table-cell office:value-type="float" office:value="2827.015">
                <text:p>2827.015</text:p>
              </table:table-cell>
              <table:table-cell office:value-type="float" office:value="88.889">
                <text:p>88.889</text:p>
              </table:table-cell>
              <table:table-cell office:value-type="float" office:value="64.853">
                <text:p>64.8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6.123">
                <text:p>26.123</text:p>
              </table:table-cell>
              <table:table-cell office:value-type="float" office:value="11340">
                <text:p>11340</text:p>
              </table:table-cell>
              <table:table-cell office:value-type="float" office:value="-8.749">
                <text:p>-8.749</text:p>
              </table:table-cell>
              <table:table-cell office:value-type="float" office:value="-29.347">
                <text:p>-29.347</text:p>
              </table:table-cell>
              <table:table-cell office:value-type="float" office:value="101.618">
                <text:p>101.618</text:p>
              </table:table-cell>
              <table:table-cell office:value-type="float" office:value="70.7">
                <text:p>70.7</text:p>
              </table:table-cell>
              <table:table-cell office:value-type="float" office:value="2838.636">
                <text:p>2838.636</text:p>
              </table:table-cell>
              <table:table-cell office:value-type="float" office:value="80.039">
                <text:p>80.039</text:p>
              </table:table-cell>
              <table:table-cell office:value-type="float" office:value="64.321">
                <text:p>64.3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6.181">
                <text:p>26.181</text:p>
              </table:table-cell>
              <table:table-cell office:value-type="float" office:value="11340">
                <text:p>11340</text:p>
              </table:table-cell>
              <table:table-cell office:value-type="float" office:value="-10.329">
                <text:p>-10.329</text:p>
              </table:table-cell>
              <table:table-cell office:value-type="float" office:value="-27.289">
                <text:p>-27.289</text:p>
              </table:table-cell>
              <table:table-cell office:value-type="float" office:value="100.561">
                <text:p>100.561</text:p>
              </table:table-cell>
              <table:table-cell office:value-type="float" office:value="63.018">
                <text:p>63.018</text:p>
              </table:table-cell>
              <table:table-cell office:value-type="float" office:value="2843.176">
                <text:p>2843.176</text:p>
              </table:table-cell>
              <table:table-cell office:value-type="float" office:value="76.749">
                <text:p>76.749</text:p>
              </table:table-cell>
              <table:table-cell office:value-type="float" office:value="56.803">
                <text:p>56.80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6.253">
                <text:p>26.253</text:p>
              </table:table-cell>
              <table:table-cell office:value-type="float" office:value="11340">
                <text:p>11340</text:p>
              </table:table-cell>
              <table:table-cell office:value-type="float" office:value="-12.228">
                <text:p>-12.228</text:p>
              </table:table-cell>
              <table:table-cell office:value-type="float" office:value="-26.544">
                <text:p>-26.544</text:p>
              </table:table-cell>
              <table:table-cell office:value-type="float" office:value="97.776">
                <text:p>97.776</text:p>
              </table:table-cell>
              <table:table-cell office:value-type="float" office:value="60.399">
                <text:p>60.399</text:p>
              </table:table-cell>
              <table:table-cell office:value-type="float" office:value="2848.527">
                <text:p>2848.527</text:p>
              </table:table-cell>
              <table:table-cell office:value-type="float" office:value="72.869">
                <text:p>72.869</text:p>
              </table:table-cell>
              <table:table-cell office:value-type="float" office:value="54.254">
                <text:p>54.25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.306">
                <text:p>26.306</text:p>
              </table:table-cell>
              <table:table-cell office:value-type="float" office:value="11340">
                <text:p>11340</text:p>
              </table:table-cell>
              <table:table-cell office:value-type="float" office:value="-13.603">
                <text:p>-13.603</text:p>
              </table:table-cell>
              <table:table-cell office:value-type="float" office:value="-25.781">
                <text:p>-25.781</text:p>
              </table:table-cell>
              <table:table-cell office:value-type="float" office:value="94.96">
                <text:p>94.96</text:p>
              </table:table-cell>
              <table:table-cell office:value-type="float" office:value="56.185">
                <text:p>56.185</text:p>
              </table:table-cell>
              <table:table-cell office:value-type="float" office:value="2852.343">
                <text:p>2852.343</text:p>
              </table:table-cell>
              <table:table-cell office:value-type="float" office:value="70.206">
                <text:p>70.206</text:p>
              </table:table-cell>
              <table:table-cell office:value-type="float" office:value="49.92">
                <text:p>49.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.354">
                <text:p>26.354</text:p>
              </table:table-cell>
              <table:table-cell office:value-type="float" office:value="11330">
                <text:p>11330</text:p>
              </table:table-cell>
              <table:table-cell office:value-type="float" office:value="-14.828">
                <text:p>-14.828</text:p>
              </table:table-cell>
              <table:table-cell office:value-type="float" office:value="-25.319">
                <text:p>-25.319</text:p>
              </table:table-cell>
              <table:table-cell office:value-type="float" office:value="91.945">
                <text:p>91.945</text:p>
              </table:table-cell>
              <table:table-cell office:value-type="float" office:value="52.801">
                <text:p>52.801</text:p>
              </table:table-cell>
              <table:table-cell office:value-type="float" office:value="2855.687">
                <text:p>2855.687</text:p>
              </table:table-cell>
              <table:table-cell office:value-type="float" office:value="67.963">
                <text:p>67.963</text:p>
              </table:table-cell>
              <table:table-cell office:value-type="float" office:value="46.334">
                <text:p>46.3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.411">
                <text:p>26.411</text:p>
              </table:table-cell>
              <table:table-cell office:value-type="float" office:value="11330">
                <text:p>11330</text:p>
              </table:table-cell>
              <table:table-cell office:value-type="float" office:value="-16.229">
                <text:p>-16.229</text:p>
              </table:table-cell>
              <table:table-cell office:value-type="float" office:value="-24.924">
                <text:p>-24.924</text:p>
              </table:table-cell>
              <table:table-cell office:value-type="float" office:value="89.05">
                <text:p>89.05</text:p>
              </table:table-cell>
              <table:table-cell office:value-type="float" office:value="50.166">
                <text:p>50.166</text:p>
              </table:table-cell>
              <table:table-cell office:value-type="float" office:value="2859.438">
                <text:p>2859.438</text:p>
              </table:table-cell>
              <table:table-cell office:value-type="float" office:value="65.516">
                <text:p>65.516</text:p>
              </table:table-cell>
              <table:table-cell office:value-type="float" office:value="43.537">
                <text:p>43.5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.461">
                <text:p>26.461</text:p>
              </table:table-cell>
              <table:table-cell office:value-type="float" office:value="11330">
                <text:p>11330</text:p>
              </table:table-cell>
              <table:table-cell office:value-type="float" office:value="-17.458">
                <text:p>-17.458</text:p>
              </table:table-cell>
              <table:table-cell office:value-type="float" office:value="-24.569">
                <text:p>-24.569</text:p>
              </table:table-cell>
              <table:table-cell office:value-type="float" office:value="85.753">
                <text:p>85.753</text:p>
              </table:table-cell>
              <table:table-cell office:value-type="float" office:value="46.829">
                <text:p>46.829</text:p>
              </table:table-cell>
              <table:table-cell office:value-type="float" office:value="2862.665">
                <text:p>2862.665</text:p>
              </table:table-cell>
              <table:table-cell office:value-type="float" office:value="63.522">
                <text:p>63.522</text:p>
              </table:table-cell>
              <table:table-cell office:value-type="float" office:value="39.867">
                <text:p>39.8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.645">
                <text:p>26.645</text:p>
              </table:table-cell>
              <table:table-cell office:value-type="float" office:value="11330">
                <text:p>11330</text:p>
              </table:table-cell>
              <table:table-cell office:value-type="float" office:value="-21.889">
                <text:p>-21.889</text:p>
              </table:table-cell>
              <table:table-cell office:value-type="float" office:value="-24.06">
                <text:p>-24.06</text:p>
              </table:table-cell>
              <table:table-cell office:value-type="float" office:value="80.837">
                <text:p>80.837</text:p>
              </table:table-cell>
              <table:table-cell office:value-type="float" office:value="45.94">
                <text:p>45.94</text:p>
              </table:table-cell>
              <table:table-cell office:value-type="float" office:value="2873.699">
                <text:p>2873.699</text:p>
              </table:table-cell>
              <table:table-cell office:value-type="float" office:value="56.315">
                <text:p>56.315</text:p>
              </table:table-cell>
              <table:table-cell office:value-type="float" office:value="39.135">
                <text:p>39.1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.741">
                <text:p>26.741</text:p>
              </table:table-cell>
              <table:table-cell office:value-type="float" office:value="11330">
                <text:p>11330</text:p>
              </table:table-cell>
              <table:table-cell office:value-type="float" office:value="-24.069">
                <text:p>-24.069</text:p>
              </table:table-cell>
              <table:table-cell office:value-type="float" office:value="-22.765">
                <text:p>-22.765</text:p>
              </table:table-cell>
              <table:table-cell office:value-type="float" office:value="77.982">
                <text:p>77.982</text:p>
              </table:table-cell>
              <table:table-cell office:value-type="float" office:value="40.058">
                <text:p>40.058</text:p>
              </table:table-cell>
              <table:table-cell office:value-type="float" office:value="2878.942">
                <text:p>2878.942</text:p>
              </table:table-cell>
              <table:table-cell office:value-type="float" office:value="53.159">
                <text:p>53.159</text:p>
              </table:table-cell>
              <table:table-cell office:value-type="float" office:value="32.961">
                <text:p>32.96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.874">
                <text:p>26.874</text:p>
              </table:table-cell>
              <table:table-cell office:value-type="float" office:value="11320">
                <text:p>11320</text:p>
              </table:table-cell>
              <table:table-cell office:value-type="float" office:value="-27.033">
                <text:p>-27.033</text:p>
              </table:table-cell>
              <table:table-cell office:value-type="float" office:value="-22.136">
                <text:p>-22.136</text:p>
              </table:table-cell>
              <table:table-cell office:value-type="float" office:value="75.124">
                <text:p>75.124</text:p>
              </table:table-cell>
              <table:table-cell office:value-type="float" office:value="37.848">
                <text:p>37.848</text:p>
              </table:table-cell>
              <table:table-cell office:value-type="float" office:value="2885.784">
                <text:p>2885.784</text:p>
              </table:table-cell>
              <table:table-cell office:value-type="float" office:value="49.048">
                <text:p>49.048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.01">
                <text:p>27.01</text:p>
              </table:table-cell>
              <table:table-cell office:value-type="float" office:value="11320">
                <text:p>11320</text:p>
              </table:table-cell>
              <table:table-cell office:value-type="float" office:value="-29.931">
                <text:p>-29.931</text:p>
              </table:table-cell>
              <table:table-cell office:value-type="float" office:value="-21.391">
                <text:p>-21.391</text:p>
              </table:table-cell>
              <table:table-cell office:value-type="float" office:value="72.325">
                <text:p>72.325</text:p>
              </table:table-cell>
              <table:table-cell office:value-type="float" office:value="34.875">
                <text:p>34.875</text:p>
              </table:table-cell>
              <table:table-cell office:value-type="float" office:value="2892.177">
                <text:p>2892.177</text:p>
              </table:table-cell>
              <table:table-cell office:value-type="float" office:value="45.316">
                <text:p>45.316</text:p>
              </table:table-cell>
              <table:table-cell office:value-type="float" office:value="27.545">
                <text:p>27.5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.175">
                <text:p>27.175</text:p>
              </table:table-cell>
              <table:table-cell office:value-type="float" office:value="11310">
                <text:p>11310</text:p>
              </table:table-cell>
              <table:table-cell office:value-type="float" office:value="-33.349">
                <text:p>-33.349</text:p>
              </table:table-cell>
              <table:table-cell office:value-type="float" office:value="-20.672">
                <text:p>-20.672</text:p>
              </table:table-cell>
              <table:table-cell office:value-type="float" office:value="69.763">
                <text:p>69.763</text:p>
              </table:table-cell>
              <table:table-cell office:value-type="float" office:value="32.404">
                <text:p>32.404</text:p>
              </table:table-cell>
              <table:table-cell office:value-type="float" office:value="2899.328">
                <text:p>2899.328</text:p>
              </table:table-cell>
              <table:table-cell office:value-type="float" office:value="41.191">
                <text:p>41.191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.369">
                <text:p>27.369</text:p>
              </table:table-cell>
              <table:table-cell office:value-type="float" office:value="11310">
                <text:p>11310</text:p>
              </table:table-cell>
              <table:table-cell office:value-type="float" office:value="-37.199">
                <text:p>-37.199</text:p>
              </table:table-cell>
              <table:table-cell office:value-type="float" office:value="-19.842">
                <text:p>-19.842</text:p>
              </table:table-cell>
              <table:table-cell office:value-type="float" office:value="67.518">
                <text:p>67.518</text:p>
              </table:table-cell>
              <table:table-cell office:value-type="float" office:value="29.838">
                <text:p>29.838</text:p>
              </table:table-cell>
              <table:table-cell office:value-type="float" office:value="2906.901">
                <text:p>2906.901</text:p>
              </table:table-cell>
              <table:table-cell office:value-type="float" office:value="36.866">
                <text:p>36.866</text:p>
              </table:table-cell>
              <table:table-cell office:value-type="float" office:value="22.285">
                <text:p>22.2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.719">
                <text:p>27.719</text:p>
              </table:table-cell>
              <table:table-cell office:value-type="float" office:value="11290">
                <text:p>11290</text:p>
              </table:table-cell>
              <table:table-cell office:value-type="float" office:value="-43.691">
                <text:p>-43.691</text:p>
              </table:table-cell>
              <table:table-cell office:value-type="float" office:value="-18.54">
                <text:p>-18.54</text:p>
              </table:table-cell>
              <table:table-cell office:value-type="float" office:value="66.652">
                <text:p>66.652</text:p>
              </table:table-cell>
              <table:table-cell office:value-type="float" office:value="28.025">
                <text:p>28.025</text:p>
              </table:table-cell>
              <table:table-cell office:value-type="float" office:value="2918.521">
                <text:p>2918.521</text:p>
              </table:table-cell>
              <table:table-cell office:value-type="float" office:value="29.508">
                <text:p>29.508</text:p>
              </table:table-cell>
              <table:table-cell office:value-type="float" office:value="21.016">
                <text:p>21.0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8.016">
                <text:p>28.016</text:p>
              </table:table-cell>
              <table:table-cell office:value-type="float" office:value="11280">
                <text:p>11280</text:p>
              </table:table-cell>
              <table:table-cell office:value-type="float" office:value="-48.637">
                <text:p>-48.637</text:p>
              </table:table-cell>
              <table:table-cell office:value-type="float" office:value="-16.693">
                <text:p>-16.693</text:p>
              </table:table-cell>
              <table:table-cell office:value-type="float" office:value="66.093">
                <text:p>66.093</text:p>
              </table:table-cell>
              <table:table-cell office:value-type="float" office:value="24.262">
                <text:p>24.262</text:p>
              </table:table-cell>
              <table:table-cell office:value-type="float" office:value="2926.491">
                <text:p>2926.491</text:p>
              </table:table-cell>
              <table:table-cell office:value-type="float" office:value="24.291">
                <text:p>24.291</text:p>
              </table:table-cell>
              <table:table-cell office:value-type="float" office:value="17.607">
                <text:p>17.6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8.385">
                <text:p>28.385</text:p>
              </table:table-cell>
              <table:table-cell office:value-type="float" office:value="11260">
                <text:p>11260</text:p>
              </table:table-cell>
              <table:table-cell office:value-type="float" office:value="-54.206">
                <text:p>-54.206</text:p>
              </table:table-cell>
              <table:table-cell office:value-type="float" office:value="-15.074">
                <text:p>-15.074</text:p>
              </table:table-cell>
              <table:table-cell office:value-type="float" office:value="66.587">
                <text:p>66.587</text:p>
              </table:table-cell>
              <table:table-cell office:value-type="float" office:value="21.645">
                <text:p>21.645</text:p>
              </table:table-cell>
              <table:table-cell office:value-type="float" office:value="2934.406">
                <text:p>2934.406</text:p>
              </table:table-cell>
              <table:table-cell office:value-type="float" office:value="18.552">
                <text:p>18.552</text:p>
              </table:table-cell>
              <table:table-cell office:value-type="float" office:value="15.533">
                <text:p>15.5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.84">
                <text:p>28.84</text:p>
              </table:table-cell>
              <table:table-cell office:value-type="float" office:value="11230">
                <text:p>11230</text:p>
              </table:table-cell>
              <table:table-cell office:value-type="float" office:value="-59.925">
                <text:p>-59.925</text:p>
              </table:table-cell>
              <table:table-cell office:value-type="float" office:value="-12.563">
                <text:p>-12.563</text:p>
              </table:table-cell>
              <table:table-cell office:value-type="float" office:value="68.902">
                <text:p>68.902</text:p>
              </table:table-cell>
              <table:table-cell office:value-type="float" office:value="19.296">
                <text:p>19.296</text:p>
              </table:table-cell>
              <table:table-cell office:value-type="float" office:value="2941.333">
                <text:p>2941.333</text:p>
              </table:table-cell>
              <table:table-cell office:value-type="float" office:value="11.885">
                <text:p>11.885</text:p>
              </table:table-cell>
              <table:table-cell office:value-type="float" office:value="14.647">
                <text:p>14.64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.244">
                <text:p>29.244</text:p>
              </table:table-cell>
              <table:table-cell office:value-type="float" office:value="11210">
                <text:p>11210</text:p>
              </table:table-cell>
              <table:table-cell office:value-type="float" office:value="-64.12">
                <text:p>-64.12</text:p>
              </table:table-cell>
              <table:table-cell office:value-type="float" office:value="-10.405">
                <text:p>-10.405</text:p>
              </table:table-cell>
              <table:table-cell office:value-type="float" office:value="69.761">
                <text:p>69.761</text:p>
              </table:table-cell>
              <table:table-cell office:value-type="float" office:value="15.609">
                <text:p>15.609</text:p>
              </table:table-cell>
              <table:table-cell office:value-type="float" office:value="2945.179">
                <text:p>2945.179</text:p>
              </table:table-cell>
              <table:table-cell office:value-type="float" office:value="7.194">
                <text:p>7.194</text:p>
              </table:table-cell>
              <table:table-cell office:value-type="float" office:value="11.635">
                <text:p>11.6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.744">
                <text:p>29.744</text:p>
              </table:table-cell>
              <table:table-cell office:value-type="float" office:value="11180">
                <text:p>11180</text:p>
              </table:table-cell>
              <table:table-cell office:value-type="float" office:value="-68.046">
                <text:p>-68.046</text:p>
              </table:table-cell>
              <table:table-cell office:value-type="float" office:value="-7.853">
                <text:p>-7.853</text:p>
              </table:table-cell>
              <table:table-cell office:value-type="float" office:value="72.392">
                <text:p>72.392</text:p>
              </table:table-cell>
              <table:table-cell office:value-type="float" office:value="13.93">
                <text:p>13.93</text:p>
              </table:table-cell>
              <table:table-cell office:value-type="float" office:value="2947.338">
                <text:p>2947.338</text:p>
              </table:table-cell>
              <table:table-cell office:value-type="float" office:value="1.442">
                <text:p>1.442</text:p>
              </table:table-cell>
              <table:table-cell office:value-type="float" office:value="11.506">
                <text:p>11.5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0.189">
                <text:p>30.189</text:p>
              </table:table-cell>
              <table:table-cell office:value-type="float" office:value="11150">
                <text:p>11150</text:p>
              </table:table-cell>
              <table:table-cell office:value-type="float" office:value="-70.803">
                <text:p>-70.803</text:p>
              </table:table-cell>
              <table:table-cell office:value-type="float" office:value="-6.191">
                <text:p>-6.191</text:p>
              </table:table-cell>
              <table:table-cell office:value-type="float" office:value="73.044">
                <text:p>73.044</text:p>
              </table:table-cell>
              <table:table-cell office:value-type="float" office:value="10.289">
                <text:p>10.289</text:p>
              </table:table-cell>
              <table:table-cell office:value-type="float" office:value="2947.164">
                <text:p>2947.164</text:p>
              </table:table-cell>
              <table:table-cell office:value-type="float" office:value="2.22">
                <text:p>2.22</text:p>
              </table:table-cell>
              <table:table-cell office:value-type="float" office:value="8.219">
                <text:p>8.2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0.689">
                <text:p>30.689</text:p>
              </table:table-cell>
              <table:table-cell office:value-type="float" office:value="11110">
                <text:p>11110</text:p>
              </table:table-cell>
              <table:table-cell office:value-type="float" office:value="-72.95">
                <text:p>-72.95</text:p>
              </table:table-cell>
              <table:table-cell office:value-type="float" office:value="-4.293">
                <text:p>-4.293</text:p>
              </table:table-cell>
              <table:table-cell office:value-type="float" office:value="74.697">
                <text:p>74.697</text:p>
              </table:table-cell>
              <table:table-cell office:value-type="float" office:value="8.933">
                <text:p>8.933</text:p>
              </table:table-cell>
              <table:table-cell office:value-type="float" office:value="2945.075">
                <text:p>2945.075</text:p>
              </table:table-cell>
              <table:table-cell office:value-type="float" office:value="6.137">
                <text:p>6.137</text:p>
              </table:table-cell>
              <table:table-cell office:value-type="float" office:value="7.834">
                <text:p>7.83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1.189">
                <text:p>31.189</text:p>
              </table:table-cell>
              <table:table-cell office:value-type="float" office:value="11070">
                <text:p>11070</text:p>
              </table:table-cell>
              <table:table-cell office:value-type="float" office:value="-74.257">
                <text:p>-74.257</text:p>
              </table:table-cell>
              <table:table-cell office:value-type="float" office:value="-2.614">
                <text:p>-2.614</text:p>
              </table:table-cell>
              <table:table-cell office:value-type="float" office:value="75.942">
                <text:p>75.942</text:p>
              </table:table-cell>
              <table:table-cell office:value-type="float" office:value="8.459">
                <text:p>8.459</text:p>
              </table:table-cell>
              <table:table-cell office:value-type="float" office:value="2941.002">
                <text:p>2941.002</text:p>
              </table:table-cell>
              <table:table-cell office:value-type="float" office:value="10.159">
                <text:p>10.159</text:p>
              </table:table-cell>
              <table:table-cell office:value-type="float" office:value="8.045">
                <text:p>8.04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1.689">
                <text:p>31.689</text:p>
              </table:table-cell>
              <table:table-cell office:value-type="float" office:value="11040">
                <text:p>11040</text:p>
              </table:table-cell>
              <table:table-cell office:value-type="float" office:value="-75.188">
                <text:p>-75.188</text:p>
              </table:table-cell>
              <table:table-cell office:value-type="float" office:value="-1.862">
                <text:p>-1.862</text:p>
              </table:table-cell>
              <table:table-cell office:value-type="float" office:value="76.346">
                <text:p>76.346</text:p>
              </table:table-cell>
              <table:table-cell office:value-type="float" office:value="7.009">
                <text:p>7.009</text:p>
              </table:table-cell>
              <table:table-cell office:value-type="float" office:value="2935.077">
                <text:p>2935.077</text:p>
              </table:table-cell>
              <table:table-cell office:value-type="float" office:value="13.538">
                <text:p>13.538</text:p>
              </table:table-cell>
              <table:table-cell office:value-type="float" office:value="6.757">
                <text:p>6.7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2.189">
                <text:p>32.189</text:p>
              </table:table-cell>
              <table:table-cell office:value-type="float" office:value="11000">
                <text:p>11000</text:p>
              </table:table-cell>
              <table:table-cell office:value-type="float" office:value="-75.874">
                <text:p>-75.874</text:p>
              </table:table-cell>
              <table:table-cell office:value-type="float" office:value="-1.372">
                <text:p>-1.372</text:p>
              </table:table-cell>
              <table:table-cell office:value-type="float" office:value="76.559">
                <text:p>76.559</text:p>
              </table:table-cell>
              <table:table-cell office:value-type="float" office:value="5.412">
                <text:p>5.412</text:p>
              </table:table-cell>
              <table:table-cell office:value-type="float" office:value="2927.654">
                <text:p>2927.654</text:p>
              </table:table-cell>
              <table:table-cell office:value-type="float" office:value="16.155">
                <text:p>16.155</text:p>
              </table:table-cell>
              <table:table-cell office:value-type="float" office:value="5.235">
                <text:p>5.23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2.689">
                <text:p>32.689</text:p>
              </table:table-cell>
              <table:table-cell office:value-type="float" office:value="10960">
                <text:p>10960</text:p>
              </table:table-cell>
              <table:table-cell office:value-type="float" office:value="-76.403">
                <text:p>-76.403</text:p>
              </table:table-cell>
              <table:table-cell office:value-type="float" office:value="-1.057">
                <text:p>-1.057</text:p>
              </table:table-cell>
              <table:table-cell office:value-type="float" office:value="76.65">
                <text:p>76.65</text:p>
              </table:table-cell>
              <table:table-cell office:value-type="float" office:value="3.321">
                <text:p>3.321</text:p>
              </table:table-cell>
              <table:table-cell office:value-type="float" office:value="2919.183">
                <text:p>2919.183</text:p>
              </table:table-cell>
              <table:table-cell office:value-type="float" office:value="17.729">
                <text:p>17.729</text:p>
              </table:table-cell>
              <table:table-cell office:value-type="float" office:value="3.148">
                <text:p>3.1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.189">
                <text:p>33.189</text:p>
              </table:table-cell>
              <table:table-cell office:value-type="float" office:value="10920">
                <text:p>10920</text:p>
              </table:table-cell>
              <table:table-cell office:value-type="float" office:value="-76.771">
                <text:p>-76.771</text:p>
              </table:table-cell>
              <table:table-cell office:value-type="float" office:value="-0.736">
                <text:p>-0.736</text:p>
              </table:table-cell>
              <table:table-cell office:value-type="float" office:value="76.786">
                <text:p>76.786</text:p>
              </table:table-cell>
              <table:table-cell office:value-type="float" office:value="1.077">
                <text:p>1.077</text:p>
              </table:table-cell>
              <table:table-cell office:value-type="float" office:value="2910.22">
                <text:p>2910.22</text:p>
              </table:table-cell>
              <table:table-cell office:value-type="float" office:value="18.122">
                <text:p>18.122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.689">
                <text:p>33.689</text:p>
              </table:table-cell>
              <table:table-cell office:value-type="float" office:value="10880">
                <text:p>10880</text:p>
              </table:table-cell>
              <table:table-cell office:value-type="float" office:value="-76.964">
                <text:p>-76.964</text:p>
              </table:table-cell>
              <table:table-cell office:value-type="float" office:value="-0.387">
                <text:p>-0.387</text:p>
              </table:table-cell>
              <table:table-cell office:value-type="float" office:value="76.989">
                <text:p>76.989</text:p>
              </table:table-cell>
              <table:table-cell office:value-type="float" office:value="1.091">
                <text:p>1.091</text:p>
              </table:table-cell>
              <table:table-cell office:value-type="float" office:value="2901.031">
                <text:p>2901.031</text:p>
              </table:table-cell>
              <table:table-cell office:value-type="float" office:value="18.632">
                <text:p>18.63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4.189">
                <text:p>34.189</text:p>
              </table:table-cell>
              <table:table-cell office:value-type="float" office:value="10840">
                <text:p>10840</text:p>
              </table:table-cell>
              <table:table-cell office:value-type="float" office:value="-77.05">
                <text:p>-77.05</text:p>
              </table:table-cell>
              <table:table-cell office:value-type="float" office:value="-0.171">
                <text:p>-0.171</text:p>
              </table:table-cell>
              <table:table-cell office:value-type="float" office:value="77.099">
                <text:p>77.099</text:p>
              </table:table-cell>
              <table:table-cell office:value-type="float" office:value="1.437">
                <text:p>1.437</text:p>
              </table:table-cell>
              <table:table-cell office:value-type="float" office:value="2891.537">
                <text:p>2891.537</text:p>
              </table:table-cell>
              <table:table-cell office:value-type="float" office:value="19.346">
                <text:p>19.346</text:p>
              </table:table-cell>
              <table:table-cell office:value-type="float" office:value="1.426">
                <text:p>1.42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4.689">
                <text:p>34.689</text:p>
              </table:table-cell>
              <table:table-cell office:value-type="float" office:value="10810">
                <text:p>10810</text:p>
              </table:table-cell>
              <table:table-cell office:value-type="float" office:value="-77.078">
                <text:p>-77.078</text:p>
              </table:table-cell>
              <table:table-cell office:value-type="float" office:value="-0.057">
                <text:p>-0.057</text:p>
              </table:table-cell>
              <table:table-cell office:value-type="float" office:value="77.131">
                <text:p>77.131</text:p>
              </table:table-cell>
              <table:table-cell office:value-type="float" office:value="1.493">
                <text:p>1.493</text:p>
              </table:table-cell>
              <table:table-cell office:value-type="float" office:value="2881.678">
                <text:p>2881.678</text:p>
              </table:table-cell>
              <table:table-cell office:value-type="float" office:value="20.092">
                <text:p>20.092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5.189">
                <text:p>35.189</text:p>
              </table:table-cell>
              <table:table-cell office:value-type="float" office:value="10770">
                <text:p>10770</text:p>
              </table:table-cell>
              <table:table-cell office:value-type="float" office:value="-77.082">
                <text:p>-77.082</text:p>
              </table:table-cell>
              <table:table-cell office:value-type="float" office:value="-0.007">
                <text:p>-0.007</text:p>
              </table:table-cell>
              <table:table-cell office:value-type="float" office:value="77.114">
                <text:p>77.114</text:p>
              </table:table-cell>
              <table:table-cell office:value-type="float" office:value="1.151">
                <text:p>1.151</text:p>
              </table:table-cell>
              <table:table-cell office:value-type="float" office:value="2871.488">
                <text:p>2871.488</text:p>
              </table:table-cell>
              <table:table-cell office:value-type="float" office:value="20.667">
                <text:p>20.667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5.689">
                <text:p>35.689</text:p>
              </table:table-cell>
              <table:table-cell office:value-type="float" office:value="10730">
                <text:p>10730</text:p>
              </table:table-cell>
              <table:table-cell office:value-type="float" office:value="-77.07">
                <text:p>-77.07</text:p>
              </table:table-cell>
              <table:table-cell office:value-type="float" office:value="0.024">
                <text:p>0.024</text:p>
              </table:table-cell>
              <table:table-cell office:value-type="float" office:value="77.084">
                <text:p>77.084</text:p>
              </table:table-cell>
              <table:table-cell office:value-type="float" office:value="0.76">
                <text:p>0.76</text:p>
              </table:table-cell>
              <table:table-cell office:value-type="float" office:value="2861.059">
                <text:p>2861.059</text:p>
              </table:table-cell>
              <table:table-cell office:value-type="float" office:value="21.047">
                <text:p>21.04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6.189">
                <text:p>36.189</text:p>
              </table:table-cell>
              <table:table-cell office:value-type="float" office:value="10690">
                <text:p>10690</text:p>
              </table:table-cell>
              <table:table-cell office:value-type="float" office:value="-77.047">
                <text:p>-77.047</text:p>
              </table:table-cell>
              <table:table-cell office:value-type="float" office:value="0.045">
                <text:p>0.045</text:p>
              </table:table-cell>
              <table:table-cell office:value-type="float" office:value="77.047">
                <text:p>77.047</text:p>
              </table:table-cell>
              <table:table-cell office:value-type="float" office:value="0.056">
                <text:p>0.056</text:p>
              </table:table-cell>
              <table:table-cell office:value-type="float" office:value="2850.54">
                <text:p>2850.54</text:p>
              </table:table-cell>
              <table:table-cell office:value-type="float" office:value="21.03">
                <text:p>21.03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6.689">
                <text:p>36.689</text:p>
              </table:table-cell>
              <table:table-cell office:value-type="float" office:value="10650">
                <text:p>10650</text:p>
              </table:table-cell>
              <table:table-cell office:value-type="float" office:value="-77.011">
                <text:p>-77.011</text:p>
              </table:table-cell>
              <table:table-cell office:value-type="float" office:value="0.072">
                <text:p>0.072</text:p>
              </table:table-cell>
              <table:table-cell office:value-type="float" office:value="77.02">
                <text:p>77.02</text:p>
              </table:table-cell>
              <table:table-cell office:value-type="float" office:value="0.623">
                <text:p>0.623</text:p>
              </table:table-cell>
              <table:table-cell office:value-type="float" office:value="2840.102">
                <text:p>2840.102</text:p>
              </table:table-cell>
              <table:table-cell office:value-type="float" office:value="20.721">
                <text:p>20.721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7.189">
                <text:p>37.189</text:p>
              </table:table-cell>
              <table:table-cell office:value-type="float" office:value="10610">
                <text:p>10610</text:p>
              </table:table-cell>
              <table:table-cell office:value-type="float" office:value="-76.967">
                <text:p>-76.967</text:p>
              </table:table-cell>
              <table:table-cell office:value-type="float" office:value="0.089">
                <text:p>0.089</text:p>
              </table:table-cell>
              <table:table-cell office:value-type="float" office:value="76.986">
                <text:p>76.986</text:p>
              </table:table-cell>
              <table:table-cell office:value-type="float" office:value="0.927">
                <text:p>0.927</text:p>
              </table:table-cell>
              <table:table-cell office:value-type="float" office:value="2829.857">
                <text:p>2829.857</text:p>
              </table:table-cell>
              <table:table-cell office:value-type="float" office:value="20.259">
                <text:p>20.25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7.689">
                <text:p>37.689</text:p>
              </table:table-cell>
              <table:table-cell office:value-type="float" office:value="10570">
                <text:p>10570</text:p>
              </table:table-cell>
              <table:table-cell office:value-type="float" office:value="-76.927">
                <text:p>-76.927</text:p>
              </table:table-cell>
              <table:table-cell office:value-type="float" office:value="0.079">
                <text:p>0.079</text:p>
              </table:table-cell>
              <table:table-cell office:value-type="float" office:value="76.927">
                <text:p>76.927</text:p>
              </table:table-cell>
              <table:table-cell office:value-type="float" office:value="0.09">
                <text:p>0.09</text:p>
              </table:table-cell>
              <table:table-cell office:value-type="float" office:value="2819.722">
                <text:p>2819.722</text:p>
              </table:table-cell>
              <table:table-cell office:value-type="float" office:value="20.281">
                <text:p>20.28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8.189">
                <text:p>38.189</text:p>
              </table:table-cell>
              <table:table-cell office:value-type="float" office:value="10540">
                <text:p>10540</text:p>
              </table:table-cell>
              <table:table-cell office:value-type="float" office:value="-76.884">
                <text:p>-76.884</text:p>
              </table:table-cell>
              <table:table-cell office:value-type="float" office:value="0.086">
                <text:p>0.086</text:p>
              </table:table-cell>
              <table:table-cell office:value-type="float" office:value="76.884">
                <text:p>76.884</text:p>
              </table:table-cell>
              <table:table-cell office:value-type="float" office:value="0.094">
                <text:p>0.094</text:p>
              </table:table-cell>
              <table:table-cell office:value-type="float" office:value="2809.587">
                <text:p>2809.587</text:p>
              </table:table-cell>
              <table:table-cell office:value-type="float" office:value="20.262">
                <text:p>20.26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8.689">
                <text:p>38.689</text:p>
              </table:table-cell>
              <table:table-cell office:value-type="float" office:value="10500">
                <text:p>10500</text:p>
              </table:table-cell>
              <table:table-cell office:value-type="float" office:value="-76.839">
                <text:p>-76.839</text:p>
              </table:table-cell>
              <table:table-cell office:value-type="float" office:value="0.09">
                <text:p>0.09</text:p>
              </table:table-cell>
              <table:table-cell office:value-type="float" office:value="76.839">
                <text:p>76.839</text:p>
              </table:table-cell>
              <table:table-cell office:value-type="float" office:value="0.09">
                <text:p>0.09</text:p>
              </table:table-cell>
              <table:table-cell office:value-type="float" office:value="2799.456">
                <text:p>2799.456</text:p>
              </table:table-cell>
              <table:table-cell office:value-type="float" office:value="20.259">
                <text:p>20.25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.189">
                <text:p>39.189</text:p>
              </table:table-cell>
              <table:table-cell office:value-type="float" office:value="10460">
                <text:p>10460</text:p>
              </table:table-cell>
              <table:table-cell office:value-type="float" office:value="-76.793">
                <text:p>-76.793</text:p>
              </table:table-cell>
              <table:table-cell office:value-type="float" office:value="0.094">
                <text:p>0.094</text:p>
              </table:table-cell>
              <table:table-cell office:value-type="float" office:value="76.796">
                <text:p>76.796</text:p>
              </table:table-cell>
              <table:table-cell office:value-type="float" office:value="0.38">
                <text:p>0.38</text:p>
              </table:table-cell>
              <table:table-cell office:value-type="float" office:value="2789.373">
                <text:p>2789.373</text:p>
              </table:table-cell>
              <table:table-cell office:value-type="float" office:value="20.075">
                <text:p>20.075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.689">
                <text:p>39.689</text:p>
              </table:table-cell>
              <table:table-cell office:value-type="float" office:value="10420">
                <text:p>10420</text:p>
              </table:table-cell>
              <table:table-cell office:value-type="float" office:value="-76.746">
                <text:p>-76.746</text:p>
              </table:table-cell>
              <table:table-cell office:value-type="float" office:value="0.093">
                <text:p>0.093</text:p>
              </table:table-cell>
              <table:table-cell office:value-type="float" office:value="76.747">
                <text:p>76.747</text:p>
              </table:table-cell>
              <table:table-cell office:value-type="float" office:value="0.212">
                <text:p>0.212</text:p>
              </table:table-cell>
              <table:table-cell office:value-type="float" office:value="2779.312">
                <text:p>2779.312</text:p>
              </table:table-cell>
              <table:table-cell office:value-type="float" office:value="20.17">
                <text:p>20.1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0.189">
                <text:p>40.189</text:p>
              </table:table-cell>
              <table:table-cell office:value-type="float" office:value="10380">
                <text:p>10380</text:p>
              </table:table-cell>
              <table:table-cell office:value-type="float" office:value="-76.697">
                <text:p>-76.697</text:p>
              </table:table-cell>
              <table:table-cell office:value-type="float" office:value="0.099">
                <text:p>0.099</text:p>
              </table:table-cell>
              <table:table-cell office:value-type="float" office:value="76.707">
                <text:p>76.707</text:p>
              </table:table-cell>
              <table:table-cell office:value-type="float" office:value="0.675">
                <text:p>0.675</text:p>
              </table:table-cell>
              <table:table-cell office:value-type="float" office:value="2769.31">
                <text:p>2769.31</text:p>
              </table:table-cell>
              <table:table-cell office:value-type="float" office:value="19.836">
                <text:p>19.836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0.689">
                <text:p>40.689</text:p>
              </table:table-cell>
              <table:table-cell office:value-type="float" office:value="10340">
                <text:p>10340</text:p>
              </table:table-cell>
              <table:table-cell office:value-type="float" office:value="-76.643">
                <text:p>-76.643</text:p>
              </table:table-cell>
              <table:table-cell office:value-type="float" office:value="0.106">
                <text:p>0.106</text:p>
              </table:table-cell>
              <table:table-cell office:value-type="float" office:value="76.667">
                <text:p>76.667</text:p>
              </table:table-cell>
              <table:table-cell office:value-type="float" office:value="1.025">
                <text:p>1.025</text:p>
              </table:table-cell>
              <table:table-cell office:value-type="float" office:value="2759.519">
                <text:p>2759.519</text:p>
              </table:table-cell>
              <table:table-cell office:value-type="float" office:value="19.326">
                <text:p>19.3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1.189">
                <text:p>41.189</text:p>
              </table:table-cell>
              <table:table-cell office:value-type="float" office:value="10310">
                <text:p>10310</text:p>
              </table:table-cell>
              <table:table-cell office:value-type="float" office:value="-76.596">
                <text:p>-76.596</text:p>
              </table:table-cell>
              <table:table-cell office:value-type="float" office:value="0.095">
                <text:p>0.095</text:p>
              </table:table-cell>
              <table:table-cell office:value-type="float" office:value="76.611">
                <text:p>76.611</text:p>
              </table:table-cell>
              <table:table-cell office:value-type="float" office:value="0.804">
                <text:p>0.804</text:p>
              </table:table-cell>
              <table:table-cell office:value-type="float" office:value="2749.756">
                <text:p>2749.756</text:p>
              </table:table-cell>
              <table:table-cell office:value-type="float" office:value="19.726">
                <text:p>19.72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1.689">
                <text:p>41.689</text:p>
              </table:table-cell>
              <table:table-cell office:value-type="float" office:value="10270">
                <text:p>10270</text:p>
              </table:table-cell>
              <table:table-cell office:value-type="float" office:value="-76.551">
                <text:p>-76.551</text:p>
              </table:table-cell>
              <table:table-cell office:value-type="float" office:value="0.09">
                <text:p>0.09</text:p>
              </table:table-cell>
              <table:table-cell office:value-type="float" office:value="76.559">
                <text:p>76.559</text:p>
              </table:table-cell>
              <table:table-cell office:value-type="float" office:value="0.599">
                <text:p>0.599</text:p>
              </table:table-cell>
              <table:table-cell office:value-type="float" office:value="2739.968">
                <text:p>2739.968</text:p>
              </table:table-cell>
              <table:table-cell office:value-type="float" office:value="19.429">
                <text:p>19.429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2.189">
                <text:p>42.189</text:p>
              </table:table-cell>
              <table:table-cell office:value-type="float" office:value="10230">
                <text:p>10230</text:p>
              </table:table-cell>
              <table:table-cell office:value-type="float" office:value="-76.508">
                <text:p>-76.508</text:p>
              </table:table-cell>
              <table:table-cell office:value-type="float" office:value="0.087">
                <text:p>0.087</text:p>
              </table:table-cell>
              <table:table-cell office:value-type="float" office:value="76.509">
                <text:p>76.509</text:p>
              </table:table-cell>
              <table:table-cell office:value-type="float" office:value="0.293">
                <text:p>0.293</text:p>
              </table:table-cell>
              <table:table-cell office:value-type="float" office:value="2730.288">
                <text:p>2730.288</text:p>
              </table:table-cell>
              <table:table-cell office:value-type="float" office:value="19.29">
                <text:p>19.2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2.689">
                <text:p>42.689</text:p>
              </table:table-cell>
              <table:table-cell office:value-type="float" office:value="10190">
                <text:p>10190</text:p>
              </table:table-cell>
              <table:table-cell office:value-type="float" office:value="-76.463">
                <text:p>-76.463</text:p>
              </table:table-cell>
              <table:table-cell office:value-type="float" office:value="0.09">
                <text:p>0.09</text:p>
              </table:table-cell>
              <table:table-cell office:value-type="float" office:value="76.466">
                <text:p>76.466</text:p>
              </table:table-cell>
              <table:table-cell office:value-type="float" office:value="0.381">
                <text:p>0.381</text:p>
              </table:table-cell>
              <table:table-cell office:value-type="float" office:value="2720.689">
                <text:p>2720.689</text:p>
              </table:table-cell>
              <table:table-cell office:value-type="float" office:value="19.105">
                <text:p>19.10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3.189">
                <text:p>43.189</text:p>
              </table:table-cell>
              <table:table-cell office:value-type="float" office:value="10150">
                <text:p>10150</text:p>
              </table:table-cell>
              <table:table-cell office:value-type="float" office:value="-76.418">
                <text:p>-76.418</text:p>
              </table:table-cell>
              <table:table-cell office:value-type="float" office:value="0.089">
                <text:p>0.089</text:p>
              </table:table-cell>
              <table:table-cell office:value-type="float" office:value="76.418">
                <text:p>76.418</text:p>
              </table:table-cell>
              <table:table-cell office:value-type="float" office:value="0.103">
                <text:p>0.103</text:p>
              </table:table-cell>
              <table:table-cell office:value-type="float" office:value="2711.131">
                <text:p>2711.131</text:p>
              </table:table-cell>
              <table:table-cell office:value-type="float" office:value="19.13">
                <text:p>19.13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3.689">
                <text:p>43.689</text:p>
              </table:table-cell>
              <table:table-cell office:value-type="float" office:value="10110">
                <text:p>10110</text:p>
              </table:table-cell>
              <table:table-cell office:value-type="float" office:value="-76.353">
                <text:p>-76.353</text:p>
              </table:table-cell>
              <table:table-cell office:value-type="float" office:value="0.131">
                <text:p>0.131</text:p>
              </table:table-cell>
              <table:table-cell office:value-type="float" office:value="76.413">
                <text:p>76.413</text:p>
              </table:table-cell>
              <table:table-cell office:value-type="float" office:value="1.617">
                <text:p>1.617</text:p>
              </table:table-cell>
              <table:table-cell office:value-type="float" office:value="2701.364">
                <text:p>2701.364</text:p>
              </table:table-cell>
              <table:table-cell office:value-type="float" office:value="19.936">
                <text:p>19.936</text:p>
              </table:table-cell>
              <table:table-cell office:value-type="float" office:value="1.611">
                <text:p>1.6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4.189">
                <text:p>44.189</text:p>
              </table:table-cell>
              <table:table-cell office:value-type="float" office:value="10080">
                <text:p>10080</text:p>
              </table:table-cell>
              <table:table-cell office:value-type="float" office:value="-76.296">
                <text:p>-76.296</text:p>
              </table:table-cell>
              <table:table-cell office:value-type="float" office:value="0.113">
                <text:p>0.113</text:p>
              </table:table-cell>
              <table:table-cell office:value-type="float" office:value="76.354">
                <text:p>76.354</text:p>
              </table:table-cell>
              <table:table-cell office:value-type="float" office:value="1.588">
                <text:p>1.588</text:p>
              </table:table-cell>
              <table:table-cell office:value-type="float" office:value="2691.198">
                <text:p>2691.198</text:p>
              </table:table-cell>
              <table:table-cell office:value-type="float" office:value="20.728">
                <text:p>20.728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4.689">
                <text:p>44.689</text:p>
              </table:table-cell>
              <table:table-cell office:value-type="float" office:value="10040">
                <text:p>10040</text:p>
              </table:table-cell>
              <table:table-cell office:value-type="float" office:value="-76.263">
                <text:p>-76.263</text:p>
              </table:table-cell>
              <table:table-cell office:value-type="float" office:value="0.065">
                <text:p>0.065</text:p>
              </table:table-cell>
              <table:table-cell office:value-type="float" office:value="76.264">
                <text:p>76.264</text:p>
              </table:table-cell>
              <table:table-cell office:value-type="float" office:value="0.17">
                <text:p>0.17</text:p>
              </table:table-cell>
              <table:table-cell office:value-type="float" office:value="2680.854">
                <text:p>2680.854</text:p>
              </table:table-cell>
              <table:table-cell office:value-type="float" office:value="20.65">
                <text:p>20.65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5.189">
                <text:p>45.189</text:p>
              </table:table-cell>
              <table:table-cell office:value-type="float" office:value="10000">
                <text:p>10000</text:p>
              </table:table-cell>
              <table:table-cell office:value-type="float" office:value="-76.223">
                <text:p>-76.223</text:p>
              </table:table-cell>
              <table:table-cell office:value-type="float" office:value="0.08">
                <text:p>0.08</text:p>
              </table:table-cell>
              <table:table-cell office:value-type="float" office:value="76.225">
                <text:p>76.225</text:p>
              </table:table-cell>
              <table:table-cell office:value-type="float" office:value="0.288">
                <text:p>0.288</text:p>
              </table:table-cell>
              <table:table-cell office:value-type="float" office:value="2670.564">
                <text:p>2670.564</text:p>
              </table:table-cell>
              <table:table-cell office:value-type="float" office:value="20.511">
                <text:p>20.511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5.689">
                <text:p>45.689</text:p>
              </table:table-cell>
              <table:table-cell office:value-type="float" office:value="9962.469">
                <text:p>9962.469</text:p>
              </table:table-cell>
              <table:table-cell office:value-type="float" office:value="-76.177">
                <text:p>-76.177</text:p>
              </table:table-cell>
              <table:table-cell office:value-type="float" office:value="0.094">
                <text:p>0.094</text:p>
              </table:table-cell>
              <table:table-cell office:value-type="float" office:value="76.188">
                <text:p>76.188</text:p>
              </table:table-cell>
              <table:table-cell office:value-type="float" office:value="0.713">
                <text:p>0.713</text:p>
              </table:table-cell>
              <table:table-cell office:value-type="float" office:value="2660.397">
                <text:p>2660.397</text:p>
              </table:table-cell>
              <table:table-cell office:value-type="float" office:value="20.158">
                <text:p>20.158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6.189">
                <text:p>46.189</text:p>
              </table:table-cell>
              <table:table-cell office:value-type="float" office:value="9924.392">
                <text:p>9924.392</text:p>
              </table:table-cell>
              <table:table-cell office:value-type="float" office:value="-76.133">
                <text:p>-76.133</text:p>
              </table:table-cell>
              <table:table-cell office:value-type="float" office:value="0.088">
                <text:p>0.088</text:p>
              </table:table-cell>
              <table:table-cell office:value-type="float" office:value="76.134">
                <text:p>76.134</text:p>
              </table:table-cell>
              <table:table-cell office:value-type="float" office:value="0.262">
                <text:p>0.262</text:p>
              </table:table-cell>
              <table:table-cell office:value-type="float" office:value="2650.349">
                <text:p>2650.349</text:p>
              </table:table-cell>
              <table:table-cell office:value-type="float" office:value="20.035">
                <text:p>20.035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6.689">
                <text:p>46.689</text:p>
              </table:table-cell>
              <table:table-cell office:value-type="float" office:value="9886.343">
                <text:p>9886.343</text:p>
              </table:table-cell>
              <table:table-cell office:value-type="float" office:value="-76.065">
                <text:p>-76.065</text:p>
              </table:table-cell>
              <table:table-cell office:value-type="float" office:value="0.135">
                <text:p>0.135</text:p>
              </table:table-cell>
              <table:table-cell office:value-type="float" office:value="76.13">
                <text:p>76.13</text:p>
              </table:table-cell>
              <table:table-cell office:value-type="float" office:value="1.678">
                <text:p>1.678</text:p>
              </table:table-cell>
              <table:table-cell office:value-type="float" office:value="2640.122">
                <text:p>2640.122</text:p>
              </table:table-cell>
              <table:table-cell office:value-type="float" office:value="20.871">
                <text:p>20.871</text:p>
              </table:table-cell>
              <table:table-cell office:value-type="float" office:value="1.673">
                <text:p>1.6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7.189">
                <text:p>47.189</text:p>
              </table:table-cell>
              <table:table-cell office:value-type="float" office:value="9848.32">
                <text:p>9848.32</text:p>
              </table:table-cell>
              <table:table-cell office:value-type="float" office:value="-76.027">
                <text:p>-76.027</text:p>
              </table:table-cell>
              <table:table-cell office:value-type="float" office:value="0.077">
                <text:p>0.077</text:p>
              </table:table-cell>
              <table:table-cell office:value-type="float" office:value="76.03">
                <text:p>76.03</text:p>
              </table:table-cell>
              <table:table-cell office:value-type="float" office:value="0.401">
                <text:p>0.401</text:p>
              </table:table-cell>
              <table:table-cell office:value-type="float" office:value="2629.736">
                <text:p>2629.736</text:p>
              </table:table-cell>
              <table:table-cell office:value-type="float" office:value="20.674">
                <text:p>20.674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7.689">
                <text:p>47.689</text:p>
              </table:table-cell>
              <table:table-cell office:value-type="float" office:value="9810.317">
                <text:p>9810.317</text:p>
              </table:table-cell>
              <table:table-cell office:value-type="float" office:value="-75.983">
                <text:p>-75.983</text:p>
              </table:table-cell>
              <table:table-cell office:value-type="float" office:value="0.087">
                <text:p>0.087</text:p>
              </table:table-cell>
              <table:table-cell office:value-type="float" office:value="75.989">
                <text:p>75.989</text:p>
              </table:table-cell>
              <table:table-cell office:value-type="float" office:value="0.538">
                <text:p>0.538</text:p>
              </table:table-cell>
              <table:table-cell office:value-type="float" office:value="2619.465">
                <text:p>2619.465</text:p>
              </table:table-cell>
              <table:table-cell office:value-type="float" office:value="20.409">
                <text:p>20.409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8.189">
                <text:p>48.189</text:p>
              </table:table-cell>
              <table:table-cell office:value-type="float" office:value="9772.347">
                <text:p>9772.347</text:p>
              </table:table-cell>
              <table:table-cell office:value-type="float" office:value="-75.898">
                <text:p>-75.898</text:p>
              </table:table-cell>
              <table:table-cell office:value-type="float" office:value="0.171">
                <text:p>0.171</text:p>
              </table:table-cell>
              <table:table-cell office:value-type="float" office:value="76.022">
                <text:p>76.022</text:p>
              </table:table-cell>
              <table:table-cell office:value-type="float" office:value="2.334">
                <text:p>2.334</text:p>
              </table:table-cell>
              <table:table-cell office:value-type="float" office:value="2608.97">
                <text:p>2608.97</text:p>
              </table:table-cell>
              <table:table-cell office:value-type="float" office:value="21.573">
                <text:p>21.573</text:p>
              </table:table-cell>
              <table:table-cell office:value-type="float" office:value="2.327">
                <text:p>2.3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8.689">
                <text:p>48.689</text:p>
              </table:table-cell>
              <table:table-cell office:value-type="float" office:value="9734.406">
                <text:p>9734.406</text:p>
              </table:table-cell>
              <table:table-cell office:value-type="float" office:value="-75.868">
                <text:p>-75.868</text:p>
              </table:table-cell>
              <table:table-cell office:value-type="float" office:value="0.059">
                <text:p>0.059</text:p>
              </table:table-cell>
              <table:table-cell office:value-type="float" office:value="75.875">
                <text:p>75.875</text:p>
              </table:table-cell>
              <table:table-cell office:value-type="float" office:value="0.543">
                <text:p>0.543</text:p>
              </table:table-cell>
              <table:table-cell office:value-type="float" office:value="2598.251">
                <text:p>2598.251</text:p>
              </table:table-cell>
              <table:table-cell office:value-type="float" office:value="21.303">
                <text:p>21.30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9.189">
                <text:p>49.189</text:p>
              </table:table-cell>
              <table:table-cell office:value-type="float" office:value="9696.481">
                <text:p>9696.481</text:p>
              </table:table-cell>
              <table:table-cell office:value-type="float" office:value="-75.831">
                <text:p>-75.831</text:p>
              </table:table-cell>
              <table:table-cell office:value-type="float" office:value="0.074">
                <text:p>0.074</text:p>
              </table:table-cell>
              <table:table-cell office:value-type="float" office:value="75.837">
                <text:p>75.837</text:p>
              </table:table-cell>
              <table:table-cell office:value-type="float" office:value="0.489">
                <text:p>0.489</text:p>
              </table:table-cell>
              <table:table-cell office:value-type="float" office:value="2587.539">
                <text:p>2587.539</text:p>
              </table:table-cell>
              <table:table-cell office:value-type="float" office:value="21.544">
                <text:p>21.544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9.689">
                <text:p>49.689</text:p>
              </table:table-cell>
              <table:table-cell office:value-type="float" office:value="9658.58">
                <text:p>9658.58</text:p>
              </table:table-cell>
              <table:table-cell office:value-type="float" office:value="-75.772">
                <text:p>-75.772</text:p>
              </table:table-cell>
              <table:table-cell office:value-type="float" office:value="0.118">
                <text:p>0.118</text:p>
              </table:table-cell>
              <table:table-cell office:value-type="float" office:value="75.83">
                <text:p>75.83</text:p>
              </table:table-cell>
              <table:table-cell office:value-type="float" office:value="1.581">
                <text:p>1.581</text:p>
              </table:table-cell>
              <table:table-cell office:value-type="float" office:value="2576.57">
                <text:p>2576.57</text:p>
              </table:table-cell>
              <table:table-cell office:value-type="float" office:value="22.333">
                <text:p>22.333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0.189">
                <text:p>50.189</text:p>
              </table:table-cell>
              <table:table-cell office:value-type="float" office:value="9620.702">
                <text:p>9620.702</text:p>
              </table:table-cell>
              <table:table-cell office:value-type="float" office:value="-75.737">
                <text:p>-75.737</text:p>
              </table:table-cell>
              <table:table-cell office:value-type="float" office:value="0.071">
                <text:p>0.071</text:p>
              </table:table-cell>
              <table:table-cell office:value-type="float" office:value="75.739">
                <text:p>75.739</text:p>
              </table:table-cell>
              <table:table-cell office:value-type="float" office:value="0.328">
                <text:p>0.328</text:p>
              </table:table-cell>
              <table:table-cell office:value-type="float" office:value="2565.443">
                <text:p>2565.443</text:p>
              </table:table-cell>
              <table:table-cell office:value-type="float" office:value="22.172">
                <text:p>22.172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0.689">
                <text:p>50.689</text:p>
              </table:table-cell>
              <table:table-cell office:value-type="float" office:value="9582.844">
                <text:p>9582.844</text:p>
              </table:table-cell>
              <table:table-cell office:value-type="float" office:value="-75.697">
                <text:p>-75.697</text:p>
              </table:table-cell>
              <table:table-cell office:value-type="float" office:value="0.08">
                <text:p>0.08</text:p>
              </table:table-cell>
              <table:table-cell office:value-type="float" office:value="75.698">
                <text:p>75.698</text:p>
              </table:table-cell>
              <table:table-cell office:value-type="float" office:value="0.213">
                <text:p>0.213</text:p>
              </table:table-cell>
              <table:table-cell office:value-type="float" office:value="2554.333">
                <text:p>2554.333</text:p>
              </table:table-cell>
              <table:table-cell office:value-type="float" office:value="22.271">
                <text:p>22.271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1.189">
                <text:p>51.189</text:p>
              </table:table-cell>
              <table:table-cell office:value-type="float" office:value="9545.008">
                <text:p>9545.008</text:p>
              </table:table-cell>
              <table:table-cell office:value-type="float" office:value="-75.645">
                <text:p>-75.645</text:p>
              </table:table-cell>
              <table:table-cell office:value-type="float" office:value="0.103">
                <text:p>0.103</text:p>
              </table:table-cell>
              <table:table-cell office:value-type="float" office:value="75.672">
                <text:p>75.672</text:p>
              </table:table-cell>
              <table:table-cell office:value-type="float" office:value="1.079">
                <text:p>1.079</text:p>
              </table:table-cell>
              <table:table-cell office:value-type="float" office:value="2543.063">
                <text:p>2543.063</text:p>
              </table:table-cell>
              <table:table-cell office:value-type="float" office:value="22.808">
                <text:p>22.808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1.689">
                <text:p>51.689</text:p>
              </table:table-cell>
              <table:table-cell office:value-type="float" office:value="9507.198">
                <text:p>9507.198</text:p>
              </table:table-cell>
              <table:table-cell office:value-type="float" office:value="-75.595">
                <text:p>-75.595</text:p>
              </table:table-cell>
              <table:table-cell office:value-type="float" office:value="0.102">
                <text:p>0.102</text:p>
              </table:table-cell>
              <table:table-cell office:value-type="float" office:value="75.625">
                <text:p>75.625</text:p>
              </table:table-cell>
              <table:table-cell office:value-type="float" office:value="1.143">
                <text:p>1.143</text:p>
              </table:table-cell>
              <table:table-cell office:value-type="float" office:value="2531.516">
                <text:p>2531.516</text:p>
              </table:table-cell>
              <table:table-cell office:value-type="float" office:value="23.378">
                <text:p>23.378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2.189">
                <text:p>52.189</text:p>
              </table:table-cell>
              <table:table-cell office:value-type="float" office:value="9469.411">
                <text:p>9469.411</text:p>
              </table:table-cell>
              <table:table-cell office:value-type="float" office:value="-75.555">
                <text:p>-75.555</text:p>
              </table:table-cell>
              <table:table-cell office:value-type="float" office:value="0.078">
                <text:p>0.078</text:p>
              </table:table-cell>
              <table:table-cell office:value-type="float" office:value="75.556">
                <text:p>75.556</text:p>
              </table:table-cell>
              <table:table-cell office:value-type="float" office:value="0.23">
                <text:p>0.23</text:p>
              </table:table-cell>
              <table:table-cell office:value-type="float" office:value="2519.854">
                <text:p>2519.854</text:p>
              </table:table-cell>
              <table:table-cell office:value-type="float" office:value="23.269">
                <text:p>23.269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2.689">
                <text:p>52.689</text:p>
              </table:table-cell>
              <table:table-cell office:value-type="float" office:value="9431.644">
                <text:p>9431.644</text:p>
              </table:table-cell>
              <table:table-cell office:value-type="float" office:value="-75.513">
                <text:p>-75.513</text:p>
              </table:table-cell>
              <table:table-cell office:value-type="float" office:value="0.086">
                <text:p>0.086</text:p>
              </table:table-cell>
              <table:table-cell office:value-type="float" office:value="75.515">
                <text:p>75.515</text:p>
              </table:table-cell>
              <table:table-cell office:value-type="float" office:value="0.346">
                <text:p>0.346</text:p>
              </table:table-cell>
              <table:table-cell office:value-type="float" office:value="2508.262">
                <text:p>2508.262</text:p>
              </table:table-cell>
              <table:table-cell office:value-type="float" office:value="23.102">
                <text:p>23.102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3.189">
                <text:p>53.189</text:p>
              </table:table-cell>
              <table:table-cell office:value-type="float" office:value="9393.898">
                <text:p>9393.898</text:p>
              </table:table-cell>
              <table:table-cell office:value-type="float" office:value="-75.468">
                <text:p>-75.468</text:p>
              </table:table-cell>
              <table:table-cell office:value-type="float" office:value="0.089">
                <text:p>0.089</text:p>
              </table:table-cell>
              <table:table-cell office:value-type="float" office:value="75.471">
                <text:p>75.471</text:p>
              </table:table-cell>
              <table:table-cell office:value-type="float" office:value="0.382">
                <text:p>0.382</text:p>
              </table:table-cell>
              <table:table-cell office:value-type="float" office:value="2496.757">
                <text:p>2496.757</text:p>
              </table:table-cell>
              <table:table-cell office:value-type="float" office:value="22.916">
                <text:p>22.916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3.689">
                <text:p>53.689</text:p>
              </table:table-cell>
              <table:table-cell office:value-type="float" office:value="9356.178">
                <text:p>9356.178</text:p>
              </table:table-cell>
              <table:table-cell office:value-type="float" office:value="-75.412">
                <text:p>-75.412</text:p>
              </table:table-cell>
              <table:table-cell office:value-type="float" office:value="0.112">
                <text:p>0.112</text:p>
              </table:table-cell>
              <table:table-cell office:value-type="float" office:value="75.446">
                <text:p>75.446</text:p>
              </table:table-cell>
              <table:table-cell office:value-type="float" office:value="1.216">
                <text:p>1.216</text:p>
              </table:table-cell>
              <table:table-cell office:value-type="float" office:value="2485.147">
                <text:p>2485.147</text:p>
              </table:table-cell>
              <table:table-cell office:value-type="float" office:value="23.522">
                <text:p>23.522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4.189">
                <text:p>54.189</text:p>
              </table:table-cell>
              <table:table-cell office:value-type="float" office:value="9318.483">
                <text:p>9318.483</text:p>
              </table:table-cell>
              <table:table-cell office:value-type="float" office:value="-75.369">
                <text:p>-75.369</text:p>
              </table:table-cell>
              <table:table-cell office:value-type="float" office:value="0.086">
                <text:p>0.086</text:p>
              </table:table-cell>
              <table:table-cell office:value-type="float" office:value="75.378">
                <text:p>75.378</text:p>
              </table:table-cell>
              <table:table-cell office:value-type="float" office:value="0.624">
                <text:p>0.624</text:p>
              </table:table-cell>
              <table:table-cell office:value-type="float" office:value="2473.309">
                <text:p>2473.309</text:p>
              </table:table-cell>
              <table:table-cell office:value-type="float" office:value="23.831">
                <text:p>23.831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4.689">
                <text:p>54.689</text:p>
              </table:table-cell>
              <table:table-cell office:value-type="float" office:value="9280.809">
                <text:p>9280.809</text:p>
              </table:table-cell>
              <table:table-cell office:value-type="float" office:value="-75.328">
                <text:p>-75.328</text:p>
              </table:table-cell>
              <table:table-cell office:value-type="float" office:value="0.083">
                <text:p>0.083</text:p>
              </table:table-cell>
              <table:table-cell office:value-type="float" office:value="75.328">
                <text:p>75.328</text:p>
              </table:table-cell>
              <table:table-cell office:value-type="float" office:value="0.094">
                <text:p>0.094</text:p>
              </table:table-cell>
              <table:table-cell office:value-type="float" office:value="2461.4">
                <text:p>2461.4</text:p>
              </table:table-cell>
              <table:table-cell office:value-type="float" office:value="23.808">
                <text:p>23.80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5.189">
                <text:p>55.189</text:p>
              </table:table-cell>
              <table:table-cell office:value-type="float" office:value="9243.158">
                <text:p>9243.158</text:p>
              </table:table-cell>
              <table:table-cell office:value-type="float" office:value="-75.276">
                <text:p>-75.276</text:p>
              </table:table-cell>
              <table:table-cell office:value-type="float" office:value="0.104">
                <text:p>0.104</text:p>
              </table:table-cell>
              <table:table-cell office:value-type="float" office:value="75.301">
                <text:p>75.301</text:p>
              </table:table-cell>
              <table:table-cell office:value-type="float" office:value="1.061">
                <text:p>1.061</text:p>
              </table:table-cell>
              <table:table-cell office:value-type="float" office:value="2449.363">
                <text:p>2449.363</text:p>
              </table:table-cell>
              <table:table-cell office:value-type="float" office:value="24.336">
                <text:p>24.336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5.689">
                <text:p>55.689</text:p>
              </table:table-cell>
              <table:table-cell office:value-type="float" office:value="9205.531">
                <text:p>9205.531</text:p>
              </table:table-cell>
              <table:table-cell office:value-type="float" office:value="-75.23">
                <text:p>-75.23</text:p>
              </table:table-cell>
              <table:table-cell office:value-type="float" office:value="0.091">
                <text:p>0.091</text:p>
              </table:table-cell>
              <table:table-cell office:value-type="float" office:value="75.244">
                <text:p>75.244</text:p>
              </table:table-cell>
              <table:table-cell office:value-type="float" office:value="0.804">
                <text:p>0.804</text:p>
              </table:table-cell>
              <table:table-cell office:value-type="float" office:value="2437.295">
                <text:p>2437.295</text:p>
              </table:table-cell>
              <table:table-cell office:value-type="float" office:value="23.937">
                <text:p>23.937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6.189">
                <text:p>56.189</text:p>
              </table:table-cell>
              <table:table-cell office:value-type="float" office:value="9167.927">
                <text:p>9167.927</text:p>
              </table:table-cell>
              <table:table-cell office:value-type="float" office:value="-75.189">
                <text:p>-75.189</text:p>
              </table:table-cell>
              <table:table-cell office:value-type="float" office:value="0.081">
                <text:p>0.081</text:p>
              </table:table-cell>
              <table:table-cell office:value-type="float" office:value="75.19">
                <text:p>75.19</text:p>
              </table:table-cell>
              <table:table-cell office:value-type="float" office:value="0.084">
                <text:p>0.084</text:p>
              </table:table-cell>
              <table:table-cell office:value-type="float" office:value="2425.324">
                <text:p>2425.324</text:p>
              </table:table-cell>
              <table:table-cell office:value-type="float" office:value="23.947">
                <text:p>23.94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6.689">
                <text:p>56.689</text:p>
              </table:table-cell>
              <table:table-cell office:value-type="float" office:value="9130.344">
                <text:p>9130.344</text:p>
              </table:table-cell>
              <table:table-cell office:value-type="float" office:value="-75.141">
                <text:p>-75.141</text:p>
              </table:table-cell>
              <table:table-cell office:value-type="float" office:value="0.096">
                <text:p>0.096</text:p>
              </table:table-cell>
              <table:table-cell office:value-type="float" office:value="75.157">
                <text:p>75.157</text:p>
              </table:table-cell>
              <table:table-cell office:value-type="float" office:value="0.854">
                <text:p>0.854</text:p>
              </table:table-cell>
              <table:table-cell office:value-type="float" office:value="2413.457">
                <text:p>2413.457</text:p>
              </table:table-cell>
              <table:table-cell office:value-type="float" office:value="23.522">
                <text:p>23.522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7.189">
                <text:p>57.189</text:p>
              </table:table-cell>
              <table:table-cell office:value-type="float" office:value="9092.786">
                <text:p>9092.786</text:p>
              </table:table-cell>
              <table:table-cell office:value-type="float" office:value="-75.089">
                <text:p>-75.089</text:p>
              </table:table-cell>
              <table:table-cell office:value-type="float" office:value="0.105">
                <text:p>0.105</text:p>
              </table:table-cell>
              <table:table-cell office:value-type="float" office:value="75.121">
                <text:p>75.121</text:p>
              </table:table-cell>
              <table:table-cell office:value-type="float" office:value="1.209">
                <text:p>1.209</text:p>
              </table:table-cell>
              <table:table-cell office:value-type="float" office:value="2401.846">
                <text:p>2401.846</text:p>
              </table:table-cell>
              <table:table-cell office:value-type="float" office:value="22.92">
                <text:p>22.92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7.689">
                <text:p>57.689</text:p>
              </table:table-cell>
              <table:table-cell office:value-type="float" office:value="9055.253">
                <text:p>9055.253</text:p>
              </table:table-cell>
              <table:table-cell office:value-type="float" office:value="-75.044">
                <text:p>-75.044</text:p>
              </table:table-cell>
              <table:table-cell office:value-type="float" office:value="0.09">
                <text:p>0.09</text:p>
              </table:table-cell>
              <table:table-cell office:value-type="float" office:value="75.063">
                <text:p>75.063</text:p>
              </table:table-cell>
              <table:table-cell office:value-type="float" office:value="0.95">
                <text:p>0.95</text:p>
              </table:table-cell>
              <table:table-cell office:value-type="float" office:value="2390.504">
                <text:p>2390.504</text:p>
              </table:table-cell>
              <table:table-cell office:value-type="float" office:value="22.447">
                <text:p>22.447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8.189">
                <text:p>58.189</text:p>
              </table:table-cell>
              <table:table-cell office:value-type="float" office:value="9017.741">
                <text:p>9017.741</text:p>
              </table:table-cell>
              <table:table-cell office:value-type="float" office:value="-75.005">
                <text:p>-75.005</text:p>
              </table:table-cell>
              <table:table-cell office:value-type="float" office:value="0.078">
                <text:p>0.078</text:p>
              </table:table-cell>
              <table:table-cell office:value-type="float" office:value="75.007">
                <text:p>75.007</text:p>
              </table:table-cell>
              <table:table-cell office:value-type="float" office:value="0.312">
                <text:p>0.312</text:p>
              </table:table-cell>
              <table:table-cell office:value-type="float" office:value="2379.243">
                <text:p>2379.243</text:p>
              </table:table-cell>
              <table:table-cell office:value-type="float" office:value="22.598">
                <text:p>22.598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8.689">
                <text:p>58.689</text:p>
              </table:table-cell>
              <table:table-cell office:value-type="float" office:value="8980.25">
                <text:p>8980.25</text:p>
              </table:table-cell>
              <table:table-cell office:value-type="float" office:value="-74.96">
                <text:p>-74.96</text:p>
              </table:table-cell>
              <table:table-cell office:value-type="float" office:value="0.089">
                <text:p>0.089</text:p>
              </table:table-cell>
              <table:table-cell office:value-type="float" office:value="74.971">
                <text:p>74.971</text:p>
              </table:table-cell>
              <table:table-cell office:value-type="float" office:value="0.683">
                <text:p>0.683</text:p>
              </table:table-cell>
              <table:table-cell office:value-type="float" office:value="2367.859">
                <text:p>2367.859</text:p>
              </table:table-cell>
              <table:table-cell office:value-type="float" office:value="22.937">
                <text:p>22.937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9.189">
                <text:p>59.189</text:p>
              </table:table-cell>
              <table:table-cell office:value-type="float" office:value="8942.783">
                <text:p>8942.783</text:p>
              </table:table-cell>
              <table:table-cell office:value-type="float" office:value="-74.909">
                <text:p>-74.909</text:p>
              </table:table-cell>
              <table:table-cell office:value-type="float" office:value="0.103">
                <text:p>0.103</text:p>
              </table:table-cell>
              <table:table-cell office:value-type="float" office:value="74.939">
                <text:p>74.939</text:p>
              </table:table-cell>
              <table:table-cell office:value-type="float" office:value="1.166">
                <text:p>1.166</text:p>
              </table:table-cell>
              <table:table-cell office:value-type="float" office:value="2356.536">
                <text:p>2356.536</text:p>
              </table:table-cell>
              <table:table-cell office:value-type="float" office:value="22.356">
                <text:p>22.356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9.689">
                <text:p>59.689</text:p>
              </table:table-cell>
              <table:table-cell office:value-type="float" office:value="8905.338">
                <text:p>8905.338</text:p>
              </table:table-cell>
              <table:table-cell office:value-type="float" office:value="-74.867">
                <text:p>-74.867</text:p>
              </table:table-cell>
              <table:table-cell office:value-type="float" office:value="0.084">
                <text:p>0.084</text:p>
              </table:table-cell>
              <table:table-cell office:value-type="float" office:value="74.878">
                <text:p>74.878</text:p>
              </table:table-cell>
              <table:table-cell office:value-type="float" office:value="0.706">
                <text:p>0.706</text:p>
              </table:table-cell>
              <table:table-cell office:value-type="float" office:value="2345.445">
                <text:p>2345.445</text:p>
              </table:table-cell>
              <table:table-cell office:value-type="float" office:value="22.006">
                <text:p>22.006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0.189">
                <text:p>60.189</text:p>
              </table:table-cell>
              <table:table-cell office:value-type="float" office:value="8867.915">
                <text:p>8867.915</text:p>
              </table:table-cell>
              <table:table-cell office:value-type="float" office:value="-74.827">
                <text:p>-74.827</text:p>
              </table:table-cell>
              <table:table-cell office:value-type="float" office:value="0.08">
                <text:p>0.08</text:p>
              </table:table-cell>
              <table:table-cell office:value-type="float" office:value="74.83">
                <text:p>74.83</text:p>
              </table:table-cell>
              <table:table-cell office:value-type="float" office:value="0.358">
                <text:p>0.358</text:p>
              </table:table-cell>
              <table:table-cell office:value-type="float" office:value="2334.486">
                <text:p>2334.486</text:p>
              </table:table-cell>
              <table:table-cell office:value-type="float" office:value="21.831">
                <text:p>21.831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.689">
                <text:p>60.689</text:p>
              </table:table-cell>
              <table:table-cell office:value-type="float" office:value="8830.512">
                <text:p>8830.512</text:p>
              </table:table-cell>
              <table:table-cell office:value-type="float" office:value="-74.786">
                <text:p>-74.786</text:p>
              </table:table-cell>
              <table:table-cell office:value-type="float" office:value="0.082">
                <text:p>0.082</text:p>
              </table:table-cell>
              <table:table-cell office:value-type="float" office:value="74.786">
                <text:p>74.786</text:p>
              </table:table-cell>
              <table:table-cell office:value-type="float" office:value="0.14">
                <text:p>0.14</text:p>
              </table:table-cell>
              <table:table-cell office:value-type="float" office:value="2323.557">
                <text:p>2323.557</text:p>
              </table:table-cell>
              <table:table-cell office:value-type="float" office:value="21.888">
                <text:p>21.88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1.189">
                <text:p>61.189</text:p>
              </table:table-cell>
              <table:table-cell office:value-type="float" office:value="8793.131">
                <text:p>8793.131</text:p>
              </table:table-cell>
              <table:table-cell office:value-type="float" office:value="-74.736">
                <text:p>-74.736</text:p>
              </table:table-cell>
              <table:table-cell office:value-type="float" office:value="0.101">
                <text:p>0.101</text:p>
              </table:table-cell>
              <table:table-cell office:value-type="float" office:value="74.758">
                <text:p>74.758</text:p>
              </table:table-cell>
              <table:table-cell office:value-type="float" office:value="1.028">
                <text:p>1.028</text:p>
              </table:table-cell>
              <table:table-cell office:value-type="float" office:value="2312.74">
                <text:p>2312.74</text:p>
              </table:table-cell>
              <table:table-cell office:value-type="float" office:value="21.377">
                <text:p>21.377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1.689">
                <text:p>61.689</text:p>
              </table:table-cell>
              <table:table-cell office:value-type="float" office:value="8755.774">
                <text:p>8755.774</text:p>
              </table:table-cell>
              <table:table-cell office:value-type="float" office:value="-74.692">
                <text:p>-74.692</text:p>
              </table:table-cell>
              <table:table-cell office:value-type="float" office:value="0.086">
                <text:p>0.086</text:p>
              </table:table-cell>
              <table:table-cell office:value-type="float" office:value="74.702">
                <text:p>74.702</text:p>
              </table:table-cell>
              <table:table-cell office:value-type="float" office:value="0.681">
                <text:p>0.681</text:p>
              </table:table-cell>
              <table:table-cell office:value-type="float" office:value="2302.137">
                <text:p>2302.137</text:p>
              </table:table-cell>
              <table:table-cell office:value-type="float" office:value="21.039">
                <text:p>21.039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2.189">
                <text:p>62.189</text:p>
              </table:table-cell>
              <table:table-cell office:value-type="float" office:value="8718.439">
                <text:p>8718.439</text:p>
              </table:table-cell>
              <table:table-cell office:value-type="float" office:value="-74.647">
                <text:p>-74.647</text:p>
              </table:table-cell>
              <table:table-cell office:value-type="float" office:value="0.091">
                <text:p>0.091</text:p>
              </table:table-cell>
              <table:table-cell office:value-type="float" office:value="74.662">
                <text:p>74.662</text:p>
              </table:table-cell>
              <table:table-cell office:value-type="float" office:value="0.836">
                <text:p>0.836</text:p>
              </table:table-cell>
              <table:table-cell office:value-type="float" office:value="2291.721">
                <text:p>2291.721</text:p>
              </table:table-cell>
              <table:table-cell office:value-type="float" office:value="20.623">
                <text:p>20.623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2.689">
                <text:p>62.689</text:p>
              </table:table-cell>
              <table:table-cell office:value-type="float" office:value="8681.126">
                <text:p>8681.126</text:p>
              </table:table-cell>
              <table:table-cell office:value-type="float" office:value="-74.607">
                <text:p>-74.607</text:p>
              </table:table-cell>
              <table:table-cell office:value-type="float" office:value="0.081">
                <text:p>0.081</text:p>
              </table:table-cell>
              <table:table-cell office:value-type="float" office:value="74.609">
                <text:p>74.609</text:p>
              </table:table-cell>
              <table:table-cell office:value-type="float" office:value="0.352">
                <text:p>0.352</text:p>
              </table:table-cell>
              <table:table-cell office:value-type="float" office:value="2281.452">
                <text:p>2281.452</text:p>
              </table:table-cell>
              <table:table-cell office:value-type="float" office:value="20.452">
                <text:p>20.452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3.189">
                <text:p>63.189</text:p>
              </table:table-cell>
              <table:table-cell office:value-type="float" office:value="8643.833">
                <text:p>8643.833</text:p>
              </table:table-cell>
              <table:table-cell office:value-type="float" office:value="-74.566">
                <text:p>-74.566</text:p>
              </table:table-cell>
              <table:table-cell office:value-type="float" office:value="0.082">
                <text:p>0.082</text:p>
              </table:table-cell>
              <table:table-cell office:value-type="float" office:value="74.566">
                <text:p>74.566</text:p>
              </table:table-cell>
              <table:table-cell office:value-type="float" office:value="0.128">
                <text:p>0.128</text:p>
              </table:table-cell>
              <table:table-cell office:value-type="float" office:value="2271.214">
                <text:p>2271.214</text:p>
              </table:table-cell>
              <table:table-cell office:value-type="float" office:value="20.502">
                <text:p>20.502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3.689">
                <text:p>63.689</text:p>
              </table:table-cell>
              <table:table-cell office:value-type="float" office:value="8606.568">
                <text:p>8606.568</text:p>
              </table:table-cell>
              <table:table-cell office:value-type="float" office:value="-74.492">
                <text:p>-74.492</text:p>
              </table:table-cell>
              <table:table-cell office:value-type="float" office:value="0.149">
                <text:p>0.149</text:p>
              </table:table-cell>
              <table:table-cell office:value-type="float" office:value="74.584">
                <text:p>74.584</text:p>
              </table:table-cell>
              <table:table-cell office:value-type="float" office:value="2.039">
                <text:p>2.039</text:p>
              </table:table-cell>
              <table:table-cell office:value-type="float" office:value="2260.709">
                <text:p>2260.709</text:p>
              </table:table-cell>
              <table:table-cell office:value-type="float" office:value="21.519">
                <text:p>21.519</text:p>
              </table:table-cell>
              <table:table-cell office:value-type="float" office:value="2.034">
                <text:p>2.0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4.189">
                <text:p>64.189</text:p>
              </table:table-cell>
              <table:table-cell office:value-type="float" office:value="8569.334">
                <text:p>8569.334</text:p>
              </table:table-cell>
              <table:table-cell office:value-type="float" office:value="-74.445">
                <text:p>-74.445</text:p>
              </table:table-cell>
              <table:table-cell office:value-type="float" office:value="0.093">
                <text:p>0.093</text:p>
              </table:table-cell>
              <table:table-cell office:value-type="float" office:value="74.496">
                <text:p>74.496</text:p>
              </table:table-cell>
              <table:table-cell office:value-type="float" office:value="1.513">
                <text:p>1.513</text:p>
              </table:table-cell>
              <table:table-cell office:value-type="float" office:value="2249.761">
                <text:p>2249.761</text:p>
              </table:table-cell>
              <table:table-cell office:value-type="float" office:value="22.274">
                <text:p>22.274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4.689">
                <text:p>64.689</text:p>
              </table:table-cell>
              <table:table-cell office:value-type="float" office:value="8532.118">
                <text:p>8532.118</text:p>
              </table:table-cell>
              <table:table-cell office:value-type="float" office:value="-74.417">
                <text:p>-74.417</text:p>
              </table:table-cell>
              <table:table-cell office:value-type="float" office:value="0.055">
                <text:p>0.055</text:p>
              </table:table-cell>
              <table:table-cell office:value-type="float" office:value="74.418">
                <text:p>74.418</text:p>
              </table:table-cell>
              <table:table-cell office:value-type="float" office:value="0.163">
                <text:p>0.163</text:p>
              </table:table-cell>
              <table:table-cell office:value-type="float" office:value="2238.643">
                <text:p>2238.643</text:p>
              </table:table-cell>
              <table:table-cell office:value-type="float" office:value="22.197">
                <text:p>22.197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189">
                <text:p>65.189</text:p>
              </table:table-cell>
              <table:table-cell office:value-type="float" office:value="8494.919">
                <text:p>8494.919</text:p>
              </table:table-cell>
              <table:table-cell office:value-type="float" office:value="-74.38">
                <text:p>-74.38</text:p>
              </table:table-cell>
              <table:table-cell office:value-type="float" office:value="0.076">
                <text:p>0.076</text:p>
              </table:table-cell>
              <table:table-cell office:value-type="float" office:value="74.39">
                <text:p>74.39</text:p>
              </table:table-cell>
              <table:table-cell office:value-type="float" office:value="0.685">
                <text:p>0.685</text:p>
              </table:table-cell>
              <table:table-cell office:value-type="float" office:value="2227.459">
                <text:p>2227.459</text:p>
              </table:table-cell>
              <table:table-cell office:value-type="float" office:value="22.537">
                <text:p>22.537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689">
                <text:p>65.689</text:p>
              </table:table-cell>
              <table:table-cell office:value-type="float" office:value="8457.74">
                <text:p>8457.74</text:p>
              </table:table-cell>
              <table:table-cell office:value-type="float" office:value="-74.335">
                <text:p>-74.335</text:p>
              </table:table-cell>
              <table:table-cell office:value-type="float" office:value="0.089">
                <text:p>0.089</text:p>
              </table:table-cell>
              <table:table-cell office:value-type="float" office:value="74.358">
                <text:p>74.358</text:p>
              </table:table-cell>
              <table:table-cell office:value-type="float" office:value="1.008">
                <text:p>1.008</text:p>
              </table:table-cell>
              <table:table-cell office:value-type="float" office:value="2216.065">
                <text:p>2216.065</text:p>
              </table:table-cell>
              <table:table-cell office:value-type="float" office:value="23.039">
                <text:p>23.039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.189">
                <text:p>66.189</text:p>
              </table:table-cell>
              <table:table-cell office:value-type="float" office:value="8420.584">
                <text:p>8420.584</text:p>
              </table:table-cell>
              <table:table-cell office:value-type="float" office:value="-74.29">
                <text:p>-74.29</text:p>
              </table:table-cell>
              <table:table-cell office:value-type="float" office:value="0.09">
                <text:p>0.09</text:p>
              </table:table-cell>
              <table:table-cell office:value-type="float" office:value="74.316">
                <text:p>74.316</text:p>
              </table:table-cell>
              <table:table-cell office:value-type="float" office:value="1.1">
                <text:p>1.1</text:p>
              </table:table-cell>
              <table:table-cell office:value-type="float" office:value="2204.683">
                <text:p>2204.683</text:p>
              </table:table-cell>
              <table:table-cell office:value-type="float" office:value="22.491">
                <text:p>22.491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.689">
                <text:p>66.689</text:p>
              </table:table-cell>
              <table:table-cell office:value-type="float" office:value="8383.448">
                <text:p>8383.448</text:p>
              </table:table-cell>
              <table:table-cell office:value-type="float" office:value="-74.255">
                <text:p>-74.255</text:p>
              </table:table-cell>
              <table:table-cell office:value-type="float" office:value="0.071">
                <text:p>0.071</text:p>
              </table:table-cell>
              <table:table-cell office:value-type="float" office:value="74.255">
                <text:p>74.255</text:p>
              </table:table-cell>
              <table:table-cell office:value-type="float" office:value="0.132">
                <text:p>0.132</text:p>
              </table:table-cell>
              <table:table-cell office:value-type="float" office:value="2193.423">
                <text:p>2193.423</text:p>
              </table:table-cell>
              <table:table-cell office:value-type="float" office:value="22.547">
                <text:p>22.547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7.189">
                <text:p>67.189</text:p>
              </table:table-cell>
              <table:table-cell office:value-type="float" office:value="8346.331">
                <text:p>8346.331</text:p>
              </table:table-cell>
              <table:table-cell office:value-type="float" office:value="-74.213">
                <text:p>-74.213</text:p>
              </table:table-cell>
              <table:table-cell office:value-type="float" office:value="0.082">
                <text:p>0.082</text:p>
              </table:table-cell>
              <table:table-cell office:value-type="float" office:value="74.217">
                <text:p>74.217</text:p>
              </table:table-cell>
              <table:table-cell office:value-type="float" office:value="0.428">
                <text:p>0.428</text:p>
              </table:table-cell>
              <table:table-cell office:value-type="float" office:value="2182.097">
                <text:p>2182.097</text:p>
              </table:table-cell>
              <table:table-cell office:value-type="float" office:value="22.757">
                <text:p>22.75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7.689">
                <text:p>67.689</text:p>
              </table:table-cell>
              <table:table-cell office:value-type="float" office:value="8309.238">
                <text:p>8309.238</text:p>
              </table:table-cell>
              <table:table-cell office:value-type="float" office:value="-74.16">
                <text:p>-74.16</text:p>
              </table:table-cell>
              <table:table-cell office:value-type="float" office:value="0.107">
                <text:p>0.107</text:p>
              </table:table-cell>
              <table:table-cell office:value-type="float" office:value="74.194">
                <text:p>74.194</text:p>
              </table:table-cell>
              <table:table-cell office:value-type="float" office:value="1.261">
                <text:p>1.261</text:p>
              </table:table-cell>
              <table:table-cell office:value-type="float" office:value="2170.876">
                <text:p>2170.876</text:p>
              </table:table-cell>
              <table:table-cell office:value-type="float" office:value="22.129">
                <text:p>22.129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8.189">
                <text:p>68.189</text:p>
              </table:table-cell>
              <table:table-cell office:value-type="float" office:value="8272.17">
                <text:p>8272.17</text:p>
              </table:table-cell>
              <table:table-cell office:value-type="float" office:value="-74.111">
                <text:p>-74.111</text:p>
              </table:table-cell>
              <table:table-cell office:value-type="float" office:value="0.097">
                <text:p>0.097</text:p>
              </table:table-cell>
              <table:table-cell office:value-type="float" office:value="74.141">
                <text:p>74.141</text:p>
              </table:table-cell>
              <table:table-cell office:value-type="float" office:value="1.188">
                <text:p>1.188</text:p>
              </table:table-cell>
              <table:table-cell office:value-type="float" office:value="2159.959">
                <text:p>2159.959</text:p>
              </table:table-cell>
              <table:table-cell office:value-type="float" office:value="21.537">
                <text:p>21.537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8.689">
                <text:p>68.689</text:p>
              </table:table-cell>
              <table:table-cell office:value-type="float" office:value="8235.127">
                <text:p>8235.127</text:p>
              </table:table-cell>
              <table:table-cell office:value-type="float" office:value="-74.061">
                <text:p>-74.061</text:p>
              </table:table-cell>
              <table:table-cell office:value-type="float" office:value="0.1">
                <text:p>0.1</text:p>
              </table:table-cell>
              <table:table-cell office:value-type="float" office:value="74.099">
                <text:p>74.099</text:p>
              </table:table-cell>
              <table:table-cell office:value-type="float" office:value="1.324">
                <text:p>1.324</text:p>
              </table:table-cell>
              <table:table-cell office:value-type="float" office:value="2149.356">
                <text:p>2149.356</text:p>
              </table:table-cell>
              <table:table-cell office:value-type="float" office:value="20.877">
                <text:p>20.87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9.189">
                <text:p>69.189</text:p>
              </table:table-cell>
              <table:table-cell office:value-type="float" office:value="8198.107">
                <text:p>8198.107</text:p>
              </table:table-cell>
              <table:table-cell office:value-type="float" office:value="-74.019">
                <text:p>-74.019</text:p>
              </table:table-cell>
              <table:table-cell office:value-type="float" office:value="0.085">
                <text:p>0.085</text:p>
              </table:table-cell>
              <table:table-cell office:value-type="float" office:value="74.041">
                <text:p>74.041</text:p>
              </table:table-cell>
              <table:table-cell office:value-type="float" office:value="1.004">
                <text:p>1.004</text:p>
              </table:table-cell>
              <table:table-cell office:value-type="float" office:value="2138.792">
                <text:p>2138.792</text:p>
              </table:table-cell>
              <table:table-cell office:value-type="float" office:value="21.377">
                <text:p>21.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9.689">
                <text:p>69.689</text:p>
              </table:table-cell>
              <table:table-cell office:value-type="float" office:value="8161.107">
                <text:p>8161.107</text:p>
              </table:table-cell>
              <table:table-cell office:value-type="float" office:value="-73.982">
                <text:p>-73.982</text:p>
              </table:table-cell>
              <table:table-cell office:value-type="float" office:value="0.075">
                <text:p>0.075</text:p>
              </table:table-cell>
              <table:table-cell office:value-type="float" office:value="73.987">
                <text:p>73.987</text:p>
              </table:table-cell>
              <table:table-cell office:value-type="float" office:value="0.497">
                <text:p>0.497</text:p>
              </table:table-cell>
              <table:table-cell office:value-type="float" office:value="2128.165">
                <text:p>2128.165</text:p>
              </table:table-cell>
              <table:table-cell office:value-type="float" office:value="21.131">
                <text:p>21.131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.189">
                <text:p>70.189</text:p>
              </table:table-cell>
              <table:table-cell office:value-type="float" office:value="8124.126">
                <text:p>8124.126</text:p>
              </table:table-cell>
              <table:table-cell office:value-type="float" office:value="-73.942">
                <text:p>-73.942</text:p>
              </table:table-cell>
              <table:table-cell office:value-type="float" office:value="0.078">
                <text:p>0.078</text:p>
              </table:table-cell>
              <table:table-cell office:value-type="float" office:value="73.943">
                <text:p>73.943</text:p>
              </table:table-cell>
              <table:table-cell office:value-type="float" office:value="0.23">
                <text:p>0.23</text:p>
              </table:table-cell>
              <table:table-cell office:value-type="float" office:value="2117.627">
                <text:p>2117.627</text:p>
              </table:table-cell>
              <table:table-cell office:value-type="float" office:value="21.023">
                <text:p>21.023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.689">
                <text:p>70.689</text:p>
              </table:table-cell>
              <table:table-cell office:value-type="float" office:value="8087.165">
                <text:p>8087.165</text:p>
              </table:table-cell>
              <table:table-cell office:value-type="float" office:value="-73.9">
                <text:p>-73.9</text:p>
              </table:table-cell>
              <table:table-cell office:value-type="float" office:value="0.084">
                <text:p>0.084</text:p>
              </table:table-cell>
              <table:table-cell office:value-type="float" office:value="73.903">
                <text:p>73.903</text:p>
              </table:table-cell>
              <table:table-cell office:value-type="float" office:value="0.375">
                <text:p>0.375</text:p>
              </table:table-cell>
              <table:table-cell office:value-type="float" office:value="2107.161">
                <text:p>2107.161</text:p>
              </table:table-cell>
              <table:table-cell office:value-type="float" office:value="20.84">
                <text:p>20.84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1.189">
                <text:p>71.189</text:p>
              </table:table-cell>
              <table:table-cell office:value-type="float" office:value="8050.228">
                <text:p>8050.228</text:p>
              </table:table-cell>
              <table:table-cell office:value-type="float" office:value="-73.848">
                <text:p>-73.848</text:p>
              </table:table-cell>
              <table:table-cell office:value-type="float" office:value="0.105">
                <text:p>0.105</text:p>
              </table:table-cell>
              <table:table-cell office:value-type="float" office:value="73.877">
                <text:p>73.877</text:p>
              </table:table-cell>
              <table:table-cell office:value-type="float" office:value="1.166">
                <text:p>1.166</text:p>
              </table:table-cell>
              <table:table-cell office:value-type="float" office:value="2096.887">
                <text:p>2096.887</text:p>
              </table:table-cell>
              <table:table-cell office:value-type="float" office:value="20.259">
                <text:p>20.259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1.689">
                <text:p>71.689</text:p>
              </table:table-cell>
              <table:table-cell office:value-type="float" office:value="8013.327">
                <text:p>8013.327</text:p>
              </table:table-cell>
              <table:table-cell office:value-type="float" office:value="-73.757">
                <text:p>-73.757</text:p>
              </table:table-cell>
              <table:table-cell office:value-type="float" office:value="0.181">
                <text:p>0.181</text:p>
              </table:table-cell>
              <table:table-cell office:value-type="float" office:value="73.903">
                <text:p>73.903</text:p>
              </table:table-cell>
              <table:table-cell office:value-type="float" office:value="2.612">
                <text:p>2.612</text:p>
              </table:table-cell>
              <table:table-cell office:value-type="float" office:value="2087.083">
                <text:p>2087.083</text:p>
              </table:table-cell>
              <table:table-cell office:value-type="float" office:value="18.956">
                <text:p>18.956</text:p>
              </table:table-cell>
              <table:table-cell office:value-type="float" office:value="2.606">
                <text:p>2.6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2.189">
                <text:p>72.189</text:p>
              </table:table-cell>
              <table:table-cell office:value-type="float" office:value="7976.453">
                <text:p>7976.453</text:p>
              </table:table-cell>
              <table:table-cell office:value-type="float" office:value="-73.739">
                <text:p>-73.739</text:p>
              </table:table-cell>
              <table:table-cell office:value-type="float" office:value="0.037">
                <text:p>0.037</text:p>
              </table:table-cell>
              <table:table-cell office:value-type="float" office:value="73.739">
                <text:p>73.739</text:p>
              </table:table-cell>
              <table:table-cell office:value-type="float" office:value="0.063">
                <text:p>0.063</text:p>
              </table:table-cell>
              <table:table-cell office:value-type="float" office:value="2077.598">
                <text:p>2077.598</text:p>
              </table:table-cell>
              <table:table-cell office:value-type="float" office:value="18.982">
                <text:p>18.98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2.689">
                <text:p>72.689</text:p>
              </table:table-cell>
              <table:table-cell office:value-type="float" office:value="7939.594">
                <text:p>7939.594</text:p>
              </table:table-cell>
              <table:table-cell office:value-type="float" office:value="-73.695">
                <text:p>-73.695</text:p>
              </table:table-cell>
              <table:table-cell office:value-type="float" office:value="0.088">
                <text:p>0.088</text:p>
              </table:table-cell>
              <table:table-cell office:value-type="float" office:value="73.735">
                <text:p>73.735</text:p>
              </table:table-cell>
              <table:table-cell office:value-type="float" office:value="1.357">
                <text:p>1.357</text:p>
              </table:table-cell>
              <table:table-cell office:value-type="float" office:value="2067.938">
                <text:p>2067.938</text:p>
              </table:table-cell>
              <table:table-cell office:value-type="float" office:value="19.659">
                <text:p>19.659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3.189">
                <text:p>73.189</text:p>
              </table:table-cell>
              <table:table-cell office:value-type="float" office:value="7902.754">
                <text:p>7902.754</text:p>
              </table:table-cell>
              <table:table-cell office:value-type="float" office:value="-73.665">
                <text:p>-73.665</text:p>
              </table:table-cell>
              <table:table-cell office:value-type="float" office:value="0.06">
                <text:p>0.06</text:p>
              </table:table-cell>
              <table:table-cell office:value-type="float" office:value="73.666">
                <text:p>73.666</text:p>
              </table:table-cell>
              <table:table-cell office:value-type="float" office:value="0.219">
                <text:p>0.219</text:p>
              </table:table-cell>
              <table:table-cell office:value-type="float" office:value="2058.082">
                <text:p>2058.082</text:p>
              </table:table-cell>
              <table:table-cell office:value-type="float" office:value="19.764">
                <text:p>19.764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3.689">
                <text:p>73.689</text:p>
              </table:table-cell>
              <table:table-cell office:value-type="float" office:value="7865.932">
                <text:p>7865.932</text:p>
              </table:table-cell>
              <table:table-cell office:value-type="float" office:value="-73.625">
                <text:p>-73.625</text:p>
              </table:table-cell>
              <table:table-cell office:value-type="float" office:value="0.08">
                <text:p>0.08</text:p>
              </table:table-cell>
              <table:table-cell office:value-type="float" office:value="73.637">
                <text:p>73.637</text:p>
              </table:table-cell>
              <table:table-cell office:value-type="float" office:value="0.724">
                <text:p>0.724</text:p>
              </table:table-cell>
              <table:table-cell office:value-type="float" office:value="2048.11">
                <text:p>2048.11</text:p>
              </table:table-cell>
              <table:table-cell office:value-type="float" office:value="20.124">
                <text:p>20.12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4.189">
                <text:p>74.189</text:p>
              </table:table-cell>
              <table:table-cell office:value-type="float" office:value="7829.135">
                <text:p>7829.135</text:p>
              </table:table-cell>
              <table:table-cell office:value-type="float" office:value="-73.565">
                <text:p>-73.565</text:p>
              </table:table-cell>
              <table:table-cell office:value-type="float" office:value="0.12">
                <text:p>0.12</text:p>
              </table:table-cell>
              <table:table-cell office:value-type="float" office:value="73.629">
                <text:p>73.629</text:p>
              </table:table-cell>
              <table:table-cell office:value-type="float" office:value="1.71">
                <text:p>1.71</text:p>
              </table:table-cell>
              <table:table-cell office:value-type="float" office:value="2037.835">
                <text:p>2037.835</text:p>
              </table:table-cell>
              <table:table-cell office:value-type="float" office:value="20.977">
                <text:p>20.977</text:p>
              </table:table-cell>
              <table:table-cell office:value-type="float" office:value="1.705">
                <text:p>1.7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4.689">
                <text:p>74.689</text:p>
              </table:table-cell>
              <table:table-cell office:value-type="float" office:value="7792.36">
                <text:p>7792.36</text:p>
              </table:table-cell>
              <table:table-cell office:value-type="float" office:value="-73.534">
                <text:p>-73.534</text:p>
              </table:table-cell>
              <table:table-cell office:value-type="float" office:value="0.062">
                <text:p>0.062</text:p>
              </table:table-cell>
              <table:table-cell office:value-type="float" office:value="73.536">
                <text:p>73.536</text:p>
              </table:table-cell>
              <table:table-cell office:value-type="float" office:value="0.302">
                <text:p>0.302</text:p>
              </table:table-cell>
              <table:table-cell office:value-type="float" office:value="2027.31">
                <text:p>2027.31</text:p>
              </table:table-cell>
              <table:table-cell office:value-type="float" office:value="21.124">
                <text:p>21.12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5.189">
                <text:p>75.189</text:p>
              </table:table-cell>
              <table:table-cell office:value-type="float" office:value="7755.602">
                <text:p>7755.602</text:p>
              </table:table-cell>
              <table:table-cell office:value-type="float" office:value="-73.497">
                <text:p>-73.497</text:p>
              </table:table-cell>
              <table:table-cell office:value-type="float" office:value="0.073">
                <text:p>0.073</text:p>
              </table:table-cell>
              <table:table-cell office:value-type="float" office:value="73.5">
                <text:p>73.5</text:p>
              </table:table-cell>
              <table:table-cell office:value-type="float" office:value="0.332">
                <text:p>0.332</text:p>
              </table:table-cell>
              <table:table-cell office:value-type="float" office:value="2016.788">
                <text:p>2016.788</text:p>
              </table:table-cell>
              <table:table-cell office:value-type="float" office:value="20.962">
                <text:p>20.962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5.689">
                <text:p>75.689</text:p>
              </table:table-cell>
              <table:table-cell office:value-type="float" office:value="7718.863">
                <text:p>7718.863</text:p>
              </table:table-cell>
              <table:table-cell office:value-type="float" office:value="-73.458">
                <text:p>-73.458</text:p>
              </table:table-cell>
              <table:table-cell office:value-type="float" office:value="0.078">
                <text:p>0.078</text:p>
              </table:table-cell>
              <table:table-cell office:value-type="float" office:value="73.459">
                <text:p>73.459</text:p>
              </table:table-cell>
              <table:table-cell office:value-type="float" office:value="0.232">
                <text:p>0.232</text:p>
              </table:table-cell>
              <table:table-cell office:value-type="float" office:value="2006.279">
                <text:p>2006.279</text:p>
              </table:table-cell>
              <table:table-cell office:value-type="float" office:value="21.072">
                <text:p>21.07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6.189">
                <text:p>76.189</text:p>
              </table:table-cell>
              <table:table-cell office:value-type="float" office:value="7682.144">
                <text:p>7682.144</text:p>
              </table:table-cell>
              <table:table-cell office:value-type="float" office:value="-73.417">
                <text:p>-73.417</text:p>
              </table:table-cell>
              <table:table-cell office:value-type="float" office:value="0.083">
                <text:p>0.083</text:p>
              </table:table-cell>
              <table:table-cell office:value-type="float" office:value="73.419">
                <text:p>73.419</text:p>
              </table:table-cell>
              <table:table-cell office:value-type="float" office:value="0.326">
                <text:p>0.326</text:p>
              </table:table-cell>
              <table:table-cell office:value-type="float" office:value="1995.704">
                <text:p>1995.704</text:p>
              </table:table-cell>
              <table:table-cell office:value-type="float" office:value="21.229">
                <text:p>21.229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6.689">
                <text:p>76.689</text:p>
              </table:table-cell>
              <table:table-cell office:value-type="float" office:value="7645.459">
                <text:p>7645.459</text:p>
              </table:table-cell>
              <table:table-cell office:value-type="float" office:value="-73.322">
                <text:p>-73.322</text:p>
              </table:table-cell>
              <table:table-cell office:value-type="float" office:value="0.19">
                <text:p>0.19</text:p>
              </table:table-cell>
              <table:table-cell office:value-type="float" office:value="73.472">
                <text:p>73.472</text:p>
              </table:table-cell>
              <table:table-cell office:value-type="float" office:value="2.639">
                <text:p>2.639</text:p>
              </table:table-cell>
              <table:table-cell office:value-type="float" office:value="1984.761">
                <text:p>1984.761</text:p>
              </table:table-cell>
              <table:table-cell office:value-type="float" office:value="22.545">
                <text:p>22.545</text:p>
              </table:table-cell>
              <table:table-cell office:value-type="float" office:value="2.632">
                <text:p>2.63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.189">
                <text:p>77.189</text:p>
              </table:table-cell>
              <table:table-cell office:value-type="float" office:value="7608.803">
                <text:p>7608.803</text:p>
              </table:table-cell>
              <table:table-cell office:value-type="float" office:value="-73.303">
                <text:p>-73.303</text:p>
              </table:table-cell>
              <table:table-cell office:value-type="float" office:value="0.037">
                <text:p>0.037</text:p>
              </table:table-cell>
              <table:table-cell office:value-type="float" office:value="73.303">
                <text:p>73.303</text:p>
              </table:table-cell>
              <table:table-cell office:value-type="float" office:value="0.063">
                <text:p>0.063</text:p>
              </table:table-cell>
              <table:table-cell office:value-type="float" office:value="1973.494">
                <text:p>1973.494</text:p>
              </table:table-cell>
              <table:table-cell office:value-type="float" office:value="22.52">
                <text:p>22.5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7.689">
                <text:p>77.689</text:p>
              </table:table-cell>
              <table:table-cell office:value-type="float" office:value="7572.16">
                <text:p>7572.16</text:p>
              </table:table-cell>
              <table:table-cell office:value-type="float" office:value="-73.27">
                <text:p>-73.27</text:p>
              </table:table-cell>
              <table:table-cell office:value-type="float" office:value="0.066">
                <text:p>0.066</text:p>
              </table:table-cell>
              <table:table-cell office:value-type="float" office:value="73.281">
                <text:p>73.281</text:p>
              </table:table-cell>
              <table:table-cell office:value-type="float" office:value="0.699">
                <text:p>0.699</text:p>
              </table:table-cell>
              <table:table-cell office:value-type="float" office:value="1962.321">
                <text:p>1962.321</text:p>
              </table:table-cell>
              <table:table-cell office:value-type="float" office:value="22.172">
                <text:p>22.172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8.189">
                <text:p>78.189</text:p>
              </table:table-cell>
              <table:table-cell office:value-type="float" office:value="7535.537">
                <text:p>7535.537</text:p>
              </table:table-cell>
              <table:table-cell office:value-type="float" office:value="-73.219">
                <text:p>-73.219</text:p>
              </table:table-cell>
              <table:table-cell office:value-type="float" office:value="0.103">
                <text:p>0.103</text:p>
              </table:table-cell>
              <table:table-cell office:value-type="float" office:value="73.269">
                <text:p>73.269</text:p>
              </table:table-cell>
              <table:table-cell office:value-type="float" office:value="1.531">
                <text:p>1.531</text:p>
              </table:table-cell>
              <table:table-cell office:value-type="float" office:value="1951.426">
                <text:p>1951.426</text:p>
              </table:table-cell>
              <table:table-cell office:value-type="float" office:value="21.408">
                <text:p>21.408</text:p>
              </table:table-cell>
              <table:table-cell office:value-type="float" office:value="1.527">
                <text:p>1.5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8.689">
                <text:p>78.689</text:p>
              </table:table-cell>
              <table:table-cell office:value-type="float" office:value="7498.935">
                <text:p>7498.935</text:p>
              </table:table-cell>
              <table:table-cell office:value-type="float" office:value="-73.188">
                <text:p>-73.188</text:p>
              </table:table-cell>
              <table:table-cell office:value-type="float" office:value="0.062">
                <text:p>0.062</text:p>
              </table:table-cell>
              <table:table-cell office:value-type="float" office:value="73.192">
                <text:p>73.192</text:p>
              </table:table-cell>
              <table:table-cell office:value-type="float" office:value="0.402">
                <text:p>0.402</text:p>
              </table:table-cell>
              <table:table-cell office:value-type="float" office:value="1940.772">
                <text:p>1940.772</text:p>
              </table:table-cell>
              <table:table-cell office:value-type="float" office:value="21.209">
                <text:p>21.209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9.189">
                <text:p>79.189</text:p>
              </table:table-cell>
              <table:table-cell office:value-type="float" office:value="7462.353">
                <text:p>7462.353</text:p>
              </table:table-cell>
              <table:table-cell office:value-type="float" office:value="-73.142">
                <text:p>-73.142</text:p>
              </table:table-cell>
              <table:table-cell office:value-type="float" office:value="0.092">
                <text:p>0.092</text:p>
              </table:table-cell>
              <table:table-cell office:value-type="float" office:value="73.174">
                <text:p>73.174</text:p>
              </table:table-cell>
              <table:table-cell office:value-type="float" office:value="1.227">
                <text:p>1.227</text:p>
              </table:table-cell>
              <table:table-cell office:value-type="float" office:value="1930.32">
                <text:p>1930.32</text:p>
              </table:table-cell>
              <table:table-cell office:value-type="float" office:value="20.598">
                <text:p>20.598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9.689">
                <text:p>79.689</text:p>
              </table:table-cell>
              <table:table-cell office:value-type="float" office:value="7425.796">
                <text:p>7425.796</text:p>
              </table:table-cell>
              <table:table-cell office:value-type="float" office:value="-73.085">
                <text:p>-73.085</text:p>
              </table:table-cell>
              <table:table-cell office:value-type="float" office:value="0.115">
                <text:p>0.115</text:p>
              </table:table-cell>
              <table:table-cell office:value-type="float" office:value="73.153">
                <text:p>73.153</text:p>
              </table:table-cell>
              <table:table-cell office:value-type="float" office:value="1.775">
                <text:p>1.775</text:p>
              </table:table-cell>
              <table:table-cell office:value-type="float" office:value="1919.8">
                <text:p>1919.8</text:p>
              </table:table-cell>
              <table:table-cell office:value-type="float" office:value="21.483">
                <text:p>21.483</text:p>
              </table:table-cell>
              <table:table-cell office:value-type="float" office:value="1.771">
                <text:p>1.77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0.189">
                <text:p>80.189</text:p>
              </table:table-cell>
              <table:table-cell office:value-type="float" office:value="7389.261">
                <text:p>7389.261</text:p>
              </table:table-cell>
              <table:table-cell office:value-type="float" office:value="-73.056">
                <text:p>-73.056</text:p>
              </table:table-cell>
              <table:table-cell office:value-type="float" office:value="0.057">
                <text:p>0.057</text:p>
              </table:table-cell>
              <table:table-cell office:value-type="float" office:value="73.062">
                <text:p>73.062</text:p>
              </table:table-cell>
              <table:table-cell office:value-type="float" office:value="0.529">
                <text:p>0.529</text:p>
              </table:table-cell>
              <table:table-cell office:value-type="float" office:value="1908.992">
                <text:p>1908.992</text:p>
              </table:table-cell>
              <table:table-cell office:value-type="float" office:value="21.746">
                <text:p>21.746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0.689">
                <text:p>80.689</text:p>
              </table:table-cell>
              <table:table-cell office:value-type="float" office:value="7352.741">
                <text:p>7352.741</text:p>
              </table:table-cell>
              <table:table-cell office:value-type="float" office:value="-73.024">
                <text:p>-73.024</text:p>
              </table:table-cell>
              <table:table-cell office:value-type="float" office:value="0.065">
                <text:p>0.065</text:p>
              </table:table-cell>
              <table:table-cell office:value-type="float" office:value="73.024">
                <text:p>73.024</text:p>
              </table:table-cell>
              <table:table-cell office:value-type="float" office:value="0.134">
                <text:p>0.134</text:p>
              </table:table-cell>
              <table:table-cell office:value-type="float" office:value="1898.104">
                <text:p>1898.104</text:p>
              </table:table-cell>
              <table:table-cell office:value-type="float" office:value="21.805">
                <text:p>21.805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1.189">
                <text:p>81.189</text:p>
              </table:table-cell>
              <table:table-cell office:value-type="float" office:value="7316.238">
                <text:p>7316.238</text:p>
              </table:table-cell>
              <table:table-cell office:value-type="float" office:value="-72.987">
                <text:p>-72.987</text:p>
              </table:table-cell>
              <table:table-cell office:value-type="float" office:value="0.074">
                <text:p>0.074</text:p>
              </table:table-cell>
              <table:table-cell office:value-type="float" office:value="72.988">
                <text:p>72.988</text:p>
              </table:table-cell>
              <table:table-cell office:value-type="float" office:value="0.206">
                <text:p>0.206</text:p>
              </table:table-cell>
              <table:table-cell office:value-type="float" office:value="1887.178">
                <text:p>1887.178</text:p>
              </table:table-cell>
              <table:table-cell office:value-type="float" office:value="21.901">
                <text:p>21.90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1.689">
                <text:p>81.689</text:p>
              </table:table-cell>
              <table:table-cell office:value-type="float" office:value="7279.755">
                <text:p>7279.755</text:p>
              </table:table-cell>
              <table:table-cell office:value-type="float" office:value="-72.948">
                <text:p>-72.948</text:p>
              </table:table-cell>
              <table:table-cell office:value-type="float" office:value="0.078">
                <text:p>0.078</text:p>
              </table:table-cell>
              <table:table-cell office:value-type="float" office:value="72.948">
                <text:p>72.948</text:p>
              </table:table-cell>
              <table:table-cell office:value-type="float" office:value="0.197">
                <text:p>0.197</text:p>
              </table:table-cell>
              <table:table-cell office:value-type="float" office:value="1876.25">
                <text:p>1876.25</text:p>
              </table:table-cell>
              <table:table-cell office:value-type="float" office:value="21.811">
                <text:p>21.811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.189">
                <text:p>82.189</text:p>
              </table:table-cell>
              <table:table-cell office:value-type="float" office:value="7243.293">
                <text:p>7243.293</text:p>
              </table:table-cell>
              <table:table-cell office:value-type="float" office:value="-72.901">
                <text:p>-72.901</text:p>
              </table:table-cell>
              <table:table-cell office:value-type="float" office:value="0.093">
                <text:p>0.093</text:p>
              </table:table-cell>
              <table:table-cell office:value-type="float" office:value="72.919">
                <text:p>72.919</text:p>
              </table:table-cell>
              <table:table-cell office:value-type="float" office:value="0.905">
                <text:p>0.905</text:p>
              </table:table-cell>
              <table:table-cell office:value-type="float" office:value="1865.232">
                <text:p>1865.232</text:p>
              </table:table-cell>
              <table:table-cell office:value-type="float" office:value="22.261">
                <text:p>22.261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.689">
                <text:p>82.689</text:p>
              </table:table-cell>
              <table:table-cell office:value-type="float" office:value="7206.852">
                <text:p>7206.852</text:p>
              </table:table-cell>
              <table:table-cell office:value-type="float" office:value="-72.861">
                <text:p>-72.861</text:p>
              </table:table-cell>
              <table:table-cell office:value-type="float" office:value="0.081">
                <text:p>0.081</text:p>
              </table:table-cell>
              <table:table-cell office:value-type="float" office:value="72.868">
                <text:p>72.868</text:p>
              </table:table-cell>
              <table:table-cell office:value-type="float" office:value="0.557">
                <text:p>0.557</text:p>
              </table:table-cell>
              <table:table-cell office:value-type="float" office:value="1854.033">
                <text:p>1854.033</text:p>
              </table:table-cell>
              <table:table-cell office:value-type="float" office:value="22.536">
                <text:p>22.536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3.189">
                <text:p>83.189</text:p>
              </table:table-cell>
              <table:table-cell office:value-type="float" office:value="7170.431">
                <text:p>7170.431</text:p>
              </table:table-cell>
              <table:table-cell office:value-type="float" office:value="-72.823">
                <text:p>-72.823</text:p>
              </table:table-cell>
              <table:table-cell office:value-type="float" office:value="0.077">
                <text:p>0.077</text:p>
              </table:table-cell>
              <table:table-cell office:value-type="float" office:value="72.823">
                <text:p>72.823</text:p>
              </table:table-cell>
              <table:table-cell office:value-type="float" office:value="0.095">
                <text:p>0.095</text:p>
              </table:table-cell>
              <table:table-cell office:value-type="float" office:value="1842.758">
                <text:p>1842.758</text:p>
              </table:table-cell>
              <table:table-cell office:value-type="float" office:value="22.564">
                <text:p>22.564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3.689">
                <text:p>83.689</text:p>
              </table:table-cell>
              <table:table-cell office:value-type="float" office:value="7134.031">
                <text:p>7134.031</text:p>
              </table:table-cell>
              <table:table-cell office:value-type="float" office:value="-72.777">
                <text:p>-72.777</text:p>
              </table:table-cell>
              <table:table-cell office:value-type="float" office:value="0.09">
                <text:p>0.09</text:p>
              </table:table-cell>
              <table:table-cell office:value-type="float" office:value="72.792">
                <text:p>72.792</text:p>
              </table:table-cell>
              <table:table-cell office:value-type="float" office:value="0.826">
                <text:p>0.826</text:p>
              </table:table-cell>
              <table:table-cell office:value-type="float" office:value="1831.373">
                <text:p>1831.373</text:p>
              </table:table-cell>
              <table:table-cell office:value-type="float" office:value="22.975">
                <text:p>22.97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4.189">
                <text:p>84.189</text:p>
              </table:table-cell>
              <table:table-cell office:value-type="float" office:value="7097.652">
                <text:p>7097.652</text:p>
              </table:table-cell>
              <table:table-cell office:value-type="float" office:value="-72.737">
                <text:p>-72.737</text:p>
              </table:table-cell>
              <table:table-cell office:value-type="float" office:value="0.081">
                <text:p>0.081</text:p>
              </table:table-cell>
              <table:table-cell office:value-type="float" office:value="72.744">
                <text:p>72.744</text:p>
              </table:table-cell>
              <table:table-cell office:value-type="float" office:value="0.568">
                <text:p>0.568</text:p>
              </table:table-cell>
              <table:table-cell office:value-type="float" office:value="1819.815">
                <text:p>1819.815</text:p>
              </table:table-cell>
              <table:table-cell office:value-type="float" office:value="23.256">
                <text:p>23.256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4.689">
                <text:p>84.689</text:p>
              </table:table-cell>
              <table:table-cell office:value-type="float" office:value="7061.302">
                <text:p>7061.302</text:p>
              </table:table-cell>
              <table:table-cell office:value-type="float" office:value="-72.666">
                <text:p>-72.666</text:p>
              </table:table-cell>
              <table:table-cell office:value-type="float" office:value="0.141">
                <text:p>0.141</text:p>
              </table:table-cell>
              <table:table-cell office:value-type="float" office:value="72.754">
                <text:p>72.754</text:p>
              </table:table-cell>
              <table:table-cell office:value-type="float" office:value="2.055">
                <text:p>2.055</text:p>
              </table:table-cell>
              <table:table-cell office:value-type="float" office:value="1808.443">
                <text:p>1808.443</text:p>
              </table:table-cell>
              <table:table-cell office:value-type="float" office:value="22.231">
                <text:p>22.23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5.189">
                <text:p>85.189</text:p>
              </table:table-cell>
              <table:table-cell office:value-type="float" office:value="7024.976">
                <text:p>7024.976</text:p>
              </table:table-cell>
              <table:table-cell office:value-type="float" office:value="-72.638">
                <text:p>-72.638</text:p>
              </table:table-cell>
              <table:table-cell office:value-type="float" office:value="0.057">
                <text:p>0.057</text:p>
              </table:table-cell>
              <table:table-cell office:value-type="float" office:value="72.647">
                <text:p>72.647</text:p>
              </table:table-cell>
              <table:table-cell office:value-type="float" office:value="0.653">
                <text:p>0.653</text:p>
              </table:table-cell>
              <table:table-cell office:value-type="float" office:value="1797.409">
                <text:p>1797.409</text:p>
              </table:table-cell>
              <table:table-cell office:value-type="float" office:value="21.906">
                <text:p>21.90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5.689">
                <text:p>85.689</text:p>
              </table:table-cell>
              <table:table-cell office:value-type="float" office:value="6988.665">
                <text:p>6988.665</text:p>
              </table:table-cell>
              <table:table-cell office:value-type="float" office:value="-72.605">
                <text:p>-72.605</text:p>
              </table:table-cell>
              <table:table-cell office:value-type="float" office:value="0.065">
                <text:p>0.065</text:p>
              </table:table-cell>
              <table:table-cell office:value-type="float" office:value="72.61">
                <text:p>72.61</text:p>
              </table:table-cell>
              <table:table-cell office:value-type="float" office:value="0.5">
                <text:p>0.5</text:p>
              </table:table-cell>
              <table:table-cell office:value-type="float" office:value="1786.518">
                <text:p>1786.518</text:p>
              </table:table-cell>
              <table:table-cell office:value-type="float" office:value="21.658">
                <text:p>21.658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6.189">
                <text:p>86.189</text:p>
              </table:table-cell>
              <table:table-cell office:value-type="float" office:value="6952.372">
                <text:p>6952.372</text:p>
              </table:table-cell>
              <table:table-cell office:value-type="float" office:value="-72.566">
                <text:p>-72.566</text:p>
              </table:table-cell>
              <table:table-cell office:value-type="float" office:value="0.079">
                <text:p>0.079</text:p>
              </table:table-cell>
              <table:table-cell office:value-type="float" office:value="72.58">
                <text:p>72.58</text:p>
              </table:table-cell>
              <table:table-cell office:value-type="float" office:value="0.822">
                <text:p>0.822</text:p>
              </table:table-cell>
              <table:table-cell office:value-type="float" office:value="1775.791">
                <text:p>1775.791</text:p>
              </table:table-cell>
              <table:table-cell office:value-type="float" office:value="21.249">
                <text:p>21.249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6.689">
                <text:p>86.689</text:p>
              </table:table-cell>
              <table:table-cell office:value-type="float" office:value="6916.098">
                <text:p>6916.098</text:p>
              </table:table-cell>
              <table:table-cell office:value-type="float" office:value="-72.531">
                <text:p>-72.531</text:p>
              </table:table-cell>
              <table:table-cell office:value-type="float" office:value="0.07">
                <text:p>0.07</text:p>
              </table:table-cell>
              <table:table-cell office:value-type="float" office:value="72.531">
                <text:p>72.531</text:p>
              </table:table-cell>
              <table:table-cell office:value-type="float" office:value="0.091">
                <text:p>0.091</text:p>
              </table:table-cell>
              <table:table-cell office:value-type="float" office:value="1765.174">
                <text:p>1765.174</text:p>
              </table:table-cell>
              <table:table-cell office:value-type="float" office:value="21.22">
                <text:p>21.2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7.189">
                <text:p>87.189</text:p>
              </table:table-cell>
              <table:table-cell office:value-type="float" office:value="6879.843">
                <text:p>6879.843</text:p>
              </table:table-cell>
              <table:table-cell office:value-type="float" office:value="-72.491">
                <text:p>-72.491</text:p>
              </table:table-cell>
              <table:table-cell office:value-type="float" office:value="0.079">
                <text:p>0.079</text:p>
              </table:table-cell>
              <table:table-cell office:value-type="float" office:value="72.497">
                <text:p>72.497</text:p>
              </table:table-cell>
              <table:table-cell office:value-type="float" office:value="0.538">
                <text:p>0.538</text:p>
              </table:table-cell>
              <table:table-cell office:value-type="float" office:value="1754.497">
                <text:p>1754.497</text:p>
              </table:table-cell>
              <table:table-cell office:value-type="float" office:value="21.486">
                <text:p>21.486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7.689">
                <text:p>87.689</text:p>
              </table:table-cell>
              <table:table-cell office:value-type="float" office:value="6843.611">
                <text:p>6843.611</text:p>
              </table:table-cell>
              <table:table-cell office:value-type="float" office:value="-72.434">
                <text:p>-72.434</text:p>
              </table:table-cell>
              <table:table-cell office:value-type="float" office:value="0.115">
                <text:p>0.115</text:p>
              </table:table-cell>
              <table:table-cell office:value-type="float" office:value="72.488">
                <text:p>72.488</text:p>
              </table:table-cell>
              <table:table-cell office:value-type="float" office:value="1.591">
                <text:p>1.591</text:p>
              </table:table-cell>
              <table:table-cell office:value-type="float" office:value="1743.556">
                <text:p>1743.556</text:p>
              </table:table-cell>
              <table:table-cell office:value-type="float" office:value="22.28">
                <text:p>22.28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8.189">
                <text:p>88.189</text:p>
              </table:table-cell>
              <table:table-cell office:value-type="float" office:value="6807.403">
                <text:p>6807.403</text:p>
              </table:table-cell>
              <table:table-cell office:value-type="float" office:value="-72.401">
                <text:p>-72.401</text:p>
              </table:table-cell>
              <table:table-cell office:value-type="float" office:value="0.065">
                <text:p>0.065</text:p>
              </table:table-cell>
              <table:table-cell office:value-type="float" office:value="72.408">
                <text:p>72.408</text:p>
              </table:table-cell>
              <table:table-cell office:value-type="float" office:value="0.578">
                <text:p>0.578</text:p>
              </table:table-cell>
              <table:table-cell office:value-type="float" office:value="1732.488">
                <text:p>1732.488</text:p>
              </table:table-cell>
              <table:table-cell office:value-type="float" office:value="21.993">
                <text:p>21.993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8.689">
                <text:p>88.689</text:p>
              </table:table-cell>
              <table:table-cell office:value-type="float" office:value="6771.221">
                <text:p>6771.221</text:p>
              </table:table-cell>
              <table:table-cell office:value-type="float" office:value="-72.326">
                <text:p>-72.326</text:p>
              </table:table-cell>
              <table:table-cell office:value-type="float" office:value="0.15">
                <text:p>0.15</text:p>
              </table:table-cell>
              <table:table-cell office:value-type="float" office:value="72.438">
                <text:p>72.438</text:p>
              </table:table-cell>
              <table:table-cell office:value-type="float" office:value="2.328">
                <text:p>2.328</text:p>
              </table:table-cell>
              <table:table-cell office:value-type="float" office:value="1721.782">
                <text:p>1721.782</text:p>
              </table:table-cell>
              <table:table-cell office:value-type="float" office:value="20.831">
                <text:p>20.831</text:p>
              </table:table-cell>
              <table:table-cell office:value-type="float" office:value="2.323">
                <text:p>2.3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9.189">
                <text:p>89.189</text:p>
              </table:table-cell>
              <table:table-cell office:value-type="float" office:value="6735.063">
                <text:p>6735.063</text:p>
              </table:table-cell>
              <table:table-cell office:value-type="float" office:value="-72.305">
                <text:p>-72.305</text:p>
              </table:table-cell>
              <table:table-cell office:value-type="float" office:value="0.041">
                <text:p>0.041</text:p>
              </table:table-cell>
              <table:table-cell office:value-type="float" office:value="72.31">
                <text:p>72.31</text:p>
              </table:table-cell>
              <table:table-cell office:value-type="float" office:value="0.466">
                <text:p>0.466</text:p>
              </table:table-cell>
              <table:table-cell office:value-type="float" office:value="1711.308">
                <text:p>1711.308</text:p>
              </table:table-cell>
              <table:table-cell office:value-type="float" office:value="21.063">
                <text:p>21.063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9.689">
                <text:p>89.689</text:p>
              </table:table-cell>
              <table:table-cell office:value-type="float" office:value="6698.92">
                <text:p>6698.92</text:p>
              </table:table-cell>
              <table:table-cell office:value-type="float" office:value="-72.265">
                <text:p>-72.265</text:p>
              </table:table-cell>
              <table:table-cell office:value-type="float" office:value="0.08">
                <text:p>0.08</text:p>
              </table:table-cell>
              <table:table-cell office:value-type="float" office:value="72.296">
                <text:p>72.296</text:p>
              </table:table-cell>
              <table:table-cell office:value-type="float" office:value="1.193">
                <text:p>1.193</text:p>
              </table:table-cell>
              <table:table-cell office:value-type="float" office:value="1700.628">
                <text:p>1700.628</text:p>
              </table:table-cell>
              <table:table-cell office:value-type="float" office:value="21.658">
                <text:p>21.658</text:p>
              </table:table-cell>
              <table:table-cell office:value-type="float" office:value="1.191">
                <text:p>1.1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0.189">
                <text:p>90.189</text:p>
              </table:table-cell>
              <table:table-cell office:value-type="float" office:value="6662.81">
                <text:p>6662.81</text:p>
              </table:table-cell>
              <table:table-cell office:value-type="float" office:value="-72.178">
                <text:p>-72.178</text:p>
              </table:table-cell>
              <table:table-cell office:value-type="float" office:value="0.176">
                <text:p>0.176</text:p>
              </table:table-cell>
              <table:table-cell office:value-type="float" office:value="72.335">
                <text:p>72.335</text:p>
              </table:table-cell>
              <table:table-cell office:value-type="float" office:value="2.741">
                <text:p>2.741</text:p>
              </table:table-cell>
              <table:table-cell office:value-type="float" office:value="1689.457">
                <text:p>1689.457</text:p>
              </table:table-cell>
              <table:table-cell office:value-type="float" office:value="23.026">
                <text:p>23.026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0.689">
                <text:p>90.689</text:p>
              </table:table-cell>
              <table:table-cell office:value-type="float" office:value="6626.727">
                <text:p>6626.727</text:p>
              </table:table-cell>
              <table:table-cell office:value-type="float" office:value="-72.152">
                <text:p>-72.152</text:p>
              </table:table-cell>
              <table:table-cell office:value-type="float" office:value="0.051">
                <text:p>0.051</text:p>
              </table:table-cell>
              <table:table-cell office:value-type="float" office:value="72.195">
                <text:p>72.195</text:p>
              </table:table-cell>
              <table:table-cell office:value-type="float" office:value="1.422">
                <text:p>1.422</text:p>
              </table:table-cell>
              <table:table-cell office:value-type="float" office:value="1677.766">
                <text:p>1677.766</text:p>
              </table:table-cell>
              <table:table-cell office:value-type="float" office:value="23.737">
                <text:p>23.737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1.189">
                <text:p>91.189</text:p>
              </table:table-cell>
              <table:table-cell office:value-type="float" office:value="6590.656">
                <text:p>6590.656</text:p>
              </table:table-cell>
              <table:table-cell office:value-type="float" office:value="-72.134">
                <text:p>-72.134</text:p>
              </table:table-cell>
              <table:table-cell office:value-type="float" office:value="0.037">
                <text:p>0.037</text:p>
              </table:table-cell>
              <table:table-cell office:value-type="float" office:value="72.137">
                <text:p>72.137</text:p>
              </table:table-cell>
              <table:table-cell office:value-type="float" office:value="0.373">
                <text:p>0.373</text:p>
              </table:table-cell>
              <table:table-cell office:value-type="float" office:value="1665.852">
                <text:p>1665.852</text:p>
              </table:table-cell>
              <table:table-cell office:value-type="float" office:value="23.922">
                <text:p>23.922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1.689">
                <text:p>91.689</text:p>
              </table:table-cell>
              <table:table-cell office:value-type="float" office:value="6554.601">
                <text:p>6554.601</text:p>
              </table:table-cell>
              <table:table-cell office:value-type="float" office:value="-72.088">
                <text:p>-72.088</text:p>
              </table:table-cell>
              <table:table-cell office:value-type="float" office:value="0.091">
                <text:p>0.091</text:p>
              </table:table-cell>
              <table:table-cell office:value-type="float" office:value="72.135">
                <text:p>72.135</text:p>
              </table:table-cell>
              <table:table-cell office:value-type="float" office:value="1.51">
                <text:p>1.51</text:p>
              </table:table-cell>
              <table:table-cell office:value-type="float" office:value="1654.079">
                <text:p>1654.079</text:p>
              </table:table-cell>
              <table:table-cell office:value-type="float" office:value="23.168">
                <text:p>23.168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2.189">
                <text:p>92.189</text:p>
              </table:table-cell>
              <table:table-cell office:value-type="float" office:value="6518.564">
                <text:p>6518.564</text:p>
              </table:table-cell>
              <table:table-cell office:value-type="float" office:value="-72.057">
                <text:p>-72.057</text:p>
              </table:table-cell>
              <table:table-cell office:value-type="float" office:value="0.063">
                <text:p>0.063</text:p>
              </table:table-cell>
              <table:table-cell office:value-type="float" office:value="72.07">
                <text:p>72.07</text:p>
              </table:table-cell>
              <table:table-cell office:value-type="float" office:value="0.791">
                <text:p>0.791</text:p>
              </table:table-cell>
              <table:table-cell office:value-type="float" office:value="1642.396">
                <text:p>1642.396</text:p>
              </table:table-cell>
              <table:table-cell office:value-type="float" office:value="23.563">
                <text:p>23.563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2.689">
                <text:p>92.689</text:p>
              </table:table-cell>
              <table:table-cell office:value-type="float" office:value="6482.544">
                <text:p>6482.544</text:p>
              </table:table-cell>
              <table:table-cell office:value-type="float" office:value="-72.025">
                <text:p>-72.025</text:p>
              </table:table-cell>
              <table:table-cell office:value-type="float" office:value="0.064">
                <text:p>0.064</text:p>
              </table:table-cell>
              <table:table-cell office:value-type="float" office:value="72.027">
                <text:p>72.027</text:p>
              </table:table-cell>
              <table:table-cell office:value-type="float" office:value="0.333">
                <text:p>0.333</text:p>
              </table:table-cell>
              <table:table-cell office:value-type="float" office:value="1630.656">
                <text:p>1630.656</text:p>
              </table:table-cell>
              <table:table-cell office:value-type="float" office:value="23.399">
                <text:p>23.399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3.189">
                <text:p>93.189</text:p>
              </table:table-cell>
              <table:table-cell office:value-type="float" office:value="6446.543">
                <text:p>6446.543</text:p>
              </table:table-cell>
              <table:table-cell office:value-type="float" office:value="-71.979">
                <text:p>-71.979</text:p>
              </table:table-cell>
              <table:table-cell office:value-type="float" office:value="0.093">
                <text:p>0.093</text:p>
              </table:table-cell>
              <table:table-cell office:value-type="float" office:value="72.008">
                <text:p>72.008</text:p>
              </table:table-cell>
              <table:table-cell office:value-type="float" office:value="1.19">
                <text:p>1.19</text:p>
              </table:table-cell>
              <table:table-cell office:value-type="float" office:value="1619.105">
                <text:p>1619.105</text:p>
              </table:table-cell>
              <table:table-cell office:value-type="float" office:value="22.806">
                <text:p>22.806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3.689">
                <text:p>93.689</text:p>
              </table:table-cell>
              <table:table-cell office:value-type="float" office:value="6410.564">
                <text:p>6410.564</text:p>
              </table:table-cell>
              <table:table-cell office:value-type="float" office:value="-71.937">
                <text:p>-71.937</text:p>
              </table:table-cell>
              <table:table-cell office:value-type="float" office:value="0.084">
                <text:p>0.084</text:p>
              </table:table-cell>
              <table:table-cell office:value-type="float" office:value="71.959">
                <text:p>71.959</text:p>
              </table:table-cell>
              <table:table-cell office:value-type="float" office:value="1.053">
                <text:p>1.053</text:p>
              </table:table-cell>
              <table:table-cell office:value-type="float" office:value="1607.833">
                <text:p>1607.833</text:p>
              </table:table-cell>
              <table:table-cell office:value-type="float" office:value="22.281">
                <text:p>22.281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4.189">
                <text:p>94.189</text:p>
              </table:table-cell>
              <table:table-cell office:value-type="float" office:value="6374.604">
                <text:p>6374.604</text:p>
              </table:table-cell>
              <table:table-cell office:value-type="float" office:value="-71.903">
                <text:p>-71.903</text:p>
              </table:table-cell>
              <table:table-cell office:value-type="float" office:value="0.068">
                <text:p>0.068</text:p>
              </table:table-cell>
              <table:table-cell office:value-type="float" office:value="71.904">
                <text:p>71.904</text:p>
              </table:table-cell>
              <table:table-cell office:value-type="float" office:value="0.29">
                <text:p>0.29</text:p>
              </table:table-cell>
              <table:table-cell office:value-type="float" office:value="1596.727">
                <text:p>1596.727</text:p>
              </table:table-cell>
              <table:table-cell office:value-type="float" office:value="22.14">
                <text:p>22.14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4.689">
                <text:p>94.689</text:p>
              </table:table-cell>
              <table:table-cell office:value-type="float" office:value="6338.662">
                <text:p>6338.662</text:p>
              </table:table-cell>
              <table:table-cell office:value-type="float" office:value="-71.864">
                <text:p>-71.864</text:p>
              </table:table-cell>
              <table:table-cell office:value-type="float" office:value="0.078">
                <text:p>0.078</text:p>
              </table:table-cell>
              <table:table-cell office:value-type="float" office:value="71.87">
                <text:p>71.87</text:p>
              </table:table-cell>
              <table:table-cell office:value-type="float" office:value="0.531">
                <text:p>0.531</text:p>
              </table:table-cell>
              <table:table-cell office:value-type="float" office:value="1585.592">
                <text:p>1585.592</text:p>
              </table:table-cell>
              <table:table-cell office:value-type="float" office:value="22.403">
                <text:p>22.403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5.189">
                <text:p>95.189</text:p>
              </table:table-cell>
              <table:table-cell office:value-type="float" office:value="6302.741">
                <text:p>6302.741</text:p>
              </table:table-cell>
              <table:table-cell office:value-type="float" office:value="-71.819">
                <text:p>-71.819</text:p>
              </table:table-cell>
              <table:table-cell office:value-type="float" office:value="0.091">
                <text:p>0.091</text:p>
              </table:table-cell>
              <table:table-cell office:value-type="float" office:value="71.839">
                <text:p>71.839</text:p>
              </table:table-cell>
              <table:table-cell office:value-type="float" office:value="0.985">
                <text:p>0.985</text:p>
              </table:table-cell>
              <table:table-cell office:value-type="float" office:value="1574.268">
                <text:p>1574.268</text:p>
              </table:table-cell>
              <table:table-cell office:value-type="float" office:value="22.893">
                <text:p>22.893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5.689">
                <text:p>95.689</text:p>
              </table:table-cell>
              <table:table-cell office:value-type="float" office:value="6266.842">
                <text:p>6266.842</text:p>
              </table:table-cell>
              <table:table-cell office:value-type="float" office:value="-71.781">
                <text:p>-71.781</text:p>
              </table:table-cell>
              <table:table-cell office:value-type="float" office:value="0.075">
                <text:p>0.075</text:p>
              </table:table-cell>
              <table:table-cell office:value-type="float" office:value="71.785">
                <text:p>71.785</text:p>
              </table:table-cell>
              <table:table-cell office:value-type="float" office:value="0.448">
                <text:p>0.448</text:p>
              </table:table-cell>
              <table:table-cell office:value-type="float" office:value="1562.766">
                <text:p>1562.766</text:p>
              </table:table-cell>
              <table:table-cell office:value-type="float" office:value="23.114">
                <text:p>23.114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6.189">
                <text:p>96.189</text:p>
              </table:table-cell>
              <table:table-cell office:value-type="float" office:value="6230.961">
                <text:p>6230.961</text:p>
              </table:table-cell>
              <table:table-cell office:value-type="float" office:value="-71.743">
                <text:p>-71.743</text:p>
              </table:table-cell>
              <table:table-cell office:value-type="float" office:value="0.076">
                <text:p>0.076</text:p>
              </table:table-cell>
              <table:table-cell office:value-type="float" office:value="71.744">
                <text:p>71.744</text:p>
              </table:table-cell>
              <table:table-cell office:value-type="float" office:value="0.189">
                <text:p>0.189</text:p>
              </table:table-cell>
              <table:table-cell office:value-type="float" office:value="1551.187">
                <text:p>1551.187</text:p>
              </table:table-cell>
              <table:table-cell office:value-type="float" office:value="23.201">
                <text:p>23.201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6.689">
                <text:p>96.689</text:p>
              </table:table-cell>
              <table:table-cell office:value-type="float" office:value="6195.1">
                <text:p>6195.1</text:p>
              </table:table-cell>
              <table:table-cell office:value-type="float" office:value="-71.7">
                <text:p>-71.7</text:p>
              </table:table-cell>
              <table:table-cell office:value-type="float" office:value="0.086">
                <text:p>0.086</text:p>
              </table:table-cell>
              <table:table-cell office:value-type="float" office:value="71.711">
                <text:p>71.711</text:p>
              </table:table-cell>
              <table:table-cell office:value-type="float" office:value="0.742">
                <text:p>0.742</text:p>
              </table:table-cell>
              <table:table-cell office:value-type="float" office:value="1539.678">
                <text:p>1539.678</text:p>
              </table:table-cell>
              <table:table-cell office:value-type="float" office:value="22.832">
                <text:p>22.832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7.189">
                <text:p>97.189</text:p>
              </table:table-cell>
              <table:table-cell office:value-type="float" office:value="6159.259">
                <text:p>6159.259</text:p>
              </table:table-cell>
              <table:table-cell office:value-type="float" office:value="-71.662">
                <text:p>-71.662</text:p>
              </table:table-cell>
              <table:table-cell office:value-type="float" office:value="0.076">
                <text:p>0.076</text:p>
              </table:table-cell>
              <table:table-cell office:value-type="float" office:value="71.662">
                <text:p>71.662</text:p>
              </table:table-cell>
              <table:table-cell office:value-type="float" office:value="0.084">
                <text:p>0.084</text:p>
              </table:table-cell>
              <table:table-cell office:value-type="float" office:value="1528.267">
                <text:p>1528.267</text:p>
              </table:table-cell>
              <table:table-cell office:value-type="float" office:value="22.815">
                <text:p>22.81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7.689">
                <text:p>97.689</text:p>
              </table:table-cell>
              <table:table-cell office:value-type="float" office:value="6123.441">
                <text:p>6123.441</text:p>
              </table:table-cell>
              <table:table-cell office:value-type="float" office:value="-71.612">
                <text:p>-71.612</text:p>
              </table:table-cell>
              <table:table-cell office:value-type="float" office:value="0.1">
                <text:p>0.1</text:p>
              </table:table-cell>
              <table:table-cell office:value-type="float" office:value="71.641">
                <text:p>71.641</text:p>
              </table:table-cell>
              <table:table-cell office:value-type="float" office:value="1.203">
                <text:p>1.203</text:p>
              </table:table-cell>
              <table:table-cell office:value-type="float" office:value="1517.009">
                <text:p>1517.009</text:p>
              </table:table-cell>
              <table:table-cell office:value-type="float" office:value="22.216">
                <text:p>22.216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8.189">
                <text:p>98.189</text:p>
              </table:table-cell>
              <table:table-cell office:value-type="float" office:value="6087.644">
                <text:p>6087.644</text:p>
              </table:table-cell>
              <table:table-cell office:value-type="float" office:value="-71.575">
                <text:p>-71.575</text:p>
              </table:table-cell>
              <table:table-cell office:value-type="float" office:value="0.074">
                <text:p>0.074</text:p>
              </table:table-cell>
              <table:table-cell office:value-type="float" office:value="71.58">
                <text:p>71.58</text:p>
              </table:table-cell>
              <table:table-cell office:value-type="float" office:value="0.52">
                <text:p>0.52</text:p>
              </table:table-cell>
              <table:table-cell office:value-type="float" office:value="1505.965">
                <text:p>1505.965</text:p>
              </table:table-cell>
              <table:table-cell office:value-type="float" office:value="21.959">
                <text:p>21.959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8.689">
                <text:p>98.689</text:p>
              </table:table-cell>
              <table:table-cell office:value-type="float" office:value="6051.867">
                <text:p>6051.867</text:p>
              </table:table-cell>
              <table:table-cell office:value-type="float" office:value="-71.534">
                <text:p>-71.534</text:p>
              </table:table-cell>
              <table:table-cell office:value-type="float" office:value="0.081">
                <text:p>0.081</text:p>
              </table:table-cell>
              <table:table-cell office:value-type="float" office:value="71.545">
                <text:p>71.545</text:p>
              </table:table-cell>
              <table:table-cell office:value-type="float" office:value="0.695">
                <text:p>0.695</text:p>
              </table:table-cell>
              <table:table-cell office:value-type="float" office:value="1494.9">
                <text:p>1494.9</text:p>
              </table:table-cell>
              <table:table-cell office:value-type="float" office:value="22.304">
                <text:p>22.30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9.189">
                <text:p>99.189</text:p>
              </table:table-cell>
              <table:table-cell office:value-type="float" office:value="6016.109">
                <text:p>6016.109</text:p>
              </table:table-cell>
              <table:table-cell office:value-type="float" office:value="-71.496">
                <text:p>-71.496</text:p>
              </table:table-cell>
              <table:table-cell office:value-type="float" office:value="0.077">
                <text:p>0.077</text:p>
              </table:table-cell>
              <table:table-cell office:value-type="float" office:value="71.501">
                <text:p>71.501</text:p>
              </table:table-cell>
              <table:table-cell office:value-type="float" office:value="0.476">
                <text:p>0.476</text:p>
              </table:table-cell>
              <table:table-cell office:value-type="float" office:value="1483.807">
                <text:p>1483.807</text:p>
              </table:table-cell>
              <table:table-cell office:value-type="float" office:value="22.069">
                <text:p>22.06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9.689">
                <text:p>99.689</text:p>
              </table:table-cell>
              <table:table-cell office:value-type="float" office:value="5980.37">
                <text:p>5980.37</text:p>
              </table:table-cell>
              <table:table-cell office:value-type="float" office:value="-71.459">
                <text:p>-71.459</text:p>
              </table:table-cell>
              <table:table-cell office:value-type="float" office:value="0.075">
                <text:p>0.075</text:p>
              </table:table-cell>
              <table:table-cell office:value-type="float" office:value="71.459">
                <text:p>71.459</text:p>
              </table:table-cell>
              <table:table-cell office:value-type="float" office:value="0.086">
                <text:p>0.086</text:p>
              </table:table-cell>
              <table:table-cell office:value-type="float" office:value="1472.778">
                <text:p>1472.778</text:p>
              </table:table-cell>
              <table:table-cell office:value-type="float" office:value="22.048">
                <text:p>22.04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0.189">
                <text:p>100.189</text:p>
              </table:table-cell>
              <table:table-cell office:value-type="float" office:value="5944.652">
                <text:p>5944.652</text:p>
              </table:table-cell>
              <table:table-cell office:value-type="float" office:value="-71.413">
                <text:p>-71.413</text:p>
              </table:table-cell>
              <table:table-cell office:value-type="float" office:value="0.091">
                <text:p>0.091</text:p>
              </table:table-cell>
              <table:table-cell office:value-type="float" office:value="71.431">
                <text:p>71.431</text:p>
              </table:table-cell>
              <table:table-cell office:value-type="float" office:value="0.921">
                <text:p>0.921</text:p>
              </table:table-cell>
              <table:table-cell office:value-type="float" office:value="1461.639">
                <text:p>1461.639</text:p>
              </table:table-cell>
              <table:table-cell office:value-type="float" office:value="22.506">
                <text:p>22.506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0.689">
                <text:p>100.689</text:p>
              </table:table-cell>
              <table:table-cell office:value-type="float" office:value="5908.955">
                <text:p>5908.955</text:p>
              </table:table-cell>
              <table:table-cell office:value-type="float" office:value="-71.377">
                <text:p>-71.377</text:p>
              </table:table-cell>
              <table:table-cell office:value-type="float" office:value="0.073">
                <text:p>0.073</text:p>
              </table:table-cell>
              <table:table-cell office:value-type="float" office:value="71.377">
                <text:p>71.377</text:p>
              </table:table-cell>
              <table:table-cell office:value-type="float" office:value="0.188">
                <text:p>0.188</text:p>
              </table:table-cell>
              <table:table-cell office:value-type="float" office:value="1450.364">
                <text:p>1450.364</text:p>
              </table:table-cell>
              <table:table-cell office:value-type="float" office:value="22.593">
                <text:p>22.593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1.189">
                <text:p>101.189</text:p>
              </table:table-cell>
              <table:table-cell office:value-type="float" office:value="5873.278">
                <text:p>5873.278</text:p>
              </table:table-cell>
              <table:table-cell office:value-type="float" office:value="-71.332">
                <text:p>-71.332</text:p>
              </table:table-cell>
              <table:table-cell office:value-type="float" office:value="0.09">
                <text:p>0.09</text:p>
              </table:table-cell>
              <table:table-cell office:value-type="float" office:value="71.35">
                <text:p>71.35</text:p>
              </table:table-cell>
              <table:table-cell office:value-type="float" office:value="0.972">
                <text:p>0.972</text:p>
              </table:table-cell>
              <table:table-cell office:value-type="float" office:value="1439.189">
                <text:p>1439.189</text:p>
              </table:table-cell>
              <table:table-cell office:value-type="float" office:value="22.109">
                <text:p>22.109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1.689">
                <text:p>101.689</text:p>
              </table:table-cell>
              <table:table-cell office:value-type="float" office:value="5837.623">
                <text:p>5837.623</text:p>
              </table:table-cell>
              <table:table-cell office:value-type="float" office:value="-71.289">
                <text:p>-71.289</text:p>
              </table:table-cell>
              <table:table-cell office:value-type="float" office:value="0.084">
                <text:p>0.084</text:p>
              </table:table-cell>
              <table:table-cell office:value-type="float" office:value="71.307">
                <text:p>71.307</text:p>
              </table:table-cell>
              <table:table-cell office:value-type="float" office:value="0.934">
                <text:p>0.934</text:p>
              </table:table-cell>
              <table:table-cell office:value-type="float" office:value="1428.251">
                <text:p>1428.251</text:p>
              </table:table-cell>
              <table:table-cell office:value-type="float" office:value="21.644">
                <text:p>21.64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2.189">
                <text:p>102.189</text:p>
              </table:table-cell>
              <table:table-cell office:value-type="float" office:value="5801.987">
                <text:p>5801.987</text:p>
              </table:table-cell>
              <table:table-cell office:value-type="float" office:value="-71.253">
                <text:p>-71.253</text:p>
              </table:table-cell>
              <table:table-cell office:value-type="float" office:value="0.072">
                <text:p>0.072</text:p>
              </table:table-cell>
              <table:table-cell office:value-type="float" office:value="71.258">
                <text:p>71.258</text:p>
              </table:table-cell>
              <table:table-cell office:value-type="float" office:value="0.467">
                <text:p>0.467</text:p>
              </table:table-cell>
              <table:table-cell office:value-type="float" office:value="1417.487">
                <text:p>1417.487</text:p>
              </table:table-cell>
              <table:table-cell office:value-type="float" office:value="21.413">
                <text:p>21.413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2.689">
                <text:p>102.689</text:p>
              </table:table-cell>
              <table:table-cell office:value-type="float" office:value="5766.37">
                <text:p>5766.37</text:p>
              </table:table-cell>
              <table:table-cell office:value-type="float" office:value="-71.215">
                <text:p>-71.215</text:p>
              </table:table-cell>
              <table:table-cell office:value-type="float" office:value="0.076">
                <text:p>0.076</text:p>
              </table:table-cell>
              <table:table-cell office:value-type="float" office:value="71.22">
                <text:p>71.22</text:p>
              </table:table-cell>
              <table:table-cell office:value-type="float" office:value="0.492">
                <text:p>0.492</text:p>
              </table:table-cell>
              <table:table-cell office:value-type="float" office:value="1406.72">
                <text:p>1406.72</text:p>
              </table:table-cell>
              <table:table-cell office:value-type="float" office:value="21.656">
                <text:p>21.656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3.189">
                <text:p>103.189</text:p>
              </table:table-cell>
              <table:table-cell office:value-type="float" office:value="5730.771">
                <text:p>5730.771</text:p>
              </table:table-cell>
              <table:table-cell office:value-type="float" office:value="-71.179">
                <text:p>-71.179</text:p>
              </table:table-cell>
              <table:table-cell office:value-type="float" office:value="0.074">
                <text:p>0.074</text:p>
              </table:table-cell>
              <table:table-cell office:value-type="float" office:value="71.179">
                <text:p>71.179</text:p>
              </table:table-cell>
              <table:table-cell office:value-type="float" office:value="0.075">
                <text:p>0.075</text:p>
              </table:table-cell>
              <table:table-cell office:value-type="float" office:value="1395.89">
                <text:p>1395.89</text:p>
              </table:table-cell>
              <table:table-cell office:value-type="float" office:value="21.664">
                <text:p>21.66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3.689">
                <text:p>103.689</text:p>
              </table:table-cell>
              <table:table-cell office:value-type="float" office:value="5695.192">
                <text:p>5695.192</text:p>
              </table:table-cell>
              <table:table-cell office:value-type="float" office:value="-71.14">
                <text:p>-71.14</text:p>
              </table:table-cell>
              <table:table-cell office:value-type="float" office:value="0.077">
                <text:p>0.077</text:p>
              </table:table-cell>
              <table:table-cell office:value-type="float" office:value="71.142">
                <text:p>71.142</text:p>
              </table:table-cell>
              <table:table-cell office:value-type="float" office:value="0.277">
                <text:p>0.277</text:p>
              </table:table-cell>
              <table:table-cell office:value-type="float" office:value="1385.024">
                <text:p>1385.024</text:p>
              </table:table-cell>
              <table:table-cell office:value-type="float" office:value="21.797">
                <text:p>21.797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4.189">
                <text:p>104.189</text:p>
              </table:table-cell>
              <table:table-cell office:value-type="float" office:value="5659.631">
                <text:p>5659.631</text:p>
              </table:table-cell>
              <table:table-cell office:value-type="float" office:value="-71.102">
                <text:p>-71.102</text:p>
              </table:table-cell>
              <table:table-cell office:value-type="float" office:value="0.077">
                <text:p>0.077</text:p>
              </table:table-cell>
              <table:table-cell office:value-type="float" office:value="71.102">
                <text:p>71.102</text:p>
              </table:table-cell>
              <table:table-cell office:value-type="float" office:value="0.111">
                <text:p>0.111</text:p>
              </table:table-cell>
              <table:table-cell office:value-type="float" office:value="1374.116">
                <text:p>1374.116</text:p>
              </table:table-cell>
              <table:table-cell office:value-type="float" office:value="21.837">
                <text:p>21.83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4.689">
                <text:p>104.689</text:p>
              </table:table-cell>
              <table:table-cell office:value-type="float" office:value="5624.091">
                <text:p>5624.091</text:p>
              </table:table-cell>
              <table:table-cell office:value-type="float" office:value="-71.059">
                <text:p>-71.059</text:p>
              </table:table-cell>
              <table:table-cell office:value-type="float" office:value="0.084">
                <text:p>0.084</text:p>
              </table:table-cell>
              <table:table-cell office:value-type="float" office:value="71.068">
                <text:p>71.068</text:p>
              </table:table-cell>
              <table:table-cell office:value-type="float" office:value="0.656">
                <text:p>0.656</text:p>
              </table:table-cell>
              <table:table-cell office:value-type="float" office:value="1363.116">
                <text:p>1363.116</text:p>
              </table:table-cell>
              <table:table-cell office:value-type="float" office:value="22.163">
                <text:p>22.16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5.189">
                <text:p>105.189</text:p>
              </table:table-cell>
              <table:table-cell office:value-type="float" office:value="5588.574">
                <text:p>5588.574</text:p>
              </table:table-cell>
              <table:table-cell office:value-type="float" office:value="-71.007">
                <text:p>-71.007</text:p>
              </table:table-cell>
              <table:table-cell office:value-type="float" office:value="0.105">
                <text:p>0.105</text:p>
              </table:table-cell>
              <table:table-cell office:value-type="float" office:value="71.047">
                <text:p>71.047</text:p>
              </table:table-cell>
              <table:table-cell office:value-type="float" office:value="1.387">
                <text:p>1.387</text:p>
              </table:table-cell>
              <table:table-cell office:value-type="float" office:value="1351.862">
                <text:p>1351.862</text:p>
              </table:table-cell>
              <table:table-cell office:value-type="float" office:value="22.854">
                <text:p>22.854</text:p>
              </table:table-cell>
              <table:table-cell office:value-type="float" office:value="1.383">
                <text:p>1.3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5.689">
                <text:p>105.689</text:p>
              </table:table-cell>
              <table:table-cell office:value-type="float" office:value="5553.083">
                <text:p>5553.083</text:p>
              </table:table-cell>
              <table:table-cell office:value-type="float" office:value="-70.959">
                <text:p>-70.959</text:p>
              </table:table-cell>
              <table:table-cell office:value-type="float" office:value="0.096">
                <text:p>0.096</text:p>
              </table:table-cell>
              <table:table-cell office:value-type="float" office:value="71.003">
                <text:p>71.003</text:p>
              </table:table-cell>
              <table:table-cell office:value-type="float" office:value="1.468">
                <text:p>1.468</text:p>
              </table:table-cell>
              <table:table-cell office:value-type="float" office:value="1340.252">
                <text:p>1340.252</text:p>
              </table:table-cell>
              <table:table-cell office:value-type="float" office:value="23.586">
                <text:p>23.586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6.189">
                <text:p>106.189</text:p>
              </table:table-cell>
              <table:table-cell office:value-type="float" office:value="5517.613">
                <text:p>5517.613</text:p>
              </table:table-cell>
              <table:table-cell office:value-type="float" office:value="-70.921">
                <text:p>-70.921</text:p>
              </table:table-cell>
              <table:table-cell office:value-type="float" office:value="0.077">
                <text:p>0.077</text:p>
              </table:table-cell>
              <table:table-cell office:value-type="float" office:value="70.95">
                <text:p>70.95</text:p>
              </table:table-cell>
              <table:table-cell office:value-type="float" office:value="1.205">
                <text:p>1.205</text:p>
              </table:table-cell>
              <table:table-cell office:value-type="float" office:value="1328.609">
                <text:p>1328.609</text:p>
              </table:table-cell>
              <table:table-cell office:value-type="float" office:value="22.985">
                <text:p>22.985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6.689">
                <text:p>106.689</text:p>
              </table:table-cell>
              <table:table-cell office:value-type="float" office:value="5482.163">
                <text:p>5482.163</text:p>
              </table:table-cell>
              <table:table-cell office:value-type="float" office:value="-70.878">
                <text:p>-70.878</text:p>
              </table:table-cell>
              <table:table-cell office:value-type="float" office:value="0.085">
                <text:p>0.085</text:p>
              </table:table-cell>
              <table:table-cell office:value-type="float" office:value="70.918">
                <text:p>70.918</text:p>
              </table:table-cell>
              <table:table-cell office:value-type="float" office:value="1.401">
                <text:p>1.401</text:p>
              </table:table-cell>
              <table:table-cell office:value-type="float" office:value="1317.291">
                <text:p>1317.291</text:p>
              </table:table-cell>
              <table:table-cell office:value-type="float" office:value="22.286">
                <text:p>22.286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7.189">
                <text:p>107.189</text:p>
              </table:table-cell>
              <table:table-cell office:value-type="float" office:value="5446.732">
                <text:p>5446.732</text:p>
              </table:table-cell>
              <table:table-cell office:value-type="float" office:value="-70.849">
                <text:p>-70.849</text:p>
              </table:table-cell>
              <table:table-cell office:value-type="float" office:value="0.059">
                <text:p>0.059</text:p>
              </table:table-cell>
              <table:table-cell office:value-type="float" office:value="70.859">
                <text:p>70.859</text:p>
              </table:table-cell>
              <table:table-cell office:value-type="float" office:value="0.714">
                <text:p>0.714</text:p>
              </table:table-cell>
              <table:table-cell office:value-type="float" office:value="1306.237">
                <text:p>1306.237</text:p>
              </table:table-cell>
              <table:table-cell office:value-type="float" office:value="21.93">
                <text:p>21.93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7.689">
                <text:p>107.689</text:p>
              </table:table-cell>
              <table:table-cell office:value-type="float" office:value="5411.317">
                <text:p>5411.317</text:p>
              </table:table-cell>
              <table:table-cell office:value-type="float" office:value="-70.812">
                <text:p>-70.812</text:p>
              </table:table-cell>
              <table:table-cell office:value-type="float" office:value="0.074">
                <text:p>0.074</text:p>
              </table:table-cell>
              <table:table-cell office:value-type="float" office:value="70.831">
                <text:p>70.831</text:p>
              </table:table-cell>
              <table:table-cell office:value-type="float" office:value="0.953">
                <text:p>0.953</text:p>
              </table:table-cell>
              <table:table-cell office:value-type="float" office:value="1295.153">
                <text:p>1295.153</text:p>
              </table:table-cell>
              <table:table-cell office:value-type="float" office:value="22.405">
                <text:p>22.40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8.189">
                <text:p>108.189</text:p>
              </table:table-cell>
              <table:table-cell office:value-type="float" office:value="5375.921">
                <text:p>5375.921</text:p>
              </table:table-cell>
              <table:table-cell office:value-type="float" office:value="-70.769">
                <text:p>-70.769</text:p>
              </table:table-cell>
              <table:table-cell office:value-type="float" office:value="0.085">
                <text:p>0.085</text:p>
              </table:table-cell>
              <table:table-cell office:value-type="float" office:value="70.801">
                <text:p>70.801</text:p>
              </table:table-cell>
              <table:table-cell office:value-type="float" office:value="1.263">
                <text:p>1.263</text:p>
              </table:table-cell>
              <table:table-cell office:value-type="float" office:value="1284.109">
                <text:p>1284.109</text:p>
              </table:table-cell>
              <table:table-cell office:value-type="float" office:value="21.775">
                <text:p>21.7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8.689">
                <text:p>108.689</text:p>
              </table:table-cell>
              <table:table-cell office:value-type="float" office:value="5340.544">
                <text:p>5340.544</text:p>
              </table:table-cell>
              <table:table-cell office:value-type="float" office:value="-70.741">
                <text:p>-70.741</text:p>
              </table:table-cell>
              <table:table-cell office:value-type="float" office:value="0.057">
                <text:p>0.057</text:p>
              </table:table-cell>
              <table:table-cell office:value-type="float" office:value="70.741">
                <text:p>70.741</text:p>
              </table:table-cell>
              <table:table-cell office:value-type="float" office:value="0.059">
                <text:p>0.059</text:p>
              </table:table-cell>
              <table:table-cell office:value-type="float" office:value="1273.223">
                <text:p>1273.223</text:p>
              </table:table-cell>
              <table:table-cell office:value-type="float" office:value="21.768">
                <text:p>21.76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9.189">
                <text:p>109.189</text:p>
              </table:table-cell>
              <table:table-cell office:value-type="float" office:value="5305.19">
                <text:p>5305.19</text:p>
              </table:table-cell>
              <table:table-cell office:value-type="float" office:value="-70.676">
                <text:p>-70.676</text:p>
              </table:table-cell>
              <table:table-cell office:value-type="float" office:value="0.129">
                <text:p>0.129</text:p>
              </table:table-cell>
              <table:table-cell office:value-type="float" office:value="70.759">
                <text:p>70.759</text:p>
              </table:table-cell>
              <table:table-cell office:value-type="float" office:value="2.022">
                <text:p>2.022</text:p>
              </table:table-cell>
              <table:table-cell office:value-type="float" office:value="1262.087">
                <text:p>1262.087</text:p>
              </table:table-cell>
              <table:table-cell office:value-type="float" office:value="22.777">
                <text:p>22.777</text:p>
              </table:table-cell>
              <table:table-cell office:value-type="float" office:value="2.018">
                <text:p>2.01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9.689">
                <text:p>109.689</text:p>
              </table:table-cell>
              <table:table-cell office:value-type="float" office:value="5269.858">
                <text:p>5269.858</text:p>
              </table:table-cell>
              <table:table-cell office:value-type="float" office:value="-70.653">
                <text:p>-70.653</text:p>
              </table:table-cell>
              <table:table-cell office:value-type="float" office:value="0.046">
                <text:p>0.046</text:p>
              </table:table-cell>
              <table:table-cell office:value-type="float" office:value="70.658">
                <text:p>70.658</text:p>
              </table:table-cell>
              <table:table-cell office:value-type="float" office:value="0.516">
                <text:p>0.516</text:p>
              </table:table-cell>
              <table:table-cell office:value-type="float" office:value="1250.634">
                <text:p>1250.634</text:p>
              </table:table-cell>
              <table:table-cell office:value-type="float" office:value="23.034">
                <text:p>23.034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0.189">
                <text:p>110.189</text:p>
              </table:table-cell>
              <table:table-cell office:value-type="float" office:value="5234.539">
                <text:p>5234.539</text:p>
              </table:table-cell>
              <table:table-cell office:value-type="float" office:value="-70.623">
                <text:p>-70.623</text:p>
              </table:table-cell>
              <table:table-cell office:value-type="float" office:value="0.06">
                <text:p>0.06</text:p>
              </table:table-cell>
              <table:table-cell office:value-type="float" office:value="70.628">
                <text:p>70.628</text:p>
              </table:table-cell>
              <table:table-cell office:value-type="float" office:value="0.532">
                <text:p>0.532</text:p>
              </table:table-cell>
              <table:table-cell office:value-type="float" office:value="1239.183">
                <text:p>1239.183</text:p>
              </table:table-cell>
              <table:table-cell office:value-type="float" office:value="22.769">
                <text:p>22.769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0.689">
                <text:p>110.689</text:p>
              </table:table-cell>
              <table:table-cell office:value-type="float" office:value="5199.235">
                <text:p>5199.235</text:p>
              </table:table-cell>
              <table:table-cell office:value-type="float" office:value="-70.591">
                <text:p>-70.591</text:p>
              </table:table-cell>
              <table:table-cell office:value-type="float" office:value="0.063">
                <text:p>0.063</text:p>
              </table:table-cell>
              <table:table-cell office:value-type="float" office:value="70.592">
                <text:p>70.592</text:p>
              </table:table-cell>
              <table:table-cell office:value-type="float" office:value="0.15">
                <text:p>0.15</text:p>
              </table:table-cell>
              <table:table-cell office:value-type="float" office:value="1227.816">
                <text:p>1227.816</text:p>
              </table:table-cell>
              <table:table-cell office:value-type="float" office:value="22.701">
                <text:p>22.701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1.189">
                <text:p>111.189</text:p>
              </table:table-cell>
              <table:table-cell office:value-type="float" office:value="5163.948">
                <text:p>5163.948</text:p>
              </table:table-cell>
              <table:table-cell office:value-type="float" office:value="-70.557">
                <text:p>-70.557</text:p>
              </table:table-cell>
              <table:table-cell office:value-type="float" office:value="0.069">
                <text:p>0.069</text:p>
              </table:table-cell>
              <table:table-cell office:value-type="float" office:value="70.557">
                <text:p>70.557</text:p>
              </table:table-cell>
              <table:table-cell office:value-type="float" office:value="0.128">
                <text:p>0.128</text:p>
              </table:table-cell>
              <table:table-cell office:value-type="float" office:value="1216.479">
                <text:p>1216.479</text:p>
              </table:table-cell>
              <table:table-cell office:value-type="float" office:value="22.647">
                <text:p>22.64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1.689">
                <text:p>111.689</text:p>
              </table:table-cell>
              <table:table-cell office:value-type="float" office:value="5128.68">
                <text:p>5128.68</text:p>
              </table:table-cell>
              <table:table-cell office:value-type="float" office:value="-70.517">
                <text:p>-70.517</text:p>
              </table:table-cell>
              <table:table-cell office:value-type="float" office:value="0.079">
                <text:p>0.079</text:p>
              </table:table-cell>
              <table:table-cell office:value-type="float" office:value="70.527">
                <text:p>70.527</text:p>
              </table:table-cell>
              <table:table-cell office:value-type="float" office:value="0.694">
                <text:p>0.694</text:p>
              </table:table-cell>
              <table:table-cell office:value-type="float" office:value="1205.242">
                <text:p>1205.242</text:p>
              </table:table-cell>
              <table:table-cell office:value-type="float" office:value="22.302">
                <text:p>22.302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2.189">
                <text:p>112.189</text:p>
              </table:table-cell>
              <table:table-cell office:value-type="float" office:value="5093.431">
                <text:p>5093.431</text:p>
              </table:table-cell>
              <table:table-cell office:value-type="float" office:value="-70.479">
                <text:p>-70.479</text:p>
              </table:table-cell>
              <table:table-cell office:value-type="float" office:value="0.078">
                <text:p>0.078</text:p>
              </table:table-cell>
              <table:table-cell office:value-type="float" office:value="70.486">
                <text:p>70.486</text:p>
              </table:table-cell>
              <table:table-cell office:value-type="float" office:value="0.631">
                <text:p>0.631</text:p>
              </table:table-cell>
              <table:table-cell office:value-type="float" office:value="1194.169">
                <text:p>1194.169</text:p>
              </table:table-cell>
              <table:table-cell office:value-type="float" office:value="21.989">
                <text:p>21.989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2.689">
                <text:p>112.689</text:p>
              </table:table-cell>
              <table:table-cell office:value-type="float" office:value="5058.211">
                <text:p>5058.211</text:p>
              </table:table-cell>
              <table:table-cell office:value-type="float" office:value="-70.4">
                <text:p>-70.4</text:p>
              </table:table-cell>
              <table:table-cell office:value-type="float" office:value="0.158">
                <text:p>0.158</text:p>
              </table:table-cell>
              <table:table-cell office:value-type="float" office:value="70.51">
                <text:p>70.51</text:p>
              </table:table-cell>
              <table:table-cell office:value-type="float" office:value="2.364">
                <text:p>2.364</text:p>
              </table:table-cell>
              <table:table-cell office:value-type="float" office:value="1183.469">
                <text:p>1183.469</text:p>
              </table:table-cell>
              <table:table-cell office:value-type="float" office:value="20.81">
                <text:p>20.81</text:p>
              </table:table-cell>
              <table:table-cell office:value-type="float" office:value="2.358">
                <text:p>2.35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3.1">
                <text:p>113.1</text:p>
              </table:table-cell>
              <table:table-cell office:value-type="float" office:value="5029.308">
                <text:p>5029.308</text:p>
              </table:table-cell>
              <table:table-cell office:value-type="float" office:value="-70.367">
                <text:p>-70.367</text:p>
              </table:table-cell>
              <table:table-cell office:value-type="float" office:value="0.079">
                <text:p>0.079</text:p>
              </table:table-cell>
              <table:table-cell office:value-type="float" office:value="70.428">
                <text:p>70.428</text:p>
              </table:table-cell>
              <table:table-cell office:value-type="float" office:value="1.637">
                <text:p>1.637</text:p>
              </table:table-cell>
              <table:table-cell office:value-type="float" office:value="1174.785">
                <text:p>1174.785</text:p>
              </table:table-cell>
              <table:table-cell office:value-type="float" office:value="21.482">
                <text:p>21.482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3.6">
                <text:p>113.6</text:p>
              </table:table-cell>
              <table:table-cell office:value-type="float" office:value="4994.132">
                <text:p>4994.132</text:p>
              </table:table-cell>
              <table:table-cell office:value-type="float" office:value="-70.34">
                <text:p>-70.34</text:p>
              </table:table-cell>
              <table:table-cell office:value-type="float" office:value="0.053">
                <text:p>0.053</text:p>
              </table:table-cell>
              <table:table-cell office:value-type="float" office:value="70.361">
                <text:p>70.361</text:p>
              </table:table-cell>
              <table:table-cell office:value-type="float" office:value="1.006">
                <text:p>1.006</text:p>
              </table:table-cell>
              <table:table-cell office:value-type="float" office:value="1163.919">
                <text:p>1163.919</text:p>
              </table:table-cell>
              <table:table-cell office:value-type="float" office:value="21.984">
                <text:p>21.984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4.1">
                <text:p>114.1</text:p>
              </table:table-cell>
              <table:table-cell office:value-type="float" office:value="4958.968">
                <text:p>4958.968</text:p>
              </table:table-cell>
              <table:table-cell office:value-type="float" office:value="-70.312">
                <text:p>-70.312</text:p>
              </table:table-cell>
              <table:table-cell office:value-type="float" office:value="0.056">
                <text:p>0.056</text:p>
              </table:table-cell>
              <table:table-cell office:value-type="float" office:value="70.321">
                <text:p>70.321</text:p>
              </table:table-cell>
              <table:table-cell office:value-type="float" office:value="0.648">
                <text:p>0.648</text:p>
              </table:table-cell>
              <table:table-cell office:value-type="float" office:value="1152.847">
                <text:p>1152.847</text:p>
              </table:table-cell>
              <table:table-cell office:value-type="float" office:value="22.306">
                <text:p>22.306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4.6">
                <text:p>114.6</text:p>
              </table:table-cell>
              <table:table-cell office:value-type="float" office:value="4923.821">
                <text:p>4923.821</text:p>
              </table:table-cell>
              <table:table-cell office:value-type="float" office:value="-70.276">
                <text:p>-70.276</text:p>
              </table:table-cell>
              <table:table-cell office:value-type="float" office:value="0.072">
                <text:p>0.072</text:p>
              </table:table-cell>
              <table:table-cell office:value-type="float" office:value="70.292">
                <text:p>70.292</text:p>
              </table:table-cell>
              <table:table-cell office:value-type="float" office:value="0.876">
                <text:p>0.876</text:p>
              </table:table-cell>
              <table:table-cell office:value-type="float" office:value="1141.584">
                <text:p>1141.584</text:p>
              </table:table-cell>
              <table:table-cell office:value-type="float" office:value="22.743">
                <text:p>22.743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5.1">
                <text:p>115.1</text:p>
              </table:table-cell>
              <table:table-cell office:value-type="float" office:value="4888.691">
                <text:p>4888.691</text:p>
              </table:table-cell>
              <table:table-cell office:value-type="float" office:value="-70.245">
                <text:p>-70.245</text:p>
              </table:table-cell>
              <table:table-cell office:value-type="float" office:value="0.063">
                <text:p>0.063</text:p>
              </table:table-cell>
              <table:table-cell office:value-type="float" office:value="70.245">
                <text:p>70.245</text:p>
              </table:table-cell>
              <table:table-cell office:value-type="float" office:value="0.106">
                <text:p>0.106</text:p>
              </table:table-cell>
              <table:table-cell office:value-type="float" office:value="1130.224">
                <text:p>1130.224</text:p>
              </table:table-cell>
              <table:table-cell office:value-type="float" office:value="22.701">
                <text:p>22.70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5.6">
                <text:p>115.6</text:p>
              </table:table-cell>
              <table:table-cell office:value-type="float" office:value="4853.578">
                <text:p>4853.578</text:p>
              </table:table-cell>
              <table:table-cell office:value-type="float" office:value="-70.207">
                <text:p>-70.207</text:p>
              </table:table-cell>
              <table:table-cell office:value-type="float" office:value="0.075">
                <text:p>0.075</text:p>
              </table:table-cell>
              <table:table-cell office:value-type="float" office:value="70.214">
                <text:p>70.214</text:p>
              </table:table-cell>
              <table:table-cell office:value-type="float" office:value="0.562">
                <text:p>0.562</text:p>
              </table:table-cell>
              <table:table-cell office:value-type="float" office:value="1118.804">
                <text:p>1118.804</text:p>
              </table:table-cell>
              <table:table-cell office:value-type="float" office:value="22.979">
                <text:p>22.979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6.1">
                <text:p>116.1</text:p>
              </table:table-cell>
              <table:table-cell office:value-type="float" office:value="4818.484">
                <text:p>4818.484</text:p>
              </table:table-cell>
              <table:table-cell office:value-type="float" office:value="-70.169">
                <text:p>-70.169</text:p>
              </table:table-cell>
              <table:table-cell office:value-type="float" office:value="0.077">
                <text:p>0.077</text:p>
              </table:table-cell>
              <table:table-cell office:value-type="float" office:value="70.175">
                <text:p>70.175</text:p>
              </table:table-cell>
              <table:table-cell office:value-type="float" office:value="0.568">
                <text:p>0.568</text:p>
              </table:table-cell>
              <table:table-cell office:value-type="float" office:value="1107.385">
                <text:p>1107.385</text:p>
              </table:table-cell>
              <table:table-cell office:value-type="float" office:value="22.698">
                <text:p>22.698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6.6">
                <text:p>116.6</text:p>
              </table:table-cell>
              <table:table-cell office:value-type="float" office:value="4783.41">
                <text:p>4783.41</text:p>
              </table:table-cell>
              <table:table-cell office:value-type="float" office:value="-70.127">
                <text:p>-70.127</text:p>
              </table:table-cell>
              <table:table-cell office:value-type="float" office:value="0.083">
                <text:p>0.083</text:p>
              </table:table-cell>
              <table:table-cell office:value-type="float" office:value="70.141">
                <text:p>70.141</text:p>
              </table:table-cell>
              <table:table-cell office:value-type="float" office:value="0.823">
                <text:p>0.823</text:p>
              </table:table-cell>
              <table:table-cell office:value-type="float" office:value="1095.934">
                <text:p>1095.934</text:p>
              </table:table-cell>
              <table:table-cell office:value-type="float" office:value="23.107">
                <text:p>23.107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7.1">
                <text:p>117.1</text:p>
              </table:table-cell>
              <table:table-cell office:value-type="float" office:value="4748.355">
                <text:p>4748.355</text:p>
              </table:table-cell>
              <table:table-cell office:value-type="float" office:value="-70.091">
                <text:p>-70.091</text:p>
              </table:table-cell>
              <table:table-cell office:value-type="float" office:value="0.073">
                <text:p>0.073</text:p>
              </table:table-cell>
              <table:table-cell office:value-type="float" office:value="70.094">
                <text:p>70.094</text:p>
              </table:table-cell>
              <table:table-cell office:value-type="float" office:value="0.434">
                <text:p>0.434</text:p>
              </table:table-cell>
              <table:table-cell office:value-type="float" office:value="1084.327">
                <text:p>1084.327</text:p>
              </table:table-cell>
              <table:table-cell office:value-type="float" office:value="23.321">
                <text:p>23.321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7.6">
                <text:p>117.6</text:p>
              </table:table-cell>
              <table:table-cell office:value-type="float" office:value="4713.319">
                <text:p>4713.319</text:p>
              </table:table-cell>
              <table:table-cell office:value-type="float" office:value="-70.054">
                <text:p>-70.054</text:p>
              </table:table-cell>
              <table:table-cell office:value-type="float" office:value="0.073">
                <text:p>0.073</text:p>
              </table:table-cell>
              <table:table-cell office:value-type="float" office:value="70.054">
                <text:p>70.054</text:p>
              </table:table-cell>
              <table:table-cell office:value-type="float" office:value="0.078">
                <text:p>0.078</text:p>
              </table:table-cell>
              <table:table-cell office:value-type="float" office:value="1072.67">
                <text:p>1072.67</text:p>
              </table:table-cell>
              <table:table-cell office:value-type="float" office:value="23.307">
                <text:p>23.30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8.1">
                <text:p>118.1</text:p>
              </table:table-cell>
              <table:table-cell office:value-type="float" office:value="4678.302">
                <text:p>4678.302</text:p>
              </table:table-cell>
              <table:table-cell office:value-type="float" office:value="-70.015">
                <text:p>-70.015</text:p>
              </table:table-cell>
              <table:table-cell office:value-type="float" office:value="0.078">
                <text:p>0.078</text:p>
              </table:table-cell>
              <table:table-cell office:value-type="float" office:value="70.019">
                <text:p>70.019</text:p>
              </table:table-cell>
              <table:table-cell office:value-type="float" office:value="0.454">
                <text:p>0.454</text:p>
              </table:table-cell>
              <table:table-cell office:value-type="float" office:value="1060.96">
                <text:p>1060.96</text:p>
              </table:table-cell>
              <table:table-cell office:value-type="float" office:value="23.531">
                <text:p>23.531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8.6">
                <text:p>118.6</text:p>
              </table:table-cell>
              <table:table-cell office:value-type="float" office:value="4643.303">
                <text:p>4643.303</text:p>
              </table:table-cell>
              <table:table-cell office:value-type="float" office:value="-69.978">
                <text:p>-69.978</text:p>
              </table:table-cell>
              <table:table-cell office:value-type="float" office:value="0.075">
                <text:p>0.075</text:p>
              </table:table-cell>
              <table:table-cell office:value-type="float" office:value="69.978">
                <text:p>69.978</text:p>
              </table:table-cell>
              <table:table-cell office:value-type="float" office:value="0.095">
                <text:p>0.095</text:p>
              </table:table-cell>
              <table:table-cell office:value-type="float" office:value="1049.202">
                <text:p>1049.202</text:p>
              </table:table-cell>
              <table:table-cell office:value-type="float" office:value="23.501">
                <text:p>23.50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9.1">
                <text:p>119.1</text:p>
              </table:table-cell>
              <table:table-cell office:value-type="float" office:value="4608.325">
                <text:p>4608.325</text:p>
              </table:table-cell>
              <table:table-cell office:value-type="float" office:value="-69.936">
                <text:p>-69.936</text:p>
              </table:table-cell>
              <table:table-cell office:value-type="float" office:value="0.084">
                <text:p>0.084</text:p>
              </table:table-cell>
              <table:table-cell office:value-type="float" office:value="69.947">
                <text:p>69.947</text:p>
              </table:table-cell>
              <table:table-cell office:value-type="float" office:value="0.753">
                <text:p>0.753</text:p>
              </table:table-cell>
              <table:table-cell office:value-type="float" office:value="1037.545">
                <text:p>1037.545</text:p>
              </table:table-cell>
              <table:table-cell office:value-type="float" office:value="23.127">
                <text:p>23.127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9.6">
                <text:p>119.6</text:p>
              </table:table-cell>
              <table:table-cell office:value-type="float" office:value="4573.369">
                <text:p>4573.369</text:p>
              </table:table-cell>
              <table:table-cell office:value-type="float" office:value="-69.888">
                <text:p>-69.888</text:p>
              </table:table-cell>
              <table:table-cell office:value-type="float" office:value="0.095">
                <text:p>0.095</text:p>
              </table:table-cell>
              <table:table-cell office:value-type="float" office:value="69.918">
                <text:p>69.918</text:p>
              </table:table-cell>
              <table:table-cell office:value-type="float" office:value="1.206">
                <text:p>1.206</text:p>
              </table:table-cell>
              <table:table-cell office:value-type="float" office:value="1025.831">
                <text:p>1025.831</text:p>
              </table:table-cell>
              <table:table-cell office:value-type="float" office:value="23.728">
                <text:p>23.728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0.1">
                <text:p>120.1</text:p>
              </table:table-cell>
              <table:table-cell office:value-type="float" office:value="4538.433">
                <text:p>4538.433</text:p>
              </table:table-cell>
              <table:table-cell office:value-type="float" office:value="-69.854">
                <text:p>-69.854</text:p>
              </table:table-cell>
              <table:table-cell office:value-type="float" office:value="0.068">
                <text:p>0.068</text:p>
              </table:table-cell>
              <table:table-cell office:value-type="float" office:value="69.859">
                <text:p>69.859</text:p>
              </table:table-cell>
              <table:table-cell office:value-type="float" office:value="0.503">
                <text:p>0.503</text:p>
              </table:table-cell>
              <table:table-cell office:value-type="float" office:value="1013.905">
                <text:p>1013.905</text:p>
              </table:table-cell>
              <table:table-cell office:value-type="float" office:value="23.977">
                <text:p>23.977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0.6">
                <text:p>120.6</text:p>
              </table:table-cell>
              <table:table-cell office:value-type="float" office:value="4503.519">
                <text:p>4503.519</text:p>
              </table:table-cell>
              <table:table-cell office:value-type="float" office:value="-69.804">
                <text:p>-69.804</text:p>
              </table:table-cell>
              <table:table-cell office:value-type="float" office:value="0.1">
                <text:p>0.1</text:p>
              </table:table-cell>
              <table:table-cell office:value-type="float" office:value="69.845">
                <text:p>69.845</text:p>
              </table:table-cell>
              <table:table-cell office:value-type="float" office:value="1.442">
                <text:p>1.442</text:p>
              </table:table-cell>
              <table:table-cell office:value-type="float" office:value="1002.096">
                <text:p>1002.096</text:p>
              </table:table-cell>
              <table:table-cell office:value-type="float" office:value="23.258">
                <text:p>23.258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1.1">
                <text:p>121.1</text:p>
              </table:table-cell>
              <table:table-cell office:value-type="float" office:value="4468.624">
                <text:p>4468.624</text:p>
              </table:table-cell>
              <table:table-cell office:value-type="float" office:value="-69.775">
                <text:p>-69.775</text:p>
              </table:table-cell>
              <table:table-cell office:value-type="float" office:value="0.058">
                <text:p>0.058</text:p>
              </table:table-cell>
              <table:table-cell office:value-type="float" office:value="69.776">
                <text:p>69.776</text:p>
              </table:table-cell>
              <table:table-cell office:value-type="float" office:value="0.161">
                <text:p>0.161</text:p>
              </table:table-cell>
              <table:table-cell office:value-type="float" office:value="990.449">
                <text:p>990.449</text:p>
              </table:table-cell>
              <table:table-cell office:value-type="float" office:value="23.333">
                <text:p>23.3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1.6">
                <text:p>121.6</text:p>
              </table:table-cell>
              <table:table-cell office:value-type="float" office:value="4433.745">
                <text:p>4433.745</text:p>
              </table:table-cell>
              <table:table-cell office:value-type="float" office:value="-69.742">
                <text:p>-69.742</text:p>
              </table:table-cell>
              <table:table-cell office:value-type="float" office:value="0.068">
                <text:p>0.068</text:p>
              </table:table-cell>
              <table:table-cell office:value-type="float" office:value="69.744">
                <text:p>69.744</text:p>
              </table:table-cell>
              <table:table-cell office:value-type="float" office:value="0.357">
                <text:p>0.357</text:p>
              </table:table-cell>
              <table:table-cell office:value-type="float" office:value="978.826">
                <text:p>978.826</text:p>
              </table:table-cell>
              <table:table-cell office:value-type="float" office:value="23.158">
                <text:p>23.158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2.1">
                <text:p>122.1</text:p>
              </table:table-cell>
              <table:table-cell office:value-type="float" office:value="4398.883">
                <text:p>4398.883</text:p>
              </table:table-cell>
              <table:table-cell office:value-type="float" office:value="-69.704">
                <text:p>-69.704</text:p>
              </table:table-cell>
              <table:table-cell office:value-type="float" office:value="0.076">
                <text:p>0.076</text:p>
              </table:table-cell>
              <table:table-cell office:value-type="float" office:value="69.711">
                <text:p>69.711</text:p>
              </table:table-cell>
              <table:table-cell office:value-type="float" office:value="0.614">
                <text:p>0.614</text:p>
              </table:table-cell>
              <table:table-cell office:value-type="float" office:value="967.171">
                <text:p>967.171</text:p>
              </table:table-cell>
              <table:table-cell office:value-type="float" office:value="23.462">
                <text:p>23.462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2.6">
                <text:p>122.6</text:p>
              </table:table-cell>
              <table:table-cell office:value-type="float" office:value="4364.044">
                <text:p>4364.044</text:p>
              </table:table-cell>
              <table:table-cell office:value-type="float" office:value="-69.654">
                <text:p>-69.654</text:p>
              </table:table-cell>
              <table:table-cell office:value-type="float" office:value="0.099">
                <text:p>0.099</text:p>
              </table:table-cell>
              <table:table-cell office:value-type="float" office:value="69.691">
                <text:p>69.691</text:p>
              </table:table-cell>
              <table:table-cell office:value-type="float" office:value="1.373">
                <text:p>1.373</text:p>
              </table:table-cell>
              <table:table-cell office:value-type="float" office:value="955.611">
                <text:p>955.611</text:p>
              </table:table-cell>
              <table:table-cell office:value-type="float" office:value="22.777">
                <text:p>22.77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3.1">
                <text:p>123.1</text:p>
              </table:table-cell>
              <table:table-cell office:value-type="float" office:value="4329.229">
                <text:p>4329.229</text:p>
              </table:table-cell>
              <table:table-cell office:value-type="float" office:value="-69.606">
                <text:p>-69.606</text:p>
              </table:table-cell>
              <table:table-cell office:value-type="float" office:value="0.097">
                <text:p>0.097</text:p>
              </table:table-cell>
              <table:table-cell office:value-type="float" office:value="69.654">
                <text:p>69.654</text:p>
              </table:table-cell>
              <table:table-cell office:value-type="float" office:value="1.568">
                <text:p>1.568</text:p>
              </table:table-cell>
              <table:table-cell office:value-type="float" office:value="944.418">
                <text:p>944.418</text:p>
              </table:table-cell>
              <table:table-cell office:value-type="float" office:value="21.995">
                <text:p>21.995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3.6">
                <text:p>123.6</text:p>
              </table:table-cell>
              <table:table-cell office:value-type="float" office:value="4294.432">
                <text:p>4294.432</text:p>
              </table:table-cell>
              <table:table-cell office:value-type="float" office:value="-69.578">
                <text:p>-69.578</text:p>
              </table:table-cell>
              <table:table-cell office:value-type="float" office:value="0.055">
                <text:p>0.055</text:p>
              </table:table-cell>
              <table:table-cell office:value-type="float" office:value="69.586">
                <text:p>69.586</text:p>
              </table:table-cell>
              <table:table-cell office:value-type="float" office:value="0.629">
                <text:p>0.629</text:p>
              </table:table-cell>
              <table:table-cell office:value-type="float" office:value="933.342">
                <text:p>933.342</text:p>
              </table:table-cell>
              <table:table-cell office:value-type="float" office:value="22.308">
                <text:p>22.308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4.1">
                <text:p>124.1</text:p>
              </table:table-cell>
              <table:table-cell office:value-type="float" office:value="4259.663">
                <text:p>4259.663</text:p>
              </table:table-cell>
              <table:table-cell office:value-type="float" office:value="-69.5">
                <text:p>-69.5</text:p>
              </table:table-cell>
              <table:table-cell office:value-type="float" office:value="0.156">
                <text:p>0.156</text:p>
              </table:table-cell>
              <table:table-cell office:value-type="float" office:value="69.626">
                <text:p>69.626</text:p>
              </table:table-cell>
              <table:table-cell office:value-type="float" office:value="2.516">
                <text:p>2.516</text:p>
              </table:table-cell>
              <table:table-cell office:value-type="float" office:value="921.874">
                <text:p>921.874</text:p>
              </table:table-cell>
              <table:table-cell office:value-type="float" office:value="23.564">
                <text:p>23.564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4.6">
                <text:p>124.6</text:p>
              </table:table-cell>
              <table:table-cell office:value-type="float" office:value="4224.92">
                <text:p>4224.92</text:p>
              </table:table-cell>
              <table:table-cell office:value-type="float" office:value="-69.473">
                <text:p>-69.473</text:p>
              </table:table-cell>
              <table:table-cell office:value-type="float" office:value="0.055">
                <text:p>0.055</text:p>
              </table:table-cell>
              <table:table-cell office:value-type="float" office:value="69.516">
                <text:p>69.516</text:p>
              </table:table-cell>
              <table:table-cell office:value-type="float" office:value="1.469">
                <text:p>1.469</text:p>
              </table:table-cell>
              <table:table-cell office:value-type="float" office:value="909.909">
                <text:p>909.909</text:p>
              </table:table-cell>
              <table:table-cell office:value-type="float" office:value="24.298">
                <text:p>24.298</text:p>
              </table:table-cell>
              <table:table-cell office:value-type="float" office:value="1.468">
                <text:p>1.46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5.1">
                <text:p>125.1</text:p>
              </table:table-cell>
              <table:table-cell office:value-type="float" office:value="4190.188">
                <text:p>4190.188</text:p>
              </table:table-cell>
              <table:table-cell office:value-type="float" office:value="-69.455">
                <text:p>-69.455</text:p>
              </table:table-cell>
              <table:table-cell office:value-type="float" office:value="0.036">
                <text:p>0.036</text:p>
              </table:table-cell>
              <table:table-cell office:value-type="float" office:value="69.462">
                <text:p>69.462</text:p>
              </table:table-cell>
              <table:table-cell office:value-type="float" office:value="0.597">
                <text:p>0.597</text:p>
              </table:table-cell>
              <table:table-cell office:value-type="float" office:value="897.686">
                <text:p>897.686</text:p>
              </table:table-cell>
              <table:table-cell office:value-type="float" office:value="24.596">
                <text:p>24.596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5.6">
                <text:p>125.6</text:p>
              </table:table-cell>
              <table:table-cell office:value-type="float" office:value="4155.467">
                <text:p>4155.467</text:p>
              </table:table-cell>
              <table:table-cell office:value-type="float" office:value="-69.429">
                <text:p>-69.429</text:p>
              </table:table-cell>
              <table:table-cell office:value-type="float" office:value="0.052">
                <text:p>0.052</text:p>
              </table:table-cell>
              <table:table-cell office:value-type="float" office:value="69.434">
                <text:p>69.434</text:p>
              </table:table-cell>
              <table:table-cell office:value-type="float" office:value="0.466">
                <text:p>0.466</text:p>
              </table:table-cell>
              <table:table-cell office:value-type="float" office:value="885.33">
                <text:p>885.33</text:p>
              </table:table-cell>
              <table:table-cell office:value-type="float" office:value="24.828">
                <text:p>24.828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6.1">
                <text:p>126.1</text:p>
              </table:table-cell>
              <table:table-cell office:value-type="float" office:value="4120.764">
                <text:p>4120.764</text:p>
              </table:table-cell>
              <table:table-cell office:value-type="float" office:value="-69.381">
                <text:p>-69.381</text:p>
              </table:table-cell>
              <table:table-cell office:value-type="float" office:value="0.096">
                <text:p>0.096</text:p>
              </table:table-cell>
              <table:table-cell office:value-type="float" office:value="69.428">
                <text:p>69.428</text:p>
              </table:table-cell>
              <table:table-cell office:value-type="float" office:value="1.563">
                <text:p>1.563</text:p>
              </table:table-cell>
              <table:table-cell office:value-type="float" office:value="873.111">
                <text:p>873.111</text:p>
              </table:table-cell>
              <table:table-cell office:value-type="float" office:value="24.048">
                <text:p>24.04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6.6">
                <text:p>126.6</text:p>
              </table:table-cell>
              <table:table-cell office:value-type="float" office:value="4086.087">
                <text:p>4086.087</text:p>
              </table:table-cell>
              <table:table-cell office:value-type="float" office:value="-69.327">
                <text:p>-69.327</text:p>
              </table:table-cell>
              <table:table-cell office:value-type="float" office:value="0.108">
                <text:p>0.108</text:p>
              </table:table-cell>
              <table:table-cell office:value-type="float" office:value="69.402">
                <text:p>69.402</text:p>
              </table:table-cell>
              <table:table-cell office:value-type="float" office:value="1.964">
                <text:p>1.964</text:p>
              </table:table-cell>
              <table:table-cell office:value-type="float" office:value="861.332">
                <text:p>861.332</text:p>
              </table:table-cell>
              <table:table-cell office:value-type="float" office:value="23.067">
                <text:p>23.067</text:p>
              </table:table-cell>
              <table:table-cell office:value-type="float" office:value="1.962">
                <text:p>1.96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7.1">
                <text:p>127.1</text:p>
              </table:table-cell>
              <table:table-cell office:value-type="float" office:value="4051.43">
                <text:p>4051.43</text:p>
              </table:table-cell>
              <table:table-cell office:value-type="float" office:value="-69.299">
                <text:p>-69.299</text:p>
              </table:table-cell>
              <table:table-cell office:value-type="float" office:value="0.056">
                <text:p>0.056</text:p>
              </table:table-cell>
              <table:table-cell office:value-type="float" office:value="69.329">
                <text:p>69.329</text:p>
              </table:table-cell>
              <table:table-cell office:value-type="float" office:value="1.23">
                <text:p>1.23</text:p>
              </table:table-cell>
              <table:table-cell office:value-type="float" office:value="849.953">
                <text:p>849.953</text:p>
              </table:table-cell>
              <table:table-cell office:value-type="float" office:value="22.453">
                <text:p>22.453</text:p>
              </table:table-cell>
              <table:table-cell office:value-type="float" office:value="1.229">
                <text:p>1.22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7.6">
                <text:p>127.6</text:p>
              </table:table-cell>
              <table:table-cell office:value-type="float" office:value="4016.786">
                <text:p>4016.786</text:p>
              </table:table-cell>
              <table:table-cell office:value-type="float" office:value="-69.277">
                <text:p>-69.277</text:p>
              </table:table-cell>
              <table:table-cell office:value-type="float" office:value="0.045">
                <text:p>0.045</text:p>
              </table:table-cell>
              <table:table-cell office:value-type="float" office:value="69.282">
                <text:p>69.282</text:p>
              </table:table-cell>
              <table:table-cell office:value-type="float" office:value="0.472">
                <text:p>0.472</text:p>
              </table:table-cell>
              <table:table-cell office:value-type="float" office:value="838.668">
                <text:p>838.668</text:p>
              </table:table-cell>
              <table:table-cell office:value-type="float" office:value="22.688">
                <text:p>22.68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8.1">
                <text:p>128.1</text:p>
              </table:table-cell>
              <table:table-cell office:value-type="float" office:value="3982.156">
                <text:p>3982.156</text:p>
              </table:table-cell>
              <table:table-cell office:value-type="float" office:value="-69.244">
                <text:p>-69.244</text:p>
              </table:table-cell>
              <table:table-cell office:value-type="float" office:value="0.066">
                <text:p>0.066</text:p>
              </table:table-cell>
              <table:table-cell office:value-type="float" office:value="69.258">
                <text:p>69.258</text:p>
              </table:table-cell>
              <table:table-cell office:value-type="float" office:value="0.836">
                <text:p>0.836</text:p>
              </table:table-cell>
              <table:table-cell office:value-type="float" office:value="827.22">
                <text:p>827.22</text:p>
              </table:table-cell>
              <table:table-cell office:value-type="float" office:value="23.104">
                <text:p>23.104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8.6">
                <text:p>128.6</text:p>
              </table:table-cell>
              <table:table-cell office:value-type="float" office:value="3947.543">
                <text:p>3947.543</text:p>
              </table:table-cell>
              <table:table-cell office:value-type="float" office:value="-69.208">
                <text:p>-69.208</text:p>
              </table:table-cell>
              <table:table-cell office:value-type="float" office:value="0.072">
                <text:p>0.072</text:p>
              </table:table-cell>
              <table:table-cell office:value-type="float" office:value="69.226">
                <text:p>69.226</text:p>
              </table:table-cell>
              <table:table-cell office:value-type="float" office:value="0.927">
                <text:p>0.927</text:p>
              </table:table-cell>
              <table:table-cell office:value-type="float" office:value="815.552">
                <text:p>815.552</text:p>
              </table:table-cell>
              <table:table-cell office:value-type="float" office:value="23.567">
                <text:p>23.567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9.1">
                <text:p>129.1</text:p>
              </table:table-cell>
              <table:table-cell office:value-type="float" office:value="3912.947">
                <text:p>3912.947</text:p>
              </table:table-cell>
              <table:table-cell office:value-type="float" office:value="-69.175">
                <text:p>-69.175</text:p>
              </table:table-cell>
              <table:table-cell office:value-type="float" office:value="0.067">
                <text:p>0.067</text:p>
              </table:table-cell>
              <table:table-cell office:value-type="float" office:value="69.185">
                <text:p>69.185</text:p>
              </table:table-cell>
              <table:table-cell office:value-type="float" office:value="0.732">
                <text:p>0.732</text:p>
              </table:table-cell>
              <table:table-cell office:value-type="float" office:value="803.678">
                <text:p>803.678</text:p>
              </table:table-cell>
              <table:table-cell office:value-type="float" office:value="23.931">
                <text:p>23.931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9.6">
                <text:p>129.6</text:p>
              </table:table-cell>
              <table:table-cell office:value-type="float" office:value="3878.367">
                <text:p>3878.367</text:p>
              </table:table-cell>
              <table:table-cell office:value-type="float" office:value="-69.144">
                <text:p>-69.144</text:p>
              </table:table-cell>
              <table:table-cell office:value-type="float" office:value="0.062">
                <text:p>0.062</text:p>
              </table:table-cell>
              <table:table-cell office:value-type="float" office:value="69.144">
                <text:p>69.144</text:p>
              </table:table-cell>
              <table:table-cell office:value-type="float" office:value="0.126">
                <text:p>0.126</text:p>
              </table:table-cell>
              <table:table-cell office:value-type="float" office:value="791.699">
                <text:p>791.699</text:p>
              </table:table-cell>
              <table:table-cell office:value-type="float" office:value="23.986">
                <text:p>23.98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0.1">
                <text:p>130.1</text:p>
              </table:table-cell>
              <table:table-cell office:value-type="float" office:value="3843.811">
                <text:p>3843.811</text:p>
              </table:table-cell>
              <table:table-cell office:value-type="float" office:value="-69.083">
                <text:p>-69.083</text:p>
              </table:table-cell>
              <table:table-cell office:value-type="float" office:value="0.122">
                <text:p>0.122</text:p>
              </table:table-cell>
              <table:table-cell office:value-type="float" office:value="69.152">
                <text:p>69.152</text:p>
              </table:table-cell>
              <table:table-cell office:value-type="float" office:value="1.896">
                <text:p>1.896</text:p>
              </table:table-cell>
              <table:table-cell office:value-type="float" office:value="779.942">
                <text:p>779.942</text:p>
              </table:table-cell>
              <table:table-cell office:value-type="float" office:value="23.039">
                <text:p>23.039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0.6">
                <text:p>130.6</text:p>
              </table:table-cell>
              <table:table-cell office:value-type="float" office:value="3809.278">
                <text:p>3809.278</text:p>
              </table:table-cell>
              <table:table-cell office:value-type="float" office:value="-69.047">
                <text:p>-69.047</text:p>
              </table:table-cell>
              <table:table-cell office:value-type="float" office:value="0.071">
                <text:p>0.071</text:p>
              </table:table-cell>
              <table:table-cell office:value-type="float" office:value="69.082">
                <text:p>69.082</text:p>
              </table:table-cell>
              <table:table-cell office:value-type="float" office:value="1.337">
                <text:p>1.337</text:p>
              </table:table-cell>
              <table:table-cell office:value-type="float" office:value="768.59">
                <text:p>768.59</text:p>
              </table:table-cell>
              <table:table-cell office:value-type="float" office:value="22.372">
                <text:p>22.372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1.1">
                <text:p>131.1</text:p>
              </table:table-cell>
              <table:table-cell office:value-type="float" office:value="3774.763">
                <text:p>3774.763</text:p>
              </table:table-cell>
              <table:table-cell office:value-type="float" office:value="-69.012">
                <text:p>-69.012</text:p>
              </table:table-cell>
              <table:table-cell office:value-type="float" office:value="0.071">
                <text:p>0.071</text:p>
              </table:table-cell>
              <table:table-cell office:value-type="float" office:value="69.045">
                <text:p>69.045</text:p>
              </table:table-cell>
              <table:table-cell office:value-type="float" office:value="1.316">
                <text:p>1.316</text:p>
              </table:table-cell>
              <table:table-cell office:value-type="float" office:value="757.568">
                <text:p>757.568</text:p>
              </table:table-cell>
              <table:table-cell office:value-type="float" office:value="21.715">
                <text:p>21.715</text:p>
              </table:table-cell>
              <table:table-cell office:value-type="float" office:value="1.314">
                <text:p>1.3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1.6">
                <text:p>131.6</text:p>
              </table:table-cell>
              <table:table-cell office:value-type="float" office:value="3740.264">
                <text:p>3740.264</text:p>
              </table:table-cell>
              <table:table-cell office:value-type="float" office:value="-68.984">
                <text:p>-68.984</text:p>
              </table:table-cell>
              <table:table-cell office:value-type="float" office:value="0.055">
                <text:p>0.055</text:p>
              </table:table-cell>
              <table:table-cell office:value-type="float" office:value="68.997">
                <text:p>68.997</text:p>
              </table:table-cell>
              <table:table-cell office:value-type="float" office:value="0.833">
                <text:p>0.833</text:p>
              </table:table-cell>
              <table:table-cell office:value-type="float" office:value="746.815">
                <text:p>746.815</text:p>
              </table:table-cell>
              <table:table-cell office:value-type="float" office:value="21.299">
                <text:p>21.299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2.1">
                <text:p>132.1</text:p>
              </table:table-cell>
              <table:table-cell office:value-type="float" office:value="3705.779">
                <text:p>3705.779</text:p>
              </table:table-cell>
              <table:table-cell office:value-type="float" office:value="-68.957">
                <text:p>-68.957</text:p>
              </table:table-cell>
              <table:table-cell office:value-type="float" office:value="0.054">
                <text:p>0.054</text:p>
              </table:table-cell>
              <table:table-cell office:value-type="float" office:value="68.959">
                <text:p>68.959</text:p>
              </table:table-cell>
              <table:table-cell office:value-type="float" office:value="0.334">
                <text:p>0.334</text:p>
              </table:table-cell>
              <table:table-cell office:value-type="float" office:value="736.206">
                <text:p>736.206</text:p>
              </table:table-cell>
              <table:table-cell office:value-type="float" office:value="21.134">
                <text:p>21.134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2.6">
                <text:p>132.6</text:p>
              </table:table-cell>
              <table:table-cell office:value-type="float" office:value="3671.308">
                <text:p>3671.308</text:p>
              </table:table-cell>
              <table:table-cell office:value-type="float" office:value="-68.925">
                <text:p>-68.925</text:p>
              </table:table-cell>
              <table:table-cell office:value-type="float" office:value="0.063">
                <text:p>0.063</text:p>
              </table:table-cell>
              <table:table-cell office:value-type="float" office:value="68.928">
                <text:p>68.928</text:p>
              </table:table-cell>
              <table:table-cell office:value-type="float" office:value="0.403">
                <text:p>0.403</text:p>
              </table:table-cell>
              <table:table-cell office:value-type="float" office:value="725.689">
                <text:p>725.689</text:p>
              </table:table-cell>
              <table:table-cell office:value-type="float" office:value="20.936">
                <text:p>20.936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33.1">
                <text:p>133.1</text:p>
              </table:table-cell>
              <table:table-cell office:value-type="float" office:value="3636.856">
                <text:p>3636.856</text:p>
              </table:table-cell>
              <table:table-cell office:value-type="float" office:value="-68.883">
                <text:p>-68.883</text:p>
              </table:table-cell>
              <table:table-cell office:value-type="float" office:value="0.084">
                <text:p>0.084</text:p>
              </table:table-cell>
              <table:table-cell office:value-type="float" office:value="68.908">
                <text:p>68.908</text:p>
              </table:table-cell>
              <table:table-cell office:value-type="float" office:value="1.121">
                <text:p>1.121</text:p>
              </table:table-cell>
              <table:table-cell office:value-type="float" office:value="715.081">
                <text:p>715.081</text:p>
              </table:table-cell>
              <table:table-cell office:value-type="float" office:value="21.494">
                <text:p>21.494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33.6">
                <text:p>133.6</text:p>
              </table:table-cell>
              <table:table-cell office:value-type="float" office:value="3602.424">
                <text:p>3602.424</text:p>
              </table:table-cell>
              <table:table-cell office:value-type="float" office:value="-68.846">
                <text:p>-68.846</text:p>
              </table:table-cell>
              <table:table-cell office:value-type="float" office:value="0.074">
                <text:p>0.074</text:p>
              </table:table-cell>
              <table:table-cell office:value-type="float" office:value="68.865">
                <text:p>68.865</text:p>
              </table:table-cell>
              <table:table-cell office:value-type="float" office:value="0.982">
                <text:p>0.982</text:p>
              </table:table-cell>
              <table:table-cell office:value-type="float" office:value="704.212">
                <text:p>704.212</text:p>
              </table:table-cell>
              <table:table-cell office:value-type="float" office:value="21.984">
                <text:p>21.984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34.1">
                <text:p>134.1</text:p>
              </table:table-cell>
              <table:table-cell office:value-type="float" office:value="3568.013">
                <text:p>3568.013</text:p>
              </table:table-cell>
              <table:table-cell office:value-type="float" office:value="-68.797">
                <text:p>-68.797</text:p>
              </table:table-cell>
              <table:table-cell office:value-type="float" office:value="0.099">
                <text:p>0.099</text:p>
              </table:table-cell>
              <table:table-cell office:value-type="float" office:value="68.849">
                <text:p>68.849</text:p>
              </table:table-cell>
              <table:table-cell office:value-type="float" office:value="1.626">
                <text:p>1.626</text:p>
              </table:table-cell>
              <table:table-cell office:value-type="float" office:value="693.017">
                <text:p>693.017</text:p>
              </table:table-cell>
              <table:table-cell office:value-type="float" office:value="22.795">
                <text:p>22.795</text:p>
              </table:table-cell>
              <table:table-cell office:value-type="float" office:value="1.623">
                <text:p>1.6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4.6">
                <text:p>134.6</text:p>
              </table:table-cell>
              <table:table-cell office:value-type="float" office:value="3533.622">
                <text:p>3533.622</text:p>
              </table:table-cell>
              <table:table-cell office:value-type="float" office:value="-68.766">
                <text:p>-68.766</text:p>
              </table:table-cell>
              <table:table-cell office:value-type="float" office:value="0.061">
                <text:p>0.061</text:p>
              </table:table-cell>
              <table:table-cell office:value-type="float" office:value="68.786">
                <text:p>68.786</text:p>
              </table:table-cell>
              <table:table-cell office:value-type="float" office:value="1.001">
                <text:p>1.001</text:p>
              </table:table-cell>
              <table:table-cell office:value-type="float" office:value="681.495">
                <text:p>681.495</text:p>
              </table:table-cell>
              <table:table-cell office:value-type="float" office:value="23.295">
                <text:p>23.295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5.1">
                <text:p>135.1</text:p>
              </table:table-cell>
              <table:table-cell office:value-type="float" office:value="3499.246">
                <text:p>3499.246</text:p>
              </table:table-cell>
              <table:table-cell office:value-type="float" office:value="-68.741">
                <text:p>-68.741</text:p>
              </table:table-cell>
              <table:table-cell office:value-type="float" office:value="0.052">
                <text:p>0.052</text:p>
              </table:table-cell>
              <table:table-cell office:value-type="float" office:value="68.743">
                <text:p>68.743</text:p>
              </table:table-cell>
              <table:table-cell office:value-type="float" office:value="0.353">
                <text:p>0.353</text:p>
              </table:table-cell>
              <table:table-cell office:value-type="float" office:value="669.892">
                <text:p>669.892</text:p>
              </table:table-cell>
              <table:table-cell office:value-type="float" office:value="23.12">
                <text:p>23.1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35.6">
                <text:p>135.6</text:p>
              </table:table-cell>
              <table:table-cell office:value-type="float" office:value="3464.892">
                <text:p>3464.892</text:p>
              </table:table-cell>
              <table:table-cell office:value-type="float" office:value="-68.676">
                <text:p>-68.676</text:p>
              </table:table-cell>
              <table:table-cell office:value-type="float" office:value="0.13">
                <text:p>0.13</text:p>
              </table:table-cell>
              <table:table-cell office:value-type="float" office:value="68.763">
                <text:p>68.763</text:p>
              </table:table-cell>
              <table:table-cell office:value-type="float" office:value="2.14">
                <text:p>2.14</text:p>
              </table:table-cell>
              <table:table-cell office:value-type="float" office:value="658.599">
                <text:p>658.599</text:p>
              </table:table-cell>
              <table:table-cell office:value-type="float" office:value="22.052">
                <text:p>22.052</text:p>
              </table:table-cell>
              <table:table-cell office:value-type="float" office:value="2.136">
                <text:p>2.13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36.1">
                <text:p>136.1</text:p>
              </table:table-cell>
              <table:table-cell office:value-type="float" office:value="3430.558">
                <text:p>3430.558</text:p>
              </table:table-cell>
              <table:table-cell office:value-type="float" office:value="-68.658">
                <text:p>-68.658</text:p>
              </table:table-cell>
              <table:table-cell office:value-type="float" office:value="0.035">
                <text:p>0.035</text:p>
              </table:table-cell>
              <table:table-cell office:value-type="float" office:value="68.66">
                <text:p>68.66</text:p>
              </table:table-cell>
              <table:table-cell office:value-type="float" office:value="0.267">
                <text:p>0.267</text:p>
              </table:table-cell>
              <table:table-cell office:value-type="float" office:value="647.606">
                <text:p>647.606</text:p>
              </table:table-cell>
              <table:table-cell office:value-type="float" office:value="21.919">
                <text:p>21.919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6.6">
                <text:p>136.6</text:p>
              </table:table-cell>
              <table:table-cell office:value-type="float" office:value="3396.236">
                <text:p>3396.236</text:p>
              </table:table-cell>
              <table:table-cell office:value-type="float" office:value="-68.632">
                <text:p>-68.632</text:p>
              </table:table-cell>
              <table:table-cell office:value-type="float" office:value="0.053">
                <text:p>0.053</text:p>
              </table:table-cell>
              <table:table-cell office:value-type="float" office:value="68.632">
                <text:p>68.632</text:p>
              </table:table-cell>
              <table:table-cell office:value-type="float" office:value="0.179">
                <text:p>0.179</text:p>
              </table:table-cell>
              <table:table-cell office:value-type="float" office:value="636.668">
                <text:p>636.668</text:p>
              </table:table-cell>
              <table:table-cell office:value-type="float" office:value="21.834">
                <text:p>21.834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37.1">
                <text:p>137.1</text:p>
              </table:table-cell>
              <table:table-cell office:value-type="float" office:value="3361.93">
                <text:p>3361.93</text:p>
              </table:table-cell>
              <table:table-cell office:value-type="float" office:value="-68.59">
                <text:p>-68.59</text:p>
              </table:table-cell>
              <table:table-cell office:value-type="float" office:value="0.083">
                <text:p>0.083</text:p>
              </table:table-cell>
              <table:table-cell office:value-type="float" office:value="68.615">
                <text:p>68.615</text:p>
              </table:table-cell>
              <table:table-cell office:value-type="float" office:value="1.142">
                <text:p>1.142</text:p>
              </table:table-cell>
              <table:table-cell office:value-type="float" office:value="625.893">
                <text:p>625.893</text:p>
              </table:table-cell>
              <table:table-cell office:value-type="float" office:value="21.264">
                <text:p>21.264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7.6">
                <text:p>137.6</text:p>
              </table:table-cell>
              <table:table-cell office:value-type="float" office:value="3327.644">
                <text:p>3327.644</text:p>
              </table:table-cell>
              <table:table-cell office:value-type="float" office:value="-68.552">
                <text:p>-68.552</text:p>
              </table:table-cell>
              <table:table-cell office:value-type="float" office:value="0.076">
                <text:p>0.076</text:p>
              </table:table-cell>
              <table:table-cell office:value-type="float" office:value="68.573">
                <text:p>68.573</text:p>
              </table:table-cell>
              <table:table-cell office:value-type="float" office:value="1.05">
                <text:p>1.05</text:p>
              </table:table-cell>
              <table:table-cell office:value-type="float" office:value="615.392">
                <text:p>615.392</text:p>
              </table:table-cell>
              <table:table-cell office:value-type="float" office:value="20.741">
                <text:p>20.741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8.1">
                <text:p>138.1</text:p>
              </table:table-cell>
              <table:table-cell office:value-type="float" office:value="3293.376">
                <text:p>3293.376</text:p>
              </table:table-cell>
              <table:table-cell office:value-type="float" office:value="-68.521">
                <text:p>-68.521</text:p>
              </table:table-cell>
              <table:table-cell office:value-type="float" office:value="0.062">
                <text:p>0.062</text:p>
              </table:table-cell>
              <table:table-cell office:value-type="float" office:value="68.526">
                <text:p>68.526</text:p>
              </table:table-cell>
              <table:table-cell office:value-type="float" office:value="0.502">
                <text:p>0.502</text:p>
              </table:table-cell>
              <table:table-cell office:value-type="float" office:value="605.084">
                <text:p>605.084</text:p>
              </table:table-cell>
              <table:table-cell office:value-type="float" office:value="20.492">
                <text:p>20.492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8.6">
                <text:p>138.6</text:p>
              </table:table-cell>
              <table:table-cell office:value-type="float" office:value="3259.13">
                <text:p>3259.13</text:p>
              </table:table-cell>
              <table:table-cell office:value-type="float" office:value="-68.461">
                <text:p>-68.461</text:p>
              </table:table-cell>
              <table:table-cell office:value-type="float" office:value="0.121">
                <text:p>0.121</text:p>
              </table:table-cell>
              <table:table-cell office:value-type="float" office:value="68.532">
                <text:p>68.532</text:p>
              </table:table-cell>
              <table:table-cell office:value-type="float" office:value="1.919">
                <text:p>1.919</text:p>
              </table:table-cell>
              <table:table-cell office:value-type="float" office:value="594.599">
                <text:p>594.599</text:p>
              </table:table-cell>
              <table:table-cell office:value-type="float" office:value="21.449">
                <text:p>21.449</text:p>
              </table:table-cell>
              <table:table-cell office:value-type="float" office:value="1.915">
                <text:p>1.9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39.1">
                <text:p>139.1</text:p>
              </table:table-cell>
              <table:table-cell office:value-type="float" office:value="3224.92">
                <text:p>3224.92</text:p>
              </table:table-cell>
              <table:table-cell office:value-type="float" office:value="-68.381">
                <text:p>-68.381</text:p>
              </table:table-cell>
              <table:table-cell office:value-type="float" office:value="0.16">
                <text:p>0.16</text:p>
              </table:table-cell>
              <table:table-cell office:value-type="float" office:value="68.529">
                <text:p>68.529</text:p>
              </table:table-cell>
              <table:table-cell office:value-type="float" office:value="2.769">
                <text:p>2.769</text:p>
              </table:table-cell>
              <table:table-cell office:value-type="float" office:value="583.529">
                <text:p>583.529</text:p>
              </table:table-cell>
              <table:table-cell office:value-type="float" office:value="22.832">
                <text:p>22.832</text:p>
              </table:table-cell>
              <table:table-cell office:value-type="float" office:value="2.765">
                <text:p>2.76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9.6">
                <text:p>139.6</text:p>
              </table:table-cell>
              <table:table-cell office:value-type="float" office:value="3190.736">
                <text:p>3190.736</text:p>
              </table:table-cell>
              <table:table-cell office:value-type="float" office:value="-68.354">
                <text:p>-68.354</text:p>
              </table:table-cell>
              <table:table-cell office:value-type="float" office:value="0.052">
                <text:p>0.052</text:p>
              </table:table-cell>
              <table:table-cell office:value-type="float" office:value="68.418">
                <text:p>68.418</text:p>
              </table:table-cell>
              <table:table-cell office:value-type="float" office:value="1.803">
                <text:p>1.803</text:p>
              </table:table-cell>
              <table:table-cell office:value-type="float" office:value="571.888">
                <text:p>571.888</text:p>
              </table:table-cell>
              <table:table-cell office:value-type="float" office:value="23.733">
                <text:p>23.733</text:p>
              </table:table-cell>
              <table:table-cell office:value-type="float" office:value="1.802">
                <text:p>1.8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40.1">
                <text:p>140.1</text:p>
              </table:table-cell>
              <table:table-cell office:value-type="float" office:value="3156.561">
                <text:p>3156.561</text:p>
              </table:table-cell>
              <table:table-cell office:value-type="float" office:value="-68.348">
                <text:p>-68.348</text:p>
              </table:table-cell>
              <table:table-cell office:value-type="float" office:value="0.013">
                <text:p>0.013</text:p>
              </table:table-cell>
              <table:table-cell office:value-type="float" office:value="68.35">
                <text:p>68.35</text:p>
              </table:table-cell>
              <table:table-cell office:value-type="float" office:value="0.317">
                <text:p>0.317</text:p>
              </table:table-cell>
              <table:table-cell office:value-type="float" office:value="559.982">
                <text:p>559.982</text:p>
              </table:table-cell>
              <table:table-cell office:value-type="float" office:value="23.891">
                <text:p>23.891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40.6">
                <text:p>140.6</text:p>
              </table:table-cell>
              <table:table-cell office:value-type="float" office:value="3122.394">
                <text:p>3122.394</text:p>
              </table:table-cell>
              <table:table-cell office:value-type="float" office:value="-68.317">
                <text:p>-68.317</text:p>
              </table:table-cell>
              <table:table-cell office:value-type="float" office:value="0.062">
                <text:p>0.062</text:p>
              </table:table-cell>
              <table:table-cell office:value-type="float" office:value="68.344">
                <text:p>68.344</text:p>
              </table:table-cell>
              <table:table-cell office:value-type="float" office:value="1.177">
                <text:p>1.177</text:p>
              </table:table-cell>
              <table:table-cell office:value-type="float" office:value="547.89">
                <text:p>547.89</text:p>
              </table:table-cell>
              <table:table-cell office:value-type="float" office:value="24.479">
                <text:p>24.479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1.1">
                <text:p>141.1</text:p>
              </table:table-cell>
              <table:table-cell office:value-type="float" office:value="3088.241">
                <text:p>3088.241</text:p>
              </table:table-cell>
              <table:table-cell office:value-type="float" office:value="-68.294">
                <text:p>-68.294</text:p>
              </table:table-cell>
              <table:table-cell office:value-type="float" office:value="0.045">
                <text:p>0.045</text:p>
              </table:table-cell>
              <table:table-cell office:value-type="float" office:value="68.295">
                <text:p>68.295</text:p>
              </table:table-cell>
              <table:table-cell office:value-type="float" office:value="0.089">
                <text:p>0.089</text:p>
              </table:table-cell>
              <table:table-cell office:value-type="float" office:value="535.66">
                <text:p>535.66</text:p>
              </table:table-cell>
              <table:table-cell office:value-type="float" office:value="24.441">
                <text:p>24.44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1.6">
                <text:p>141.6</text:p>
              </table:table-cell>
              <table:table-cell office:value-type="float" office:value="3054.102">
                <text:p>3054.102</text:p>
              </table:table-cell>
              <table:table-cell office:value-type="float" office:value="-68.265">
                <text:p>-68.265</text:p>
              </table:table-cell>
              <table:table-cell office:value-type="float" office:value="0.06">
                <text:p>0.06</text:p>
              </table:table-cell>
              <table:table-cell office:value-type="float" office:value="68.266">
                <text:p>68.266</text:p>
              </table:table-cell>
              <table:table-cell office:value-type="float" office:value="0.305">
                <text:p>0.305</text:p>
              </table:table-cell>
              <table:table-cell office:value-type="float" office:value="523.477">
                <text:p>523.477</text:p>
              </table:table-cell>
              <table:table-cell office:value-type="float" office:value="24.291">
                <text:p>24.291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42.1">
                <text:p>142.1</text:p>
              </table:table-cell>
              <table:table-cell office:value-type="float" office:value="3019.979">
                <text:p>3019.979</text:p>
              </table:table-cell>
              <table:table-cell office:value-type="float" office:value="-68.226">
                <text:p>-68.226</text:p>
              </table:table-cell>
              <table:table-cell office:value-type="float" office:value="0.077">
                <text:p>0.077</text:p>
              </table:table-cell>
              <table:table-cell office:value-type="float" office:value="68.241">
                <text:p>68.241</text:p>
              </table:table-cell>
              <table:table-cell office:value-type="float" office:value="0.904">
                <text:p>0.904</text:p>
              </table:table-cell>
              <table:table-cell office:value-type="float" office:value="511.444">
                <text:p>511.444</text:p>
              </table:table-cell>
              <table:table-cell office:value-type="float" office:value="23.841">
                <text:p>23.841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2.6">
                <text:p>142.6</text:p>
              </table:table-cell>
              <table:table-cell office:value-type="float" office:value="2985.875">
                <text:p>2985.875</text:p>
              </table:table-cell>
              <table:table-cell office:value-type="float" office:value="-68.188">
                <text:p>-68.188</text:p>
              </table:table-cell>
              <table:table-cell office:value-type="float" office:value="0.076">
                <text:p>0.076</text:p>
              </table:table-cell>
              <table:table-cell office:value-type="float" office:value="68.205">
                <text:p>68.205</text:p>
              </table:table-cell>
              <table:table-cell office:value-type="float" office:value="0.935">
                <text:p>0.935</text:p>
              </table:table-cell>
              <table:table-cell office:value-type="float" office:value="499.64">
                <text:p>499.64</text:p>
              </table:table-cell>
              <table:table-cell office:value-type="float" office:value="23.375">
                <text:p>23.375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43.1">
                <text:p>143.1</text:p>
              </table:table-cell>
              <table:table-cell office:value-type="float" office:value="2951.791">
                <text:p>2951.791</text:p>
              </table:table-cell>
              <table:table-cell office:value-type="float" office:value="-68.151">
                <text:p>-68.151</text:p>
              </table:table-cell>
              <table:table-cell office:value-type="float" office:value="0.075">
                <text:p>0.075</text:p>
              </table:table-cell>
              <table:table-cell office:value-type="float" office:value="68.168">
                <text:p>68.168</text:p>
              </table:table-cell>
              <table:table-cell office:value-type="float" office:value="0.965">
                <text:p>0.965</text:p>
              </table:table-cell>
              <table:table-cell office:value-type="float" office:value="488.073">
                <text:p>488.073</text:p>
              </table:table-cell>
              <table:table-cell office:value-type="float" office:value="22.894">
                <text:p>22.894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43.6">
                <text:p>143.6</text:p>
              </table:table-cell>
              <table:table-cell office:value-type="float" office:value="2917.725">
                <text:p>2917.725</text:p>
              </table:table-cell>
              <table:table-cell office:value-type="float" office:value="-68.113">
                <text:p>-68.113</text:p>
              </table:table-cell>
              <table:table-cell office:value-type="float" office:value="0.076">
                <text:p>0.076</text:p>
              </table:table-cell>
              <table:table-cell office:value-type="float" office:value="68.133">
                <text:p>68.133</text:p>
              </table:table-cell>
              <table:table-cell office:value-type="float" office:value="1.052">
                <text:p>1.052</text:p>
              </table:table-cell>
              <table:table-cell office:value-type="float" office:value="476.758">
                <text:p>476.758</text:p>
              </table:table-cell>
              <table:table-cell office:value-type="float" office:value="22.369">
                <text:p>22.36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44.1">
                <text:p>144.1</text:p>
              </table:table-cell>
              <table:table-cell office:value-type="float" office:value="2883.677">
                <text:p>2883.677</text:p>
              </table:table-cell>
              <table:table-cell office:value-type="float" office:value="-68.077">
                <text:p>-68.077</text:p>
              </table:table-cell>
              <table:table-cell office:value-type="float" office:value="0.071">
                <text:p>0.071</text:p>
              </table:table-cell>
              <table:table-cell office:value-type="float" office:value="68.094">
                <text:p>68.094</text:p>
              </table:table-cell>
              <table:table-cell office:value-type="float" office:value="0.96">
                <text:p>0.96</text:p>
              </table:table-cell>
              <table:table-cell office:value-type="float" office:value="465.693">
                <text:p>465.693</text:p>
              </table:table-cell>
              <table:table-cell office:value-type="float" office:value="21.89">
                <text:p>21.89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4.6">
                <text:p>144.6</text:p>
              </table:table-cell>
              <table:table-cell office:value-type="float" office:value="2849.646">
                <text:p>2849.646</text:p>
              </table:table-cell>
              <table:table-cell office:value-type="float" office:value="-68.047">
                <text:p>-68.047</text:p>
              </table:table-cell>
              <table:table-cell office:value-type="float" office:value="0.059">
                <text:p>0.059</text:p>
              </table:table-cell>
              <table:table-cell office:value-type="float" office:value="68.049">
                <text:p>68.049</text:p>
              </table:table-cell>
              <table:table-cell office:value-type="float" office:value="0.272">
                <text:p>0.272</text:p>
              </table:table-cell>
              <table:table-cell office:value-type="float" office:value="454.715">
                <text:p>454.715</text:p>
              </table:table-cell>
              <table:table-cell office:value-type="float" office:value="22.023">
                <text:p>22.023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45.1">
                <text:p>145.1</text:p>
              </table:table-cell>
              <table:table-cell office:value-type="float" office:value="2815.631">
                <text:p>2815.631</text:p>
              </table:table-cell>
              <table:table-cell office:value-type="float" office:value="-68.013">
                <text:p>-68.013</text:p>
              </table:table-cell>
              <table:table-cell office:value-type="float" office:value="0.07">
                <text:p>0.07</text:p>
              </table:table-cell>
              <table:table-cell office:value-type="float" office:value="68.02">
                <text:p>68.02</text:p>
              </table:table-cell>
              <table:table-cell office:value-type="float" office:value="0.629">
                <text:p>0.629</text:p>
              </table:table-cell>
              <table:table-cell office:value-type="float" office:value="443.625">
                <text:p>443.625</text:p>
              </table:table-cell>
              <table:table-cell office:value-type="float" office:value="22.336">
                <text:p>22.33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45.6">
                <text:p>145.6</text:p>
              </table:table-cell>
              <table:table-cell office:value-type="float" office:value="2781.633">
                <text:p>2781.633</text:p>
              </table:table-cell>
              <table:table-cell office:value-type="float" office:value="-67.979">
                <text:p>-67.979</text:p>
              </table:table-cell>
              <table:table-cell office:value-type="float" office:value="0.067">
                <text:p>0.067</text:p>
              </table:table-cell>
              <table:table-cell office:value-type="float" office:value="67.982">
                <text:p>67.982</text:p>
              </table:table-cell>
              <table:table-cell office:value-type="float" office:value="0.358">
                <text:p>0.358</text:p>
              </table:table-cell>
              <table:table-cell office:value-type="float" office:value="432.414">
                <text:p>432.414</text:p>
              </table:table-cell>
              <table:table-cell office:value-type="float" office:value="22.511">
                <text:p>22.511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46.1">
                <text:p>146.1</text:p>
              </table:table-cell>
              <table:table-cell office:value-type="float" office:value="2747.655">
                <text:p>2747.655</text:p>
              </table:table-cell>
              <table:table-cell office:value-type="float" office:value="-67.935">
                <text:p>-67.935</text:p>
              </table:table-cell>
              <table:table-cell office:value-type="float" office:value="0.089">
                <text:p>0.089</text:p>
              </table:table-cell>
              <table:table-cell office:value-type="float" office:value="67.962">
                <text:p>67.962</text:p>
              </table:table-cell>
              <table:table-cell office:value-type="float" office:value="1.196">
                <text:p>1.196</text:p>
              </table:table-cell>
              <table:table-cell office:value-type="float" office:value="421.009">
                <text:p>421.009</text:p>
              </table:table-cell>
              <table:table-cell office:value-type="float" office:value="23.107">
                <text:p>23.107</text:p>
              </table:table-cell>
              <table:table-cell office:value-type="float" office:value="1.192">
                <text:p>1.19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46.6">
                <text:p>146.6</text:p>
              </table:table-cell>
              <table:table-cell office:value-type="float" office:value="2713.697">
                <text:p>2713.697</text:p>
              </table:table-cell>
              <table:table-cell office:value-type="float" office:value="-67.898">
                <text:p>-67.898</text:p>
              </table:table-cell>
              <table:table-cell office:value-type="float" office:value="0.072">
                <text:p>0.072</text:p>
              </table:table-cell>
              <table:table-cell office:value-type="float" office:value="67.916">
                <text:p>67.916</text:p>
              </table:table-cell>
              <table:table-cell office:value-type="float" office:value="0.965">
                <text:p>0.965</text:p>
              </table:table-cell>
              <table:table-cell office:value-type="float" office:value="409.576">
                <text:p>409.576</text:p>
              </table:table-cell>
              <table:table-cell office:value-type="float" office:value="22.626">
                <text:p>22.626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47.1">
                <text:p>147.1</text:p>
              </table:table-cell>
              <table:table-cell office:value-type="float" office:value="2679.757">
                <text:p>2679.757</text:p>
              </table:table-cell>
              <table:table-cell office:value-type="float" office:value="-67.858">
                <text:p>-67.858</text:p>
              </table:table-cell>
              <table:table-cell office:value-type="float" office:value="0.081">
                <text:p>0.081</text:p>
              </table:table-cell>
              <table:table-cell office:value-type="float" office:value="67.887">
                <text:p>67.887</text:p>
              </table:table-cell>
              <table:table-cell office:value-type="float" office:value="1.236">
                <text:p>1.236</text:p>
              </table:table-cell>
              <table:table-cell office:value-type="float" office:value="398.417">
                <text:p>398.417</text:p>
              </table:table-cell>
              <table:table-cell office:value-type="float" office:value="22.009">
                <text:p>22.009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47.6">
                <text:p>147.6</text:p>
              </table:table-cell>
              <table:table-cell office:value-type="float" office:value="2645.837">
                <text:p>2645.837</text:p>
              </table:table-cell>
              <table:table-cell office:value-type="float" office:value="-67.822">
                <text:p>-67.822</text:p>
              </table:table-cell>
              <table:table-cell office:value-type="float" office:value="0.071">
                <text:p>0.071</text:p>
              </table:table-cell>
              <table:table-cell office:value-type="float" office:value="67.845">
                <text:p>67.845</text:p>
              </table:table-cell>
              <table:table-cell office:value-type="float" office:value="1.105">
                <text:p>1.105</text:p>
              </table:table-cell>
              <table:table-cell office:value-type="float" office:value="387.551">
                <text:p>387.551</text:p>
              </table:table-cell>
              <table:table-cell office:value-type="float" office:value="21.458">
                <text:p>21.458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48.1">
                <text:p>148.1</text:p>
              </table:table-cell>
              <table:table-cell office:value-type="float" office:value="2611.933">
                <text:p>2611.933</text:p>
              </table:table-cell>
              <table:table-cell office:value-type="float" office:value="-67.795">
                <text:p>-67.795</text:p>
              </table:table-cell>
              <table:table-cell office:value-type="float" office:value="0.055">
                <text:p>0.055</text:p>
              </table:table-cell>
              <table:table-cell office:value-type="float" office:value="67.798">
                <text:p>67.798</text:p>
              </table:table-cell>
              <table:table-cell office:value-type="float" office:value="0.382">
                <text:p>0.382</text:p>
              </table:table-cell>
              <table:table-cell office:value-type="float" office:value="376.775">
                <text:p>376.775</text:p>
              </table:table-cell>
              <table:table-cell office:value-type="float" office:value="21.647">
                <text:p>21.647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8.6">
                <text:p>148.6</text:p>
              </table:table-cell>
              <table:table-cell office:value-type="float" office:value="2578.043">
                <text:p>2578.043</text:p>
              </table:table-cell>
              <table:table-cell office:value-type="float" office:value="-67.765">
                <text:p>-67.765</text:p>
              </table:table-cell>
              <table:table-cell office:value-type="float" office:value="0.06">
                <text:p>0.06</text:p>
              </table:table-cell>
              <table:table-cell office:value-type="float" office:value="67.765">
                <text:p>67.765</text:p>
              </table:table-cell>
              <table:table-cell office:value-type="float" office:value="0.184">
                <text:p>0.184</text:p>
              </table:table-cell>
              <table:table-cell office:value-type="float" office:value="365.974">
                <text:p>365.974</text:p>
              </table:table-cell>
              <table:table-cell office:value-type="float" office:value="21.56">
                <text:p>21.5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9.1">
                <text:p>149.1</text:p>
              </table:table-cell>
              <table:table-cell office:value-type="float" office:value="2544.174">
                <text:p>2544.174</text:p>
              </table:table-cell>
              <table:table-cell office:value-type="float" office:value="-67.712">
                <text:p>-67.712</text:p>
              </table:table-cell>
              <table:table-cell office:value-type="float" office:value="0.106">
                <text:p>0.106</text:p>
              </table:table-cell>
              <table:table-cell office:value-type="float" office:value="67.763">
                <text:p>67.763</text:p>
              </table:table-cell>
              <table:table-cell office:value-type="float" office:value="1.653">
                <text:p>1.653</text:p>
              </table:table-cell>
              <table:table-cell office:value-type="float" office:value="355.4">
                <text:p>355.4</text:p>
              </table:table-cell>
              <table:table-cell office:value-type="float" office:value="20.735">
                <text:p>20.73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49.6">
                <text:p>149.6</text:p>
              </table:table-cell>
              <table:table-cell office:value-type="float" office:value="2510.324">
                <text:p>2510.324</text:p>
              </table:table-cell>
              <table:table-cell office:value-type="float" office:value="-67.686">
                <text:p>-67.686</text:p>
              </table:table-cell>
              <table:table-cell office:value-type="float" office:value="0.051">
                <text:p>0.051</text:p>
              </table:table-cell>
              <table:table-cell office:value-type="float" office:value="67.691">
                <text:p>67.691</text:p>
              </table:table-cell>
              <table:table-cell office:value-type="float" office:value="0.512">
                <text:p>0.512</text:p>
              </table:table-cell>
              <table:table-cell office:value-type="float" office:value="345.097">
                <text:p>345.097</text:p>
              </table:table-cell>
              <table:table-cell office:value-type="float" office:value="20.48">
                <text:p>20.48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0.1">
                <text:p>150.1</text:p>
              </table:table-cell>
              <table:table-cell office:value-type="float" office:value="2476.489">
                <text:p>2476.489</text:p>
              </table:table-cell>
              <table:table-cell office:value-type="float" office:value="-67.657">
                <text:p>-67.657</text:p>
              </table:table-cell>
              <table:table-cell office:value-type="float" office:value="0.058">
                <text:p>0.058</text:p>
              </table:table-cell>
              <table:table-cell office:value-type="float" office:value="67.66">
                <text:p>67.66</text:p>
              </table:table-cell>
              <table:table-cell office:value-type="float" office:value="0.356">
                <text:p>0.356</text:p>
              </table:table-cell>
              <table:table-cell office:value-type="float" office:value="334.813">
                <text:p>334.813</text:p>
              </table:table-cell>
              <table:table-cell office:value-type="float" office:value="20.656">
                <text:p>20.656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0.6">
                <text:p>150.6</text:p>
              </table:table-cell>
              <table:table-cell office:value-type="float" office:value="2442.671">
                <text:p>2442.671</text:p>
              </table:table-cell>
              <table:table-cell office:value-type="float" office:value="-67.614">
                <text:p>-67.614</text:p>
              </table:table-cell>
              <table:table-cell office:value-type="float" office:value="0.086">
                <text:p>0.086</text:p>
              </table:table-cell>
              <table:table-cell office:value-type="float" office:value="67.643">
                <text:p>67.643</text:p>
              </table:table-cell>
              <table:table-cell office:value-type="float" office:value="1.253">
                <text:p>1.253</text:p>
              </table:table-cell>
              <table:table-cell office:value-type="float" office:value="324.642">
                <text:p>324.642</text:p>
              </table:table-cell>
              <table:table-cell office:value-type="float" office:value="20.031">
                <text:p>20.03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1.1">
                <text:p>151.1</text:p>
              </table:table-cell>
              <table:table-cell office:value-type="float" office:value="2408.871">
                <text:p>2408.871</text:p>
              </table:table-cell>
              <table:table-cell office:value-type="float" office:value="-67.586">
                <text:p>-67.586</text:p>
              </table:table-cell>
              <table:table-cell office:value-type="float" office:value="0.056">
                <text:p>0.056</text:p>
              </table:table-cell>
              <table:table-cell office:value-type="float" office:value="67.589">
                <text:p>67.589</text:p>
              </table:table-cell>
              <table:table-cell office:value-type="float" office:value="0.356">
                <text:p>0.356</text:p>
              </table:table-cell>
              <table:table-cell office:value-type="float" office:value="314.583">
                <text:p>314.583</text:p>
              </table:table-cell>
              <table:table-cell office:value-type="float" office:value="20.207">
                <text:p>20.207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1.6">
                <text:p>151.6</text:p>
              </table:table-cell>
              <table:table-cell office:value-type="float" office:value="2375.085">
                <text:p>2375.085</text:p>
              </table:table-cell>
              <table:table-cell office:value-type="float" office:value="-67.554">
                <text:p>-67.554</text:p>
              </table:table-cell>
              <table:table-cell office:value-type="float" office:value="0.064">
                <text:p>0.064</text:p>
              </table:table-cell>
              <table:table-cell office:value-type="float" office:value="67.559">
                <text:p>67.559</text:p>
              </table:table-cell>
              <table:table-cell office:value-type="float" office:value="0.501">
                <text:p>0.501</text:p>
              </table:table-cell>
              <table:table-cell office:value-type="float" office:value="304.542">
                <text:p>304.542</text:p>
              </table:table-cell>
              <table:table-cell office:value-type="float" office:value="19.958">
                <text:p>19.958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2.1">
                <text:p>152.1</text:p>
              </table:table-cell>
              <table:table-cell office:value-type="float" office:value="2341.317">
                <text:p>2341.317</text:p>
              </table:table-cell>
              <table:table-cell office:value-type="float" office:value="-67.521">
                <text:p>-67.521</text:p>
              </table:table-cell>
              <table:table-cell office:value-type="float" office:value="0.068">
                <text:p>0.068</text:p>
              </table:table-cell>
              <table:table-cell office:value-type="float" office:value="67.527">
                <text:p>67.527</text:p>
              </table:table-cell>
              <table:table-cell office:value-type="float" office:value="0.562">
                <text:p>0.562</text:p>
              </table:table-cell>
              <table:table-cell office:value-type="float" office:value="294.494">
                <text:p>294.494</text:p>
              </table:table-cell>
              <table:table-cell office:value-type="float" office:value="20.237">
                <text:p>20.237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52.6">
                <text:p>152.6</text:p>
              </table:table-cell>
              <table:table-cell office:value-type="float" office:value="2307.564">
                <text:p>2307.564</text:p>
              </table:table-cell>
              <table:table-cell office:value-type="float" office:value="-67.489">
                <text:p>-67.489</text:p>
              </table:table-cell>
              <table:table-cell office:value-type="float" office:value="0.064">
                <text:p>0.064</text:p>
              </table:table-cell>
              <table:table-cell office:value-type="float" office:value="67.489">
                <text:p>67.489</text:p>
              </table:table-cell>
              <table:table-cell office:value-type="float" office:value="0.206">
                <text:p>0.206</text:p>
              </table:table-cell>
              <table:table-cell office:value-type="float" office:value="284.4">
                <text:p>284.4</text:p>
              </table:table-cell>
              <table:table-cell office:value-type="float" office:value="20.139">
                <text:p>20.13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3.1">
                <text:p>153.1</text:p>
              </table:table-cell>
              <table:table-cell office:value-type="float" office:value="2273.83">
                <text:p>2273.83</text:p>
              </table:table-cell>
              <table:table-cell office:value-type="float" office:value="-67.448">
                <text:p>-67.448</text:p>
              </table:table-cell>
              <table:table-cell office:value-type="float" office:value="0.081">
                <text:p>0.081</text:p>
              </table:table-cell>
              <table:table-cell office:value-type="float" office:value="67.467">
                <text:p>67.467</text:p>
              </table:table-cell>
              <table:table-cell office:value-type="float" office:value="0.985">
                <text:p>0.985</text:p>
              </table:table-cell>
              <table:table-cell office:value-type="float" office:value="274.208">
                <text:p>274.208</text:p>
              </table:table-cell>
              <table:table-cell office:value-type="float" office:value="20.63">
                <text:p>20.63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3.6">
                <text:p>153.6</text:p>
              </table:table-cell>
              <table:table-cell office:value-type="float" office:value="2240.124">
                <text:p>2240.124</text:p>
              </table:table-cell>
              <table:table-cell office:value-type="float" office:value="-67.375">
                <text:p>-67.375</text:p>
              </table:table-cell>
              <table:table-cell office:value-type="float" office:value="0.145">
                <text:p>0.145</text:p>
              </table:table-cell>
              <table:table-cell office:value-type="float" office:value="67.479">
                <text:p>67.479</text:p>
              </table:table-cell>
              <table:table-cell office:value-type="float" office:value="2.349">
                <text:p>2.349</text:p>
              </table:table-cell>
              <table:table-cell office:value-type="float" office:value="263.6">
                <text:p>263.6</text:p>
              </table:table-cell>
              <table:table-cell office:value-type="float" office:value="21.802">
                <text:p>21.802</text:p>
              </table:table-cell>
              <table:table-cell office:value-type="float" office:value="2.344">
                <text:p>2.3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4.1">
                <text:p>154.1</text:p>
              </table:table-cell>
              <table:table-cell office:value-type="float" office:value="2206.443">
                <text:p>2206.443</text:p>
              </table:table-cell>
              <table:table-cell office:value-type="float" office:value="-67.351">
                <text:p>-67.351</text:p>
              </table:table-cell>
              <table:table-cell office:value-type="float" office:value="0.049">
                <text:p>0.049</text:p>
              </table:table-cell>
              <table:table-cell office:value-type="float" office:value="67.383">
                <text:p>67.383</text:p>
              </table:table-cell>
              <table:table-cell office:value-type="float" office:value="1.289">
                <text:p>1.289</text:p>
              </table:table-cell>
              <table:table-cell office:value-type="float" office:value="252.539">
                <text:p>252.539</text:p>
              </table:table-cell>
              <table:table-cell office:value-type="float" office:value="22.446">
                <text:p>22.446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4.6">
                <text:p>154.6</text:p>
              </table:table-cell>
              <table:table-cell office:value-type="float" office:value="2172.794">
                <text:p>2172.794</text:p>
              </table:table-cell>
              <table:table-cell office:value-type="float" office:value="-67.245">
                <text:p>-67.245</text:p>
              </table:table-cell>
              <table:table-cell office:value-type="float" office:value="0.211">
                <text:p>0.211</text:p>
              </table:table-cell>
              <table:table-cell office:value-type="float" office:value="67.463">
                <text:p>67.463</text:p>
              </table:table-cell>
              <table:table-cell office:value-type="float" office:value="3.414">
                <text:p>3.414</text:p>
              </table:table-cell>
              <table:table-cell office:value-type="float" office:value="240.89">
                <text:p>240.89</text:p>
              </table:table-cell>
              <table:table-cell office:value-type="float" office:value="24.15">
                <text:p>24.15</text:p>
              </table:table-cell>
              <table:table-cell office:value-type="float" office:value="3.408">
                <text:p>3.4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5.1">
                <text:p>155.1</text:p>
              </table:table-cell>
              <table:table-cell office:value-type="float" office:value="2139.168">
                <text:p>2139.168</text:p>
              </table:table-cell>
              <table:table-cell office:value-type="float" office:value="-67.26">
                <text:p>-67.26</text:p>
              </table:table-cell>
              <table:table-cell office:value-type="float" office:value="-0.03">
                <text:p>-0.03</text:p>
              </table:table-cell>
              <table:table-cell office:value-type="float" office:value="67.267">
                <text:p>67.267</text:p>
              </table:table-cell>
              <table:table-cell office:value-type="float" office:value="0.589">
                <text:p>0.589</text:p>
              </table:table-cell>
              <table:table-cell office:value-type="float" office:value="228.743">
                <text:p>228.743</text:p>
              </table:table-cell>
              <table:table-cell office:value-type="float" office:value="24.444">
                <text:p>24.444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5.6">
                <text:p>155.6</text:p>
              </table:table-cell>
              <table:table-cell office:value-type="float" office:value="2105.54">
                <text:p>2105.54</text:p>
              </table:table-cell>
              <table:table-cell office:value-type="float" office:value="-67.251">
                <text:p>-67.251</text:p>
              </table:table-cell>
              <table:table-cell office:value-type="float" office:value="0.019">
                <text:p>0.019</text:p>
              </table:table-cell>
              <table:table-cell office:value-type="float" office:value="67.26">
                <text:p>67.26</text:p>
              </table:table-cell>
              <table:table-cell office:value-type="float" office:value="0.727">
                <text:p>0.727</text:p>
              </table:table-cell>
              <table:table-cell office:value-type="float" office:value="216.612">
                <text:p>216.612</text:p>
              </table:table-cell>
              <table:table-cell office:value-type="float" office:value="24.08">
                <text:p>24.08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6.1">
                <text:p>156.1</text:p>
              </table:table-cell>
              <table:table-cell office:value-type="float" office:value="2071.919">
                <text:p>2071.919</text:p>
              </table:table-cell>
              <table:table-cell office:value-type="float" office:value="-67.233">
                <text:p>-67.233</text:p>
              </table:table-cell>
              <table:table-cell office:value-type="float" office:value="0.035">
                <text:p>0.035</text:p>
              </table:table-cell>
              <table:table-cell office:value-type="float" office:value="67.234">
                <text:p>67.234</text:p>
              </table:table-cell>
              <table:table-cell office:value-type="float" office:value="0.197">
                <text:p>0.197</text:p>
              </table:table-cell>
              <table:table-cell office:value-type="float" office:value="204.597">
                <text:p>204.597</text:p>
              </table:table-cell>
              <table:table-cell office:value-type="float" office:value="23.984">
                <text:p>23.984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6.6">
                <text:p>156.6</text:p>
              </table:table-cell>
              <table:table-cell office:value-type="float" office:value="2038.31">
                <text:p>2038.31</text:p>
              </table:table-cell>
              <table:table-cell office:value-type="float" office:value="-67.204">
                <text:p>-67.204</text:p>
              </table:table-cell>
              <table:table-cell office:value-type="float" office:value="0.059">
                <text:p>0.059</text:p>
              </table:table-cell>
              <table:table-cell office:value-type="float" office:value="67.215">
                <text:p>67.215</text:p>
              </table:table-cell>
              <table:table-cell office:value-type="float" office:value="0.75">
                <text:p>0.75</text:p>
              </table:table-cell>
              <table:table-cell office:value-type="float" office:value="192.513">
                <text:p>192.513</text:p>
              </table:table-cell>
              <table:table-cell office:value-type="float" office:value="24.357">
                <text:p>24.357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7.1">
                <text:p>157.1</text:p>
              </table:table-cell>
              <table:table-cell office:value-type="float" office:value="2004.715">
                <text:p>2004.715</text:p>
              </table:table-cell>
              <table:table-cell office:value-type="float" office:value="-67.177">
                <text:p>-67.177</text:p>
              </table:table-cell>
              <table:table-cell office:value-type="float" office:value="0.054">
                <text:p>0.054</text:p>
              </table:table-cell>
              <table:table-cell office:value-type="float" office:value="67.177">
                <text:p>67.177</text:p>
              </table:table-cell>
              <table:table-cell office:value-type="float" office:value="0.085">
                <text:p>0.085</text:p>
              </table:table-cell>
              <table:table-cell office:value-type="float" office:value="180.328">
                <text:p>180.328</text:p>
              </table:table-cell>
              <table:table-cell office:value-type="float" office:value="24.39">
                <text:p>24.39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7.6">
                <text:p>157.6</text:p>
              </table:table-cell>
              <table:table-cell office:value-type="float" office:value="1971.135">
                <text:p>1971.135</text:p>
              </table:table-cell>
              <table:table-cell office:value-type="float" office:value="-67.142">
                <text:p>-67.142</text:p>
              </table:table-cell>
              <table:table-cell office:value-type="float" office:value="0.07">
                <text:p>0.07</text:p>
              </table:table-cell>
              <table:table-cell office:value-type="float" office:value="67.154">
                <text:p>67.154</text:p>
              </table:table-cell>
              <table:table-cell office:value-type="float" office:value="0.799">
                <text:p>0.799</text:p>
              </table:table-cell>
              <table:table-cell office:value-type="float" office:value="168.035">
                <text:p>168.035</text:p>
              </table:table-cell>
              <table:table-cell office:value-type="float" office:value="24.788">
                <text:p>24.788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8.1">
                <text:p>158.1</text:p>
              </table:table-cell>
              <table:table-cell office:value-type="float" office:value="1937.574">
                <text:p>1937.574</text:p>
              </table:table-cell>
              <table:table-cell office:value-type="float" office:value="-67.103">
                <text:p>-67.103</text:p>
              </table:table-cell>
              <table:table-cell office:value-type="float" office:value="0.078">
                <text:p>0.078</text:p>
              </table:table-cell>
              <table:table-cell office:value-type="float" office:value="67.125">
                <text:p>67.125</text:p>
              </table:table-cell>
              <table:table-cell office:value-type="float" office:value="1.113">
                <text:p>1.113</text:p>
              </table:table-cell>
              <table:table-cell office:value-type="float" office:value="155.781">
                <text:p>155.781</text:p>
              </table:table-cell>
              <table:table-cell office:value-type="float" office:value="24.233">
                <text:p>24.2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8.6">
                <text:p>158.6</text:p>
              </table:table-cell>
              <table:table-cell office:value-type="float" office:value="1904.034">
                <text:p>1904.034</text:p>
              </table:table-cell>
              <table:table-cell office:value-type="float" office:value="-67.057">
                <text:p>-67.057</text:p>
              </table:table-cell>
              <table:table-cell office:value-type="float" office:value="0.092">
                <text:p>0.092</text:p>
              </table:table-cell>
              <table:table-cell office:value-type="float" office:value="67.103">
                <text:p>67.103</text:p>
              </table:table-cell>
              <table:table-cell office:value-type="float" office:value="1.58">
                <text:p>1.58</text:p>
              </table:table-cell>
              <table:table-cell office:value-type="float" office:value="143.864">
                <text:p>143.864</text:p>
              </table:table-cell>
              <table:table-cell office:value-type="float" office:value="23.444">
                <text:p>23.444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9.1">
                <text:p>159.1</text:p>
              </table:table-cell>
              <table:table-cell office:value-type="float" office:value="1870.511">
                <text:p>1870.511</text:p>
              </table:table-cell>
              <table:table-cell office:value-type="float" office:value="-67.036">
                <text:p>-67.036</text:p>
              </table:table-cell>
              <table:table-cell office:value-type="float" office:value="0.042">
                <text:p>0.042</text:p>
              </table:table-cell>
              <table:table-cell office:value-type="float" office:value="67.036">
                <text:p>67.036</text:p>
              </table:table-cell>
              <table:table-cell office:value-type="float" office:value="0.162">
                <text:p>0.162</text:p>
              </table:table-cell>
              <table:table-cell office:value-type="float" office:value="132.163">
                <text:p>132.163</text:p>
              </table:table-cell>
              <table:table-cell office:value-type="float" office:value="23.366">
                <text:p>23.366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9.6">
                <text:p>159.6</text:p>
              </table:table-cell>
              <table:table-cell office:value-type="float" office:value="1837.001">
                <text:p>1837.001</text:p>
              </table:table-cell>
              <table:table-cell office:value-type="float" office:value="-67.003">
                <text:p>-67.003</text:p>
              </table:table-cell>
              <table:table-cell office:value-type="float" office:value="0.066">
                <text:p>0.066</text:p>
              </table:table-cell>
              <table:table-cell office:value-type="float" office:value="67.018">
                <text:p>67.018</text:p>
              </table:table-cell>
              <table:table-cell office:value-type="float" office:value="0.902">
                <text:p>0.902</text:p>
              </table:table-cell>
              <table:table-cell office:value-type="float" office:value="120.595">
                <text:p>120.595</text:p>
              </table:table-cell>
              <table:table-cell office:value-type="float" office:value="22.916">
                <text:p>22.9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0.1">
                <text:p>160.1</text:p>
              </table:table-cell>
              <table:table-cell office:value-type="float" office:value="1803.507">
                <text:p>1803.507</text:p>
              </table:table-cell>
              <table:table-cell office:value-type="float" office:value="-66.975">
                <text:p>-66.975</text:p>
              </table:table-cell>
              <table:table-cell office:value-type="float" office:value="0.056">
                <text:p>0.056</text:p>
              </table:table-cell>
              <table:table-cell office:value-type="float" office:value="66.975">
                <text:p>66.975</text:p>
              </table:table-cell>
              <table:table-cell office:value-type="float" office:value="0.095">
                <text:p>0.095</text:p>
              </table:table-cell>
              <table:table-cell office:value-type="float" office:value="109.131">
                <text:p>109.131</text:p>
              </table:table-cell>
              <table:table-cell office:value-type="float" office:value="22.955">
                <text:p>22.955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0.6">
                <text:p>160.6</text:p>
              </table:table-cell>
              <table:table-cell office:value-type="float" office:value="1770.029">
                <text:p>1770.029</text:p>
              </table:table-cell>
              <table:table-cell office:value-type="float" office:value="-66.938">
                <text:p>-66.938</text:p>
              </table:table-cell>
              <table:table-cell office:value-type="float" office:value="0.073">
                <text:p>0.073</text:p>
              </table:table-cell>
              <table:table-cell office:value-type="float" office:value="66.95">
                <text:p>66.95</text:p>
              </table:table-cell>
              <table:table-cell office:value-type="float" office:value="0.795">
                <text:p>0.795</text:p>
              </table:table-cell>
              <table:table-cell office:value-type="float" office:value="97.558">
                <text:p>97.558</text:p>
              </table:table-cell>
              <table:table-cell office:value-type="float" office:value="23.35">
                <text:p>23.35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1.1">
                <text:p>161.1</text:p>
              </table:table-cell>
              <table:table-cell office:value-type="float" office:value="1736.567">
                <text:p>1736.567</text:p>
              </table:table-cell>
              <table:table-cell office:value-type="float" office:value="-66.907">
                <text:p>-66.907</text:p>
              </table:table-cell>
              <table:table-cell office:value-type="float" office:value="0.064">
                <text:p>0.064</text:p>
              </table:table-cell>
              <table:table-cell office:value-type="float" office:value="66.909">
                <text:p>66.909</text:p>
              </table:table-cell>
              <table:table-cell office:value-type="float" office:value="0.375">
                <text:p>0.375</text:p>
              </table:table-cell>
              <table:table-cell office:value-type="float" office:value="85.934">
                <text:p>85.934</text:p>
              </table:table-cell>
              <table:table-cell office:value-type="float" office:value="23.166">
                <text:p>23.16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1.6">
                <text:p>161.6</text:p>
              </table:table-cell>
              <table:table-cell office:value-type="float" office:value="1703.125">
                <text:p>1703.125</text:p>
              </table:table-cell>
              <table:table-cell office:value-type="float" office:value="-66.861">
                <text:p>-66.861</text:p>
              </table:table-cell>
              <table:table-cell office:value-type="float" office:value="0.092">
                <text:p>0.092</text:p>
              </table:table-cell>
              <table:table-cell office:value-type="float" office:value="66.893">
                <text:p>66.893</text:p>
              </table:table-cell>
              <table:table-cell office:value-type="float" office:value="1.316">
                <text:p>1.316</text:p>
              </table:table-cell>
              <table:table-cell office:value-type="float" office:value="74.194">
                <text:p>74.194</text:p>
              </table:table-cell>
              <table:table-cell office:value-type="float" office:value="23.822">
                <text:p>23.822</text:p>
              </table:table-cell>
              <table:table-cell office:value-type="float" office:value="1.313">
                <text:p>1.3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2.1">
                <text:p>162.1</text:p>
              </table:table-cell>
              <table:table-cell office:value-type="float" office:value="1669.702">
                <text:p>1669.702</text:p>
              </table:table-cell>
              <table:table-cell office:value-type="float" office:value="-66.833">
                <text:p>-66.833</text:p>
              </table:table-cell>
              <table:table-cell office:value-type="float" office:value="0.056">
                <text:p>0.056</text:p>
              </table:table-cell>
              <table:table-cell office:value-type="float" office:value="66.835">
                <text:p>66.835</text:p>
              </table:table-cell>
              <table:table-cell office:value-type="float" office:value="0.33">
                <text:p>0.33</text:p>
              </table:table-cell>
              <table:table-cell office:value-type="float" office:value="62.332">
                <text:p>62.332</text:p>
              </table:table-cell>
              <table:table-cell office:value-type="float" office:value="23.659">
                <text:p>23.659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2.6">
                <text:p>162.6</text:p>
              </table:table-cell>
              <table:table-cell office:value-type="float" office:value="1636.295">
                <text:p>1636.295</text:p>
              </table:table-cell>
              <table:table-cell office:value-type="float" office:value="-66.798">
                <text:p>-66.798</text:p>
              </table:table-cell>
              <table:table-cell office:value-type="float" office:value="0.07">
                <text:p>0.07</text:p>
              </table:table-cell>
              <table:table-cell office:value-type="float" office:value="66.809">
                <text:p>66.809</text:p>
              </table:table-cell>
              <table:table-cell office:value-type="float" office:value="0.765">
                <text:p>0.765</text:p>
              </table:table-cell>
              <table:table-cell office:value-type="float" office:value="50.421">
                <text:p>50.421</text:p>
              </table:table-cell>
              <table:table-cell office:value-type="float" office:value="24.04">
                <text:p>24.04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3.1">
                <text:p>163.1</text:p>
              </table:table-cell>
              <table:table-cell office:value-type="float" office:value="1602.904">
                <text:p>1602.904</text:p>
              </table:table-cell>
              <table:table-cell office:value-type="float" office:value="-66.764">
                <text:p>-66.764</text:p>
              </table:table-cell>
              <table:table-cell office:value-type="float" office:value="0.067">
                <text:p>0.067</text:p>
              </table:table-cell>
              <table:table-cell office:value-type="float" office:value="66.772">
                <text:p>66.772</text:p>
              </table:table-cell>
              <table:table-cell office:value-type="float" office:value="0.623">
                <text:p>0.623</text:p>
              </table:table-cell>
              <table:table-cell office:value-type="float" office:value="38.345">
                <text:p>38.345</text:p>
              </table:table-cell>
              <table:table-cell office:value-type="float" office:value="24.35">
                <text:p>24.35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3.6">
                <text:p>163.6</text:p>
              </table:table-cell>
              <table:table-cell office:value-type="float" office:value="1569.532">
                <text:p>1569.532</text:p>
              </table:table-cell>
              <table:table-cell office:value-type="float" office:value="-66.725">
                <text:p>-66.725</text:p>
              </table:table-cell>
              <table:table-cell office:value-type="float" office:value="0.078">
                <text:p>0.078</text:p>
              </table:table-cell>
              <table:table-cell office:value-type="float" office:value="66.744">
                <text:p>66.744</text:p>
              </table:table-cell>
              <table:table-cell office:value-type="float" office:value="1.04">
                <text:p>1.04</text:p>
              </table:table-cell>
              <table:table-cell office:value-type="float" office:value="26.342">
                <text:p>26.342</text:p>
              </table:table-cell>
              <table:table-cell office:value-type="float" office:value="23.832">
                <text:p>23.832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4.1">
                <text:p>164.1</text:p>
              </table:table-cell>
              <table:table-cell office:value-type="float" office:value="1536.178">
                <text:p>1536.178</text:p>
              </table:table-cell>
              <table:table-cell office:value-type="float" office:value="-66.69">
                <text:p>-66.69</text:p>
              </table:table-cell>
              <table:table-cell office:value-type="float" office:value="0.069">
                <text:p>0.069</text:p>
              </table:table-cell>
              <table:table-cell office:value-type="float" office:value="66.704">
                <text:p>66.704</text:p>
              </table:table-cell>
              <table:table-cell office:value-type="float" office:value="0.865">
                <text:p>0.865</text:p>
              </table:table-cell>
              <table:table-cell office:value-type="float" office:value="14.643">
                <text:p>14.643</text:p>
              </table:table-cell>
              <table:table-cell office:value-type="float" office:value="23.4">
                <text:p>23.4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4.6">
                <text:p>164.6</text:p>
              </table:table-cell>
              <table:table-cell office:value-type="float" office:value="1502.84">
                <text:p>1502.84</text:p>
              </table:table-cell>
              <table:table-cell office:value-type="float" office:value="-66.661">
                <text:p>-66.661</text:p>
              </table:table-cell>
              <table:table-cell office:value-type="float" office:value="0.059">
                <text:p>0.059</text:p>
              </table:table-cell>
              <table:table-cell office:value-type="float" office:value="66.663">
                <text:p>66.663</text:p>
              </table:table-cell>
              <table:table-cell office:value-type="float" office:value="0.321">
                <text:p>0.321</text:p>
              </table:table-cell>
              <table:table-cell office:value-type="float" office:value="3.817">
                <text:p>3.817</text:p>
              </table:table-cell>
              <table:table-cell office:value-type="float" office:value="23.242">
                <text:p>23.24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5.1">
                <text:p>165.1</text:p>
              </table:table-cell>
              <table:table-cell office:value-type="float" office:value="1469.518">
                <text:p>1469.518</text:p>
              </table:table-cell>
              <table:table-cell office:value-type="float" office:value="-66.629">
                <text:p>-66.629</text:p>
              </table:table-cell>
              <table:table-cell office:value-type="float" office:value="0.063">
                <text:p>0.063</text:p>
              </table:table-cell>
              <table:table-cell office:value-type="float" office:value="66.63">
                <text:p>66.63</text:p>
              </table:table-cell>
              <table:table-cell office:value-type="float" office:value="0.226">
                <text:p>0.226</text:p>
              </table:table-cell>
              <table:table-cell office:value-type="float" office:value="9.297">
                <text:p>9.297</text:p>
              </table:table-cell>
              <table:table-cell office:value-type="float" office:value="23.35">
                <text:p>23.35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5.6">
                <text:p>165.6</text:p>
              </table:table-cell>
              <table:table-cell office:value-type="float" office:value="1436.211">
                <text:p>1436.211</text:p>
              </table:table-cell>
              <table:table-cell office:value-type="float" office:value="-66.595">
                <text:p>-66.595</text:p>
              </table:table-cell>
              <table:table-cell office:value-type="float" office:value="0.069">
                <text:p>0.069</text:p>
              </table:table-cell>
              <table:table-cell office:value-type="float" office:value="66.599">
                <text:p>66.599</text:p>
              </table:table-cell>
              <table:table-cell office:value-type="float" office:value="0.477">
                <text:p>0.477</text:p>
              </table:table-cell>
              <table:table-cell office:value-type="float" office:value="20.814">
                <text:p>20.814</text:p>
              </table:table-cell>
              <table:table-cell office:value-type="float" office:value="23.587">
                <text:p>23.587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6.1">
                <text:p>166.1</text:p>
              </table:table-cell>
              <table:table-cell office:value-type="float" office:value="1402.922">
                <text:p>1402.922</text:p>
              </table:table-cell>
              <table:table-cell office:value-type="float" office:value="-66.562">
                <text:p>-66.562</text:p>
              </table:table-cell>
              <table:table-cell office:value-type="float" office:value="0.067">
                <text:p>0.067</text:p>
              </table:table-cell>
              <table:table-cell office:value-type="float" office:value="66.564">
                <text:p>66.564</text:p>
              </table:table-cell>
              <table:table-cell office:value-type="float" office:value="0.309">
                <text:p>0.309</text:p>
              </table:table-cell>
              <table:table-cell office:value-type="float" office:value="32.583">
                <text:p>32.583</text:p>
              </table:table-cell>
              <table:table-cell office:value-type="float" office:value="23.738">
                <text:p>23.738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6.6">
                <text:p>166.6</text:p>
              </table:table-cell>
              <table:table-cell office:value-type="float" office:value="1369.651">
                <text:p>1369.651</text:p>
              </table:table-cell>
              <table:table-cell office:value-type="float" office:value="-66.525">
                <text:p>-66.525</text:p>
              </table:table-cell>
              <table:table-cell office:value-type="float" office:value="0.074">
                <text:p>0.074</text:p>
              </table:table-cell>
              <table:table-cell office:value-type="float" office:value="66.535">
                <text:p>66.535</text:p>
              </table:table-cell>
              <table:table-cell office:value-type="float" office:value="0.737">
                <text:p>0.737</text:p>
              </table:table-cell>
              <table:table-cell office:value-type="float" office:value="44.514">
                <text:p>44.514</text:p>
              </table:table-cell>
              <table:table-cell office:value-type="float" office:value="24.104">
                <text:p>24.104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7.1">
                <text:p>167.1</text:p>
              </table:table-cell>
              <table:table-cell office:value-type="float" office:value="1336.396">
                <text:p>1336.396</text:p>
              </table:table-cell>
              <table:table-cell office:value-type="float" office:value="-66.492">
                <text:p>-66.492</text:p>
              </table:table-cell>
              <table:table-cell office:value-type="float" office:value="0.065">
                <text:p>0.065</text:p>
              </table:table-cell>
              <table:table-cell office:value-type="float" office:value="66.494">
                <text:p>66.494</text:p>
              </table:table-cell>
              <table:table-cell office:value-type="float" office:value="0.34">
                <text:p>0.34</text:p>
              </table:table-cell>
              <table:table-cell office:value-type="float" office:value="56.508">
                <text:p>56.508</text:p>
              </table:table-cell>
              <table:table-cell office:value-type="float" office:value="23.937">
                <text:p>23.937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7.6">
                <text:p>167.6</text:p>
              </table:table-cell>
              <table:table-cell office:value-type="float" office:value="1303.159">
                <text:p>1303.159</text:p>
              </table:table-cell>
              <table:table-cell office:value-type="float" office:value="-66.458">
                <text:p>-66.458</text:p>
              </table:table-cell>
              <table:table-cell office:value-type="float" office:value="0.069">
                <text:p>0.069</text:p>
              </table:table-cell>
              <table:table-cell office:value-type="float" office:value="66.463">
                <text:p>66.463</text:p>
              </table:table-cell>
              <table:table-cell office:value-type="float" office:value="0.518">
                <text:p>0.518</text:p>
              </table:table-cell>
              <table:table-cell office:value-type="float" office:value="68.401">
                <text:p>68.401</text:p>
              </table:table-cell>
              <table:table-cell office:value-type="float" office:value="23.68">
                <text:p>23.68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8.1">
                <text:p>168.1</text:p>
              </table:table-cell>
              <table:table-cell office:value-type="float" office:value="1269.939">
                <text:p>1269.939</text:p>
              </table:table-cell>
              <table:table-cell office:value-type="float" office:value="-66.422">
                <text:p>-66.422</text:p>
              </table:table-cell>
              <table:table-cell office:value-type="float" office:value="0.073">
                <text:p>0.073</text:p>
              </table:table-cell>
              <table:table-cell office:value-type="float" office:value="66.432">
                <text:p>66.432</text:p>
              </table:table-cell>
              <table:table-cell office:value-type="float" office:value="0.733">
                <text:p>0.733</text:p>
              </table:table-cell>
              <table:table-cell office:value-type="float" office:value="80.325">
                <text:p>80.325</text:p>
              </table:table-cell>
              <table:table-cell office:value-type="float" office:value="24.045">
                <text:p>24.045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8.6">
                <text:p>168.6</text:p>
              </table:table-cell>
              <table:table-cell office:value-type="float" office:value="1236.74">
                <text:p>1236.74</text:p>
              </table:table-cell>
              <table:table-cell office:value-type="float" office:value="-66.373">
                <text:p>-66.373</text:p>
              </table:table-cell>
              <table:table-cell office:value-type="float" office:value="0.096">
                <text:p>0.096</text:p>
              </table:table-cell>
              <table:table-cell office:value-type="float" office:value="66.414">
                <text:p>66.414</text:p>
              </table:table-cell>
              <table:table-cell office:value-type="float" office:value="1.5">
                <text:p>1.5</text:p>
              </table:table-cell>
              <table:table-cell office:value-type="float" office:value="92.154">
                <text:p>92.154</text:p>
              </table:table-cell>
              <table:table-cell office:value-type="float" office:value="23.297">
                <text:p>23.297</text:p>
              </table:table-cell>
              <table:table-cell office:value-type="float" office:value="1.497">
                <text:p>1.49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9.1">
                <text:p>169.1</text:p>
              </table:table-cell>
              <table:table-cell office:value-type="float" office:value="1203.562">
                <text:p>1203.562</text:p>
              </table:table-cell>
              <table:table-cell office:value-type="float" office:value="-66.339">
                <text:p>-66.339</text:p>
              </table:table-cell>
              <table:table-cell office:value-type="float" office:value="0.07">
                <text:p>0.07</text:p>
              </table:table-cell>
              <table:table-cell office:value-type="float" office:value="66.364">
                <text:p>66.364</text:p>
              </table:table-cell>
              <table:table-cell office:value-type="float" office:value="1.192">
                <text:p>1.192</text:p>
              </table:table-cell>
              <table:table-cell office:value-type="float" office:value="103.65">
                <text:p>103.65</text:p>
              </table:table-cell>
              <table:table-cell office:value-type="float" office:value="22.702">
                <text:p>22.70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9.6">
                <text:p>169.6</text:p>
              </table:table-cell>
              <table:table-cell office:value-type="float" office:value="1170.41">
                <text:p>1170.41</text:p>
              </table:table-cell>
              <table:table-cell office:value-type="float" office:value="-66.272">
                <text:p>-66.272</text:p>
              </table:table-cell>
              <table:table-cell office:value-type="float" office:value="0.134">
                <text:p>0.134</text:p>
              </table:table-cell>
              <table:table-cell office:value-type="float" office:value="66.375">
                <text:p>66.375</text:p>
              </table:table-cell>
              <table:table-cell office:value-type="float" office:value="2.391">
                <text:p>2.391</text:p>
              </table:table-cell>
              <table:table-cell office:value-type="float" office:value="114.699">
                <text:p>114.699</text:p>
              </table:table-cell>
              <table:table-cell office:value-type="float" office:value="21.508">
                <text:p>21.508</text:p>
              </table:table-cell>
              <table:table-cell office:value-type="float" office:value="2.388">
                <text:p>2.3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0.1">
                <text:p>170.1</text:p>
              </table:table-cell>
              <table:table-cell office:value-type="float" office:value="1137.276">
                <text:p>1137.276</text:p>
              </table:table-cell>
              <table:table-cell office:value-type="float" office:value="-66.262">
                <text:p>-66.262</text:p>
              </table:table-cell>
              <table:table-cell office:value-type="float" office:value="0.019">
                <text:p>0.019</text:p>
              </table:table-cell>
              <table:table-cell office:value-type="float" office:value="66.268">
                <text:p>66.268</text:p>
              </table:table-cell>
              <table:table-cell office:value-type="float" office:value="0.559">
                <text:p>0.559</text:p>
              </table:table-cell>
              <table:table-cell office:value-type="float" office:value="125.381">
                <text:p>125.381</text:p>
              </table:table-cell>
              <table:table-cell office:value-type="float" office:value="21.229">
                <text:p>21.229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0.6">
                <text:p>170.6</text:p>
              </table:table-cell>
              <table:table-cell office:value-type="float" office:value="1104.15">
                <text:p>1104.15</text:p>
              </table:table-cell>
              <table:table-cell office:value-type="float" office:value="-66.243">
                <text:p>-66.243</text:p>
              </table:table-cell>
              <table:table-cell office:value-type="float" office:value="0.038">
                <text:p>0.038</text:p>
              </table:table-cell>
              <table:table-cell office:value-type="float" office:value="66.244">
                <text:p>66.244</text:p>
              </table:table-cell>
              <table:table-cell office:value-type="float" office:value="0.167">
                <text:p>0.167</text:p>
              </table:table-cell>
              <table:table-cell office:value-type="float" office:value="136.013">
                <text:p>136.013</text:p>
              </table:table-cell>
              <table:table-cell office:value-type="float" office:value="21.31">
                <text:p>21.31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1.1">
                <text:p>171.1</text:p>
              </table:table-cell>
              <table:table-cell office:value-type="float" office:value="1071.037">
                <text:p>1071.037</text:p>
              </table:table-cell>
              <table:table-cell office:value-type="float" office:value="-66.207">
                <text:p>-66.207</text:p>
              </table:table-cell>
              <table:table-cell office:value-type="float" office:value="0.072">
                <text:p>0.072</text:p>
              </table:table-cell>
              <table:table-cell office:value-type="float" office:value="66.232">
                <text:p>66.232</text:p>
              </table:table-cell>
              <table:table-cell office:value-type="float" office:value="1.153">
                <text:p>1.153</text:p>
              </table:table-cell>
              <table:table-cell office:value-type="float" office:value="146.81">
                <text:p>146.81</text:p>
              </table:table-cell>
              <table:table-cell office:value-type="float" office:value="21.885">
                <text:p>21.885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1.6">
                <text:p>171.6</text:p>
              </table:table-cell>
              <table:table-cell office:value-type="float" office:value="1037.94">
                <text:p>1037.94</text:p>
              </table:table-cell>
              <table:table-cell office:value-type="float" office:value="-66.179">
                <text:p>-66.179</text:p>
              </table:table-cell>
              <table:table-cell office:value-type="float" office:value="0.055">
                <text:p>0.055</text:p>
              </table:table-cell>
              <table:table-cell office:value-type="float" office:value="66.187">
                <text:p>66.187</text:p>
              </table:table-cell>
              <table:table-cell office:value-type="float" office:value="0.644">
                <text:p>0.644</text:p>
              </table:table-cell>
              <table:table-cell office:value-type="float" office:value="157.831">
                <text:p>157.831</text:p>
              </table:table-cell>
              <table:table-cell office:value-type="float" office:value="22.206">
                <text:p>22.206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2.1">
                <text:p>172.1</text:p>
              </table:table-cell>
              <table:table-cell office:value-type="float" office:value="1004.861">
                <text:p>1004.861</text:p>
              </table:table-cell>
              <table:table-cell office:value-type="float" office:value="-66.139">
                <text:p>-66.139</text:p>
              </table:table-cell>
              <table:table-cell office:value-type="float" office:value="0.08">
                <text:p>0.08</text:p>
              </table:table-cell>
              <table:table-cell office:value-type="float" office:value="66.17">
                <text:p>66.17</text:p>
              </table:table-cell>
              <table:table-cell office:value-type="float" office:value="1.294">
                <text:p>1.294</text:p>
              </table:table-cell>
              <table:table-cell office:value-type="float" office:value="169.094">
                <text:p>169.094</text:p>
              </table:table-cell>
              <table:table-cell office:value-type="float" office:value="22.852">
                <text:p>22.852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2.6">
                <text:p>172.6</text:p>
              </table:table-cell>
              <table:table-cell office:value-type="float" office:value="971.797">
                <text:p>971.797</text:p>
              </table:table-cell>
              <table:table-cell office:value-type="float" office:value="-66.115">
                <text:p>-66.115</text:p>
              </table:table-cell>
              <table:table-cell office:value-type="float" office:value="0.048">
                <text:p>0.048</text:p>
              </table:table-cell>
              <table:table-cell office:value-type="float" office:value="66.116">
                <text:p>66.116</text:p>
              </table:table-cell>
              <table:table-cell office:value-type="float" office:value="0.091">
                <text:p>0.091</text:p>
              </table:table-cell>
              <table:table-cell office:value-type="float" office:value="180.509">
                <text:p>180.509</text:p>
              </table:table-cell>
              <table:table-cell office:value-type="float" office:value="22.813">
                <text:p>22.813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3.1">
                <text:p>173.1</text:p>
              </table:table-cell>
              <table:table-cell office:value-type="float" office:value="938.746">
                <text:p>938.746</text:p>
              </table:table-cell>
              <table:table-cell office:value-type="float" office:value="-66.087">
                <text:p>-66.087</text:p>
              </table:table-cell>
              <table:table-cell office:value-type="float" office:value="0.057">
                <text:p>0.057</text:p>
              </table:table-cell>
              <table:table-cell office:value-type="float" office:value="66.087">
                <text:p>66.087</text:p>
              </table:table-cell>
              <table:table-cell office:value-type="float" office:value="0.144">
                <text:p>0.144</text:p>
              </table:table-cell>
              <table:table-cell office:value-type="float" office:value="191.897">
                <text:p>191.897</text:p>
              </table:table-cell>
              <table:table-cell office:value-type="float" office:value="22.747">
                <text:p>22.747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3.105">
                <text:p>173.105</text:p>
              </table:table-cell>
              <table:table-cell office:value-type="float" office:value="938.368">
                <text:p>938.368</text:p>
              </table:table-cell>
              <table:table-cell office:value-type="float" office:value="-64.448">
                <text:p>-64.448</text:p>
              </table:table-cell>
              <table:table-cell office:value-type="float" office:value="282.739">
                <text:p>282.739</text:p>
              </table:table-cell>
              <table:table-cell office:value-type="float" office:value="64.502">
                <text:p>64.502</text:p>
              </table:table-cell>
              <table:table-cell office:value-type="float" office:value="283.033">
                <text:p>283.033</text:p>
              </table:table-cell>
              <table:table-cell office:value-type="float" office:value="192.029">
                <text:p>192.029</text:p>
              </table:table-cell>
              <table:table-cell office:value-type="float" office:value="22.672">
                <text:p>22.672</text:p>
              </table:table-cell>
              <table:table-cell office:value-type="float" office:value="12.902">
                <text:p>12.90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3.107">
                <text:p>173.107</text:p>
              </table:table-cell>
              <table:table-cell office:value-type="float" office:value="938.289">
                <text:p>938.289</text:p>
              </table:table-cell>
              <table:table-cell office:value-type="float" office:value="-64.117">
                <text:p>-64.117</text:p>
              </table:table-cell>
              <table:table-cell office:value-type="float" office:value="267.365">
                <text:p>267.365</text:p>
              </table:table-cell>
              <table:table-cell office:value-type="float" office:value="64.181">
                <text:p>64.181</text:p>
              </table:table-cell>
              <table:table-cell office:value-type="float" office:value="267.699">
                <text:p>267.699</text:p>
              </table:table-cell>
              <table:table-cell office:value-type="float" office:value="192.057">
                <text:p>192.057</text:p>
              </table:table-cell>
              <table:table-cell office:value-type="float" office:value="22.655">
                <text:p>22.655</text:p>
              </table:table-cell>
              <table:table-cell office:value-type="float" office:value="13.374">
                <text:p>13.37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3.108">
                <text:p>173.108</text:p>
              </table:table-cell>
              <table:table-cell office:value-type="float" office:value="938.204">
                <text:p>938.204</text:p>
              </table:table-cell>
              <table:table-cell office:value-type="float" office:value="-63.766">
                <text:p>-63.766</text:p>
              </table:table-cell>
              <table:table-cell office:value-type="float" office:value="264.313">
                <text:p>264.313</text:p>
              </table:table-cell>
              <table:table-cell office:value-type="float" office:value="63.832">
                <text:p>63.832</text:p>
              </table:table-cell>
              <table:table-cell office:value-type="float" office:value="264.658">
                <text:p>264.658</text:p>
              </table:table-cell>
              <table:table-cell office:value-type="float" office:value="192.087">
                <text:p>192.087</text:p>
              </table:table-cell>
              <table:table-cell office:value-type="float" office:value="22.637">
                <text:p>22.637</text:p>
              </table:table-cell>
              <table:table-cell office:value-type="float" office:value="13.507">
                <text:p>13.50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3.109">
                <text:p>173.109</text:p>
              </table:table-cell>
              <table:table-cell office:value-type="float" office:value="938.118">
                <text:p>938.118</text:p>
              </table:table-cell>
              <table:table-cell office:value-type="float" office:value="-63.414">
                <text:p>-63.414</text:p>
              </table:table-cell>
              <table:table-cell office:value-type="float" office:value="261.09">
                <text:p>261.09</text:p>
              </table:table-cell>
              <table:table-cell office:value-type="float" office:value="63.482">
                <text:p>63.482</text:p>
              </table:table-cell>
              <table:table-cell office:value-type="float" office:value="261.446">
                <text:p>261.446</text:p>
              </table:table-cell>
              <table:table-cell office:value-type="float" office:value="192.117">
                <text:p>192.117</text:p>
              </table:table-cell>
              <table:table-cell office:value-type="float" office:value="22.619">
                <text:p>22.619</text:p>
              </table:table-cell>
              <table:table-cell office:value-type="float" office:value="13.646">
                <text:p>13.6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3.111">
                <text:p>173.111</text:p>
              </table:table-cell>
              <table:table-cell office:value-type="float" office:value="938.031">
                <text:p>938.031</text:p>
              </table:table-cell>
              <table:table-cell office:value-type="float" office:value="-63.059">
                <text:p>-63.059</text:p>
              </table:table-cell>
              <table:table-cell office:value-type="float" office:value="257.87">
                <text:p>257.87</text:p>
              </table:table-cell>
              <table:table-cell office:value-type="float" office:value="63.13">
                <text:p>63.13</text:p>
              </table:table-cell>
              <table:table-cell office:value-type="float" office:value="258.238">
                <text:p>258.238</text:p>
              </table:table-cell>
              <table:table-cell office:value-type="float" office:value="192.149">
                <text:p>192.149</text:p>
              </table:table-cell>
              <table:table-cell office:value-type="float" office:value="22.6">
                <text:p>22.6</text:p>
              </table:table-cell>
              <table:table-cell office:value-type="float" office:value="13.786">
                <text:p>13.78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3.112">
                <text:p>173.112</text:p>
              </table:table-cell>
              <table:table-cell office:value-type="float" office:value="937.943">
                <text:p>937.943</text:p>
              </table:table-cell>
              <table:table-cell office:value-type="float" office:value="-62.703">
                <text:p>-62.703</text:p>
              </table:table-cell>
              <table:table-cell office:value-type="float" office:value="254.651">
                <text:p>254.651</text:p>
              </table:table-cell>
              <table:table-cell office:value-type="float" office:value="62.776">
                <text:p>62.776</text:p>
              </table:table-cell>
              <table:table-cell office:value-type="float" office:value="255.032">
                <text:p>255.032</text:p>
              </table:table-cell>
              <table:table-cell office:value-type="float" office:value="192.18">
                <text:p>192.18</text:p>
              </table:table-cell>
              <table:table-cell office:value-type="float" office:value="22.581">
                <text:p>22.581</text:p>
              </table:table-cell>
              <table:table-cell office:value-type="float" office:value="13.927">
                <text:p>13.92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3.113">
                <text:p>173.113</text:p>
              </table:table-cell>
              <table:table-cell office:value-type="float" office:value="937.854">
                <text:p>937.854</text:p>
              </table:table-cell>
              <table:table-cell office:value-type="float" office:value="-62.344">
                <text:p>-62.344</text:p>
              </table:table-cell>
              <table:table-cell office:value-type="float" office:value="251.433">
                <text:p>251.433</text:p>
              </table:table-cell>
              <table:table-cell office:value-type="float" office:value="62.421">
                <text:p>62.421</text:p>
              </table:table-cell>
              <table:table-cell office:value-type="float" office:value="251.826">
                <text:p>251.826</text:p>
              </table:table-cell>
              <table:table-cell office:value-type="float" office:value="192.212">
                <text:p>192.212</text:p>
              </table:table-cell>
              <table:table-cell office:value-type="float" office:value="22.56">
                <text:p>22.56</text:p>
              </table:table-cell>
              <table:table-cell office:value-type="float" office:value="14.067">
                <text:p>14.0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3.115">
                <text:p>173.115</text:p>
              </table:table-cell>
              <table:table-cell office:value-type="float" office:value="937.763">
                <text:p>937.763</text:p>
              </table:table-cell>
              <table:table-cell office:value-type="float" office:value="-61.984">
                <text:p>-61.984</text:p>
              </table:table-cell>
              <table:table-cell office:value-type="float" office:value="248.215">
                <text:p>248.215</text:p>
              </table:table-cell>
              <table:table-cell office:value-type="float" office:value="62.063">
                <text:p>62.063</text:p>
              </table:table-cell>
              <table:table-cell office:value-type="float" office:value="248.622">
                <text:p>248.622</text:p>
              </table:table-cell>
              <table:table-cell office:value-type="float" office:value="192.245">
                <text:p>192.245</text:p>
              </table:table-cell>
              <table:table-cell office:value-type="float" office:value="22.54">
                <text:p>22.54</text:p>
              </table:table-cell>
              <table:table-cell office:value-type="float" office:value="14.207">
                <text:p>14.2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3.116">
                <text:p>173.116</text:p>
              </table:table-cell>
              <table:table-cell office:value-type="float" office:value="937.672">
                <text:p>937.672</text:p>
              </table:table-cell>
              <table:table-cell office:value-type="float" office:value="-61.621">
                <text:p>-61.621</text:p>
              </table:table-cell>
              <table:table-cell office:value-type="float" office:value="244.998">
                <text:p>244.998</text:p>
              </table:table-cell>
              <table:table-cell office:value-type="float" office:value="61.703">
                <text:p>61.703</text:p>
              </table:table-cell>
              <table:table-cell office:value-type="float" office:value="245.418">
                <text:p>245.418</text:p>
              </table:table-cell>
              <table:table-cell office:value-type="float" office:value="192.278">
                <text:p>192.278</text:p>
              </table:table-cell>
              <table:table-cell office:value-type="float" office:value="22.519">
                <text:p>22.519</text:p>
              </table:table-cell>
              <table:table-cell office:value-type="float" office:value="14.348">
                <text:p>14.34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3.118">
                <text:p>173.118</text:p>
              </table:table-cell>
              <table:table-cell office:value-type="float" office:value="937.579">
                <text:p>937.579</text:p>
              </table:table-cell>
              <table:table-cell office:value-type="float" office:value="-61.256">
                <text:p>-61.256</text:p>
              </table:table-cell>
              <table:table-cell office:value-type="float" office:value="241.782">
                <text:p>241.782</text:p>
              </table:table-cell>
              <table:table-cell office:value-type="float" office:value="61.342">
                <text:p>61.342</text:p>
              </table:table-cell>
              <table:table-cell office:value-type="float" office:value="242.216">
                <text:p>242.216</text:p>
              </table:table-cell>
              <table:table-cell office:value-type="float" office:value="192.312">
                <text:p>192.312</text:p>
              </table:table-cell>
              <table:table-cell office:value-type="float" office:value="22.497">
                <text:p>22.497</text:p>
              </table:table-cell>
              <table:table-cell office:value-type="float" office:value="14.489">
                <text:p>14.48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3.119">
                <text:p>173.119</text:p>
              </table:table-cell>
              <table:table-cell office:value-type="float" office:value="937.485">
                <text:p>937.485</text:p>
              </table:table-cell>
              <table:table-cell office:value-type="float" office:value="-60.889">
                <text:p>-60.889</text:p>
              </table:table-cell>
              <table:table-cell office:value-type="float" office:value="238.567">
                <text:p>238.567</text:p>
              </table:table-cell>
              <table:table-cell office:value-type="float" office:value="60.978">
                <text:p>60.978</text:p>
              </table:table-cell>
              <table:table-cell office:value-type="float" office:value="239.015">
                <text:p>239.015</text:p>
              </table:table-cell>
              <table:table-cell office:value-type="float" office:value="192.347">
                <text:p>192.347</text:p>
              </table:table-cell>
              <table:table-cell office:value-type="float" office:value="22.474">
                <text:p>22.474</text:p>
              </table:table-cell>
              <table:table-cell office:value-type="float" office:value="14.631">
                <text:p>14.63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3.121">
                <text:p>173.121</text:p>
              </table:table-cell>
              <table:table-cell office:value-type="float" office:value="937.39">
                <text:p>937.39</text:p>
              </table:table-cell>
              <table:table-cell office:value-type="float" office:value="-60.52">
                <text:p>-60.52</text:p>
              </table:table-cell>
              <table:table-cell office:value-type="float" office:value="235.353">
                <text:p>235.353</text:p>
              </table:table-cell>
              <table:table-cell office:value-type="float" office:value="60.612">
                <text:p>60.612</text:p>
              </table:table-cell>
              <table:table-cell office:value-type="float" office:value="235.816">
                <text:p>235.816</text:p>
              </table:table-cell>
              <table:table-cell office:value-type="float" office:value="192.382">
                <text:p>192.382</text:p>
              </table:table-cell>
              <table:table-cell office:value-type="float" office:value="22.451">
                <text:p>22.451</text:p>
              </table:table-cell>
              <table:table-cell office:value-type="float" office:value="14.772">
                <text:p>14.7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3.123">
                <text:p>173.123</text:p>
              </table:table-cell>
              <table:table-cell office:value-type="float" office:value="937.294">
                <text:p>937.294</text:p>
              </table:table-cell>
              <table:table-cell office:value-type="float" office:value="-60.149">
                <text:p>-60.149</text:p>
              </table:table-cell>
              <table:table-cell office:value-type="float" office:value="232.139">
                <text:p>232.139</text:p>
              </table:table-cell>
              <table:table-cell office:value-type="float" office:value="60.245">
                <text:p>60.245</text:p>
              </table:table-cell>
              <table:table-cell office:value-type="float" office:value="232.618">
                <text:p>232.618</text:p>
              </table:table-cell>
              <table:table-cell office:value-type="float" office:value="192.418">
                <text:p>192.418</text:p>
              </table:table-cell>
              <table:table-cell office:value-type="float" office:value="22.427">
                <text:p>22.427</text:p>
              </table:table-cell>
              <table:table-cell office:value-type="float" office:value="14.914">
                <text:p>14.9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3.124">
                <text:p>173.124</text:p>
              </table:table-cell>
              <table:table-cell office:value-type="float" office:value="937.196">
                <text:p>937.196</text:p>
              </table:table-cell>
              <table:table-cell office:value-type="float" office:value="-59.776">
                <text:p>-59.776</text:p>
              </table:table-cell>
              <table:table-cell office:value-type="float" office:value="228.926">
                <text:p>228.926</text:p>
              </table:table-cell>
              <table:table-cell office:value-type="float" office:value="59.875">
                <text:p>59.875</text:p>
              </table:table-cell>
              <table:table-cell office:value-type="float" office:value="229.421">
                <text:p>229.421</text:p>
              </table:table-cell>
              <table:table-cell office:value-type="float" office:value="192.455">
                <text:p>192.455</text:p>
              </table:table-cell>
              <table:table-cell office:value-type="float" office:value="22.403">
                <text:p>22.403</text:p>
              </table:table-cell>
              <table:table-cell office:value-type="float" office:value="15.056">
                <text:p>15.0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3.126">
                <text:p>173.126</text:p>
              </table:table-cell>
              <table:table-cell office:value-type="float" office:value="937.097">
                <text:p>937.097</text:p>
              </table:table-cell>
              <table:table-cell office:value-type="float" office:value="-59.4">
                <text:p>-59.4</text:p>
              </table:table-cell>
              <table:table-cell office:value-type="float" office:value="225.714">
                <text:p>225.714</text:p>
              </table:table-cell>
              <table:table-cell office:value-type="float" office:value="59.503">
                <text:p>59.503</text:p>
              </table:table-cell>
              <table:table-cell office:value-type="float" office:value="226.225">
                <text:p>226.225</text:p>
              </table:table-cell>
              <table:table-cell office:value-type="float" office:value="192.492">
                <text:p>192.492</text:p>
              </table:table-cell>
              <table:table-cell office:value-type="float" office:value="22.377">
                <text:p>22.377</text:p>
              </table:table-cell>
              <table:table-cell office:value-type="float" office:value="15.199">
                <text:p>15.1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3.128">
                <text:p>173.128</text:p>
              </table:table-cell>
              <table:table-cell office:value-type="float" office:value="936.996">
                <text:p>936.996</text:p>
              </table:table-cell>
              <table:table-cell office:value-type="float" office:value="-59.022">
                <text:p>-59.022</text:p>
              </table:table-cell>
              <table:table-cell office:value-type="float" office:value="222.503">
                <text:p>222.503</text:p>
              </table:table-cell>
              <table:table-cell office:value-type="float" office:value="59.129">
                <text:p>59.129</text:p>
              </table:table-cell>
              <table:table-cell office:value-type="float" office:value="223.032">
                <text:p>223.032</text:p>
              </table:table-cell>
              <table:table-cell office:value-type="float" office:value="192.53">
                <text:p>192.53</text:p>
              </table:table-cell>
              <table:table-cell office:value-type="float" office:value="22.351">
                <text:p>22.351</text:p>
              </table:table-cell>
              <table:table-cell office:value-type="float" office:value="15.341">
                <text:p>15.3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3.129">
                <text:p>173.129</text:p>
              </table:table-cell>
              <table:table-cell office:value-type="float" office:value="936.894">
                <text:p>936.894</text:p>
              </table:table-cell>
              <table:table-cell office:value-type="float" office:value="-58.641">
                <text:p>-58.641</text:p>
              </table:table-cell>
              <table:table-cell office:value-type="float" office:value="219.293">
                <text:p>219.293</text:p>
              </table:table-cell>
              <table:table-cell office:value-type="float" office:value="58.752">
                <text:p>58.752</text:p>
              </table:table-cell>
              <table:table-cell office:value-type="float" office:value="219.839">
                <text:p>219.839</text:p>
              </table:table-cell>
              <table:table-cell office:value-type="float" office:value="192.569">
                <text:p>192.569</text:p>
              </table:table-cell>
              <table:table-cell office:value-type="float" office:value="22.324">
                <text:p>22.324</text:p>
              </table:table-cell>
              <table:table-cell office:value-type="float" office:value="15.484">
                <text:p>15.48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3.131">
                <text:p>173.131</text:p>
              </table:table-cell>
              <table:table-cell office:value-type="float" office:value="936.79">
                <text:p>936.79</text:p>
              </table:table-cell>
              <table:table-cell office:value-type="float" office:value="-58.258">
                <text:p>-58.258</text:p>
              </table:table-cell>
              <table:table-cell office:value-type="float" office:value="216.084">
                <text:p>216.084</text:p>
              </table:table-cell>
              <table:table-cell office:value-type="float" office:value="58.373">
                <text:p>58.373</text:p>
              </table:table-cell>
              <table:table-cell office:value-type="float" office:value="216.648">
                <text:p>216.648</text:p>
              </table:table-cell>
              <table:table-cell office:value-type="float" office:value="192.608">
                <text:p>192.608</text:p>
              </table:table-cell>
              <table:table-cell office:value-type="float" office:value="22.297">
                <text:p>22.297</text:p>
              </table:table-cell>
              <table:table-cell office:value-type="float" office:value="15.628">
                <text:p>15.62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3.133">
                <text:p>173.133</text:p>
              </table:table-cell>
              <table:table-cell office:value-type="float" office:value="936.685">
                <text:p>936.685</text:p>
              </table:table-cell>
              <table:table-cell office:value-type="float" office:value="-57.873">
                <text:p>-57.873</text:p>
              </table:table-cell>
              <table:table-cell office:value-type="float" office:value="212.876">
                <text:p>212.876</text:p>
              </table:table-cell>
              <table:table-cell office:value-type="float" office:value="57.992">
                <text:p>57.992</text:p>
              </table:table-cell>
              <table:table-cell office:value-type="float" office:value="213.459">
                <text:p>213.459</text:p>
              </table:table-cell>
              <table:table-cell office:value-type="float" office:value="192.649">
                <text:p>192.649</text:p>
              </table:table-cell>
              <table:table-cell office:value-type="float" office:value="22.268">
                <text:p>22.268</text:p>
              </table:table-cell>
              <table:table-cell office:value-type="float" office:value="15.771">
                <text:p>15.7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3.135">
                <text:p>173.135</text:p>
              </table:table-cell>
              <table:table-cell office:value-type="float" office:value="936.579">
                <text:p>936.579</text:p>
              </table:table-cell>
              <table:table-cell office:value-type="float" office:value="-57.485">
                <text:p>-57.485</text:p>
              </table:table-cell>
              <table:table-cell office:value-type="float" office:value="209.669">
                <text:p>209.669</text:p>
              </table:table-cell>
              <table:table-cell office:value-type="float" office:value="57.609">
                <text:p>57.609</text:p>
              </table:table-cell>
              <table:table-cell office:value-type="float" office:value="210.272">
                <text:p>210.272</text:p>
              </table:table-cell>
              <table:table-cell office:value-type="float" office:value="192.69">
                <text:p>192.69</text:p>
              </table:table-cell>
              <table:table-cell office:value-type="float" office:value="22.239">
                <text:p>22.239</text:p>
              </table:table-cell>
              <table:table-cell office:value-type="float" office:value="15.915">
                <text:p>15.9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3.137">
                <text:p>173.137</text:p>
              </table:table-cell>
              <table:table-cell office:value-type="float" office:value="936.47">
                <text:p>936.47</text:p>
              </table:table-cell>
              <table:table-cell office:value-type="float" office:value="-57.095">
                <text:p>-57.095</text:p>
              </table:table-cell>
              <table:table-cell office:value-type="float" office:value="206.463">
                <text:p>206.463</text:p>
              </table:table-cell>
              <table:table-cell office:value-type="float" office:value="57.223">
                <text:p>57.223</text:p>
              </table:table-cell>
              <table:table-cell office:value-type="float" office:value="207.086">
                <text:p>207.086</text:p>
              </table:table-cell>
              <table:table-cell office:value-type="float" office:value="192.732">
                <text:p>192.732</text:p>
              </table:table-cell>
              <table:table-cell office:value-type="float" office:value="22.208">
                <text:p>22.208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3.139">
                <text:p>173.139</text:p>
              </table:table-cell>
              <table:table-cell office:value-type="float" office:value="936.36">
                <text:p>936.36</text:p>
              </table:table-cell>
              <table:table-cell office:value-type="float" office:value="-56.701">
                <text:p>-56.701</text:p>
              </table:table-cell>
              <table:table-cell office:value-type="float" office:value="203.258">
                <text:p>203.258</text:p>
              </table:table-cell>
              <table:table-cell office:value-type="float" office:value="56.835">
                <text:p>56.835</text:p>
              </table:table-cell>
              <table:table-cell office:value-type="float" office:value="203.903">
                <text:p>203.903</text:p>
              </table:table-cell>
              <table:table-cell office:value-type="float" office:value="192.775">
                <text:p>192.775</text:p>
              </table:table-cell>
              <table:table-cell office:value-type="float" office:value="22.177">
                <text:p>22.177</text:p>
              </table:table-cell>
              <table:table-cell office:value-type="float" office:value="16.205">
                <text:p>16.2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3.141">
                <text:p>173.141</text:p>
              </table:table-cell>
              <table:table-cell office:value-type="float" office:value="936.248">
                <text:p>936.248</text:p>
              </table:table-cell>
              <table:table-cell office:value-type="float" office:value="-56.306">
                <text:p>-56.306</text:p>
              </table:table-cell>
              <table:table-cell office:value-type="float" office:value="200.054">
                <text:p>200.054</text:p>
              </table:table-cell>
              <table:table-cell office:value-type="float" office:value="56.445">
                <text:p>56.445</text:p>
              </table:table-cell>
              <table:table-cell office:value-type="float" office:value="200.721">
                <text:p>200.721</text:p>
              </table:table-cell>
              <table:table-cell office:value-type="float" office:value="192.818">
                <text:p>192.818</text:p>
              </table:table-cell>
              <table:table-cell office:value-type="float" office:value="22.145">
                <text:p>22.145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3.143">
                <text:p>173.143</text:p>
              </table:table-cell>
              <table:table-cell office:value-type="float" office:value="936.135">
                <text:p>936.135</text:p>
              </table:table-cell>
              <table:table-cell office:value-type="float" office:value="-55.907">
                <text:p>-55.907</text:p>
              </table:table-cell>
              <table:table-cell office:value-type="float" office:value="196.851">
                <text:p>196.851</text:p>
              </table:table-cell>
              <table:table-cell office:value-type="float" office:value="56.052">
                <text:p>56.052</text:p>
              </table:table-cell>
              <table:table-cell office:value-type="float" office:value="197.541">
                <text:p>197.541</text:p>
              </table:table-cell>
              <table:table-cell office:value-type="float" office:value="192.863">
                <text:p>192.863</text:p>
              </table:table-cell>
              <table:table-cell office:value-type="float" office:value="22.111">
                <text:p>22.111</text:p>
              </table:table-cell>
              <table:table-cell office:value-type="float" office:value="16.496">
                <text:p>16.4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3.145">
                <text:p>173.145</text:p>
              </table:table-cell>
              <table:table-cell office:value-type="float" office:value="936.019">
                <text:p>936.019</text:p>
              </table:table-cell>
              <table:table-cell office:value-type="float" office:value="-55.506">
                <text:p>-55.506</text:p>
              </table:table-cell>
              <table:table-cell office:value-type="float" office:value="193.649">
                <text:p>193.649</text:p>
              </table:table-cell>
              <table:table-cell office:value-type="float" office:value="55.656">
                <text:p>55.656</text:p>
              </table:table-cell>
              <table:table-cell office:value-type="float" office:value="194.363">
                <text:p>194.363</text:p>
              </table:table-cell>
              <table:table-cell office:value-type="float" office:value="192.909">
                <text:p>192.909</text:p>
              </table:table-cell>
              <table:table-cell office:value-type="float" office:value="22.077">
                <text:p>22.077</text:p>
              </table:table-cell>
              <table:table-cell office:value-type="float" office:value="16.642">
                <text:p>16.64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3.147">
                <text:p>173.147</text:p>
              </table:table-cell>
              <table:table-cell office:value-type="float" office:value="935.902">
                <text:p>935.902</text:p>
              </table:table-cell>
              <table:table-cell office:value-type="float" office:value="-55.102">
                <text:p>-55.102</text:p>
              </table:table-cell>
              <table:table-cell office:value-type="float" office:value="190.449">
                <text:p>190.449</text:p>
              </table:table-cell>
              <table:table-cell office:value-type="float" office:value="55.258">
                <text:p>55.258</text:p>
              </table:table-cell>
              <table:table-cell office:value-type="float" office:value="191.187">
                <text:p>191.187</text:p>
              </table:table-cell>
              <table:table-cell office:value-type="float" office:value="192.956">
                <text:p>192.956</text:p>
              </table:table-cell>
              <table:table-cell office:value-type="float" office:value="22.041">
                <text:p>22.041</text:p>
              </table:table-cell>
              <table:table-cell office:value-type="float" office:value="16.789">
                <text:p>16.78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73.149">
                <text:p>173.149</text:p>
              </table:table-cell>
              <table:table-cell office:value-type="float" office:value="935.783">
                <text:p>935.783</text:p>
              </table:table-cell>
              <table:table-cell office:value-type="float" office:value="-54.695">
                <text:p>-54.695</text:p>
              </table:table-cell>
              <table:table-cell office:value-type="float" office:value="187.249">
                <text:p>187.249</text:p>
              </table:table-cell>
              <table:table-cell office:value-type="float" office:value="54.857">
                <text:p>54.857</text:p>
              </table:table-cell>
              <table:table-cell office:value-type="float" office:value="188.014">
                <text:p>188.014</text:p>
              </table:table-cell>
              <table:table-cell office:value-type="float" office:value="193.004">
                <text:p>193.004</text:p>
              </table:table-cell>
              <table:table-cell office:value-type="float" office:value="22.004">
                <text:p>22.004</text:p>
              </table:table-cell>
              <table:table-cell office:value-type="float" office:value="16.936">
                <text:p>16.93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3.151">
                <text:p>173.151</text:p>
              </table:table-cell>
              <table:table-cell office:value-type="float" office:value="935.661">
                <text:p>935.661</text:p>
              </table:table-cell>
              <table:table-cell office:value-type="float" office:value="-54.285">
                <text:p>-54.285</text:p>
              </table:table-cell>
              <table:table-cell office:value-type="float" office:value="184.051">
                <text:p>184.051</text:p>
              </table:table-cell>
              <table:table-cell office:value-type="float" office:value="54.453">
                <text:p>54.453</text:p>
              </table:table-cell>
              <table:table-cell office:value-type="float" office:value="184.843">
                <text:p>184.843</text:p>
              </table:table-cell>
              <table:table-cell office:value-type="float" office:value="193.053">
                <text:p>193.053</text:p>
              </table:table-cell>
              <table:table-cell office:value-type="float" office:value="21.966">
                <text:p>21.966</text:p>
              </table:table-cell>
              <table:table-cell office:value-type="float" office:value="17.084">
                <text:p>17.0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73.153">
                <text:p>173.153</text:p>
              </table:table-cell>
              <table:table-cell office:value-type="float" office:value="935.539">
                <text:p>935.539</text:p>
              </table:table-cell>
              <table:table-cell office:value-type="float" office:value="-53.876">
                <text:p>-53.876</text:p>
              </table:table-cell>
              <table:table-cell office:value-type="float" office:value="180.825">
                <text:p>180.825</text:p>
              </table:table-cell>
              <table:table-cell office:value-type="float" office:value="54.044">
                <text:p>54.044</text:p>
              </table:table-cell>
              <table:table-cell office:value-type="float" office:value="181.609">
                <text:p>181.609</text:p>
              </table:table-cell>
              <table:table-cell office:value-type="float" office:value="193.102">
                <text:p>193.102</text:p>
              </table:table-cell>
              <table:table-cell office:value-type="float" office:value="21.928">
                <text:p>21.928</text:p>
              </table:table-cell>
              <table:table-cell office:value-type="float" office:value="16.853">
                <text:p>16.8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3.156">
                <text:p>173.156</text:p>
              </table:table-cell>
              <table:table-cell office:value-type="float" office:value="935.417">
                <text:p>935.417</text:p>
              </table:table-cell>
              <table:table-cell office:value-type="float" office:value="-53.472">
                <text:p>-53.472</text:p>
              </table:table-cell>
              <table:table-cell office:value-type="float" office:value="177.609">
                <text:p>177.609</text:p>
              </table:table-cell>
              <table:table-cell office:value-type="float" office:value="53.633">
                <text:p>53.633</text:p>
              </table:table-cell>
              <table:table-cell office:value-type="float" office:value="178.355">
                <text:p>178.355</text:p>
              </table:table-cell>
              <table:table-cell office:value-type="float" office:value="193.152">
                <text:p>193.152</text:p>
              </table:table-cell>
              <table:table-cell office:value-type="float" office:value="21.891">
                <text:p>21.891</text:p>
              </table:table-cell>
              <table:table-cell office:value-type="float" office:value="16.302">
                <text:p>16.30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73.158">
                <text:p>173.158</text:p>
              </table:table-cell>
              <table:table-cell office:value-type="float" office:value="935.293">
                <text:p>935.293</text:p>
              </table:table-cell>
              <table:table-cell office:value-type="float" office:value="-53.066">
                <text:p>-53.066</text:p>
              </table:table-cell>
              <table:table-cell office:value-type="float" office:value="174.457">
                <text:p>174.457</text:p>
              </table:table-cell>
              <table:table-cell office:value-type="float" office:value="53.219">
                <text:p>53.219</text:p>
              </table:table-cell>
              <table:table-cell office:value-type="float" office:value="175.167">
                <text:p>175.167</text:p>
              </table:table-cell>
              <table:table-cell office:value-type="float" office:value="193.203">
                <text:p>193.203</text:p>
              </table:table-cell>
              <table:table-cell office:value-type="float" office:value="21.854">
                <text:p>21.85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3.16">
                <text:p>173.16</text:p>
              </table:table-cell>
              <table:table-cell office:value-type="float" office:value="935.166">
                <text:p>935.166</text:p>
              </table:table-cell>
              <table:table-cell office:value-type="float" office:value="-52.656">
                <text:p>-52.656</text:p>
              </table:table-cell>
              <table:table-cell office:value-type="float" office:value="171.305">
                <text:p>171.305</text:p>
              </table:table-cell>
              <table:table-cell office:value-type="float" office:value="52.803">
                <text:p>52.803</text:p>
              </table:table-cell>
              <table:table-cell office:value-type="float" office:value="171.98">
                <text:p>171.98</text:p>
              </table:table-cell>
              <table:table-cell office:value-type="float" office:value="193.255">
                <text:p>193.255</text:p>
              </table:table-cell>
              <table:table-cell office:value-type="float" office:value="21.818">
                <text:p>21.818</text:p>
              </table:table-cell>
              <table:table-cell office:value-type="float" office:value="15.219">
                <text:p>15.2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73.163">
                <text:p>173.163</text:p>
              </table:table-cell>
              <table:table-cell office:value-type="float" office:value="935.038">
                <text:p>935.038</text:p>
              </table:table-cell>
              <table:table-cell office:value-type="float" office:value="-52.243">
                <text:p>-52.243</text:p>
              </table:table-cell>
              <table:table-cell office:value-type="float" office:value="168.155">
                <text:p>168.155</text:p>
              </table:table-cell>
              <table:table-cell office:value-type="float" office:value="52.383">
                <text:p>52.383</text:p>
              </table:table-cell>
              <table:table-cell office:value-type="float" office:value="168.794">
                <text:p>168.794</text:p>
              </table:table-cell>
              <table:table-cell office:value-type="float" office:value="193.309">
                <text:p>193.309</text:p>
              </table:table-cell>
              <table:table-cell office:value-type="float" office:value="21.782">
                <text:p>21.782</text:p>
              </table:table-cell>
              <table:table-cell office:value-type="float" office:value="14.677">
                <text:p>14.67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73.165">
                <text:p>173.165</text:p>
              </table:table-cell>
              <table:table-cell office:value-type="float" office:value="934.907">
                <text:p>934.907</text:p>
              </table:table-cell>
              <table:table-cell office:value-type="float" office:value="-51.828">
                <text:p>-51.828</text:p>
              </table:table-cell>
              <table:table-cell office:value-type="float" office:value="165.006">
                <text:p>165.006</text:p>
              </table:table-cell>
              <table:table-cell office:value-type="float" office:value="51.96">
                <text:p>51.96</text:p>
              </table:table-cell>
              <table:table-cell office:value-type="float" office:value="165.61">
                <text:p>165.61</text:p>
              </table:table-cell>
              <table:table-cell office:value-type="float" office:value="193.364">
                <text:p>193.364</text:p>
              </table:table-cell>
              <table:table-cell office:value-type="float" office:value="21.746">
                <text:p>21.746</text:p>
              </table:table-cell>
              <table:table-cell office:value-type="float" office:value="14.135">
                <text:p>14.1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3.168">
                <text:p>173.168</text:p>
              </table:table-cell>
              <table:table-cell office:value-type="float" office:value="934.773">
                <text:p>934.773</text:p>
              </table:table-cell>
              <table:table-cell office:value-type="float" office:value="-51.408">
                <text:p>-51.408</text:p>
              </table:table-cell>
              <table:table-cell office:value-type="float" office:value="161.859">
                <text:p>161.859</text:p>
              </table:table-cell>
              <table:table-cell office:value-type="float" office:value="51.534">
                <text:p>51.534</text:p>
              </table:table-cell>
              <table:table-cell office:value-type="float" office:value="162.429">
                <text:p>162.429</text:p>
              </table:table-cell>
              <table:table-cell office:value-type="float" office:value="193.42">
                <text:p>193.42</text:p>
              </table:table-cell>
              <table:table-cell office:value-type="float" office:value="21.711">
                <text:p>21.711</text:p>
              </table:table-cell>
              <table:table-cell office:value-type="float" office:value="13.593">
                <text:p>13.5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73.171">
                <text:p>173.171</text:p>
              </table:table-cell>
              <table:table-cell office:value-type="float" office:value="934.637">
                <text:p>934.637</text:p>
              </table:table-cell>
              <table:table-cell office:value-type="float" office:value="-50.986">
                <text:p>-50.986</text:p>
              </table:table-cell>
              <table:table-cell office:value-type="float" office:value="158.713">
                <text:p>158.713</text:p>
              </table:table-cell>
              <table:table-cell office:value-type="float" office:value="51.105">
                <text:p>51.105</text:p>
              </table:table-cell>
              <table:table-cell office:value-type="float" office:value="159.249">
                <text:p>159.249</text:p>
              </table:table-cell>
              <table:table-cell office:value-type="float" office:value="193.478">
                <text:p>193.478</text:p>
              </table:table-cell>
              <table:table-cell office:value-type="float" office:value="21.676">
                <text:p>21.676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3.173">
                <text:p>173.173</text:p>
              </table:table-cell>
              <table:table-cell office:value-type="float" office:value="934.498">
                <text:p>934.498</text:p>
              </table:table-cell>
              <table:table-cell office:value-type="float" office:value="-50.56">
                <text:p>-50.56</text:p>
              </table:table-cell>
              <table:table-cell office:value-type="float" office:value="155.569">
                <text:p>155.569</text:p>
              </table:table-cell>
              <table:table-cell office:value-type="float" office:value="50.672">
                <text:p>50.672</text:p>
              </table:table-cell>
              <table:table-cell office:value-type="float" office:value="156.071">
                <text:p>156.071</text:p>
              </table:table-cell>
              <table:table-cell office:value-type="float" office:value="193.537">
                <text:p>193.537</text:p>
              </table:table-cell>
              <table:table-cell office:value-type="float" office:value="21.642">
                <text:p>21.642</text:p>
              </table:table-cell>
              <table:table-cell office:value-type="float" office:value="12.507">
                <text:p>12.5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73.176">
                <text:p>173.176</text:p>
              </table:table-cell>
              <table:table-cell office:value-type="float" office:value="934.356">
                <text:p>934.356</text:p>
              </table:table-cell>
              <table:table-cell office:value-type="float" office:value="-50.131">
                <text:p>-50.131</text:p>
              </table:table-cell>
              <table:table-cell office:value-type="float" office:value="152.427">
                <text:p>152.427</text:p>
              </table:table-cell>
              <table:table-cell office:value-type="float" office:value="50.236">
                <text:p>50.236</text:p>
              </table:table-cell>
              <table:table-cell office:value-type="float" office:value="152.896">
                <text:p>152.896</text:p>
              </table:table-cell>
              <table:table-cell office:value-type="float" office:value="193.598">
                <text:p>193.598</text:p>
              </table:table-cell>
              <table:table-cell office:value-type="float" office:value="21.609">
                <text:p>21.609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73.179">
                <text:p>173.179</text:p>
              </table:table-cell>
              <table:table-cell office:value-type="float" office:value="934.211">
                <text:p>934.211</text:p>
              </table:table-cell>
              <table:table-cell office:value-type="float" office:value="-49.699">
                <text:p>-49.699</text:p>
              </table:table-cell>
              <table:table-cell office:value-type="float" office:value="149.287">
                <text:p>149.287</text:p>
              </table:table-cell>
              <table:table-cell office:value-type="float" office:value="49.797">
                <text:p>49.797</text:p>
              </table:table-cell>
              <table:table-cell office:value-type="float" office:value="149.723">
                <text:p>149.723</text:p>
              </table:table-cell>
              <table:table-cell office:value-type="float" office:value="193.66">
                <text:p>193.66</text:p>
              </table:table-cell>
              <table:table-cell office:value-type="float" office:value="21.575">
                <text:p>21.575</text:p>
              </table:table-cell>
              <table:table-cell office:value-type="float" office:value="11.421">
                <text:p>11.4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73.182">
                <text:p>173.182</text:p>
              </table:table-cell>
              <table:table-cell office:value-type="float" office:value="934.064">
                <text:p>934.064</text:p>
              </table:table-cell>
              <table:table-cell office:value-type="float" office:value="-49.262">
                <text:p>-49.262</text:p>
              </table:table-cell>
              <table:table-cell office:value-type="float" office:value="146.148">
                <text:p>146.148</text:p>
              </table:table-cell>
              <table:table-cell office:value-type="float" office:value="49.353">
                <text:p>49.353</text:p>
              </table:table-cell>
              <table:table-cell office:value-type="float" office:value="146.552">
                <text:p>146.552</text:p>
              </table:table-cell>
              <table:table-cell office:value-type="float" office:value="193.725">
                <text:p>193.725</text:p>
              </table:table-cell>
              <table:table-cell office:value-type="float" office:value="21.543">
                <text:p>21.543</text:p>
              </table:table-cell>
              <table:table-cell office:value-type="float" office:value="10.878">
                <text:p>10.87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3.185">
                <text:p>173.185</text:p>
              </table:table-cell>
              <table:table-cell office:value-type="float" office:value="933.913">
                <text:p>933.913</text:p>
              </table:table-cell>
              <table:table-cell office:value-type="float" office:value="-48.822">
                <text:p>-48.822</text:p>
              </table:table-cell>
              <table:table-cell office:value-type="float" office:value="143.012">
                <text:p>143.012</text:p>
              </table:table-cell>
              <table:table-cell office:value-type="float" office:value="48.907">
                <text:p>48.907</text:p>
              </table:table-cell>
              <table:table-cell office:value-type="float" office:value="143.384">
                <text:p>143.384</text:p>
              </table:table-cell>
              <table:table-cell office:value-type="float" office:value="193.791">
                <text:p>193.791</text:p>
              </table:table-cell>
              <table:table-cell office:value-type="float" office:value="21.511">
                <text:p>21.511</text:p>
              </table:table-cell>
              <table:table-cell office:value-type="float" office:value="10.334">
                <text:p>10.3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73.188">
                <text:p>173.188</text:p>
              </table:table-cell>
              <table:table-cell office:value-type="float" office:value="933.759">
                <text:p>933.759</text:p>
              </table:table-cell>
              <table:table-cell office:value-type="float" office:value="-48.378">
                <text:p>-48.378</text:p>
              </table:table-cell>
              <table:table-cell office:value-type="float" office:value="139.877">
                <text:p>139.877</text:p>
              </table:table-cell>
              <table:table-cell office:value-type="float" office:value="48.456">
                <text:p>48.456</text:p>
              </table:table-cell>
              <table:table-cell office:value-type="float" office:value="140.219">
                <text:p>140.219</text:p>
              </table:table-cell>
              <table:table-cell office:value-type="float" office:value="193.859">
                <text:p>193.859</text:p>
              </table:table-cell>
              <table:table-cell office:value-type="float" office:value="21.48">
                <text:p>21.48</text:p>
              </table:table-cell>
              <table:table-cell office:value-type="float" office:value="9.789">
                <text:p>9.7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3.192">
                <text:p>173.192</text:p>
              </table:table-cell>
              <table:table-cell office:value-type="float" office:value="933.601">
                <text:p>933.601</text:p>
              </table:table-cell>
              <table:table-cell office:value-type="float" office:value="-47.931">
                <text:p>-47.931</text:p>
              </table:table-cell>
              <table:table-cell office:value-type="float" office:value="136.745">
                <text:p>136.745</text:p>
              </table:table-cell>
              <table:table-cell office:value-type="float" office:value="48.002">
                <text:p>48.002</text:p>
              </table:table-cell>
              <table:table-cell office:value-type="float" office:value="137.057">
                <text:p>137.057</text:p>
              </table:table-cell>
              <table:table-cell office:value-type="float" office:value="193.929">
                <text:p>193.929</text:p>
              </table:table-cell>
              <table:table-cell office:value-type="float" office:value="21.45">
                <text:p>21.45</text:p>
              </table:table-cell>
              <table:table-cell office:value-type="float" office:value="9.245">
                <text:p>9.2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73.195">
                <text:p>173.195</text:p>
              </table:table-cell>
              <table:table-cell office:value-type="float" office:value="933.44">
                <text:p>933.44</text:p>
              </table:table-cell>
              <table:table-cell office:value-type="float" office:value="-47.479">
                <text:p>-47.479</text:p>
              </table:table-cell>
              <table:table-cell office:value-type="float" office:value="133.614">
                <text:p>133.614</text:p>
              </table:table-cell>
              <table:table-cell office:value-type="float" office:value="47.544">
                <text:p>47.544</text:p>
              </table:table-cell>
              <table:table-cell office:value-type="float" office:value="133.897">
                <text:p>133.897</text:p>
              </table:table-cell>
              <table:table-cell office:value-type="float" office:value="194.002">
                <text:p>194.002</text:p>
              </table:table-cell>
              <table:table-cell office:value-type="float" office:value="21.42">
                <text:p>21.4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3.199">
                <text:p>173.199</text:p>
              </table:table-cell>
              <table:table-cell office:value-type="float" office:value="933.275">
                <text:p>933.275</text:p>
              </table:table-cell>
              <table:table-cell office:value-type="float" office:value="-47.023">
                <text:p>-47.023</text:p>
              </table:table-cell>
              <table:table-cell office:value-type="float" office:value="130.487">
                <text:p>130.487</text:p>
              </table:table-cell>
              <table:table-cell office:value-type="float" office:value="47.082">
                <text:p>47.082</text:p>
              </table:table-cell>
              <table:table-cell office:value-type="float" office:value="130.741">
                <text:p>130.741</text:p>
              </table:table-cell>
              <table:table-cell office:value-type="float" office:value="194.077">
                <text:p>194.077</text:p>
              </table:table-cell>
              <table:table-cell office:value-type="float" office:value="21.392">
                <text:p>21.392</text:p>
              </table:table-cell>
              <table:table-cell office:value-type="float" office:value="8.154">
                <text:p>8.15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3.202">
                <text:p>173.202</text:p>
              </table:table-cell>
              <table:table-cell office:value-type="float" office:value="933.105">
                <text:p>933.105</text:p>
              </table:table-cell>
              <table:table-cell office:value-type="float" office:value="-46.563">
                <text:p>-46.563</text:p>
              </table:table-cell>
              <table:table-cell office:value-type="float" office:value="127.361">
                <text:p>127.361</text:p>
              </table:table-cell>
              <table:table-cell office:value-type="float" office:value="46.616">
                <text:p>46.616</text:p>
              </table:table-cell>
              <table:table-cell office:value-type="float" office:value="127.588">
                <text:p>127.588</text:p>
              </table:table-cell>
              <table:table-cell office:value-type="float" office:value="194.154">
                <text:p>194.154</text:p>
              </table:table-cell>
              <table:table-cell office:value-type="float" office:value="21.364">
                <text:p>21.364</text:p>
              </table:table-cell>
              <table:table-cell office:value-type="float" office:value="7.608">
                <text:p>7.6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73.206">
                <text:p>173.206</text:p>
              </table:table-cell>
              <table:table-cell office:value-type="float" office:value="932.932">
                <text:p>932.932</text:p>
              </table:table-cell>
              <table:table-cell office:value-type="float" office:value="-46.099">
                <text:p>-46.099</text:p>
              </table:table-cell>
              <table:table-cell office:value-type="float" office:value="124.238">
                <text:p>124.238</text:p>
              </table:table-cell>
              <table:table-cell office:value-type="float" office:value="46.145">
                <text:p>46.145</text:p>
              </table:table-cell>
              <table:table-cell office:value-type="float" office:value="124.439">
                <text:p>124.439</text:p>
              </table:table-cell>
              <table:table-cell office:value-type="float" office:value="194.234">
                <text:p>194.234</text:p>
              </table:table-cell>
              <table:table-cell office:value-type="float" office:value="21.338">
                <text:p>21.338</text:p>
              </table:table-cell>
              <table:table-cell office:value-type="float" office:value="7.062">
                <text:p>7.06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73.21">
                <text:p>173.21</text:p>
              </table:table-cell>
              <table:table-cell office:value-type="float" office:value="932.755">
                <text:p>932.755</text:p>
              </table:table-cell>
              <table:table-cell office:value-type="float" office:value="-45.63">
                <text:p>-45.63</text:p>
              </table:table-cell>
              <table:table-cell office:value-type="float" office:value="121.118">
                <text:p>121.118</text:p>
              </table:table-cell>
              <table:table-cell office:value-type="float" office:value="45.671">
                <text:p>45.671</text:p>
              </table:table-cell>
              <table:table-cell office:value-type="float" office:value="121.293">
                <text:p>121.293</text:p>
              </table:table-cell>
              <table:table-cell office:value-type="float" office:value="194.316">
                <text:p>194.316</text:p>
              </table:table-cell>
              <table:table-cell office:value-type="float" office:value="21.313">
                <text:p>21.313</text:p>
              </table:table-cell>
              <table:table-cell office:value-type="float" office:value="6.517">
                <text:p>6.51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73.214">
                <text:p>173.214</text:p>
              </table:table-cell>
              <table:table-cell office:value-type="float" office:value="932.573">
                <text:p>932.573</text:p>
              </table:table-cell>
              <table:table-cell office:value-type="float" office:value="-45.156">
                <text:p>-45.156</text:p>
              </table:table-cell>
              <table:table-cell office:value-type="float" office:value="118">
                <text:p>118</text:p>
              </table:table-cell>
              <table:table-cell office:value-type="float" office:value="45.192">
                <text:p>45.192</text:p>
              </table:table-cell>
              <table:table-cell office:value-type="float" office:value="118.151">
                <text:p>118.151</text:p>
              </table:table-cell>
              <table:table-cell office:value-type="float" office:value="194.402">
                <text:p>194.402</text:p>
              </table:table-cell>
              <table:table-cell office:value-type="float" office:value="21.289">
                <text:p>21.289</text:p>
              </table:table-cell>
              <table:table-cell office:value-type="float" office:value="5.971">
                <text:p>5.97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3.218">
                <text:p>173.218</text:p>
              </table:table-cell>
              <table:table-cell office:value-type="float" office:value="932.386">
                <text:p>932.386</text:p>
              </table:table-cell>
              <table:table-cell office:value-type="float" office:value="-44.678">
                <text:p>-44.678</text:p>
              </table:table-cell>
              <table:table-cell office:value-type="float" office:value="114.885">
                <text:p>114.885</text:p>
              </table:table-cell>
              <table:table-cell office:value-type="float" office:value="44.708">
                <text:p>44.708</text:p>
              </table:table-cell>
              <table:table-cell office:value-type="float" office:value="115.013">
                <text:p>115.013</text:p>
              </table:table-cell>
              <table:table-cell office:value-type="float" office:value="194.49">
                <text:p>194.49</text:p>
              </table:table-cell>
              <table:table-cell office:value-type="float" office:value="21.266">
                <text:p>21.266</text:p>
              </table:table-cell>
              <table:table-cell office:value-type="float" office:value="5.425">
                <text:p>5.4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3.222">
                <text:p>173.222</text:p>
              </table:table-cell>
              <table:table-cell office:value-type="float" office:value="932.193">
                <text:p>932.193</text:p>
              </table:table-cell>
              <table:table-cell office:value-type="float" office:value="-44.195">
                <text:p>-44.195</text:p>
              </table:table-cell>
              <table:table-cell office:value-type="float" office:value="111.773">
                <text:p>111.773</text:p>
              </table:table-cell>
              <table:table-cell office:value-type="float" office:value="44.22">
                <text:p>44.22</text:p>
              </table:table-cell>
              <table:table-cell office:value-type="float" office:value="111.879">
                <text:p>111.879</text:p>
              </table:table-cell>
              <table:table-cell office:value-type="float" office:value="194.582">
                <text:p>194.582</text:p>
              </table:table-cell>
              <table:table-cell office:value-type="float" office:value="21.245">
                <text:p>21.245</text:p>
              </table:table-cell>
              <table:table-cell office:value-type="float" office:value="4.877">
                <text:p>4.8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73.227">
                <text:p>173.227</text:p>
              </table:table-cell>
              <table:table-cell office:value-type="float" office:value="931.996">
                <text:p>931.996</text:p>
              </table:table-cell>
              <table:table-cell office:value-type="float" office:value="-43.707">
                <text:p>-43.707</text:p>
              </table:table-cell>
              <table:table-cell office:value-type="float" office:value="108.664">
                <text:p>108.664</text:p>
              </table:table-cell>
              <table:table-cell office:value-type="float" office:value="43.727">
                <text:p>43.727</text:p>
              </table:table-cell>
              <table:table-cell office:value-type="float" office:value="108.75">
                <text:p>108.75</text:p>
              </table:table-cell>
              <table:table-cell office:value-type="float" office:value="194.678">
                <text:p>194.678</text:p>
              </table:table-cell>
              <table:table-cell office:value-type="float" office:value="21.226">
                <text:p>21.226</text:p>
              </table:table-cell>
              <table:table-cell office:value-type="float" office:value="4.329">
                <text:p>4.32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3.231">
                <text:p>173.231</text:p>
              </table:table-cell>
              <table:table-cell office:value-type="float" office:value="931.793">
                <text:p>931.793</text:p>
              </table:table-cell>
              <table:table-cell office:value-type="float" office:value="-43.213">
                <text:p>-43.213</text:p>
              </table:table-cell>
              <table:table-cell office:value-type="float" office:value="105.559">
                <text:p>105.559</text:p>
              </table:table-cell>
              <table:table-cell office:value-type="float" office:value="43.229">
                <text:p>43.229</text:p>
              </table:table-cell>
              <table:table-cell office:value-type="float" office:value="105.626">
                <text:p>105.626</text:p>
              </table:table-cell>
              <table:table-cell office:value-type="float" office:value="194.777">
                <text:p>194.777</text:p>
              </table:table-cell>
              <table:table-cell office:value-type="float" office:value="21.208">
                <text:p>21.20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3.236">
                <text:p>173.236</text:p>
              </table:table-cell>
              <table:table-cell office:value-type="float" office:value="931.584">
                <text:p>931.584</text:p>
              </table:table-cell>
              <table:table-cell office:value-type="float" office:value="-42.714">
                <text:p>-42.714</text:p>
              </table:table-cell>
              <table:table-cell office:value-type="float" office:value="102.457">
                <text:p>102.457</text:p>
              </table:table-cell>
              <table:table-cell office:value-type="float" office:value="42.727">
                <text:p>42.727</text:p>
              </table:table-cell>
              <table:table-cell office:value-type="float" office:value="102.508">
                <text:p>102.508</text:p>
              </table:table-cell>
              <table:table-cell office:value-type="float" office:value="194.88">
                <text:p>194.88</text:p>
              </table:table-cell>
              <table:table-cell office:value-type="float" office:value="21.192">
                <text:p>21.192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3.241">
                <text:p>173.241</text:p>
              </table:table-cell>
              <table:table-cell office:value-type="float" office:value="931.368">
                <text:p>931.368</text:p>
              </table:table-cell>
              <table:table-cell office:value-type="float" office:value="-42.21">
                <text:p>-42.21</text:p>
              </table:table-cell>
              <table:table-cell office:value-type="float" office:value="99.359">
                <text:p>99.359</text:p>
              </table:table-cell>
              <table:table-cell office:value-type="float" office:value="42.219">
                <text:p>42.219</text:p>
              </table:table-cell>
              <table:table-cell office:value-type="float" office:value="99.395">
                <text:p>99.395</text:p>
              </table:table-cell>
              <table:table-cell office:value-type="float" office:value="194.987">
                <text:p>194.987</text:p>
              </table:table-cell>
              <table:table-cell office:value-type="float" office:value="21.179">
                <text:p>21.179</text:p>
              </table:table-cell>
              <table:table-cell office:value-type="float" office:value="2.678">
                <text:p>2.67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3.247">
                <text:p>173.247</text:p>
              </table:table-cell>
              <table:table-cell office:value-type="float" office:value="931.146">
                <text:p>931.146</text:p>
              </table:table-cell>
              <table:table-cell office:value-type="float" office:value="-41.7">
                <text:p>-41.7</text:p>
              </table:table-cell>
              <table:table-cell office:value-type="float" office:value="96.265">
                <text:p>96.265</text:p>
              </table:table-cell>
              <table:table-cell office:value-type="float" office:value="41.706">
                <text:p>41.706</text:p>
              </table:table-cell>
              <table:table-cell office:value-type="float" office:value="96.288">
                <text:p>96.288</text:p>
              </table:table-cell>
              <table:table-cell office:value-type="float" office:value="195.1">
                <text:p>195.1</text:p>
              </table:table-cell>
              <table:table-cell office:value-type="float" office:value="21.168">
                <text:p>21.168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3.252">
                <text:p>173.252</text:p>
              </table:table-cell>
              <table:table-cell office:value-type="float" office:value="930.917">
                <text:p>930.917</text:p>
              </table:table-cell>
              <table:table-cell office:value-type="float" office:value="-41.184">
                <text:p>-41.184</text:p>
              </table:table-cell>
              <table:table-cell office:value-type="float" office:value="93.175">
                <text:p>93.175</text:p>
              </table:table-cell>
              <table:table-cell office:value-type="float" office:value="41.188">
                <text:p>41.188</text:p>
              </table:table-cell>
              <table:table-cell office:value-type="float" office:value="93.188">
                <text:p>93.188</text:p>
              </table:table-cell>
              <table:table-cell office:value-type="float" office:value="195.217">
                <text:p>195.217</text:p>
              </table:table-cell>
              <table:table-cell office:value-type="float" office:value="21.159">
                <text:p>21.159</text:p>
              </table:table-cell>
              <table:table-cell office:value-type="float" office:value="1.571">
                <text:p>1.57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73.258">
                <text:p>173.258</text:p>
              </table:table-cell>
              <table:table-cell office:value-type="float" office:value="930.678">
                <text:p>930.678</text:p>
              </table:table-cell>
              <table:table-cell office:value-type="float" office:value="-40.66">
                <text:p>-40.66</text:p>
              </table:table-cell>
              <table:table-cell office:value-type="float" office:value="90.09">
                <text:p>90.09</text:p>
              </table:table-cell>
              <table:table-cell office:value-type="float" office:value="40.661">
                <text:p>40.661</text:p>
              </table:table-cell>
              <table:table-cell office:value-type="float" office:value="90.097">
                <text:p>90.097</text:p>
              </table:table-cell>
              <table:table-cell office:value-type="float" office:value="195.34">
                <text:p>195.34</text:p>
              </table:table-cell>
              <table:table-cell office:value-type="float" office:value="21.152">
                <text:p>21.152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73.264">
                <text:p>173.264</text:p>
              </table:table-cell>
              <table:table-cell office:value-type="float" office:value="930.43">
                <text:p>930.43</text:p>
              </table:table-cell>
              <table:table-cell office:value-type="float" office:value="-40.126">
                <text:p>-40.126</text:p>
              </table:table-cell>
              <table:table-cell office:value-type="float" office:value="86.996">
                <text:p>86.996</text:p>
              </table:table-cell>
              <table:table-cell office:value-type="float" office:value="40.127">
                <text:p>40.127</text:p>
              </table:table-cell>
              <table:table-cell office:value-type="float" office:value="86.999">
                <text:p>86.999</text:p>
              </table:table-cell>
              <table:table-cell office:value-type="float" office:value="195.47">
                <text:p>195.47</text:p>
              </table:table-cell>
              <table:table-cell office:value-type="float" office:value="21.148">
                <text:p>21.148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73.271">
                <text:p>173.271</text:p>
              </table:table-cell>
              <table:table-cell office:value-type="float" office:value="930.174">
                <text:p>930.174</text:p>
              </table:table-cell>
              <table:table-cell office:value-type="float" office:value="-39.586">
                <text:p>-39.586</text:p>
              </table:table-cell>
              <table:table-cell office:value-type="float" office:value="83.887">
                <text:p>83.887</text:p>
              </table:table-cell>
              <table:table-cell office:value-type="float" office:value="39.586">
                <text:p>39.586</text:p>
              </table:table-cell>
              <table:table-cell office:value-type="float" office:value="83.888">
                <text:p>83.888</text:p>
              </table:table-cell>
              <table:table-cell office:value-type="float" office:value="195.606">
                <text:p>195.606</text:p>
              </table:table-cell>
              <table:table-cell office:value-type="float" office:value="21.145">
                <text:p>21.145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3.277">
                <text:p>173.277</text:p>
              </table:table-cell>
              <table:table-cell office:value-type="float" office:value="929.907">
                <text:p>929.907</text:p>
              </table:table-cell>
              <table:table-cell office:value-type="float" office:value="-39.039">
                <text:p>-39.039</text:p>
              </table:table-cell>
              <table:table-cell office:value-type="float" office:value="80.784">
                <text:p>80.784</text:p>
              </table:table-cell>
              <table:table-cell office:value-type="float" office:value="39.039">
                <text:p>39.039</text:p>
              </table:table-cell>
              <table:table-cell office:value-type="float" office:value="80.784">
                <text:p>80.784</text:p>
              </table:table-cell>
              <table:table-cell office:value-type="float" office:value="195.749">
                <text:p>195.749</text:p>
              </table:table-cell>
              <table:table-cell office:value-type="float" office:value="21.144">
                <text:p>21.14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3.284">
                <text:p>173.284</text:p>
              </table:table-cell>
              <table:table-cell office:value-type="float" office:value="929.631">
                <text:p>929.631</text:p>
              </table:table-cell>
              <table:table-cell office:value-type="float" office:value="-38.485">
                <text:p>-38.485</text:p>
              </table:table-cell>
              <table:table-cell office:value-type="float" office:value="77.686">
                <text:p>77.686</text:p>
              </table:table-cell>
              <table:table-cell office:value-type="float" office:value="38.485">
                <text:p>38.485</text:p>
              </table:table-cell>
              <table:table-cell office:value-type="float" office:value="77.687">
                <text:p>77.687</text:p>
              </table:table-cell>
              <table:table-cell office:value-type="float" office:value="195.9">
                <text:p>195.9</text:p>
              </table:table-cell>
              <table:table-cell office:value-type="float" office:value="21.146">
                <text:p>21.146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3.292">
                <text:p>173.292</text:p>
              </table:table-cell>
              <table:table-cell office:value-type="float" office:value="929.344">
                <text:p>929.344</text:p>
              </table:table-cell>
              <table:table-cell office:value-type="float" office:value="-37.924">
                <text:p>-37.924</text:p>
              </table:table-cell>
              <table:table-cell office:value-type="float" office:value="74.595">
                <text:p>74.595</text:p>
              </table:table-cell>
              <table:table-cell office:value-type="float" office:value="37.924">
                <text:p>37.924</text:p>
              </table:table-cell>
              <table:table-cell office:value-type="float" office:value="74.597">
                <text:p>74.597</text:p>
              </table:table-cell>
              <table:table-cell office:value-type="float" office:value="196.059">
                <text:p>196.059</text:p>
              </table:table-cell>
              <table:table-cell office:value-type="float" office:value="21.15">
                <text:p>21.15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3.3">
                <text:p>173.3</text:p>
              </table:table-cell>
              <table:table-cell office:value-type="float" office:value="929.044">
                <text:p>929.044</text:p>
              </table:table-cell>
              <table:table-cell office:value-type="float" office:value="-37.355">
                <text:p>-37.355</text:p>
              </table:table-cell>
              <table:table-cell office:value-type="float" office:value="71.509">
                <text:p>71.509</text:p>
              </table:table-cell>
              <table:table-cell office:value-type="float" office:value="37.356">
                <text:p>37.356</text:p>
              </table:table-cell>
              <table:table-cell office:value-type="float" office:value="71.515">
                <text:p>71.515</text:p>
              </table:table-cell>
              <table:table-cell office:value-type="float" office:value="196.227">
                <text:p>196.227</text:p>
              </table:table-cell>
              <table:table-cell office:value-type="float" office:value="21.157">
                <text:p>21.157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73.308">
                <text:p>173.308</text:p>
              </table:table-cell>
              <table:table-cell office:value-type="float" office:value="928.732">
                <text:p>928.732</text:p>
              </table:table-cell>
              <table:table-cell office:value-type="float" office:value="-36.779">
                <text:p>-36.779</text:p>
              </table:table-cell>
              <table:table-cell office:value-type="float" office:value="68.43">
                <text:p>68.43</text:p>
              </table:table-cell>
              <table:table-cell office:value-type="float" office:value="36.782">
                <text:p>36.782</text:p>
              </table:table-cell>
              <table:table-cell office:value-type="float" office:value="68.441">
                <text:p>68.441</text:p>
              </table:table-cell>
              <table:table-cell office:value-type="float" office:value="196.405">
                <text:p>196.405</text:p>
              </table:table-cell>
              <table:table-cell office:value-type="float" office:value="21.168">
                <text:p>21.168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3.317">
                <text:p>173.317</text:p>
              </table:table-cell>
              <table:table-cell office:value-type="float" office:value="928.412">
                <text:p>928.412</text:p>
              </table:table-cell>
              <table:table-cell office:value-type="float" office:value="-36.206">
                <text:p>-36.206</text:p>
              </table:table-cell>
              <table:table-cell office:value-type="float" office:value="65.365">
                <text:p>65.365</text:p>
              </table:table-cell>
              <table:table-cell office:value-type="float" office:value="36.213">
                <text:p>36.213</text:p>
              </table:table-cell>
              <table:table-cell office:value-type="float" office:value="65.395">
                <text:p>65.395</text:p>
              </table:table-cell>
              <table:table-cell office:value-type="float" office:value="196.591">
                <text:p>196.591</text:p>
              </table:table-cell>
              <table:table-cell office:value-type="float" office:value="21.185">
                <text:p>21.185</text:p>
              </table:table-cell>
              <table:table-cell office:value-type="float" office:value="1.971">
                <text:p>1.97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3.326">
                <text:p>173.326</text:p>
              </table:table-cell>
              <table:table-cell office:value-type="float" office:value="928.077">
                <text:p>928.077</text:p>
              </table:table-cell>
              <table:table-cell office:value-type="float" office:value="-35.623">
                <text:p>-35.623</text:p>
              </table:table-cell>
              <table:table-cell office:value-type="float" office:value="62.37">
                <text:p>62.37</text:p>
              </table:table-cell>
              <table:table-cell office:value-type="float" office:value="35.637">
                <text:p>35.637</text:p>
              </table:table-cell>
              <table:table-cell office:value-type="float" office:value="62.429">
                <text:p>62.429</text:p>
              </table:table-cell>
              <table:table-cell office:value-type="float" office:value="196.789">
                <text:p>196.789</text:p>
              </table:table-cell>
              <table:table-cell office:value-type="float" office:value="21.21">
                <text:p>21.21</text:p>
              </table:table-cell>
              <table:table-cell office:value-type="float" office:value="2.693">
                <text:p>2.69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73.336">
                <text:p>173.336</text:p>
              </table:table-cell>
              <table:table-cell office:value-type="float" office:value="927.725">
                <text:p>927.725</text:p>
              </table:table-cell>
              <table:table-cell office:value-type="float" office:value="-35.032">
                <text:p>-35.032</text:p>
              </table:table-cell>
              <table:table-cell office:value-type="float" office:value="59.382">
                <text:p>59.382</text:p>
              </table:table-cell>
              <table:table-cell office:value-type="float" office:value="35.056">
                <text:p>35.056</text:p>
              </table:table-cell>
              <table:table-cell office:value-type="float" office:value="59.481">
                <text:p>59.481</text:p>
              </table:table-cell>
              <table:table-cell office:value-type="float" office:value="197">
                <text:p>197</text:p>
              </table:table-cell>
              <table:table-cell office:value-type="float" office:value="21.244">
                <text:p>21.244</text:p>
              </table:table-cell>
              <table:table-cell office:value-type="float" office:value="3.422">
                <text:p>3.42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73.347">
                <text:p>173.347</text:p>
              </table:table-cell>
              <table:table-cell office:value-type="float" office:value="927.355">
                <text:p>927.355</text:p>
              </table:table-cell>
              <table:table-cell office:value-type="float" office:value="-34.43">
                <text:p>-34.43</text:p>
              </table:table-cell>
              <table:table-cell office:value-type="float" office:value="56.405">
                <text:p>56.405</text:p>
              </table:table-cell>
              <table:table-cell office:value-type="float" office:value="34.468">
                <text:p>34.468</text:p>
              </table:table-cell>
              <table:table-cell office:value-type="float" office:value="56.559">
                <text:p>56.559</text:p>
              </table:table-cell>
              <table:table-cell office:value-type="float" office:value="197.227">
                <text:p>197.227</text:p>
              </table:table-cell>
              <table:table-cell office:value-type="float" office:value="21.288">
                <text:p>21.288</text:p>
              </table:table-cell>
              <table:table-cell office:value-type="float" office:value="4.158">
                <text:p>4.15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3.359">
                <text:p>173.359</text:p>
              </table:table-cell>
              <table:table-cell office:value-type="float" office:value="926.965">
                <text:p>926.965</text:p>
              </table:table-cell>
              <table:table-cell office:value-type="float" office:value="-33.819">
                <text:p>-33.819</text:p>
              </table:table-cell>
              <table:table-cell office:value-type="float" office:value="53.44">
                <text:p>53.44</text:p>
              </table:table-cell>
              <table:table-cell office:value-type="float" office:value="33.874">
                <text:p>33.874</text:p>
              </table:table-cell>
              <table:table-cell office:value-type="float" office:value="53.665">
                <text:p>53.665</text:p>
              </table:table-cell>
              <table:table-cell office:value-type="float" office:value="197.471">
                <text:p>197.471</text:p>
              </table:table-cell>
              <table:table-cell office:value-type="float" office:value="21.345">
                <text:p>21.345</text:p>
              </table:table-cell>
              <table:table-cell office:value-type="float" office:value="4.902">
                <text:p>4.90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73.371">
                <text:p>173.371</text:p>
              </table:table-cell>
              <table:table-cell office:value-type="float" office:value="926.557">
                <text:p>926.557</text:p>
              </table:table-cell>
              <table:table-cell office:value-type="float" office:value="-33.206">
                <text:p>-33.206</text:p>
              </table:table-cell>
              <table:table-cell office:value-type="float" office:value="50.409">
                <text:p>50.409</text:p>
              </table:table-cell>
              <table:table-cell office:value-type="float" office:value="33.251">
                <text:p>33.251</text:p>
              </table:table-cell>
              <table:table-cell office:value-type="float" office:value="50.595">
                <text:p>50.595</text:p>
              </table:table-cell>
              <table:table-cell office:value-type="float" office:value="197.731">
                <text:p>197.731</text:p>
              </table:table-cell>
              <table:table-cell office:value-type="float" office:value="21.397">
                <text:p>21.397</text:p>
              </table:table-cell>
              <table:table-cell office:value-type="float" office:value="4.334">
                <text:p>4.3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3.383">
                <text:p>173.383</text:p>
              </table:table-cell>
              <table:table-cell office:value-type="float" office:value="926.143">
                <text:p>926.143</text:p>
              </table:table-cell>
              <table:table-cell office:value-type="float" office:value="-32.61">
                <text:p>-32.61</text:p>
              </table:table-cell>
              <table:table-cell office:value-type="float" office:value="47.403">
                <text:p>47.403</text:p>
              </table:table-cell>
              <table:table-cell office:value-type="float" office:value="32.638">
                <text:p>32.638</text:p>
              </table:table-cell>
              <table:table-cell office:value-type="float" office:value="47.518">
                <text:p>47.518</text:p>
              </table:table-cell>
              <table:table-cell office:value-type="float" office:value="198">
                <text:p>198</text:p>
              </table:table-cell>
              <table:table-cell office:value-type="float" office:value="21.439">
                <text:p>21.439</text:p>
              </table:table-cell>
              <table:table-cell office:value-type="float" office:value="3.304">
                <text:p>3.30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3.397">
                <text:p>173.397</text:p>
              </table:table-cell>
              <table:table-cell office:value-type="float" office:value="925.703">
                <text:p>925.703</text:p>
              </table:table-cell>
              <table:table-cell office:value-type="float" office:value="-32.003">
                <text:p>-32.003</text:p>
              </table:table-cell>
              <table:table-cell office:value-type="float" office:value="44.546">
                <text:p>44.546</text:p>
              </table:table-cell>
              <table:table-cell office:value-type="float" office:value="32.018">
                <text:p>32.018</text:p>
              </table:table-cell>
              <table:table-cell office:value-type="float" office:value="44.606">
                <text:p>44.606</text:p>
              </table:table-cell>
              <table:table-cell office:value-type="float" office:value="198.292">
                <text:p>198.292</text:p>
              </table:table-cell>
              <table:table-cell office:value-type="float" office:value="21.47">
                <text:p>21.47</text:p>
              </table:table-cell>
              <table:table-cell office:value-type="float" office:value="2.311">
                <text:p>2.3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73.412">
                <text:p>173.412</text:p>
              </table:table-cell>
              <table:table-cell office:value-type="float" office:value="925.234">
                <text:p>925.234</text:p>
              </table:table-cell>
              <table:table-cell office:value-type="float" office:value="-31.386">
                <text:p>-31.386</text:p>
              </table:table-cell>
              <table:table-cell office:value-type="float" office:value="41.698">
                <text:p>41.698</text:p>
              </table:table-cell>
              <table:table-cell office:value-type="float" office:value="31.391">
                <text:p>31.391</text:p>
              </table:table-cell>
              <table:table-cell office:value-type="float" office:value="41.718">
                <text:p>41.718</text:p>
              </table:table-cell>
              <table:table-cell office:value-type="float" office:value="198.61">
                <text:p>198.61</text:p>
              </table:table-cell>
              <table:table-cell office:value-type="float" office:value="21.49">
                <text:p>21.49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3.427">
                <text:p>173.427</text:p>
              </table:table-cell>
              <table:table-cell office:value-type="float" office:value="924.769">
                <text:p>924.769</text:p>
              </table:table-cell>
              <table:table-cell office:value-type="float" office:value="-30.805">
                <text:p>-30.805</text:p>
              </table:table-cell>
              <table:table-cell office:value-type="float" office:value="38.868">
                <text:p>38.868</text:p>
              </table:table-cell>
              <table:table-cell office:value-type="float" office:value="30.805">
                <text:p>30.805</text:p>
              </table:table-cell>
              <table:table-cell office:value-type="float" office:value="38.869">
                <text:p>38.869</text:p>
              </table:table-cell>
              <table:table-cell office:value-type="float" office:value="198.931">
                <text:p>198.931</text:p>
              </table:table-cell>
              <table:table-cell office:value-type="float" office:value="21.485">
                <text:p>21.485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3.443">
                <text:p>173.443</text:p>
              </table:table-cell>
              <table:table-cell office:value-type="float" office:value="924.28">
                <text:p>924.28</text:p>
              </table:table-cell>
              <table:table-cell office:value-type="float" office:value="-30.223">
                <text:p>-30.223</text:p>
              </table:table-cell>
              <table:table-cell office:value-type="float" office:value="36.29">
                <text:p>36.29</text:p>
              </table:table-cell>
              <table:table-cell office:value-type="float" office:value="30.234">
                <text:p>30.234</text:p>
              </table:table-cell>
              <table:table-cell office:value-type="float" office:value="36.342">
                <text:p>36.342</text:p>
              </table:table-cell>
              <table:table-cell office:value-type="float" office:value="199.276">
                <text:p>199.276</text:p>
              </table:table-cell>
              <table:table-cell office:value-type="float" office:value="21.454">
                <text:p>21.454</text:p>
              </table:table-cell>
              <table:table-cell office:value-type="float" office:value="1.934">
                <text:p>1.9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73.46">
                <text:p>173.46</text:p>
              </table:table-cell>
              <table:table-cell office:value-type="float" office:value="923.752">
                <text:p>923.752</text:p>
              </table:table-cell>
              <table:table-cell office:value-type="float" office:value="-29.627">
                <text:p>-29.627</text:p>
              </table:table-cell>
              <table:table-cell office:value-type="float" office:value="33.802">
                <text:p>33.802</text:p>
              </table:table-cell>
              <table:table-cell office:value-type="float" office:value="29.669">
                <text:p>29.669</text:p>
              </table:table-cell>
              <table:table-cell office:value-type="float" office:value="33.991">
                <text:p>33.991</text:p>
              </table:table-cell>
              <table:table-cell office:value-type="float" office:value="199.653">
                <text:p>199.653</text:p>
              </table:table-cell>
              <table:table-cell office:value-type="float" office:value="21.391">
                <text:p>21.391</text:p>
              </table:table-cell>
              <table:table-cell office:value-type="float" office:value="3.584">
                <text:p>3.5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73.483">
                <text:p>173.483</text:p>
              </table:table-cell>
              <table:table-cell office:value-type="float" office:value="923.097">
                <text:p>923.097</text:p>
              </table:table-cell>
              <table:table-cell office:value-type="float" office:value="-28.928">
                <text:p>-28.928</text:p>
              </table:table-cell>
              <table:table-cell office:value-type="float" office:value="31.268">
                <text:p>31.268</text:p>
              </table:table-cell>
              <table:table-cell office:value-type="float" office:value="28.985">
                <text:p>28.985</text:p>
              </table:table-cell>
              <table:table-cell office:value-type="float" office:value="31.536">
                <text:p>31.536</text:p>
              </table:table-cell>
              <table:table-cell office:value-type="float" office:value="200.13">
                <text:p>200.13</text:p>
              </table:table-cell>
              <table:table-cell office:value-type="float" office:value="21.299">
                <text:p>21.29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73.507">
                <text:p>173.507</text:p>
              </table:table-cell>
              <table:table-cell office:value-type="float" office:value="922.398">
                <text:p>922.398</text:p>
              </table:table-cell>
              <table:table-cell office:value-type="float" office:value="-28.236">
                <text:p>-28.236</text:p>
              </table:table-cell>
              <table:table-cell office:value-type="float" office:value="28.298">
                <text:p>28.298</text:p>
              </table:table-cell>
              <table:table-cell office:value-type="float" office:value="28.285">
                <text:p>28.285</text:p>
              </table:table-cell>
              <table:table-cell office:value-type="float" office:value="28.536">
                <text:p>28.536</text:p>
              </table:table-cell>
              <table:table-cell office:value-type="float" office:value="200.65">
                <text:p>200.65</text:p>
              </table:table-cell>
              <table:table-cell office:value-type="float" office:value="21.209">
                <text:p>21.209</text:p>
              </table:table-cell>
              <table:table-cell office:value-type="float" office:value="3.678">
                <text:p>3.67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3.534">
                <text:p>173.534</text:p>
              </table:table-cell>
              <table:table-cell office:value-type="float" office:value="921.66">
                <text:p>921.66</text:p>
              </table:table-cell>
              <table:table-cell office:value-type="float" office:value="-27.563">
                <text:p>-27.563</text:p>
              </table:table-cell>
              <table:table-cell office:value-type="float" office:value="25.404">
                <text:p>25.404</text:p>
              </table:table-cell>
              <table:table-cell office:value-type="float" office:value="27.593">
                <text:p>27.593</text:p>
              </table:table-cell>
              <table:table-cell office:value-type="float" office:value="25.555">
                <text:p>25.555</text:p>
              </table:table-cell>
              <table:table-cell office:value-type="float" office:value="201.211">
                <text:p>201.211</text:p>
              </table:table-cell>
              <table:table-cell office:value-type="float" office:value="21.136">
                <text:p>21.136</text:p>
              </table:table-cell>
              <table:table-cell office:value-type="float" office:value="2.779">
                <text:p>2.77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3.559">
                <text:p>173.559</text:p>
              </table:table-cell>
              <table:table-cell office:value-type="float" office:value="920.979">
                <text:p>920.979</text:p>
              </table:table-cell>
              <table:table-cell office:value-type="float" office:value="-26.998">
                <text:p>-26.998</text:p>
              </table:table-cell>
              <table:table-cell office:value-type="float" office:value="22.637">
                <text:p>22.637</text:p>
              </table:table-cell>
              <table:table-cell office:value-type="float" office:value="27">
                <text:p>27</text:p>
              </table:table-cell>
              <table:table-cell office:value-type="float" office:value="22.647">
                <text:p>22.647</text:p>
              </table:table-cell>
              <table:table-cell office:value-type="float" office:value="201.738">
                <text:p>201.738</text:p>
              </table:table-cell>
              <table:table-cell office:value-type="float" office:value="21.119">
                <text:p>21.119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3.594">
                <text:p>173.594</text:p>
              </table:table-cell>
              <table:table-cell office:value-type="float" office:value="920.027">
                <text:p>920.027</text:p>
              </table:table-cell>
              <table:table-cell office:value-type="float" office:value="-26.268">
                <text:p>-26.268</text:p>
              </table:table-cell>
              <table:table-cell office:value-type="float" office:value="20.413">
                <text:p>20.413</text:p>
              </table:table-cell>
              <table:table-cell office:value-type="float" office:value="26.268">
                <text:p>26.268</text:p>
              </table:table-cell>
              <table:table-cell office:value-type="float" office:value="20.413">
                <text:p>20.413</text:p>
              </table:table-cell>
              <table:table-cell office:value-type="float" office:value="202.493">
                <text:p>202.493</text:p>
              </table:table-cell>
              <table:table-cell office:value-type="float" office:value="21.115">
                <text:p>21.115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73.625">
                <text:p>173.625</text:p>
              </table:table-cell>
              <table:table-cell office:value-type="float" office:value="919.222">
                <text:p>919.222</text:p>
              </table:table-cell>
              <table:table-cell office:value-type="float" office:value="-25.721">
                <text:p>-25.721</text:p>
              </table:table-cell>
              <table:table-cell office:value-type="float" office:value="17.688">
                <text:p>17.688</text:p>
              </table:table-cell>
              <table:table-cell office:value-type="float" office:value="25.757">
                <text:p>25.757</text:p>
              </table:table-cell>
              <table:table-cell office:value-type="float" office:value="17.902">
                <text:p>17.902</text:p>
              </table:table-cell>
              <table:table-cell office:value-type="float" office:value="203.145">
                <text:p>203.145</text:p>
              </table:table-cell>
              <table:table-cell office:value-type="float" office:value="21.029">
                <text:p>21.029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3.674">
                <text:p>173.674</text:p>
              </table:table-cell>
              <table:table-cell office:value-type="float" office:value="917.975">
                <text:p>917.975</text:p>
              </table:table-cell>
              <table:table-cell office:value-type="float" office:value="-24.95">
                <text:p>-24.95</text:p>
              </table:table-cell>
              <table:table-cell office:value-type="float" office:value="15.667">
                <text:p>15.667</text:p>
              </table:table-cell>
              <table:table-cell office:value-type="float" office:value="24.998">
                <text:p>24.998</text:p>
              </table:table-cell>
              <table:table-cell office:value-type="float" office:value="15.985">
                <text:p>15.985</text:p>
              </table:table-cell>
              <table:table-cell office:value-type="float" office:value="204.176">
                <text:p>204.176</text:p>
              </table:table-cell>
              <table:table-cell office:value-type="float" office:value="20.873">
                <text:p>20.873</text:p>
              </table:table-cell>
              <table:table-cell office:value-type="float" office:value="3.169">
                <text:p>3.1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3.724">
                <text:p>173.724</text:p>
              </table:table-cell>
              <table:table-cell office:value-type="float" office:value="916.751">
                <text:p>916.751</text:p>
              </table:table-cell>
              <table:table-cell office:value-type="float" office:value="-24.314">
                <text:p>-24.314</text:p>
              </table:table-cell>
              <table:table-cell office:value-type="float" office:value="12.779">
                <text:p>12.779</text:p>
              </table:table-cell>
              <table:table-cell office:value-type="float" office:value="24.329">
                <text:p>24.329</text:p>
              </table:table-cell>
              <table:table-cell office:value-type="float" office:value="12.89">
                <text:p>12.89</text:p>
              </table:table-cell>
              <table:table-cell office:value-type="float" office:value="205.212">
                <text:p>205.212</text:p>
              </table:table-cell>
              <table:table-cell office:value-type="float" office:value="20.79">
                <text:p>20.79</text:p>
              </table:table-cell>
              <table:table-cell office:value-type="float" office:value="1.682">
                <text:p>1.68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3.784">
                <text:p>173.784</text:p>
              </table:table-cell>
              <table:table-cell office:value-type="float" office:value="915.307">
                <text:p>915.307</text:p>
              </table:table-cell>
              <table:table-cell office:value-type="float" office:value="-23.683">
                <text:p>-23.683</text:p>
              </table:table-cell>
              <table:table-cell office:value-type="float" office:value="10.494">
                <text:p>10.494</text:p>
              </table:table-cell>
              <table:table-cell office:value-type="float" office:value="23.683">
                <text:p>23.683</text:p>
              </table:table-cell>
              <table:table-cell office:value-type="float" office:value="10.497">
                <text:p>10.497</text:p>
              </table:table-cell>
              <table:table-cell office:value-type="float" office:value="206.462">
                <text:p>206.462</text:p>
              </table:table-cell>
              <table:table-cell office:value-type="float" office:value="20.776">
                <text:p>20.776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73.848">
                <text:p>173.848</text:p>
              </table:table-cell>
              <table:table-cell office:value-type="float" office:value="913.823">
                <text:p>913.823</text:p>
              </table:table-cell>
              <table:table-cell office:value-type="float" office:value="-23.153">
                <text:p>-23.153</text:p>
              </table:table-cell>
              <table:table-cell office:value-type="float" office:value="8.363">
                <text:p>8.363</text:p>
              </table:table-cell>
              <table:table-cell office:value-type="float" office:value="23.178">
                <text:p>23.178</text:p>
              </table:table-cell>
              <table:table-cell office:value-type="float" office:value="8.611">
                <text:p>8.611</text:p>
              </table:table-cell>
              <table:table-cell office:value-type="float" office:value="207.782">
                <text:p>207.782</text:p>
              </table:table-cell>
              <table:table-cell office:value-type="float" office:value="20.906">
                <text:p>20.906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73.963">
                <text:p>173.963</text:p>
              </table:table-cell>
              <table:table-cell office:value-type="float" office:value="911.196">
                <text:p>911.196</text:p>
              </table:table-cell>
              <table:table-cell office:value-type="float" office:value="-22.392">
                <text:p>-22.392</text:p>
              </table:table-cell>
              <table:table-cell office:value-type="float" office:value="6.6">
                <text:p>6.6</text:p>
              </table:table-cell>
              <table:table-cell office:value-type="float" office:value="22.422">
                <text:p>22.422</text:p>
              </table:table-cell>
              <table:table-cell office:value-type="float" office:value="7.029">
                <text:p>7.029</text:p>
              </table:table-cell>
              <table:table-cell office:value-type="float" office:value="210.21">
                <text:p>210.21</text:p>
              </table:table-cell>
              <table:table-cell office:value-type="float" office:value="21.185">
                <text:p>21.185</text:p>
              </table:table-cell>
              <table:table-cell office:value-type="float" office:value="2.418">
                <text:p>2.41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74.091">
                <text:p>174.091</text:p>
              </table:table-cell>
              <table:table-cell office:value-type="float" office:value="908.37">
                <text:p>908.37</text:p>
              </table:table-cell>
              <table:table-cell office:value-type="float" office:value="-21.876">
                <text:p>-21.876</text:p>
              </table:table-cell>
              <table:table-cell office:value-type="float" office:value="4.039">
                <text:p>4.039</text:p>
              </table:table-cell>
              <table:table-cell office:value-type="float" office:value="21.881">
                <text:p>21.881</text:p>
              </table:table-cell>
              <table:table-cell office:value-type="float" office:value="4.143">
                <text:p>4.143</text:p>
              </table:table-cell>
              <table:table-cell office:value-type="float" office:value="212.923">
                <text:p>212.923</text:p>
              </table:table-cell>
              <table:table-cell office:value-type="float" office:value="21.303">
                <text:p>21.303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4.264">
                <text:p>174.264</text:p>
              </table:table-cell>
              <table:table-cell office:value-type="float" office:value="904.626">
                <text:p>904.626</text:p>
              </table:table-cell>
              <table:table-cell office:value-type="float" office:value="-21.445">
                <text:p>-21.445</text:p>
              </table:table-cell>
              <table:table-cell office:value-type="float" office:value="2.497">
                <text:p>2.497</text:p>
              </table:table-cell>
              <table:table-cell office:value-type="float" office:value="21.483">
                <text:p>21.483</text:p>
              </table:table-cell>
              <table:table-cell office:value-type="float" office:value="3.747">
                <text:p>3.747</text:p>
              </table:table-cell>
              <table:table-cell office:value-type="float" office:value="216.645">
                <text:p>216.645</text:p>
              </table:table-cell>
              <table:table-cell office:value-type="float" office:value="21.786">
                <text:p>21.786</text:p>
              </table:table-cell>
              <table:table-cell office:value-type="float" office:value="2.794">
                <text:p>2.79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4.681">
                <text:p>174.681</text:p>
              </table:table-cell>
              <table:table-cell office:value-type="float" office:value="895.782">
                <text:p>895.782</text:p>
              </table:table-cell>
              <table:table-cell office:value-type="float" office:value="-20.948">
                <text:p>-20.948</text:p>
              </table:table-cell>
              <table:table-cell office:value-type="float" office:value="1.19">
                <text:p>1.19</text:p>
              </table:table-cell>
              <table:table-cell office:value-type="float" office:value="20.96">
                <text:p>20.96</text:p>
              </table:table-cell>
              <table:table-cell office:value-type="float" office:value="3.384">
                <text:p>3.384</text:p>
              </table:table-cell>
              <table:table-cell office:value-type="float" office:value="226.011">
                <text:p>226.011</text:p>
              </table:table-cell>
              <table:table-cell office:value-type="float" office:value="23.108">
                <text:p>23.108</text:p>
              </table:table-cell>
              <table:table-cell office:value-type="float" office:value="3.168">
                <text:p>3.16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4.878">
                <text:p>174.878</text:p>
              </table:table-cell>
              <table:table-cell office:value-type="float" office:value="891.643">
                <text:p>891.643</text:p>
              </table:table-cell>
              <table:table-cell office:value-type="float" office:value="-21">
                <text:p>-21</text:p>
              </table:table-cell>
              <table:table-cell office:value-type="float" office:value="-0.266">
                <text:p>-0.266</text:p>
              </table:table-cell>
              <table:table-cell office:value-type="float" office:value="21.066">
                <text:p>21.066</text:p>
              </table:table-cell>
              <table:table-cell office:value-type="float" office:value="3.624">
                <text:p>3.624</text:p>
              </table:table-cell>
              <table:table-cell office:value-type="float" office:value="230.501">
                <text:p>230.501</text:p>
              </table:table-cell>
              <table:table-cell office:value-type="float" office:value="22.395">
                <text:p>22.395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5.311">
                <text:p>175.311</text:p>
              </table:table-cell>
              <table:table-cell office:value-type="float" office:value="882.539">
                <text:p>882.539</text:p>
              </table:table-cell>
              <table:table-cell office:value-type="float" office:value="-21.103">
                <text:p>-21.103</text:p>
              </table:table-cell>
              <table:table-cell office:value-type="float" office:value="-0.236">
                <text:p>-0.236</text:p>
              </table:table-cell>
              <table:table-cell office:value-type="float" office:value="21.108">
                <text:p>21.108</text:p>
              </table:table-cell>
              <table:table-cell office:value-type="float" office:value="2.131">
                <text:p>2.131</text:p>
              </table:table-cell>
              <table:table-cell office:value-type="float" office:value="239.987">
                <text:p>239.987</text:p>
              </table:table-cell>
              <table:table-cell office:value-type="float" office:value="21.479">
                <text:p>21.479</text:p>
              </table:table-cell>
              <table:table-cell office:value-type="float" office:value="2.118">
                <text:p>2.1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75.639">
                <text:p>175.639</text:p>
              </table:table-cell>
              <table:table-cell office:value-type="float" office:value="875.623">
                <text:p>875.623</text:p>
              </table:table-cell>
              <table:table-cell office:value-type="float" office:value="-21.074">
                <text:p>-21.074</text:p>
              </table:table-cell>
              <table:table-cell office:value-type="float" office:value="0.088">
                <text:p>0.088</text:p>
              </table:table-cell>
              <table:table-cell office:value-type="float" office:value="21.086">
                <text:p>21.086</text:p>
              </table:table-cell>
              <table:table-cell office:value-type="float" office:value="2.198">
                <text:p>2.198</text:p>
              </table:table-cell>
              <table:table-cell office:value-type="float" office:value="247.149">
                <text:p>247.149</text:p>
              </table:table-cell>
              <table:table-cell office:value-type="float" office:value="22.199">
                <text:p>22.199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76.139">
                <text:p>176.139</text:p>
              </table:table-cell>
              <table:table-cell office:value-type="float" office:value="865.094">
                <text:p>865.094</text:p>
              </table:table-cell>
              <table:table-cell office:value-type="float" office:value="-21.041">
                <text:p>-21.041</text:p>
              </table:table-cell>
              <table:table-cell office:value-type="float" office:value="0.066">
                <text:p>0.066</text:p>
              </table:table-cell>
              <table:table-cell office:value-type="float" office:value="21.046">
                <text:p>21.046</text:p>
              </table:table-cell>
              <table:table-cell office:value-type="float" office:value="2.946">
                <text:p>2.946</text:p>
              </table:table-cell>
              <table:table-cell office:value-type="float" office:value="258.616">
                <text:p>258.616</text:p>
              </table:table-cell>
              <table:table-cell office:value-type="float" office:value="23.672">
                <text:p>23.672</text:p>
              </table:table-cell>
              <table:table-cell office:value-type="float" office:value="2.945">
                <text:p>2.94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6.639">
                <text:p>176.639</text:p>
              </table:table-cell>
              <table:table-cell office:value-type="float" office:value="854.556">
                <text:p>854.556</text:p>
              </table:table-cell>
              <table:table-cell office:value-type="float" office:value="-21.111">
                <text:p>-21.111</text:p>
              </table:table-cell>
              <table:table-cell office:value-type="float" office:value="-0.14">
                <text:p>-0.14</text:p>
              </table:table-cell>
              <table:table-cell office:value-type="float" office:value="21.112">
                <text:p>21.112</text:p>
              </table:table-cell>
              <table:table-cell office:value-type="float" office:value="1.078">
                <text:p>1.078</text:p>
              </table:table-cell>
              <table:table-cell office:value-type="float" office:value="270.585">
                <text:p>270.585</text:p>
              </table:table-cell>
              <table:table-cell office:value-type="float" office:value="24.206">
                <text:p>24.206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76.847">
                <text:p>176.847</text:p>
              </table:table-cell>
              <table:table-cell office:value-type="float" office:value="850.174">
                <text:p>850.174</text:p>
              </table:table-cell>
              <table:table-cell office:value-type="float" office:value="-20.957">
                <text:p>-20.957</text:p>
              </table:table-cell>
              <table:table-cell office:value-type="float" office:value="0.738">
                <text:p>0.738</text:p>
              </table:table-cell>
              <table:table-cell office:value-type="float" office:value="21.161">
                <text:p>21.161</text:p>
              </table:table-cell>
              <table:table-cell office:value-type="float" office:value="6.796">
                <text:p>6.796</text:p>
              </table:table-cell>
              <table:table-cell office:value-type="float" office:value="275.481">
                <text:p>275.481</text:p>
              </table:table-cell>
              <table:table-cell office:value-type="float" office:value="22.798">
                <text:p>22.798</text:p>
              </table:table-cell>
              <table:table-cell office:value-type="float" office:value="6.756">
                <text:p>6.7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6.953">
                <text:p>176.953</text:p>
              </table:table-cell>
              <table:table-cell office:value-type="float" office:value="847.959">
                <text:p>847.959</text:p>
              </table:table-cell>
              <table:table-cell office:value-type="float" office:value="-20.999">
                <text:p>-20.999</text:p>
              </table:table-cell>
              <table:table-cell office:value-type="float" office:value="-0.395">
                <text:p>-0.395</text:p>
              </table:table-cell>
              <table:table-cell office:value-type="float" office:value="21">
                <text:p>21</text:p>
              </table:table-cell>
              <table:table-cell office:value-type="float" office:value="0.55">
                <text:p>0.55</text:p>
              </table:table-cell>
              <table:table-cell office:value-type="float" office:value="277.886">
                <text:p>277.886</text:p>
              </table:table-cell>
              <table:table-cell office:value-type="float" office:value="22.758">
                <text:p>22.758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7.229">
                <text:p>177.229</text:p>
              </table:table-cell>
              <table:table-cell office:value-type="float" office:value="842.151">
                <text:p>842.151</text:p>
              </table:table-cell>
              <table:table-cell office:value-type="float" office:value="-21.062">
                <text:p>-21.062</text:p>
              </table:table-cell>
              <table:table-cell office:value-type="float" office:value="-0.228">
                <text:p>-0.228</text:p>
              </table:table-cell>
              <table:table-cell office:value-type="float" office:value="21.071">
                <text:p>21.071</text:p>
              </table:table-cell>
              <table:table-cell office:value-type="float" office:value="1.642">
                <text:p>1.642</text:p>
              </table:table-cell>
              <table:table-cell office:value-type="float" office:value="284.109">
                <text:p>284.109</text:p>
              </table:table-cell>
              <table:table-cell office:value-type="float" office:value="22.309">
                <text:p>22.309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7.729">
                <text:p>177.729</text:p>
              </table:table-cell>
              <table:table-cell office:value-type="float" office:value="831.628">
                <text:p>831.628</text:p>
              </table:table-cell>
              <table:table-cell office:value-type="float" office:value="-21.032">
                <text:p>-21.032</text:p>
              </table:table-cell>
              <table:table-cell office:value-type="float" office:value="0.059">
                <text:p>0.059</text:p>
              </table:table-cell>
              <table:table-cell office:value-type="float" office:value="21.037">
                <text:p>21.037</text:p>
              </table:table-cell>
              <table:table-cell office:value-type="float" office:value="2.924">
                <text:p>2.924</text:p>
              </table:table-cell>
              <table:table-cell office:value-type="float" office:value="294.897">
                <text:p>294.897</text:p>
              </table:table-cell>
              <table:table-cell office:value-type="float" office:value="20.848">
                <text:p>20.848</text:p>
              </table:table-cell>
              <table:table-cell office:value-type="float" office:value="2.923">
                <text:p>2.9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78.229">
                <text:p>178.229</text:p>
              </table:table-cell>
              <table:table-cell office:value-type="float" office:value="821.108">
                <text:p>821.108</text:p>
              </table:table-cell>
              <table:table-cell office:value-type="float" office:value="-21.046">
                <text:p>-21.046</text:p>
              </table:table-cell>
              <table:table-cell office:value-type="float" office:value="-0.027">
                <text:p>-0.027</text:p>
              </table:table-cell>
              <table:table-cell office:value-type="float" office:value="21.05">
                <text:p>21.05</text:p>
              </table:table-cell>
              <table:table-cell office:value-type="float" office:value="2.852">
                <text:p>2.852</text:p>
              </table:table-cell>
              <table:table-cell office:value-type="float" office:value="304.964">
                <text:p>304.964</text:p>
              </table:table-cell>
              <table:table-cell office:value-type="float" office:value="19.422">
                <text:p>19.422</text:p>
              </table:table-cell>
              <table:table-cell office:value-type="float" office:value="2.852">
                <text:p>2.85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8.729">
                <text:p>178.729</text:p>
              </table:table-cell>
              <table:table-cell office:value-type="float" office:value="810.584">
                <text:p>810.584</text:p>
              </table:table-cell>
              <table:table-cell office:value-type="float" office:value="-21.052">
                <text:p>-21.052</text:p>
              </table:table-cell>
              <table:table-cell office:value-type="float" office:value="-0.014">
                <text:p>-0.014</text:p>
              </table:table-cell>
              <table:table-cell office:value-type="float" office:value="21.056">
                <text:p>21.056</text:p>
              </table:table-cell>
              <table:table-cell office:value-type="float" office:value="2.384">
                <text:p>2.384</text:p>
              </table:table-cell>
              <table:table-cell office:value-type="float" office:value="314.377">
                <text:p>314.377</text:p>
              </table:table-cell>
              <table:table-cell office:value-type="float" office:value="18.23">
                <text:p>18.23</text:p>
              </table:table-cell>
              <table:table-cell office:value-type="float" office:value="2.384">
                <text:p>2.38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78.908">
                <text:p>178.908</text:p>
              </table:table-cell>
              <table:table-cell office:value-type="float" office:value="806.818">
                <text:p>806.818</text:p>
              </table:table-cell>
              <table:table-cell office:value-type="float" office:value="-20.944">
                <text:p>-20.944</text:p>
              </table:table-cell>
              <table:table-cell office:value-type="float" office:value="0.603">
                <text:p>0.603</text:p>
              </table:table-cell>
              <table:table-cell office:value-type="float" office:value="21.177">
                <text:p>21.177</text:p>
              </table:table-cell>
              <table:table-cell office:value-type="float" office:value="6.77">
                <text:p>6.77</text:p>
              </table:table-cell>
              <table:table-cell office:value-type="float" office:value="317.754">
                <text:p>317.754</text:p>
              </table:table-cell>
              <table:table-cell office:value-type="float" office:value="19.439">
                <text:p>19.439</text:p>
              </table:table-cell>
              <table:table-cell office:value-type="float" office:value="6.743">
                <text:p>6.74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79.23">
                <text:p>179.23</text:p>
              </table:table-cell>
              <table:table-cell office:value-type="float" office:value="800.077">
                <text:p>800.077</text:p>
              </table:table-cell>
              <table:table-cell office:value-type="float" office:value="-20.947">
                <text:p>-20.947</text:p>
              </table:table-cell>
              <table:table-cell office:value-type="float" office:value="-0.01">
                <text:p>-0.01</text:p>
              </table:table-cell>
              <table:table-cell office:value-type="float" office:value="21.013">
                <text:p>21.013</text:p>
              </table:table-cell>
              <table:table-cell office:value-type="float" office:value="5.02">
                <text:p>5.02</text:p>
              </table:table-cell>
              <table:table-cell office:value-type="float" office:value="324.27">
                <text:p>324.27</text:p>
              </table:table-cell>
              <table:table-cell office:value-type="float" office:value="21.054">
                <text:p>21.054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79.73">
                <text:p>179.73</text:p>
              </table:table-cell>
              <table:table-cell office:value-type="float" office:value="789.58">
                <text:p>789.58</text:p>
              </table:table-cell>
              <table:table-cell office:value-type="float" office:value="-21.044">
                <text:p>-21.044</text:p>
              </table:table-cell>
              <table:table-cell office:value-type="float" office:value="-0.193">
                <text:p>-0.193</text:p>
              </table:table-cell>
              <table:table-cell office:value-type="float" office:value="21.051">
                <text:p>21.051</text:p>
              </table:table-cell>
              <table:table-cell office:value-type="float" office:value="3.472">
                <text:p>3.472</text:p>
              </table:table-cell>
              <table:table-cell office:value-type="float" office:value="335.23">
                <text:p>335.23</text:p>
              </table:table-cell>
              <table:table-cell office:value-type="float" office:value="22.788">
                <text:p>22.788</text:p>
              </table:table-cell>
              <table:table-cell office:value-type="float" office:value="3.467">
                <text:p>3.46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0.195">
                <text:p>180.195</text:p>
              </table:table-cell>
              <table:table-cell office:value-type="float" office:value="779.791">
                <text:p>779.791</text:p>
              </table:table-cell>
              <table:table-cell office:value-type="float" office:value="-21.079">
                <text:p>-21.079</text:p>
              </table:table-cell>
              <table:table-cell office:value-type="float" office:value="-0.077">
                <text:p>-0.077</text:p>
              </table:table-cell>
              <table:table-cell office:value-type="float" office:value="21.079">
                <text:p>21.079</text:p>
              </table:table-cell>
              <table:table-cell office:value-type="float" office:value="0.098">
                <text:p>0.098</text:p>
              </table:table-cell>
              <table:table-cell office:value-type="float" office:value="345.814">
                <text:p>345.814</text:p>
              </table:table-cell>
              <table:table-cell office:value-type="float" office:value="22.76">
                <text:p>22.76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80.695">
                <text:p>180.695</text:p>
              </table:table-cell>
              <table:table-cell office:value-type="float" office:value="769.257">
                <text:p>769.257</text:p>
              </table:table-cell>
              <table:table-cell office:value-type="float" office:value="-21.057">
                <text:p>-21.057</text:p>
              </table:table-cell>
              <table:table-cell office:value-type="float" office:value="0.045">
                <text:p>0.045</text:p>
              </table:table-cell>
              <table:table-cell office:value-type="float" office:value="21.057">
                <text:p>21.057</text:p>
              </table:table-cell>
              <table:table-cell office:value-type="float" office:value="0.5">
                <text:p>0.5</text:p>
              </table:table-cell>
              <table:table-cell office:value-type="float" office:value="357.131">
                <text:p>357.131</text:p>
              </table:table-cell>
              <table:table-cell office:value-type="float" office:value="22.51">
                <text:p>22.51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80.921">
                <text:p>180.921</text:p>
              </table:table-cell>
              <table:table-cell office:value-type="float" office:value="764.513">
                <text:p>764.513</text:p>
              </table:table-cell>
              <table:table-cell office:value-type="float" office:value="-20.909">
                <text:p>-20.909</text:p>
              </table:table-cell>
              <table:table-cell office:value-type="float" office:value="0.653">
                <text:p>0.653</text:p>
              </table:table-cell>
              <table:table-cell office:value-type="float" office:value="21.096">
                <text:p>21.096</text:p>
              </table:table-cell>
              <table:table-cell office:value-type="float" office:value="6.763">
                <text:p>6.763</text:p>
              </table:table-cell>
              <table:table-cell office:value-type="float" office:value="362.392">
                <text:p>362.392</text:p>
              </table:table-cell>
              <table:table-cell office:value-type="float" office:value="24.032">
                <text:p>24.032</text:p>
              </table:table-cell>
              <table:table-cell office:value-type="float" office:value="6.732">
                <text:p>6.73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1.047">
                <text:p>181.047</text:p>
              </table:table-cell>
              <table:table-cell office:value-type="float" office:value="761.875">
                <text:p>761.875</text:p>
              </table:table-cell>
              <table:table-cell office:value-type="float" office:value="-20.965">
                <text:p>-20.965</text:p>
              </table:table-cell>
              <table:table-cell office:value-type="float" office:value="-0.447">
                <text:p>-0.447</text:p>
              </table:table-cell>
              <table:table-cell office:value-type="float" office:value="20.972">
                <text:p>20.972</text:p>
              </table:table-cell>
              <table:table-cell office:value-type="float" office:value="1.049">
                <text:p>1.049</text:p>
              </table:table-cell>
              <table:table-cell office:value-type="float" office:value="365.427">
                <text:p>365.427</text:p>
              </table:table-cell>
              <table:table-cell office:value-type="float" office:value="24.152">
                <text:p>24.152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81.276">
                <text:p>181.276</text:p>
              </table:table-cell>
              <table:table-cell office:value-type="float" office:value="757.066">
                <text:p>757.066</text:p>
              </table:table-cell>
              <table:table-cell office:value-type="float" office:value="-21.029">
                <text:p>-21.029</text:p>
              </table:table-cell>
              <table:table-cell office:value-type="float" office:value="-0.277">
                <text:p>-0.277</text:p>
              </table:table-cell>
              <table:table-cell office:value-type="float" office:value="21.032">
                <text:p>21.032</text:p>
              </table:table-cell>
              <table:table-cell office:value-type="float" office:value="0.892">
                <text:p>0.892</text:p>
              </table:table-cell>
              <table:table-cell office:value-type="float" office:value="370.938">
                <text:p>370.938</text:p>
              </table:table-cell>
              <table:table-cell office:value-type="float" office:value="23.958">
                <text:p>23.958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81.776">
                <text:p>181.776</text:p>
              </table:table-cell>
              <table:table-cell office:value-type="float" office:value="746.549">
                <text:p>746.549</text:p>
              </table:table-cell>
              <table:table-cell office:value-type="float" office:value="-21.036">
                <text:p>-21.036</text:p>
              </table:table-cell>
              <table:table-cell office:value-type="float" office:value="-0.015">
                <text:p>-0.015</text:p>
              </table:table-cell>
              <table:table-cell office:value-type="float" office:value="21.039">
                <text:p>21.039</text:p>
              </table:table-cell>
              <table:table-cell office:value-type="float" office:value="2.207">
                <text:p>2.207</text:p>
              </table:table-cell>
              <table:table-cell office:value-type="float" office:value="382.64">
                <text:p>382.64</text:p>
              </table:table-cell>
              <table:table-cell office:value-type="float" office:value="22.854">
                <text:p>22.854</text:p>
              </table:table-cell>
              <table:table-cell office:value-type="float" office:value="2.207">
                <text:p>2.20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82.237">
                <text:p>182.237</text:p>
              </table:table-cell>
              <table:table-cell office:value-type="float" office:value="736.901">
                <text:p>736.901</text:p>
              </table:table-cell>
              <table:table-cell office:value-type="float" office:value="-20.835">
                <text:p>-20.835</text:p>
              </table:table-cell>
              <table:table-cell office:value-type="float" office:value="0.436">
                <text:p>0.436</text:p>
              </table:table-cell>
              <table:table-cell office:value-type="float" office:value="20.862">
                <text:p>20.862</text:p>
              </table:table-cell>
              <table:table-cell office:value-type="float" office:value="5.754">
                <text:p>5.754</text:p>
              </table:table-cell>
              <table:table-cell office:value-type="float" office:value="392.563">
                <text:p>392.563</text:p>
              </table:table-cell>
              <table:table-cell office:value-type="float" office:value="20.21">
                <text:p>20.21</text:p>
              </table:table-cell>
              <table:table-cell office:value-type="float" office:value="5.737">
                <text:p>5.73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82.393">
                <text:p>182.393</text:p>
              </table:table-cell>
              <table:table-cell office:value-type="float" office:value="733.646">
                <text:p>733.646</text:p>
              </table:table-cell>
              <table:table-cell office:value-type="float" office:value="-20.901">
                <text:p>-20.901</text:p>
              </table:table-cell>
              <table:table-cell office:value-type="float" office:value="-0.419">
                <text:p>-0.419</text:p>
              </table:table-cell>
              <table:table-cell office:value-type="float" office:value="20.993">
                <text:p>20.993</text:p>
              </table:table-cell>
              <table:table-cell office:value-type="float" office:value="3.943">
                <text:p>3.943</text:p>
              </table:table-cell>
              <table:table-cell office:value-type="float" office:value="395.763">
                <text:p>395.763</text:p>
              </table:table-cell>
              <table:table-cell office:value-type="float" office:value="20.822">
                <text:p>20.82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82.893">
                <text:p>182.893</text:p>
              </table:table-cell>
              <table:table-cell office:value-type="float" office:value="723.16">
                <text:p>723.16</text:p>
              </table:table-cell>
              <table:table-cell office:value-type="float" office:value="-21.046">
                <text:p>-21.046</text:p>
              </table:table-cell>
              <table:table-cell office:value-type="float" office:value="-0.291">
                <text:p>-0.291</text:p>
              </table:table-cell>
              <table:table-cell office:value-type="float" office:value="21.053">
                <text:p>21.053</text:p>
              </table:table-cell>
              <table:table-cell office:value-type="float" office:value="3.282">
                <text:p>3.282</text:p>
              </table:table-cell>
              <table:table-cell office:value-type="float" office:value="406.582">
                <text:p>406.582</text:p>
              </table:table-cell>
              <table:table-cell office:value-type="float" office:value="22.456">
                <text:p>22.456</text:p>
              </table:table-cell>
              <table:table-cell office:value-type="float" office:value="3.269">
                <text:p>3.2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83.281">
                <text:p>183.281</text:p>
              </table:table-cell>
              <table:table-cell office:value-type="float" office:value="714.98">
                <text:p>714.98</text:p>
              </table:table-cell>
              <table:table-cell office:value-type="float" office:value="-21.043">
                <text:p>-21.043</text:p>
              </table:table-cell>
              <table:table-cell office:value-type="float" office:value="0.009">
                <text:p>0.009</text:p>
              </table:table-cell>
              <table:table-cell office:value-type="float" office:value="21.044">
                <text:p>21.044</text:p>
              </table:table-cell>
              <table:table-cell office:value-type="float" office:value="0.941">
                <text:p>0.941</text:p>
              </table:table-cell>
              <table:table-cell office:value-type="float" office:value="415.239">
                <text:p>415.239</text:p>
              </table:table-cell>
              <table:table-cell office:value-type="float" office:value="22.09">
                <text:p>22.09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83.781">
                <text:p>183.781</text:p>
              </table:table-cell>
              <table:table-cell office:value-type="float" office:value="704.459">
                <text:p>704.459</text:p>
              </table:table-cell>
              <table:table-cell office:value-type="float" office:value="-21.04">
                <text:p>-21.04</text:p>
              </table:table-cell>
              <table:table-cell office:value-type="float" office:value="0.007">
                <text:p>0.007</text:p>
              </table:table-cell>
              <table:table-cell office:value-type="float" office:value="21.04">
                <text:p>21.04</text:p>
              </table:table-cell>
              <table:table-cell office:value-type="float" office:value="0.952">
                <text:p>0.952</text:p>
              </table:table-cell>
              <table:table-cell office:value-type="float" office:value="426.165">
                <text:p>426.165</text:p>
              </table:table-cell>
              <table:table-cell office:value-type="float" office:value="21.614">
                <text:p>21.61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84.281">
                <text:p>184.281</text:p>
              </table:table-cell>
              <table:table-cell office:value-type="float" office:value="693.947">
                <text:p>693.947</text:p>
              </table:table-cell>
              <table:table-cell office:value-type="float" office:value="-21.007">
                <text:p>-21.007</text:p>
              </table:table-cell>
              <table:table-cell office:value-type="float" office:value="0.065">
                <text:p>0.065</text:p>
              </table:table-cell>
              <table:table-cell office:value-type="float" office:value="21.01">
                <text:p>21.01</text:p>
              </table:table-cell>
              <table:table-cell office:value-type="float" office:value="2.17">
                <text:p>2.17</text:p>
              </table:table-cell>
              <table:table-cell office:value-type="float" office:value="436.701">
                <text:p>436.701</text:p>
              </table:table-cell>
              <table:table-cell office:value-type="float" office:value="20.53">
                <text:p>20.53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84.781">
                <text:p>184.781</text:p>
              </table:table-cell>
              <table:table-cell office:value-type="float" office:value="683.432">
                <text:p>683.432</text:p>
              </table:table-cell>
              <table:table-cell office:value-type="float" office:value="-21.055">
                <text:p>-21.055</text:p>
              </table:table-cell>
              <table:table-cell office:value-type="float" office:value="-0.096">
                <text:p>-0.096</text:p>
              </table:table-cell>
              <table:table-cell office:value-type="float" office:value="21.055">
                <text:p>21.055</text:p>
              </table:table-cell>
              <table:table-cell office:value-type="float" office:value="0.254">
                <text:p>0.254</text:p>
              </table:table-cell>
              <table:table-cell office:value-type="float" office:value="446.995">
                <text:p>446.995</text:p>
              </table:table-cell>
              <table:table-cell office:value-type="float" office:value="20.647">
                <text:p>20.647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85.281">
                <text:p>185.281</text:p>
              </table:table-cell>
              <table:table-cell office:value-type="float" office:value="672.912">
                <text:p>672.912</text:p>
              </table:table-cell>
              <table:table-cell office:value-type="float" office:value="-21.024">
                <text:p>-21.024</text:p>
              </table:table-cell>
              <table:table-cell office:value-type="float" office:value="0.061">
                <text:p>0.061</text:p>
              </table:table-cell>
              <table:table-cell office:value-type="float" office:value="21.025">
                <text:p>21.025</text:p>
              </table:table-cell>
              <table:table-cell office:value-type="float" office:value="0.307">
                <text:p>0.307</text:p>
              </table:table-cell>
              <table:table-cell office:value-type="float" office:value="457.356">
                <text:p>457.356</text:p>
              </table:table-cell>
              <table:table-cell office:value-type="float" office:value="20.798">
                <text:p>20.798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85.781">
                <text:p>185.781</text:p>
              </table:table-cell>
              <table:table-cell office:value-type="float" office:value="662.414">
                <text:p>662.414</text:p>
              </table:table-cell>
              <table:table-cell office:value-type="float" office:value="-20.965">
                <text:p>-20.965</text:p>
              </table:table-cell>
              <table:table-cell office:value-type="float" office:value="0.118">
                <text:p>0.118</text:p>
              </table:table-cell>
              <table:table-cell office:value-type="float" office:value="20.97">
                <text:p>20.97</text:p>
              </table:table-cell>
              <table:table-cell office:value-type="float" office:value="3.035">
                <text:p>3.035</text:p>
              </table:table-cell>
              <table:table-cell office:value-type="float" office:value="468.134">
                <text:p>468.134</text:p>
              </table:table-cell>
              <table:table-cell office:value-type="float" office:value="22.314">
                <text:p>22.314</text:p>
              </table:table-cell>
              <table:table-cell office:value-type="float" office:value="3.032">
                <text:p>3.03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86.281">
                <text:p>186.281</text:p>
              </table:table-cell>
              <table:table-cell office:value-type="float" office:value="651.937">
                <text:p>651.937</text:p>
              </table:table-cell>
              <table:table-cell office:value-type="float" office:value="-20.944">
                <text:p>-20.944</text:p>
              </table:table-cell>
              <table:table-cell office:value-type="float" office:value="0.042">
                <text:p>0.042</text:p>
              </table:table-cell>
              <table:table-cell office:value-type="float" office:value="20.953">
                <text:p>20.953</text:p>
              </table:table-cell>
              <table:table-cell office:value-type="float" office:value="3.915">
                <text:p>3.915</text:p>
              </table:table-cell>
              <table:table-cell office:value-type="float" office:value="479.78">
                <text:p>479.78</text:p>
              </table:table-cell>
              <table:table-cell office:value-type="float" office:value="24.272">
                <text:p>24.272</text:p>
              </table:table-cell>
              <table:table-cell office:value-type="float" office:value="3.915">
                <text:p>3.9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86.781">
                <text:p>186.781</text:p>
              </table:table-cell>
              <table:table-cell office:value-type="float" office:value="641.45">
                <text:p>641.45</text:p>
              </table:table-cell>
              <table:table-cell office:value-type="float" office:value="-21.004">
                <text:p>-21.004</text:p>
              </table:table-cell>
              <table:table-cell office:value-type="float" office:value="-0.12">
                <text:p>-0.12</text:p>
              </table:table-cell>
              <table:table-cell office:value-type="float" office:value="21.009">
                <text:p>21.009</text:p>
              </table:table-cell>
              <table:table-cell office:value-type="float" office:value="2.867">
                <text:p>2.867</text:p>
              </table:table-cell>
              <table:table-cell office:value-type="float" office:value="492.274">
                <text:p>492.274</text:p>
              </table:table-cell>
              <table:table-cell office:value-type="float" office:value="25.704">
                <text:p>25.704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87.119">
                <text:p>187.119</text:p>
              </table:table-cell>
              <table:table-cell office:value-type="float" office:value="634.35">
                <text:p>634.35</text:p>
              </table:table-cell>
              <table:table-cell office:value-type="float" office:value="-21.002">
                <text:p>-21.002</text:p>
              </table:table-cell>
              <table:table-cell office:value-type="float" office:value="0.007">
                <text:p>0.007</text:p>
              </table:table-cell>
              <table:table-cell office:value-type="float" office:value="21.011">
                <text:p>21.011</text:p>
              </table:table-cell>
              <table:table-cell office:value-type="float" office:value="1.987">
                <text:p>1.987</text:p>
              </table:table-cell>
              <table:table-cell office:value-type="float" office:value="500.85">
                <text:p>500.85</text:p>
              </table:table-cell>
              <table:table-cell office:value-type="float" office:value="25.032">
                <text:p>25.032</text:p>
              </table:table-cell>
              <table:table-cell office:value-type="float" office:value="1.987">
                <text:p>1.98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87.619">
                <text:p>187.619</text:p>
              </table:table-cell>
              <table:table-cell office:value-type="float" office:value="623.859">
                <text:p>623.859</text:p>
              </table:table-cell>
              <table:table-cell office:value-type="float" office:value="-20.958">
                <text:p>-20.958</text:p>
              </table:table-cell>
              <table:table-cell office:value-type="float" office:value="0.087">
                <text:p>0.087</text:p>
              </table:table-cell>
              <table:table-cell office:value-type="float" office:value="20.963">
                <text:p>20.963</text:p>
              </table:table-cell>
              <table:table-cell office:value-type="float" office:value="3.038">
                <text:p>3.038</text:p>
              </table:table-cell>
              <table:table-cell office:value-type="float" office:value="512.986">
                <text:p>512.986</text:p>
              </table:table-cell>
              <table:table-cell office:value-type="float" office:value="23.514">
                <text:p>23.514</text:p>
              </table:table-cell>
              <table:table-cell office:value-type="float" office:value="3.037">
                <text:p>3.03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88.119">
                <text:p>188.119</text:p>
              </table:table-cell>
              <table:table-cell office:value-type="float" office:value="613.377">
                <text:p>613.377</text:p>
              </table:table-cell>
              <table:table-cell office:value-type="float" office:value="-20.97">
                <text:p>-20.97</text:p>
              </table:table-cell>
              <table:table-cell office:value-type="float" office:value="-0.024">
                <text:p>-0.024</text:p>
              </table:table-cell>
              <table:table-cell office:value-type="float" office:value="20.976">
                <text:p>20.976</text:p>
              </table:table-cell>
              <table:table-cell office:value-type="float" office:value="3.163">
                <text:p>3.163</text:p>
              </table:table-cell>
              <table:table-cell office:value-type="float" office:value="524.347">
                <text:p>524.347</text:p>
              </table:table-cell>
              <table:table-cell office:value-type="float" office:value="21.932">
                <text:p>21.932</text:p>
              </table:table-cell>
              <table:table-cell office:value-type="float" office:value="3.163">
                <text:p>3.16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88.619">
                <text:p>188.619</text:p>
              </table:table-cell>
              <table:table-cell office:value-type="float" office:value="602.888">
                <text:p>602.888</text:p>
              </table:table-cell>
              <table:table-cell office:value-type="float" office:value="-20.988">
                <text:p>-20.988</text:p>
              </table:table-cell>
              <table:table-cell office:value-type="float" office:value="-0.035">
                <text:p>-0.035</text:p>
              </table:table-cell>
              <table:table-cell office:value-type="float" office:value="20.991">
                <text:p>20.991</text:p>
              </table:table-cell>
              <table:table-cell office:value-type="float" office:value="2.503">
                <text:p>2.503</text:p>
              </table:table-cell>
              <table:table-cell office:value-type="float" office:value="535.001">
                <text:p>535.001</text:p>
              </table:table-cell>
              <table:table-cell office:value-type="float" office:value="20.681">
                <text:p>20.681</text:p>
              </table:table-cell>
              <table:table-cell office:value-type="float" office:value="2.502">
                <text:p>2.50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88.881">
                <text:p>188.881</text:p>
              </table:table-cell>
              <table:table-cell office:value-type="float" office:value="597.399">
                <text:p>597.399</text:p>
              </table:table-cell>
              <table:table-cell office:value-type="float" office:value="-20.949">
                <text:p>-20.949</text:p>
              </table:table-cell>
              <table:table-cell office:value-type="float" office:value="0.149">
                <text:p>0.149</text:p>
              </table:table-cell>
              <table:table-cell office:value-type="float" office:value="21">
                <text:p>21</text:p>
              </table:table-cell>
              <table:table-cell office:value-type="float" office:value="3.765">
                <text:p>3.765</text:p>
              </table:table-cell>
              <table:table-cell office:value-type="float" office:value="540.543">
                <text:p>540.543</text:p>
              </table:table-cell>
              <table:table-cell office:value-type="float" office:value="21.666">
                <text:p>21.666</text:p>
              </table:table-cell>
              <table:table-cell office:value-type="float" office:value="3.762">
                <text:p>3.76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89.28">
                <text:p>189.28</text:p>
              </table:table-cell>
              <table:table-cell office:value-type="float" office:value="589.029">
                <text:p>589.029</text:p>
              </table:table-cell>
              <table:table-cell office:value-type="float" office:value="-21.005">
                <text:p>-21.005</text:p>
              </table:table-cell>
              <table:table-cell office:value-type="float" office:value="-0.141">
                <text:p>-0.141</text:p>
              </table:table-cell>
              <table:table-cell office:value-type="float" office:value="21.009">
                <text:p>21.009</text:p>
              </table:table-cell>
              <table:table-cell office:value-type="float" office:value="1.635">
                <text:p>1.635</text:p>
              </table:table-cell>
              <table:table-cell office:value-type="float" office:value="549.317">
                <text:p>549.317</text:p>
              </table:table-cell>
              <table:table-cell office:value-type="float" office:value="22.316">
                <text:p>22.316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89.684">
                <text:p>189.684</text:p>
              </table:table-cell>
              <table:table-cell office:value-type="float" office:value="580.542">
                <text:p>580.542</text:p>
              </table:table-cell>
              <table:table-cell office:value-type="float" office:value="-20.99">
                <text:p>-20.99</text:p>
              </table:table-cell>
              <table:table-cell office:value-type="float" office:value="0.037">
                <text:p>0.037</text:p>
              </table:table-cell>
              <table:table-cell office:value-type="float" office:value="20.994">
                <text:p>20.994</text:p>
              </table:table-cell>
              <table:table-cell office:value-type="float" office:value="1.605">
                <text:p>1.605</text:p>
              </table:table-cell>
              <table:table-cell office:value-type="float" office:value="558.207">
                <text:p>558.207</text:p>
              </table:table-cell>
              <table:table-cell office:value-type="float" office:value="21.667">
                <text:p>21.667</text:p>
              </table:table-cell>
              <table:table-cell office:value-type="float" office:value="1.605">
                <text:p>1.6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90.184">
                <text:p>190.184</text:p>
              </table:table-cell>
              <table:table-cell office:value-type="float" office:value="570.067">
                <text:p>570.067</text:p>
              </table:table-cell>
              <table:table-cell office:value-type="float" office:value="-20.91">
                <text:p>-20.91</text:p>
              </table:table-cell>
              <table:table-cell office:value-type="float" office:value="0.16">
                <text:p>0.16</text:p>
              </table:table-cell>
              <table:table-cell office:value-type="float" office:value="20.917">
                <text:p>20.917</text:p>
              </table:table-cell>
              <table:table-cell office:value-type="float" office:value="3.617">
                <text:p>3.617</text:p>
              </table:table-cell>
              <table:table-cell office:value-type="float" office:value="568.588">
                <text:p>568.588</text:p>
              </table:table-cell>
              <table:table-cell office:value-type="float" office:value="19.86">
                <text:p>19.86</text:p>
              </table:table-cell>
              <table:table-cell office:value-type="float" office:value="3.614">
                <text:p>3.61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90.607">
                <text:p>190.607</text:p>
              </table:table-cell>
              <table:table-cell office:value-type="float" office:value="561.21">
                <text:p>561.21</text:p>
              </table:table-cell>
              <table:table-cell office:value-type="float" office:value="-21.026">
                <text:p>-21.026</text:p>
              </table:table-cell>
              <table:table-cell office:value-type="float" office:value="-0.273">
                <text:p>-0.273</text:p>
              </table:table-cell>
              <table:table-cell office:value-type="float" office:value="21.026">
                <text:p>21.026</text:p>
              </table:table-cell>
              <table:table-cell office:value-type="float" office:value="0.367">
                <text:p>0.367</text:p>
              </table:table-cell>
              <table:table-cell office:value-type="float" office:value="576.999">
                <text:p>576.999</text:p>
              </table:table-cell>
              <table:table-cell office:value-type="float" office:value="19.964">
                <text:p>19.964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91.107">
                <text:p>191.107</text:p>
              </table:table-cell>
              <table:table-cell office:value-type="float" office:value="550.715">
                <text:p>550.715</text:p>
              </table:table-cell>
              <table:table-cell office:value-type="float" office:value="-20.951">
                <text:p>-20.951</text:p>
              </table:table-cell>
              <table:table-cell office:value-type="float" office:value="0.149">
                <text:p>0.149</text:p>
              </table:table-cell>
              <table:table-cell office:value-type="float" office:value="20.953">
                <text:p>20.953</text:p>
              </table:table-cell>
              <table:table-cell office:value-type="float" office:value="2.01">
                <text:p>2.01</text:p>
              </table:table-cell>
              <table:table-cell office:value-type="float" office:value="587.232">
                <text:p>587.232</text:p>
              </table:table-cell>
              <table:table-cell office:value-type="float" office:value="20.966">
                <text:p>20.966</text:p>
              </table:table-cell>
              <table:table-cell office:value-type="float" office:value="2.005">
                <text:p>2.00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91.448">
                <text:p>191.448</text:p>
              </table:table-cell>
              <table:table-cell office:value-type="float" office:value="543.595">
                <text:p>543.595</text:p>
              </table:table-cell>
              <table:table-cell office:value-type="float" office:value="-20.762">
                <text:p>-20.762</text:p>
              </table:table-cell>
              <table:table-cell office:value-type="float" office:value="0.553">
                <text:p>0.553</text:p>
              </table:table-cell>
              <table:table-cell office:value-type="float" office:value="20.862">
                <text:p>20.862</text:p>
              </table:table-cell>
              <table:table-cell office:value-type="float" office:value="6.815">
                <text:p>6.815</text:p>
              </table:table-cell>
              <table:table-cell office:value-type="float" office:value="594.786">
                <text:p>594.786</text:p>
              </table:table-cell>
              <table:table-cell office:value-type="float" office:value="23.285">
                <text:p>23.285</text:p>
              </table:table-cell>
              <table:table-cell office:value-type="float" office:value="6.792">
                <text:p>6.79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91.888">
                <text:p>191.888</text:p>
              </table:table-cell>
              <table:table-cell office:value-type="float" office:value="534.426">
                <text:p>534.426</text:p>
              </table:table-cell>
              <table:table-cell office:value-type="float" office:value="-20.935">
                <text:p>-20.935</text:p>
              </table:table-cell>
              <table:table-cell office:value-type="float" office:value="-0.394">
                <text:p>-0.394</text:p>
              </table:table-cell>
              <table:table-cell office:value-type="float" office:value="20.957">
                <text:p>20.957</text:p>
              </table:table-cell>
              <table:table-cell office:value-type="float" office:value="4.445">
                <text:p>4.445</text:p>
              </table:table-cell>
              <table:table-cell office:value-type="float" office:value="605.454">
                <text:p>605.454</text:p>
              </table:table-cell>
              <table:table-cell office:value-type="float" office:value="25.232">
                <text:p>25.232</text:p>
              </table:table-cell>
              <table:table-cell office:value-type="float" office:value="4.428">
                <text:p>4.42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92.106">
                <text:p>192.106</text:p>
              </table:table-cell>
              <table:table-cell office:value-type="float" office:value="529.86">
                <text:p>529.86</text:p>
              </table:table-cell>
              <table:table-cell office:value-type="float" office:value="-20.955">
                <text:p>-20.955</text:p>
              </table:table-cell>
              <table:table-cell office:value-type="float" office:value="-0.089">
                <text:p>-0.089</text:p>
              </table:table-cell>
              <table:table-cell office:value-type="float" office:value="20.976">
                <text:p>20.976</text:p>
              </table:table-cell>
              <table:table-cell office:value-type="float" office:value="2.185">
                <text:p>2.185</text:p>
              </table:table-cell>
              <table:table-cell office:value-type="float" office:value="610.903">
                <text:p>610.903</text:p>
              </table:table-cell>
              <table:table-cell office:value-type="float" office:value="24.756">
                <text:p>24.756</text:p>
              </table:table-cell>
              <table:table-cell office:value-type="float" office:value="2.183">
                <text:p>2.18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92.381">
                <text:p>192.381</text:p>
              </table:table-cell>
              <table:table-cell office:value-type="float" office:value="524.095">
                <text:p>524.095</text:p>
              </table:table-cell>
              <table:table-cell office:value-type="float" office:value="-20.887">
                <text:p>-20.887</text:p>
              </table:table-cell>
              <table:table-cell office:value-type="float" office:value="0.244">
                <text:p>0.244</text:p>
              </table:table-cell>
              <table:table-cell office:value-type="float" office:value="20.962">
                <text:p>20.962</text:p>
              </table:table-cell>
              <table:table-cell office:value-type="float" office:value="4.764">
                <text:p>4.764</text:p>
              </table:table-cell>
              <table:table-cell office:value-type="float" office:value="617.544">
                <text:p>617.544</text:p>
              </table:table-cell>
              <table:table-cell office:value-type="float" office:value="23.446">
                <text:p>23.446</text:p>
              </table:table-cell>
              <table:table-cell office:value-type="float" office:value="4.757">
                <text:p>4.75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92.881">
                <text:p>192.881</text:p>
              </table:table-cell>
              <table:table-cell office:value-type="float" office:value="513.632">
                <text:p>513.632</text:p>
              </table:table-cell>
              <table:table-cell office:value-type="float" office:value="-20.962">
                <text:p>-20.962</text:p>
              </table:table-cell>
              <table:table-cell office:value-type="float" office:value="-0.148">
                <text:p>-0.148</text:p>
              </table:table-cell>
              <table:table-cell office:value-type="float" office:value="20.967">
                <text:p>20.967</text:p>
              </table:table-cell>
              <table:table-cell office:value-type="float" office:value="3.128">
                <text:p>3.128</text:p>
              </table:table-cell>
              <table:table-cell office:value-type="float" office:value="628.877">
                <text:p>628.877</text:p>
              </table:table-cell>
              <table:table-cell office:value-type="float" office:value="21.883">
                <text:p>21.883</text:p>
              </table:table-cell>
              <table:table-cell office:value-type="float" office:value="3.124">
                <text:p>3.12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93.381">
                <text:p>193.381</text:p>
              </table:table-cell>
              <table:table-cell office:value-type="float" office:value="503.149">
                <text:p>503.149</text:p>
              </table:table-cell>
              <table:table-cell office:value-type="float" office:value="-20.971">
                <text:p>-20.971</text:p>
              </table:table-cell>
              <table:table-cell office:value-type="float" office:value="-0.018">
                <text:p>-0.018</text:p>
              </table:table-cell>
              <table:table-cell office:value-type="float" office:value="20.972">
                <text:p>20.972</text:p>
              </table:table-cell>
              <table:table-cell office:value-type="float" office:value="1.712">
                <text:p>1.712</text:p>
              </table:table-cell>
              <table:table-cell office:value-type="float" office:value="639.604">
                <text:p>639.604</text:p>
              </table:table-cell>
              <table:table-cell office:value-type="float" office:value="21.028">
                <text:p>21.028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93.805">
                <text:p>193.805</text:p>
              </table:table-cell>
              <table:table-cell office:value-type="float" office:value="494.279">
                <text:p>494.279</text:p>
              </table:table-cell>
              <table:table-cell office:value-type="float" office:value="-20.951">
                <text:p>-20.951</text:p>
              </table:table-cell>
              <table:table-cell office:value-type="float" office:value="0.047">
                <text:p>0.047</text:p>
              </table:table-cell>
              <table:table-cell office:value-type="float" office:value="20.957">
                <text:p>20.957</text:p>
              </table:table-cell>
              <table:table-cell office:value-type="float" office:value="2.165">
                <text:p>2.165</text:p>
              </table:table-cell>
              <table:table-cell office:value-type="float" office:value="648.696">
                <text:p>648.696</text:p>
              </table:table-cell>
              <table:table-cell office:value-type="float" office:value="21.944">
                <text:p>21.944</text:p>
              </table:table-cell>
              <table:table-cell office:value-type="float" office:value="2.165">
                <text:p>2.16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94.093">
                <text:p>194.093</text:p>
              </table:table-cell>
              <table:table-cell office:value-type="float" office:value="488.266">
                <text:p>488.266</text:p>
              </table:table-cell>
              <table:table-cell office:value-type="float" office:value="-20.768">
                <text:p>-20.768</text:p>
              </table:table-cell>
              <table:table-cell office:value-type="float" office:value="0.635">
                <text:p>0.635</text:p>
              </table:table-cell>
              <table:table-cell office:value-type="float" office:value="20.911">
                <text:p>20.911</text:p>
              </table:table-cell>
              <table:table-cell office:value-type="float" office:value="6.973">
                <text:p>6.973</text:p>
              </table:table-cell>
              <table:table-cell office:value-type="float" office:value="655.311">
                <text:p>655.311</text:p>
              </table:table-cell>
              <table:table-cell office:value-type="float" office:value="23.946">
                <text:p>23.946</text:p>
              </table:table-cell>
              <table:table-cell office:value-type="float" office:value="6.944">
                <text:p>6.94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94.234">
                <text:p>194.234</text:p>
              </table:table-cell>
              <table:table-cell office:value-type="float" office:value="485.321">
                <text:p>485.321</text:p>
              </table:table-cell>
              <table:table-cell office:value-type="float" office:value="-20.857">
                <text:p>-20.857</text:p>
              </table:table-cell>
              <table:table-cell office:value-type="float" office:value="-0.627">
                <text:p>-0.627</text:p>
              </table:table-cell>
              <table:table-cell office:value-type="float" office:value="20.858">
                <text:p>20.858</text:p>
              </table:table-cell>
              <table:table-cell office:value-type="float" office:value="0.732">
                <text:p>0.732</text:p>
              </table:table-cell>
              <table:table-cell office:value-type="float" office:value="658.703">
                <text:p>658.703</text:p>
              </table:table-cell>
              <table:table-cell office:value-type="float" office:value="23.999">
                <text:p>23.999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94.734">
                <text:p>194.734</text:p>
              </table:table-cell>
              <table:table-cell office:value-type="float" office:value="474.849">
                <text:p>474.849</text:p>
              </table:table-cell>
              <table:table-cell office:value-type="float" office:value="-21.031">
                <text:p>-21.031</text:p>
              </table:table-cell>
              <table:table-cell office:value-type="float" office:value="-0.349">
                <text:p>-0.349</text:p>
              </table:table-cell>
              <table:table-cell office:value-type="float" office:value="21.031">
                <text:p>21.031</text:p>
              </table:table-cell>
              <table:table-cell office:value-type="float" office:value="0.802">
                <text:p>0.802</text:p>
              </table:table-cell>
              <table:table-cell office:value-type="float" office:value="670.792">
                <text:p>670.792</text:p>
              </table:table-cell>
              <table:table-cell office:value-type="float" office:value="24.36">
                <text:p>24.36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94.934">
                <text:p>194.934</text:p>
              </table:table-cell>
              <table:table-cell office:value-type="float" office:value="470.682">
                <text:p>470.682</text:p>
              </table:table-cell>
              <table:table-cell office:value-type="float" office:value="-20.835">
                <text:p>-20.835</text:p>
              </table:table-cell>
              <table:table-cell office:value-type="float" office:value="0.985">
                <text:p>0.985</text:p>
              </table:table-cell>
              <table:table-cell office:value-type="float" office:value="21.084">
                <text:p>21.084</text:p>
              </table:table-cell>
              <table:table-cell office:value-type="float" office:value="7.474">
                <text:p>7.474</text:p>
              </table:table-cell>
              <table:table-cell office:value-type="float" office:value="675.495">
                <text:p>675.495</text:p>
              </table:table-cell>
              <table:table-cell office:value-type="float" office:value="22.885">
                <text:p>22.885</text:p>
              </table:table-cell>
              <table:table-cell office:value-type="float" office:value="7.409">
                <text:p>7.40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95.145">
                <text:p>195.145</text:p>
              </table:table-cell>
              <table:table-cell office:value-type="float" office:value="466.267">
                <text:p>466.267</text:p>
              </table:table-cell>
              <table:table-cell office:value-type="float" office:value="-20.855">
                <text:p>-20.855</text:p>
              </table:table-cell>
              <table:table-cell office:value-type="float" office:value="-0.095">
                <text:p>-0.095</text:p>
              </table:table-cell>
              <table:table-cell office:value-type="float" office:value="20.949">
                <text:p>20.949</text:p>
              </table:table-cell>
              <table:table-cell office:value-type="float" office:value="4.522">
                <text:p>4.522</text:p>
              </table:table-cell>
              <table:table-cell office:value-type="float" office:value="680.241">
                <text:p>680.241</text:p>
              </table:table-cell>
              <table:table-cell office:value-type="float" office:value="21.928">
                <text:p>21.928</text:p>
              </table:table-cell>
              <table:table-cell office:value-type="float" office:value="4.521">
                <text:p>4.52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95.453">
                <text:p>195.453</text:p>
              </table:table-cell>
              <table:table-cell office:value-type="float" office:value="459.848">
                <text:p>459.848</text:p>
              </table:table-cell>
              <table:table-cell office:value-type="float" office:value="-20.936">
                <text:p>-20.936</text:p>
              </table:table-cell>
              <table:table-cell office:value-type="float" office:value="-0.264">
                <text:p>-0.264</text:p>
              </table:table-cell>
              <table:table-cell office:value-type="float" office:value="20.951">
                <text:p>20.951</text:p>
              </table:table-cell>
              <table:table-cell office:value-type="float" office:value="2.281">
                <text:p>2.281</text:p>
              </table:table-cell>
              <table:table-cell office:value-type="float" office:value="686.87">
                <text:p>686.87</text:p>
              </table:table-cell>
              <table:table-cell office:value-type="float" office:value="21.232">
                <text:p>21.232</text:p>
              </table:table-cell>
              <table:table-cell office:value-type="float" office:value="2.265">
                <text:p>2.26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95.953">
                <text:p>195.953</text:p>
              </table:table-cell>
              <table:table-cell office:value-type="float" office:value="449.399">
                <text:p>449.399</text:p>
              </table:table-cell>
              <table:table-cell office:value-type="float" office:value="-20.858">
                <text:p>-20.858</text:p>
              </table:table-cell>
              <table:table-cell office:value-type="float" office:value="0.157">
                <text:p>0.157</text:p>
              </table:table-cell>
              <table:table-cell office:value-type="float" office:value="20.866">
                <text:p>20.866</text:p>
              </table:table-cell>
              <table:table-cell office:value-type="float" office:value="4.024">
                <text:p>4.024</text:p>
              </table:table-cell>
              <table:table-cell office:value-type="float" office:value="696.983">
                <text:p>696.983</text:p>
              </table:table-cell>
              <table:table-cell office:value-type="float" office:value="19.222">
                <text:p>19.222</text:p>
              </table:table-cell>
              <table:table-cell office:value-type="float" office:value="4.021">
                <text:p>4.02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96.124">
                <text:p>196.124</text:p>
              </table:table-cell>
              <table:table-cell office:value-type="float" office:value="445.828">
                <text:p>445.828</text:p>
              </table:table-cell>
              <table:table-cell office:value-type="float" office:value="-20.832">
                <text:p>-20.832</text:p>
              </table:table-cell>
              <table:table-cell office:value-type="float" office:value="0.148">
                <text:p>0.148</text:p>
              </table:table-cell>
              <table:table-cell office:value-type="float" office:value="20.999">
                <text:p>20.999</text:p>
              </table:table-cell>
              <table:table-cell office:value-type="float" office:value="5.556">
                <text:p>5.556</text:p>
              </table:table-cell>
              <table:table-cell office:value-type="float" office:value="700.358">
                <text:p>700.358</text:p>
              </table:table-cell>
              <table:table-cell office:value-type="float" office:value="20.173">
                <text:p>20.173</text:p>
              </table:table-cell>
              <table:table-cell office:value-type="float" office:value="5.554">
                <text:p>5.55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6.248">
                <text:p>196.248</text:p>
              </table:table-cell>
              <table:table-cell office:value-type="float" office:value="443.248">
                <text:p>443.248</text:p>
              </table:table-cell>
              <table:table-cell office:value-type="float" office:value="-20.879">
                <text:p>-20.879</text:p>
              </table:table-cell>
              <table:table-cell office:value-type="float" office:value="-0.377">
                <text:p>-0.377</text:p>
              </table:table-cell>
              <table:table-cell office:value-type="float" office:value="20.887">
                <text:p>20.887</text:p>
              </table:table-cell>
              <table:table-cell office:value-type="float" office:value="1.107">
                <text:p>1.107</text:p>
              </table:table-cell>
              <table:table-cell office:value-type="float" office:value="702.862">
                <text:p>702.862</text:p>
              </table:table-cell>
              <table:table-cell office:value-type="float" office:value="20.302">
                <text:p>20.302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96.424">
                <text:p>196.424</text:p>
              </table:table-cell>
              <table:table-cell office:value-type="float" office:value="439.56">
                <text:p>439.56</text:p>
              </table:table-cell>
              <table:table-cell office:value-type="float" office:value="-20.919">
                <text:p>-20.919</text:p>
              </table:table-cell>
              <table:table-cell office:value-type="float" office:value="-0.225">
                <text:p>-0.225</text:p>
              </table:table-cell>
              <table:table-cell office:value-type="float" office:value="20.927">
                <text:p>20.927</text:p>
              </table:table-cell>
              <table:table-cell office:value-type="float" office:value="1.274">
                <text:p>1.274</text:p>
              </table:table-cell>
              <table:table-cell office:value-type="float" office:value="706.425">
                <text:p>706.425</text:p>
              </table:table-cell>
              <table:table-cell office:value-type="float" office:value="20.081">
                <text:p>20.081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96.565">
                <text:p>196.565</text:p>
              </table:table-cell>
              <table:table-cell office:value-type="float" office:value="436.601">
                <text:p>436.601</text:p>
              </table:table-cell>
              <table:table-cell office:value-type="float" office:value="-20.919">
                <text:p>-20.919</text:p>
              </table:table-cell>
              <table:table-cell office:value-type="float" office:value="-0.0001849">
                <text:p>-0.0001849</text:p>
              </table:table-cell>
              <table:table-cell office:value-type="float" office:value="20.969">
                <text:p>20.969</text:p>
              </table:table-cell>
              <table:table-cell office:value-type="float" office:value="2.834">
                <text:p>2.834</text:p>
              </table:table-cell>
              <table:table-cell office:value-type="float" office:value="709.293">
                <text:p>709.293</text:p>
              </table:table-cell>
              <table:table-cell office:value-type="float" office:value="20.481">
                <text:p>20.481</text:p>
              </table:table-cell>
              <table:table-cell office:value-type="float" office:value="2.834">
                <text:p>2.83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96.702">
                <text:p>196.702</text:p>
              </table:table-cell>
              <table:table-cell office:value-type="float" office:value="433.738">
                <text:p>433.738</text:p>
              </table:table-cell>
              <table:table-cell office:value-type="float" office:value="-20.935">
                <text:p>-20.935</text:p>
              </table:table-cell>
              <table:table-cell office:value-type="float" office:value="-0.117">
                <text:p>-0.117</text:p>
              </table:table-cell>
              <table:table-cell office:value-type="float" office:value="20.937">
                <text:p>20.937</text:p>
              </table:table-cell>
              <table:table-cell office:value-type="float" office:value="0.568">
                <text:p>0.568</text:p>
              </table:table-cell>
              <table:table-cell office:value-type="float" office:value="712.09">
                <text:p>712.09</text:p>
              </table:table-cell>
              <table:table-cell office:value-type="float" office:value="20.405">
                <text:p>20.405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97.202">
                <text:p>197.202</text:p>
              </table:table-cell>
              <table:table-cell office:value-type="float" office:value="423.262">
                <text:p>423.262</text:p>
              </table:table-cell>
              <table:table-cell office:value-type="float" office:value="-20.97">
                <text:p>-20.97</text:p>
              </table:table-cell>
              <table:table-cell office:value-type="float" office:value="-0.07">
                <text:p>-0.07</text:p>
              </table:table-cell>
              <table:table-cell office:value-type="float" office:value="20.97">
                <text:p>20.97</text:p>
              </table:table-cell>
              <table:table-cell office:value-type="float" office:value="0.158">
                <text:p>0.158</text:p>
              </table:table-cell>
              <table:table-cell office:value-type="float" office:value="722.31">
                <text:p>722.31</text:p>
              </table:table-cell>
              <table:table-cell office:value-type="float" office:value="20.476">
                <text:p>20.476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97.702">
                <text:p>197.702</text:p>
              </table:table-cell>
              <table:table-cell office:value-type="float" office:value="412.798">
                <text:p>412.798</text:p>
              </table:table-cell>
              <table:table-cell office:value-type="float" office:value="-20.887">
                <text:p>-20.887</text:p>
              </table:table-cell>
              <table:table-cell office:value-type="float" office:value="0.165">
                <text:p>0.165</text:p>
              </table:table-cell>
              <table:table-cell office:value-type="float" office:value="20.891">
                <text:p>20.891</text:p>
              </table:table-cell>
              <table:table-cell office:value-type="float" office:value="2.776">
                <text:p>2.776</text:p>
              </table:table-cell>
              <table:table-cell office:value-type="float" office:value="732.895">
                <text:p>732.895</text:p>
              </table:table-cell>
              <table:table-cell office:value-type="float" office:value="21.861">
                <text:p>21.861</text:p>
              </table:table-cell>
              <table:table-cell office:value-type="float" office:value="2.771">
                <text:p>2.77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98.202">
                <text:p>198.202</text:p>
              </table:table-cell>
              <table:table-cell office:value-type="float" office:value="402.333">
                <text:p>402.333</text:p>
              </table:table-cell>
              <table:table-cell office:value-type="float" office:value="-20.972">
                <text:p>-20.972</text:p>
              </table:table-cell>
              <table:table-cell office:value-type="float" office:value="-0.17">
                <text:p>-0.17</text:p>
              </table:table-cell>
              <table:table-cell office:value-type="float" office:value="20.973">
                <text:p>20.973</text:p>
              </table:table-cell>
              <table:table-cell office:value-type="float" office:value="1.295">
                <text:p>1.295</text:p>
              </table:table-cell>
              <table:table-cell office:value-type="float" office:value="743.986">
                <text:p>743.986</text:p>
              </table:table-cell>
              <table:table-cell office:value-type="float" office:value="22.503">
                <text:p>22.503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98.702">
                <text:p>198.702</text:p>
              </table:table-cell>
              <table:table-cell office:value-type="float" office:value="391.857">
                <text:p>391.857</text:p>
              </table:table-cell>
              <table:table-cell office:value-type="float" office:value="-20.931">
                <text:p>-20.931</text:p>
              </table:table-cell>
              <table:table-cell office:value-type="float" office:value="0.082">
                <text:p>0.082</text:p>
              </table:table-cell>
              <table:table-cell office:value-type="float" office:value="20.932">
                <text:p>20.932</text:p>
              </table:table-cell>
              <table:table-cell office:value-type="float" office:value="0.689">
                <text:p>0.689</text:p>
              </table:table-cell>
              <table:table-cell office:value-type="float" office:value="755.152">
                <text:p>755.152</text:p>
              </table:table-cell>
              <table:table-cell office:value-type="float" office:value="22.161">
                <text:p>22.161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98.923">
                <text:p>198.923</text:p>
              </table:table-cell>
              <table:table-cell office:value-type="float" office:value="387.25">
                <text:p>387.25</text:p>
              </table:table-cell>
              <table:table-cell office:value-type="float" office:value="-20.732">
                <text:p>-20.732</text:p>
              </table:table-cell>
              <table:table-cell office:value-type="float" office:value="0.9">
                <text:p>0.9</text:p>
              </table:table-cell>
              <table:table-cell office:value-type="float" office:value="20.997">
                <text:p>20.997</text:p>
              </table:table-cell>
              <table:table-cell office:value-type="float" office:value="8.107">
                <text:p>8.107</text:p>
              </table:table-cell>
              <table:table-cell office:value-type="float" office:value="759.856">
                <text:p>759.856</text:p>
              </table:table-cell>
              <table:table-cell office:value-type="float" office:value="20.38">
                <text:p>20.38</text:p>
              </table:table-cell>
              <table:table-cell office:value-type="float" office:value="8.057">
                <text:p>8.05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99.018">
                <text:p>199.018</text:p>
              </table:table-cell>
              <table:table-cell office:value-type="float" office:value="385.284">
                <text:p>385.284</text:p>
              </table:table-cell>
              <table:table-cell office:value-type="float" office:value="-20.793">
                <text:p>-20.793</text:p>
              </table:table-cell>
              <table:table-cell office:value-type="float" office:value="-0.639">
                <text:p>-0.639</text:p>
              </table:table-cell>
              <table:table-cell office:value-type="float" office:value="20.795">
                <text:p>20.795</text:p>
              </table:table-cell>
              <table:table-cell office:value-type="float" office:value="0.844">
                <text:p>0.844</text:p>
              </table:table-cell>
              <table:table-cell office:value-type="float" office:value="761.783">
                <text:p>761.783</text:p>
              </table:table-cell>
              <table:table-cell office:value-type="float" office:value="20.327">
                <text:p>20.327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99.23">
                <text:p>199.23</text:p>
              </table:table-cell>
              <table:table-cell office:value-type="float" office:value="380.868">
                <text:p>380.868</text:p>
              </table:table-cell>
              <table:table-cell office:value-type="float" office:value="-20.887">
                <text:p>-20.887</text:p>
              </table:table-cell>
              <table:table-cell office:value-type="float" office:value="-0.445">
                <text:p>-0.445</text:p>
              </table:table-cell>
              <table:table-cell office:value-type="float" office:value="20.891">
                <text:p>20.891</text:p>
              </table:table-cell>
              <table:table-cell office:value-type="float" office:value="1.005">
                <text:p>1.005</text:p>
              </table:table-cell>
              <table:table-cell office:value-type="float" office:value="766.111">
                <text:p>766.111</text:p>
              </table:table-cell>
              <table:table-cell office:value-type="float" office:value="20.518">
                <text:p>20.518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99.58">
                <text:p>199.58</text:p>
              </table:table-cell>
              <table:table-cell office:value-type="float" office:value="373.554">
                <text:p>373.554</text:p>
              </table:table-cell>
              <table:table-cell office:value-type="float" office:value="-20.939">
                <text:p>-20.939</text:p>
              </table:table-cell>
              <table:table-cell office:value-type="float" office:value="-0.148">
                <text:p>-0.148</text:p>
              </table:table-cell>
              <table:table-cell office:value-type="float" office:value="20.942">
                <text:p>20.942</text:p>
              </table:table-cell>
              <table:table-cell office:value-type="float" office:value="1.074">
                <text:p>1.074</text:p>
              </table:table-cell>
              <table:table-cell office:value-type="float" office:value="773.222">
                <text:p>773.222</text:p>
              </table:table-cell>
              <table:table-cell office:value-type="float" office:value="20.146">
                <text:p>20.146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99.853">
                <text:p>199.853</text:p>
              </table:table-cell>
              <table:table-cell office:value-type="float" office:value="367.828">
                <text:p>367.828</text:p>
              </table:table-cell>
              <table:table-cell office:value-type="float" office:value="-20.898">
                <text:p>-20.898</text:p>
              </table:table-cell>
              <table:table-cell office:value-type="float" office:value="0.15">
                <text:p>0.15</text:p>
              </table:table-cell>
              <table:table-cell office:value-type="float" office:value="20.931">
                <text:p>20.931</text:p>
              </table:table-cell>
              <table:table-cell office:value-type="float" office:value="3.121">
                <text:p>3.121</text:p>
              </table:table-cell>
              <table:table-cell office:value-type="float" office:value="778.853">
                <text:p>778.853</text:p>
              </table:table-cell>
              <table:table-cell office:value-type="float" office:value="21">
                <text:p>21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0.353">
                <text:p>200.353</text:p>
              </table:table-cell>
              <table:table-cell office:value-type="float" office:value="357.372">
                <text:p>357.372</text:p>
              </table:table-cell>
              <table:table-cell office:value-type="float" office:value="-20.927">
                <text:p>-20.927</text:p>
              </table:table-cell>
              <table:table-cell office:value-type="float" office:value="-0.057">
                <text:p>-0.057</text:p>
              </table:table-cell>
              <table:table-cell office:value-type="float" office:value="20.929">
                <text:p>20.929</text:p>
              </table:table-cell>
              <table:table-cell office:value-type="float" office:value="2.013">
                <text:p>2.013</text:p>
              </table:table-cell>
              <table:table-cell office:value-type="float" office:value="789.604">
                <text:p>789.604</text:p>
              </table:table-cell>
              <table:table-cell office:value-type="float" office:value="22.005">
                <text:p>22.005</text:p>
              </table:table-cell>
              <table:table-cell office:value-type="float" office:value="2.012">
                <text:p>2.01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00.853">
                <text:p>200.853</text:p>
              </table:table-cell>
              <table:table-cell office:value-type="float" office:value="346.909">
                <text:p>346.909</text:p>
              </table:table-cell>
              <table:table-cell office:value-type="float" office:value="-20.924">
                <text:p>-20.924</text:p>
              </table:table-cell>
              <table:table-cell office:value-type="float" office:value="0.005">
                <text:p>0.005</text:p>
              </table:table-cell>
              <table:table-cell office:value-type="float" office:value="20.925">
                <text:p>20.925</text:p>
              </table:table-cell>
              <table:table-cell office:value-type="float" office:value="1.333">
                <text:p>1.333</text:p>
              </table:table-cell>
              <table:table-cell office:value-type="float" office:value="800.774">
                <text:p>800.774</text:p>
              </table:table-cell>
              <table:table-cell office:value-type="float" office:value="22.672">
                <text:p>22.672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1.353">
                <text:p>201.353</text:p>
              </table:table-cell>
              <table:table-cell office:value-type="float" office:value="336.445">
                <text:p>336.445</text:p>
              </table:table-cell>
              <table:table-cell office:value-type="float" office:value="-20.931">
                <text:p>-20.931</text:p>
              </table:table-cell>
              <table:table-cell office:value-type="float" office:value="-0.013">
                <text:p>-0.013</text:p>
              </table:table-cell>
              <table:table-cell office:value-type="float" office:value="20.931">
                <text:p>20.931</text:p>
              </table:table-cell>
              <table:table-cell office:value-type="float" office:value="0.7">
                <text:p>0.7</text:p>
              </table:table-cell>
              <table:table-cell office:value-type="float" office:value="812.022">
                <text:p>812.022</text:p>
              </table:table-cell>
              <table:table-cell office:value-type="float" office:value="22.322">
                <text:p>22.32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1.853">
                <text:p>201.853</text:p>
              </table:table-cell>
              <table:table-cell office:value-type="float" office:value="325.982">
                <text:p>325.982</text:p>
              </table:table-cell>
              <table:table-cell office:value-type="float" office:value="-20.923">
                <text:p>-20.923</text:p>
              </table:table-cell>
              <table:table-cell office:value-type="float" office:value="0.016">
                <text:p>0.016</text:p>
              </table:table-cell>
              <table:table-cell office:value-type="float" office:value="20.923">
                <text:p>20.923</text:p>
              </table:table-cell>
              <table:table-cell office:value-type="float" office:value="0.654">
                <text:p>0.654</text:p>
              </table:table-cell>
              <table:table-cell office:value-type="float" office:value="823.101">
                <text:p>823.101</text:p>
              </table:table-cell>
              <table:table-cell office:value-type="float" office:value="21.995">
                <text:p>21.995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02.353">
                <text:p>202.353</text:p>
              </table:table-cell>
              <table:table-cell office:value-type="float" office:value="315.522">
                <text:p>315.522</text:p>
              </table:table-cell>
              <table:table-cell office:value-type="float" office:value="-20.918">
                <text:p>-20.918</text:p>
              </table:table-cell>
              <table:table-cell office:value-type="float" office:value="0.009">
                <text:p>0.009</text:p>
              </table:table-cell>
              <table:table-cell office:value-type="float" office:value="20.919">
                <text:p>20.919</text:p>
              </table:table-cell>
              <table:table-cell office:value-type="float" office:value="0.96">
                <text:p>0.96</text:p>
              </table:table-cell>
              <table:table-cell office:value-type="float" office:value="833.978">
                <text:p>833.978</text:p>
              </table:table-cell>
              <table:table-cell office:value-type="float" office:value="21.515">
                <text:p>21.51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02.853">
                <text:p>202.853</text:p>
              </table:table-cell>
              <table:table-cell office:value-type="float" office:value="305.064">
                <text:p>305.064</text:p>
              </table:table-cell>
              <table:table-cell office:value-type="float" office:value="-20.912">
                <text:p>-20.912</text:p>
              </table:table-cell>
              <table:table-cell office:value-type="float" office:value="0.012">
                <text:p>0.012</text:p>
              </table:table-cell>
              <table:table-cell office:value-type="float" office:value="20.913">
                <text:p>20.913</text:p>
              </table:table-cell>
              <table:table-cell office:value-type="float" office:value="1.172">
                <text:p>1.172</text:p>
              </table:table-cell>
              <table:table-cell office:value-type="float" office:value="844.882">
                <text:p>844.882</text:p>
              </table:table-cell>
              <table:table-cell office:value-type="float" office:value="22.101">
                <text:p>22.101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3.353">
                <text:p>203.353</text:p>
              </table:table-cell>
              <table:table-cell office:value-type="float" office:value="294.607">
                <text:p>294.607</text:p>
              </table:table-cell>
              <table:table-cell office:value-type="float" office:value="-20.919">
                <text:p>-20.919</text:p>
              </table:table-cell>
              <table:table-cell office:value-type="float" office:value="-0.014">
                <text:p>-0.014</text:p>
              </table:table-cell>
              <table:table-cell office:value-type="float" office:value="20.919">
                <text:p>20.919</text:p>
              </table:table-cell>
              <table:table-cell office:value-type="float" office:value="0.534">
                <text:p>0.534</text:p>
              </table:table-cell>
              <table:table-cell office:value-type="float" office:value="855.866">
                <text:p>855.866</text:p>
              </table:table-cell>
              <table:table-cell office:value-type="float" office:value="21.834">
                <text:p>21.834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03.633">
                <text:p>203.633</text:p>
              </table:table-cell>
              <table:table-cell office:value-type="float" office:value="288.787">
                <text:p>288.787</text:p>
              </table:table-cell>
              <table:table-cell office:value-type="float" office:value="-20.796">
                <text:p>-20.796</text:p>
              </table:table-cell>
              <table:table-cell office:value-type="float" office:value="0.44">
                <text:p>0.44</text:p>
              </table:table-cell>
              <table:table-cell office:value-type="float" office:value="20.886">
                <text:p>20.886</text:p>
              </table:table-cell>
              <table:table-cell office:value-type="float" office:value="5.345">
                <text:p>5.345</text:p>
              </table:table-cell>
              <table:table-cell office:value-type="float" office:value="862.165">
                <text:p>862.165</text:p>
              </table:table-cell>
              <table:table-cell office:value-type="float" office:value="23.32">
                <text:p>23.32</text:p>
              </table:table-cell>
              <table:table-cell office:value-type="float" office:value="5.327">
                <text:p>5.32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3.981">
                <text:p>203.981</text:p>
              </table:table-cell>
              <table:table-cell office:value-type="float" office:value="281.521">
                <text:p>281.521</text:p>
              </table:table-cell>
              <table:table-cell office:value-type="float" office:value="-20.878">
                <text:p>-20.878</text:p>
              </table:table-cell>
              <table:table-cell office:value-type="float" office:value="-0.236">
                <text:p>-0.236</text:p>
              </table:table-cell>
              <table:table-cell office:value-type="float" office:value="20.896">
                <text:p>20.896</text:p>
              </table:table-cell>
              <table:table-cell office:value-type="float" office:value="2.8">
                <text:p>2.8</text:p>
              </table:table-cell>
              <table:table-cell office:value-type="float" office:value="870.466">
                <text:p>870.466</text:p>
              </table:table-cell>
              <table:table-cell office:value-type="float" office:value="24.293">
                <text:p>24.29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04.143">
                <text:p>204.143</text:p>
              </table:table-cell>
              <table:table-cell office:value-type="float" office:value="278.136">
                <text:p>278.136</text:p>
              </table:table-cell>
              <table:table-cell office:value-type="float" office:value="-20.85">
                <text:p>-20.85</text:p>
              </table:table-cell>
              <table:table-cell office:value-type="float" office:value="0.177">
                <text:p>0.177</text:p>
              </table:table-cell>
              <table:table-cell office:value-type="float" office:value="20.951">
                <text:p>20.951</text:p>
              </table:table-cell>
              <table:table-cell office:value-type="float" office:value="4.251">
                <text:p>4.251</text:p>
              </table:table-cell>
              <table:table-cell office:value-type="float" office:value="874.352">
                <text:p>874.352</text:p>
              </table:table-cell>
              <table:table-cell office:value-type="float" office:value="23.604">
                <text:p>23.604</text:p>
              </table:table-cell>
              <table:table-cell office:value-type="float" office:value="4.247">
                <text:p>4.24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4.306">
                <text:p>204.306</text:p>
              </table:table-cell>
              <table:table-cell office:value-type="float" office:value="274.747">
                <text:p>274.747</text:p>
              </table:table-cell>
              <table:table-cell office:value-type="float" office:value="-20.746">
                <text:p>-20.746</text:p>
              </table:table-cell>
              <table:table-cell office:value-type="float" office:value="0.638">
                <text:p>0.638</text:p>
              </table:table-cell>
              <table:table-cell office:value-type="float" office:value="21.046">
                <text:p>21.046</text:p>
              </table:table-cell>
              <table:table-cell office:value-type="float" office:value="7.51">
                <text:p>7.51</text:p>
              </table:table-cell>
              <table:table-cell office:value-type="float" office:value="878.098">
                <text:p>878.098</text:p>
              </table:table-cell>
              <table:table-cell office:value-type="float" office:value="22.385">
                <text:p>22.385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04.456">
                <text:p>204.456</text:p>
              </table:table-cell>
              <table:table-cell office:value-type="float" office:value="271.636">
                <text:p>271.636</text:p>
              </table:table-cell>
              <table:table-cell office:value-type="float" office:value="-20.783">
                <text:p>-20.783</text:p>
              </table:table-cell>
              <table:table-cell office:value-type="float" office:value="-0.247">
                <text:p>-0.247</text:p>
              </table:table-cell>
              <table:table-cell office:value-type="float" office:value="20.88">
                <text:p>20.88</text:p>
              </table:table-cell>
              <table:table-cell office:value-type="float" office:value="4.035">
                <text:p>4.035</text:p>
              </table:table-cell>
              <table:table-cell office:value-type="float" office:value="881.407">
                <text:p>881.407</text:p>
              </table:table-cell>
              <table:table-cell office:value-type="float" office:value="21.781">
                <text:p>21.781</text:p>
              </table:table-cell>
              <table:table-cell office:value-type="float" office:value="4.027">
                <text:p>4.02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04.921">
                <text:p>204.921</text:p>
              </table:table-cell>
              <table:table-cell office:value-type="float" office:value="261.942">
                <text:p>261.942</text:p>
              </table:table-cell>
              <table:table-cell office:value-type="float" office:value="-20.897">
                <text:p>-20.897</text:p>
              </table:table-cell>
              <table:table-cell office:value-type="float" office:value="-0.245">
                <text:p>-0.245</text:p>
              </table:table-cell>
              <table:table-cell office:value-type="float" office:value="20.904">
                <text:p>20.904</text:p>
              </table:table-cell>
              <table:table-cell office:value-type="float" office:value="2.981">
                <text:p>2.981</text:p>
              </table:table-cell>
              <table:table-cell office:value-type="float" office:value="891.218">
                <text:p>891.218</text:p>
              </table:table-cell>
              <table:table-cell office:value-type="float" office:value="20.399">
                <text:p>20.399</text:p>
              </table:table-cell>
              <table:table-cell office:value-type="float" office:value="2.971">
                <text:p>2.97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05.29">
                <text:p>205.29</text:p>
              </table:table-cell>
              <table:table-cell office:value-type="float" office:value="254.24">
                <text:p>254.24</text:p>
              </table:table-cell>
              <table:table-cell office:value-type="float" office:value="-20.898">
                <text:p>-20.898</text:p>
              </table:table-cell>
              <table:table-cell office:value-type="float" office:value="-0.003">
                <text:p>-0.003</text:p>
              </table:table-cell>
              <table:table-cell office:value-type="float" office:value="20.901">
                <text:p>20.901</text:p>
              </table:table-cell>
              <table:table-cell office:value-type="float" office:value="1.163">
                <text:p>1.163</text:p>
              </table:table-cell>
              <table:table-cell office:value-type="float" office:value="898.815">
                <text:p>898.815</text:p>
              </table:table-cell>
              <table:table-cell office:value-type="float" office:value="20.828">
                <text:p>20.828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05.79">
                <text:p>205.79</text:p>
              </table:table-cell>
              <table:table-cell office:value-type="float" office:value="243.79">
                <text:p>243.79</text:p>
              </table:table-cell>
              <table:table-cell office:value-type="float" office:value="-20.902">
                <text:p>-20.902</text:p>
              </table:table-cell>
              <table:table-cell office:value-type="float" office:value="-0.007">
                <text:p>-0.007</text:p>
              </table:table-cell>
              <table:table-cell office:value-type="float" office:value="20.902">
                <text:p>20.902</text:p>
              </table:table-cell>
              <table:table-cell office:value-type="float" office:value="0.622">
                <text:p>0.622</text:p>
              </table:table-cell>
              <table:table-cell office:value-type="float" office:value="909.307">
                <text:p>909.307</text:p>
              </table:table-cell>
              <table:table-cell office:value-type="float" office:value="21.139">
                <text:p>21.139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06.29">
                <text:p>206.29</text:p>
              </table:table-cell>
              <table:table-cell office:value-type="float" office:value="233.343">
                <text:p>233.343</text:p>
              </table:table-cell>
              <table:table-cell office:value-type="float" office:value="-20.888">
                <text:p>-20.888</text:p>
              </table:table-cell>
              <table:table-cell office:value-type="float" office:value="0.028">
                <text:p>0.028</text:p>
              </table:table-cell>
              <table:table-cell office:value-type="float" office:value="20.888">
                <text:p>20.888</text:p>
              </table:table-cell>
              <table:table-cell office:value-type="float" office:value="1.151">
                <text:p>1.151</text:p>
              </table:table-cell>
              <table:table-cell office:value-type="float" office:value="920.02">
                <text:p>920.02</text:p>
              </table:table-cell>
              <table:table-cell office:value-type="float" office:value="21.715">
                <text:p>21.715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06.79">
                <text:p>206.79</text:p>
              </table:table-cell>
              <table:table-cell office:value-type="float" office:value="222.896">
                <text:p>222.896</text:p>
              </table:table-cell>
              <table:table-cell office:value-type="float" office:value="-20.899">
                <text:p>-20.899</text:p>
              </table:table-cell>
              <table:table-cell office:value-type="float" office:value="-0.022">
                <text:p>-0.022</text:p>
              </table:table-cell>
              <table:table-cell office:value-type="float" office:value="20.899">
                <text:p>20.899</text:p>
              </table:table-cell>
              <table:table-cell office:value-type="float" office:value="0.471">
                <text:p>0.471</text:p>
              </table:table-cell>
              <table:table-cell office:value-type="float" office:value="930.936">
                <text:p>930.936</text:p>
              </table:table-cell>
              <table:table-cell office:value-type="float" office:value="21.949">
                <text:p>21.94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07.29">
                <text:p>207.29</text:p>
              </table:table-cell>
              <table:table-cell office:value-type="float" office:value="212.449">
                <text:p>212.449</text:p>
              </table:table-cell>
              <table:table-cell office:value-type="float" office:value="-20.889">
                <text:p>-20.889</text:p>
              </table:table-cell>
              <table:table-cell office:value-type="float" office:value="0.02">
                <text:p>0.02</text:p>
              </table:table-cell>
              <table:table-cell office:value-type="float" office:value="20.889">
                <text:p>20.889</text:p>
              </table:table-cell>
              <table:table-cell office:value-type="float" office:value="0.245">
                <text:p>0.245</text:p>
              </table:table-cell>
              <table:table-cell office:value-type="float" office:value="941.941">
                <text:p>941.941</text:p>
              </table:table-cell>
              <table:table-cell office:value-type="float" office:value="22.072">
                <text:p>22.072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07.79">
                <text:p>207.79</text:p>
              </table:table-cell>
              <table:table-cell office:value-type="float" office:value="202.005">
                <text:p>202.005</text:p>
              </table:table-cell>
              <table:table-cell office:value-type="float" office:value="-20.889">
                <text:p>-20.889</text:p>
              </table:table-cell>
              <table:table-cell office:value-type="float" office:value="-0.001">
                <text:p>-0.001</text:p>
              </table:table-cell>
              <table:table-cell office:value-type="float" office:value="20.889">
                <text:p>20.889</text:p>
              </table:table-cell>
              <table:table-cell office:value-type="float" office:value="0.092">
                <text:p>0.092</text:p>
              </table:table-cell>
              <table:table-cell office:value-type="float" office:value="952.966">
                <text:p>952.966</text:p>
              </table:table-cell>
              <table:table-cell office:value-type="float" office:value="22.026">
                <text:p>22.026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08.29">
                <text:p>208.29</text:p>
              </table:table-cell>
              <table:table-cell office:value-type="float" office:value="191.578">
                <text:p>191.578</text:p>
              </table:table-cell>
              <table:table-cell office:value-type="float" office:value="-20.819">
                <text:p>-20.819</text:p>
              </table:table-cell>
              <table:table-cell office:value-type="float" office:value="0.14">
                <text:p>0.14</text:p>
              </table:table-cell>
              <table:table-cell office:value-type="float" office:value="20.824">
                <text:p>20.824</text:p>
              </table:table-cell>
              <table:table-cell office:value-type="float" office:value="2.902">
                <text:p>2.902</text:p>
              </table:table-cell>
              <table:table-cell office:value-type="float" office:value="963.616">
                <text:p>963.616</text:p>
              </table:table-cell>
              <table:table-cell office:value-type="float" office:value="20.577">
                <text:p>20.577</text:p>
              </table:table-cell>
              <table:table-cell office:value-type="float" office:value="2.898">
                <text:p>2.89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08.745">
                <text:p>208.745</text:p>
              </table:table-cell>
              <table:table-cell office:value-type="float" office:value="182.08">
                <text:p>182.08</text:p>
              </table:table-cell>
              <table:table-cell office:value-type="float" office:value="-20.904">
                <text:p>-20.904</text:p>
              </table:table-cell>
              <table:table-cell office:value-type="float" office:value="-0.187">
                <text:p>-0.187</text:p>
              </table:table-cell>
              <table:table-cell office:value-type="float" office:value="20.905">
                <text:p>20.905</text:p>
              </table:table-cell>
              <table:table-cell office:value-type="float" office:value="0.715">
                <text:p>0.715</text:p>
              </table:table-cell>
              <table:table-cell office:value-type="float" office:value="973.056">
                <text:p>973.056</text:p>
              </table:table-cell>
              <table:table-cell office:value-type="float" office:value="20.891">
                <text:p>20.89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09.245">
                <text:p>209.245</text:p>
              </table:table-cell>
              <table:table-cell office:value-type="float" office:value="171.646">
                <text:p>171.646</text:p>
              </table:table-cell>
              <table:table-cell office:value-type="float" office:value="-20.829">
                <text:p>-20.829</text:p>
              </table:table-cell>
              <table:table-cell office:value-type="float" office:value="0.15">
                <text:p>0.15</text:p>
              </table:table-cell>
              <table:table-cell office:value-type="float" office:value="20.832">
                <text:p>20.832</text:p>
              </table:table-cell>
              <table:table-cell office:value-type="float" office:value="2.187">
                <text:p>2.187</text:p>
              </table:table-cell>
              <table:table-cell office:value-type="float" office:value="983.774">
                <text:p>983.774</text:p>
              </table:table-cell>
              <table:table-cell office:value-type="float" office:value="21.982">
                <text:p>21.982</text:p>
              </table:table-cell>
              <table:table-cell office:value-type="float" office:value="2.182">
                <text:p>2.18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09.745">
                <text:p>209.745</text:p>
              </table:table-cell>
              <table:table-cell office:value-type="float" office:value="161.216">
                <text:p>161.216</text:p>
              </table:table-cell>
              <table:table-cell office:value-type="float" office:value="-20.891">
                <text:p>-20.891</text:p>
              </table:table-cell>
              <table:table-cell office:value-type="float" office:value="-0.123">
                <text:p>-0.123</text:p>
              </table:table-cell>
              <table:table-cell office:value-type="float" office:value="20.892">
                <text:p>20.892</text:p>
              </table:table-cell>
              <table:table-cell office:value-type="float" office:value="1.151">
                <text:p>1.151</text:p>
              </table:table-cell>
              <table:table-cell office:value-type="float" office:value="994.908">
                <text:p>994.908</text:p>
              </table:table-cell>
              <table:table-cell office:value-type="float" office:value="22.554">
                <text:p>22.554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0.096">
                <text:p>210.096</text:p>
              </table:table-cell>
              <table:table-cell office:value-type="float" office:value="153.913">
                <text:p>153.913</text:p>
              </table:table-cell>
              <table:table-cell office:value-type="float" office:value="-20.805">
                <text:p>-20.805</text:p>
              </table:table-cell>
              <table:table-cell office:value-type="float" office:value="0.246">
                <text:p>0.246</text:p>
              </table:table-cell>
              <table:table-cell office:value-type="float" office:value="20.83">
                <text:p>20.83</text:p>
              </table:table-cell>
              <table:table-cell office:value-type="float" office:value="3.532">
                <text:p>3.532</text:p>
              </table:table-cell>
              <table:table-cell office:value-type="float" office:value="1002.593">
                <text:p>1002.593</text:p>
              </table:table-cell>
              <table:table-cell office:value-type="float" office:value="21.32">
                <text:p>21.32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0.596">
                <text:p>210.596</text:p>
              </table:table-cell>
              <table:table-cell office:value-type="float" office:value="143.495">
                <text:p>143.495</text:p>
              </table:table-cell>
              <table:table-cell office:value-type="float" office:value="-20.868">
                <text:p>-20.868</text:p>
              </table:table-cell>
              <table:table-cell office:value-type="float" office:value="-0.126">
                <text:p>-0.126</text:p>
              </table:table-cell>
              <table:table-cell office:value-type="float" office:value="20.87">
                <text:p>20.87</text:p>
              </table:table-cell>
              <table:table-cell office:value-type="float" office:value="2.204">
                <text:p>2.204</text:p>
              </table:table-cell>
              <table:table-cell office:value-type="float" office:value="1012.977">
                <text:p>1012.977</text:p>
              </table:table-cell>
              <table:table-cell office:value-type="float" office:value="20.22">
                <text:p>20.2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0.858">
                <text:p>210.858</text:p>
              </table:table-cell>
              <table:table-cell office:value-type="float" office:value="138.032">
                <text:p>138.032</text:p>
              </table:table-cell>
              <table:table-cell office:value-type="float" office:value="-20.801">
                <text:p>-20.801</text:p>
              </table:table-cell>
              <table:table-cell office:value-type="float" office:value="0.253">
                <text:p>0.253</text:p>
              </table:table-cell>
              <table:table-cell office:value-type="float" office:value="20.859">
                <text:p>20.859</text:p>
              </table:table-cell>
              <table:table-cell office:value-type="float" office:value="4.052">
                <text:p>4.052</text:p>
              </table:table-cell>
              <table:table-cell office:value-type="float" office:value="1018.418">
                <text:p>1018.418</text:p>
              </table:table-cell>
              <table:table-cell office:value-type="float" office:value="21.28">
                <text:p>21.28</text:p>
              </table:table-cell>
              <table:table-cell office:value-type="float" office:value="4.044">
                <text:p>4.04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1.06">
                <text:p>211.06</text:p>
              </table:table-cell>
              <table:table-cell office:value-type="float" office:value="133.818">
                <text:p>133.818</text:p>
              </table:table-cell>
              <table:table-cell office:value-type="float" office:value="-20.841">
                <text:p>-20.841</text:p>
              </table:table-cell>
              <table:table-cell office:value-type="float" office:value="-0.195">
                <text:p>-0.195</text:p>
              </table:table-cell>
              <table:table-cell office:value-type="float" office:value="20.841">
                <text:p>20.841</text:p>
              </table:table-cell>
              <table:table-cell office:value-type="float" office:value="0.268">
                <text:p>0.268</text:p>
              </table:table-cell>
              <table:table-cell office:value-type="float" office:value="1022.721">
                <text:p>1022.721</text:p>
              </table:table-cell>
              <table:table-cell office:value-type="float" office:value="21.243">
                <text:p>21.243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1.56">
                <text:p>211.56</text:p>
              </table:table-cell>
              <table:table-cell office:value-type="float" office:value="123.39">
                <text:p>123.39</text:p>
              </table:table-cell>
              <table:table-cell office:value-type="float" office:value="-20.871">
                <text:p>-20.871</text:p>
              </table:table-cell>
              <table:table-cell office:value-type="float" office:value="-0.061">
                <text:p>-0.061</text:p>
              </table:table-cell>
              <table:table-cell office:value-type="float" office:value="20.872">
                <text:p>20.872</text:p>
              </table:table-cell>
              <table:table-cell office:value-type="float" office:value="0.772">
                <text:p>0.772</text:p>
              </table:table-cell>
              <table:table-cell office:value-type="float" office:value="1033.246">
                <text:p>1033.246</text:p>
              </table:table-cell>
              <table:table-cell office:value-type="float" office:value="20.858">
                <text:p>20.858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2.06">
                <text:p>212.06</text:p>
              </table:table-cell>
              <table:table-cell office:value-type="float" office:value="112.959">
                <text:p>112.959</text:p>
              </table:table-cell>
              <table:table-cell office:value-type="float" office:value="-20.853">
                <text:p>-20.853</text:p>
              </table:table-cell>
              <table:table-cell office:value-type="float" office:value="0.037">
                <text:p>0.037</text:p>
              </table:table-cell>
              <table:table-cell office:value-type="float" office:value="20.853">
                <text:p>20.853</text:p>
              </table:table-cell>
              <table:table-cell office:value-type="float" office:value="0.455">
                <text:p>0.455</text:p>
              </table:table-cell>
              <table:table-cell office:value-type="float" office:value="1043.731">
                <text:p>1043.731</text:p>
              </table:table-cell>
              <table:table-cell office:value-type="float" office:value="21.085">
                <text:p>21.085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2.56">
                <text:p>212.56</text:p>
              </table:table-cell>
              <table:table-cell office:value-type="float" office:value="102.543">
                <text:p>102.543</text:p>
              </table:table-cell>
              <table:table-cell office:value-type="float" office:value="-20.814">
                <text:p>-20.814</text:p>
              </table:table-cell>
              <table:table-cell office:value-type="float" office:value="0.078">
                <text:p>0.078</text:p>
              </table:table-cell>
              <table:table-cell office:value-type="float" office:value="20.817">
                <text:p>20.817</text:p>
              </table:table-cell>
              <table:table-cell office:value-type="float" office:value="2.43">
                <text:p>2.43</text:p>
              </table:table-cell>
              <table:table-cell office:value-type="float" office:value="1054.577">
                <text:p>1054.577</text:p>
              </table:table-cell>
              <table:table-cell office:value-type="float" office:value="22.299">
                <text:p>22.299</text:p>
              </table:table-cell>
              <table:table-cell office:value-type="float" office:value="2.428">
                <text:p>2.42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2.999">
                <text:p>212.999</text:p>
              </table:table-cell>
              <table:table-cell office:value-type="float" office:value="93.402">
                <text:p>93.402</text:p>
              </table:table-cell>
              <table:table-cell office:value-type="float" office:value="-20.856">
                <text:p>-20.856</text:p>
              </table:table-cell>
              <table:table-cell office:value-type="float" office:value="-0.097">
                <text:p>-0.097</text:p>
              </table:table-cell>
              <table:table-cell office:value-type="float" office:value="20.858">
                <text:p>20.858</text:p>
              </table:table-cell>
              <table:table-cell office:value-type="float" office:value="1.31">
                <text:p>1.31</text:p>
              </table:table-cell>
              <table:table-cell office:value-type="float" office:value="1064.235">
                <text:p>1064.235</text:p>
              </table:table-cell>
              <table:table-cell office:value-type="float" office:value="21.726">
                <text:p>21.726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3.499">
                <text:p>213.499</text:p>
              </table:table-cell>
              <table:table-cell office:value-type="float" office:value="82.982">
                <text:p>82.982</text:p>
              </table:table-cell>
              <table:table-cell office:value-type="float" office:value="-20.822">
                <text:p>-20.822</text:p>
              </table:table-cell>
              <table:table-cell office:value-type="float" office:value="0.068">
                <text:p>0.068</text:p>
              </table:table-cell>
              <table:table-cell office:value-type="float" office:value="20.824">
                <text:p>20.824</text:p>
              </table:table-cell>
              <table:table-cell office:value-type="float" office:value="1.828">
                <text:p>1.828</text:p>
              </table:table-cell>
              <table:table-cell office:value-type="float" office:value="1074.869">
                <text:p>1074.869</text:p>
              </table:table-cell>
              <table:table-cell office:value-type="float" office:value="20.812">
                <text:p>20.812</text:p>
              </table:table-cell>
              <table:table-cell office:value-type="float" office:value="1.827">
                <text:p>1.82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3.999">
                <text:p>213.999</text:p>
              </table:table-cell>
              <table:table-cell office:value-type="float" office:value="72.563">
                <text:p>72.563</text:p>
              </table:table-cell>
              <table:table-cell office:value-type="float" office:value="-20.857">
                <text:p>-20.857</text:p>
              </table:table-cell>
              <table:table-cell office:value-type="float" office:value="-0.071">
                <text:p>-0.071</text:p>
              </table:table-cell>
              <table:table-cell office:value-type="float" office:value="20.858">
                <text:p>20.858</text:p>
              </table:table-cell>
              <table:table-cell office:value-type="float" office:value="0.685">
                <text:p>0.685</text:p>
              </table:table-cell>
              <table:table-cell office:value-type="float" office:value="1085.19">
                <text:p>1085.19</text:p>
              </table:table-cell>
              <table:table-cell office:value-type="float" office:value="20.472">
                <text:p>20.472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4.499">
                <text:p>214.499</text:p>
              </table:table-cell>
              <table:table-cell office:value-type="float" office:value="62.148">
                <text:p>62.148</text:p>
              </table:table-cell>
              <table:table-cell office:value-type="float" office:value="-20.799">
                <text:p>-20.799</text:p>
              </table:table-cell>
              <table:table-cell office:value-type="float" office:value="0.116">
                <text:p>0.116</text:p>
              </table:table-cell>
              <table:table-cell office:value-type="float" office:value="20.802">
                <text:p>20.802</text:p>
              </table:table-cell>
              <table:table-cell office:value-type="float" office:value="2.2">
                <text:p>2.2</text:p>
              </table:table-cell>
              <table:table-cell office:value-type="float" office:value="1095.152">
                <text:p>1095.152</text:p>
              </table:table-cell>
              <table:table-cell office:value-type="float" office:value="19.373">
                <text:p>19.373</text:p>
              </table:table-cell>
              <table:table-cell office:value-type="float" office:value="2.197">
                <text:p>2.19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4.847">
                <text:p>214.847</text:p>
              </table:table-cell>
              <table:table-cell office:value-type="float" office:value="54.896">
                <text:p>54.896</text:p>
              </table:table-cell>
              <table:table-cell office:value-type="float" office:value="-20.81">
                <text:p>-20.81</text:p>
              </table:table-cell>
              <table:table-cell office:value-type="float" office:value="-0.029">
                <text:p>-0.029</text:p>
              </table:table-cell>
              <table:table-cell office:value-type="float" office:value="20.823">
                <text:p>20.823</text:p>
              </table:table-cell>
              <table:table-cell office:value-type="float" office:value="2.507">
                <text:p>2.507</text:p>
              </table:table-cell>
              <table:table-cell office:value-type="float" office:value="1102.057">
                <text:p>1102.057</text:p>
              </table:table-cell>
              <table:table-cell office:value-type="float" office:value="20.247">
                <text:p>20.247</text:p>
              </table:table-cell>
              <table:table-cell office:value-type="float" office:value="2.507">
                <text:p>2.50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5.135">
                <text:p>215.135</text:p>
              </table:table-cell>
              <table:table-cell office:value-type="float" office:value="48.908">
                <text:p>48.908</text:p>
              </table:table-cell>
              <table:table-cell office:value-type="float" office:value="-20.825">
                <text:p>-20.825</text:p>
              </table:table-cell>
              <table:table-cell office:value-type="float" office:value="-0.055">
                <text:p>-0.055</text:p>
              </table:table-cell>
              <table:table-cell office:value-type="float" office:value="20.832">
                <text:p>20.832</text:p>
              </table:table-cell>
              <table:table-cell office:value-type="float" office:value="1.47">
                <text:p>1.47</text:p>
              </table:table-cell>
              <table:table-cell office:value-type="float" office:value="1107.821">
                <text:p>1107.821</text:p>
              </table:table-cell>
              <table:table-cell office:value-type="float" office:value="19.825">
                <text:p>19.825</text:p>
              </table:table-cell>
              <table:table-cell office:value-type="float" office:value="1.468">
                <text:p>1.46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5.462">
                <text:p>215.462</text:p>
              </table:table-cell>
              <table:table-cell office:value-type="float" office:value="42.091">
                <text:p>42.091</text:p>
              </table:table-cell>
              <table:table-cell office:value-type="float" office:value="-20.826">
                <text:p>-20.826</text:p>
              </table:table-cell>
              <table:table-cell office:value-type="float" office:value="-0.003">
                <text:p>-0.003</text:p>
              </table:table-cell>
              <table:table-cell office:value-type="float" office:value="20.831">
                <text:p>20.831</text:p>
              </table:table-cell>
              <table:table-cell office:value-type="float" office:value="1.414">
                <text:p>1.414</text:p>
              </table:table-cell>
              <table:table-cell office:value-type="float" office:value="1114.386">
                <text:p>1114.386</text:p>
              </table:table-cell>
              <table:table-cell office:value-type="float" office:value="20.288">
                <text:p>20.288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5.962">
                <text:p>215.962</text:p>
              </table:table-cell>
              <table:table-cell office:value-type="float" office:value="31.687">
                <text:p>31.687</text:p>
              </table:table-cell>
              <table:table-cell office:value-type="float" office:value="-20.789">
                <text:p>-20.789</text:p>
              </table:table-cell>
              <table:table-cell office:value-type="float" office:value="0.075">
                <text:p>0.075</text:p>
              </table:table-cell>
              <table:table-cell office:value-type="float" office:value="20.792">
                <text:p>20.792</text:p>
              </table:table-cell>
              <table:table-cell office:value-type="float" office:value="2.536">
                <text:p>2.536</text:p>
              </table:table-cell>
              <table:table-cell office:value-type="float" office:value="1124.846">
                <text:p>1124.846</text:p>
              </table:table-cell>
              <table:table-cell office:value-type="float" office:value="21.555">
                <text:p>21.555</text:p>
              </table:table-cell>
              <table:table-cell office:value-type="float" office:value="2.535">
                <text:p>2.53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6.376">
                <text:p>216.376</text:p>
              </table:table-cell>
              <table:table-cell office:value-type="float" office:value="23.131">
                <text:p>23.131</text:p>
              </table:table-cell>
              <table:table-cell office:value-type="float" office:value="-20.584">
                <text:p>-20.584</text:p>
              </table:table-cell>
              <table:table-cell office:value-type="float" office:value="0.496">
                <text:p>0.496</text:p>
              </table:table-cell>
              <table:table-cell office:value-type="float" office:value="20.635">
                <text:p>20.635</text:p>
              </table:table-cell>
              <table:table-cell office:value-type="float" office:value="6.497">
                <text:p>6.497</text:p>
              </table:table-cell>
              <table:table-cell office:value-type="float" office:value="1134.316">
                <text:p>1134.316</text:p>
              </table:table-cell>
              <table:table-cell office:value-type="float" office:value="24.235">
                <text:p>24.235</text:p>
              </table:table-cell>
              <table:table-cell office:value-type="float" office:value="6.479">
                <text:p>6.47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6.515">
                <text:p>216.515</text:p>
              </table:table-cell>
              <table:table-cell office:value-type="float" office:value="20.263">
                <text:p>20.263</text:p>
              </table:table-cell>
              <table:table-cell office:value-type="float" office:value="-20.665">
                <text:p>-20.665</text:p>
              </table:table-cell>
              <table:table-cell office:value-type="float" office:value="-0.586">
                <text:p>-0.586</text:p>
              </table:table-cell>
              <table:table-cell office:value-type="float" office:value="20.731">
                <text:p>20.731</text:p>
              </table:table-cell>
              <table:table-cell office:value-type="float" office:value="3.274">
                <text:p>3.274</text:p>
              </table:table-cell>
              <table:table-cell office:value-type="float" office:value="1137.654">
                <text:p>1137.654</text:p>
              </table:table-cell>
              <table:table-cell office:value-type="float" office:value="23.787">
                <text:p>23.787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6.625">
                <text:p>216.625</text:p>
              </table:table-cell>
              <table:table-cell office:value-type="float" office:value="17.993">
                <text:p>17.993</text:p>
              </table:table-cell>
              <table:table-cell office:value-type="float" office:value="-20.718">
                <text:p>-20.718</text:p>
              </table:table-cell>
              <table:table-cell office:value-type="float" office:value="-0.484">
                <text:p>-0.484</text:p>
              </table:table-cell>
              <table:table-cell office:value-type="float" office:value="20.724">
                <text:p>20.724</text:p>
              </table:table-cell>
              <table:table-cell office:value-type="float" office:value="1.051">
                <text:p>1.051</text:p>
              </table:table-cell>
              <table:table-cell office:value-type="float" office:value="1140.271">
                <text:p>1140.271</text:p>
              </table:table-cell>
              <table:table-cell office:value-type="float" office:value="23.889">
                <text:p>23.889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7.125">
                <text:p>217.125</text:p>
              </table:table-cell>
              <table:table-cell office:value-type="float" office:value="7.595">
                <text:p>7.595</text:p>
              </table:table-cell>
              <table:table-cell office:value-type="float" office:value="-20.87">
                <text:p>-20.87</text:p>
              </table:table-cell>
              <table:table-cell office:value-type="float" office:value="-0.304">
                <text:p>-0.304</text:p>
              </table:table-cell>
              <table:table-cell office:value-type="float" office:value="20.871">
                <text:p>20.871</text:p>
              </table:table-cell>
              <table:table-cell office:value-type="float" office:value="1.376">
                <text:p>1.376</text:p>
              </table:table-cell>
              <table:table-cell office:value-type="float" office:value="1152.383">
                <text:p>1152.383</text:p>
              </table:table-cell>
              <table:table-cell office:value-type="float" office:value="24.561">
                <text:p>24.561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7.489">
                <text:p>217.489</text:p>
              </table:table-cell>
              <table:table-cell office:value-type="float" office:value="0">
                <text:p>0</text:p>
              </table:table-cell>
              <table:table-cell office:value-type="float" office:value="-20.812">
                <text:p>-20.812</text:p>
              </table:table-cell>
              <table:table-cell office:value-type="float" office:value="0.159">
                <text:p>0.159</text:p>
              </table:table-cell>
              <table:table-cell office:value-type="float" office:value="20.814">
                <text:p>20.814</text:p>
              </table:table-cell>
              <table:table-cell office:value-type="float" office:value="0.929">
                <text:p>0.929</text:p>
              </table:table-cell>
              <table:table-cell office:value-type="float" office:value="1161.273">
                <text:p>1161.273</text:p>
              </table:table-cell>
              <table:table-cell office:value-type="float" office:value="24.227">
                <text:p>24.227</text:p>
              </table:table-cell>
              <table:table-cell office:value-type="float" office:value="0.915">
                <text:p>0.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